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70DD954D.svm" manifest:media-type=""/>
  <manifest:file-entry manifest:full-path="Object 2/Pictures/2000000A000000DD000000DDF1F7E11A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2cm" table:style-name="ta1">
        <table:shapes>
          <draw:frame draw:z-index="0" draw:style-name="gr1" draw:text-style-name="P1" svg:width="15.997cm" svg:height="9.004cm" svg:x="12.86cm" svg:y="1.089cm">
            <draw:object draw:notify-on-update-of-ranges="12cm.A1:12cm.A1002 12cm.B1:12cm.B1002 12cm.D2:12cm.D1002 12cm.C2:12cm.C10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23913133144379" calcext:value-type="float">
            <text:p>-1.2391313314</text:p>
          </table:table-cell>
          <table:table-cell/>
          <table:table-cell office:value-type="string" calcext:value-type="string">
            <text:p>Free fall</text:p>
          </table:table-cell>
        </table:table-row>
        <table:table-row table:style-name="ro1">
          <table:table-cell table:formula="of:=[.A1]+0.01" office:value-type="float" office:value="0.01" calcext:value-type="float">
            <text:p>0.01</text:p>
          </table:table-cell>
          <table:table-cell office:value-type="float" office:value="-1.24001586437225" calcext:value-type="float">
            <text:p>-1.2400158644</text:p>
          </table:table-cell>
          <table:table-cell office:value-type="float" office:value="0" calcext:value-type="float">
            <text:p>0</text:p>
          </table:table-cell>
          <table:table-cell office:value-type="float" office:value="1.47614228725433" calcext:value-type="float">
            <text:p>1.4761422873</text:p>
          </table:table-cell>
        </table:table-row>
        <table:table-row table:style-name="ro1">
          <table:table-cell table:formula="of:=[.A2]+0.01" office:value-type="float" office:value="0.02" calcext:value-type="float">
            <text:p>0.02</text:p>
          </table:table-cell>
          <table:table-cell office:value-type="float" office:value="-1.24386382102966" calcext:value-type="float">
            <text:p>-1.243863821</text:p>
          </table:table-cell>
          <table:table-cell table:formula="of:=[.C2]+0.01+2.2+0.1" office:value-type="float" office:value="2.31" calcext:value-type="float">
            <text:p>2.31</text:p>
          </table:table-cell>
          <table:table-cell office:value-type="float" office:value="1.48404443264008" calcext:value-type="float">
            <text:p>1.4840444326</text:p>
          </table:table-cell>
        </table:table-row>
        <table:table-row table:style-name="ro1">
          <table:table-cell table:formula="of:=[.A3]+0.01" office:value-type="float" office:value="0.03" calcext:value-type="float">
            <text:p>0.03</text:p>
          </table:table-cell>
          <table:table-cell office:value-type="float" office:value="-1.24734616279602" calcext:value-type="float">
            <text:p>-1.2473461628</text:p>
          </table:table-cell>
          <table:table-cell table:formula="of:=[.C3]+0.01" office:value-type="float" office:value="2.32" calcext:value-type="float">
            <text:p>2.32</text:p>
          </table:table-cell>
          <table:table-cell office:value-type="float" office:value="1.49361300468445" calcext:value-type="float">
            <text:p>1.4936130047</text:p>
          </table:table-cell>
        </table:table-row>
        <table:table-row table:style-name="ro1">
          <table:table-cell table:formula="of:=[.A4]+0.01" office:value-type="float" office:value="0.04" calcext:value-type="float">
            <text:p>0.04</text:p>
          </table:table-cell>
          <table:table-cell office:value-type="float" office:value="-1.25083529949188" calcext:value-type="float">
            <text:p>-1.2508352995</text:p>
          </table:table-cell>
          <table:table-cell table:formula="of:=[.C4]+0.01" office:value-type="float" office:value="2.33" calcext:value-type="float">
            <text:p>2.33</text:p>
          </table:table-cell>
          <table:table-cell office:value-type="float" office:value="1.49844121932983" calcext:value-type="float">
            <text:p>1.4984412193</text:p>
          </table:table-cell>
        </table:table-row>
        <table:table-row table:style-name="ro1">
          <table:table-cell table:formula="of:=[.A5]+0.01" office:value-type="float" office:value="0.05" calcext:value-type="float">
            <text:p>0.05</text:p>
          </table:table-cell>
          <table:table-cell office:value-type="float" office:value="-1.2517009973526" calcext:value-type="float">
            <text:p>-1.2517009974</text:p>
          </table:table-cell>
          <table:table-cell table:formula="of:=[.C5]+0.01" office:value-type="float" office:value="2.34" calcext:value-type="float">
            <text:p>2.34</text:p>
          </table:table-cell>
          <table:table-cell office:value-type="float" office:value="1.50295329093933" calcext:value-type="float">
            <text:p>1.5029532909</text:p>
          </table:table-cell>
        </table:table-row>
        <table:table-row table:style-name="ro1">
          <table:table-cell table:formula="of:=[.A6]+0.01" office:value-type="float" office:value="0.06" calcext:value-type="float">
            <text:p>0.06</text:p>
          </table:table-cell>
          <table:table-cell office:value-type="float" office:value="-1.25119912624359" calcext:value-type="float">
            <text:p>-1.2511991262</text:p>
          </table:table-cell>
          <table:table-cell table:formula="of:=[.C6]+0.01" office:value-type="float" office:value="2.35" calcext:value-type="float">
            <text:p>2.35</text:p>
          </table:table-cell>
          <table:table-cell office:value-type="float" office:value="1.50508856773376" calcext:value-type="float">
            <text:p>1.5050885677</text:p>
          </table:table-cell>
        </table:table-row>
        <table:table-row table:style-name="ro1">
          <table:table-cell table:formula="of:=[.A7]+0.01" office:value-type="float" office:value="0.07" calcext:value-type="float">
            <text:p>0.07</text:p>
          </table:table-cell>
          <table:table-cell office:value-type="float" office:value="-1.24894893169403" calcext:value-type="float">
            <text:p>-1.2489489317</text:p>
          </table:table-cell>
          <table:table-cell table:formula="of:=[.C7]+0.01" office:value-type="float" office:value="2.36" calcext:value-type="float">
            <text:p>2.36</text:p>
          </table:table-cell>
          <table:table-cell office:value-type="float" office:value="1.50664782524109" calcext:value-type="float">
            <text:p>1.5066478252</text:p>
          </table:table-cell>
        </table:table-row>
        <table:table-row table:style-name="ro1">
          <table:table-cell table:formula="of:=[.A8]+0.01" office:value-type="float" office:value="0.08" calcext:value-type="float">
            <text:p>0.08</text:p>
          </table:table-cell>
          <table:table-cell office:value-type="float" office:value="-1.24395525455475" calcext:value-type="float">
            <text:p>-1.2439552546</text:p>
          </table:table-cell>
          <table:table-cell table:formula="of:=[.C8]+0.01" office:value-type="float" office:value="2.37" calcext:value-type="float">
            <text:p>2.37</text:p>
          </table:table-cell>
          <table:table-cell office:value-type="float" office:value="1.50830256938934" calcext:value-type="float">
            <text:p>1.5083025694</text:p>
          </table:table-cell>
        </table:table-row>
        <table:table-row table:style-name="ro1">
          <table:table-cell table:formula="of:=[.A9]+0.01" office:value-type="float" office:value="0.09" calcext:value-type="float">
            <text:p>0.09</text:p>
          </table:table-cell>
          <table:table-cell office:value-type="float" office:value="-1.24098062515259" calcext:value-type="float">
            <text:p>-1.2409806252</text:p>
          </table:table-cell>
          <table:table-cell table:formula="of:=[.C9]+0.01" office:value-type="float" office:value="2.38" calcext:value-type="float">
            <text:p>2.38</text:p>
          </table:table-cell>
          <table:table-cell office:value-type="float" office:value="1.51478469371796" calcext:value-type="float">
            <text:p>1.5147846937</text:p>
          </table:table-cell>
        </table:table-row>
        <table:table-row table:style-name="ro1">
          <table:table-cell table:formula="of:=[.A10]+0.01" office:value-type="float" office:value="0.1" calcext:value-type="float">
            <text:p>0.1</text:p>
          </table:table-cell>
          <table:table-cell office:value-type="float" office:value="-1.23860692977905" calcext:value-type="float">
            <text:p>-1.2386069298</text:p>
          </table:table-cell>
          <table:table-cell table:formula="of:=[.C10]+0.01" office:value-type="float" office:value="2.39" calcext:value-type="float">
            <text:p>2.39</text:p>
          </table:table-cell>
          <table:table-cell office:value-type="float" office:value="1.52422344684601" calcext:value-type="float">
            <text:p>1.5242234468</text:p>
          </table:table-cell>
        </table:table-row>
        <table:table-row table:style-name="ro1">
          <table:table-cell table:formula="of:=[.A11]+0.01" office:value-type="float" office:value="0.11" calcext:value-type="float">
            <text:p>0.11</text:p>
          </table:table-cell>
          <table:table-cell office:value-type="float" office:value="-1.23902583122253" calcext:value-type="float">
            <text:p>-1.2390258312</text:p>
          </table:table-cell>
          <table:table-cell table:formula="of:=[.C11]+0.01" office:value-type="float" office:value="2.4" calcext:value-type="float">
            <text:p>2.4</text:p>
          </table:table-cell>
          <table:table-cell office:value-type="float" office:value="1.53705060482025" calcext:value-type="float">
            <text:p>1.5370506048</text:p>
          </table:table-cell>
        </table:table-row>
        <table:table-row table:style-name="ro1">
          <table:table-cell table:formula="of:=[.A12]+0.01" office:value-type="float" office:value="0.12" calcext:value-type="float">
            <text:p>0.12</text:p>
          </table:table-cell>
          <table:table-cell office:value-type="float" office:value="-1.24247908592224" calcext:value-type="float">
            <text:p>-1.2424790859</text:p>
          </table:table-cell>
          <table:table-cell table:formula="of:=[.C12]+0.01" office:value-type="float" office:value="2.41" calcext:value-type="float">
            <text:p>2.41</text:p>
          </table:table-cell>
          <table:table-cell office:value-type="float" office:value="1.54514598846436" calcext:value-type="float">
            <text:p>1.5451459885</text:p>
          </table:table-cell>
        </table:table-row>
        <table:table-row table:style-name="ro1">
          <table:table-cell table:formula="of:=[.A13]+0.01" office:value-type="float" office:value="0.13" calcext:value-type="float">
            <text:p>0.13</text:p>
          </table:table-cell>
          <table:table-cell office:value-type="float" office:value="-1.24600768089294" calcext:value-type="float">
            <text:p>-1.2460076809</text:p>
          </table:table-cell>
          <table:table-cell table:formula="of:=[.C13]+0.01" office:value-type="float" office:value="2.42" calcext:value-type="float">
            <text:p>2.42</text:p>
          </table:table-cell>
          <table:table-cell office:value-type="float" office:value="1.55249893665314" calcext:value-type="float">
            <text:p>1.5524989367</text:p>
          </table:table-cell>
        </table:table-row>
        <table:table-row table:style-name="ro1">
          <table:table-cell table:formula="of:=[.A14]+0.01" office:value-type="float" office:value="0.14" calcext:value-type="float">
            <text:p>0.14</text:p>
          </table:table-cell>
          <table:table-cell office:value-type="float" office:value="-1.25011873245239" calcext:value-type="float">
            <text:p>-1.2501187325</text:p>
          </table:table-cell>
          <table:table-cell table:formula="of:=[.C14]+0.01" office:value-type="float" office:value="2.43" calcext:value-type="float">
            <text:p>2.43</text:p>
          </table:table-cell>
          <table:table-cell office:value-type="float" office:value="1.55625236034393" calcext:value-type="float">
            <text:p>1.5562523603</text:p>
          </table:table-cell>
        </table:table-row>
        <table:table-row table:style-name="ro1">
          <table:table-cell table:formula="of:=[.A15]+0.01" office:value-type="float" office:value="0.15" calcext:value-type="float">
            <text:p>0.15</text:p>
          </table:table-cell>
          <table:table-cell office:value-type="float" office:value="-1.2527951002121" calcext:value-type="float">
            <text:p>-1.2527951002</text:p>
          </table:table-cell>
          <table:table-cell table:formula="of:=[.C15]+0.01" office:value-type="float" office:value="2.44" calcext:value-type="float">
            <text:p>2.44</text:p>
          </table:table-cell>
          <table:table-cell office:value-type="float" office:value="1.55804300308228" calcext:value-type="float">
            <text:p>1.5580430031</text:p>
          </table:table-cell>
        </table:table-row>
        <table:table-row table:style-name="ro1">
          <table:table-cell table:formula="of:=[.A16]+0.01" office:value-type="float" office:value="0.16" calcext:value-type="float">
            <text:p>0.16</text:p>
          </table:table-cell>
          <table:table-cell office:value-type="float" office:value="-1.25212931632996" calcext:value-type="float">
            <text:p>-1.2521293163</text:p>
          </table:table-cell>
          <table:table-cell table:formula="of:=[.C16]+0.01" office:value-type="float" office:value="2.45" calcext:value-type="float">
            <text:p>2.45</text:p>
          </table:table-cell>
          <table:table-cell office:value-type="float" office:value="1.55730521678925" calcext:value-type="float">
            <text:p>1.5573052168</text:p>
          </table:table-cell>
        </table:table-row>
        <table:table-row table:style-name="ro1">
          <table:table-cell table:formula="of:=[.A17]+0.01" office:value-type="float" office:value="0.17" calcext:value-type="float">
            <text:p>0.17</text:p>
          </table:table-cell>
          <table:table-cell office:value-type="float" office:value="-1.24978625774384" calcext:value-type="float">
            <text:p>-1.2497862577</text:p>
          </table:table-cell>
          <table:table-cell table:formula="of:=[.C17]+0.01" office:value-type="float" office:value="2.46" calcext:value-type="float">
            <text:p>2.46</text:p>
          </table:table-cell>
          <table:table-cell office:value-type="float" office:value="1.55757772922516" calcext:value-type="float">
            <text:p>1.5575777292</text:p>
          </table:table-cell>
        </table:table-row>
        <table:table-row table:style-name="ro1">
          <table:table-cell table:formula="of:=[.A18]+0.01" office:value-type="float" office:value="0.18" calcext:value-type="float">
            <text:p>0.18</text:p>
          </table:table-cell>
          <table:table-cell office:value-type="float" office:value="-1.24458014965057" calcext:value-type="float">
            <text:p>-1.2445801497</text:p>
          </table:table-cell>
          <table:table-cell table:formula="of:=[.C18]+0.01" office:value-type="float" office:value="2.47" calcext:value-type="float">
            <text:p>2.47</text:p>
          </table:table-cell>
          <table:table-cell office:value-type="float" office:value="1.55994820594788" calcext:value-type="float">
            <text:p>1.5599482059</text:p>
          </table:table-cell>
        </table:table-row>
        <table:table-row table:style-name="ro1">
          <table:table-cell table:formula="of:=[.A19]+0.01" office:value-type="float" office:value="0.19" calcext:value-type="float">
            <text:p>0.19</text:p>
          </table:table-cell>
          <table:table-cell office:value-type="float" office:value="-1.24073004722595" calcext:value-type="float">
            <text:p>-1.2407300472</text:p>
          </table:table-cell>
          <table:table-cell table:formula="of:=[.C19]+0.01" office:value-type="float" office:value="2.48" calcext:value-type="float">
            <text:p>2.48</text:p>
          </table:table-cell>
          <table:table-cell office:value-type="float" office:value="1.56672286987305" calcext:value-type="float">
            <text:p>1.5667228699</text:p>
          </table:table-cell>
        </table:table-row>
        <table:table-row table:style-name="ro1">
          <table:table-cell table:formula="of:=[.A20]+0.01" office:value-type="float" office:value="0.2" calcext:value-type="float">
            <text:p>0.2</text:p>
          </table:table-cell>
          <table:table-cell office:value-type="float" office:value="-1.2381694316864" calcext:value-type="float">
            <text:p>-1.2381694317</text:p>
          </table:table-cell>
          <table:table-cell table:formula="of:=[.C20]+0.01" office:value-type="float" office:value="2.49" calcext:value-type="float">
            <text:p>2.49</text:p>
          </table:table-cell>
          <table:table-cell office:value-type="float" office:value="1.5723112821579" calcext:value-type="float">
            <text:p>1.5723112822</text:p>
          </table:table-cell>
        </table:table-row>
        <table:table-row table:style-name="ro1">
          <table:table-cell table:formula="of:=[.A21]+0.01" office:value-type="float" office:value="0.21" calcext:value-type="float">
            <text:p>0.21</text:p>
          </table:table-cell>
          <table:table-cell office:value-type="float" office:value="-1.23796236515045" calcext:value-type="float">
            <text:p>-1.2379623652</text:p>
          </table:table-cell>
          <table:table-cell table:formula="of:=[.C21]+0.01" office:value-type="float" office:value="2.5" calcext:value-type="float">
            <text:p>2.5</text:p>
          </table:table-cell>
          <table:table-cell office:value-type="float" office:value="1.5795773267746" calcext:value-type="float">
            <text:p>1.5795773268</text:p>
          </table:table-cell>
        </table:table-row>
        <table:table-row table:style-name="ro1">
          <table:table-cell table:formula="of:=[.A22]+0.01" office:value-type="float" office:value="0.22" calcext:value-type="float">
            <text:p>0.22</text:p>
          </table:table-cell>
          <table:table-cell office:value-type="float" office:value="-1.23984456062317" calcext:value-type="float">
            <text:p>-1.2398445606</text:p>
          </table:table-cell>
          <table:table-cell table:formula="of:=[.C22]+0.01" office:value-type="float" office:value="2.51" calcext:value-type="float">
            <text:p>2.51</text:p>
          </table:table-cell>
          <table:table-cell office:value-type="float" office:value="1.5809406042099" calcext:value-type="float">
            <text:p>1.5809406042</text:p>
          </table:table-cell>
        </table:table-row>
        <table:table-row table:style-name="ro1">
          <table:table-cell table:formula="of:=[.A23]+0.01" office:value-type="float" office:value="0.23" calcext:value-type="float">
            <text:p>0.23</text:p>
          </table:table-cell>
          <table:table-cell office:value-type="float" office:value="-1.24187016487122" calcext:value-type="float">
            <text:p>-1.2418701649</text:p>
          </table:table-cell>
          <table:table-cell table:formula="of:=[.C23]+0.01" office:value-type="float" office:value="2.52" calcext:value-type="float">
            <text:p>2.52</text:p>
          </table:table-cell>
          <table:table-cell office:value-type="float" office:value="1.57590353488922" calcext:value-type="float">
            <text:p>1.5759035349</text:p>
          </table:table-cell>
        </table:table-row>
        <table:table-row table:style-name="ro1">
          <table:table-cell table:formula="of:=[.A24]+0.01" office:value-type="float" office:value="0.24" calcext:value-type="float">
            <text:p>0.24</text:p>
          </table:table-cell>
          <table:table-cell office:value-type="float" office:value="-1.24631953239441" calcext:value-type="float">
            <text:p>-1.2463195324</text:p>
          </table:table-cell>
          <table:table-cell table:formula="of:=[.C24]+0.01" office:value-type="float" office:value="2.53" calcext:value-type="float">
            <text:p>2.53</text:p>
          </table:table-cell>
          <table:table-cell office:value-type="float" office:value="1.56848692893982" calcext:value-type="float">
            <text:p>1.5684869289</text:p>
          </table:table-cell>
        </table:table-row>
        <table:table-row table:style-name="ro1">
          <table:table-cell table:formula="of:=[.A25]+0.01" office:value-type="float" office:value="0.25" calcext:value-type="float">
            <text:p>0.25</text:p>
          </table:table-cell>
          <table:table-cell office:value-type="float" office:value="-1.24846005439758" calcext:value-type="float">
            <text:p>-1.2484600544</text:p>
          </table:table-cell>
          <table:table-cell table:formula="of:=[.C25]+0.01" office:value-type="float" office:value="2.54" calcext:value-type="float">
            <text:p>2.54</text:p>
          </table:table-cell>
          <table:table-cell office:value-type="float" office:value="1.5581362247467" calcext:value-type="float">
            <text:p>1.5581362247</text:p>
          </table:table-cell>
        </table:table-row>
        <table:table-row table:style-name="ro1">
          <table:table-cell table:formula="of:=[.A26]+0.01" office:value-type="float" office:value="0.26" calcext:value-type="float">
            <text:p>0.26</text:p>
          </table:table-cell>
          <table:table-cell office:value-type="float" office:value="-1.2492311000824" calcext:value-type="float">
            <text:p>-1.2492311001</text:p>
          </table:table-cell>
          <table:table-cell table:formula="of:=[.C26]+0.01" office:value-type="float" office:value="2.54999999999999" calcext:value-type="float">
            <text:p>2.55</text:p>
          </table:table-cell>
          <table:table-cell office:value-type="float" office:value="1.55155563354492" calcext:value-type="float">
            <text:p>1.5515556335</text:p>
          </table:table-cell>
        </table:table-row>
        <table:table-row table:style-name="ro1">
          <table:table-cell table:formula="of:=[.A27]+0.01" office:value-type="float" office:value="0.27" calcext:value-type="float">
            <text:p>0.27</text:p>
          </table:table-cell>
          <table:table-cell office:value-type="float" office:value="-1.24770081043243" calcext:value-type="float">
            <text:p>-1.2477008104</text:p>
          </table:table-cell>
          <table:table-cell table:formula="of:=[.C27]+0.01" office:value-type="float" office:value="2.55999999999999" calcext:value-type="float">
            <text:p>2.56</text:p>
          </table:table-cell>
          <table:table-cell office:value-type="float" office:value="1.54151844978333" calcext:value-type="float">
            <text:p>1.5415184498</text:p>
          </table:table-cell>
        </table:table-row>
        <table:table-row table:style-name="ro1">
          <table:table-cell table:formula="of:=[.A28]+0.01" office:value-type="float" office:value="0.28" calcext:value-type="float">
            <text:p>0.28</text:p>
          </table:table-cell>
          <table:table-cell office:value-type="float" office:value="-1.24489617347717" calcext:value-type="float">
            <text:p>-1.2448961735</text:p>
          </table:table-cell>
          <table:table-cell table:formula="of:=[.C28]+0.01" office:value-type="float" office:value="2.56999999999999" calcext:value-type="float">
            <text:p>2.57</text:p>
          </table:table-cell>
          <table:table-cell office:value-type="float" office:value="1.53570806980133" calcext:value-type="float">
            <text:p>1.5357080698</text:p>
          </table:table-cell>
        </table:table-row>
        <table:table-row table:style-name="ro1">
          <table:table-cell table:formula="of:=[.A29]+0.01" office:value-type="float" office:value="0.29" calcext:value-type="float">
            <text:p>0.29</text:p>
          </table:table-cell>
          <table:table-cell office:value-type="float" office:value="-1.2418737411499" calcext:value-type="float">
            <text:p>-1.2418737411</text:p>
          </table:table-cell>
          <table:table-cell table:formula="of:=[.C29]+0.01" office:value-type="float" office:value="2.57999999999999" calcext:value-type="float">
            <text:p>2.58</text:p>
          </table:table-cell>
          <table:table-cell office:value-type="float" office:value="1.52718925476074" calcext:value-type="float">
            <text:p>1.5271892548</text:p>
          </table:table-cell>
        </table:table-row>
        <table:table-row table:style-name="ro1">
          <table:table-cell table:formula="of:=[.A30]+0.01" office:value-type="float" office:value="0.3" calcext:value-type="float">
            <text:p>0.3</text:p>
          </table:table-cell>
          <table:table-cell office:value-type="float" office:value="-1.23895931243896" calcext:value-type="float">
            <text:p>-1.2389593124</text:p>
          </table:table-cell>
          <table:table-cell table:formula="of:=[.C30]+0.01" office:value-type="float" office:value="2.58999999999999" calcext:value-type="float">
            <text:p>2.59</text:p>
          </table:table-cell>
          <table:table-cell office:value-type="float" office:value="1.52267730236053" calcext:value-type="float">
            <text:p>1.5226773024</text:p>
          </table:table-cell>
        </table:table-row>
        <table:table-row table:style-name="ro1">
          <table:table-cell table:formula="of:=[.A31]+0.01" office:value-type="float" office:value="0.31" calcext:value-type="float">
            <text:p>0.31</text:p>
          </table:table-cell>
          <table:table-cell office:value-type="float" office:value="-1.23798179626465" calcext:value-type="float">
            <text:p>-1.2379817963</text:p>
          </table:table-cell>
          <table:table-cell table:formula="of:=[.C31]+0.01" office:value-type="float" office:value="2.59999999999999" calcext:value-type="float">
            <text:p>2.6</text:p>
          </table:table-cell>
          <table:table-cell office:value-type="float" office:value="1.51307427883148" calcext:value-type="float">
            <text:p>1.5130742788</text:p>
          </table:table-cell>
        </table:table-row>
        <table:table-row table:style-name="ro1">
          <table:table-cell table:formula="of:=[.A32]+0.01" office:value-type="float" office:value="0.32" calcext:value-type="float">
            <text:p>0.32</text:p>
          </table:table-cell>
          <table:table-cell office:value-type="float" office:value="-1.23918676376343" calcext:value-type="float">
            <text:p>-1.2391867638</text:p>
          </table:table-cell>
          <table:table-cell table:formula="of:=[.C32]+0.01" office:value-type="float" office:value="2.60999999999999" calcext:value-type="float">
            <text:p>2.61</text:p>
          </table:table-cell>
          <table:table-cell office:value-type="float" office:value="1.50474691390991" calcext:value-type="float">
            <text:p>1.5047469139</text:p>
          </table:table-cell>
        </table:table-row>
        <table:table-row table:style-name="ro1">
          <table:table-cell table:formula="of:=[.A33]+0.01" office:value-type="float" office:value="0.33" calcext:value-type="float">
            <text:p>0.33</text:p>
          </table:table-cell>
          <table:table-cell office:value-type="float" office:value="-1.2401008605957" calcext:value-type="float">
            <text:p>-1.2401008606</text:p>
          </table:table-cell>
          <table:table-cell table:formula="of:=[.C33]+0.01" office:value-type="float" office:value="2.61999999999999" calcext:value-type="float">
            <text:p>2.62</text:p>
          </table:table-cell>
          <table:table-cell office:value-type="float" office:value="1.49654591083527" calcext:value-type="float">
            <text:p>1.4965459108</text:p>
          </table:table-cell>
        </table:table-row>
        <table:table-row table:style-name="ro1">
          <table:table-cell table:formula="of:=[.A34]+0.01" office:value-type="float" office:value="0.34" calcext:value-type="float">
            <text:p>0.34</text:p>
          </table:table-cell>
          <table:table-cell office:value-type="float" office:value="-1.24271607398987" calcext:value-type="float">
            <text:p>-1.242716074</text:p>
          </table:table-cell>
          <table:table-cell table:formula="of:=[.C34]+0.01" office:value-type="float" office:value="2.62999999999999" calcext:value-type="float">
            <text:p>2.63</text:p>
          </table:table-cell>
          <table:table-cell office:value-type="float" office:value="1.49512505531311" calcext:value-type="float">
            <text:p>1.4951250553</text:p>
          </table:table-cell>
        </table:table-row>
        <table:table-row table:style-name="ro1">
          <table:table-cell table:formula="of:=[.A35]+0.01" office:value-type="float" office:value="0.35" calcext:value-type="float">
            <text:p>0.35</text:p>
          </table:table-cell>
          <table:table-cell office:value-type="float" office:value="-1.24384737014771" calcext:value-type="float">
            <text:p>-1.2438473701</text:p>
          </table:table-cell>
          <table:table-cell table:formula="of:=[.C35]+0.01" office:value-type="float" office:value="2.63999999999999" calcext:value-type="float">
            <text:p>2.64</text:p>
          </table:table-cell>
          <table:table-cell office:value-type="float" office:value="1.50021123886108" calcext:value-type="float">
            <text:p>1.5002112389</text:p>
          </table:table-cell>
        </table:table-row>
        <table:table-row table:style-name="ro1">
          <table:table-cell table:formula="of:=[.A36]+0.01" office:value-type="float" office:value="0.36" calcext:value-type="float">
            <text:p>0.36</text:p>
          </table:table-cell>
          <table:table-cell office:value-type="float" office:value="-1.24242353439331" calcext:value-type="float">
            <text:p>-1.2424235344</text:p>
          </table:table-cell>
          <table:table-cell table:formula="of:=[.C36]+0.01" office:value-type="float" office:value="2.64999999999999" calcext:value-type="float">
            <text:p>2.65</text:p>
          </table:table-cell>
          <table:table-cell office:value-type="float" office:value="1.508629322052" calcext:value-type="float">
            <text:p>1.5086293221</text:p>
          </table:table-cell>
        </table:table-row>
        <table:table-row table:style-name="ro1">
          <table:table-cell table:formula="of:=[.A37]+0.01" office:value-type="float" office:value="0.37" calcext:value-type="float">
            <text:p>0.37</text:p>
          </table:table-cell>
          <table:table-cell office:value-type="float" office:value="-1.24105215072632" calcext:value-type="float">
            <text:p>-1.2410521507</text:p>
          </table:table-cell>
          <table:table-cell table:formula="of:=[.C37]+0.01" office:value-type="float" office:value="2.65999999999999" calcext:value-type="float">
            <text:p>2.66</text:p>
          </table:table-cell>
          <table:table-cell office:value-type="float" office:value="1.52489447593689" calcext:value-type="float">
            <text:p>1.5248944759</text:p>
          </table:table-cell>
        </table:table-row>
        <table:table-row table:style-name="ro1">
          <table:table-cell table:formula="of:=[.A38]+0.01" office:value-type="float" office:value="0.38" calcext:value-type="float">
            <text:p>0.38</text:p>
          </table:table-cell>
          <table:table-cell office:value-type="float" office:value="-1.23847329616547" calcext:value-type="float">
            <text:p>-1.2384732962</text:p>
          </table:table-cell>
          <table:table-cell table:formula="of:=[.C38]+0.01" office:value-type="float" office:value="2.66999999999999" calcext:value-type="float">
            <text:p>2.67</text:p>
          </table:table-cell>
          <table:table-cell office:value-type="float" office:value="1.53526532649994" calcext:value-type="float">
            <text:p>1.5352653265</text:p>
          </table:table-cell>
        </table:table-row>
        <table:table-row table:style-name="ro1">
          <table:table-cell table:formula="of:=[.A39]+0.01" office:value-type="float" office:value="0.39" calcext:value-type="float">
            <text:p>0.39</text:p>
          </table:table-cell>
          <table:table-cell office:value-type="float" office:value="-1.23625457286835" calcext:value-type="float">
            <text:p>-1.2362545729</text:p>
          </table:table-cell>
          <table:table-cell table:formula="of:=[.C39]+0.01" office:value-type="float" office:value="2.67999999999999" calcext:value-type="float">
            <text:p>2.68</text:p>
          </table:table-cell>
          <table:table-cell office:value-type="float" office:value="1.54501533508301" calcext:value-type="float">
            <text:p>1.5450153351</text:p>
          </table:table-cell>
        </table:table-row>
        <table:table-row table:style-name="ro1">
          <table:table-cell table:formula="of:=[.A40]+0.01" office:value-type="float" office:value="0.4" calcext:value-type="float">
            <text:p>0.4</text:p>
          </table:table-cell>
          <table:table-cell office:value-type="float" office:value="-1.23353266716003" calcext:value-type="float">
            <text:p>-1.2335326672</text:p>
          </table:table-cell>
          <table:table-cell table:formula="of:=[.C40]+0.01" office:value-type="float" office:value="2.68999999999999" calcext:value-type="float">
            <text:p>2.69</text:p>
          </table:table-cell>
          <table:table-cell office:value-type="float" office:value="1.55024361610413" calcext:value-type="float">
            <text:p>1.5502436161</text:p>
          </table:table-cell>
        </table:table-row>
        <table:table-row table:style-name="ro1">
          <table:table-cell table:formula="of:=[.A41]+0.01" office:value-type="float" office:value="0.41" calcext:value-type="float">
            <text:p>0.41</text:p>
          </table:table-cell>
          <table:table-cell office:value-type="float" office:value="-1.23369526863098" calcext:value-type="float">
            <text:p>-1.2336952686</text:p>
          </table:table-cell>
          <table:table-cell table:formula="of:=[.C41]+0.01" office:value-type="float" office:value="2.69999999999999" calcext:value-type="float">
            <text:p>2.7</text:p>
          </table:table-cell>
          <table:table-cell office:value-type="float" office:value="1.55789279937744" calcext:value-type="float">
            <text:p>1.5578927994</text:p>
          </table:table-cell>
        </table:table-row>
        <table:table-row table:style-name="ro1">
          <table:table-cell table:formula="of:=[.A42]+0.01" office:value-type="float" office:value="0.42" calcext:value-type="float">
            <text:p>0.42</text:p>
          </table:table-cell>
          <table:table-cell office:value-type="float" office:value="-1.23577606678009" calcext:value-type="float">
            <text:p>-1.2357760668</text:p>
          </table:table-cell>
          <table:table-cell table:formula="of:=[.C42]+0.01" office:value-type="float" office:value="2.70999999999999" calcext:value-type="float">
            <text:p>2.71</text:p>
          </table:table-cell>
          <table:table-cell office:value-type="float" office:value="1.56353938579559" calcext:value-type="float">
            <text:p>1.5635393858</text:p>
          </table:table-cell>
        </table:table-row>
        <table:table-row table:style-name="ro1">
          <table:table-cell table:formula="of:=[.A43]+0.01" office:value-type="float" office:value="0.43" calcext:value-type="float">
            <text:p>0.43</text:p>
          </table:table-cell>
          <table:table-cell office:value-type="float" office:value="-1.2373743057251" calcext:value-type="float">
            <text:p>-1.2373743057</text:p>
          </table:table-cell>
          <table:table-cell table:formula="of:=[.C43]+0.01" office:value-type="float" office:value="2.71999999999999" calcext:value-type="float">
            <text:p>2.72</text:p>
          </table:table-cell>
          <table:table-cell office:value-type="float" office:value="1.57226288318634" calcext:value-type="float">
            <text:p>1.5722628832</text:p>
          </table:table-cell>
        </table:table-row>
        <table:table-row table:style-name="ro1">
          <table:table-cell table:formula="of:=[.A44]+0.01" office:value-type="float" office:value="0.44" calcext:value-type="float">
            <text:p>0.44</text:p>
          </table:table-cell>
          <table:table-cell office:value-type="float" office:value="-1.23976075649261" calcext:value-type="float">
            <text:p>-1.2397607565</text:p>
          </table:table-cell>
          <table:table-cell table:formula="of:=[.C44]+0.01" office:value-type="float" office:value="2.72999999999999" calcext:value-type="float">
            <text:p>2.73</text:p>
          </table:table-cell>
          <table:table-cell office:value-type="float" office:value="1.57613217830658" calcext:value-type="float">
            <text:p>1.5761321783</text:p>
          </table:table-cell>
        </table:table-row>
        <table:table-row table:style-name="ro1">
          <table:table-cell table:formula="of:=[.A45]+0.01" office:value-type="float" office:value="0.45" calcext:value-type="float">
            <text:p>0.45</text:p>
          </table:table-cell>
          <table:table-cell office:value-type="float" office:value="-1.24099254608154" calcext:value-type="float">
            <text:p>-1.2409925461</text:p>
          </table:table-cell>
          <table:table-cell table:formula="of:=[.C45]+0.01" office:value-type="float" office:value="2.73999999999999" calcext:value-type="float">
            <text:p>2.74</text:p>
          </table:table-cell>
          <table:table-cell office:value-type="float" office:value="1.5769305229187" calcext:value-type="float">
            <text:p>1.5769305229</text:p>
          </table:table-cell>
        </table:table-row>
        <table:table-row table:style-name="ro1">
          <table:table-cell table:formula="of:=[.A46]+0.01" office:value-type="float" office:value="0.46" calcext:value-type="float">
            <text:p>0.46</text:p>
          </table:table-cell>
          <table:table-cell office:value-type="float" office:value="-1.23983633518219" calcext:value-type="float">
            <text:p>-1.2398363352</text:p>
          </table:table-cell>
          <table:table-cell table:formula="of:=[.C46]+0.01" office:value-type="float" office:value="2.74999999999999" calcext:value-type="float">
            <text:p>2.75</text:p>
          </table:table-cell>
          <table:table-cell office:value-type="float" office:value="1.57053959369659" calcext:value-type="float">
            <text:p>1.5705395937</text:p>
          </table:table-cell>
        </table:table-row>
        <table:table-row table:style-name="ro1">
          <table:table-cell table:formula="of:=[.A47]+0.01" office:value-type="float" office:value="0.47" calcext:value-type="float">
            <text:p>0.47</text:p>
          </table:table-cell>
          <table:table-cell office:value-type="float" office:value="-1.2375316619873" calcext:value-type="float">
            <text:p>-1.237531662</text:p>
          </table:table-cell>
          <table:table-cell table:formula="of:=[.C47]+0.01" office:value-type="float" office:value="2.75999999999999" calcext:value-type="float">
            <text:p>2.76</text:p>
          </table:table-cell>
          <table:table-cell office:value-type="float" office:value="1.55549919605255" calcext:value-type="float">
            <text:p>1.5554991961</text:p>
          </table:table-cell>
        </table:table-row>
        <table:table-row table:style-name="ro1">
          <table:table-cell table:formula="of:=[.A48]+0.01" office:value-type="float" office:value="0.48" calcext:value-type="float">
            <text:p>0.48</text:p>
          </table:table-cell>
          <table:table-cell office:value-type="float" office:value="-1.23399138450623" calcext:value-type="float">
            <text:p>-1.2339913845</text:p>
          </table:table-cell>
          <table:table-cell table:formula="of:=[.C48]+0.01" office:value-type="float" office:value="2.76999999999999" calcext:value-type="float">
            <text:p>2.77</text:p>
          </table:table-cell>
          <table:table-cell office:value-type="float" office:value="1.54304730892181" calcext:value-type="float">
            <text:p>1.5430473089</text:p>
          </table:table-cell>
        </table:table-row>
        <table:table-row table:style-name="ro1">
          <table:table-cell table:formula="of:=[.A49]+0.01" office:value-type="float" office:value="0.49" calcext:value-type="float">
            <text:p>0.49</text:p>
          </table:table-cell>
          <table:table-cell office:value-type="float" office:value="-1.23250901699066" calcext:value-type="float">
            <text:p>-1.232509017</text:p>
          </table:table-cell>
          <table:table-cell table:formula="of:=[.C49]+0.01" office:value-type="float" office:value="2.77999999999999" calcext:value-type="float">
            <text:p>2.78</text:p>
          </table:table-cell>
          <table:table-cell office:value-type="float" office:value="1.52358615398407" calcext:value-type="float">
            <text:p>1.523586154</text:p>
          </table:table-cell>
        </table:table-row>
        <table:table-row table:style-name="ro1">
          <table:table-cell table:formula="of:=[.A50]+0.01" office:value-type="float" office:value="0.5" calcext:value-type="float">
            <text:p>0.5</text:p>
          </table:table-cell>
          <table:table-cell office:value-type="float" office:value="-1.23070526123047" calcext:value-type="float">
            <text:p>-1.2307052612</text:p>
          </table:table-cell>
          <table:table-cell table:formula="of:=[.C50]+0.01" office:value-type="float" office:value="2.78999999999999" calcext:value-type="float">
            <text:p>2.79</text:p>
          </table:table-cell>
          <table:table-cell office:value-type="float" office:value="1.5102972984314" calcext:value-type="float">
            <text:p>1.5102972984</text:p>
          </table:table-cell>
        </table:table-row>
        <table:table-row table:style-name="ro1">
          <table:table-cell table:formula="of:=[.A51]+0.01" office:value-type="float" office:value="0.51" calcext:value-type="float">
            <text:p>0.51</text:p>
          </table:table-cell>
          <table:table-cell office:value-type="float" office:value="-1.23154318332672" calcext:value-type="float">
            <text:p>-1.2315431833</text:p>
          </table:table-cell>
          <table:table-cell table:formula="of:=[.C51]+0.01" office:value-type="float" office:value="2.79999999999999" calcext:value-type="float">
            <text:p>2.8</text:p>
          </table:table-cell>
          <table:table-cell office:value-type="float" office:value="1.4911572933197" calcext:value-type="float">
            <text:p>1.4911572933</text:p>
          </table:table-cell>
        </table:table-row>
        <table:table-row table:style-name="ro1">
          <table:table-cell table:formula="of:=[.A52]+0.01" office:value-type="float" office:value="0.52" calcext:value-type="float">
            <text:p>0.52</text:p>
          </table:table-cell>
          <table:table-cell office:value-type="float" office:value="-1.23378252983093" calcext:value-type="float">
            <text:p>-1.2337825298</text:p>
          </table:table-cell>
          <table:table-cell table:formula="of:=[.C52]+0.01" office:value-type="float" office:value="2.80999999999999" calcext:value-type="float">
            <text:p>2.81</text:p>
          </table:table-cell>
          <table:table-cell office:value-type="float" office:value="1.47818648815155" calcext:value-type="float">
            <text:p>1.4781864882</text:p>
          </table:table-cell>
        </table:table-row>
        <table:table-row table:style-name="ro1">
          <table:table-cell table:formula="of:=[.A53]+0.01" office:value-type="float" office:value="0.53" calcext:value-type="float">
            <text:p>0.53</text:p>
          </table:table-cell>
          <table:table-cell office:value-type="float" office:value="-1.23574650287628" calcext:value-type="float">
            <text:p>-1.2357465029</text:p>
          </table:table-cell>
          <table:table-cell table:formula="of:=[.C53]+0.01" office:value-type="float" office:value="2.81999999999999" calcext:value-type="float">
            <text:p>2.82</text:p>
          </table:table-cell>
          <table:table-cell office:value-type="float" office:value="1.45980322360992" calcext:value-type="float">
            <text:p>1.4598032236</text:p>
          </table:table-cell>
        </table:table-row>
        <table:table-row table:style-name="ro1">
          <table:table-cell table:formula="of:=[.A54]+0.01" office:value-type="float" office:value="0.54" calcext:value-type="float">
            <text:p>0.54</text:p>
          </table:table-cell>
          <table:table-cell office:value-type="float" office:value="-1.23859918117523" calcext:value-type="float">
            <text:p>-1.2385991812</text:p>
          </table:table-cell>
          <table:table-cell table:formula="of:=[.C54]+0.01" office:value-type="float" office:value="2.82999999999999" calcext:value-type="float">
            <text:p>2.83</text:p>
          </table:table-cell>
          <table:table-cell office:value-type="float" office:value="1.44683933258057" calcext:value-type="float">
            <text:p>1.4468393326</text:p>
          </table:table-cell>
        </table:table-row>
        <table:table-row table:style-name="ro1">
          <table:table-cell table:formula="of:=[.A55]+0.01" office:value-type="float" office:value="0.55" calcext:value-type="float">
            <text:p>0.55</text:p>
          </table:table-cell>
          <table:table-cell office:value-type="float" office:value="-1.23863875865936" calcext:value-type="float">
            <text:p>-1.2386387587</text:p>
          </table:table-cell>
          <table:table-cell table:formula="of:=[.C55]+0.01" office:value-type="float" office:value="2.83999999999999" calcext:value-type="float">
            <text:p>2.84</text:p>
          </table:table-cell>
          <table:table-cell office:value-type="float" office:value="1.42689597606659" calcext:value-type="float">
            <text:p>1.4268959761</text:p>
          </table:table-cell>
        </table:table-row>
        <table:table-row table:style-name="ro1">
          <table:table-cell table:formula="of:=[.A56]+0.01" office:value-type="float" office:value="0.56" calcext:value-type="float">
            <text:p>0.56</text:p>
          </table:table-cell>
          <table:table-cell office:value-type="float" office:value="-1.2372133731842" calcext:value-type="float">
            <text:p>-1.2372133732</text:p>
          </table:table-cell>
          <table:table-cell table:formula="of:=[.C56]+0.01" office:value-type="float" office:value="2.84999999999999" calcext:value-type="float">
            <text:p>2.85</text:p>
          </table:table-cell>
          <table:table-cell office:value-type="float" office:value="1.41192829608917" calcext:value-type="float">
            <text:p>1.4119282961</text:p>
          </table:table-cell>
        </table:table-row>
        <table:table-row table:style-name="ro1">
          <table:table-cell table:formula="of:=[.A57]+0.01" office:value-type="float" office:value="0.57" calcext:value-type="float">
            <text:p>0.57</text:p>
          </table:table-cell>
          <table:table-cell office:value-type="float" office:value="-1.23512887954712" calcext:value-type="float">
            <text:p>-1.2351288795</text:p>
          </table:table-cell>
          <table:table-cell table:formula="of:=[.C57]+0.01" office:value-type="float" office:value="2.85999999999999" calcext:value-type="float">
            <text:p>2.86</text:p>
          </table:table-cell>
          <table:table-cell office:value-type="float" office:value="1.38245666027069" calcext:value-type="float">
            <text:p>1.3824566603</text:p>
          </table:table-cell>
        </table:table-row>
        <table:table-row table:style-name="ro1">
          <table:table-cell table:formula="of:=[.A58]+0.01" office:value-type="float" office:value="0.58" calcext:value-type="float">
            <text:p>0.58</text:p>
          </table:table-cell>
          <table:table-cell office:value-type="float" office:value="-1.23080706596375" calcext:value-type="float">
            <text:p>-1.230807066</text:p>
          </table:table-cell>
          <table:table-cell table:formula="of:=[.C58]+0.01" office:value-type="float" office:value="2.86999999999999" calcext:value-type="float">
            <text:p>2.87</text:p>
          </table:table-cell>
          <table:table-cell office:value-type="float" office:value="1.35806345939636" calcext:value-type="float">
            <text:p>1.3580634594</text:p>
          </table:table-cell>
        </table:table-row>
        <table:table-row table:style-name="ro1">
          <table:table-cell table:formula="of:=[.A59]+0.01" office:value-type="float" office:value="0.59" calcext:value-type="float">
            <text:p>0.59</text:p>
          </table:table-cell>
          <table:table-cell office:value-type="float" office:value="-1.22750687599182" calcext:value-type="float">
            <text:p>-1.227506876</text:p>
          </table:table-cell>
          <table:table-cell table:formula="of:=[.C59]+0.01" office:value-type="float" office:value="2.87999999999999" calcext:value-type="float">
            <text:p>2.88</text:p>
          </table:table-cell>
          <table:table-cell office:value-type="float" office:value="1.31790816783905" calcext:value-type="float">
            <text:p>1.3179081678</text:p>
          </table:table-cell>
        </table:table-row>
        <table:table-row table:style-name="ro1">
          <table:table-cell table:formula="of:=[.A60]+0.01" office:value-type="float" office:value="0.6" calcext:value-type="float">
            <text:p>0.6</text:p>
          </table:table-cell>
          <table:table-cell office:value-type="float" office:value="-1.22404205799103" calcext:value-type="float">
            <text:p>-1.224042058</text:p>
          </table:table-cell>
          <table:table-cell table:formula="of:=[.C60]+0.01" office:value-type="float" office:value="2.88999999999999" calcext:value-type="float">
            <text:p>2.89</text:p>
          </table:table-cell>
          <table:table-cell office:value-type="float" office:value="1.29291999340057" calcext:value-type="float">
            <text:p>1.2929199934</text:p>
          </table:table-cell>
        </table:table-row>
        <table:table-row table:style-name="ro1">
          <table:table-cell table:formula="of:=[.A61]+0.01" office:value-type="float" office:value="0.61" calcext:value-type="float">
            <text:p>0.61</text:p>
          </table:table-cell>
          <table:table-cell office:value-type="float" office:value="-1.22295963764191" calcext:value-type="float">
            <text:p>-1.2229596376</text:p>
          </table:table-cell>
          <table:table-cell table:formula="of:=[.C61]+0.01" office:value-type="float" office:value="2.89999999999999" calcext:value-type="float">
            <text:p>2.9</text:p>
          </table:table-cell>
          <table:table-cell office:value-type="float" office:value="1.26204526424408" calcext:value-type="float">
            <text:p>1.2620452642</text:p>
          </table:table-cell>
        </table:table-row>
        <table:table-row table:style-name="ro1">
          <table:table-cell table:formula="of:=[.A62]+0.01" office:value-type="float" office:value="0.62" calcext:value-type="float">
            <text:p>0.62</text:p>
          </table:table-cell>
          <table:table-cell office:value-type="float" office:value="-1.2242739200592" calcext:value-type="float">
            <text:p>-1.2242739201</text:p>
          </table:table-cell>
          <table:table-cell table:formula="of:=[.C62]+0.01" office:value-type="float" office:value="2.90999999999999" calcext:value-type="float">
            <text:p>2.91</text:p>
          </table:table-cell>
          <table:table-cell office:value-type="float" office:value="1.24780535697937" calcext:value-type="float">
            <text:p>1.247805357</text:p>
          </table:table-cell>
        </table:table-row>
        <table:table-row table:style-name="ro1">
          <table:table-cell table:formula="of:=[.A63]+0.01" office:value-type="float" office:value="0.63" calcext:value-type="float">
            <text:p>0.63</text:p>
          </table:table-cell>
          <table:table-cell office:value-type="float" office:value="-1.22637832164764" calcext:value-type="float">
            <text:p>-1.2263783216</text:p>
          </table:table-cell>
          <table:table-cell table:formula="of:=[.C63]+0.01" office:value-type="float" office:value="2.91999999999999" calcext:value-type="float">
            <text:p>2.92</text:p>
          </table:table-cell>
          <table:table-cell office:value-type="float" office:value="1.23442709445953" calcext:value-type="float">
            <text:p>1.2344270945</text:p>
          </table:table-cell>
        </table:table-row>
        <table:table-row table:style-name="ro1">
          <table:table-cell table:formula="of:=[.A64]+0.01" office:value-type="float" office:value="0.64" calcext:value-type="float">
            <text:p>0.64</text:p>
          </table:table-cell>
          <table:table-cell office:value-type="float" office:value="-1.23024320602417" calcext:value-type="float">
            <text:p>-1.230243206</text:p>
          </table:table-cell>
          <table:table-cell table:formula="of:=[.C64]+0.01" office:value-type="float" office:value="2.92999999999999" calcext:value-type="float">
            <text:p>2.93</text:p>
          </table:table-cell>
          <table:table-cell office:value-type="float" office:value="1.22776639461517" calcext:value-type="float">
            <text:p>1.2277663946</text:p>
          </table:table-cell>
        </table:table-row>
        <table:table-row table:style-name="ro1">
          <table:table-cell table:formula="of:=[.A65]+0.01" office:value-type="float" office:value="0.65" calcext:value-type="float">
            <text:p>0.65</text:p>
          </table:table-cell>
          <table:table-cell office:value-type="float" office:value="-1.23273777961731" calcext:value-type="float">
            <text:p>-1.2327377796</text:p>
          </table:table-cell>
          <table:table-cell table:formula="of:=[.C65]+0.01" office:value-type="float" office:value="2.93999999999999" calcext:value-type="float">
            <text:p>2.94</text:p>
          </table:table-cell>
          <table:table-cell office:value-type="float" office:value="1.22129213809967" calcext:value-type="float">
            <text:p>1.2212921381</text:p>
          </table:table-cell>
        </table:table-row>
        <table:table-row table:style-name="ro1">
          <table:table-cell table:formula="of:=[.A66]+0.01" office:value-type="float" office:value="0.66" calcext:value-type="float">
            <text:p>0.66</text:p>
          </table:table-cell>
          <table:table-cell office:value-type="float" office:value="-1.23571801185608" calcext:value-type="float">
            <text:p>-1.2357180119</text:p>
          </table:table-cell>
          <table:table-cell table:formula="of:=[.C66]+0.01" office:value-type="float" office:value="2.94999999999999" calcext:value-type="float">
            <text:p>2.95</text:p>
          </table:table-cell>
          <table:table-cell office:value-type="float" office:value="1.21812319755554" calcext:value-type="float">
            <text:p>1.2181231976</text:p>
          </table:table-cell>
        </table:table-row>
        <table:table-row table:style-name="ro1">
          <table:table-cell table:formula="of:=[.A67]+0.01" office:value-type="float" office:value="0.67" calcext:value-type="float">
            <text:p>0.67</text:p>
          </table:table-cell>
          <table:table-cell office:value-type="float" office:value="-1.23615026473999" calcext:value-type="float">
            <text:p>-1.2361502647</text:p>
          </table:table-cell>
          <table:table-cell table:formula="of:=[.C67]+0.01" office:value-type="float" office:value="2.95999999999999" calcext:value-type="float">
            <text:p>2.96</text:p>
          </table:table-cell>
          <table:table-cell office:value-type="float" office:value="1.21239638328552" calcext:value-type="float">
            <text:p>1.2123963833</text:p>
          </table:table-cell>
        </table:table-row>
        <table:table-row table:style-name="ro1">
          <table:table-cell table:formula="of:=[.A68]+0.01" office:value-type="float" office:value="0.68" calcext:value-type="float">
            <text:p>0.68</text:p>
          </table:table-cell>
          <table:table-cell office:value-type="float" office:value="-1.23244750499725" calcext:value-type="float">
            <text:p>-1.232447505</text:p>
          </table:table-cell>
          <table:table-cell table:formula="of:=[.C68]+0.01" office:value-type="float" office:value="2.96999999999999" calcext:value-type="float">
            <text:p>2.97</text:p>
          </table:table-cell>
          <table:table-cell office:value-type="float" office:value="1.20724356174469" calcext:value-type="float">
            <text:p>1.2072435617</text:p>
          </table:table-cell>
        </table:table-row>
        <table:table-row table:style-name="ro1">
          <table:table-cell table:formula="of:=[.A69]+0.01" office:value-type="float" office:value="0.69" calcext:value-type="float">
            <text:p>0.69</text:p>
          </table:table-cell>
          <table:table-cell office:value-type="float" office:value="-1.22954440116882" calcext:value-type="float">
            <text:p>-1.2295444012</text:p>
          </table:table-cell>
          <table:table-cell table:formula="of:=[.C69]+0.01" office:value-type="float" office:value="2.97999999999999" calcext:value-type="float">
            <text:p>2.98</text:p>
          </table:table-cell>
          <table:table-cell office:value-type="float" office:value="1.19665157794952" calcext:value-type="float">
            <text:p>1.1966515779</text:p>
          </table:table-cell>
        </table:table-row>
        <table:table-row table:style-name="ro1">
          <table:table-cell table:formula="of:=[.A70]+0.01" office:value-type="float" office:value="0.7" calcext:value-type="float">
            <text:p>0.7</text:p>
          </table:table-cell>
          <table:table-cell office:value-type="float" office:value="-1.22509491443634" calcext:value-type="float">
            <text:p>-1.2250949144</text:p>
          </table:table-cell>
          <table:table-cell table:formula="of:=[.C70]+0.01" office:value-type="float" office:value="2.98999999999999" calcext:value-type="float">
            <text:p>2.99</text:p>
          </table:table-cell>
          <table:table-cell office:value-type="float" office:value="1.18966519832611" calcext:value-type="float">
            <text:p>1.1896651983</text:p>
          </table:table-cell>
        </table:table-row>
        <table:table-row table:style-name="ro1">
          <table:table-cell table:formula="of:=[.A71]+0.01" office:value-type="float" office:value="0.71" calcext:value-type="float">
            <text:p>0.71</text:p>
          </table:table-cell>
          <table:table-cell office:value-type="float" office:value="-1.22305679321289" calcext:value-type="float">
            <text:p>-1.2230567932</text:p>
          </table:table-cell>
          <table:table-cell table:formula="of:=[.C71]+0.01" office:value-type="float" office:value="2.99999999999999" calcext:value-type="float">
            <text:p>3</text:p>
          </table:table-cell>
          <table:table-cell office:value-type="float" office:value="1.18264985084534" calcext:value-type="float">
            <text:p>1.1826498508</text:p>
          </table:table-cell>
        </table:table-row>
        <table:table-row table:style-name="ro1">
          <table:table-cell table:formula="of:=[.A72]+0.01" office:value-type="float" office:value="0.72" calcext:value-type="float">
            <text:p>0.72</text:p>
          </table:table-cell>
          <table:table-cell office:value-type="float" office:value="-1.22214639186859" calcext:value-type="float">
            <text:p>-1.2221463919</text:p>
          </table:table-cell>
          <table:table-cell table:formula="of:=[.C72]+0.01" office:value-type="float" office:value="3.00999999999999" calcext:value-type="float">
            <text:p>3.01</text:p>
          </table:table-cell>
          <table:table-cell office:value-type="float" office:value="1.18200409412384" calcext:value-type="float">
            <text:p>1.1820040941</text:p>
          </table:table-cell>
        </table:table-row>
        <table:table-row table:style-name="ro1">
          <table:table-cell table:formula="of:=[.A73]+0.01" office:value-type="float" office:value="0.73" calcext:value-type="float">
            <text:p>0.73</text:p>
          </table:table-cell>
          <table:table-cell office:value-type="float" office:value="-1.2250269651413" calcext:value-type="float">
            <text:p>-1.2250269651</text:p>
          </table:table-cell>
          <table:table-cell table:formula="of:=[.C73]+0.01" office:value-type="float" office:value="3.01999999999998" calcext:value-type="float">
            <text:p>3.02</text:p>
          </table:table-cell>
          <table:table-cell office:value-type="float" office:value="1.1872376203537" calcext:value-type="float">
            <text:p>1.1872376204</text:p>
          </table:table-cell>
        </table:table-row>
        <table:table-row table:style-name="ro1">
          <table:table-cell table:formula="of:=[.A74]+0.01" office:value-type="float" office:value="0.74" calcext:value-type="float">
            <text:p>0.74</text:p>
          </table:table-cell>
          <table:table-cell office:value-type="float" office:value="-1.23093688488007" calcext:value-type="float">
            <text:p>-1.2309368849</text:p>
          </table:table-cell>
          <table:table-cell table:formula="of:=[.C74]+0.01" office:value-type="float" office:value="3.02999999999998" calcext:value-type="float">
            <text:p>3.03</text:p>
          </table:table-cell>
          <table:table-cell office:value-type="float" office:value="1.19340062141418" calcext:value-type="float">
            <text:p>1.1934006214</text:p>
          </table:table-cell>
        </table:table-row>
        <table:table-row table:style-name="ro1">
          <table:table-cell table:formula="of:=[.A75]+0.01" office:value-type="float" office:value="0.75" calcext:value-type="float">
            <text:p>0.75</text:p>
          </table:table-cell>
          <table:table-cell office:value-type="float" office:value="-1.23500657081604" calcext:value-type="float">
            <text:p>-1.2350065708</text:p>
          </table:table-cell>
          <table:table-cell table:formula="of:=[.C75]+0.01" office:value-type="float" office:value="3.03999999999998" calcext:value-type="float">
            <text:p>3.04</text:p>
          </table:table-cell>
          <table:table-cell office:value-type="float" office:value="1.20220541954041" calcext:value-type="float">
            <text:p>1.2022054195</text:p>
          </table:table-cell>
        </table:table-row>
        <table:table-row table:style-name="ro1">
          <table:table-cell table:formula="of:=[.A76]+0.01" office:value-type="float" office:value="0.76" calcext:value-type="float">
            <text:p>0.76</text:p>
          </table:table-cell>
          <table:table-cell office:value-type="float" office:value="-1.23897838592529" calcext:value-type="float">
            <text:p>-1.2389783859</text:p>
          </table:table-cell>
          <table:table-cell table:formula="of:=[.C76]+0.01" office:value-type="float" office:value="3.04999999999998" calcext:value-type="float">
            <text:p>3.05</text:p>
          </table:table-cell>
          <table:table-cell office:value-type="float" office:value="1.20622098445892" calcext:value-type="float">
            <text:p>1.2062209845</text:p>
          </table:table-cell>
        </table:table-row>
        <table:table-row table:style-name="ro1">
          <table:table-cell table:formula="of:=[.A77]+0.01" office:value-type="float" office:value="0.77" calcext:value-type="float">
            <text:p>0.77</text:p>
          </table:table-cell>
          <table:table-cell office:value-type="float" office:value="-1.2400883436203" calcext:value-type="float">
            <text:p>-1.2400883436</text:p>
          </table:table-cell>
          <table:table-cell table:formula="of:=[.C77]+0.01" office:value-type="float" office:value="3.05999999999998" calcext:value-type="float">
            <text:p>3.06</text:p>
          </table:table-cell>
          <table:table-cell office:value-type="float" office:value="1.20311200618744" calcext:value-type="float">
            <text:p>1.2031120062</text:p>
          </table:table-cell>
        </table:table-row>
        <table:table-row table:style-name="ro1">
          <table:table-cell table:formula="of:=[.A78]+0.01" office:value-type="float" office:value="0.78" calcext:value-type="float">
            <text:p>0.78</text:p>
          </table:table-cell>
          <table:table-cell office:value-type="float" office:value="-1.23723459243774" calcext:value-type="float">
            <text:p>-1.2372345924</text:p>
          </table:table-cell>
          <table:table-cell table:formula="of:=[.C78]+0.01" office:value-type="float" office:value="3.06999999999998" calcext:value-type="float">
            <text:p>3.07</text:p>
          </table:table-cell>
          <table:table-cell office:value-type="float" office:value="1.19639086723328" calcext:value-type="float">
            <text:p>1.1963908672</text:p>
          </table:table-cell>
        </table:table-row>
        <table:table-row table:style-name="ro1">
          <table:table-cell table:formula="of:=[.A79]+0.01" office:value-type="float" office:value="0.790000000000001" calcext:value-type="float">
            <text:p>0.79</text:p>
          </table:table-cell>
          <table:table-cell office:value-type="float" office:value="-1.23378527164459" calcext:value-type="float">
            <text:p>-1.2337852716</text:p>
          </table:table-cell>
          <table:table-cell table:formula="of:=[.C79]+0.01" office:value-type="float" office:value="3.07999999999998" calcext:value-type="float">
            <text:p>3.08</text:p>
          </table:table-cell>
          <table:table-cell office:value-type="float" office:value="1.18070256710053" calcext:value-type="float">
            <text:p>1.1807025671</text:p>
          </table:table-cell>
        </table:table-row>
        <table:table-row table:style-name="ro1">
          <table:table-cell table:formula="of:=[.A80]+0.01" office:value-type="float" office:value="0.8" calcext:value-type="float">
            <text:p>0.8</text:p>
          </table:table-cell>
          <table:table-cell office:value-type="float" office:value="-1.22795021533966" calcext:value-type="float">
            <text:p>-1.2279502153</text:p>
          </table:table-cell>
          <table:table-cell table:formula="of:=[.C80]+0.01" office:value-type="float" office:value="3.08999999999998" calcext:value-type="float">
            <text:p>3.09</text:p>
          </table:table-cell>
          <table:table-cell office:value-type="float" office:value="1.16930079460144" calcext:value-type="float">
            <text:p>1.1693007946</text:p>
          </table:table-cell>
        </table:table-row>
        <table:table-row table:style-name="ro1">
          <table:table-cell table:formula="of:=[.A81]+0.01" office:value-type="float" office:value="0.810000000000001" calcext:value-type="float">
            <text:p>0.81</text:p>
          </table:table-cell>
          <table:table-cell office:value-type="float" office:value="-1.22621560096741" calcext:value-type="float">
            <text:p>-1.226215601</text:p>
          </table:table-cell>
          <table:table-cell table:formula="of:=[.C81]+0.01" office:value-type="float" office:value="3.09999999999998" calcext:value-type="float">
            <text:p>3.1</text:p>
          </table:table-cell>
          <table:table-cell office:value-type="float" office:value="1.15468323230743" calcext:value-type="float">
            <text:p>1.1546832323</text:p>
          </table:table-cell>
        </table:table-row>
        <table:table-row table:style-name="ro1">
          <table:table-cell table:formula="of:=[.A82]+0.01" office:value-type="float" office:value="0.82" calcext:value-type="float">
            <text:p>0.82</text:p>
          </table:table-cell>
          <table:table-cell office:value-type="float" office:value="-1.22770357131958" calcext:value-type="float">
            <text:p>-1.2277035713</text:p>
          </table:table-cell>
          <table:table-cell table:formula="of:=[.C82]+0.01" office:value-type="float" office:value="3.10999999999998" calcext:value-type="float">
            <text:p>3.11</text:p>
          </table:table-cell>
          <table:table-cell office:value-type="float" office:value="1.14469373226166" calcext:value-type="float">
            <text:p>1.1446937323</text:p>
          </table:table-cell>
        </table:table-row>
        <table:table-row table:style-name="ro1">
          <table:table-cell table:formula="of:=[.A83]+0.01" office:value-type="float" office:value="0.83" calcext:value-type="float">
            <text:p>0.83</text:p>
          </table:table-cell>
          <table:table-cell office:value-type="float" office:value="-1.23037338256836" calcext:value-type="float">
            <text:p>-1.2303733826</text:p>
          </table:table-cell>
          <table:table-cell table:formula="of:=[.C83]+0.01" office:value-type="float" office:value="3.11999999999998" calcext:value-type="float">
            <text:p>3.12</text:p>
          </table:table-cell>
          <table:table-cell office:value-type="float" office:value="1.12841582298279" calcext:value-type="float">
            <text:p>1.128415823</text:p>
          </table:table-cell>
        </table:table-row>
        <table:table-row table:style-name="ro1">
          <table:table-cell table:formula="of:=[.A84]+0.01" office:value-type="float" office:value="0.84" calcext:value-type="float">
            <text:p>0.84</text:p>
          </table:table-cell>
          <table:table-cell office:value-type="float" office:value="-1.23624110221863" calcext:value-type="float">
            <text:p>-1.2362411022</text:p>
          </table:table-cell>
          <table:table-cell table:formula="of:=[.C84]+0.01" office:value-type="float" office:value="3.12999999999998" calcext:value-type="float">
            <text:p>3.13</text:p>
          </table:table-cell>
          <table:table-cell office:value-type="float" office:value="1.1141175031662" calcext:value-type="float">
            <text:p>1.1141175032</text:p>
          </table:table-cell>
        </table:table-row>
        <table:table-row table:style-name="ro1">
          <table:table-cell table:formula="of:=[.A85]+0.01" office:value-type="float" office:value="0.850000000000001" calcext:value-type="float">
            <text:p>0.85</text:p>
          </table:table-cell>
          <table:table-cell office:value-type="float" office:value="-1.24050116539001" calcext:value-type="float">
            <text:p>-1.2405011654</text:p>
          </table:table-cell>
          <table:table-cell table:formula="of:=[.C85]+0.01" office:value-type="float" office:value="3.13999999999998" calcext:value-type="float">
            <text:p>3.14</text:p>
          </table:table-cell>
          <table:table-cell office:value-type="float" office:value="1.0889527797699" calcext:value-type="float">
            <text:p>1.0889527798</text:p>
          </table:table-cell>
        </table:table-row>
        <table:table-row table:style-name="ro1">
          <table:table-cell table:formula="of:=[.A86]+0.01" office:value-type="float" office:value="0.860000000000001" calcext:value-type="float">
            <text:p>0.86</text:p>
          </table:table-cell>
          <table:table-cell office:value-type="float" office:value="-1.2429051399231" calcext:value-type="float">
            <text:p>-1.2429051399</text:p>
          </table:table-cell>
          <table:table-cell table:formula="of:=[.C86]+0.01" office:value-type="float" office:value="3.14999999999998" calcext:value-type="float">
            <text:p>3.15</text:p>
          </table:table-cell>
          <table:table-cell office:value-type="float" office:value="1.07154893875122" calcext:value-type="float">
            <text:p>1.0715489388</text:p>
          </table:table-cell>
        </table:table-row>
        <table:table-row table:style-name="ro1">
          <table:table-cell table:formula="of:=[.A87]+0.01" office:value-type="float" office:value="0.87" calcext:value-type="float">
            <text:p>0.87</text:p>
          </table:table-cell>
          <table:table-cell office:value-type="float" office:value="-1.24228167533875" calcext:value-type="float">
            <text:p>-1.2422816753</text:p>
          </table:table-cell>
          <table:table-cell table:formula="of:=[.C87]+0.01" office:value-type="float" office:value="3.15999999999998" calcext:value-type="float">
            <text:p>3.16</text:p>
          </table:table-cell>
          <table:table-cell office:value-type="float" office:value="1.04661905765533" calcext:value-type="float">
            <text:p>1.0466190577</text:p>
          </table:table-cell>
        </table:table-row>
        <table:table-row table:style-name="ro1">
          <table:table-cell table:formula="of:=[.A88]+0.01" office:value-type="float" office:value="0.88" calcext:value-type="float">
            <text:p>0.88</text:p>
          </table:table-cell>
          <table:table-cell office:value-type="float" office:value="-1.23847901821136" calcext:value-type="float">
            <text:p>-1.2384790182</text:p>
          </table:table-cell>
          <table:table-cell table:formula="of:=[.C88]+0.01" office:value-type="float" office:value="3.16999999999998" calcext:value-type="float">
            <text:p>3.17</text:p>
          </table:table-cell>
          <table:table-cell office:value-type="float" office:value="1.03080427646637" calcext:value-type="float">
            <text:p>1.0308042765</text:p>
          </table:table-cell>
        </table:table-row>
        <table:table-row table:style-name="ro1">
          <table:table-cell table:formula="of:=[.A89]+0.01" office:value-type="float" office:value="0.890000000000001" calcext:value-type="float">
            <text:p>0.89</text:p>
          </table:table-cell>
          <table:table-cell office:value-type="float" office:value="-1.23451220989227" calcext:value-type="float">
            <text:p>-1.2345122099</text:p>
          </table:table-cell>
          <table:table-cell table:formula="of:=[.C89]+0.01" office:value-type="float" office:value="3.17999999999998" calcext:value-type="float">
            <text:p>3.18</text:p>
          </table:table-cell>
          <table:table-cell office:value-type="float" office:value="1.00730681419373" calcext:value-type="float">
            <text:p>1.0073068142</text:p>
          </table:table-cell>
        </table:table-row>
        <table:table-row table:style-name="ro1">
          <table:table-cell table:formula="of:=[.A90]+0.01" office:value-type="float" office:value="0.900000000000001" calcext:value-type="float">
            <text:p>0.9</text:p>
          </table:table-cell>
          <table:table-cell office:value-type="float" office:value="-1.22948575019836" calcext:value-type="float">
            <text:p>-1.2294857502</text:p>
          </table:table-cell>
          <table:table-cell table:formula="of:=[.C90]+0.01" office:value-type="float" office:value="3.18999999999998" calcext:value-type="float">
            <text:p>3.19</text:p>
          </table:table-cell>
          <table:table-cell office:value-type="float" office:value="0.98994517326355" calcext:value-type="float">
            <text:p>0.9899451733</text:p>
          </table:table-cell>
        </table:table-row>
        <table:table-row table:style-name="ro1">
          <table:table-cell table:formula="of:=[.A91]+0.01" office:value-type="float" office:value="0.910000000000001" calcext:value-type="float">
            <text:p>0.91</text:p>
          </table:table-cell>
          <table:table-cell office:value-type="float" office:value="-1.22776961326599" calcext:value-type="float">
            <text:p>-1.2277696133</text:p>
          </table:table-cell>
          <table:table-cell table:formula="of:=[.C91]+0.01" office:value-type="float" office:value="3.19999999999998" calcext:value-type="float">
            <text:p>3.2</text:p>
          </table:table-cell>
          <table:table-cell office:value-type="float" office:value="0.962968289852142" calcext:value-type="float">
            <text:p>0.9629682899</text:p>
          </table:table-cell>
        </table:table-row>
        <table:table-row table:style-name="ro1">
          <table:table-cell table:formula="of:=[.A92]+0.01" office:value-type="float" office:value="0.92" calcext:value-type="float">
            <text:p>0.92</text:p>
          </table:table-cell>
          <table:table-cell office:value-type="float" office:value="-1.22744572162628" calcext:value-type="float">
            <text:p>-1.2274457216</text:p>
          </table:table-cell>
          <table:table-cell table:formula="of:=[.C92]+0.01" office:value-type="float" office:value="3.20999999999998" calcext:value-type="float">
            <text:p>3.21</text:p>
          </table:table-cell>
          <table:table-cell office:value-type="float" office:value="0.944736480712891" calcext:value-type="float">
            <text:p>0.9447364807</text:p>
          </table:table-cell>
        </table:table-row>
        <table:table-row table:style-name="ro1">
          <table:table-cell table:formula="of:=[.A93]+0.01" office:value-type="float" office:value="0.930000000000001" calcext:value-type="float">
            <text:p>0.93</text:p>
          </table:table-cell>
          <table:table-cell office:value-type="float" office:value="-1.22932052612305" calcext:value-type="float">
            <text:p>-1.2293205261</text:p>
          </table:table-cell>
          <table:table-cell table:formula="of:=[.C93]+0.01" office:value-type="float" office:value="3.21999999999998" calcext:value-type="float">
            <text:p>3.22</text:p>
          </table:table-cell>
          <table:table-cell office:value-type="float" office:value="0.916453659534454" calcext:value-type="float">
            <text:p>0.9164536595</text:p>
          </table:table-cell>
        </table:table-row>
        <table:table-row table:style-name="ro1">
          <table:table-cell table:formula="of:=[.A94]+0.01" office:value-type="float" office:value="0.940000000000001" calcext:value-type="float">
            <text:p>0.94</text:p>
          </table:table-cell>
          <table:table-cell office:value-type="float" office:value="-1.23420917987823" calcext:value-type="float">
            <text:p>-1.2342091799</text:p>
          </table:table-cell>
          <table:table-cell table:formula="of:=[.C94]+0.01" office:value-type="float" office:value="3.22999999999998" calcext:value-type="float">
            <text:p>3.23</text:p>
          </table:table-cell>
          <table:table-cell office:value-type="float" office:value="0.896340131759644" calcext:value-type="float">
            <text:p>0.8963401318</text:p>
          </table:table-cell>
        </table:table-row>
        <table:table-row table:style-name="ro1">
          <table:table-cell table:formula="of:=[.A95]+0.01" office:value-type="float" office:value="0.950000000000001" calcext:value-type="float">
            <text:p>0.95</text:p>
          </table:table-cell>
          <table:table-cell office:value-type="float" office:value="-1.23735904693604" calcext:value-type="float">
            <text:p>-1.2373590469</text:p>
          </table:table-cell>
          <table:table-cell table:formula="of:=[.C95]+0.01" office:value-type="float" office:value="3.23999999999998" calcext:value-type="float">
            <text:p>3.24</text:p>
          </table:table-cell>
          <table:table-cell office:value-type="float" office:value="0.865239560604095" calcext:value-type="float">
            <text:p>0.8652395606</text:p>
          </table:table-cell>
        </table:table-row>
        <table:table-row table:style-name="ro1">
          <table:table-cell table:formula="of:=[.A96]+0.01" office:value-type="float" office:value="0.960000000000001" calcext:value-type="float">
            <text:p>0.96</text:p>
          </table:table-cell>
          <table:table-cell office:value-type="float" office:value="-1.24229431152344" calcext:value-type="float">
            <text:p>-1.2422943115</text:p>
          </table:table-cell>
          <table:table-cell table:formula="of:=[.C96]+0.01" office:value-type="float" office:value="3.24999999999998" calcext:value-type="float">
            <text:p>3.25</text:p>
          </table:table-cell>
          <table:table-cell office:value-type="float" office:value="0.842939019203186" calcext:value-type="float">
            <text:p>0.8429390192</text:p>
          </table:table-cell>
        </table:table-row>
        <table:table-row table:style-name="ro1">
          <table:table-cell table:formula="of:=[.A97]+0.01" office:value-type="float" office:value="0.970000000000001" calcext:value-type="float">
            <text:p>0.97</text:p>
          </table:table-cell>
          <table:table-cell office:value-type="float" office:value="-1.24272680282593" calcext:value-type="float">
            <text:p>-1.2427268028</text:p>
          </table:table-cell>
          <table:table-cell table:formula="of:=[.C97]+0.01" office:value-type="float" office:value="3.25999999999998" calcext:value-type="float">
            <text:p>3.26</text:p>
          </table:table-cell>
          <table:table-cell office:value-type="float" office:value="0.807359278202057" calcext:value-type="float">
            <text:p>0.8073592782</text:p>
          </table:table-cell>
        </table:table-row>
        <table:table-row table:style-name="ro1">
          <table:table-cell table:formula="of:=[.A98]+0.01" office:value-type="float" office:value="0.980000000000001" calcext:value-type="float">
            <text:p>0.98</text:p>
          </table:table-cell>
          <table:table-cell office:value-type="float" office:value="-1.24106740951538" calcext:value-type="float">
            <text:p>-1.2410674095</text:p>
          </table:table-cell>
          <table:table-cell table:formula="of:=[.C98]+0.01" office:value-type="float" office:value="3.26999999999998" calcext:value-type="float">
            <text:p>3.27</text:p>
          </table:table-cell>
          <table:table-cell office:value-type="float" office:value="0.784447133541107" calcext:value-type="float">
            <text:p>0.7844471335</text:p>
          </table:table-cell>
        </table:table-row>
        <table:table-row table:style-name="ro1">
          <table:table-cell table:formula="of:=[.A99]+0.01" office:value-type="float" office:value="0.990000000000001" calcext:value-type="float">
            <text:p>0.99</text:p>
          </table:table-cell>
          <table:table-cell office:value-type="float" office:value="-1.23823165893555" calcext:value-type="float">
            <text:p>-1.2382316589</text:p>
          </table:table-cell>
          <table:table-cell table:formula="of:=[.C99]+0.01" office:value-type="float" office:value="3.27999999999998" calcext:value-type="float">
            <text:p>3.28</text:p>
          </table:table-cell>
          <table:table-cell office:value-type="float" office:value="0.755539953708649" calcext:value-type="float">
            <text:p>0.7555399537</text:p>
          </table:table-cell>
        </table:table-row>
        <table:table-row table:style-name="ro1">
          <table:table-cell table:formula="of:=[.A100]+0.01" office:value-type="float" office:value="1" calcext:value-type="float">
            <text:p>1</text:p>
          </table:table-cell>
          <table:table-cell office:value-type="float" office:value="-1.23280894756317" calcext:value-type="float">
            <text:p>-1.2328089476</text:p>
          </table:table-cell>
          <table:table-cell table:formula="of:=[.C100]+0.01" office:value-type="float" office:value="3.28999999999998" calcext:value-type="float">
            <text:p>3.29</text:p>
          </table:table-cell>
          <table:table-cell office:value-type="float" office:value="0.739968180656433" calcext:value-type="float">
            <text:p>0.7399681807</text:p>
          </table:table-cell>
        </table:table-row>
        <table:table-row table:style-name="ro1">
          <table:table-cell table:formula="of:=[.A101]+0.01" office:value-type="float" office:value="1.01" calcext:value-type="float">
            <text:p>1.01</text:p>
          </table:table-cell>
          <table:table-cell office:value-type="float" office:value="-1.22998094558716" calcext:value-type="float">
            <text:p>-1.2299809456</text:p>
          </table:table-cell>
          <table:table-cell table:formula="of:=[.C101]+0.01" office:value-type="float" office:value="3.29999999999998" calcext:value-type="float">
            <text:p>3.3</text:p>
          </table:table-cell>
          <table:table-cell office:value-type="float" office:value="0.72278356552124" calcext:value-type="float">
            <text:p>0.7227835655</text:p>
          </table:table-cell>
        </table:table-row>
        <table:table-row table:style-name="ro1">
          <table:table-cell table:formula="of:=[.A102]+0.01" office:value-type="float" office:value="1.02" calcext:value-type="float">
            <text:p>1.02</text:p>
          </table:table-cell>
          <table:table-cell office:value-type="float" office:value="-1.22714138031006" calcext:value-type="float">
            <text:p>-1.2271413803</text:p>
          </table:table-cell>
          <table:table-cell table:formula="of:=[.C102]+0.01" office:value-type="float" office:value="3.30999999999998" calcext:value-type="float">
            <text:p>3.31</text:p>
          </table:table-cell>
          <table:table-cell office:value-type="float" office:value="0.714318156242371" calcext:value-type="float">
            <text:p>0.7143181562</text:p>
          </table:table-cell>
        </table:table-row>
        <table:table-row table:style-name="ro1">
          <table:table-cell table:formula="of:=[.A103]+0.01" office:value-type="float" office:value="1.03" calcext:value-type="float">
            <text:p>1.03</text:p>
          </table:table-cell>
          <table:table-cell office:value-type="float" office:value="-1.22676229476929" calcext:value-type="float">
            <text:p>-1.2267622948</text:p>
          </table:table-cell>
          <table:table-cell table:formula="of:=[.C103]+0.01" office:value-type="float" office:value="3.31999999999998" calcext:value-type="float">
            <text:p>3.32</text:p>
          </table:table-cell>
          <table:table-cell office:value-type="float" office:value="0.702196836471558" calcext:value-type="float">
            <text:p>0.7021968365</text:p>
          </table:table-cell>
        </table:table-row>
        <table:table-row table:style-name="ro1">
          <table:table-cell table:formula="of:=[.A104]+0.01" office:value-type="float" office:value="1.04" calcext:value-type="float">
            <text:p>1.04</text:p>
          </table:table-cell>
          <table:table-cell office:value-type="float" office:value="-1.22779715061188" calcext:value-type="float">
            <text:p>-1.2277971506</text:p>
          </table:table-cell>
          <table:table-cell table:formula="of:=[.C104]+0.01" office:value-type="float" office:value="3.32999999999998" calcext:value-type="float">
            <text:p>3.33</text:p>
          </table:table-cell>
          <table:table-cell office:value-type="float" office:value="0.694379091262817" calcext:value-type="float">
            <text:p>0.6943790913</text:p>
          </table:table-cell>
        </table:table-row>
        <table:table-row table:style-name="ro1">
          <table:table-cell table:formula="of:=[.A105]+0.01" office:value-type="float" office:value="1.05" calcext:value-type="float">
            <text:p>1.05</text:p>
          </table:table-cell>
          <table:table-cell office:value-type="float" office:value="-1.22992920875549" calcext:value-type="float">
            <text:p>-1.2299292088</text:p>
          </table:table-cell>
          <table:table-cell table:formula="of:=[.C105]+0.01" office:value-type="float" office:value="3.33999999999998" calcext:value-type="float">
            <text:p>3.34</text:p>
          </table:table-cell>
          <table:table-cell office:value-type="float" office:value="0.686315298080444" calcext:value-type="float">
            <text:p>0.6863152981</text:p>
          </table:table-cell>
        </table:table-row>
        <table:table-row table:style-name="ro1">
          <table:table-cell table:formula="of:=[.A106]+0.01" office:value-type="float" office:value="1.06" calcext:value-type="float">
            <text:p>1.06</text:p>
          </table:table-cell>
          <table:table-cell office:value-type="float" office:value="-1.23369336128235" calcext:value-type="float">
            <text:p>-1.2336933613</text:p>
          </table:table-cell>
          <table:table-cell table:formula="of:=[.C106]+0.01" office:value-type="float" office:value="3.34999999999998" calcext:value-type="float">
            <text:p>3.35</text:p>
          </table:table-cell>
          <table:table-cell office:value-type="float" office:value="0.683401525020599" calcext:value-type="float">
            <text:p>0.683401525</text:p>
          </table:table-cell>
        </table:table-row>
        <table:table-row table:style-name="ro1">
          <table:table-cell table:formula="of:=[.A107]+0.01" office:value-type="float" office:value="1.07" calcext:value-type="float">
            <text:p>1.07</text:p>
          </table:table-cell>
          <table:table-cell office:value-type="float" office:value="-1.23623526096344" calcext:value-type="float">
            <text:p>-1.236235261</text:p>
          </table:table-cell>
          <table:table-cell table:formula="of:=[.C107]+0.01" office:value-type="float" office:value="3.35999999999998" calcext:value-type="float">
            <text:p>3.36</text:p>
          </table:table-cell>
          <table:table-cell office:value-type="float" office:value="0.682875216007233" calcext:value-type="float">
            <text:p>0.682875216</text:p>
          </table:table-cell>
        </table:table-row>
        <table:table-row table:style-name="ro1">
          <table:table-cell table:formula="of:=[.A108]+0.01" office:value-type="float" office:value="1.08" calcext:value-type="float">
            <text:p>1.08</text:p>
          </table:table-cell>
          <table:table-cell office:value-type="float" office:value="-1.23765075206757" calcext:value-type="float">
            <text:p>-1.2376507521</text:p>
          </table:table-cell>
          <table:table-cell table:formula="of:=[.C108]+0.01" office:value-type="float" office:value="3.36999999999998" calcext:value-type="float">
            <text:p>3.37</text:p>
          </table:table-cell>
          <table:table-cell office:value-type="float" office:value="0.685884058475494" calcext:value-type="float">
            <text:p>0.6858840585</text:p>
          </table:table-cell>
        </table:table-row>
        <table:table-row table:style-name="ro1">
          <table:table-cell table:formula="of:=[.A109]+0.01" office:value-type="float" office:value="1.09" calcext:value-type="float">
            <text:p>1.09</text:p>
          </table:table-cell>
          <table:table-cell office:value-type="float" office:value="-1.2375580072403" calcext:value-type="float">
            <text:p>-1.2375580072</text:p>
          </table:table-cell>
          <table:table-cell table:formula="of:=[.C109]+0.01" office:value-type="float" office:value="3.37999999999998" calcext:value-type="float">
            <text:p>3.38</text:p>
          </table:table-cell>
          <table:table-cell office:value-type="float" office:value="0.693463683128357" calcext:value-type="float">
            <text:p>0.6934636831</text:p>
          </table:table-cell>
        </table:table-row>
        <table:table-row table:style-name="ro1">
          <table:table-cell table:formula="of:=[.A110]+0.01" office:value-type="float" office:value="1.1" calcext:value-type="float">
            <text:p>1.1</text:p>
          </table:table-cell>
          <table:table-cell office:value-type="float" office:value="-1.23544430732727" calcext:value-type="float">
            <text:p>-1.2354443073</text:p>
          </table:table-cell>
          <table:table-cell table:formula="of:=[.C110]+0.01" office:value-type="float" office:value="3.38999999999998" calcext:value-type="float">
            <text:p>3.39</text:p>
          </table:table-cell>
          <table:table-cell office:value-type="float" office:value="0.698028922080994" calcext:value-type="float">
            <text:p>0.6980289221</text:p>
          </table:table-cell>
        </table:table-row>
        <table:table-row table:style-name="ro1">
          <table:table-cell table:formula="of:=[.A111]+0.01" office:value-type="float" office:value="1.11" calcext:value-type="float">
            <text:p>1.11</text:p>
          </table:table-cell>
          <table:table-cell office:value-type="float" office:value="-1.23267590999603" calcext:value-type="float">
            <text:p>-1.23267591</text:p>
          </table:table-cell>
          <table:table-cell table:formula="of:=[.C111]+0.01" office:value-type="float" office:value="3.39999999999998" calcext:value-type="float">
            <text:p>3.4</text:p>
          </table:table-cell>
          <table:table-cell office:value-type="float" office:value="0.70490038394928" calcext:value-type="float">
            <text:p>0.7049003839</text:p>
          </table:table-cell>
        </table:table-row>
        <table:table-row table:style-name="ro1">
          <table:table-cell table:formula="of:=[.A112]+0.01" office:value-type="float" office:value="1.12" calcext:value-type="float">
            <text:p>1.12</text:p>
          </table:table-cell>
          <table:table-cell office:value-type="float" office:value="-1.22828650474548" calcext:value-type="float">
            <text:p>-1.2282865047</text:p>
          </table:table-cell>
          <table:table-cell table:formula="of:=[.C112]+0.01" office:value-type="float" office:value="3.40999999999998" calcext:value-type="float">
            <text:p>3.41</text:p>
          </table:table-cell>
          <table:table-cell office:value-type="float" office:value="0.709658920764923" calcext:value-type="float">
            <text:p>0.7096589208</text:p>
          </table:table-cell>
        </table:table-row>
        <table:table-row table:style-name="ro1">
          <table:table-cell table:formula="of:=[.A113]+0.01" office:value-type="float" office:value="1.13" calcext:value-type="float">
            <text:p>1.13</text:p>
          </table:table-cell>
          <table:table-cell office:value-type="float" office:value="-1.2261860370636" calcext:value-type="float">
            <text:p>-1.2261860371</text:p>
          </table:table-cell>
          <table:table-cell table:formula="of:=[.C113]+0.01" office:value-type="float" office:value="3.41999999999998" calcext:value-type="float">
            <text:p>3.42</text:p>
          </table:table-cell>
          <table:table-cell office:value-type="float" office:value="0.71953696012497" calcext:value-type="float">
            <text:p>0.7195369601</text:p>
          </table:table-cell>
        </table:table-row>
        <table:table-row table:style-name="ro1">
          <table:table-cell table:formula="of:=[.A114]+0.01" office:value-type="float" office:value="1.14" calcext:value-type="float">
            <text:p>1.14</text:p>
          </table:table-cell>
          <table:table-cell office:value-type="float" office:value="-1.22614967823029" calcext:value-type="float">
            <text:p>-1.2261496782</text:p>
          </table:table-cell>
          <table:table-cell table:formula="of:=[.C114]+0.01" office:value-type="float" office:value="3.42999999999998" calcext:value-type="float">
            <text:p>3.43</text:p>
          </table:table-cell>
          <table:table-cell office:value-type="float" office:value="0.725351810455322" calcext:value-type="float">
            <text:p>0.7253518105</text:p>
          </table:table-cell>
        </table:table-row>
        <table:table-row table:style-name="ro1">
          <table:table-cell table:formula="of:=[.A115]+0.01" office:value-type="float" office:value="1.15" calcext:value-type="float">
            <text:p>1.15</text:p>
          </table:table-cell>
          <table:table-cell office:value-type="float" office:value="-1.22873508930206" calcext:value-type="float">
            <text:p>-1.2287350893</text:p>
          </table:table-cell>
          <table:table-cell table:formula="of:=[.C115]+0.01" office:value-type="float" office:value="3.43999999999998" calcext:value-type="float">
            <text:p>3.44</text:p>
          </table:table-cell>
          <table:table-cell office:value-type="float" office:value="0.73252010345459" calcext:value-type="float">
            <text:p>0.7325201035</text:p>
          </table:table-cell>
        </table:table-row>
        <table:table-row table:style-name="ro1">
          <table:table-cell table:formula="of:=[.A116]+0.01" office:value-type="float" office:value="1.16" calcext:value-type="float">
            <text:p>1.16</text:p>
          </table:table-cell>
          <table:table-cell office:value-type="float" office:value="-1.23285305500031" calcext:value-type="float">
            <text:p>-1.232853055</text:p>
          </table:table-cell>
          <table:table-cell table:formula="of:=[.C116]+0.01" office:value-type="float" office:value="3.44999999999998" calcext:value-type="float">
            <text:p>3.45</text:p>
          </table:table-cell>
          <table:table-cell office:value-type="float" office:value="0.736476957798004" calcext:value-type="float">
            <text:p>0.7364769578</text:p>
          </table:table-cell>
        </table:table-row>
        <table:table-row table:style-name="ro1">
          <table:table-cell table:formula="of:=[.A117]+0.01" office:value-type="float" office:value="1.17" calcext:value-type="float">
            <text:p>1.17</text:p>
          </table:table-cell>
          <table:table-cell office:value-type="float" office:value="-1.23593032360077" calcext:value-type="float">
            <text:p>-1.2359303236</text:p>
          </table:table-cell>
          <table:table-cell table:formula="of:=[.C117]+0.01" office:value-type="float" office:value="3.45999999999998" calcext:value-type="float">
            <text:p>3.46</text:p>
          </table:table-cell>
          <table:table-cell office:value-type="float" office:value="0.742850422859192" calcext:value-type="float">
            <text:p>0.7428504229</text:p>
          </table:table-cell>
        </table:table-row>
        <table:table-row table:style-name="ro1">
          <table:table-cell table:formula="of:=[.A118]+0.01" office:value-type="float" office:value="1.18" calcext:value-type="float">
            <text:p>1.18</text:p>
          </table:table-cell>
          <table:table-cell office:value-type="float" office:value="-1.23895502090454" calcext:value-type="float">
            <text:p>-1.2389550209</text:p>
          </table:table-cell>
          <table:table-cell table:formula="of:=[.C118]+0.01" office:value-type="float" office:value="3.46999999999998" calcext:value-type="float">
            <text:p>3.47</text:p>
          </table:table-cell>
          <table:table-cell office:value-type="float" office:value="0.747912168502808" calcext:value-type="float">
            <text:p>0.7479121685</text:p>
          </table:table-cell>
        </table:table-row>
        <table:table-row table:style-name="ro1">
          <table:table-cell table:formula="of:=[.A119]+0.01" office:value-type="float" office:value="1.19" calcext:value-type="float">
            <text:p>1.19</text:p>
          </table:table-cell>
          <table:table-cell office:value-type="float" office:value="-1.23836421966553" calcext:value-type="float">
            <text:p>-1.2383642197</text:p>
          </table:table-cell>
          <table:table-cell table:formula="of:=[.C119]+0.01" office:value-type="float" office:value="3.47999999999997" calcext:value-type="float">
            <text:p>3.48</text:p>
          </table:table-cell>
          <table:table-cell office:value-type="float" office:value="0.757496654987335" calcext:value-type="float">
            <text:p>0.757496655</text:p>
          </table:table-cell>
        </table:table-row>
        <table:table-row table:style-name="ro1">
          <table:table-cell table:formula="of:=[.A120]+0.01" office:value-type="float" office:value="1.2" calcext:value-type="float">
            <text:p>1.2</text:p>
          </table:table-cell>
          <table:table-cell office:value-type="float" office:value="-1.23569977283478" calcext:value-type="float">
            <text:p>-1.2356997728</text:p>
          </table:table-cell>
          <table:table-cell table:formula="of:=[.C120]+0.01" office:value-type="float" office:value="3.48999999999997" calcext:value-type="float">
            <text:p>3.49</text:p>
          </table:table-cell>
          <table:table-cell office:value-type="float" office:value="0.763430237770081" calcext:value-type="float">
            <text:p>0.7634302378</text:p>
          </table:table-cell>
        </table:table-row>
        <table:table-row table:style-name="ro1">
          <table:table-cell table:formula="of:=[.A121]+0.01" office:value-type="float" office:value="1.21" calcext:value-type="float">
            <text:p>1.21</text:p>
          </table:table-cell>
          <table:table-cell office:value-type="float" office:value="-1.23136830329895" calcext:value-type="float">
            <text:p>-1.2313683033</text:p>
          </table:table-cell>
          <table:table-cell table:formula="of:=[.C121]+0.01" office:value-type="float" office:value="3.49999999999997" calcext:value-type="float">
            <text:p>3.5</text:p>
          </table:table-cell>
          <table:table-cell office:value-type="float" office:value="0.770430982112885" calcext:value-type="float">
            <text:p>0.7704309821</text:p>
          </table:table-cell>
        </table:table-row>
        <table:table-row table:style-name="ro1">
          <table:table-cell table:formula="of:=[.A122]+0.01" office:value-type="float" office:value="1.22" calcext:value-type="float">
            <text:p>1.22</text:p>
          </table:table-cell>
          <table:table-cell office:value-type="float" office:value="-1.2256361246109" calcext:value-type="float">
            <text:p>-1.2256361246</text:p>
          </table:table-cell>
          <table:table-cell table:formula="of:=[.C122]+0.01" office:value-type="float" office:value="3.50999999999997" calcext:value-type="float">
            <text:p>3.51</text:p>
          </table:table-cell>
          <table:table-cell office:value-type="float" office:value="0.774303257465362" calcext:value-type="float">
            <text:p>0.7743032575</text:p>
          </table:table-cell>
        </table:table-row>
        <table:table-row table:style-name="ro1">
          <table:table-cell table:formula="of:=[.A123]+0.01" office:value-type="float" office:value="1.23" calcext:value-type="float">
            <text:p>1.23</text:p>
          </table:table-cell>
          <table:table-cell office:value-type="float" office:value="-1.22262692451477" calcext:value-type="float">
            <text:p>-1.2226269245</text:p>
          </table:table-cell>
          <table:table-cell table:formula="of:=[.C123]+0.01" office:value-type="float" office:value="3.51999999999997" calcext:value-type="float">
            <text:p>3.52</text:p>
          </table:table-cell>
          <table:table-cell office:value-type="float" office:value="0.778153240680695" calcext:value-type="float">
            <text:p>0.7781532407</text:p>
          </table:table-cell>
        </table:table-row>
        <table:table-row table:style-name="ro1">
          <table:table-cell table:formula="of:=[.A124]+0.01" office:value-type="float" office:value="1.24" calcext:value-type="float">
            <text:p>1.24</text:p>
          </table:table-cell>
          <table:table-cell office:value-type="float" office:value="-1.22078728675842" calcext:value-type="float">
            <text:p>-1.2207872868</text:p>
          </table:table-cell>
          <table:table-cell table:formula="of:=[.C124]+0.01" office:value-type="float" office:value="3.52999999999997" calcext:value-type="float">
            <text:p>3.53</text:p>
          </table:table-cell>
          <table:table-cell office:value-type="float" office:value="0.781158745288849" calcext:value-type="float">
            <text:p>0.7811587453</text:p>
          </table:table-cell>
        </table:table-row>
        <table:table-row table:style-name="ro1">
          <table:table-cell table:formula="of:=[.A125]+0.01" office:value-type="float" office:value="1.25" calcext:value-type="float">
            <text:p>1.25</text:p>
          </table:table-cell>
          <table:table-cell office:value-type="float" office:value="-1.22123754024506" calcext:value-type="float">
            <text:p>-1.2212375402</text:p>
          </table:table-cell>
          <table:table-cell table:formula="of:=[.C125]+0.01" office:value-type="float" office:value="3.53999999999997" calcext:value-type="float">
            <text:p>3.54</text:p>
          </table:table-cell>
          <table:table-cell office:value-type="float" office:value="0.786325097084045" calcext:value-type="float">
            <text:p>0.7863250971</text:p>
          </table:table-cell>
        </table:table-row>
        <table:table-row table:style-name="ro1">
          <table:table-cell table:formula="of:=[.A126]+0.01" office:value-type="float" office:value="1.26" calcext:value-type="float">
            <text:p>1.26</text:p>
          </table:table-cell>
          <table:table-cell office:value-type="float" office:value="-1.224564909935" calcext:value-type="float">
            <text:p>-1.2245649099</text:p>
          </table:table-cell>
          <table:table-cell table:formula="of:=[.C126]+0.01" office:value-type="float" office:value="3.54999999999997" calcext:value-type="float">
            <text:p>3.55</text:p>
          </table:table-cell>
          <table:table-cell office:value-type="float" office:value="0.789862871170044" calcext:value-type="float">
            <text:p>0.7898628712</text:p>
          </table:table-cell>
        </table:table-row>
        <table:table-row table:style-name="ro1">
          <table:table-cell table:formula="of:=[.A127]+0.01" office:value-type="float" office:value="1.27" calcext:value-type="float">
            <text:p>1.27</text:p>
          </table:table-cell>
          <table:table-cell office:value-type="float" office:value="-1.22786617279053" calcext:value-type="float">
            <text:p>-1.2278661728</text:p>
          </table:table-cell>
          <table:table-cell table:formula="of:=[.C127]+0.01" office:value-type="float" office:value="3.55999999999997" calcext:value-type="float">
            <text:p>3.56</text:p>
          </table:table-cell>
          <table:table-cell office:value-type="float" office:value="0.792271137237549" calcext:value-type="float">
            <text:p>0.7922711372</text:p>
          </table:table-cell>
        </table:table-row>
        <table:table-row table:style-name="ro1">
          <table:table-cell table:formula="of:=[.A128]+0.01" office:value-type="float" office:value="1.28" calcext:value-type="float">
            <text:p>1.28</text:p>
          </table:table-cell>
          <table:table-cell office:value-type="float" office:value="-1.23373472690582" calcext:value-type="float">
            <text:p>-1.2337347269</text:p>
          </table:table-cell>
          <table:table-cell table:formula="of:=[.C128]+0.01" office:value-type="float" office:value="3.56999999999997" calcext:value-type="float">
            <text:p>3.57</text:p>
          </table:table-cell>
          <table:table-cell office:value-type="float" office:value="0.790326476097107" calcext:value-type="float">
            <text:p>0.7903264761</text:p>
          </table:table-cell>
        </table:table-row>
        <table:table-row table:style-name="ro1">
          <table:table-cell table:formula="of:=[.A129]+0.01" office:value-type="float" office:value="1.29" calcext:value-type="float">
            <text:p>1.29</text:p>
          </table:table-cell>
          <table:table-cell office:value-type="float" office:value="-1.23607969284058" calcext:value-type="float">
            <text:p>-1.2360796928</text:p>
          </table:table-cell>
          <table:table-cell table:formula="of:=[.C129]+0.01" office:value-type="float" office:value="3.57999999999997" calcext:value-type="float">
            <text:p>3.58</text:p>
          </table:table-cell>
          <table:table-cell office:value-type="float" office:value="0.786112010478973" calcext:value-type="float">
            <text:p>0.7861120105</text:p>
          </table:table-cell>
        </table:table-row>
        <table:table-row table:style-name="ro1">
          <table:table-cell table:formula="of:=[.A130]+0.01" office:value-type="float" office:value="1.3" calcext:value-type="float">
            <text:p>1.3</text:p>
          </table:table-cell>
          <table:table-cell office:value-type="float" office:value="-1.23680686950684" calcext:value-type="float">
            <text:p>-1.2368068695</text:p>
          </table:table-cell>
          <table:table-cell table:formula="of:=[.C130]+0.01" office:value-type="float" office:value="3.58999999999997" calcext:value-type="float">
            <text:p>3.59</text:p>
          </table:table-cell>
          <table:table-cell office:value-type="float" office:value="0.784272193908691" calcext:value-type="float">
            <text:p>0.7842721939</text:p>
          </table:table-cell>
        </table:table-row>
        <table:table-row table:style-name="ro1">
          <table:table-cell table:formula="of:=[.A131]+0.01" office:value-type="float" office:value="1.31" calcext:value-type="float">
            <text:p>1.31</text:p>
          </table:table-cell>
          <table:table-cell office:value-type="float" office:value="-1.23469054698944" calcext:value-type="float">
            <text:p>-1.234690547</text:p>
          </table:table-cell>
          <table:table-cell table:formula="of:=[.C131]+0.01" office:value-type="float" office:value="3.59999999999997" calcext:value-type="float">
            <text:p>3.6</text:p>
          </table:table-cell>
          <table:table-cell office:value-type="float" office:value="0.787980616092682" calcext:value-type="float">
            <text:p>0.7879806161</text:p>
          </table:table-cell>
        </table:table-row>
        <table:table-row table:style-name="ro1">
          <table:table-cell table:formula="of:=[.A132]+0.01" office:value-type="float" office:value="1.32" calcext:value-type="float">
            <text:p>1.32</text:p>
          </table:table-cell>
          <table:table-cell office:value-type="float" office:value="-1.23022317886353" calcext:value-type="float">
            <text:p>-1.2302231789</text:p>
          </table:table-cell>
          <table:table-cell table:formula="of:=[.C132]+0.01" office:value-type="float" office:value="3.60999999999997" calcext:value-type="float">
            <text:p>3.61</text:p>
          </table:table-cell>
          <table:table-cell office:value-type="float" office:value="0.793625056743622" calcext:value-type="float">
            <text:p>0.7936250567</text:p>
          </table:table-cell>
        </table:table-row>
        <table:table-row table:style-name="ro1">
          <table:table-cell table:formula="of:=[.A133]+0.01" office:value-type="float" office:value="1.33" calcext:value-type="float">
            <text:p>1.33</text:p>
          </table:table-cell>
          <table:table-cell office:value-type="float" office:value="-1.2269800901413" calcext:value-type="float">
            <text:p>-1.2269800901</text:p>
          </table:table-cell>
          <table:table-cell table:formula="of:=[.C133]+0.01" office:value-type="float" office:value="3.61999999999997" calcext:value-type="float">
            <text:p>3.62</text:p>
          </table:table-cell>
          <table:table-cell office:value-type="float" office:value="0.808566570281982" calcext:value-type="float">
            <text:p>0.8085665703</text:p>
          </table:table-cell>
        </table:table-row>
        <table:table-row table:style-name="ro1">
          <table:table-cell table:formula="of:=[.A134]+0.01" office:value-type="float" office:value="1.34" calcext:value-type="float">
            <text:p>1.34</text:p>
          </table:table-cell>
          <table:table-cell office:value-type="float" office:value="-1.22401189804077" calcext:value-type="float">
            <text:p>-1.224011898</text:p>
          </table:table-cell>
          <table:table-cell table:formula="of:=[.C134]+0.01" office:value-type="float" office:value="3.62999999999997" calcext:value-type="float">
            <text:p>3.63</text:p>
          </table:table-cell>
          <table:table-cell office:value-type="float" office:value="0.823398947715759" calcext:value-type="float">
            <text:p>0.8233989477</text:p>
          </table:table-cell>
        </table:table-row>
        <table:table-row table:style-name="ro1">
          <table:table-cell table:formula="of:=[.A135]+0.01" office:value-type="float" office:value="1.35" calcext:value-type="float">
            <text:p>1.35</text:p>
          </table:table-cell>
          <table:table-cell office:value-type="float" office:value="-1.22391760349274" calcext:value-type="float">
            <text:p>-1.2239176035</text:p>
          </table:table-cell>
          <table:table-cell table:formula="of:=[.C135]+0.01" office:value-type="float" office:value="3.63999999999997" calcext:value-type="float">
            <text:p>3.64</text:p>
          </table:table-cell>
          <table:table-cell office:value-type="float" office:value="0.84996235370636" calcext:value-type="float">
            <text:p>0.8499623537</text:p>
          </table:table-cell>
        </table:table-row>
        <table:table-row table:style-name="ro1">
          <table:table-cell table:formula="of:=[.A136]+0.01" office:value-type="float" office:value="1.36" calcext:value-type="float">
            <text:p>1.36</text:p>
          </table:table-cell>
          <table:table-cell office:value-type="float" office:value="-1.22603631019592" calcext:value-type="float">
            <text:p>-1.2260363102</text:p>
          </table:table-cell>
          <table:table-cell table:formula="of:=[.C136]+0.01" office:value-type="float" office:value="3.64999999999997" calcext:value-type="float">
            <text:p>3.65</text:p>
          </table:table-cell>
          <table:table-cell office:value-type="float" office:value="0.866340577602387" calcext:value-type="float">
            <text:p>0.8663405776</text:p>
          </table:table-cell>
        </table:table-row>
        <table:table-row table:style-name="ro1">
          <table:table-cell table:formula="of:=[.A137]+0.01" office:value-type="float" office:value="1.37" calcext:value-type="float">
            <text:p>1.37</text:p>
          </table:table-cell>
          <table:table-cell office:value-type="float" office:value="-1.22745549678803" calcext:value-type="float">
            <text:p>-1.2274554968</text:p>
          </table:table-cell>
          <table:table-cell table:formula="of:=[.C137]+0.01" office:value-type="float" office:value="3.65999999999997" calcext:value-type="float">
            <text:p>3.66</text:p>
          </table:table-cell>
          <table:table-cell office:value-type="float" office:value="0.88473254442215" calcext:value-type="float">
            <text:p>0.8847325444</text:p>
          </table:table-cell>
        </table:table-row>
        <table:table-row table:style-name="ro1">
          <table:table-cell table:formula="of:=[.A138]+0.01" office:value-type="float" office:value="1.38" calcext:value-type="float">
            <text:p>1.38</text:p>
          </table:table-cell>
          <table:table-cell office:value-type="float" office:value="-1.23115706443787" calcext:value-type="float">
            <text:p>-1.2311570644</text:p>
          </table:table-cell>
          <table:table-cell table:formula="of:=[.C138]+0.01" office:value-type="float" office:value="3.66999999999997" calcext:value-type="float">
            <text:p>3.67</text:p>
          </table:table-cell>
          <table:table-cell office:value-type="float" office:value="0.891521811485291" calcext:value-type="float">
            <text:p>0.8915218115</text:p>
          </table:table-cell>
        </table:table-row>
        <table:table-row table:style-name="ro1">
          <table:table-cell table:formula="of:=[.A139]+0.01" office:value-type="float" office:value="1.39" calcext:value-type="float">
            <text:p>1.39</text:p>
          </table:table-cell>
          <table:table-cell office:value-type="float" office:value="-1.23286437988281" calcext:value-type="float">
            <text:p>-1.2328643799</text:p>
          </table:table-cell>
          <table:table-cell table:formula="of:=[.C139]+0.01" office:value-type="float" office:value="3.67999999999997" calcext:value-type="float">
            <text:p>3.68</text:p>
          </table:table-cell>
          <table:table-cell office:value-type="float" office:value="0.891970872879028" calcext:value-type="float">
            <text:p>0.8919708729</text:p>
          </table:table-cell>
        </table:table-row>
        <table:table-row table:style-name="ro1">
          <table:table-cell table:formula="of:=[.A140]+0.01" office:value-type="float" office:value="1.4" calcext:value-type="float">
            <text:p>1.4</text:p>
          </table:table-cell>
          <table:table-cell office:value-type="float" office:value="-1.2339164018631" calcext:value-type="float">
            <text:p>-1.2339164019</text:p>
          </table:table-cell>
          <table:table-cell table:formula="of:=[.C140]+0.01" office:value-type="float" office:value="3.68999999999997" calcext:value-type="float">
            <text:p>3.69</text:p>
          </table:table-cell>
          <table:table-cell office:value-type="float" office:value="0.889418244361877" calcext:value-type="float">
            <text:p>0.8894182444</text:p>
          </table:table-cell>
        </table:table-row>
        <table:table-row table:style-name="ro1">
          <table:table-cell table:formula="of:=[.A141]+0.01" office:value-type="float" office:value="1.41" calcext:value-type="float">
            <text:p>1.41</text:p>
          </table:table-cell>
          <table:table-cell office:value-type="float" office:value="-1.23275482654572" calcext:value-type="float">
            <text:p>-1.2327548265</text:p>
          </table:table-cell>
          <table:table-cell table:formula="of:=[.C141]+0.01" office:value-type="float" office:value="3.69999999999997" calcext:value-type="float">
            <text:p>3.7</text:p>
          </table:table-cell>
          <table:table-cell office:value-type="float" office:value="0.887928128242493" calcext:value-type="float">
            <text:p>0.8879281282</text:p>
          </table:table-cell>
        </table:table-row>
        <table:table-row table:style-name="ro1">
          <table:table-cell table:formula="of:=[.A142]+0.01" office:value-type="float" office:value="1.42" calcext:value-type="float">
            <text:p>1.42</text:p>
          </table:table-cell>
          <table:table-cell office:value-type="float" office:value="-1.23062515258789" calcext:value-type="float">
            <text:p>-1.2306251526</text:p>
          </table:table-cell>
          <table:table-cell table:formula="of:=[.C142]+0.01" office:value-type="float" office:value="3.70999999999997" calcext:value-type="float">
            <text:p>3.71</text:p>
          </table:table-cell>
          <table:table-cell office:value-type="float" office:value="0.890026092529297" calcext:value-type="float">
            <text:p>0.8900260925</text:p>
          </table:table-cell>
        </table:table-row>
        <table:table-row table:style-name="ro1">
          <table:table-cell table:formula="of:=[.A143]+0.01" office:value-type="float" office:value="1.43" calcext:value-type="float">
            <text:p>1.43</text:p>
          </table:table-cell>
          <table:table-cell office:value-type="float" office:value="-1.22904515266418" calcext:value-type="float">
            <text:p>-1.2290451527</text:p>
          </table:table-cell>
          <table:table-cell table:formula="of:=[.C143]+0.01" office:value-type="float" office:value="3.71999999999997" calcext:value-type="float">
            <text:p>3.72</text:p>
          </table:table-cell>
          <table:table-cell office:value-type="float" office:value="0.894637823104858" calcext:value-type="float">
            <text:p>0.8946378231</text:p>
          </table:table-cell>
        </table:table-row>
        <table:table-row table:style-name="ro1">
          <table:table-cell table:formula="of:=[.A144]+0.01" office:value-type="float" office:value="1.44" calcext:value-type="float">
            <text:p>1.44</text:p>
          </table:table-cell>
          <table:table-cell office:value-type="float" office:value="-1.22810506820679" calcext:value-type="float">
            <text:p>-1.2281050682</text:p>
          </table:table-cell>
          <table:table-cell table:formula="of:=[.C144]+0.01" office:value-type="float" office:value="3.72999999999997" calcext:value-type="float">
            <text:p>3.73</text:p>
          </table:table-cell>
          <table:table-cell office:value-type="float" office:value="0.897463917732239" calcext:value-type="float">
            <text:p>0.8974639177</text:p>
          </table:table-cell>
        </table:table-row>
        <table:table-row table:style-name="ro1">
          <table:table-cell table:formula="of:=[.A145]+0.01" office:value-type="float" office:value="1.45" calcext:value-type="float">
            <text:p>1.45</text:p>
          </table:table-cell>
          <table:table-cell office:value-type="float" office:value="-1.22831320762634" calcext:value-type="float">
            <text:p>-1.2283132076</text:p>
          </table:table-cell>
          <table:table-cell table:formula="of:=[.C145]+0.01" office:value-type="float" office:value="3.73999999999997" calcext:value-type="float">
            <text:p>3.74</text:p>
          </table:table-cell>
          <table:table-cell office:value-type="float" office:value="0.893807768821716" calcext:value-type="float">
            <text:p>0.8938077688</text:p>
          </table:table-cell>
        </table:table-row>
        <table:table-row table:style-name="ro1">
          <table:table-cell table:formula="of:=[.A146]+0.01" office:value-type="float" office:value="1.46" calcext:value-type="float">
            <text:p>1.46</text:p>
          </table:table-cell>
          <table:table-cell office:value-type="float" office:value="-1.23108375072479" calcext:value-type="float">
            <text:p>-1.2310837507</text:p>
          </table:table-cell>
          <table:table-cell table:formula="of:=[.C146]+0.01" office:value-type="float" office:value="3.74999999999997" calcext:value-type="float">
            <text:p>3.75</text:p>
          </table:table-cell>
          <table:table-cell office:value-type="float" office:value="0.88569438457489" calcext:value-type="float">
            <text:p>0.8856943846</text:p>
          </table:table-cell>
        </table:table-row>
        <table:table-row table:style-name="ro1">
          <table:table-cell table:formula="of:=[.A147]+0.01" office:value-type="float" office:value="1.47" calcext:value-type="float">
            <text:p>1.47</text:p>
          </table:table-cell>
          <table:table-cell office:value-type="float" office:value="-1.23332786560059" calcext:value-type="float">
            <text:p>-1.2333278656</text:p>
          </table:table-cell>
          <table:table-cell table:formula="of:=[.C147]+0.01" office:value-type="float" office:value="3.75999999999997" calcext:value-type="float">
            <text:p>3.76</text:p>
          </table:table-cell>
          <table:table-cell office:value-type="float" office:value="0.867036640644074" calcext:value-type="float">
            <text:p>0.8670366406</text:p>
          </table:table-cell>
        </table:table-row>
        <table:table-row table:style-name="ro1">
          <table:table-cell table:formula="of:=[.A148]+0.01" office:value-type="float" office:value="1.48" calcext:value-type="float">
            <text:p>1.48</text:p>
          </table:table-cell>
          <table:table-cell office:value-type="float" office:value="-1.23482751846313" calcext:value-type="float">
            <text:p>-1.2348275185</text:p>
          </table:table-cell>
          <table:table-cell table:formula="of:=[.C148]+0.01" office:value-type="float" office:value="3.76999999999997" calcext:value-type="float">
            <text:p>3.77</text:p>
          </table:table-cell>
          <table:table-cell office:value-type="float" office:value="0.851982057094574" calcext:value-type="float">
            <text:p>0.8519820571</text:p>
          </table:table-cell>
        </table:table-row>
        <table:table-row table:style-name="ro1">
          <table:table-cell table:formula="of:=[.A149]+0.01" office:value-type="float" office:value="1.49" calcext:value-type="float">
            <text:p>1.49</text:p>
          </table:table-cell>
          <table:table-cell office:value-type="float" office:value="-1.23399209976196" calcext:value-type="float">
            <text:p>-1.2339920998</text:p>
          </table:table-cell>
          <table:table-cell table:formula="of:=[.C149]+0.01" office:value-type="float" office:value="3.77999999999997" calcext:value-type="float">
            <text:p>3.78</text:p>
          </table:table-cell>
          <table:table-cell office:value-type="float" office:value="0.828615546226501" calcext:value-type="float">
            <text:p>0.8286155462</text:p>
          </table:table-cell>
        </table:table-row>
        <table:table-row table:style-name="ro1">
          <table:table-cell table:formula="of:=[.A150]+0.01" office:value-type="float" office:value="1.5" calcext:value-type="float">
            <text:p>1.5</text:p>
          </table:table-cell>
          <table:table-cell office:value-type="float" office:value="-1.23059022426605" calcext:value-type="float">
            <text:p>-1.2305902243</text:p>
          </table:table-cell>
          <table:table-cell table:formula="of:=[.C150]+0.01" office:value-type="float" office:value="3.78999999999997" calcext:value-type="float">
            <text:p>3.79</text:p>
          </table:table-cell>
          <table:table-cell office:value-type="float" office:value="0.812616407871246" calcext:value-type="float">
            <text:p>0.8126164079</text:p>
          </table:table-cell>
        </table:table-row>
        <table:table-row table:style-name="ro1">
          <table:table-cell table:formula="of:=[.A151]+0.01" office:value-type="float" office:value="1.51" calcext:value-type="float">
            <text:p>1.51</text:p>
          </table:table-cell>
          <table:table-cell office:value-type="float" office:value="-1.22736001014709" calcext:value-type="float">
            <text:p>-1.2273600101</text:p>
          </table:table-cell>
          <table:table-cell table:formula="of:=[.C151]+0.01" office:value-type="float" office:value="3.79999999999997" calcext:value-type="float">
            <text:p>3.8</text:p>
          </table:table-cell>
          <table:table-cell office:value-type="float" office:value="0.790195286273956" calcext:value-type="float">
            <text:p>0.7901952863</text:p>
          </table:table-cell>
        </table:table-row>
        <table:table-row table:style-name="ro1">
          <table:table-cell table:formula="of:=[.A152]+0.01" office:value-type="float" office:value="1.52" calcext:value-type="float">
            <text:p>1.52</text:p>
          </table:table-cell>
          <table:table-cell office:value-type="float" office:value="-1.22552037239075" calcext:value-type="float">
            <text:p>-1.2255203724</text:p>
          </table:table-cell>
          <table:table-cell table:formula="of:=[.C152]+0.01" office:value-type="float" office:value="3.80999999999997" calcext:value-type="float">
            <text:p>3.81</text:p>
          </table:table-cell>
          <table:table-cell office:value-type="float" office:value="0.777087926864624" calcext:value-type="float">
            <text:p>0.7770879269</text:p>
          </table:table-cell>
        </table:table-row>
        <table:table-row table:style-name="ro1">
          <table:table-cell table:formula="of:=[.A153]+0.01" office:value-type="float" office:value="1.53" calcext:value-type="float">
            <text:p>1.53</text:p>
          </table:table-cell>
          <table:table-cell office:value-type="float" office:value="-1.22560727596283" calcext:value-type="float">
            <text:p>-1.225607276</text:p>
          </table:table-cell>
          <table:table-cell table:formula="of:=[.C153]+0.01" office:value-type="float" office:value="3.81999999999997" calcext:value-type="float">
            <text:p>3.82</text:p>
          </table:table-cell>
          <table:table-cell office:value-type="float" office:value="0.755149006843567" calcext:value-type="float">
            <text:p>0.7551490068</text:p>
          </table:table-cell>
        </table:table-row>
        <table:table-row table:style-name="ro1">
          <table:table-cell table:formula="of:=[.A154]+0.01" office:value-type="float" office:value="1.54" calcext:value-type="float">
            <text:p>1.54</text:p>
          </table:table-cell>
          <table:table-cell office:value-type="float" office:value="-1.22815465927124" calcext:value-type="float">
            <text:p>-1.2281546593</text:p>
          </table:table-cell>
          <table:table-cell table:formula="of:=[.C154]+0.01" office:value-type="float" office:value="3.82999999999997" calcext:value-type="float">
            <text:p>3.83</text:p>
          </table:table-cell>
          <table:table-cell office:value-type="float" office:value="0.73779284954071" calcext:value-type="float">
            <text:p>0.7377928495</text:p>
          </table:table-cell>
        </table:table-row>
        <table:table-row table:style-name="ro1">
          <table:table-cell table:formula="of:=[.A155]+0.01" office:value-type="float" office:value="1.55" calcext:value-type="float">
            <text:p>1.55</text:p>
          </table:table-cell>
          <table:table-cell office:value-type="float" office:value="-1.23027408123016" calcext:value-type="float">
            <text:p>-1.2302740812</text:p>
          </table:table-cell>
          <table:table-cell table:formula="of:=[.C155]+0.01" office:value-type="float" office:value="3.83999999999997" calcext:value-type="float">
            <text:p>3.84</text:p>
          </table:table-cell>
          <table:table-cell office:value-type="float" office:value="0.70781272649765" calcext:value-type="float">
            <text:p>0.7078127265</text:p>
          </table:table-cell>
        </table:table-row>
        <table:table-row table:style-name="ro1">
          <table:table-cell table:formula="of:=[.A156]+0.01" office:value-type="float" office:value="1.56" calcext:value-type="float">
            <text:p>1.56</text:p>
          </table:table-cell>
          <table:table-cell office:value-type="float" office:value="-1.23278272151947" calcext:value-type="float">
            <text:p>-1.2327827215</text:p>
          </table:table-cell>
          <table:table-cell table:formula="of:=[.C156]+0.01" office:value-type="float" office:value="3.84999999999997" calcext:value-type="float">
            <text:p>3.85</text:p>
          </table:table-cell>
          <table:table-cell office:value-type="float" office:value="0.688121497631073" calcext:value-type="float">
            <text:p>0.6881214976</text:p>
          </table:table-cell>
        </table:table-row>
        <table:table-row table:style-name="ro1">
          <table:table-cell table:formula="of:=[.A157]+0.01" office:value-type="float" office:value="1.57" calcext:value-type="float">
            <text:p>1.57</text:p>
          </table:table-cell>
          <table:table-cell office:value-type="float" office:value="-1.23270785808563" calcext:value-type="float">
            <text:p>-1.2327078581</text:p>
          </table:table-cell>
          <table:table-cell table:formula="of:=[.C157]+0.01" office:value-type="float" office:value="3.85999999999997" calcext:value-type="float">
            <text:p>3.86</text:p>
          </table:table-cell>
          <table:table-cell office:value-type="float" office:value="0.66351318359375" calcext:value-type="float">
            <text:p>0.6635131836</text:p>
          </table:table-cell>
        </table:table-row>
        <table:table-row table:style-name="ro1">
          <table:table-cell table:formula="of:=[.A158]+0.01" office:value-type="float" office:value="1.58" calcext:value-type="float">
            <text:p>1.58</text:p>
          </table:table-cell>
          <table:table-cell office:value-type="float" office:value="-1.23139452934265" calcext:value-type="float">
            <text:p>-1.2313945293</text:p>
          </table:table-cell>
          <table:table-cell table:formula="of:=[.C158]+0.01" office:value-type="float" office:value="3.86999999999997" calcext:value-type="float">
            <text:p>3.87</text:p>
          </table:table-cell>
          <table:table-cell office:value-type="float" office:value="0.652356386184692" calcext:value-type="float">
            <text:p>0.6523563862</text:p>
          </table:table-cell>
        </table:table-row>
        <table:table-row table:style-name="ro1">
          <table:table-cell table:formula="of:=[.A159]+0.01" office:value-type="float" office:value="1.59" calcext:value-type="float">
            <text:p>1.59</text:p>
          </table:table-cell>
          <table:table-cell office:value-type="float" office:value="-1.22911036014557" calcext:value-type="float">
            <text:p>-1.2291103601</text:p>
          </table:table-cell>
          <table:table-cell table:formula="of:=[.C159]+0.01" office:value-type="float" office:value="3.87999999999997" calcext:value-type="float">
            <text:p>3.88</text:p>
          </table:table-cell>
          <table:table-cell office:value-type="float" office:value="0.644161880016327" calcext:value-type="float">
            <text:p>0.64416188</text:p>
          </table:table-cell>
        </table:table-row>
        <table:table-row table:style-name="ro1">
          <table:table-cell table:formula="of:=[.A160]+0.01" office:value-type="float" office:value="1.6" calcext:value-type="float">
            <text:p>1.6</text:p>
          </table:table-cell>
          <table:table-cell office:value-type="float" office:value="-1.22647392749786" calcext:value-type="float">
            <text:p>-1.2264739275</text:p>
          </table:table-cell>
          <table:table-cell table:formula="of:=[.C160]+0.01" office:value-type="float" office:value="3.88999999999997" calcext:value-type="float">
            <text:p>3.89</text:p>
          </table:table-cell>
          <table:table-cell office:value-type="float" office:value="0.643135905265808" calcext:value-type="float">
            <text:p>0.6431359053</text:p>
          </table:table-cell>
        </table:table-row>
        <table:table-row table:style-name="ro1">
          <table:table-cell table:formula="of:=[.A161]+0.01" office:value-type="float" office:value="1.61" calcext:value-type="float">
            <text:p>1.61</text:p>
          </table:table-cell>
          <table:table-cell office:value-type="float" office:value="-1.22433757781982" calcext:value-type="float">
            <text:p>-1.2243375778</text:p>
          </table:table-cell>
          <table:table-cell table:formula="of:=[.C161]+0.01" office:value-type="float" office:value="3.89999999999997" calcext:value-type="float">
            <text:p>3.9</text:p>
          </table:table-cell>
          <table:table-cell office:value-type="float" office:value="0.644993662834168" calcext:value-type="float">
            <text:p>0.6449936628</text:p>
          </table:table-cell>
        </table:table-row>
        <table:table-row table:style-name="ro1">
          <table:table-cell table:formula="of:=[.A162]+0.01" office:value-type="float" office:value="1.62" calcext:value-type="float">
            <text:p>1.62</text:p>
          </table:table-cell>
          <table:table-cell office:value-type="float" office:value="-1.22356045246124" calcext:value-type="float">
            <text:p>-1.2235604525</text:p>
          </table:table-cell>
          <table:table-cell table:formula="of:=[.C162]+0.01" office:value-type="float" office:value="3.90999999999997" calcext:value-type="float">
            <text:p>3.91</text:p>
          </table:table-cell>
          <table:table-cell office:value-type="float" office:value="0.646247506141663" calcext:value-type="float">
            <text:p>0.6462475061</text:p>
          </table:table-cell>
        </table:table-row>
        <table:table-row table:style-name="ro1">
          <table:table-cell table:formula="of:=[.A163]+0.01" office:value-type="float" office:value="1.63" calcext:value-type="float">
            <text:p>1.63</text:p>
          </table:table-cell>
          <table:table-cell office:value-type="float" office:value="-1.22428500652313" calcext:value-type="float">
            <text:p>-1.2242850065</text:p>
          </table:table-cell>
          <table:table-cell table:formula="of:=[.C163]+0.01" office:value-type="float" office:value="3.91999999999997" calcext:value-type="float">
            <text:p>3.92</text:p>
          </table:table-cell>
          <table:table-cell office:value-type="float" office:value="0.647862792015076" calcext:value-type="float">
            <text:p>0.647862792</text:p>
          </table:table-cell>
        </table:table-row>
        <table:table-row table:style-name="ro1">
          <table:table-cell table:formula="of:=[.A164]+0.01" office:value-type="float" office:value="1.64" calcext:value-type="float">
            <text:p>1.64</text:p>
          </table:table-cell>
          <table:table-cell office:value-type="float" office:value="-1.22645199298859" calcext:value-type="float">
            <text:p>-1.226451993</text:p>
          </table:table-cell>
          <table:table-cell table:formula="of:=[.C164]+0.01" office:value-type="float" office:value="3.92999999999997" calcext:value-type="float">
            <text:p>3.93</text:p>
          </table:table-cell>
          <table:table-cell office:value-type="float" office:value="0.648025333881378" calcext:value-type="float">
            <text:p>0.6480253339</text:p>
          </table:table-cell>
        </table:table-row>
        <table:table-row table:style-name="ro1">
          <table:table-cell table:formula="of:=[.A165]+0.01" office:value-type="float" office:value="1.65" calcext:value-type="float">
            <text:p>1.65</text:p>
          </table:table-cell>
          <table:table-cell office:value-type="float" office:value="-1.22908592224121" calcext:value-type="float">
            <text:p>-1.2290859222</text:p>
          </table:table-cell>
          <table:table-cell table:formula="of:=[.C165]+0.01" office:value-type="float" office:value="3.93999999999997" calcext:value-type="float">
            <text:p>3.94</text:p>
          </table:table-cell>
          <table:table-cell office:value-type="float" office:value="0.653695523738861" calcext:value-type="float">
            <text:p>0.6536955237</text:p>
          </table:table-cell>
        </table:table-row>
        <table:table-row table:style-name="ro1">
          <table:table-cell table:formula="of:=[.A166]+0.01" office:value-type="float" office:value="1.66" calcext:value-type="float">
            <text:p>1.66</text:p>
          </table:table-cell>
          <table:table-cell office:value-type="float" office:value="-1.23152005672455" calcext:value-type="float">
            <text:p>-1.2315200567</text:p>
          </table:table-cell>
          <table:table-cell table:formula="of:=[.C166]+0.01" office:value-type="float" office:value="3.94999999999996" calcext:value-type="float">
            <text:p>3.95</text:p>
          </table:table-cell>
          <table:table-cell office:value-type="float" office:value="0.661879181861877" calcext:value-type="float">
            <text:p>0.6618791819</text:p>
          </table:table-cell>
        </table:table-row>
        <table:table-row table:style-name="ro1">
          <table:table-cell table:formula="of:=[.A167]+0.01" office:value-type="float" office:value="1.67" calcext:value-type="float">
            <text:p>1.67</text:p>
          </table:table-cell>
          <table:table-cell office:value-type="float" office:value="-1.23184943199158" calcext:value-type="float">
            <text:p>-1.231849432</text:p>
          </table:table-cell>
          <table:table-cell table:formula="of:=[.C167]+0.01" office:value-type="float" office:value="3.95999999999996" calcext:value-type="float">
            <text:p>3.96</text:p>
          </table:table-cell>
          <table:table-cell office:value-type="float" office:value="0.680104672908783" calcext:value-type="float">
            <text:p>0.6801046729</text:p>
          </table:table-cell>
        </table:table-row>
        <table:table-row table:style-name="ro1">
          <table:table-cell table:formula="of:=[.A168]+0.01" office:value-type="float" office:value="1.68" calcext:value-type="float">
            <text:p>1.68</text:p>
          </table:table-cell>
          <table:table-cell office:value-type="float" office:value="-1.23008716106415" calcext:value-type="float">
            <text:p>-1.2300871611</text:p>
          </table:table-cell>
          <table:table-cell table:formula="of:=[.C168]+0.01" office:value-type="float" office:value="3.96999999999996" calcext:value-type="float">
            <text:p>3.97</text:p>
          </table:table-cell>
          <table:table-cell office:value-type="float" office:value="0.695886015892029" calcext:value-type="float">
            <text:p>0.6958860159</text:p>
          </table:table-cell>
        </table:table-row>
        <table:table-row table:style-name="ro1">
          <table:table-cell table:formula="of:=[.A169]+0.01" office:value-type="float" office:value="1.69" calcext:value-type="float">
            <text:p>1.69</text:p>
          </table:table-cell>
          <table:table-cell office:value-type="float" office:value="-1.22777771949768" calcext:value-type="float">
            <text:p>-1.2277777195</text:p>
          </table:table-cell>
          <table:table-cell table:formula="of:=[.C169]+0.01" office:value-type="float" office:value="3.97999999999996" calcext:value-type="float">
            <text:p>3.98</text:p>
          </table:table-cell>
          <table:table-cell office:value-type="float" office:value="0.719423651695251" calcext:value-type="float">
            <text:p>0.7194236517</text:p>
          </table:table-cell>
        </table:table-row>
        <table:table-row table:style-name="ro1">
          <table:table-cell table:formula="of:=[.A170]+0.01" office:value-type="float" office:value="1.7" calcext:value-type="float">
            <text:p>1.7</text:p>
          </table:table-cell>
          <table:table-cell office:value-type="float" office:value="-1.22390139102936" calcext:value-type="float">
            <text:p>-1.223901391</text:p>
          </table:table-cell>
          <table:table-cell table:formula="of:=[.C170]+0.01" office:value-type="float" office:value="3.98999999999996" calcext:value-type="float">
            <text:p>3.99</text:p>
          </table:table-cell>
          <table:table-cell office:value-type="float" office:value="0.73472785949707" calcext:value-type="float">
            <text:p>0.7347278595</text:p>
          </table:table-cell>
        </table:table-row>
        <table:table-row table:style-name="ro1">
          <table:table-cell table:formula="of:=[.A171]+0.01" office:value-type="float" office:value="1.71" calcext:value-type="float">
            <text:p>1.71</text:p>
          </table:table-cell>
          <table:table-cell office:value-type="float" office:value="-1.2226790189743" calcext:value-type="float">
            <text:p>-1.222679019</text:p>
          </table:table-cell>
          <table:table-cell table:formula="of:=[.C171]+0.01" office:value-type="float" office:value="3.99999999999996" calcext:value-type="float">
            <text:p>4</text:p>
          </table:table-cell>
          <table:table-cell office:value-type="float" office:value="0.753911733627319" calcext:value-type="float">
            <text:p>0.7539117336</text:p>
          </table:table-cell>
        </table:table-row>
        <table:table-row table:style-name="ro1">
          <table:table-cell table:formula="of:=[.A172]+0.01" office:value-type="float" office:value="1.72" calcext:value-type="float">
            <text:p>1.72</text:p>
          </table:table-cell>
          <table:table-cell office:value-type="float" office:value="-1.22209310531616" calcext:value-type="float">
            <text:p>-1.2220931053</text:p>
          </table:table-cell>
          <table:table-cell table:formula="of:=[.C172]+0.01" office:value-type="float" office:value="4.00999999999996" calcext:value-type="float">
            <text:p>4.01</text:p>
          </table:table-cell>
          <table:table-cell office:value-type="float" office:value="0.765066027641296" calcext:value-type="float">
            <text:p>0.7650660276</text:p>
          </table:table-cell>
        </table:table-row>
        <table:table-row table:style-name="ro1">
          <table:table-cell table:formula="of:=[.A173]+0.01" office:value-type="float" office:value="1.73" calcext:value-type="float">
            <text:p>1.73</text:p>
          </table:table-cell>
          <table:table-cell office:value-type="float" office:value="-1.22264134883881" calcext:value-type="float">
            <text:p>-1.2226413488</text:p>
          </table:table-cell>
          <table:table-cell table:formula="of:=[.C173]+0.01" office:value-type="float" office:value="4.01999999999996" calcext:value-type="float">
            <text:p>4.02</text:p>
          </table:table-cell>
          <table:table-cell office:value-type="float" office:value="0.777292907238007" calcext:value-type="float">
            <text:p>0.7772929072</text:p>
          </table:table-cell>
        </table:table-row>
        <table:table-row table:style-name="ro1">
          <table:table-cell table:formula="of:=[.A174]+0.01" office:value-type="float" office:value="1.74" calcext:value-type="float">
            <text:p>1.74</text:p>
          </table:table-cell>
          <table:table-cell office:value-type="float" office:value="-1.22500514984131" calcext:value-type="float">
            <text:p>-1.2250051498</text:p>
          </table:table-cell>
          <table:table-cell table:formula="of:=[.C174]+0.01" office:value-type="float" office:value="4.02999999999996" calcext:value-type="float">
            <text:p>4.03</text:p>
          </table:table-cell>
          <table:table-cell office:value-type="float" office:value="0.779474496841431" calcext:value-type="float">
            <text:p>0.7794744968</text:p>
          </table:table-cell>
        </table:table-row>
        <table:table-row table:style-name="ro1">
          <table:table-cell table:formula="of:=[.A175]+0.01" office:value-type="float" office:value="1.75" calcext:value-type="float">
            <text:p>1.75</text:p>
          </table:table-cell>
          <table:table-cell office:value-type="float" office:value="-1.22767078876495" calcext:value-type="float">
            <text:p>-1.2276707888</text:p>
          </table:table-cell>
          <table:table-cell table:formula="of:=[.C175]+0.01" office:value-type="float" office:value="4.03999999999996" calcext:value-type="float">
            <text:p>4.04</text:p>
          </table:table-cell>
          <table:table-cell office:value-type="float" office:value="0.776655614376068" calcext:value-type="float">
            <text:p>0.7766556144</text:p>
          </table:table-cell>
        </table:table-row>
        <table:table-row table:style-name="ro1">
          <table:table-cell table:formula="of:=[.A176]+0.01" office:value-type="float" office:value="1.76" calcext:value-type="float">
            <text:p>1.76</text:p>
          </table:table-cell>
          <table:table-cell office:value-type="float" office:value="-1.22991728782654" calcext:value-type="float">
            <text:p>-1.2299172878</text:p>
          </table:table-cell>
          <table:table-cell table:formula="of:=[.C176]+0.01" office:value-type="float" office:value="4.04999999999996" calcext:value-type="float">
            <text:p>4.05</text:p>
          </table:table-cell>
          <table:table-cell office:value-type="float" office:value="0.769971966743469" calcext:value-type="float">
            <text:p>0.7699719667</text:p>
          </table:table-cell>
        </table:table-row>
        <table:table-row table:style-name="ro1">
          <table:table-cell table:formula="of:=[.A177]+0.01" office:value-type="float" office:value="1.77" calcext:value-type="float">
            <text:p>1.77</text:p>
          </table:table-cell>
          <table:table-cell office:value-type="float" office:value="-1.23107516765594" calcext:value-type="float">
            <text:p>-1.2310751677</text:p>
          </table:table-cell>
          <table:table-cell table:formula="of:=[.C177]+0.01" office:value-type="float" office:value="4.05999999999996" calcext:value-type="float">
            <text:p>4.06</text:p>
          </table:table-cell>
          <table:table-cell office:value-type="float" office:value="0.750897943973541" calcext:value-type="float">
            <text:p>0.750897944</text:p>
          </table:table-cell>
        </table:table-row>
        <table:table-row table:style-name="ro1">
          <table:table-cell table:formula="of:=[.A178]+0.01" office:value-type="float" office:value="1.78" calcext:value-type="float">
            <text:p>1.78</text:p>
          </table:table-cell>
          <table:table-cell office:value-type="float" office:value="-1.22873783111572" calcext:value-type="float">
            <text:p>-1.2287378311</text:p>
          </table:table-cell>
          <table:table-cell table:formula="of:=[.C178]+0.01" office:value-type="float" office:value="4.06999999999996" calcext:value-type="float">
            <text:p>4.07</text:p>
          </table:table-cell>
          <table:table-cell office:value-type="float" office:value="0.735807597637177" calcext:value-type="float">
            <text:p>0.7358075976</text:p>
          </table:table-cell>
        </table:table-row>
        <table:table-row table:style-name="ro1">
          <table:table-cell table:formula="of:=[.A179]+0.01" office:value-type="float" office:value="1.79" calcext:value-type="float">
            <text:p>1.79</text:p>
          </table:table-cell>
          <table:table-cell office:value-type="float" office:value="-1.22680282592773" calcext:value-type="float">
            <text:p>-1.2268028259</text:p>
          </table:table-cell>
          <table:table-cell table:formula="of:=[.C179]+0.01" office:value-type="float" office:value="4.07999999999996" calcext:value-type="float">
            <text:p>4.08</text:p>
          </table:table-cell>
          <table:table-cell office:value-type="float" office:value="0.710989534854889" calcext:value-type="float">
            <text:p>0.7109895349</text:p>
          </table:table-cell>
        </table:table-row>
        <table:table-row table:style-name="ro1">
          <table:table-cell table:formula="of:=[.A180]+0.01" office:value-type="float" office:value="1.8" calcext:value-type="float">
            <text:p>1.8</text:p>
          </table:table-cell>
          <table:table-cell office:value-type="float" office:value="-1.22457611560822" calcext:value-type="float">
            <text:p>-1.2245761156</text:p>
          </table:table-cell>
          <table:table-cell table:formula="of:=[.C180]+0.01" office:value-type="float" office:value="4.08999999999996" calcext:value-type="float">
            <text:p>4.09</text:p>
          </table:table-cell>
          <table:table-cell office:value-type="float" office:value="0.694953083992004" calcext:value-type="float">
            <text:p>0.694953084</text:p>
          </table:table-cell>
        </table:table-row>
        <table:table-row table:style-name="ro1">
          <table:table-cell table:formula="of:=[.A181]+0.01" office:value-type="float" office:value="1.81" calcext:value-type="float">
            <text:p>1.81</text:p>
          </table:table-cell>
          <table:table-cell office:value-type="float" office:value="-1.22291707992554" calcext:value-type="float">
            <text:p>-1.2229170799</text:p>
          </table:table-cell>
          <table:table-cell table:formula="of:=[.C181]+0.01" office:value-type="float" office:value="4.09999999999996" calcext:value-type="float">
            <text:p>4.1</text:p>
          </table:table-cell>
          <table:table-cell office:value-type="float" office:value="0.671476483345032" calcext:value-type="float">
            <text:p>0.6714764833</text:p>
          </table:table-cell>
        </table:table-row>
        <table:table-row table:style-name="ro1">
          <table:table-cell table:formula="of:=[.A182]+0.01" office:value-type="float" office:value="1.82" calcext:value-type="float">
            <text:p>1.82</text:p>
          </table:table-cell>
          <table:table-cell office:value-type="float" office:value="-1.22264349460602" calcext:value-type="float">
            <text:p>-1.2226434946</text:p>
          </table:table-cell>
          <table:table-cell table:formula="of:=[.C182]+0.01" office:value-type="float" office:value="4.10999999999996" calcext:value-type="float">
            <text:p>4.11</text:p>
          </table:table-cell>
          <table:table-cell office:value-type="float" office:value="0.656258821487427" calcext:value-type="float">
            <text:p>0.6562588215</text:p>
          </table:table-cell>
        </table:table-row>
        <table:table-row table:style-name="ro1">
          <table:table-cell table:formula="of:=[.A183]+0.01" office:value-type="float" office:value="1.83" calcext:value-type="float">
            <text:p>1.83</text:p>
          </table:table-cell>
          <table:table-cell office:value-type="float" office:value="-1.22380483150482" calcext:value-type="float">
            <text:p>-1.2238048315</text:p>
          </table:table-cell>
          <table:table-cell table:formula="of:=[.C183]+0.01" office:value-type="float" office:value="4.11999999999996" calcext:value-type="float">
            <text:p>4.12</text:p>
          </table:table-cell>
          <table:table-cell office:value-type="float" office:value="0.630727112293243" calcext:value-type="float">
            <text:p>0.6307271123</text:p>
          </table:table-cell>
        </table:table-row>
        <table:table-row table:style-name="ro1">
          <table:table-cell table:formula="of:=[.A184]+0.01" office:value-type="float" office:value="1.84" calcext:value-type="float">
            <text:p>1.84</text:p>
          </table:table-cell>
          <table:table-cell office:value-type="float" office:value="-1.22714924812317" calcext:value-type="float">
            <text:p>-1.2271492481</text:p>
          </table:table-cell>
          <table:table-cell table:formula="of:=[.C184]+0.01" office:value-type="float" office:value="4.12999999999996" calcext:value-type="float">
            <text:p>4.13</text:p>
          </table:table-cell>
          <table:table-cell office:value-type="float" office:value="0.609622359275818" calcext:value-type="float">
            <text:p>0.6096223593</text:p>
          </table:table-cell>
        </table:table-row>
        <table:table-row table:style-name="ro1">
          <table:table-cell table:formula="of:=[.A185]+0.01" office:value-type="float" office:value="1.85" calcext:value-type="float">
            <text:p>1.85</text:p>
          </table:table-cell>
          <table:table-cell office:value-type="float" office:value="-1.22949993610382" calcext:value-type="float">
            <text:p>-1.2294999361</text:p>
          </table:table-cell>
          <table:table-cell table:formula="of:=[.C185]+0.01" office:value-type="float" office:value="4.13999999999996" calcext:value-type="float">
            <text:p>4.14</text:p>
          </table:table-cell>
          <table:table-cell office:value-type="float" office:value="0.575264751911163" calcext:value-type="float">
            <text:p>0.5752647519</text:p>
          </table:table-cell>
        </table:table-row>
        <table:table-row table:style-name="ro1">
          <table:table-cell table:formula="of:=[.A186]+0.01" office:value-type="float" office:value="1.86" calcext:value-type="float">
            <text:p>1.86</text:p>
          </table:table-cell>
          <table:table-cell office:value-type="float" office:value="-1.23218131065369" calcext:value-type="float">
            <text:p>-1.2321813107</text:p>
          </table:table-cell>
          <table:table-cell table:formula="of:=[.C186]+0.01" office:value-type="float" office:value="4.14999999999996" calcext:value-type="float">
            <text:p>4.15</text:p>
          </table:table-cell>
          <table:table-cell office:value-type="float" office:value="0.551974654197693" calcext:value-type="float">
            <text:p>0.5519746542</text:p>
          </table:table-cell>
        </table:table-row>
        <table:table-row table:style-name="ro1">
          <table:table-cell table:formula="of:=[.A187]+0.01" office:value-type="float" office:value="1.87" calcext:value-type="float">
            <text:p>1.87</text:p>
          </table:table-cell>
          <table:table-cell office:value-type="float" office:value="-1.2320271730423" calcext:value-type="float">
            <text:p>-1.232027173</text:p>
          </table:table-cell>
          <table:table-cell table:formula="of:=[.C187]+0.01" office:value-type="float" office:value="4.15999999999996" calcext:value-type="float">
            <text:p>4.16</text:p>
          </table:table-cell>
          <table:table-cell office:value-type="float" office:value="0.522273600101471" calcext:value-type="float">
            <text:p>0.5222736001</text:p>
          </table:table-cell>
        </table:table-row>
        <table:table-row table:style-name="ro1">
          <table:table-cell table:formula="of:=[.A188]+0.01" office:value-type="float" office:value="1.88" calcext:value-type="float">
            <text:p>1.88</text:p>
          </table:table-cell>
          <table:table-cell office:value-type="float" office:value="-1.22923481464386" calcext:value-type="float">
            <text:p>-1.2292348146</text:p>
          </table:table-cell>
          <table:table-cell table:formula="of:=[.C188]+0.01" office:value-type="float" office:value="4.16999999999996" calcext:value-type="float">
            <text:p>4.17</text:p>
          </table:table-cell>
          <table:table-cell office:value-type="float" office:value="0.506414234638214" calcext:value-type="float">
            <text:p>0.5064142346</text:p>
          </table:table-cell>
        </table:table-row>
        <table:table-row table:style-name="ro1">
          <table:table-cell table:formula="of:=[.A189]+0.01" office:value-type="float" office:value="1.89" calcext:value-type="float">
            <text:p>1.89</text:p>
          </table:table-cell>
          <table:table-cell office:value-type="float" office:value="-1.22658216953278" calcext:value-type="float">
            <text:p>-1.2265821695</text:p>
          </table:table-cell>
          <table:table-cell table:formula="of:=[.C189]+0.01" office:value-type="float" office:value="4.17999999999996" calcext:value-type="float">
            <text:p>4.18</text:p>
          </table:table-cell>
          <table:table-cell office:value-type="float" office:value="0.487310647964478" calcext:value-type="float">
            <text:p>0.487310648</text:p>
          </table:table-cell>
        </table:table-row>
        <table:table-row table:style-name="ro1">
          <table:table-cell table:formula="of:=[.A190]+0.01" office:value-type="float" office:value="1.9" calcext:value-type="float">
            <text:p>1.9</text:p>
          </table:table-cell>
          <table:table-cell office:value-type="float" office:value="-1.22376155853271" calcext:value-type="float">
            <text:p>-1.2237615585</text:p>
          </table:table-cell>
          <table:table-cell table:formula="of:=[.C190]+0.01" office:value-type="float" office:value="4.18999999999996" calcext:value-type="float">
            <text:p>4.19</text:p>
          </table:table-cell>
          <table:table-cell office:value-type="float" office:value="0.47778594493866" calcext:value-type="float">
            <text:p>0.4777859449</text:p>
          </table:table-cell>
        </table:table-row>
        <table:table-row table:style-name="ro1">
          <table:table-cell table:formula="of:=[.A191]+0.01" office:value-type="float" office:value="1.91" calcext:value-type="float">
            <text:p>1.91</text:p>
          </table:table-cell>
          <table:table-cell office:value-type="float" office:value="-1.22224354743958" calcext:value-type="float">
            <text:p>-1.2222435474</text:p>
          </table:table-cell>
          <table:table-cell table:formula="of:=[.C191]+0.01" office:value-type="float" office:value="4.19999999999996" calcext:value-type="float">
            <text:p>4.2</text:p>
          </table:table-cell>
          <table:table-cell office:value-type="float" office:value="0.466707199811935" calcext:value-type="float">
            <text:p>0.4667071998</text:p>
          </table:table-cell>
        </table:table-row>
        <table:table-row table:style-name="ro1">
          <table:table-cell table:formula="of:=[.A192]+0.01" office:value-type="float" office:value="1.92" calcext:value-type="float">
            <text:p>1.92</text:p>
          </table:table-cell>
          <table:table-cell office:value-type="float" office:value="-1.22192311286926" calcext:value-type="float">
            <text:p>-1.2219231129</text:p>
          </table:table-cell>
          <table:table-cell table:formula="of:=[.C192]+0.01" office:value-type="float" office:value="4.20999999999996" calcext:value-type="float">
            <text:p>4.21</text:p>
          </table:table-cell>
          <table:table-cell office:value-type="float" office:value="0.46149092912674" calcext:value-type="float">
            <text:p>0.4614909291</text:p>
          </table:table-cell>
        </table:table-row>
        <table:table-row table:style-name="ro1">
          <table:table-cell table:formula="of:=[.A193]+0.01" office:value-type="float" office:value="1.93" calcext:value-type="float">
            <text:p>1.93</text:p>
          </table:table-cell>
          <table:table-cell office:value-type="float" office:value="-1.22262907028198" calcext:value-type="float">
            <text:p>-1.2226290703</text:p>
          </table:table-cell>
          <table:table-cell table:formula="of:=[.C193]+0.01" office:value-type="float" office:value="4.21999999999996" calcext:value-type="float">
            <text:p>4.22</text:p>
          </table:table-cell>
          <table:table-cell office:value-type="float" office:value="0.457047194242477" calcext:value-type="float">
            <text:p>0.4570471942</text:p>
          </table:table-cell>
        </table:table-row>
        <table:table-row table:style-name="ro1">
          <table:table-cell table:formula="of:=[.A194]+0.01" office:value-type="float" office:value="1.94" calcext:value-type="float">
            <text:p>1.94</text:p>
          </table:table-cell>
          <table:table-cell office:value-type="float" office:value="-1.22645497322083" calcext:value-type="float">
            <text:p>-1.2264549732</text:p>
          </table:table-cell>
          <table:table-cell table:formula="of:=[.C194]+0.01" office:value-type="float" office:value="4.22999999999996" calcext:value-type="float">
            <text:p>4.23</text:p>
          </table:table-cell>
          <table:table-cell office:value-type="float" office:value="0.456241548061371" calcext:value-type="float">
            <text:p>0.4562415481</text:p>
          </table:table-cell>
        </table:table-row>
        <table:table-row table:style-name="ro1">
          <table:table-cell table:formula="of:=[.A195]+0.01" office:value-type="float" office:value="1.95" calcext:value-type="float">
            <text:p>1.95</text:p>
          </table:table-cell>
          <table:table-cell office:value-type="float" office:value="-1.22957479953766" calcext:value-type="float">
            <text:p>-1.2295747995</text:p>
          </table:table-cell>
          <table:table-cell table:formula="of:=[.C195]+0.01" office:value-type="float" office:value="4.23999999999996" calcext:value-type="float">
            <text:p>4.24</text:p>
          </table:table-cell>
          <table:table-cell office:value-type="float" office:value="0.459020495414734" calcext:value-type="float">
            <text:p>0.4590204954</text:p>
          </table:table-cell>
        </table:table-row>
        <table:table-row table:style-name="ro1">
          <table:table-cell table:formula="of:=[.A196]+0.01" office:value-type="float" office:value="1.96" calcext:value-type="float">
            <text:p>1.96</text:p>
          </table:table-cell>
          <table:table-cell office:value-type="float" office:value="-1.23403310775757" calcext:value-type="float">
            <text:p>-1.2340331078</text:p>
          </table:table-cell>
          <table:table-cell table:formula="of:=[.C196]+0.01" office:value-type="float" office:value="4.24999999999996" calcext:value-type="float">
            <text:p>4.25</text:p>
          </table:table-cell>
          <table:table-cell office:value-type="float" office:value="0.462613791227341" calcext:value-type="float">
            <text:p>0.4626137912</text:p>
          </table:table-cell>
        </table:table-row>
        <table:table-row table:style-name="ro1">
          <table:table-cell table:formula="of:=[.A197]+0.01" office:value-type="float" office:value="1.97" calcext:value-type="float">
            <text:p>1.97</text:p>
          </table:table-cell>
          <table:table-cell office:value-type="float" office:value="-1.23528599739075" calcext:value-type="float">
            <text:p>-1.2352859974</text:p>
          </table:table-cell>
          <table:table-cell table:formula="of:=[.C197]+0.01" office:value-type="float" office:value="4.25999999999996" calcext:value-type="float">
            <text:p>4.26</text:p>
          </table:table-cell>
          <table:table-cell office:value-type="float" office:value="0.469093978404999" calcext:value-type="float">
            <text:p>0.4690939784</text:p>
          </table:table-cell>
        </table:table-row>
        <table:table-row table:style-name="ro1">
          <table:table-cell table:formula="of:=[.A198]+0.01" office:value-type="float" office:value="1.98" calcext:value-type="float">
            <text:p>1.98</text:p>
          </table:table-cell>
          <table:table-cell office:value-type="float" office:value="-1.23303592205048" calcext:value-type="float">
            <text:p>-1.2330359221</text:p>
          </table:table-cell>
          <table:table-cell table:formula="of:=[.C198]+0.01" office:value-type="float" office:value="4.26999999999996" calcext:value-type="float">
            <text:p>4.27</text:p>
          </table:table-cell>
          <table:table-cell office:value-type="float" office:value="0.473175495862961" calcext:value-type="float">
            <text:p>0.4731754959</text:p>
          </table:table-cell>
        </table:table-row>
        <table:table-row table:style-name="ro1">
          <table:table-cell table:formula="of:=[.A199]+0.01" office:value-type="float" office:value="1.99" calcext:value-type="float">
            <text:p>1.99</text:p>
          </table:table-cell>
          <table:table-cell office:value-type="float" office:value="-1.22892951965332" calcext:value-type="float">
            <text:p>-1.2289295197</text:p>
          </table:table-cell>
          <table:table-cell table:formula="of:=[.C199]+0.01" office:value-type="float" office:value="4.27999999999996" calcext:value-type="float">
            <text:p>4.28</text:p>
          </table:table-cell>
          <table:table-cell office:value-type="float" office:value="0.478061437606811" calcext:value-type="float">
            <text:p>0.4780614376</text:p>
          </table:table-cell>
        </table:table-row>
        <table:table-row table:style-name="ro1">
          <table:table-cell table:formula="of:=[.A200]+0.01" office:value-type="float" office:value="2" calcext:value-type="float">
            <text:p>2</text:p>
          </table:table-cell>
          <table:table-cell office:value-type="float" office:value="-1.22081828117371" calcext:value-type="float">
            <text:p>-1.2208182812</text:p>
          </table:table-cell>
          <table:table-cell table:formula="of:=[.C200]+0.01" office:value-type="float" office:value="4.28999999999996" calcext:value-type="float">
            <text:p>4.29</text:p>
          </table:table-cell>
          <table:table-cell office:value-type="float" office:value="0.481406450271606" calcext:value-type="float">
            <text:p>0.4814064503</text:p>
          </table:table-cell>
        </table:table-row>
        <table:table-row table:style-name="ro1">
          <table:table-cell table:formula="of:=[.A201]+0.01" office:value-type="float" office:value="2.01" calcext:value-type="float">
            <text:p>2.01</text:p>
          </table:table-cell>
          <table:table-cell office:value-type="float" office:value="-1.21550953388214" calcext:value-type="float">
            <text:p>-1.2155095339</text:p>
          </table:table-cell>
          <table:table-cell table:formula="of:=[.C201]+0.01" office:value-type="float" office:value="4.29999999999996" calcext:value-type="float">
            <text:p>4.3</text:p>
          </table:table-cell>
          <table:table-cell office:value-type="float" office:value="0.488580107688904" calcext:value-type="float">
            <text:p>0.4885801077</text:p>
          </table:table-cell>
        </table:table-row>
        <table:table-row table:style-name="ro1">
          <table:table-cell table:formula="of:=[.A202]+0.01" office:value-type="float" office:value="2.02" calcext:value-type="float">
            <text:p>2.02</text:p>
          </table:table-cell>
          <table:table-cell office:value-type="float" office:value="-1.21020185947418" calcext:value-type="float">
            <text:p>-1.2102018595</text:p>
          </table:table-cell>
          <table:table-cell table:formula="of:=[.C202]+0.01" office:value-type="float" office:value="4.30999999999996" calcext:value-type="float">
            <text:p>4.31</text:p>
          </table:table-cell>
          <table:table-cell office:value-type="float" office:value="0.49600625038147" calcext:value-type="float">
            <text:p>0.4960062504</text:p>
          </table:table-cell>
        </table:table-row>
        <table:table-row table:style-name="ro1">
          <table:table-cell table:formula="of:=[.A203]+0.01" office:value-type="float" office:value="2.03" calcext:value-type="float">
            <text:p>2.03</text:p>
          </table:table-cell>
          <table:table-cell office:value-type="float" office:value="-1.20873630046844" calcext:value-type="float">
            <text:p>-1.2087363005</text:p>
          </table:table-cell>
          <table:table-cell table:formula="of:=[.C203]+0.01" office:value-type="float" office:value="4.31999999999996" calcext:value-type="float">
            <text:p>4.32</text:p>
          </table:table-cell>
          <table:table-cell office:value-type="float" office:value="0.516781151294708" calcext:value-type="float">
            <text:p>0.5167811513</text:p>
          </table:table-cell>
        </table:table-row>
        <table:table-row table:style-name="ro1">
          <table:table-cell table:formula="of:=[.A204]+0.01" office:value-type="float" office:value="2.04" calcext:value-type="float">
            <text:p>2.04</text:p>
          </table:table-cell>
          <table:table-cell office:value-type="float" office:value="-1.2100625038147" calcext:value-type="float">
            <text:p>-1.2100625038</text:p>
          </table:table-cell>
          <table:table-cell table:formula="of:=[.C204]+0.01" office:value-type="float" office:value="4.32999999999996" calcext:value-type="float">
            <text:p>4.33</text:p>
          </table:table-cell>
          <table:table-cell office:value-type="float" office:value="0.538457274436951" calcext:value-type="float">
            <text:p>0.5384572744</text:p>
          </table:table-cell>
        </table:table-row>
        <table:table-row table:style-name="ro1">
          <table:table-cell table:formula="of:=[.A205]+0.01" office:value-type="float" office:value="2.05" calcext:value-type="float">
            <text:p>2.05</text:p>
          </table:table-cell>
          <table:table-cell office:value-type="float" office:value="-1.21078014373779" calcext:value-type="float">
            <text:p>-1.2107801437</text:p>
          </table:table-cell>
          <table:table-cell table:formula="of:=[.C205]+0.01" office:value-type="float" office:value="4.33999999999996" calcext:value-type="float">
            <text:p>4.34</text:p>
          </table:table-cell>
          <table:table-cell office:value-type="float" office:value="0.581758320331574" calcext:value-type="float">
            <text:p>0.5817583203</text:p>
          </table:table-cell>
        </table:table-row>
        <table:table-row table:style-name="ro1">
          <table:table-cell table:formula="of:=[.A206]+0.01" office:value-type="float" office:value="2.06" calcext:value-type="float">
            <text:p>2.06</text:p>
          </table:table-cell>
          <table:table-cell office:value-type="float" office:value="-1.21171939373016" calcext:value-type="float">
            <text:p>-1.2117193937</text:p>
          </table:table-cell>
          <table:table-cell table:formula="of:=[.C206]+0.01" office:value-type="float" office:value="4.34999999999996" calcext:value-type="float">
            <text:p>4.35</text:p>
          </table:table-cell>
          <table:table-cell office:value-type="float" office:value="0.61640077829361" calcext:value-type="float">
            <text:p>0.6164007783</text:p>
          </table:table-cell>
        </table:table-row>
        <table:table-row table:style-name="ro1">
          <table:table-cell table:formula="of:=[.A207]+0.01" office:value-type="float" office:value="2.07" calcext:value-type="float">
            <text:p>2.07</text:p>
          </table:table-cell>
          <table:table-cell office:value-type="float" office:value="-1.20994699001312" calcext:value-type="float">
            <text:p>-1.20994699</text:p>
          </table:table-cell>
          <table:table-cell table:formula="of:=[.C207]+0.01" office:value-type="float" office:value="4.35999999999996" calcext:value-type="float">
            <text:p>4.36</text:p>
          </table:table-cell>
          <table:table-cell office:value-type="float" office:value="0.673184275627136" calcext:value-type="float">
            <text:p>0.6731842756</text:p>
          </table:table-cell>
        </table:table-row>
        <table:table-row table:style-name="ro1">
          <table:table-cell table:formula="of:=[.A208]+0.01" office:value-type="float" office:value="2.08" calcext:value-type="float">
            <text:p>2.08</text:p>
          </table:table-cell>
          <table:table-cell office:value-type="float" office:value="-1.20173704624176" calcext:value-type="float">
            <text:p>-1.2017370462</text:p>
          </table:table-cell>
          <table:table-cell table:formula="of:=[.C208]+0.01" office:value-type="float" office:value="4.36999999999996" calcext:value-type="float">
            <text:p>4.37</text:p>
          </table:table-cell>
          <table:table-cell office:value-type="float" office:value="0.714152216911316" calcext:value-type="float">
            <text:p>0.7141522169</text:p>
          </table:table-cell>
        </table:table-row>
        <table:table-row table:style-name="ro1">
          <table:table-cell table:formula="of:=[.A209]+0.01" office:value-type="float" office:value="2.09" calcext:value-type="float">
            <text:p>2.09</text:p>
          </table:table-cell>
          <table:table-cell office:value-type="float" office:value="-1.19320952892303" calcext:value-type="float">
            <text:p>-1.1932095289</text:p>
          </table:table-cell>
          <table:table-cell table:formula="of:=[.C209]+0.01" office:value-type="float" office:value="4.37999999999996" calcext:value-type="float">
            <text:p>4.38</text:p>
          </table:table-cell>
          <table:table-cell office:value-type="float" office:value="0.785947918891907" calcext:value-type="float">
            <text:p>0.7859479189</text:p>
          </table:table-cell>
        </table:table-row>
        <table:table-row table:style-name="ro1">
          <table:table-cell table:formula="of:=[.A210]+0.01" office:value-type="float" office:value="2.1" calcext:value-type="float">
            <text:p>2.1</text:p>
          </table:table-cell>
          <table:table-cell office:value-type="float" office:value="-1.17488324642181" calcext:value-type="float">
            <text:p>-1.1748832464</text:p>
          </table:table-cell>
          <table:table-cell table:formula="of:=[.C210]+0.01" office:value-type="float" office:value="4.38999999999996" calcext:value-type="float">
            <text:p>4.39</text:p>
          </table:table-cell>
          <table:table-cell office:value-type="float" office:value="0.842042863368988" calcext:value-type="float">
            <text:p>0.8420428634</text:p>
          </table:table-cell>
        </table:table-row>
        <table:table-row table:style-name="ro1">
          <table:table-cell table:formula="of:=[.A211]+0.01" office:value-type="float" office:value="2.11" calcext:value-type="float">
            <text:p>2.11</text:p>
          </table:table-cell>
          <table:table-cell office:value-type="float" office:value="-1.15945374965668" calcext:value-type="float">
            <text:p>-1.1594537497</text:p>
          </table:table-cell>
          <table:table-cell table:formula="of:=[.C211]+0.01" office:value-type="float" office:value="4.39999999999996" calcext:value-type="float">
            <text:p>4.4</text:p>
          </table:table-cell>
          <table:table-cell office:value-type="float" office:value="0.935764789581299" calcext:value-type="float">
            <text:p>0.9357647896</text:p>
          </table:table-cell>
        </table:table-row>
        <table:table-row table:style-name="ro1">
          <table:table-cell table:formula="of:=[.A212]+0.01" office:value-type="float" office:value="2.12" calcext:value-type="float">
            <text:p>2.12</text:p>
          </table:table-cell>
          <table:table-cell office:value-type="float" office:value="-1.1303106546402" calcext:value-type="float">
            <text:p>-1.1303106546</text:p>
          </table:table-cell>
          <table:table-cell table:formula="of:=[.C212]+0.01" office:value-type="float" office:value="4.40999999999996" calcext:value-type="float">
            <text:p>4.41</text:p>
          </table:table-cell>
          <table:table-cell office:value-type="float" office:value="1.00801157951355" calcext:value-type="float">
            <text:p>1.0080115795</text:p>
          </table:table-cell>
        </table:table-row>
        <table:table-row table:style-name="ro1">
          <table:table-cell table:formula="of:=[.A213]+0.01" office:value-type="float" office:value="2.13" calcext:value-type="float">
            <text:p>2.13</text:p>
          </table:table-cell>
          <table:table-cell office:value-type="float" office:value="-1.1067351102829" calcext:value-type="float">
            <text:p>-1.1067351103</text:p>
          </table:table-cell>
          <table:table-cell table:formula="of:=[.C213]+0.01" office:value-type="float" office:value="4.41999999999996" calcext:value-type="float">
            <text:p>4.42</text:p>
          </table:table-cell>
          <table:table-cell office:value-type="float" office:value="1.12629508972168" calcext:value-type="float">
            <text:p>1.1262950897</text:p>
          </table:table-cell>
        </table:table-row>
        <table:table-row table:style-name="ro1">
          <table:table-cell table:formula="of:=[.A214]+0.01" office:value-type="float" office:value="2.14" calcext:value-type="float">
            <text:p>2.14</text:p>
          </table:table-cell>
          <table:table-cell office:value-type="float" office:value="-1.06692886352539" calcext:value-type="float">
            <text:p>-1.0669288635</text:p>
          </table:table-cell>
          <table:table-cell table:formula="of:=[.C214]+0.01" office:value-type="float" office:value="4.42999999999996" calcext:value-type="float">
            <text:p>4.43</text:p>
          </table:table-cell>
          <table:table-cell office:value-type="float" office:value="1.21379339694977" calcext:value-type="float">
            <text:p>1.2137933969</text:p>
          </table:table-cell>
        </table:table-row>
        <table:table-row table:style-name="ro1">
          <table:table-cell table:formula="of:=[.A215]+0.01" office:value-type="float" office:value="2.15" calcext:value-type="float">
            <text:p>2.15</text:p>
          </table:table-cell>
          <table:table-cell office:value-type="float" office:value="-1.0369063615799" calcext:value-type="float">
            <text:p>-1.0369063616</text:p>
          </table:table-cell>
          <table:table-cell table:formula="of:=[.C215]+0.01" office:value-type="float" office:value="4.43999999999996" calcext:value-type="float">
            <text:p>4.44</text:p>
          </table:table-cell>
          <table:table-cell office:value-type="float" office:value="1.35980701446533" calcext:value-type="float">
            <text:p>1.3598070145</text:p>
          </table:table-cell>
        </table:table-row>
        <table:table-row table:style-name="ro1">
          <table:table-cell table:formula="of:=[.A216]+0.01" office:value-type="float" office:value="2.16" calcext:value-type="float">
            <text:p>2.16</text:p>
          </table:table-cell>
          <table:table-cell office:value-type="float" office:value="-0.990231871604919" calcext:value-type="float">
            <text:p>-0.9902318716</text:p>
          </table:table-cell>
          <table:table-cell table:formula="of:=[.C216]+0.01" office:value-type="float" office:value="4.44999999999996" calcext:value-type="float">
            <text:p>4.45</text:p>
          </table:table-cell>
          <table:table-cell office:value-type="float" office:value="1.46704459190369" calcext:value-type="float">
            <text:p>1.4670445919</text:p>
          </table:table-cell>
        </table:table-row>
        <table:table-row table:style-name="ro1">
          <table:table-cell table:formula="of:=[.A217]+0.01" office:value-type="float" office:value="2.17" calcext:value-type="float">
            <text:p>2.17</text:p>
          </table:table-cell>
          <table:table-cell office:value-type="float" office:value="-0.959398865699768" calcext:value-type="float">
            <text:p>-0.9593988657</text:p>
          </table:table-cell>
          <table:table-cell table:formula="of:=[.C217]+0.01" office:value-type="float" office:value="4.45999999999995" calcext:value-type="float">
            <text:p>4.46</text:p>
          </table:table-cell>
          <table:table-cell office:value-type="float" office:value="1.64533150196075" calcext:value-type="float">
            <text:p>1.645331502</text:p>
          </table:table-cell>
        </table:table-row>
        <table:table-row table:style-name="ro1">
          <table:table-cell table:formula="of:=[.A218]+0.01" office:value-type="float" office:value="2.18" calcext:value-type="float">
            <text:p>2.18</text:p>
          </table:table-cell>
          <table:table-cell office:value-type="float" office:value="-0.913808882236481" calcext:value-type="float">
            <text:p>-0.9138088822</text:p>
          </table:table-cell>
          <table:table-cell table:formula="of:=[.C218]+0.01" office:value-type="float" office:value="4.46999999999995" calcext:value-type="float">
            <text:p>4.47</text:p>
          </table:table-cell>
          <table:table-cell office:value-type="float" office:value="1.77597963809967" calcext:value-type="float">
            <text:p>1.7759796381</text:p>
          </table:table-cell>
        </table:table-row>
        <table:table-row table:style-name="ro1">
          <table:table-cell table:formula="of:=[.A219]+0.01" office:value-type="float" office:value="2.19" calcext:value-type="float">
            <text:p>2.19</text:p>
          </table:table-cell>
          <table:table-cell office:value-type="float" office:value="-0.886173486709595" calcext:value-type="float">
            <text:p>-0.8861734867</text:p>
          </table:table-cell>
          <table:table-cell table:formula="of:=[.C219]+0.01" office:value-type="float" office:value="4.47999999999995" calcext:value-type="float">
            <text:p>4.48</text:p>
          </table:table-cell>
          <table:table-cell office:value-type="float" office:value="1.99272215366364" calcext:value-type="float">
            <text:p>1.9927221537</text:p>
          </table:table-cell>
        </table:table-row>
        <table:table-row table:style-name="ro1">
          <table:table-cell table:formula="of:=[.A220]+0.01" office:value-type="float" office:value="2.2" calcext:value-type="float">
            <text:p>2.2</text:p>
          </table:table-cell>
          <table:table-cell office:value-type="float" office:value="-0.847522735595703" calcext:value-type="float">
            <text:p>-0.8475227356</text:p>
          </table:table-cell>
          <table:table-cell table:formula="of:=[.C220]+0.01" office:value-type="float" office:value="4.48999999999995" calcext:value-type="float">
            <text:p>4.49</text:p>
          </table:table-cell>
          <table:table-cell office:value-type="float" office:value="2.15187573432922" calcext:value-type="float">
            <text:p>2.1518757343</text:p>
          </table:table-cell>
        </table:table-row>
        <table:table-row table:style-name="ro1">
          <table:table-cell table:formula="of:=[.A221]+0.01" office:value-type="float" office:value="2.21" calcext:value-type="float">
            <text:p>2.21</text:p>
          </table:table-cell>
          <table:table-cell office:value-type="float" office:value="-0.824895441532135" calcext:value-type="float">
            <text:p>-0.8248954415</text:p>
          </table:table-cell>
          <table:table-cell table:formula="of:=[.C221]+0.01" office:value-type="float" office:value="4.49999999999995" calcext:value-type="float">
            <text:p>4.5</text:p>
          </table:table-cell>
          <table:table-cell office:value-type="float" office:value="2.41114664077759" calcext:value-type="float">
            <text:p>2.4111466408</text:p>
          </table:table-cell>
        </table:table-row>
        <table:table-row table:style-name="ro1">
          <table:table-cell table:formula="of:=[.A222]+0.01" office:value-type="float" office:value="2.22" calcext:value-type="float">
            <text:p>2.22</text:p>
          </table:table-cell>
          <table:table-cell office:value-type="float" office:value="-0.796598017215729" calcext:value-type="float">
            <text:p>-0.7965980172</text:p>
          </table:table-cell>
          <table:table-cell table:formula="of:=[.C222]+0.01" office:value-type="float" office:value="4.50999999999995" calcext:value-type="float">
            <text:p>4.51</text:p>
          </table:table-cell>
          <table:table-cell office:value-type="float" office:value="2.6021876335144" calcext:value-type="float">
            <text:p>2.6021876335</text:p>
          </table:table-cell>
        </table:table-row>
        <table:table-row table:style-name="ro1">
          <table:table-cell table:formula="of:=[.A223]+0.01" office:value-type="float" office:value="2.23" calcext:value-type="float">
            <text:p>2.23</text:p>
          </table:table-cell>
          <table:table-cell office:value-type="float" office:value="-0.781260073184967" calcext:value-type="float">
            <text:p>-0.7812600732</text:p>
          </table:table-cell>
          <table:table-cell table:formula="of:=[.C223]+0.01" office:value-type="float" office:value="4.51999999999995" calcext:value-type="float">
            <text:p>4.52</text:p>
          </table:table-cell>
          <table:table-cell office:value-type="float" office:value="2.91313576698303" calcext:value-type="float">
            <text:p>2.913135767</text:p>
          </table:table-cell>
        </table:table-row>
        <table:table-row table:style-name="ro1">
          <table:table-cell table:formula="of:=[.A224]+0.01" office:value-type="float" office:value="2.24" calcext:value-type="float">
            <text:p>2.24</text:p>
          </table:table-cell>
          <table:table-cell office:value-type="float" office:value="-0.76335883140564" calcext:value-type="float">
            <text:p>-0.7633588314</text:p>
          </table:table-cell>
          <table:table-cell table:formula="of:=[.C224]+0.01" office:value-type="float" office:value="4.52999999999995" calcext:value-type="float">
            <text:p>4.53</text:p>
          </table:table-cell>
          <table:table-cell office:value-type="float" office:value="3.14074349403381" calcext:value-type="float">
            <text:p>3.140743494</text:p>
          </table:table-cell>
        </table:table-row>
        <table:table-row table:style-name="ro1">
          <table:table-cell table:formula="of:=[.A225]+0.01" office:value-type="float" office:value="2.25" calcext:value-type="float">
            <text:p>2.25</text:p>
          </table:table-cell>
          <table:table-cell office:value-type="float" office:value="-0.755334734916687" calcext:value-type="float">
            <text:p>-0.7553347349</text:p>
          </table:table-cell>
          <table:table-cell table:formula="of:=[.C225]+0.01" office:value-type="float" office:value="4.53999999999995" calcext:value-type="float">
            <text:p>4.54</text:p>
          </table:table-cell>
          <table:table-cell office:value-type="float" office:value="3.51548027992249" calcext:value-type="float">
            <text:p>3.5154802799</text:p>
          </table:table-cell>
        </table:table-row>
        <table:table-row table:style-name="ro1">
          <table:table-cell table:formula="of:=[.A226]+0.01" office:value-type="float" office:value="2.26" calcext:value-type="float">
            <text:p>2.26</text:p>
          </table:table-cell>
          <table:table-cell office:value-type="float" office:value="-0.748017311096191" calcext:value-type="float">
            <text:p>-0.7480173111</text:p>
          </table:table-cell>
          <table:table-cell table:formula="of:=[.C226]+0.01" office:value-type="float" office:value="4.54999999999995" calcext:value-type="float">
            <text:p>4.55</text:p>
          </table:table-cell>
          <table:table-cell office:value-type="float" office:value="3.78651404380798" calcext:value-type="float">
            <text:p>3.7865140438</text:p>
          </table:table-cell>
        </table:table-row>
        <table:table-row table:style-name="ro1">
          <table:table-cell table:formula="of:=[.A227]+0.01" office:value-type="float" office:value="2.27" calcext:value-type="float">
            <text:p>2.27</text:p>
          </table:table-cell>
          <table:table-cell office:value-type="float" office:value="-0.745436251163483" calcext:value-type="float">
            <text:p>-0.7454362512</text:p>
          </table:table-cell>
          <table:table-cell table:formula="of:=[.C227]+0.01" office:value-type="float" office:value="4.55999999999995" calcext:value-type="float">
            <text:p>4.56</text:p>
          </table:table-cell>
          <table:table-cell office:value-type="float" office:value="4.23432636260986" calcext:value-type="float">
            <text:p>4.2343263626</text:p>
          </table:table-cell>
        </table:table-row>
        <table:table-row table:style-name="ro1">
          <table:table-cell table:formula="of:=[.A228]+0.01" office:value-type="float" office:value="2.28" calcext:value-type="float">
            <text:p>2.28</text:p>
          </table:table-cell>
          <table:table-cell office:value-type="float" office:value="-0.746455311775208" calcext:value-type="float">
            <text:p>-0.7464553118</text:p>
          </table:table-cell>
          <table:table-cell table:formula="of:=[.C228]+0.01" office:value-type="float" office:value="4.56999999999995" calcext:value-type="float">
            <text:p>4.57</text:p>
          </table:table-cell>
          <table:table-cell office:value-type="float" office:value="4.55886936187744" calcext:value-type="float">
            <text:p>4.5588693619</text:p>
          </table:table-cell>
        </table:table-row>
        <table:table-row table:style-name="ro1">
          <table:table-cell table:formula="of:=[.A229]+0.01" office:value-type="float" office:value="2.29" calcext:value-type="float">
            <text:p>2.29</text:p>
          </table:table-cell>
          <table:table-cell office:value-type="float" office:value="-0.749930381774902" calcext:value-type="float">
            <text:p>-0.7499303818</text:p>
          </table:table-cell>
          <table:table-cell table:formula="of:=[.C229]+0.01" office:value-type="float" office:value="4.57999999999995" calcext:value-type="float">
            <text:p>4.58</text:p>
          </table:table-cell>
          <table:table-cell office:value-type="float" office:value="5.09199094772339" calcext:value-type="float">
            <text:p>5.0919909477</text:p>
          </table:table-cell>
        </table:table-row>
        <table:table-row table:style-name="ro1">
          <table:table-cell table:formula="of:=[.A230]+0.01" office:value-type="float" office:value="2.29999999999999" calcext:value-type="float">
            <text:p>2.3</text:p>
          </table:table-cell>
          <table:table-cell office:value-type="float" office:value="-0.756338000297546" calcext:value-type="float">
            <text:p>-0.7563380003</text:p>
          </table:table-cell>
          <table:table-cell table:formula="of:=[.C230]+0.01" office:value-type="float" office:value="4.58999999999995" calcext:value-type="float">
            <text:p>4.59</text:p>
          </table:table-cell>
          <table:table-cell office:value-type="float" office:value="5.47977018356323" calcext:value-type="float">
            <text:p>5.4797701836</text:p>
          </table:table-cell>
        </table:table-row>
        <table:table-row table:style-name="ro1">
          <table:table-cell table:formula="of:=[.A231]+0.01" office:value-type="float" office:value="2.30999999999999" calcext:value-type="float">
            <text:p>2.31</text:p>
          </table:table-cell>
          <table:table-cell office:value-type="float" office:value="-0.761236548423767" calcext:value-type="float">
            <text:p>-0.7612365484</text:p>
          </table:table-cell>
          <table:table-cell table:formula="of:=[.C231]+0.01" office:value-type="float" office:value="4.59999999999995" calcext:value-type="float">
            <text:p>4.6</text:p>
          </table:table-cell>
          <table:table-cell office:value-type="float" office:value="6.11417865753174" calcext:value-type="float">
            <text:p>6.1141786575</text:p>
          </table:table-cell>
        </table:table-row>
        <table:table-row table:style-name="ro1">
          <table:table-cell table:formula="of:=[.A232]+0.01" office:value-type="float" office:value="2.31999999999999" calcext:value-type="float">
            <text:p>2.32</text:p>
          </table:table-cell>
          <table:table-cell office:value-type="float" office:value="-0.768845140933991" calcext:value-type="float">
            <text:p>-0.7688451409</text:p>
          </table:table-cell>
          <table:table-cell table:formula="of:=[.C232]+0.01" office:value-type="float" office:value="4.60999999999995" calcext:value-type="float">
            <text:p>4.61</text:p>
          </table:table-cell>
          <table:table-cell office:value-type="float" office:value="6.57583713531494" calcext:value-type="float">
            <text:p>6.5758371353</text:p>
          </table:table-cell>
        </table:table-row>
        <table:table-row table:style-name="ro1">
          <table:table-cell table:formula="of:=[.A233]+0.01" office:value-type="float" office:value="2.32999999999999" calcext:value-type="float">
            <text:p>2.33</text:p>
          </table:table-cell>
          <table:table-cell office:value-type="float" office:value="-0.773844480514526" calcext:value-type="float">
            <text:p>-0.7738444805</text:p>
          </table:table-cell>
          <table:table-cell table:formula="of:=[.C233]+0.01" office:value-type="float" office:value="4.61999999999995" calcext:value-type="float">
            <text:p>4.62</text:p>
          </table:table-cell>
          <table:table-cell office:value-type="float" office:value="7.33084440231323" calcext:value-type="float">
            <text:p>7.3308444023</text:p>
          </table:table-cell>
        </table:table-row>
        <table:table-row table:style-name="ro1">
          <table:table-cell table:formula="of:=[.A234]+0.01" office:value-type="float" office:value="2.33999999999999" calcext:value-type="float">
            <text:p>2.34</text:p>
          </table:table-cell>
          <table:table-cell office:value-type="float" office:value="-0.781180500984192" calcext:value-type="float">
            <text:p>-0.781180501</text:p>
          </table:table-cell>
          <table:table-cell table:formula="of:=[.C234]+0.01" office:value-type="float" office:value="4.62999999999995" calcext:value-type="float">
            <text:p>4.63</text:p>
          </table:table-cell>
          <table:table-cell office:value-type="float" office:value="7.88169813156128" calcext:value-type="float">
            <text:p>7.8816981316</text:p>
          </table:table-cell>
        </table:table-row>
        <table:table-row table:style-name="ro1">
          <table:table-cell table:formula="of:=[.A235]+0.01" office:value-type="float" office:value="2.34999999999999" calcext:value-type="float">
            <text:p>2.35</text:p>
          </table:table-cell>
          <table:table-cell office:value-type="float" office:value="-0.78543084859848" calcext:value-type="float">
            <text:p>-0.7854308486</text:p>
          </table:table-cell>
          <table:table-cell table:formula="of:=[.C235]+0.01" office:value-type="float" office:value="4.63999999999995" calcext:value-type="float">
            <text:p>4.64</text:p>
          </table:table-cell>
          <table:table-cell office:value-type="float" office:value="8.78286838531494" calcext:value-type="float">
            <text:p>8.7828683853</text:p>
          </table:table-cell>
        </table:table-row>
        <table:table-row table:style-name="ro1">
          <table:table-cell table:formula="of:=[.A236]+0.01" office:value-type="float" office:value="2.35999999999999" calcext:value-type="float">
            <text:p>2.36</text:p>
          </table:table-cell>
          <table:table-cell office:value-type="float" office:value="-0.792867541313171" calcext:value-type="float">
            <text:p>-0.7928675413</text:p>
          </table:table-cell>
          <table:table-cell table:formula="of:=[.C236]+0.01" office:value-type="float" office:value="4.64999999999995" calcext:value-type="float">
            <text:p>4.65</text:p>
          </table:table-cell>
          <table:table-cell office:value-type="float" office:value="9.44050121307373" calcext:value-type="float">
            <text:p>9.4405012131</text:p>
          </table:table-cell>
        </table:table-row>
        <table:table-row table:style-name="ro1">
          <table:table-cell table:formula="of:=[.A237]+0.01" office:value-type="float" office:value="2.36999999999999" calcext:value-type="float">
            <text:p>2.37</text:p>
          </table:table-cell>
          <table:table-cell office:value-type="float" office:value="-0.796184301376343" calcext:value-type="float">
            <text:p>-0.7961843014</text:p>
          </table:table-cell>
          <table:table-cell table:formula="of:=[.C237]+0.01" office:value-type="float" office:value="4.65999999999995" calcext:value-type="float">
            <text:p>4.66</text:p>
          </table:table-cell>
          <table:table-cell office:value-type="float" office:value="10.5147790908813" calcext:value-type="float">
            <text:p>10.5147790909</text:p>
          </table:table-cell>
        </table:table-row>
        <table:table-row table:style-name="ro1">
          <table:table-cell table:formula="of:=[.A238]+0.01" office:value-type="float" office:value="2.37999999999999" calcext:value-type="float">
            <text:p>2.38</text:p>
          </table:table-cell>
          <table:table-cell office:value-type="float" office:value="-0.799292922019959" calcext:value-type="float">
            <text:p>-0.799292922</text:p>
          </table:table-cell>
          <table:table-cell table:formula="of:=[.C238]+0.01" office:value-type="float" office:value="4.66999999999995" calcext:value-type="float">
            <text:p>4.67</text:p>
          </table:table-cell>
          <table:table-cell office:value-type="float" office:value="11.2990884780884" calcext:value-type="float">
            <text:p>11.2990884781</text:p>
          </table:table-cell>
        </table:table-row>
        <table:table-row table:style-name="ro1">
          <table:table-cell table:formula="of:=[.A239]+0.01" office:value-type="float" office:value="2.38999999999999" calcext:value-type="float">
            <text:p>2.39</text:p>
          </table:table-cell>
          <table:table-cell office:value-type="float" office:value="-0.799062967300415" calcext:value-type="float">
            <text:p>-0.7990629673</text:p>
          </table:table-cell>
          <table:table-cell table:formula="of:=[.C239]+0.01" office:value-type="float" office:value="4.67999999999995" calcext:value-type="float">
            <text:p>4.68</text:p>
          </table:table-cell>
          <table:table-cell office:value-type="float" office:value="12.576979637146" calcext:value-type="float">
            <text:p>12.5769796371</text:p>
          </table:table-cell>
        </table:table-row>
        <table:table-row table:style-name="ro1">
          <table:table-cell table:formula="of:=[.A240]+0.01" office:value-type="float" office:value="2.39999999999999" calcext:value-type="float">
            <text:p>2.4</text:p>
          </table:table-cell>
          <table:table-cell office:value-type="float" office:value="-0.796600103378296" calcext:value-type="float">
            <text:p>-0.7966001034</text:p>
          </table:table-cell>
          <table:table-cell table:formula="of:=[.C240]+0.01" office:value-type="float" office:value="4.68999999999995" calcext:value-type="float">
            <text:p>4.69</text:p>
          </table:table-cell>
          <table:table-cell office:value-type="float" office:value="13.5113620758057" calcext:value-type="float">
            <text:p>13.5113620758</text:p>
          </table:table-cell>
        </table:table-row>
        <table:table-row table:style-name="ro1">
          <table:table-cell table:formula="of:=[.A241]+0.01" office:value-type="float" office:value="2.40999999999999" calcext:value-type="float">
            <text:p>2.41</text:p>
          </table:table-cell>
          <table:table-cell office:value-type="float" office:value="-0.793606638908386" calcext:value-type="float">
            <text:p>-0.7936066389</text:p>
          </table:table-cell>
          <table:table-cell table:formula="of:=[.C241]+0.01" office:value-type="float" office:value="4.69999999999995" calcext:value-type="float">
            <text:p>4.7</text:p>
          </table:table-cell>
          <table:table-cell office:value-type="float" office:value="15.0380382537842" calcext:value-type="float">
            <text:p>15.0380382538</text:p>
          </table:table-cell>
        </table:table-row>
        <table:table-row table:style-name="ro1">
          <table:table-cell table:formula="of:=[.A242]+0.01" office:value-type="float" office:value="2.41999999999999" calcext:value-type="float">
            <text:p>2.42</text:p>
          </table:table-cell>
          <table:table-cell office:value-type="float" office:value="-0.786275267601013" calcext:value-type="float">
            <text:p>-0.7862752676</text:p>
          </table:table-cell>
          <table:table-cell table:formula="of:=[.C242]+0.01" office:value-type="float" office:value="4.70999999999995" calcext:value-type="float">
            <text:p>4.71</text:p>
          </table:table-cell>
          <table:table-cell office:value-type="float" office:value="16.1432037353516" calcext:value-type="float">
            <text:p>16.1432037354</text:p>
          </table:table-cell>
        </table:table-row>
        <table:table-row table:style-name="ro1">
          <table:table-cell table:formula="of:=[.A243]+0.01" office:value-type="float" office:value="2.42999999999999" calcext:value-type="float">
            <text:p>2.43</text:p>
          </table:table-cell>
          <table:table-cell office:value-type="float" office:value="-0.781849324703217" calcext:value-type="float">
            <text:p>-0.7818493247</text:p>
          </table:table-cell>
          <table:table-cell table:formula="of:=[.C243]+0.01" office:value-type="float" office:value="4.71999999999995" calcext:value-type="float">
            <text:p>4.72</text:p>
          </table:table-cell>
          <table:table-cell office:value-type="float" office:value="17.9543266296387" calcext:value-type="float">
            <text:p>17.9543266296</text:p>
          </table:table-cell>
        </table:table-row>
        <table:table-row table:style-name="ro1">
          <table:table-cell table:formula="of:=[.A244]+0.01" office:value-type="float" office:value="2.43999999999999" calcext:value-type="float">
            <text:p>2.44</text:p>
          </table:table-cell>
          <table:table-cell office:value-type="float" office:value="-0.777646541595459" calcext:value-type="float">
            <text:p>-0.7776465416</text:p>
          </table:table-cell>
          <table:table-cell table:formula="of:=[.C244]+0.01" office:value-type="float" office:value="4.72999999999995" calcext:value-type="float">
            <text:p>4.73</text:p>
          </table:table-cell>
          <table:table-cell office:value-type="float" office:value="19.281852722168" calcext:value-type="float">
            <text:p>19.2818527222</text:p>
          </table:table-cell>
        </table:table-row>
        <table:table-row table:style-name="ro1">
          <table:table-cell table:formula="of:=[.A245]+0.01" office:value-type="float" office:value="2.44999999999999" calcext:value-type="float">
            <text:p>2.45</text:p>
          </table:table-cell>
          <table:table-cell office:value-type="float" office:value="-0.775873482227325" calcext:value-type="float">
            <text:p>-0.7758734822</text:p>
          </table:table-cell>
          <table:table-cell table:formula="of:=[.C245]+0.01" office:value-type="float" office:value="4.73999999999995" calcext:value-type="float">
            <text:p>4.74</text:p>
          </table:table-cell>
          <table:table-cell office:value-type="float" office:value="21.4720783233643" calcext:value-type="float">
            <text:p>21.4720783234</text:p>
          </table:table-cell>
        </table:table-row>
        <table:table-row table:style-name="ro1">
          <table:table-cell table:formula="of:=[.A246]+0.01" office:value-type="float" office:value="2.45999999999999" calcext:value-type="float">
            <text:p>2.46</text:p>
          </table:table-cell>
          <table:table-cell office:value-type="float" office:value="-0.774347722530365" calcext:value-type="float">
            <text:p>-0.7743477225</text:p>
          </table:table-cell>
          <table:table-cell table:formula="of:=[.C246]+0.01" office:value-type="float" office:value="4.74999999999995" calcext:value-type="float">
            <text:p>4.75</text:p>
          </table:table-cell>
          <table:table-cell office:value-type="float" office:value="23.0550899505615" calcext:value-type="float">
            <text:p>23.0550899506</text:p>
          </table:table-cell>
        </table:table-row>
        <table:table-row table:style-name="ro1">
          <table:table-cell table:formula="of:=[.A247]+0.01" office:value-type="float" office:value="2.46999999999999" calcext:value-type="float">
            <text:p>2.47</text:p>
          </table:table-cell>
          <table:table-cell office:value-type="float" office:value="-0.774622440338135" calcext:value-type="float">
            <text:p>-0.7746224403</text:p>
          </table:table-cell>
          <table:table-cell table:formula="of:=[.C247]+0.01" office:value-type="float" office:value="4.75999999999995" calcext:value-type="float">
            <text:p>4.76</text:p>
          </table:table-cell>
          <table:table-cell office:value-type="float" office:value="25.6530475616455" calcext:value-type="float">
            <text:p>25.6530475616</text:p>
          </table:table-cell>
        </table:table-row>
        <table:table-row table:style-name="ro1">
          <table:table-cell table:formula="of:=[.A248]+0.01" office:value-type="float" office:value="2.47999999999999" calcext:value-type="float">
            <text:p>2.48</text:p>
          </table:table-cell>
          <table:table-cell office:value-type="float" office:value="-0.776148736476898" calcext:value-type="float">
            <text:p>-0.7761487365</text:p>
          </table:table-cell>
          <table:table-cell table:formula="of:=[.C248]+0.01" office:value-type="float" office:value="4.76999999999995" calcext:value-type="float">
            <text:p>4.77</text:p>
          </table:table-cell>
          <table:table-cell office:value-type="float" office:value="27.6344032287598" calcext:value-type="float">
            <text:p>27.6344032288</text:p>
          </table:table-cell>
        </table:table-row>
        <table:table-row table:style-name="ro1">
          <table:table-cell table:formula="of:=[.A249]+0.01" office:value-type="float" office:value="2.48999999999999" calcext:value-type="float">
            <text:p>2.49</text:p>
          </table:table-cell>
          <table:table-cell office:value-type="float" office:value="-0.77821958065033" calcext:value-type="float">
            <text:p>-0.7782195807</text:p>
          </table:table-cell>
          <table:table-cell table:formula="of:=[.C249]+0.01" office:value-type="float" office:value="4.77999999999995" calcext:value-type="float">
            <text:p>4.78</text:p>
          </table:table-cell>
          <table:table-cell office:value-type="float" office:value="31.0261554718018" calcext:value-type="float">
            <text:p>31.0261554718</text:p>
          </table:table-cell>
        </table:table-row>
        <table:table-row table:style-name="ro1">
          <table:table-cell table:formula="of:=[.A250]+0.01" office:value-type="float" office:value="2.49999999999999" calcext:value-type="float">
            <text:p>2.5</text:p>
          </table:table-cell>
          <table:table-cell office:value-type="float" office:value="-0.78167450428009" calcext:value-type="float">
            <text:p>-0.7816745043</text:p>
          </table:table-cell>
          <table:table-cell table:formula="of:=[.C250]+0.01" office:value-type="float" office:value="4.78999999999995" calcext:value-type="float">
            <text:p>4.79</text:p>
          </table:table-cell>
          <table:table-cell office:value-type="float" office:value="33.5770111083984" calcext:value-type="float">
            <text:p>33.5770111084</text:p>
          </table:table-cell>
        </table:table-row>
        <table:table-row table:style-name="ro1">
          <table:table-cell table:formula="of:=[.A251]+0.01" office:value-type="float" office:value="2.50999999999999" calcext:value-type="float">
            <text:p>2.51</text:p>
          </table:table-cell>
          <table:table-cell office:value-type="float" office:value="-0.783342778682709" calcext:value-type="float">
            <text:p>-0.7833427787</text:p>
          </table:table-cell>
          <table:table-cell table:formula="of:=[.C251]+0.01" office:value-type="float" office:value="4.79999999999995" calcext:value-type="float">
            <text:p>4.8</text:p>
          </table:table-cell>
          <table:table-cell office:value-type="float" office:value="37.9154853820801" calcext:value-type="float">
            <text:p>37.9154853821</text:p>
          </table:table-cell>
        </table:table-row>
        <table:table-row table:style-name="ro1">
          <table:table-cell table:formula="of:=[.A252]+0.01" office:value-type="float" office:value="2.51999999999999" calcext:value-type="float">
            <text:p>2.52</text:p>
          </table:table-cell>
          <table:table-cell office:value-type="float" office:value="-0.784696936607361" calcext:value-type="float">
            <text:p>-0.7846969366</text:p>
          </table:table-cell>
          <table:table-cell table:formula="of:=[.C252]+0.01" office:value-type="float" office:value="4.80999999999995" calcext:value-type="float">
            <text:p>4.81</text:p>
          </table:table-cell>
          <table:table-cell office:value-type="float" office:value="41.0444946289063" calcext:value-type="float">
            <text:p>41.0444946289</text:p>
          </table:table-cell>
        </table:table-row>
        <table:table-row table:style-name="ro1">
          <table:table-cell table:formula="of:=[.A253]+0.01" office:value-type="float" office:value="2.52999999999999" calcext:value-type="float">
            <text:p>2.53</text:p>
          </table:table-cell>
          <table:table-cell office:value-type="float" office:value="-0.783862948417664" calcext:value-type="float">
            <text:p>-0.7838629484</text:p>
          </table:table-cell>
          <table:table-cell table:formula="of:=[.C253]+0.01" office:value-type="float" office:value="4.81999999999995" calcext:value-type="float">
            <text:p>4.82</text:p>
          </table:table-cell>
          <table:table-cell office:value-type="float" office:value="46.1937255859375" calcext:value-type="float">
            <text:p>46.1937255859</text:p>
          </table:table-cell>
        </table:table-row>
        <table:table-row table:style-name="ro1">
          <table:table-cell table:formula="of:=[.A254]+0.01" office:value-type="float" office:value="2.53999999999999" calcext:value-type="float">
            <text:p>2.54</text:p>
          </table:table-cell>
          <table:table-cell office:value-type="float" office:value="-0.781166255474091" calcext:value-type="float">
            <text:p>-0.7811662555</text:p>
          </table:table-cell>
          <table:table-cell table:formula="of:=[.C254]+0.01" office:value-type="float" office:value="4.82999999999995" calcext:value-type="float">
            <text:p>4.83</text:p>
          </table:table-cell>
          <table:table-cell office:value-type="float" office:value="49.5771064758301" calcext:value-type="float">
            <text:p>49.5771064758</text:p>
          </table:table-cell>
        </table:table-row>
        <table:table-row table:style-name="ro1">
          <table:table-cell table:formula="of:=[.A255]+0.01" office:value-type="float" office:value="2.54999999999999" calcext:value-type="float">
            <text:p>2.55</text:p>
          </table:table-cell>
          <table:table-cell office:value-type="float" office:value="-0.777356088161469" calcext:value-type="float">
            <text:p>-0.7773560882</text:p>
          </table:table-cell>
          <table:table-cell table:formula="of:=[.C255]+0.01" office:value-type="float" office:value="4.83999999999995" calcext:value-type="float">
            <text:p>4.84</text:p>
          </table:table-cell>
          <table:table-cell office:value-type="float" office:value="54.214656829834" calcext:value-type="float">
            <text:p>54.2146568298</text:p>
          </table:table-cell>
        </table:table-row>
        <table:table-row table:style-name="ro1">
          <table:table-cell table:formula="of:=[.A256]+0.01" office:value-type="float" office:value="2.55999999999999" calcext:value-type="float">
            <text:p>2.56</text:p>
          </table:table-cell>
          <table:table-cell office:value-type="float" office:value="-0.770151615142822" calcext:value-type="float">
            <text:p>-0.7701516151</text:p>
          </table:table-cell>
          <table:table-cell table:formula="of:=[.C256]+0.01" office:value-type="float" office:value="4.84999999999995" calcext:value-type="float">
            <text:p>4.85</text:p>
          </table:table-cell>
          <table:table-cell office:value-type="float" office:value="57.1028366088867" calcext:value-type="float">
            <text:p>57.1028366089</text:p>
          </table:table-cell>
        </table:table-row>
        <table:table-row table:style-name="ro1">
          <table:table-cell table:formula="of:=[.A257]+0.01" office:value-type="float" office:value="2.56999999999999" calcext:value-type="float">
            <text:p>2.57</text:p>
          </table:table-cell>
          <table:table-cell office:value-type="float" office:value="-0.76513546705246" calcext:value-type="float">
            <text:p>-0.7651354671</text:p>
          </table:table-cell>
          <table:table-cell table:formula="of:=[.C257]+0.01" office:value-type="float" office:value="4.85999999999995" calcext:value-type="float">
            <text:p>4.86</text:p>
          </table:table-cell>
          <table:table-cell office:value-type="float" office:value="60.6071701049805" calcext:value-type="float">
            <text:p>60.607170105</text:p>
          </table:table-cell>
        </table:table-row>
        <table:table-row table:style-name="ro1">
          <table:table-cell table:formula="of:=[.A258]+0.01" office:value-type="float" office:value="2.57999999999999" calcext:value-type="float">
            <text:p>2.58</text:p>
          </table:table-cell>
          <table:table-cell office:value-type="float" office:value="-0.759338676929474" calcext:value-type="float">
            <text:p>-0.7593386769</text:p>
          </table:table-cell>
          <table:table-cell table:formula="of:=[.C258]+0.01" office:value-type="float" office:value="4.86999999999995" calcext:value-type="float">
            <text:p>4.87</text:p>
          </table:table-cell>
          <table:table-cell office:value-type="float" office:value="62.3238372802734" calcext:value-type="float">
            <text:p>62.3238372803</text:p>
          </table:table-cell>
        </table:table-row>
        <table:table-row table:style-name="ro1">
          <table:table-cell table:formula="of:=[.A259]+0.01" office:value-type="float" office:value="2.58999999999999" calcext:value-type="float">
            <text:p>2.59</text:p>
          </table:table-cell>
          <table:table-cell office:value-type="float" office:value="-0.756033062934876" calcext:value-type="float">
            <text:p>-0.7560330629</text:p>
          </table:table-cell>
          <table:table-cell table:formula="of:=[.C259]+0.01" office:value-type="float" office:value="4.87999999999995" calcext:value-type="float">
            <text:p>4.88</text:p>
          </table:table-cell>
          <table:table-cell office:value-type="float" office:value="64.3084182739258" calcext:value-type="float">
            <text:p>64.3084182739</text:p>
          </table:table-cell>
        </table:table-row>
        <table:table-row table:style-name="ro1">
          <table:table-cell table:formula="of:=[.A260]+0.01" office:value-type="float" office:value="2.59999999999999" calcext:value-type="float">
            <text:p>2.6</text:p>
          </table:table-cell>
          <table:table-cell office:value-type="float" office:value="-0.753645002841949" calcext:value-type="float">
            <text:p>-0.7536450028</text:p>
          </table:table-cell>
          <table:table-cell table:formula="of:=[.C260]+0.01" office:value-type="float" office:value="4.88999999999995" calcext:value-type="float">
            <text:p>4.89</text:p>
          </table:table-cell>
          <table:table-cell office:value-type="float" office:value="65.4892120361328" calcext:value-type="float">
            <text:p>65.4892120361</text:p>
          </table:table-cell>
        </table:table-row>
        <table:table-row table:style-name="ro1">
          <table:table-cell table:formula="of:=[.A261]+0.01" office:value-type="float" office:value="2.60999999999999" calcext:value-type="float">
            <text:p>2.61</text:p>
          </table:table-cell>
          <table:table-cell office:value-type="float" office:value="-0.753473043441772" calcext:value-type="float">
            <text:p>-0.7534730434</text:p>
          </table:table-cell>
          <table:table-cell table:formula="of:=[.C261]+0.01" office:value-type="float" office:value="4.89999999999995" calcext:value-type="float">
            <text:p>4.9</text:p>
          </table:table-cell>
          <table:table-cell office:value-type="float" office:value="67.2604217529297" calcext:value-type="float">
            <text:p>67.2604217529</text:p>
          </table:table-cell>
        </table:table-row>
        <table:table-row table:style-name="ro1">
          <table:table-cell table:formula="of:=[.A262]+0.01" office:value-type="float" office:value="2.61999999999999" calcext:value-type="float">
            <text:p>2.62</text:p>
          </table:table-cell>
          <table:table-cell office:value-type="float" office:value="-0.754282832145691" calcext:value-type="float">
            <text:p>-0.7542828321</text:p>
          </table:table-cell>
          <table:table-cell table:formula="of:=[.C262]+0.01" office:value-type="float" office:value="4.90999999999995" calcext:value-type="float">
            <text:p>4.91</text:p>
          </table:table-cell>
          <table:table-cell office:value-type="float" office:value="68.4015426635742" calcext:value-type="float">
            <text:p>68.4015426636</text:p>
          </table:table-cell>
        </table:table-row>
        <table:table-row table:style-name="ro1">
          <table:table-cell table:formula="of:=[.A263]+0.01" office:value-type="float" office:value="2.62999999999999" calcext:value-type="float">
            <text:p>2.63</text:p>
          </table:table-cell>
          <table:table-cell office:value-type="float" office:value="-0.755438625812531" calcext:value-type="float">
            <text:p>-0.7554386258</text:p>
          </table:table-cell>
          <table:table-cell table:formula="of:=[.C263]+0.01" office:value-type="float" office:value="4.91999999999995" calcext:value-type="float">
            <text:p>4.92</text:p>
          </table:table-cell>
          <table:table-cell office:value-type="float" office:value="69.810905456543" calcext:value-type="float">
            <text:p>69.8109054565</text:p>
          </table:table-cell>
        </table:table-row>
        <table:table-row table:style-name="ro1">
          <table:table-cell table:formula="of:=[.A264]+0.01" office:value-type="float" office:value="2.63999999999999" calcext:value-type="float">
            <text:p>2.64</text:p>
          </table:table-cell>
          <table:table-cell office:value-type="float" office:value="-0.755519092082977" calcext:value-type="float">
            <text:p>-0.7555190921</text:p>
          </table:table-cell>
          <table:table-cell table:formula="of:=[.C264]+0.01" office:value-type="float" office:value="4.92999999999994" calcext:value-type="float">
            <text:p>4.93</text:p>
          </table:table-cell>
          <table:table-cell office:value-type="float" office:value="70.5404586791992" calcext:value-type="float">
            <text:p>70.5404586792</text:p>
          </table:table-cell>
        </table:table-row>
        <table:table-row table:style-name="ro1">
          <table:table-cell table:formula="of:=[.A265]+0.01" office:value-type="float" office:value="2.64999999999999" calcext:value-type="float">
            <text:p>2.65</text:p>
          </table:table-cell>
          <table:table-cell office:value-type="float" office:value="-0.75364363193512" calcext:value-type="float">
            <text:p>-0.7536436319</text:p>
          </table:table-cell>
          <table:table-cell table:formula="of:=[.C265]+0.01" office:value-type="float" office:value="4.93999999999994" calcext:value-type="float">
            <text:p>4.94</text:p>
          </table:table-cell>
          <table:table-cell office:value-type="float" office:value="71.3410873413086" calcext:value-type="float">
            <text:p>71.3410873413</text:p>
          </table:table-cell>
        </table:table-row>
        <table:table-row table:style-name="ro1">
          <table:table-cell table:formula="of:=[.A266]+0.01" office:value-type="float" office:value="2.65999999999999" calcext:value-type="float">
            <text:p>2.66</text:p>
          </table:table-cell>
          <table:table-cell office:value-type="float" office:value="-0.748541176319122" calcext:value-type="float">
            <text:p>-0.7485411763</text:p>
          </table:table-cell>
          <table:table-cell table:formula="of:=[.C266]+0.01" office:value-type="float" office:value="4.94999999999994" calcext:value-type="float">
            <text:p>4.95</text:p>
          </table:table-cell>
          <table:table-cell office:value-type="float" office:value="71.7182846069336" calcext:value-type="float">
            <text:p>71.7182846069</text:p>
          </table:table-cell>
        </table:table-row>
        <table:table-row table:style-name="ro1">
          <table:table-cell table:formula="of:=[.A267]+0.01" office:value-type="float" office:value="2.66999999999999" calcext:value-type="float">
            <text:p>2.67</text:p>
          </table:table-cell>
          <table:table-cell office:value-type="float" office:value="-0.743030846118927" calcext:value-type="float">
            <text:p>-0.7430308461</text:p>
          </table:table-cell>
          <table:table-cell table:formula="of:=[.C267]+0.01" office:value-type="float" office:value="4.95999999999994" calcext:value-type="float">
            <text:p>4.96</text:p>
          </table:table-cell>
          <table:table-cell office:value-type="float" office:value="72.0430297851563" calcext:value-type="float">
            <text:p>72.0430297852</text:p>
          </table:table-cell>
        </table:table-row>
        <table:table-row table:style-name="ro1">
          <table:table-cell table:formula="of:=[.A268]+0.01" office:value-type="float" office:value="2.67999999999999" calcext:value-type="float">
            <text:p>2.68</text:p>
          </table:table-cell>
          <table:table-cell office:value-type="float" office:value="-0.734134137630463" calcext:value-type="float">
            <text:p>-0.7341341376</text:p>
          </table:table-cell>
          <table:table-cell table:formula="of:=[.C268]+0.01" office:value-type="float" office:value="4.96999999999994" calcext:value-type="float">
            <text:p>4.97</text:p>
          </table:table-cell>
          <table:table-cell office:value-type="float" office:value="72.1884689331055" calcext:value-type="float">
            <text:p>72.1884689331</text:p>
          </table:table-cell>
        </table:table-row>
        <table:table-row table:style-name="ro1">
          <table:table-cell table:formula="of:=[.A269]+0.01" office:value-type="float" office:value="2.68999999999999" calcext:value-type="float">
            <text:p>2.69</text:p>
          </table:table-cell>
          <table:table-cell office:value-type="float" office:value="-0.728530585765839" calcext:value-type="float">
            <text:p>-0.7285305858</text:p>
          </table:table-cell>
          <table:table-cell table:formula="of:=[.C269]+0.01" office:value-type="float" office:value="4.97999999999994" calcext:value-type="float">
            <text:p>4.98</text:p>
          </table:table-cell>
          <table:table-cell office:value-type="float" office:value="72.2687149047852" calcext:value-type="float">
            <text:p>72.2687149048</text:p>
          </table:table-cell>
        </table:table-row>
        <table:table-row table:style-name="ro1">
          <table:table-cell table:formula="of:=[.A270]+0.01" office:value-type="float" office:value="2.69999999999999" calcext:value-type="float">
            <text:p>2.7</text:p>
          </table:table-cell>
          <table:table-cell office:value-type="float" office:value="-0.721868574619293" calcext:value-type="float">
            <text:p>-0.7218685746</text:p>
          </table:table-cell>
          <table:table-cell table:formula="of:=[.C270]+0.01" office:value-type="float" office:value="4.98999999999994" calcext:value-type="float">
            <text:p>4.99</text:p>
          </table:table-cell>
          <table:table-cell office:value-type="float" office:value="72.1790466308594" calcext:value-type="float">
            <text:p>72.1790466309</text:p>
          </table:table-cell>
        </table:table-row>
        <table:table-row table:style-name="ro1">
          <table:table-cell table:formula="of:=[.A271]+0.01" office:value-type="float" office:value="2.70999999999999" calcext:value-type="float">
            <text:p>2.71</text:p>
          </table:table-cell>
          <table:table-cell office:value-type="float" office:value="-0.718303024768829" calcext:value-type="float">
            <text:p>-0.7183030248</text:p>
          </table:table-cell>
          <table:table-cell table:formula="of:=[.C271]+0.01" office:value-type="float" office:value="4.99999999999994" calcext:value-type="float">
            <text:p>5</text:p>
          </table:table-cell>
          <table:table-cell office:value-type="float" office:value="71.7820358276367" calcext:value-type="float">
            <text:p>71.7820358276</text:p>
          </table:table-cell>
        </table:table-row>
        <table:table-row table:style-name="ro1">
          <table:table-cell table:formula="of:=[.A272]+0.01" office:value-type="float" office:value="2.71999999999999" calcext:value-type="float">
            <text:p>2.72</text:p>
          </table:table-cell>
          <table:table-cell office:value-type="float" office:value="-0.714735388755798" calcext:value-type="float">
            <text:p>-0.7147353888</text:p>
          </table:table-cell>
          <table:table-cell table:formula="of:=[.C272]+0.01" office:value-type="float" office:value="5.00999999999994" calcext:value-type="float">
            <text:p>5.01</text:p>
          </table:table-cell>
          <table:table-cell office:value-type="float" office:value="71.3586502075195" calcext:value-type="float">
            <text:p>71.3586502075</text:p>
          </table:table-cell>
        </table:table-row>
        <table:table-row table:style-name="ro1">
          <table:table-cell table:formula="of:=[.A273]+0.01" office:value-type="float" office:value="2.72999999999999" calcext:value-type="float">
            <text:p>2.73</text:p>
          </table:table-cell>
          <table:table-cell office:value-type="float" office:value="-0.713445007801056" calcext:value-type="float">
            <text:p>-0.7134450078</text:p>
          </table:table-cell>
          <table:table-cell table:formula="of:=[.C273]+0.01" office:value-type="float" office:value="5.01999999999994" calcext:value-type="float">
            <text:p>5.02</text:p>
          </table:table-cell>
          <table:table-cell office:value-type="float" office:value="70.5031814575195" calcext:value-type="float">
            <text:p>70.5031814575</text:p>
          </table:table-cell>
        </table:table-row>
        <table:table-row table:style-name="ro1">
          <table:table-cell table:formula="of:=[.A274]+0.01" office:value-type="float" office:value="2.73999999999999" calcext:value-type="float">
            <text:p>2.74</text:p>
          </table:table-cell>
          <table:table-cell office:value-type="float" office:value="-0.709978997707367" calcext:value-type="float">
            <text:p>-0.7099789977</text:p>
          </table:table-cell>
          <table:table-cell table:formula="of:=[.C274]+0.01" office:value-type="float" office:value="5.02999999999994" calcext:value-type="float">
            <text:p>5.03</text:p>
          </table:table-cell>
          <table:table-cell office:value-type="float" office:value="69.8093566894531" calcext:value-type="float">
            <text:p>69.8093566895</text:p>
          </table:table-cell>
        </table:table-row>
        <table:table-row table:style-name="ro1">
          <table:table-cell table:formula="of:=[.A275]+0.01" office:value-type="float" office:value="2.74999999999999" calcext:value-type="float">
            <text:p>2.75</text:p>
          </table:table-cell>
          <table:table-cell office:value-type="float" office:value="-0.70716655254364" calcext:value-type="float">
            <text:p>-0.7071665525</text:p>
          </table:table-cell>
          <table:table-cell table:formula="of:=[.C275]+0.01" office:value-type="float" office:value="5.03999999999994" calcext:value-type="float">
            <text:p>5.04</text:p>
          </table:table-cell>
          <table:table-cell office:value-type="float" office:value="68.6094284057617" calcext:value-type="float">
            <text:p>68.6094284058</text:p>
          </table:table-cell>
        </table:table-row>
        <table:table-row table:style-name="ro1">
          <table:table-cell table:formula="of:=[.A276]+0.01" office:value-type="float" office:value="2.75999999999999" calcext:value-type="float">
            <text:p>2.76</text:p>
          </table:table-cell>
          <table:table-cell office:value-type="float" office:value="-0.701099038124085" calcext:value-type="float">
            <text:p>-0.7010990381</text:p>
          </table:table-cell>
          <table:table-cell table:formula="of:=[.C276]+0.01" office:value-type="float" office:value="5.04999999999994" calcext:value-type="float">
            <text:p>5.05</text:p>
          </table:table-cell>
          <table:table-cell office:value-type="float" office:value="67.7070693969727" calcext:value-type="float">
            <text:p>67.707069397</text:p>
          </table:table-cell>
        </table:table-row>
        <table:table-row table:style-name="ro1">
          <table:table-cell table:formula="of:=[.A277]+0.01" office:value-type="float" office:value="2.76999999999998" calcext:value-type="float">
            <text:p>2.77</text:p>
          </table:table-cell>
          <table:table-cell office:value-type="float" office:value="-0.696188092231751" calcext:value-type="float">
            <text:p>-0.6961880922</text:p>
          </table:table-cell>
          <table:table-cell table:formula="of:=[.C277]+0.01" office:value-type="float" office:value="5.05999999999994" calcext:value-type="float">
            <text:p>5.06</text:p>
          </table:table-cell>
          <table:table-cell office:value-type="float" office:value="66.2287368774414" calcext:value-type="float">
            <text:p>66.2287368774</text:p>
          </table:table-cell>
        </table:table-row>
        <table:table-row table:style-name="ro1">
          <table:table-cell table:formula="of:=[.A278]+0.01" office:value-type="float" office:value="2.77999999999998" calcext:value-type="float">
            <text:p>2.78</text:p>
          </table:table-cell>
          <table:table-cell office:value-type="float" office:value="-0.687462449073792" calcext:value-type="float">
            <text:p>-0.6874624491</text:p>
          </table:table-cell>
          <table:table-cell table:formula="of:=[.C278]+0.01" office:value-type="float" office:value="5.06999999999994" calcext:value-type="float">
            <text:p>5.07</text:p>
          </table:table-cell>
          <table:table-cell office:value-type="float" office:value="65.1715698242188" calcext:value-type="float">
            <text:p>65.1715698242</text:p>
          </table:table-cell>
        </table:table-row>
        <table:table-row table:style-name="ro1">
          <table:table-cell table:formula="of:=[.A279]+0.01" office:value-type="float" office:value="2.78999999999998" calcext:value-type="float">
            <text:p>2.79</text:p>
          </table:table-cell>
          <table:table-cell office:value-type="float" office:value="-0.681845009326935" calcext:value-type="float">
            <text:p>-0.6818450093</text:p>
          </table:table-cell>
          <table:table-cell table:formula="of:=[.C279]+0.01" office:value-type="float" office:value="5.07999999999994" calcext:value-type="float">
            <text:p>5.08</text:p>
          </table:table-cell>
          <table:table-cell office:value-type="float" office:value="63.4939384460449" calcext:value-type="float">
            <text:p>63.493938446</text:p>
          </table:table-cell>
        </table:table-row>
        <table:table-row table:style-name="ro1">
          <table:table-cell table:formula="of:=[.A280]+0.01" office:value-type="float" office:value="2.79999999999998" calcext:value-type="float">
            <text:p>2.8</text:p>
          </table:table-cell>
          <table:table-cell office:value-type="float" office:value="-0.673937916755676" calcext:value-type="float">
            <text:p>-0.6739379168</text:p>
          </table:table-cell>
          <table:table-cell table:formula="of:=[.C280]+0.01" office:value-type="float" office:value="5.08999999999994" calcext:value-type="float">
            <text:p>5.09</text:p>
          </table:table-cell>
          <table:table-cell office:value-type="float" office:value="62.299690246582" calcext:value-type="float">
            <text:p>62.2996902466</text:p>
          </table:table-cell>
        </table:table-row>
        <table:table-row table:style-name="ro1">
          <table:table-cell table:formula="of:=[.A281]+0.01" office:value-type="float" office:value="2.80999999999998" calcext:value-type="float">
            <text:p>2.81</text:p>
          </table:table-cell>
          <table:table-cell office:value-type="float" office:value="-0.669013619422913" calcext:value-type="float">
            <text:p>-0.6690136194</text:p>
          </table:table-cell>
          <table:table-cell table:formula="of:=[.C281]+0.01" office:value-type="float" office:value="5.09999999999994" calcext:value-type="float">
            <text:p>5.1</text:p>
          </table:table-cell>
          <table:table-cell office:value-type="float" office:value="60.3779563903809" calcext:value-type="float">
            <text:p>60.3779563904</text:p>
          </table:table-cell>
        </table:table-row>
        <table:table-row table:style-name="ro1">
          <table:table-cell table:formula="of:=[.A282]+0.01" office:value-type="float" office:value="2.81999999999998" calcext:value-type="float">
            <text:p>2.82</text:p>
          </table:table-cell>
          <table:table-cell office:value-type="float" office:value="-0.662619233131409" calcext:value-type="float">
            <text:p>-0.6626192331</text:p>
          </table:table-cell>
          <table:table-cell table:formula="of:=[.C282]+0.01" office:value-type="float" office:value="5.10999999999994" calcext:value-type="float">
            <text:p>5.11</text:p>
          </table:table-cell>
          <table:table-cell office:value-type="float" office:value="58.9881286621094" calcext:value-type="float">
            <text:p>58.9881286621</text:p>
          </table:table-cell>
        </table:table-row>
        <table:table-row table:style-name="ro1">
          <table:table-cell table:formula="of:=[.A283]+0.01" office:value-type="float" office:value="2.82999999999998" calcext:value-type="float">
            <text:p>2.83</text:p>
          </table:table-cell>
          <table:table-cell office:value-type="float" office:value="-0.655945420265198" calcext:value-type="float">
            <text:p>-0.6559454203</text:p>
          </table:table-cell>
          <table:table-cell table:formula="of:=[.C283]+0.01" office:value-type="float" office:value="5.11999999999994" calcext:value-type="float">
            <text:p>5.12</text:p>
          </table:table-cell>
          <table:table-cell office:value-type="float" office:value="56.7236442565918" calcext:value-type="float">
            <text:p>56.7236442566</text:p>
          </table:table-cell>
        </table:table-row>
        <table:table-row table:style-name="ro1">
          <table:table-cell table:formula="of:=[.A284]+0.01" office:value-type="float" office:value="2.83999999999998" calcext:value-type="float">
            <text:p>2.84</text:p>
          </table:table-cell>
          <table:table-cell office:value-type="float" office:value="-0.643360137939453" calcext:value-type="float">
            <text:p>-0.6433601379</text:p>
          </table:table-cell>
          <table:table-cell table:formula="of:=[.C284]+0.01" office:value-type="float" office:value="5.12999999999994" calcext:value-type="float">
            <text:p>5.13</text:p>
          </table:table-cell>
          <table:table-cell office:value-type="float" office:value="55.0645713806152" calcext:value-type="float">
            <text:p>55.0645713806</text:p>
          </table:table-cell>
        </table:table-row>
        <table:table-row table:style-name="ro1">
          <table:table-cell table:formula="of:=[.A285]+0.01" office:value-type="float" office:value="2.84999999999998" calcext:value-type="float">
            <text:p>2.85</text:p>
          </table:table-cell>
          <table:table-cell office:value-type="float" office:value="-0.633797466754913" calcext:value-type="float">
            <text:p>-0.6337974668</text:p>
          </table:table-cell>
          <table:table-cell table:formula="of:=[.C285]+0.01" office:value-type="float" office:value="5.13999999999994" calcext:value-type="float">
            <text:p>5.14</text:p>
          </table:table-cell>
          <table:table-cell office:value-type="float" office:value="54.1854438781738" calcext:value-type="float">
            <text:p>54.1854438782</text:p>
          </table:table-cell>
        </table:table-row>
        <table:table-row table:style-name="ro1">
          <table:table-cell table:formula="of:=[.A286]+0.01" office:value-type="float" office:value="2.85999999999998" calcext:value-type="float">
            <text:p>2.86</text:p>
          </table:table-cell>
          <table:table-cell office:value-type="float" office:value="-0.616578817367554" calcext:value-type="float">
            <text:p>-0.6165788174</text:p>
          </table:table-cell>
          <table:table-cell table:formula="of:=[.C286]+0.01" office:value-type="float" office:value="5.14999999999994" calcext:value-type="float">
            <text:p>5.15</text:p>
          </table:table-cell>
          <table:table-cell office:value-type="float" office:value="54.8896713256836" calcext:value-type="float">
            <text:p>54.8896713257</text:p>
          </table:table-cell>
        </table:table-row>
        <table:table-row table:style-name="ro1">
          <table:table-cell table:formula="of:=[.A287]+0.01" office:value-type="float" office:value="2.86999999999998" calcext:value-type="float">
            <text:p>2.87</text:p>
          </table:table-cell>
          <table:table-cell office:value-type="float" office:value="-0.602822721004486" calcext:value-type="float">
            <text:p>-0.602822721</text:p>
          </table:table-cell>
          <table:table-cell table:formula="of:=[.C287]+0.01" office:value-type="float" office:value="5.15999999999994" calcext:value-type="float">
            <text:p>5.16</text:p>
          </table:table-cell>
          <table:table-cell office:value-type="float" office:value="54.064998626709" calcext:value-type="float">
            <text:p>54.0649986267</text:p>
          </table:table-cell>
        </table:table-row>
        <table:table-row table:style-name="ro1">
          <table:table-cell table:formula="of:=[.A288]+0.01" office:value-type="float" office:value="2.87999999999998" calcext:value-type="float">
            <text:p>2.88</text:p>
          </table:table-cell>
          <table:table-cell office:value-type="float" office:value="-0.579954624176025" calcext:value-type="float">
            <text:p>-0.5799546242</text:p>
          </table:table-cell>
          <table:table-cell table:formula="of:=[.C288]+0.01" office:value-type="float" office:value="5.16999999999994" calcext:value-type="float">
            <text:p>5.17</text:p>
          </table:table-cell>
          <table:table-cell office:value-type="float" office:value="54.2196617126465" calcext:value-type="float">
            <text:p>54.2196617126</text:p>
          </table:table-cell>
        </table:table-row>
        <table:table-row table:style-name="ro1">
          <table:table-cell table:formula="of:=[.A289]+0.01" office:value-type="float" office:value="2.88999999999998" calcext:value-type="float">
            <text:p>2.89</text:p>
          </table:table-cell>
          <table:table-cell office:value-type="float" office:value="-0.563687086105347" calcext:value-type="float">
            <text:p>-0.5636870861</text:p>
          </table:table-cell>
          <table:table-cell table:formula="of:=[.C289]+0.01" office:value-type="float" office:value="5.17999999999994" calcext:value-type="float">
            <text:p>5.18</text:p>
          </table:table-cell>
          <table:table-cell office:value-type="float" office:value="54.023136138916" calcext:value-type="float">
            <text:p>54.0231361389</text:p>
          </table:table-cell>
        </table:table-row>
        <table:table-row table:style-name="ro1">
          <table:table-cell table:formula="of:=[.A290]+0.01" office:value-type="float" office:value="2.89999999999998" calcext:value-type="float">
            <text:p>2.9</text:p>
          </table:table-cell>
          <table:table-cell office:value-type="float" office:value="-0.540927708148956" calcext:value-type="float">
            <text:p>-0.5409277081</text:p>
          </table:table-cell>
          <table:table-cell table:formula="of:=[.C290]+0.01" office:value-type="float" office:value="5.18999999999994" calcext:value-type="float">
            <text:p>5.19</text:p>
          </table:table-cell>
          <table:table-cell office:value-type="float" office:value="54.1271286010742" calcext:value-type="float">
            <text:p>54.1271286011</text:p>
          </table:table-cell>
        </table:table-row>
        <table:table-row table:style-name="ro1">
          <table:table-cell table:formula="of:=[.A291]+0.01" office:value-type="float" office:value="2.90999999999998" calcext:value-type="float">
            <text:p>2.91</text:p>
          </table:table-cell>
          <table:table-cell office:value-type="float" office:value="-0.526506781578064" calcext:value-type="float">
            <text:p>-0.5265067816</text:p>
          </table:table-cell>
          <table:table-cell table:formula="of:=[.C291]+0.01" office:value-type="float" office:value="5.19999999999994" calcext:value-type="float">
            <text:p>5.2</text:p>
          </table:table-cell>
          <table:table-cell office:value-type="float" office:value="54.1150550842285" calcext:value-type="float">
            <text:p>54.1150550842</text:p>
          </table:table-cell>
        </table:table-row>
        <table:table-row table:style-name="ro1">
          <table:table-cell table:formula="of:=[.A292]+0.01" office:value-type="float" office:value="2.91999999999998" calcext:value-type="float">
            <text:p>2.92</text:p>
          </table:table-cell>
          <table:table-cell office:value-type="float" office:value="-0.507480144500732" calcext:value-type="float">
            <text:p>-0.5074801445</text:p>
          </table:table-cell>
          <table:table-cell table:formula="of:=[.C292]+0.01" office:value-type="float" office:value="5.20999999999994" calcext:value-type="float">
            <text:p>5.21</text:p>
          </table:table-cell>
          <table:table-cell office:value-type="float" office:value="54.1841735839844" calcext:value-type="float">
            <text:p>54.184173584</text:p>
          </table:table-cell>
        </table:table-row>
        <table:table-row table:style-name="ro1">
          <table:table-cell table:formula="of:=[.A293]+0.01" office:value-type="float" office:value="2.92999999999998" calcext:value-type="float">
            <text:p>2.93</text:p>
          </table:table-cell>
          <table:table-cell office:value-type="float" office:value="-0.496770948171616" calcext:value-type="float">
            <text:p>-0.4967709482</text:p>
          </table:table-cell>
          <table:table-cell table:formula="of:=[.C293]+0.01" office:value-type="float" office:value="5.21999999999994" calcext:value-type="float">
            <text:p>5.22</text:p>
          </table:table-cell>
          <table:table-cell office:value-type="float" office:value="54.2465782165527" calcext:value-type="float">
            <text:p>54.2465782166</text:p>
          </table:table-cell>
        </table:table-row>
        <table:table-row table:style-name="ro1">
          <table:table-cell table:formula="of:=[.A294]+0.01" office:value-type="float" office:value="2.93999999999998" calcext:value-type="float">
            <text:p>2.94</text:p>
          </table:table-cell>
          <table:table-cell office:value-type="float" office:value="-0.482385516166687" calcext:value-type="float">
            <text:p>-0.4823855162</text:p>
          </table:table-cell>
          <table:table-cell table:formula="of:=[.C294]+0.01" office:value-type="float" office:value="5.22999999999994" calcext:value-type="float">
            <text:p>5.23</text:p>
          </table:table-cell>
          <table:table-cell office:value-type="float" office:value="54.2807273864746" calcext:value-type="float">
            <text:p>54.2807273865</text:p>
          </table:table-cell>
        </table:table-row>
        <table:table-row table:style-name="ro1">
          <table:table-cell table:formula="of:=[.A295]+0.01" office:value-type="float" office:value="2.94999999999998" calcext:value-type="float">
            <text:p>2.95</text:p>
          </table:table-cell>
          <table:table-cell office:value-type="float" office:value="-0.472062259912491" calcext:value-type="float">
            <text:p>-0.4720622599</text:p>
          </table:table-cell>
          <table:table-cell table:formula="of:=[.C295]+0.01" office:value-type="float" office:value="5.23999999999994" calcext:value-type="float">
            <text:p>5.24</text:p>
          </table:table-cell>
          <table:table-cell office:value-type="float" office:value="54.2887077331543" calcext:value-type="float">
            <text:p>54.2887077332</text:p>
          </table:table-cell>
        </table:table-row>
        <table:table-row table:style-name="ro1">
          <table:table-cell table:formula="of:=[.A296]+0.01" office:value-type="float" office:value="2.95999999999998" calcext:value-type="float">
            <text:p>2.96</text:p>
          </table:table-cell>
          <table:table-cell office:value-type="float" office:value="-0.453876465559006" calcext:value-type="float">
            <text:p>-0.4538764656</text:p>
          </table:table-cell>
          <table:table-cell table:formula="of:=[.C296]+0.01" office:value-type="float" office:value="5.24999999999994" calcext:value-type="float">
            <text:p>5.25</text:p>
          </table:table-cell>
          <table:table-cell office:value-type="float" office:value="54.2798957824707" calcext:value-type="float">
            <text:p>54.2798957825</text:p>
          </table:table-cell>
        </table:table-row>
        <table:table-row table:style-name="ro1">
          <table:table-cell table:formula="of:=[.A297]+0.01" office:value-type="float" office:value="2.96999999999998" calcext:value-type="float">
            <text:p>2.97</text:p>
          </table:table-cell>
          <table:table-cell office:value-type="float" office:value="-0.442065387964249" calcext:value-type="float">
            <text:p>-0.442065388</text:p>
          </table:table-cell>
          <table:table-cell table:formula="of:=[.C297]+0.01" office:value-type="float" office:value="5.25999999999994" calcext:value-type="float">
            <text:p>5.26</text:p>
          </table:table-cell>
          <table:table-cell office:value-type="float" office:value="54.2628479003906" calcext:value-type="float">
            <text:p>54.2628479004</text:p>
          </table:table-cell>
        </table:table-row>
        <table:table-row table:style-name="ro1">
          <table:table-cell table:formula="of:=[.A298]+0.01" office:value-type="float" office:value="2.97999999999998" calcext:value-type="float">
            <text:p>2.98</text:p>
          </table:table-cell>
          <table:table-cell office:value-type="float" office:value="-0.423283398151398" calcext:value-type="float">
            <text:p>-0.4232833982</text:p>
          </table:table-cell>
          <table:table-cell table:formula="of:=[.C298]+0.01" office:value-type="float" office:value="5.26999999999994" calcext:value-type="float">
            <text:p>5.27</text:p>
          </table:table-cell>
          <table:table-cell office:value-type="float" office:value="54.2579078674316" calcext:value-type="float">
            <text:p>54.2579078674</text:p>
          </table:table-cell>
        </table:table-row>
        <table:table-row table:style-name="ro1">
          <table:table-cell table:formula="of:=[.A299]+0.01" office:value-type="float" office:value="2.98999999999998" calcext:value-type="float">
            <text:p>2.99</text:p>
          </table:table-cell>
          <table:table-cell office:value-type="float" office:value="-0.410635977983475" calcext:value-type="float">
            <text:p>-0.410635978</text:p>
          </table:table-cell>
          <table:table-cell table:formula="of:=[.C299]+0.01" office:value-type="float" office:value="5.27999999999994" calcext:value-type="float">
            <text:p>5.28</text:p>
          </table:table-cell>
          <table:table-cell office:value-type="float" office:value="54.2657623291016" calcext:value-type="float">
            <text:p>54.2657623291</text:p>
          </table:table-cell>
        </table:table-row>
        <table:table-row table:style-name="ro1">
          <table:table-cell table:formula="of:=[.A300]+0.01" office:value-type="float" office:value="2.99999999999998" calcext:value-type="float">
            <text:p>3</text:p>
          </table:table-cell>
          <table:table-cell office:value-type="float" office:value="-0.39446023106575" calcext:value-type="float">
            <text:p>-0.3944602311</text:p>
          </table:table-cell>
          <table:table-cell table:formula="of:=[.C300]+0.01" office:value-type="float" office:value="5.28999999999994" calcext:value-type="float">
            <text:p>5.29</text:p>
          </table:table-cell>
          <table:table-cell office:value-type="float" office:value="54.2772827148437" calcext:value-type="float">
            <text:p>54.2772827148</text:p>
          </table:table-cell>
        </table:table-row>
        <table:table-row table:style-name="ro1">
          <table:table-cell table:formula="of:=[.A301]+0.01" office:value-type="float" office:value="3.00999999999998" calcext:value-type="float">
            <text:p>3.01</text:p>
          </table:table-cell>
          <table:table-cell office:value-type="float" office:value="-0.385911405086517" calcext:value-type="float">
            <text:p>-0.3859114051</text:p>
          </table:table-cell>
          <table:table-cell table:formula="of:=[.C301]+0.01" office:value-type="float" office:value="5.29999999999994" calcext:value-type="float">
            <text:p>5.3</text:p>
          </table:table-cell>
          <table:table-cell office:value-type="float" office:value="54.2882881164551" calcext:value-type="float">
            <text:p>54.2882881165</text:p>
          </table:table-cell>
        </table:table-row>
        <table:table-row table:style-name="ro1">
          <table:table-cell table:formula="of:=[.A302]+0.01" office:value-type="float" office:value="3.01999999999998" calcext:value-type="float">
            <text:p>3.02</text:p>
          </table:table-cell>
          <table:table-cell office:value-type="float" office:value="-0.375335603952408" calcext:value-type="float">
            <text:p>-0.375335604</text:p>
          </table:table-cell>
          <table:table-cell table:formula="of:=[.C302]+0.01" office:value-type="float" office:value="5.30999999999994" calcext:value-type="float">
            <text:p>5.31</text:p>
          </table:table-cell>
          <table:table-cell office:value-type="float" office:value="54.2871627807617" calcext:value-type="float">
            <text:p>54.2871627808</text:p>
          </table:table-cell>
        </table:table-row>
        <table:table-row table:style-name="ro1">
          <table:table-cell table:formula="of:=[.A303]+0.01" office:value-type="float" office:value="3.02999999999998" calcext:value-type="float">
            <text:p>3.03</text:p>
          </table:table-cell>
          <table:table-cell office:value-type="float" office:value="-0.369772762060165" calcext:value-type="float">
            <text:p>-0.3697727621</text:p>
          </table:table-cell>
          <table:table-cell table:formula="of:=[.C303]+0.01" office:value-type="float" office:value="5.31999999999994" calcext:value-type="float">
            <text:p>5.32</text:p>
          </table:table-cell>
          <table:table-cell office:value-type="float" office:value="54.27392578125" calcext:value-type="float">
            <text:p>54.2739257813</text:p>
          </table:table-cell>
        </table:table-row>
        <table:table-row table:style-name="ro1">
          <table:table-cell table:formula="of:=[.A304]+0.01" office:value-type="float" office:value="3.03999999999998" calcext:value-type="float">
            <text:p>3.04</text:p>
          </table:table-cell>
          <table:table-cell office:value-type="float" office:value="-0.363132119178772" calcext:value-type="float">
            <text:p>-0.3631321192</text:p>
          </table:table-cell>
          <table:table-cell table:formula="of:=[.C304]+0.01" office:value-type="float" office:value="5.32999999999994" calcext:value-type="float">
            <text:p>5.33</text:p>
          </table:table-cell>
          <table:table-cell office:value-type="float" office:value="54.261547088623" calcext:value-type="float">
            <text:p>54.2615470886</text:p>
          </table:table-cell>
        </table:table-row>
        <table:table-row table:style-name="ro1">
          <table:table-cell table:formula="of:=[.A305]+0.01" office:value-type="float" office:value="3.04999999999998" calcext:value-type="float">
            <text:p>3.05</text:p>
          </table:table-cell>
          <table:table-cell office:value-type="float" office:value="-0.360937625169754" calcext:value-type="float">
            <text:p>-0.3609376252</text:p>
          </table:table-cell>
          <table:table-cell table:formula="of:=[.C305]+0.01" office:value-type="float" office:value="5.33999999999994" calcext:value-type="float">
            <text:p>5.34</text:p>
          </table:table-cell>
          <table:table-cell office:value-type="float" office:value="54.2515907287598" calcext:value-type="float">
            <text:p>54.2515907288</text:p>
          </table:table-cell>
        </table:table-row>
        <table:table-row table:style-name="ro1">
          <table:table-cell table:formula="of:=[.A306]+0.01" office:value-type="float" office:value="3.05999999999998" calcext:value-type="float">
            <text:p>3.06</text:p>
          </table:table-cell>
          <table:table-cell office:value-type="float" office:value="-0.357869625091553" calcext:value-type="float">
            <text:p>-0.3578696251</text:p>
          </table:table-cell>
          <table:table-cell table:formula="of:=[.C306]+0.01" office:value-type="float" office:value="5.34999999999994" calcext:value-type="float">
            <text:p>5.35</text:p>
          </table:table-cell>
          <table:table-cell office:value-type="float" office:value="54.2547378540039" calcext:value-type="float">
            <text:p>54.254737854</text:p>
          </table:table-cell>
        </table:table-row>
        <table:table-row table:style-name="ro1">
          <table:table-cell table:formula="of:=[.A307]+0.01" office:value-type="float" office:value="3.06999999999998" calcext:value-type="float">
            <text:p>3.07</text:p>
          </table:table-cell>
          <table:table-cell office:value-type="float" office:value="-0.356370389461517" calcext:value-type="float">
            <text:p>-0.3563703895</text:p>
          </table:table-cell>
          <table:table-cell table:formula="of:=[.C307]+0.01" office:value-type="float" office:value="5.35999999999994" calcext:value-type="float">
            <text:p>5.36</text:p>
          </table:table-cell>
          <table:table-cell office:value-type="float" office:value="54.2695999145508" calcext:value-type="float">
            <text:p>54.2695999146</text:p>
          </table:table-cell>
        </table:table-row>
        <table:table-row table:style-name="ro1">
          <table:table-cell table:formula="of:=[.A308]+0.01" office:value-type="float" office:value="3.07999999999998" calcext:value-type="float">
            <text:p>3.08</text:p>
          </table:table-cell>
          <table:table-cell office:value-type="float" office:value="-0.355192542076111" calcext:value-type="float">
            <text:p>-0.3551925421</text:p>
          </table:table-cell>
          <table:table-cell table:formula="of:=[.C308]+0.01" office:value-type="float" office:value="5.36999999999994" calcext:value-type="float">
            <text:p>5.37</text:p>
          </table:table-cell>
          <table:table-cell office:value-type="float" office:value="54.2820587158203" calcext:value-type="float">
            <text:p>54.2820587158</text:p>
          </table:table-cell>
        </table:table-row>
        <table:table-row table:style-name="ro1">
          <table:table-cell table:formula="of:=[.A309]+0.01" office:value-type="float" office:value="3.08999999999998" calcext:value-type="float">
            <text:p>3.09</text:p>
          </table:table-cell>
          <table:table-cell office:value-type="float" office:value="-0.353358119726181" calcext:value-type="float">
            <text:p>-0.3533581197</text:p>
          </table:table-cell>
          <table:table-cell table:formula="of:=[.C309]+0.01" office:value-type="float" office:value="5.37999999999994" calcext:value-type="float">
            <text:p>5.38</text:p>
          </table:table-cell>
          <table:table-cell office:value-type="float" office:value="54.2925071716309" calcext:value-type="float">
            <text:p>54.2925071716</text:p>
          </table:table-cell>
        </table:table-row>
        <table:table-row table:style-name="ro1">
          <table:table-cell table:formula="of:=[.A310]+0.01" office:value-type="float" office:value="3.09999999999998" calcext:value-type="float">
            <text:p>3.1</text:p>
          </table:table-cell>
          <table:table-cell office:value-type="float" office:value="-0.351071745157242" calcext:value-type="float">
            <text:p>-0.3510717452</text:p>
          </table:table-cell>
          <table:table-cell table:formula="of:=[.C310]+0.01" office:value-type="float" office:value="5.38999999999994" calcext:value-type="float">
            <text:p>5.39</text:p>
          </table:table-cell>
          <table:table-cell office:value-type="float" office:value="54.292293548584" calcext:value-type="float">
            <text:p>54.2922935486</text:p>
          </table:table-cell>
        </table:table-row>
        <table:table-row table:style-name="ro1">
          <table:table-cell table:formula="of:=[.A311]+0.01" office:value-type="float" office:value="3.10999999999998" calcext:value-type="float">
            <text:p>3.11</text:p>
          </table:table-cell>
          <table:table-cell office:value-type="float" office:value="-0.349647730588913" calcext:value-type="float">
            <text:p>-0.3496477306</text:p>
          </table:table-cell>
          <table:table-cell table:formula="of:=[.C311]+0.01" office:value-type="float" office:value="5.39999999999993" calcext:value-type="float">
            <text:p>5.4</text:p>
          </table:table-cell>
          <table:table-cell office:value-type="float" office:value="54.2821350097656" calcext:value-type="float">
            <text:p>54.2821350098</text:p>
          </table:table-cell>
        </table:table-row>
        <table:table-row table:style-name="ro1">
          <table:table-cell table:formula="of:=[.A312]+0.01" office:value-type="float" office:value="3.11999999999998" calcext:value-type="float">
            <text:p>3.12</text:p>
          </table:table-cell>
          <table:table-cell office:value-type="float" office:value="-0.348718225955963" calcext:value-type="float">
            <text:p>-0.348718226</text:p>
          </table:table-cell>
          <table:table-cell table:formula="of:=[.C312]+0.01" office:value-type="float" office:value="5.40999999999993" calcext:value-type="float">
            <text:p>5.41</text:p>
          </table:table-cell>
          <table:table-cell office:value-type="float" office:value="54.2723045349121" calcext:value-type="float">
            <text:p>54.2723045349</text:p>
          </table:table-cell>
        </table:table-row>
        <table:table-row table:style-name="ro1">
          <table:table-cell table:formula="of:=[.A313]+0.01" office:value-type="float" office:value="3.12999999999998" calcext:value-type="float">
            <text:p>3.13</text:p>
          </table:table-cell>
          <table:table-cell office:value-type="float" office:value="-0.348857343196869" calcext:value-type="float">
            <text:p>-0.3488573432</text:p>
          </table:table-cell>
          <table:table-cell table:formula="of:=[.C313]+0.01" office:value-type="float" office:value="5.41999999999993" calcext:value-type="float">
            <text:p>5.42</text:p>
          </table:table-cell>
          <table:table-cell office:value-type="float" office:value="54.2624893188477" calcext:value-type="float">
            <text:p>54.2624893188</text:p>
          </table:table-cell>
        </table:table-row>
        <table:table-row table:style-name="ro1">
          <table:table-cell table:formula="of:=[.A314]+0.01" office:value-type="float" office:value="3.13999999999998" calcext:value-type="float">
            <text:p>3.14</text:p>
          </table:table-cell>
          <table:table-cell office:value-type="float" office:value="-0.349835008382797" calcext:value-type="float">
            <text:p>-0.3498350084</text:p>
          </table:table-cell>
          <table:table-cell table:formula="of:=[.C314]+0.01" office:value-type="float" office:value="5.42999999999993" calcext:value-type="float">
            <text:p>5.43</text:p>
          </table:table-cell>
          <table:table-cell office:value-type="float" office:value="54.2615089416504" calcext:value-type="float">
            <text:p>54.2615089417</text:p>
          </table:table-cell>
        </table:table-row>
        <table:table-row table:style-name="ro1">
          <table:table-cell table:formula="of:=[.A315]+0.01" office:value-type="float" office:value="3.14999999999998" calcext:value-type="float">
            <text:p>3.15</text:p>
          </table:table-cell>
          <table:table-cell office:value-type="float" office:value="-0.349839091300964" calcext:value-type="float">
            <text:p>-0.3498390913</text:p>
          </table:table-cell>
          <table:table-cell table:formula="of:=[.C315]+0.01" office:value-type="float" office:value="5.43999999999993" calcext:value-type="float">
            <text:p>5.44</text:p>
          </table:table-cell>
          <table:table-cell office:value-type="float" office:value="54.2672004699707" calcext:value-type="float">
            <text:p>54.26720047</text:p>
          </table:table-cell>
        </table:table-row>
        <table:table-row table:style-name="ro1">
          <table:table-cell table:formula="of:=[.A316]+0.01" office:value-type="float" office:value="3.15999999999998" calcext:value-type="float">
            <text:p>3.16</text:p>
          </table:table-cell>
          <table:table-cell office:value-type="float" office:value="-0.351108908653259" calcext:value-type="float">
            <text:p>-0.3511089087</text:p>
          </table:table-cell>
          <table:table-cell table:formula="of:=[.C316]+0.01" office:value-type="float" office:value="5.44999999999993" calcext:value-type="float">
            <text:p>5.45</text:p>
          </table:table-cell>
          <table:table-cell office:value-type="float" office:value="54.2727355957031" calcext:value-type="float">
            <text:p>54.2727355957</text:p>
          </table:table-cell>
        </table:table-row>
        <table:table-row table:style-name="ro1">
          <table:table-cell table:formula="of:=[.A317]+0.01" office:value-type="float" office:value="3.16999999999998" calcext:value-type="float">
            <text:p>3.17</text:p>
          </table:table-cell>
          <table:table-cell office:value-type="float" office:value="-0.352339714765549" calcext:value-type="float">
            <text:p>-0.3523397148</text:p>
          </table:table-cell>
          <table:table-cell table:formula="of:=[.C317]+0.01" office:value-type="float" office:value="5.45999999999993" calcext:value-type="float">
            <text:p>5.46</text:p>
          </table:table-cell>
          <table:table-cell office:value-type="float" office:value="54.2799644470215" calcext:value-type="float">
            <text:p>54.279964447</text:p>
          </table:table-cell>
        </table:table-row>
        <table:table-row table:style-name="ro1">
          <table:table-cell table:formula="of:=[.A318]+0.01" office:value-type="float" office:value="3.17999999999998" calcext:value-type="float">
            <text:p>3.18</text:p>
          </table:table-cell>
          <table:table-cell office:value-type="float" office:value="-0.352594614028931" calcext:value-type="float">
            <text:p>-0.352594614</text:p>
          </table:table-cell>
          <table:table-cell table:formula="of:=[.C318]+0.01" office:value-type="float" office:value="5.46999999999993" calcext:value-type="float">
            <text:p>5.47</text:p>
          </table:table-cell>
          <table:table-cell office:value-type="float" office:value="54.2802429199219" calcext:value-type="float">
            <text:p>54.2802429199</text:p>
          </table:table-cell>
        </table:table-row>
        <table:table-row table:style-name="ro1">
          <table:table-cell table:formula="of:=[.A319]+0.01" office:value-type="float" office:value="3.18999999999998" calcext:value-type="float">
            <text:p>3.19</text:p>
          </table:table-cell>
          <table:table-cell office:value-type="float" office:value="-0.351222932338715" calcext:value-type="float">
            <text:p>-0.3512229323</text:p>
          </table:table-cell>
          <table:table-cell table:formula="of:=[.C319]+0.01" office:value-type="float" office:value="5.47999999999993" calcext:value-type="float">
            <text:p>5.48</text:p>
          </table:table-cell>
          <table:table-cell office:value-type="float" office:value="54.2774429321289" calcext:value-type="float">
            <text:p>54.2774429321</text:p>
          </table:table-cell>
        </table:table-row>
        <table:table-row table:style-name="ro1">
          <table:table-cell table:formula="of:=[.A320]+0.01" office:value-type="float" office:value="3.19999999999998" calcext:value-type="float">
            <text:p>3.2</text:p>
          </table:table-cell>
          <table:table-cell office:value-type="float" office:value="-0.348439812660217" calcext:value-type="float">
            <text:p>-0.3484398127</text:p>
          </table:table-cell>
          <table:table-cell table:formula="of:=[.C320]+0.01" office:value-type="float" office:value="5.48999999999993" calcext:value-type="float">
            <text:p>5.49</text:p>
          </table:table-cell>
          <table:table-cell office:value-type="float" office:value="54.2739028930664" calcext:value-type="float">
            <text:p>54.2739028931</text:p>
          </table:table-cell>
        </table:table-row>
        <table:table-row table:style-name="ro1">
          <table:table-cell table:formula="of:=[.A321]+0.01" office:value-type="float" office:value="3.20999999999998" calcext:value-type="float">
            <text:p>3.21</text:p>
          </table:table-cell>
          <table:table-cell office:value-type="float" office:value="-0.346246749162674" calcext:value-type="float">
            <text:p>-0.3462467492</text:p>
          </table:table-cell>
          <table:table-cell table:formula="of:=[.C321]+0.01" office:value-type="float" office:value="5.49999999999993" calcext:value-type="float">
            <text:p>5.5</text:p>
          </table:table-cell>
          <table:table-cell office:value-type="float" office:value="54.2700309753418" calcext:value-type="float">
            <text:p>54.2700309753</text:p>
          </table:table-cell>
        </table:table-row>
        <table:table-row table:style-name="ro1">
          <table:table-cell table:formula="of:=[.A322]+0.01" office:value-type="float" office:value="3.21999999999998" calcext:value-type="float">
            <text:p>3.22</text:p>
          </table:table-cell>
          <table:table-cell office:value-type="float" office:value="-0.34287366271019" calcext:value-type="float">
            <text:p>-0.3428736627</text:p>
          </table:table-cell>
          <table:table-cell table:formula="of:=[.C322]+0.01" office:value-type="float" office:value="5.50999999999993" calcext:value-type="float">
            <text:p>5.51</text:p>
          </table:table-cell>
          <table:table-cell office:value-type="float" office:value="54.2687606811523" calcext:value-type="float">
            <text:p>54.2687606812</text:p>
          </table:table-cell>
        </table:table-row>
        <table:table-row table:style-name="ro1">
          <table:table-cell table:formula="of:=[.A323]+0.01" office:value-type="float" office:value="3.22999999999997" calcext:value-type="float">
            <text:p>3.23</text:p>
          </table:table-cell>
          <table:table-cell office:value-type="float" office:value="-0.341444790363312" calcext:value-type="float">
            <text:p>-0.3414447904</text:p>
          </table:table-cell>
          <table:table-cell table:formula="of:=[.C323]+0.01" office:value-type="float" office:value="5.51999999999993" calcext:value-type="float">
            <text:p>5.52</text:p>
          </table:table-cell>
          <table:table-cell office:value-type="float" office:value="54.2696037292481" calcext:value-type="float">
            <text:p>54.2696037292</text:p>
          </table:table-cell>
        </table:table-row>
        <table:table-row table:style-name="ro1">
          <table:table-cell table:formula="of:=[.A324]+0.01" office:value-type="float" office:value="3.23999999999997" calcext:value-type="float">
            <text:p>3.24</text:p>
          </table:table-cell>
          <table:table-cell office:value-type="float" office:value="-0.340029090642929" calcext:value-type="float">
            <text:p>-0.3400290906</text:p>
          </table:table-cell>
          <table:table-cell table:formula="of:=[.C324]+0.01" office:value-type="float" office:value="5.52999999999993" calcext:value-type="float">
            <text:p>5.53</text:p>
          </table:table-cell>
          <table:table-cell office:value-type="float" office:value="54.2698974609375" calcext:value-type="float">
            <text:p>54.2698974609</text:p>
          </table:table-cell>
        </table:table-row>
        <table:table-row table:style-name="ro1">
          <table:table-cell table:formula="of:=[.A325]+0.01" office:value-type="float" office:value="3.24999999999997" calcext:value-type="float">
            <text:p>3.25</text:p>
          </table:table-cell>
          <table:table-cell office:value-type="float" office:value="-0.339386880397797" calcext:value-type="float">
            <text:p>-0.3393868804</text:p>
          </table:table-cell>
          <table:table-cell table:formula="of:=[.C325]+0.01" office:value-type="float" office:value="5.53999999999993" calcext:value-type="float">
            <text:p>5.54</text:p>
          </table:table-cell>
          <table:table-cell office:value-type="float" office:value="54.2716941833496" calcext:value-type="float">
            <text:p>54.2716941833</text:p>
          </table:table-cell>
        </table:table-row>
        <table:table-row table:style-name="ro1">
          <table:table-cell table:formula="of:=[.A326]+0.01" office:value-type="float" office:value="3.25999999999997" calcext:value-type="float">
            <text:p>3.26</text:p>
          </table:table-cell>
          <table:table-cell office:value-type="float" office:value="-0.338073015213013" calcext:value-type="float">
            <text:p>-0.3380730152</text:p>
          </table:table-cell>
          <table:table-cell table:formula="of:=[.C326]+0.01" office:value-type="float" office:value="5.54999999999993" calcext:value-type="float">
            <text:p>5.55</text:p>
          </table:table-cell>
          <table:table-cell office:value-type="float" office:value="54.2725219726563" calcext:value-type="float">
            <text:p>54.2725219727</text:p>
          </table:table-cell>
        </table:table-row>
        <table:table-row table:style-name="ro1">
          <table:table-cell table:formula="of:=[.A327]+0.01" office:value-type="float" office:value="3.26999999999997" calcext:value-type="float">
            <text:p>3.27</text:p>
          </table:table-cell>
          <table:table-cell office:value-type="float" office:value="-0.33744940161705" calcext:value-type="float">
            <text:p>-0.3374494016</text:p>
          </table:table-cell>
          <table:table-cell table:formula="of:=[.C327]+0.01" office:value-type="float" office:value="5.55999999999993" calcext:value-type="float">
            <text:p>5.56</text:p>
          </table:table-cell>
          <table:table-cell office:value-type="float" office:value="54.2750587463379" calcext:value-type="float">
            <text:p>54.2750587463</text:p>
          </table:table-cell>
        </table:table-row>
        <table:table-row table:style-name="ro1">
          <table:table-cell table:formula="of:=[.A328]+0.01" office:value-type="float" office:value="3.27999999999997" calcext:value-type="float">
            <text:p>3.28</text:p>
          </table:table-cell>
          <table:table-cell office:value-type="float" office:value="-0.336696743965149" calcext:value-type="float">
            <text:p>-0.336696744</text:p>
          </table:table-cell>
          <table:table-cell table:formula="of:=[.C328]+0.01" office:value-type="float" office:value="5.56999999999993" calcext:value-type="float">
            <text:p>5.57</text:p>
          </table:table-cell>
          <table:table-cell office:value-type="float" office:value="54.2757263183594" calcext:value-type="float">
            <text:p>54.2757263184</text:p>
          </table:table-cell>
        </table:table-row>
        <table:table-row table:style-name="ro1">
          <table:table-cell table:formula="of:=[.A329]+0.01" office:value-type="float" office:value="3.28999999999997" calcext:value-type="float">
            <text:p>3.29</text:p>
          </table:table-cell>
          <table:table-cell office:value-type="float" office:value="-0.337035536766052" calcext:value-type="float">
            <text:p>-0.3370355368</text:p>
          </table:table-cell>
          <table:table-cell table:formula="of:=[.C329]+0.01" office:value-type="float" office:value="5.57999999999993" calcext:value-type="float">
            <text:p>5.58</text:p>
          </table:table-cell>
          <table:table-cell office:value-type="float" office:value="54.2744140625" calcext:value-type="float">
            <text:p>54.2744140625</text:p>
          </table:table-cell>
        </table:table-row>
        <table:table-row table:style-name="ro1">
          <table:table-cell table:formula="of:=[.A330]+0.01" office:value-type="float" office:value="3.29999999999997" calcext:value-type="float">
            <text:p>3.3</text:p>
          </table:table-cell>
          <table:table-cell office:value-type="float" office:value="-0.3369400203228" calcext:value-type="float">
            <text:p>-0.3369400203</text:p>
          </table:table-cell>
          <table:table-cell table:formula="of:=[.C330]+0.01" office:value-type="float" office:value="5.58999999999993" calcext:value-type="float">
            <text:p>5.59</text:p>
          </table:table-cell>
          <table:table-cell office:value-type="float" office:value="54.2724380493164" calcext:value-type="float">
            <text:p>54.2724380493</text:p>
          </table:table-cell>
        </table:table-row>
        <table:table-row table:style-name="ro1">
          <table:table-cell table:formula="of:=[.A331]+0.01" office:value-type="float" office:value="3.30999999999997" calcext:value-type="float">
            <text:p>3.31</text:p>
          </table:table-cell>
          <table:table-cell office:value-type="float" office:value="-0.336549788713455" calcext:value-type="float">
            <text:p>-0.3365497887</text:p>
          </table:table-cell>
          <table:table-cell table:formula="of:=[.C331]+0.01" office:value-type="float" office:value="5.59999999999993" calcext:value-type="float">
            <text:p>5.6</text:p>
          </table:table-cell>
          <table:table-cell office:value-type="float" office:value="54.2692756652832" calcext:value-type="float">
            <text:p>54.2692756653</text:p>
          </table:table-cell>
        </table:table-row>
        <table:table-row table:style-name="ro1">
          <table:table-cell table:formula="of:=[.A332]+0.01" office:value-type="float" office:value="3.31999999999997" calcext:value-type="float">
            <text:p>3.32</text:p>
          </table:table-cell>
          <table:table-cell office:value-type="float" office:value="-0.335161775350571" calcext:value-type="float">
            <text:p>-0.3351617754</text:p>
          </table:table-cell>
          <table:table-cell table:formula="of:=[.C332]+0.01" office:value-type="float" office:value="5.60999999999993" calcext:value-type="float">
            <text:p>5.61</text:p>
          </table:table-cell>
          <table:table-cell office:value-type="float" office:value="54.2675323486328" calcext:value-type="float">
            <text:p>54.2675323486</text:p>
          </table:table-cell>
        </table:table-row>
        <table:table-row table:style-name="ro1">
          <table:table-cell table:formula="of:=[.A333]+0.01" office:value-type="float" office:value="3.32999999999997" calcext:value-type="float">
            <text:p>3.33</text:p>
          </table:table-cell>
          <table:table-cell office:value-type="float" office:value="-0.333428204059601" calcext:value-type="float">
            <text:p>-0.3334282041</text:p>
          </table:table-cell>
          <table:table-cell table:formula="of:=[.C333]+0.01" office:value-type="float" office:value="5.61999999999993" calcext:value-type="float">
            <text:p>5.62</text:p>
          </table:table-cell>
          <table:table-cell office:value-type="float" office:value="54.2671051025391" calcext:value-type="float">
            <text:p>54.2671051025</text:p>
          </table:table-cell>
        </table:table-row>
        <table:table-row table:style-name="ro1">
          <table:table-cell table:formula="of:=[.A334]+0.01" office:value-type="float" office:value="3.33999999999997" calcext:value-type="float">
            <text:p>3.34</text:p>
          </table:table-cell>
          <table:table-cell office:value-type="float" office:value="-0.330676585435867" calcext:value-type="float">
            <text:p>-0.3306765854</text:p>
          </table:table-cell>
          <table:table-cell table:formula="of:=[.C334]+0.01" office:value-type="float" office:value="5.62999999999993" calcext:value-type="float">
            <text:p>5.63</text:p>
          </table:table-cell>
          <table:table-cell office:value-type="float" office:value="54.2679405212402" calcext:value-type="float">
            <text:p>54.2679405212</text:p>
          </table:table-cell>
        </table:table-row>
        <table:table-row table:style-name="ro1">
          <table:table-cell table:formula="of:=[.A335]+0.01" office:value-type="float" office:value="3.34999999999997" calcext:value-type="float">
            <text:p>3.35</text:p>
          </table:table-cell>
          <table:table-cell office:value-type="float" office:value="-0.328756958246231" calcext:value-type="float">
            <text:p>-0.3287569582</text:p>
          </table:table-cell>
          <table:table-cell table:formula="of:=[.C335]+0.01" office:value-type="float" office:value="5.63999999999993" calcext:value-type="float">
            <text:p>5.64</text:p>
          </table:table-cell>
          <table:table-cell office:value-type="float" office:value="54.2698516845703" calcext:value-type="float">
            <text:p>54.2698516846</text:p>
          </table:table-cell>
        </table:table-row>
        <table:table-row table:style-name="ro1">
          <table:table-cell table:formula="of:=[.A336]+0.01" office:value-type="float" office:value="3.35999999999997" calcext:value-type="float">
            <text:p>3.36</text:p>
          </table:table-cell>
          <table:table-cell office:value-type="float" office:value="-0.325799167156219" calcext:value-type="float">
            <text:p>-0.3257991672</text:p>
          </table:table-cell>
          <table:table-cell table:formula="of:=[.C336]+0.01" office:value-type="float" office:value="5.64999999999993" calcext:value-type="float">
            <text:p>5.65</text:p>
          </table:table-cell>
          <table:table-cell office:value-type="float" office:value="54.2707901000977" calcext:value-type="float">
            <text:p>54.2707901001</text:p>
          </table:table-cell>
        </table:table-row>
        <table:table-row table:style-name="ro1">
          <table:table-cell table:formula="of:=[.A337]+0.01" office:value-type="float" office:value="3.36999999999997" calcext:value-type="float">
            <text:p>3.37</text:p>
          </table:table-cell>
          <table:table-cell office:value-type="float" office:value="-0.323934078216553" calcext:value-type="float">
            <text:p>-0.3239340782</text:p>
          </table:table-cell>
          <table:table-cell table:formula="of:=[.C337]+0.01" office:value-type="float" office:value="5.65999999999993" calcext:value-type="float">
            <text:p>5.66</text:p>
          </table:table-cell>
          <table:table-cell office:value-type="float" office:value="54.2707214355469" calcext:value-type="float">
            <text:p>54.2707214355</text:p>
          </table:table-cell>
        </table:table-row>
        <table:table-row table:style-name="ro1">
          <table:table-cell table:formula="of:=[.A338]+0.01" office:value-type="float" office:value="3.37999999999997" calcext:value-type="float">
            <text:p>3.38</text:p>
          </table:table-cell>
          <table:table-cell office:value-type="float" office:value="-0.322538554668427" calcext:value-type="float">
            <text:p>-0.3225385547</text:p>
          </table:table-cell>
          <table:table-cell table:formula="of:=[.C338]+0.01" office:value-type="float" office:value="5.66999999999993" calcext:value-type="float">
            <text:p>5.67</text:p>
          </table:table-cell>
          <table:table-cell office:value-type="float" office:value="54.2700805664063" calcext:value-type="float">
            <text:p>54.2700805664</text:p>
          </table:table-cell>
        </table:table-row>
        <table:table-row table:style-name="ro1">
          <table:table-cell table:formula="of:=[.A339]+0.01" office:value-type="float" office:value="3.38999999999997" calcext:value-type="float">
            <text:p>3.39</text:p>
          </table:table-cell>
          <table:table-cell office:value-type="float" office:value="-0.322223871946335" calcext:value-type="float">
            <text:p>-0.3222238719</text:p>
          </table:table-cell>
          <table:table-cell table:formula="of:=[.C339]+0.01" office:value-type="float" office:value="5.67999999999993" calcext:value-type="float">
            <text:p>5.68</text:p>
          </table:table-cell>
          <table:table-cell office:value-type="float" office:value="54.2678642272949" calcext:value-type="float">
            <text:p>54.2678642273</text:p>
          </table:table-cell>
        </table:table-row>
        <table:table-row table:style-name="ro1">
          <table:table-cell table:formula="of:=[.A340]+0.01" office:value-type="float" office:value="3.39999999999997" calcext:value-type="float">
            <text:p>3.4</text:p>
          </table:table-cell>
          <table:table-cell office:value-type="float" office:value="-0.321596294641495" calcext:value-type="float">
            <text:p>-0.3215962946</text:p>
          </table:table-cell>
          <table:table-cell table:formula="of:=[.C340]+0.01" office:value-type="float" office:value="5.68999999999993" calcext:value-type="float">
            <text:p>5.69</text:p>
          </table:table-cell>
          <table:table-cell office:value-type="float" office:value="54.2660865783691" calcext:value-type="float">
            <text:p>54.2660865784</text:p>
          </table:table-cell>
        </table:table-row>
        <table:table-row table:style-name="ro1">
          <table:table-cell table:formula="of:=[.A341]+0.01" office:value-type="float" office:value="3.40999999999997" calcext:value-type="float">
            <text:p>3.41</text:p>
          </table:table-cell>
          <table:table-cell office:value-type="float" office:value="-0.321468383073807" calcext:value-type="float">
            <text:p>-0.3214683831</text:p>
          </table:table-cell>
          <table:table-cell table:formula="of:=[.C341]+0.01" office:value-type="float" office:value="5.69999999999993" calcext:value-type="float">
            <text:p>5.7</text:p>
          </table:table-cell>
          <table:table-cell office:value-type="float" office:value="54.2649192810059" calcext:value-type="float">
            <text:p>54.264919281</text:p>
          </table:table-cell>
        </table:table-row>
        <table:table-row table:style-name="ro1">
          <table:table-cell table:formula="of:=[.A342]+0.01" office:value-type="float" office:value="3.41999999999997" calcext:value-type="float">
            <text:p>3.42</text:p>
          </table:table-cell>
          <table:table-cell office:value-type="float" office:value="-0.320958763360977" calcext:value-type="float">
            <text:p>-0.3209587634</text:p>
          </table:table-cell>
          <table:table-cell table:formula="of:=[.C342]+0.01" office:value-type="float" office:value="5.70999999999993" calcext:value-type="float">
            <text:p>5.71</text:p>
          </table:table-cell>
          <table:table-cell office:value-type="float" office:value="54.2653541564941" calcext:value-type="float">
            <text:p>54.2653541565</text:p>
          </table:table-cell>
        </table:table-row>
        <table:table-row table:style-name="ro1">
          <table:table-cell table:formula="of:=[.A343]+0.01" office:value-type="float" office:value="3.42999999999997" calcext:value-type="float">
            <text:p>3.43</text:p>
          </table:table-cell>
          <table:table-cell office:value-type="float" office:value="-0.321021527051926" calcext:value-type="float">
            <text:p>-0.3210215271</text:p>
          </table:table-cell>
          <table:table-cell table:formula="of:=[.C343]+0.01" office:value-type="float" office:value="5.71999999999993" calcext:value-type="float">
            <text:p>5.72</text:p>
          </table:table-cell>
          <table:table-cell office:value-type="float" office:value="54.2666625976563" calcext:value-type="float">
            <text:p>54.2666625977</text:p>
          </table:table-cell>
        </table:table-row>
        <table:table-row table:style-name="ro1">
          <table:table-cell table:formula="of:=[.A344]+0.01" office:value-type="float" office:value="3.43999999999997" calcext:value-type="float">
            <text:p>3.44</text:p>
          </table:table-cell>
          <table:table-cell office:value-type="float" office:value="-0.321064442396164" calcext:value-type="float">
            <text:p>-0.3210644424</text:p>
          </table:table-cell>
          <table:table-cell table:formula="of:=[.C344]+0.01" office:value-type="float" office:value="5.72999999999993" calcext:value-type="float">
            <text:p>5.73</text:p>
          </table:table-cell>
          <table:table-cell office:value-type="float" office:value="54.2678565979004" calcext:value-type="float">
            <text:p>54.2678565979</text:p>
          </table:table-cell>
        </table:table-row>
        <table:table-row table:style-name="ro1">
          <table:table-cell table:formula="of:=[.A345]+0.01" office:value-type="float" office:value="3.44999999999997" calcext:value-type="float">
            <text:p>3.45</text:p>
          </table:table-cell>
          <table:table-cell office:value-type="float" office:value="-0.320971041917801" calcext:value-type="float">
            <text:p>-0.3209710419</text:p>
          </table:table-cell>
          <table:table-cell table:formula="of:=[.C345]+0.01" office:value-type="float" office:value="5.73999999999993" calcext:value-type="float">
            <text:p>5.74</text:p>
          </table:table-cell>
          <table:table-cell office:value-type="float" office:value="54.2696762084961" calcext:value-type="float">
            <text:p>54.2696762085</text:p>
          </table:table-cell>
        </table:table-row>
        <table:table-row table:style-name="ro1">
          <table:table-cell table:formula="of:=[.A346]+0.01" office:value-type="float" office:value="3.45999999999997" calcext:value-type="float">
            <text:p>3.46</text:p>
          </table:table-cell>
          <table:table-cell office:value-type="float" office:value="-0.318178355693817" calcext:value-type="float">
            <text:p>-0.3181783557</text:p>
          </table:table-cell>
          <table:table-cell table:formula="of:=[.C346]+0.01" office:value-type="float" office:value="5.74999999999993" calcext:value-type="float">
            <text:p>5.75</text:p>
          </table:table-cell>
          <table:table-cell office:value-type="float" office:value="54.2692985534668" calcext:value-type="float">
            <text:p>54.2692985535</text:p>
          </table:table-cell>
        </table:table-row>
        <table:table-row table:style-name="ro1">
          <table:table-cell table:formula="of:=[.A347]+0.01" office:value-type="float" office:value="3.46999999999997" calcext:value-type="float">
            <text:p>3.47</text:p>
          </table:table-cell>
          <table:table-cell office:value-type="float" office:value="-0.316461563110352" calcext:value-type="float">
            <text:p>-0.3164615631</text:p>
          </table:table-cell>
          <table:table-cell table:formula="of:=[.C347]+0.01" office:value-type="float" office:value="5.75999999999993" calcext:value-type="float">
            <text:p>5.76</text:p>
          </table:table-cell>
          <table:table-cell office:value-type="float" office:value="54.268180847168" calcext:value-type="float">
            <text:p>54.2681808472</text:p>
          </table:table-cell>
        </table:table-row>
        <table:table-row table:style-name="ro1">
          <table:table-cell table:formula="of:=[.A348]+0.01" office:value-type="float" office:value="3.47999999999997" calcext:value-type="float">
            <text:p>3.48</text:p>
          </table:table-cell>
          <table:table-cell office:value-type="float" office:value="-0.312338829040527" calcext:value-type="float">
            <text:p>-0.312338829</text:p>
          </table:table-cell>
          <table:table-cell table:formula="of:=[.C348]+0.01" office:value-type="float" office:value="5.76999999999993" calcext:value-type="float">
            <text:p>5.77</text:p>
          </table:table-cell>
          <table:table-cell office:value-type="float" office:value="54.2668838500977" calcext:value-type="float">
            <text:p>54.2668838501</text:p>
          </table:table-cell>
        </table:table-row>
        <table:table-row table:style-name="ro1">
          <table:table-cell table:formula="of:=[.A349]+0.01" office:value-type="float" office:value="3.48999999999997" calcext:value-type="float">
            <text:p>3.49</text:p>
          </table:table-cell>
          <table:table-cell office:value-type="float" office:value="-0.30983754992485" calcext:value-type="float">
            <text:p>-0.3098375499</text:p>
          </table:table-cell>
          <table:table-cell table:formula="of:=[.C349]+0.01" office:value-type="float" office:value="5.77999999999993" calcext:value-type="float">
            <text:p>5.78</text:p>
          </table:table-cell>
          <table:table-cell office:value-type="float" office:value="54.2646560668945" calcext:value-type="float">
            <text:p>54.2646560669</text:p>
          </table:table-cell>
        </table:table-row>
        <table:table-row table:style-name="ro1">
          <table:table-cell table:formula="of:=[.A350]+0.01" office:value-type="float" office:value="3.49999999999997" calcext:value-type="float">
            <text:p>3.5</text:p>
          </table:table-cell>
          <table:table-cell office:value-type="float" office:value="-0.306068807840347" calcext:value-type="float">
            <text:p>-0.3060688078</text:p>
          </table:table-cell>
          <table:table-cell table:formula="of:=[.C350]+0.01" office:value-type="float" office:value="5.78999999999993" calcext:value-type="float">
            <text:p>5.79</text:p>
          </table:table-cell>
          <table:table-cell office:value-type="float" office:value="54.2637825012207" calcext:value-type="float">
            <text:p>54.2637825012</text:p>
          </table:table-cell>
        </table:table-row>
        <table:table-row table:style-name="ro1">
          <table:table-cell table:formula="of:=[.A351]+0.01" office:value-type="float" office:value="3.50999999999997" calcext:value-type="float">
            <text:p>3.51</text:p>
          </table:table-cell>
          <table:table-cell office:value-type="float" office:value="-0.304129064083099" calcext:value-type="float">
            <text:p>-0.3041290641</text:p>
          </table:table-cell>
          <table:table-cell table:formula="of:=[.C351]+0.01" office:value-type="float" office:value="5.79999999999993" calcext:value-type="float">
            <text:p>5.8</text:p>
          </table:table-cell>
          <table:table-cell office:value-type="float" office:value="54.2640953063965" calcext:value-type="float">
            <text:p>54.2640953064</text:p>
          </table:table-cell>
        </table:table-row>
        <table:table-row table:style-name="ro1">
          <table:table-cell table:formula="of:=[.A352]+0.01" office:value-type="float" office:value="3.51999999999997" calcext:value-type="float">
            <text:p>3.52</text:p>
          </table:table-cell>
          <table:table-cell office:value-type="float" office:value="-0.303048402070999" calcext:value-type="float">
            <text:p>-0.3030484021</text:p>
          </table:table-cell>
          <table:table-cell table:formula="of:=[.C352]+0.01" office:value-type="float" office:value="5.80999999999993" calcext:value-type="float">
            <text:p>5.81</text:p>
          </table:table-cell>
          <table:table-cell office:value-type="float" office:value="54.264102935791" calcext:value-type="float">
            <text:p>54.2641029358</text:p>
          </table:table-cell>
        </table:table-row>
        <table:table-row table:style-name="ro1">
          <table:table-cell table:formula="of:=[.A353]+0.01" office:value-type="float" office:value="3.52999999999997" calcext:value-type="float">
            <text:p>3.53</text:p>
          </table:table-cell>
          <table:table-cell office:value-type="float" office:value="-0.301597625017166" calcext:value-type="float">
            <text:p>-0.301597625</text:p>
          </table:table-cell>
          <table:table-cell table:formula="of:=[.C353]+0.01" office:value-type="float" office:value="5.81999999999993" calcext:value-type="float">
            <text:p>5.82</text:p>
          </table:table-cell>
          <table:table-cell office:value-type="float" office:value="54.2653999328613" calcext:value-type="float">
            <text:p>54.2653999329</text:p>
          </table:table-cell>
        </table:table-row>
        <table:table-row table:style-name="ro1">
          <table:table-cell table:formula="of:=[.A354]+0.01" office:value-type="float" office:value="3.53999999999997" calcext:value-type="float">
            <text:p>3.54</text:p>
          </table:table-cell>
          <table:table-cell office:value-type="float" office:value="-0.298520565032959" calcext:value-type="float">
            <text:p>-0.298520565</text:p>
          </table:table-cell>
          <table:table-cell table:formula="of:=[.C354]+0.01" office:value-type="float" office:value="5.82999999999993" calcext:value-type="float">
            <text:p>5.83</text:p>
          </table:table-cell>
          <table:table-cell office:value-type="float" office:value="54.2662162780762" calcext:value-type="float">
            <text:p>54.2662162781</text:p>
          </table:table-cell>
        </table:table-row>
        <table:table-row table:style-name="ro1">
          <table:table-cell table:formula="of:=[.A355]+0.01" office:value-type="float" office:value="3.54999999999997" calcext:value-type="float">
            <text:p>3.55</text:p>
          </table:table-cell>
          <table:table-cell office:value-type="float" office:value="-0.296133607625961" calcext:value-type="float">
            <text:p>-0.2961336076</text:p>
          </table:table-cell>
          <table:table-cell table:formula="of:=[.C355]+0.01" office:value-type="float" office:value="5.83999999999993" calcext:value-type="float">
            <text:p>5.84</text:p>
          </table:table-cell>
          <table:table-cell office:value-type="float" office:value="54.2674140930176" calcext:value-type="float">
            <text:p>54.267414093</text:p>
          </table:table-cell>
        </table:table-row>
        <table:table-row table:style-name="ro1">
          <table:table-cell table:formula="of:=[.A356]+0.01" office:value-type="float" office:value="3.55999999999997" calcext:value-type="float">
            <text:p>3.56</text:p>
          </table:table-cell>
          <table:table-cell office:value-type="float" office:value="-0.290560513734818" calcext:value-type="float">
            <text:p>-0.2905605137</text:p>
          </table:table-cell>
          <table:table-cell table:formula="of:=[.C356]+0.01" office:value-type="float" office:value="5.84999999999993" calcext:value-type="float">
            <text:p>5.85</text:p>
          </table:table-cell>
          <table:table-cell office:value-type="float" office:value="54.266918182373" calcext:value-type="float">
            <text:p>54.2669181824</text:p>
          </table:table-cell>
        </table:table-row>
        <table:table-row table:style-name="ro1">
          <table:table-cell table:formula="of:=[.A357]+0.01" office:value-type="float" office:value="3.56999999999997" calcext:value-type="float">
            <text:p>3.57</text:p>
          </table:table-cell>
          <table:table-cell office:value-type="float" office:value="-0.287012487649918" calcext:value-type="float">
            <text:p>-0.2870124876</text:p>
          </table:table-cell>
          <table:table-cell table:formula="of:=[.C357]+0.01" office:value-type="float" office:value="5.85999999999993" calcext:value-type="float">
            <text:p>5.86</text:p>
          </table:table-cell>
          <table:table-cell office:value-type="float" office:value="54.2663230895996" calcext:value-type="float">
            <text:p>54.2663230896</text:p>
          </table:table-cell>
        </table:table-row>
        <table:table-row table:style-name="ro1">
          <table:table-cell table:formula="of:=[.A358]+0.01" office:value-type="float" office:value="3.57999999999997" calcext:value-type="float">
            <text:p>3.58</text:p>
          </table:table-cell>
          <table:table-cell office:value-type="float" office:value="-0.27933943271637" calcext:value-type="float">
            <text:p>-0.2793394327</text:p>
          </table:table-cell>
          <table:table-cell table:formula="of:=[.C358]+0.01" office:value-type="float" office:value="5.86999999999992" calcext:value-type="float">
            <text:p>5.87</text:p>
          </table:table-cell>
          <table:table-cell office:value-type="float" office:value="54.2657051086426" calcext:value-type="float">
            <text:p>54.2657051086</text:p>
          </table:table-cell>
        </table:table-row>
        <table:table-row table:style-name="ro1">
          <table:table-cell table:formula="of:=[.A359]+0.01" office:value-type="float" office:value="3.58999999999997" calcext:value-type="float">
            <text:p>3.59</text:p>
          </table:table-cell>
          <table:table-cell office:value-type="float" office:value="-0.274705678224564" calcext:value-type="float">
            <text:p>-0.2747056782</text:p>
          </table:table-cell>
          <table:table-cell table:formula="of:=[.C359]+0.01" office:value-type="float" office:value="5.87999999999992" calcext:value-type="float">
            <text:p>5.88</text:p>
          </table:table-cell>
          <table:table-cell office:value-type="float" office:value="54.2654571533203" calcext:value-type="float">
            <text:p>54.2654571533</text:p>
          </table:table-cell>
        </table:table-row>
        <table:table-row table:style-name="ro1">
          <table:table-cell table:formula="of:=[.A360]+0.01" office:value-type="float" office:value="3.59999999999997" calcext:value-type="float">
            <text:p>3.6</text:p>
          </table:table-cell>
          <table:table-cell office:value-type="float" office:value="-0.2663314640522" calcext:value-type="float">
            <text:p>-0.2663314641</text:p>
          </table:table-cell>
          <table:table-cell table:formula="of:=[.C360]+0.01" office:value-type="float" office:value="5.88999999999992" calcext:value-type="float">
            <text:p>5.89</text:p>
          </table:table-cell>
          <table:table-cell office:value-type="float" office:value="54.2651596069336" calcext:value-type="float">
            <text:p>54.2651596069</text:p>
          </table:table-cell>
        </table:table-row>
        <table:table-row table:style-name="ro1">
          <table:table-cell table:formula="of:=[.A361]+0.01" office:value-type="float" office:value="3.60999999999997" calcext:value-type="float">
            <text:p>3.61</text:p>
          </table:table-cell>
          <table:table-cell office:value-type="float" office:value="-0.260473638772964" calcext:value-type="float">
            <text:p>-0.2604736388</text:p>
          </table:table-cell>
          <table:table-cell table:formula="of:=[.C361]+0.01" office:value-type="float" office:value="5.89999999999992" calcext:value-type="float">
            <text:p>5.9</text:p>
          </table:table-cell>
          <table:table-cell office:value-type="float" office:value="54.265064239502" calcext:value-type="float">
            <text:p>54.2650642395</text:p>
          </table:table-cell>
        </table:table-row>
        <table:table-row table:style-name="ro1">
          <table:table-cell table:formula="of:=[.A362]+0.01" office:value-type="float" office:value="3.61999999999997" calcext:value-type="float">
            <text:p>3.62</text:p>
          </table:table-cell>
          <table:table-cell office:value-type="float" office:value="-0.252433955669403" calcext:value-type="float">
            <text:p>-0.2524339557</text:p>
          </table:table-cell>
          <table:table-cell table:formula="of:=[.C362]+0.01" office:value-type="float" office:value="5.90999999999992" calcext:value-type="float">
            <text:p>5.91</text:p>
          </table:table-cell>
          <table:table-cell office:value-type="float" office:value="54.2654457092285" calcext:value-type="float">
            <text:p>54.2654457092</text:p>
          </table:table-cell>
        </table:table-row>
        <table:table-row table:style-name="ro1">
          <table:table-cell table:formula="of:=[.A363]+0.01" office:value-type="float" office:value="3.62999999999997" calcext:value-type="float">
            <text:p>3.63</text:p>
          </table:table-cell>
          <table:table-cell office:value-type="float" office:value="-0.246441960334778" calcext:value-type="float">
            <text:p>-0.2464419603</text:p>
          </table:table-cell>
          <table:table-cell table:formula="of:=[.C363]+0.01" office:value-type="float" office:value="5.91999999999992" calcext:value-type="float">
            <text:p>5.92</text:p>
          </table:table-cell>
          <table:table-cell office:value-type="float" office:value="54.266773223877" calcext:value-type="float">
            <text:p>54.2667732239</text:p>
          </table:table-cell>
        </table:table-row>
        <table:table-row table:style-name="ro1">
          <table:table-cell table:formula="of:=[.A364]+0.01" office:value-type="float" office:value="3.63999999999997" calcext:value-type="float">
            <text:p>3.64</text:p>
          </table:table-cell>
          <table:table-cell office:value-type="float" office:value="-0.237251445651054" calcext:value-type="float">
            <text:p>-0.2372514457</text:p>
          </table:table-cell>
          <table:table-cell table:formula="of:=[.C364]+0.01" office:value-type="float" office:value="5.92999999999992" calcext:value-type="float">
            <text:p>5.93</text:p>
          </table:table-cell>
          <table:table-cell office:value-type="float" office:value="54.2679786682129" calcext:value-type="float">
            <text:p>54.2679786682</text:p>
          </table:table-cell>
        </table:table-row>
        <table:table-row table:style-name="ro1">
          <table:table-cell table:formula="of:=[.A365]+0.01" office:value-type="float" office:value="3.64999999999997" calcext:value-type="float">
            <text:p>3.65</text:p>
          </table:table-cell>
          <table:table-cell office:value-type="float" office:value="-0.230555832386017" calcext:value-type="float">
            <text:p>-0.2305558324</text:p>
          </table:table-cell>
          <table:table-cell table:formula="of:=[.C365]+0.01" office:value-type="float" office:value="5.93999999999992" calcext:value-type="float">
            <text:p>5.94</text:p>
          </table:table-cell>
          <table:table-cell office:value-type="float" office:value="54.2673568725586" calcext:value-type="float">
            <text:p>54.2673568726</text:p>
          </table:table-cell>
        </table:table-row>
        <table:table-row table:style-name="ro1">
          <table:table-cell table:formula="of:=[.A366]+0.01" office:value-type="float" office:value="3.65999999999997" calcext:value-type="float">
            <text:p>3.66</text:p>
          </table:table-cell>
          <table:table-cell office:value-type="float" office:value="-0.220717430114746" calcext:value-type="float">
            <text:p>-0.2207174301</text:p>
          </table:table-cell>
          <table:table-cell table:formula="of:=[.C366]+0.01" office:value-type="float" office:value="5.94999999999992" calcext:value-type="float">
            <text:p>5.95</text:p>
          </table:table-cell>
          <table:table-cell office:value-type="float" office:value="54.2670059204102" calcext:value-type="float">
            <text:p>54.2670059204</text:p>
          </table:table-cell>
        </table:table-row>
        <table:table-row table:style-name="ro1">
          <table:table-cell table:formula="of:=[.A367]+0.01" office:value-type="float" office:value="3.66999999999997" calcext:value-type="float">
            <text:p>3.67</text:p>
          </table:table-cell>
          <table:table-cell office:value-type="float" office:value="-0.213856741786003" calcext:value-type="float">
            <text:p>-0.2138567418</text:p>
          </table:table-cell>
          <table:table-cell table:formula="of:=[.C367]+0.01" office:value-type="float" office:value="5.95999999999992" calcext:value-type="float">
            <text:p>5.96</text:p>
          </table:table-cell>
          <table:table-cell office:value-type="float" office:value="54.2665367126465" calcext:value-type="float">
            <text:p>54.2665367126</text:p>
          </table:table-cell>
        </table:table-row>
        <table:table-row table:style-name="ro1">
          <table:table-cell table:formula="of:=[.A368]+0.01" office:value-type="float" office:value="3.67999999999997" calcext:value-type="float">
            <text:p>3.68</text:p>
          </table:table-cell>
          <table:table-cell office:value-type="float" office:value="-0.202324107289314" calcext:value-type="float">
            <text:p>-0.2023241073</text:p>
          </table:table-cell>
          <table:table-cell table:formula="of:=[.C368]+0.01" office:value-type="float" office:value="5.96999999999992" calcext:value-type="float">
            <text:p>5.97</text:p>
          </table:table-cell>
          <table:table-cell office:value-type="float" office:value="54.2665824890137" calcext:value-type="float">
            <text:p>54.266582489</text:p>
          </table:table-cell>
        </table:table-row>
        <table:table-row table:style-name="ro1">
          <table:table-cell table:formula="of:=[.A369]+0.01" office:value-type="float" office:value="3.68999999999997" calcext:value-type="float">
            <text:p>3.69</text:p>
          </table:table-cell>
          <table:table-cell office:value-type="float" office:value="-0.193870663642883" calcext:value-type="float">
            <text:p>-0.1938706636</text:p>
          </table:table-cell>
          <table:table-cell table:formula="of:=[.C369]+0.01" office:value-type="float" office:value="5.97999999999992" calcext:value-type="float">
            <text:p>5.98</text:p>
          </table:table-cell>
          <table:table-cell office:value-type="float" office:value="54.2661209106445" calcext:value-type="float">
            <text:p>54.2661209106</text:p>
          </table:table-cell>
        </table:table-row>
        <table:table-row table:style-name="ro1">
          <table:table-cell table:formula="of:=[.A370]+0.01" office:value-type="float" office:value="3.69999999999996" calcext:value-type="float">
            <text:p>3.7</text:p>
          </table:table-cell>
          <table:table-cell office:value-type="float" office:value="-0.181526154279709" calcext:value-type="float">
            <text:p>-0.1815261543</text:p>
          </table:table-cell>
          <table:table-cell table:formula="of:=[.C370]+0.01" office:value-type="float" office:value="5.98999999999992" calcext:value-type="float">
            <text:p>5.99</text:p>
          </table:table-cell>
          <table:table-cell office:value-type="float" office:value="54.2657241821289" calcext:value-type="float">
            <text:p>54.2657241821</text:p>
          </table:table-cell>
        </table:table-row>
        <table:table-row table:style-name="ro1">
          <table:table-cell table:formula="of:=[.A371]+0.01" office:value-type="float" office:value="3.70999999999996" calcext:value-type="float">
            <text:p>3.71</text:p>
          </table:table-cell>
          <table:table-cell office:value-type="float" office:value="-0.173159956932068" calcext:value-type="float">
            <text:p>-0.1731599569</text:p>
          </table:table-cell>
          <table:table-cell table:formula="of:=[.C371]+0.01" office:value-type="float" office:value="5.99999999999992" calcext:value-type="float">
            <text:p>6</text:p>
          </table:table-cell>
          <table:table-cell office:value-type="float" office:value="54.264949798584" calcext:value-type="float">
            <text:p>54.2649497986</text:p>
          </table:table-cell>
        </table:table-row>
        <table:table-row table:style-name="ro1">
          <table:table-cell table:formula="of:=[.A372]+0.01" office:value-type="float" office:value="3.71999999999996" calcext:value-type="float">
            <text:p>3.72</text:p>
          </table:table-cell>
          <table:table-cell office:value-type="float" office:value="-0.16100649535656" calcext:value-type="float">
            <text:p>-0.1610064954</text:p>
          </table:table-cell>
          <table:table-cell table:formula="of:=[.C372]+0.01" office:value-type="float" office:value="6.00999999999992" calcext:value-type="float">
            <text:p>6.01</text:p>
          </table:table-cell>
          <table:table-cell office:value-type="float" office:value="54.2646064758301" calcext:value-type="float">
            <text:p>54.2646064758</text:p>
          </table:table-cell>
        </table:table-row>
        <table:table-row table:style-name="ro1">
          <table:table-cell table:formula="of:=[.A373]+0.01" office:value-type="float" office:value="3.72999999999996" calcext:value-type="float">
            <text:p>3.73</text:p>
          </table:table-cell>
          <table:table-cell office:value-type="float" office:value="-0.15245757997036" calcext:value-type="float">
            <text:p>-0.15245758</text:p>
          </table:table-cell>
          <table:table-cell table:formula="of:=[.C373]+0.01" office:value-type="float" office:value="6.01999999999992" calcext:value-type="float">
            <text:p>6.02</text:p>
          </table:table-cell>
          <table:table-cell office:value-type="float" office:value="54.2647590637207" calcext:value-type="float">
            <text:p>54.2647590637</text:p>
          </table:table-cell>
        </table:table-row>
        <table:table-row table:style-name="ro1">
          <table:table-cell table:formula="of:=[.A374]+0.01" office:value-type="float" office:value="3.73999999999996" calcext:value-type="float">
            <text:p>3.74</text:p>
          </table:table-cell>
          <table:table-cell office:value-type="float" office:value="-0.14093579351902" calcext:value-type="float">
            <text:p>-0.1409357935</text:p>
          </table:table-cell>
          <table:table-cell table:formula="of:=[.C374]+0.01" office:value-type="float" office:value="6.02999999999992" calcext:value-type="float">
            <text:p>6.03</text:p>
          </table:table-cell>
          <table:table-cell office:value-type="float" office:value="54.2649993896484" calcext:value-type="float">
            <text:p>54.2649993896</text:p>
          </table:table-cell>
        </table:table-row>
        <table:table-row table:style-name="ro1">
          <table:table-cell table:formula="of:=[.A375]+0.01" office:value-type="float" office:value="3.74999999999996" calcext:value-type="float">
            <text:p>3.75</text:p>
          </table:table-cell>
          <table:table-cell office:value-type="float" office:value="-0.132921978831291" calcext:value-type="float">
            <text:p>-0.1329219788</text:p>
          </table:table-cell>
          <table:table-cell table:formula="of:=[.C375]+0.01" office:value-type="float" office:value="6.03999999999992" calcext:value-type="float">
            <text:p>6.04</text:p>
          </table:table-cell>
          <table:table-cell office:value-type="float" office:value="54.2649116516113" calcext:value-type="float">
            <text:p>54.2649116516</text:p>
          </table:table-cell>
        </table:table-row>
        <table:table-row table:style-name="ro1">
          <table:table-cell table:formula="of:=[.A376]+0.01" office:value-type="float" office:value="3.75999999999996" calcext:value-type="float">
            <text:p>3.76</text:p>
          </table:table-cell>
          <table:table-cell office:value-type="float" office:value="-0.121702499687672" calcext:value-type="float">
            <text:p>-0.1217024997</text:p>
          </table:table-cell>
          <table:table-cell table:formula="of:=[.C376]+0.01" office:value-type="float" office:value="6.04999999999992" calcext:value-type="float">
            <text:p>6.05</text:p>
          </table:table-cell>
          <table:table-cell office:value-type="float" office:value="54.2644309997559" calcext:value-type="float">
            <text:p>54.2644309998</text:p>
          </table:table-cell>
        </table:table-row>
        <table:table-row table:style-name="ro1">
          <table:table-cell table:formula="of:=[.A377]+0.01" office:value-type="float" office:value="3.76999999999996" calcext:value-type="float">
            <text:p>3.77</text:p>
          </table:table-cell>
          <table:table-cell office:value-type="float" office:value="-0.114436119794846" calcext:value-type="float">
            <text:p>-0.1144361198</text:p>
          </table:table-cell>
          <table:table-cell table:formula="of:=[.C377]+0.01" office:value-type="float" office:value="6.05999999999992" calcext:value-type="float">
            <text:p>6.06</text:p>
          </table:table-cell>
          <table:table-cell office:value-type="float" office:value="54.2634315490723" calcext:value-type="float">
            <text:p>54.2634315491</text:p>
          </table:table-cell>
        </table:table-row>
        <table:table-row table:style-name="ro1">
          <table:table-cell table:formula="of:=[.A378]+0.01" office:value-type="float" office:value="3.77999999999996" calcext:value-type="float">
            <text:p>3.78</text:p>
          </table:table-cell>
          <table:table-cell office:value-type="float" office:value="-0.10297355055809" calcext:value-type="float">
            <text:p>-0.1029735506</text:p>
          </table:table-cell>
          <table:table-cell table:formula="of:=[.C378]+0.01" office:value-type="float" office:value="6.06999999999992" calcext:value-type="float">
            <text:p>6.07</text:p>
          </table:table-cell>
          <table:table-cell office:value-type="float" office:value="54.2626991271973" calcext:value-type="float">
            <text:p>54.2626991272</text:p>
          </table:table-cell>
        </table:table-row>
        <table:table-row table:style-name="ro1">
          <table:table-cell table:formula="of:=[.A379]+0.01" office:value-type="float" office:value="3.78999999999996" calcext:value-type="float">
            <text:p>3.79</text:p>
          </table:table-cell>
          <table:table-cell office:value-type="float" office:value="-0.0952108576893806" calcext:value-type="float">
            <text:p>-0.0952108577</text:p>
          </table:table-cell>
          <table:table-cell table:formula="of:=[.C379]+0.01" office:value-type="float" office:value="6.07999999999992" calcext:value-type="float">
            <text:p>6.08</text:p>
          </table:table-cell>
          <table:table-cell office:value-type="float" office:value="54.2629356384277" calcext:value-type="float">
            <text:p>54.2629356384</text:p>
          </table:table-cell>
        </table:table-row>
        <table:table-row table:style-name="ro1">
          <table:table-cell table:formula="of:=[.A380]+0.01" office:value-type="float" office:value="3.79999999999996" calcext:value-type="float">
            <text:p>3.8</text:p>
          </table:table-cell>
          <table:table-cell office:value-type="float" office:value="-0.0843085497617722" calcext:value-type="float">
            <text:p>-0.0843085498</text:p>
          </table:table-cell>
          <table:table-cell table:formula="of:=[.C380]+0.01" office:value-type="float" office:value="6.08999999999992" calcext:value-type="float">
            <text:p>6.09</text:p>
          </table:table-cell>
          <table:table-cell office:value-type="float" office:value="54.2632217407227" calcext:value-type="float">
            <text:p>54.2632217407</text:p>
          </table:table-cell>
        </table:table-row>
        <table:table-row table:style-name="ro1">
          <table:table-cell table:formula="of:=[.A381]+0.01" office:value-type="float" office:value="3.80999999999996" calcext:value-type="float">
            <text:p>3.81</text:p>
          </table:table-cell>
          <table:table-cell office:value-type="float" office:value="-0.0779689624905586" calcext:value-type="float">
            <text:p>-0.0779689625</text:p>
          </table:table-cell>
          <table:table-cell table:formula="of:=[.C381]+0.01" office:value-type="float" office:value="6.09999999999992" calcext:value-type="float">
            <text:p>6.1</text:p>
          </table:table-cell>
          <table:table-cell office:value-type="float" office:value="54.2623634338379" calcext:value-type="float">
            <text:p>54.2623634338</text:p>
          </table:table-cell>
        </table:table-row>
        <table:table-row table:style-name="ro1">
          <table:table-cell table:formula="of:=[.A382]+0.01" office:value-type="float" office:value="3.81999999999996" calcext:value-type="float">
            <text:p>3.82</text:p>
          </table:table-cell>
          <table:table-cell office:value-type="float" office:value="-0.0706777945160866" calcext:value-type="float">
            <text:p>-0.0706777945</text:p>
          </table:table-cell>
          <table:table-cell table:formula="of:=[.C382]+0.01" office:value-type="float" office:value="6.10999999999992" calcext:value-type="float">
            <text:p>6.11</text:p>
          </table:table-cell>
          <table:table-cell office:value-type="float" office:value="54.2621536254883" calcext:value-type="float">
            <text:p>54.2621536255</text:p>
          </table:table-cell>
        </table:table-row>
        <table:table-row table:style-name="ro1">
          <table:table-cell table:formula="of:=[.A383]+0.01" office:value-type="float" office:value="3.82999999999996" calcext:value-type="float">
            <text:p>3.83</text:p>
          </table:table-cell>
          <table:table-cell office:value-type="float" office:value="-0.066828690469265" calcext:value-type="float">
            <text:p>-0.0668286905</text:p>
          </table:table-cell>
          <table:table-cell table:formula="of:=[.C383]+0.01" office:value-type="float" office:value="6.11999999999992" calcext:value-type="float">
            <text:p>6.12</text:p>
          </table:table-cell>
          <table:table-cell office:value-type="float" office:value="54.2617645263672" calcext:value-type="float">
            <text:p>54.2617645264</text:p>
          </table:table-cell>
        </table:table-row>
        <table:table-row table:style-name="ro1">
          <table:table-cell table:formula="of:=[.A384]+0.01" office:value-type="float" office:value="3.83999999999996" calcext:value-type="float">
            <text:p>3.84</text:p>
          </table:table-cell>
          <table:table-cell office:value-type="float" office:value="-0.0627758204936981" calcext:value-type="float">
            <text:p>-0.0627758205</text:p>
          </table:table-cell>
          <table:table-cell table:formula="of:=[.C384]+0.01" office:value-type="float" office:value="6.12999999999992" calcext:value-type="float">
            <text:p>6.13</text:p>
          </table:table-cell>
          <table:table-cell office:value-type="float" office:value="54.2619743347168" calcext:value-type="float">
            <text:p>54.2619743347</text:p>
          </table:table-cell>
        </table:table-row>
        <table:table-row table:style-name="ro1">
          <table:table-cell table:formula="of:=[.A385]+0.01" office:value-type="float" office:value="3.84999999999996" calcext:value-type="float">
            <text:p>3.85</text:p>
          </table:table-cell>
          <table:table-cell office:value-type="float" office:value="-0.0602365992963314" calcext:value-type="float">
            <text:p>-0.0602365993</text:p>
          </table:table-cell>
          <table:table-cell table:formula="of:=[.C385]+0.01" office:value-type="float" office:value="6.13999999999992" calcext:value-type="float">
            <text:p>6.14</text:p>
          </table:table-cell>
          <table:table-cell office:value-type="float" office:value="54.2617988586426" calcext:value-type="float">
            <text:p>54.2617988586</text:p>
          </table:table-cell>
        </table:table-row>
        <table:table-row table:style-name="ro1">
          <table:table-cell table:formula="of:=[.A386]+0.01" office:value-type="float" office:value="3.85999999999996" calcext:value-type="float">
            <text:p>3.86</text:p>
          </table:table-cell>
          <table:table-cell office:value-type="float" office:value="-0.0579578913748264" calcext:value-type="float">
            <text:p>-0.0579578914</text:p>
          </table:table-cell>
          <table:table-cell table:formula="of:=[.C386]+0.01" office:value-type="float" office:value="6.14999999999992" calcext:value-type="float">
            <text:p>6.15</text:p>
          </table:table-cell>
          <table:table-cell office:value-type="float" office:value="54.2616767883301" calcext:value-type="float">
            <text:p>54.2616767883</text:p>
          </table:table-cell>
        </table:table-row>
        <table:table-row table:style-name="ro1">
          <table:table-cell table:formula="of:=[.A387]+0.01" office:value-type="float" office:value="3.86999999999996" calcext:value-type="float">
            <text:p>3.87</text:p>
          </table:table-cell>
          <table:table-cell office:value-type="float" office:value="-0.0574123859405518" calcext:value-type="float">
            <text:p>-0.0574123859</text:p>
          </table:table-cell>
          <table:table-cell table:formula="of:=[.C387]+0.01" office:value-type="float" office:value="6.15999999999992" calcext:value-type="float">
            <text:p>6.16</text:p>
          </table:table-cell>
          <table:table-cell office:value-type="float" office:value="54.2618446350098" calcext:value-type="float">
            <text:p>54.261844635</text:p>
          </table:table-cell>
        </table:table-row>
        <table:table-row table:style-name="ro1">
          <table:table-cell table:formula="of:=[.A388]+0.01" office:value-type="float" office:value="3.87999999999996" calcext:value-type="float">
            <text:p>3.88</text:p>
          </table:table-cell>
          <table:table-cell office:value-type="float" office:value="-0.0571407824754715" calcext:value-type="float">
            <text:p>-0.0571407825</text:p>
          </table:table-cell>
          <table:table-cell table:formula="of:=[.C388]+0.01" office:value-type="float" office:value="6.16999999999992" calcext:value-type="float">
            <text:p>6.17</text:p>
          </table:table-cell>
          <table:table-cell office:value-type="float" office:value="54.2619972229004" calcext:value-type="float">
            <text:p>54.2619972229</text:p>
          </table:table-cell>
        </table:table-row>
        <table:table-row table:style-name="ro1">
          <table:table-cell table:formula="of:=[.A389]+0.01" office:value-type="float" office:value="3.88999999999996" calcext:value-type="float">
            <text:p>3.89</text:p>
          </table:table-cell>
          <table:table-cell office:value-type="float" office:value="-0.0583176799118519" calcext:value-type="float">
            <text:p>-0.0583176799</text:p>
          </table:table-cell>
          <table:table-cell table:formula="of:=[.C389]+0.01" office:value-type="float" office:value="6.17999999999992" calcext:value-type="float">
            <text:p>6.18</text:p>
          </table:table-cell>
          <table:table-cell office:value-type="float" office:value="54.2612609863281" calcext:value-type="float">
            <text:p>54.2612609863</text:p>
          </table:table-cell>
        </table:table-row>
        <table:table-row table:style-name="ro1">
          <table:table-cell table:formula="of:=[.A390]+0.01" office:value-type="float" office:value="3.89999999999996" calcext:value-type="float">
            <text:p>3.9</text:p>
          </table:table-cell>
          <table:table-cell office:value-type="float" office:value="-0.0619578622281551" calcext:value-type="float">
            <text:p>-0.0619578622</text:p>
          </table:table-cell>
          <table:table-cell table:formula="of:=[.C390]+0.01" office:value-type="float" office:value="6.18999999999992" calcext:value-type="float">
            <text:p>6.19</text:p>
          </table:table-cell>
          <table:table-cell office:value-type="float" office:value="54.2615356445313" calcext:value-type="float">
            <text:p>54.2615356445</text:p>
          </table:table-cell>
        </table:table-row>
        <table:table-row table:style-name="ro1">
          <table:table-cell table:formula="of:=[.A391]+0.01" office:value-type="float" office:value="3.90999999999996" calcext:value-type="float">
            <text:p>3.91</text:p>
          </table:table-cell>
          <table:table-cell office:value-type="float" office:value="-0.0639981180429459" calcext:value-type="float">
            <text:p>-0.063998118</text:p>
          </table:table-cell>
          <table:table-cell table:formula="of:=[.C391]+0.01" office:value-type="float" office:value="6.19999999999992" calcext:value-type="float">
            <text:p>6.2</text:p>
          </table:table-cell>
          <table:table-cell office:value-type="float" office:value="54.2608184814453" calcext:value-type="float">
            <text:p>54.2608184814</text:p>
          </table:table-cell>
        </table:table-row>
        <table:table-row table:style-name="ro1">
          <table:table-cell table:formula="of:=[.A392]+0.01" office:value-type="float" office:value="3.91999999999996" calcext:value-type="float">
            <text:p>3.92</text:p>
          </table:table-cell>
          <table:table-cell office:value-type="float" office:value="-0.0652150735259056" calcext:value-type="float">
            <text:p>-0.0652150735</text:p>
          </table:table-cell>
          <table:table-cell table:formula="of:=[.C392]+0.01" office:value-type="float" office:value="6.20999999999992" calcext:value-type="float">
            <text:p>6.21</text:p>
          </table:table-cell>
          <table:table-cell office:value-type="float" office:value="54.2601203918457" calcext:value-type="float">
            <text:p>54.2601203918</text:p>
          </table:table-cell>
        </table:table-row>
        <table:table-row table:style-name="ro1">
          <table:table-cell table:formula="of:=[.A393]+0.01" office:value-type="float" office:value="3.92999999999996" calcext:value-type="float">
            <text:p>3.93</text:p>
          </table:table-cell>
          <table:table-cell office:value-type="float" office:value="-0.0642742961645126" calcext:value-type="float">
            <text:p>-0.0642742962</text:p>
          </table:table-cell>
          <table:table-cell table:formula="of:=[.C393]+0.01" office:value-type="float" office:value="6.21999999999992" calcext:value-type="float">
            <text:p>6.22</text:p>
          </table:table-cell>
          <table:table-cell office:value-type="float" office:value="54.2599830627441" calcext:value-type="float">
            <text:p>54.2599830627</text:p>
          </table:table-cell>
        </table:table-row>
        <table:table-row table:style-name="ro1">
          <table:table-cell table:formula="of:=[.A394]+0.01" office:value-type="float" office:value="3.93999999999996" calcext:value-type="float">
            <text:p>3.94</text:p>
          </table:table-cell>
          <table:table-cell office:value-type="float" office:value="-0.0610764212906361" calcext:value-type="float">
            <text:p>-0.0610764213</text:p>
          </table:table-cell>
          <table:table-cell table:formula="of:=[.C394]+0.01" office:value-type="float" office:value="6.22999999999992" calcext:value-type="float">
            <text:p>6.23</text:p>
          </table:table-cell>
          <table:table-cell office:value-type="float" office:value="54.259765625" calcext:value-type="float">
            <text:p>54.259765625</text:p>
          </table:table-cell>
        </table:table-row>
        <table:table-row table:style-name="ro1">
          <table:table-cell table:formula="of:=[.A395]+0.01" office:value-type="float" office:value="3.94999999999996" calcext:value-type="float">
            <text:p>3.95</text:p>
          </table:table-cell>
          <table:table-cell office:value-type="float" office:value="-0.0573702529072762" calcext:value-type="float">
            <text:p>-0.0573702529</text:p>
          </table:table-cell>
          <table:table-cell table:formula="of:=[.C395]+0.01" office:value-type="float" office:value="6.23999999999992" calcext:value-type="float">
            <text:p>6.24</text:p>
          </table:table-cell>
          <table:table-cell office:value-type="float" office:value="54.258487701416" calcext:value-type="float">
            <text:p>54.2584877014</text:p>
          </table:table-cell>
        </table:table-row>
        <table:table-row table:style-name="ro1">
          <table:table-cell table:formula="of:=[.A396]+0.01" office:value-type="float" office:value="3.95999999999996" calcext:value-type="float">
            <text:p>3.96</text:p>
          </table:table-cell>
          <table:table-cell office:value-type="float" office:value="-0.0509493015706539" calcext:value-type="float">
            <text:p>-0.0509493016</text:p>
          </table:table-cell>
          <table:table-cell table:formula="of:=[.C396]+0.01" office:value-type="float" office:value="6.24999999999992" calcext:value-type="float">
            <text:p>6.25</text:p>
          </table:table-cell>
          <table:table-cell office:value-type="float" office:value="54.2580986022949" calcext:value-type="float">
            <text:p>54.2580986023</text:p>
          </table:table-cell>
        </table:table-row>
        <table:table-row table:style-name="ro1">
          <table:table-cell table:formula="of:=[.A397]+0.01" office:value-type="float" office:value="3.96999999999996" calcext:value-type="float">
            <text:p>3.97</text:p>
          </table:table-cell>
          <table:table-cell office:value-type="float" office:value="-0.0464666560292244" calcext:value-type="float">
            <text:p>-0.046466656</text:p>
          </table:table-cell>
          <table:table-cell table:formula="of:=[.C397]+0.01" office:value-type="float" office:value="6.25999999999992" calcext:value-type="float">
            <text:p>6.26</text:p>
          </table:table-cell>
          <table:table-cell office:value-type="float" office:value="54.2571754455566" calcext:value-type="float">
            <text:p>54.2571754456</text:p>
          </table:table-cell>
        </table:table-row>
        <table:table-row table:style-name="ro1">
          <table:table-cell table:formula="of:=[.A398]+0.01" office:value-type="float" office:value="3.97999999999996" calcext:value-type="float">
            <text:p>3.98</text:p>
          </table:table-cell>
          <table:table-cell office:value-type="float" office:value="-0.0383047536015511" calcext:value-type="float">
            <text:p>-0.0383047536</text:p>
          </table:table-cell>
          <table:table-cell table:formula="of:=[.C398]+0.01" office:value-type="float" office:value="6.26999999999992" calcext:value-type="float">
            <text:p>6.27</text:p>
          </table:table-cell>
          <table:table-cell office:value-type="float" office:value="54.2556610107422" calcext:value-type="float">
            <text:p>54.2556610107</text:p>
          </table:table-cell>
        </table:table-row>
        <table:table-row table:style-name="ro1">
          <table:table-cell table:formula="of:=[.A399]+0.01" office:value-type="float" office:value="3.98999999999996" calcext:value-type="float">
            <text:p>3.99</text:p>
          </table:table-cell>
          <table:table-cell office:value-type="float" office:value="-0.0322119556367397" calcext:value-type="float">
            <text:p>-0.0322119556</text:p>
          </table:table-cell>
          <table:table-cell table:formula="of:=[.C399]+0.01" office:value-type="float" office:value="6.27999999999992" calcext:value-type="float">
            <text:p>6.28</text:p>
          </table:table-cell>
          <table:table-cell office:value-type="float" office:value="54.2559814453125" calcext:value-type="float">
            <text:p>54.2559814453</text:p>
          </table:table-cell>
        </table:table-row>
        <table:table-row table:style-name="ro1">
          <table:table-cell table:formula="of:=[.A400]+0.01" office:value-type="float" office:value="3.99999999999996" calcext:value-type="float">
            <text:p>4</text:p>
          </table:table-cell>
          <table:table-cell office:value-type="float" office:value="-0.0215139612555504" calcext:value-type="float">
            <text:p>-0.0215139613</text:p>
          </table:table-cell>
          <table:table-cell table:formula="of:=[.C400]+0.01" office:value-type="float" office:value="6.28999999999992" calcext:value-type="float">
            <text:p>6.29</text:p>
          </table:table-cell>
          <table:table-cell office:value-type="float" office:value="54.256534576416" calcext:value-type="float">
            <text:p>54.2565345764</text:p>
          </table:table-cell>
        </table:table-row>
        <table:table-row table:style-name="ro1">
          <table:table-cell table:formula="of:=[.A401]+0.01" office:value-type="float" office:value="4.00999999999996" calcext:value-type="float">
            <text:p>4.01</text:p>
          </table:table-cell>
          <table:table-cell office:value-type="float" office:value="-0.0138272987678647" calcext:value-type="float">
            <text:p>-0.0138272988</text:p>
          </table:table-cell>
          <table:table-cell table:formula="of:=[.C401]+0.01" office:value-type="float" office:value="6.29999999999992" calcext:value-type="float">
            <text:p>6.3</text:p>
          </table:table-cell>
          <table:table-cell office:value-type="float" office:value="54.2566719055176" calcext:value-type="float">
            <text:p>54.2566719055</text:p>
          </table:table-cell>
        </table:table-row>
        <table:table-row table:style-name="ro1">
          <table:table-cell table:formula="of:=[.A402]+0.01" office:value-type="float" office:value="4.01999999999996" calcext:value-type="float">
            <text:p>4.02</text:p>
          </table:table-cell>
          <table:table-cell office:value-type="float" office:value="-0.00278835860081017" calcext:value-type="float">
            <text:p>-0.0027883586</text:p>
          </table:table-cell>
          <table:table-cell table:formula="of:=[.C402]+0.01" office:value-type="float" office:value="6.30999999999992" calcext:value-type="float">
            <text:p>6.31</text:p>
          </table:table-cell>
          <table:table-cell office:value-type="float" office:value="54.2562828063965" calcext:value-type="float">
            <text:p>54.2562828064</text:p>
          </table:table-cell>
        </table:table-row>
        <table:table-row table:style-name="ro1">
          <table:table-cell table:formula="of:=[.A403]+0.01" office:value-type="float" office:value="4.02999999999996" calcext:value-type="float">
            <text:p>4.03</text:p>
          </table:table-cell>
          <table:table-cell office:value-type="float" office:value="0.00442357920110226" calcext:value-type="float">
            <text:p>0.0044235792</text:p>
          </table:table-cell>
          <table:table-cell table:formula="of:=[.C403]+0.01" office:value-type="float" office:value="6.31999999999992" calcext:value-type="float">
            <text:p>6.32</text:p>
          </table:table-cell>
          <table:table-cell office:value-type="float" office:value="54.2557487487793" calcext:value-type="float">
            <text:p>54.2557487488</text:p>
          </table:table-cell>
        </table:table-row>
        <table:table-row table:style-name="ro1">
          <table:table-cell table:formula="of:=[.A404]+0.01" office:value-type="float" office:value="4.03999999999996" calcext:value-type="float">
            <text:p>4.04</text:p>
          </table:table-cell>
          <table:table-cell office:value-type="float" office:value="0.0160627700388432" calcext:value-type="float">
            <text:p>0.01606277</text:p>
          </table:table-cell>
          <table:table-cell table:formula="of:=[.C404]+0.01" office:value-type="float" office:value="6.32999999999992" calcext:value-type="float">
            <text:p>6.33</text:p>
          </table:table-cell>
          <table:table-cell office:value-type="float" office:value="54.2558441162109" calcext:value-type="float">
            <text:p>54.2558441162</text:p>
          </table:table-cell>
        </table:table-row>
        <table:table-row table:style-name="ro1">
          <table:table-cell table:formula="of:=[.A405]+0.01" office:value-type="float" office:value="4.04999999999996" calcext:value-type="float">
            <text:p>4.05</text:p>
          </table:table-cell>
          <table:table-cell office:value-type="float" office:value="0.0245702974498272" calcext:value-type="float">
            <text:p>0.0245702974</text:p>
          </table:table-cell>
          <table:table-cell table:formula="of:=[.C405]+0.01" office:value-type="float" office:value="6.33999999999991" calcext:value-type="float">
            <text:p>6.34</text:p>
          </table:table-cell>
          <table:table-cell office:value-type="float" office:value="54.2564086914063" calcext:value-type="float">
            <text:p>54.2564086914</text:p>
          </table:table-cell>
        </table:table-row>
        <table:table-row table:style-name="ro1">
          <table:table-cell table:formula="of:=[.A406]+0.01" office:value-type="float" office:value="4.05999999999996" calcext:value-type="float">
            <text:p>4.06</text:p>
          </table:table-cell>
          <table:table-cell office:value-type="float" office:value="0.0361107997596264" calcext:value-type="float">
            <text:p>0.0361107998</text:p>
          </table:table-cell>
          <table:table-cell table:formula="of:=[.C406]+0.01" office:value-type="float" office:value="6.34999999999991" calcext:value-type="float">
            <text:p>6.35</text:p>
          </table:table-cell>
          <table:table-cell office:value-type="float" office:value="54.2568740844727" calcext:value-type="float">
            <text:p>54.2568740845</text:p>
          </table:table-cell>
        </table:table-row>
        <table:table-row table:style-name="ro1">
          <table:table-cell table:formula="of:=[.A407]+0.01" office:value-type="float" office:value="4.06999999999996" calcext:value-type="float">
            <text:p>4.07</text:p>
          </table:table-cell>
          <table:table-cell office:value-type="float" office:value="0.0433971136808396" calcext:value-type="float">
            <text:p>0.0433971137</text:p>
          </table:table-cell>
          <table:table-cell table:formula="of:=[.C407]+0.01" office:value-type="float" office:value="6.35999999999991" calcext:value-type="float">
            <text:p>6.36</text:p>
          </table:table-cell>
          <table:table-cell office:value-type="float" office:value="54.2564277648926" calcext:value-type="float">
            <text:p>54.2564277649</text:p>
          </table:table-cell>
        </table:table-row>
        <table:table-row table:style-name="ro1">
          <table:table-cell table:formula="of:=[.A408]+0.01" office:value-type="float" office:value="4.07999999999996" calcext:value-type="float">
            <text:p>4.08</text:p>
          </table:table-cell>
          <table:table-cell office:value-type="float" office:value="0.0543625690042973" calcext:value-type="float">
            <text:p>0.054362569</text:p>
          </table:table-cell>
          <table:table-cell table:formula="of:=[.C408]+0.01" office:value-type="float" office:value="6.36999999999991" calcext:value-type="float">
            <text:p>6.37</text:p>
          </table:table-cell>
          <table:table-cell office:value-type="float" office:value="54.2560844421387" calcext:value-type="float">
            <text:p>54.2560844421</text:p>
          </table:table-cell>
        </table:table-row>
        <table:table-row table:style-name="ro1">
          <table:table-cell table:formula="of:=[.A409]+0.01" office:value-type="float" office:value="4.08999999999996" calcext:value-type="float">
            <text:p>4.09</text:p>
          </table:table-cell>
          <table:table-cell office:value-type="float" office:value="0.0609216392040253" calcext:value-type="float">
            <text:p>0.0609216392</text:p>
          </table:table-cell>
          <table:table-cell table:formula="of:=[.C409]+0.01" office:value-type="float" office:value="6.37999999999991" calcext:value-type="float">
            <text:p>6.38</text:p>
          </table:table-cell>
          <table:table-cell office:value-type="float" office:value="54.2551612854004" calcext:value-type="float">
            <text:p>54.2551612854</text:p>
          </table:table-cell>
        </table:table-row>
        <table:table-row table:style-name="ro1">
          <table:table-cell table:formula="of:=[.A410]+0.01" office:value-type="float" office:value="4.09999999999996" calcext:value-type="float">
            <text:p>4.1</text:p>
          </table:table-cell>
          <table:table-cell office:value-type="float" office:value="0.0700344294309616" calcext:value-type="float">
            <text:p>0.0700344294</text:p>
          </table:table-cell>
          <table:table-cell table:formula="of:=[.C410]+0.01" office:value-type="float" office:value="6.38999999999991" calcext:value-type="float">
            <text:p>6.39</text:p>
          </table:table-cell>
          <table:table-cell office:value-type="float" office:value="54.2545623779297" calcext:value-type="float">
            <text:p>54.2545623779</text:p>
          </table:table-cell>
        </table:table-row>
        <table:table-row table:style-name="ro1">
          <table:table-cell table:formula="of:=[.A411]+0.01" office:value-type="float" office:value="4.10999999999996" calcext:value-type="float">
            <text:p>4.11</text:p>
          </table:table-cell>
          <table:table-cell office:value-type="float" office:value="0.0762118250131607" calcext:value-type="float">
            <text:p>0.076211825</text:p>
          </table:table-cell>
          <table:table-cell table:formula="of:=[.C411]+0.01" office:value-type="float" office:value="6.39999999999991" calcext:value-type="float">
            <text:p>6.4</text:p>
          </table:table-cell>
          <table:table-cell office:value-type="float" office:value="54.2547798156738" calcext:value-type="float">
            <text:p>54.2547798157</text:p>
          </table:table-cell>
        </table:table-row>
        <table:table-row table:style-name="ro1">
          <table:table-cell table:formula="of:=[.A412]+0.01" office:value-type="float" office:value="4.11999999999996" calcext:value-type="float">
            <text:p>4.12</text:p>
          </table:table-cell>
          <table:table-cell office:value-type="float" office:value="0.0847081542015076" calcext:value-type="float">
            <text:p>0.0847081542</text:p>
          </table:table-cell>
          <table:table-cell table:formula="of:=[.C412]+0.01" office:value-type="float" office:value="6.40999999999991" calcext:value-type="float">
            <text:p>6.41</text:p>
          </table:table-cell>
          <table:table-cell office:value-type="float" office:value="54.2552337646484" calcext:value-type="float">
            <text:p>54.2552337646</text:p>
          </table:table-cell>
        </table:table-row>
        <table:table-row table:style-name="ro1">
          <table:table-cell table:formula="of:=[.A413]+0.01" office:value-type="float" office:value="4.12999999999996" calcext:value-type="float">
            <text:p>4.13</text:p>
          </table:table-cell>
          <table:table-cell office:value-type="float" office:value="0.0907216593623161" calcext:value-type="float">
            <text:p>0.0907216594</text:p>
          </table:table-cell>
          <table:table-cell table:formula="of:=[.C413]+0.01" office:value-type="float" office:value="6.41999999999991" calcext:value-type="float">
            <text:p>6.42</text:p>
          </table:table-cell>
          <table:table-cell office:value-type="float" office:value="54.2555770874023" calcext:value-type="float">
            <text:p>54.2555770874</text:p>
          </table:table-cell>
        </table:table-row>
        <table:table-row table:style-name="ro1">
          <table:table-cell table:formula="of:=[.A414]+0.01" office:value-type="float" office:value="4.13999999999996" calcext:value-type="float">
            <text:p>4.14</text:p>
          </table:table-cell>
          <table:table-cell office:value-type="float" office:value="0.0988113656640053" calcext:value-type="float">
            <text:p>0.0988113657</text:p>
          </table:table-cell>
          <table:table-cell table:formula="of:=[.C414]+0.01" office:value-type="float" office:value="6.42999999999991" calcext:value-type="float">
            <text:p>6.43</text:p>
          </table:table-cell>
          <table:table-cell office:value-type="float" office:value="54.2557563781738" calcext:value-type="float">
            <text:p>54.2557563782</text:p>
          </table:table-cell>
        </table:table-row>
        <table:table-row table:style-name="ro1">
          <table:table-cell table:formula="of:=[.A415]+0.01" office:value-type="float" office:value="4.14999999999996" calcext:value-type="float">
            <text:p>4.15</text:p>
          </table:table-cell>
          <table:table-cell office:value-type="float" office:value="0.103848308324814" calcext:value-type="float">
            <text:p>0.1038483083</text:p>
          </table:table-cell>
          <table:table-cell table:formula="of:=[.C415]+0.01" office:value-type="float" office:value="6.43999999999991" calcext:value-type="float">
            <text:p>6.44</text:p>
          </table:table-cell>
          <table:table-cell office:value-type="float" office:value="54.2549705505371" calcext:value-type="float">
            <text:p>54.2549705505</text:p>
          </table:table-cell>
        </table:table-row>
        <table:table-row table:style-name="ro1">
          <table:table-cell table:formula="of:=[.A416]+0.01" office:value-type="float" office:value="4.15999999999996" calcext:value-type="float">
            <text:p>4.16</text:p>
          </table:table-cell>
          <table:table-cell office:value-type="float" office:value="0.110792182385921" calcext:value-type="float">
            <text:p>0.1107921824</text:p>
          </table:table-cell>
          <table:table-cell table:formula="of:=[.C416]+0.01" office:value-type="float" office:value="6.44999999999991" calcext:value-type="float">
            <text:p>6.45</text:p>
          </table:table-cell>
          <table:table-cell office:value-type="float" office:value="54.254638671875" calcext:value-type="float">
            <text:p>54.2546386719</text:p>
          </table:table-cell>
        </table:table-row>
        <table:table-row table:style-name="ro1">
          <table:table-cell table:formula="of:=[.A417]+0.01" office:value-type="float" office:value="4.16999999999996" calcext:value-type="float">
            <text:p>4.17</text:p>
          </table:table-cell>
          <table:table-cell office:value-type="float" office:value="0.115955881774425" calcext:value-type="float">
            <text:p>0.1159558818</text:p>
          </table:table-cell>
          <table:table-cell table:formula="of:=[.C417]+0.01" office:value-type="float" office:value="6.45999999999991" calcext:value-type="float">
            <text:p>6.46</text:p>
          </table:table-cell>
          <table:table-cell office:value-type="float" office:value="54.2537117004395" calcext:value-type="float">
            <text:p>54.2537117004</text:p>
          </table:table-cell>
        </table:table-row>
        <table:table-row table:style-name="ro1">
          <table:table-cell table:formula="of:=[.A418]+0.01" office:value-type="float" office:value="4.17999999999996" calcext:value-type="float">
            <text:p>4.18</text:p>
          </table:table-cell>
          <table:table-cell office:value-type="float" office:value="0.12257694453001" calcext:value-type="float">
            <text:p>0.1225769445</text:p>
          </table:table-cell>
          <table:table-cell table:formula="of:=[.C418]+0.01" office:value-type="float" office:value="6.46999999999991" calcext:value-type="float">
            <text:p>6.47</text:p>
          </table:table-cell>
          <table:table-cell office:value-type="float" office:value="54.2536315917969" calcext:value-type="float">
            <text:p>54.2536315918</text:p>
          </table:table-cell>
        </table:table-row>
        <table:table-row table:style-name="ro1">
          <table:table-cell table:formula="of:=[.A419]+0.01" office:value-type="float" office:value="4.18999999999996" calcext:value-type="float">
            <text:p>4.19</text:p>
          </table:table-cell>
          <table:table-cell office:value-type="float" office:value="0.126417905092239" calcext:value-type="float">
            <text:p>0.1264179051</text:p>
          </table:table-cell>
          <table:table-cell table:formula="of:=[.C419]+0.01" office:value-type="float" office:value="6.47999999999991" calcext:value-type="float">
            <text:p>6.48</text:p>
          </table:table-cell>
          <table:table-cell office:value-type="float" office:value="54.2534599304199" calcext:value-type="float">
            <text:p>54.2534599304</text:p>
          </table:table-cell>
        </table:table-row>
        <table:table-row table:style-name="ro1">
          <table:table-cell table:formula="of:=[.A420]+0.01" office:value-type="float" office:value="4.19999999999996" calcext:value-type="float">
            <text:p>4.2</text:p>
          </table:table-cell>
          <table:table-cell office:value-type="float" office:value="0.133845090866089" calcext:value-type="float">
            <text:p>0.1338450909</text:p>
          </table:table-cell>
          <table:table-cell table:formula="of:=[.C420]+0.01" office:value-type="float" office:value="6.48999999999991" calcext:value-type="float">
            <text:p>6.49</text:p>
          </table:table-cell>
          <table:table-cell office:value-type="float" office:value="54.2536506652832" calcext:value-type="float">
            <text:p>54.2536506653</text:p>
          </table:table-cell>
        </table:table-row>
        <table:table-row table:style-name="ro1">
          <table:table-cell table:formula="of:=[.A421]+0.01" office:value-type="float" office:value="4.20999999999995" calcext:value-type="float">
            <text:p>4.21</text:p>
          </table:table-cell>
          <table:table-cell office:value-type="float" office:value="0.138319775462151" calcext:value-type="float">
            <text:p>0.1383197755</text:p>
          </table:table-cell>
          <table:table-cell table:formula="of:=[.C421]+0.01" office:value-type="float" office:value="6.49999999999991" calcext:value-type="float">
            <text:p>6.5</text:p>
          </table:table-cell>
          <table:table-cell office:value-type="float" office:value="54.2535972595215" calcext:value-type="float">
            <text:p>54.2535972595</text:p>
          </table:table-cell>
        </table:table-row>
        <table:table-row table:style-name="ro1">
          <table:table-cell table:formula="of:=[.A422]+0.01" office:value-type="float" office:value="4.21999999999995" calcext:value-type="float">
            <text:p>4.22</text:p>
          </table:table-cell>
          <table:table-cell office:value-type="float" office:value="0.145578786730766" calcext:value-type="float">
            <text:p>0.1455787867</text:p>
          </table:table-cell>
          <table:table-cell table:formula="of:=[.C422]+0.01" office:value-type="float" office:value="6.50999999999991" calcext:value-type="float">
            <text:p>6.51</text:p>
          </table:table-cell>
          <table:table-cell office:value-type="float" office:value="54.2539978027344" calcext:value-type="float">
            <text:p>54.2539978027</text:p>
          </table:table-cell>
        </table:table-row>
        <table:table-row table:style-name="ro1">
          <table:table-cell table:formula="of:=[.A423]+0.01" office:value-type="float" office:value="4.22999999999995" calcext:value-type="float">
            <text:p>4.23</text:p>
          </table:table-cell>
          <table:table-cell office:value-type="float" office:value="0.15158611536026" calcext:value-type="float">
            <text:p>0.1515861154</text:p>
          </table:table-cell>
          <table:table-cell table:formula="of:=[.C423]+0.01" office:value-type="float" office:value="6.51999999999991" calcext:value-type="float">
            <text:p>6.52</text:p>
          </table:table-cell>
          <table:table-cell office:value-type="float" office:value="54.2541770935059" calcext:value-type="float">
            <text:p>54.2541770935</text:p>
          </table:table-cell>
        </table:table-row>
        <table:table-row table:style-name="ro1">
          <table:table-cell table:formula="of:=[.A424]+0.01" office:value-type="float" office:value="4.23999999999995" calcext:value-type="float">
            <text:p>4.24</text:p>
          </table:table-cell>
          <table:table-cell office:value-type="float" office:value="0.159273311495781" calcext:value-type="float">
            <text:p>0.1592733115</text:p>
          </table:table-cell>
          <table:table-cell table:formula="of:=[.C424]+0.01" office:value-type="float" office:value="6.52999999999991" calcext:value-type="float">
            <text:p>6.53</text:p>
          </table:table-cell>
          <table:table-cell office:value-type="float" office:value="54.2547149658203" calcext:value-type="float">
            <text:p>54.2547149658</text:p>
          </table:table-cell>
        </table:table-row>
        <table:table-row table:style-name="ro1">
          <table:table-cell table:formula="of:=[.A425]+0.01" office:value-type="float" office:value="4.24999999999995" calcext:value-type="float">
            <text:p>4.25</text:p>
          </table:table-cell>
          <table:table-cell office:value-type="float" office:value="0.164344891905785" calcext:value-type="float">
            <text:p>0.1643448919</text:p>
          </table:table-cell>
          <table:table-cell table:formula="of:=[.C425]+0.01" office:value-type="float" office:value="6.53999999999991" calcext:value-type="float">
            <text:p>6.54</text:p>
          </table:table-cell>
          <table:table-cell office:value-type="float" office:value="54.2554321289063" calcext:value-type="float">
            <text:p>54.2554321289</text:p>
          </table:table-cell>
        </table:table-row>
        <table:table-row table:style-name="ro1">
          <table:table-cell table:formula="of:=[.A426]+0.01" office:value-type="float" office:value="4.25999999999995" calcext:value-type="float">
            <text:p>4.26</text:p>
          </table:table-cell>
          <table:table-cell office:value-type="float" office:value="0.172300115227699" calcext:value-type="float">
            <text:p>0.1723001152</text:p>
          </table:table-cell>
          <table:table-cell table:formula="of:=[.C426]+0.01" office:value-type="float" office:value="6.54999999999991" calcext:value-type="float">
            <text:p>6.55</text:p>
          </table:table-cell>
          <table:table-cell office:value-type="float" office:value="54.2552680969238" calcext:value-type="float">
            <text:p>54.2552680969</text:p>
          </table:table-cell>
        </table:table-row>
        <table:table-row table:style-name="ro1">
          <table:table-cell table:formula="of:=[.A427]+0.01" office:value-type="float" office:value="4.26999999999995" calcext:value-type="float">
            <text:p>4.27</text:p>
          </table:table-cell>
          <table:table-cell office:value-type="float" office:value="0.178493618965149" calcext:value-type="float">
            <text:p>0.178493619</text:p>
          </table:table-cell>
          <table:table-cell table:formula="of:=[.C427]+0.01" office:value-type="float" office:value="6.55999999999991" calcext:value-type="float">
            <text:p>6.56</text:p>
          </table:table-cell>
          <table:table-cell office:value-type="float" office:value="54.2546691894531" calcext:value-type="float">
            <text:p>54.2546691895</text:p>
          </table:table-cell>
        </table:table-row>
        <table:table-row table:style-name="ro1">
          <table:table-cell table:formula="of:=[.A428]+0.01" office:value-type="float" office:value="4.27999999999995" calcext:value-type="float">
            <text:p>4.28</text:p>
          </table:table-cell>
          <table:table-cell office:value-type="float" office:value="0.188062161207199" calcext:value-type="float">
            <text:p>0.1880621612</text:p>
          </table:table-cell>
          <table:table-cell table:formula="of:=[.C428]+0.01" office:value-type="float" office:value="6.56999999999991" calcext:value-type="float">
            <text:p>6.57</text:p>
          </table:table-cell>
          <table:table-cell office:value-type="float" office:value="54.2541160583496" calcext:value-type="float">
            <text:p>54.2541160583</text:p>
          </table:table-cell>
        </table:table-row>
        <table:table-row table:style-name="ro1">
          <table:table-cell table:formula="of:=[.A429]+0.01" office:value-type="float" office:value="4.28999999999995" calcext:value-type="float">
            <text:p>4.29</text:p>
          </table:table-cell>
          <table:table-cell office:value-type="float" office:value="0.195471435785294" calcext:value-type="float">
            <text:p>0.1954714358</text:p>
          </table:table-cell>
          <table:table-cell table:formula="of:=[.C429]+0.01" office:value-type="float" office:value="6.57999999999991" calcext:value-type="float">
            <text:p>6.58</text:p>
          </table:table-cell>
          <table:table-cell office:value-type="float" office:value="54.254264831543" calcext:value-type="float">
            <text:p>54.2542648315</text:p>
          </table:table-cell>
        </table:table-row>
        <table:table-row table:style-name="ro1">
          <table:table-cell table:formula="of:=[.A430]+0.01" office:value-type="float" office:value="4.29999999999995" calcext:value-type="float">
            <text:p>4.3</text:p>
          </table:table-cell>
          <table:table-cell office:value-type="float" office:value="0.206665113568306" calcext:value-type="float">
            <text:p>0.2066651136</text:p>
          </table:table-cell>
          <table:table-cell table:formula="of:=[.C430]+0.01" office:value-type="float" office:value="6.58999999999991" calcext:value-type="float">
            <text:p>6.59</text:p>
          </table:table-cell>
          <table:table-cell office:value-type="float" office:value="54.2545967102051" calcext:value-type="float">
            <text:p>54.2545967102</text:p>
          </table:table-cell>
        </table:table-row>
        <table:table-row table:style-name="ro1">
          <table:table-cell table:formula="of:=[.A431]+0.01" office:value-type="float" office:value="4.30999999999995" calcext:value-type="float">
            <text:p>4.31</text:p>
          </table:table-cell>
          <table:table-cell office:value-type="float" office:value="0.213802725076675" calcext:value-type="float">
            <text:p>0.2138027251</text:p>
          </table:table-cell>
          <table:table-cell table:formula="of:=[.C431]+0.01" office:value-type="float" office:value="6.59999999999991" calcext:value-type="float">
            <text:p>6.6</text:p>
          </table:table-cell>
          <table:table-cell office:value-type="float" office:value="54.2545051574707" calcext:value-type="float">
            <text:p>54.2545051575</text:p>
          </table:table-cell>
        </table:table-row>
        <table:table-row table:style-name="ro1">
          <table:table-cell table:formula="of:=[.A432]+0.01" office:value-type="float" office:value="4.31999999999995" calcext:value-type="float">
            <text:p>4.32</text:p>
          </table:table-cell>
          <table:table-cell office:value-type="float" office:value="0.224727272987366" calcext:value-type="float">
            <text:p>0.224727273</text:p>
          </table:table-cell>
          <table:table-cell table:formula="of:=[.C432]+0.01" office:value-type="float" office:value="6.60999999999991" calcext:value-type="float">
            <text:p>6.61</text:p>
          </table:table-cell>
          <table:table-cell office:value-type="float" office:value="54.2544937133789" calcext:value-type="float">
            <text:p>54.2544937134</text:p>
          </table:table-cell>
        </table:table-row>
        <table:table-row table:style-name="ro1">
          <table:table-cell table:formula="of:=[.A433]+0.01" office:value-type="float" office:value="4.32999999999995" calcext:value-type="float">
            <text:p>4.33</text:p>
          </table:table-cell>
          <table:table-cell office:value-type="float" office:value="0.23303759098053" calcext:value-type="float">
            <text:p>0.233037591</text:p>
          </table:table-cell>
          <table:table-cell table:formula="of:=[.C433]+0.01" office:value-type="float" office:value="6.61999999999991" calcext:value-type="float">
            <text:p>6.62</text:p>
          </table:table-cell>
          <table:table-cell office:value-type="float" office:value="54.2546348571777" calcext:value-type="float">
            <text:p>54.2546348572</text:p>
          </table:table-cell>
        </table:table-row>
        <table:table-row table:style-name="ro1">
          <table:table-cell table:formula="of:=[.A434]+0.01" office:value-type="float" office:value="4.33999999999995" calcext:value-type="float">
            <text:p>4.34</text:p>
          </table:table-cell>
          <table:table-cell office:value-type="float" office:value="0.246133670210838" calcext:value-type="float">
            <text:p>0.2461336702</text:p>
          </table:table-cell>
          <table:table-cell table:formula="of:=[.C434]+0.01" office:value-type="float" office:value="6.62999999999991" calcext:value-type="float">
            <text:p>6.63</text:p>
          </table:table-cell>
          <table:table-cell office:value-type="float" office:value="54.2553749084473" calcext:value-type="float">
            <text:p>54.2553749084</text:p>
          </table:table-cell>
        </table:table-row>
        <table:table-row table:style-name="ro1">
          <table:table-cell table:formula="of:=[.A435]+0.01" office:value-type="float" office:value="4.34999999999995" calcext:value-type="float">
            <text:p>4.35</text:p>
          </table:table-cell>
          <table:table-cell office:value-type="float" office:value="0.254980474710464" calcext:value-type="float">
            <text:p>0.2549804747</text:p>
          </table:table-cell>
          <table:table-cell table:formula="of:=[.C435]+0.01" office:value-type="float" office:value="6.63999999999991" calcext:value-type="float">
            <text:p>6.64</text:p>
          </table:table-cell>
          <table:table-cell office:value-type="float" office:value="54.2553672790527" calcext:value-type="float">
            <text:p>54.2553672791</text:p>
          </table:table-cell>
        </table:table-row>
        <table:table-row table:style-name="ro1">
          <table:table-cell table:formula="of:=[.A436]+0.01" office:value-type="float" office:value="4.35999999999995" calcext:value-type="float">
            <text:p>4.36</text:p>
          </table:table-cell>
          <table:table-cell office:value-type="float" office:value="0.269353359937668" calcext:value-type="float">
            <text:p>0.2693533599</text:p>
          </table:table-cell>
          <table:table-cell table:formula="of:=[.C436]+0.01" office:value-type="float" office:value="6.64999999999991" calcext:value-type="float">
            <text:p>6.65</text:p>
          </table:table-cell>
          <table:table-cell office:value-type="float" office:value="54.2549552917481" calcext:value-type="float">
            <text:p>54.2549552917</text:p>
          </table:table-cell>
        </table:table-row>
        <table:table-row table:style-name="ro1">
          <table:table-cell table:formula="of:=[.A437]+0.01" office:value-type="float" office:value="4.36999999999995" calcext:value-type="float">
            <text:p>4.37</text:p>
          </table:table-cell>
          <table:table-cell office:value-type="float" office:value="0.279683083295822" calcext:value-type="float">
            <text:p>0.2796830833</text:p>
          </table:table-cell>
          <table:table-cell table:formula="of:=[.C437]+0.01" office:value-type="float" office:value="6.65999999999991" calcext:value-type="float">
            <text:p>6.66</text:p>
          </table:table-cell>
          <table:table-cell office:value-type="float" office:value="54.2538986206055" calcext:value-type="float">
            <text:p>54.2538986206</text:p>
          </table:table-cell>
        </table:table-row>
        <table:table-row table:style-name="ro1">
          <table:table-cell table:formula="of:=[.A438]+0.01" office:value-type="float" office:value="4.37999999999995" calcext:value-type="float">
            <text:p>4.38</text:p>
          </table:table-cell>
          <table:table-cell office:value-type="float" office:value="0.295923143625259" calcext:value-type="float">
            <text:p>0.2959231436</text:p>
          </table:table-cell>
          <table:table-cell table:formula="of:=[.C438]+0.01" office:value-type="float" office:value="6.66999999999991" calcext:value-type="float">
            <text:p>6.67</text:p>
          </table:table-cell>
          <table:table-cell office:value-type="float" office:value="54.2533302307129" calcext:value-type="float">
            <text:p>54.2533302307</text:p>
          </table:table-cell>
        </table:table-row>
        <table:table-row table:style-name="ro1">
          <table:table-cell table:formula="of:=[.A439]+0.01" office:value-type="float" office:value="4.38999999999995" calcext:value-type="float">
            <text:p>4.39</text:p>
          </table:table-cell>
          <table:table-cell office:value-type="float" office:value="0.309206068515778" calcext:value-type="float">
            <text:p>0.3092060685</text:p>
          </table:table-cell>
          <table:table-cell table:formula="of:=[.C439]+0.01" office:value-type="float" office:value="6.67999999999991" calcext:value-type="float">
            <text:p>6.68</text:p>
          </table:table-cell>
          <table:table-cell office:value-type="float" office:value="54.2533912658691" calcext:value-type="float">
            <text:p>54.2533912659</text:p>
          </table:table-cell>
        </table:table-row>
        <table:table-row table:style-name="ro1">
          <table:table-cell table:formula="of:=[.A440]+0.01" office:value-type="float" office:value="4.39999999999995" calcext:value-type="float">
            <text:p>4.4</text:p>
          </table:table-cell>
          <table:table-cell office:value-type="float" office:value="0.329852908849716" calcext:value-type="float">
            <text:p>0.3298529088</text:p>
          </table:table-cell>
          <table:table-cell table:formula="of:=[.C440]+0.01" office:value-type="float" office:value="6.68999999999991" calcext:value-type="float">
            <text:p>6.69</text:p>
          </table:table-cell>
          <table:table-cell office:value-type="float" office:value="54.2533721923828" calcext:value-type="float">
            <text:p>54.2533721924</text:p>
          </table:table-cell>
        </table:table-row>
        <table:table-row table:style-name="ro1">
          <table:table-cell table:formula="of:=[.A441]+0.01" office:value-type="float" office:value="4.40999999999995" calcext:value-type="float">
            <text:p>4.41</text:p>
          </table:table-cell>
          <table:table-cell office:value-type="float" office:value="0.344611048698425" calcext:value-type="float">
            <text:p>0.3446110487</text:p>
          </table:table-cell>
          <table:table-cell table:formula="of:=[.C441]+0.01" office:value-type="float" office:value="6.69999999999991" calcext:value-type="float">
            <text:p>6.7</text:p>
          </table:table-cell>
          <table:table-cell office:value-type="float" office:value="54.2522087097168" calcext:value-type="float">
            <text:p>54.2522087097</text:p>
          </table:table-cell>
        </table:table-row>
        <table:table-row table:style-name="ro1">
          <table:table-cell table:formula="of:=[.A442]+0.01" office:value-type="float" office:value="4.41999999999995" calcext:value-type="float">
            <text:p>4.42</text:p>
          </table:table-cell>
          <table:table-cell office:value-type="float" office:value="0.368256062269211" calcext:value-type="float">
            <text:p>0.3682560623</text:p>
          </table:table-cell>
          <table:table-cell table:formula="of:=[.C442]+0.01" office:value-type="float" office:value="6.70999999999991" calcext:value-type="float">
            <text:p>6.71</text:p>
          </table:table-cell>
          <table:table-cell office:value-type="float" office:value="54.2518577575684" calcext:value-type="float">
            <text:p>54.2518577576</text:p>
          </table:table-cell>
        </table:table-row>
        <table:table-row table:style-name="ro1">
          <table:table-cell table:formula="of:=[.A443]+0.01" office:value-type="float" office:value="4.42999999999995" calcext:value-type="float">
            <text:p>4.43</text:p>
          </table:table-cell>
          <table:table-cell office:value-type="float" office:value="0.385404616594315" calcext:value-type="float">
            <text:p>0.3854046166</text:p>
          </table:table-cell>
          <table:table-cell table:formula="of:=[.C443]+0.01" office:value-type="float" office:value="6.71999999999991" calcext:value-type="float">
            <text:p>6.72</text:p>
          </table:table-cell>
          <table:table-cell office:value-type="float" office:value="54.2515716552734" calcext:value-type="float">
            <text:p>54.2515716553</text:p>
          </table:table-cell>
        </table:table-row>
        <table:table-row table:style-name="ro1">
          <table:table-cell table:formula="of:=[.A444]+0.01" office:value-type="float" office:value="4.43999999999995" calcext:value-type="float">
            <text:p>4.44</text:p>
          </table:table-cell>
          <table:table-cell office:value-type="float" office:value="0.412507861852646" calcext:value-type="float">
            <text:p>0.4125078619</text:p>
          </table:table-cell>
          <table:table-cell table:formula="of:=[.C444]+0.01" office:value-type="float" office:value="6.72999999999991" calcext:value-type="float">
            <text:p>6.73</text:p>
          </table:table-cell>
          <table:table-cell office:value-type="float" office:value="54.2515182495117" calcext:value-type="float">
            <text:p>54.2515182495</text:p>
          </table:table-cell>
        </table:table-row>
        <table:table-row table:style-name="ro1">
          <table:table-cell table:formula="of:=[.A445]+0.01" office:value-type="float" office:value="4.44999999999995" calcext:value-type="float">
            <text:p>4.45</text:p>
          </table:table-cell>
          <table:table-cell office:value-type="float" office:value="0.431812316179276" calcext:value-type="float">
            <text:p>0.4318123162</text:p>
          </table:table-cell>
          <table:table-cell table:formula="of:=[.C445]+0.01" office:value-type="float" office:value="6.73999999999991" calcext:value-type="float">
            <text:p>6.74</text:p>
          </table:table-cell>
          <table:table-cell office:value-type="float" office:value="54.2434158325195" calcext:value-type="float">
            <text:p>54.2434158325</text:p>
          </table:table-cell>
        </table:table-row>
        <table:table-row table:style-name="ro1">
          <table:table-cell table:formula="of:=[.A446]+0.01" office:value-type="float" office:value="4.45999999999995" calcext:value-type="float">
            <text:p>4.46</text:p>
          </table:table-cell>
          <table:table-cell office:value-type="float" office:value="0.462510675191879" calcext:value-type="float">
            <text:p>0.4625106752</text:p>
          </table:table-cell>
          <table:table-cell table:formula="of:=[.C446]+0.01" office:value-type="float" office:value="6.74999999999991" calcext:value-type="float">
            <text:p>6.75</text:p>
          </table:table-cell>
          <table:table-cell office:value-type="float" office:value="54.2664489746094" calcext:value-type="float">
            <text:p>54.2664489746</text:p>
          </table:table-cell>
        </table:table-row>
        <table:table-row table:style-name="ro1">
          <table:table-cell table:formula="of:=[.A447]+0.01" office:value-type="float" office:value="4.46999999999995" calcext:value-type="float">
            <text:p>4.47</text:p>
          </table:table-cell>
          <table:table-cell office:value-type="float" office:value="0.484254777431488" calcext:value-type="float">
            <text:p>0.4842547774</text:p>
          </table:table-cell>
          <table:table-cell table:formula="of:=[.C447]+0.01" office:value-type="float" office:value="6.75999999999991" calcext:value-type="float">
            <text:p>6.76</text:p>
          </table:table-cell>
          <table:table-cell office:value-type="float" office:value="54.2753753662109" calcext:value-type="float">
            <text:p>54.2753753662</text:p>
          </table:table-cell>
        </table:table-row>
        <table:table-row table:style-name="ro1">
          <table:table-cell table:formula="of:=[.A448]+0.01" office:value-type="float" office:value="4.47999999999995" calcext:value-type="float">
            <text:p>4.48</text:p>
          </table:table-cell>
          <table:table-cell office:value-type="float" office:value="0.519893705844879" calcext:value-type="float">
            <text:p>0.5198937058</text:p>
          </table:table-cell>
          <table:table-cell table:formula="of:=[.C448]+0.01" office:value-type="float" office:value="6.76999999999991" calcext:value-type="float">
            <text:p>6.77</text:p>
          </table:table-cell>
          <table:table-cell office:value-type="float" office:value="54.2775230407715" calcext:value-type="float">
            <text:p>54.2775230408</text:p>
          </table:table-cell>
        </table:table-row>
        <table:table-row table:style-name="ro1">
          <table:table-cell table:formula="of:=[.A449]+0.01" office:value-type="float" office:value="4.48999999999995" calcext:value-type="float">
            <text:p>4.49</text:p>
          </table:table-cell>
          <table:table-cell office:value-type="float" office:value="0.54507178068161" calcext:value-type="float">
            <text:p>0.5450717807</text:p>
          </table:table-cell>
          <table:table-cell table:formula="of:=[.C449]+0.01" office:value-type="float" office:value="6.77999999999991" calcext:value-type="float">
            <text:p>6.78</text:p>
          </table:table-cell>
          <table:table-cell office:value-type="float" office:value="54.2732772827148" calcext:value-type="float">
            <text:p>54.2732772827</text:p>
          </table:table-cell>
        </table:table-row>
        <table:table-row table:style-name="ro1">
          <table:table-cell table:formula="of:=[.A450]+0.01" office:value-type="float" office:value="4.49999999999995" calcext:value-type="float">
            <text:p>4.5</text:p>
          </table:table-cell>
          <table:table-cell office:value-type="float" office:value="0.586822688579559" calcext:value-type="float">
            <text:p>0.5868226886</text:p>
          </table:table-cell>
          <table:table-cell table:formula="of:=[.C450]+0.01" office:value-type="float" office:value="6.78999999999991" calcext:value-type="float">
            <text:p>6.79</text:p>
          </table:table-cell>
          <table:table-cell office:value-type="float" office:value="54.2244911193848" calcext:value-type="float">
            <text:p>54.2244911194</text:p>
          </table:table-cell>
        </table:table-row>
        <table:table-row table:style-name="ro1">
          <table:table-cell table:formula="of:=[.A451]+0.01" office:value-type="float" office:value="4.50999999999995" calcext:value-type="float">
            <text:p>4.51</text:p>
          </table:table-cell>
          <table:table-cell office:value-type="float" office:value="0.61778062582016" calcext:value-type="float">
            <text:p>0.6177806258</text:p>
          </table:table-cell>
          <table:table-cell table:formula="of:=[.C451]+0.01" office:value-type="float" office:value="6.79999999999991" calcext:value-type="float">
            <text:p>6.8</text:p>
          </table:table-cell>
          <table:table-cell office:value-type="float" office:value="54.3137664794922" calcext:value-type="float">
            <text:p>54.3137664795</text:p>
          </table:table-cell>
        </table:table-row>
        <table:table-row table:style-name="ro1">
          <table:table-cell table:formula="of:=[.A452]+0.01" office:value-type="float" office:value="4.51999999999995" calcext:value-type="float">
            <text:p>4.52</text:p>
          </table:table-cell>
          <table:table-cell office:value-type="float" office:value="0.668321073055267" calcext:value-type="float">
            <text:p>0.6683210731</text:p>
          </table:table-cell>
          <table:table-cell table:formula="of:=[.C452]+0.01" office:value-type="float" office:value="6.8099999999999" calcext:value-type="float">
            <text:p>6.81</text:p>
          </table:table-cell>
          <table:table-cell office:value-type="float" office:value="54.5176391601563" calcext:value-type="float">
            <text:p>54.5176391602</text:p>
          </table:table-cell>
        </table:table-row>
        <table:table-row table:style-name="ro1">
          <table:table-cell table:formula="of:=[.A453]+0.01" office:value-type="float" office:value="4.52999999999995" calcext:value-type="float">
            <text:p>4.53</text:p>
          </table:table-cell>
          <table:table-cell office:value-type="float" office:value="0.704639077186585" calcext:value-type="float">
            <text:p>0.7046390772</text:p>
          </table:table-cell>
          <table:table-cell table:formula="of:=[.C453]+0.01" office:value-type="float" office:value="6.8199999999999" calcext:value-type="float">
            <text:p>6.82</text:p>
          </table:table-cell>
          <table:table-cell office:value-type="float" office:value="54.5359649658203" calcext:value-type="float">
            <text:p>54.5359649658</text:p>
          </table:table-cell>
        </table:table-row>
        <table:table-row table:style-name="ro1">
          <table:table-cell table:formula="of:=[.A454]+0.01" office:value-type="float" office:value="4.53999999999995" calcext:value-type="float">
            <text:p>4.54</text:p>
          </table:table-cell>
          <table:table-cell office:value-type="float" office:value="0.762508153915405" calcext:value-type="float">
            <text:p>0.7625081539</text:p>
          </table:table-cell>
          <table:table-cell table:formula="of:=[.C454]+0.01" office:value-type="float" office:value="6.8299999999999" calcext:value-type="float">
            <text:p>6.83</text:p>
          </table:table-cell>
          <table:table-cell office:value-type="float" office:value="54.3529014587402" calcext:value-type="float">
            <text:p>54.3529014587</text:p>
          </table:table-cell>
        </table:table-row>
        <table:table-row table:style-name="ro1">
          <table:table-cell table:formula="of:=[.A455]+0.01" office:value-type="float" office:value="4.54999999999995" calcext:value-type="float">
            <text:p>4.55</text:p>
          </table:table-cell>
          <table:table-cell office:value-type="float" office:value="0.804188132286072" calcext:value-type="float">
            <text:p>0.8041881323</text:p>
          </table:table-cell>
          <table:table-cell table:formula="of:=[.C455]+0.01" office:value-type="float" office:value="6.8399999999999" calcext:value-type="float">
            <text:p>6.84</text:p>
          </table:table-cell>
          <table:table-cell office:value-type="float" office:value="54.1017265319824" calcext:value-type="float">
            <text:p>54.101726532</text:p>
          </table:table-cell>
        </table:table-row>
        <table:table-row table:style-name="ro1">
          <table:table-cell table:formula="of:=[.A456]+0.01" office:value-type="float" office:value="4.55999999999995" calcext:value-type="float">
            <text:p>4.56</text:p>
          </table:table-cell>
          <table:table-cell office:value-type="float" office:value="0.872857630252838" calcext:value-type="float">
            <text:p>0.8728576303</text:p>
          </table:table-cell>
          <table:table-cell table:formula="of:=[.C456]+0.01" office:value-type="float" office:value="6.8499999999999" calcext:value-type="float">
            <text:p>6.85</text:p>
          </table:table-cell>
          <table:table-cell office:value-type="float" office:value="53.9082527160645" calcext:value-type="float">
            <text:p>53.9082527161</text:p>
          </table:table-cell>
        </table:table-row>
        <table:table-row table:style-name="ro1">
          <table:table-cell table:formula="of:=[.A457]+0.01" office:value-type="float" office:value="4.56999999999995" calcext:value-type="float">
            <text:p>4.57</text:p>
          </table:table-cell>
          <table:table-cell office:value-type="float" office:value="0.921858966350555" calcext:value-type="float">
            <text:p>0.9218589664</text:p>
          </table:table-cell>
          <table:table-cell table:formula="of:=[.C457]+0.01" office:value-type="float" office:value="6.8599999999999" calcext:value-type="float">
            <text:p>6.86</text:p>
          </table:table-cell>
          <table:table-cell office:value-type="float" office:value="53.5037307739258" calcext:value-type="float">
            <text:p>53.5037307739</text:p>
          </table:table-cell>
        </table:table-row>
        <table:table-row table:style-name="ro1">
          <table:table-cell table:formula="of:=[.A458]+0.01" office:value-type="float" office:value="4.57999999999995" calcext:value-type="float">
            <text:p>4.58</text:p>
          </table:table-cell>
          <table:table-cell office:value-type="float" office:value="1.00239253044128" calcext:value-type="float">
            <text:p>1.0023925304</text:p>
          </table:table-cell>
          <table:table-cell table:formula="of:=[.C458]+0.01" office:value-type="float" office:value="6.8699999999999" calcext:value-type="float">
            <text:p>6.87</text:p>
          </table:table-cell>
          <table:table-cell office:value-type="float" office:value="53.1257514953613" calcext:value-type="float">
            <text:p>53.1257514954</text:p>
          </table:table-cell>
        </table:table-row>
        <table:table-row table:style-name="ro1">
          <table:table-cell table:formula="of:=[.A459]+0.01" office:value-type="float" office:value="4.58999999999995" calcext:value-type="float">
            <text:p>4.59</text:p>
          </table:table-cell>
          <table:table-cell office:value-type="float" office:value="1.06121265888214" calcext:value-type="float">
            <text:p>1.0612126589</text:p>
          </table:table-cell>
          <table:table-cell table:formula="of:=[.C459]+0.01" office:value-type="float" office:value="6.8799999999999" calcext:value-type="float">
            <text:p>6.88</text:p>
          </table:table-cell>
          <table:table-cell office:value-type="float" office:value="52.3837051391602" calcext:value-type="float">
            <text:p>52.3837051392</text:p>
          </table:table-cell>
        </table:table-row>
        <table:table-row table:style-name="ro1">
          <table:table-cell table:formula="of:=[.A460]+0.01" office:value-type="float" office:value="4.59999999999995" calcext:value-type="float">
            <text:p>4.6</text:p>
          </table:table-cell>
          <table:table-cell office:value-type="float" office:value="1.15693402290344" calcext:value-type="float">
            <text:p>1.1569340229</text:p>
          </table:table-cell>
          <table:table-cell table:formula="of:=[.C460]+0.01" office:value-type="float" office:value="6.8899999999999" calcext:value-type="float">
            <text:p>6.89</text:p>
          </table:table-cell>
          <table:table-cell office:value-type="float" office:value="51.7561988830566" calcext:value-type="float">
            <text:p>51.7561988831</text:p>
          </table:table-cell>
        </table:table-row>
        <table:table-row table:style-name="ro1">
          <table:table-cell table:formula="of:=[.A461]+0.01" office:value-type="float" office:value="4.60999999999995" calcext:value-type="float">
            <text:p>4.61</text:p>
          </table:table-cell>
          <table:table-cell office:value-type="float" office:value="1.22755300998688" calcext:value-type="float">
            <text:p>1.22755301</text:p>
          </table:table-cell>
          <table:table-cell table:formula="of:=[.C461]+0.01" office:value-type="float" office:value="6.8999999999999" calcext:value-type="float">
            <text:p>6.9</text:p>
          </table:table-cell>
          <table:table-cell office:value-type="float" office:value="50.543773651123" calcext:value-type="float">
            <text:p>50.5437736511</text:p>
          </table:table-cell>
        </table:table-row>
        <table:table-row table:style-name="ro1">
          <table:table-cell table:formula="of:=[.A462]+0.01" office:value-type="float" office:value="4.61999999999995" calcext:value-type="float">
            <text:p>4.62</text:p>
          </table:table-cell>
          <table:table-cell office:value-type="float" office:value="1.34175455570221" calcext:value-type="float">
            <text:p>1.3417545557</text:p>
          </table:table-cell>
          <table:table-cell table:formula="of:=[.C462]+0.01" office:value-type="float" office:value="6.9099999999999" calcext:value-type="float">
            <text:p>6.91</text:p>
          </table:table-cell>
          <table:table-cell office:value-type="float" office:value="49.5666809082031" calcext:value-type="float">
            <text:p>49.5666809082</text:p>
          </table:table-cell>
        </table:table-row>
        <table:table-row table:style-name="ro1">
          <table:table-cell table:formula="of:=[.A463]+0.01" office:value-type="float" office:value="4.62999999999995" calcext:value-type="float">
            <text:p>4.63</text:p>
          </table:table-cell>
          <table:table-cell office:value-type="float" office:value="1.4250031709671" calcext:value-type="float">
            <text:p>1.425003171</text:p>
          </table:table-cell>
          <table:table-cell table:formula="of:=[.C463]+0.01" office:value-type="float" office:value="6.9199999999999" calcext:value-type="float">
            <text:p>6.92</text:p>
          </table:table-cell>
          <table:table-cell office:value-type="float" office:value="47.8721809387207" calcext:value-type="float">
            <text:p>47.8721809387</text:p>
          </table:table-cell>
        </table:table-row>
        <table:table-row table:style-name="ro1">
          <table:table-cell table:formula="of:=[.A464]+0.01" office:value-type="float" office:value="4.63999999999995" calcext:value-type="float">
            <text:p>4.64</text:p>
          </table:table-cell>
          <table:table-cell office:value-type="float" office:value="1.5603746175766" calcext:value-type="float">
            <text:p>1.5603746176</text:p>
          </table:table-cell>
          <table:table-cell table:formula="of:=[.C464]+0.01" office:value-type="float" office:value="6.9299999999999" calcext:value-type="float">
            <text:p>6.93</text:p>
          </table:table-cell>
          <table:table-cell office:value-type="float" office:value="46.663818359375" calcext:value-type="float">
            <text:p>46.6638183594</text:p>
          </table:table-cell>
        </table:table-row>
        <table:table-row table:style-name="ro1">
          <table:table-cell table:formula="of:=[.A465]+0.01" office:value-type="float" office:value="4.64999999999995" calcext:value-type="float">
            <text:p>4.65</text:p>
          </table:table-cell>
          <table:table-cell office:value-type="float" office:value="1.65830063819885" calcext:value-type="float">
            <text:p>1.6583006382</text:p>
          </table:table-cell>
          <table:table-cell table:formula="of:=[.C465]+0.01" office:value-type="float" office:value="6.9399999999999" calcext:value-type="float">
            <text:p>6.94</text:p>
          </table:table-cell>
          <table:table-cell office:value-type="float" office:value="44.8076133728027" calcext:value-type="float">
            <text:p>44.8076133728</text:p>
          </table:table-cell>
        </table:table-row>
        <table:table-row table:style-name="ro1">
          <table:table-cell table:formula="of:=[.A466]+0.01" office:value-type="float" office:value="4.65999999999995" calcext:value-type="float">
            <text:p>4.66</text:p>
          </table:table-cell>
          <table:table-cell office:value-type="float" office:value="1.81964373588562" calcext:value-type="float">
            <text:p>1.8196437359</text:p>
          </table:table-cell>
          <table:table-cell table:formula="of:=[.C466]+0.01" office:value-type="float" office:value="6.9499999999999" calcext:value-type="float">
            <text:p>6.95</text:p>
          </table:table-cell>
          <table:table-cell office:value-type="float" office:value="43.5819816589356" calcext:value-type="float">
            <text:p>43.5819816589</text:p>
          </table:table-cell>
        </table:table-row>
        <table:table-row table:style-name="ro1">
          <table:table-cell table:formula="of:=[.A467]+0.01" office:value-type="float" office:value="4.66999999999995" calcext:value-type="float">
            <text:p>4.67</text:p>
          </table:table-cell>
          <table:table-cell office:value-type="float" office:value="1.9368166923523" calcext:value-type="float">
            <text:p>1.9368166924</text:p>
          </table:table-cell>
          <table:table-cell table:formula="of:=[.C467]+0.01" office:value-type="float" office:value="6.9599999999999" calcext:value-type="float">
            <text:p>6.96</text:p>
          </table:table-cell>
          <table:table-cell office:value-type="float" office:value="41.8436508178711" calcext:value-type="float">
            <text:p>41.8436508179</text:p>
          </table:table-cell>
        </table:table-row>
        <table:table-row table:style-name="ro1">
          <table:table-cell table:formula="of:=[.A468]+0.01" office:value-type="float" office:value="4.67999999999994" calcext:value-type="float">
            <text:p>4.68</text:p>
          </table:table-cell>
          <table:table-cell office:value-type="float" office:value="2.12890362739563" calcext:value-type="float">
            <text:p>2.1289036274</text:p>
          </table:table-cell>
          <table:table-cell table:formula="of:=[.C468]+0.01" office:value-type="float" office:value="6.9699999999999" calcext:value-type="float">
            <text:p>6.97</text:p>
          </table:table-cell>
          <table:table-cell office:value-type="float" office:value="40.7663803100586" calcext:value-type="float">
            <text:p>40.7663803101</text:p>
          </table:table-cell>
        </table:table-row>
        <table:table-row table:style-name="ro1">
          <table:table-cell table:formula="of:=[.A469]+0.01" office:value-type="float" office:value="4.68999999999994" calcext:value-type="float">
            <text:p>4.69</text:p>
          </table:table-cell>
          <table:table-cell office:value-type="float" office:value="2.26789975166321" calcext:value-type="float">
            <text:p>2.2678997517</text:p>
          </table:table-cell>
          <table:table-cell table:formula="of:=[.C469]+0.01" office:value-type="float" office:value="6.9799999999999" calcext:value-type="float">
            <text:p>6.98</text:p>
          </table:table-cell>
          <table:table-cell office:value-type="float" office:value="39.3135833740234" calcext:value-type="float">
            <text:p>39.313583374</text:p>
          </table:table-cell>
        </table:table-row>
        <table:table-row table:style-name="ro1">
          <table:table-cell table:formula="of:=[.A470]+0.01" office:value-type="float" office:value="4.69999999999994" calcext:value-type="float">
            <text:p>4.7</text:p>
          </table:table-cell>
          <table:table-cell office:value-type="float" office:value="2.4973042011261" calcext:value-type="float">
            <text:p>2.4973042011</text:p>
          </table:table-cell>
          <table:table-cell table:formula="of:=[.C470]+0.01" office:value-type="float" office:value="6.9899999999999" calcext:value-type="float">
            <text:p>6.99</text:p>
          </table:table-cell>
          <table:table-cell office:value-type="float" office:value="38.4085960388184" calcext:value-type="float">
            <text:p>38.4085960388</text:p>
          </table:table-cell>
        </table:table-row>
        <table:table-row table:style-name="ro1">
          <table:table-cell table:formula="of:=[.A471]+0.01" office:value-type="float" office:value="4.70999999999994" calcext:value-type="float">
            <text:p>4.71</text:p>
          </table:table-cell>
          <table:table-cell office:value-type="float" office:value="2.66323590278625" calcext:value-type="float">
            <text:p>2.6632359028</text:p>
          </table:table-cell>
          <table:table-cell table:formula="of:=[.C471]+0.01" office:value-type="float" office:value="6.9999999999999" calcext:value-type="float">
            <text:p>7</text:p>
          </table:table-cell>
          <table:table-cell office:value-type="float" office:value="36.9663467407227" calcext:value-type="float">
            <text:p>36.9663467407</text:p>
          </table:table-cell>
        </table:table-row>
        <table:table-row table:style-name="ro1">
          <table:table-cell table:formula="of:=[.A472]+0.01" office:value-type="float" office:value="4.71999999999994" calcext:value-type="float">
            <text:p>4.72</text:p>
          </table:table-cell>
          <table:table-cell office:value-type="float" office:value="2.93311476707458" calcext:value-type="float">
            <text:p>2.9331147671</text:p>
          </table:table-cell>
          <table:table-cell table:formula="of:=[.C472]+0.01" office:value-type="float" office:value="7.0099999999999" calcext:value-type="float">
            <text:p>7.01</text:p>
          </table:table-cell>
          <table:table-cell office:value-type="float" office:value="35.8633842468262" calcext:value-type="float">
            <text:p>35.8633842468</text:p>
          </table:table-cell>
        </table:table-row>
        <table:table-row table:style-name="ro1">
          <table:table-cell table:formula="of:=[.A473]+0.01" office:value-type="float" office:value="4.72999999999994" calcext:value-type="float">
            <text:p>4.73</text:p>
          </table:table-cell>
          <table:table-cell office:value-type="float" office:value="3.12818002700806" calcext:value-type="float">
            <text:p>3.128180027</text:p>
          </table:table-cell>
          <table:table-cell table:formula="of:=[.C473]+0.01" office:value-type="float" office:value="7.0199999999999" calcext:value-type="float">
            <text:p>7.02</text:p>
          </table:table-cell>
          <table:table-cell office:value-type="float" office:value="33.8824348449707" calcext:value-type="float">
            <text:p>33.882434845</text:p>
          </table:table-cell>
        </table:table-row>
        <table:table-row table:style-name="ro1">
          <table:table-cell table:formula="of:=[.A474]+0.01" office:value-type="float" office:value="4.73999999999994" calcext:value-type="float">
            <text:p>4.74</text:p>
          </table:table-cell>
          <table:table-cell office:value-type="float" office:value="3.44956874847412" calcext:value-type="float">
            <text:p>3.4495687485</text:p>
          </table:table-cell>
          <table:table-cell table:formula="of:=[.C474]+0.01" office:value-type="float" office:value="7.0299999999999" calcext:value-type="float">
            <text:p>7.03</text:p>
          </table:table-cell>
          <table:table-cell office:value-type="float" office:value="32.3692283630371" calcext:value-type="float">
            <text:p>32.369228363</text:p>
          </table:table-cell>
        </table:table-row>
        <table:table-row table:style-name="ro1">
          <table:table-cell table:formula="of:=[.A475]+0.01" office:value-type="float" office:value="4.74999999999994" calcext:value-type="float">
            <text:p>4.75</text:p>
          </table:table-cell>
          <table:table-cell office:value-type="float" office:value="3.68271374702454" calcext:value-type="float">
            <text:p>3.682713747</text:p>
          </table:table-cell>
          <table:table-cell table:formula="of:=[.C475]+0.01" office:value-type="float" office:value="7.0399999999999" calcext:value-type="float">
            <text:p>7.04</text:p>
          </table:table-cell>
          <table:table-cell office:value-type="float" office:value="29.8211250305176" calcext:value-type="float">
            <text:p>29.8211250305</text:p>
          </table:table-cell>
        </table:table-row>
        <table:table-row table:style-name="ro1">
          <table:table-cell table:formula="of:=[.A476]+0.01" office:value-type="float" office:value="4.75999999999994" calcext:value-type="float">
            <text:p>4.76</text:p>
          </table:table-cell>
          <table:table-cell office:value-type="float" office:value="4.06299352645874" calcext:value-type="float">
            <text:p>4.0629935265</text:p>
          </table:table-cell>
          <table:table-cell table:formula="of:=[.C476]+0.01" office:value-type="float" office:value="7.0499999999999" calcext:value-type="float">
            <text:p>7.05</text:p>
          </table:table-cell>
          <table:table-cell office:value-type="float" office:value="27.9566173553467" calcext:value-type="float">
            <text:p>27.9566173553</text:p>
          </table:table-cell>
        </table:table-row>
        <table:table-row table:style-name="ro1">
          <table:table-cell table:formula="of:=[.A477]+0.01" office:value-type="float" office:value="4.76999999999994" calcext:value-type="float">
            <text:p>4.77</text:p>
          </table:table-cell>
          <table:table-cell office:value-type="float" office:value="4.3388090133667" calcext:value-type="float">
            <text:p>4.3388090134</text:p>
          </table:table-cell>
          <table:table-cell table:formula="of:=[.C477]+0.01" office:value-type="float" office:value="7.0599999999999" calcext:value-type="float">
            <text:p>7.06</text:p>
          </table:table-cell>
          <table:table-cell office:value-type="float" office:value="25.1296367645264" calcext:value-type="float">
            <text:p>25.1296367645</text:p>
          </table:table-cell>
        </table:table-row>
        <table:table-row table:style-name="ro1">
          <table:table-cell table:formula="of:=[.A478]+0.01" office:value-type="float" office:value="4.77999999999994" calcext:value-type="float">
            <text:p>4.78</text:p>
          </table:table-cell>
          <table:table-cell office:value-type="float" office:value="4.78994035720825" calcext:value-type="float">
            <text:p>4.7899403572</text:p>
          </table:table-cell>
          <table:table-cell table:formula="of:=[.C478]+0.01" office:value-type="float" office:value="7.0699999999999" calcext:value-type="float">
            <text:p>7.07</text:p>
          </table:table-cell>
          <table:table-cell office:value-type="float" office:value="23.3107509613037" calcext:value-type="float">
            <text:p>23.3107509613</text:p>
          </table:table-cell>
        </table:table-row>
        <table:table-row table:style-name="ro1">
          <table:table-cell table:formula="of:=[.A479]+0.01" office:value-type="float" office:value="4.78999999999994" calcext:value-type="float">
            <text:p>4.79</text:p>
          </table:table-cell>
          <table:table-cell office:value-type="float" office:value="5.11532211303711" calcext:value-type="float">
            <text:p>5.115322113</text:p>
          </table:table-cell>
          <table:table-cell table:formula="of:=[.C479]+0.01" office:value-type="float" office:value="7.0799999999999" calcext:value-type="float">
            <text:p>7.08</text:p>
          </table:table-cell>
          <table:table-cell office:value-type="float" office:value="20.779577255249" calcext:value-type="float">
            <text:p>20.7795772552</text:p>
          </table:table-cell>
        </table:table-row>
        <table:table-row table:style-name="ro1">
          <table:table-cell table:formula="of:=[.A480]+0.01" office:value-type="float" office:value="4.79999999999994" calcext:value-type="float">
            <text:p>4.8</text:p>
          </table:table-cell>
          <table:table-cell office:value-type="float" office:value="5.64860391616821" calcext:value-type="float">
            <text:p>5.6486039162</text:p>
          </table:table-cell>
          <table:table-cell table:formula="of:=[.C480]+0.01" office:value-type="float" office:value="7.0899999999999" calcext:value-type="float">
            <text:p>7.09</text:p>
          </table:table-cell>
          <table:table-cell office:value-type="float" office:value="19.2482357025146" calcext:value-type="float">
            <text:p>19.2482357025</text:p>
          </table:table-cell>
        </table:table-row>
        <table:table-row table:style-name="ro1">
          <table:table-cell table:formula="of:=[.A481]+0.01" office:value-type="float" office:value="4.80999999999994" calcext:value-type="float">
            <text:p>4.81</text:p>
          </table:table-cell>
          <table:table-cell office:value-type="float" office:value="6.03552103042603" calcext:value-type="float">
            <text:p>6.0355210304</text:p>
          </table:table-cell>
          <table:table-cell table:formula="of:=[.C481]+0.01" office:value-type="float" office:value="7.0999999999999" calcext:value-type="float">
            <text:p>7.1</text:p>
          </table:table-cell>
          <table:table-cell office:value-type="float" office:value="17.2341136932373" calcext:value-type="float">
            <text:p>17.2341136932</text:p>
          </table:table-cell>
        </table:table-row>
        <table:table-row table:style-name="ro1">
          <table:table-cell table:formula="of:=[.A482]+0.01" office:value-type="float" office:value="4.81999999999994" calcext:value-type="float">
            <text:p>4.82</text:p>
          </table:table-cell>
          <table:table-cell office:value-type="float" office:value="6.66888380050659" calcext:value-type="float">
            <text:p>6.6688838005</text:p>
          </table:table-cell>
          <table:table-cell table:formula="of:=[.C482]+0.01" office:value-type="float" office:value="7.1099999999999" calcext:value-type="float">
            <text:p>7.11</text:p>
          </table:table-cell>
          <table:table-cell office:value-type="float" office:value="16.1257038116455" calcext:value-type="float">
            <text:p>16.1257038116</text:p>
          </table:table-cell>
        </table:table-row>
        <table:table-row table:style-name="ro1">
          <table:table-cell table:formula="of:=[.A483]+0.01" office:value-type="float" office:value="4.82999999999994" calcext:value-type="float">
            <text:p>4.83</text:p>
          </table:table-cell>
          <table:table-cell office:value-type="float" office:value="7.12753486633301" calcext:value-type="float">
            <text:p>7.1275348663</text:p>
          </table:table-cell>
          <table:table-cell table:formula="of:=[.C483]+0.01" office:value-type="float" office:value="7.1199999999999" calcext:value-type="float">
            <text:p>7.12</text:p>
          </table:table-cell>
          <table:table-cell office:value-type="float" office:value="14.770881652832" calcext:value-type="float">
            <text:p>14.7708816528</text:p>
          </table:table-cell>
        </table:table-row>
        <table:table-row table:style-name="ro1">
          <table:table-cell table:formula="of:=[.A484]+0.01" office:value-type="float" office:value="4.83999999999994" calcext:value-type="float">
            <text:p>4.84</text:p>
          </table:table-cell>
          <table:table-cell office:value-type="float" office:value="7.8802056312561" calcext:value-type="float">
            <text:p>7.8802056313</text:p>
          </table:table-cell>
          <table:table-cell table:formula="of:=[.C484]+0.01" office:value-type="float" office:value="7.1299999999999" calcext:value-type="float">
            <text:p>7.13</text:p>
          </table:table-cell>
          <table:table-cell office:value-type="float" office:value="13.9673976898193" calcext:value-type="float">
            <text:p>13.9673976898</text:p>
          </table:table-cell>
        </table:table-row>
        <table:table-row table:style-name="ro1">
          <table:table-cell table:formula="of:=[.A485]+0.01" office:value-type="float" office:value="4.84999999999994" calcext:value-type="float">
            <text:p>4.85</text:p>
          </table:table-cell>
          <table:table-cell office:value-type="float" office:value="8.42440509796143" calcext:value-type="float">
            <text:p>8.424405098</text:p>
          </table:table-cell>
          <table:table-cell table:formula="of:=[.C485]+0.01" office:value-type="float" office:value="7.1399999999999" calcext:value-type="float">
            <text:p>7.14</text:p>
          </table:table-cell>
          <table:table-cell office:value-type="float" office:value="12.7296085357666" calcext:value-type="float">
            <text:p>12.7296085358</text:p>
          </table:table-cell>
        </table:table-row>
        <table:table-row table:style-name="ro1">
          <table:table-cell table:formula="of:=[.A486]+0.01" office:value-type="float" office:value="4.85999999999994" calcext:value-type="float">
            <text:p>4.86</text:p>
          </table:table-cell>
          <table:table-cell office:value-type="float" office:value="9.31805038452148" calcext:value-type="float">
            <text:p>9.3180503845</text:p>
          </table:table-cell>
          <table:table-cell table:formula="of:=[.C486]+0.01" office:value-type="float" office:value="7.1499999999999" calcext:value-type="float">
            <text:p>7.15</text:p>
          </table:table-cell>
          <table:table-cell office:value-type="float" office:value="11.8195734024048" calcext:value-type="float">
            <text:p>11.8195734024</text:p>
          </table:table-cell>
        </table:table-row>
        <table:table-row table:style-name="ro1">
          <table:table-cell table:formula="of:=[.A487]+0.01" office:value-type="float" office:value="4.86999999999994" calcext:value-type="float">
            <text:p>4.87</text:p>
          </table:table-cell>
          <table:table-cell office:value-type="float" office:value="9.96389579772949" calcext:value-type="float">
            <text:p>9.9638957977</text:p>
          </table:table-cell>
          <table:table-cell table:formula="of:=[.C487]+0.01" office:value-type="float" office:value="7.1599999999999" calcext:value-type="float">
            <text:p>7.16</text:p>
          </table:table-cell>
          <table:table-cell office:value-type="float" office:value="10.3578481674194" calcext:value-type="float">
            <text:p>10.3578481674</text:p>
          </table:table-cell>
        </table:table-row>
        <table:table-row table:style-name="ro1">
          <table:table-cell table:formula="of:=[.A488]+0.01" office:value-type="float" office:value="4.87999999999994" calcext:value-type="float">
            <text:p>4.88</text:p>
          </table:table-cell>
          <table:table-cell office:value-type="float" office:value="11.023509979248" calcext:value-type="float">
            <text:p>11.0235099792</text:p>
          </table:table-cell>
          <table:table-cell table:formula="of:=[.C488]+0.01" office:value-type="float" office:value="7.1699999999999" calcext:value-type="float">
            <text:p>7.17</text:p>
          </table:table-cell>
          <table:table-cell office:value-type="float" office:value="9.35941219329834" calcext:value-type="float">
            <text:p>9.3594121933</text:p>
          </table:table-cell>
        </table:table-row>
        <table:table-row table:style-name="ro1">
          <table:table-cell table:formula="of:=[.A489]+0.01" office:value-type="float" office:value="4.88999999999994" calcext:value-type="float">
            <text:p>4.89</text:p>
          </table:table-cell>
          <table:table-cell office:value-type="float" office:value="11.7898206710815" calcext:value-type="float">
            <text:p>11.7898206711</text:p>
          </table:table-cell>
          <table:table-cell table:formula="of:=[.C489]+0.01" office:value-type="float" office:value="7.1799999999999" calcext:value-type="float">
            <text:p>7.18</text:p>
          </table:table-cell>
          <table:table-cell office:value-type="float" office:value="8.0080451965332" calcext:value-type="float">
            <text:p>8.0080451965</text:p>
          </table:table-cell>
        </table:table-row>
        <table:table-row table:style-name="ro1">
          <table:table-cell table:formula="of:=[.A490]+0.01" office:value-type="float" office:value="4.89999999999994" calcext:value-type="float">
            <text:p>4.9</text:p>
          </table:table-cell>
          <table:table-cell office:value-type="float" office:value="13.0473442077637" calcext:value-type="float">
            <text:p>13.0473442078</text:p>
          </table:table-cell>
          <table:table-cell table:formula="of:=[.C490]+0.01" office:value-type="float" office:value="7.1899999999999" calcext:value-type="float">
            <text:p>7.19</text:p>
          </table:table-cell>
          <table:table-cell office:value-type="float" office:value="7.259361743927" calcext:value-type="float">
            <text:p>7.2593617439</text:p>
          </table:table-cell>
        </table:table-row>
        <table:table-row table:style-name="ro1">
          <table:table-cell table:formula="of:=[.A491]+0.01" office:value-type="float" office:value="4.90999999999994" calcext:value-type="float">
            <text:p>4.91</text:p>
          </table:table-cell>
          <table:table-cell office:value-type="float" office:value="13.9549932479858" calcext:value-type="float">
            <text:p>13.954993248</text:p>
          </table:table-cell>
          <table:table-cell table:formula="of:=[.C491]+0.01" office:value-type="float" office:value="7.1999999999999" calcext:value-type="float">
            <text:p>7.2</text:p>
          </table:table-cell>
          <table:table-cell office:value-type="float" office:value="6.48999500274658" calcext:value-type="float">
            <text:p>6.4899950027</text:p>
          </table:table-cell>
        </table:table-row>
        <table:table-row table:style-name="ro1">
          <table:table-cell table:formula="of:=[.A492]+0.01" office:value-type="float" office:value="4.91999999999994" calcext:value-type="float">
            <text:p>4.92</text:p>
          </table:table-cell>
          <table:table-cell office:value-type="float" office:value="15.4424819946289" calcext:value-type="float">
            <text:p>15.4424819946</text:p>
          </table:table-cell>
          <table:table-cell table:formula="of:=[.C492]+0.01" office:value-type="float" office:value="7.2099999999999" calcext:value-type="float">
            <text:p>7.21</text:p>
          </table:table-cell>
          <table:table-cell office:value-type="float" office:value="6.06069755554199" calcext:value-type="float">
            <text:p>6.0606975555</text:p>
          </table:table-cell>
        </table:table-row>
        <table:table-row table:style-name="ro1">
          <table:table-cell table:formula="of:=[.A493]+0.01" office:value-type="float" office:value="4.92999999999994" calcext:value-type="float">
            <text:p>4.93</text:p>
          </table:table-cell>
          <table:table-cell office:value-type="float" office:value="16.5182838439941" calcext:value-type="float">
            <text:p>16.518283844</text:p>
          </table:table-cell>
          <table:table-cell table:formula="of:=[.C493]+0.01" office:value-type="float" office:value="7.2199999999999" calcext:value-type="float">
            <text:p>7.22</text:p>
          </table:table-cell>
          <table:table-cell office:value-type="float" office:value="5.42765665054321" calcext:value-type="float">
            <text:p>5.4276566505</text:p>
          </table:table-cell>
        </table:table-row>
        <table:table-row table:style-name="ro1">
          <table:table-cell table:formula="of:=[.A494]+0.01" office:value-type="float" office:value="4.93999999999994" calcext:value-type="float">
            <text:p>4.94</text:p>
          </table:table-cell>
          <table:table-cell office:value-type="float" office:value="18.2825984954834" calcext:value-type="float">
            <text:p>18.2825984955</text:p>
          </table:table-cell>
          <table:table-cell table:formula="of:=[.C494]+0.01" office:value-type="float" office:value="7.2299999999999" calcext:value-type="float">
            <text:p>7.23</text:p>
          </table:table-cell>
          <table:table-cell office:value-type="float" office:value="4.91744995117188" calcext:value-type="float">
            <text:p>4.9174499512</text:p>
          </table:table-cell>
        </table:table-row>
        <table:table-row table:style-name="ro1">
          <table:table-cell table:formula="of:=[.A495]+0.01" office:value-type="float" office:value="4.94999999999994" calcext:value-type="float">
            <text:p>4.95</text:p>
          </table:table-cell>
          <table:table-cell office:value-type="float" office:value="19.5573024749756" calcext:value-type="float">
            <text:p>19.557302475</text:p>
          </table:table-cell>
          <table:table-cell table:formula="of:=[.C495]+0.01" office:value-type="float" office:value="7.2399999999999" calcext:value-type="float">
            <text:p>7.24</text:p>
          </table:table-cell>
          <table:table-cell office:value-type="float" office:value="4.02389907836914" calcext:value-type="float">
            <text:p>4.0238990784</text:p>
          </table:table-cell>
        </table:table-row>
        <table:table-row table:style-name="ro1">
          <table:table-cell table:formula="of:=[.A496]+0.01" office:value-type="float" office:value="4.95999999999994" calcext:value-type="float">
            <text:p>4.96</text:p>
          </table:table-cell>
          <table:table-cell office:value-type="float" office:value="21.6505908966064" calcext:value-type="float">
            <text:p>21.6505908966</text:p>
          </table:table-cell>
          <table:table-cell table:formula="of:=[.C496]+0.01" office:value-type="float" office:value="7.2499999999999" calcext:value-type="float">
            <text:p>7.25</text:p>
          </table:table-cell>
          <table:table-cell office:value-type="float" office:value="3.23141288757324" calcext:value-type="float">
            <text:p>3.2314128876</text:p>
          </table:table-cell>
        </table:table-row>
        <table:table-row table:style-name="ro1">
          <table:table-cell table:formula="of:=[.A497]+0.01" office:value-type="float" office:value="4.96999999999994" calcext:value-type="float">
            <text:p>4.97</text:p>
          </table:table-cell>
          <table:table-cell office:value-type="float" office:value="23.1590766906738" calcext:value-type="float">
            <text:p>23.1590766907</text:p>
          </table:table-cell>
          <table:table-cell table:formula="of:=[.C497]+0.01" office:value-type="float" office:value="7.2599999999999" calcext:value-type="float">
            <text:p>7.26</text:p>
          </table:table-cell>
          <table:table-cell office:value-type="float" office:value="1.98516798019409" calcext:value-type="float">
            <text:p>1.9851679802</text:p>
          </table:table-cell>
        </table:table-row>
        <table:table-row table:style-name="ro1">
          <table:table-cell table:formula="of:=[.A498]+0.01" office:value-type="float" office:value="4.97999999999994" calcext:value-type="float">
            <text:p>4.98</text:p>
          </table:table-cell>
          <table:table-cell office:value-type="float" office:value="25.6363773345947" calcext:value-type="float">
            <text:p>25.6363773346</text:p>
          </table:table-cell>
          <table:table-cell table:formula="of:=[.C498]+0.01" office:value-type="float" office:value="7.2699999999999" calcext:value-type="float">
            <text:p>7.27</text:p>
          </table:table-cell>
          <table:table-cell office:value-type="float" office:value="1.20393359661102" calcext:value-type="float">
            <text:p>1.2039335966</text:p>
          </table:table-cell>
        </table:table-row>
        <table:table-row table:style-name="ro1">
          <table:table-cell table:formula="of:=[.A499]+0.01" office:value-type="float" office:value="4.98999999999994" calcext:value-type="float">
            <text:p>4.99</text:p>
          </table:table-cell>
          <table:table-cell office:value-type="float" office:value="27.4232940673828" calcext:value-type="float">
            <text:p>27.4232940674</text:p>
          </table:table-cell>
          <table:table-cell table:formula="of:=[.C499]+0.01" office:value-type="float" office:value="7.27999999999989" calcext:value-type="float">
            <text:p>7.28</text:p>
          </table:table-cell>
          <table:table-cell office:value-type="float" office:value="0.0843056365847588" calcext:value-type="float">
            <text:p>0.0843056366</text:p>
          </table:table-cell>
        </table:table-row>
        <table:table-row table:style-name="ro1">
          <table:table-cell table:formula="of:=[.A500]+0.01" office:value-type="float" office:value="4.99999999999994" calcext:value-type="float">
            <text:p>5</text:p>
          </table:table-cell>
          <table:table-cell office:value-type="float" office:value="30.3129272460937" calcext:value-type="float">
            <text:p>30.3129272461</text:p>
          </table:table-cell>
          <table:table-cell table:formula="of:=[.C500]+0.01" office:value-type="float" office:value="7.28999999999989" calcext:value-type="float">
            <text:p>7.29</text:p>
          </table:table-cell>
          <table:table-cell office:value-type="float" office:value="-0.575304746627808" calcext:value-type="float">
            <text:p>-0.5753047466</text:p>
          </table:table-cell>
        </table:table-row>
        <table:table-row table:style-name="ro1">
          <table:table-cell table:formula="of:=[.A501]+0.01" office:value-type="float" office:value="5.00999999999994" calcext:value-type="float">
            <text:p>5.01</text:p>
          </table:table-cell>
          <table:table-cell office:value-type="float" office:value="32.4090003967285" calcext:value-type="float">
            <text:p>32.4090003967</text:p>
          </table:table-cell>
          <table:table-cell table:formula="of:=[.C501]+0.01" office:value-type="float" office:value="7.29999999999989" calcext:value-type="float">
            <text:p>7.3</text:p>
          </table:table-cell>
          <table:table-cell office:value-type="float" office:value="-1.42593860626221" calcext:value-type="float">
            <text:p>-1.4259386063</text:p>
          </table:table-cell>
        </table:table-row>
        <table:table-row table:style-name="ro1">
          <table:table-cell table:formula="of:=[.A502]+0.01" office:value-type="float" office:value="5.01999999999994" calcext:value-type="float">
            <text:p>5.02</text:p>
          </table:table-cell>
          <table:table-cell office:value-type="float" office:value="35.8335418701172" calcext:value-type="float">
            <text:p>35.8335418701</text:p>
          </table:table-cell>
          <table:table-cell table:formula="of:=[.C502]+0.01" office:value-type="float" office:value="7.30999999999989" calcext:value-type="float">
            <text:p>7.31</text:p>
          </table:table-cell>
          <table:table-cell office:value-type="float" office:value="-1.8993673324585" calcext:value-type="float">
            <text:p>-1.8993673325</text:p>
          </table:table-cell>
        </table:table-row>
        <table:table-row table:style-name="ro1">
          <table:table-cell table:formula="of:=[.A503]+0.01" office:value-type="float" office:value="5.02999999999994" calcext:value-type="float">
            <text:p>5.03</text:p>
          </table:table-cell>
          <table:table-cell office:value-type="float" office:value="38.3105506896973" calcext:value-type="float">
            <text:p>38.3105506897</text:p>
          </table:table-cell>
          <table:table-cell table:formula="of:=[.C503]+0.01" office:value-type="float" office:value="7.31999999999989" calcext:value-type="float">
            <text:p>7.32</text:p>
          </table:table-cell>
          <table:table-cell office:value-type="float" office:value="-2.50967407226562" calcext:value-type="float">
            <text:p>-2.5096740723</text:p>
          </table:table-cell>
        </table:table-row>
        <table:table-row table:style-name="ro1">
          <table:table-cell table:formula="of:=[.A504]+0.01" office:value-type="float" office:value="5.03999999999994" calcext:value-type="float">
            <text:p>5.04</text:p>
          </table:table-cell>
          <table:table-cell office:value-type="float" office:value="42.3322105407715" calcext:value-type="float">
            <text:p>42.3322105408</text:p>
          </table:table-cell>
          <table:table-cell table:formula="of:=[.C504]+0.01" office:value-type="float" office:value="7.32999999999989" calcext:value-type="float">
            <text:p>7.33</text:p>
          </table:table-cell>
          <table:table-cell office:value-type="float" office:value="-2.87397050857544" calcext:value-type="float">
            <text:p>-2.8739705086</text:p>
          </table:table-cell>
        </table:table-row>
        <table:table-row table:style-name="ro1">
          <table:table-cell table:formula="of:=[.A505]+0.01" office:value-type="float" office:value="5.04999999999994" calcext:value-type="float">
            <text:p>5.05</text:p>
          </table:table-cell>
          <table:table-cell office:value-type="float" office:value="45.2498550415039" calcext:value-type="float">
            <text:p>45.2498550415</text:p>
          </table:table-cell>
          <table:table-cell table:formula="of:=[.C505]+0.01" office:value-type="float" office:value="7.33999999999989" calcext:value-type="float">
            <text:p>7.34</text:p>
          </table:table-cell>
          <table:table-cell office:value-type="float" office:value="-3.3093581199646" calcext:value-type="float">
            <text:p>-3.30935812</text:p>
          </table:table-cell>
        </table:table-row>
        <table:table-row table:style-name="ro1">
          <table:table-cell table:formula="of:=[.A506]+0.01" office:value-type="float" office:value="5.05999999999994" calcext:value-type="float">
            <text:p>5.06</text:p>
          </table:table-cell>
          <table:table-cell office:value-type="float" office:value="50.0684509277344" calcext:value-type="float">
            <text:p>50.0684509277</text:p>
          </table:table-cell>
          <table:table-cell table:formula="of:=[.C506]+0.01" office:value-type="float" office:value="7.34999999999989" calcext:value-type="float">
            <text:p>7.35</text:p>
          </table:table-cell>
          <table:table-cell office:value-type="float" office:value="-3.49559044837952" calcext:value-type="float">
            <text:p>-3.4955904484</text:p>
          </table:table-cell>
        </table:table-row>
        <table:table-row table:style-name="ro1">
          <table:table-cell table:formula="of:=[.A507]+0.01" office:value-type="float" office:value="5.06999999999994" calcext:value-type="float">
            <text:p>5.07</text:p>
          </table:table-cell>
          <table:table-cell office:value-type="float" office:value="53.7656707763672" calcext:value-type="float">
            <text:p>53.7656707764</text:p>
          </table:table-cell>
          <table:table-cell table:formula="of:=[.C507]+0.01" office:value-type="float" office:value="7.35999999999989" calcext:value-type="float">
            <text:p>7.36</text:p>
          </table:table-cell>
          <table:table-cell office:value-type="float" office:value="-3.61668300628662" calcext:value-type="float">
            <text:p>-3.6166830063</text:p>
          </table:table-cell>
        </table:table-row>
        <table:table-row table:style-name="ro1">
          <table:table-cell table:formula="of:=[.A508]+0.01" office:value-type="float" office:value="5.07999999999994" calcext:value-type="float">
            <text:p>5.08</text:p>
          </table:table-cell>
          <table:table-cell office:value-type="float" office:value="59.7236099243164" calcext:value-type="float">
            <text:p>59.7236099243</text:p>
          </table:table-cell>
          <table:table-cell table:formula="of:=[.C508]+0.01" office:value-type="float" office:value="7.36999999999989" calcext:value-type="float">
            <text:p>7.37</text:p>
          </table:table-cell>
          <table:table-cell office:value-type="float" office:value="-3.60962080955505" calcext:value-type="float">
            <text:p>-3.6096208096</text:p>
          </table:table-cell>
        </table:table-row>
        <table:table-row table:style-name="ro1">
          <table:table-cell table:formula="of:=[.A509]+0.01" office:value-type="float" office:value="5.08999999999994" calcext:value-type="float">
            <text:p>5.09</text:p>
          </table:table-cell>
          <table:table-cell office:value-type="float" office:value="63.9990196228027" calcext:value-type="float">
            <text:p>63.9990196228</text:p>
          </table:table-cell>
          <table:table-cell table:formula="of:=[.C509]+0.01" office:value-type="float" office:value="7.37999999999989" calcext:value-type="float">
            <text:p>7.38</text:p>
          </table:table-cell>
          <table:table-cell office:value-type="float" office:value="-3.49843668937683" calcext:value-type="float">
            <text:p>-3.4984366894</text:p>
          </table:table-cell>
        </table:table-row>
        <table:table-row table:style-name="ro1">
          <table:table-cell table:formula="of:=[.A510]+0.01" office:value-type="float" office:value="5.09999999999994" calcext:value-type="float">
            <text:p>5.1</text:p>
          </table:table-cell>
          <table:table-cell office:value-type="float" office:value="70.8811645507813" calcext:value-type="float">
            <text:p>70.8811645508</text:p>
          </table:table-cell>
          <table:table-cell table:formula="of:=[.C510]+0.01" office:value-type="float" office:value="7.38999999999989" calcext:value-type="float">
            <text:p>7.39</text:p>
          </table:table-cell>
          <table:table-cell office:value-type="float" office:value="-3.36235046386719" calcext:value-type="float">
            <text:p>-3.3623504639</text:p>
          </table:table-cell>
        </table:table-row>
        <table:table-row table:style-name="ro1">
          <table:table-cell table:formula="of:=[.A511]+0.01" office:value-type="float" office:value="5.10999999999994" calcext:value-type="float">
            <text:p>5.11</text:p>
          </table:table-cell>
          <table:table-cell office:value-type="float" office:value="75.2304306030274" calcext:value-type="float">
            <text:p>75.230430603</text:p>
          </table:table-cell>
          <table:table-cell table:formula="of:=[.C511]+0.01" office:value-type="float" office:value="7.39999999999989" calcext:value-type="float">
            <text:p>7.4</text:p>
          </table:table-cell>
          <table:table-cell office:value-type="float" office:value="-3.12641668319702" calcext:value-type="float">
            <text:p>-3.1264166832</text:p>
          </table:table-cell>
        </table:table-row>
        <table:table-row table:style-name="ro1">
          <table:table-cell table:formula="of:=[.A512]+0.01" office:value-type="float" office:value="5.11999999999994" calcext:value-type="float">
            <text:p>5.12</text:p>
          </table:table-cell>
          <table:table-cell office:value-type="float" office:value="76.7524795532227" calcext:value-type="float">
            <text:p>76.7524795532</text:p>
          </table:table-cell>
          <table:table-cell table:formula="of:=[.C512]+0.01" office:value-type="float" office:value="7.40999999999989" calcext:value-type="float">
            <text:p>7.41</text:p>
          </table:table-cell>
          <table:table-cell office:value-type="float" office:value="-2.98063373565674" calcext:value-type="float">
            <text:p>-2.9806337357</text:p>
          </table:table-cell>
        </table:table-row>
        <table:table-row table:style-name="ro1">
          <table:table-cell table:formula="of:=[.A513]+0.01" office:value-type="float" office:value="5.12999999999994" calcext:value-type="float">
            <text:p>5.13</text:p>
          </table:table-cell>
          <table:table-cell office:value-type="float" office:value="73.2967834472656" calcext:value-type="float">
            <text:p>73.2967834473</text:p>
          </table:table-cell>
          <table:table-cell table:formula="of:=[.C513]+0.01" office:value-type="float" office:value="7.41999999999989" calcext:value-type="float">
            <text:p>7.42</text:p>
          </table:table-cell>
          <table:table-cell office:value-type="float" office:value="-2.75045204162598" calcext:value-type="float">
            <text:p>-2.7504520416</text:p>
          </table:table-cell>
        </table:table-row>
        <table:table-row table:style-name="ro1">
          <table:table-cell table:formula="of:=[.A514]+0.01" office:value-type="float" office:value="5.13999999999994" calcext:value-type="float">
            <text:p>5.14</text:p>
          </table:table-cell>
          <table:table-cell office:value-type="float" office:value="71.0842666625977" calcext:value-type="float">
            <text:p>71.0842666626</text:p>
          </table:table-cell>
          <table:table-cell table:formula="of:=[.C514]+0.01" office:value-type="float" office:value="7.42999999999989" calcext:value-type="float">
            <text:p>7.43</text:p>
          </table:table-cell>
          <table:table-cell office:value-type="float" office:value="-2.57901930809021" calcext:value-type="float">
            <text:p>-2.5790193081</text:p>
          </table:table-cell>
        </table:table-row>
        <table:table-row table:style-name="ro1">
          <table:table-cell table:formula="of:=[.A515]+0.01" office:value-type="float" office:value="5.14999999999993" calcext:value-type="float">
            <text:p>5.15</text:p>
          </table:table-cell>
          <table:table-cell office:value-type="float" office:value="71.0614318847656" calcext:value-type="float">
            <text:p>71.0614318848</text:p>
          </table:table-cell>
          <table:table-cell table:formula="of:=[.C515]+0.01" office:value-type="float" office:value="7.43999999999989" calcext:value-type="float">
            <text:p>7.44</text:p>
          </table:table-cell>
          <table:table-cell office:value-type="float" office:value="-2.3194272518158" calcext:value-type="float">
            <text:p>-2.3194272518</text:p>
          </table:table-cell>
        </table:table-row>
        <table:table-row table:style-name="ro1">
          <table:table-cell table:formula="of:=[.A516]+0.01" office:value-type="float" office:value="5.15999999999993" calcext:value-type="float">
            <text:p>5.16</text:p>
          </table:table-cell>
          <table:table-cell office:value-type="float" office:value="67.058349609375" calcext:value-type="float">
            <text:p>67.0583496094</text:p>
          </table:table-cell>
          <table:table-cell table:formula="of:=[.C516]+0.01" office:value-type="float" office:value="7.44999999999989" calcext:value-type="float">
            <text:p>7.45</text:p>
          </table:table-cell>
          <table:table-cell office:value-type="float" office:value="-2.13868451118469" calcext:value-type="float">
            <text:p>-2.1386845112</text:p>
          </table:table-cell>
        </table:table-row>
        <table:table-row table:style-name="ro1">
          <table:table-cell table:formula="of:=[.A517]+0.01" office:value-type="float" office:value="5.16999999999993" calcext:value-type="float">
            <text:p>5.17</text:p>
          </table:table-cell>
          <table:table-cell office:value-type="float" office:value="68.9897155761719" calcext:value-type="float">
            <text:p>68.9897155762</text:p>
          </table:table-cell>
          <table:table-cell table:formula="of:=[.C517]+0.01" office:value-type="float" office:value="7.45999999999989" calcext:value-type="float">
            <text:p>7.46</text:p>
          </table:table-cell>
          <table:table-cell office:value-type="float" office:value="-1.88430225849152" calcext:value-type="float">
            <text:p>-1.8843022585</text:p>
          </table:table-cell>
        </table:table-row>
        <table:table-row table:style-name="ro1">
          <table:table-cell table:formula="of:=[.A518]+0.01" office:value-type="float" office:value="5.17999999999993" calcext:value-type="float">
            <text:p>5.18</text:p>
          </table:table-cell>
          <table:table-cell office:value-type="float" office:value="66.3714981079102" calcext:value-type="float">
            <text:p>66.3714981079</text:p>
          </table:table-cell>
          <table:table-cell table:formula="of:=[.C518]+0.01" office:value-type="float" office:value="7.46999999999989" calcext:value-type="float">
            <text:p>7.47</text:p>
          </table:table-cell>
          <table:table-cell office:value-type="float" office:value="-1.73562347888947" calcext:value-type="float">
            <text:p>-1.7356234789</text:p>
          </table:table-cell>
        </table:table-row>
        <table:table-row table:style-name="ro1">
          <table:table-cell table:formula="of:=[.A519]+0.01" office:value-type="float" office:value="5.18999999999993" calcext:value-type="float">
            <text:p>5.19</text:p>
          </table:table-cell>
          <table:table-cell office:value-type="float" office:value="67.2973937988281" calcext:value-type="float">
            <text:p>67.2973937988</text:p>
          </table:table-cell>
          <table:table-cell table:formula="of:=[.C519]+0.01" office:value-type="float" office:value="7.47999999999989" calcext:value-type="float">
            <text:p>7.48</text:p>
          </table:table-cell>
          <table:table-cell office:value-type="float" office:value="-1.50923871994019" calcext:value-type="float">
            <text:p>-1.5092387199</text:p>
          </table:table-cell>
        </table:table-row>
        <table:table-row table:style-name="ro1">
          <table:table-cell table:formula="of:=[.A520]+0.01" office:value-type="float" office:value="5.19999999999993" calcext:value-type="float">
            <text:p>5.2</text:p>
          </table:table-cell>
          <table:table-cell office:value-type="float" office:value="67.9068908691406" calcext:value-type="float">
            <text:p>67.9068908691</text:p>
          </table:table-cell>
          <table:table-cell table:formula="of:=[.C520]+0.01" office:value-type="float" office:value="7.48999999999989" calcext:value-type="float">
            <text:p>7.49</text:p>
          </table:table-cell>
          <table:table-cell office:value-type="float" office:value="-1.33485889434814" calcext:value-type="float">
            <text:p>-1.3348588943</text:p>
          </table:table-cell>
        </table:table-row>
        <table:table-row table:style-name="ro1">
          <table:table-cell table:formula="of:=[.A521]+0.01" office:value-type="float" office:value="5.20999999999993" calcext:value-type="float">
            <text:p>5.21</text:p>
          </table:table-cell>
          <table:table-cell office:value-type="float" office:value="67.1312866210937" calcext:value-type="float">
            <text:p>67.1312866211</text:p>
          </table:table-cell>
          <table:table-cell table:formula="of:=[.C521]+0.01" office:value-type="float" office:value="7.49999999999989" calcext:value-type="float">
            <text:p>7.5</text:p>
          </table:table-cell>
          <table:table-cell office:value-type="float" office:value="-1.07623469829559" calcext:value-type="float">
            <text:p>-1.0762346983</text:p>
          </table:table-cell>
        </table:table-row>
        <table:table-row table:style-name="ro1">
          <table:table-cell table:formula="of:=[.A522]+0.01" office:value-type="float" office:value="5.21999999999993" calcext:value-type="float">
            <text:p>5.22</text:p>
          </table:table-cell>
          <table:table-cell office:value-type="float" office:value="70.3133163452148" calcext:value-type="float">
            <text:p>70.3133163452</text:p>
          </table:table-cell>
          <table:table-cell table:formula="of:=[.C522]+0.01" office:value-type="float" office:value="7.50999999999989" calcext:value-type="float">
            <text:p>7.51</text:p>
          </table:table-cell>
          <table:table-cell office:value-type="float" office:value="-0.944845676422119" calcext:value-type="float">
            <text:p>-0.9448456764</text:p>
          </table:table-cell>
        </table:table-row>
        <table:table-row table:style-name="ro1">
          <table:table-cell table:formula="of:=[.A523]+0.01" office:value-type="float" office:value="5.22999999999993" calcext:value-type="float">
            <text:p>5.23</text:p>
          </table:table-cell>
          <table:table-cell office:value-type="float" office:value="69.6517028808594" calcext:value-type="float">
            <text:p>69.6517028809</text:p>
          </table:table-cell>
          <table:table-cell table:formula="of:=[.C523]+0.01" office:value-type="float" office:value="7.51999999999989" calcext:value-type="float">
            <text:p>7.52</text:p>
          </table:table-cell>
          <table:table-cell office:value-type="float" office:value="-0.798487722873688" calcext:value-type="float">
            <text:p>-0.7984877229</text:p>
          </table:table-cell>
        </table:table-row>
        <table:table-row table:style-name="ro1">
          <table:table-cell table:formula="of:=[.A524]+0.01" office:value-type="float" office:value="5.23999999999993" calcext:value-type="float">
            <text:p>5.24</text:p>
          </table:table-cell>
          <table:table-cell office:value-type="float" office:value="73.2948150634766" calcext:value-type="float">
            <text:p>73.2948150635</text:p>
          </table:table-cell>
          <table:table-cell table:formula="of:=[.C524]+0.01" office:value-type="float" office:value="7.52999999999989" calcext:value-type="float">
            <text:p>7.53</text:p>
          </table:table-cell>
          <table:table-cell office:value-type="float" office:value="-0.702629148960114" calcext:value-type="float">
            <text:p>-0.702629149</text:p>
          </table:table-cell>
        </table:table-row>
        <table:table-row table:style-name="ro1">
          <table:table-cell table:formula="of:=[.A525]+0.01" office:value-type="float" office:value="5.24999999999993" calcext:value-type="float">
            <text:p>5.25</text:p>
          </table:table-cell>
          <table:table-cell office:value-type="float" office:value="74.8836669921875" calcext:value-type="float">
            <text:p>74.8836669922</text:p>
          </table:table-cell>
          <table:table-cell table:formula="of:=[.C525]+0.01" office:value-type="float" office:value="7.53999999999989" calcext:value-type="float">
            <text:p>7.54</text:p>
          </table:table-cell>
          <table:table-cell office:value-type="float" office:value="-0.574622213840485" calcext:value-type="float">
            <text:p>-0.5746222138</text:p>
          </table:table-cell>
        </table:table-row>
        <table:table-row table:style-name="ro1">
          <table:table-cell table:formula="of:=[.A526]+0.01" office:value-type="float" office:value="5.25999999999993" calcext:value-type="float">
            <text:p>5.26</text:p>
          </table:table-cell>
          <table:table-cell office:value-type="float" office:value="76.6569061279297" calcext:value-type="float">
            <text:p>76.6569061279</text:p>
          </table:table-cell>
          <table:table-cell table:formula="of:=[.C526]+0.01" office:value-type="float" office:value="7.54999999999989" calcext:value-type="float">
            <text:p>7.55</text:p>
          </table:table-cell>
          <table:table-cell office:value-type="float" office:value="-0.523206651210785" calcext:value-type="float">
            <text:p>-0.5232066512</text:p>
          </table:table-cell>
        </table:table-row>
        <table:table-row table:style-name="ro1">
          <table:table-cell table:formula="of:=[.A527]+0.01" office:value-type="float" office:value="5.26999999999993" calcext:value-type="float">
            <text:p>5.27</text:p>
          </table:table-cell>
          <table:table-cell office:value-type="float" office:value="74.3868789672852" calcext:value-type="float">
            <text:p>74.3868789673</text:p>
          </table:table-cell>
          <table:table-cell table:formula="of:=[.C527]+0.01" office:value-type="float" office:value="7.55999999999989" calcext:value-type="float">
            <text:p>7.56</text:p>
          </table:table-cell>
          <table:table-cell office:value-type="float" office:value="-0.478826224803925" calcext:value-type="float">
            <text:p>-0.4788262248</text:p>
          </table:table-cell>
        </table:table-row>
        <table:table-row table:style-name="ro1">
          <table:table-cell table:formula="of:=[.A528]+0.01" office:value-type="float" office:value="5.27999999999993" calcext:value-type="float">
            <text:p>5.28</text:p>
          </table:table-cell>
          <table:table-cell office:value-type="float" office:value="74.4378433227539" calcext:value-type="float">
            <text:p>74.4378433228</text:p>
          </table:table-cell>
          <table:table-cell table:formula="of:=[.C528]+0.01" office:value-type="float" office:value="7.56999999999989" calcext:value-type="float">
            <text:p>7.57</text:p>
          </table:table-cell>
          <table:table-cell office:value-type="float" office:value="-0.484477788209915" calcext:value-type="float">
            <text:p>-0.4844777882</text:p>
          </table:table-cell>
        </table:table-row>
        <table:table-row table:style-name="ro1">
          <table:table-cell table:formula="of:=[.A529]+0.01" office:value-type="float" office:value="5.28999999999993" calcext:value-type="float">
            <text:p>5.29</text:p>
          </table:table-cell>
          <table:table-cell office:value-type="float" office:value="73.4056091308594" calcext:value-type="float">
            <text:p>73.4056091309</text:p>
          </table:table-cell>
          <table:table-cell table:formula="of:=[.C529]+0.01" office:value-type="float" office:value="7.57999999999989" calcext:value-type="float">
            <text:p>7.58</text:p>
          </table:table-cell>
          <table:table-cell office:value-type="float" office:value="-0.569475829601288" calcext:value-type="float">
            <text:p>-0.5694758296</text:p>
          </table:table-cell>
        </table:table-row>
        <table:table-row table:style-name="ro1">
          <table:table-cell table:formula="of:=[.A530]+0.01" office:value-type="float" office:value="5.29999999999993" calcext:value-type="float">
            <text:p>5.3</text:p>
          </table:table-cell>
          <table:table-cell office:value-type="float" office:value="72.5510635375977" calcext:value-type="float">
            <text:p>72.5510635376</text:p>
          </table:table-cell>
          <table:table-cell table:formula="of:=[.C530]+0.01" office:value-type="float" office:value="7.58999999999989" calcext:value-type="float">
            <text:p>7.59</text:p>
          </table:table-cell>
          <table:table-cell office:value-type="float" office:value="-0.662163019180298" calcext:value-type="float">
            <text:p>-0.6621630192</text:p>
          </table:table-cell>
        </table:table-row>
        <table:table-row table:style-name="ro1">
          <table:table-cell table:formula="of:=[.A531]+0.01" office:value-type="float" office:value="5.30999999999993" calcext:value-type="float">
            <text:p>5.31</text:p>
          </table:table-cell>
          <table:table-cell office:value-type="float" office:value="72.7424850463867" calcext:value-type="float">
            <text:p>72.7424850464</text:p>
          </table:table-cell>
          <table:table-cell table:formula="of:=[.C531]+0.01" office:value-type="float" office:value="7.59999999999989" calcext:value-type="float">
            <text:p>7.6</text:p>
          </table:table-cell>
          <table:table-cell office:value-type="float" office:value="-0.803819894790649" calcext:value-type="float">
            <text:p>-0.8038198948</text:p>
          </table:table-cell>
        </table:table-row>
        <table:table-row table:style-name="ro1">
          <table:table-cell table:formula="of:=[.A532]+0.01" office:value-type="float" office:value="5.31999999999993" calcext:value-type="float">
            <text:p>5.32</text:p>
          </table:table-cell>
          <table:table-cell office:value-type="float" office:value="72.7521209716797" calcext:value-type="float">
            <text:p>72.7521209717</text:p>
          </table:table-cell>
          <table:table-cell table:formula="of:=[.C532]+0.01" office:value-type="float" office:value="7.60999999999989" calcext:value-type="float">
            <text:p>7.61</text:p>
          </table:table-cell>
          <table:table-cell office:value-type="float" office:value="-0.875121593475342" calcext:value-type="float">
            <text:p>-0.8751215935</text:p>
          </table:table-cell>
        </table:table-row>
        <table:table-row table:style-name="ro1">
          <table:table-cell table:formula="of:=[.A533]+0.01" office:value-type="float" office:value="5.32999999999993" calcext:value-type="float">
            <text:p>5.33</text:p>
          </table:table-cell>
          <table:table-cell office:value-type="float" office:value="73.6003341674805" calcext:value-type="float">
            <text:p>73.6003341675</text:p>
          </table:table-cell>
          <table:table-cell table:formula="of:=[.C533]+0.01" office:value-type="float" office:value="7.61999999999989" calcext:value-type="float">
            <text:p>7.62</text:p>
          </table:table-cell>
          <table:table-cell office:value-type="float" office:value="-0.920880138874054" calcext:value-type="float">
            <text:p>-0.9208801389</text:p>
          </table:table-cell>
        </table:table-row>
        <table:table-row table:style-name="ro1">
          <table:table-cell table:formula="of:=[.A534]+0.01" office:value-type="float" office:value="5.33999999999993" calcext:value-type="float">
            <text:p>5.34</text:p>
          </table:table-cell>
          <table:table-cell office:value-type="float" office:value="74.5300827026367" calcext:value-type="float">
            <text:p>74.5300827026</text:p>
          </table:table-cell>
          <table:table-cell table:formula="of:=[.C534]+0.01" office:value-type="float" office:value="7.62999999999989" calcext:value-type="float">
            <text:p>7.63</text:p>
          </table:table-cell>
          <table:table-cell office:value-type="float" office:value="-0.907465219497681" calcext:value-type="float">
            <text:p>-0.9074652195</text:p>
          </table:table-cell>
        </table:table-row>
        <table:table-row table:style-name="ro1">
          <table:table-cell table:formula="of:=[.A535]+0.01" office:value-type="float" office:value="5.34999999999993" calcext:value-type="float">
            <text:p>5.35</text:p>
          </table:table-cell>
          <table:table-cell office:value-type="float" office:value="74.9426803588867" calcext:value-type="float">
            <text:p>74.9426803589</text:p>
          </table:table-cell>
          <table:table-cell table:formula="of:=[.C535]+0.01" office:value-type="float" office:value="7.63999999999989" calcext:value-type="float">
            <text:p>7.64</text:p>
          </table:table-cell>
          <table:table-cell office:value-type="float" office:value="-0.870055496692658" calcext:value-type="float">
            <text:p>-0.8700554967</text:p>
          </table:table-cell>
        </table:table-row>
        <table:table-row table:style-name="ro1">
          <table:table-cell table:formula="of:=[.A536]+0.01" office:value-type="float" office:value="5.35999999999993" calcext:value-type="float">
            <text:p>5.36</text:p>
          </table:table-cell>
          <table:table-cell office:value-type="float" office:value="75.2431488037109" calcext:value-type="float">
            <text:p>75.2431488037</text:p>
          </table:table-cell>
          <table:table-cell table:formula="of:=[.C536]+0.01" office:value-type="float" office:value="7.64999999999989" calcext:value-type="float">
            <text:p>7.65</text:p>
          </table:table-cell>
          <table:table-cell office:value-type="float" office:value="-0.853146374225616" calcext:value-type="float">
            <text:p>-0.8531463742</text:p>
          </table:table-cell>
        </table:table-row>
        <table:table-row table:style-name="ro1">
          <table:table-cell table:formula="of:=[.A537]+0.01" office:value-type="float" office:value="5.36999999999993" calcext:value-type="float">
            <text:p>5.37</text:p>
          </table:table-cell>
          <table:table-cell office:value-type="float" office:value="74.3106689453125" calcext:value-type="float">
            <text:p>74.3106689453</text:p>
          </table:table-cell>
          <table:table-cell table:formula="of:=[.C537]+0.01" office:value-type="float" office:value="7.65999999999989" calcext:value-type="float">
            <text:p>7.66</text:p>
          </table:table-cell>
          <table:table-cell office:value-type="float" office:value="-0.853273808956146" calcext:value-type="float">
            <text:p>-0.853273809</text:p>
          </table:table-cell>
        </table:table-row>
        <table:table-row table:style-name="ro1">
          <table:table-cell table:formula="of:=[.A538]+0.01" office:value-type="float" office:value="5.37999999999993" calcext:value-type="float">
            <text:p>5.38</text:p>
          </table:table-cell>
          <table:table-cell office:value-type="float" office:value="74.397087097168" calcext:value-type="float">
            <text:p>74.3970870972</text:p>
          </table:table-cell>
          <table:table-cell table:formula="of:=[.C538]+0.01" office:value-type="float" office:value="7.66999999999989" calcext:value-type="float">
            <text:p>7.67</text:p>
          </table:table-cell>
          <table:table-cell office:value-type="float" office:value="-0.875114023685455" calcext:value-type="float">
            <text:p>-0.8751140237</text:p>
          </table:table-cell>
        </table:table-row>
        <table:table-row table:style-name="ro1">
          <table:table-cell table:formula="of:=[.A539]+0.01" office:value-type="float" office:value="5.38999999999993" calcext:value-type="float">
            <text:p>5.39</text:p>
          </table:table-cell>
          <table:table-cell office:value-type="float" office:value="74.3624420166016" calcext:value-type="float">
            <text:p>74.3624420166</text:p>
          </table:table-cell>
          <table:table-cell table:formula="of:=[.C539]+0.01" office:value-type="float" office:value="7.67999999999989" calcext:value-type="float">
            <text:p>7.68</text:p>
          </table:table-cell>
          <table:table-cell office:value-type="float" office:value="-0.934340178966522" calcext:value-type="float">
            <text:p>-0.934340179</text:p>
          </table:table-cell>
        </table:table-row>
        <table:table-row table:style-name="ro1">
          <table:table-cell table:formula="of:=[.A540]+0.01" office:value-type="float" office:value="5.39999999999993" calcext:value-type="float">
            <text:p>5.4</text:p>
          </table:table-cell>
          <table:table-cell office:value-type="float" office:value="74.308479309082" calcext:value-type="float">
            <text:p>74.3084793091</text:p>
          </table:table-cell>
          <table:table-cell table:formula="of:=[.C540]+0.01" office:value-type="float" office:value="7.68999999999989" calcext:value-type="float">
            <text:p>7.69</text:p>
          </table:table-cell>
          <table:table-cell office:value-type="float" office:value="-0.974463820457458" calcext:value-type="float">
            <text:p>-0.9744638205</text:p>
          </table:table-cell>
        </table:table-row>
        <table:table-row table:style-name="ro1">
          <table:table-cell table:formula="of:=[.A541]+0.01" office:value-type="float" office:value="5.40999999999993" calcext:value-type="float">
            <text:p>5.41</text:p>
          </table:table-cell>
          <table:table-cell office:value-type="float" office:value="74.9595336914063" calcext:value-type="float">
            <text:p>74.9595336914</text:p>
          </table:table-cell>
          <table:table-cell table:formula="of:=[.C541]+0.01" office:value-type="float" office:value="7.69999999999989" calcext:value-type="float">
            <text:p>7.7</text:p>
          </table:table-cell>
          <table:table-cell office:value-type="float" office:value="-1.0086715221405" calcext:value-type="float">
            <text:p>-1.0086715221</text:p>
          </table:table-cell>
        </table:table-row>
        <table:table-row table:style-name="ro1">
          <table:table-cell table:formula="of:=[.A542]+0.01" office:value-type="float" office:value="5.41999999999993" calcext:value-type="float">
            <text:p>5.42</text:p>
          </table:table-cell>
          <table:table-cell office:value-type="float" office:value="74.9686889648438" calcext:value-type="float">
            <text:p>74.9686889648</text:p>
          </table:table-cell>
          <table:table-cell table:formula="of:=[.C542]+0.01" office:value-type="float" office:value="7.70999999999989" calcext:value-type="float">
            <text:p>7.71</text:p>
          </table:table-cell>
          <table:table-cell office:value-type="float" office:value="-1.02003800868988" calcext:value-type="float">
            <text:p>-1.0200380087</text:p>
          </table:table-cell>
        </table:table-row>
        <table:table-row table:style-name="ro1">
          <table:table-cell table:formula="of:=[.A543]+0.01" office:value-type="float" office:value="5.42999999999993" calcext:value-type="float">
            <text:p>5.43</text:p>
          </table:table-cell>
          <table:table-cell office:value-type="float" office:value="75.1089706420899" calcext:value-type="float">
            <text:p>75.1089706421</text:p>
          </table:table-cell>
          <table:table-cell table:formula="of:=[.C543]+0.01" office:value-type="float" office:value="7.71999999999989" calcext:value-type="float">
            <text:p>7.72</text:p>
          </table:table-cell>
          <table:table-cell office:value-type="float" office:value="-1.03996074199677" calcext:value-type="float">
            <text:p>-1.039960742</text:p>
          </table:table-cell>
        </table:table-row>
        <table:table-row table:style-name="ro1">
          <table:table-cell table:formula="of:=[.A544]+0.01" office:value-type="float" office:value="5.43999999999993" calcext:value-type="float">
            <text:p>5.44</text:p>
          </table:table-cell>
          <table:table-cell office:value-type="float" office:value="74.7935180664063" calcext:value-type="float">
            <text:p>74.7935180664</text:p>
          </table:table-cell>
          <table:table-cell table:formula="of:=[.C544]+0.01" office:value-type="float" office:value="7.72999999999989" calcext:value-type="float">
            <text:p>7.73</text:p>
          </table:table-cell>
          <table:table-cell office:value-type="float" office:value="-1.05404782295227" calcext:value-type="float">
            <text:p>-1.054047823</text:p>
          </table:table-cell>
        </table:table-row>
        <table:table-row table:style-name="ro1">
          <table:table-cell table:formula="of:=[.A545]+0.01" office:value-type="float" office:value="5.44999999999993" calcext:value-type="float">
            <text:p>5.45</text:p>
          </table:table-cell>
          <table:table-cell office:value-type="float" office:value="75.0625915527344" calcext:value-type="float">
            <text:p>75.0625915527</text:p>
          </table:table-cell>
          <table:table-cell table:formula="of:=[.C545]+0.01" office:value-type="float" office:value="7.73999999999989" calcext:value-type="float">
            <text:p>7.74</text:p>
          </table:table-cell>
          <table:table-cell office:value-type="float" office:value="-1.03574454784393" calcext:value-type="float">
            <text:p>-1.0357445478</text:p>
          </table:table-cell>
        </table:table-row>
        <table:table-row table:style-name="ro1">
          <table:table-cell table:formula="of:=[.A546]+0.01" office:value-type="float" office:value="5.45999999999993" calcext:value-type="float">
            <text:p>5.46</text:p>
          </table:table-cell>
          <table:table-cell office:value-type="float" office:value="75.0731658935547" calcext:value-type="float">
            <text:p>75.0731658936</text:p>
          </table:table-cell>
          <table:table-cell table:formula="of:=[.C546]+0.01" office:value-type="float" office:value="7.74999999999988" calcext:value-type="float">
            <text:p>7.75</text:p>
          </table:table-cell>
          <table:table-cell office:value-type="float" office:value="-0.99099850654602" calcext:value-type="float">
            <text:p>-0.9909985065</text:p>
          </table:table-cell>
        </table:table-row>
        <table:table-row table:style-name="ro1">
          <table:table-cell table:formula="of:=[.A547]+0.01" office:value-type="float" office:value="5.46999999999993" calcext:value-type="float">
            <text:p>5.47</text:p>
          </table:table-cell>
          <table:table-cell office:value-type="float" office:value="75.0755233764648" calcext:value-type="float">
            <text:p>75.0755233765</text:p>
          </table:table-cell>
          <table:table-cell table:formula="of:=[.C547]+0.01" office:value-type="float" office:value="7.75999999999988" calcext:value-type="float">
            <text:p>7.76</text:p>
          </table:table-cell>
          <table:table-cell office:value-type="float" office:value="-0.904938817024231" calcext:value-type="float">
            <text:p>-0.904938817</text:p>
          </table:table-cell>
        </table:table-row>
        <table:table-row table:style-name="ro1">
          <table:table-cell table:formula="of:=[.A548]+0.01" office:value-type="float" office:value="5.47999999999993" calcext:value-type="float">
            <text:p>5.48</text:p>
          </table:table-cell>
          <table:table-cell office:value-type="float" office:value="75.0714645385742" calcext:value-type="float">
            <text:p>75.0714645386</text:p>
          </table:table-cell>
          <table:table-cell table:formula="of:=[.C548]+0.01" office:value-type="float" office:value="7.76999999999988" calcext:value-type="float">
            <text:p>7.77</text:p>
          </table:table-cell>
          <table:table-cell office:value-type="float" office:value="-0.846525549888611" calcext:value-type="float">
            <text:p>-0.8465255499</text:p>
          </table:table-cell>
        </table:table-row>
        <table:table-row table:style-name="ro1">
          <table:table-cell table:formula="of:=[.A549]+0.01" office:value-type="float" office:value="5.48999999999993" calcext:value-type="float">
            <text:p>5.49</text:p>
          </table:table-cell>
          <table:table-cell office:value-type="float" office:value="75.094108581543" calcext:value-type="float">
            <text:p>75.0941085815</text:p>
          </table:table-cell>
          <table:table-cell table:formula="of:=[.C549]+0.01" office:value-type="float" office:value="7.77999999999988" calcext:value-type="float">
            <text:p>7.78</text:p>
          </table:table-cell>
          <table:table-cell office:value-type="float" office:value="-0.747274816036224" calcext:value-type="float">
            <text:p>-0.747274816</text:p>
          </table:table-cell>
        </table:table-row>
        <table:table-row table:style-name="ro1">
          <table:table-cell table:formula="of:=[.A550]+0.01" office:value-type="float" office:value="5.49999999999993" calcext:value-type="float">
            <text:p>5.5</text:p>
          </table:table-cell>
          <table:table-cell office:value-type="float" office:value="75.0726699829102" calcext:value-type="float">
            <text:p>75.0726699829</text:p>
          </table:table-cell>
          <table:table-cell table:formula="of:=[.C550]+0.01" office:value-type="float" office:value="7.78999999999988" calcext:value-type="float">
            <text:p>7.79</text:p>
          </table:table-cell>
          <table:table-cell office:value-type="float" office:value="-0.695062398910522" calcext:value-type="float">
            <text:p>-0.6950623989</text:p>
          </table:table-cell>
        </table:table-row>
        <table:table-row table:style-name="ro1">
          <table:table-cell table:formula="of:=[.A551]+0.01" office:value-type="float" office:value="5.50999999999993" calcext:value-type="float">
            <text:p>5.51</text:p>
          </table:table-cell>
          <table:table-cell office:value-type="float" office:value="75.1113433837891" calcext:value-type="float">
            <text:p>75.1113433838</text:p>
          </table:table-cell>
          <table:table-cell table:formula="of:=[.C551]+0.01" office:value-type="float" office:value="7.79999999999988" calcext:value-type="float">
            <text:p>7.8</text:p>
          </table:table-cell>
          <table:table-cell office:value-type="float" office:value="-0.680774033069611" calcext:value-type="float">
            <text:p>-0.6807740331</text:p>
          </table:table-cell>
        </table:table-row>
        <table:table-row table:style-name="ro1">
          <table:table-cell table:formula="of:=[.A552]+0.01" office:value-type="float" office:value="5.51999999999993" calcext:value-type="float">
            <text:p>5.52</text:p>
          </table:table-cell>
          <table:table-cell office:value-type="float" office:value="75.0914077758789" calcext:value-type="float">
            <text:p>75.0914077759</text:p>
          </table:table-cell>
          <table:table-cell table:formula="of:=[.C552]+0.01" office:value-type="float" office:value="7.80999999999988" calcext:value-type="float">
            <text:p>7.81</text:p>
          </table:table-cell>
          <table:table-cell office:value-type="float" office:value="-0.718802690505981" calcext:value-type="float">
            <text:p>-0.7188026905</text:p>
          </table:table-cell>
        </table:table-row>
        <table:table-row table:style-name="ro1">
          <table:table-cell table:formula="of:=[.A553]+0.01" office:value-type="float" office:value="5.52999999999993" calcext:value-type="float">
            <text:p>5.53</text:p>
          </table:table-cell>
          <table:table-cell office:value-type="float" office:value="75.0716857910156" calcext:value-type="float">
            <text:p>75.071685791</text:p>
          </table:table-cell>
          <table:table-cell table:formula="of:=[.C553]+0.01" office:value-type="float" office:value="7.81999999999988" calcext:value-type="float">
            <text:p>7.82</text:p>
          </table:table-cell>
          <table:table-cell office:value-type="float" office:value="-0.816084504127502" calcext:value-type="float">
            <text:p>-0.8160845041</text:p>
          </table:table-cell>
        </table:table-row>
        <table:table-row table:style-name="ro1">
          <table:table-cell table:formula="of:=[.A554]+0.01" office:value-type="float" office:value="5.53999999999993" calcext:value-type="float">
            <text:p>5.54</text:p>
          </table:table-cell>
          <table:table-cell office:value-type="float" office:value="75.0829696655273" calcext:value-type="float">
            <text:p>75.0829696655</text:p>
          </table:table-cell>
          <table:table-cell table:formula="of:=[.C554]+0.01" office:value-type="float" office:value="7.82999999999988" calcext:value-type="float">
            <text:p>7.83</text:p>
          </table:table-cell>
          <table:table-cell office:value-type="float" office:value="-0.879791855812073" calcext:value-type="float">
            <text:p>-0.8797918558</text:p>
          </table:table-cell>
        </table:table-row>
        <table:table-row table:style-name="ro1">
          <table:table-cell table:formula="of:=[.A555]+0.01" office:value-type="float" office:value="5.54999999999993" calcext:value-type="float">
            <text:p>5.55</text:p>
          </table:table-cell>
          <table:table-cell office:value-type="float" office:value="75.0862121582031" calcext:value-type="float">
            <text:p>75.0862121582</text:p>
          </table:table-cell>
          <table:table-cell table:formula="of:=[.C555]+0.01" office:value-type="float" office:value="7.83999999999988" calcext:value-type="float">
            <text:p>7.84</text:p>
          </table:table-cell>
          <table:table-cell office:value-type="float" office:value="-0.944181442260742" calcext:value-type="float">
            <text:p>-0.9441814423</text:p>
          </table:table-cell>
        </table:table-row>
        <table:table-row table:style-name="ro1">
          <table:table-cell table:formula="of:=[.A556]+0.01" office:value-type="float" office:value="5.55999999999993" calcext:value-type="float">
            <text:p>5.56</text:p>
          </table:table-cell>
          <table:table-cell office:value-type="float" office:value="75.0882263183594" calcext:value-type="float">
            <text:p>75.0882263184</text:p>
          </table:table-cell>
          <table:table-cell table:formula="of:=[.C556]+0.01" office:value-type="float" office:value="7.84999999999988" calcext:value-type="float">
            <text:p>7.85</text:p>
          </table:table-cell>
          <table:table-cell office:value-type="float" office:value="-0.97154825925827" calcext:value-type="float">
            <text:p>-0.9715482593</text:p>
          </table:table-cell>
        </table:table-row>
        <table:table-row table:style-name="ro1">
          <table:table-cell table:formula="of:=[.A557]+0.01" office:value-type="float" office:value="5.56999999999993" calcext:value-type="float">
            <text:p>5.57</text:p>
          </table:table-cell>
          <table:table-cell office:value-type="float" office:value="75.0931243896484" calcext:value-type="float">
            <text:p>75.0931243896</text:p>
          </table:table-cell>
          <table:table-cell table:formula="of:=[.C557]+0.01" office:value-type="float" office:value="7.85999999999988" calcext:value-type="float">
            <text:p>7.86</text:p>
          </table:table-cell>
          <table:table-cell office:value-type="float" office:value="-1.03665661811829" calcext:value-type="float">
            <text:p>-1.0366566181</text:p>
          </table:table-cell>
        </table:table-row>
        <table:table-row table:style-name="ro1">
          <table:table-cell table:formula="of:=[.A558]+0.01" office:value-type="float" office:value="5.57999999999993" calcext:value-type="float">
            <text:p>5.58</text:p>
          </table:table-cell>
          <table:table-cell office:value-type="float" office:value="75.0956420898438" calcext:value-type="float">
            <text:p>75.0956420898</text:p>
          </table:table-cell>
          <table:table-cell table:formula="of:=[.C558]+0.01" office:value-type="float" office:value="7.86999999999988" calcext:value-type="float">
            <text:p>7.87</text:p>
          </table:table-cell>
          <table:table-cell office:value-type="float" office:value="-1.09900081157684" calcext:value-type="float">
            <text:p>-1.0990008116</text:p>
          </table:table-cell>
        </table:table-row>
        <table:table-row table:style-name="ro1">
          <table:table-cell table:formula="of:=[.A559]+0.01" office:value-type="float" office:value="5.58999999999993" calcext:value-type="float">
            <text:p>5.59</text:p>
          </table:table-cell>
          <table:table-cell office:value-type="float" office:value="75.0976791381836" calcext:value-type="float">
            <text:p>75.0976791382</text:p>
          </table:table-cell>
          <table:table-cell table:formula="of:=[.C559]+0.01" office:value-type="float" office:value="7.87999999999988" calcext:value-type="float">
            <text:p>7.88</text:p>
          </table:table-cell>
          <table:table-cell office:value-type="float" office:value="-1.23196041584015" calcext:value-type="float">
            <text:p>-1.2319604158</text:p>
          </table:table-cell>
        </table:table-row>
        <table:table-row table:style-name="ro1">
          <table:table-cell table:formula="of:=[.A560]+0.01" office:value-type="float" office:value="5.59999999999993" calcext:value-type="float">
            <text:p>5.6</text:p>
          </table:table-cell>
          <table:table-cell office:value-type="float" office:value="75.0993118286133" calcext:value-type="float">
            <text:p>75.0993118286</text:p>
          </table:table-cell>
          <table:table-cell table:formula="of:=[.C560]+0.01" office:value-type="float" office:value="7.88999999999988" calcext:value-type="float">
            <text:p>7.89</text:p>
          </table:table-cell>
          <table:table-cell office:value-type="float" office:value="-1.33814704418182" calcext:value-type="float">
            <text:p>-1.3381470442</text:p>
          </table:table-cell>
        </table:table-row>
        <table:table-row table:style-name="ro1">
          <table:table-cell table:formula="of:=[.A561]+0.01" office:value-type="float" office:value="5.60999999999993" calcext:value-type="float">
            <text:p>5.61</text:p>
          </table:table-cell>
          <table:table-cell office:value-type="float" office:value="75.1015167236328" calcext:value-type="float">
            <text:p>75.1015167236</text:p>
          </table:table-cell>
          <table:table-cell table:formula="of:=[.C561]+0.01" office:value-type="float" office:value="7.89999999999988" calcext:value-type="float">
            <text:p>7.9</text:p>
          </table:table-cell>
          <table:table-cell office:value-type="float" office:value="-1.49211037158966" calcext:value-type="float">
            <text:p>-1.4921103716</text:p>
          </table:table-cell>
        </table:table-row>
        <table:table-row table:style-name="ro1">
          <table:table-cell table:formula="of:=[.A562]+0.01" office:value-type="float" office:value="5.61999999999992" calcext:value-type="float">
            <text:p>5.62</text:p>
          </table:table-cell>
          <table:table-cell office:value-type="float" office:value="75.1040267944336" calcext:value-type="float">
            <text:p>75.1040267944</text:p>
          </table:table-cell>
          <table:table-cell table:formula="of:=[.C562]+0.01" office:value-type="float" office:value="7.90999999999988" calcext:value-type="float">
            <text:p>7.91</text:p>
          </table:table-cell>
          <table:table-cell office:value-type="float" office:value="-1.56580519676209" calcext:value-type="float">
            <text:p>-1.5658051968</text:p>
          </table:table-cell>
        </table:table-row>
        <table:table-row table:style-name="ro1">
          <table:table-cell table:formula="of:=[.A563]+0.01" office:value-type="float" office:value="5.62999999999992" calcext:value-type="float">
            <text:p>5.63</text:p>
          </table:table-cell>
          <table:table-cell office:value-type="float" office:value="75.1058807373047" calcext:value-type="float">
            <text:p>75.1058807373</text:p>
          </table:table-cell>
          <table:table-cell table:formula="of:=[.C563]+0.01" office:value-type="float" office:value="7.91999999999988" calcext:value-type="float">
            <text:p>7.92</text:p>
          </table:table-cell>
          <table:table-cell office:value-type="float" office:value="-1.67562627792358" calcext:value-type="float">
            <text:p>-1.6756262779</text:p>
          </table:table-cell>
        </table:table-row>
        <table:table-row table:style-name="ro1">
          <table:table-cell table:formula="of:=[.A564]+0.01" office:value-type="float" office:value="5.63999999999992" calcext:value-type="float">
            <text:p>5.64</text:p>
          </table:table-cell>
          <table:table-cell office:value-type="float" office:value="75.1090927124023" calcext:value-type="float">
            <text:p>75.1090927124</text:p>
          </table:table-cell>
          <table:table-cell table:formula="of:=[.C564]+0.01" office:value-type="float" office:value="7.92999999999988" calcext:value-type="float">
            <text:p>7.93</text:p>
          </table:table-cell>
          <table:table-cell office:value-type="float" office:value="-1.7655280828476" calcext:value-type="float">
            <text:p>-1.7655280828</text:p>
          </table:table-cell>
        </table:table-row>
        <table:table-row table:style-name="ro1">
          <table:table-cell table:formula="of:=[.A565]+0.01" office:value-type="float" office:value="5.64999999999992" calcext:value-type="float">
            <text:p>5.65</text:p>
          </table:table-cell>
          <table:table-cell office:value-type="float" office:value="75.1101913452149" calcext:value-type="float">
            <text:p>75.1101913452</text:p>
          </table:table-cell>
          <table:table-cell table:formula="of:=[.C565]+0.01" office:value-type="float" office:value="7.93999999999988" calcext:value-type="float">
            <text:p>7.94</text:p>
          </table:table-cell>
          <table:table-cell office:value-type="float" office:value="-1.89853310585022" calcext:value-type="float">
            <text:p>-1.8985331059</text:p>
          </table:table-cell>
        </table:table-row>
        <table:table-row table:style-name="ro1">
          <table:table-cell table:formula="of:=[.A566]+0.01" office:value-type="float" office:value="5.65999999999992" calcext:value-type="float">
            <text:p>5.66</text:p>
          </table:table-cell>
          <table:table-cell office:value-type="float" office:value="75.1129989624023" calcext:value-type="float">
            <text:p>75.1129989624</text:p>
          </table:table-cell>
          <table:table-cell table:formula="of:=[.C566]+0.01" office:value-type="float" office:value="7.94999999999988" calcext:value-type="float">
            <text:p>7.95</text:p>
          </table:table-cell>
          <table:table-cell office:value-type="float" office:value="-1.97476983070374" calcext:value-type="float">
            <text:p>-1.9747698307</text:p>
          </table:table-cell>
        </table:table-row>
        <table:table-row table:style-name="ro1">
          <table:table-cell table:formula="of:=[.A567]+0.01" office:value-type="float" office:value="5.66999999999992" calcext:value-type="float">
            <text:p>5.67</text:p>
          </table:table-cell>
          <table:table-cell office:value-type="float" office:value="75.1150131225586" calcext:value-type="float">
            <text:p>75.1150131226</text:p>
          </table:table-cell>
          <table:table-cell table:formula="of:=[.C567]+0.01" office:value-type="float" office:value="7.95999999999988" calcext:value-type="float">
            <text:p>7.96</text:p>
          </table:table-cell>
          <table:table-cell office:value-type="float" office:value="-2.06399321556091" calcext:value-type="float">
            <text:p>-2.0639932156</text:p>
          </table:table-cell>
        </table:table-row>
        <table:table-row table:style-name="ro1">
          <table:table-cell table:formula="of:=[.A568]+0.01" office:value-type="float" office:value="5.67999999999992" calcext:value-type="float">
            <text:p>5.68</text:p>
          </table:table-cell>
          <table:table-cell office:value-type="float" office:value="75.1176910400391" calcext:value-type="float">
            <text:p>75.11769104</text:p>
          </table:table-cell>
          <table:table-cell table:formula="of:=[.C568]+0.01" office:value-type="float" office:value="7.96999999999988" calcext:value-type="float">
            <text:p>7.97</text:p>
          </table:table-cell>
          <table:table-cell office:value-type="float" office:value="-2.09743285179138" calcext:value-type="float">
            <text:p>-2.0974328518</text:p>
          </table:table-cell>
        </table:table-row>
        <table:table-row table:style-name="ro1">
          <table:table-cell table:formula="of:=[.A569]+0.01" office:value-type="float" office:value="5.68999999999992" calcext:value-type="float">
            <text:p>5.69</text:p>
          </table:table-cell>
          <table:table-cell office:value-type="float" office:value="75.1191177368164" calcext:value-type="float">
            <text:p>75.1191177368</text:p>
          </table:table-cell>
          <table:table-cell table:formula="of:=[.C569]+0.01" office:value-type="float" office:value="7.97999999999988" calcext:value-type="float">
            <text:p>7.98</text:p>
          </table:table-cell>
          <table:table-cell office:value-type="float" office:value="-2.11472415924072" calcext:value-type="float">
            <text:p>-2.1147241592</text:p>
          </table:table-cell>
        </table:table-row>
        <table:table-row table:style-name="ro1">
          <table:table-cell table:formula="of:=[.A570]+0.01" office:value-type="float" office:value="5.69999999999992" calcext:value-type="float">
            <text:p>5.7</text:p>
          </table:table-cell>
          <table:table-cell office:value-type="float" office:value="75.1221008300781" calcext:value-type="float">
            <text:p>75.1221008301</text:p>
          </table:table-cell>
          <table:table-cell table:formula="of:=[.C570]+0.01" office:value-type="float" office:value="7.98999999999988" calcext:value-type="float">
            <text:p>7.99</text:p>
          </table:table-cell>
          <table:table-cell office:value-type="float" office:value="-2.10185503959656" calcext:value-type="float">
            <text:p>-2.1018550396</text:p>
          </table:table-cell>
        </table:table-row>
        <table:table-row table:style-name="ro1">
          <table:table-cell table:formula="of:=[.A571]+0.01" office:value-type="float" office:value="5.70999999999992" calcext:value-type="float">
            <text:p>5.71</text:p>
          </table:table-cell>
          <table:table-cell office:value-type="float" office:value="75.12451171875" calcext:value-type="float">
            <text:p>75.1245117188</text:p>
          </table:table-cell>
          <table:table-cell table:formula="of:=[.C571]+0.01" office:value-type="float" office:value="7.99999999999988" calcext:value-type="float">
            <text:p>8</text:p>
          </table:table-cell>
          <table:table-cell office:value-type="float" office:value="-2.03933835029602" calcext:value-type="float">
            <text:p>-2.0393383503</text:p>
          </table:table-cell>
        </table:table-row>
        <table:table-row table:style-name="ro1">
          <table:table-cell table:formula="of:=[.A572]+0.01" office:value-type="float" office:value="5.71999999999992" calcext:value-type="float">
            <text:p>5.72</text:p>
          </table:table-cell>
          <table:table-cell office:value-type="float" office:value="75.1272964477539" calcext:value-type="float">
            <text:p>75.1272964478</text:p>
          </table:table-cell>
          <table:table-cell table:formula="of:=[.C572]+0.01" office:value-type="float" office:value="8.00999999999988" calcext:value-type="float">
            <text:p>8.01</text:p>
          </table:table-cell>
          <table:table-cell office:value-type="float" office:value="-2.01058053970337" calcext:value-type="float">
            <text:p>-2.0105805397</text:p>
          </table:table-cell>
        </table:table-row>
        <table:table-row table:style-name="ro1">
          <table:table-cell table:formula="of:=[.A573]+0.01" office:value-type="float" office:value="5.72999999999992" calcext:value-type="float">
            <text:p>5.73</text:p>
          </table:table-cell>
          <table:table-cell office:value-type="float" office:value="75.1292190551758" calcext:value-type="float">
            <text:p>75.1292190552</text:p>
          </table:table-cell>
          <table:table-cell table:formula="of:=[.C573]+0.01" office:value-type="float" office:value="8.01999999999988" calcext:value-type="float">
            <text:p>8.02</text:p>
          </table:table-cell>
          <table:table-cell office:value-type="float" office:value="-1.9719842672348" calcext:value-type="float">
            <text:p>-1.9719842672</text:p>
          </table:table-cell>
        </table:table-row>
        <table:table-row table:style-name="ro1">
          <table:table-cell table:formula="of:=[.A574]+0.01" office:value-type="float" office:value="5.73999999999992" calcext:value-type="float">
            <text:p>5.74</text:p>
          </table:table-cell>
          <table:table-cell office:value-type="float" office:value="75.1318206787109" calcext:value-type="float">
            <text:p>75.1318206787</text:p>
          </table:table-cell>
          <table:table-cell table:formula="of:=[.C574]+0.01" office:value-type="float" office:value="8.02999999999988" calcext:value-type="float">
            <text:p>8.03</text:p>
          </table:table-cell>
          <table:table-cell office:value-type="float" office:value="-1.93355774879456" calcext:value-type="float">
            <text:p>-1.9335577488</text:p>
          </table:table-cell>
        </table:table-row>
        <table:table-row table:style-name="ro1">
          <table:table-cell table:formula="of:=[.A575]+0.01" office:value-type="float" office:value="5.74999999999992" calcext:value-type="float">
            <text:p>5.75</text:p>
          </table:table-cell>
          <table:table-cell office:value-type="float" office:value="75.1336135864258" calcext:value-type="float">
            <text:p>75.1336135864</text:p>
          </table:table-cell>
          <table:table-cell table:formula="of:=[.C575]+0.01" office:value-type="float" office:value="8.03999999999988" calcext:value-type="float">
            <text:p>8.04</text:p>
          </table:table-cell>
          <table:table-cell office:value-type="float" office:value="-1.8820858001709" calcext:value-type="float">
            <text:p>-1.8820858002</text:p>
          </table:table-cell>
        </table:table-row>
        <table:table-row table:style-name="ro1">
          <table:table-cell table:formula="of:=[.A576]+0.01" office:value-type="float" office:value="5.75999999999992" calcext:value-type="float">
            <text:p>5.76</text:p>
          </table:table-cell>
          <table:table-cell office:value-type="float" office:value="75.1352920532227" calcext:value-type="float">
            <text:p>75.1352920532</text:p>
          </table:table-cell>
          <table:table-cell table:formula="of:=[.C576]+0.01" office:value-type="float" office:value="8.04999999999988" calcext:value-type="float">
            <text:p>8.05</text:p>
          </table:table-cell>
          <table:table-cell office:value-type="float" office:value="-1.84871876239777" calcext:value-type="float">
            <text:p>-1.8487187624</text:p>
          </table:table-cell>
        </table:table-row>
        <table:table-row table:style-name="ro1">
          <table:table-cell table:formula="of:=[.A577]+0.01" office:value-type="float" office:value="5.76999999999992" calcext:value-type="float">
            <text:p>5.77</text:p>
          </table:table-cell>
          <table:table-cell office:value-type="float" office:value="75.1370849609375" calcext:value-type="float">
            <text:p>75.1370849609</text:p>
          </table:table-cell>
          <table:table-cell table:formula="of:=[.C577]+0.01" office:value-type="float" office:value="8.05999999999988" calcext:value-type="float">
            <text:p>8.06</text:p>
          </table:table-cell>
          <table:table-cell office:value-type="float" office:value="-1.79430997371674" calcext:value-type="float">
            <text:p>-1.7943099737</text:p>
          </table:table-cell>
        </table:table-row>
        <table:table-row table:style-name="ro1">
          <table:table-cell table:formula="of:=[.A578]+0.01" office:value-type="float" office:value="5.77999999999992" calcext:value-type="float">
            <text:p>5.78</text:p>
          </table:table-cell>
          <table:table-cell office:value-type="float" office:value="75.1402740478516" calcext:value-type="float">
            <text:p>75.1402740479</text:p>
          </table:table-cell>
          <table:table-cell table:formula="of:=[.C578]+0.01" office:value-type="float" office:value="8.06999999999988" calcext:value-type="float">
            <text:p>8.07</text:p>
          </table:table-cell>
          <table:table-cell office:value-type="float" office:value="-1.76080429553986" calcext:value-type="float">
            <text:p>-1.7608042955</text:p>
          </table:table-cell>
        </table:table-row>
        <table:table-row table:style-name="ro1">
          <table:table-cell table:formula="of:=[.A579]+0.01" office:value-type="float" office:value="5.78999999999992" calcext:value-type="float">
            <text:p>5.79</text:p>
          </table:table-cell>
          <table:table-cell office:value-type="float" office:value="75.1425399780274" calcext:value-type="float">
            <text:p>75.142539978</text:p>
          </table:table-cell>
          <table:table-cell table:formula="of:=[.C579]+0.01" office:value-type="float" office:value="8.07999999999988" calcext:value-type="float">
            <text:p>8.08</text:p>
          </table:table-cell>
          <table:table-cell office:value-type="float" office:value="-1.66137397289276" calcext:value-type="float">
            <text:p>-1.6613739729</text:p>
          </table:table-cell>
        </table:table-row>
        <table:table-row table:style-name="ro1">
          <table:table-cell table:formula="of:=[.A580]+0.01" office:value-type="float" office:value="5.79999999999992" calcext:value-type="float">
            <text:p>5.8</text:p>
          </table:table-cell>
          <table:table-cell office:value-type="float" office:value="75.1455688476563" calcext:value-type="float">
            <text:p>75.1455688477</text:p>
          </table:table-cell>
          <table:table-cell table:formula="of:=[.C580]+0.01" office:value-type="float" office:value="8.08999999999988" calcext:value-type="float">
            <text:p>8.09</text:p>
          </table:table-cell>
          <table:table-cell office:value-type="float" office:value="-1.54855871200562" calcext:value-type="float">
            <text:p>-1.548558712</text:p>
          </table:table-cell>
        </table:table-row>
        <table:table-row table:style-name="ro1">
          <table:table-cell table:formula="of:=[.A581]+0.01" office:value-type="float" office:value="5.80999999999992" calcext:value-type="float">
            <text:p>5.81</text:p>
          </table:table-cell>
          <table:table-cell office:value-type="float" office:value="75.1474456787109" calcext:value-type="float">
            <text:p>75.1474456787</text:p>
          </table:table-cell>
          <table:table-cell table:formula="of:=[.C581]+0.01" office:value-type="float" office:value="8.09999999999988" calcext:value-type="float">
            <text:p>8.1</text:p>
          </table:table-cell>
          <table:table-cell office:value-type="float" office:value="-1.3359454870224" calcext:value-type="float">
            <text:p>-1.335945487</text:p>
          </table:table-cell>
        </table:table-row>
        <table:table-row table:style-name="ro1">
          <table:table-cell table:formula="of:=[.A582]+0.01" office:value-type="float" office:value="5.81999999999992" calcext:value-type="float">
            <text:p>5.82</text:p>
          </table:table-cell>
          <table:table-cell office:value-type="float" office:value="75.1497955322266" calcext:value-type="float">
            <text:p>75.1497955322</text:p>
          </table:table-cell>
          <table:table-cell table:formula="of:=[.C582]+0.01" office:value-type="float" office:value="8.10999999999988" calcext:value-type="float">
            <text:p>8.11</text:p>
          </table:table-cell>
          <table:table-cell office:value-type="float" office:value="-1.1843798160553" calcext:value-type="float">
            <text:p>-1.1843798161</text:p>
          </table:table-cell>
        </table:table-row>
        <table:table-row table:style-name="ro1">
          <table:table-cell table:formula="of:=[.A583]+0.01" office:value-type="float" office:value="5.82999999999992" calcext:value-type="float">
            <text:p>5.83</text:p>
          </table:table-cell>
          <table:table-cell office:value-type="float" office:value="75.151496887207" calcext:value-type="float">
            <text:p>75.1514968872</text:p>
          </table:table-cell>
          <table:table-cell table:formula="of:=[.C583]+0.01" office:value-type="float" office:value="8.11999999999988" calcext:value-type="float">
            <text:p>8.12</text:p>
          </table:table-cell>
          <table:table-cell office:value-type="float" office:value="-0.987190365791321" calcext:value-type="float">
            <text:p>-0.9871903658</text:p>
          </table:table-cell>
        </table:table-row>
        <table:table-row table:style-name="ro1">
          <table:table-cell table:formula="of:=[.A584]+0.01" office:value-type="float" office:value="5.83999999999992" calcext:value-type="float">
            <text:p>5.84</text:p>
          </table:table-cell>
          <table:table-cell office:value-type="float" office:value="75.1545639038086" calcext:value-type="float">
            <text:p>75.1545639038</text:p>
          </table:table-cell>
          <table:table-cell table:formula="of:=[.C584]+0.01" office:value-type="float" office:value="8.12999999999988" calcext:value-type="float">
            <text:p>8.13</text:p>
          </table:table-cell>
          <table:table-cell office:value-type="float" office:value="-0.8991659283638" calcext:value-type="float">
            <text:p>-0.8991659284</text:p>
          </table:table-cell>
        </table:table-row>
        <table:table-row table:style-name="ro1">
          <table:table-cell table:formula="of:=[.A585]+0.01" office:value-type="float" office:value="5.84999999999992" calcext:value-type="float">
            <text:p>5.85</text:p>
          </table:table-cell>
          <table:table-cell office:value-type="float" office:value="75.1561584472656" calcext:value-type="float">
            <text:p>75.1561584473</text:p>
          </table:table-cell>
          <table:table-cell table:formula="of:=[.C585]+0.01" office:value-type="float" office:value="8.13999999999988" calcext:value-type="float">
            <text:p>8.14</text:p>
          </table:table-cell>
          <table:table-cell office:value-type="float" office:value="-0.812679588794708" calcext:value-type="float">
            <text:p>-0.8126795888</text:p>
          </table:table-cell>
        </table:table-row>
        <table:table-row table:style-name="ro1">
          <table:table-cell table:formula="of:=[.A586]+0.01" office:value-type="float" office:value="5.85999999999992" calcext:value-type="float">
            <text:p>5.86</text:p>
          </table:table-cell>
          <table:table-cell office:value-type="float" office:value="75.1586074829102" calcext:value-type="float">
            <text:p>75.1586074829</text:p>
          </table:table-cell>
          <table:table-cell table:formula="of:=[.C586]+0.01" office:value-type="float" office:value="8.14999999999988" calcext:value-type="float">
            <text:p>8.15</text:p>
          </table:table-cell>
          <table:table-cell office:value-type="float" office:value="-0.758611023426056" calcext:value-type="float">
            <text:p>-0.7586110234</text:p>
          </table:table-cell>
        </table:table-row>
        <table:table-row table:style-name="ro1">
          <table:table-cell table:formula="of:=[.A587]+0.01" office:value-type="float" office:value="5.86999999999992" calcext:value-type="float">
            <text:p>5.87</text:p>
          </table:table-cell>
          <table:table-cell office:value-type="float" office:value="75.1604232788086" calcext:value-type="float">
            <text:p>75.1604232788</text:p>
          </table:table-cell>
          <table:table-cell table:formula="of:=[.C587]+0.01" office:value-type="float" office:value="8.15999999999988" calcext:value-type="float">
            <text:p>8.16</text:p>
          </table:table-cell>
          <table:table-cell office:value-type="float" office:value="-0.671038210391998" calcext:value-type="float">
            <text:p>-0.6710382104</text:p>
          </table:table-cell>
        </table:table-row>
        <table:table-row table:style-name="ro1">
          <table:table-cell table:formula="of:=[.A588]+0.01" office:value-type="float" office:value="5.87999999999992" calcext:value-type="float">
            <text:p>5.88</text:p>
          </table:table-cell>
          <table:table-cell office:value-type="float" office:value="75.1632308959961" calcext:value-type="float">
            <text:p>75.163230896</text:p>
          </table:table-cell>
          <table:table-cell table:formula="of:=[.C588]+0.01" office:value-type="float" office:value="8.16999999999988" calcext:value-type="float">
            <text:p>8.17</text:p>
          </table:table-cell>
          <table:table-cell office:value-type="float" office:value="-0.603507220745087" calcext:value-type="float">
            <text:p>-0.6035072207</text:p>
          </table:table-cell>
        </table:table-row>
        <table:table-row table:style-name="ro1">
          <table:table-cell table:formula="of:=[.A589]+0.01" office:value-type="float" office:value="5.88999999999992" calcext:value-type="float">
            <text:p>5.89</text:p>
          </table:table-cell>
          <table:table-cell office:value-type="float" office:value="75.1648788452148" calcext:value-type="float">
            <text:p>75.1648788452</text:p>
          </table:table-cell>
          <table:table-cell table:formula="of:=[.C589]+0.01" office:value-type="float" office:value="8.17999999999988" calcext:value-type="float">
            <text:p>8.18</text:p>
          </table:table-cell>
          <table:table-cell office:value-type="float" office:value="-0.482803821563721" calcext:value-type="float">
            <text:p>-0.4828038216</text:p>
          </table:table-cell>
        </table:table-row>
        <table:table-row table:style-name="ro1">
          <table:table-cell table:formula="of:=[.A590]+0.01" office:value-type="float" office:value="5.89999999999992" calcext:value-type="float">
            <text:p>5.9</text:p>
          </table:table-cell>
          <table:table-cell office:value-type="float" office:value="75.1681442260742" calcext:value-type="float">
            <text:p>75.1681442261</text:p>
          </table:table-cell>
          <table:table-cell table:formula="of:=[.C590]+0.01" office:value-type="float" office:value="8.18999999999988" calcext:value-type="float">
            <text:p>8.19</text:p>
          </table:table-cell>
          <table:table-cell office:value-type="float" office:value="-0.397978872060776" calcext:value-type="float">
            <text:p>-0.3979788721</text:p>
          </table:table-cell>
        </table:table-row>
        <table:table-row table:style-name="ro1">
          <table:table-cell table:formula="of:=[.A591]+0.01" office:value-type="float" office:value="5.90999999999992" calcext:value-type="float">
            <text:p>5.91</text:p>
          </table:table-cell>
          <table:table-cell office:value-type="float" office:value="75.1695709228516" calcext:value-type="float">
            <text:p>75.1695709229</text:p>
          </table:table-cell>
          <table:table-cell table:formula="of:=[.C591]+0.01" office:value-type="float" office:value="8.19999999999988" calcext:value-type="float">
            <text:p>8.2</text:p>
          </table:table-cell>
          <table:table-cell office:value-type="float" office:value="-0.270471602678299" calcext:value-type="float">
            <text:p>-0.2704716027</text:p>
          </table:table-cell>
        </table:table-row>
        <table:table-row table:style-name="ro1">
          <table:table-cell table:formula="of:=[.A592]+0.01" office:value-type="float" office:value="5.91999999999992" calcext:value-type="float">
            <text:p>5.92</text:p>
          </table:table-cell>
          <table:table-cell office:value-type="float" office:value="75.1725311279297" calcext:value-type="float">
            <text:p>75.1725311279</text:p>
          </table:table-cell>
          <table:table-cell table:formula="of:=[.C592]+0.01" office:value-type="float" office:value="8.20999999999988" calcext:value-type="float">
            <text:p>8.21</text:p>
          </table:table-cell>
          <table:table-cell office:value-type="float" office:value="-0.20065326988697" calcext:value-type="float">
            <text:p>-0.2006532699</text:p>
          </table:table-cell>
        </table:table-row>
        <table:table-row table:style-name="ro1">
          <table:table-cell table:formula="of:=[.A593]+0.01" office:value-type="float" office:value="5.92999999999992" calcext:value-type="float">
            <text:p>5.93</text:p>
          </table:table-cell>
          <table:table-cell office:value-type="float" office:value="75.1742782592774" calcext:value-type="float">
            <text:p>75.1742782593</text:p>
          </table:table-cell>
          <table:table-cell table:formula="of:=[.C593]+0.01" office:value-type="float" office:value="8.21999999999987" calcext:value-type="float">
            <text:p>8.22</text:p>
          </table:table-cell>
          <table:table-cell office:value-type="float" office:value="-0.111829340457916" calcext:value-type="float">
            <text:p>-0.1118293405</text:p>
          </table:table-cell>
        </table:table-row>
        <table:table-row table:style-name="ro1">
          <table:table-cell table:formula="of:=[.A594]+0.01" office:value-type="float" office:value="5.93999999999992" calcext:value-type="float">
            <text:p>5.94</text:p>
          </table:table-cell>
          <table:table-cell office:value-type="float" office:value="75.1759414672852" calcext:value-type="float">
            <text:p>75.1759414673</text:p>
          </table:table-cell>
          <table:table-cell table:formula="of:=[.C594]+0.01" office:value-type="float" office:value="8.22999999999987" calcext:value-type="float">
            <text:p>8.23</text:p>
          </table:table-cell>
          <table:table-cell office:value-type="float" office:value="-0.0892270356416702" calcext:value-type="float">
            <text:p>-0.0892270356</text:p>
          </table:table-cell>
        </table:table-row>
        <table:table-row table:style-name="ro1">
          <table:table-cell table:formula="of:=[.A595]+0.01" office:value-type="float" office:value="5.94999999999992" calcext:value-type="float">
            <text:p>5.95</text:p>
          </table:table-cell>
          <table:table-cell office:value-type="float" office:value="75.177360534668" calcext:value-type="float">
            <text:p>75.1773605347</text:p>
          </table:table-cell>
          <table:table-cell table:formula="of:=[.C595]+0.01" office:value-type="float" office:value="8.23999999999987" calcext:value-type="float">
            <text:p>8.24</text:p>
          </table:table-cell>
          <table:table-cell office:value-type="float" office:value="-0.0964414775371552" calcext:value-type="float">
            <text:p>-0.0964414775</text:p>
          </table:table-cell>
        </table:table-row>
        <table:table-row table:style-name="ro1">
          <table:table-cell table:formula="of:=[.A596]+0.01" office:value-type="float" office:value="5.95999999999992" calcext:value-type="float">
            <text:p>5.96</text:p>
          </table:table-cell>
          <table:table-cell office:value-type="float" office:value="75.180534362793" calcext:value-type="float">
            <text:p>75.1805343628</text:p>
          </table:table-cell>
          <table:table-cell table:formula="of:=[.C596]+0.01" office:value-type="float" office:value="8.24999999999987" calcext:value-type="float">
            <text:p>8.25</text:p>
          </table:table-cell>
          <table:table-cell office:value-type="float" office:value="-0.117334760725498" calcext:value-type="float">
            <text:p>-0.1173347607</text:p>
          </table:table-cell>
        </table:table-row>
        <table:table-row table:style-name="ro1">
          <table:table-cell table:formula="of:=[.A597]+0.01" office:value-type="float" office:value="5.96999999999992" calcext:value-type="float">
            <text:p>5.97</text:p>
          </table:table-cell>
          <table:table-cell office:value-type="float" office:value="75.1827697753906" calcext:value-type="float">
            <text:p>75.1827697754</text:p>
          </table:table-cell>
          <table:table-cell table:formula="of:=[.C597]+0.01" office:value-type="float" office:value="8.25999999999987" calcext:value-type="float">
            <text:p>8.26</text:p>
          </table:table-cell>
          <table:table-cell office:value-type="float" office:value="-0.170762717723846" calcext:value-type="float">
            <text:p>-0.1707627177</text:p>
          </table:table-cell>
        </table:table-row>
        <table:table-row table:style-name="ro1">
          <table:table-cell table:formula="of:=[.A598]+0.01" office:value-type="float" office:value="5.97999999999992" calcext:value-type="float">
            <text:p>5.98</text:p>
          </table:table-cell>
          <table:table-cell office:value-type="float" office:value="75.1858749389649" calcext:value-type="float">
            <text:p>75.185874939</text:p>
          </table:table-cell>
          <table:table-cell table:formula="of:=[.C598]+0.01" office:value-type="float" office:value="8.26999999999987" calcext:value-type="float">
            <text:p>8.27</text:p>
          </table:table-cell>
          <table:table-cell office:value-type="float" office:value="-0.219608411192894" calcext:value-type="float">
            <text:p>-0.2196084112</text:p>
          </table:table-cell>
        </table:table-row>
        <table:table-row table:style-name="ro1">
          <table:table-cell table:formula="of:=[.A599]+0.01" office:value-type="float" office:value="5.98999999999992" calcext:value-type="float">
            <text:p>5.99</text:p>
          </table:table-cell>
          <table:table-cell office:value-type="float" office:value="75.1871032714844" calcext:value-type="float">
            <text:p>75.1871032715</text:p>
          </table:table-cell>
          <table:table-cell table:formula="of:=[.C599]+0.01" office:value-type="float" office:value="8.27999999999987" calcext:value-type="float">
            <text:p>8.28</text:p>
          </table:table-cell>
          <table:table-cell office:value-type="float" office:value="-0.289847403764725" calcext:value-type="float">
            <text:p>-0.2898474038</text:p>
          </table:table-cell>
        </table:table-row>
        <table:table-row table:style-name="ro1">
          <table:table-cell table:formula="of:=[.A600]+0.01" office:value-type="float" office:value="5.99999999999992" calcext:value-type="float">
            <text:p>6</text:p>
          </table:table-cell>
          <table:table-cell office:value-type="float" office:value="75.1893081665039" calcext:value-type="float">
            <text:p>75.1893081665</text:p>
          </table:table-cell>
          <table:table-cell table:formula="of:=[.C600]+0.01" office:value-type="float" office:value="8.28999999999987" calcext:value-type="float">
            <text:p>8.29</text:p>
          </table:table-cell>
          <table:table-cell office:value-type="float" office:value="-0.326854556798935" calcext:value-type="float">
            <text:p>-0.3268545568</text:p>
          </table:table-cell>
        </table:table-row>
        <table:table-row table:style-name="ro1">
          <table:table-cell table:formula="of:=[.A601]+0.01" office:value-type="float" office:value="6.00999999999992" calcext:value-type="float">
            <text:p>6.01</text:p>
          </table:table-cell>
          <table:table-cell office:value-type="float" office:value="75.1905059814453" calcext:value-type="float">
            <text:p>75.1905059814</text:p>
          </table:table-cell>
          <table:table-cell table:formula="of:=[.C601]+0.01" office:value-type="float" office:value="8.29999999999987" calcext:value-type="float">
            <text:p>8.3</text:p>
          </table:table-cell>
          <table:table-cell office:value-type="float" office:value="-0.361705809831619" calcext:value-type="float">
            <text:p>-0.3617058098</text:p>
          </table:table-cell>
        </table:table-row>
        <table:table-row table:style-name="ro1">
          <table:table-cell table:formula="of:=[.A602]+0.01" office:value-type="float" office:value="6.01999999999992" calcext:value-type="float">
            <text:p>6.02</text:p>
          </table:table-cell>
          <table:table-cell office:value-type="float" office:value="75.1928482055664" calcext:value-type="float">
            <text:p>75.1928482056</text:p>
          </table:table-cell>
          <table:table-cell table:formula="of:=[.C602]+0.01" office:value-type="float" office:value="8.30999999999987" calcext:value-type="float">
            <text:p>8.31</text:p>
          </table:table-cell>
          <table:table-cell office:value-type="float" office:value="-0.373783051967621" calcext:value-type="float">
            <text:p>-0.373783052</text:p>
          </table:table-cell>
        </table:table-row>
        <table:table-row table:style-name="ro1">
          <table:table-cell table:formula="of:=[.A603]+0.01" office:value-type="float" office:value="6.02999999999992" calcext:value-type="float">
            <text:p>6.03</text:p>
          </table:table-cell>
          <table:table-cell office:value-type="float" office:value="75.1939697265625" calcext:value-type="float">
            <text:p>75.1939697266</text:p>
          </table:table-cell>
          <table:table-cell table:formula="of:=[.C603]+0.01" office:value-type="float" office:value="8.31999999999987" calcext:value-type="float">
            <text:p>8.32</text:p>
          </table:table-cell>
          <table:table-cell office:value-type="float" office:value="-0.380294650793076" calcext:value-type="float">
            <text:p>-0.3802946508</text:p>
          </table:table-cell>
        </table:table-row>
        <table:table-row table:style-name="ro1">
          <table:table-cell table:formula="of:=[.A604]+0.01" office:value-type="float" office:value="6.03999999999992" calcext:value-type="float">
            <text:p>6.04</text:p>
          </table:table-cell>
          <table:table-cell office:value-type="float" office:value="75.1964797973633" calcext:value-type="float">
            <text:p>75.1964797974</text:p>
          </table:table-cell>
          <table:table-cell table:formula="of:=[.C604]+0.01" office:value-type="float" office:value="8.32999999999987" calcext:value-type="float">
            <text:p>8.33</text:p>
          </table:table-cell>
          <table:table-cell office:value-type="float" office:value="-0.374823123216629" calcext:value-type="float">
            <text:p>-0.3748231232</text:p>
          </table:table-cell>
        </table:table-row>
        <table:table-row table:style-name="ro1">
          <table:table-cell table:formula="of:=[.A605]+0.01" office:value-type="float" office:value="6.04999999999992" calcext:value-type="float">
            <text:p>6.05</text:p>
          </table:table-cell>
          <table:table-cell office:value-type="float" office:value="75.1978149414063" calcext:value-type="float">
            <text:p>75.1978149414</text:p>
          </table:table-cell>
          <table:table-cell table:formula="of:=[.C605]+0.01" office:value-type="float" office:value="8.33999999999987" calcext:value-type="float">
            <text:p>8.34</text:p>
          </table:table-cell>
          <table:table-cell office:value-type="float" office:value="-0.371059834957123" calcext:value-type="float">
            <text:p>-0.371059835</text:p>
          </table:table-cell>
        </table:table-row>
        <table:table-row table:style-name="ro1">
          <table:table-cell table:formula="of:=[.A606]+0.01" office:value-type="float" office:value="6.05999999999992" calcext:value-type="float">
            <text:p>6.06</text:p>
          </table:table-cell>
          <table:table-cell office:value-type="float" office:value="75.2004241943359" calcext:value-type="float">
            <text:p>75.2004241943</text:p>
          </table:table-cell>
          <table:table-cell table:formula="of:=[.C606]+0.01" office:value-type="float" office:value="8.34999999999987" calcext:value-type="float">
            <text:p>8.35</text:p>
          </table:table-cell>
          <table:table-cell office:value-type="float" office:value="-0.380305618047714" calcext:value-type="float">
            <text:p>-0.380305618</text:p>
          </table:table-cell>
        </table:table-row>
        <table:table-row table:style-name="ro1">
          <table:table-cell table:formula="of:=[.A607]+0.01" office:value-type="float" office:value="6.06999999999992" calcext:value-type="float">
            <text:p>6.07</text:p>
          </table:table-cell>
          <table:table-cell office:value-type="float" office:value="75.2009658813477" calcext:value-type="float">
            <text:p>75.2009658813</text:p>
          </table:table-cell>
          <table:table-cell table:formula="of:=[.C607]+0.01" office:value-type="float" office:value="8.35999999999987" calcext:value-type="float">
            <text:p>8.36</text:p>
          </table:table-cell>
          <table:table-cell office:value-type="float" office:value="-0.420129090547562" calcext:value-type="float">
            <text:p>-0.4201290905</text:p>
          </table:table-cell>
        </table:table-row>
        <table:table-row table:style-name="ro1">
          <table:table-cell table:formula="of:=[.A608]+0.01" office:value-type="float" office:value="6.07999999999992" calcext:value-type="float">
            <text:p>6.08</text:p>
          </table:table-cell>
          <table:table-cell office:value-type="float" office:value="75.2033996582031" calcext:value-type="float">
            <text:p>75.2033996582</text:p>
          </table:table-cell>
          <table:table-cell table:formula="of:=[.C608]+0.01" office:value-type="float" office:value="8.36999999999987" calcext:value-type="float">
            <text:p>8.37</text:p>
          </table:table-cell>
          <table:table-cell office:value-type="float" office:value="-0.460613965988159" calcext:value-type="float">
            <text:p>-0.460613966</text:p>
          </table:table-cell>
        </table:table-row>
        <table:table-row table:style-name="ro1">
          <table:table-cell table:formula="of:=[.A609]+0.01" office:value-type="float" office:value="6.08999999999991" calcext:value-type="float">
            <text:p>6.09</text:p>
          </table:table-cell>
          <table:table-cell office:value-type="float" office:value="75.204948425293" calcext:value-type="float">
            <text:p>75.2049484253</text:p>
          </table:table-cell>
          <table:table-cell table:formula="of:=[.C609]+0.01" office:value-type="float" office:value="8.37999999999987" calcext:value-type="float">
            <text:p>8.38</text:p>
          </table:table-cell>
          <table:table-cell office:value-type="float" office:value="-0.512560784816742" calcext:value-type="float">
            <text:p>-0.5125607848</text:p>
          </table:table-cell>
        </table:table-row>
        <table:table-row table:style-name="ro1">
          <table:table-cell table:formula="of:=[.A610]+0.01" office:value-type="float" office:value="6.09999999999991" calcext:value-type="float">
            <text:p>6.1</text:p>
          </table:table-cell>
          <table:table-cell office:value-type="float" office:value="75.2068939208984" calcext:value-type="float">
            <text:p>75.2068939209</text:p>
          </table:table-cell>
          <table:table-cell table:formula="of:=[.C610]+0.01" office:value-type="float" office:value="8.38999999999987" calcext:value-type="float">
            <text:p>8.39</text:p>
          </table:table-cell>
          <table:table-cell office:value-type="float" office:value="-0.53047913312912" calcext:value-type="float">
            <text:p>-0.5304791331</text:p>
          </table:table-cell>
        </table:table-row>
        <table:table-row table:style-name="ro1">
          <table:table-cell table:formula="of:=[.A611]+0.01" office:value-type="float" office:value="6.10999999999991" calcext:value-type="float">
            <text:p>6.11</text:p>
          </table:table-cell>
          <table:table-cell office:value-type="float" office:value="75.207893371582" calcext:value-type="float">
            <text:p>75.2078933716</text:p>
          </table:table-cell>
          <table:table-cell table:formula="of:=[.C611]+0.01" office:value-type="float" office:value="8.39999999999987" calcext:value-type="float">
            <text:p>8.4</text:p>
          </table:table-cell>
          <table:table-cell office:value-type="float" office:value="-0.493189007043839" calcext:value-type="float">
            <text:p>-0.493189007</text:p>
          </table:table-cell>
        </table:table-row>
        <table:table-row table:style-name="ro1">
          <table:table-cell table:formula="of:=[.A612]+0.01" office:value-type="float" office:value="6.11999999999991" calcext:value-type="float">
            <text:p>6.12</text:p>
          </table:table-cell>
          <table:table-cell office:value-type="float" office:value="75.2088241577148" calcext:value-type="float">
            <text:p>75.2088241577</text:p>
          </table:table-cell>
          <table:table-cell table:formula="of:=[.C612]+0.01" office:value-type="float" office:value="8.40999999999987" calcext:value-type="float">
            <text:p>8.41</text:p>
          </table:table-cell>
          <table:table-cell office:value-type="float" office:value="-0.442659109830856" calcext:value-type="float">
            <text:p>-0.4426591098</text:p>
          </table:table-cell>
        </table:table-row>
        <table:table-row table:style-name="ro1">
          <table:table-cell table:formula="of:=[.A613]+0.01" office:value-type="float" office:value="6.12999999999991" calcext:value-type="float">
            <text:p>6.13</text:p>
          </table:table-cell>
          <table:table-cell office:value-type="float" office:value="75.2106094360352" calcext:value-type="float">
            <text:p>75.210609436</text:p>
          </table:table-cell>
          <table:table-cell table:formula="of:=[.C613]+0.01" office:value-type="float" office:value="8.41999999999987" calcext:value-type="float">
            <text:p>8.42</text:p>
          </table:table-cell>
          <table:table-cell office:value-type="float" office:value="-0.375287383794785" calcext:value-type="float">
            <text:p>-0.3752873838</text:p>
          </table:table-cell>
        </table:table-row>
        <table:table-row table:style-name="ro1">
          <table:table-cell table:formula="of:=[.A614]+0.01" office:value-type="float" office:value="6.13999999999991" calcext:value-type="float">
            <text:p>6.14</text:p>
          </table:table-cell>
          <table:table-cell office:value-type="float" office:value="75.2130126953125" calcext:value-type="float">
            <text:p>75.2130126953</text:p>
          </table:table-cell>
          <table:table-cell table:formula="of:=[.C614]+0.01" office:value-type="float" office:value="8.42999999999987" calcext:value-type="float">
            <text:p>8.43</text:p>
          </table:table-cell>
          <table:table-cell office:value-type="float" office:value="-0.323293685913086" calcext:value-type="float">
            <text:p>-0.3232936859</text:p>
          </table:table-cell>
        </table:table-row>
        <table:table-row table:style-name="ro1">
          <table:table-cell table:formula="of:=[.A615]+0.01" office:value-type="float" office:value="6.14999999999991" calcext:value-type="float">
            <text:p>6.15</text:p>
          </table:table-cell>
          <table:table-cell office:value-type="float" office:value="75.2144088745117" calcext:value-type="float">
            <text:p>75.2144088745</text:p>
          </table:table-cell>
          <table:table-cell table:formula="of:=[.C615]+0.01" office:value-type="float" office:value="8.43999999999987" calcext:value-type="float">
            <text:p>8.44</text:p>
          </table:table-cell>
          <table:table-cell office:value-type="float" office:value="-0.23127768933773" calcext:value-type="float">
            <text:p>-0.2312776893</text:p>
          </table:table-cell>
        </table:table-row>
        <table:table-row table:style-name="ro1">
          <table:table-cell table:formula="of:=[.A616]+0.01" office:value-type="float" office:value="6.15999999999991" calcext:value-type="float">
            <text:p>6.16</text:p>
          </table:table-cell>
          <table:table-cell office:value-type="float" office:value="75.2171325683594" calcext:value-type="float">
            <text:p>75.2171325684</text:p>
          </table:table-cell>
          <table:table-cell table:formula="of:=[.C616]+0.01" office:value-type="float" office:value="8.44999999999987" calcext:value-type="float">
            <text:p>8.45</text:p>
          </table:table-cell>
          <table:table-cell office:value-type="float" office:value="-0.173090502619743" calcext:value-type="float">
            <text:p>-0.1730905026</text:p>
          </table:table-cell>
        </table:table-row>
        <table:table-row table:style-name="ro1">
          <table:table-cell table:formula="of:=[.A617]+0.01" office:value-type="float" office:value="6.16999999999991" calcext:value-type="float">
            <text:p>6.17</text:p>
          </table:table-cell>
          <table:table-cell office:value-type="float" office:value="75.2186965942383" calcext:value-type="float">
            <text:p>75.2186965942</text:p>
          </table:table-cell>
          <table:table-cell table:formula="of:=[.C617]+0.01" office:value-type="float" office:value="8.45999999999987" calcext:value-type="float">
            <text:p>8.46</text:p>
          </table:table-cell>
          <table:table-cell office:value-type="float" office:value="-0.064646527171135" calcext:value-type="float">
            <text:p>-0.0646465272</text:p>
          </table:table-cell>
        </table:table-row>
        <table:table-row table:style-name="ro1">
          <table:table-cell table:formula="of:=[.A618]+0.01" office:value-type="float" office:value="6.17999999999991" calcext:value-type="float">
            <text:p>6.18</text:p>
          </table:table-cell>
          <table:table-cell office:value-type="float" office:value="75.2215957641602" calcext:value-type="float">
            <text:p>75.2215957642</text:p>
          </table:table-cell>
          <table:table-cell table:formula="of:=[.C618]+0.01" office:value-type="float" office:value="8.46999999999987" calcext:value-type="float">
            <text:p>8.47</text:p>
          </table:table-cell>
          <table:table-cell office:value-type="float" office:value="0.00490731652826071" calcext:value-type="float">
            <text:p>0.0049073165</text:p>
          </table:table-cell>
        </table:table-row>
        <table:table-row table:style-name="ro1">
          <table:table-cell table:formula="of:=[.A619]+0.01" office:value-type="float" office:value="6.18999999999991" calcext:value-type="float">
            <text:p>6.19</text:p>
          </table:table-cell>
          <table:table-cell office:value-type="float" office:value="75.2226867675781" calcext:value-type="float">
            <text:p>75.2226867676</text:p>
          </table:table-cell>
          <table:table-cell table:formula="of:=[.C619]+0.01" office:value-type="float" office:value="8.47999999999987" calcext:value-type="float">
            <text:p>8.48</text:p>
          </table:table-cell>
          <table:table-cell office:value-type="float" office:value="0.0558371469378471" calcext:value-type="float">
            <text:p>0.0558371469</text:p>
          </table:table-cell>
        </table:table-row>
        <table:table-row table:style-name="ro1">
          <table:table-cell table:formula="of:=[.A620]+0.01" office:value-type="float" office:value="6.19999999999991" calcext:value-type="float">
            <text:p>6.2</text:p>
          </table:table-cell>
          <table:table-cell office:value-type="float" office:value="75.224983215332" calcext:value-type="float">
            <text:p>75.2249832153</text:p>
          </table:table-cell>
          <table:table-cell table:formula="of:=[.C620]+0.01" office:value-type="float" office:value="8.48999999999987" calcext:value-type="float">
            <text:p>8.49</text:p>
          </table:table-cell>
          <table:table-cell office:value-type="float" office:value="0.0706120282411575" calcext:value-type="float">
            <text:p>0.0706120282</text:p>
          </table:table-cell>
        </table:table-row>
        <table:table-row table:style-name="ro1">
          <table:table-cell table:formula="of:=[.A621]+0.01" office:value-type="float" office:value="6.20999999999991" calcext:value-type="float">
            <text:p>6.21</text:p>
          </table:table-cell>
          <table:table-cell office:value-type="float" office:value="75.2257232666016" calcext:value-type="float">
            <text:p>75.2257232666</text:p>
          </table:table-cell>
          <table:table-cell table:formula="of:=[.C621]+0.01" office:value-type="float" office:value="8.49999999999987" calcext:value-type="float">
            <text:p>8.5</text:p>
          </table:table-cell>
          <table:table-cell office:value-type="float" office:value="0.102457746863365" calcext:value-type="float">
            <text:p>0.1024577469</text:p>
          </table:table-cell>
        </table:table-row>
        <table:table-row table:style-name="ro1">
          <table:table-cell table:formula="of:=[.A622]+0.01" office:value-type="float" office:value="6.21999999999991" calcext:value-type="float">
            <text:p>6.22</text:p>
          </table:table-cell>
          <table:table-cell office:value-type="float" office:value="75.2272262573242" calcext:value-type="float">
            <text:p>75.2272262573</text:p>
          </table:table-cell>
          <table:table-cell table:formula="of:=[.C622]+0.01" office:value-type="float" office:value="8.50999999999987" calcext:value-type="float">
            <text:p>8.51</text:p>
          </table:table-cell>
          <table:table-cell office:value-type="float" office:value="0.130343869328499" calcext:value-type="float">
            <text:p>0.1303438693</text:p>
          </table:table-cell>
        </table:table-row>
        <table:table-row table:style-name="ro1">
          <table:table-cell table:formula="of:=[.A623]+0.01" office:value-type="float" office:value="6.22999999999991" calcext:value-type="float">
            <text:p>6.23</text:p>
          </table:table-cell>
          <table:table-cell office:value-type="float" office:value="75.2285766601563" calcext:value-type="float">
            <text:p>75.2285766602</text:p>
          </table:table-cell>
          <table:table-cell table:formula="of:=[.C623]+0.01" office:value-type="float" office:value="8.51999999999987" calcext:value-type="float">
            <text:p>8.52</text:p>
          </table:table-cell>
          <table:table-cell office:value-type="float" office:value="0.167389571666718" calcext:value-type="float">
            <text:p>0.1673895717</text:p>
          </table:table-cell>
        </table:table-row>
        <table:table-row table:style-name="ro1">
          <table:table-cell table:formula="of:=[.A624]+0.01" office:value-type="float" office:value="6.23999999999991" calcext:value-type="float">
            <text:p>6.24</text:p>
          </table:table-cell>
          <table:table-cell office:value-type="float" office:value="75.2299652099609" calcext:value-type="float">
            <text:p>75.22996521</text:p>
          </table:table-cell>
          <table:table-cell table:formula="of:=[.C624]+0.01" office:value-type="float" office:value="8.52999999999987" calcext:value-type="float">
            <text:p>8.53</text:p>
          </table:table-cell>
          <table:table-cell office:value-type="float" office:value="0.191377222537994" calcext:value-type="float">
            <text:p>0.1913772225</text:p>
          </table:table-cell>
        </table:table-row>
        <table:table-row table:style-name="ro1">
          <table:table-cell table:formula="of:=[.A625]+0.01" office:value-type="float" office:value="6.24999999999991" calcext:value-type="float">
            <text:p>6.25</text:p>
          </table:table-cell>
          <table:table-cell office:value-type="float" office:value="75.2315292358398" calcext:value-type="float">
            <text:p>75.2315292358</text:p>
          </table:table-cell>
          <table:table-cell table:formula="of:=[.C625]+0.01" office:value-type="float" office:value="8.53999999999987" calcext:value-type="float">
            <text:p>8.54</text:p>
          </table:table-cell>
          <table:table-cell office:value-type="float" office:value="0.220496281981468" calcext:value-type="float">
            <text:p>0.220496282</text:p>
          </table:table-cell>
        </table:table-row>
        <table:table-row table:style-name="ro1">
          <table:table-cell table:formula="of:=[.A626]+0.01" office:value-type="float" office:value="6.25999999999991" calcext:value-type="float">
            <text:p>6.26</text:p>
          </table:table-cell>
          <table:table-cell office:value-type="float" office:value="75.2334899902344" calcext:value-type="float">
            <text:p>75.2334899902</text:p>
          </table:table-cell>
          <table:table-cell table:formula="of:=[.C626]+0.01" office:value-type="float" office:value="8.54999999999987" calcext:value-type="float">
            <text:p>8.55</text:p>
          </table:table-cell>
          <table:table-cell office:value-type="float" office:value="0.229033470153809" calcext:value-type="float">
            <text:p>0.2290334702</text:p>
          </table:table-cell>
        </table:table-row>
        <table:table-row table:style-name="ro1">
          <table:table-cell table:formula="of:=[.A627]+0.01" office:value-type="float" office:value="6.26999999999991" calcext:value-type="float">
            <text:p>6.27</text:p>
          </table:table-cell>
          <table:table-cell office:value-type="float" office:value="75.2356491088867" calcext:value-type="float">
            <text:p>75.2356491089</text:p>
          </table:table-cell>
          <table:table-cell table:formula="of:=[.C627]+0.01" office:value-type="float" office:value="8.55999999999987" calcext:value-type="float">
            <text:p>8.56</text:p>
          </table:table-cell>
          <table:table-cell office:value-type="float" office:value="0.237451672554016" calcext:value-type="float">
            <text:p>0.2374516726</text:p>
          </table:table-cell>
        </table:table-row>
        <table:table-row table:style-name="ro1">
          <table:table-cell table:formula="of:=[.A628]+0.01" office:value-type="float" office:value="6.27999999999991" calcext:value-type="float">
            <text:p>6.28</text:p>
          </table:table-cell>
          <table:table-cell office:value-type="float" office:value="75.2384490966797" calcext:value-type="float">
            <text:p>75.2384490967</text:p>
          </table:table-cell>
          <table:table-cell table:formula="of:=[.C628]+0.01" office:value-type="float" office:value="8.56999999999987" calcext:value-type="float">
            <text:p>8.57</text:p>
          </table:table-cell>
          <table:table-cell office:value-type="float" office:value="0.249382853507996" calcext:value-type="float">
            <text:p>0.2493828535</text:p>
          </table:table-cell>
        </table:table-row>
        <table:table-row table:style-name="ro1">
          <table:table-cell table:formula="of:=[.A629]+0.01" office:value-type="float" office:value="6.28999999999991" calcext:value-type="float">
            <text:p>6.29</text:p>
          </table:table-cell>
          <table:table-cell office:value-type="float" office:value="75.2402420043945" calcext:value-type="float">
            <text:p>75.2402420044</text:p>
          </table:table-cell>
          <table:table-cell table:formula="of:=[.C629]+0.01" office:value-type="float" office:value="8.57999999999987" calcext:value-type="float">
            <text:p>8.58</text:p>
          </table:table-cell>
          <table:table-cell office:value-type="float" office:value="0.276531845331192" calcext:value-type="float">
            <text:p>0.2765318453</text:p>
          </table:table-cell>
        </table:table-row>
        <table:table-row table:style-name="ro1">
          <table:table-cell table:formula="of:=[.A630]+0.01" office:value-type="float" office:value="6.29999999999991" calcext:value-type="float">
            <text:p>6.3</text:p>
          </table:table-cell>
          <table:table-cell office:value-type="float" office:value="75.2420883178711" calcext:value-type="float">
            <text:p>75.2420883179</text:p>
          </table:table-cell>
          <table:table-cell table:formula="of:=[.C630]+0.01" office:value-type="float" office:value="8.58999999999987" calcext:value-type="float">
            <text:p>8.59</text:p>
          </table:table-cell>
          <table:table-cell office:value-type="float" office:value="0.29836106300354" calcext:value-type="float">
            <text:p>0.298361063</text:p>
          </table:table-cell>
        </table:table-row>
        <table:table-row table:style-name="ro1">
          <table:table-cell table:formula="of:=[.A631]+0.01" office:value-type="float" office:value="6.30999999999991" calcext:value-type="float">
            <text:p>6.31</text:p>
          </table:table-cell>
          <table:table-cell office:value-type="float" office:value="75.2448577880859" calcext:value-type="float">
            <text:p>75.2448577881</text:p>
          </table:table-cell>
          <table:table-cell table:formula="of:=[.C631]+0.01" office:value-type="float" office:value="8.59999999999987" calcext:value-type="float">
            <text:p>8.6</text:p>
          </table:table-cell>
          <table:table-cell office:value-type="float" office:value="0.331083953380585" calcext:value-type="float">
            <text:p>0.3310839534</text:p>
          </table:table-cell>
        </table:table-row>
        <table:table-row table:style-name="ro1">
          <table:table-cell table:formula="of:=[.A632]+0.01" office:value-type="float" office:value="6.31999999999991" calcext:value-type="float">
            <text:p>6.32</text:p>
          </table:table-cell>
          <table:table-cell office:value-type="float" office:value="75.2476806640625" calcext:value-type="float">
            <text:p>75.2476806641</text:p>
          </table:table-cell>
          <table:table-cell table:formula="of:=[.C632]+0.01" office:value-type="float" office:value="8.60999999999987" calcext:value-type="float">
            <text:p>8.61</text:p>
          </table:table-cell>
          <table:table-cell office:value-type="float" office:value="0.351805925369263" calcext:value-type="float">
            <text:p>0.3518059254</text:p>
          </table:table-cell>
        </table:table-row>
        <table:table-row table:style-name="ro1">
          <table:table-cell table:formula="of:=[.A633]+0.01" office:value-type="float" office:value="6.32999999999991" calcext:value-type="float">
            <text:p>6.33</text:p>
          </table:table-cell>
          <table:table-cell office:value-type="float" office:value="75.2482757568359" calcext:value-type="float">
            <text:p>75.2482757568</text:p>
          </table:table-cell>
          <table:table-cell table:formula="of:=[.C633]+0.01" office:value-type="float" office:value="8.61999999999987" calcext:value-type="float">
            <text:p>8.62</text:p>
          </table:table-cell>
          <table:table-cell office:value-type="float" office:value="0.403370320796967" calcext:value-type="float">
            <text:p>0.4033703208</text:p>
          </table:table-cell>
        </table:table-row>
        <table:table-row table:style-name="ro1">
          <table:table-cell table:formula="of:=[.A634]+0.01" office:value-type="float" office:value="6.33999999999991" calcext:value-type="float">
            <text:p>6.34</text:p>
          </table:table-cell>
          <table:table-cell office:value-type="float" office:value="75.2491760253906" calcext:value-type="float">
            <text:p>75.2491760254</text:p>
          </table:table-cell>
          <table:table-cell table:formula="of:=[.C634]+0.01" office:value-type="float" office:value="8.62999999999987" calcext:value-type="float">
            <text:p>8.63</text:p>
          </table:table-cell>
          <table:table-cell office:value-type="float" office:value="0.441187173128128" calcext:value-type="float">
            <text:p>0.4411871731</text:p>
          </table:table-cell>
        </table:table-row>
        <table:table-row table:style-name="ro1">
          <table:table-cell table:formula="of:=[.A635]+0.01" office:value-type="float" office:value="6.34999999999991" calcext:value-type="float">
            <text:p>6.35</text:p>
          </table:table-cell>
          <table:table-cell office:value-type="float" office:value="75.2504425048828" calcext:value-type="float">
            <text:p>75.2504425049</text:p>
          </table:table-cell>
          <table:table-cell table:formula="of:=[.C635]+0.01" office:value-type="float" office:value="8.63999999999987" calcext:value-type="float">
            <text:p>8.64</text:p>
          </table:table-cell>
          <table:table-cell office:value-type="float" office:value="0.491944372653961" calcext:value-type="float">
            <text:p>0.4919443727</text:p>
          </table:table-cell>
        </table:table-row>
        <table:table-row table:style-name="ro1">
          <table:table-cell table:formula="of:=[.A636]+0.01" office:value-type="float" office:value="6.35999999999991" calcext:value-type="float">
            <text:p>6.36</text:p>
          </table:table-cell>
          <table:table-cell office:value-type="float" office:value="75.2524719238281" calcext:value-type="float">
            <text:p>75.2524719238</text:p>
          </table:table-cell>
          <table:table-cell table:formula="of:=[.C636]+0.01" office:value-type="float" office:value="8.64999999999987" calcext:value-type="float">
            <text:p>8.65</text:p>
          </table:table-cell>
          <table:table-cell office:value-type="float" office:value="0.52007669210434" calcext:value-type="float">
            <text:p>0.5200766921</text:p>
          </table:table-cell>
        </table:table-row>
        <table:table-row table:style-name="ro1">
          <table:table-cell table:formula="of:=[.A637]+0.01" office:value-type="float" office:value="6.36999999999991" calcext:value-type="float">
            <text:p>6.37</text:p>
          </table:table-cell>
          <table:table-cell office:value-type="float" office:value="75.2541580200195" calcext:value-type="float">
            <text:p>75.25415802</text:p>
          </table:table-cell>
          <table:table-cell table:formula="of:=[.C637]+0.01" office:value-type="float" office:value="8.65999999999987" calcext:value-type="float">
            <text:p>8.66</text:p>
          </table:table-cell>
          <table:table-cell office:value-type="float" office:value="0.560170710086823" calcext:value-type="float">
            <text:p>0.5601707101</text:p>
          </table:table-cell>
        </table:table-row>
        <table:table-row table:style-name="ro1">
          <table:table-cell table:formula="of:=[.A638]+0.01" office:value-type="float" office:value="6.37999999999991" calcext:value-type="float">
            <text:p>6.38</text:p>
          </table:table-cell>
          <table:table-cell office:value-type="float" office:value="75.2553558349609" calcext:value-type="float">
            <text:p>75.255355835</text:p>
          </table:table-cell>
          <table:table-cell table:formula="of:=[.C638]+0.01" office:value-type="float" office:value="8.66999999999987" calcext:value-type="float">
            <text:p>8.67</text:p>
          </table:table-cell>
          <table:table-cell office:value-type="float" office:value="0.571953892707825" calcext:value-type="float">
            <text:p>0.5719538927</text:p>
          </table:table-cell>
        </table:table-row>
        <table:table-row table:style-name="ro1">
          <table:table-cell table:formula="of:=[.A639]+0.01" office:value-type="float" office:value="6.38999999999991" calcext:value-type="float">
            <text:p>6.39</text:p>
          </table:table-cell>
          <table:table-cell office:value-type="float" office:value="75.257194519043" calcext:value-type="float">
            <text:p>75.257194519</text:p>
          </table:table-cell>
          <table:table-cell table:formula="of:=[.C639]+0.01" office:value-type="float" office:value="8.67999999999987" calcext:value-type="float">
            <text:p>8.68</text:p>
          </table:table-cell>
          <table:table-cell office:value-type="float" office:value="0.619544982910156" calcext:value-type="float">
            <text:p>0.6195449829</text:p>
          </table:table-cell>
        </table:table-row>
        <table:table-row table:style-name="ro1">
          <table:table-cell table:formula="of:=[.A640]+0.01" office:value-type="float" office:value="6.39999999999991" calcext:value-type="float">
            <text:p>6.4</text:p>
          </table:table-cell>
          <table:table-cell office:value-type="float" office:value="75.2599411010742" calcext:value-type="float">
            <text:p>75.2599411011</text:p>
          </table:table-cell>
          <table:table-cell table:formula="of:=[.C640]+0.01" office:value-type="float" office:value="8.68999999999986" calcext:value-type="float">
            <text:p>8.69</text:p>
          </table:table-cell>
          <table:table-cell office:value-type="float" office:value="0.60881233215332" calcext:value-type="float">
            <text:p>0.6088123322</text:p>
          </table:table-cell>
        </table:table-row>
        <table:table-row table:style-name="ro1">
          <table:table-cell table:formula="of:=[.A641]+0.01" office:value-type="float" office:value="6.40999999999991" calcext:value-type="float">
            <text:p>6.41</text:p>
          </table:table-cell>
          <table:table-cell office:value-type="float" office:value="75.2612838745117" calcext:value-type="float">
            <text:p>75.2612838745</text:p>
          </table:table-cell>
          <table:table-cell table:formula="of:=[.C641]+0.01" office:value-type="float" office:value="8.69999999999986" calcext:value-type="float">
            <text:p>8.7</text:p>
          </table:table-cell>
          <table:table-cell office:value-type="float" office:value="0.610226392745972" calcext:value-type="float">
            <text:p>0.6102263927</text:p>
          </table:table-cell>
        </table:table-row>
        <table:table-row table:style-name="ro1">
          <table:table-cell table:formula="of:=[.A642]+0.01" office:value-type="float" office:value="6.41999999999991" calcext:value-type="float">
            <text:p>6.42</text:p>
          </table:table-cell>
          <table:table-cell office:value-type="float" office:value="75.2639236450195" calcext:value-type="float">
            <text:p>75.263923645</text:p>
          </table:table-cell>
          <table:table-cell table:formula="of:=[.C642]+0.01" office:value-type="float" office:value="8.70999999999986" calcext:value-type="float">
            <text:p>8.71</text:p>
          </table:table-cell>
          <table:table-cell office:value-type="float" office:value="0.601948738098145" calcext:value-type="float">
            <text:p>0.6019487381</text:p>
          </table:table-cell>
        </table:table-row>
        <table:table-row table:style-name="ro1">
          <table:table-cell table:formula="of:=[.A643]+0.01" office:value-type="float" office:value="6.42999999999991" calcext:value-type="float">
            <text:p>6.43</text:p>
          </table:table-cell>
          <table:table-cell office:value-type="float" office:value="75.2658233642578" calcext:value-type="float">
            <text:p>75.2658233643</text:p>
          </table:table-cell>
          <table:table-cell table:formula="of:=[.C643]+0.01" office:value-type="float" office:value="8.71999999999986" calcext:value-type="float">
            <text:p>8.72</text:p>
          </table:table-cell>
          <table:table-cell office:value-type="float" office:value="0.578141748905182" calcext:value-type="float">
            <text:p>0.5781417489</text:p>
          </table:table-cell>
        </table:table-row>
        <table:table-row table:style-name="ro1">
          <table:table-cell table:formula="of:=[.A644]+0.01" office:value-type="float" office:value="6.43999999999991" calcext:value-type="float">
            <text:p>6.44</text:p>
          </table:table-cell>
          <table:table-cell office:value-type="float" office:value="75.2677230834961" calcext:value-type="float">
            <text:p>75.2677230835</text:p>
          </table:table-cell>
          <table:table-cell table:formula="of:=[.C644]+0.01" office:value-type="float" office:value="8.72999999999986" calcext:value-type="float">
            <text:p>8.73</text:p>
          </table:table-cell>
          <table:table-cell office:value-type="float" office:value="0.562682032585144" calcext:value-type="float">
            <text:p>0.5626820326</text:p>
          </table:table-cell>
        </table:table-row>
        <table:table-row table:style-name="ro1">
          <table:table-cell table:formula="of:=[.A645]+0.01" office:value-type="float" office:value="6.44999999999991" calcext:value-type="float">
            <text:p>6.45</text:p>
          </table:table-cell>
          <table:table-cell office:value-type="float" office:value="75.2692642211914" calcext:value-type="float">
            <text:p>75.2692642212</text:p>
          </table:table-cell>
          <table:table-cell table:formula="of:=[.C645]+0.01" office:value-type="float" office:value="8.73999999999986" calcext:value-type="float">
            <text:p>8.74</text:p>
          </table:table-cell>
          <table:table-cell office:value-type="float" office:value="0.558988749980927" calcext:value-type="float">
            <text:p>0.55898875</text:p>
          </table:table-cell>
        </table:table-row>
        <table:table-row table:style-name="ro1">
          <table:table-cell table:formula="of:=[.A646]+0.01" office:value-type="float" office:value="6.45999999999991" calcext:value-type="float">
            <text:p>6.46</text:p>
          </table:table-cell>
          <table:table-cell office:value-type="float" office:value="75.2709884643555" calcext:value-type="float">
            <text:p>75.2709884644</text:p>
          </table:table-cell>
          <table:table-cell table:formula="of:=[.C646]+0.01" office:value-type="float" office:value="8.74999999999986" calcext:value-type="float">
            <text:p>8.75</text:p>
          </table:table-cell>
          <table:table-cell office:value-type="float" office:value="0.552822411060333" calcext:value-type="float">
            <text:p>0.5528224111</text:p>
          </table:table-cell>
        </table:table-row>
        <table:table-row table:style-name="ro1">
          <table:table-cell table:formula="of:=[.A647]+0.01" office:value-type="float" office:value="6.46999999999991" calcext:value-type="float">
            <text:p>6.47</text:p>
          </table:table-cell>
          <table:table-cell office:value-type="float" office:value="75.2716903686523" calcext:value-type="float">
            <text:p>75.2716903687</text:p>
          </table:table-cell>
          <table:table-cell table:formula="of:=[.C647]+0.01" office:value-type="float" office:value="8.75999999999986" calcext:value-type="float">
            <text:p>8.76</text:p>
          </table:table-cell>
          <table:table-cell office:value-type="float" office:value="0.545289158821106" calcext:value-type="float">
            <text:p>0.5452891588</text:p>
          </table:table-cell>
        </table:table-row>
        <table:table-row table:style-name="ro1">
          <table:table-cell table:formula="of:=[.A648]+0.01" office:value-type="float" office:value="6.47999999999991" calcext:value-type="float">
            <text:p>6.48</text:p>
          </table:table-cell>
          <table:table-cell office:value-type="float" office:value="75.2739944458008" calcext:value-type="float">
            <text:p>75.2739944458</text:p>
          </table:table-cell>
          <table:table-cell table:formula="of:=[.C648]+0.01" office:value-type="float" office:value="8.76999999999986" calcext:value-type="float">
            <text:p>8.77</text:p>
          </table:table-cell>
          <table:table-cell office:value-type="float" office:value="0.533534944057465" calcext:value-type="float">
            <text:p>0.5335349441</text:p>
          </table:table-cell>
        </table:table-row>
        <table:table-row table:style-name="ro1">
          <table:table-cell table:formula="of:=[.A649]+0.01" office:value-type="float" office:value="6.48999999999991" calcext:value-type="float">
            <text:p>6.49</text:p>
          </table:table-cell>
          <table:table-cell office:value-type="float" office:value="75.2755813598633" calcext:value-type="float">
            <text:p>75.2755813599</text:p>
          </table:table-cell>
          <table:table-cell table:formula="of:=[.C649]+0.01" office:value-type="float" office:value="8.77999999999986" calcext:value-type="float">
            <text:p>8.78</text:p>
          </table:table-cell>
          <table:table-cell office:value-type="float" office:value="0.514728605747223" calcext:value-type="float">
            <text:p>0.5147286057</text:p>
          </table:table-cell>
        </table:table-row>
        <table:table-row table:style-name="ro1">
          <table:table-cell table:formula="of:=[.A650]+0.01" office:value-type="float" office:value="6.49999999999991" calcext:value-type="float">
            <text:p>6.5</text:p>
          </table:table-cell>
          <table:table-cell office:value-type="float" office:value="75.2790069580078" calcext:value-type="float">
            <text:p>75.279006958</text:p>
          </table:table-cell>
          <table:table-cell table:formula="of:=[.C650]+0.01" office:value-type="float" office:value="8.78999999999986" calcext:value-type="float">
            <text:p>8.79</text:p>
          </table:table-cell>
          <table:table-cell office:value-type="float" office:value="0.510862946510315" calcext:value-type="float">
            <text:p>0.5108629465</text:p>
          </table:table-cell>
        </table:table-row>
        <table:table-row table:style-name="ro1">
          <table:table-cell table:formula="of:=[.A651]+0.01" office:value-type="float" office:value="6.50999999999991" calcext:value-type="float">
            <text:p>6.51</text:p>
          </table:table-cell>
          <table:table-cell office:value-type="float" office:value="75.2808227539063" calcext:value-type="float">
            <text:p>75.2808227539</text:p>
          </table:table-cell>
          <table:table-cell table:formula="of:=[.C651]+0.01" office:value-type="float" office:value="8.79999999999986" calcext:value-type="float">
            <text:p>8.8</text:p>
          </table:table-cell>
          <table:table-cell office:value-type="float" office:value="0.505487740039825" calcext:value-type="float">
            <text:p>0.50548774</text:p>
          </table:table-cell>
        </table:table-row>
        <table:table-row table:style-name="ro1">
          <table:table-cell table:formula="of:=[.A652]+0.01" office:value-type="float" office:value="6.51999999999991" calcext:value-type="float">
            <text:p>6.52</text:p>
          </table:table-cell>
          <table:table-cell office:value-type="float" office:value="75.2823791503906" calcext:value-type="float">
            <text:p>75.2823791504</text:p>
          </table:table-cell>
          <table:table-cell table:formula="of:=[.C652]+0.01" office:value-type="float" office:value="8.80999999999986" calcext:value-type="float">
            <text:p>8.81</text:p>
          </table:table-cell>
          <table:table-cell office:value-type="float" office:value="0.50711464881897" calcext:value-type="float">
            <text:p>0.5071146488</text:p>
          </table:table-cell>
        </table:table-row>
        <table:table-row table:style-name="ro1">
          <table:table-cell table:formula="of:=[.A653]+0.01" office:value-type="float" office:value="6.52999999999991" calcext:value-type="float">
            <text:p>6.53</text:p>
          </table:table-cell>
          <table:table-cell office:value-type="float" office:value="75.2838973999023" calcext:value-type="float">
            <text:p>75.2838973999</text:p>
          </table:table-cell>
          <table:table-cell table:formula="of:=[.C653]+0.01" office:value-type="float" office:value="8.81999999999986" calcext:value-type="float">
            <text:p>8.82</text:p>
          </table:table-cell>
          <table:table-cell office:value-type="float" office:value="0.514032900333405" calcext:value-type="float">
            <text:p>0.5140329003</text:p>
          </table:table-cell>
        </table:table-row>
        <table:table-row table:style-name="ro1">
          <table:table-cell table:formula="of:=[.A654]+0.01" office:value-type="float" office:value="6.53999999999991" calcext:value-type="float">
            <text:p>6.54</text:p>
          </table:table-cell>
          <table:table-cell office:value-type="float" office:value="75.28564453125" calcext:value-type="float">
            <text:p>75.2856445313</text:p>
          </table:table-cell>
          <table:table-cell table:formula="of:=[.C654]+0.01" office:value-type="float" office:value="8.82999999999986" calcext:value-type="float">
            <text:p>8.83</text:p>
          </table:table-cell>
          <table:table-cell office:value-type="float" office:value="0.520585060119629" calcext:value-type="float">
            <text:p>0.5205850601</text:p>
          </table:table-cell>
        </table:table-row>
        <table:table-row table:style-name="ro1">
          <table:table-cell table:formula="of:=[.A655]+0.01" office:value-type="float" office:value="6.54999999999991" calcext:value-type="float">
            <text:p>6.55</text:p>
          </table:table-cell>
          <table:table-cell office:value-type="float" office:value="75.2866439819336" calcext:value-type="float">
            <text:p>75.2866439819</text:p>
          </table:table-cell>
          <table:table-cell table:formula="of:=[.C655]+0.01" office:value-type="float" office:value="8.83999999999986" calcext:value-type="float">
            <text:p>8.84</text:p>
          </table:table-cell>
          <table:table-cell office:value-type="float" office:value="0.538390219211578" calcext:value-type="float">
            <text:p>0.5383902192</text:p>
          </table:table-cell>
        </table:table-row>
        <table:table-row table:style-name="ro1">
          <table:table-cell table:formula="of:=[.A656]+0.01" office:value-type="float" office:value="6.5599999999999" calcext:value-type="float">
            <text:p>6.56</text:p>
          </table:table-cell>
          <table:table-cell office:value-type="float" office:value="75.2886123657227" calcext:value-type="float">
            <text:p>75.2886123657</text:p>
          </table:table-cell>
          <table:table-cell table:formula="of:=[.C656]+0.01" office:value-type="float" office:value="8.84999999999986" calcext:value-type="float">
            <text:p>8.85</text:p>
          </table:table-cell>
          <table:table-cell office:value-type="float" office:value="0.55793035030365" calcext:value-type="float">
            <text:p>0.5579303503</text:p>
          </table:table-cell>
        </table:table-row>
        <table:table-row table:style-name="ro1">
          <table:table-cell table:formula="of:=[.A657]+0.01" office:value-type="float" office:value="6.5699999999999" calcext:value-type="float">
            <text:p>6.57</text:p>
          </table:table-cell>
          <table:table-cell office:value-type="float" office:value="75.2899017333984" calcext:value-type="float">
            <text:p>75.2899017334</text:p>
          </table:table-cell>
          <table:table-cell table:formula="of:=[.C657]+0.01" office:value-type="float" office:value="8.85999999999986" calcext:value-type="float">
            <text:p>8.86</text:p>
          </table:table-cell>
          <table:table-cell office:value-type="float" office:value="0.593903779983521" calcext:value-type="float">
            <text:p>0.59390378</text:p>
          </table:table-cell>
        </table:table-row>
        <table:table-row table:style-name="ro1">
          <table:table-cell table:formula="of:=[.A658]+0.01" office:value-type="float" office:value="6.5799999999999" calcext:value-type="float">
            <text:p>6.58</text:p>
          </table:table-cell>
          <table:table-cell office:value-type="float" office:value="75.2920761108399" calcext:value-type="float">
            <text:p>75.2920761108</text:p>
          </table:table-cell>
          <table:table-cell table:formula="of:=[.C658]+0.01" office:value-type="float" office:value="8.86999999999986" calcext:value-type="float">
            <text:p>8.87</text:p>
          </table:table-cell>
          <table:table-cell office:value-type="float" office:value="0.60688316822052" calcext:value-type="float">
            <text:p>0.6068831682</text:p>
          </table:table-cell>
        </table:table-row>
        <table:table-row table:style-name="ro1">
          <table:table-cell table:formula="of:=[.A659]+0.01" office:value-type="float" office:value="6.5899999999999" calcext:value-type="float">
            <text:p>6.59</text:p>
          </table:table-cell>
          <table:table-cell office:value-type="float" office:value="75.293342590332" calcext:value-type="float">
            <text:p>75.2933425903</text:p>
          </table:table-cell>
          <table:table-cell table:formula="of:=[.C659]+0.01" office:value-type="float" office:value="8.87999999999986" calcext:value-type="float">
            <text:p>8.88</text:p>
          </table:table-cell>
          <table:table-cell office:value-type="float" office:value="0.629566609859467" calcext:value-type="float">
            <text:p>0.6295666099</text:p>
          </table:table-cell>
        </table:table-row>
        <table:table-row table:style-name="ro1">
          <table:table-cell table:formula="of:=[.A660]+0.01" office:value-type="float" office:value="6.5999999999999" calcext:value-type="float">
            <text:p>6.6</text:p>
          </table:table-cell>
          <table:table-cell office:value-type="float" office:value="75.2951126098633" calcext:value-type="float">
            <text:p>75.2951126099</text:p>
          </table:table-cell>
          <table:table-cell table:formula="of:=[.C660]+0.01" office:value-type="float" office:value="8.88999999999986" calcext:value-type="float">
            <text:p>8.89</text:p>
          </table:table-cell>
          <table:table-cell office:value-type="float" office:value="0.648274958133698" calcext:value-type="float">
            <text:p>0.6482749581</text:p>
          </table:table-cell>
        </table:table-row>
        <table:table-row table:style-name="ro1">
          <table:table-cell table:formula="of:=[.A661]+0.01" office:value-type="float" office:value="6.6099999999999" calcext:value-type="float">
            <text:p>6.61</text:p>
          </table:table-cell>
          <table:table-cell office:value-type="float" office:value="75.2969131469727" calcext:value-type="float">
            <text:p>75.296913147</text:p>
          </table:table-cell>
          <table:table-cell table:formula="of:=[.C661]+0.01" office:value-type="float" office:value="8.89999999999986" calcext:value-type="float">
            <text:p>8.9</text:p>
          </table:table-cell>
          <table:table-cell office:value-type="float" office:value="0.673907279968262" calcext:value-type="float">
            <text:p>0.67390728</text:p>
          </table:table-cell>
        </table:table-row>
        <table:table-row table:style-name="ro1">
          <table:table-cell table:formula="of:=[.A662]+0.01" office:value-type="float" office:value="6.6199999999999" calcext:value-type="float">
            <text:p>6.62</text:p>
          </table:table-cell>
          <table:table-cell office:value-type="float" office:value="75.2995529174805" calcext:value-type="float">
            <text:p>75.2995529175</text:p>
          </table:table-cell>
          <table:table-cell table:formula="of:=[.C662]+0.01" office:value-type="float" office:value="8.90999999999986" calcext:value-type="float">
            <text:p>8.91</text:p>
          </table:table-cell>
          <table:table-cell office:value-type="float" office:value="0.675352215766907" calcext:value-type="float">
            <text:p>0.6753522158</text:p>
          </table:table-cell>
        </table:table-row>
        <table:table-row table:style-name="ro1">
          <table:table-cell table:formula="of:=[.A663]+0.01" office:value-type="float" office:value="6.6299999999999" calcext:value-type="float">
            <text:p>6.63</text:p>
          </table:table-cell>
          <table:table-cell office:value-type="float" office:value="75.3011627197266" calcext:value-type="float">
            <text:p>75.3011627197</text:p>
          </table:table-cell>
          <table:table-cell table:formula="of:=[.C663]+0.01" office:value-type="float" office:value="8.91999999999986" calcext:value-type="float">
            <text:p>8.92</text:p>
          </table:table-cell>
          <table:table-cell office:value-type="float" office:value="0.67099791765213" calcext:value-type="float">
            <text:p>0.6709979177</text:p>
          </table:table-cell>
        </table:table-row>
        <table:table-row table:style-name="ro1">
          <table:table-cell table:formula="of:=[.A664]+0.01" office:value-type="float" office:value="6.6399999999999" calcext:value-type="float">
            <text:p>6.64</text:p>
          </table:table-cell>
          <table:table-cell office:value-type="float" office:value="75.3041763305664" calcext:value-type="float">
            <text:p>75.3041763306</text:p>
          </table:table-cell>
          <table:table-cell table:formula="of:=[.C664]+0.01" office:value-type="float" office:value="8.92999999999986" calcext:value-type="float">
            <text:p>8.93</text:p>
          </table:table-cell>
          <table:table-cell office:value-type="float" office:value="0.673347353935242" calcext:value-type="float">
            <text:p>0.6733473539</text:p>
          </table:table-cell>
        </table:table-row>
        <table:table-row table:style-name="ro1">
          <table:table-cell table:formula="of:=[.A665]+0.01" office:value-type="float" office:value="6.6499999999999" calcext:value-type="float">
            <text:p>6.65</text:p>
          </table:table-cell>
          <table:table-cell office:value-type="float" office:value="75.3057479858398" calcext:value-type="float">
            <text:p>75.3057479858</text:p>
          </table:table-cell>
          <table:table-cell table:formula="of:=[.C665]+0.01" office:value-type="float" office:value="8.93999999999986" calcext:value-type="float">
            <text:p>8.94</text:p>
          </table:table-cell>
          <table:table-cell office:value-type="float" office:value="0.683730363845825" calcext:value-type="float">
            <text:p>0.6837303638</text:p>
          </table:table-cell>
        </table:table-row>
        <table:table-row table:style-name="ro1">
          <table:table-cell table:formula="of:=[.A666]+0.01" office:value-type="float" office:value="6.6599999999999" calcext:value-type="float">
            <text:p>6.66</text:p>
          </table:table-cell>
          <table:table-cell office:value-type="float" office:value="75.3074340820313" calcext:value-type="float">
            <text:p>75.307434082</text:p>
          </table:table-cell>
          <table:table-cell table:formula="of:=[.C666]+0.01" office:value-type="float" office:value="8.94999999999986" calcext:value-type="float">
            <text:p>8.95</text:p>
          </table:table-cell>
          <table:table-cell office:value-type="float" office:value="0.690551102161408" calcext:value-type="float">
            <text:p>0.6905511022</text:p>
          </table:table-cell>
        </table:table-row>
        <table:table-row table:style-name="ro1">
          <table:table-cell table:formula="of:=[.A667]+0.01" office:value-type="float" office:value="6.6699999999999" calcext:value-type="float">
            <text:p>6.67</text:p>
          </table:table-cell>
          <table:table-cell office:value-type="float" office:value="75.3086395263672" calcext:value-type="float">
            <text:p>75.3086395264</text:p>
          </table:table-cell>
          <table:table-cell table:formula="of:=[.C667]+0.01" office:value-type="float" office:value="8.95999999999986" calcext:value-type="float">
            <text:p>8.96</text:p>
          </table:table-cell>
          <table:table-cell office:value-type="float" office:value="0.699412822723389" calcext:value-type="float">
            <text:p>0.6994128227</text:p>
          </table:table-cell>
        </table:table-row>
        <table:table-row table:style-name="ro1">
          <table:table-cell table:formula="of:=[.A668]+0.01" office:value-type="float" office:value="6.6799999999999" calcext:value-type="float">
            <text:p>6.68</text:p>
          </table:table-cell>
          <table:table-cell office:value-type="float" office:value="75.3101348876953" calcext:value-type="float">
            <text:p>75.3101348877</text:p>
          </table:table-cell>
          <table:table-cell table:formula="of:=[.C668]+0.01" office:value-type="float" office:value="8.96999999999986" calcext:value-type="float">
            <text:p>8.97</text:p>
          </table:table-cell>
          <table:table-cell office:value-type="float" office:value="0.700133144855499" calcext:value-type="float">
            <text:p>0.7001331449</text:p>
          </table:table-cell>
        </table:table-row>
        <table:table-row table:style-name="ro1">
          <table:table-cell table:formula="of:=[.A669]+0.01" office:value-type="float" office:value="6.6899999999999" calcext:value-type="float">
            <text:p>6.69</text:p>
          </table:table-cell>
          <table:table-cell office:value-type="float" office:value="75.3105773925781" calcext:value-type="float">
            <text:p>75.3105773926</text:p>
          </table:table-cell>
          <table:table-cell table:formula="of:=[.C669]+0.01" office:value-type="float" office:value="8.97999999999986" calcext:value-type="float">
            <text:p>8.98</text:p>
          </table:table-cell>
          <table:table-cell office:value-type="float" office:value="0.698993742465973" calcext:value-type="float">
            <text:p>0.6989937425</text:p>
          </table:table-cell>
        </table:table-row>
        <table:table-row table:style-name="ro1">
          <table:table-cell table:formula="of:=[.A670]+0.01" office:value-type="float" office:value="6.6999999999999" calcext:value-type="float">
            <text:p>6.7</text:p>
          </table:table-cell>
          <table:table-cell office:value-type="float" office:value="75.312141418457" calcext:value-type="float">
            <text:p>75.3121414185</text:p>
          </table:table-cell>
          <table:table-cell table:formula="of:=[.C670]+0.01" office:value-type="float" office:value="8.98999999999986" calcext:value-type="float">
            <text:p>8.99</text:p>
          </table:table-cell>
          <table:table-cell office:value-type="float" office:value="0.685394942760468" calcext:value-type="float">
            <text:p>0.6853949428</text:p>
          </table:table-cell>
        </table:table-row>
        <table:table-row table:style-name="ro1">
          <table:table-cell table:formula="of:=[.A671]+0.01" office:value-type="float" office:value="6.7099999999999" calcext:value-type="float">
            <text:p>6.71</text:p>
          </table:table-cell>
          <table:table-cell office:value-type="float" office:value="75.3134613037109" calcext:value-type="float">
            <text:p>75.3134613037</text:p>
          </table:table-cell>
          <table:table-cell table:formula="of:=[.C671]+0.01" office:value-type="float" office:value="8.99999999999986" calcext:value-type="float">
            <text:p>9</text:p>
          </table:table-cell>
          <table:table-cell office:value-type="float" office:value="0.655505537986755" calcext:value-type="float">
            <text:p>0.655505538</text:p>
          </table:table-cell>
        </table:table-row>
        <table:table-row table:style-name="ro1">
          <table:table-cell table:formula="of:=[.A672]+0.01" office:value-type="float" office:value="6.7199999999999" calcext:value-type="float">
            <text:p>6.72</text:p>
          </table:table-cell>
          <table:table-cell office:value-type="float" office:value="75.3149490356445" calcext:value-type="float">
            <text:p>75.3149490356</text:p>
          </table:table-cell>
          <table:table-cell table:formula="of:=[.C672]+0.01" office:value-type="float" office:value="9.00999999999986" calcext:value-type="float">
            <text:p>9.01</text:p>
          </table:table-cell>
          <table:table-cell office:value-type="float" office:value="0.64208048582077" calcext:value-type="float">
            <text:p>0.6420804858</text:p>
          </table:table-cell>
        </table:table-row>
        <table:table-row table:style-name="ro1">
          <table:table-cell table:formula="of:=[.A673]+0.01" office:value-type="float" office:value="6.7299999999999" calcext:value-type="float">
            <text:p>6.73</text:p>
          </table:table-cell>
          <table:table-cell office:value-type="float" office:value="75.3161392211914" calcext:value-type="float">
            <text:p>75.3161392212</text:p>
          </table:table-cell>
          <table:table-cell table:formula="of:=[.C673]+0.01" office:value-type="float" office:value="9.01999999999986" calcext:value-type="float">
            <text:p>9.02</text:p>
          </table:table-cell>
          <table:table-cell office:value-type="float" office:value="0.627170920372009" calcext:value-type="float">
            <text:p>0.6271709204</text:p>
          </table:table-cell>
        </table:table-row>
        <table:table-row table:style-name="ro1">
          <table:table-cell table:formula="of:=[.A674]+0.01" office:value-type="float" office:value="6.7399999999999" calcext:value-type="float">
            <text:p>6.74</text:p>
          </table:table-cell>
          <table:table-cell office:value-type="float" office:value="75.3178634643555" calcext:value-type="float">
            <text:p>75.3178634644</text:p>
          </table:table-cell>
          <table:table-cell table:formula="of:=[.C674]+0.01" office:value-type="float" office:value="9.02999999999986" calcext:value-type="float">
            <text:p>9.03</text:p>
          </table:table-cell>
          <table:table-cell office:value-type="float" office:value="0.614838063716888" calcext:value-type="float">
            <text:p>0.6148380637</text:p>
          </table:table-cell>
        </table:table-row>
        <table:table-row table:style-name="ro1">
          <table:table-cell table:formula="of:=[.A675]+0.01" office:value-type="float" office:value="6.7499999999999" calcext:value-type="float">
            <text:p>6.75</text:p>
          </table:table-cell>
          <table:table-cell office:value-type="float" office:value="75.3191680908203" calcext:value-type="float">
            <text:p>75.3191680908</text:p>
          </table:table-cell>
          <table:table-cell table:formula="of:=[.C675]+0.01" office:value-type="float" office:value="9.03999999999986" calcext:value-type="float">
            <text:p>9.04</text:p>
          </table:table-cell>
          <table:table-cell office:value-type="float" office:value="0.594840347766876" calcext:value-type="float">
            <text:p>0.5948403478</text:p>
          </table:table-cell>
        </table:table-row>
        <table:table-row table:style-name="ro1">
          <table:table-cell table:formula="of:=[.A676]+0.01" office:value-type="float" office:value="6.7599999999999" calcext:value-type="float">
            <text:p>6.76</text:p>
          </table:table-cell>
          <table:table-cell office:value-type="float" office:value="75.3211517333984" calcext:value-type="float">
            <text:p>75.3211517334</text:p>
          </table:table-cell>
          <table:table-cell table:formula="of:=[.C676]+0.01" office:value-type="float" office:value="9.04999999999986" calcext:value-type="float">
            <text:p>9.05</text:p>
          </table:table-cell>
          <table:table-cell office:value-type="float" office:value="0.583451151847839" calcext:value-type="float">
            <text:p>0.5834511518</text:p>
          </table:table-cell>
        </table:table-row>
        <table:table-row table:style-name="ro1">
          <table:table-cell table:formula="of:=[.A677]+0.01" office:value-type="float" office:value="6.7699999999999" calcext:value-type="float">
            <text:p>6.77</text:p>
          </table:table-cell>
          <table:table-cell office:value-type="float" office:value="75.322395324707" calcext:value-type="float">
            <text:p>75.3223953247</text:p>
          </table:table-cell>
          <table:table-cell table:formula="of:=[.C677]+0.01" office:value-type="float" office:value="9.05999999999986" calcext:value-type="float">
            <text:p>9.06</text:p>
          </table:table-cell>
          <table:table-cell office:value-type="float" office:value="0.565762400627136" calcext:value-type="float">
            <text:p>0.5657624006</text:p>
          </table:table-cell>
        </table:table-row>
        <table:table-row table:style-name="ro1">
          <table:table-cell table:formula="of:=[.A678]+0.01" office:value-type="float" office:value="6.7799999999999" calcext:value-type="float">
            <text:p>6.78</text:p>
          </table:table-cell>
          <table:table-cell office:value-type="float" office:value="75.3246078491211" calcext:value-type="float">
            <text:p>75.3246078491</text:p>
          </table:table-cell>
          <table:table-cell table:formula="of:=[.C678]+0.01" office:value-type="float" office:value="9.06999999999986" calcext:value-type="float">
            <text:p>9.07</text:p>
          </table:table-cell>
          <table:table-cell office:value-type="float" office:value="0.555729508399963" calcext:value-type="float">
            <text:p>0.5557295084</text:p>
          </table:table-cell>
        </table:table-row>
        <table:table-row table:style-name="ro1">
          <table:table-cell table:formula="of:=[.A679]+0.01" office:value-type="float" office:value="6.7899999999999" calcext:value-type="float">
            <text:p>6.79</text:p>
          </table:table-cell>
          <table:table-cell office:value-type="float" office:value="75.3258972167969" calcext:value-type="float">
            <text:p>75.3258972168</text:p>
          </table:table-cell>
          <table:table-cell table:formula="of:=[.C679]+0.01" office:value-type="float" office:value="9.07999999999986" calcext:value-type="float">
            <text:p>9.08</text:p>
          </table:table-cell>
          <table:table-cell office:value-type="float" office:value="0.54595410823822" calcext:value-type="float">
            <text:p>0.5459541082</text:p>
          </table:table-cell>
        </table:table-row>
        <table:table-row table:style-name="ro1">
          <table:table-cell table:formula="of:=[.A680]+0.01" office:value-type="float" office:value="6.7999999999999" calcext:value-type="float">
            <text:p>6.8</text:p>
          </table:table-cell>
          <table:table-cell office:value-type="float" office:value="75.3281936645508" calcext:value-type="float">
            <text:p>75.3281936646</text:p>
          </table:table-cell>
          <table:table-cell table:formula="of:=[.C680]+0.01" office:value-type="float" office:value="9.08999999999986" calcext:value-type="float">
            <text:p>9.09</text:p>
          </table:table-cell>
          <table:table-cell office:value-type="float" office:value="0.541069686412811" calcext:value-type="float">
            <text:p>0.5410696864</text:p>
          </table:table-cell>
        </table:table-row>
        <table:table-row table:style-name="ro1">
          <table:table-cell table:formula="of:=[.A681]+0.01" office:value-type="float" office:value="6.8099999999999" calcext:value-type="float">
            <text:p>6.81</text:p>
          </table:table-cell>
          <table:table-cell office:value-type="float" office:value="75.3294830322266" calcext:value-type="float">
            <text:p>75.3294830322</text:p>
          </table:table-cell>
          <table:table-cell table:formula="of:=[.C681]+0.01" office:value-type="float" office:value="9.09999999999986" calcext:value-type="float">
            <text:p>9.1</text:p>
          </table:table-cell>
          <table:table-cell office:value-type="float" office:value="0.55597048997879" calcext:value-type="float">
            <text:p>0.55597049</text:p>
          </table:table-cell>
        </table:table-row>
        <table:table-row table:style-name="ro1">
          <table:table-cell table:formula="of:=[.A682]+0.01" office:value-type="float" office:value="6.8199999999999" calcext:value-type="float">
            <text:p>6.82</text:p>
          </table:table-cell>
          <table:table-cell office:value-type="float" office:value="75.3314971923828" calcext:value-type="float">
            <text:p>75.3314971924</text:p>
          </table:table-cell>
          <table:table-cell table:formula="of:=[.C682]+0.01" office:value-type="float" office:value="9.10999999999986" calcext:value-type="float">
            <text:p>9.11</text:p>
          </table:table-cell>
          <table:table-cell office:value-type="float" office:value="0.574207484722137" calcext:value-type="float">
            <text:p>0.5742074847</text:p>
          </table:table-cell>
        </table:table-row>
        <table:table-row table:style-name="ro1">
          <table:table-cell table:formula="of:=[.A683]+0.01" office:value-type="float" office:value="6.8299999999999" calcext:value-type="float">
            <text:p>6.83</text:p>
          </table:table-cell>
          <table:table-cell office:value-type="float" office:value="75.3329772949219" calcext:value-type="float">
            <text:p>75.3329772949</text:p>
          </table:table-cell>
          <table:table-cell table:formula="of:=[.C683]+0.01" office:value-type="float" office:value="9.11999999999986" calcext:value-type="float">
            <text:p>9.12</text:p>
          </table:table-cell>
          <table:table-cell office:value-type="float" office:value="0.597123444080353" calcext:value-type="float">
            <text:p>0.5971234441</text:p>
          </table:table-cell>
        </table:table-row>
        <table:table-row table:style-name="ro1">
          <table:table-cell table:formula="of:=[.A684]+0.01" office:value-type="float" office:value="6.8399999999999" calcext:value-type="float">
            <text:p>6.84</text:p>
          </table:table-cell>
          <table:table-cell office:value-type="float" office:value="75.3349227905273" calcext:value-type="float">
            <text:p>75.3349227905</text:p>
          </table:table-cell>
          <table:table-cell table:formula="of:=[.C684]+0.01" office:value-type="float" office:value="9.12999999999986" calcext:value-type="float">
            <text:p>9.13</text:p>
          </table:table-cell>
          <table:table-cell office:value-type="float" office:value="0.607516705989838" calcext:value-type="float">
            <text:p>0.607516706</text:p>
          </table:table-cell>
        </table:table-row>
        <table:table-row table:style-name="ro1">
          <table:table-cell table:formula="of:=[.A685]+0.01" office:value-type="float" office:value="6.8499999999999" calcext:value-type="float">
            <text:p>6.85</text:p>
          </table:table-cell>
          <table:table-cell office:value-type="float" office:value="75.3365478515625" calcext:value-type="float">
            <text:p>75.3365478516</text:p>
          </table:table-cell>
          <table:table-cell table:formula="of:=[.C685]+0.01" office:value-type="float" office:value="9.13999999999986" calcext:value-type="float">
            <text:p>9.14</text:p>
          </table:table-cell>
          <table:table-cell office:value-type="float" office:value="0.621841073036194" calcext:value-type="float">
            <text:p>0.621841073</text:p>
          </table:table-cell>
        </table:table-row>
        <table:table-row table:style-name="ro1">
          <table:table-cell table:formula="of:=[.A686]+0.01" office:value-type="float" office:value="6.8599999999999" calcext:value-type="float">
            <text:p>6.86</text:p>
          </table:table-cell>
          <table:table-cell office:value-type="float" office:value="75.3396759033203" calcext:value-type="float">
            <text:p>75.3396759033</text:p>
          </table:table-cell>
          <table:table-cell table:formula="of:=[.C686]+0.01" office:value-type="float" office:value="9.14999999999986" calcext:value-type="float">
            <text:p>9.15</text:p>
          </table:table-cell>
          <table:table-cell office:value-type="float" office:value="0.632510840892792" calcext:value-type="float">
            <text:p>0.6325108409</text:p>
          </table:table-cell>
        </table:table-row>
        <table:table-row table:style-name="ro1">
          <table:table-cell table:formula="of:=[.A687]+0.01" office:value-type="float" office:value="6.8699999999999" calcext:value-type="float">
            <text:p>6.87</text:p>
          </table:table-cell>
          <table:table-cell office:value-type="float" office:value="75.3406295776367" calcext:value-type="float">
            <text:p>75.3406295776</text:p>
          </table:table-cell>
          <table:table-cell table:formula="of:=[.C687]+0.01" office:value-type="float" office:value="9.15999999999985" calcext:value-type="float">
            <text:p>9.16</text:p>
          </table:table-cell>
          <table:table-cell office:value-type="float" office:value="0.656960308551788" calcext:value-type="float">
            <text:p>0.6569603086</text:p>
          </table:table-cell>
        </table:table-row>
        <table:table-row table:style-name="ro1">
          <table:table-cell table:formula="of:=[.A688]+0.01" office:value-type="float" office:value="6.8799999999999" calcext:value-type="float">
            <text:p>6.88</text:p>
          </table:table-cell>
          <table:table-cell office:value-type="float" office:value="75.3413848876953" calcext:value-type="float">
            <text:p>75.3413848877</text:p>
          </table:table-cell>
          <table:table-cell table:formula="of:=[.C688]+0.01" office:value-type="float" office:value="9.16999999999985" calcext:value-type="float">
            <text:p>9.17</text:p>
          </table:table-cell>
          <table:table-cell office:value-type="float" office:value="0.672505855560303" calcext:value-type="float">
            <text:p>0.6725058556</text:p>
          </table:table-cell>
        </table:table-row>
        <table:table-row table:style-name="ro1">
          <table:table-cell table:formula="of:=[.A689]+0.01" office:value-type="float" office:value="6.8899999999999" calcext:value-type="float">
            <text:p>6.89</text:p>
          </table:table-cell>
          <table:table-cell office:value-type="float" office:value="75.34375" calcext:value-type="float">
            <text:p>75.34375</text:p>
          </table:table-cell>
          <table:table-cell table:formula="of:=[.C689]+0.01" office:value-type="float" office:value="9.17999999999985" calcext:value-type="float">
            <text:p>9.18</text:p>
          </table:table-cell>
          <table:table-cell office:value-type="float" office:value="0.690916478633881" calcext:value-type="float">
            <text:p>0.6909164786</text:p>
          </table:table-cell>
        </table:table-row>
        <table:table-row table:style-name="ro1">
          <table:table-cell table:formula="of:=[.A690]+0.01" office:value-type="float" office:value="6.8999999999999" calcext:value-type="float">
            <text:p>6.9</text:p>
          </table:table-cell>
          <table:table-cell office:value-type="float" office:value="75.3465042114258" calcext:value-type="float">
            <text:p>75.3465042114</text:p>
          </table:table-cell>
          <table:table-cell table:formula="of:=[.C690]+0.01" office:value-type="float" office:value="9.18999999999985" calcext:value-type="float">
            <text:p>9.19</text:p>
          </table:table-cell>
          <table:table-cell office:value-type="float" office:value="0.701293349266052" calcext:value-type="float">
            <text:p>0.7012933493</text:p>
          </table:table-cell>
        </table:table-row>
        <table:table-row table:style-name="ro1">
          <table:table-cell table:formula="of:=[.A691]+0.01" office:value-type="float" office:value="6.9099999999999" calcext:value-type="float">
            <text:p>6.91</text:p>
          </table:table-cell>
          <table:table-cell office:value-type="float" office:value="75.3478240966797" calcext:value-type="float">
            <text:p>75.3478240967</text:p>
          </table:table-cell>
          <table:table-cell table:formula="of:=[.C691]+0.01" office:value-type="float" office:value="9.19999999999985" calcext:value-type="float">
            <text:p>9.2</text:p>
          </table:table-cell>
          <table:table-cell office:value-type="float" office:value="0.713244736194611" calcext:value-type="float">
            <text:p>0.7132447362</text:p>
          </table:table-cell>
        </table:table-row>
        <table:table-row table:style-name="ro1">
          <table:table-cell table:formula="of:=[.A692]+0.01" office:value-type="float" office:value="6.9199999999999" calcext:value-type="float">
            <text:p>6.92</text:p>
          </table:table-cell>
          <table:table-cell office:value-type="float" office:value="75.3500213623047" calcext:value-type="float">
            <text:p>75.3500213623</text:p>
          </table:table-cell>
          <table:table-cell table:formula="of:=[.C692]+0.01" office:value-type="float" office:value="9.20999999999985" calcext:value-type="float">
            <text:p>9.21</text:p>
          </table:table-cell>
          <table:table-cell office:value-type="float" office:value="0.718814492225647" calcext:value-type="float">
            <text:p>0.7188144922</text:p>
          </table:table-cell>
        </table:table-row>
        <table:table-row table:style-name="ro1">
          <table:table-cell table:formula="of:=[.A693]+0.01" office:value-type="float" office:value="6.9299999999999" calcext:value-type="float">
            <text:p>6.93</text:p>
          </table:table-cell>
          <table:table-cell office:value-type="float" office:value="75.3513946533203" calcext:value-type="float">
            <text:p>75.3513946533</text:p>
          </table:table-cell>
          <table:table-cell table:formula="of:=[.C693]+0.01" office:value-type="float" office:value="9.21999999999985" calcext:value-type="float">
            <text:p>9.22</text:p>
          </table:table-cell>
          <table:table-cell office:value-type="float" office:value="0.729438900947571" calcext:value-type="float">
            <text:p>0.7294389009</text:p>
          </table:table-cell>
        </table:table-row>
        <table:table-row table:style-name="ro1">
          <table:table-cell table:formula="of:=[.A694]+0.01" office:value-type="float" office:value="6.9399999999999" calcext:value-type="float">
            <text:p>6.94</text:p>
          </table:table-cell>
          <table:table-cell office:value-type="float" office:value="75.3532409667969" calcext:value-type="float">
            <text:p>75.3532409668</text:p>
          </table:table-cell>
          <table:table-cell table:formula="of:=[.C694]+0.01" office:value-type="float" office:value="9.22999999999985" calcext:value-type="float">
            <text:p>9.23</text:p>
          </table:table-cell>
          <table:table-cell office:value-type="float" office:value="0.736183822154999" calcext:value-type="float">
            <text:p>0.7361838222</text:p>
          </table:table-cell>
        </table:table-row>
        <table:table-row table:style-name="ro1">
          <table:table-cell table:formula="of:=[.A695]+0.01" office:value-type="float" office:value="6.9499999999999" calcext:value-type="float">
            <text:p>6.95</text:p>
          </table:table-cell>
          <table:table-cell office:value-type="float" office:value="75.3544464111328" calcext:value-type="float">
            <text:p>75.3544464111</text:p>
          </table:table-cell>
          <table:table-cell table:formula="of:=[.C695]+0.01" office:value-type="float" office:value="9.23999999999985" calcext:value-type="float">
            <text:p>9.24</text:p>
          </table:table-cell>
          <table:table-cell office:value-type="float" office:value="0.743114173412323" calcext:value-type="float">
            <text:p>0.7431141734</text:p>
          </table:table-cell>
        </table:table-row>
        <table:table-row table:style-name="ro1">
          <table:table-cell table:formula="of:=[.A696]+0.01" office:value-type="float" office:value="6.9599999999999" calcext:value-type="float">
            <text:p>6.96</text:p>
          </table:table-cell>
          <table:table-cell office:value-type="float" office:value="75.3542098999023" calcext:value-type="float">
            <text:p>75.3542098999</text:p>
          </table:table-cell>
          <table:table-cell table:formula="of:=[.C696]+0.01" office:value-type="float" office:value="9.24999999999985" calcext:value-type="float">
            <text:p>9.25</text:p>
          </table:table-cell>
          <table:table-cell office:value-type="float" office:value="0.752802312374115" calcext:value-type="float">
            <text:p>0.7528023124</text:p>
          </table:table-cell>
        </table:table-row>
        <table:table-row table:style-name="ro1">
          <table:table-cell table:formula="of:=[.A697]+0.01" office:value-type="float" office:value="6.9699999999999" calcext:value-type="float">
            <text:p>6.97</text:p>
          </table:table-cell>
          <table:table-cell office:value-type="float" office:value="75.3556442260742" calcext:value-type="float">
            <text:p>75.3556442261</text:p>
          </table:table-cell>
          <table:table-cell table:formula="of:=[.C697]+0.01" office:value-type="float" office:value="9.25999999999985" calcext:value-type="float">
            <text:p>9.26</text:p>
          </table:table-cell>
          <table:table-cell office:value-type="float" office:value="0.767946004867554" calcext:value-type="float">
            <text:p>0.7679460049</text:p>
          </table:table-cell>
        </table:table-row>
        <table:table-row table:style-name="ro1">
          <table:table-cell table:formula="of:=[.A698]+0.01" office:value-type="float" office:value="6.9799999999999" calcext:value-type="float">
            <text:p>6.98</text:p>
          </table:table-cell>
          <table:table-cell office:value-type="float" office:value="75.3587493896484" calcext:value-type="float">
            <text:p>75.3587493896</text:p>
          </table:table-cell>
          <table:table-cell table:formula="of:=[.C698]+0.01" office:value-type="float" office:value="9.26999999999985" calcext:value-type="float">
            <text:p>9.27</text:p>
          </table:table-cell>
          <table:table-cell office:value-type="float" office:value="0.772542178630829" calcext:value-type="float">
            <text:p>0.7725421786</text:p>
          </table:table-cell>
        </table:table-row>
        <table:table-row table:style-name="ro1">
          <table:table-cell table:formula="of:=[.A699]+0.01" office:value-type="float" office:value="6.9899999999999" calcext:value-type="float">
            <text:p>6.99</text:p>
          </table:table-cell>
          <table:table-cell office:value-type="float" office:value="75.3610534667969" calcext:value-type="float">
            <text:p>75.3610534668</text:p>
          </table:table-cell>
          <table:table-cell table:formula="of:=[.C699]+0.01" office:value-type="float" office:value="9.27999999999985" calcext:value-type="float">
            <text:p>9.28</text:p>
          </table:table-cell>
          <table:table-cell office:value-type="float" office:value="0.772693753242493" calcext:value-type="float">
            <text:p>0.7726937532</text:p>
          </table:table-cell>
        </table:table-row>
        <table:table-row table:style-name="ro1">
          <table:table-cell table:formula="of:=[.A700]+0.01" office:value-type="float" office:value="6.9999999999999" calcext:value-type="float">
            <text:p>7</text:p>
          </table:table-cell>
          <table:table-cell office:value-type="float" office:value="75.363525390625" calcext:value-type="float">
            <text:p>75.3635253906</text:p>
          </table:table-cell>
          <table:table-cell table:formula="of:=[.C700]+0.01" office:value-type="float" office:value="9.28999999999985" calcext:value-type="float">
            <text:p>9.29</text:p>
          </table:table-cell>
          <table:table-cell office:value-type="float" office:value="0.772672951221466" calcext:value-type="float">
            <text:p>0.7726729512</text:p>
          </table:table-cell>
        </table:table-row>
        <table:table-row table:style-name="ro1">
          <table:table-cell table:formula="of:=[.A701]+0.01" office:value-type="float" office:value="7.0099999999999" calcext:value-type="float">
            <text:p>7.01</text:p>
          </table:table-cell>
          <table:table-cell office:value-type="float" office:value="75.364616394043" calcext:value-type="float">
            <text:p>75.364616394</text:p>
          </table:table-cell>
          <table:table-cell table:formula="of:=[.C701]+0.01" office:value-type="float" office:value="9.29999999999985" calcext:value-type="float">
            <text:p>9.3</text:p>
          </table:table-cell>
          <table:table-cell office:value-type="float" office:value="0.762233734130859" calcext:value-type="float">
            <text:p>0.7622337341</text:p>
          </table:table-cell>
        </table:table-row>
        <table:table-row table:style-name="ro1">
          <table:table-cell table:formula="of:=[.A702]+0.01" office:value-type="float" office:value="7.0199999999999" calcext:value-type="float">
            <text:p>7.02</text:p>
          </table:table-cell>
          <table:table-cell office:value-type="float" office:value="75.365119934082" calcext:value-type="float">
            <text:p>75.3651199341</text:p>
          </table:table-cell>
          <table:table-cell table:formula="of:=[.C702]+0.01" office:value-type="float" office:value="9.30999999999985" calcext:value-type="float">
            <text:p>9.31</text:p>
          </table:table-cell>
          <table:table-cell office:value-type="float" office:value="0.749645590782166" calcext:value-type="float">
            <text:p>0.7496455908</text:p>
          </table:table-cell>
        </table:table-row>
        <table:table-row table:style-name="ro1">
          <table:table-cell table:formula="of:=[.A703]+0.01" office:value-type="float" office:value="7.02999999999989" calcext:value-type="float">
            <text:p>7.03</text:p>
          </table:table-cell>
          <table:table-cell office:value-type="float" office:value="75.3669738769531" calcext:value-type="float">
            <text:p>75.366973877</text:p>
          </table:table-cell>
          <table:table-cell table:formula="of:=[.C703]+0.01" office:value-type="float" office:value="9.31999999999985" calcext:value-type="float">
            <text:p>9.32</text:p>
          </table:table-cell>
          <table:table-cell office:value-type="float" office:value="0.72635281085968" calcext:value-type="float">
            <text:p>0.7263528109</text:p>
          </table:table-cell>
        </table:table-row>
        <table:table-row table:style-name="ro1">
          <table:table-cell table:formula="of:=[.A704]+0.01" office:value-type="float" office:value="7.03999999999989" calcext:value-type="float">
            <text:p>7.04</text:p>
          </table:table-cell>
          <table:table-cell office:value-type="float" office:value="75.3685684204102" calcext:value-type="float">
            <text:p>75.3685684204</text:p>
          </table:table-cell>
          <table:table-cell table:formula="of:=[.C704]+0.01" office:value-type="float" office:value="9.32999999999985" calcext:value-type="float">
            <text:p>9.33</text:p>
          </table:table-cell>
          <table:table-cell office:value-type="float" office:value="0.70972067117691" calcext:value-type="float">
            <text:p>0.7097206712</text:p>
          </table:table-cell>
        </table:table-row>
        <table:table-row table:style-name="ro1">
          <table:table-cell table:formula="of:=[.A705]+0.01" office:value-type="float" office:value="7.04999999999989" calcext:value-type="float">
            <text:p>7.05</text:p>
          </table:table-cell>
          <table:table-cell office:value-type="float" office:value="75.3691711425781" calcext:value-type="float">
            <text:p>75.3691711426</text:p>
          </table:table-cell>
          <table:table-cell table:formula="of:=[.C705]+0.01" office:value-type="float" office:value="9.33999999999985" calcext:value-type="float">
            <text:p>9.34</text:p>
          </table:table-cell>
          <table:table-cell office:value-type="float" office:value="0.688142955303192" calcext:value-type="float">
            <text:p>0.6881429553</text:p>
          </table:table-cell>
        </table:table-row>
        <table:table-row table:style-name="ro1">
          <table:table-cell table:formula="of:=[.A706]+0.01" office:value-type="float" office:value="7.05999999999989" calcext:value-type="float">
            <text:p>7.06</text:p>
          </table:table-cell>
          <table:table-cell office:value-type="float" office:value="75.3718872070313" calcext:value-type="float">
            <text:p>75.371887207</text:p>
          </table:table-cell>
          <table:table-cell table:formula="of:=[.C706]+0.01" office:value-type="float" office:value="9.34999999999985" calcext:value-type="float">
            <text:p>9.35</text:p>
          </table:table-cell>
          <table:table-cell office:value-type="float" office:value="0.676091969013214" calcext:value-type="float">
            <text:p>0.676091969</text:p>
          </table:table-cell>
        </table:table-row>
        <table:table-row table:style-name="ro1">
          <table:table-cell table:formula="of:=[.A707]+0.01" office:value-type="float" office:value="7.06999999999989" calcext:value-type="float">
            <text:p>7.07</text:p>
          </table:table-cell>
          <table:table-cell office:value-type="float" office:value="75.3730545043945" calcext:value-type="float">
            <text:p>75.3730545044</text:p>
          </table:table-cell>
          <table:table-cell table:formula="of:=[.C707]+0.01" office:value-type="float" office:value="9.35999999999985" calcext:value-type="float">
            <text:p>9.36</text:p>
          </table:table-cell>
          <table:table-cell office:value-type="float" office:value="0.645229458808899" calcext:value-type="float">
            <text:p>0.6452294588</text:p>
          </table:table-cell>
        </table:table-row>
        <table:table-row table:style-name="ro1">
          <table:table-cell table:formula="of:=[.A708]+0.01" office:value-type="float" office:value="7.07999999999989" calcext:value-type="float">
            <text:p>7.08</text:p>
          </table:table-cell>
          <table:table-cell office:value-type="float" office:value="75.3743438720703" calcext:value-type="float">
            <text:p>75.3743438721</text:p>
          </table:table-cell>
          <table:table-cell table:formula="of:=[.C708]+0.01" office:value-type="float" office:value="9.36999999999985" calcext:value-type="float">
            <text:p>9.37</text:p>
          </table:table-cell>
          <table:table-cell office:value-type="float" office:value="0.615507304668427" calcext:value-type="float">
            <text:p>0.6155073047</text:p>
          </table:table-cell>
        </table:table-row>
        <table:table-row table:style-name="ro1">
          <table:table-cell table:formula="of:=[.A709]+0.01" office:value-type="float" office:value="7.08999999999989" calcext:value-type="float">
            <text:p>7.09</text:p>
          </table:table-cell>
          <table:table-cell office:value-type="float" office:value="75.3761138916016" calcext:value-type="float">
            <text:p>75.3761138916</text:p>
          </table:table-cell>
          <table:table-cell table:formula="of:=[.C709]+0.01" office:value-type="float" office:value="9.37999999999985" calcext:value-type="float">
            <text:p>9.38</text:p>
          </table:table-cell>
          <table:table-cell office:value-type="float" office:value="0.568214178085327" calcext:value-type="float">
            <text:p>0.5682141781</text:p>
          </table:table-cell>
        </table:table-row>
        <table:table-row table:style-name="ro1">
          <table:table-cell table:formula="of:=[.A710]+0.01" office:value-type="float" office:value="7.09999999999989" calcext:value-type="float">
            <text:p>7.1</text:p>
          </table:table-cell>
          <table:table-cell office:value-type="float" office:value="75.3784332275391" calcext:value-type="float">
            <text:p>75.3784332275</text:p>
          </table:table-cell>
          <table:table-cell table:formula="of:=[.C710]+0.01" office:value-type="float" office:value="9.38999999999985" calcext:value-type="float">
            <text:p>9.39</text:p>
          </table:table-cell>
          <table:table-cell office:value-type="float" office:value="0.5293248295784" calcext:value-type="float">
            <text:p>0.5293248296</text:p>
          </table:table-cell>
        </table:table-row>
        <table:table-row table:style-name="ro1">
          <table:table-cell table:formula="of:=[.A711]+0.01" office:value-type="float" office:value="7.10999999999989" calcext:value-type="float">
            <text:p>7.11</text:p>
          </table:table-cell>
          <table:table-cell office:value-type="float" office:value="75.379508972168" calcext:value-type="float">
            <text:p>75.3795089722</text:p>
          </table:table-cell>
          <table:table-cell table:formula="of:=[.C711]+0.01" office:value-type="float" office:value="9.39999999999985" calcext:value-type="float">
            <text:p>9.4</text:p>
          </table:table-cell>
          <table:table-cell office:value-type="float" office:value="0.478742629289627" calcext:value-type="float">
            <text:p>0.4787426293</text:p>
          </table:table-cell>
        </table:table-row>
        <table:table-row table:style-name="ro1">
          <table:table-cell table:formula="of:=[.A712]+0.01" office:value-type="float" office:value="7.11999999999989" calcext:value-type="float">
            <text:p>7.12</text:p>
          </table:table-cell>
          <table:table-cell office:value-type="float" office:value="75.3811111450195" calcext:value-type="float">
            <text:p>75.381111145</text:p>
          </table:table-cell>
          <table:table-cell table:formula="of:=[.C712]+0.01" office:value-type="float" office:value="9.40999999999985" calcext:value-type="float">
            <text:p>9.41</text:p>
          </table:table-cell>
          <table:table-cell office:value-type="float" office:value="0.455508679151535" calcext:value-type="float">
            <text:p>0.4555086792</text:p>
          </table:table-cell>
        </table:table-row>
        <table:table-row table:style-name="ro1">
          <table:table-cell table:formula="of:=[.A713]+0.01" office:value-type="float" office:value="7.12999999999989" calcext:value-type="float">
            <text:p>7.13</text:p>
          </table:table-cell>
          <table:table-cell office:value-type="float" office:value="75.3822021484375" calcext:value-type="float">
            <text:p>75.3822021484</text:p>
          </table:table-cell>
          <table:table-cell table:formula="of:=[.C713]+0.01" office:value-type="float" office:value="9.41999999999985" calcext:value-type="float">
            <text:p>9.42</text:p>
          </table:table-cell>
          <table:table-cell office:value-type="float" office:value="0.415902525186539" calcext:value-type="float">
            <text:p>0.4159025252</text:p>
          </table:table-cell>
        </table:table-row>
        <table:table-row table:style-name="ro1">
          <table:table-cell table:formula="of:=[.A714]+0.01" office:value-type="float" office:value="7.13999999999989" calcext:value-type="float">
            <text:p>7.14</text:p>
          </table:table-cell>
          <table:table-cell office:value-type="float" office:value="75.3845367431641" calcext:value-type="float">
            <text:p>75.3845367432</text:p>
          </table:table-cell>
          <table:table-cell table:formula="of:=[.C714]+0.01" office:value-type="float" office:value="9.42999999999985" calcext:value-type="float">
            <text:p>9.43</text:p>
          </table:table-cell>
          <table:table-cell office:value-type="float" office:value="0.387926548719406" calcext:value-type="float">
            <text:p>0.3879265487</text:p>
          </table:table-cell>
        </table:table-row>
        <table:table-row table:style-name="ro1">
          <table:table-cell table:formula="of:=[.A715]+0.01" office:value-type="float" office:value="7.14999999999989" calcext:value-type="float">
            <text:p>7.15</text:p>
          </table:table-cell>
          <table:table-cell office:value-type="float" office:value="75.3863220214844" calcext:value-type="float">
            <text:p>75.3863220215</text:p>
          </table:table-cell>
          <table:table-cell table:formula="of:=[.C715]+0.01" office:value-type="float" office:value="9.43999999999985" calcext:value-type="float">
            <text:p>9.44</text:p>
          </table:table-cell>
          <table:table-cell office:value-type="float" office:value="0.358056724071503" calcext:value-type="float">
            <text:p>0.3580567241</text:p>
          </table:table-cell>
        </table:table-row>
        <table:table-row table:style-name="ro1">
          <table:table-cell table:formula="of:=[.A716]+0.01" office:value-type="float" office:value="7.15999999999989" calcext:value-type="float">
            <text:p>7.16</text:p>
          </table:table-cell>
          <table:table-cell office:value-type="float" office:value="75.3874359130859" calcext:value-type="float">
            <text:p>75.3874359131</text:p>
          </table:table-cell>
          <table:table-cell table:formula="of:=[.C716]+0.01" office:value-type="float" office:value="9.44999999999985" calcext:value-type="float">
            <text:p>9.45</text:p>
          </table:table-cell>
          <table:table-cell office:value-type="float" office:value="0.338359087705612" calcext:value-type="float">
            <text:p>0.3383590877</text:p>
          </table:table-cell>
        </table:table-row>
        <table:table-row table:style-name="ro1">
          <table:table-cell table:formula="of:=[.A717]+0.01" office:value-type="float" office:value="7.16999999999989" calcext:value-type="float">
            <text:p>7.17</text:p>
          </table:table-cell>
          <table:table-cell office:value-type="float" office:value="75.3881759643555" calcext:value-type="float">
            <text:p>75.3881759644</text:p>
          </table:table-cell>
          <table:table-cell table:formula="of:=[.C717]+0.01" office:value-type="float" office:value="9.45999999999985" calcext:value-type="float">
            <text:p>9.46</text:p>
          </table:table-cell>
          <table:table-cell office:value-type="float" office:value="0.309677928686142" calcext:value-type="float">
            <text:p>0.3096779287</text:p>
          </table:table-cell>
        </table:table-row>
        <table:table-row table:style-name="ro1">
          <table:table-cell table:formula="of:=[.A718]+0.01" office:value-type="float" office:value="7.17999999999989" calcext:value-type="float">
            <text:p>7.18</text:p>
          </table:table-cell>
          <table:table-cell office:value-type="float" office:value="75.3899230957031" calcext:value-type="float">
            <text:p>75.3899230957</text:p>
          </table:table-cell>
          <table:table-cell table:formula="of:=[.C718]+0.01" office:value-type="float" office:value="9.46999999999985" calcext:value-type="float">
            <text:p>9.47</text:p>
          </table:table-cell>
          <table:table-cell office:value-type="float" office:value="0.299564659595489" calcext:value-type="float">
            <text:p>0.2995646596</text:p>
          </table:table-cell>
        </table:table-row>
        <table:table-row table:style-name="ro1">
          <table:table-cell table:formula="of:=[.A719]+0.01" office:value-type="float" office:value="7.18999999999989" calcext:value-type="float">
            <text:p>7.19</text:p>
          </table:table-cell>
          <table:table-cell office:value-type="float" office:value="75.3914031982422" calcext:value-type="float">
            <text:p>75.3914031982</text:p>
          </table:table-cell>
          <table:table-cell table:formula="of:=[.C719]+0.01" office:value-type="float" office:value="9.47999999999985" calcext:value-type="float">
            <text:p>9.48</text:p>
          </table:table-cell>
          <table:table-cell office:value-type="float" office:value="0.29065015912056" calcext:value-type="float">
            <text:p>0.2906501591</text:p>
          </table:table-cell>
        </table:table-row>
        <table:table-row table:style-name="ro1">
          <table:table-cell table:formula="of:=[.A720]+0.01" office:value-type="float" office:value="7.19999999999989" calcext:value-type="float">
            <text:p>7.2</text:p>
          </table:table-cell>
          <table:table-cell office:value-type="float" office:value="75.3920974731445" calcext:value-type="float">
            <text:p>75.3920974731</text:p>
          </table:table-cell>
          <table:table-cell table:formula="of:=[.C720]+0.01" office:value-type="float" office:value="9.48999999999985" calcext:value-type="float">
            <text:p>9.49</text:p>
          </table:table-cell>
          <table:table-cell office:value-type="float" office:value="0.287173449993134" calcext:value-type="float">
            <text:p>0.28717345</text:p>
          </table:table-cell>
        </table:table-row>
        <table:table-row table:style-name="ro1">
          <table:table-cell table:formula="of:=[.A721]+0.01" office:value-type="float" office:value="7.20999999999989" calcext:value-type="float">
            <text:p>7.21</text:p>
          </table:table-cell>
          <table:table-cell office:value-type="float" office:value="75.3930053710937" calcext:value-type="float">
            <text:p>75.3930053711</text:p>
          </table:table-cell>
          <table:table-cell table:formula="of:=[.C721]+0.01" office:value-type="float" office:value="9.49999999999985" calcext:value-type="float">
            <text:p>9.5</text:p>
          </table:table-cell>
          <table:table-cell office:value-type="float" office:value="0.27524608373642" calcext:value-type="float">
            <text:p>0.2752460837</text:p>
          </table:table-cell>
        </table:table-row>
        <table:table-row table:style-name="ro1">
          <table:table-cell table:formula="of:=[.A722]+0.01" office:value-type="float" office:value="7.21999999999989" calcext:value-type="float">
            <text:p>7.22</text:p>
          </table:table-cell>
          <table:table-cell office:value-type="float" office:value="75.3951416015625" calcext:value-type="float">
            <text:p>75.3951416016</text:p>
          </table:table-cell>
          <table:table-cell table:formula="of:=[.C722]+0.01" office:value-type="float" office:value="9.50999999999985" calcext:value-type="float">
            <text:p>9.51</text:p>
          </table:table-cell>
          <table:table-cell office:value-type="float" office:value="0.266534119844437" calcext:value-type="float">
            <text:p>0.2665341198</text:p>
          </table:table-cell>
        </table:table-row>
        <table:table-row table:style-name="ro1">
          <table:table-cell table:formula="of:=[.A723]+0.01" office:value-type="float" office:value="7.22999999999989" calcext:value-type="float">
            <text:p>7.23</text:p>
          </table:table-cell>
          <table:table-cell office:value-type="float" office:value="75.3969497680664" calcext:value-type="float">
            <text:p>75.3969497681</text:p>
          </table:table-cell>
          <table:table-cell table:formula="of:=[.C723]+0.01" office:value-type="float" office:value="9.51999999999985" calcext:value-type="float">
            <text:p>9.52</text:p>
          </table:table-cell>
          <table:table-cell office:value-type="float" office:value="0.26042839884758" calcext:value-type="float">
            <text:p>0.2604283988</text:p>
          </table:table-cell>
        </table:table-row>
        <table:table-row table:style-name="ro1">
          <table:table-cell table:formula="of:=[.A724]+0.01" office:value-type="float" office:value="7.23999999999989" calcext:value-type="float">
            <text:p>7.24</text:p>
          </table:table-cell>
          <table:table-cell office:value-type="float" office:value="75.398796081543" calcext:value-type="float">
            <text:p>75.3987960815</text:p>
          </table:table-cell>
          <table:table-cell table:formula="of:=[.C724]+0.01" office:value-type="float" office:value="9.52999999999985" calcext:value-type="float">
            <text:p>9.53</text:p>
          </table:table-cell>
          <table:table-cell office:value-type="float" office:value="0.253809452056885" calcext:value-type="float">
            <text:p>0.2538094521</text:p>
          </table:table-cell>
        </table:table-row>
        <table:table-row table:style-name="ro1">
          <table:table-cell table:formula="of:=[.A725]+0.01" office:value-type="float" office:value="7.24999999999989" calcext:value-type="float">
            <text:p>7.25</text:p>
          </table:table-cell>
          <table:table-cell office:value-type="float" office:value="75.3997192382812" calcext:value-type="float">
            <text:p>75.3997192383</text:p>
          </table:table-cell>
          <table:table-cell table:formula="of:=[.C725]+0.01" office:value-type="float" office:value="9.53999999999985" calcext:value-type="float">
            <text:p>9.54</text:p>
          </table:table-cell>
          <table:table-cell office:value-type="float" office:value="0.251874327659607" calcext:value-type="float">
            <text:p>0.2518743277</text:p>
          </table:table-cell>
        </table:table-row>
        <table:table-row table:style-name="ro1">
          <table:table-cell table:formula="of:=[.A726]+0.01" office:value-type="float" office:value="7.25999999999989" calcext:value-type="float">
            <text:p>7.26</text:p>
          </table:table-cell>
          <table:table-cell office:value-type="float" office:value="75.4016418457031" calcext:value-type="float">
            <text:p>75.4016418457</text:p>
          </table:table-cell>
          <table:table-cell table:formula="of:=[.C726]+0.01" office:value-type="float" office:value="9.54999999999985" calcext:value-type="float">
            <text:p>9.55</text:p>
          </table:table-cell>
          <table:table-cell office:value-type="float" office:value="0.257141172885895" calcext:value-type="float">
            <text:p>0.2571411729</text:p>
          </table:table-cell>
        </table:table-row>
        <table:table-row table:style-name="ro1">
          <table:table-cell table:formula="of:=[.A727]+0.01" office:value-type="float" office:value="7.26999999999989" calcext:value-type="float">
            <text:p>7.27</text:p>
          </table:table-cell>
          <table:table-cell office:value-type="float" office:value="75.4031143188477" calcext:value-type="float">
            <text:p>75.4031143188</text:p>
          </table:table-cell>
          <table:table-cell table:formula="of:=[.C727]+0.01" office:value-type="float" office:value="9.55999999999985" calcext:value-type="float">
            <text:p>9.56</text:p>
          </table:table-cell>
          <table:table-cell office:value-type="float" office:value="0.272920817136764" calcext:value-type="float">
            <text:p>0.2729208171</text:p>
          </table:table-cell>
        </table:table-row>
        <table:table-row table:style-name="ro1">
          <table:table-cell table:formula="of:=[.A728]+0.01" office:value-type="float" office:value="7.27999999999989" calcext:value-type="float">
            <text:p>7.28</text:p>
          </table:table-cell>
          <table:table-cell office:value-type="float" office:value="75.4049835205078" calcext:value-type="float">
            <text:p>75.4049835205</text:p>
          </table:table-cell>
          <table:table-cell table:formula="of:=[.C728]+0.01" office:value-type="float" office:value="9.56999999999985" calcext:value-type="float">
            <text:p>9.57</text:p>
          </table:table-cell>
          <table:table-cell office:value-type="float" office:value="0.284385174512863" calcext:value-type="float">
            <text:p>0.2843851745</text:p>
          </table:table-cell>
        </table:table-row>
        <table:table-row table:style-name="ro1">
          <table:table-cell table:formula="of:=[.A729]+0.01" office:value-type="float" office:value="7.28999999999989" calcext:value-type="float">
            <text:p>7.29</text:p>
          </table:table-cell>
          <table:table-cell office:value-type="float" office:value="75.4064178466797" calcext:value-type="float">
            <text:p>75.4064178467</text:p>
          </table:table-cell>
          <table:table-cell table:formula="of:=[.C729]+0.01" office:value-type="float" office:value="9.57999999999985" calcext:value-type="float">
            <text:p>9.58</text:p>
          </table:table-cell>
          <table:table-cell office:value-type="float" office:value="0.3018798828125" calcext:value-type="float">
            <text:p>0.3018798828</text:p>
          </table:table-cell>
        </table:table-row>
        <table:table-row table:style-name="ro1">
          <table:table-cell table:formula="of:=[.A730]+0.01" office:value-type="float" office:value="7.29999999999989" calcext:value-type="float">
            <text:p>7.3</text:p>
          </table:table-cell>
          <table:table-cell office:value-type="float" office:value="75.4086151123047" calcext:value-type="float">
            <text:p>75.4086151123</text:p>
          </table:table-cell>
          <table:table-cell table:formula="of:=[.C730]+0.01" office:value-type="float" office:value="9.58999999999985" calcext:value-type="float">
            <text:p>9.59</text:p>
          </table:table-cell>
          <table:table-cell office:value-type="float" office:value="0.313048005104065" calcext:value-type="float">
            <text:p>0.3130480051</text:p>
          </table:table-cell>
        </table:table-row>
        <table:table-row table:style-name="ro1">
          <table:table-cell table:formula="of:=[.A731]+0.01" office:value-type="float" office:value="7.30999999999989" calcext:value-type="float">
            <text:p>7.31</text:p>
          </table:table-cell>
          <table:table-cell office:value-type="float" office:value="75.4102325439453" calcext:value-type="float">
            <text:p>75.4102325439</text:p>
          </table:table-cell>
          <table:table-cell table:formula="of:=[.C731]+0.01" office:value-type="float" office:value="9.59999999999985" calcext:value-type="float">
            <text:p>9.6</text:p>
          </table:table-cell>
          <table:table-cell office:value-type="float" office:value="0.332489907741547" calcext:value-type="float">
            <text:p>0.3324899077</text:p>
          </table:table-cell>
        </table:table-row>
        <table:table-row table:style-name="ro1">
          <table:table-cell table:formula="of:=[.A732]+0.01" office:value-type="float" office:value="7.31999999999989" calcext:value-type="float">
            <text:p>7.32</text:p>
          </table:table-cell>
          <table:table-cell office:value-type="float" office:value="75.4125671386719" calcext:value-type="float">
            <text:p>75.4125671387</text:p>
          </table:table-cell>
          <table:table-cell table:formula="of:=[.C732]+0.01" office:value-type="float" office:value="9.60999999999985" calcext:value-type="float">
            <text:p>9.61</text:p>
          </table:table-cell>
          <table:table-cell office:value-type="float" office:value="0.34110426902771" calcext:value-type="float">
            <text:p>0.341104269</text:p>
          </table:table-cell>
        </table:table-row>
        <table:table-row table:style-name="ro1">
          <table:table-cell table:formula="of:=[.A733]+0.01" office:value-type="float" office:value="7.32999999999989" calcext:value-type="float">
            <text:p>7.33</text:p>
          </table:table-cell>
          <table:table-cell office:value-type="float" office:value="75.4140319824219" calcext:value-type="float">
            <text:p>75.4140319824</text:p>
          </table:table-cell>
          <table:table-cell table:formula="of:=[.C733]+0.01" office:value-type="float" office:value="9.61999999999985" calcext:value-type="float">
            <text:p>9.62</text:p>
          </table:table-cell>
          <table:table-cell office:value-type="float" office:value="0.34977662563324" calcext:value-type="float">
            <text:p>0.3497766256</text:p>
          </table:table-cell>
        </table:table-row>
        <table:table-row table:style-name="ro1">
          <table:table-cell table:formula="of:=[.A734]+0.01" office:value-type="float" office:value="7.33999999999989" calcext:value-type="float">
            <text:p>7.34</text:p>
          </table:table-cell>
          <table:table-cell office:value-type="float" office:value="75.4160766601563" calcext:value-type="float">
            <text:p>75.4160766602</text:p>
          </table:table-cell>
          <table:table-cell table:formula="of:=[.C734]+0.01" office:value-type="float" office:value="9.62999999999984" calcext:value-type="float">
            <text:p>9.63</text:p>
          </table:table-cell>
          <table:table-cell office:value-type="float" office:value="0.348062992095947" calcext:value-type="float">
            <text:p>0.3480629921</text:p>
          </table:table-cell>
        </table:table-row>
        <table:table-row table:style-name="ro1">
          <table:table-cell table:formula="of:=[.A735]+0.01" office:value-type="float" office:value="7.34999999999989" calcext:value-type="float">
            <text:p>7.35</text:p>
          </table:table-cell>
          <table:table-cell office:value-type="float" office:value="75.4172897338867" calcext:value-type="float">
            <text:p>75.4172897339</text:p>
          </table:table-cell>
          <table:table-cell table:formula="of:=[.C735]+0.01" office:value-type="float" office:value="9.63999999999984" calcext:value-type="float">
            <text:p>9.64</text:p>
          </table:table-cell>
          <table:table-cell office:value-type="float" office:value="0.333547115325928" calcext:value-type="float">
            <text:p>0.3335471153</text:p>
          </table:table-cell>
        </table:table-row>
        <table:table-row table:style-name="ro1">
          <table:table-cell table:formula="of:=[.A736]+0.01" office:value-type="float" office:value="7.35999999999989" calcext:value-type="float">
            <text:p>7.36</text:p>
          </table:table-cell>
          <table:table-cell office:value-type="float" office:value="75.4183807373047" calcext:value-type="float">
            <text:p>75.4183807373</text:p>
          </table:table-cell>
          <table:table-cell table:formula="of:=[.C736]+0.01" office:value-type="float" office:value="9.64999999999984" calcext:value-type="float">
            <text:p>9.65</text:p>
          </table:table-cell>
          <table:table-cell office:value-type="float" office:value="0.324540048837662" calcext:value-type="float">
            <text:p>0.3245400488</text:p>
          </table:table-cell>
        </table:table-row>
        <table:table-row table:style-name="ro1">
          <table:table-cell table:formula="of:=[.A737]+0.01" office:value-type="float" office:value="7.36999999999989" calcext:value-type="float">
            <text:p>7.37</text:p>
          </table:table-cell>
          <table:table-cell office:value-type="float" office:value="75.4193954467773" calcext:value-type="float">
            <text:p>75.4193954468</text:p>
          </table:table-cell>
          <table:table-cell table:formula="of:=[.C737]+0.01" office:value-type="float" office:value="9.65999999999984" calcext:value-type="float">
            <text:p>9.66</text:p>
          </table:table-cell>
          <table:table-cell office:value-type="float" office:value="0.30312317609787" calcext:value-type="float">
            <text:p>0.3031231761</text:p>
          </table:table-cell>
        </table:table-row>
        <table:table-row table:style-name="ro1">
          <table:table-cell table:formula="of:=[.A738]+0.01" office:value-type="float" office:value="7.37999999999989" calcext:value-type="float">
            <text:p>7.38</text:p>
          </table:table-cell>
          <table:table-cell office:value-type="float" office:value="75.4208755493164" calcext:value-type="float">
            <text:p>75.4208755493</text:p>
          </table:table-cell>
          <table:table-cell table:formula="of:=[.C738]+0.01" office:value-type="float" office:value="9.66999999999984" calcext:value-type="float">
            <text:p>9.67</text:p>
          </table:table-cell>
          <table:table-cell office:value-type="float" office:value="0.291372060775757" calcext:value-type="float">
            <text:p>0.2913720608</text:p>
          </table:table-cell>
        </table:table-row>
        <table:table-row table:style-name="ro1">
          <table:table-cell table:formula="of:=[.A739]+0.01" office:value-type="float" office:value="7.38999999999989" calcext:value-type="float">
            <text:p>7.39</text:p>
          </table:table-cell>
          <table:table-cell office:value-type="float" office:value="75.422248840332" calcext:value-type="float">
            <text:p>75.4222488403</text:p>
          </table:table-cell>
          <table:table-cell table:formula="of:=[.C739]+0.01" office:value-type="float" office:value="9.67999999999984" calcext:value-type="float">
            <text:p>9.68</text:p>
          </table:table-cell>
          <table:table-cell office:value-type="float" office:value="0.270930260419846" calcext:value-type="float">
            <text:p>0.2709302604</text:p>
          </table:table-cell>
        </table:table-row>
        <table:table-row table:style-name="ro1">
          <table:table-cell table:formula="of:=[.A740]+0.01" office:value-type="float" office:value="7.39999999999989" calcext:value-type="float">
            <text:p>7.4</text:p>
          </table:table-cell>
          <table:table-cell office:value-type="float" office:value="75.4233627319336" calcext:value-type="float">
            <text:p>75.4233627319</text:p>
          </table:table-cell>
          <table:table-cell table:formula="of:=[.C740]+0.01" office:value-type="float" office:value="9.68999999999984" calcext:value-type="float">
            <text:p>9.69</text:p>
          </table:table-cell>
          <table:table-cell office:value-type="float" office:value="0.25871816277504" calcext:value-type="float">
            <text:p>0.2587181628</text:p>
          </table:table-cell>
        </table:table-row>
        <table:table-row table:style-name="ro1">
          <table:table-cell table:formula="of:=[.A741]+0.01" office:value-type="float" office:value="7.40999999999989" calcext:value-type="float">
            <text:p>7.41</text:p>
          </table:table-cell>
          <table:table-cell office:value-type="float" office:value="75.4244384765625" calcext:value-type="float">
            <text:p>75.4244384766</text:p>
          </table:table-cell>
          <table:table-cell table:formula="of:=[.C741]+0.01" office:value-type="float" office:value="9.69999999999984" calcext:value-type="float">
            <text:p>9.7</text:p>
          </table:table-cell>
          <table:table-cell office:value-type="float" office:value="0.236720815300941" calcext:value-type="float">
            <text:p>0.2367208153</text:p>
          </table:table-cell>
        </table:table-row>
        <table:table-row table:style-name="ro1">
          <table:table-cell table:formula="of:=[.A742]+0.01" office:value-type="float" office:value="7.41999999999989" calcext:value-type="float">
            <text:p>7.42</text:p>
          </table:table-cell>
          <table:table-cell office:value-type="float" office:value="75.425666809082" calcext:value-type="float">
            <text:p>75.4256668091</text:p>
          </table:table-cell>
          <table:table-cell table:formula="of:=[.C742]+0.01" office:value-type="float" office:value="9.70999999999984" calcext:value-type="float">
            <text:p>9.71</text:p>
          </table:table-cell>
          <table:table-cell office:value-type="float" office:value="0.22145602107048" calcext:value-type="float">
            <text:p>0.2214560211</text:p>
          </table:table-cell>
        </table:table-row>
        <table:table-row table:style-name="ro1">
          <table:table-cell table:formula="of:=[.A743]+0.01" office:value-type="float" office:value="7.42999999999989" calcext:value-type="float">
            <text:p>7.43</text:p>
          </table:table-cell>
          <table:table-cell office:value-type="float" office:value="75.4271392822266" calcext:value-type="float">
            <text:p>75.4271392822</text:p>
          </table:table-cell>
          <table:table-cell table:formula="of:=[.C743]+0.01" office:value-type="float" office:value="9.71999999999984" calcext:value-type="float">
            <text:p>9.72</text:p>
          </table:table-cell>
          <table:table-cell office:value-type="float" office:value="0.199536949396133" calcext:value-type="float">
            <text:p>0.1995369494</text:p>
          </table:table-cell>
        </table:table-row>
        <table:table-row table:style-name="ro1">
          <table:table-cell table:formula="of:=[.A744]+0.01" office:value-type="float" office:value="7.43999999999989" calcext:value-type="float">
            <text:p>7.44</text:p>
          </table:table-cell>
          <table:table-cell office:value-type="float" office:value="75.4296188354492" calcext:value-type="float">
            <text:p>75.4296188354</text:p>
          </table:table-cell>
          <table:table-cell table:formula="of:=[.C744]+0.01" office:value-type="float" office:value="9.72999999999984" calcext:value-type="float">
            <text:p>9.73</text:p>
          </table:table-cell>
          <table:table-cell office:value-type="float" office:value="0.184480488300324" calcext:value-type="float">
            <text:p>0.1844804883</text:p>
          </table:table-cell>
        </table:table-row>
        <table:table-row table:style-name="ro1">
          <table:table-cell table:formula="of:=[.A745]+0.01" office:value-type="float" office:value="7.44999999999989" calcext:value-type="float">
            <text:p>7.45</text:p>
          </table:table-cell>
          <table:table-cell office:value-type="float" office:value="75.4303894042969" calcext:value-type="float">
            <text:p>75.4303894043</text:p>
          </table:table-cell>
          <table:table-cell table:formula="of:=[.C745]+0.01" office:value-type="float" office:value="9.73999999999984" calcext:value-type="float">
            <text:p>9.74</text:p>
          </table:table-cell>
          <table:table-cell office:value-type="float" office:value="0.166082590818405" calcext:value-type="float">
            <text:p>0.1660825908</text:p>
          </table:table-cell>
        </table:table-row>
        <table:table-row table:style-name="ro1">
          <table:table-cell table:formula="of:=[.A746]+0.01" office:value-type="float" office:value="7.45999999999989" calcext:value-type="float">
            <text:p>7.46</text:p>
          </table:table-cell>
          <table:table-cell office:value-type="float" office:value="75.4325714111328" calcext:value-type="float">
            <text:p>75.4325714111</text:p>
          </table:table-cell>
          <table:table-cell table:formula="of:=[.C746]+0.01" office:value-type="float" office:value="9.74999999999984" calcext:value-type="float">
            <text:p>9.75</text:p>
          </table:table-cell>
          <table:table-cell office:value-type="float" office:value="0.155677288770676" calcext:value-type="float">
            <text:p>0.1556772888</text:p>
          </table:table-cell>
        </table:table-row>
        <table:table-row table:style-name="ro1">
          <table:table-cell table:formula="of:=[.A747]+0.01" office:value-type="float" office:value="7.46999999999989" calcext:value-type="float">
            <text:p>7.47</text:p>
          </table:table-cell>
          <table:table-cell office:value-type="float" office:value="75.434326171875" calcext:value-type="float">
            <text:p>75.4343261719</text:p>
          </table:table-cell>
          <table:table-cell table:formula="of:=[.C747]+0.01" office:value-type="float" office:value="9.75999999999984" calcext:value-type="float">
            <text:p>9.76</text:p>
          </table:table-cell>
          <table:table-cell office:value-type="float" office:value="0.140127599239349" calcext:value-type="float">
            <text:p>0.1401275992</text:p>
          </table:table-cell>
        </table:table-row>
        <table:table-row table:style-name="ro1">
          <table:table-cell table:formula="of:=[.A748]+0.01" office:value-type="float" office:value="7.47999999999989" calcext:value-type="float">
            <text:p>7.48</text:p>
          </table:table-cell>
          <table:table-cell office:value-type="float" office:value="75.4357147216797" calcext:value-type="float">
            <text:p>75.4357147217</text:p>
          </table:table-cell>
          <table:table-cell table:formula="of:=[.C748]+0.01" office:value-type="float" office:value="9.76999999999984" calcext:value-type="float">
            <text:p>9.77</text:p>
          </table:table-cell>
          <table:table-cell office:value-type="float" office:value="0.130256399512291" calcext:value-type="float">
            <text:p>0.1302563995</text:p>
          </table:table-cell>
        </table:table-row>
        <table:table-row table:style-name="ro1">
          <table:table-cell table:formula="of:=[.A749]+0.01" office:value-type="float" office:value="7.48999999999989" calcext:value-type="float">
            <text:p>7.49</text:p>
          </table:table-cell>
          <table:table-cell office:value-type="float" office:value="75.4366912841797" calcext:value-type="float">
            <text:p>75.4366912842</text:p>
          </table:table-cell>
          <table:table-cell table:formula="of:=[.C749]+0.01" office:value-type="float" office:value="9.77999999999984" calcext:value-type="float">
            <text:p>9.78</text:p>
          </table:table-cell>
          <table:table-cell office:value-type="float" office:value="0.116984784603119" calcext:value-type="float">
            <text:p>0.1169847846</text:p>
          </table:table-cell>
        </table:table-row>
        <table:table-row table:style-name="ro1">
          <table:table-cell table:formula="of:=[.A750]+0.01" office:value-type="float" office:value="7.49999999999988" calcext:value-type="float">
            <text:p>7.5</text:p>
          </table:table-cell>
          <table:table-cell office:value-type="float" office:value="75.4381408691406" calcext:value-type="float">
            <text:p>75.4381408691</text:p>
          </table:table-cell>
          <table:table-cell table:formula="of:=[.C750]+0.01" office:value-type="float" office:value="9.78999999999984" calcext:value-type="float">
            <text:p>9.79</text:p>
          </table:table-cell>
          <table:table-cell office:value-type="float" office:value="0.109176255762577" calcext:value-type="float">
            <text:p>0.1091762558</text:p>
          </table:table-cell>
        </table:table-row>
        <table:table-row table:style-name="ro1">
          <table:table-cell table:formula="of:=[.A751]+0.01" office:value-type="float" office:value="7.50999999999988" calcext:value-type="float">
            <text:p>7.51</text:p>
          </table:table-cell>
          <table:table-cell office:value-type="float" office:value="75.4389419555664" calcext:value-type="float">
            <text:p>75.4389419556</text:p>
          </table:table-cell>
          <table:table-cell table:formula="of:=[.C751]+0.01" office:value-type="float" office:value="9.79999999999984" calcext:value-type="float">
            <text:p>9.8</text:p>
          </table:table-cell>
          <table:table-cell office:value-type="float" office:value="0.101075276732445" calcext:value-type="float">
            <text:p>0.1010752767</text:p>
          </table:table-cell>
        </table:table-row>
        <table:table-row table:style-name="ro1">
          <table:table-cell table:formula="of:=[.A752]+0.01" office:value-type="float" office:value="7.51999999999988" calcext:value-type="float">
            <text:p>7.52</text:p>
          </table:table-cell>
          <table:table-cell office:value-type="float" office:value="75.4407196044922" calcext:value-type="float">
            <text:p>75.4407196045</text:p>
          </table:table-cell>
          <table:table-cell table:formula="of:=[.C752]+0.01" office:value-type="float" office:value="9.80999999999984" calcext:value-type="float">
            <text:p>9.81</text:p>
          </table:table-cell>
          <table:table-cell office:value-type="float" office:value="0.0974216014146805" calcext:value-type="float">
            <text:p>0.0974216014</text:p>
          </table:table-cell>
        </table:table-row>
        <table:table-row table:style-name="ro1">
          <table:table-cell table:formula="of:=[.A753]+0.01" office:value-type="float" office:value="7.52999999999988" calcext:value-type="float">
            <text:p>7.53</text:p>
          </table:table-cell>
          <table:table-cell office:value-type="float" office:value="75.4423751831055" calcext:value-type="float">
            <text:p>75.4423751831</text:p>
          </table:table-cell>
          <table:table-cell table:formula="of:=[.C753]+0.01" office:value-type="float" office:value="9.81999999999984" calcext:value-type="float">
            <text:p>9.82</text:p>
          </table:table-cell>
          <table:table-cell office:value-type="float" office:value="0.0940728783607483" calcext:value-type="float">
            <text:p>0.0940728784</text:p>
          </table:table-cell>
        </table:table-row>
        <table:table-row table:style-name="ro1">
          <table:table-cell table:formula="of:=[.A754]+0.01" office:value-type="float" office:value="7.53999999999988" calcext:value-type="float">
            <text:p>7.54</text:p>
          </table:table-cell>
          <table:table-cell office:value-type="float" office:value="75.4446105957031" calcext:value-type="float">
            <text:p>75.4446105957</text:p>
          </table:table-cell>
          <table:table-cell table:formula="of:=[.C754]+0.01" office:value-type="float" office:value="9.82999999999984" calcext:value-type="float">
            <text:p>9.83</text:p>
          </table:table-cell>
          <table:table-cell office:value-type="float" office:value="0.0919551849365235" calcext:value-type="float">
            <text:p>0.0919551849</text:p>
          </table:table-cell>
        </table:table-row>
        <table:table-row table:style-name="ro1">
          <table:table-cell table:formula="of:=[.A755]+0.01" office:value-type="float" office:value="7.54999999999988" calcext:value-type="float">
            <text:p>7.55</text:p>
          </table:table-cell>
          <table:table-cell office:value-type="float" office:value="75.4455337524414" calcext:value-type="float">
            <text:p>75.4455337524</text:p>
          </table:table-cell>
          <table:table-cell table:formula="of:=[.C755]+0.01" office:value-type="float" office:value="9.83999999999984" calcext:value-type="float">
            <text:p>9.84</text:p>
          </table:table-cell>
          <table:table-cell office:value-type="float" office:value="0.0874462649226189" calcext:value-type="float">
            <text:p>0.0874462649</text:p>
          </table:table-cell>
        </table:table-row>
        <table:table-row table:style-name="ro1">
          <table:table-cell table:formula="of:=[.A756]+0.01" office:value-type="float" office:value="7.55999999999988" calcext:value-type="float">
            <text:p>7.56</text:p>
          </table:table-cell>
          <table:table-cell office:value-type="float" office:value="75.4461364746094" calcext:value-type="float">
            <text:p>75.4461364746</text:p>
          </table:table-cell>
          <table:table-cell table:formula="of:=[.C756]+0.01" office:value-type="float" office:value="9.84999999999984" calcext:value-type="float">
            <text:p>9.85</text:p>
          </table:table-cell>
          <table:table-cell office:value-type="float" office:value="0.0827497765421868" calcext:value-type="float">
            <text:p>0.0827497765</text:p>
          </table:table-cell>
        </table:table-row>
        <table:table-row table:style-name="ro1">
          <table:table-cell table:formula="of:=[.A757]+0.01" office:value-type="float" office:value="7.56999999999988" calcext:value-type="float">
            <text:p>7.57</text:p>
          </table:table-cell>
          <table:table-cell office:value-type="float" office:value="75.4465560913086" calcext:value-type="float">
            <text:p>75.4465560913</text:p>
          </table:table-cell>
          <table:table-cell table:formula="of:=[.C757]+0.01" office:value-type="float" office:value="9.85999999999984" calcext:value-type="float">
            <text:p>9.86</text:p>
          </table:table-cell>
          <table:table-cell office:value-type="float" office:value="0.0710535198450089" calcext:value-type="float">
            <text:p>0.0710535198</text:p>
          </table:table-cell>
        </table:table-row>
        <table:table-row table:style-name="ro1">
          <table:table-cell table:formula="of:=[.A758]+0.01" office:value-type="float" office:value="7.57999999999988" calcext:value-type="float">
            <text:p>7.58</text:p>
          </table:table-cell>
          <table:table-cell office:value-type="float" office:value="75.4480209350586" calcext:value-type="float">
            <text:p>75.4480209351</text:p>
          </table:table-cell>
          <table:table-cell table:formula="of:=[.C758]+0.01" office:value-type="float" office:value="9.86999999999984" calcext:value-type="float">
            <text:p>9.87</text:p>
          </table:table-cell>
          <table:table-cell office:value-type="float" office:value="0.0587163306772709" calcext:value-type="float">
            <text:p>0.0587163307</text:p>
          </table:table-cell>
        </table:table-row>
        <table:table-row table:style-name="ro1">
          <table:table-cell table:formula="of:=[.A759]+0.01" office:value-type="float" office:value="7.58999999999988" calcext:value-type="float">
            <text:p>7.59</text:p>
          </table:table-cell>
          <table:table-cell office:value-type="float" office:value="75.4490737915039" calcext:value-type="float">
            <text:p>75.4490737915</text:p>
          </table:table-cell>
          <table:table-cell table:formula="of:=[.C759]+0.01" office:value-type="float" office:value="9.87999999999984" calcext:value-type="float">
            <text:p>9.88</text:p>
          </table:table-cell>
          <table:table-cell office:value-type="float" office:value="0.0372649803757668" calcext:value-type="float">
            <text:p>0.0372649804</text:p>
          </table:table-cell>
        </table:table-row>
        <table:table-row table:style-name="ro1">
          <table:table-cell table:formula="of:=[.A760]+0.01" office:value-type="float" office:value="7.59999999999988" calcext:value-type="float">
            <text:p>7.6</text:p>
          </table:table-cell>
          <table:table-cell office:value-type="float" office:value="75.4502944946289" calcext:value-type="float">
            <text:p>75.4502944946</text:p>
          </table:table-cell>
          <table:table-cell table:formula="of:=[.C760]+0.01" office:value-type="float" office:value="9.88999999999984" calcext:value-type="float">
            <text:p>9.89</text:p>
          </table:table-cell>
          <table:table-cell office:value-type="float" office:value="0.0242803785949945" calcext:value-type="float">
            <text:p>0.0242803786</text:p>
          </table:table-cell>
        </table:table-row>
        <table:table-row table:style-name="ro1">
          <table:table-cell table:formula="of:=[.A761]+0.01" office:value-type="float" office:value="7.60999999999988" calcext:value-type="float">
            <text:p>7.61</text:p>
          </table:table-cell>
          <table:table-cell office:value-type="float" office:value="75.4504623413086" calcext:value-type="float">
            <text:p>75.4504623413</text:p>
          </table:table-cell>
          <table:table-cell table:formula="of:=[.C761]+0.01" office:value-type="float" office:value="9.89999999999984" calcext:value-type="float">
            <text:p>9.9</text:p>
          </table:table-cell>
          <table:table-cell office:value-type="float" office:value="0.0134399989619851" calcext:value-type="float">
            <text:p>0.013439999</text:p>
          </table:table-cell>
        </table:table-row>
        <table:table-row table:style-name="ro1">
          <table:table-cell table:formula="of:=[.A762]+0.01" office:value-type="float" office:value="7.61999999999988" calcext:value-type="float">
            <text:p>7.62</text:p>
          </table:table-cell>
          <table:table-cell office:value-type="float" office:value="75.4515914916992" calcext:value-type="float">
            <text:p>75.4515914917</text:p>
          </table:table-cell>
          <table:table-cell table:formula="of:=[.C762]+0.01" office:value-type="float" office:value="9.90999999999984" calcext:value-type="float">
            <text:p>9.91</text:p>
          </table:table-cell>
          <table:table-cell office:value-type="float" office:value="0.0114139216020703" calcext:value-type="float">
            <text:p>0.0114139216</text:p>
          </table:table-cell>
        </table:table-row>
        <table:table-row table:style-name="ro1">
          <table:table-cell table:formula="of:=[.A763]+0.01" office:value-type="float" office:value="7.62999999999988" calcext:value-type="float">
            <text:p>7.63</text:p>
          </table:table-cell>
          <table:table-cell office:value-type="float" office:value="75.4518585205078" calcext:value-type="float">
            <text:p>75.4518585205</text:p>
          </table:table-cell>
          <table:table-cell table:formula="of:=[.C763]+0.01" office:value-type="float" office:value="9.91999999999984" calcext:value-type="float">
            <text:p>9.92</text:p>
          </table:table-cell>
          <table:table-cell office:value-type="float" office:value="0.0105829276144505" calcext:value-type="float">
            <text:p>0.0105829276</text:p>
          </table:table-cell>
        </table:table-row>
        <table:table-row table:style-name="ro1">
          <table:table-cell table:formula="of:=[.A764]+0.01" office:value-type="float" office:value="7.63999999999988" calcext:value-type="float">
            <text:p>7.64</text:p>
          </table:table-cell>
          <table:table-cell office:value-type="float" office:value="75.453857421875" calcext:value-type="float">
            <text:p>75.4538574219</text:p>
          </table:table-cell>
          <table:table-cell table:formula="of:=[.C764]+0.01" office:value-type="float" office:value="9.92999999999984" calcext:value-type="float">
            <text:p>9.93</text:p>
          </table:table-cell>
          <table:table-cell office:value-type="float" office:value="0.00874340534210205" calcext:value-type="float">
            <text:p>0.0087434053</text:p>
          </table:table-cell>
        </table:table-row>
        <table:table-row table:style-name="ro1">
          <table:table-cell table:formula="of:=[.A765]+0.01" office:value-type="float" office:value="7.64999999999988" calcext:value-type="float">
            <text:p>7.65</text:p>
          </table:table-cell>
          <table:table-cell office:value-type="float" office:value="75.4551010131836" calcext:value-type="float">
            <text:p>75.4551010132</text:p>
          </table:table-cell>
          <table:table-cell table:formula="of:=[.C765]+0.01" office:value-type="float" office:value="9.93999999999984" calcext:value-type="float">
            <text:p>9.94</text:p>
          </table:table-cell>
          <table:table-cell office:value-type="float" office:value="0.000889142334926873" calcext:value-type="float">
            <text:p>0.0008891423</text:p>
          </table:table-cell>
        </table:table-row>
        <table:table-row table:style-name="ro1">
          <table:table-cell table:formula="of:=[.A766]+0.01" office:value-type="float" office:value="7.65999999999988" calcext:value-type="float">
            <text:p>7.66</text:p>
          </table:table-cell>
          <table:table-cell office:value-type="float" office:value="75.4570922851562" calcext:value-type="float">
            <text:p>75.4570922852</text:p>
          </table:table-cell>
          <table:table-cell table:formula="of:=[.C766]+0.01" office:value-type="float" office:value="9.94999999999984" calcext:value-type="float">
            <text:p>9.95</text:p>
          </table:table-cell>
          <table:table-cell office:value-type="float" office:value="-0.00647313846275211" calcext:value-type="float">
            <text:p>-0.0064731385</text:p>
          </table:table-cell>
        </table:table-row>
        <table:table-row table:style-name="ro1">
          <table:table-cell table:formula="of:=[.A767]+0.01" office:value-type="float" office:value="7.66999999999988" calcext:value-type="float">
            <text:p>7.67</text:p>
          </table:table-cell>
          <table:table-cell office:value-type="float" office:value="75.4582443237305" calcext:value-type="float">
            <text:p>75.4582443237</text:p>
          </table:table-cell>
          <table:table-cell table:formula="of:=[.C767]+0.01" office:value-type="float" office:value="9.95999999999984" calcext:value-type="float">
            <text:p>9.96</text:p>
          </table:table-cell>
          <table:table-cell office:value-type="float" office:value="-0.0140971997752786" calcext:value-type="float">
            <text:p>-0.0140971998</text:p>
          </table:table-cell>
        </table:table-row>
        <table:table-row table:style-name="ro1">
          <table:table-cell table:formula="of:=[.A768]+0.01" office:value-type="float" office:value="7.67999999999988" calcext:value-type="float">
            <text:p>7.68</text:p>
          </table:table-cell>
          <table:table-cell office:value-type="float" office:value="75.4601287841797" calcext:value-type="float">
            <text:p>75.4601287842</text:p>
          </table:table-cell>
          <table:table-cell table:formula="of:=[.C768]+0.01" office:value-type="float" office:value="9.96999999999984" calcext:value-type="float">
            <text:p>9.97</text:p>
          </table:table-cell>
          <table:table-cell office:value-type="float" office:value="-0.0184699762612581" calcext:value-type="float">
            <text:p>-0.0184699763</text:p>
          </table:table-cell>
        </table:table-row>
        <table:table-row table:style-name="ro1">
          <table:table-cell table:formula="of:=[.A769]+0.01" office:value-type="float" office:value="7.68999999999988" calcext:value-type="float">
            <text:p>7.69</text:p>
          </table:table-cell>
          <table:table-cell office:value-type="float" office:value="75.4612884521484" calcext:value-type="float">
            <text:p>75.4612884521</text:p>
          </table:table-cell>
          <table:table-cell table:formula="of:=[.C769]+0.01" office:value-type="float" office:value="9.97999999999984" calcext:value-type="float">
            <text:p>9.98</text:p>
          </table:table-cell>
          <table:table-cell office:value-type="float" office:value="-0.0284208096563816" calcext:value-type="float">
            <text:p>-0.0284208097</text:p>
          </table:table-cell>
        </table:table-row>
        <table:table-row table:style-name="ro1">
          <table:table-cell table:formula="of:=[.A770]+0.01" office:value-type="float" office:value="7.69999999999988" calcext:value-type="float">
            <text:p>7.7</text:p>
          </table:table-cell>
          <table:table-cell office:value-type="float" office:value="75.461784362793" calcext:value-type="float">
            <text:p>75.4617843628</text:p>
          </table:table-cell>
          <table:table-cell table:formula="of:=[.C770]+0.01" office:value-type="float" office:value="9.98999999999984" calcext:value-type="float">
            <text:p>9.99</text:p>
          </table:table-cell>
          <table:table-cell office:value-type="float" office:value="-0.0335824191570282" calcext:value-type="float">
            <text:p>-0.0335824192</text:p>
          </table:table-cell>
        </table:table-row>
        <table:table-row table:style-name="ro1">
          <table:table-cell table:formula="of:=[.A771]+0.01" office:value-type="float" office:value="7.70999999999988" calcext:value-type="float">
            <text:p>7.71</text:p>
          </table:table-cell>
          <table:table-cell office:value-type="float" office:value="75.4619598388672" calcext:value-type="float">
            <text:p>75.4619598389</text:p>
          </table:table-cell>
          <table:table-cell table:formula="of:=[.C771]+0.01" office:value-type="float" office:value="9.99999999999984" calcext:value-type="float">
            <text:p>10</text:p>
          </table:table-cell>
          <table:table-cell office:value-type="float" office:value="-0.0356308147311211" calcext:value-type="float">
            <text:p>-0.0356308147</text:p>
          </table:table-cell>
        </table:table-row>
        <table:table-row table:style-name="ro1">
          <table:table-cell table:formula="of:=[.A772]+0.01" office:value-type="float" office:value="7.71999999999988" calcext:value-type="float">
            <text:p>7.72</text:p>
          </table:table-cell>
          <table:table-cell office:value-type="float" office:value="75.4628829956055" calcext:value-type="float">
            <text:p>75.4628829956</text:p>
          </table:table-cell>
          <table:table-cell table:formula="of:=[.C772]+0.01" office:value-type="float" office:value="10.0099999999998" calcext:value-type="float">
            <text:p>10.01</text:p>
          </table:table-cell>
          <table:table-cell office:value-type="float" office:value="-0.0339950509369373" calcext:value-type="float">
            <text:p>-0.0339950509</text:p>
          </table:table-cell>
        </table:table-row>
        <table:table-row table:style-name="ro1">
          <table:table-cell table:formula="of:=[.A773]+0.01" office:value-type="float" office:value="7.72999999999988" calcext:value-type="float">
            <text:p>7.73</text:p>
          </table:table-cell>
          <table:table-cell office:value-type="float" office:value="75.4636459350586" calcext:value-type="float">
            <text:p>75.4636459351</text:p>
          </table:table-cell>
          <table:table-cell table:formula="of:=[.C773]+0.01" office:value-type="float" office:value="10.0199999999998" calcext:value-type="float">
            <text:p>10.02</text:p>
          </table:table-cell>
          <table:table-cell office:value-type="float" office:value="-0.0254150629043579" calcext:value-type="float">
            <text:p>-0.0254150629</text:p>
          </table:table-cell>
        </table:table-row>
        <table:table-row table:style-name="ro1">
          <table:table-cell table:formula="of:=[.A774]+0.01" office:value-type="float" office:value="7.73999999999988" calcext:value-type="float">
            <text:p>7.74</text:p>
          </table:table-cell>
          <table:table-cell office:value-type="float" office:value="75.4645843505859" calcext:value-type="float">
            <text:p>75.4645843506</text:p>
          </table:table-cell>
          <table:table-cell table:formula="of:=[.C774]+0.01" office:value-type="float" office:value="10.0299999999998" calcext:value-type="float">
            <text:p>10.03</text:p>
          </table:table-cell>
          <table:table-cell office:value-type="float" office:value="-0.0216192826628685" calcext:value-type="float">
            <text:p>-0.0216192827</text:p>
          </table:table-cell>
        </table:table-row>
        <table:table-row table:style-name="ro1">
          <table:table-cell table:formula="of:=[.A775]+0.01" office:value-type="float" office:value="7.74999999999988" calcext:value-type="float">
            <text:p>7.75</text:p>
          </table:table-cell>
          <table:table-cell office:value-type="float" office:value="75.465461730957" calcext:value-type="float">
            <text:p>75.465461731</text:p>
          </table:table-cell>
          <table:table-cell table:formula="of:=[.C775]+0.01" office:value-type="float" office:value="10.0399999999998" calcext:value-type="float">
            <text:p>10.04</text:p>
          </table:table-cell>
          <table:table-cell office:value-type="float" office:value="-0.0144746862351894" calcext:value-type="float">
            <text:p>-0.0144746862</text:p>
          </table:table-cell>
        </table:table-row>
        <table:table-row table:style-name="ro1">
          <table:table-cell table:formula="of:=[.A776]+0.01" office:value-type="float" office:value="7.75999999999988" calcext:value-type="float">
            <text:p>7.76</text:p>
          </table:table-cell>
          <table:table-cell office:value-type="float" office:value="75.4658279418945" calcext:value-type="float">
            <text:p>75.4658279419</text:p>
          </table:table-cell>
          <table:table-cell table:formula="of:=[.C776]+0.01" office:value-type="float" office:value="10.0499999999998" calcext:value-type="float">
            <text:p>10.05</text:p>
          </table:table-cell>
          <table:table-cell office:value-type="float" office:value="-0.0104194544255734" calcext:value-type="float">
            <text:p>-0.0104194544</text:p>
          </table:table-cell>
        </table:table-row>
        <table:table-row table:style-name="ro1">
          <table:table-cell table:formula="of:=[.A777]+0.01" office:value-type="float" office:value="7.76999999999988" calcext:value-type="float">
            <text:p>7.77</text:p>
          </table:table-cell>
          <table:table-cell office:value-type="float" office:value="75.4663391113281" calcext:value-type="float">
            <text:p>75.4663391113</text:p>
          </table:table-cell>
          <table:table-cell table:formula="of:=[.C777]+0.01" office:value-type="float" office:value="10.0599999999998" calcext:value-type="float">
            <text:p>10.06</text:p>
          </table:table-cell>
          <table:table-cell office:value-type="float" office:value="-0.0139634674414992" calcext:value-type="float">
            <text:p>-0.0139634674</text:p>
          </table:table-cell>
        </table:table-row>
        <table:table-row table:style-name="ro1">
          <table:table-cell table:formula="of:=[.A778]+0.01" office:value-type="float" office:value="7.77999999999988" calcext:value-type="float">
            <text:p>7.78</text:p>
          </table:table-cell>
          <table:table-cell office:value-type="float" office:value="75.4678955078125" calcext:value-type="float">
            <text:p>75.4678955078</text:p>
          </table:table-cell>
          <table:table-cell table:formula="of:=[.C778]+0.01" office:value-type="float" office:value="10.0699999999998" calcext:value-type="float">
            <text:p>10.07</text:p>
          </table:table-cell>
          <table:table-cell office:value-type="float" office:value="-0.0220753252506256" calcext:value-type="float">
            <text:p>-0.0220753253</text:p>
          </table:table-cell>
        </table:table-row>
        <table:table-row table:style-name="ro1">
          <table:table-cell table:formula="of:=[.A779]+0.01" office:value-type="float" office:value="7.78999999999988" calcext:value-type="float">
            <text:p>7.79</text:p>
          </table:table-cell>
          <table:table-cell office:value-type="float" office:value="75.46923828125" calcext:value-type="float">
            <text:p>75.4692382813</text:p>
          </table:table-cell>
          <table:table-cell table:formula="of:=[.C779]+0.01" office:value-type="float" office:value="10.0799999999998" calcext:value-type="float">
            <text:p>10.08</text:p>
          </table:table-cell>
          <table:table-cell office:value-type="float" office:value="-0.0457355603575707" calcext:value-type="float">
            <text:p>-0.0457355604</text:p>
          </table:table-cell>
        </table:table-row>
        <table:table-row table:style-name="ro1">
          <table:table-cell table:formula="of:=[.A780]+0.01" office:value-type="float" office:value="7.79999999999988" calcext:value-type="float">
            <text:p>7.8</text:p>
          </table:table-cell>
          <table:table-cell office:value-type="float" office:value="75.4704818725586" calcext:value-type="float">
            <text:p>75.4704818726</text:p>
          </table:table-cell>
          <table:table-cell table:formula="of:=[.C780]+0.01" office:value-type="float" office:value="10.0899999999998" calcext:value-type="float">
            <text:p>10.09</text:p>
          </table:table-cell>
          <table:table-cell office:value-type="float" office:value="-0.0676268860697746" calcext:value-type="float">
            <text:p>-0.0676268861</text:p>
          </table:table-cell>
        </table:table-row>
        <table:table-row table:style-name="ro1">
          <table:table-cell table:formula="of:=[.A781]+0.01" office:value-type="float" office:value="7.80999999999988" calcext:value-type="float">
            <text:p>7.81</text:p>
          </table:table-cell>
          <table:table-cell office:value-type="float" office:value="75.4716644287109" calcext:value-type="float">
            <text:p>75.4716644287</text:p>
          </table:table-cell>
          <table:table-cell table:formula="of:=[.C781]+0.01" office:value-type="float" office:value="10.0999999999998" calcext:value-type="float">
            <text:p>10.1</text:p>
          </table:table-cell>
          <table:table-cell office:value-type="float" office:value="-0.105237491428852" calcext:value-type="float">
            <text:p>-0.1052374914</text:p>
          </table:table-cell>
        </table:table-row>
        <table:table-row table:style-name="ro1">
          <table:table-cell table:formula="of:=[.A782]+0.01" office:value-type="float" office:value="7.81999999999988" calcext:value-type="float">
            <text:p>7.82</text:p>
          </table:table-cell>
          <table:table-cell office:value-type="float" office:value="75.4733352661133" calcext:value-type="float">
            <text:p>75.4733352661</text:p>
          </table:table-cell>
          <table:table-cell table:formula="of:=[.C782]+0.01" office:value-type="float" office:value="10.1099999999998" calcext:value-type="float">
            <text:p>10.11</text:p>
          </table:table-cell>
          <table:table-cell office:value-type="float" office:value="-0.131964802742004" calcext:value-type="float">
            <text:p>-0.1319648027</text:p>
          </table:table-cell>
        </table:table-row>
        <table:table-row table:style-name="ro1">
          <table:table-cell table:formula="of:=[.A783]+0.01" office:value-type="float" office:value="7.82999999999988" calcext:value-type="float">
            <text:p>7.83</text:p>
          </table:table-cell>
          <table:table-cell office:value-type="float" office:value="75.4744491577148" calcext:value-type="float">
            <text:p>75.4744491577</text:p>
          </table:table-cell>
          <table:table-cell table:formula="of:=[.C783]+0.01" office:value-type="float" office:value="10.1199999999998" calcext:value-type="float">
            <text:p>10.12</text:p>
          </table:table-cell>
          <table:table-cell office:value-type="float" office:value="-0.166243031620979" calcext:value-type="float">
            <text:p>-0.1662430316</text:p>
          </table:table-cell>
        </table:table-row>
        <table:table-row table:style-name="ro1">
          <table:table-cell table:formula="of:=[.A784]+0.01" office:value-type="float" office:value="7.83999999999988" calcext:value-type="float">
            <text:p>7.84</text:p>
          </table:table-cell>
          <table:table-cell office:value-type="float" office:value="75.4757385253906" calcext:value-type="float">
            <text:p>75.4757385254</text:p>
          </table:table-cell>
          <table:table-cell table:formula="of:=[.C784]+0.01" office:value-type="float" office:value="10.1299999999998" calcext:value-type="float">
            <text:p>10.13</text:p>
          </table:table-cell>
          <table:table-cell office:value-type="float" office:value="-0.187646970152855" calcext:value-type="float">
            <text:p>-0.1876469702</text:p>
          </table:table-cell>
        </table:table-row>
        <table:table-row table:style-name="ro1">
          <table:table-cell table:formula="of:=[.A785]+0.01" office:value-type="float" office:value="7.84999999999988" calcext:value-type="float">
            <text:p>7.85</text:p>
          </table:table-cell>
          <table:table-cell office:value-type="float" office:value="75.4765548706055" calcext:value-type="float">
            <text:p>75.4765548706</text:p>
          </table:table-cell>
          <table:table-cell table:formula="of:=[.C785]+0.01" office:value-type="float" office:value="10.1399999999998" calcext:value-type="float">
            <text:p>10.14</text:p>
          </table:table-cell>
          <table:table-cell office:value-type="float" office:value="-0.219249933958054" calcext:value-type="float">
            <text:p>-0.219249934</text:p>
          </table:table-cell>
        </table:table-row>
        <table:table-row table:style-name="ro1">
          <table:table-cell table:formula="of:=[.A786]+0.01" office:value-type="float" office:value="7.85999999999988" calcext:value-type="float">
            <text:p>7.86</text:p>
          </table:table-cell>
          <table:table-cell office:value-type="float" office:value="75.4781112670898" calcext:value-type="float">
            <text:p>75.4781112671</text:p>
          </table:table-cell>
          <table:table-cell table:formula="of:=[.C786]+0.01" office:value-type="float" office:value="10.1499999999998" calcext:value-type="float">
            <text:p>10.15</text:p>
          </table:table-cell>
          <table:table-cell office:value-type="float" office:value="-0.240094229578972" calcext:value-type="float">
            <text:p>-0.2400942296</text:p>
          </table:table-cell>
        </table:table-row>
        <table:table-row table:style-name="ro1">
          <table:table-cell table:formula="of:=[.A787]+0.01" office:value-type="float" office:value="7.86999999999988" calcext:value-type="float">
            <text:p>7.87</text:p>
          </table:table-cell>
          <table:table-cell office:value-type="float" office:value="75.4789199829102" calcext:value-type="float">
            <text:p>75.4789199829</text:p>
          </table:table-cell>
          <table:table-cell table:formula="of:=[.C787]+0.01" office:value-type="float" office:value="10.1599999999998" calcext:value-type="float">
            <text:p>10.16</text:p>
          </table:table-cell>
          <table:table-cell office:value-type="float" office:value="-0.274449080228806" calcext:value-type="float">
            <text:p>-0.2744490802</text:p>
          </table:table-cell>
        </table:table-row>
        <table:table-row table:style-name="ro1">
          <table:table-cell table:formula="of:=[.A788]+0.01" office:value-type="float" office:value="7.87999999999988" calcext:value-type="float">
            <text:p>7.88</text:p>
          </table:table-cell>
          <table:table-cell office:value-type="float" office:value="75.4802703857422" calcext:value-type="float">
            <text:p>75.4802703857</text:p>
          </table:table-cell>
          <table:table-cell table:formula="of:=[.C788]+0.01" office:value-type="float" office:value="10.1699999999998" calcext:value-type="float">
            <text:p>10.17</text:p>
          </table:table-cell>
          <table:table-cell office:value-type="float" office:value="-0.298553138971329" calcext:value-type="float">
            <text:p>-0.298553139</text:p>
          </table:table-cell>
        </table:table-row>
        <table:table-row table:style-name="ro1">
          <table:table-cell table:formula="of:=[.A789]+0.01" office:value-type="float" office:value="7.88999999999988" calcext:value-type="float">
            <text:p>7.89</text:p>
          </table:table-cell>
          <table:table-cell office:value-type="float" office:value="75.4814529418945" calcext:value-type="float">
            <text:p>75.4814529419</text:p>
          </table:table-cell>
          <table:table-cell table:formula="of:=[.C789]+0.01" office:value-type="float" office:value="10.1799999999998" calcext:value-type="float">
            <text:p>10.18</text:p>
          </table:table-cell>
          <table:table-cell office:value-type="float" office:value="-0.34180212020874" calcext:value-type="float">
            <text:p>-0.3418021202</text:p>
          </table:table-cell>
        </table:table-row>
        <table:table-row table:style-name="ro1">
          <table:table-cell table:formula="of:=[.A790]+0.01" office:value-type="float" office:value="7.89999999999988" calcext:value-type="float">
            <text:p>7.9</text:p>
          </table:table-cell>
          <table:table-cell office:value-type="float" office:value="75.4833450317383" calcext:value-type="float">
            <text:p>75.4833450317</text:p>
          </table:table-cell>
          <table:table-cell table:formula="of:=[.C790]+0.01" office:value-type="float" office:value="10.1899999999998" calcext:value-type="float">
            <text:p>10.19</text:p>
          </table:table-cell>
          <table:table-cell office:value-type="float" office:value="-0.369576692581177" calcext:value-type="float">
            <text:p>-0.3695766926</text:p>
          </table:table-cell>
        </table:table-row>
        <table:table-row table:style-name="ro1">
          <table:table-cell table:formula="of:=[.A791]+0.01" office:value-type="float" office:value="7.90999999999988" calcext:value-type="float">
            <text:p>7.91</text:p>
          </table:table-cell>
          <table:table-cell office:value-type="float" office:value="75.4850769042969" calcext:value-type="float">
            <text:p>75.4850769043</text:p>
          </table:table-cell>
          <table:table-cell table:formula="of:=[.C791]+0.01" office:value-type="float" office:value="10.1999999999998" calcext:value-type="float">
            <text:p>10.2</text:p>
          </table:table-cell>
          <table:table-cell office:value-type="float" office:value="-0.406328409910202" calcext:value-type="float">
            <text:p>-0.4063284099</text:p>
          </table:table-cell>
        </table:table-row>
        <table:table-row table:style-name="ro1">
          <table:table-cell table:formula="of:=[.A792]+0.01" office:value-type="float" office:value="7.91999999999988" calcext:value-type="float">
            <text:p>7.92</text:p>
          </table:table-cell>
          <table:table-cell office:value-type="float" office:value="75.4865570068359" calcext:value-type="float">
            <text:p>75.4865570068</text:p>
          </table:table-cell>
          <table:table-cell table:formula="of:=[.C792]+0.01" office:value-type="float" office:value="10.2099999999998" calcext:value-type="float">
            <text:p>10.21</text:p>
          </table:table-cell>
          <table:table-cell office:value-type="float" office:value="-0.424901157617569" calcext:value-type="float">
            <text:p>-0.4249011576</text:p>
          </table:table-cell>
        </table:table-row>
        <table:table-row table:style-name="ro1">
          <table:table-cell table:formula="of:=[.A793]+0.01" office:value-type="float" office:value="7.92999999999988" calcext:value-type="float">
            <text:p>7.93</text:p>
          </table:table-cell>
          <table:table-cell office:value-type="float" office:value="75.4872665405273" calcext:value-type="float">
            <text:p>75.4872665405</text:p>
          </table:table-cell>
          <table:table-cell table:formula="of:=[.C793]+0.01" office:value-type="float" office:value="10.2199999999998" calcext:value-type="float">
            <text:p>10.22</text:p>
          </table:table-cell>
          <table:table-cell office:value-type="float" office:value="-0.439787566661835" calcext:value-type="float">
            <text:p>-0.4397875667</text:p>
          </table:table-cell>
        </table:table-row>
        <table:table-row table:style-name="ro1">
          <table:table-cell table:formula="of:=[.A794]+0.01" office:value-type="float" office:value="7.93999999999988" calcext:value-type="float">
            <text:p>7.94</text:p>
          </table:table-cell>
          <table:table-cell office:value-type="float" office:value="75.4880905151367" calcext:value-type="float">
            <text:p>75.4880905151</text:p>
          </table:table-cell>
          <table:table-cell table:formula="of:=[.C794]+0.01" office:value-type="float" office:value="10.2299999999998" calcext:value-type="float">
            <text:p>10.23</text:p>
          </table:table-cell>
          <table:table-cell office:value-type="float" office:value="-0.444577127695084" calcext:value-type="float">
            <text:p>-0.4445771277</text:p>
          </table:table-cell>
        </table:table-row>
        <table:table-row table:style-name="ro1">
          <table:table-cell table:formula="of:=[.A795]+0.01" office:value-type="float" office:value="7.94999999999988" calcext:value-type="float">
            <text:p>7.95</text:p>
          </table:table-cell>
          <table:table-cell office:value-type="float" office:value="75.4887237548828" calcext:value-type="float">
            <text:p>75.4887237549</text:p>
          </table:table-cell>
          <table:table-cell table:formula="of:=[.C795]+0.01" office:value-type="float" office:value="10.2399999999998" calcext:value-type="float">
            <text:p>10.24</text:p>
          </table:table-cell>
          <table:table-cell office:value-type="float" office:value="-0.44473135471344" calcext:value-type="float">
            <text:p>-0.4447313547</text:p>
          </table:table-cell>
        </table:table-row>
        <table:table-row table:style-name="ro1">
          <table:table-cell table:formula="of:=[.A796]+0.01" office:value-type="float" office:value="7.95999999999988" calcext:value-type="float">
            <text:p>7.96</text:p>
          </table:table-cell>
          <table:table-cell office:value-type="float" office:value="75.4897613525391" calcext:value-type="float">
            <text:p>75.4897613525</text:p>
          </table:table-cell>
          <table:table-cell table:formula="of:=[.C796]+0.01" office:value-type="float" office:value="10.2499999999998" calcext:value-type="float">
            <text:p>10.25</text:p>
          </table:table-cell>
          <table:table-cell office:value-type="float" office:value="-0.443927824497223" calcext:value-type="float">
            <text:p>-0.4439278245</text:p>
          </table:table-cell>
        </table:table-row>
        <table:table-row table:style-name="ro1">
          <table:table-cell table:formula="of:=[.A797]+0.01" office:value-type="float" office:value="7.96999999999987" calcext:value-type="float">
            <text:p>7.97</text:p>
          </table:table-cell>
          <table:table-cell office:value-type="float" office:value="75.4901580810547" calcext:value-type="float">
            <text:p>75.4901580811</text:p>
          </table:table-cell>
          <table:table-cell table:formula="of:=[.C797]+0.01" office:value-type="float" office:value="10.2599999999998" calcext:value-type="float">
            <text:p>10.26</text:p>
          </table:table-cell>
          <table:table-cell office:value-type="float" office:value="-0.443595588207245" calcext:value-type="float">
            <text:p>-0.4435955882</text:p>
          </table:table-cell>
        </table:table-row>
        <table:table-row table:style-name="ro1">
          <table:table-cell table:formula="of:=[.A798]+0.01" office:value-type="float" office:value="7.97999999999987" calcext:value-type="float">
            <text:p>7.98</text:p>
          </table:table-cell>
          <table:table-cell office:value-type="float" office:value="75.4919586181641" calcext:value-type="float">
            <text:p>75.4919586182</text:p>
          </table:table-cell>
          <table:table-cell table:formula="of:=[.C798]+0.01" office:value-type="float" office:value="10.2699999999998" calcext:value-type="float">
            <text:p>10.27</text:p>
          </table:table-cell>
          <table:table-cell office:value-type="float" office:value="-0.442778080701828" calcext:value-type="float">
            <text:p>-0.4427780807</text:p>
          </table:table-cell>
        </table:table-row>
        <table:table-row table:style-name="ro1">
          <table:table-cell table:formula="of:=[.A799]+0.01" office:value-type="float" office:value="7.98999999999987" calcext:value-type="float">
            <text:p>7.99</text:p>
          </table:table-cell>
          <table:table-cell office:value-type="float" office:value="75.4930419921875" calcext:value-type="float">
            <text:p>75.4930419922</text:p>
          </table:table-cell>
          <table:table-cell table:formula="of:=[.C799]+0.01" office:value-type="float" office:value="10.2799999999998" calcext:value-type="float">
            <text:p>10.28</text:p>
          </table:table-cell>
          <table:table-cell office:value-type="float" office:value="-0.442974299192429" calcext:value-type="float">
            <text:p>-0.4429742992</text:p>
          </table:table-cell>
        </table:table-row>
        <table:table-row table:style-name="ro1">
          <table:table-cell table:formula="of:=[.A800]+0.01" office:value-type="float" office:value="7.99999999999987" calcext:value-type="float">
            <text:p>8</text:p>
          </table:table-cell>
          <table:table-cell office:value-type="float" office:value="75.4943618774414" calcext:value-type="float">
            <text:p>75.4943618774</text:p>
          </table:table-cell>
          <table:table-cell table:formula="of:=[.C800]+0.01" office:value-type="float" office:value="10.2899999999998" calcext:value-type="float">
            <text:p>10.29</text:p>
          </table:table-cell>
          <table:table-cell office:value-type="float" office:value="-0.439518302679062" calcext:value-type="float">
            <text:p>-0.4395183027</text:p>
          </table:table-cell>
        </table:table-row>
        <table:table-row table:style-name="ro1">
          <table:table-cell table:formula="of:=[.A801]+0.01" office:value-type="float" office:value="8.00999999999987" calcext:value-type="float">
            <text:p>8.01</text:p>
          </table:table-cell>
          <table:table-cell office:value-type="float" office:value="75.4952392578125" calcext:value-type="float">
            <text:p>75.4952392578</text:p>
          </table:table-cell>
          <table:table-cell table:formula="of:=[.C801]+0.01" office:value-type="float" office:value="10.2999999999998" calcext:value-type="float">
            <text:p>10.3</text:p>
          </table:table-cell>
          <table:table-cell office:value-type="float" office:value="-0.431486517190933" calcext:value-type="float">
            <text:p>-0.4314865172</text:p>
          </table:table-cell>
        </table:table-row>
        <table:table-row table:style-name="ro1">
          <table:table-cell table:formula="of:=[.A802]+0.01" office:value-type="float" office:value="8.01999999999987" calcext:value-type="float">
            <text:p>8.02</text:p>
          </table:table-cell>
          <table:table-cell office:value-type="float" office:value="75.4960098266602" calcext:value-type="float">
            <text:p>75.4960098267</text:p>
          </table:table-cell>
          <table:table-cell table:formula="of:=[.C802]+0.01" office:value-type="float" office:value="10.3099999999998" calcext:value-type="float">
            <text:p>10.31</text:p>
          </table:table-cell>
          <table:table-cell office:value-type="float" office:value="-0.423729926347732" calcext:value-type="float">
            <text:p>-0.4237299263</text:p>
          </table:table-cell>
        </table:table-row>
        <table:table-row table:style-name="ro1">
          <table:table-cell table:formula="of:=[.A803]+0.01" office:value-type="float" office:value="8.02999999999987" calcext:value-type="float">
            <text:p>8.03</text:p>
          </table:table-cell>
          <table:table-cell office:value-type="float" office:value="75.4972381591797" calcext:value-type="float">
            <text:p>75.4972381592</text:p>
          </table:table-cell>
          <table:table-cell table:formula="of:=[.C803]+0.01" office:value-type="float" office:value="10.3199999999998" calcext:value-type="float">
            <text:p>10.32</text:p>
          </table:table-cell>
          <table:table-cell office:value-type="float" office:value="-0.412247806787491" calcext:value-type="float">
            <text:p>-0.4122478068</text:p>
          </table:table-cell>
        </table:table-row>
        <table:table-row table:style-name="ro1">
          <table:table-cell table:formula="of:=[.A804]+0.01" office:value-type="float" office:value="8.03999999999987" calcext:value-type="float">
            <text:p>8.04</text:p>
          </table:table-cell>
          <table:table-cell office:value-type="float" office:value="75.4979782104492" calcext:value-type="float">
            <text:p>75.4979782104</text:p>
          </table:table-cell>
          <table:table-cell table:formula="of:=[.C804]+0.01" office:value-type="float" office:value="10.3299999999998" calcext:value-type="float">
            <text:p>10.33</text:p>
          </table:table-cell>
          <table:table-cell office:value-type="float" office:value="-0.406144618988037" calcext:value-type="float">
            <text:p>-0.406144619</text:p>
          </table:table-cell>
        </table:table-row>
        <table:table-row table:style-name="ro1">
          <table:table-cell table:formula="of:=[.A805]+0.01" office:value-type="float" office:value="8.04999999999987" calcext:value-type="float">
            <text:p>8.05</text:p>
          </table:table-cell>
          <table:table-cell office:value-type="float" office:value="75.4980773925781" calcext:value-type="float">
            <text:p>75.4980773926</text:p>
          </table:table-cell>
          <table:table-cell table:formula="of:=[.C805]+0.01" office:value-type="float" office:value="10.3399999999998" calcext:value-type="float">
            <text:p>10.34</text:p>
          </table:table-cell>
          <table:table-cell office:value-type="float" office:value="-0.397635191679001" calcext:value-type="float">
            <text:p>-0.3976351917</text:p>
          </table:table-cell>
        </table:table-row>
        <table:table-row table:style-name="ro1">
          <table:table-cell table:formula="of:=[.A806]+0.01" office:value-type="float" office:value="8.05999999999987" calcext:value-type="float">
            <text:p>8.06</text:p>
          </table:table-cell>
          <table:table-cell office:value-type="float" office:value="75.4993743896484" calcext:value-type="float">
            <text:p>75.4993743896</text:p>
          </table:table-cell>
          <table:table-cell table:formula="of:=[.C806]+0.01" office:value-type="float" office:value="10.3499999999998" calcext:value-type="float">
            <text:p>10.35</text:p>
          </table:table-cell>
          <table:table-cell office:value-type="float" office:value="-0.39173224568367" calcext:value-type="float">
            <text:p>-0.3917322457</text:p>
          </table:table-cell>
        </table:table-row>
        <table:table-row table:style-name="ro1">
          <table:table-cell table:formula="of:=[.A807]+0.01" office:value-type="float" office:value="8.06999999999987" calcext:value-type="float">
            <text:p>8.07</text:p>
          </table:table-cell>
          <table:table-cell office:value-type="float" office:value="75.5004577636719" calcext:value-type="float">
            <text:p>75.5004577637</text:p>
          </table:table-cell>
          <table:table-cell table:formula="of:=[.C807]+0.01" office:value-type="float" office:value="10.3599999999998" calcext:value-type="float">
            <text:p>10.36</text:p>
          </table:table-cell>
          <table:table-cell office:value-type="float" office:value="-0.383088439702988" calcext:value-type="float">
            <text:p>-0.3830884397</text:p>
          </table:table-cell>
        </table:table-row>
        <table:table-row table:style-name="ro1">
          <table:table-cell table:formula="of:=[.A808]+0.01" office:value-type="float" office:value="8.07999999999987" calcext:value-type="float">
            <text:p>8.08</text:p>
          </table:table-cell>
          <table:table-cell office:value-type="float" office:value="75.5010070800781" calcext:value-type="float">
            <text:p>75.5010070801</text:p>
          </table:table-cell>
          <table:table-cell table:formula="of:=[.C808]+0.01" office:value-type="float" office:value="10.3699999999998" calcext:value-type="float">
            <text:p>10.37</text:p>
          </table:table-cell>
          <table:table-cell office:value-type="float" office:value="-0.377073287963867" calcext:value-type="float">
            <text:p>-0.377073288</text:p>
          </table:table-cell>
        </table:table-row>
        <table:table-row table:style-name="ro1">
          <table:table-cell table:formula="of:=[.A809]+0.01" office:value-type="float" office:value="8.08999999999987" calcext:value-type="float">
            <text:p>8.09</text:p>
          </table:table-cell>
          <table:table-cell office:value-type="float" office:value="75.5016174316406" calcext:value-type="float">
            <text:p>75.5016174316</text:p>
          </table:table-cell>
          <table:table-cell table:formula="of:=[.C809]+0.01" office:value-type="float" office:value="10.3799999999998" calcext:value-type="float">
            <text:p>10.38</text:p>
          </table:table-cell>
          <table:table-cell office:value-type="float" office:value="-0.373032957315445" calcext:value-type="float">
            <text:p>-0.3730329573</text:p>
          </table:table-cell>
        </table:table-row>
        <table:table-row table:style-name="ro1">
          <table:table-cell table:formula="of:=[.A810]+0.01" office:value-type="float" office:value="8.09999999999987" calcext:value-type="float">
            <text:p>8.1</text:p>
          </table:table-cell>
          <table:table-cell office:value-type="float" office:value="75.5030975341797" calcext:value-type="float">
            <text:p>75.5030975342</text:p>
          </table:table-cell>
          <table:table-cell table:formula="of:=[.C810]+0.01" office:value-type="float" office:value="10.3899999999998" calcext:value-type="float">
            <text:p>10.39</text:p>
          </table:table-cell>
          <table:table-cell office:value-type="float" office:value="-0.373024672269821" calcext:value-type="float">
            <text:p>-0.3730246723</text:p>
          </table:table-cell>
        </table:table-row>
        <table:table-row table:style-name="ro1">
          <table:table-cell table:formula="of:=[.A811]+0.01" office:value-type="float" office:value="8.10999999999987" calcext:value-type="float">
            <text:p>8.11</text:p>
          </table:table-cell>
          <table:table-cell office:value-type="float" office:value="75.5037612915039" calcext:value-type="float">
            <text:p>75.5037612915</text:p>
          </table:table-cell>
          <table:table-cell table:formula="of:=[.C811]+0.01" office:value-type="float" office:value="10.3999999999998" calcext:value-type="float">
            <text:p>10.4</text:p>
          </table:table-cell>
          <table:table-cell office:value-type="float" office:value="-0.37737450003624" calcext:value-type="float">
            <text:p>-0.3773745</text:p>
          </table:table-cell>
        </table:table-row>
        <table:table-row table:style-name="ro1">
          <table:table-cell table:formula="of:=[.A812]+0.01" office:value-type="float" office:value="8.11999999999987" calcext:value-type="float">
            <text:p>8.12</text:p>
          </table:table-cell>
          <table:table-cell office:value-type="float" office:value="75.5044860839844" calcext:value-type="float">
            <text:p>75.504486084</text:p>
          </table:table-cell>
          <table:table-cell table:formula="of:=[.C812]+0.01" office:value-type="float" office:value="10.4099999999998" calcext:value-type="float">
            <text:p>10.41</text:p>
          </table:table-cell>
          <table:table-cell office:value-type="float" office:value="-0.380271464586258" calcext:value-type="float">
            <text:p>-0.3802714646</text:p>
          </table:table-cell>
        </table:table-row>
        <table:table-row table:style-name="ro1">
          <table:table-cell table:formula="of:=[.A813]+0.01" office:value-type="float" office:value="8.12999999999987" calcext:value-type="float">
            <text:p>8.13</text:p>
          </table:table-cell>
          <table:table-cell office:value-type="float" office:value="75.5052795410156" calcext:value-type="float">
            <text:p>75.505279541</text:p>
          </table:table-cell>
          <table:table-cell table:formula="of:=[.C813]+0.01" office:value-type="float" office:value="10.4199999999998" calcext:value-type="float">
            <text:p>10.42</text:p>
          </table:table-cell>
          <table:table-cell office:value-type="float" office:value="-0.383662909269333" calcext:value-type="float">
            <text:p>-0.3836629093</text:p>
          </table:table-cell>
        </table:table-row>
        <table:table-row table:style-name="ro1">
          <table:table-cell table:formula="of:=[.A814]+0.01" office:value-type="float" office:value="8.13999999999987" calcext:value-type="float">
            <text:p>8.14</text:p>
          </table:table-cell>
          <table:table-cell office:value-type="float" office:value="75.5066375732422" calcext:value-type="float">
            <text:p>75.5066375732</text:p>
          </table:table-cell>
          <table:table-cell table:formula="of:=[.C814]+0.01" office:value-type="float" office:value="10.4299999999998" calcext:value-type="float">
            <text:p>10.43</text:p>
          </table:table-cell>
          <table:table-cell office:value-type="float" office:value="-0.384464085102081" calcext:value-type="float">
            <text:p>-0.3844640851</text:p>
          </table:table-cell>
        </table:table-row>
        <table:table-row table:style-name="ro1">
          <table:table-cell table:formula="of:=[.A815]+0.01" office:value-type="float" office:value="8.14999999999987" calcext:value-type="float">
            <text:p>8.15</text:p>
          </table:table-cell>
          <table:table-cell office:value-type="float" office:value="75.5082321166992" calcext:value-type="float">
            <text:p>75.5082321167</text:p>
          </table:table-cell>
          <table:table-cell table:formula="of:=[.C815]+0.01" office:value-type="float" office:value="10.4399999999998" calcext:value-type="float">
            <text:p>10.44</text:p>
          </table:table-cell>
          <table:table-cell office:value-type="float" office:value="-0.382277935743332" calcext:value-type="float">
            <text:p>-0.3822779357</text:p>
          </table:table-cell>
        </table:table-row>
        <table:table-row table:style-name="ro1">
          <table:table-cell table:formula="of:=[.A816]+0.01" office:value-type="float" office:value="8.15999999999987" calcext:value-type="float">
            <text:p>8.16</text:p>
          </table:table-cell>
          <table:table-cell office:value-type="float" office:value="75.51025390625" calcext:value-type="float">
            <text:p>75.5102539063</text:p>
          </table:table-cell>
          <table:table-cell table:formula="of:=[.C816]+0.01" office:value-type="float" office:value="10.4499999999998" calcext:value-type="float">
            <text:p>10.45</text:p>
          </table:table-cell>
          <table:table-cell office:value-type="float" office:value="-0.381959646940231" calcext:value-type="float">
            <text:p>-0.3819596469</text:p>
          </table:table-cell>
        </table:table-row>
        <table:table-row table:style-name="ro1">
          <table:table-cell table:formula="of:=[.A817]+0.01" office:value-type="float" office:value="8.16999999999987" calcext:value-type="float">
            <text:p>8.17</text:p>
          </table:table-cell>
          <table:table-cell office:value-type="float" office:value="75.5115356445313" calcext:value-type="float">
            <text:p>75.5115356445</text:p>
          </table:table-cell>
          <table:table-cell table:formula="of:=[.C817]+0.01" office:value-type="float" office:value="10.4599999999998" calcext:value-type="float">
            <text:p>10.46</text:p>
          </table:table-cell>
          <table:table-cell office:value-type="float" office:value="-0.387410253286362" calcext:value-type="float">
            <text:p>-0.3874102533</text:p>
          </table:table-cell>
        </table:table-row>
        <table:table-row table:style-name="ro1">
          <table:table-cell table:formula="of:=[.A818]+0.01" office:value-type="float" office:value="8.17999999999987" calcext:value-type="float">
            <text:p>8.18</text:p>
          </table:table-cell>
          <table:table-cell office:value-type="float" office:value="75.5127487182617" calcext:value-type="float">
            <text:p>75.5127487183</text:p>
          </table:table-cell>
          <table:table-cell table:formula="of:=[.C818]+0.01" office:value-type="float" office:value="10.4699999999998" calcext:value-type="float">
            <text:p>10.47</text:p>
          </table:table-cell>
          <table:table-cell office:value-type="float" office:value="-0.393669694662094" calcext:value-type="float">
            <text:p>-0.3936696947</text:p>
          </table:table-cell>
        </table:table-row>
        <table:table-row table:style-name="ro1">
          <table:table-cell table:formula="of:=[.A819]+0.01" office:value-type="float" office:value="8.18999999999987" calcext:value-type="float">
            <text:p>8.19</text:p>
          </table:table-cell>
          <table:table-cell office:value-type="float" office:value="75.5132904052734" calcext:value-type="float">
            <text:p>75.5132904053</text:p>
          </table:table-cell>
          <table:table-cell table:formula="of:=[.C819]+0.01" office:value-type="float" office:value="10.4799999999998" calcext:value-type="float">
            <text:p>10.48</text:p>
          </table:table-cell>
          <table:table-cell office:value-type="float" office:value="-0.40278834104538" calcext:value-type="float">
            <text:p>-0.402788341</text:p>
          </table:table-cell>
        </table:table-row>
        <table:table-row table:style-name="ro1">
          <table:table-cell table:formula="of:=[.A820]+0.01" office:value-type="float" office:value="8.19999999999987" calcext:value-type="float">
            <text:p>8.2</text:p>
          </table:table-cell>
          <table:table-cell office:value-type="float" office:value="75.5153427124023" calcext:value-type="float">
            <text:p>75.5153427124</text:p>
          </table:table-cell>
          <table:table-cell table:formula="of:=[.C820]+0.01" office:value-type="float" office:value="10.4899999999998" calcext:value-type="float">
            <text:p>10.49</text:p>
          </table:table-cell>
          <table:table-cell office:value-type="float" office:value="-0.409035086631775" calcext:value-type="float">
            <text:p>-0.4090350866</text:p>
          </table:table-cell>
        </table:table-row>
        <table:table-row table:style-name="ro1">
          <table:table-cell table:formula="of:=[.A821]+0.01" office:value-type="float" office:value="8.20999999999987" calcext:value-type="float">
            <text:p>8.21</text:p>
          </table:table-cell>
          <table:table-cell office:value-type="float" office:value="75.5163726806641" calcext:value-type="float">
            <text:p>75.5163726807</text:p>
          </table:table-cell>
          <table:table-cell table:formula="of:=[.C821]+0.01" office:value-type="float" office:value="10.4999999999998" calcext:value-type="float">
            <text:p>10.5</text:p>
          </table:table-cell>
          <table:table-cell office:value-type="float" office:value="-0.41669699549675" calcext:value-type="float">
            <text:p>-0.4166969955</text:p>
          </table:table-cell>
        </table:table-row>
        <table:table-row table:style-name="ro1">
          <table:table-cell table:formula="of:=[.A822]+0.01" office:value-type="float" office:value="8.21999999999987" calcext:value-type="float">
            <text:p>8.22</text:p>
          </table:table-cell>
          <table:table-cell office:value-type="float" office:value="75.5177230834961" calcext:value-type="float">
            <text:p>75.5177230835</text:p>
          </table:table-cell>
          <table:table-cell table:formula="of:=[.C822]+0.01" office:value-type="float" office:value="10.5099999999998" calcext:value-type="float">
            <text:p>10.51</text:p>
          </table:table-cell>
          <table:table-cell office:value-type="float" office:value="-0.42066290974617" calcext:value-type="float">
            <text:p>-0.4206629097</text:p>
          </table:table-cell>
        </table:table-row>
        <table:table-row table:style-name="ro1">
          <table:table-cell table:formula="of:=[.A823]+0.01" office:value-type="float" office:value="8.22999999999987" calcext:value-type="float">
            <text:p>8.23</text:p>
          </table:table-cell>
          <table:table-cell office:value-type="float" office:value="75.5177154541016" calcext:value-type="float">
            <text:p>75.5177154541</text:p>
          </table:table-cell>
          <table:table-cell table:formula="of:=[.C823]+0.01" office:value-type="float" office:value="10.5199999999998" calcext:value-type="float">
            <text:p>10.52</text:p>
          </table:table-cell>
          <table:table-cell office:value-type="float" office:value="-0.422305315732956" calcext:value-type="float">
            <text:p>-0.4223053157</text:p>
          </table:table-cell>
        </table:table-row>
        <table:table-row table:style-name="ro1">
          <table:table-cell table:formula="of:=[.A824]+0.01" office:value-type="float" office:value="8.23999999999987" calcext:value-type="float">
            <text:p>8.24</text:p>
          </table:table-cell>
          <table:table-cell office:value-type="float" office:value="75.5190887451172" calcext:value-type="float">
            <text:p>75.5190887451</text:p>
          </table:table-cell>
          <table:table-cell table:formula="of:=[.C824]+0.01" office:value-type="float" office:value="10.5299999999998" calcext:value-type="float">
            <text:p>10.53</text:p>
          </table:table-cell>
          <table:table-cell office:value-type="float" office:value="-0.419598162174225" calcext:value-type="float">
            <text:p>-0.4195981622</text:p>
          </table:table-cell>
        </table:table-row>
        <table:table-row table:style-name="ro1">
          <table:table-cell table:formula="of:=[.A825]+0.01" office:value-type="float" office:value="8.24999999999987" calcext:value-type="float">
            <text:p>8.25</text:p>
          </table:table-cell>
          <table:table-cell office:value-type="float" office:value="75.5198135375977" calcext:value-type="float">
            <text:p>75.5198135376</text:p>
          </table:table-cell>
          <table:table-cell table:formula="of:=[.C825]+0.01" office:value-type="float" office:value="10.5399999999998" calcext:value-type="float">
            <text:p>10.54</text:p>
          </table:table-cell>
          <table:table-cell office:value-type="float" office:value="-0.412514358758926" calcext:value-type="float">
            <text:p>-0.4125143588</text:p>
          </table:table-cell>
        </table:table-row>
        <table:table-row table:style-name="ro1">
          <table:table-cell table:formula="of:=[.A826]+0.01" office:value-type="float" office:value="8.25999999999987" calcext:value-type="float">
            <text:p>8.26</text:p>
          </table:table-cell>
          <table:table-cell office:value-type="float" office:value="75.5213470458984" calcext:value-type="float">
            <text:p>75.5213470459</text:p>
          </table:table-cell>
          <table:table-cell table:formula="of:=[.C826]+0.01" office:value-type="float" office:value="10.5499999999998" calcext:value-type="float">
            <text:p>10.55</text:p>
          </table:table-cell>
          <table:table-cell office:value-type="float" office:value="-0.406842023134232" calcext:value-type="float">
            <text:p>-0.4068420231</text:p>
          </table:table-cell>
        </table:table-row>
        <table:table-row table:style-name="ro1">
          <table:table-cell table:formula="of:=[.A827]+0.01" office:value-type="float" office:value="8.26999999999987" calcext:value-type="float">
            <text:p>8.27</text:p>
          </table:table-cell>
          <table:table-cell office:value-type="float" office:value="75.5220718383789" calcext:value-type="float">
            <text:p>75.5220718384</text:p>
          </table:table-cell>
          <table:table-cell table:formula="of:=[.C827]+0.01" office:value-type="float" office:value="10.5599999999998" calcext:value-type="float">
            <text:p>10.56</text:p>
          </table:table-cell>
          <table:table-cell office:value-type="float" office:value="-0.400985896587372" calcext:value-type="float">
            <text:p>-0.4009858966</text:p>
          </table:table-cell>
        </table:table-row>
        <table:table-row table:style-name="ro1">
          <table:table-cell table:formula="of:=[.A828]+0.01" office:value-type="float" office:value="8.27999999999987" calcext:value-type="float">
            <text:p>8.28</text:p>
          </table:table-cell>
          <table:table-cell office:value-type="float" office:value="75.5226058959961" calcext:value-type="float">
            <text:p>75.522605896</text:p>
          </table:table-cell>
          <table:table-cell table:formula="of:=[.C828]+0.01" office:value-type="float" office:value="10.5699999999998" calcext:value-type="float">
            <text:p>10.57</text:p>
          </table:table-cell>
          <table:table-cell office:value-type="float" office:value="-0.399315118789673" calcext:value-type="float">
            <text:p>-0.3993151188</text:p>
          </table:table-cell>
        </table:table-row>
        <table:table-row table:style-name="ro1">
          <table:table-cell table:formula="of:=[.A829]+0.01" office:value-type="float" office:value="8.28999999999987" calcext:value-type="float">
            <text:p>8.29</text:p>
          </table:table-cell>
          <table:table-cell office:value-type="float" office:value="75.5229797363281" calcext:value-type="float">
            <text:p>75.5229797363</text:p>
          </table:table-cell>
          <table:table-cell table:formula="of:=[.C829]+0.01" office:value-type="float" office:value="10.5799999999998" calcext:value-type="float">
            <text:p>10.58</text:p>
          </table:table-cell>
          <table:table-cell office:value-type="float" office:value="-0.399931520223618" calcext:value-type="float">
            <text:p>-0.3999315202</text:p>
          </table:table-cell>
        </table:table-row>
        <table:table-row table:style-name="ro1">
          <table:table-cell table:formula="of:=[.A830]+0.01" office:value-type="float" office:value="8.29999999999987" calcext:value-type="float">
            <text:p>8.3</text:p>
          </table:table-cell>
          <table:table-cell office:value-type="float" office:value="75.5239639282227" calcext:value-type="float">
            <text:p>75.5239639282</text:p>
          </table:table-cell>
          <table:table-cell table:formula="of:=[.C830]+0.01" office:value-type="float" office:value="10.5899999999998" calcext:value-type="float">
            <text:p>10.59</text:p>
          </table:table-cell>
          <table:table-cell office:value-type="float" office:value="-0.401897042989731" calcext:value-type="float">
            <text:p>-0.401897043</text:p>
          </table:table-cell>
        </table:table-row>
        <table:table-row table:style-name="ro1">
          <table:table-cell table:formula="of:=[.A831]+0.01" office:value-type="float" office:value="8.30999999999987" calcext:value-type="float">
            <text:p>8.31</text:p>
          </table:table-cell>
          <table:table-cell office:value-type="float" office:value="75.5246200561524" calcext:value-type="float">
            <text:p>75.5246200562</text:p>
          </table:table-cell>
          <table:table-cell table:formula="of:=[.C831]+0.01" office:value-type="float" office:value="10.5999999999998" calcext:value-type="float">
            <text:p>10.6</text:p>
          </table:table-cell>
          <table:table-cell office:value-type="float" office:value="-0.403557360172272" calcext:value-type="float">
            <text:p>-0.4035573602</text:p>
          </table:table-cell>
        </table:table-row>
        <table:table-row table:style-name="ro1">
          <table:table-cell table:formula="of:=[.A832]+0.01" office:value-type="float" office:value="8.31999999999987" calcext:value-type="float">
            <text:p>8.32</text:p>
          </table:table-cell>
          <table:table-cell office:value-type="float" office:value="75.5262222290039" calcext:value-type="float">
            <text:p>75.526222229</text:p>
          </table:table-cell>
          <table:table-cell table:formula="of:=[.C832]+0.01" office:value-type="float" office:value="10.6099999999998" calcext:value-type="float">
            <text:p>10.61</text:p>
          </table:table-cell>
          <table:table-cell office:value-type="float" office:value="-0.4049431681633" calcext:value-type="float">
            <text:p>-0.4049431682</text:p>
          </table:table-cell>
        </table:table-row>
        <table:table-row table:style-name="ro1">
          <table:table-cell table:formula="of:=[.A833]+0.01" office:value-type="float" office:value="8.32999999999987" calcext:value-type="float">
            <text:p>8.33</text:p>
          </table:table-cell>
          <table:table-cell office:value-type="float" office:value="75.5260162353516" calcext:value-type="float">
            <text:p>75.5260162354</text:p>
          </table:table-cell>
          <table:table-cell table:formula="of:=[.C833]+0.01" office:value-type="float" office:value="10.6199999999998" calcext:value-type="float">
            <text:p>10.62</text:p>
          </table:table-cell>
          <table:table-cell office:value-type="float" office:value="-0.399280667304993" calcext:value-type="float">
            <text:p>-0.3992806673</text:p>
          </table:table-cell>
        </table:table-row>
        <table:table-row table:style-name="ro1">
          <table:table-cell table:formula="of:=[.A834]+0.01" office:value-type="float" office:value="8.33999999999987" calcext:value-type="float">
            <text:p>8.34</text:p>
          </table:table-cell>
          <table:table-cell office:value-type="float" office:value="75.5270843505859" calcext:value-type="float">
            <text:p>75.5270843506</text:p>
          </table:table-cell>
          <table:table-cell table:formula="of:=[.C834]+0.01" office:value-type="float" office:value="10.6299999999998" calcext:value-type="float">
            <text:p>10.63</text:p>
          </table:table-cell>
          <table:table-cell office:value-type="float" office:value="-0.388855040073395" calcext:value-type="float">
            <text:p>-0.3888550401</text:p>
          </table:table-cell>
        </table:table-row>
        <table:table-row table:style-name="ro1">
          <table:table-cell table:formula="of:=[.A835]+0.01" office:value-type="float" office:value="8.34999999999987" calcext:value-type="float">
            <text:p>8.35</text:p>
          </table:table-cell>
          <table:table-cell office:value-type="float" office:value="75.5281524658203" calcext:value-type="float">
            <text:p>75.5281524658</text:p>
          </table:table-cell>
          <table:table-cell table:formula="of:=[.C835]+0.01" office:value-type="float" office:value="10.6399999999998" calcext:value-type="float">
            <text:p>10.64</text:p>
          </table:table-cell>
          <table:table-cell office:value-type="float" office:value="-0.360287040472031" calcext:value-type="float">
            <text:p>-0.3602870405</text:p>
          </table:table-cell>
        </table:table-row>
        <table:table-row table:style-name="ro1">
          <table:table-cell table:formula="of:=[.A836]+0.01" office:value-type="float" office:value="8.35999999999987" calcext:value-type="float">
            <text:p>8.36</text:p>
          </table:table-cell>
          <table:table-cell office:value-type="float" office:value="75.5293807983398" calcext:value-type="float">
            <text:p>75.5293807983</text:p>
          </table:table-cell>
          <table:table-cell table:formula="of:=[.C836]+0.01" office:value-type="float" office:value="10.6499999999998" calcext:value-type="float">
            <text:p>10.65</text:p>
          </table:table-cell>
          <table:table-cell office:value-type="float" office:value="-0.330853790044785" calcext:value-type="float">
            <text:p>-0.33085379</text:p>
          </table:table-cell>
        </table:table-row>
        <table:table-row table:style-name="ro1">
          <table:table-cell table:formula="of:=[.A837]+0.01" office:value-type="float" office:value="8.36999999999987" calcext:value-type="float">
            <text:p>8.37</text:p>
          </table:table-cell>
          <table:table-cell office:value-type="float" office:value="75.5306549072266" calcext:value-type="float">
            <text:p>75.5306549072</text:p>
          </table:table-cell>
          <table:table-cell table:formula="of:=[.C837]+0.01" office:value-type="float" office:value="10.6599999999998" calcext:value-type="float">
            <text:p>10.66</text:p>
          </table:table-cell>
          <table:table-cell office:value-type="float" office:value="-0.261474788188934" calcext:value-type="float">
            <text:p>-0.2614747882</text:p>
          </table:table-cell>
        </table:table-row>
        <table:table-row table:style-name="ro1">
          <table:table-cell table:formula="of:=[.A838]+0.01" office:value-type="float" office:value="8.37999999999987" calcext:value-type="float">
            <text:p>8.38</text:p>
          </table:table-cell>
          <table:table-cell office:value-type="float" office:value="75.5305099487305" calcext:value-type="float">
            <text:p>75.5305099487</text:p>
          </table:table-cell>
          <table:table-cell table:formula="of:=[.C838]+0.01" office:value-type="float" office:value="10.6699999999998" calcext:value-type="float">
            <text:p>10.67</text:p>
          </table:table-cell>
          <table:table-cell office:value-type="float" office:value="-0.189737379550934" calcext:value-type="float">
            <text:p>-0.1897373796</text:p>
          </table:table-cell>
        </table:table-row>
        <table:table-row table:style-name="ro1">
          <table:table-cell table:formula="of:=[.A839]+0.01" office:value-type="float" office:value="8.38999999999987" calcext:value-type="float">
            <text:p>8.39</text:p>
          </table:table-cell>
          <table:table-cell office:value-type="float" office:value="75.5308151245117" calcext:value-type="float">
            <text:p>75.5308151245</text:p>
          </table:table-cell>
          <table:table-cell table:formula="of:=[.C839]+0.01" office:value-type="float" office:value="10.6799999999998" calcext:value-type="float">
            <text:p>10.68</text:p>
          </table:table-cell>
          <table:table-cell office:value-type="float" office:value="-0.0221613086760044" calcext:value-type="float">
            <text:p>-0.0221613087</text:p>
          </table:table-cell>
        </table:table-row>
        <table:table-row table:style-name="ro1">
          <table:table-cell table:formula="of:=[.A840]+0.01" office:value-type="float" office:value="8.39999999999987" calcext:value-type="float">
            <text:p>8.4</text:p>
          </table:table-cell>
          <table:table-cell office:value-type="float" office:value="75.5315780639648" calcext:value-type="float">
            <text:p>75.531578064</text:p>
          </table:table-cell>
          <table:table-cell table:formula="of:=[.C840]+0.01" office:value-type="float" office:value="10.6899999999998" calcext:value-type="float">
            <text:p>10.69</text:p>
          </table:table-cell>
          <table:table-cell office:value-type="float" office:value="0.140648156404495" calcext:value-type="float">
            <text:p>0.1406481564</text:p>
          </table:table-cell>
        </table:table-row>
        <table:table-row table:style-name="ro1">
          <table:table-cell table:formula="of:=[.A841]+0.01" office:value-type="float" office:value="8.40999999999987" calcext:value-type="float">
            <text:p>8.41</text:p>
          </table:table-cell>
          <table:table-cell office:value-type="float" office:value="75.5326690673828" calcext:value-type="float">
            <text:p>75.5326690674</text:p>
          </table:table-cell>
          <table:table-cell table:formula="of:=[.C841]+0.01" office:value-type="float" office:value="10.6999999999998" calcext:value-type="float">
            <text:p>10.7</text:p>
          </table:table-cell>
          <table:table-cell office:value-type="float" office:value="0.421719521284103" calcext:value-type="float">
            <text:p>0.4217195213</text:p>
          </table:table-cell>
        </table:table-row>
        <table:table-row table:style-name="ro1">
          <table:table-cell table:formula="of:=[.A842]+0.01" office:value-type="float" office:value="8.41999999999987" calcext:value-type="float">
            <text:p>8.42</text:p>
          </table:table-cell>
          <table:table-cell office:value-type="float" office:value="75.5343780517578" calcext:value-type="float">
            <text:p>75.5343780518</text:p>
          </table:table-cell>
          <table:table-cell table:formula="of:=[.C842]+0.01" office:value-type="float" office:value="10.7099999999998" calcext:value-type="float">
            <text:p>10.71</text:p>
          </table:table-cell>
          <table:table-cell office:value-type="float" office:value="0.617430627346039" calcext:value-type="float">
            <text:p>0.6174306273</text:p>
          </table:table-cell>
        </table:table-row>
        <table:table-row table:style-name="ro1">
          <table:table-cell table:formula="of:=[.A843]+0.01" office:value-type="float" office:value="8.42999999999987" calcext:value-type="float">
            <text:p>8.43</text:p>
          </table:table-cell>
          <table:table-cell office:value-type="float" office:value="75.535041809082" calcext:value-type="float">
            <text:p>75.5350418091</text:p>
          </table:table-cell>
          <table:table-cell table:formula="of:=[.C843]+0.01" office:value-type="float" office:value="10.7199999999998" calcext:value-type="float">
            <text:p>10.72</text:p>
          </table:table-cell>
          <table:table-cell office:value-type="float" office:value="0.926551401615143" calcext:value-type="float">
            <text:p>0.9265514016</text:p>
          </table:table-cell>
        </table:table-row>
        <table:table-row table:style-name="ro1">
          <table:table-cell table:formula="of:=[.A844]+0.01" office:value-type="float" office:value="8.43999999999986" calcext:value-type="float">
            <text:p>8.44</text:p>
          </table:table-cell>
          <table:table-cell office:value-type="float" office:value="75.5359802246094" calcext:value-type="float">
            <text:p>75.5359802246</text:p>
          </table:table-cell>
          <table:table-cell table:formula="of:=[.C844]+0.01" office:value-type="float" office:value="10.7299999999998" calcext:value-type="float">
            <text:p>10.73</text:p>
          </table:table-cell>
          <table:table-cell office:value-type="float" office:value="1.13979065418243" calcext:value-type="float">
            <text:p>1.1397906542</text:p>
          </table:table-cell>
        </table:table-row>
        <table:table-row table:style-name="ro1">
          <table:table-cell table:formula="of:=[.A845]+0.01" office:value-type="float" office:value="8.44999999999986" calcext:value-type="float">
            <text:p>8.45</text:p>
          </table:table-cell>
          <table:table-cell office:value-type="float" office:value="75.5359268188477" calcext:value-type="float">
            <text:p>75.5359268188</text:p>
          </table:table-cell>
          <table:table-cell table:formula="of:=[.C845]+0.01" office:value-type="float" office:value="10.7399999999998" calcext:value-type="float">
            <text:p>10.74</text:p>
          </table:table-cell>
          <table:table-cell office:value-type="float" office:value="1.47737395763397" calcext:value-type="float">
            <text:p>1.4773739576</text:p>
          </table:table-cell>
        </table:table-row>
        <table:table-row table:style-name="ro1">
          <table:table-cell table:formula="of:=[.A846]+0.01" office:value-type="float" office:value="8.45999999999986" calcext:value-type="float">
            <text:p>8.46</text:p>
          </table:table-cell>
          <table:table-cell office:value-type="float" office:value="75.5376281738281" calcext:value-type="float">
            <text:p>75.5376281738</text:p>
          </table:table-cell>
          <table:table-cell table:formula="of:=[.C846]+0.01" office:value-type="float" office:value="10.7499999999998" calcext:value-type="float">
            <text:p>10.75</text:p>
          </table:table-cell>
          <table:table-cell office:value-type="float" office:value="1.71616101264954" calcext:value-type="float">
            <text:p>1.7161610126</text:p>
          </table:table-cell>
        </table:table-row>
        <table:table-row table:style-name="ro1">
          <table:table-cell table:formula="of:=[.A847]+0.01" office:value-type="float" office:value="8.46999999999986" calcext:value-type="float">
            <text:p>8.47</text:p>
          </table:table-cell>
          <table:table-cell office:value-type="float" office:value="75.5383377075195" calcext:value-type="float">
            <text:p>75.5383377075</text:p>
          </table:table-cell>
          <table:table-cell table:formula="of:=[.C847]+0.01" office:value-type="float" office:value="10.7599999999998" calcext:value-type="float">
            <text:p>10.76</text:p>
          </table:table-cell>
          <table:table-cell office:value-type="float" office:value="2.09491086006165" calcext:value-type="float">
            <text:p>2.0949108601</text:p>
          </table:table-cell>
        </table:table-row>
        <table:table-row table:style-name="ro1">
          <table:table-cell table:formula="of:=[.A848]+0.01" office:value-type="float" office:value="8.47999999999986" calcext:value-type="float">
            <text:p>8.48</text:p>
          </table:table-cell>
          <table:table-cell office:value-type="float" office:value="75.540168762207" calcext:value-type="float">
            <text:p>75.5401687622</text:p>
          </table:table-cell>
          <table:table-cell table:formula="of:=[.C848]+0.01" office:value-type="float" office:value="10.7699999999998" calcext:value-type="float">
            <text:p>10.77</text:p>
          </table:table-cell>
          <table:table-cell office:value-type="float" office:value="2.36503601074219" calcext:value-type="float">
            <text:p>2.3650360107</text:p>
          </table:table-cell>
        </table:table-row>
        <table:table-row table:style-name="ro1">
          <table:table-cell table:formula="of:=[.A849]+0.01" office:value-type="float" office:value="8.48999999999986" calcext:value-type="float">
            <text:p>8.49</text:p>
          </table:table-cell>
          <table:table-cell office:value-type="float" office:value="75.539794921875" calcext:value-type="float">
            <text:p>75.5397949219</text:p>
          </table:table-cell>
          <table:table-cell table:formula="of:=[.C849]+0.01" office:value-type="float" office:value="10.7799999999998" calcext:value-type="float">
            <text:p>10.78</text:p>
          </table:table-cell>
          <table:table-cell office:value-type="float" office:value="2.79557871818542" calcext:value-type="float">
            <text:p>2.7955787182</text:p>
          </table:table-cell>
        </table:table-row>
        <table:table-row table:style-name="ro1">
          <table:table-cell table:formula="of:=[.A850]+0.01" office:value-type="float" office:value="8.49999999999986" calcext:value-type="float">
            <text:p>8.5</text:p>
          </table:table-cell>
          <table:table-cell office:value-type="float" office:value="75.5399932861328" calcext:value-type="float">
            <text:p>75.5399932861</text:p>
          </table:table-cell>
          <table:table-cell table:formula="of:=[.C850]+0.01" office:value-type="float" office:value="10.7899999999998" calcext:value-type="float">
            <text:p>10.79</text:p>
          </table:table-cell>
          <table:table-cell office:value-type="float" office:value="3.10280418395996" calcext:value-type="float">
            <text:p>3.102804184</text:p>
          </table:table-cell>
        </table:table-row>
        <table:table-row table:style-name="ro1">
          <table:table-cell table:formula="of:=[.A851]+0.01" office:value-type="float" office:value="8.50999999999986" calcext:value-type="float">
            <text:p>8.51</text:p>
          </table:table-cell>
          <table:table-cell office:value-type="float" office:value="75.5406188964844" calcext:value-type="float">
            <text:p>75.5406188965</text:p>
          </table:table-cell>
          <table:table-cell table:formula="of:=[.C851]+0.01" office:value-type="float" office:value="10.7999999999998" calcext:value-type="float">
            <text:p>10.8</text:p>
          </table:table-cell>
          <table:table-cell office:value-type="float" office:value="3.59853768348694" calcext:value-type="float">
            <text:p>3.5985376835</text:p>
          </table:table-cell>
        </table:table-row>
        <table:table-row table:style-name="ro1">
          <table:table-cell table:formula="of:=[.A852]+0.01" office:value-type="float" office:value="8.51999999999986" calcext:value-type="float">
            <text:p>8.52</text:p>
          </table:table-cell>
          <table:table-cell office:value-type="float" office:value="75.5403823852539" calcext:value-type="float">
            <text:p>75.5403823853</text:p>
          </table:table-cell>
          <table:table-cell table:formula="of:=[.C852]+0.01" office:value-type="float" office:value="10.8099999999998" calcext:value-type="float">
            <text:p>10.81</text:p>
          </table:table-cell>
          <table:table-cell office:value-type="float" office:value="3.95293641090393" calcext:value-type="float">
            <text:p>3.9529364109</text:p>
          </table:table-cell>
        </table:table-row>
        <table:table-row table:style-name="ro1">
          <table:table-cell table:formula="of:=[.A853]+0.01" office:value-type="float" office:value="8.52999999999986" calcext:value-type="float">
            <text:p>8.53</text:p>
          </table:table-cell>
          <table:table-cell office:value-type="float" office:value="75.5407257080078" calcext:value-type="float">
            <text:p>75.540725708</text:p>
          </table:table-cell>
          <table:table-cell table:formula="of:=[.C853]+0.01" office:value-type="float" office:value="10.8199999999998" calcext:value-type="float">
            <text:p>10.82</text:p>
          </table:table-cell>
          <table:table-cell office:value-type="float" office:value="4.52897548675537" calcext:value-type="float">
            <text:p>4.5289754868</text:p>
          </table:table-cell>
        </table:table-row>
        <table:table-row table:style-name="ro1">
          <table:table-cell table:formula="of:=[.A854]+0.01" office:value-type="float" office:value="8.53999999999986" calcext:value-type="float">
            <text:p>8.54</text:p>
          </table:table-cell>
          <table:table-cell office:value-type="float" office:value="75.5416870117188" calcext:value-type="float">
            <text:p>75.5416870117</text:p>
          </table:table-cell>
          <table:table-cell table:formula="of:=[.C854]+0.01" office:value-type="float" office:value="10.8299999999998" calcext:value-type="float">
            <text:p>10.83</text:p>
          </table:table-cell>
          <table:table-cell office:value-type="float" office:value="4.94280385971069" calcext:value-type="float">
            <text:p>4.9428038597</text:p>
          </table:table-cell>
        </table:table-row>
        <table:table-row table:style-name="ro1">
          <table:table-cell table:formula="of:=[.A855]+0.01" office:value-type="float" office:value="8.54999999999986" calcext:value-type="float">
            <text:p>8.55</text:p>
          </table:table-cell>
          <table:table-cell office:value-type="float" office:value="75.5423583984375" calcext:value-type="float">
            <text:p>75.5423583984</text:p>
          </table:table-cell>
          <table:table-cell table:formula="of:=[.C855]+0.01" office:value-type="float" office:value="10.8399999999998" calcext:value-type="float">
            <text:p>10.84</text:p>
          </table:table-cell>
          <table:table-cell office:value-type="float" office:value="5.61180830001831" calcext:value-type="float">
            <text:p>5.6118083</text:p>
          </table:table-cell>
        </table:table-row>
        <table:table-row table:style-name="ro1">
          <table:table-cell table:formula="of:=[.A856]+0.01" office:value-type="float" office:value="8.55999999999986" calcext:value-type="float">
            <text:p>8.56</text:p>
          </table:table-cell>
          <table:table-cell office:value-type="float" office:value="75.5430679321289" calcext:value-type="float">
            <text:p>75.5430679321</text:p>
          </table:table-cell>
          <table:table-cell table:formula="of:=[.C856]+0.01" office:value-type="float" office:value="10.8499999999998" calcext:value-type="float">
            <text:p>10.85</text:p>
          </table:table-cell>
          <table:table-cell office:value-type="float" office:value="6.09750461578369" calcext:value-type="float">
            <text:p>6.0975046158</text:p>
          </table:table-cell>
        </table:table-row>
        <table:table-row table:style-name="ro1">
          <table:table-cell table:formula="of:=[.A857]+0.01" office:value-type="float" office:value="8.56999999999986" calcext:value-type="float">
            <text:p>8.57</text:p>
          </table:table-cell>
          <table:table-cell office:value-type="float" office:value="75.5437927246094" calcext:value-type="float">
            <text:p>75.5437927246</text:p>
          </table:table-cell>
          <table:table-cell table:formula="of:=[.C857]+0.01" office:value-type="float" office:value="10.8599999999998" calcext:value-type="float">
            <text:p>10.86</text:p>
          </table:table-cell>
          <table:table-cell office:value-type="float" office:value="6.88282203674316" calcext:value-type="float">
            <text:p>6.8828220367</text:p>
          </table:table-cell>
        </table:table-row>
        <table:table-row table:style-name="ro1">
          <table:table-cell table:formula="of:=[.A858]+0.01" office:value-type="float" office:value="8.57999999999986" calcext:value-type="float">
            <text:p>8.58</text:p>
          </table:table-cell>
          <table:table-cell office:value-type="float" office:value="75.5437927246094" calcext:value-type="float">
            <text:p>75.5437927246</text:p>
          </table:table-cell>
          <table:table-cell table:formula="of:=[.C858]+0.01" office:value-type="float" office:value="10.8699999999998" calcext:value-type="float">
            <text:p>10.87</text:p>
          </table:table-cell>
          <table:table-cell office:value-type="float" office:value="7.45493507385254" calcext:value-type="float">
            <text:p>7.4549350739</text:p>
          </table:table-cell>
        </table:table-row>
        <table:table-row table:style-name="ro1">
          <table:table-cell table:formula="of:=[.A859]+0.01" office:value-type="float" office:value="8.58999999999986" calcext:value-type="float">
            <text:p>8.59</text:p>
          </table:table-cell>
          <table:table-cell office:value-type="float" office:value="75.5451889038086" calcext:value-type="float">
            <text:p>75.5451889038</text:p>
          </table:table-cell>
          <table:table-cell table:formula="of:=[.C859]+0.01" office:value-type="float" office:value="10.8799999999998" calcext:value-type="float">
            <text:p>10.88</text:p>
          </table:table-cell>
          <table:table-cell office:value-type="float" office:value="8.38493537902832" calcext:value-type="float">
            <text:p>8.384935379</text:p>
          </table:table-cell>
        </table:table-row>
        <table:table-row table:style-name="ro1">
          <table:table-cell table:formula="of:=[.A860]+0.01" office:value-type="float" office:value="8.59999999999986" calcext:value-type="float">
            <text:p>8.6</text:p>
          </table:table-cell>
          <table:table-cell office:value-type="float" office:value="75.5461502075195" calcext:value-type="float">
            <text:p>75.5461502075</text:p>
          </table:table-cell>
          <table:table-cell table:formula="of:=[.C860]+0.01" office:value-type="float" office:value="10.8899999999998" calcext:value-type="float">
            <text:p>10.89</text:p>
          </table:table-cell>
          <table:table-cell office:value-type="float" office:value="9.05869483947754" calcext:value-type="float">
            <text:p>9.0586948395</text:p>
          </table:table-cell>
        </table:table-row>
        <table:table-row table:style-name="ro1">
          <table:table-cell table:formula="of:=[.A861]+0.01" office:value-type="float" office:value="8.60999999999986" calcext:value-type="float">
            <text:p>8.61</text:p>
          </table:table-cell>
          <table:table-cell office:value-type="float" office:value="75.5468902587891" calcext:value-type="float">
            <text:p>75.5468902588</text:p>
          </table:table-cell>
          <table:table-cell table:formula="of:=[.C861]+0.01" office:value-type="float" office:value="10.8999999999998" calcext:value-type="float">
            <text:p>10.9</text:p>
          </table:table-cell>
          <table:table-cell office:value-type="float" office:value="10.1540365219116" calcext:value-type="float">
            <text:p>10.1540365219</text:p>
          </table:table-cell>
        </table:table-row>
        <table:table-row table:style-name="ro1">
          <table:table-cell table:formula="of:=[.A862]+0.01" office:value-type="float" office:value="8.61999999999986" calcext:value-type="float">
            <text:p>8.62</text:p>
          </table:table-cell>
          <table:table-cell office:value-type="float" office:value="75.5487899780273" calcext:value-type="float">
            <text:p>75.548789978</text:p>
          </table:table-cell>
          <table:table-cell table:formula="of:=[.C862]+0.01" office:value-type="float" office:value="10.9099999999998" calcext:value-type="float">
            <text:p>10.91</text:p>
          </table:table-cell>
          <table:table-cell office:value-type="float" office:value="10.95055103302" calcext:value-type="float">
            <text:p>10.950551033</text:p>
          </table:table-cell>
        </table:table-row>
        <table:table-row table:style-name="ro1">
          <table:table-cell table:formula="of:=[.A863]+0.01" office:value-type="float" office:value="8.62999999999986" calcext:value-type="float">
            <text:p>8.63</text:p>
          </table:table-cell>
          <table:table-cell office:value-type="float" office:value="75.5496444702149" calcext:value-type="float">
            <text:p>75.5496444702</text:p>
          </table:table-cell>
          <table:table-cell table:formula="of:=[.C863]+0.01" office:value-type="float" office:value="10.9199999999998" calcext:value-type="float">
            <text:p>10.92</text:p>
          </table:table-cell>
          <table:table-cell office:value-type="float" office:value="12.2468786239624" calcext:value-type="float">
            <text:p>12.246878624</text:p>
          </table:table-cell>
        </table:table-row>
        <table:table-row table:style-name="ro1">
          <table:table-cell table:formula="of:=[.A864]+0.01" office:value-type="float" office:value="8.63999999999986" calcext:value-type="float">
            <text:p>8.64</text:p>
          </table:table-cell>
          <table:table-cell office:value-type="float" office:value="75.5504302978516" calcext:value-type="float">
            <text:p>75.5504302979</text:p>
          </table:table-cell>
          <table:table-cell table:formula="of:=[.C864]+0.01" office:value-type="float" office:value="10.9299999999998" calcext:value-type="float">
            <text:p>10.93</text:p>
          </table:table-cell>
          <table:table-cell office:value-type="float" office:value="13.1861410140991" calcext:value-type="float">
            <text:p>13.1861410141</text:p>
          </table:table-cell>
        </table:table-row>
        <table:table-row table:style-name="ro1">
          <table:table-cell table:formula="of:=[.A865]+0.01" office:value-type="float" office:value="8.64999999999986" calcext:value-type="float">
            <text:p>8.65</text:p>
          </table:table-cell>
          <table:table-cell office:value-type="float" office:value="75.5515213012695" calcext:value-type="float">
            <text:p>75.5515213013</text:p>
          </table:table-cell>
          <table:table-cell table:formula="of:=[.C865]+0.01" office:value-type="float" office:value="10.9399999999998" calcext:value-type="float">
            <text:p>10.94</text:p>
          </table:table-cell>
          <table:table-cell office:value-type="float" office:value="14.7222213745117" calcext:value-type="float">
            <text:p>14.7222213745</text:p>
          </table:table-cell>
        </table:table-row>
        <table:table-row table:style-name="ro1">
          <table:table-cell table:formula="of:=[.A866]+0.01" office:value-type="float" office:value="8.65999999999986" calcext:value-type="float">
            <text:p>8.66</text:p>
          </table:table-cell>
          <table:table-cell office:value-type="float" office:value="75.5523071289062" calcext:value-type="float">
            <text:p>75.5523071289</text:p>
          </table:table-cell>
          <table:table-cell table:formula="of:=[.C866]+0.01" office:value-type="float" office:value="10.9499999999998" calcext:value-type="float">
            <text:p>10.95</text:p>
          </table:table-cell>
          <table:table-cell office:value-type="float" office:value="15.8380947113037" calcext:value-type="float">
            <text:p>15.8380947113</text:p>
          </table:table-cell>
        </table:table-row>
        <table:table-row table:style-name="ro1">
          <table:table-cell table:formula="of:=[.A867]+0.01" office:value-type="float" office:value="8.66999999999986" calcext:value-type="float">
            <text:p>8.67</text:p>
          </table:table-cell>
          <table:table-cell office:value-type="float" office:value="75.5525588989258" calcext:value-type="float">
            <text:p>75.5525588989</text:p>
          </table:table-cell>
          <table:table-cell table:formula="of:=[.C867]+0.01" office:value-type="float" office:value="10.9599999999998" calcext:value-type="float">
            <text:p>10.96</text:p>
          </table:table-cell>
          <table:table-cell office:value-type="float" office:value="17.6635131835938" calcext:value-type="float">
            <text:p>17.6635131836</text:p>
          </table:table-cell>
        </table:table-row>
        <table:table-row table:style-name="ro1">
          <table:table-cell table:formula="of:=[.A868]+0.01" office:value-type="float" office:value="8.67999999999986" calcext:value-type="float">
            <text:p>8.68</text:p>
          </table:table-cell>
          <table:table-cell office:value-type="float" office:value="75.5534057617188" calcext:value-type="float">
            <text:p>75.5534057617</text:p>
          </table:table-cell>
          <table:table-cell table:formula="of:=[.C868]+0.01" office:value-type="float" office:value="10.9699999999998" calcext:value-type="float">
            <text:p>10.97</text:p>
          </table:table-cell>
          <table:table-cell office:value-type="float" office:value="19.0229816436768" calcext:value-type="float">
            <text:p>19.0229816437</text:p>
          </table:table-cell>
        </table:table-row>
        <table:table-row table:style-name="ro1">
          <table:table-cell table:formula="of:=[.A869]+0.01" office:value-type="float" office:value="8.68999999999986" calcext:value-type="float">
            <text:p>8.69</text:p>
          </table:table-cell>
          <table:table-cell office:value-type="float" office:value="75.5544052124023" calcext:value-type="float">
            <text:p>75.5544052124</text:p>
          </table:table-cell>
          <table:table-cell table:formula="of:=[.C869]+0.01" office:value-type="float" office:value="10.9799999999998" calcext:value-type="float">
            <text:p>10.98</text:p>
          </table:table-cell>
          <table:table-cell office:value-type="float" office:value="21.54274559021" calcext:value-type="float">
            <text:p>21.5427455902</text:p>
          </table:table-cell>
        </table:table-row>
        <table:table-row table:style-name="ro1">
          <table:table-cell table:formula="of:=[.A870]+0.01" office:value-type="float" office:value="8.69999999999986" calcext:value-type="float">
            <text:p>8.7</text:p>
          </table:table-cell>
          <table:table-cell office:value-type="float" office:value="75.554443359375" calcext:value-type="float">
            <text:p>75.5544433594</text:p>
          </table:table-cell>
          <table:table-cell table:formula="of:=[.C870]+0.01" office:value-type="float" office:value="10.9899999999998" calcext:value-type="float">
            <text:p>10.99</text:p>
          </table:table-cell>
          <table:table-cell office:value-type="float" office:value="23.5557594299316" calcext:value-type="float">
            <text:p>23.5557594299</text:p>
          </table:table-cell>
        </table:table-row>
        <table:table-row table:style-name="ro1">
          <table:table-cell table:formula="of:=[.A871]+0.01" office:value-type="float" office:value="8.70999999999986" calcext:value-type="float">
            <text:p>8.71</text:p>
          </table:table-cell>
          <table:table-cell office:value-type="float" office:value="75.5552291870117" calcext:value-type="float">
            <text:p>75.555229187</text:p>
          </table:table-cell>
          <table:table-cell table:formula="of:=[.C871]+0.01" office:value-type="float" office:value="10.9999999999998" calcext:value-type="float">
            <text:p>11</text:p>
          </table:table-cell>
          <table:table-cell office:value-type="float" office:value="27.0528659820557" calcext:value-type="float">
            <text:p>27.0528659821</text:p>
          </table:table-cell>
        </table:table-row>
        <table:table-row table:style-name="ro1">
          <table:table-cell table:formula="of:=[.A872]+0.01" office:value-type="float" office:value="8.71999999999986" calcext:value-type="float">
            <text:p>8.72</text:p>
          </table:table-cell>
          <table:table-cell office:value-type="float" office:value="75.5559158325195" calcext:value-type="float">
            <text:p>75.5559158325</text:p>
          </table:table-cell>
          <table:table-cell table:formula="of:=[.C872]+0.01" office:value-type="float" office:value="11.0099999999998" calcext:value-type="float">
            <text:p>11.01</text:p>
          </table:table-cell>
          <table:table-cell office:value-type="float" office:value="29.6768436431885" calcext:value-type="float">
            <text:p>29.6768436432</text:p>
          </table:table-cell>
        </table:table-row>
        <table:table-row table:style-name="ro1">
          <table:table-cell table:formula="of:=[.A873]+0.01" office:value-type="float" office:value="8.72999999999986" calcext:value-type="float">
            <text:p>8.73</text:p>
          </table:table-cell>
          <table:table-cell office:value-type="float" office:value="75.556266784668" calcext:value-type="float">
            <text:p>75.5562667847</text:p>
          </table:table-cell>
          <table:table-cell table:formula="of:=[.C873]+0.01" office:value-type="float" office:value="11.0199999999998" calcext:value-type="float">
            <text:p>11.02</text:p>
          </table:table-cell>
          <table:table-cell office:value-type="float" office:value="34.1123085021973" calcext:value-type="float">
            <text:p>34.1123085022</text:p>
          </table:table-cell>
        </table:table-row>
        <table:table-row table:style-name="ro1">
          <table:table-cell table:formula="of:=[.A874]+0.01" office:value-type="float" office:value="8.73999999999986" calcext:value-type="float">
            <text:p>8.74</text:p>
          </table:table-cell>
          <table:table-cell office:value-type="float" office:value="75.5579452514648" calcext:value-type="float">
            <text:p>75.5579452515</text:p>
          </table:table-cell>
          <table:table-cell table:formula="of:=[.C874]+0.01" office:value-type="float" office:value="11.0299999999998" calcext:value-type="float">
            <text:p>11.03</text:p>
          </table:table-cell>
          <table:table-cell office:value-type="float" office:value="37.2735557556152" calcext:value-type="float">
            <text:p>37.2735557556</text:p>
          </table:table-cell>
        </table:table-row>
        <table:table-row table:style-name="ro1">
          <table:table-cell table:formula="of:=[.A875]+0.01" office:value-type="float" office:value="8.74999999999986" calcext:value-type="float">
            <text:p>8.75</text:p>
          </table:table-cell>
          <table:table-cell office:value-type="float" office:value="75.558479309082" calcext:value-type="float">
            <text:p>75.5584793091</text:p>
          </table:table-cell>
          <table:table-cell table:formula="of:=[.C875]+0.01" office:value-type="float" office:value="11.0399999999998" calcext:value-type="float">
            <text:p>11.04</text:p>
          </table:table-cell>
          <table:table-cell office:value-type="float" office:value="42.4413948059082" calcext:value-type="float">
            <text:p>42.4413948059</text:p>
          </table:table-cell>
        </table:table-row>
        <table:table-row table:style-name="ro1">
          <table:table-cell table:formula="of:=[.A876]+0.01" office:value-type="float" office:value="8.75999999999986" calcext:value-type="float">
            <text:p>8.76</text:p>
          </table:table-cell>
          <table:table-cell office:value-type="float" office:value="75.5604553222656" calcext:value-type="float">
            <text:p>75.5604553223</text:p>
          </table:table-cell>
          <table:table-cell table:formula="of:=[.C876]+0.01" office:value-type="float" office:value="11.0499999999998" calcext:value-type="float">
            <text:p>11.05</text:p>
          </table:table-cell>
          <table:table-cell office:value-type="float" office:value="46.0522651672363" calcext:value-type="float">
            <text:p>46.0522651672</text:p>
          </table:table-cell>
        </table:table-row>
        <table:table-row table:style-name="ro1">
          <table:table-cell table:formula="of:=[.A877]+0.01" office:value-type="float" office:value="8.76999999999986" calcext:value-type="float">
            <text:p>8.77</text:p>
          </table:table-cell>
          <table:table-cell office:value-type="float" office:value="75.5614471435547" calcext:value-type="float">
            <text:p>75.5614471436</text:p>
          </table:table-cell>
          <table:table-cell table:formula="of:=[.C877]+0.01" office:value-type="float" office:value="11.0599999999998" calcext:value-type="float">
            <text:p>11.06</text:p>
          </table:table-cell>
          <table:table-cell office:value-type="float" office:value="51.4667930603027" calcext:value-type="float">
            <text:p>51.4667930603</text:p>
          </table:table-cell>
        </table:table-row>
        <table:table-row table:style-name="ro1">
          <table:table-cell table:formula="of:=[.A878]+0.01" office:value-type="float" office:value="8.77999999999986" calcext:value-type="float">
            <text:p>8.78</text:p>
          </table:table-cell>
          <table:table-cell office:value-type="float" office:value="75.5630264282227" calcext:value-type="float">
            <text:p>75.5630264282</text:p>
          </table:table-cell>
          <table:table-cell table:formula="of:=[.C878]+0.01" office:value-type="float" office:value="11.0699999999998" calcext:value-type="float">
            <text:p>11.07</text:p>
          </table:table-cell>
          <table:table-cell office:value-type="float" office:value="54.491813659668" calcext:value-type="float">
            <text:p>54.4918136597</text:p>
          </table:table-cell>
        </table:table-row>
        <table:table-row table:style-name="ro1">
          <table:table-cell table:formula="of:=[.A879]+0.01" office:value-type="float" office:value="8.78999999999986" calcext:value-type="float">
            <text:p>8.79</text:p>
          </table:table-cell>
          <table:table-cell office:value-type="float" office:value="75.5643692016602" calcext:value-type="float">
            <text:p>75.5643692017</text:p>
          </table:table-cell>
          <table:table-cell table:formula="of:=[.C879]+0.01" office:value-type="float" office:value="11.0799999999998" calcext:value-type="float">
            <text:p>11.08</text:p>
          </table:table-cell>
          <table:table-cell office:value-type="float" office:value="57.4080924987793" calcext:value-type="float">
            <text:p>57.4080924988</text:p>
          </table:table-cell>
        </table:table-row>
        <table:table-row table:style-name="ro1">
          <table:table-cell table:formula="of:=[.A880]+0.01" office:value-type="float" office:value="8.79999999999986" calcext:value-type="float">
            <text:p>8.8</text:p>
          </table:table-cell>
          <table:table-cell office:value-type="float" office:value="75.5638122558594" calcext:value-type="float">
            <text:p>75.5638122559</text:p>
          </table:table-cell>
          <table:table-cell table:formula="of:=[.C880]+0.01" office:value-type="float" office:value="11.0899999999998" calcext:value-type="float">
            <text:p>11.09</text:p>
          </table:table-cell>
          <table:table-cell office:value-type="float" office:value="58.7019653320313" calcext:value-type="float">
            <text:p>58.701965332</text:p>
          </table:table-cell>
        </table:table-row>
        <table:table-row table:style-name="ro1">
          <table:table-cell table:formula="of:=[.A881]+0.01" office:value-type="float" office:value="8.80999999999986" calcext:value-type="float">
            <text:p>8.81</text:p>
          </table:table-cell>
          <table:table-cell office:value-type="float" office:value="75.5641174316406" calcext:value-type="float">
            <text:p>75.5641174316</text:p>
          </table:table-cell>
          <table:table-cell table:formula="of:=[.C881]+0.01" office:value-type="float" office:value="11.0999999999998" calcext:value-type="float">
            <text:p>11.1</text:p>
          </table:table-cell>
          <table:table-cell office:value-type="float" office:value="59.6503715515137" calcext:value-type="float">
            <text:p>59.6503715515</text:p>
          </table:table-cell>
        </table:table-row>
        <table:table-row table:style-name="ro1">
          <table:table-cell table:formula="of:=[.A882]+0.01" office:value-type="float" office:value="8.81999999999986" calcext:value-type="float">
            <text:p>8.82</text:p>
          </table:table-cell>
          <table:table-cell office:value-type="float" office:value="75.5645980834961" calcext:value-type="float">
            <text:p>75.5645980835</text:p>
          </table:table-cell>
          <table:table-cell table:formula="of:=[.C882]+0.01" office:value-type="float" office:value="11.1099999999998" calcext:value-type="float">
            <text:p>11.11</text:p>
          </table:table-cell>
          <table:table-cell office:value-type="float" office:value="59.8077583312988" calcext:value-type="float">
            <text:p>59.8077583313</text:p>
          </table:table-cell>
        </table:table-row>
        <table:table-row table:style-name="ro1">
          <table:table-cell table:formula="of:=[.A883]+0.01" office:value-type="float" office:value="8.82999999999986" calcext:value-type="float">
            <text:p>8.83</text:p>
          </table:table-cell>
          <table:table-cell office:value-type="float" office:value="75.5654144287109" calcext:value-type="float">
            <text:p>75.5654144287</text:p>
          </table:table-cell>
          <table:table-cell table:formula="of:=[.C883]+0.01" office:value-type="float" office:value="11.1199999999998" calcext:value-type="float">
            <text:p>11.12</text:p>
          </table:table-cell>
          <table:table-cell office:value-type="float" office:value="59.5163230895996" calcext:value-type="float">
            <text:p>59.5163230896</text:p>
          </table:table-cell>
        </table:table-row>
        <table:table-row table:style-name="ro1">
          <table:table-cell table:formula="of:=[.A884]+0.01" office:value-type="float" office:value="8.83999999999986" calcext:value-type="float">
            <text:p>8.84</text:p>
          </table:table-cell>
          <table:table-cell office:value-type="float" office:value="75.5651397705078" calcext:value-type="float">
            <text:p>75.5651397705</text:p>
          </table:table-cell>
          <table:table-cell table:formula="of:=[.C884]+0.01" office:value-type="float" office:value="11.1299999999998" calcext:value-type="float">
            <text:p>11.13</text:p>
          </table:table-cell>
          <table:table-cell office:value-type="float" office:value="59.017822265625" calcext:value-type="float">
            <text:p>59.0178222656</text:p>
          </table:table-cell>
        </table:table-row>
        <table:table-row table:style-name="ro1">
          <table:table-cell table:formula="of:=[.A885]+0.01" office:value-type="float" office:value="8.84999999999986" calcext:value-type="float">
            <text:p>8.85</text:p>
          </table:table-cell>
          <table:table-cell office:value-type="float" office:value="75.5666580200195" calcext:value-type="float">
            <text:p>75.56665802</text:p>
          </table:table-cell>
          <table:table-cell table:formula="of:=[.C885]+0.01" office:value-type="float" office:value="11.1399999999998" calcext:value-type="float">
            <text:p>11.14</text:p>
          </table:table-cell>
          <table:table-cell office:value-type="float" office:value="57.8731269836426" calcext:value-type="float">
            <text:p>57.8731269836</text:p>
          </table:table-cell>
        </table:table-row>
        <table:table-row table:style-name="ro1">
          <table:table-cell table:formula="of:=[.A886]+0.01" office:value-type="float" office:value="8.85999999999986" calcext:value-type="float">
            <text:p>8.86</text:p>
          </table:table-cell>
          <table:table-cell office:value-type="float" office:value="75.5686645507813" calcext:value-type="float">
            <text:p>75.5686645508</text:p>
          </table:table-cell>
          <table:table-cell table:formula="of:=[.C886]+0.01" office:value-type="float" office:value="11.1499999999998" calcext:value-type="float">
            <text:p>11.15</text:p>
          </table:table-cell>
          <table:table-cell office:value-type="float" office:value="56.8664360046387" calcext:value-type="float">
            <text:p>56.8664360046</text:p>
          </table:table-cell>
        </table:table-row>
        <table:table-row table:style-name="ro1">
          <table:table-cell table:formula="of:=[.A887]+0.01" office:value-type="float" office:value="8.86999999999986" calcext:value-type="float">
            <text:p>8.87</text:p>
          </table:table-cell>
          <table:table-cell office:value-type="float" office:value="75.5694427490234" calcext:value-type="float">
            <text:p>75.569442749</text:p>
          </table:table-cell>
          <table:table-cell table:formula="of:=[.C887]+0.01" office:value-type="float" office:value="11.1599999999998" calcext:value-type="float">
            <text:p>11.16</text:p>
          </table:table-cell>
          <table:table-cell office:value-type="float" office:value="55.1331443786621" calcext:value-type="float">
            <text:p>55.1331443787</text:p>
          </table:table-cell>
        </table:table-row>
        <table:table-row table:style-name="ro1">
          <table:table-cell table:formula="of:=[.A888]+0.01" office:value-type="float" office:value="8.87999999999986" calcext:value-type="float">
            <text:p>8.88</text:p>
          </table:table-cell>
          <table:table-cell office:value-type="float" office:value="75.5711059570313" calcext:value-type="float">
            <text:p>75.571105957</text:p>
          </table:table-cell>
          <table:table-cell table:formula="of:=[.C888]+0.01" office:value-type="float" office:value="11.1699999999998" calcext:value-type="float">
            <text:p>11.17</text:p>
          </table:table-cell>
          <table:table-cell office:value-type="float" office:value="54.2573204040527" calcext:value-type="float">
            <text:p>54.2573204041</text:p>
          </table:table-cell>
        </table:table-row>
        <table:table-row table:style-name="ro1">
          <table:table-cell table:formula="of:=[.A889]+0.01" office:value-type="float" office:value="8.88999999999986" calcext:value-type="float">
            <text:p>8.89</text:p>
          </table:table-cell>
          <table:table-cell office:value-type="float" office:value="75.5717010498047" calcext:value-type="float">
            <text:p>75.5717010498</text:p>
          </table:table-cell>
          <table:table-cell table:formula="of:=[.C889]+0.01" office:value-type="float" office:value="11.1799999999998" calcext:value-type="float">
            <text:p>11.18</text:p>
          </table:table-cell>
          <table:table-cell office:value-type="float" office:value="54.8998336791992" calcext:value-type="float">
            <text:p>54.8998336792</text:p>
          </table:table-cell>
        </table:table-row>
        <table:table-row table:style-name="ro1">
          <table:table-cell table:formula="of:=[.A890]+0.01" office:value-type="float" office:value="8.89999999999986" calcext:value-type="float">
            <text:p>8.9</text:p>
          </table:table-cell>
          <table:table-cell office:value-type="float" office:value="75.5724868774414" calcext:value-type="float">
            <text:p>75.5724868774</text:p>
          </table:table-cell>
          <table:table-cell table:formula="of:=[.C890]+0.01" office:value-type="float" office:value="11.1899999999998" calcext:value-type="float">
            <text:p>11.19</text:p>
          </table:table-cell>
          <table:table-cell office:value-type="float" office:value="54.685359954834" calcext:value-type="float">
            <text:p>54.6853599548</text:p>
          </table:table-cell>
        </table:table-row>
        <table:table-row table:style-name="ro1">
          <table:table-cell table:formula="of:=[.A891]+0.01" office:value-type="float" office:value="8.90999999999985" calcext:value-type="float">
            <text:p>8.91</text:p>
          </table:table-cell>
          <table:table-cell office:value-type="float" office:value="75.5731430053711" calcext:value-type="float">
            <text:p>75.5731430054</text:p>
          </table:table-cell>
          <table:table-cell table:formula="of:=[.C891]+0.01" office:value-type="float" office:value="11.1999999999998" calcext:value-type="float">
            <text:p>11.2</text:p>
          </table:table-cell>
          <table:table-cell office:value-type="float" office:value="54.900260925293" calcext:value-type="float">
            <text:p>54.9002609253</text:p>
          </table:table-cell>
        </table:table-row>
        <table:table-row table:style-name="ro1">
          <table:table-cell table:formula="of:=[.A892]+0.01" office:value-type="float" office:value="8.91999999999985" calcext:value-type="float">
            <text:p>8.92</text:p>
          </table:table-cell>
          <table:table-cell office:value-type="float" office:value="75.5736846923828" calcext:value-type="float">
            <text:p>75.5736846924</text:p>
          </table:table-cell>
          <table:table-cell table:formula="of:=[.C892]+0.01" office:value-type="float" office:value="11.2099999999998" calcext:value-type="float">
            <text:p>11.21</text:p>
          </table:table-cell>
          <table:table-cell office:value-type="float" office:value="54.9786148071289" calcext:value-type="float">
            <text:p>54.9786148071</text:p>
          </table:table-cell>
        </table:table-row>
        <table:table-row table:style-name="ro1">
          <table:table-cell table:formula="of:=[.A893]+0.01" office:value-type="float" office:value="8.92999999999985" calcext:value-type="float">
            <text:p>8.93</text:p>
          </table:table-cell>
          <table:table-cell office:value-type="float" office:value="75.5745315551758" calcext:value-type="float">
            <text:p>75.5745315552</text:p>
          </table:table-cell>
          <table:table-cell table:formula="of:=[.C893]+0.01" office:value-type="float" office:value="11.2199999999998" calcext:value-type="float">
            <text:p>11.22</text:p>
          </table:table-cell>
          <table:table-cell office:value-type="float" office:value="55.0838890075684" calcext:value-type="float">
            <text:p>55.0838890076</text:p>
          </table:table-cell>
        </table:table-row>
        <table:table-row table:style-name="ro1">
          <table:table-cell table:formula="of:=[.A894]+0.01" office:value-type="float" office:value="8.93999999999985" calcext:value-type="float">
            <text:p>8.94</text:p>
          </table:table-cell>
          <table:table-cell office:value-type="float" office:value="75.5747604370117" calcext:value-type="float">
            <text:p>75.574760437</text:p>
          </table:table-cell>
          <table:table-cell table:formula="of:=[.C894]+0.01" office:value-type="float" office:value="11.2299999999998" calcext:value-type="float">
            <text:p>11.23</text:p>
          </table:table-cell>
          <table:table-cell office:value-type="float" office:value="55.1594276428223" calcext:value-type="float">
            <text:p>55.1594276428</text:p>
          </table:table-cell>
        </table:table-row>
        <table:table-row table:style-name="ro1">
          <table:table-cell table:formula="of:=[.A895]+0.01" office:value-type="float" office:value="8.94999999999985" calcext:value-type="float">
            <text:p>8.95</text:p>
          </table:table-cell>
          <table:table-cell office:value-type="float" office:value="75.5756301879883" calcext:value-type="float">
            <text:p>75.575630188</text:p>
          </table:table-cell>
          <table:table-cell table:formula="of:=[.C895]+0.01" office:value-type="float" office:value="11.2399999999998" calcext:value-type="float">
            <text:p>11.24</text:p>
          </table:table-cell>
          <table:table-cell office:value-type="float" office:value="55.2447738647461" calcext:value-type="float">
            <text:p>55.2447738647</text:p>
          </table:table-cell>
        </table:table-row>
        <table:table-row table:style-name="ro1">
          <table:table-cell table:formula="of:=[.A896]+0.01" office:value-type="float" office:value="8.95999999999985" calcext:value-type="float">
            <text:p>8.96</text:p>
          </table:table-cell>
          <table:table-cell office:value-type="float" office:value="75.5758743286133" calcext:value-type="float">
            <text:p>75.5758743286</text:p>
          </table:table-cell>
          <table:table-cell table:formula="of:=[.C896]+0.01" office:value-type="float" office:value="11.2499999999998" calcext:value-type="float">
            <text:p>11.25</text:p>
          </table:table-cell>
          <table:table-cell office:value-type="float" office:value="55.2661933898926" calcext:value-type="float">
            <text:p>55.2661933899</text:p>
          </table:table-cell>
        </table:table-row>
        <table:table-row table:style-name="ro1">
          <table:table-cell table:formula="of:=[.A897]+0.01" office:value-type="float" office:value="8.96999999999985" calcext:value-type="float">
            <text:p>8.97</text:p>
          </table:table-cell>
          <table:table-cell office:value-type="float" office:value="75.5763854980469" calcext:value-type="float">
            <text:p>75.576385498</text:p>
          </table:table-cell>
          <table:table-cell table:formula="of:=[.C897]+0.01" office:value-type="float" office:value="11.2599999999998" calcext:value-type="float">
            <text:p>11.26</text:p>
          </table:table-cell>
          <table:table-cell office:value-type="float" office:value="55.2582321166992" calcext:value-type="float">
            <text:p>55.2582321167</text:p>
          </table:table-cell>
        </table:table-row>
        <table:table-row table:style-name="ro1">
          <table:table-cell table:formula="of:=[.A898]+0.01" office:value-type="float" office:value="8.97999999999985" calcext:value-type="float">
            <text:p>8.98</text:p>
          </table:table-cell>
          <table:table-cell office:value-type="float" office:value="75.5769119262695" calcext:value-type="float">
            <text:p>75.5769119263</text:p>
          </table:table-cell>
          <table:table-cell table:formula="of:=[.C898]+0.01" office:value-type="float" office:value="11.2699999999998" calcext:value-type="float">
            <text:p>11.27</text:p>
          </table:table-cell>
          <table:table-cell office:value-type="float" office:value="55.2324981689453" calcext:value-type="float">
            <text:p>55.2324981689</text:p>
          </table:table-cell>
        </table:table-row>
        <table:table-row table:style-name="ro1">
          <table:table-cell table:formula="of:=[.A899]+0.01" office:value-type="float" office:value="8.98999999999985" calcext:value-type="float">
            <text:p>8.99</text:p>
          </table:table-cell>
          <table:table-cell office:value-type="float" office:value="75.5776443481445" calcext:value-type="float">
            <text:p>75.5776443481</text:p>
          </table:table-cell>
          <table:table-cell table:formula="of:=[.C899]+0.01" office:value-type="float" office:value="11.2799999999998" calcext:value-type="float">
            <text:p>11.28</text:p>
          </table:table-cell>
          <table:table-cell office:value-type="float" office:value="55.194465637207" calcext:value-type="float">
            <text:p>55.1944656372</text:p>
          </table:table-cell>
        </table:table-row>
        <table:table-row table:style-name="ro1">
          <table:table-cell table:formula="of:=[.A900]+0.01" office:value-type="float" office:value="8.99999999999985" calcext:value-type="float">
            <text:p>9</text:p>
          </table:table-cell>
          <table:table-cell office:value-type="float" office:value="75.5782241821289" calcext:value-type="float">
            <text:p>75.5782241821</text:p>
          </table:table-cell>
          <table:table-cell table:formula="of:=[.C900]+0.01" office:value-type="float" office:value="11.2899999999998" calcext:value-type="float">
            <text:p>11.29</text:p>
          </table:table-cell>
          <table:table-cell office:value-type="float" office:value="55.1725540161133" calcext:value-type="float">
            <text:p>55.1725540161</text:p>
          </table:table-cell>
        </table:table-row>
        <table:table-row table:style-name="ro1">
          <table:table-cell table:formula="of:=[.A901]+0.01" office:value-type="float" office:value="9.00999999999985" calcext:value-type="float">
            <text:p>9.01</text:p>
          </table:table-cell>
          <table:table-cell office:value-type="float" office:value="75.5790328979492" calcext:value-type="float">
            <text:p>75.5790328979</text:p>
          </table:table-cell>
          <table:table-cell table:formula="of:=[.C901]+0.01" office:value-type="float" office:value="11.2999999999998" calcext:value-type="float">
            <text:p>11.3</text:p>
          </table:table-cell>
          <table:table-cell office:value-type="float" office:value="55.1574287414551" calcext:value-type="float">
            <text:p>55.1574287415</text:p>
          </table:table-cell>
        </table:table-row>
        <table:table-row table:style-name="ro1">
          <table:table-cell table:formula="of:=[.A902]+0.01" office:value-type="float" office:value="9.01999999999985" calcext:value-type="float">
            <text:p>9.02</text:p>
          </table:table-cell>
          <table:table-cell office:value-type="float" office:value="75.5812835693359" calcext:value-type="float">
            <text:p>75.5812835693</text:p>
          </table:table-cell>
          <table:table-cell table:formula="of:=[.C902]+0.01" office:value-type="float" office:value="11.3099999999998" calcext:value-type="float">
            <text:p>11.31</text:p>
          </table:table-cell>
          <table:table-cell office:value-type="float" office:value="55.1587829589844" calcext:value-type="float">
            <text:p>55.158782959</text:p>
          </table:table-cell>
        </table:table-row>
        <table:table-row table:style-name="ro1">
          <table:table-cell table:formula="of:=[.A903]+0.01" office:value-type="float" office:value="9.02999999999985" calcext:value-type="float">
            <text:p>9.03</text:p>
          </table:table-cell>
          <table:table-cell office:value-type="float" office:value="75.582389831543" calcext:value-type="float">
            <text:p>75.5823898315</text:p>
          </table:table-cell>
          <table:table-cell table:formula="of:=[.C903]+0.01" office:value-type="float" office:value="11.3199999999998" calcext:value-type="float">
            <text:p>11.32</text:p>
          </table:table-cell>
          <table:table-cell office:value-type="float" office:value="55.169319152832" calcext:value-type="float">
            <text:p>55.1693191528</text:p>
          </table:table-cell>
        </table:table-row>
        <table:table-row table:style-name="ro1">
          <table:table-cell table:formula="of:=[.A904]+0.01" office:value-type="float" office:value="9.03999999999985" calcext:value-type="float">
            <text:p>9.04</text:p>
          </table:table-cell>
          <table:table-cell office:value-type="float" office:value="75.5842056274414" calcext:value-type="float">
            <text:p>75.5842056274</text:p>
          </table:table-cell>
          <table:table-cell table:formula="of:=[.C904]+0.01" office:value-type="float" office:value="11.3299999999998" calcext:value-type="float">
            <text:p>11.33</text:p>
          </table:table-cell>
          <table:table-cell office:value-type="float" office:value="55.1765899658203" calcext:value-type="float">
            <text:p>55.1765899658</text:p>
          </table:table-cell>
        </table:table-row>
        <table:table-row table:style-name="ro1">
          <table:table-cell table:formula="of:=[.A905]+0.01" office:value-type="float" office:value="9.04999999999985" calcext:value-type="float">
            <text:p>9.05</text:p>
          </table:table-cell>
          <table:table-cell office:value-type="float" office:value="75.5845413208008" calcext:value-type="float">
            <text:p>75.5845413208</text:p>
          </table:table-cell>
          <table:table-cell table:formula="of:=[.C905]+0.01" office:value-type="float" office:value="11.3399999999998" calcext:value-type="float">
            <text:p>11.34</text:p>
          </table:table-cell>
          <table:table-cell office:value-type="float" office:value="55.1895217895508" calcext:value-type="float">
            <text:p>55.1895217896</text:p>
          </table:table-cell>
        </table:table-row>
        <table:table-row table:style-name="ro1">
          <table:table-cell table:formula="of:=[.A906]+0.01" office:value-type="float" office:value="9.05999999999985" calcext:value-type="float">
            <text:p>9.06</text:p>
          </table:table-cell>
          <table:table-cell office:value-type="float" office:value="75.585205078125" calcext:value-type="float">
            <text:p>75.5852050781</text:p>
          </table:table-cell>
          <table:table-cell table:formula="of:=[.C906]+0.01" office:value-type="float" office:value="11.3499999999998" calcext:value-type="float">
            <text:p>11.35</text:p>
          </table:table-cell>
          <table:table-cell office:value-type="float" office:value="55.1979866027832" calcext:value-type="float">
            <text:p>55.1979866028</text:p>
          </table:table-cell>
        </table:table-row>
        <table:table-row table:style-name="ro1">
          <table:table-cell table:formula="of:=[.A907]+0.01" office:value-type="float" office:value="9.06999999999985" calcext:value-type="float">
            <text:p>9.07</text:p>
          </table:table-cell>
          <table:table-cell office:value-type="float" office:value="75.5854873657227" calcext:value-type="float">
            <text:p>75.5854873657</text:p>
          </table:table-cell>
          <table:table-cell table:formula="of:=[.C907]+0.01" office:value-type="float" office:value="11.3599999999998" calcext:value-type="float">
            <text:p>11.36</text:p>
          </table:table-cell>
          <table:table-cell office:value-type="float" office:value="55.2045555114746" calcext:value-type="float">
            <text:p>55.2045555115</text:p>
          </table:table-cell>
        </table:table-row>
        <table:table-row table:style-name="ro1">
          <table:table-cell table:formula="of:=[.A908]+0.01" office:value-type="float" office:value="9.07999999999985" calcext:value-type="float">
            <text:p>9.08</text:p>
          </table:table-cell>
          <table:table-cell office:value-type="float" office:value="75.5866317749023" calcext:value-type="float">
            <text:p>75.5866317749</text:p>
          </table:table-cell>
          <table:table-cell table:formula="of:=[.C908]+0.01" office:value-type="float" office:value="11.3699999999998" calcext:value-type="float">
            <text:p>11.37</text:p>
          </table:table-cell>
          <table:table-cell office:value-type="float" office:value="55.2036361694336" calcext:value-type="float">
            <text:p>55.2036361694</text:p>
          </table:table-cell>
        </table:table-row>
        <table:table-row table:style-name="ro1">
          <table:table-cell table:formula="of:=[.A909]+0.01" office:value-type="float" office:value="9.08999999999985" calcext:value-type="float">
            <text:p>9.09</text:p>
          </table:table-cell>
          <table:table-cell office:value-type="float" office:value="75.5867233276367" calcext:value-type="float">
            <text:p>75.5867233276</text:p>
          </table:table-cell>
          <table:table-cell table:formula="of:=[.C909]+0.01" office:value-type="float" office:value="11.3799999999998" calcext:value-type="float">
            <text:p>11.38</text:p>
          </table:table-cell>
          <table:table-cell office:value-type="float" office:value="55.1945114135742" calcext:value-type="float">
            <text:p>55.1945114136</text:p>
          </table:table-cell>
        </table:table-row>
        <table:table-row table:style-name="ro1">
          <table:table-cell table:formula="of:=[.A910]+0.01" office:value-type="float" office:value="9.09999999999985" calcext:value-type="float">
            <text:p>9.1</text:p>
          </table:table-cell>
          <table:table-cell office:value-type="float" office:value="75.5872039794922" calcext:value-type="float">
            <text:p>75.5872039795</text:p>
          </table:table-cell>
          <table:table-cell table:formula="of:=[.C910]+0.01" office:value-type="float" office:value="11.3899999999998" calcext:value-type="float">
            <text:p>11.39</text:p>
          </table:table-cell>
          <table:table-cell office:value-type="float" office:value="55.1879272460937" calcext:value-type="float">
            <text:p>55.1879272461</text:p>
          </table:table-cell>
        </table:table-row>
        <table:table-row table:style-name="ro1">
          <table:table-cell table:formula="of:=[.A911]+0.01" office:value-type="float" office:value="9.10999999999985" calcext:value-type="float">
            <text:p>9.11</text:p>
          </table:table-cell>
          <table:table-cell office:value-type="float" office:value="75.5879821777344" calcext:value-type="float">
            <text:p>75.5879821777</text:p>
          </table:table-cell>
          <table:table-cell table:formula="of:=[.C911]+0.01" office:value-type="float" office:value="11.3999999999998" calcext:value-type="float">
            <text:p>11.4</text:p>
          </table:table-cell>
          <table:table-cell office:value-type="float" office:value="55.1820793151856" calcext:value-type="float">
            <text:p>55.1820793152</text:p>
          </table:table-cell>
        </table:table-row>
        <table:table-row table:style-name="ro1">
          <table:table-cell table:formula="of:=[.A912]+0.01" office:value-type="float" office:value="9.11999999999985" calcext:value-type="float">
            <text:p>9.12</text:p>
          </table:table-cell>
          <table:table-cell office:value-type="float" office:value="75.589485168457" calcext:value-type="float">
            <text:p>75.5894851685</text:p>
          </table:table-cell>
          <table:table-cell table:formula="of:=[.C912]+0.01" office:value-type="float" office:value="11.4099999999998" calcext:value-type="float">
            <text:p>11.41</text:p>
          </table:table-cell>
          <table:table-cell office:value-type="float" office:value="55.1810646057129" calcext:value-type="float">
            <text:p>55.1810646057</text:p>
          </table:table-cell>
        </table:table-row>
        <table:table-row table:style-name="ro1">
          <table:table-cell table:formula="of:=[.A913]+0.01" office:value-type="float" office:value="9.12999999999985" calcext:value-type="float">
            <text:p>9.13</text:p>
          </table:table-cell>
          <table:table-cell office:value-type="float" office:value="75.5900115966797" calcext:value-type="float">
            <text:p>75.5900115967</text:p>
          </table:table-cell>
          <table:table-cell table:formula="of:=[.C913]+0.01" office:value-type="float" office:value="11.4199999999998" calcext:value-type="float">
            <text:p>11.42</text:p>
          </table:table-cell>
          <table:table-cell office:value-type="float" office:value="55.1840476989746" calcext:value-type="float">
            <text:p>55.184047699</text:p>
          </table:table-cell>
        </table:table-row>
        <table:table-row table:style-name="ro1">
          <table:table-cell table:formula="of:=[.A914]+0.01" office:value-type="float" office:value="9.13999999999985" calcext:value-type="float">
            <text:p>9.14</text:p>
          </table:table-cell>
          <table:table-cell office:value-type="float" office:value="75.5906677246094" calcext:value-type="float">
            <text:p>75.5906677246</text:p>
          </table:table-cell>
          <table:table-cell table:formula="of:=[.C914]+0.01" office:value-type="float" office:value="11.4299999999998" calcext:value-type="float">
            <text:p>11.43</text:p>
          </table:table-cell>
          <table:table-cell office:value-type="float" office:value="55.1867561340332" calcext:value-type="float">
            <text:p>55.186756134</text:p>
          </table:table-cell>
        </table:table-row>
        <table:table-row table:style-name="ro1">
          <table:table-cell table:formula="of:=[.A915]+0.01" office:value-type="float" office:value="9.14999999999985" calcext:value-type="float">
            <text:p>9.15</text:p>
          </table:table-cell>
          <table:table-cell office:value-type="float" office:value="75.5921783447266" calcext:value-type="float">
            <text:p>75.5921783447</text:p>
          </table:table-cell>
          <table:table-cell table:formula="of:=[.C915]+0.01" office:value-type="float" office:value="11.4399999999998" calcext:value-type="float">
            <text:p>11.44</text:p>
          </table:table-cell>
          <table:table-cell office:value-type="float" office:value="55.1913604736328" calcext:value-type="float">
            <text:p>55.1913604736</text:p>
          </table:table-cell>
        </table:table-row>
        <table:table-row table:style-name="ro1">
          <table:table-cell table:formula="of:=[.A916]+0.01" office:value-type="float" office:value="9.15999999999985" calcext:value-type="float">
            <text:p>9.16</text:p>
          </table:table-cell>
          <table:table-cell office:value-type="float" office:value="75.5947723388672" calcext:value-type="float">
            <text:p>75.5947723389</text:p>
          </table:table-cell>
          <table:table-cell table:formula="of:=[.C916]+0.01" office:value-type="float" office:value="11.4499999999998" calcext:value-type="float">
            <text:p>11.45</text:p>
          </table:table-cell>
          <table:table-cell office:value-type="float" office:value="55.1941871643066" calcext:value-type="float">
            <text:p>55.1941871643</text:p>
          </table:table-cell>
        </table:table-row>
        <table:table-row table:style-name="ro1">
          <table:table-cell table:formula="of:=[.A917]+0.01" office:value-type="float" office:value="9.16999999999985" calcext:value-type="float">
            <text:p>9.17</text:p>
          </table:table-cell>
          <table:table-cell office:value-type="float" office:value="75.5952224731445" calcext:value-type="float">
            <text:p>75.5952224731</text:p>
          </table:table-cell>
          <table:table-cell table:formula="of:=[.C917]+0.01" office:value-type="float" office:value="11.4599999999998" calcext:value-type="float">
            <text:p>11.46</text:p>
          </table:table-cell>
          <table:table-cell office:value-type="float" office:value="55.1965827941895" calcext:value-type="float">
            <text:p>55.1965827942</text:p>
          </table:table-cell>
        </table:table-row>
        <table:table-row table:style-name="ro1">
          <table:table-cell table:formula="of:=[.A918]+0.01" office:value-type="float" office:value="9.17999999999985" calcext:value-type="float">
            <text:p>9.18</text:p>
          </table:table-cell>
          <table:table-cell office:value-type="float" office:value="75.5951690673828" calcext:value-type="float">
            <text:p>75.5951690674</text:p>
          </table:table-cell>
          <table:table-cell table:formula="of:=[.C918]+0.01" office:value-type="float" office:value="11.4699999999998" calcext:value-type="float">
            <text:p>11.47</text:p>
          </table:table-cell>
          <table:table-cell office:value-type="float" office:value="55.1949081420898" calcext:value-type="float">
            <text:p>55.1949081421</text:p>
          </table:table-cell>
        </table:table-row>
        <table:table-row table:style-name="ro1">
          <table:table-cell table:formula="of:=[.A919]+0.01" office:value-type="float" office:value="9.18999999999985" calcext:value-type="float">
            <text:p>9.19</text:p>
          </table:table-cell>
          <table:table-cell office:value-type="float" office:value="75.5954742431641" calcext:value-type="float">
            <text:p>75.5954742432</text:p>
          </table:table-cell>
          <table:table-cell table:formula="of:=[.C919]+0.01" office:value-type="float" office:value="11.4799999999998" calcext:value-type="float">
            <text:p>11.48</text:p>
          </table:table-cell>
          <table:table-cell office:value-type="float" office:value="55.1900253295898" calcext:value-type="float">
            <text:p>55.1900253296</text:p>
          </table:table-cell>
        </table:table-row>
        <table:table-row table:style-name="ro1">
          <table:table-cell table:formula="of:=[.A920]+0.01" office:value-type="float" office:value="9.19999999999985" calcext:value-type="float">
            <text:p>9.2</text:p>
          </table:table-cell>
          <table:table-cell office:value-type="float" office:value="75.5971603393555" calcext:value-type="float">
            <text:p>75.5971603394</text:p>
          </table:table-cell>
          <table:table-cell table:formula="of:=[.C920]+0.01" office:value-type="float" office:value="11.4899999999998" calcext:value-type="float">
            <text:p>11.49</text:p>
          </table:table-cell>
          <table:table-cell office:value-type="float" office:value="55.1880722045898" calcext:value-type="float">
            <text:p>55.1880722046</text:p>
          </table:table-cell>
        </table:table-row>
        <table:table-row table:style-name="ro1">
          <table:table-cell table:formula="of:=[.A921]+0.01" office:value-type="float" office:value="9.20999999999985" calcext:value-type="float">
            <text:p>9.21</text:p>
          </table:table-cell>
          <table:table-cell office:value-type="float" office:value="75.5974426269531" calcext:value-type="float">
            <text:p>75.597442627</text:p>
          </table:table-cell>
          <table:table-cell table:formula="of:=[.C921]+0.01" office:value-type="float" office:value="11.4999999999998" calcext:value-type="float">
            <text:p>11.5</text:p>
          </table:table-cell>
          <table:table-cell office:value-type="float" office:value="55.1870613098145" calcext:value-type="float">
            <text:p>55.1870613098</text:p>
          </table:table-cell>
        </table:table-row>
        <table:table-row table:style-name="ro1">
          <table:table-cell table:formula="of:=[.A922]+0.01" office:value-type="float" office:value="9.21999999999985" calcext:value-type="float">
            <text:p>9.22</text:p>
          </table:table-cell>
          <table:table-cell office:value-type="float" office:value="75.5981140136719" calcext:value-type="float">
            <text:p>75.5981140137</text:p>
          </table:table-cell>
          <table:table-cell table:formula="of:=[.C922]+0.01" office:value-type="float" office:value="11.5099999999998" calcext:value-type="float">
            <text:p>11.51</text:p>
          </table:table-cell>
          <table:table-cell office:value-type="float" office:value="55.1881065368652" calcext:value-type="float">
            <text:p>55.1881065369</text:p>
          </table:table-cell>
        </table:table-row>
        <table:table-row table:style-name="ro1">
          <table:table-cell table:formula="of:=[.A923]+0.01" office:value-type="float" office:value="9.22999999999985" calcext:value-type="float">
            <text:p>9.23</text:p>
          </table:table-cell>
          <table:table-cell office:value-type="float" office:value="75.5989074707031" calcext:value-type="float">
            <text:p>75.5989074707</text:p>
          </table:table-cell>
          <table:table-cell table:formula="of:=[.C923]+0.01" office:value-type="float" office:value="11.5199999999998" calcext:value-type="float">
            <text:p>11.52</text:p>
          </table:table-cell>
          <table:table-cell office:value-type="float" office:value="55.1912345886231" calcext:value-type="float">
            <text:p>55.1912345886</text:p>
          </table:table-cell>
        </table:table-row>
        <table:table-row table:style-name="ro1">
          <table:table-cell table:formula="of:=[.A924]+0.01" office:value-type="float" office:value="9.23999999999985" calcext:value-type="float">
            <text:p>9.24</text:p>
          </table:table-cell>
          <table:table-cell office:value-type="float" office:value="75.5997924804688" calcext:value-type="float">
            <text:p>75.5997924805</text:p>
          </table:table-cell>
          <table:table-cell table:formula="of:=[.C924]+0.01" office:value-type="float" office:value="11.5299999999998" calcext:value-type="float">
            <text:p>11.53</text:p>
          </table:table-cell>
          <table:table-cell office:value-type="float" office:value="55.1927032470703" calcext:value-type="float">
            <text:p>55.1927032471</text:p>
          </table:table-cell>
        </table:table-row>
        <table:table-row table:style-name="ro1">
          <table:table-cell table:formula="of:=[.A925]+0.01" office:value-type="float" office:value="9.24999999999985" calcext:value-type="float">
            <text:p>9.25</text:p>
          </table:table-cell>
          <table:table-cell office:value-type="float" office:value="75.6006546020508" calcext:value-type="float">
            <text:p>75.6006546021</text:p>
          </table:table-cell>
          <table:table-cell table:formula="of:=[.C925]+0.01" office:value-type="float" office:value="11.5399999999998" calcext:value-type="float">
            <text:p>11.54</text:p>
          </table:table-cell>
          <table:table-cell office:value-type="float" office:value="55.1954307556152" calcext:value-type="float">
            <text:p>55.1954307556</text:p>
          </table:table-cell>
        </table:table-row>
        <table:table-row table:style-name="ro1">
          <table:table-cell table:formula="of:=[.A926]+0.01" office:value-type="float" office:value="9.25999999999985" calcext:value-type="float">
            <text:p>9.26</text:p>
          </table:table-cell>
          <table:table-cell office:value-type="float" office:value="75.6020278930664" calcext:value-type="float">
            <text:p>75.6020278931</text:p>
          </table:table-cell>
          <table:table-cell table:formula="of:=[.C926]+0.01" office:value-type="float" office:value="11.5499999999998" calcext:value-type="float">
            <text:p>11.55</text:p>
          </table:table-cell>
          <table:table-cell office:value-type="float" office:value="55.196044921875" calcext:value-type="float">
            <text:p>55.1960449219</text:p>
          </table:table-cell>
        </table:table-row>
        <table:table-row table:style-name="ro1">
          <table:table-cell table:formula="of:=[.A927]+0.01" office:value-type="float" office:value="9.26999999999985" calcext:value-type="float">
            <text:p>9.27</text:p>
          </table:table-cell>
          <table:table-cell office:value-type="float" office:value="75.6027603149414" calcext:value-type="float">
            <text:p>75.6027603149</text:p>
          </table:table-cell>
          <table:table-cell table:formula="of:=[.C927]+0.01" office:value-type="float" office:value="11.5599999999998" calcext:value-type="float">
            <text:p>11.56</text:p>
          </table:table-cell>
          <table:table-cell office:value-type="float" office:value="55.1946449279785" calcext:value-type="float">
            <text:p>55.194644928</text:p>
          </table:table-cell>
        </table:table-row>
        <table:table-row table:style-name="ro1">
          <table:table-cell table:formula="of:=[.A928]+0.01" office:value-type="float" office:value="9.27999999999985" calcext:value-type="float">
            <text:p>9.28</text:p>
          </table:table-cell>
          <table:table-cell office:value-type="float" office:value="75.6031723022461" calcext:value-type="float">
            <text:p>75.6031723022</text:p>
          </table:table-cell>
          <table:table-cell table:formula="of:=[.C928]+0.01" office:value-type="float" office:value="11.5699999999998" calcext:value-type="float">
            <text:p>11.57</text:p>
          </table:table-cell>
          <table:table-cell office:value-type="float" office:value="55.1925849914551" calcext:value-type="float">
            <text:p>55.1925849915</text:p>
          </table:table-cell>
        </table:table-row>
        <table:table-row table:style-name="ro1">
          <table:table-cell table:formula="of:=[.A929]+0.01" office:value-type="float" office:value="9.28999999999985" calcext:value-type="float">
            <text:p>9.29</text:p>
          </table:table-cell>
          <table:table-cell office:value-type="float" office:value="75.6029891967773" calcext:value-type="float">
            <text:p>75.6029891968</text:p>
          </table:table-cell>
          <table:table-cell table:formula="of:=[.C929]+0.01" office:value-type="float" office:value="11.5799999999998" calcext:value-type="float">
            <text:p>11.58</text:p>
          </table:table-cell>
          <table:table-cell office:value-type="float" office:value="55.1897239685059" calcext:value-type="float">
            <text:p>55.1897239685</text:p>
          </table:table-cell>
        </table:table-row>
        <table:table-row table:style-name="ro1">
          <table:table-cell table:formula="of:=[.A930]+0.01" office:value-type="float" office:value="9.29999999999985" calcext:value-type="float">
            <text:p>9.3</text:p>
          </table:table-cell>
          <table:table-cell office:value-type="float" office:value="75.6049499511719" calcext:value-type="float">
            <text:p>75.6049499512</text:p>
          </table:table-cell>
          <table:table-cell table:formula="of:=[.C930]+0.01" office:value-type="float" office:value="11.5899999999998" calcext:value-type="float">
            <text:p>11.59</text:p>
          </table:table-cell>
          <table:table-cell office:value-type="float" office:value="55.1883163452149" calcext:value-type="float">
            <text:p>55.1883163452</text:p>
          </table:table-cell>
        </table:table-row>
        <table:table-row table:style-name="ro1">
          <table:table-cell table:formula="of:=[.A931]+0.01" office:value-type="float" office:value="9.30999999999985" calcext:value-type="float">
            <text:p>9.31</text:p>
          </table:table-cell>
          <table:table-cell office:value-type="float" office:value="75.6055450439453" calcext:value-type="float">
            <text:p>75.6055450439</text:p>
          </table:table-cell>
          <table:table-cell table:formula="of:=[.C931]+0.01" office:value-type="float" office:value="11.5999999999998" calcext:value-type="float">
            <text:p>11.6</text:p>
          </table:table-cell>
          <table:table-cell office:value-type="float" office:value="55.1866722106934" calcext:value-type="float">
            <text:p>55.1866722107</text:p>
          </table:table-cell>
        </table:table-row>
        <table:table-row table:style-name="ro1">
          <table:table-cell table:formula="of:=[.A932]+0.01" office:value-type="float" office:value="9.31999999999985" calcext:value-type="float">
            <text:p>9.32</text:p>
          </table:table-cell>
          <table:table-cell office:value-type="float" office:value="75.6061172485352" calcext:value-type="float">
            <text:p>75.6061172485</text:p>
          </table:table-cell>
          <table:table-cell table:formula="of:=[.C932]+0.01" office:value-type="float" office:value="11.6099999999998" calcext:value-type="float">
            <text:p>11.61</text:p>
          </table:table-cell>
          <table:table-cell office:value-type="float" office:value="55.1880378723145" calcext:value-type="float">
            <text:p>55.1880378723</text:p>
          </table:table-cell>
        </table:table-row>
        <table:table-row table:style-name="ro1">
          <table:table-cell table:formula="of:=[.A933]+0.01" office:value-type="float" office:value="9.32999999999985" calcext:value-type="float">
            <text:p>9.33</text:p>
          </table:table-cell>
          <table:table-cell office:value-type="float" office:value="75.6063537597656" calcext:value-type="float">
            <text:p>75.6063537598</text:p>
          </table:table-cell>
          <table:table-cell table:formula="of:=[.C933]+0.01" office:value-type="float" office:value="11.6199999999998" calcext:value-type="float">
            <text:p>11.62</text:p>
          </table:table-cell>
          <table:table-cell office:value-type="float" office:value="55.1915435791016" calcext:value-type="float">
            <text:p>55.1915435791</text:p>
          </table:table-cell>
        </table:table-row>
        <table:table-row table:style-name="ro1">
          <table:table-cell table:formula="of:=[.A934]+0.01" office:value-type="float" office:value="9.33999999999985" calcext:value-type="float">
            <text:p>9.34</text:p>
          </table:table-cell>
          <table:table-cell office:value-type="float" office:value="75.6069869995117" calcext:value-type="float">
            <text:p>75.6069869995</text:p>
          </table:table-cell>
          <table:table-cell table:formula="of:=[.C934]+0.01" office:value-type="float" office:value="11.6299999999998" calcext:value-type="float">
            <text:p>11.63</text:p>
          </table:table-cell>
          <table:table-cell office:value-type="float" office:value="55.1933364868164" calcext:value-type="float">
            <text:p>55.1933364868</text:p>
          </table:table-cell>
        </table:table-row>
        <table:table-row table:style-name="ro1">
          <table:table-cell table:formula="of:=[.A935]+0.01" office:value-type="float" office:value="9.34999999999985" calcext:value-type="float">
            <text:p>9.35</text:p>
          </table:table-cell>
          <table:table-cell office:value-type="float" office:value="75.6068572998047" calcext:value-type="float">
            <text:p>75.6068572998</text:p>
          </table:table-cell>
          <table:table-cell table:formula="of:=[.C935]+0.01" office:value-type="float" office:value="11.6399999999998" calcext:value-type="float">
            <text:p>11.64</text:p>
          </table:table-cell>
          <table:table-cell office:value-type="float" office:value="55.192928314209" calcext:value-type="float">
            <text:p>55.1929283142</text:p>
          </table:table-cell>
        </table:table-row>
        <table:table-row table:style-name="ro1">
          <table:table-cell table:formula="of:=[.A936]+0.01" office:value-type="float" office:value="9.35999999999985" calcext:value-type="float">
            <text:p>9.36</text:p>
          </table:table-cell>
          <table:table-cell office:value-type="float" office:value="75.6075744628906" calcext:value-type="float">
            <text:p>75.6075744629</text:p>
          </table:table-cell>
          <table:table-cell table:formula="of:=[.C936]+0.01" office:value-type="float" office:value="11.6499999999998" calcext:value-type="float">
            <text:p>11.65</text:p>
          </table:table-cell>
          <table:table-cell office:value-type="float" office:value="55.1917877197266" calcext:value-type="float">
            <text:p>55.1917877197</text:p>
          </table:table-cell>
        </table:table-row>
        <table:table-row table:style-name="ro1">
          <table:table-cell table:formula="of:=[.A937]+0.01" office:value-type="float" office:value="9.36999999999985" calcext:value-type="float">
            <text:p>9.37</text:p>
          </table:table-cell>
          <table:table-cell office:value-type="float" office:value="75.6083984375" calcext:value-type="float">
            <text:p>75.6083984375</text:p>
          </table:table-cell>
          <table:table-cell table:formula="of:=[.C937]+0.01" office:value-type="float" office:value="11.6599999999998" calcext:value-type="float">
            <text:p>11.66</text:p>
          </table:table-cell>
          <table:table-cell office:value-type="float" office:value="55.1898422241211" calcext:value-type="float">
            <text:p>55.1898422241</text:p>
          </table:table-cell>
        </table:table-row>
        <table:table-row table:style-name="ro1">
          <table:table-cell table:formula="of:=[.A938]+0.01" office:value-type="float" office:value="9.37999999999984" calcext:value-type="float">
            <text:p>9.38</text:p>
          </table:table-cell>
          <table:table-cell office:value-type="float" office:value="75.6083374023438" calcext:value-type="float">
            <text:p>75.6083374023</text:p>
          </table:table-cell>
          <table:table-cell table:formula="of:=[.C938]+0.01" office:value-type="float" office:value="11.6699999999998" calcext:value-type="float">
            <text:p>11.67</text:p>
          </table:table-cell>
          <table:table-cell office:value-type="float" office:value="55.1892585754395" calcext:value-type="float">
            <text:p>55.1892585754</text:p>
          </table:table-cell>
        </table:table-row>
        <table:table-row table:style-name="ro1">
          <table:table-cell table:formula="of:=[.A939]+0.01" office:value-type="float" office:value="9.38999999999984" calcext:value-type="float">
            <text:p>9.39</text:p>
          </table:table-cell>
          <table:table-cell office:value-type="float" office:value="75.6082000732422" calcext:value-type="float">
            <text:p>75.6082000732</text:p>
          </table:table-cell>
          <table:table-cell table:formula="of:=[.C939]+0.01" office:value-type="float" office:value="11.6799999999998" calcext:value-type="float">
            <text:p>11.68</text:p>
          </table:table-cell>
          <table:table-cell office:value-type="float" office:value="55.1879806518555" calcext:value-type="float">
            <text:p>55.1879806519</text:p>
          </table:table-cell>
        </table:table-row>
        <table:table-row table:style-name="ro1">
          <table:table-cell table:formula="of:=[.A940]+0.01" office:value-type="float" office:value="9.39999999999984" calcext:value-type="float">
            <text:p>9.4</text:p>
          </table:table-cell>
          <table:table-cell office:value-type="float" office:value="75.6086196899414" calcext:value-type="float">
            <text:p>75.6086196899</text:p>
          </table:table-cell>
          <table:table-cell table:formula="of:=[.C940]+0.01" office:value-type="float" office:value="11.6899999999998" calcext:value-type="float">
            <text:p>11.69</text:p>
          </table:table-cell>
          <table:table-cell office:value-type="float" office:value="55.1873359680176" calcext:value-type="float">
            <text:p>55.187335968</text:p>
          </table:table-cell>
        </table:table-row>
        <table:table-row table:style-name="ro1">
          <table:table-cell table:formula="of:=[.A941]+0.01" office:value-type="float" office:value="9.40999999999984" calcext:value-type="float">
            <text:p>9.41</text:p>
          </table:table-cell>
          <table:table-cell office:value-type="float" office:value="75.6086502075195" calcext:value-type="float">
            <text:p>75.6086502075</text:p>
          </table:table-cell>
          <table:table-cell table:formula="of:=[.C941]+0.01" office:value-type="float" office:value="11.6999999999998" calcext:value-type="float">
            <text:p>11.7</text:p>
          </table:table-cell>
          <table:table-cell office:value-type="float" office:value="55.1880149841309" calcext:value-type="float">
            <text:p>55.1880149841</text:p>
          </table:table-cell>
        </table:table-row>
        <table:table-row table:style-name="ro1">
          <table:table-cell table:formula="of:=[.A942]+0.01" office:value-type="float" office:value="9.41999999999984" calcext:value-type="float">
            <text:p>9.42</text:p>
          </table:table-cell>
          <table:table-cell office:value-type="float" office:value="75.60888671875" calcext:value-type="float">
            <text:p>75.6088867188</text:p>
          </table:table-cell>
          <table:table-cell table:formula="of:=[.C942]+0.01" office:value-type="float" office:value="11.7099999999998" calcext:value-type="float">
            <text:p>11.71</text:p>
          </table:table-cell>
          <table:table-cell office:value-type="float" office:value="55.1881828308106" calcext:value-type="float">
            <text:p>55.1881828308</text:p>
          </table:table-cell>
        </table:table-row>
        <table:table-row table:style-name="ro1">
          <table:table-cell table:formula="of:=[.A943]+0.01" office:value-type="float" office:value="9.42999999999984" calcext:value-type="float">
            <text:p>9.43</text:p>
          </table:table-cell>
          <table:table-cell office:value-type="float" office:value="75.6096878051758" calcext:value-type="float">
            <text:p>75.6096878052</text:p>
          </table:table-cell>
          <table:table-cell table:formula="of:=[.C943]+0.01" office:value-type="float" office:value="11.7199999999998" calcext:value-type="float">
            <text:p>11.72</text:p>
          </table:table-cell>
          <table:table-cell office:value-type="float" office:value="55.1885871887207" calcext:value-type="float">
            <text:p>55.1885871887</text:p>
          </table:table-cell>
        </table:table-row>
        <table:table-row table:style-name="ro1">
          <table:table-cell table:formula="of:=[.A944]+0.01" office:value-type="float" office:value="9.43999999999984" calcext:value-type="float">
            <text:p>9.44</text:p>
          </table:table-cell>
          <table:table-cell office:value-type="float" office:value="75.6123886108398" calcext:value-type="float">
            <text:p>75.6123886108</text:p>
          </table:table-cell>
          <table:table-cell table:formula="of:=[.C944]+0.01" office:value-type="float" office:value="11.7299999999998" calcext:value-type="float">
            <text:p>11.73</text:p>
          </table:table-cell>
          <table:table-cell office:value-type="float" office:value="55.1878509521484" calcext:value-type="float">
            <text:p>55.1878509521</text:p>
          </table:table-cell>
        </table:table-row>
        <table:table-row table:style-name="ro1">
          <table:table-cell table:formula="of:=[.A945]+0.01" office:value-type="float" office:value="9.44999999999984" calcext:value-type="float">
            <text:p>9.45</text:p>
          </table:table-cell>
          <table:table-cell office:value-type="float" office:value="75.6130523681641" calcext:value-type="float">
            <text:p>75.6130523682</text:p>
          </table:table-cell>
          <table:table-cell table:formula="of:=[.C945]+0.01" office:value-type="float" office:value="11.7399999999998" calcext:value-type="float">
            <text:p>11.74</text:p>
          </table:table-cell>
          <table:table-cell office:value-type="float" office:value="55.1865959167481" calcext:value-type="float">
            <text:p>55.1865959167</text:p>
          </table:table-cell>
        </table:table-row>
        <table:table-row table:style-name="ro1">
          <table:table-cell table:formula="of:=[.A946]+0.01" office:value-type="float" office:value="9.45999999999984" calcext:value-type="float">
            <text:p>9.46</text:p>
          </table:table-cell>
          <table:table-cell office:value-type="float" office:value="75.6128768920898" calcext:value-type="float">
            <text:p>75.6128768921</text:p>
          </table:table-cell>
          <table:table-cell table:formula="of:=[.C946]+0.01" office:value-type="float" office:value="11.7499999999998" calcext:value-type="float">
            <text:p>11.75</text:p>
          </table:table-cell>
          <table:table-cell office:value-type="float" office:value="55.185489654541" calcext:value-type="float">
            <text:p>55.1854896545</text:p>
          </table:table-cell>
        </table:table-row>
        <table:table-row table:style-name="ro1">
          <table:table-cell table:formula="of:=[.A947]+0.01" office:value-type="float" office:value="9.46999999999984" calcext:value-type="float">
            <text:p>9.47</text:p>
          </table:table-cell>
          <table:table-cell office:value-type="float" office:value="75.6138153076172" calcext:value-type="float">
            <text:p>75.6138153076</text:p>
          </table:table-cell>
          <table:table-cell table:formula="of:=[.C947]+0.01" office:value-type="float" office:value="11.7599999999998" calcext:value-type="float">
            <text:p>11.76</text:p>
          </table:table-cell>
          <table:table-cell office:value-type="float" office:value="55.1843948364258" calcext:value-type="float">
            <text:p>55.1843948364</text:p>
          </table:table-cell>
        </table:table-row>
        <table:table-row table:style-name="ro1">
          <table:table-cell table:formula="of:=[.A948]+0.01" office:value-type="float" office:value="9.47999999999984" calcext:value-type="float">
            <text:p>9.48</text:p>
          </table:table-cell>
          <table:table-cell office:value-type="float" office:value="75.6140823364258" calcext:value-type="float">
            <text:p>75.6140823364</text:p>
          </table:table-cell>
          <table:table-cell table:formula="of:=[.C948]+0.01" office:value-type="float" office:value="11.7699999999998" calcext:value-type="float">
            <text:p>11.77</text:p>
          </table:table-cell>
          <table:table-cell office:value-type="float" office:value="55.1843032836914" calcext:value-type="float">
            <text:p>55.1843032837</text:p>
          </table:table-cell>
        </table:table-row>
        <table:table-row table:style-name="ro1">
          <table:table-cell table:formula="of:=[.A949]+0.01" office:value-type="float" office:value="9.48999999999984" calcext:value-type="float">
            <text:p>9.49</text:p>
          </table:table-cell>
          <table:table-cell office:value-type="float" office:value="75.6150894165039" calcext:value-type="float">
            <text:p>75.6150894165</text:p>
          </table:table-cell>
          <table:table-cell table:formula="of:=[.C949]+0.01" office:value-type="float" office:value="11.7799999999998" calcext:value-type="float">
            <text:p>11.78</text:p>
          </table:table-cell>
          <table:table-cell office:value-type="float" office:value="55.1850318908691" calcext:value-type="float">
            <text:p>55.1850318909</text:p>
          </table:table-cell>
        </table:table-row>
        <table:table-row table:style-name="ro1">
          <table:table-cell table:formula="of:=[.A950]+0.01" office:value-type="float" office:value="9.49999999999984" calcext:value-type="float">
            <text:p>9.5</text:p>
          </table:table-cell>
          <table:table-cell office:value-type="float" office:value="75.6161956787109" calcext:value-type="float">
            <text:p>75.6161956787</text:p>
          </table:table-cell>
          <table:table-cell table:formula="of:=[.C950]+0.01" office:value-type="float" office:value="11.7899999999998" calcext:value-type="float">
            <text:p>11.79</text:p>
          </table:table-cell>
          <table:table-cell office:value-type="float" office:value="55.1847534179688" calcext:value-type="float">
            <text:p>55.184753418</text:p>
          </table:table-cell>
        </table:table-row>
        <table:table-row table:style-name="ro1">
          <table:table-cell table:formula="of:=[.A951]+0.01" office:value-type="float" office:value="9.50999999999984" calcext:value-type="float">
            <text:p>9.51</text:p>
          </table:table-cell>
          <table:table-cell office:value-type="float" office:value="75.6159133911133" calcext:value-type="float">
            <text:p>75.6159133911</text:p>
          </table:table-cell>
          <table:table-cell table:formula="of:=[.C951]+0.01" office:value-type="float" office:value="11.7999999999998" calcext:value-type="float">
            <text:p>11.8</text:p>
          </table:table-cell>
          <table:table-cell office:value-type="float" office:value="55.1853332519531" calcext:value-type="float">
            <text:p>55.185333252</text:p>
          </table:table-cell>
        </table:table-row>
        <table:table-row table:style-name="ro1">
          <table:table-cell table:formula="of:=[.A952]+0.01" office:value-type="float" office:value="9.51999999999984" calcext:value-type="float">
            <text:p>9.52</text:p>
          </table:table-cell>
          <table:table-cell office:value-type="float" office:value="75.6159973144531" calcext:value-type="float">
            <text:p>75.6159973145</text:p>
          </table:table-cell>
          <table:table-cell table:formula="of:=[.C952]+0.01" office:value-type="float" office:value="11.8099999999998" calcext:value-type="float">
            <text:p>11.81</text:p>
          </table:table-cell>
          <table:table-cell office:value-type="float" office:value="55.1852836608887" calcext:value-type="float">
            <text:p>55.1852836609</text:p>
          </table:table-cell>
        </table:table-row>
        <table:table-row table:style-name="ro1">
          <table:table-cell table:formula="of:=[.A953]+0.01" office:value-type="float" office:value="9.52999999999984" calcext:value-type="float">
            <text:p>9.53</text:p>
          </table:table-cell>
          <table:table-cell office:value-type="float" office:value="75.6170425415039" calcext:value-type="float">
            <text:p>75.6170425415</text:p>
          </table:table-cell>
          <table:table-cell table:formula="of:=[.C953]+0.01" office:value-type="float" office:value="11.8199999999998" calcext:value-type="float">
            <text:p>11.82</text:p>
          </table:table-cell>
          <table:table-cell office:value-type="float" office:value="55.1851234436035" calcext:value-type="float">
            <text:p>55.1851234436</text:p>
          </table:table-cell>
        </table:table-row>
        <table:table-row table:style-name="ro1">
          <table:table-cell table:formula="of:=[.A954]+0.01" office:value-type="float" office:value="9.53999999999984" calcext:value-type="float">
            <text:p>9.54</text:p>
          </table:table-cell>
          <table:table-cell office:value-type="float" office:value="75.6181564331055" calcext:value-type="float">
            <text:p>75.6181564331</text:p>
          </table:table-cell>
          <table:table-cell table:formula="of:=[.C954]+0.01" office:value-type="float" office:value="11.8299999999998" calcext:value-type="float">
            <text:p>11.83</text:p>
          </table:table-cell>
          <table:table-cell office:value-type="float" office:value="55.1845626831055" calcext:value-type="float">
            <text:p>55.1845626831</text:p>
          </table:table-cell>
        </table:table-row>
        <table:table-row table:style-name="ro1">
          <table:table-cell table:formula="of:=[.A955]+0.01" office:value-type="float" office:value="9.54999999999984" calcext:value-type="float">
            <text:p>9.55</text:p>
          </table:table-cell>
          <table:table-cell office:value-type="float" office:value="75.6186370849609" calcext:value-type="float">
            <text:p>75.618637085</text:p>
          </table:table-cell>
          <table:table-cell table:formula="of:=[.C955]+0.01" office:value-type="float" office:value="11.8399999999998" calcext:value-type="float">
            <text:p>11.84</text:p>
          </table:table-cell>
          <table:table-cell office:value-type="float" office:value="55.1819534301758" calcext:value-type="float">
            <text:p>55.1819534302</text:p>
          </table:table-cell>
        </table:table-row>
        <table:table-row table:style-name="ro1">
          <table:table-cell table:formula="of:=[.A956]+0.01" office:value-type="float" office:value="9.55999999999984" calcext:value-type="float">
            <text:p>9.56</text:p>
          </table:table-cell>
          <table:table-cell office:value-type="float" office:value="75.6184539794922" calcext:value-type="float">
            <text:p>75.6184539795</text:p>
          </table:table-cell>
          <table:table-cell table:formula="of:=[.C956]+0.01" office:value-type="float" office:value="11.8499999999998" calcext:value-type="float">
            <text:p>11.85</text:p>
          </table:table-cell>
          <table:table-cell office:value-type="float" office:value="55.1803970336914" calcext:value-type="float">
            <text:p>55.1803970337</text:p>
          </table:table-cell>
        </table:table-row>
        <table:table-row table:style-name="ro1">
          <table:table-cell table:formula="of:=[.A957]+0.01" office:value-type="float" office:value="9.56999999999984" calcext:value-type="float">
            <text:p>9.57</text:p>
          </table:table-cell>
          <table:table-cell office:value-type="float" office:value="75.6186370849609" calcext:value-type="float">
            <text:p>75.618637085</text:p>
          </table:table-cell>
          <table:table-cell table:formula="of:=[.C957]+0.01" office:value-type="float" office:value="11.8599999999998" calcext:value-type="float">
            <text:p>11.86</text:p>
          </table:table-cell>
          <table:table-cell office:value-type="float" office:value="55.1804084777832" calcext:value-type="float">
            <text:p>55.1804084778</text:p>
          </table:table-cell>
        </table:table-row>
        <table:table-row table:style-name="ro1">
          <table:table-cell table:formula="of:=[.A958]+0.01" office:value-type="float" office:value="9.57999999999984" calcext:value-type="float">
            <text:p>9.58</text:p>
          </table:table-cell>
          <table:table-cell office:value-type="float" office:value="75.6184387207031" calcext:value-type="float">
            <text:p>75.6184387207</text:p>
          </table:table-cell>
          <table:table-cell table:formula="of:=[.C958]+0.01" office:value-type="float" office:value="11.8699999999998" calcext:value-type="float">
            <text:p>11.87</text:p>
          </table:table-cell>
          <table:table-cell office:value-type="float" office:value="55.1812973022461" calcext:value-type="float">
            <text:p>55.1812973022</text:p>
          </table:table-cell>
        </table:table-row>
        <table:table-row table:style-name="ro1">
          <table:table-cell table:formula="of:=[.A959]+0.01" office:value-type="float" office:value="9.58999999999984" calcext:value-type="float">
            <text:p>9.59</text:p>
          </table:table-cell>
          <table:table-cell office:value-type="float" office:value="75.6177825927734" calcext:value-type="float">
            <text:p>75.6177825928</text:p>
          </table:table-cell>
          <table:table-cell table:formula="of:=[.C959]+0.01" office:value-type="float" office:value="11.8799999999998" calcext:value-type="float">
            <text:p>11.88</text:p>
          </table:table-cell>
          <table:table-cell office:value-type="float" office:value="55.1821212768555" calcext:value-type="float">
            <text:p>55.1821212769</text:p>
          </table:table-cell>
        </table:table-row>
        <table:table-row table:style-name="ro1">
          <table:table-cell table:formula="of:=[.A960]+0.01" office:value-type="float" office:value="9.59999999999984" calcext:value-type="float">
            <text:p>9.6</text:p>
          </table:table-cell>
          <table:table-cell office:value-type="float" office:value="75.617317199707" calcext:value-type="float">
            <text:p>75.6173171997</text:p>
          </table:table-cell>
          <table:table-cell table:formula="of:=[.C960]+0.01" office:value-type="float" office:value="11.8899999999998" calcext:value-type="float">
            <text:p>11.89</text:p>
          </table:table-cell>
          <table:table-cell office:value-type="float" office:value="55.1813659667969" calcext:value-type="float">
            <text:p>55.1813659668</text:p>
          </table:table-cell>
        </table:table-row>
        <table:table-row table:style-name="ro1">
          <table:table-cell table:formula="of:=[.A961]+0.01" office:value-type="float" office:value="9.60999999999984" calcext:value-type="float">
            <text:p>9.61</text:p>
          </table:table-cell>
          <table:table-cell office:value-type="float" office:value="75.6177597045898" calcext:value-type="float">
            <text:p>75.6177597046</text:p>
          </table:table-cell>
          <table:table-cell table:formula="of:=[.C961]+0.01" office:value-type="float" office:value="11.8999999999998" calcext:value-type="float">
            <text:p>11.9</text:p>
          </table:table-cell>
          <table:table-cell office:value-type="float" office:value="55.180591583252" calcext:value-type="float">
            <text:p>55.1805915833</text:p>
          </table:table-cell>
        </table:table-row>
        <table:table-row table:style-name="ro1">
          <table:table-cell table:formula="of:=[.A962]+0.01" office:value-type="float" office:value="9.61999999999984" calcext:value-type="float">
            <text:p>9.62</text:p>
          </table:table-cell>
          <table:table-cell office:value-type="float" office:value="75.6182327270508" calcext:value-type="float">
            <text:p>75.6182327271</text:p>
          </table:table-cell>
          <table:table-cell table:formula="of:=[.C962]+0.01" office:value-type="float" office:value="11.9099999999998" calcext:value-type="float">
            <text:p>11.91</text:p>
          </table:table-cell>
          <table:table-cell office:value-type="float" office:value="55.1808929443359" calcext:value-type="float">
            <text:p>55.1808929443</text:p>
          </table:table-cell>
        </table:table-row>
        <table:table-row table:style-name="ro1">
          <table:table-cell table:formula="of:=[.A963]+0.01" office:value-type="float" office:value="9.62999999999984" calcext:value-type="float">
            <text:p>9.63</text:p>
          </table:table-cell>
          <table:table-cell office:value-type="float" office:value="75.6189727783203" calcext:value-type="float">
            <text:p>75.6189727783</text:p>
          </table:table-cell>
          <table:table-cell table:formula="of:=[.C963]+0.01" office:value-type="float" office:value="11.9199999999998" calcext:value-type="float">
            <text:p>11.92</text:p>
          </table:table-cell>
          <table:table-cell office:value-type="float" office:value="55.181827545166" calcext:value-type="float">
            <text:p>55.1818275452</text:p>
          </table:table-cell>
        </table:table-row>
        <table:table-row table:style-name="ro1">
          <table:table-cell table:formula="of:=[.A964]+0.01" office:value-type="float" office:value="9.63999999999984" calcext:value-type="float">
            <text:p>9.64</text:p>
          </table:table-cell>
          <table:table-cell office:value-type="float" office:value="75.6192245483399" calcext:value-type="float">
            <text:p>75.6192245483</text:p>
          </table:table-cell>
          <table:table-cell table:formula="of:=[.C964]+0.01" office:value-type="float" office:value="11.9299999999998" calcext:value-type="float">
            <text:p>11.93</text:p>
          </table:table-cell>
          <table:table-cell office:value-type="float" office:value="55.1815605163574" calcext:value-type="float">
            <text:p>55.1815605164</text:p>
          </table:table-cell>
        </table:table-row>
        <table:table-row table:style-name="ro1">
          <table:table-cell table:formula="of:=[.A965]+0.01" office:value-type="float" office:value="9.64999999999984" calcext:value-type="float">
            <text:p>9.65</text:p>
          </table:table-cell>
          <table:table-cell office:value-type="float" office:value="75.6199264526367" calcext:value-type="float">
            <text:p>75.6199264526</text:p>
          </table:table-cell>
          <table:table-cell table:formula="of:=[.C965]+0.01" office:value-type="float" office:value="11.9399999999998" calcext:value-type="float">
            <text:p>11.94</text:p>
          </table:table-cell>
          <table:table-cell office:value-type="float" office:value="55.1820259094238" calcext:value-type="float">
            <text:p>55.1820259094</text:p>
          </table:table-cell>
        </table:table-row>
        <table:table-row table:style-name="ro1">
          <table:table-cell table:formula="of:=[.A966]+0.01" office:value-type="float" office:value="9.65999999999984" calcext:value-type="float">
            <text:p>9.66</text:p>
          </table:table-cell>
          <table:table-cell office:value-type="float" office:value="75.6206359863281" calcext:value-type="float">
            <text:p>75.6206359863</text:p>
          </table:table-cell>
          <table:table-cell table:formula="of:=[.C966]+0.01" office:value-type="float" office:value="11.9499999999998" calcext:value-type="float">
            <text:p>11.95</text:p>
          </table:table-cell>
          <table:table-cell office:value-type="float" office:value="55.1825828552246" calcext:value-type="float">
            <text:p>55.1825828552</text:p>
          </table:table-cell>
        </table:table-row>
        <table:table-row table:style-name="ro1">
          <table:table-cell table:formula="of:=[.A967]+0.01" office:value-type="float" office:value="9.66999999999984" calcext:value-type="float">
            <text:p>9.67</text:p>
          </table:table-cell>
          <table:table-cell office:value-type="float" office:value="75.6206436157227" calcext:value-type="float">
            <text:p>75.6206436157</text:p>
          </table:table-cell>
          <table:table-cell table:formula="of:=[.C967]+0.01" office:value-type="float" office:value="11.9599999999998" calcext:value-type="float">
            <text:p>11.96</text:p>
          </table:table-cell>
          <table:table-cell office:value-type="float" office:value="55.183780670166" calcext:value-type="float">
            <text:p>55.1837806702</text:p>
          </table:table-cell>
        </table:table-row>
        <table:table-row table:style-name="ro1">
          <table:table-cell table:formula="of:=[.A968]+0.01" office:value-type="float" office:value="9.67999999999984" calcext:value-type="float">
            <text:p>9.68</text:p>
          </table:table-cell>
          <table:table-cell office:value-type="float" office:value="75.6204605102539" calcext:value-type="float">
            <text:p>75.6204605103</text:p>
          </table:table-cell>
          <table:table-cell table:formula="of:=[.C968]+0.01" office:value-type="float" office:value="11.9699999999998" calcext:value-type="float">
            <text:p>11.97</text:p>
          </table:table-cell>
          <table:table-cell office:value-type="float" office:value="55.1839790344238" calcext:value-type="float">
            <text:p>55.1839790344</text:p>
          </table:table-cell>
        </table:table-row>
        <table:table-row table:style-name="ro1">
          <table:table-cell table:formula="of:=[.A969]+0.01" office:value-type="float" office:value="9.68999999999984" calcext:value-type="float">
            <text:p>9.69</text:p>
          </table:table-cell>
          <table:table-cell office:value-type="float" office:value="75.6198806762695" calcext:value-type="float">
            <text:p>75.6198806763</text:p>
          </table:table-cell>
          <table:table-cell table:formula="of:=[.C969]+0.01" office:value-type="float" office:value="11.9799999999998" calcext:value-type="float">
            <text:p>11.98</text:p>
          </table:table-cell>
          <table:table-cell office:value-type="float" office:value="55.1837348937988" calcext:value-type="float">
            <text:p>55.1837348938</text:p>
          </table:table-cell>
        </table:table-row>
        <table:table-row table:style-name="ro1">
          <table:table-cell table:formula="of:=[.A970]+0.01" office:value-type="float" office:value="9.69999999999984" calcext:value-type="float">
            <text:p>9.7</text:p>
          </table:table-cell>
          <table:table-cell office:value-type="float" office:value="75.6203002929688" calcext:value-type="float">
            <text:p>75.620300293</text:p>
          </table:table-cell>
          <table:table-cell table:formula="of:=[.C970]+0.01" office:value-type="float" office:value="11.9899999999998" calcext:value-type="float">
            <text:p>11.99</text:p>
          </table:table-cell>
          <table:table-cell office:value-type="float" office:value="55.1834602355957" calcext:value-type="float">
            <text:p>55.1834602356</text:p>
          </table:table-cell>
        </table:table-row>
        <table:table-row table:style-name="ro1">
          <table:table-cell table:formula="of:=[.A971]+0.01" office:value-type="float" office:value="9.70999999999984" calcext:value-type="float">
            <text:p>9.71</text:p>
          </table:table-cell>
          <table:table-cell office:value-type="float" office:value="75.620979309082" calcext:value-type="float">
            <text:p>75.6209793091</text:p>
          </table:table-cell>
          <table:table-cell table:formula="of:=[.C971]+0.01" office:value-type="float" office:value="11.9999999999998" calcext:value-type="float">
            <text:p>12</text:p>
          </table:table-cell>
          <table:table-cell office:value-type="float" office:value="55.1827392578125" calcext:value-type="float">
            <text:p>55.1827392578</text:p>
          </table:table-cell>
        </table:table-row>
        <table:table-row table:style-name="ro1">
          <table:table-cell table:formula="of:=[.A972]+0.01" office:value-type="float" office:value="9.71999999999984" calcext:value-type="float">
            <text:p>9.72</text:p>
          </table:table-cell>
          <table:table-cell office:value-type="float" office:value="75.6214218139648" calcext:value-type="float">
            <text:p>75.621421814</text:p>
          </table:table-cell>
          <table:table-cell table:formula="of:=[.C972]+0.01" office:value-type="float" office:value="12.0099999999998" calcext:value-type="float">
            <text:p>12.01</text:p>
          </table:table-cell>
          <table:table-cell office:value-type="float" office:value="55.1825942993164" calcext:value-type="float">
            <text:p>55.1825942993</text:p>
          </table:table-cell>
        </table:table-row>
        <table:table-row table:style-name="ro1">
          <table:table-cell table:formula="of:=[.A973]+0.01" office:value-type="float" office:value="9.72999999999984" calcext:value-type="float">
            <text:p>9.73</text:p>
          </table:table-cell>
          <table:table-cell office:value-type="float" office:value="75.6214599609375" calcext:value-type="float">
            <text:p>75.6214599609</text:p>
          </table:table-cell>
          <table:table-cell table:formula="of:=[.C973]+0.01" office:value-type="float" office:value="12.0199999999998" calcext:value-type="float">
            <text:p>12.02</text:p>
          </table:table-cell>
          <table:table-cell office:value-type="float" office:value="55.1820945739746" calcext:value-type="float">
            <text:p>55.182094574</text:p>
          </table:table-cell>
        </table:table-row>
        <table:table-row table:style-name="ro1">
          <table:table-cell table:formula="of:=[.A974]+0.01" office:value-type="float" office:value="9.73999999999984" calcext:value-type="float">
            <text:p>9.74</text:p>
          </table:table-cell>
          <table:table-cell office:value-type="float" office:value="75.6215209960938" calcext:value-type="float">
            <text:p>75.6215209961</text:p>
          </table:table-cell>
          <table:table-cell table:formula="of:=[.C974]+0.01" office:value-type="float" office:value="12.0299999999998" calcext:value-type="float">
            <text:p>12.03</text:p>
          </table:table-cell>
          <table:table-cell office:value-type="float" office:value="55.1817207336426" calcext:value-type="float">
            <text:p>55.1817207336</text:p>
          </table:table-cell>
        </table:table-row>
        <table:table-row table:style-name="ro1">
          <table:table-cell table:formula="of:=[.A975]+0.01" office:value-type="float" office:value="9.74999999999984" calcext:value-type="float">
            <text:p>9.75</text:p>
          </table:table-cell>
          <table:table-cell office:value-type="float" office:value="75.6220779418945" calcext:value-type="float">
            <text:p>75.6220779419</text:p>
          </table:table-cell>
          <table:table-cell table:formula="of:=[.C975]+0.01" office:value-type="float" office:value="12.0399999999998" calcext:value-type="float">
            <text:p>12.04</text:p>
          </table:table-cell>
          <table:table-cell office:value-type="float" office:value="55.1802978515625" calcext:value-type="float">
            <text:p>55.1802978516</text:p>
          </table:table-cell>
        </table:table-row>
        <table:table-row table:style-name="ro1">
          <table:table-cell table:formula="of:=[.A976]+0.01" office:value-type="float" office:value="9.75999999999984" calcext:value-type="float">
            <text:p>9.76</text:p>
          </table:table-cell>
          <table:table-cell office:value-type="float" office:value="75.6231842041016" calcext:value-type="float">
            <text:p>75.6231842041</text:p>
          </table:table-cell>
          <table:table-cell table:formula="of:=[.C976]+0.01" office:value-type="float" office:value="12.0499999999998" calcext:value-type="float">
            <text:p>12.05</text:p>
          </table:table-cell>
          <table:table-cell office:value-type="float" office:value="55.1793365478516" calcext:value-type="float">
            <text:p>55.1793365479</text:p>
          </table:table-cell>
        </table:table-row>
        <table:table-row table:style-name="ro1">
          <table:table-cell table:formula="of:=[.A977]+0.01" office:value-type="float" office:value="9.76999999999984" calcext:value-type="float">
            <text:p>9.77</text:p>
          </table:table-cell>
          <table:table-cell office:value-type="float" office:value="75.6234436035156" calcext:value-type="float">
            <text:p>75.6234436035</text:p>
          </table:table-cell>
          <table:table-cell table:formula="of:=[.C977]+0.01" office:value-type="float" office:value="12.0599999999998" calcext:value-type="float">
            <text:p>12.06</text:p>
          </table:table-cell>
          <table:table-cell office:value-type="float" office:value="55.1788749694824" calcext:value-type="float">
            <text:p>55.1788749695</text:p>
          </table:table-cell>
        </table:table-row>
        <table:table-row table:style-name="ro1">
          <table:table-cell table:formula="of:=[.A978]+0.01" office:value-type="float" office:value="9.77999999999984" calcext:value-type="float">
            <text:p>9.78</text:p>
          </table:table-cell>
          <table:table-cell office:value-type="float" office:value="75.6247100830078" calcext:value-type="float">
            <text:p>75.624710083</text:p>
          </table:table-cell>
          <table:table-cell table:formula="of:=[.C978]+0.01" office:value-type="float" office:value="12.0699999999998" calcext:value-type="float">
            <text:p>12.07</text:p>
          </table:table-cell>
          <table:table-cell office:value-type="float" office:value="55.1791648864746" calcext:value-type="float">
            <text:p>55.1791648865</text:p>
          </table:table-cell>
        </table:table-row>
        <table:table-row table:style-name="ro1">
          <table:table-cell table:formula="of:=[.A979]+0.01" office:value-type="float" office:value="9.78999999999984" calcext:value-type="float">
            <text:p>9.79</text:p>
          </table:table-cell>
          <table:table-cell office:value-type="float" office:value="75.6261901855469" calcext:value-type="float">
            <text:p>75.6261901855</text:p>
          </table:table-cell>
          <table:table-cell table:formula="of:=[.C979]+0.01" office:value-type="float" office:value="12.0799999999998" calcext:value-type="float">
            <text:p>12.08</text:p>
          </table:table-cell>
          <table:table-cell office:value-type="float" office:value="55.1791877746582" calcext:value-type="float">
            <text:p>55.1791877747</text:p>
          </table:table-cell>
        </table:table-row>
        <table:table-row table:style-name="ro1">
          <table:table-cell table:formula="of:=[.A980]+0.01" office:value-type="float" office:value="9.79999999999984" calcext:value-type="float">
            <text:p>9.8</text:p>
          </table:table-cell>
          <table:table-cell office:value-type="float" office:value="75.6283874511719" calcext:value-type="float">
            <text:p>75.6283874512</text:p>
          </table:table-cell>
          <table:table-cell table:formula="of:=[.C980]+0.01" office:value-type="float" office:value="12.0899999999998" calcext:value-type="float">
            <text:p>12.09</text:p>
          </table:table-cell>
          <table:table-cell office:value-type="float" office:value="55.1793746948242" calcext:value-type="float">
            <text:p>55.1793746948</text:p>
          </table:table-cell>
        </table:table-row>
        <table:table-row table:style-name="ro1">
          <table:table-cell table:formula="of:=[.A981]+0.01" office:value-type="float" office:value="9.80999999999984" calcext:value-type="float">
            <text:p>9.81</text:p>
          </table:table-cell>
          <table:table-cell office:value-type="float" office:value="75.6294021606445" calcext:value-type="float">
            <text:p>75.6294021606</text:p>
          </table:table-cell>
          <table:table-cell table:formula="of:=[.C981]+0.01" office:value-type="float" office:value="12.0999999999998" calcext:value-type="float">
            <text:p>12.1</text:p>
          </table:table-cell>
          <table:table-cell office:value-type="float" office:value="55.1791877746582" calcext:value-type="float">
            <text:p>55.1791877747</text:p>
          </table:table-cell>
        </table:table-row>
        <table:table-row table:style-name="ro1">
          <table:table-cell table:formula="of:=[.A982]+0.01" office:value-type="float" office:value="9.81999999999984" calcext:value-type="float">
            <text:p>9.82</text:p>
          </table:table-cell>
          <table:table-cell office:value-type="float" office:value="75.629768371582" calcext:value-type="float">
            <text:p>75.6297683716</text:p>
          </table:table-cell>
          <table:table-cell table:formula="of:=[.C982]+0.01" office:value-type="float" office:value="12.1099999999998" calcext:value-type="float">
            <text:p>12.11</text:p>
          </table:table-cell>
          <table:table-cell office:value-type="float" office:value="55.1791648864746" calcext:value-type="float">
            <text:p>55.1791648865</text:p>
          </table:table-cell>
        </table:table-row>
        <table:table-row table:style-name="ro1">
          <table:table-cell table:formula="of:=[.A983]+0.01" office:value-type="float" office:value="9.82999999999984" calcext:value-type="float">
            <text:p>9.83</text:p>
          </table:table-cell>
          <table:table-cell office:value-type="float" office:value="75.6301727294922" calcext:value-type="float">
            <text:p>75.6301727295</text:p>
          </table:table-cell>
          <table:table-cell table:formula="of:=[.C983]+0.01" office:value-type="float" office:value="12.1199999999998" calcext:value-type="float">
            <text:p>12.12</text:p>
          </table:table-cell>
          <table:table-cell office:value-type="float" office:value="55.1806221008301" calcext:value-type="float">
            <text:p>55.1806221008</text:p>
          </table:table-cell>
        </table:table-row>
        <table:table-row table:style-name="ro1">
          <table:table-cell table:formula="of:=[.A984]+0.01" office:value-type="float" office:value="9.83999999999983" calcext:value-type="float">
            <text:p>9.84</text:p>
          </table:table-cell>
          <table:table-cell office:value-type="float" office:value="75.6301498413086" calcext:value-type="float">
            <text:p>75.6301498413</text:p>
          </table:table-cell>
          <table:table-cell table:formula="of:=[.C984]+0.01" office:value-type="float" office:value="12.1299999999998" calcext:value-type="float">
            <text:p>12.13</text:p>
          </table:table-cell>
          <table:table-cell office:value-type="float" office:value="55.181339263916" calcext:value-type="float">
            <text:p>55.1813392639</text:p>
          </table:table-cell>
        </table:table-row>
        <table:table-row table:style-name="ro1">
          <table:table-cell table:formula="of:=[.A985]+0.01" office:value-type="float" office:value="9.84999999999983" calcext:value-type="float">
            <text:p>9.85</text:p>
          </table:table-cell>
          <table:table-cell office:value-type="float" office:value="75.6300582885742" calcext:value-type="float">
            <text:p>75.6300582886</text:p>
          </table:table-cell>
          <table:table-cell table:formula="of:=[.C985]+0.01" office:value-type="float" office:value="12.1399999999998" calcext:value-type="float">
            <text:p>12.14</text:p>
          </table:table-cell>
          <table:table-cell office:value-type="float" office:value="55.1813468933105" calcext:value-type="float">
            <text:p>55.1813468933</text:p>
          </table:table-cell>
        </table:table-row>
        <table:table-row table:style-name="ro1">
          <table:table-cell table:formula="of:=[.A986]+0.01" office:value-type="float" office:value="9.85999999999983" calcext:value-type="float">
            <text:p>9.86</text:p>
          </table:table-cell>
          <table:table-cell office:value-type="float" office:value="75.6305084228516" calcext:value-type="float">
            <text:p>75.6305084229</text:p>
          </table:table-cell>
          <table:table-cell table:formula="of:=[.C986]+0.01" office:value-type="float" office:value="12.1499999999998" calcext:value-type="float">
            <text:p>12.15</text:p>
          </table:table-cell>
          <table:table-cell office:value-type="float" office:value="55.1811065673828" calcext:value-type="float">
            <text:p>55.1811065674</text:p>
          </table:table-cell>
        </table:table-row>
        <table:table-row table:style-name="ro1">
          <table:table-cell table:formula="of:=[.A987]+0.01" office:value-type="float" office:value="9.86999999999983" calcext:value-type="float">
            <text:p>9.87</text:p>
          </table:table-cell>
          <table:table-cell office:value-type="float" office:value="75.6307601928711" calcext:value-type="float">
            <text:p>75.6307601929</text:p>
          </table:table-cell>
          <table:table-cell table:formula="of:=[.C987]+0.01" office:value-type="float" office:value="12.1599999999998" calcext:value-type="float">
            <text:p>12.16</text:p>
          </table:table-cell>
          <table:table-cell office:value-type="float" office:value="55.1808242797852" calcext:value-type="float">
            <text:p>55.1808242798</text:p>
          </table:table-cell>
        </table:table-row>
        <table:table-row table:style-name="ro1">
          <table:table-cell table:formula="of:=[.A988]+0.01" office:value-type="float" office:value="9.87999999999983" calcext:value-type="float">
            <text:p>9.88</text:p>
          </table:table-cell>
          <table:table-cell office:value-type="float" office:value="75.6301879882813" calcext:value-type="float">
            <text:p>75.6301879883</text:p>
          </table:table-cell>
          <table:table-cell table:formula="of:=[.C988]+0.01" office:value-type="float" office:value="12.1699999999998" calcext:value-type="float">
            <text:p>12.17</text:p>
          </table:table-cell>
          <table:table-cell office:value-type="float" office:value="55.1814002990723" calcext:value-type="float">
            <text:p>55.1814002991</text:p>
          </table:table-cell>
        </table:table-row>
        <table:table-row table:style-name="ro1">
          <table:table-cell table:formula="of:=[.A989]+0.01" office:value-type="float" office:value="9.88999999999983" calcext:value-type="float">
            <text:p>9.89</text:p>
          </table:table-cell>
          <table:table-cell office:value-type="float" office:value="75.6301727294922" calcext:value-type="float">
            <text:p>75.6301727295</text:p>
          </table:table-cell>
          <table:table-cell table:formula="of:=[.C989]+0.01" office:value-type="float" office:value="12.1799999999998" calcext:value-type="float">
            <text:p>12.18</text:p>
          </table:table-cell>
          <table:table-cell office:value-type="float" office:value="55.1814270019531" calcext:value-type="float">
            <text:p>55.181427002</text:p>
          </table:table-cell>
        </table:table-row>
        <table:table-row table:style-name="ro1">
          <table:table-cell table:formula="of:=[.A990]+0.01" office:value-type="float" office:value="9.89999999999983" calcext:value-type="float">
            <text:p>9.9</text:p>
          </table:table-cell>
          <table:table-cell office:value-type="float" office:value="75.6307144165039" calcext:value-type="float">
            <text:p>75.6307144165</text:p>
          </table:table-cell>
          <table:table-cell table:formula="of:=[.C990]+0.01" office:value-type="float" office:value="12.1899999999998" calcext:value-type="float">
            <text:p>12.19</text:p>
          </table:table-cell>
          <table:table-cell office:value-type="float" office:value="55.1800537109375" calcext:value-type="float">
            <text:p>55.1800537109</text:p>
          </table:table-cell>
        </table:table-row>
        <table:table-row table:style-name="ro1">
          <table:table-cell table:formula="of:=[.A991]+0.01" office:value-type="float" office:value="9.90999999999983" calcext:value-type="float">
            <text:p>9.91</text:p>
          </table:table-cell>
          <table:table-cell office:value-type="float" office:value="75.6316452026367" calcext:value-type="float">
            <text:p>75.6316452026</text:p>
          </table:table-cell>
          <table:table-cell table:formula="of:=[.C991]+0.01" office:value-type="float" office:value="12.1999999999998" calcext:value-type="float">
            <text:p>12.2</text:p>
          </table:table-cell>
          <table:table-cell office:value-type="float" office:value="55.1798706054688" calcext:value-type="float">
            <text:p>55.1798706055</text:p>
          </table:table-cell>
        </table:table-row>
        <table:table-row table:style-name="ro1">
          <table:table-cell table:formula="of:=[.A992]+0.01" office:value-type="float" office:value="9.91999999999983" calcext:value-type="float">
            <text:p>9.92</text:p>
          </table:table-cell>
          <table:table-cell office:value-type="float" office:value="75.6327133178711" calcext:value-type="float">
            <text:p>75.6327133179</text:p>
          </table:table-cell>
          <table:table-cell table:formula="of:=[.C992]+0.01" office:value-type="float" office:value="12.2099999999998" calcext:value-type="float">
            <text:p>12.21</text:p>
          </table:table-cell>
          <table:table-cell office:value-type="float" office:value="55.1793479919434" calcext:value-type="float">
            <text:p>55.1793479919</text:p>
          </table:table-cell>
        </table:table-row>
        <table:table-row table:style-name="ro1">
          <table:table-cell table:formula="of:=[.A993]+0.01" office:value-type="float" office:value="9.92999999999983" calcext:value-type="float">
            <text:p>9.93</text:p>
          </table:table-cell>
          <table:table-cell office:value-type="float" office:value="75.6326217651367" calcext:value-type="float">
            <text:p>75.6326217651</text:p>
          </table:table-cell>
          <table:table-cell table:formula="of:=[.C993]+0.01" office:value-type="float" office:value="12.2199999999998" calcext:value-type="float">
            <text:p>12.22</text:p>
          </table:table-cell>
          <table:table-cell office:value-type="float" office:value="55.178596496582" calcext:value-type="float">
            <text:p>55.1785964966</text:p>
          </table:table-cell>
        </table:table-row>
        <table:table-row table:style-name="ro1">
          <table:table-cell table:formula="of:=[.A994]+0.01" office:value-type="float" office:value="9.93999999999983" calcext:value-type="float">
            <text:p>9.94</text:p>
          </table:table-cell>
          <table:table-cell office:value-type="float" office:value="75.6324844360352" calcext:value-type="float">
            <text:p>75.632484436</text:p>
          </table:table-cell>
          <table:table-cell table:formula="of:=[.C994]+0.01" office:value-type="float" office:value="12.2299999999998" calcext:value-type="float">
            <text:p>12.23</text:p>
          </table:table-cell>
          <table:table-cell office:value-type="float" office:value="55.1789131164551" calcext:value-type="float">
            <text:p>55.1789131165</text:p>
          </table:table-cell>
        </table:table-row>
        <table:table-row table:style-name="ro1">
          <table:table-cell table:formula="of:=[.A995]+0.01" office:value-type="float" office:value="9.94999999999983" calcext:value-type="float">
            <text:p>9.95</text:p>
          </table:table-cell>
          <table:table-cell office:value-type="float" office:value="75.6327438354492" calcext:value-type="float">
            <text:p>75.6327438354</text:p>
          </table:table-cell>
          <table:table-cell table:formula="of:=[.C995]+0.01" office:value-type="float" office:value="12.2399999999998" calcext:value-type="float">
            <text:p>12.24</text:p>
          </table:table-cell>
          <table:table-cell office:value-type="float" office:value="55.1782722473145" calcext:value-type="float">
            <text:p>55.1782722473</text:p>
          </table:table-cell>
        </table:table-row>
        <table:table-row table:style-name="ro1">
          <table:table-cell table:formula="of:=[.A996]+0.01" office:value-type="float" office:value="9.95999999999983" calcext:value-type="float">
            <text:p>9.96</text:p>
          </table:table-cell>
          <table:table-cell office:value-type="float" office:value="75.6330871582031" calcext:value-type="float">
            <text:p>75.6330871582</text:p>
          </table:table-cell>
          <table:table-cell table:formula="of:=[.C996]+0.01" office:value-type="float" office:value="12.2499999999998" calcext:value-type="float">
            <text:p>12.25</text:p>
          </table:table-cell>
          <table:table-cell office:value-type="float" office:value="55.1776733398438" calcext:value-type="float">
            <text:p>55.1776733398</text:p>
          </table:table-cell>
        </table:table-row>
        <table:table-row table:style-name="ro1">
          <table:table-cell table:formula="of:=[.A997]+0.01" office:value-type="float" office:value="9.96999999999983" calcext:value-type="float">
            <text:p>9.97</text:p>
          </table:table-cell>
          <table:table-cell office:value-type="float" office:value="75.6331634521484" calcext:value-type="float">
            <text:p>75.6331634521</text:p>
          </table:table-cell>
          <table:table-cell table:formula="of:=[.C997]+0.01" office:value-type="float" office:value="12.2599999999998" calcext:value-type="float">
            <text:p>12.26</text:p>
          </table:table-cell>
          <table:table-cell office:value-type="float" office:value="55.1766166687012" calcext:value-type="float">
            <text:p>55.1766166687</text:p>
          </table:table-cell>
        </table:table-row>
        <table:table-row table:style-name="ro1">
          <table:table-cell table:formula="of:=[.A998]+0.01" office:value-type="float" office:value="9.97999999999983" calcext:value-type="float">
            <text:p>9.98</text:p>
          </table:table-cell>
          <table:table-cell office:value-type="float" office:value="75.6333694458008" calcext:value-type="float">
            <text:p>75.6333694458</text:p>
          </table:table-cell>
          <table:table-cell table:formula="of:=[.C998]+0.01" office:value-type="float" office:value="12.2699999999998" calcext:value-type="float">
            <text:p>12.27</text:p>
          </table:table-cell>
          <table:table-cell office:value-type="float" office:value="55.1764640808105" calcext:value-type="float">
            <text:p>55.1764640808</text:p>
          </table:table-cell>
        </table:table-row>
        <table:table-row table:style-name="ro1">
          <table:table-cell table:formula="of:=[.A999]+0.01" office:value-type="float" office:value="9.98999999999983" calcext:value-type="float">
            <text:p>9.99</text:p>
          </table:table-cell>
          <table:table-cell office:value-type="float" office:value="75.6347122192383" calcext:value-type="float">
            <text:p>75.6347122192</text:p>
          </table:table-cell>
          <table:table-cell table:formula="of:=[.C999]+0.01" office:value-type="float" office:value="12.2799999999998" calcext:value-type="float">
            <text:p>12.28</text:p>
          </table:table-cell>
          <table:table-cell office:value-type="float" office:value="55.1769256591797" calcext:value-type="float">
            <text:p>55.1769256592</text:p>
          </table:table-cell>
        </table:table-row>
        <table:table-row table:style-name="ro1">
          <table:table-cell table:formula="of:=[.A1000]+0.01" office:value-type="float" office:value="9.99999999999983" calcext:value-type="float">
            <text:p>10</text:p>
          </table:table-cell>
          <table:table-cell office:value-type="float" office:value="75.6357879638672" calcext:value-type="float">
            <text:p>75.6357879639</text:p>
          </table:table-cell>
          <table:table-cell table:formula="of:=[.C1000]+0.01" office:value-type="float" office:value="12.2899999999998" calcext:value-type="float">
            <text:p>12.29</text:p>
          </table:table-cell>
          <table:table-cell office:value-type="float" office:value="55.1772575378418" calcext:value-type="float">
            <text:p>55.1772575378</text:p>
          </table:table-cell>
        </table:table-row>
        <table:table-row table:style-name="ro1">
          <table:table-cell table:formula="of:=[.A1001]+0.01" office:value-type="float" office:value="10.0099999999998" calcext:value-type="float">
            <text:p>10.01</text:p>
          </table:table-cell>
          <table:table-cell office:value-type="float" office:value="75.6359405517578" calcext:value-type="float">
            <text:p>75.6359405518</text:p>
          </table:table-cell>
          <table:table-cell table:formula="of:=[.C1001]+0.01" office:value-type="float" office:value="12.2999999999998" calcext:value-type="float">
            <text:p>12.3</text:p>
          </table:table-cell>
          <table:table-cell office:value-type="float" office:value="55.177978515625" calcext:value-type="float">
            <text:p>55.1779785156</text:p>
          </table:table-cell>
        </table:table-row>
        <table:table-row table:style-name="ro1">
          <table:table-cell table:number-columns-repeated="2"/>
          <table:table-cell table:formula="of:=[.C1002]+0.01" office:value-type="float" office:value="12.3099999999998" calcext:value-type="float">
            <text:p>12.31</text:p>
          </table:table-cell>
          <table:table-cell/>
        </table:table-row>
        <table:table-row table:style-name="ro1">
          <table:table-cell table:number-columns-repeated="2"/>
          <table:table-cell table:formula="of:=[.C1003]+0.01" office:value-type="float" office:value="12.3199999999998" calcext:value-type="float">
            <text:p>12.32</text:p>
          </table:table-cell>
          <table:table-cell/>
        </table:table-row>
      </table:table>
      <table:table table:name="8cm" table:style-name="ta1">
        <table:shapes>
          <draw:frame draw:z-index="0" draw:style-name="gr1" draw:text-style-name="P1" svg:width="19.053cm" svg:height="13.36cm" svg:x="12.087cm" svg:y="0.956cm">
            <draw:object draw:notify-on-update-of-ranges="8cm.A1:8cm.A346 8cm.B1:8cm.B346 8cm.C1:8cm.C118 8cm.E1:8cm.E1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2259814739227" calcext:value-type="float">
            <text:p>0.1022598147</text:p>
          </table:table-cell>
          <table:table-cell office:value-type="float" office:value="0" calcext:value-type="float">
            <text:p>0</text:p>
          </table:table-cell>
          <table:table-cell office:value-type="float" office:value="3.97359871864319" calcext:value-type="float">
            <text:p>3.9735987186</text:p>
          </table:table-cell>
          <table:table-cell table:formula="of:=[.D1]-[.$D$1]" office:value-type="float" office:value="0" calcext:value-type="float">
            <text:p>0</text:p>
          </table:table-cell>
        </table:table-row>
        <table:table-row table:style-name="ro1">
          <table:table-cell table:formula="of:=[.A1]+0.01" office:value-type="float" office:value="0.01" calcext:value-type="float">
            <text:p>0.01</text:p>
          </table:table-cell>
          <table:table-cell office:value-type="float" office:value="0.0975784063339234" calcext:value-type="float">
            <text:p>0.0975784063</text:p>
          </table:table-cell>
          <table:table-cell table:formula="of:=[.C1]+0.01+0.5" office:value-type="float" office:value="0.51" calcext:value-type="float">
            <text:p>0.51</text:p>
          </table:table-cell>
          <table:table-cell office:value-type="float" office:value="3.87835907936096" calcext:value-type="float">
            <text:p>3.8783590794</text:p>
          </table:table-cell>
          <table:table-cell table:formula="of:=[.D2]-[.$D$1]" office:value-type="float" office:value="-0.0952396392822266" calcext:value-type="float">
            <text:p>-0.0952396393</text:p>
          </table:table-cell>
        </table:table-row>
        <table:table-row table:style-name="ro1">
          <table:table-cell table:formula="of:=[.A2]+0.01" office:value-type="float" office:value="0.02" calcext:value-type="float">
            <text:p>0.02</text:p>
          </table:table-cell>
          <table:table-cell office:value-type="float" office:value="0.0954549089074135" calcext:value-type="float">
            <text:p>0.0954549089</text:p>
          </table:table-cell>
          <table:table-cell table:formula="of:=[.C2]+0.01" office:value-type="float" office:value="0.52" calcext:value-type="float">
            <text:p>0.52</text:p>
          </table:table-cell>
          <table:table-cell office:value-type="float" office:value="3.74418640136719" calcext:value-type="float">
            <text:p>3.7441864014</text:p>
          </table:table-cell>
          <table:table-cell table:formula="of:=[.D3]-[.$D$1]" office:value-type="float" office:value="-0.229412317276001" calcext:value-type="float">
            <text:p>-0.2294123173</text:p>
          </table:table-cell>
        </table:table-row>
        <table:table-row table:style-name="ro1">
          <table:table-cell table:formula="of:=[.A3]+0.01" office:value-type="float" office:value="0.03" calcext:value-type="float">
            <text:p>0.03</text:p>
          </table:table-cell>
          <table:table-cell office:value-type="float" office:value="0.097275011241436" calcext:value-type="float">
            <text:p>0.0972750112</text:p>
          </table:table-cell>
          <table:table-cell table:formula="of:=[.C3]+0.01" office:value-type="float" office:value="0.53" calcext:value-type="float">
            <text:p>0.53</text:p>
          </table:table-cell>
          <table:table-cell office:value-type="float" office:value="3.65859985351562" calcext:value-type="float">
            <text:p>3.6585998535</text:p>
          </table:table-cell>
          <table:table-cell table:formula="of:=[.D4]-[.$D$1]" office:value-type="float" office:value="-0.314998865127563" calcext:value-type="float">
            <text:p>-0.3149988651</text:p>
          </table:table-cell>
        </table:table-row>
        <table:table-row table:style-name="ro1">
          <table:table-cell table:formula="of:=[.A4]+0.01" office:value-type="float" office:value="0.04" calcext:value-type="float">
            <text:p>0.04</text:p>
          </table:table-cell>
          <table:table-cell office:value-type="float" office:value="0.103263542056084" calcext:value-type="float">
            <text:p>0.1032635421</text:p>
          </table:table-cell>
          <table:table-cell table:formula="of:=[.C4]+0.01" office:value-type="float" office:value="0.54" calcext:value-type="float">
            <text:p>0.54</text:p>
          </table:table-cell>
          <table:table-cell office:value-type="float" office:value="3.54097723960876" calcext:value-type="float">
            <text:p>3.5409772396</text:p>
          </table:table-cell>
          <table:table-cell table:formula="of:=[.D5]-[.$D$1]" office:value-type="float" office:value="-0.432621479034424" calcext:value-type="float">
            <text:p>-0.432621479</text:p>
          </table:table-cell>
        </table:table-row>
        <table:table-row table:style-name="ro1">
          <table:table-cell table:formula="of:=[.A5]+0.01" office:value-type="float" office:value="0.05" calcext:value-type="float">
            <text:p>0.05</text:p>
          </table:table-cell>
          <table:table-cell office:value-type="float" office:value="0.107206165790558" calcext:value-type="float">
            <text:p>0.1072061658</text:p>
          </table:table-cell>
          <table:table-cell table:formula="of:=[.C5]+0.01" office:value-type="float" office:value="0.55" calcext:value-type="float">
            <text:p>0.55</text:p>
          </table:table-cell>
          <table:table-cell office:value-type="float" office:value="3.46777439117432" calcext:value-type="float">
            <text:p>3.4677743912</text:p>
          </table:table-cell>
          <table:table-cell table:formula="of:=[.D6]-[.$D$1]" office:value-type="float" office:value="-0.505824327468872" calcext:value-type="float">
            <text:p>-0.5058243275</text:p>
          </table:table-cell>
        </table:table-row>
        <table:table-row table:style-name="ro1">
          <table:table-cell table:formula="of:=[.A6]+0.01" office:value-type="float" office:value="0.06" calcext:value-type="float">
            <text:p>0.06</text:p>
          </table:table-cell>
          <table:table-cell office:value-type="float" office:value="0.110597670078278" calcext:value-type="float">
            <text:p>0.1105976701</text:p>
          </table:table-cell>
          <table:table-cell table:formula="of:=[.C6]+0.01" office:value-type="float" office:value="0.56" calcext:value-type="float">
            <text:p>0.56</text:p>
          </table:table-cell>
          <table:table-cell office:value-type="float" office:value="3.36926364898682" calcext:value-type="float">
            <text:p>3.369263649</text:p>
          </table:table-cell>
          <table:table-cell table:formula="of:=[.D7]-[.$D$1]" office:value-type="float" office:value="-0.604335069656372" calcext:value-type="float">
            <text:p>-0.6043350697</text:p>
          </table:table-cell>
        </table:table-row>
        <table:table-row table:style-name="ro1">
          <table:table-cell table:formula="of:=[.A7]+0.01" office:value-type="float" office:value="0.07" calcext:value-type="float">
            <text:p>0.07</text:p>
          </table:table-cell>
          <table:table-cell office:value-type="float" office:value="0.111311487853527" calcext:value-type="float">
            <text:p>0.1113114879</text:p>
          </table:table-cell>
          <table:table-cell table:formula="of:=[.C7]+0.01" office:value-type="float" office:value="0.57" calcext:value-type="float">
            <text:p>0.57</text:p>
          </table:table-cell>
          <table:table-cell office:value-type="float" office:value="3.30379724502563" calcext:value-type="float">
            <text:p>3.303797245</text:p>
          </table:table-cell>
          <table:table-cell table:formula="of:=[.D8]-[.$D$1]" office:value-type="float" office:value="-0.669801473617554" calcext:value-type="float">
            <text:p>-0.6698014736</text:p>
          </table:table-cell>
        </table:table-row>
        <table:table-row table:style-name="ro1">
          <table:table-cell table:formula="of:=[.A8]+0.01" office:value-type="float" office:value="0.08" calcext:value-type="float">
            <text:p>0.08</text:p>
          </table:table-cell>
          <table:table-cell office:value-type="float" office:value="0.110594905912876" calcext:value-type="float">
            <text:p>0.1105949059</text:p>
          </table:table-cell>
          <table:table-cell table:formula="of:=[.C8]+0.01" office:value-type="float" office:value="0.58" calcext:value-type="float">
            <text:p>0.58</text:p>
          </table:table-cell>
          <table:table-cell office:value-type="float" office:value="3.21674370765686" calcext:value-type="float">
            <text:p>3.2167437077</text:p>
          </table:table-cell>
          <table:table-cell table:formula="of:=[.D9]-[.$D$1]" office:value-type="float" office:value="-0.756855010986328" calcext:value-type="float">
            <text:p>-0.756855011</text:p>
          </table:table-cell>
        </table:table-row>
        <table:table-row table:style-name="ro1">
          <table:table-cell table:formula="of:=[.A9]+0.01" office:value-type="float" office:value="0.09" calcext:value-type="float">
            <text:p>0.09</text:p>
          </table:table-cell>
          <table:table-cell office:value-type="float" office:value="0.109653539955616" calcext:value-type="float">
            <text:p>0.10965354</text:p>
          </table:table-cell>
          <table:table-cell table:formula="of:=[.C9]+0.01" office:value-type="float" office:value="0.59" calcext:value-type="float">
            <text:p>0.59</text:p>
          </table:table-cell>
          <table:table-cell office:value-type="float" office:value="3.1626410484314" calcext:value-type="float">
            <text:p>3.1626410484</text:p>
          </table:table-cell>
          <table:table-cell table:formula="of:=[.D10]-[.$D$1]" office:value-type="float" office:value="-0.810957670211792" calcext:value-type="float">
            <text:p>-0.8109576702</text:p>
          </table:table-cell>
        </table:table-row>
        <table:table-row table:style-name="ro1">
          <table:table-cell table:formula="of:=[.A10]+0.01" office:value-type="float" office:value="0.1" calcext:value-type="float">
            <text:p>0.1</text:p>
          </table:table-cell>
          <table:table-cell office:value-type="float" office:value="0.108391456305981" calcext:value-type="float">
            <text:p>0.1083914563</text:p>
          </table:table-cell>
          <table:table-cell table:formula="of:=[.C10]+0.01" office:value-type="float" office:value="0.6" calcext:value-type="float">
            <text:p>0.6</text:p>
          </table:table-cell>
          <table:table-cell office:value-type="float" office:value="3.10246515274048" calcext:value-type="float">
            <text:p>3.1024651527</text:p>
          </table:table-cell>
          <table:table-cell table:formula="of:=[.D11]-[.$D$1]" office:value-type="float" office:value="-0.87113356590271" calcext:value-type="float">
            <text:p>-0.8711335659</text:p>
          </table:table-cell>
        </table:table-row>
        <table:table-row table:style-name="ro1">
          <table:table-cell table:formula="of:=[.A11]+0.01" office:value-type="float" office:value="0.11" calcext:value-type="float">
            <text:p>0.11</text:p>
          </table:table-cell>
          <table:table-cell office:value-type="float" office:value="0.108965948224068" calcext:value-type="float">
            <text:p>0.1089659482</text:p>
          </table:table-cell>
          <table:table-cell table:formula="of:=[.C11]+0.01" office:value-type="float" office:value="0.61" calcext:value-type="float">
            <text:p>0.61</text:p>
          </table:table-cell>
          <table:table-cell office:value-type="float" office:value="3.07157421112061" calcext:value-type="float">
            <text:p>3.0715742111</text:p>
          </table:table-cell>
          <table:table-cell table:formula="of:=[.D12]-[.$D$1]" office:value-type="float" office:value="-0.902024507522583" calcext:value-type="float">
            <text:p>-0.9020245075</text:p>
          </table:table-cell>
        </table:table-row>
        <table:table-row table:style-name="ro1">
          <table:table-cell table:formula="of:=[.A12]+0.01" office:value-type="float" office:value="0.12" calcext:value-type="float">
            <text:p>0.12</text:p>
          </table:table-cell>
          <table:table-cell office:value-type="float" office:value="0.11028990894556" calcext:value-type="float">
            <text:p>0.1102899089</text:p>
          </table:table-cell>
          <table:table-cell table:formula="of:=[.C12]+0.01" office:value-type="float" office:value="0.62" calcext:value-type="float">
            <text:p>0.62</text:p>
          </table:table-cell>
          <table:table-cell office:value-type="float" office:value="3.05337142944336" calcext:value-type="float">
            <text:p>3.0533714294</text:p>
          </table:table-cell>
          <table:table-cell table:formula="of:=[.D13]-[.$D$1]" office:value-type="float" office:value="-0.920227289199829" calcext:value-type="float">
            <text:p>-0.9202272892</text:p>
          </table:table-cell>
        </table:table-row>
        <table:table-row table:style-name="ro1">
          <table:table-cell table:formula="of:=[.A13]+0.01" office:value-type="float" office:value="0.13" calcext:value-type="float">
            <text:p>0.13</text:p>
          </table:table-cell>
          <table:table-cell office:value-type="float" office:value="0.112515740096569" calcext:value-type="float">
            <text:p>0.1125157401</text:p>
          </table:table-cell>
          <table:table-cell table:formula="of:=[.C13]+0.01" office:value-type="float" office:value="0.63" calcext:value-type="float">
            <text:p>0.63</text:p>
          </table:table-cell>
          <table:table-cell office:value-type="float" office:value="3.05085635185242" calcext:value-type="float">
            <text:p>3.0508563519</text:p>
          </table:table-cell>
          <table:table-cell table:formula="of:=[.D14]-[.$D$1]" office:value-type="float" office:value="-0.922742366790772" calcext:value-type="float">
            <text:p>-0.9227423668</text:p>
          </table:table-cell>
        </table:table-row>
        <table:table-row table:style-name="ro1">
          <table:table-cell table:formula="of:=[.A14]+0.01" office:value-type="float" office:value="0.14" calcext:value-type="float">
            <text:p>0.14</text:p>
          </table:table-cell>
          <table:table-cell office:value-type="float" office:value="0.112827599048615" calcext:value-type="float">
            <text:p>0.112827599</text:p>
          </table:table-cell>
          <table:table-cell table:formula="of:=[.C14]+0.01" office:value-type="float" office:value="0.64" calcext:value-type="float">
            <text:p>0.64</text:p>
          </table:table-cell>
          <table:table-cell office:value-type="float" office:value="3.05734801292419" calcext:value-type="float">
            <text:p>3.0573480129</text:p>
          </table:table-cell>
          <table:table-cell table:formula="of:=[.D15]-[.$D$1]" office:value-type="float" office:value="-0.916250705718994" calcext:value-type="float">
            <text:p>-0.9162507057</text:p>
          </table:table-cell>
        </table:table-row>
        <table:table-row table:style-name="ro1">
          <table:table-cell table:formula="of:=[.A15]+0.01" office:value-type="float" office:value="0.15" calcext:value-type="float">
            <text:p>0.15</text:p>
          </table:table-cell>
          <table:table-cell office:value-type="float" office:value="0.11245534569025" calcext:value-type="float">
            <text:p>0.1124553457</text:p>
          </table:table-cell>
          <table:table-cell table:formula="of:=[.C15]+0.01" office:value-type="float" office:value="0.65" calcext:value-type="float">
            <text:p>0.65</text:p>
          </table:table-cell>
          <table:table-cell office:value-type="float" office:value="3.05846905708313" calcext:value-type="float">
            <text:p>3.0584690571</text:p>
          </table:table-cell>
          <table:table-cell table:formula="of:=[.D16]-[.$D$1]" office:value-type="float" office:value="-0.915129661560059" calcext:value-type="float">
            <text:p>-0.9151296616</text:p>
          </table:table-cell>
        </table:table-row>
        <table:table-row table:style-name="ro1">
          <table:table-cell table:formula="of:=[.A16]+0.01" office:value-type="float" office:value="0.16" calcext:value-type="float">
            <text:p>0.16</text:p>
          </table:table-cell>
          <table:table-cell office:value-type="float" office:value="0.111699007451534" calcext:value-type="float">
            <text:p>0.1116990075</text:p>
          </table:table-cell>
          <table:table-cell table:formula="of:=[.C16]+0.01" office:value-type="float" office:value="0.66" calcext:value-type="float">
            <text:p>0.66</text:p>
          </table:table-cell>
          <table:table-cell office:value-type="float" office:value="3.0650589466095" calcext:value-type="float">
            <text:p>3.0650589466</text:p>
          </table:table-cell>
          <table:table-cell table:formula="of:=[.D17]-[.$D$1]" office:value-type="float" office:value="-0.908539772033691" calcext:value-type="float">
            <text:p>-0.908539772</text:p>
          </table:table-cell>
        </table:table-row>
        <table:table-row table:style-name="ro1">
          <table:table-cell table:formula="of:=[.A17]+0.01" office:value-type="float" office:value="0.17" calcext:value-type="float">
            <text:p>0.17</text:p>
          </table:table-cell>
          <table:table-cell office:value-type="float" office:value="0.111636213958263" calcext:value-type="float">
            <text:p>0.111636214</text:p>
          </table:table-cell>
          <table:table-cell table:formula="of:=[.C17]+0.01" office:value-type="float" office:value="0.67" calcext:value-type="float">
            <text:p>0.67</text:p>
          </table:table-cell>
          <table:table-cell office:value-type="float" office:value="3.07046842575073" calcext:value-type="float">
            <text:p>3.0704684258</text:p>
          </table:table-cell>
          <table:table-cell table:formula="of:=[.D18]-[.$D$1]" office:value-type="float" office:value="-0.903130292892456" calcext:value-type="float">
            <text:p>-0.9031302929</text:p>
          </table:table-cell>
        </table:table-row>
        <table:table-row table:style-name="ro1">
          <table:table-cell table:formula="of:=[.A18]+0.01" office:value-type="float" office:value="0.18" calcext:value-type="float">
            <text:p>0.18</text:p>
          </table:table-cell>
          <table:table-cell office:value-type="float" office:value="0.112832985818386" calcext:value-type="float">
            <text:p>0.1128329858</text:p>
          </table:table-cell>
          <table:table-cell table:formula="of:=[.C18]+0.01" office:value-type="float" office:value="0.68" calcext:value-type="float">
            <text:p>0.68</text:p>
          </table:table-cell>
          <table:table-cell office:value-type="float" office:value="3.08741927146912" calcext:value-type="float">
            <text:p>3.0874192715</text:p>
          </table:table-cell>
          <table:table-cell table:formula="of:=[.D19]-[.$D$1]" office:value-type="float" office:value="-0.886179447174072" calcext:value-type="float">
            <text:p>-0.8861794472</text:p>
          </table:table-cell>
        </table:table-row>
        <table:table-row table:style-name="ro1">
          <table:table-cell table:formula="of:=[.A19]+0.01" office:value-type="float" office:value="0.19" calcext:value-type="float">
            <text:p>0.19</text:p>
          </table:table-cell>
          <table:table-cell office:value-type="float" office:value="0.114823386073112" calcext:value-type="float">
            <text:p>0.1148233861</text:p>
          </table:table-cell>
          <table:table-cell table:formula="of:=[.C19]+0.01" office:value-type="float" office:value="0.69" calcext:value-type="float">
            <text:p>0.69</text:p>
          </table:table-cell>
          <table:table-cell office:value-type="float" office:value="3.10458493232727" calcext:value-type="float">
            <text:p>3.1045849323</text:p>
          </table:table-cell>
          <table:table-cell table:formula="of:=[.D20]-[.$D$1]" office:value-type="float" office:value="-0.869013786315918" calcext:value-type="float">
            <text:p>-0.8690137863</text:p>
          </table:table-cell>
        </table:table-row>
        <table:table-row table:style-name="ro1">
          <table:table-cell table:formula="of:=[.A20]+0.01" office:value-type="float" office:value="0.2" calcext:value-type="float">
            <text:p>0.2</text:p>
          </table:table-cell>
          <table:table-cell office:value-type="float" office:value="0.119142398238182" calcext:value-type="float">
            <text:p>0.1191423982</text:p>
          </table:table-cell>
          <table:table-cell table:formula="of:=[.C20]+0.01" office:value-type="float" office:value="0.7" calcext:value-type="float">
            <text:p>0.7</text:p>
          </table:table-cell>
          <table:table-cell office:value-type="float" office:value="3.14721965789795" calcext:value-type="float">
            <text:p>3.1472196579</text:p>
          </table:table-cell>
          <table:table-cell table:formula="of:=[.D21]-[.$D$1]" office:value-type="float" office:value="-0.826379060745239" calcext:value-type="float">
            <text:p>-0.8263790607</text:p>
          </table:table-cell>
        </table:table-row>
        <table:table-row table:style-name="ro1">
          <table:table-cell table:formula="of:=[.A21]+0.01" office:value-type="float" office:value="0.21" calcext:value-type="float">
            <text:p>0.21</text:p>
          </table:table-cell>
          <table:table-cell office:value-type="float" office:value="0.122852675616741" calcext:value-type="float">
            <text:p>0.1228526756</text:p>
          </table:table-cell>
          <table:table-cell table:formula="of:=[.C21]+0.01" office:value-type="float" office:value="0.71" calcext:value-type="float">
            <text:p>0.71</text:p>
          </table:table-cell>
          <table:table-cell office:value-type="float" office:value="3.18176007270813" calcext:value-type="float">
            <text:p>3.1817600727</text:p>
          </table:table-cell>
          <table:table-cell table:formula="of:=[.D22]-[.$D$1]" office:value-type="float" office:value="-0.791838645935059" calcext:value-type="float">
            <text:p>-0.7918386459</text:p>
          </table:table-cell>
        </table:table-row>
        <table:table-row table:style-name="ro1">
          <table:table-cell table:formula="of:=[.A22]+0.01" office:value-type="float" office:value="0.22" calcext:value-type="float">
            <text:p>0.22</text:p>
          </table:table-cell>
          <table:table-cell office:value-type="float" office:value="0.125889107584953" calcext:value-type="float">
            <text:p>0.1258891076</text:p>
          </table:table-cell>
          <table:table-cell table:formula="of:=[.C22]+0.01" office:value-type="float" office:value="0.72" calcext:value-type="float">
            <text:p>0.72</text:p>
          </table:table-cell>
          <table:table-cell office:value-type="float" office:value="3.23694944381714" calcext:value-type="float">
            <text:p>3.2369494438</text:p>
          </table:table-cell>
          <table:table-cell table:formula="of:=[.D23]-[.$D$1]" office:value-type="float" office:value="-0.73664927482605" calcext:value-type="float">
            <text:p>-0.7366492748</text:p>
          </table:table-cell>
        </table:table-row>
        <table:table-row table:style-name="ro1">
          <table:table-cell table:formula="of:=[.A23]+0.01" office:value-type="float" office:value="0.23" calcext:value-type="float">
            <text:p>0.23</text:p>
          </table:table-cell>
          <table:table-cell office:value-type="float" office:value="0.125694379210472" calcext:value-type="float">
            <text:p>0.1256943792</text:p>
          </table:table-cell>
          <table:table-cell table:formula="of:=[.C23]+0.01" office:value-type="float" office:value="0.73" calcext:value-type="float">
            <text:p>0.73</text:p>
          </table:table-cell>
          <table:table-cell office:value-type="float" office:value="3.27707099914551" calcext:value-type="float">
            <text:p>3.2770709991</text:p>
          </table:table-cell>
          <table:table-cell table:formula="of:=[.D24]-[.$D$1]" office:value-type="float" office:value="-0.696527719497681" calcext:value-type="float">
            <text:p>-0.6965277195</text:p>
          </table:table-cell>
        </table:table-row>
        <table:table-row table:style-name="ro1">
          <table:table-cell table:formula="of:=[.A24]+0.01" office:value-type="float" office:value="0.24" calcext:value-type="float">
            <text:p>0.24</text:p>
          </table:table-cell>
          <table:table-cell office:value-type="float" office:value="0.121895045042038" calcext:value-type="float">
            <text:p>0.121895045</text:p>
          </table:table-cell>
          <table:table-cell table:formula="of:=[.C24]+0.01" office:value-type="float" office:value="0.74" calcext:value-type="float">
            <text:p>0.74</text:p>
          </table:table-cell>
          <table:table-cell office:value-type="float" office:value="3.33702659606934" calcext:value-type="float">
            <text:p>3.3370265961</text:p>
          </table:table-cell>
          <table:table-cell table:formula="of:=[.D25]-[.$D$1]" office:value-type="float" office:value="-0.636572122573853" calcext:value-type="float">
            <text:p>-0.6365721226</text:p>
          </table:table-cell>
        </table:table-row>
        <table:table-row table:style-name="ro1">
          <table:table-cell table:formula="of:=[.A25]+0.01" office:value-type="float" office:value="0.25" calcext:value-type="float">
            <text:p>0.25</text:p>
          </table:table-cell>
          <table:table-cell office:value-type="float" office:value="0.118602313101292" calcext:value-type="float">
            <text:p>0.1186023131</text:p>
          </table:table-cell>
          <table:table-cell table:formula="of:=[.C25]+0.01" office:value-type="float" office:value="0.75" calcext:value-type="float">
            <text:p>0.75</text:p>
          </table:table-cell>
          <table:table-cell office:value-type="float" office:value="3.37584400177002" calcext:value-type="float">
            <text:p>3.3758440018</text:p>
          </table:table-cell>
          <table:table-cell table:formula="of:=[.D26]-[.$D$1]" office:value-type="float" office:value="-0.597754716873169" calcext:value-type="float">
            <text:p>-0.5977547169</text:p>
          </table:table-cell>
        </table:table-row>
        <table:table-row table:style-name="ro1">
          <table:table-cell table:formula="of:=[.A26]+0.01" office:value-type="float" office:value="0.26" calcext:value-type="float">
            <text:p>0.26</text:p>
          </table:table-cell>
          <table:table-cell office:value-type="float" office:value="0.112729631364346" calcext:value-type="float">
            <text:p>0.1127296314</text:p>
          </table:table-cell>
          <table:table-cell table:formula="of:=[.C26]+0.01" office:value-type="float" office:value="0.76" calcext:value-type="float">
            <text:p>0.76</text:p>
          </table:table-cell>
          <table:table-cell office:value-type="float" office:value="3.43301296234131" calcext:value-type="float">
            <text:p>3.4330129623</text:p>
          </table:table-cell>
          <table:table-cell table:formula="of:=[.D27]-[.$D$1]" office:value-type="float" office:value="-0.54058575630188" calcext:value-type="float">
            <text:p>-0.5405857563</text:p>
          </table:table-cell>
        </table:table-row>
        <table:table-row table:style-name="ro1">
          <table:table-cell table:formula="of:=[.A27]+0.01" office:value-type="float" office:value="0.27" calcext:value-type="float">
            <text:p>0.27</text:p>
          </table:table-cell>
          <table:table-cell office:value-type="float" office:value="0.109415434300899" calcext:value-type="float">
            <text:p>0.1094154343</text:p>
          </table:table-cell>
          <table:table-cell table:formula="of:=[.C27]+0.01" office:value-type="float" office:value="0.77" calcext:value-type="float">
            <text:p>0.77</text:p>
          </table:table-cell>
          <table:table-cell office:value-type="float" office:value="3.46895122528076" calcext:value-type="float">
            <text:p>3.4689512253</text:p>
          </table:table-cell>
          <table:table-cell table:formula="of:=[.D28]-[.$D$1]" office:value-type="float" office:value="-0.504647493362427" calcext:value-type="float">
            <text:p>-0.5046474934</text:p>
          </table:table-cell>
        </table:table-row>
        <table:table-row table:style-name="ro1">
          <table:table-cell table:formula="of:=[.A28]+0.01" office:value-type="float" office:value="0.28" calcext:value-type="float">
            <text:p>0.28</text:p>
          </table:table-cell>
          <table:table-cell office:value-type="float" office:value="0.107584737241268" calcext:value-type="float">
            <text:p>0.1075847372</text:p>
          </table:table-cell>
          <table:table-cell table:formula="of:=[.C28]+0.01" office:value-type="float" office:value="0.78" calcext:value-type="float">
            <text:p>0.78</text:p>
          </table:table-cell>
          <table:table-cell office:value-type="float" office:value="3.51973271369934" calcext:value-type="float">
            <text:p>3.5197327137</text:p>
          </table:table-cell>
          <table:table-cell table:formula="of:=[.D29]-[.$D$1]" office:value-type="float" office:value="-0.453866004943848" calcext:value-type="float">
            <text:p>-0.4538660049</text:p>
          </table:table-cell>
        </table:table-row>
        <table:table-row table:style-name="ro1">
          <table:table-cell table:formula="of:=[.A29]+0.01" office:value-type="float" office:value="0.29" calcext:value-type="float">
            <text:p>0.29</text:p>
          </table:table-cell>
          <table:table-cell office:value-type="float" office:value="0.10834164917469" calcext:value-type="float">
            <text:p>0.1083416492</text:p>
          </table:table-cell>
          <table:table-cell table:formula="of:=[.C29]+0.01" office:value-type="float" office:value="0.79" calcext:value-type="float">
            <text:p>0.79</text:p>
          </table:table-cell>
          <table:table-cell office:value-type="float" office:value="3.55705642700195" calcext:value-type="float">
            <text:p>3.557056427</text:p>
          </table:table-cell>
          <table:table-cell table:formula="of:=[.D30]-[.$D$1]" office:value-type="float" office:value="-0.416542291641235" calcext:value-type="float">
            <text:p>-0.4165422916</text:p>
          </table:table-cell>
        </table:table-row>
        <table:table-row table:style-name="ro1">
          <table:table-cell table:formula="of:=[.A30]+0.01" office:value-type="float" office:value="0.3" calcext:value-type="float">
            <text:p>0.3</text:p>
          </table:table-cell>
          <table:table-cell office:value-type="float" office:value="0.111124806106091" calcext:value-type="float">
            <text:p>0.1111248061</text:p>
          </table:table-cell>
          <table:table-cell table:formula="of:=[.C30]+0.01" office:value-type="float" office:value="0.8" calcext:value-type="float">
            <text:p>0.8</text:p>
          </table:table-cell>
          <table:table-cell office:value-type="float" office:value="3.61228084564209" calcext:value-type="float">
            <text:p>3.6122808456</text:p>
          </table:table-cell>
          <table:table-cell table:formula="of:=[.D31]-[.$D$1]" office:value-type="float" office:value="-0.361317873001099" calcext:value-type="float">
            <text:p>-0.361317873</text:p>
          </table:table-cell>
        </table:table-row>
        <table:table-row table:style-name="ro1">
          <table:table-cell table:formula="of:=[.A31]+0.01" office:value-type="float" office:value="0.31" calcext:value-type="float">
            <text:p>0.31</text:p>
          </table:table-cell>
          <table:table-cell office:value-type="float" office:value="0.113798953592777" calcext:value-type="float">
            <text:p>0.1137989536</text:p>
          </table:table-cell>
          <table:table-cell table:formula="of:=[.C31]+0.01" office:value-type="float" office:value="0.81" calcext:value-type="float">
            <text:p>0.81</text:p>
          </table:table-cell>
          <table:table-cell office:value-type="float" office:value="3.6486964225769" calcext:value-type="float">
            <text:p>3.6486964226</text:p>
          </table:table-cell>
          <table:table-cell table:formula="of:=[.D32]-[.$D$1]" office:value-type="float" office:value="-0.324902296066284" calcext:value-type="float">
            <text:p>-0.3249022961</text:p>
          </table:table-cell>
        </table:table-row>
        <table:table-row table:style-name="ro1">
          <table:table-cell table:formula="of:=[.A32]+0.01" office:value-type="float" office:value="0.32" calcext:value-type="float">
            <text:p>0.32</text:p>
          </table:table-cell>
          <table:table-cell office:value-type="float" office:value="0.117112770676613" calcext:value-type="float">
            <text:p>0.1171127707</text:p>
          </table:table-cell>
          <table:table-cell table:formula="of:=[.C32]+0.01" office:value-type="float" office:value="0.82" calcext:value-type="float">
            <text:p>0.82</text:p>
          </table:table-cell>
          <table:table-cell office:value-type="float" office:value="3.70095801353455" calcext:value-type="float">
            <text:p>3.7009580135</text:p>
          </table:table-cell>
          <table:table-cell table:formula="of:=[.D33]-[.$D$1]" office:value-type="float" office:value="-0.272640705108643" calcext:value-type="float">
            <text:p>-0.2726407051</text:p>
          </table:table-cell>
        </table:table-row>
        <table:table-row table:style-name="ro1">
          <table:table-cell table:formula="of:=[.A33]+0.01" office:value-type="float" office:value="0.33" calcext:value-type="float">
            <text:p>0.33</text:p>
          </table:table-cell>
          <table:table-cell office:value-type="float" office:value="0.117498353123665" calcext:value-type="float">
            <text:p>0.1174983531</text:p>
          </table:table-cell>
          <table:table-cell table:formula="of:=[.C33]+0.01" office:value-type="float" office:value="0.83" calcext:value-type="float">
            <text:p>0.83</text:p>
          </table:table-cell>
          <table:table-cell office:value-type="float" office:value="3.73559427261353" calcext:value-type="float">
            <text:p>3.7355942726</text:p>
          </table:table-cell>
          <table:table-cell table:formula="of:=[.D34]-[.$D$1]" office:value-type="float" office:value="-0.238004446029663" calcext:value-type="float">
            <text:p>-0.238004446</text:p>
          </table:table-cell>
        </table:table-row>
        <table:table-row table:style-name="ro1">
          <table:table-cell table:formula="of:=[.A34]+0.01" office:value-type="float" office:value="0.34" calcext:value-type="float">
            <text:p>0.34</text:p>
          </table:table-cell>
          <table:table-cell office:value-type="float" office:value="0.118114091455936" calcext:value-type="float">
            <text:p>0.1181140915</text:p>
          </table:table-cell>
          <table:table-cell table:formula="of:=[.C34]+0.01+1" office:value-type="float" office:value="1.84" calcext:value-type="float">
            <text:p>1.84</text:p>
          </table:table-cell>
          <table:table-cell office:value-type="float" office:value="3.77429628372192" calcext:value-type="float">
            <text:p>3.7742962837</text:p>
          </table:table-cell>
          <table:table-cell table:formula="of:=[.D35]-[.$D$1]" office:value-type="float" office:value="-0.199302434921265" calcext:value-type="float">
            <text:p>-0.1993024349</text:p>
          </table:table-cell>
        </table:table-row>
        <table:table-row table:style-name="ro1">
          <table:table-cell table:formula="of:=[.A35]+0.01" office:value-type="float" office:value="0.35" calcext:value-type="float">
            <text:p>0.35</text:p>
          </table:table-cell>
          <table:table-cell office:value-type="float" office:value="0.116758808493614" calcext:value-type="float">
            <text:p>0.1167588085</text:p>
          </table:table-cell>
          <table:table-cell table:formula="of:=[.C35]+0.01" office:value-type="float" office:value="1.85" calcext:value-type="float">
            <text:p>1.85</text:p>
          </table:table-cell>
          <table:table-cell office:value-type="float" office:value="3.8141713142395" calcext:value-type="float">
            <text:p>3.8141713142</text:p>
          </table:table-cell>
          <table:table-cell table:formula="of:=[.D36]-[.$D$1]" office:value-type="float" office:value="-0.159427404403687" calcext:value-type="float">
            <text:p>-0.1594274044</text:p>
          </table:table-cell>
        </table:table-row>
        <table:table-row table:style-name="ro1">
          <table:table-cell table:formula="of:=[.A36]+0.01" office:value-type="float" office:value="0.36" calcext:value-type="float">
            <text:p>0.36</text:p>
          </table:table-cell>
          <table:table-cell office:value-type="float" office:value="0.114168345928192" calcext:value-type="float">
            <text:p>0.1141683459</text:p>
          </table:table-cell>
          <table:table-cell table:formula="of:=[.C36]+0.01" office:value-type="float" office:value="1.86" calcext:value-type="float">
            <text:p>1.86</text:p>
          </table:table-cell>
          <table:table-cell office:value-type="float" office:value="3.90676951408386" calcext:value-type="float">
            <text:p>3.9067695141</text:p>
          </table:table-cell>
          <table:table-cell table:formula="of:=[.D37]-[.$D$1]" office:value-type="float" office:value="-0.0668292045593262" calcext:value-type="float">
            <text:p>-0.0668292046</text:p>
          </table:table-cell>
        </table:table-row>
        <table:table-row table:style-name="ro1">
          <table:table-cell table:formula="of:=[.A37]+0.01" office:value-type="float" office:value="0.37" calcext:value-type="float">
            <text:p>0.37</text:p>
          </table:table-cell>
          <table:table-cell office:value-type="float" office:value="0.112634144723415" calcext:value-type="float">
            <text:p>0.1126341447</text:p>
          </table:table-cell>
          <table:table-cell table:formula="of:=[.C37]+0.01" office:value-type="float" office:value="1.87" calcext:value-type="float">
            <text:p>1.87</text:p>
          </table:table-cell>
          <table:table-cell office:value-type="float" office:value="4.01086330413818" calcext:value-type="float">
            <text:p>4.0108633041</text:p>
          </table:table-cell>
          <table:table-cell table:formula="of:=[.D38]-[.$D$1]" office:value-type="float" office:value="0.0372645854949951" calcext:value-type="float">
            <text:p>0.0372645855</text:p>
          </table:table-cell>
        </table:table-row>
        <table:table-row table:style-name="ro1">
          <table:table-cell table:formula="of:=[.A38]+0.01" office:value-type="float" office:value="0.38" calcext:value-type="float">
            <text:p>0.38</text:p>
          </table:table-cell>
          <table:table-cell office:value-type="float" office:value="0.111174091696739" calcext:value-type="float">
            <text:p>0.1111740917</text:p>
          </table:table-cell>
          <table:table-cell table:formula="of:=[.C38]+0.01" office:value-type="float" office:value="1.88" calcext:value-type="float">
            <text:p>1.88</text:p>
          </table:table-cell>
          <table:table-cell office:value-type="float" office:value="4.20888423919678" calcext:value-type="float">
            <text:p>4.2088842392</text:p>
          </table:table-cell>
          <table:table-cell table:formula="of:=[.D39]-[.$D$1]" office:value-type="float" office:value="0.235285520553589" calcext:value-type="float">
            <text:p>0.2352855206</text:p>
          </table:table-cell>
        </table:table-row>
        <table:table-row table:style-name="ro1">
          <table:table-cell table:formula="of:=[.A39]+0.01" office:value-type="float" office:value="0.39" calcext:value-type="float">
            <text:p>0.39</text:p>
          </table:table-cell>
          <table:table-cell office:value-type="float" office:value="0.112152889370918" calcext:value-type="float">
            <text:p>0.1121528894</text:p>
          </table:table-cell>
          <table:table-cell table:formula="of:=[.C39]+0.01" office:value-type="float" office:value="1.89" calcext:value-type="float">
            <text:p>1.89</text:p>
          </table:table-cell>
          <table:table-cell office:value-type="float" office:value="4.3844747543335" calcext:value-type="float">
            <text:p>4.3844747543</text:p>
          </table:table-cell>
          <table:table-cell table:formula="of:=[.D40]-[.$D$1]" office:value-type="float" office:value="0.410876035690308" calcext:value-type="float">
            <text:p>0.4108760357</text:p>
          </table:table-cell>
        </table:table-row>
        <table:table-row table:style-name="ro1">
          <table:table-cell table:formula="of:=[.A40]+0.01" office:value-type="float" office:value="0.4" calcext:value-type="float">
            <text:p>0.4</text:p>
          </table:table-cell>
          <table:table-cell office:value-type="float" office:value="0.117107696831226" calcext:value-type="float">
            <text:p>0.1171076968</text:p>
          </table:table-cell>
          <table:table-cell table:formula="of:=[.C40]+0.01" office:value-type="float" office:value="1.9" calcext:value-type="float">
            <text:p>1.9</text:p>
          </table:table-cell>
          <table:table-cell office:value-type="float" office:value="4.70009994506836" calcext:value-type="float">
            <text:p>4.7000999451</text:p>
          </table:table-cell>
          <table:table-cell table:formula="of:=[.D41]-[.$D$1]" office:value-type="float" office:value="0.726501226425171" calcext:value-type="float">
            <text:p>0.7265012264</text:p>
          </table:table-cell>
        </table:table-row>
        <table:table-row table:style-name="ro1">
          <table:table-cell table:formula="of:=[.A41]+0.01" office:value-type="float" office:value="0.41" calcext:value-type="float">
            <text:p>0.41</text:p>
          </table:table-cell>
          <table:table-cell office:value-type="float" office:value="0.12117513269186" calcext:value-type="float">
            <text:p>0.1211751327</text:p>
          </table:table-cell>
          <table:table-cell table:formula="of:=[.C41]+0.01" office:value-type="float" office:value="1.91" calcext:value-type="float">
            <text:p>1.91</text:p>
          </table:table-cell>
          <table:table-cell office:value-type="float" office:value="4.95775842666626" calcext:value-type="float">
            <text:p>4.9577584267</text:p>
          </table:table-cell>
          <table:table-cell table:formula="of:=[.D42]-[.$D$1]" office:value-type="float" office:value="0.984159708023071" calcext:value-type="float">
            <text:p>0.984159708</text:p>
          </table:table-cell>
        </table:table-row>
        <table:table-row table:style-name="ro1">
          <table:table-cell table:formula="of:=[.A42]+0.01" office:value-type="float" office:value="0.42" calcext:value-type="float">
            <text:p>0.42</text:p>
          </table:table-cell>
          <table:table-cell office:value-type="float" office:value="0.125650346279144" calcext:value-type="float">
            <text:p>0.1256503463</text:p>
          </table:table-cell>
          <table:table-cell table:formula="of:=[.C42]+0.01" office:value-type="float" office:value="1.92" calcext:value-type="float">
            <text:p>1.92</text:p>
          </table:table-cell>
          <table:table-cell office:value-type="float" office:value="5.40106678009033" calcext:value-type="float">
            <text:p>5.4010667801</text:p>
          </table:table-cell>
          <table:table-cell table:formula="of:=[.D43]-[.$D$1]" office:value-type="float" office:value="1.42746806144714" calcext:value-type="float">
            <text:p>1.4274680614</text:p>
          </table:table-cell>
        </table:table-row>
        <table:table-row table:style-name="ro1">
          <table:table-cell table:formula="of:=[.A43]+0.01" office:value-type="float" office:value="0.43" calcext:value-type="float">
            <text:p>0.43</text:p>
          </table:table-cell>
          <table:table-cell office:value-type="float" office:value="0.12694638967514" calcext:value-type="float">
            <text:p>0.1269463897</text:p>
          </table:table-cell>
          <table:table-cell table:formula="of:=[.C43]+0.01" office:value-type="float" office:value="1.93" calcext:value-type="float">
            <text:p>1.93</text:p>
          </table:table-cell>
          <table:table-cell office:value-type="float" office:value="5.74884080886841" calcext:value-type="float">
            <text:p>5.7488408089</text:p>
          </table:table-cell>
          <table:table-cell table:formula="of:=[.D44]-[.$D$1]" office:value-type="float" office:value="1.77524209022522" calcext:value-type="float">
            <text:p>1.7752420902</text:p>
          </table:table-cell>
        </table:table-row>
        <table:table-row table:style-name="ro1">
          <table:table-cell table:formula="of:=[.A44]+0.01" office:value-type="float" office:value="0.44" calcext:value-type="float">
            <text:p>0.44</text:p>
          </table:table-cell>
          <table:table-cell office:value-type="float" office:value="0.125623896718025" calcext:value-type="float">
            <text:p>0.1256238967</text:p>
          </table:table-cell>
          <table:table-cell table:formula="of:=[.C44]+0.01" office:value-type="float" office:value="1.94" calcext:value-type="float">
            <text:p>1.94</text:p>
          </table:table-cell>
          <table:table-cell office:value-type="float" office:value="6.34032535552979" calcext:value-type="float">
            <text:p>6.3403253555</text:p>
          </table:table-cell>
          <table:table-cell table:formula="of:=[.D45]-[.$D$1]" office:value-type="float" office:value="2.3667266368866" calcext:value-type="float">
            <text:p>2.3667266369</text:p>
          </table:table-cell>
        </table:table-row>
        <table:table-row table:style-name="ro1">
          <table:table-cell table:formula="of:=[.A45]+0.01" office:value-type="float" office:value="0.45" calcext:value-type="float">
            <text:p>0.45</text:p>
          </table:table-cell>
          <table:table-cell office:value-type="float" office:value="0.122326411306858" calcext:value-type="float">
            <text:p>0.1223264113</text:p>
          </table:table-cell>
          <table:table-cell table:formula="of:=[.C45]+0.01" office:value-type="float" office:value="1.95" calcext:value-type="float">
            <text:p>1.95</text:p>
          </table:table-cell>
          <table:table-cell office:value-type="float" office:value="6.79594087600708" calcext:value-type="float">
            <text:p>6.795940876</text:p>
          </table:table-cell>
          <table:table-cell table:formula="of:=[.D46]-[.$D$1]" office:value-type="float" office:value="2.82234215736389" calcext:value-type="float">
            <text:p>2.8223421574</text:p>
          </table:table-cell>
        </table:table-row>
        <table:table-row table:style-name="ro1">
          <table:table-cell table:formula="of:=[.A46]+0.01" office:value-type="float" office:value="0.46" calcext:value-type="float">
            <text:p>0.46</text:p>
          </table:table-cell>
          <table:table-cell office:value-type="float" office:value="0.118197776377201" calcext:value-type="float">
            <text:p>0.1181977764</text:p>
          </table:table-cell>
          <table:table-cell table:formula="of:=[.C46]+0.01" office:value-type="float" office:value="1.96" calcext:value-type="float">
            <text:p>1.96</text:p>
          </table:table-cell>
          <table:table-cell office:value-type="float" office:value="7.56156158447266" calcext:value-type="float">
            <text:p>7.5615615845</text:p>
          </table:table-cell>
          <table:table-cell table:formula="of:=[.D47]-[.$D$1]" office:value-type="float" office:value="3.58796286582947" calcext:value-type="float">
            <text:p>3.5879628658</text:p>
          </table:table-cell>
        </table:table-row>
        <table:table-row table:style-name="ro1">
          <table:table-cell table:formula="of:=[.A47]+0.01" office:value-type="float" office:value="0.47" calcext:value-type="float">
            <text:p>0.47</text:p>
          </table:table-cell>
          <table:table-cell office:value-type="float" office:value="0.115287899971008" calcext:value-type="float">
            <text:p>0.1152879</text:p>
          </table:table-cell>
          <table:table-cell table:formula="of:=[.C47]+0.01" office:value-type="float" office:value="1.97" calcext:value-type="float">
            <text:p>1.97</text:p>
          </table:table-cell>
          <table:table-cell office:value-type="float" office:value="8.14185619354248" calcext:value-type="float">
            <text:p>8.1418561935</text:p>
          </table:table-cell>
          <table:table-cell table:formula="of:=[.D48]-[.$D$1]" office:value-type="float" office:value="4.16825747489929" calcext:value-type="float">
            <text:p>4.1682574749</text:p>
          </table:table-cell>
        </table:table-row>
        <table:table-row table:style-name="ro1">
          <table:table-cell table:formula="of:=[.A48]+0.01" office:value-type="float" office:value="0.48" calcext:value-type="float">
            <text:p>0.48</text:p>
          </table:table-cell>
          <table:table-cell office:value-type="float" office:value="0.114706136286259" calcext:value-type="float">
            <text:p>0.1147061363</text:p>
          </table:table-cell>
          <table:table-cell table:formula="of:=[.C48]+0.01" office:value-type="float" office:value="1.98" calcext:value-type="float">
            <text:p>1.98</text:p>
          </table:table-cell>
          <table:table-cell office:value-type="float" office:value="9.11231231689453" calcext:value-type="float">
            <text:p>9.1123123169</text:p>
          </table:table-cell>
          <table:table-cell table:formula="of:=[.D49]-[.$D$1]" office:value-type="float" office:value="5.13871359825134" calcext:value-type="float">
            <text:p>5.1387135983</text:p>
          </table:table-cell>
        </table:table-row>
        <table:table-row table:style-name="ro1">
          <table:table-cell table:formula="of:=[.A49]+0.01" office:value-type="float" office:value="0.49" calcext:value-type="float">
            <text:p>0.49</text:p>
          </table:table-cell>
          <table:table-cell office:value-type="float" office:value="0.115805253386498" calcext:value-type="float">
            <text:p>0.1158052534</text:p>
          </table:table-cell>
          <table:table-cell table:formula="of:=[.C49]+0.01" office:value-type="float" office:value="1.99" calcext:value-type="float">
            <text:p>1.99</text:p>
          </table:table-cell>
          <table:table-cell office:value-type="float" office:value="9.84263038635254" calcext:value-type="float">
            <text:p>9.8426303864</text:p>
          </table:table-cell>
          <table:table-cell table:formula="of:=[.D50]-[.$D$1]" office:value-type="float" office:value="5.86903166770935" calcext:value-type="float">
            <text:p>5.8690316677</text:p>
          </table:table-cell>
        </table:table-row>
        <table:table-row table:style-name="ro1">
          <table:table-cell table:formula="of:=[.A50]+0.01" office:value-type="float" office:value="0.5" calcext:value-type="float">
            <text:p>0.5</text:p>
          </table:table-cell>
          <table:table-cell office:value-type="float" office:value="0.11863935738802" calcext:value-type="float">
            <text:p>0.1186393574</text:p>
          </table:table-cell>
          <table:table-cell table:formula="of:=[.C50]+0.01" office:value-type="float" office:value="2" calcext:value-type="float">
            <text:p>2</text:p>
          </table:table-cell>
          <table:table-cell office:value-type="float" office:value="11.053108215332" calcext:value-type="float">
            <text:p>11.0531082153</text:p>
          </table:table-cell>
          <table:table-cell table:formula="of:=[.D51]-[.$D$1]" office:value-type="float" office:value="7.07950949668884" calcext:value-type="float">
            <text:p>7.0795094967</text:p>
          </table:table-cell>
        </table:table-row>
        <table:table-row table:style-name="ro1">
          <table:table-cell table:formula="of:=[.A51]+0.01" office:value-type="float" office:value="0.51" calcext:value-type="float">
            <text:p>0.51</text:p>
          </table:table-cell>
          <table:table-cell office:value-type="float" office:value="0.120811358094215" calcext:value-type="float">
            <text:p>0.1208113581</text:p>
          </table:table-cell>
          <table:table-cell table:formula="of:=[.C51]+0.01" office:value-type="float" office:value="2.01" calcext:value-type="float">
            <text:p>2.01</text:p>
          </table:table-cell>
          <table:table-cell office:value-type="float" office:value="11.9526453018188" calcext:value-type="float">
            <text:p>11.9526453018</text:p>
          </table:table-cell>
          <table:table-cell table:formula="of:=[.D52]-[.$D$1]" office:value-type="float" office:value="7.97904658317566" calcext:value-type="float">
            <text:p>7.9790465832</text:p>
          </table:table-cell>
        </table:table-row>
        <table:table-row table:style-name="ro1">
          <table:table-cell table:formula="of:=[.A52]+0.01" office:value-type="float" office:value="0.52" calcext:value-type="float">
            <text:p>0.52</text:p>
          </table:table-cell>
          <table:table-cell office:value-type="float" office:value="0.123262844979763" calcext:value-type="float">
            <text:p>0.123262845</text:p>
          </table:table-cell>
          <table:table-cell table:formula="of:=[.C52]+0.01" office:value-type="float" office:value="2.02" calcext:value-type="float">
            <text:p>2.02</text:p>
          </table:table-cell>
          <table:table-cell office:value-type="float" office:value="13.4616041183472" calcext:value-type="float">
            <text:p>13.4616041183</text:p>
          </table:table-cell>
          <table:table-cell table:formula="of:=[.D53]-[.$D$1]" office:value-type="float" office:value="9.48800539970398" calcext:value-type="float">
            <text:p>9.4880053997</text:p>
          </table:table-cell>
        </table:table-row>
        <table:table-row table:style-name="ro1">
          <table:table-cell table:formula="of:=[.A53]+0.01" office:value-type="float" office:value="0.53" calcext:value-type="float">
            <text:p>0.53</text:p>
          </table:table-cell>
          <table:table-cell office:value-type="float" office:value="0.122878819704056" calcext:value-type="float">
            <text:p>0.1228788197</text:p>
          </table:table-cell>
          <table:table-cell table:formula="of:=[.C53]+0.01" office:value-type="float" office:value="2.03" calcext:value-type="float">
            <text:p>2.03</text:p>
          </table:table-cell>
          <table:table-cell office:value-type="float" office:value="14.5727682113647" calcext:value-type="float">
            <text:p>14.5727682114</text:p>
          </table:table-cell>
          <table:table-cell table:formula="of:=[.D54]-[.$D$1]" office:value-type="float" office:value="10.5991694927216" calcext:value-type="float">
            <text:p>10.5991694927</text:p>
          </table:table-cell>
        </table:table-row>
        <table:table-row table:style-name="ro1">
          <table:table-cell table:formula="of:=[.A54]+0.01" office:value-type="float" office:value="0.54" calcext:value-type="float">
            <text:p>0.54</text:p>
          </table:table-cell>
          <table:table-cell office:value-type="float" office:value="0.122853353619576" calcext:value-type="float">
            <text:p>0.1228533536</text:p>
          </table:table-cell>
          <table:table-cell table:formula="of:=[.C54]+0.01" office:value-type="float" office:value="2.04" calcext:value-type="float">
            <text:p>2.04</text:p>
          </table:table-cell>
          <table:table-cell office:value-type="float" office:value="16.4427604675293" calcext:value-type="float">
            <text:p>16.4427604675</text:p>
          </table:table-cell>
          <table:table-cell table:formula="of:=[.D55]-[.$D$1]" office:value-type="float" office:value="12.4691617488861" calcext:value-type="float">
            <text:p>12.4691617489</text:p>
          </table:table-cell>
        </table:table-row>
        <table:table-row table:style-name="ro1">
          <table:table-cell table:formula="of:=[.A55]+0.01" office:value-type="float" office:value="0.55" calcext:value-type="float">
            <text:p>0.55</text:p>
          </table:table-cell>
          <table:table-cell office:value-type="float" office:value="0.122556939721107" calcext:value-type="float">
            <text:p>0.1225569397</text:p>
          </table:table-cell>
          <table:table-cell table:formula="of:=[.C55]+0.01" office:value-type="float" office:value="2.05" calcext:value-type="float">
            <text:p>2.05</text:p>
          </table:table-cell>
          <table:table-cell office:value-type="float" office:value="17.8263893127441" calcext:value-type="float">
            <text:p>17.8263893127</text:p>
          </table:table-cell>
          <table:table-cell table:formula="of:=[.D56]-[.$D$1]" office:value-type="float" office:value="13.852790594101" calcext:value-type="float">
            <text:p>13.8527905941</text:p>
          </table:table-cell>
        </table:table-row>
        <table:table-row table:style-name="ro1">
          <table:table-cell table:formula="of:=[.A56]+0.01" office:value-type="float" office:value="0.56" calcext:value-type="float">
            <text:p>0.56</text:p>
          </table:table-cell>
          <table:table-cell office:value-type="float" office:value="0.124235667288303" calcext:value-type="float">
            <text:p>0.1242356673</text:p>
          </table:table-cell>
          <table:table-cell table:formula="of:=[.C56]+0.01" office:value-type="float" office:value="2.06" calcext:value-type="float">
            <text:p>2.06</text:p>
          </table:table-cell>
          <table:table-cell office:value-type="float" office:value="20.1318798065186" calcext:value-type="float">
            <text:p>20.1318798065</text:p>
          </table:table-cell>
          <table:table-cell table:formula="of:=[.D57]-[.$D$1]" office:value-type="float" office:value="16.1582810878754" calcext:value-type="float">
            <text:p>16.1582810879</text:p>
          </table:table-cell>
        </table:table-row>
        <table:table-row table:style-name="ro1">
          <table:table-cell table:formula="of:=[.A57]+0.01" office:value-type="float" office:value="0.57" calcext:value-type="float">
            <text:p>0.57</text:p>
          </table:table-cell>
          <table:table-cell office:value-type="float" office:value="0.125583916902542" calcext:value-type="float">
            <text:p>0.1255839169</text:p>
          </table:table-cell>
          <table:table-cell table:formula="of:=[.C57]+0.01" office:value-type="float" office:value="2.07" calcext:value-type="float">
            <text:p>2.07</text:p>
          </table:table-cell>
          <table:table-cell office:value-type="float" office:value="21.8404331207275" calcext:value-type="float">
            <text:p>21.8404331207</text:p>
          </table:table-cell>
          <table:table-cell table:formula="of:=[.D58]-[.$D$1]" office:value-type="float" office:value="17.8668344020844" calcext:value-type="float">
            <text:p>17.8668344021</text:p>
          </table:table-cell>
        </table:table-row>
        <table:table-row table:style-name="ro1">
          <table:table-cell table:formula="of:=[.A58]+0.01" office:value-type="float" office:value="0.58" calcext:value-type="float">
            <text:p>0.58</text:p>
          </table:table-cell>
          <table:table-cell office:value-type="float" office:value="0.127563565969467" calcext:value-type="float">
            <text:p>0.127563566</text:p>
          </table:table-cell>
          <table:table-cell table:formula="of:=[.C58]+0.01" office:value-type="float" office:value="2.08" calcext:value-type="float">
            <text:p>2.08</text:p>
          </table:table-cell>
          <table:table-cell office:value-type="float" office:value="24.6910057067871" calcext:value-type="float">
            <text:p>24.6910057068</text:p>
          </table:table-cell>
          <table:table-cell table:formula="of:=[.D59]-[.$D$1]" office:value-type="float" office:value="20.7174069881439" calcext:value-type="float">
            <text:p>20.7174069881</text:p>
          </table:table-cell>
        </table:table-row>
        <table:table-row table:style-name="ro1">
          <table:table-cell table:formula="of:=[.A59]+0.01" office:value-type="float" office:value="0.59" calcext:value-type="float">
            <text:p>0.59</text:p>
          </table:table-cell>
          <table:table-cell office:value-type="float" office:value="0.130397468805313" calcext:value-type="float">
            <text:p>0.1303974688</text:p>
          </table:table-cell>
          <table:table-cell table:formula="of:=[.C59]+0.01" office:value-type="float" office:value="2.09" calcext:value-type="float">
            <text:p>2.09</text:p>
          </table:table-cell>
          <table:table-cell office:value-type="float" office:value="26.7943477630615" calcext:value-type="float">
            <text:p>26.7943477631</text:p>
          </table:table-cell>
          <table:table-cell table:formula="of:=[.D60]-[.$D$1]" office:value-type="float" office:value="22.8207490444183" calcext:value-type="float">
            <text:p>22.8207490444</text:p>
          </table:table-cell>
        </table:table-row>
        <table:table-row table:style-name="ro1">
          <table:table-cell table:formula="of:=[.A60]+0.01" office:value-type="float" office:value="0.6" calcext:value-type="float">
            <text:p>0.6</text:p>
          </table:table-cell>
          <table:table-cell office:value-type="float" office:value="0.137070789933205" calcext:value-type="float">
            <text:p>0.1370707899</text:p>
          </table:table-cell>
          <table:table-cell table:formula="of:=[.C60]+0.01" office:value-type="float" office:value="2.1" calcext:value-type="float">
            <text:p>2.1</text:p>
          </table:table-cell>
          <table:table-cell office:value-type="float" office:value="30.3032054901123" calcext:value-type="float">
            <text:p>30.3032054901</text:p>
          </table:table-cell>
          <table:table-cell table:formula="of:=[.D61]-[.$D$1]" office:value-type="float" office:value="26.3296067714691" calcext:value-type="float">
            <text:p>26.3296067715</text:p>
          </table:table-cell>
        </table:table-row>
        <table:table-row table:style-name="ro1">
          <table:table-cell table:formula="of:=[.A61]+0.01" office:value-type="float" office:value="0.61" calcext:value-type="float">
            <text:p>0.61</text:p>
          </table:table-cell>
          <table:table-cell office:value-type="float" office:value="0.14257575571537" calcext:value-type="float">
            <text:p>0.1425757557</text:p>
          </table:table-cell>
          <table:table-cell table:formula="of:=[.C61]+0.01" office:value-type="float" office:value="2.11" calcext:value-type="float">
            <text:p>2.11</text:p>
          </table:table-cell>
          <table:table-cell office:value-type="float" office:value="32.891716003418" calcext:value-type="float">
            <text:p>32.8917160034</text:p>
          </table:table-cell>
          <table:table-cell table:formula="of:=[.D62]-[.$D$1]" office:value-type="float" office:value="28.9181172847748" calcext:value-type="float">
            <text:p>28.9181172848</text:p>
          </table:table-cell>
        </table:table-row>
        <table:table-row table:style-name="ro1">
          <table:table-cell table:formula="of:=[.A62]+0.01" office:value-type="float" office:value="0.62" calcext:value-type="float">
            <text:p>0.62</text:p>
          </table:table-cell>
          <table:table-cell office:value-type="float" office:value="0.147162213921547" calcext:value-type="float">
            <text:p>0.1471622139</text:p>
          </table:table-cell>
          <table:table-cell table:formula="of:=[.C62]+0.01" office:value-type="float" office:value="2.12" calcext:value-type="float">
            <text:p>2.12</text:p>
          </table:table-cell>
          <table:table-cell office:value-type="float" office:value="37.195671081543" calcext:value-type="float">
            <text:p>37.1956710815</text:p>
          </table:table-cell>
          <table:table-cell table:formula="of:=[.D63]-[.$D$1]" office:value-type="float" office:value="33.2220723628998" calcext:value-type="float">
            <text:p>33.2220723629</text:p>
          </table:table-cell>
        </table:table-row>
        <table:table-row table:style-name="ro1">
          <table:table-cell table:formula="of:=[.A63]+0.01" office:value-type="float" office:value="0.63" calcext:value-type="float">
            <text:p>0.63</text:p>
          </table:table-cell>
          <table:table-cell office:value-type="float" office:value="0.146857470273972" calcext:value-type="float">
            <text:p>0.1468574703</text:p>
          </table:table-cell>
          <table:table-cell table:formula="of:=[.C63]+0.01" office:value-type="float" office:value="2.13" calcext:value-type="float">
            <text:p>2.13</text:p>
          </table:table-cell>
          <table:table-cell office:value-type="float" office:value="40.3577651977539" calcext:value-type="float">
            <text:p>40.3577651978</text:p>
          </table:table-cell>
          <table:table-cell table:formula="of:=[.D64]-[.$D$1]" office:value-type="float" office:value="36.3841664791107" calcext:value-type="float">
            <text:p>36.3841664791</text:p>
          </table:table-cell>
        </table:table-row>
        <table:table-row table:style-name="ro1">
          <table:table-cell table:formula="of:=[.A64]+0.01" office:value-type="float" office:value="0.64" calcext:value-type="float">
            <text:p>0.64</text:p>
          </table:table-cell>
          <table:table-cell office:value-type="float" office:value="0.142041027545929" calcext:value-type="float">
            <text:p>0.1420410275</text:p>
          </table:table-cell>
          <table:table-cell table:formula="of:=[.C64]+0.01" office:value-type="float" office:value="2.14" calcext:value-type="float">
            <text:p>2.14</text:p>
          </table:table-cell>
          <table:table-cell office:value-type="float" office:value="45.6067924499512" calcext:value-type="float">
            <text:p>45.60679245</text:p>
          </table:table-cell>
          <table:table-cell table:formula="of:=[.D65]-[.$D$1]" office:value-type="float" office:value="41.633193731308" calcext:value-type="float">
            <text:p>41.6331937313</text:p>
          </table:table-cell>
        </table:table-row>
        <table:table-row table:style-name="ro1">
          <table:table-cell table:formula="of:=[.A65]+0.01" office:value-type="float" office:value="0.65" calcext:value-type="float">
            <text:p>0.65</text:p>
          </table:table-cell>
          <table:table-cell office:value-type="float" office:value="0.137392356991768" calcext:value-type="float">
            <text:p>0.137392357</text:p>
          </table:table-cell>
          <table:table-cell table:formula="of:=[.C65]+0.01" office:value-type="float" office:value="2.15" calcext:value-type="float">
            <text:p>2.15</text:p>
          </table:table-cell>
          <table:table-cell office:value-type="float" office:value="49.4953689575195" calcext:value-type="float">
            <text:p>49.4953689575</text:p>
          </table:table-cell>
          <table:table-cell table:formula="of:=[.D66]-[.$D$1]" office:value-type="float" office:value="45.5217702388763" calcext:value-type="float">
            <text:p>45.5217702389</text:p>
          </table:table-cell>
        </table:table-row>
        <table:table-row table:style-name="ro1">
          <table:table-cell table:formula="of:=[.A66]+0.01" office:value-type="float" office:value="0.66" calcext:value-type="float">
            <text:p>0.66</text:p>
          </table:table-cell>
          <table:table-cell office:value-type="float" office:value="0.134022057056427" calcext:value-type="float">
            <text:p>0.1340220571</text:p>
          </table:table-cell>
          <table:table-cell table:formula="of:=[.C66]+0.01" office:value-type="float" office:value="2.16" calcext:value-type="float">
            <text:p>2.16</text:p>
          </table:table-cell>
          <table:table-cell office:value-type="float" office:value="55.9003982543945" calcext:value-type="float">
            <text:p>55.9003982544</text:p>
          </table:table-cell>
          <table:table-cell table:formula="of:=[.D67]-[.$D$1]" office:value-type="float" office:value="51.9267995357513" calcext:value-type="float">
            <text:p>51.9267995358</text:p>
          </table:table-cell>
        </table:table-row>
        <table:table-row table:style-name="ro1">
          <table:table-cell table:formula="of:=[.A67]+0.01" office:value-type="float" office:value="0.67" calcext:value-type="float">
            <text:p>0.67</text:p>
          </table:table-cell>
          <table:table-cell office:value-type="float" office:value="0.134673267602921" calcext:value-type="float">
            <text:p>0.1346732676</text:p>
          </table:table-cell>
          <table:table-cell table:formula="of:=[.C67]+0.01" office:value-type="float" office:value="2.17" calcext:value-type="float">
            <text:p>2.17</text:p>
          </table:table-cell>
          <table:table-cell office:value-type="float" office:value="60.1170349121094" calcext:value-type="float">
            <text:p>60.1170349121</text:p>
          </table:table-cell>
          <table:table-cell table:formula="of:=[.D68]-[.$D$1]" office:value-type="float" office:value="56.1434361934662" calcext:value-type="float">
            <text:p>56.1434361935</text:p>
          </table:table-cell>
        </table:table-row>
        <table:table-row table:style-name="ro1">
          <table:table-cell table:formula="of:=[.A68]+0.01" office:value-type="float" office:value="0.68" calcext:value-type="float">
            <text:p>0.68</text:p>
          </table:table-cell>
          <table:table-cell office:value-type="float" office:value="0.140869960188866" calcext:value-type="float">
            <text:p>0.1408699602</text:p>
          </table:table-cell>
          <table:table-cell table:formula="of:=[.C68]+0.01" office:value-type="float" office:value="2.18" calcext:value-type="float">
            <text:p>2.18</text:p>
          </table:table-cell>
          <table:table-cell office:value-type="float" office:value="64.176628112793" calcext:value-type="float">
            <text:p>64.1766281128</text:p>
          </table:table-cell>
          <table:table-cell table:formula="of:=[.D69]-[.$D$1]" office:value-type="float" office:value="60.2030293941498" calcext:value-type="float">
            <text:p>60.2030293941</text:p>
          </table:table-cell>
        </table:table-row>
        <table:table-row table:style-name="ro1">
          <table:table-cell table:formula="of:=[.A69]+0.01" office:value-type="float" office:value="0.69" calcext:value-type="float">
            <text:p>0.69</text:p>
          </table:table-cell>
          <table:table-cell office:value-type="float" office:value="0.151254802942276" calcext:value-type="float">
            <text:p>0.1512548029</text:p>
          </table:table-cell>
          <table:table-cell table:formula="of:=[.C69]+0.01" office:value-type="float" office:value="2.19" calcext:value-type="float">
            <text:p>2.19</text:p>
          </table:table-cell>
          <table:table-cell office:value-type="float" office:value="66.1839828491211" calcext:value-type="float">
            <text:p>66.1839828491</text:p>
          </table:table-cell>
          <table:table-cell table:formula="of:=[.D70]-[.$D$1]" office:value-type="float" office:value="62.2103841304779" calcext:value-type="float">
            <text:p>62.2103841305</text:p>
          </table:table-cell>
        </table:table-row>
        <table:table-row table:style-name="ro1">
          <table:table-cell table:formula="of:=[.A70]+0.01" office:value-type="float" office:value="0.7" calcext:value-type="float">
            <text:p>0.7</text:p>
          </table:table-cell>
          <table:table-cell office:value-type="float" office:value="0.173735246062279" calcext:value-type="float">
            <text:p>0.1737352461</text:p>
          </table:table-cell>
          <table:table-cell table:formula="of:=[.C70]+0.01" office:value-type="float" office:value="2.2" calcext:value-type="float">
            <text:p>2.2</text:p>
          </table:table-cell>
          <table:table-cell office:value-type="float" office:value="68.9568481445312" calcext:value-type="float">
            <text:p>68.9568481445</text:p>
          </table:table-cell>
          <table:table-cell table:formula="of:=[.D71]-[.$D$1]" office:value-type="float" office:value="64.9832494258881" calcext:value-type="float">
            <text:p>64.9832494259</text:p>
          </table:table-cell>
        </table:table-row>
        <table:table-row table:style-name="ro1">
          <table:table-cell table:formula="of:=[.A71]+0.01" office:value-type="float" office:value="0.71" calcext:value-type="float">
            <text:p>0.71</text:p>
          </table:table-cell>
          <table:table-cell office:value-type="float" office:value="0.186934158205986" calcext:value-type="float">
            <text:p>0.1869341582</text:p>
          </table:table-cell>
          <table:table-cell table:formula="of:=[.C71]+0.01" office:value-type="float" office:value="2.21" calcext:value-type="float">
            <text:p>2.21</text:p>
          </table:table-cell>
          <table:table-cell office:value-type="float" office:value="70.3846588134766" calcext:value-type="float">
            <text:p>70.3846588135</text:p>
          </table:table-cell>
          <table:table-cell table:formula="of:=[.D72]-[.$D$1]" office:value-type="float" office:value="66.4110600948334" calcext:value-type="float">
            <text:p>66.4110600948</text:p>
          </table:table-cell>
        </table:table-row>
        <table:table-row table:style-name="ro1">
          <table:table-cell table:formula="of:=[.A72]+0.01" office:value-type="float" office:value="0.72" calcext:value-type="float">
            <text:p>0.72</text:p>
          </table:table-cell>
          <table:table-cell office:value-type="float" office:value="0.203896924853325" calcext:value-type="float">
            <text:p>0.2038969249</text:p>
          </table:table-cell>
          <table:table-cell table:formula="of:=[.C72]+0.01" office:value-type="float" office:value="2.22" calcext:value-type="float">
            <text:p>2.22</text:p>
          </table:table-cell>
          <table:table-cell office:value-type="float" office:value="72.3010787963867" calcext:value-type="float">
            <text:p>72.3010787964</text:p>
          </table:table-cell>
          <table:table-cell table:formula="of:=[.D73]-[.$D$1]" office:value-type="float" office:value="68.3274800777435" calcext:value-type="float">
            <text:p>68.3274800777</text:p>
          </table:table-cell>
        </table:table-row>
        <table:table-row table:style-name="ro1">
          <table:table-cell table:formula="of:=[.A73]+0.01" office:value-type="float" office:value="0.73" calcext:value-type="float">
            <text:p>0.73</text:p>
          </table:table-cell>
          <table:table-cell office:value-type="float" office:value="0.213001474738121" calcext:value-type="float">
            <text:p>0.2130014747</text:p>
          </table:table-cell>
          <table:table-cell table:formula="of:=[.C73]+0.01" office:value-type="float" office:value="2.23" calcext:value-type="float">
            <text:p>2.23</text:p>
          </table:table-cell>
          <table:table-cell office:value-type="float" office:value="73.4883651733398" calcext:value-type="float">
            <text:p>73.4883651733</text:p>
          </table:table-cell>
          <table:table-cell table:formula="of:=[.D74]-[.$D$1]" office:value-type="float" office:value="69.5147664546967" calcext:value-type="float">
            <text:p>69.5147664547</text:p>
          </table:table-cell>
        </table:table-row>
        <table:table-row table:style-name="ro1">
          <table:table-cell table:formula="of:=[.A74]+0.01" office:value-type="float" office:value="0.74" calcext:value-type="float">
            <text:p>0.74</text:p>
          </table:table-cell>
          <table:table-cell office:value-type="float" office:value="0.231135308742523" calcext:value-type="float">
            <text:p>0.2311353087</text:p>
          </table:table-cell>
          <table:table-cell table:formula="of:=[.C74]+0.01" office:value-type="float" office:value="2.24" calcext:value-type="float">
            <text:p>2.24</text:p>
          </table:table-cell>
          <table:table-cell office:value-type="float" office:value="75.0770950317383" calcext:value-type="float">
            <text:p>75.0770950317</text:p>
          </table:table-cell>
          <table:table-cell table:formula="of:=[.D75]-[.$D$1]" office:value-type="float" office:value="71.1034963130951" calcext:value-type="float">
            <text:p>71.1034963131</text:p>
          </table:table-cell>
        </table:table-row>
        <table:table-row table:style-name="ro1">
          <table:table-cell table:formula="of:=[.A75]+0.01" office:value-type="float" office:value="0.75" calcext:value-type="float">
            <text:p>0.75</text:p>
          </table:table-cell>
          <table:table-cell office:value-type="float" office:value="0.243646785616875" calcext:value-type="float">
            <text:p>0.2436467856</text:p>
          </table:table-cell>
          <table:table-cell table:formula="of:=[.C75]+0.01" office:value-type="float" office:value="2.25" calcext:value-type="float">
            <text:p>2.25</text:p>
          </table:table-cell>
          <table:table-cell office:value-type="float" office:value="75.9230041503906" calcext:value-type="float">
            <text:p>75.9230041504</text:p>
          </table:table-cell>
          <table:table-cell table:formula="of:=[.D76]-[.$D$1]" office:value-type="float" office:value="71.9494054317474" calcext:value-type="float">
            <text:p>71.9494054317</text:p>
          </table:table-cell>
        </table:table-row>
        <table:table-row table:style-name="ro1">
          <table:table-cell table:formula="of:=[.A76]+0.01" office:value-type="float" office:value="0.76" calcext:value-type="float">
            <text:p>0.76</text:p>
          </table:table-cell>
          <table:table-cell office:value-type="float" office:value="0.267658323049545" calcext:value-type="float">
            <text:p>0.267658323</text:p>
          </table:table-cell>
          <table:table-cell table:formula="of:=[.C76]+0.01" office:value-type="float" office:value="2.25999999999999" calcext:value-type="float">
            <text:p>2.26</text:p>
          </table:table-cell>
          <table:table-cell office:value-type="float" office:value="76.7854614257813" calcext:value-type="float">
            <text:p>76.7854614258</text:p>
          </table:table-cell>
          <table:table-cell table:formula="of:=[.D77]-[.$D$1]" office:value-type="float" office:value="72.8118627071381" calcext:value-type="float">
            <text:p>72.8118627071</text:p>
          </table:table-cell>
        </table:table-row>
        <table:table-row table:style-name="ro1">
          <table:table-cell table:formula="of:=[.A77]+0.01" office:value-type="float" office:value="0.77" calcext:value-type="float">
            <text:p>0.77</text:p>
          </table:table-cell>
          <table:table-cell office:value-type="float" office:value="0.286388009786606" calcext:value-type="float">
            <text:p>0.2863880098</text:p>
          </table:table-cell>
          <table:table-cell table:formula="of:=[.C77]+0.01" office:value-type="float" office:value="2.26999999999999" calcext:value-type="float">
            <text:p>2.27</text:p>
          </table:table-cell>
          <table:table-cell office:value-type="float" office:value="77.0241394042969" calcext:value-type="float">
            <text:p>77.0241394043</text:p>
          </table:table-cell>
          <table:table-cell table:formula="of:=[.D78]-[.$D$1]" office:value-type="float" office:value="73.0505406856537" calcext:value-type="float">
            <text:p>73.0505406857</text:p>
          </table:table-cell>
        </table:table-row>
        <table:table-row table:style-name="ro1">
          <table:table-cell table:formula="of:=[.A78]+0.01" office:value-type="float" office:value="0.78" calcext:value-type="float">
            <text:p>0.78</text:p>
          </table:table-cell>
          <table:table-cell office:value-type="float" office:value="0.314554840326309" calcext:value-type="float">
            <text:p>0.3145548403</text:p>
          </table:table-cell>
          <table:table-cell table:formula="of:=[.C78]+0.01" office:value-type="float" office:value="2.27999999999999" calcext:value-type="float">
            <text:p>2.28</text:p>
          </table:table-cell>
          <table:table-cell office:value-type="float" office:value="76.9770584106445" calcext:value-type="float">
            <text:p>76.9770584106</text:p>
          </table:table-cell>
          <table:table-cell table:formula="of:=[.D79]-[.$D$1]" office:value-type="float" office:value="73.0034596920013" calcext:value-type="float">
            <text:p>73.003459692</text:p>
          </table:table-cell>
        </table:table-row>
        <table:table-row table:style-name="ro1">
          <table:table-cell table:formula="of:=[.A79]+0.01" office:value-type="float" office:value="0.790000000000001" calcext:value-type="float">
            <text:p>0.79</text:p>
          </table:table-cell>
          <table:table-cell office:value-type="float" office:value="0.324939608573914" calcext:value-type="float">
            <text:p>0.3249396086</text:p>
          </table:table-cell>
          <table:table-cell table:formula="of:=[.C79]+0.01" office:value-type="float" office:value="2.28999999999999" calcext:value-type="float">
            <text:p>2.29</text:p>
          </table:table-cell>
          <table:table-cell office:value-type="float" office:value="76.7885055541992" calcext:value-type="float">
            <text:p>76.7885055542</text:p>
          </table:table-cell>
          <table:table-cell table:formula="of:=[.D80]-[.$D$1]" office:value-type="float" office:value="72.814906835556" calcext:value-type="float">
            <text:p>72.8149068356</text:p>
          </table:table-cell>
        </table:table-row>
        <table:table-row table:style-name="ro1">
          <table:table-cell table:formula="of:=[.A80]+0.01" office:value-type="float" office:value="0.8" calcext:value-type="float">
            <text:p>0.8</text:p>
          </table:table-cell>
          <table:table-cell office:value-type="float" office:value="0.343058615922928" calcext:value-type="float">
            <text:p>0.3430586159</text:p>
          </table:table-cell>
          <table:table-cell table:formula="of:=[.C80]+0.01" office:value-type="float" office:value="2.29999999999999" calcext:value-type="float">
            <text:p>2.3</text:p>
          </table:table-cell>
          <table:table-cell office:value-type="float" office:value="76.2971267700195" calcext:value-type="float">
            <text:p>76.29712677</text:p>
          </table:table-cell>
          <table:table-cell table:formula="of:=[.D81]-[.$D$1]" office:value-type="float" office:value="72.3235280513763" calcext:value-type="float">
            <text:p>72.3235280514</text:p>
          </table:table-cell>
        </table:table-row>
        <table:table-row table:style-name="ro1">
          <table:table-cell table:formula="of:=[.A81]+0.01" office:value-type="float" office:value="0.810000000000001" calcext:value-type="float">
            <text:p>0.81</text:p>
          </table:table-cell>
          <table:table-cell office:value-type="float" office:value="0.349273294210434" calcext:value-type="float">
            <text:p>0.3492732942</text:p>
          </table:table-cell>
          <table:table-cell table:formula="of:=[.C81]+0.01" office:value-type="float" office:value="2.30999999999999" calcext:value-type="float">
            <text:p>2.31</text:p>
          </table:table-cell>
          <table:table-cell office:value-type="float" office:value="75.6510238647461" calcext:value-type="float">
            <text:p>75.6510238647</text:p>
          </table:table-cell>
          <table:table-cell table:formula="of:=[.D82]-[.$D$1]" office:value-type="float" office:value="71.6774251461029" calcext:value-type="float">
            <text:p>71.6774251461</text:p>
          </table:table-cell>
        </table:table-row>
        <table:table-row table:style-name="ro1">
          <table:table-cell table:formula="of:=[.A82]+0.01" office:value-type="float" office:value="0.82" calcext:value-type="float">
            <text:p>0.82</text:p>
          </table:table-cell>
          <table:table-cell office:value-type="float" office:value="0.360132575035095" calcext:value-type="float">
            <text:p>0.360132575</text:p>
          </table:table-cell>
          <table:table-cell table:formula="of:=[.C82]+0.01" office:value-type="float" office:value="2.31999999999999" calcext:value-type="float">
            <text:p>2.32</text:p>
          </table:table-cell>
          <table:table-cell office:value-type="float" office:value="74.0130386352539" calcext:value-type="float">
            <text:p>74.0130386353</text:p>
          </table:table-cell>
          <table:table-cell table:formula="of:=[.D83]-[.$D$1]" office:value-type="float" office:value="70.0394399166107" calcext:value-type="float">
            <text:p>70.0394399166</text:p>
          </table:table-cell>
        </table:table-row>
        <table:table-row table:style-name="ro1">
          <table:table-cell table:formula="of:=[.A83]+0.01" office:value-type="float" office:value="0.83" calcext:value-type="float">
            <text:p>0.83</text:p>
          </table:table-cell>
          <table:table-cell office:value-type="float" office:value="0.363386243581772" calcext:value-type="float">
            <text:p>0.3633862436</text:p>
          </table:table-cell>
          <table:table-cell table:formula="of:=[.C83]+0.01" office:value-type="float" office:value="2.32999999999999" calcext:value-type="float">
            <text:p>2.33</text:p>
          </table:table-cell>
          <table:table-cell office:value-type="float" office:value="73.4073028564453" calcext:value-type="float">
            <text:p>73.4073028564</text:p>
          </table:table-cell>
          <table:table-cell table:formula="of:=[.D84]-[.$D$1]" office:value-type="float" office:value="69.4337041378021" calcext:value-type="float">
            <text:p>69.4337041378</text:p>
          </table:table-cell>
        </table:table-row>
        <table:table-row table:style-name="ro1">
          <table:table-cell table:formula="of:=[.A84]+0.01" office:value-type="float" office:value="0.84" calcext:value-type="float">
            <text:p>0.84</text:p>
          </table:table-cell>
          <table:table-cell office:value-type="float" office:value="0.36938151717186" calcext:value-type="float">
            <text:p>0.3693815172</text:p>
          </table:table-cell>
          <table:table-cell table:formula="of:=[.C84]+0.01" office:value-type="float" office:value="2.33999999999999" calcext:value-type="float">
            <text:p>2.34</text:p>
          </table:table-cell>
          <table:table-cell office:value-type="float" office:value="72.704216003418" calcext:value-type="float">
            <text:p>72.7042160034</text:p>
          </table:table-cell>
          <table:table-cell table:formula="of:=[.D85]-[.$D$1]" office:value-type="float" office:value="68.7306172847748" calcext:value-type="float">
            <text:p>68.7306172848</text:p>
          </table:table-cell>
        </table:table-row>
        <table:table-row table:style-name="ro1">
          <table:table-cell table:formula="of:=[.A85]+0.01" office:value-type="float" office:value="0.850000000000001" calcext:value-type="float">
            <text:p>0.85</text:p>
          </table:table-cell>
          <table:table-cell office:value-type="float" office:value="0.36874794960022" calcext:value-type="float">
            <text:p>0.3687479496</text:p>
          </table:table-cell>
          <table:table-cell table:formula="of:=[.C85]+0.01" office:value-type="float" office:value="2.34999999999999" calcext:value-type="float">
            <text:p>2.35</text:p>
          </table:table-cell>
          <table:table-cell office:value-type="float" office:value="72.0806579589844" calcext:value-type="float">
            <text:p>72.080657959</text:p>
          </table:table-cell>
          <table:table-cell table:formula="of:=[.D86]-[.$D$1]" office:value-type="float" office:value="68.1070592403412" calcext:value-type="float">
            <text:p>68.1070592403</text:p>
          </table:table-cell>
        </table:table-row>
        <table:table-row table:style-name="ro1">
          <table:table-cell table:formula="of:=[.A86]+0.01" office:value-type="float" office:value="0.860000000000001" calcext:value-type="float">
            <text:p>0.86</text:p>
          </table:table-cell>
          <table:table-cell office:value-type="float" office:value="0.368790060281754" calcext:value-type="float">
            <text:p>0.3687900603</text:p>
          </table:table-cell>
          <table:table-cell table:formula="of:=[.C86]+0.01" office:value-type="float" office:value="2.35999999999999" calcext:value-type="float">
            <text:p>2.36</text:p>
          </table:table-cell>
          <table:table-cell office:value-type="float" office:value="71.2101593017578" calcext:value-type="float">
            <text:p>71.2101593018</text:p>
          </table:table-cell>
          <table:table-cell table:formula="of:=[.D87]-[.$D$1]" office:value-type="float" office:value="67.2365605831146" calcext:value-type="float">
            <text:p>67.2365605831</text:p>
          </table:table-cell>
        </table:table-row>
        <table:table-row table:style-name="ro1">
          <table:table-cell table:formula="of:=[.A87]+0.01" office:value-type="float" office:value="0.87" calcext:value-type="float">
            <text:p>0.87</text:p>
          </table:table-cell>
          <table:table-cell office:value-type="float" office:value="0.366122990846634" calcext:value-type="float">
            <text:p>0.3661229908</text:p>
          </table:table-cell>
          <table:table-cell table:formula="of:=[.C87]+0.01" office:value-type="float" office:value="2.36999999999999" calcext:value-type="float">
            <text:p>2.37</text:p>
          </table:table-cell>
          <table:table-cell office:value-type="float" office:value="70.6160659790039" calcext:value-type="float">
            <text:p>70.616065979</text:p>
          </table:table-cell>
          <table:table-cell table:formula="of:=[.D88]-[.$D$1]" office:value-type="float" office:value="66.6424672603607" calcext:value-type="float">
            <text:p>66.6424672604</text:p>
          </table:table-cell>
        </table:table-row>
        <table:table-row table:style-name="ro1">
          <table:table-cell table:formula="of:=[.A88]+0.01" office:value-type="float" office:value="0.88" calcext:value-type="float">
            <text:p>0.88</text:p>
          </table:table-cell>
          <table:table-cell office:value-type="float" office:value="0.362926483154297" calcext:value-type="float">
            <text:p>0.3629264832</text:p>
          </table:table-cell>
          <table:table-cell table:formula="of:=[.C88]+0.01" office:value-type="float" office:value="2.37999999999999" calcext:value-type="float">
            <text:p>2.38</text:p>
          </table:table-cell>
          <table:table-cell office:value-type="float" office:value="69.5415267944336" calcext:value-type="float">
            <text:p>69.5415267944</text:p>
          </table:table-cell>
          <table:table-cell table:formula="of:=[.D89]-[.$D$1]" office:value-type="float" office:value="65.5679280757904" calcext:value-type="float">
            <text:p>65.5679280758</text:p>
          </table:table-cell>
        </table:table-row>
        <table:table-row table:style-name="ro1">
          <table:table-cell table:formula="of:=[.A89]+0.01" office:value-type="float" office:value="0.890000000000001" calcext:value-type="float">
            <text:p>0.89</text:p>
          </table:table-cell>
          <table:table-cell office:value-type="float" office:value="0.357713848352432" calcext:value-type="float">
            <text:p>0.3577138484</text:p>
          </table:table-cell>
          <table:table-cell table:formula="of:=[.C89]+0.01" office:value-type="float" office:value="2.38999999999999" calcext:value-type="float">
            <text:p>2.39</text:p>
          </table:table-cell>
          <table:table-cell office:value-type="float" office:value="68.7328033447266" calcext:value-type="float">
            <text:p>68.7328033447</text:p>
          </table:table-cell>
          <table:table-cell table:formula="of:=[.D90]-[.$D$1]" office:value-type="float" office:value="64.7592046260834" calcext:value-type="float">
            <text:p>64.7592046261</text:p>
          </table:table-cell>
        </table:table-row>
        <table:table-row table:style-name="ro1">
          <table:table-cell table:formula="of:=[.A90]+0.01" office:value-type="float" office:value="0.900000000000001" calcext:value-type="float">
            <text:p>0.9</text:p>
          </table:table-cell>
          <table:table-cell office:value-type="float" office:value="0.350863844156265" calcext:value-type="float">
            <text:p>0.3508638442</text:p>
          </table:table-cell>
          <table:table-cell table:formula="of:=[.C90]+0.01" office:value-type="float" office:value="2.39999999999999" calcext:value-type="float">
            <text:p>2.4</text:p>
          </table:table-cell>
          <table:table-cell office:value-type="float" office:value="67.4273910522461" calcext:value-type="float">
            <text:p>67.4273910522</text:p>
          </table:table-cell>
          <table:table-cell table:formula="of:=[.D91]-[.$D$1]" office:value-type="float" office:value="63.4537923336029" calcext:value-type="float">
            <text:p>63.4537923336</text:p>
          </table:table-cell>
        </table:table-row>
        <table:table-row table:style-name="ro1">
          <table:table-cell table:formula="of:=[.A91]+0.01" office:value-type="float" office:value="0.910000000000001" calcext:value-type="float">
            <text:p>0.91</text:p>
          </table:table-cell>
          <table:table-cell office:value-type="float" office:value="0.343942016363144" calcext:value-type="float">
            <text:p>0.3439420164</text:p>
          </table:table-cell>
          <table:table-cell table:formula="of:=[.C91]+0.01" office:value-type="float" office:value="2.40999999999999" calcext:value-type="float">
            <text:p>2.41</text:p>
          </table:table-cell>
          <table:table-cell office:value-type="float" office:value="66.4252395629883" calcext:value-type="float">
            <text:p>66.425239563</text:p>
          </table:table-cell>
          <table:table-cell table:formula="of:=[.D92]-[.$D$1]" office:value-type="float" office:value="62.4516408443451" calcext:value-type="float">
            <text:p>62.4516408443</text:p>
          </table:table-cell>
        </table:table-row>
        <table:table-row table:style-name="ro1">
          <table:table-cell table:formula="of:=[.A92]+0.01" office:value-type="float" office:value="0.92" calcext:value-type="float">
            <text:p>0.92</text:p>
          </table:table-cell>
          <table:table-cell office:value-type="float" office:value="0.334501296281815" calcext:value-type="float">
            <text:p>0.3345012963</text:p>
          </table:table-cell>
          <table:table-cell table:formula="of:=[.C92]+0.01" office:value-type="float" office:value="2.41999999999999" calcext:value-type="float">
            <text:p>2.42</text:p>
          </table:table-cell>
          <table:table-cell office:value-type="float" office:value="64.917839050293" calcext:value-type="float">
            <text:p>64.9178390503</text:p>
          </table:table-cell>
          <table:table-cell table:formula="of:=[.D93]-[.$D$1]" office:value-type="float" office:value="60.9442403316498" calcext:value-type="float">
            <text:p>60.9442403316</text:p>
          </table:table-cell>
        </table:table-row>
        <table:table-row table:style-name="ro1">
          <table:table-cell table:formula="of:=[.A93]+0.01" office:value-type="float" office:value="0.930000000000001" calcext:value-type="float">
            <text:p>0.93</text:p>
          </table:table-cell>
          <table:table-cell office:value-type="float" office:value="0.326787859201431" calcext:value-type="float">
            <text:p>0.3267878592</text:p>
          </table:table-cell>
          <table:table-cell table:formula="of:=[.C93]+0.01" office:value-type="float" office:value="2.42999999999999" calcext:value-type="float">
            <text:p>2.43</text:p>
          </table:table-cell>
          <table:table-cell office:value-type="float" office:value="64.2024459838867" calcext:value-type="float">
            <text:p>64.2024459839</text:p>
          </table:table-cell>
          <table:table-cell table:formula="of:=[.D94]-[.$D$1]" office:value-type="float" office:value="60.2288472652435" calcext:value-type="float">
            <text:p>60.2288472652</text:p>
          </table:table-cell>
        </table:table-row>
        <table:table-row table:style-name="ro1">
          <table:table-cell table:formula="of:=[.A94]+0.01" office:value-type="float" office:value="0.940000000000001" calcext:value-type="float">
            <text:p>0.94</text:p>
          </table:table-cell>
          <table:table-cell office:value-type="float" office:value="0.315627306699753" calcext:value-type="float">
            <text:p>0.3156273067</text:p>
          </table:table-cell>
          <table:table-cell table:formula="of:=[.C94]+0.01" office:value-type="float" office:value="2.43999999999999" calcext:value-type="float">
            <text:p>2.44</text:p>
          </table:table-cell>
          <table:table-cell office:value-type="float" office:value="64.7563171386719" calcext:value-type="float">
            <text:p>64.7563171387</text:p>
          </table:table-cell>
          <table:table-cell table:formula="of:=[.D95]-[.$D$1]" office:value-type="float" office:value="60.7827184200287" calcext:value-type="float">
            <text:p>60.78271842</text:p>
          </table:table-cell>
        </table:table-row>
        <table:table-row table:style-name="ro1">
          <table:table-cell table:formula="of:=[.A95]+0.01" office:value-type="float" office:value="0.950000000000001" calcext:value-type="float">
            <text:p>0.95</text:p>
          </table:table-cell>
          <table:table-cell office:value-type="float" office:value="0.304810255765915" calcext:value-type="float">
            <text:p>0.3048102558</text:p>
          </table:table-cell>
          <table:table-cell table:formula="of:=[.C95]+0.01" office:value-type="float" office:value="2.44999999999999" calcext:value-type="float">
            <text:p>2.45</text:p>
          </table:table-cell>
          <table:table-cell office:value-type="float" office:value="64.7170867919922" calcext:value-type="float">
            <text:p>64.717086792</text:p>
          </table:table-cell>
          <table:table-cell table:formula="of:=[.D96]-[.$D$1]" office:value-type="float" office:value="60.743488073349" calcext:value-type="float">
            <text:p>60.7434880733</text:p>
          </table:table-cell>
        </table:table-row>
        <table:table-row table:style-name="ro1">
          <table:table-cell table:formula="of:=[.A96]+0.01" office:value-type="float" office:value="0.960000000000001" calcext:value-type="float">
            <text:p>0.96</text:p>
          </table:table-cell>
          <table:table-cell office:value-type="float" office:value="0.291870176792145" calcext:value-type="float">
            <text:p>0.2918701768</text:p>
          </table:table-cell>
          <table:table-cell table:formula="of:=[.C96]+0.01" office:value-type="float" office:value="2.45999999999999" calcext:value-type="float">
            <text:p>2.46</text:p>
          </table:table-cell>
          <table:table-cell office:value-type="float" office:value="64.4513320922852" calcext:value-type="float">
            <text:p>64.4513320923</text:p>
          </table:table-cell>
          <table:table-cell table:formula="of:=[.D97]-[.$D$1]" office:value-type="float" office:value="60.477733373642" calcext:value-type="float">
            <text:p>60.4777333736</text:p>
          </table:table-cell>
        </table:table-row>
        <table:table-row table:style-name="ro1">
          <table:table-cell table:formula="of:=[.A97]+0.01" office:value-type="float" office:value="0.970000000000001" calcext:value-type="float">
            <text:p>0.97</text:p>
          </table:table-cell>
          <table:table-cell office:value-type="float" office:value="0.286491334438324" calcext:value-type="float">
            <text:p>0.2864913344</text:p>
          </table:table-cell>
          <table:table-cell table:formula="of:=[.C97]+0.01" office:value-type="float" office:value="2.46999999999999" calcext:value-type="float">
            <text:p>2.47</text:p>
          </table:table-cell>
          <table:table-cell office:value-type="float" office:value="64.543701171875" calcext:value-type="float">
            <text:p>64.5437011719</text:p>
          </table:table-cell>
          <table:table-cell table:formula="of:=[.D98]-[.$D$1]" office:value-type="float" office:value="60.5701024532318" calcext:value-type="float">
            <text:p>60.5701024532</text:p>
          </table:table-cell>
        </table:table-row>
        <table:table-row table:style-name="ro1">
          <table:table-cell table:formula="of:=[.A98]+0.01" office:value-type="float" office:value="0.980000000000001" calcext:value-type="float">
            <text:p>0.98</text:p>
          </table:table-cell>
          <table:table-cell office:value-type="float" office:value="0.28676101565361" calcext:value-type="float">
            <text:p>0.2867610157</text:p>
          </table:table-cell>
          <table:table-cell table:formula="of:=[.C98]+0.01" office:value-type="float" office:value="2.47999999999999" calcext:value-type="float">
            <text:p>2.48</text:p>
          </table:table-cell>
          <table:table-cell office:value-type="float" office:value="64.5606384277344" calcext:value-type="float">
            <text:p>64.5606384277</text:p>
          </table:table-cell>
          <table:table-cell table:formula="of:=[.D99]-[.$D$1]" office:value-type="float" office:value="60.5870397090912" calcext:value-type="float">
            <text:p>60.5870397091</text:p>
          </table:table-cell>
        </table:table-row>
        <table:table-row table:style-name="ro1">
          <table:table-cell table:formula="of:=[.A99]+0.01" office:value-type="float" office:value="0.990000000000001" calcext:value-type="float">
            <text:p>0.99</text:p>
          </table:table-cell>
          <table:table-cell office:value-type="float" office:value="0.289733439683914" calcext:value-type="float">
            <text:p>0.2897334397</text:p>
          </table:table-cell>
          <table:table-cell table:formula="of:=[.C99]+0.01" office:value-type="float" office:value="2.48999999999999" calcext:value-type="float">
            <text:p>2.49</text:p>
          </table:table-cell>
          <table:table-cell office:value-type="float" office:value="64.5914764404297" calcext:value-type="float">
            <text:p>64.5914764404</text:p>
          </table:table-cell>
          <table:table-cell table:formula="of:=[.D100]-[.$D$1]" office:value-type="float" office:value="60.6178777217865" calcext:value-type="float">
            <text:p>60.6178777218</text:p>
          </table:table-cell>
        </table:table-row>
        <table:table-row table:style-name="ro1">
          <table:table-cell table:formula="of:=[.A100]+0.01" office:value-type="float" office:value="1" calcext:value-type="float">
            <text:p>1</text:p>
          </table:table-cell>
          <table:table-cell office:value-type="float" office:value="0.297279834747314" calcext:value-type="float">
            <text:p>0.2972798347</text:p>
          </table:table-cell>
          <table:table-cell table:formula="of:=[.C100]+0.01" office:value-type="float" office:value="2.49999999999999" calcext:value-type="float">
            <text:p>2.5</text:p>
          </table:table-cell>
          <table:table-cell office:value-type="float" office:value="64.6604461669922" calcext:value-type="float">
            <text:p>64.660446167</text:p>
          </table:table-cell>
          <table:table-cell table:formula="of:=[.D101]-[.$D$1]" office:value-type="float" office:value="60.686847448349" calcext:value-type="float">
            <text:p>60.6868474483</text:p>
          </table:table-cell>
        </table:table-row>
        <table:table-row table:style-name="ro1">
          <table:table-cell table:formula="of:=[.A101]+0.01" office:value-type="float" office:value="1.01" calcext:value-type="float">
            <text:p>1.01</text:p>
          </table:table-cell>
          <table:table-cell office:value-type="float" office:value="0.302681446075439" calcext:value-type="float">
            <text:p>0.3026814461</text:p>
          </table:table-cell>
          <table:table-cell table:formula="of:=[.C101]+0.01" office:value-type="float" office:value="2.50999999999999" calcext:value-type="float">
            <text:p>2.51</text:p>
          </table:table-cell>
          <table:table-cell office:value-type="float" office:value="64.6855163574219" calcext:value-type="float">
            <text:p>64.6855163574</text:p>
          </table:table-cell>
          <table:table-cell table:formula="of:=[.D102]-[.$D$1]" office:value-type="float" office:value="60.7119176387787" calcext:value-type="float">
            <text:p>60.7119176388</text:p>
          </table:table-cell>
        </table:table-row>
        <table:table-row table:style-name="ro1">
          <table:table-cell table:formula="of:=[.A102]+0.01" office:value-type="float" office:value="1.02" calcext:value-type="float">
            <text:p>1.02</text:p>
          </table:table-cell>
          <table:table-cell office:value-type="float" office:value="0.306414544582367" calcext:value-type="float">
            <text:p>0.3064145446</text:p>
          </table:table-cell>
          <table:table-cell table:formula="of:=[.C102]+0.01" office:value-type="float" office:value="2.51999999999999" calcext:value-type="float">
            <text:p>2.52</text:p>
          </table:table-cell>
          <table:table-cell office:value-type="float" office:value="64.6748275756836" calcext:value-type="float">
            <text:p>64.6748275757</text:p>
          </table:table-cell>
          <table:table-cell table:formula="of:=[.D103]-[.$D$1]" office:value-type="float" office:value="60.7012288570404" calcext:value-type="float">
            <text:p>60.701228857</text:p>
          </table:table-cell>
        </table:table-row>
        <table:table-row table:style-name="ro1">
          <table:table-cell table:formula="of:=[.A103]+0.01" office:value-type="float" office:value="1.03" calcext:value-type="float">
            <text:p>1.03</text:p>
          </table:table-cell>
          <table:table-cell office:value-type="float" office:value="0.308887809514999" calcext:value-type="float">
            <text:p>0.3088878095</text:p>
          </table:table-cell>
          <table:table-cell table:formula="of:=[.C103]+0.01" office:value-type="float" office:value="2.52999999999999" calcext:value-type="float">
            <text:p>2.53</text:p>
          </table:table-cell>
          <table:table-cell office:value-type="float" office:value="64.6465835571289" calcext:value-type="float">
            <text:p>64.6465835571</text:p>
          </table:table-cell>
          <table:table-cell table:formula="of:=[.D104]-[.$D$1]" office:value-type="float" office:value="60.6729848384857" calcext:value-type="float">
            <text:p>60.6729848385</text:p>
          </table:table-cell>
        </table:table-row>
        <table:table-row table:style-name="ro1">
          <table:table-cell table:formula="of:=[.A104]+0.01" office:value-type="float" office:value="1.04" calcext:value-type="float">
            <text:p>1.04</text:p>
          </table:table-cell>
          <table:table-cell office:value-type="float" office:value="0.314453035593033" calcext:value-type="float">
            <text:p>0.3144530356</text:p>
          </table:table-cell>
          <table:table-cell table:formula="of:=[.C104]+0.01" office:value-type="float" office:value="2.53999999999999" calcext:value-type="float">
            <text:p>2.54</text:p>
          </table:table-cell>
          <table:table-cell office:value-type="float" office:value="64.6045761108398" calcext:value-type="float">
            <text:p>64.6045761108</text:p>
          </table:table-cell>
          <table:table-cell table:formula="of:=[.D105]-[.$D$1]" office:value-type="float" office:value="60.6309773921967" calcext:value-type="float">
            <text:p>60.6309773922</text:p>
          </table:table-cell>
        </table:table-row>
        <table:table-row table:style-name="ro1">
          <table:table-cell table:formula="of:=[.A105]+0.01" office:value-type="float" office:value="1.05" calcext:value-type="float">
            <text:p>1.05</text:p>
          </table:table-cell>
          <table:table-cell office:value-type="float" office:value="0.31753534078598" calcext:value-type="float">
            <text:p>0.3175353408</text:p>
          </table:table-cell>
          <table:table-cell table:formula="of:=[.C105]+0.01" office:value-type="float" office:value="2.54999999999999" calcext:value-type="float">
            <text:p>2.55</text:p>
          </table:table-cell>
          <table:table-cell office:value-type="float" office:value="64.5979614257813" calcext:value-type="float">
            <text:p>64.5979614258</text:p>
          </table:table-cell>
          <table:table-cell table:formula="of:=[.D106]-[.$D$1]" office:value-type="float" office:value="60.6243627071381" calcext:value-type="float">
            <text:p>60.6243627071</text:p>
          </table:table-cell>
        </table:table-row>
        <table:table-row table:style-name="ro1">
          <table:table-cell table:formula="of:=[.A106]+0.01" office:value-type="float" office:value="1.06" calcext:value-type="float">
            <text:p>1.06</text:p>
          </table:table-cell>
          <table:table-cell office:value-type="float" office:value="0.324909597635269" calcext:value-type="float">
            <text:p>0.3249095976</text:p>
          </table:table-cell>
          <table:table-cell table:formula="of:=[.C106]+0.01" office:value-type="float" office:value="2.55999999999999" calcext:value-type="float">
            <text:p>2.56</text:p>
          </table:table-cell>
          <table:table-cell office:value-type="float" office:value="64.6194915771484" calcext:value-type="float">
            <text:p>64.6194915771</text:p>
          </table:table-cell>
          <table:table-cell table:formula="of:=[.D107]-[.$D$1]" office:value-type="float" office:value="60.6458928585053" calcext:value-type="float">
            <text:p>60.6458928585</text:p>
          </table:table-cell>
        </table:table-row>
        <table:table-row table:style-name="ro1">
          <table:table-cell table:formula="of:=[.A107]+0.01" office:value-type="float" office:value="1.07" calcext:value-type="float">
            <text:p>1.07</text:p>
          </table:table-cell>
          <table:table-cell office:value-type="float" office:value="0.331494987010956" calcext:value-type="float">
            <text:p>0.331494987</text:p>
          </table:table-cell>
          <table:table-cell table:formula="of:=[.C107]+0.01" office:value-type="float" office:value="2.56999999999999" calcext:value-type="float">
            <text:p>2.57</text:p>
          </table:table-cell>
          <table:table-cell office:value-type="float" office:value="64.6345062255859" calcext:value-type="float">
            <text:p>64.6345062256</text:p>
          </table:table-cell>
          <table:table-cell table:formula="of:=[.D108]-[.$D$1]" office:value-type="float" office:value="60.6609075069428" calcext:value-type="float">
            <text:p>60.6609075069</text:p>
          </table:table-cell>
        </table:table-row>
        <table:table-row table:style-name="ro1">
          <table:table-cell table:formula="of:=[.A108]+0.01" office:value-type="float" office:value="1.08" calcext:value-type="float">
            <text:p>1.08</text:p>
          </table:table-cell>
          <table:table-cell office:value-type="float" office:value="0.342018097639084" calcext:value-type="float">
            <text:p>0.3420180976</text:p>
          </table:table-cell>
          <table:table-cell table:formula="of:=[.C108]+0.01" office:value-type="float" office:value="2.57999999999999" calcext:value-type="float">
            <text:p>2.58</text:p>
          </table:table-cell>
          <table:table-cell office:value-type="float" office:value="64.6384201049805" calcext:value-type="float">
            <text:p>64.638420105</text:p>
          </table:table-cell>
          <table:table-cell table:formula="of:=[.D109]-[.$D$1]" office:value-type="float" office:value="60.6648213863373" calcext:value-type="float">
            <text:p>60.6648213863</text:p>
          </table:table-cell>
        </table:table-row>
        <table:table-row table:style-name="ro1">
          <table:table-cell table:formula="of:=[.A109]+0.01" office:value-type="float" office:value="1.09" calcext:value-type="float">
            <text:p>1.09</text:p>
          </table:table-cell>
          <table:table-cell office:value-type="float" office:value="0.347628474235535" calcext:value-type="float">
            <text:p>0.3476284742</text:p>
          </table:table-cell>
          <table:table-cell table:formula="of:=[.C109]+0.01" office:value-type="float" office:value="2.58999999999999" calcext:value-type="float">
            <text:p>2.59</text:p>
          </table:table-cell>
          <table:table-cell office:value-type="float" office:value="64.6387939453125" calcext:value-type="float">
            <text:p>64.6387939453</text:p>
          </table:table-cell>
          <table:table-cell table:formula="of:=[.D110]-[.$D$1]" office:value-type="float" office:value="60.6651952266693" calcext:value-type="float">
            <text:p>60.6651952267</text:p>
          </table:table-cell>
        </table:table-row>
        <table:table-row table:style-name="ro1">
          <table:table-cell table:formula="of:=[.A110]+0.01" office:value-type="float" office:value="1.1" calcext:value-type="float">
            <text:p>1.1</text:p>
          </table:table-cell>
          <table:table-cell office:value-type="float" office:value="0.353888422250748" calcext:value-type="float">
            <text:p>0.3538884223</text:p>
          </table:table-cell>
          <table:table-cell table:formula="of:=[.C110]+0.01" office:value-type="float" office:value="2.59999999999999" calcext:value-type="float">
            <text:p>2.6</text:p>
          </table:table-cell>
          <table:table-cell office:value-type="float" office:value="64.6404876708984" calcext:value-type="float">
            <text:p>64.6404876709</text:p>
          </table:table-cell>
          <table:table-cell table:formula="of:=[.D111]-[.$D$1]" office:value-type="float" office:value="60.6668889522553" calcext:value-type="float">
            <text:p>60.6668889523</text:p>
          </table:table-cell>
        </table:table-row>
        <table:table-row table:style-name="ro1">
          <table:table-cell table:formula="of:=[.A111]+0.01" office:value-type="float" office:value="1.11" calcext:value-type="float">
            <text:p>1.11</text:p>
          </table:table-cell>
          <table:table-cell office:value-type="float" office:value="0.357077449560165" calcext:value-type="float">
            <text:p>0.3570774496</text:p>
          </table:table-cell>
          <table:table-cell table:formula="of:=[.C111]+0.01" office:value-type="float" office:value="2.60999999999999" calcext:value-type="float">
            <text:p>2.61</text:p>
          </table:table-cell>
          <table:table-cell office:value-type="float" office:value="64.6393966674805" calcext:value-type="float">
            <text:p>64.6393966675</text:p>
          </table:table-cell>
          <table:table-cell table:formula="of:=[.D112]-[.$D$1]" office:value-type="float" office:value="60.6657979488373" calcext:value-type="float">
            <text:p>60.6657979488</text:p>
          </table:table-cell>
        </table:table-row>
        <table:table-row table:style-name="ro1">
          <table:table-cell table:formula="of:=[.A112]+0.01" office:value-type="float" office:value="1.12" calcext:value-type="float">
            <text:p>1.12</text:p>
          </table:table-cell>
          <table:table-cell office:value-type="float" office:value="0.367327213287354" calcext:value-type="float">
            <text:p>0.3673272133</text:p>
          </table:table-cell>
          <table:table-cell table:formula="of:=[.C112]+0.01" office:value-type="float" office:value="2.61999999999999" calcext:value-type="float">
            <text:p>2.62</text:p>
          </table:table-cell>
          <table:table-cell office:value-type="float" office:value="64.6409759521484" calcext:value-type="float">
            <text:p>64.6409759521</text:p>
          </table:table-cell>
          <table:table-cell table:formula="of:=[.D113]-[.$D$1]" office:value-type="float" office:value="60.6673772335053" calcext:value-type="float">
            <text:p>60.6673772335</text:p>
          </table:table-cell>
        </table:table-row>
        <table:table-row table:style-name="ro1">
          <table:table-cell table:formula="of:=[.A113]+0.01" office:value-type="float" office:value="1.13" calcext:value-type="float">
            <text:p>1.13</text:p>
          </table:table-cell>
          <table:table-cell office:value-type="float" office:value="0.379754334688187" calcext:value-type="float">
            <text:p>0.3797543347</text:p>
          </table:table-cell>
          <table:table-cell table:formula="of:=[.C113]+0.01" office:value-type="float" office:value="2.62999999999999" calcext:value-type="float">
            <text:p>2.63</text:p>
          </table:table-cell>
          <table:table-cell office:value-type="float" office:value="64.6430816650391" calcext:value-type="float">
            <text:p>64.643081665</text:p>
          </table:table-cell>
          <table:table-cell table:formula="of:=[.D114]-[.$D$1]" office:value-type="float" office:value="60.6694829463959" calcext:value-type="float">
            <text:p>60.6694829464</text:p>
          </table:table-cell>
        </table:table-row>
        <table:table-row table:style-name="ro1">
          <table:table-cell table:formula="of:=[.A114]+0.01" office:value-type="float" office:value="1.14" calcext:value-type="float">
            <text:p>1.14</text:p>
          </table:table-cell>
          <table:table-cell office:value-type="float" office:value="0.400946468114853" calcext:value-type="float">
            <text:p>0.4009464681</text:p>
          </table:table-cell>
          <table:table-cell table:formula="of:=[.C114]+0.01" office:value-type="float" office:value="2.63999999999999" calcext:value-type="float">
            <text:p>2.64</text:p>
          </table:table-cell>
          <table:table-cell office:value-type="float" office:value="64.6476135253906" calcext:value-type="float">
            <text:p>64.6476135254</text:p>
          </table:table-cell>
          <table:table-cell table:formula="of:=[.D115]-[.$D$1]" office:value-type="float" office:value="60.6740148067474" calcext:value-type="float">
            <text:p>60.6740148067</text:p>
          </table:table-cell>
        </table:table-row>
        <table:table-row table:style-name="ro1">
          <table:table-cell table:formula="of:=[.A115]+0.01" office:value-type="float" office:value="1.15" calcext:value-type="float">
            <text:p>1.15</text:p>
          </table:table-cell>
          <table:table-cell office:value-type="float" office:value="0.411429673433304" calcext:value-type="float">
            <text:p>0.4114296734</text:p>
          </table:table-cell>
          <table:table-cell table:formula="of:=[.C115]+0.01" office:value-type="float" office:value="2.64999999999999" calcext:value-type="float">
            <text:p>2.65</text:p>
          </table:table-cell>
          <table:table-cell office:value-type="float" office:value="64.6505813598633" calcext:value-type="float">
            <text:p>64.6505813599</text:p>
          </table:table-cell>
          <table:table-cell table:formula="of:=[.D116]-[.$D$1]" office:value-type="float" office:value="60.6769826412201" calcext:value-type="float">
            <text:p>60.6769826412</text:p>
          </table:table-cell>
        </table:table-row>
        <table:table-row table:style-name="ro1">
          <table:table-cell table:formula="of:=[.A116]+0.01" office:value-type="float" office:value="1.16" calcext:value-type="float">
            <text:p>1.16</text:p>
          </table:table-cell>
          <table:table-cell office:value-type="float" office:value="0.42424014210701" calcext:value-type="float">
            <text:p>0.4242401421</text:p>
          </table:table-cell>
          <table:table-cell table:formula="of:=[.C116]+0.01" office:value-type="float" office:value="2.65999999999999" calcext:value-type="float">
            <text:p>2.66</text:p>
          </table:table-cell>
          <table:table-cell office:value-type="float" office:value="64.6511764526367" calcext:value-type="float">
            <text:p>64.6511764526</text:p>
          </table:table-cell>
          <table:table-cell table:formula="of:=[.D117]-[.$D$1]" office:value-type="float" office:value="60.6775777339935" calcext:value-type="float">
            <text:p>60.677577734</text:p>
          </table:table-cell>
        </table:table-row>
        <table:table-row table:style-name="ro1">
          <table:table-cell table:formula="of:=[.A117]+0.01" office:value-type="float" office:value="1.17" calcext:value-type="float">
            <text:p>1.17</text:p>
          </table:table-cell>
          <table:table-cell office:value-type="float" office:value="0.431966036558151" calcext:value-type="float">
            <text:p>0.4319660366</text:p>
          </table:table-cell>
          <table:table-cell table:formula="of:=[.C117]+0.01" office:value-type="float" office:value="2.66999999999999" calcext:value-type="float">
            <text:p>2.67</text:p>
          </table:table-cell>
          <table:table-cell office:value-type="float" office:value="64.6518783569336" calcext:value-type="float">
            <text:p>64.6518783569</text:p>
          </table:table-cell>
          <table:table-cell table:formula="of:=[.D118]-[.$D$1]" office:value-type="float" office:value="60.6782796382904" calcext:value-type="float">
            <text:p>60.6782796383</text:p>
          </table:table-cell>
        </table:table-row>
        <table:table-row table:style-name="ro1">
          <table:table-cell table:formula="of:=[.A118]+0.01" office:value-type="float" office:value="1.18" calcext:value-type="float">
            <text:p>1.18</text:p>
          </table:table-cell>
          <table:table-cell office:value-type="float" office:value="0.441332519054413" calcext:value-type="float">
            <text:p>0.4413325191</text:p>
          </table:table-cell>
          <table:table-cell table:formula="of:=[.C118]+0.01" office:value-type="float" office:value="2.67999999999999" calcext:value-type="float">
            <text:p>2.68</text:p>
          </table:table-cell>
          <table:table-cell table:number-columns-repeated="2"/>
        </table:table-row>
        <table:table-row table:style-name="ro1">
          <table:table-cell table:formula="of:=[.A119]+0.01" office:value-type="float" office:value="1.19" calcext:value-type="float">
            <text:p>1.19</text:p>
          </table:table-cell>
          <table:table-cell office:value-type="float" office:value="0.447017401456833" calcext:value-type="float">
            <text:p>0.4470174015</text:p>
          </table:table-cell>
          <table:table-cell table:formula="of:=[.C119]+0.01" office:value-type="float" office:value="2.68999999999999" calcext:value-type="float">
            <text:p>2.69</text:p>
          </table:table-cell>
          <table:table-cell table:number-columns-repeated="2"/>
        </table:table-row>
        <table:table-row table:style-name="ro1">
          <table:table-cell table:formula="of:=[.A120]+0.01" office:value-type="float" office:value="1.2" calcext:value-type="float">
            <text:p>1.2</text:p>
          </table:table-cell>
          <table:table-cell office:value-type="float" office:value="0.453665375709534" calcext:value-type="float">
            <text:p>0.4536653757</text:p>
          </table:table-cell>
          <table:table-cell table:formula="of:=[.C120]+0.01" office:value-type="float" office:value="2.69999999999999" calcext:value-type="float">
            <text:p>2.7</text:p>
          </table:table-cell>
          <table:table-cell table:number-columns-repeated="2"/>
        </table:table-row>
        <table:table-row table:style-name="ro1">
          <table:table-cell table:formula="of:=[.A121]+0.01" office:value-type="float" office:value="1.21" calcext:value-type="float">
            <text:p>1.21</text:p>
          </table:table-cell>
          <table:table-cell office:value-type="float" office:value="0.457355231046677" calcext:value-type="float">
            <text:p>0.457355231</text:p>
          </table:table-cell>
          <table:table-cell table:formula="of:=[.C121]+0.01" office:value-type="float" office:value="2.70999999999999" calcext:value-type="float">
            <text:p>2.71</text:p>
          </table:table-cell>
          <table:table-cell table:number-columns-repeated="2"/>
        </table:table-row>
        <table:table-row table:style-name="ro1">
          <table:table-cell table:formula="of:=[.A122]+0.01" office:value-type="float" office:value="1.22" calcext:value-type="float">
            <text:p>1.22</text:p>
          </table:table-cell>
          <table:table-cell office:value-type="float" office:value="0.46022692322731" calcext:value-type="float">
            <text:p>0.4602269232</text:p>
          </table:table-cell>
          <table:table-cell table:formula="of:=[.C122]+0.01" office:value-type="float" office:value="2.71999999999998" calcext:value-type="float">
            <text:p>2.72</text:p>
          </table:table-cell>
          <table:table-cell table:number-columns-repeated="2"/>
        </table:table-row>
        <table:table-row table:style-name="ro1">
          <table:table-cell table:formula="of:=[.A123]+0.01" office:value-type="float" office:value="1.23" calcext:value-type="float">
            <text:p>1.23</text:p>
          </table:table-cell>
          <table:table-cell office:value-type="float" office:value="0.461552947759628" calcext:value-type="float">
            <text:p>0.4615529478</text:p>
          </table:table-cell>
          <table:table-cell table:formula="of:=[.C123]+0.01" office:value-type="float" office:value="2.72999999999998" calcext:value-type="float">
            <text:p>2.73</text:p>
          </table:table-cell>
          <table:table-cell table:number-columns-repeated="2"/>
        </table:table-row>
        <table:table-row table:style-name="ro1">
          <table:table-cell table:formula="of:=[.A124]+0.01" office:value-type="float" office:value="1.24" calcext:value-type="float">
            <text:p>1.24</text:p>
          </table:table-cell>
          <table:table-cell office:value-type="float" office:value="0.463041245937347" calcext:value-type="float">
            <text:p>0.4630412459</text:p>
          </table:table-cell>
          <table:table-cell table:formula="of:=[.C124]+0.01" office:value-type="float" office:value="2.73999999999998" calcext:value-type="float">
            <text:p>2.74</text:p>
          </table:table-cell>
          <table:table-cell table:number-columns-repeated="2"/>
        </table:table-row>
        <table:table-row table:style-name="ro1">
          <table:table-cell table:formula="of:=[.A125]+0.01" office:value-type="float" office:value="1.25" calcext:value-type="float">
            <text:p>1.25</text:p>
          </table:table-cell>
          <table:table-cell office:value-type="float" office:value="0.463838666677475" calcext:value-type="float">
            <text:p>0.4638386667</text:p>
          </table:table-cell>
          <table:table-cell table:formula="of:=[.C125]+0.01" office:value-type="float" office:value="2.74999999999998" calcext:value-type="float">
            <text:p>2.75</text:p>
          </table:table-cell>
          <table:table-cell table:number-columns-repeated="2"/>
        </table:table-row>
        <table:table-row table:style-name="ro1">
          <table:table-cell table:formula="of:=[.A126]+0.01" office:value-type="float" office:value="1.26" calcext:value-type="float">
            <text:p>1.26</text:p>
          </table:table-cell>
          <table:table-cell office:value-type="float" office:value="0.462355822324753" calcext:value-type="float">
            <text:p>0.4623558223</text:p>
          </table:table-cell>
          <table:table-cell table:formula="of:=[.C126]+0.01" office:value-type="float" office:value="2.75999999999998" calcext:value-type="float">
            <text:p>2.76</text:p>
          </table:table-cell>
          <table:table-cell table:number-columns-repeated="2"/>
        </table:table-row>
        <table:table-row table:style-name="ro1">
          <table:table-cell table:formula="of:=[.A127]+0.01" office:value-type="float" office:value="1.27" calcext:value-type="float">
            <text:p>1.27</text:p>
          </table:table-cell>
          <table:table-cell office:value-type="float" office:value="0.459856957197189" calcext:value-type="float">
            <text:p>0.4598569572</text:p>
          </table:table-cell>
          <table:table-cell table:formula="of:=[.C127]+0.01" office:value-type="float" office:value="2.76999999999998" calcext:value-type="float">
            <text:p>2.77</text:p>
          </table:table-cell>
          <table:table-cell table:number-columns-repeated="2"/>
        </table:table-row>
        <table:table-row table:style-name="ro1">
          <table:table-cell table:formula="of:=[.A128]+0.01" office:value-type="float" office:value="1.28" calcext:value-type="float">
            <text:p>1.28</text:p>
          </table:table-cell>
          <table:table-cell office:value-type="float" office:value="0.455887496471405" calcext:value-type="float">
            <text:p>0.4558874965</text:p>
          </table:table-cell>
          <table:table-cell table:formula="of:=[.C128]+0.01" office:value-type="float" office:value="2.77999999999998" calcext:value-type="float">
            <text:p>2.78</text:p>
          </table:table-cell>
          <table:table-cell table:number-columns-repeated="2"/>
        </table:table-row>
        <table:table-row table:style-name="ro1">
          <table:table-cell table:formula="of:=[.A129]+0.01" office:value-type="float" office:value="1.29" calcext:value-type="float">
            <text:p>1.29</text:p>
          </table:table-cell>
          <table:table-cell office:value-type="float" office:value="0.454951256513596" calcext:value-type="float">
            <text:p>0.4549512565</text:p>
          </table:table-cell>
          <table:table-cell table:formula="of:=[.C129]+0.01" office:value-type="float" office:value="2.78999999999998" calcext:value-type="float">
            <text:p>2.79</text:p>
          </table:table-cell>
          <table:table-cell table:number-columns-repeated="2"/>
        </table:table-row>
        <table:table-row table:style-name="ro1">
          <table:table-cell table:formula="of:=[.A130]+0.01" office:value-type="float" office:value="1.3" calcext:value-type="float">
            <text:p>1.3</text:p>
          </table:table-cell>
          <table:table-cell office:value-type="float" office:value="0.456515491008759" calcext:value-type="float">
            <text:p>0.456515491</text:p>
          </table:table-cell>
          <table:table-cell table:formula="of:=[.C130]+0.01" office:value-type="float" office:value="2.79999999999998" calcext:value-type="float">
            <text:p>2.8</text:p>
          </table:table-cell>
          <table:table-cell table:number-columns-repeated="2"/>
        </table:table-row>
        <table:table-row table:style-name="ro1">
          <table:table-cell table:formula="of:=[.A131]+0.01" office:value-type="float" office:value="1.31" calcext:value-type="float">
            <text:p>1.31</text:p>
          </table:table-cell>
          <table:table-cell office:value-type="float" office:value="0.460159569978714" calcext:value-type="float">
            <text:p>0.46015957</text:p>
          </table:table-cell>
          <table:table-cell table:formula="of:=[.C131]+0.01" office:value-type="float" office:value="2.80999999999998" calcext:value-type="float">
            <text:p>2.81</text:p>
          </table:table-cell>
          <table:table-cell table:number-columns-repeated="2"/>
        </table:table-row>
        <table:table-row table:style-name="ro1">
          <table:table-cell table:formula="of:=[.A132]+0.01" office:value-type="float" office:value="1.32" calcext:value-type="float">
            <text:p>1.32</text:p>
          </table:table-cell>
          <table:table-cell office:value-type="float" office:value="0.466545671224594" calcext:value-type="float">
            <text:p>0.4665456712</text:p>
          </table:table-cell>
          <table:table-cell table:formula="of:=[.C132]+0.01" office:value-type="float" office:value="2.81999999999998" calcext:value-type="float">
            <text:p>2.82</text:p>
          </table:table-cell>
          <table:table-cell table:number-columns-repeated="2"/>
        </table:table-row>
        <table:table-row table:style-name="ro1">
          <table:table-cell table:formula="of:=[.A133]+0.01" office:value-type="float" office:value="1.33" calcext:value-type="float">
            <text:p>1.33</text:p>
          </table:table-cell>
          <table:table-cell office:value-type="float" office:value="0.47113648056984" calcext:value-type="float">
            <text:p>0.4711364806</text:p>
          </table:table-cell>
          <table:table-cell table:formula="of:=[.C133]+0.01" office:value-type="float" office:value="2.82999999999998" calcext:value-type="float">
            <text:p>2.83</text:p>
          </table:table-cell>
          <table:table-cell table:number-columns-repeated="2"/>
        </table:table-row>
        <table:table-row table:style-name="ro1">
          <table:table-cell table:formula="of:=[.A134]+0.01" office:value-type="float" office:value="1.34" calcext:value-type="float">
            <text:p>1.34</text:p>
          </table:table-cell>
          <table:table-cell office:value-type="float" office:value="0.476049721240997" calcext:value-type="float">
            <text:p>0.4760497212</text:p>
          </table:table-cell>
          <table:table-cell table:formula="of:=[.C134]+0.01" office:value-type="float" office:value="2.83999999999998" calcext:value-type="float">
            <text:p>2.84</text:p>
          </table:table-cell>
          <table:table-cell table:number-columns-repeated="2"/>
        </table:table-row>
        <table:table-row table:style-name="ro1">
          <table:table-cell table:formula="of:=[.A135]+0.01" office:value-type="float" office:value="1.35" calcext:value-type="float">
            <text:p>1.35</text:p>
          </table:table-cell>
          <table:table-cell office:value-type="float" office:value="0.478933483362198" calcext:value-type="float">
            <text:p>0.4789334834</text:p>
          </table:table-cell>
          <table:table-cell table:formula="of:=[.C135]+0.01" office:value-type="float" office:value="2.84999999999998" calcext:value-type="float">
            <text:p>2.85</text:p>
          </table:table-cell>
          <table:table-cell table:number-columns-repeated="2"/>
        </table:table-row>
        <table:table-row table:style-name="ro1">
          <table:table-cell table:formula="of:=[.A136]+0.01" office:value-type="float" office:value="1.36" calcext:value-type="float">
            <text:p>1.36</text:p>
          </table:table-cell>
          <table:table-cell office:value-type="float" office:value="0.481568366289139" calcext:value-type="float">
            <text:p>0.4815683663</text:p>
          </table:table-cell>
          <table:table-cell table:formula="of:=[.C136]+0.01" office:value-type="float" office:value="2.85999999999998" calcext:value-type="float">
            <text:p>2.86</text:p>
          </table:table-cell>
          <table:table-cell table:number-columns-repeated="2"/>
        </table:table-row>
        <table:table-row table:style-name="ro1">
          <table:table-cell table:formula="of:=[.A137]+0.01" office:value-type="float" office:value="1.37" calcext:value-type="float">
            <text:p>1.37</text:p>
          </table:table-cell>
          <table:table-cell office:value-type="float" office:value="0.483730673789978" calcext:value-type="float">
            <text:p>0.4837306738</text:p>
          </table:table-cell>
          <table:table-cell table:formula="of:=[.C137]+0.01" office:value-type="float" office:value="2.86999999999998" calcext:value-type="float">
            <text:p>2.87</text:p>
          </table:table-cell>
          <table:table-cell table:number-columns-repeated="2"/>
        </table:table-row>
        <table:table-row table:style-name="ro1">
          <table:table-cell table:formula="of:=[.A138]+0.01" office:value-type="float" office:value="1.38" calcext:value-type="float">
            <text:p>1.38</text:p>
          </table:table-cell>
          <table:table-cell office:value-type="float" office:value="0.482766509056091" calcext:value-type="float">
            <text:p>0.4827665091</text:p>
          </table:table-cell>
          <table:table-cell table:formula="of:=[.C138]+0.01" office:value-type="float" office:value="2.87999999999998" calcext:value-type="float">
            <text:p>2.88</text:p>
          </table:table-cell>
          <table:table-cell table:number-columns-repeated="2"/>
        </table:table-row>
        <table:table-row table:style-name="ro1">
          <table:table-cell table:formula="of:=[.A139]+0.01" office:value-type="float" office:value="1.39" calcext:value-type="float">
            <text:p>1.39</text:p>
          </table:table-cell>
          <table:table-cell office:value-type="float" office:value="0.481924891471863" calcext:value-type="float">
            <text:p>0.4819248915</text:p>
          </table:table-cell>
          <table:table-cell table:formula="of:=[.C139]+0.01" office:value-type="float" office:value="2.88999999999998" calcext:value-type="float">
            <text:p>2.89</text:p>
          </table:table-cell>
          <table:table-cell table:number-columns-repeated="2"/>
        </table:table-row>
        <table:table-row table:style-name="ro1">
          <table:table-cell table:formula="of:=[.A140]+0.01" office:value-type="float" office:value="1.4" calcext:value-type="float">
            <text:p>1.4</text:p>
          </table:table-cell>
          <table:table-cell office:value-type="float" office:value="0.486124128103256" calcext:value-type="float">
            <text:p>0.4861241281</text:p>
          </table:table-cell>
          <table:table-cell table:formula="of:=[.C140]+0.01" office:value-type="float" office:value="2.89999999999998" calcext:value-type="float">
            <text:p>2.9</text:p>
          </table:table-cell>
          <table:table-cell table:number-columns-repeated="2"/>
        </table:table-row>
        <table:table-row table:style-name="ro1">
          <table:table-cell table:formula="of:=[.A141]+0.01" office:value-type="float" office:value="1.41" calcext:value-type="float">
            <text:p>1.41</text:p>
          </table:table-cell>
          <table:table-cell office:value-type="float" office:value="0.493318885564804" calcext:value-type="float">
            <text:p>0.4933188856</text:p>
          </table:table-cell>
          <table:table-cell table:formula="of:=[.C141]+0.01" office:value-type="float" office:value="2.90999999999998" calcext:value-type="float">
            <text:p>2.91</text:p>
          </table:table-cell>
          <table:table-cell table:number-columns-repeated="2"/>
        </table:table-row>
        <table:table-row table:style-name="ro1">
          <table:table-cell table:formula="of:=[.A142]+0.01" office:value-type="float" office:value="1.42" calcext:value-type="float">
            <text:p>1.42</text:p>
          </table:table-cell>
          <table:table-cell office:value-type="float" office:value="0.506194770336151" calcext:value-type="float">
            <text:p>0.5061947703</text:p>
          </table:table-cell>
          <table:table-cell table:formula="of:=[.C142]+0.01" office:value-type="float" office:value="2.91999999999998" calcext:value-type="float">
            <text:p>2.92</text:p>
          </table:table-cell>
          <table:table-cell table:number-columns-repeated="2"/>
        </table:table-row>
        <table:table-row table:style-name="ro1">
          <table:table-cell table:formula="of:=[.A143]+0.01" office:value-type="float" office:value="1.43" calcext:value-type="float">
            <text:p>1.43</text:p>
          </table:table-cell>
          <table:table-cell office:value-type="float" office:value="0.510867416858673" calcext:value-type="float">
            <text:p>0.5108674169</text:p>
          </table:table-cell>
          <table:table-cell table:formula="of:=[.C143]+0.01" office:value-type="float" office:value="2.92999999999998" calcext:value-type="float">
            <text:p>2.93</text:p>
          </table:table-cell>
          <table:table-cell table:number-columns-repeated="2"/>
        </table:table-row>
        <table:table-row table:style-name="ro1">
          <table:table-cell table:formula="of:=[.A144]+0.01" office:value-type="float" office:value="1.44" calcext:value-type="float">
            <text:p>1.44</text:p>
          </table:table-cell>
          <table:table-cell office:value-type="float" office:value="0.521922051906586" calcext:value-type="float">
            <text:p>0.5219220519</text:p>
          </table:table-cell>
          <table:table-cell table:formula="of:=[.C144]+0.01" office:value-type="float" office:value="2.93999999999998" calcext:value-type="float">
            <text:p>2.94</text:p>
          </table:table-cell>
          <table:table-cell table:number-columns-repeated="2"/>
        </table:table-row>
        <table:table-row table:style-name="ro1">
          <table:table-cell table:formula="of:=[.A145]+0.01" office:value-type="float" office:value="1.45" calcext:value-type="float">
            <text:p>1.45</text:p>
          </table:table-cell>
          <table:table-cell office:value-type="float" office:value="0.52607262134552" calcext:value-type="float">
            <text:p>0.5260726213</text:p>
          </table:table-cell>
          <table:table-cell table:formula="of:=[.C145]+0.01" office:value-type="float" office:value="2.94999999999998" calcext:value-type="float">
            <text:p>2.95</text:p>
          </table:table-cell>
          <table:table-cell table:number-columns-repeated="2"/>
        </table:table-row>
        <table:table-row table:style-name="ro1">
          <table:table-cell table:formula="of:=[.A146]+0.01" office:value-type="float" office:value="1.46" calcext:value-type="float">
            <text:p>1.46</text:p>
          </table:table-cell>
          <table:table-cell office:value-type="float" office:value="0.534177422523499" calcext:value-type="float">
            <text:p>0.5341774225</text:p>
          </table:table-cell>
          <table:table-cell table:formula="of:=[.C146]+0.01" office:value-type="float" office:value="2.95999999999998" calcext:value-type="float">
            <text:p>2.96</text:p>
          </table:table-cell>
          <table:table-cell table:number-columns-repeated="2"/>
        </table:table-row>
        <table:table-row table:style-name="ro1">
          <table:table-cell table:formula="of:=[.A147]+0.01" office:value-type="float" office:value="1.47" calcext:value-type="float">
            <text:p>1.47</text:p>
          </table:table-cell>
          <table:table-cell office:value-type="float" office:value="0.537773132324219" calcext:value-type="float">
            <text:p>0.5377731323</text:p>
          </table:table-cell>
          <table:table-cell table:formula="of:=[.C147]+0.01" office:value-type="float" office:value="2.96999999999998" calcext:value-type="float">
            <text:p>2.97</text:p>
          </table:table-cell>
          <table:table-cell table:number-columns-repeated="2"/>
        </table:table-row>
        <table:table-row table:style-name="ro1">
          <table:table-cell table:formula="of:=[.A148]+0.01" office:value-type="float" office:value="1.48" calcext:value-type="float">
            <text:p>1.48</text:p>
          </table:table-cell>
          <table:table-cell office:value-type="float" office:value="0.544444918632507" calcext:value-type="float">
            <text:p>0.5444449186</text:p>
          </table:table-cell>
          <table:table-cell table:formula="of:=[.C148]+0.01" office:value-type="float" office:value="2.97999999999998" calcext:value-type="float">
            <text:p>2.98</text:p>
          </table:table-cell>
          <table:table-cell table:number-columns-repeated="2"/>
        </table:table-row>
        <table:table-row table:style-name="ro1">
          <table:table-cell table:formula="of:=[.A149]+0.01" office:value-type="float" office:value="1.49" calcext:value-type="float">
            <text:p>1.49</text:p>
          </table:table-cell>
          <table:table-cell office:value-type="float" office:value="0.547102868556976" calcext:value-type="float">
            <text:p>0.5471028686</text:p>
          </table:table-cell>
          <table:table-cell table:formula="of:=[.C149]+0.01" office:value-type="float" office:value="2.98999999999998" calcext:value-type="float">
            <text:p>2.99</text:p>
          </table:table-cell>
          <table:table-cell table:number-columns-repeated="2"/>
        </table:table-row>
        <table:table-row table:style-name="ro1">
          <table:table-cell table:formula="of:=[.A150]+0.01" office:value-type="float" office:value="1.5" calcext:value-type="float">
            <text:p>1.5</text:p>
          </table:table-cell>
          <table:table-cell office:value-type="float" office:value="0.553568542003632" calcext:value-type="float">
            <text:p>0.553568542</text:p>
          </table:table-cell>
          <table:table-cell table:formula="of:=[.C150]+0.01" office:value-type="float" office:value="2.99999999999998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151]+0.01" office:value-type="float" office:value="1.51" calcext:value-type="float">
            <text:p>1.51</text:p>
          </table:table-cell>
          <table:table-cell office:value-type="float" office:value="0.55622261762619" calcext:value-type="float">
            <text:p>0.5562226176</text:p>
          </table:table-cell>
          <table:table-cell table:formula="of:=[.C151]+0.01" office:value-type="float" office:value="3.00999999999998" calcext:value-type="float">
            <text:p>3.01</text:p>
          </table:table-cell>
          <table:table-cell table:number-columns-repeated="2"/>
        </table:table-row>
        <table:table-row table:style-name="ro1">
          <table:table-cell table:formula="of:=[.A152]+0.01" office:value-type="float" office:value="1.52" calcext:value-type="float">
            <text:p>1.52</text:p>
          </table:table-cell>
          <table:table-cell office:value-type="float" office:value="0.559644281864166" calcext:value-type="float">
            <text:p>0.5596442819</text:p>
          </table:table-cell>
          <table:table-cell table:formula="of:=[.C152]+0.01" office:value-type="float" office:value="3.01999999999998" calcext:value-type="float">
            <text:p>3.02</text:p>
          </table:table-cell>
          <table:table-cell table:number-columns-repeated="2"/>
        </table:table-row>
        <table:table-row table:style-name="ro1">
          <table:table-cell table:formula="of:=[.A153]+0.01" office:value-type="float" office:value="1.53" calcext:value-type="float">
            <text:p>1.53</text:p>
          </table:table-cell>
          <table:table-cell office:value-type="float" office:value="0.563905656337738" calcext:value-type="float">
            <text:p>0.5639056563</text:p>
          </table:table-cell>
          <table:table-cell table:formula="of:=[.C153]+0.01" office:value-type="float" office:value="3.02999999999998" calcext:value-type="float">
            <text:p>3.03</text:p>
          </table:table-cell>
          <table:table-cell table:number-columns-repeated="2"/>
        </table:table-row>
        <table:table-row table:style-name="ro1">
          <table:table-cell table:formula="of:=[.A154]+0.01" office:value-type="float" office:value="1.54" calcext:value-type="float">
            <text:p>1.54</text:p>
          </table:table-cell>
          <table:table-cell office:value-type="float" office:value="0.569617211818695" calcext:value-type="float">
            <text:p>0.5696172118</text:p>
          </table:table-cell>
          <table:table-cell table:formula="of:=[.C154]+0.01" office:value-type="float" office:value="3.03999999999998" calcext:value-type="float">
            <text:p>3.04</text:p>
          </table:table-cell>
          <table:table-cell table:number-columns-repeated="2"/>
        </table:table-row>
        <table:table-row table:style-name="ro1">
          <table:table-cell table:formula="of:=[.A155]+0.01" office:value-type="float" office:value="1.55" calcext:value-type="float">
            <text:p>1.55</text:p>
          </table:table-cell>
          <table:table-cell office:value-type="float" office:value="0.573106586933136" calcext:value-type="float">
            <text:p>0.5731065869</text:p>
          </table:table-cell>
          <table:table-cell table:formula="of:=[.C155]+0.01" office:value-type="float" office:value="3.04999999999998" calcext:value-type="float">
            <text:p>3.05</text:p>
          </table:table-cell>
          <table:table-cell table:number-columns-repeated="2"/>
        </table:table-row>
        <table:table-row table:style-name="ro1">
          <table:table-cell table:formula="of:=[.A156]+0.01" office:value-type="float" office:value="1.56" calcext:value-type="float">
            <text:p>1.56</text:p>
          </table:table-cell>
          <table:table-cell office:value-type="float" office:value="0.577719986438751" calcext:value-type="float">
            <text:p>0.5777199864</text:p>
          </table:table-cell>
          <table:table-cell table:formula="of:=[.C156]+0.01" office:value-type="float" office:value="3.05999999999998" calcext:value-type="float">
            <text:p>3.06</text:p>
          </table:table-cell>
          <table:table-cell table:number-columns-repeated="2"/>
        </table:table-row>
        <table:table-row table:style-name="ro1">
          <table:table-cell table:formula="of:=[.A157]+0.01" office:value-type="float" office:value="1.57" calcext:value-type="float">
            <text:p>1.57</text:p>
          </table:table-cell>
          <table:table-cell office:value-type="float" office:value="0.581225991249085" calcext:value-type="float">
            <text:p>0.5812259912</text:p>
          </table:table-cell>
          <table:table-cell table:formula="of:=[.C157]+0.01" office:value-type="float" office:value="3.06999999999998" calcext:value-type="float">
            <text:p>3.07</text:p>
          </table:table-cell>
          <table:table-cell table:number-columns-repeated="2"/>
        </table:table-row>
        <table:table-row table:style-name="ro1">
          <table:table-cell table:formula="of:=[.A158]+0.01" office:value-type="float" office:value="1.58" calcext:value-type="float">
            <text:p>1.58</text:p>
          </table:table-cell>
          <table:table-cell office:value-type="float" office:value="0.586018621921539" calcext:value-type="float">
            <text:p>0.5860186219</text:p>
          </table:table-cell>
          <table:table-cell table:formula="of:=[.C158]+0.01" office:value-type="float" office:value="3.07999999999998" calcext:value-type="float">
            <text:p>3.08</text:p>
          </table:table-cell>
          <table:table-cell table:number-columns-repeated="2"/>
        </table:table-row>
        <table:table-row table:style-name="ro1">
          <table:table-cell table:formula="of:=[.A159]+0.01" office:value-type="float" office:value="1.59" calcext:value-type="float">
            <text:p>1.59</text:p>
          </table:table-cell>
          <table:table-cell office:value-type="float" office:value="0.589225053787231" calcext:value-type="float">
            <text:p>0.5892250538</text:p>
          </table:table-cell>
          <table:table-cell table:formula="of:=[.C159]+0.01" office:value-type="float" office:value="3.08999999999998" calcext:value-type="float">
            <text:p>3.09</text:p>
          </table:table-cell>
          <table:table-cell table:number-columns-repeated="2"/>
        </table:table-row>
        <table:table-row table:style-name="ro1">
          <table:table-cell table:formula="of:=[.A160]+0.01" office:value-type="float" office:value="1.6" calcext:value-type="float">
            <text:p>1.6</text:p>
          </table:table-cell>
          <table:table-cell office:value-type="float" office:value="0.594138145446777" calcext:value-type="float">
            <text:p>0.5941381454</text:p>
          </table:table-cell>
          <table:table-cell table:formula="of:=[.C160]+0.01" office:value-type="float" office:value="3.09999999999998" calcext:value-type="float">
            <text:p>3.1</text:p>
          </table:table-cell>
          <table:table-cell table:number-columns-repeated="2"/>
        </table:table-row>
        <table:table-row table:style-name="ro1">
          <table:table-cell table:formula="of:=[.A161]+0.01" office:value-type="float" office:value="1.61" calcext:value-type="float">
            <text:p>1.61</text:p>
          </table:table-cell>
          <table:table-cell office:value-type="float" office:value="0.597235143184662" calcext:value-type="float">
            <text:p>0.5972351432</text:p>
          </table:table-cell>
          <table:table-cell table:formula="of:=[.C161]+0.01" office:value-type="float" office:value="3.10999999999998" calcext:value-type="float">
            <text:p>3.11</text:p>
          </table:table-cell>
          <table:table-cell table:number-columns-repeated="2"/>
        </table:table-row>
        <table:table-row table:style-name="ro1">
          <table:table-cell table:formula="of:=[.A162]+0.01" office:value-type="float" office:value="1.62" calcext:value-type="float">
            <text:p>1.62</text:p>
          </table:table-cell>
          <table:table-cell office:value-type="float" office:value="0.603150367736816" calcext:value-type="float">
            <text:p>0.6031503677</text:p>
          </table:table-cell>
          <table:table-cell table:formula="of:=[.C162]+0.01" office:value-type="float" office:value="3.11999999999998" calcext:value-type="float">
            <text:p>3.12</text:p>
          </table:table-cell>
          <table:table-cell table:number-columns-repeated="2"/>
        </table:table-row>
        <table:table-row table:style-name="ro1">
          <table:table-cell table:formula="of:=[.A163]+0.01" office:value-type="float" office:value="1.63" calcext:value-type="float">
            <text:p>1.63</text:p>
          </table:table-cell>
          <table:table-cell office:value-type="float" office:value="0.607822597026825" calcext:value-type="float">
            <text:p>0.607822597</text:p>
          </table:table-cell>
          <table:table-cell table:formula="of:=[.C163]+0.01" office:value-type="float" office:value="3.12999999999998" calcext:value-type="float">
            <text:p>3.13</text:p>
          </table:table-cell>
          <table:table-cell table:number-columns-repeated="2"/>
        </table:table-row>
        <table:table-row table:style-name="ro1">
          <table:table-cell table:formula="of:=[.A164]+0.01" office:value-type="float" office:value="1.64" calcext:value-type="float">
            <text:p>1.64</text:p>
          </table:table-cell>
          <table:table-cell office:value-type="float" office:value="0.614169776439667" calcext:value-type="float">
            <text:p>0.6141697764</text:p>
          </table:table-cell>
          <table:table-cell table:formula="of:=[.C164]+0.01" office:value-type="float" office:value="3.13999999999998" calcext:value-type="float">
            <text:p>3.14</text:p>
          </table:table-cell>
          <table:table-cell table:number-columns-repeated="2"/>
        </table:table-row>
        <table:table-row table:style-name="ro1">
          <table:table-cell table:formula="of:=[.A165]+0.01" office:value-type="float" office:value="1.65" calcext:value-type="float">
            <text:p>1.65</text:p>
          </table:table-cell>
          <table:table-cell office:value-type="float" office:value="0.618442356586456" calcext:value-type="float">
            <text:p>0.6184423566</text:p>
          </table:table-cell>
          <table:table-cell table:formula="of:=[.C165]+0.01" office:value-type="float" office:value="3.14999999999998" calcext:value-type="float">
            <text:p>3.15</text:p>
          </table:table-cell>
          <table:table-cell table:number-columns-repeated="2"/>
        </table:table-row>
        <table:table-row table:style-name="ro1">
          <table:table-cell table:formula="of:=[.A166]+0.01" office:value-type="float" office:value="1.66" calcext:value-type="float">
            <text:p>1.66</text:p>
          </table:table-cell>
          <table:table-cell office:value-type="float" office:value="0.624982297420502" calcext:value-type="float">
            <text:p>0.6249822974</text:p>
          </table:table-cell>
          <table:table-cell table:formula="of:=[.C166]+0.01" office:value-type="float" office:value="3.15999999999998" calcext:value-type="float">
            <text:p>3.16</text:p>
          </table:table-cell>
          <table:table-cell table:number-columns-repeated="2"/>
        </table:table-row>
        <table:table-row table:style-name="ro1">
          <table:table-cell table:formula="of:=[.A167]+0.01" office:value-type="float" office:value="1.67" calcext:value-type="float">
            <text:p>1.67</text:p>
          </table:table-cell>
          <table:table-cell office:value-type="float" office:value="0.62984037399292" calcext:value-type="float">
            <text:p>0.629840374</text:p>
          </table:table-cell>
          <table:table-cell table:formula="of:=[.C167]+0.01" office:value-type="float" office:value="3.16999999999998" calcext:value-type="float">
            <text:p>3.17</text:p>
          </table:table-cell>
          <table:table-cell table:number-columns-repeated="2"/>
        </table:table-row>
        <table:table-row table:style-name="ro1">
          <table:table-cell table:formula="of:=[.A168]+0.01" office:value-type="float" office:value="1.68" calcext:value-type="float">
            <text:p>1.68</text:p>
          </table:table-cell>
          <table:table-cell office:value-type="float" office:value="0.638031244277954" calcext:value-type="float">
            <text:p>0.6380312443</text:p>
          </table:table-cell>
          <table:table-cell table:formula="of:=[.C168]+0.01" office:value-type="float" office:value="3.17999999999998" calcext:value-type="float">
            <text:p>3.18</text:p>
          </table:table-cell>
          <table:table-cell table:number-columns-repeated="2"/>
        </table:table-row>
        <table:table-row table:style-name="ro1">
          <table:table-cell table:formula="of:=[.A169]+0.01" office:value-type="float" office:value="1.69" calcext:value-type="float">
            <text:p>1.69</text:p>
          </table:table-cell>
          <table:table-cell office:value-type="float" office:value="0.64371645450592" calcext:value-type="float">
            <text:p>0.6437164545</text:p>
          </table:table-cell>
          <table:table-cell table:formula="of:=[.C169]+0.01" office:value-type="float" office:value="3.18999999999997" calcext:value-type="float">
            <text:p>3.19</text:p>
          </table:table-cell>
          <table:table-cell table:number-columns-repeated="2"/>
        </table:table-row>
        <table:table-row table:style-name="ro1">
          <table:table-cell table:formula="of:=[.A170]+0.01" office:value-type="float" office:value="1.7" calcext:value-type="float">
            <text:p>1.7</text:p>
          </table:table-cell>
          <table:table-cell office:value-type="float" office:value="0.652387380599976" calcext:value-type="float">
            <text:p>0.6523873806</text:p>
          </table:table-cell>
          <table:table-cell table:formula="of:=[.C170]+0.01" office:value-type="float" office:value="3.19999999999997" calcext:value-type="float">
            <text:p>3.2</text:p>
          </table:table-cell>
          <table:table-cell table:number-columns-repeated="2"/>
        </table:table-row>
        <table:table-row table:style-name="ro1">
          <table:table-cell table:formula="of:=[.A171]+0.01" office:value-type="float" office:value="1.71" calcext:value-type="float">
            <text:p>1.71</text:p>
          </table:table-cell>
          <table:table-cell office:value-type="float" office:value="0.659260869026184" calcext:value-type="float">
            <text:p>0.659260869</text:p>
          </table:table-cell>
          <table:table-cell table:formula="of:=[.C171]+0.01" office:value-type="float" office:value="3.20999999999997" calcext:value-type="float">
            <text:p>3.21</text:p>
          </table:table-cell>
          <table:table-cell table:number-columns-repeated="2"/>
        </table:table-row>
        <table:table-row table:style-name="ro1">
          <table:table-cell table:formula="of:=[.A172]+0.01" office:value-type="float" office:value="1.72" calcext:value-type="float">
            <text:p>1.72</text:p>
          </table:table-cell>
          <table:table-cell office:value-type="float" office:value="0.670447945594788" calcext:value-type="float">
            <text:p>0.6704479456</text:p>
          </table:table-cell>
          <table:table-cell table:formula="of:=[.C172]+0.01" office:value-type="float" office:value="3.21999999999997" calcext:value-type="float">
            <text:p>3.22</text:p>
          </table:table-cell>
          <table:table-cell table:number-columns-repeated="2"/>
        </table:table-row>
        <table:table-row table:style-name="ro1">
          <table:table-cell table:formula="of:=[.A173]+0.01" office:value-type="float" office:value="1.73" calcext:value-type="float">
            <text:p>1.73</text:p>
          </table:table-cell>
          <table:table-cell office:value-type="float" office:value="0.677224695682526" calcext:value-type="float">
            <text:p>0.6772246957</text:p>
          </table:table-cell>
          <table:table-cell table:formula="of:=[.C173]+0.01" office:value-type="float" office:value="3.22999999999997" calcext:value-type="float">
            <text:p>3.23</text:p>
          </table:table-cell>
          <table:table-cell table:number-columns-repeated="2"/>
        </table:table-row>
        <table:table-row table:style-name="ro1">
          <table:table-cell table:formula="of:=[.A174]+0.01" office:value-type="float" office:value="1.74" calcext:value-type="float">
            <text:p>1.74</text:p>
          </table:table-cell>
          <table:table-cell office:value-type="float" office:value="0.688970863819122" calcext:value-type="float">
            <text:p>0.6889708638</text:p>
          </table:table-cell>
          <table:table-cell table:formula="of:=[.C174]+0.01" office:value-type="float" office:value="3.23999999999997" calcext:value-type="float">
            <text:p>3.24</text:p>
          </table:table-cell>
          <table:table-cell table:number-columns-repeated="2"/>
        </table:table-row>
        <table:table-row table:style-name="ro1">
          <table:table-cell table:formula="of:=[.A175]+0.01" office:value-type="float" office:value="1.75" calcext:value-type="float">
            <text:p>1.75</text:p>
          </table:table-cell>
          <table:table-cell office:value-type="float" office:value="0.697713911533356" calcext:value-type="float">
            <text:p>0.6977139115</text:p>
          </table:table-cell>
          <table:table-cell table:formula="of:=[.C175]+0.01" office:value-type="float" office:value="3.24999999999997" calcext:value-type="float">
            <text:p>3.25</text:p>
          </table:table-cell>
          <table:table-cell table:number-columns-repeated="2"/>
        </table:table-row>
        <table:table-row table:style-name="ro1">
          <table:table-cell table:formula="of:=[.A176]+0.01" office:value-type="float" office:value="1.76" calcext:value-type="float">
            <text:p>1.76</text:p>
          </table:table-cell>
          <table:table-cell office:value-type="float" office:value="0.711256444454193" calcext:value-type="float">
            <text:p>0.7112564445</text:p>
          </table:table-cell>
          <table:table-cell table:formula="of:=[.C176]+0.01" office:value-type="float" office:value="3.25999999999997" calcext:value-type="float">
            <text:p>3.26</text:p>
          </table:table-cell>
          <table:table-cell table:number-columns-repeated="2"/>
        </table:table-row>
        <table:table-row table:style-name="ro1">
          <table:table-cell table:formula="of:=[.A177]+0.01" office:value-type="float" office:value="1.77" calcext:value-type="float">
            <text:p>1.77</text:p>
          </table:table-cell>
          <table:table-cell office:value-type="float" office:value="0.720898807048798" calcext:value-type="float">
            <text:p>0.720898807</text:p>
          </table:table-cell>
          <table:table-cell table:formula="of:=[.C177]+0.01" office:value-type="float" office:value="3.26999999999997" calcext:value-type="float">
            <text:p>3.27</text:p>
          </table:table-cell>
          <table:table-cell table:number-columns-repeated="2"/>
        </table:table-row>
        <table:table-row table:style-name="ro1">
          <table:table-cell table:formula="of:=[.A178]+0.01" office:value-type="float" office:value="1.78" calcext:value-type="float">
            <text:p>1.78</text:p>
          </table:table-cell>
          <table:table-cell office:value-type="float" office:value="0.737399816513062" calcext:value-type="float">
            <text:p>0.7373998165</text:p>
          </table:table-cell>
          <table:table-cell table:formula="of:=[.C178]+0.01" office:value-type="float" office:value="3.27999999999997" calcext:value-type="float">
            <text:p>3.28</text:p>
          </table:table-cell>
          <table:table-cell table:number-columns-repeated="2"/>
        </table:table-row>
        <table:table-row table:style-name="ro1">
          <table:table-cell table:formula="of:=[.A179]+0.01" office:value-type="float" office:value="1.79" calcext:value-type="float">
            <text:p>1.79</text:p>
          </table:table-cell>
          <table:table-cell office:value-type="float" office:value="0.750009834766388" calcext:value-type="float">
            <text:p>0.7500098348</text:p>
          </table:table-cell>
          <table:table-cell table:formula="of:=[.C179]+0.01" office:value-type="float" office:value="3.28999999999997" calcext:value-type="float">
            <text:p>3.29</text:p>
          </table:table-cell>
          <table:table-cell table:number-columns-repeated="2"/>
        </table:table-row>
        <table:table-row table:style-name="ro1">
          <table:table-cell table:formula="of:=[.A180]+0.01" office:value-type="float" office:value="1.8" calcext:value-type="float">
            <text:p>1.8</text:p>
          </table:table-cell>
          <table:table-cell office:value-type="float" office:value="0.770986676216126" calcext:value-type="float">
            <text:p>0.7709866762</text:p>
          </table:table-cell>
          <table:table-cell table:formula="of:=[.C180]+0.01" office:value-type="float" office:value="3.29999999999997" calcext:value-type="float">
            <text:p>3.3</text:p>
          </table:table-cell>
          <table:table-cell table:number-columns-repeated="2"/>
        </table:table-row>
        <table:table-row table:style-name="ro1">
          <table:table-cell table:formula="of:=[.A181]+0.01" office:value-type="float" office:value="1.81" calcext:value-type="float">
            <text:p>1.81</text:p>
          </table:table-cell>
          <table:table-cell office:value-type="float" office:value="0.786057829856873" calcext:value-type="float">
            <text:p>0.7860578299</text:p>
          </table:table-cell>
          <table:table-cell table:formula="of:=[.C181]+0.01" office:value-type="float" office:value="3.30999999999997" calcext:value-type="float">
            <text:p>3.31</text:p>
          </table:table-cell>
          <table:table-cell table:number-columns-repeated="2"/>
        </table:table-row>
        <table:table-row table:style-name="ro1">
          <table:table-cell table:formula="of:=[.A182]+0.01" office:value-type="float" office:value="1.82" calcext:value-type="float">
            <text:p>1.82</text:p>
          </table:table-cell>
          <table:table-cell office:value-type="float" office:value="0.810939908027649" calcext:value-type="float">
            <text:p>0.810939908</text:p>
          </table:table-cell>
          <table:table-cell table:formula="of:=[.C182]+0.01" office:value-type="float" office:value="3.31999999999997" calcext:value-type="float">
            <text:p>3.32</text:p>
          </table:table-cell>
          <table:table-cell table:number-columns-repeated="2"/>
        </table:table-row>
        <table:table-row table:style-name="ro1">
          <table:table-cell table:formula="of:=[.A183]+0.01" office:value-type="float" office:value="1.83" calcext:value-type="float">
            <text:p>1.83</text:p>
          </table:table-cell>
          <table:table-cell office:value-type="float" office:value="0.828190743923187" calcext:value-type="float">
            <text:p>0.8281907439</text:p>
          </table:table-cell>
          <table:table-cell table:formula="of:=[.C183]+0.01" office:value-type="float" office:value="3.32999999999997" calcext:value-type="float">
            <text:p>3.33</text:p>
          </table:table-cell>
          <table:table-cell table:number-columns-repeated="2"/>
        </table:table-row>
        <table:table-row table:style-name="ro1">
          <table:table-cell table:formula="of:=[.A184]+0.01" office:value-type="float" office:value="1.84" calcext:value-type="float">
            <text:p>1.84</text:p>
          </table:table-cell>
          <table:table-cell office:value-type="float" office:value="0.856842517852783" calcext:value-type="float">
            <text:p>0.8568425179</text:p>
          </table:table-cell>
          <table:table-cell table:formula="of:=[.C184]+0.01" office:value-type="float" office:value="3.33999999999997" calcext:value-type="float">
            <text:p>3.34</text:p>
          </table:table-cell>
          <table:table-cell table:number-columns-repeated="2"/>
        </table:table-row>
        <table:table-row table:style-name="ro1">
          <table:table-cell table:formula="of:=[.A185]+0.01" office:value-type="float" office:value="1.85" calcext:value-type="float">
            <text:p>1.85</text:p>
          </table:table-cell>
          <table:table-cell office:value-type="float" office:value="0.877918481826782" calcext:value-type="float">
            <text:p>0.8779184818</text:p>
          </table:table-cell>
          <table:table-cell table:formula="of:=[.C185]+0.01" office:value-type="float" office:value="3.34999999999997" calcext:value-type="float">
            <text:p>3.35</text:p>
          </table:table-cell>
          <table:table-cell table:number-columns-repeated="2"/>
        </table:table-row>
        <table:table-row table:style-name="ro1">
          <table:table-cell table:formula="of:=[.A186]+0.01" office:value-type="float" office:value="1.86" calcext:value-type="float">
            <text:p>1.86</text:p>
          </table:table-cell>
          <table:table-cell office:value-type="float" office:value="0.912949025630951" calcext:value-type="float">
            <text:p>0.9129490256</text:p>
          </table:table-cell>
          <table:table-cell table:formula="of:=[.C186]+0.01" office:value-type="float" office:value="3.35999999999997" calcext:value-type="float">
            <text:p>3.36</text:p>
          </table:table-cell>
          <table:table-cell table:number-columns-repeated="2"/>
        </table:table-row>
        <table:table-row table:style-name="ro1">
          <table:table-cell table:formula="of:=[.A187]+0.01" office:value-type="float" office:value="1.87" calcext:value-type="float">
            <text:p>1.87</text:p>
          </table:table-cell>
          <table:table-cell office:value-type="float" office:value="0.939347922801971" calcext:value-type="float">
            <text:p>0.9393479228</text:p>
          </table:table-cell>
          <table:table-cell table:formula="of:=[.C187]+0.01" office:value-type="float" office:value="3.36999999999997" calcext:value-type="float">
            <text:p>3.37</text:p>
          </table:table-cell>
          <table:table-cell table:number-columns-repeated="2"/>
        </table:table-row>
        <table:table-row table:style-name="ro1">
          <table:table-cell table:formula="of:=[.A188]+0.01" office:value-type="float" office:value="1.88" calcext:value-type="float">
            <text:p>1.88</text:p>
          </table:table-cell>
          <table:table-cell office:value-type="float" office:value="0.982911229133606" calcext:value-type="float">
            <text:p>0.9829112291</text:p>
          </table:table-cell>
          <table:table-cell table:formula="of:=[.C188]+0.01" office:value-type="float" office:value="3.37999999999997" calcext:value-type="float">
            <text:p>3.38</text:p>
          </table:table-cell>
          <table:table-cell table:number-columns-repeated="2"/>
        </table:table-row>
        <table:table-row table:style-name="ro1">
          <table:table-cell table:formula="of:=[.A189]+0.01" office:value-type="float" office:value="1.89" calcext:value-type="float">
            <text:p>1.89</text:p>
          </table:table-cell>
          <table:table-cell office:value-type="float" office:value="1.01480388641357" calcext:value-type="float">
            <text:p>1.0148038864</text:p>
          </table:table-cell>
          <table:table-cell table:formula="of:=[.C189]+0.01" office:value-type="float" office:value="3.38999999999997" calcext:value-type="float">
            <text:p>3.39</text:p>
          </table:table-cell>
          <table:table-cell table:number-columns-repeated="2"/>
        </table:table-row>
        <table:table-row table:style-name="ro1">
          <table:table-cell table:formula="of:=[.A190]+0.01" office:value-type="float" office:value="1.9" calcext:value-type="float">
            <text:p>1.9</text:p>
          </table:table-cell>
          <table:table-cell office:value-type="float" office:value="1.06723725795746" calcext:value-type="float">
            <text:p>1.067237258</text:p>
          </table:table-cell>
          <table:table-cell table:formula="of:=[.C190]+0.01" office:value-type="float" office:value="3.39999999999997" calcext:value-type="float">
            <text:p>3.4</text:p>
          </table:table-cell>
          <table:table-cell table:number-columns-repeated="2"/>
        </table:table-row>
        <table:table-row table:style-name="ro1">
          <table:table-cell table:formula="of:=[.A191]+0.01" office:value-type="float" office:value="1.91" calcext:value-type="float">
            <text:p>1.91</text:p>
          </table:table-cell>
          <table:table-cell office:value-type="float" office:value="1.10530257225037" calcext:value-type="float">
            <text:p>1.1053025723</text:p>
          </table:table-cell>
          <table:table-cell table:formula="of:=[.C191]+0.01" office:value-type="float" office:value="3.40999999999997" calcext:value-type="float">
            <text:p>3.41</text:p>
          </table:table-cell>
          <table:table-cell table:number-columns-repeated="2"/>
        </table:table-row>
        <table:table-row table:style-name="ro1">
          <table:table-cell table:formula="of:=[.A192]+0.01" office:value-type="float" office:value="1.92" calcext:value-type="float">
            <text:p>1.92</text:p>
          </table:table-cell>
          <table:table-cell office:value-type="float" office:value="1.16822266578674" calcext:value-type="float">
            <text:p>1.1682226658</text:p>
          </table:table-cell>
          <table:table-cell table:formula="of:=[.C192]+0.01" office:value-type="float" office:value="3.41999999999997" calcext:value-type="float">
            <text:p>3.42</text:p>
          </table:table-cell>
          <table:table-cell table:number-columns-repeated="2"/>
        </table:table-row>
        <table:table-row table:style-name="ro1">
          <table:table-cell table:formula="of:=[.A193]+0.01" office:value-type="float" office:value="1.93" calcext:value-type="float">
            <text:p>1.93</text:p>
          </table:table-cell>
          <table:table-cell office:value-type="float" office:value="1.21432483196259" calcext:value-type="float">
            <text:p>1.214324832</text:p>
          </table:table-cell>
          <table:table-cell table:formula="of:=[.C193]+0.01" office:value-type="float" office:value="3.42999999999997" calcext:value-type="float">
            <text:p>3.43</text:p>
          </table:table-cell>
          <table:table-cell table:number-columns-repeated="2"/>
        </table:table-row>
        <table:table-row table:style-name="ro1">
          <table:table-cell table:formula="of:=[.A194]+0.01" office:value-type="float" office:value="1.94" calcext:value-type="float">
            <text:p>1.94</text:p>
          </table:table-cell>
          <table:table-cell office:value-type="float" office:value="1.29031097888947" calcext:value-type="float">
            <text:p>1.2903109789</text:p>
          </table:table-cell>
          <table:table-cell table:formula="of:=[.C194]+0.01" office:value-type="float" office:value="3.43999999999997" calcext:value-type="float">
            <text:p>3.44</text:p>
          </table:table-cell>
          <table:table-cell table:number-columns-repeated="2"/>
        </table:table-row>
        <table:table-row table:style-name="ro1">
          <table:table-cell table:formula="of:=[.A195]+0.01" office:value-type="float" office:value="1.95" calcext:value-type="float">
            <text:p>1.95</text:p>
          </table:table-cell>
          <table:table-cell office:value-type="float" office:value="1.34543883800507" calcext:value-type="float">
            <text:p>1.345438838</text:p>
          </table:table-cell>
          <table:table-cell table:formula="of:=[.C195]+0.01" office:value-type="float" office:value="3.44999999999997" calcext:value-type="float">
            <text:p>3.45</text:p>
          </table:table-cell>
          <table:table-cell table:number-columns-repeated="2"/>
        </table:table-row>
        <table:table-row table:style-name="ro1">
          <table:table-cell table:formula="of:=[.A196]+0.01" office:value-type="float" office:value="1.96" calcext:value-type="float">
            <text:p>1.96</text:p>
          </table:table-cell>
          <table:table-cell office:value-type="float" office:value="1.43737125396729" calcext:value-type="float">
            <text:p>1.437371254</text:p>
          </table:table-cell>
          <table:table-cell table:formula="of:=[.C196]+0.01" office:value-type="float" office:value="3.45999999999997" calcext:value-type="float">
            <text:p>3.46</text:p>
          </table:table-cell>
          <table:table-cell table:number-columns-repeated="2"/>
        </table:table-row>
        <table:table-row table:style-name="ro1">
          <table:table-cell table:formula="of:=[.A197]+0.01" office:value-type="float" office:value="1.97" calcext:value-type="float">
            <text:p>1.97</text:p>
          </table:table-cell>
          <table:table-cell office:value-type="float" office:value="1.50557911396027" calcext:value-type="float">
            <text:p>1.505579114</text:p>
          </table:table-cell>
          <table:table-cell table:formula="of:=[.C197]+0.01" office:value-type="float" office:value="3.46999999999997" calcext:value-type="float">
            <text:p>3.47</text:p>
          </table:table-cell>
          <table:table-cell table:number-columns-repeated="2"/>
        </table:table-row>
        <table:table-row table:style-name="ro1">
          <table:table-cell table:formula="of:=[.A198]+0.01" office:value-type="float" office:value="1.98" calcext:value-type="float">
            <text:p>1.98</text:p>
          </table:table-cell>
          <table:table-cell office:value-type="float" office:value="1.61752700805664" calcext:value-type="float">
            <text:p>1.6175270081</text:p>
          </table:table-cell>
          <table:table-cell table:formula="of:=[.C198]+0.01" office:value-type="float" office:value="3.47999999999997" calcext:value-type="float">
            <text:p>3.48</text:p>
          </table:table-cell>
          <table:table-cell table:number-columns-repeated="2"/>
        </table:table-row>
        <table:table-row table:style-name="ro1">
          <table:table-cell table:formula="of:=[.A199]+0.01" office:value-type="float" office:value="1.99" calcext:value-type="float">
            <text:p>1.99</text:p>
          </table:table-cell>
          <table:table-cell office:value-type="float" office:value="1.69970548152924" calcext:value-type="float">
            <text:p>1.6997054815</text:p>
          </table:table-cell>
          <table:table-cell table:formula="of:=[.C199]+0.01" office:value-type="float" office:value="3.48999999999997" calcext:value-type="float">
            <text:p>3.49</text:p>
          </table:table-cell>
          <table:table-cell table:number-columns-repeated="2"/>
        </table:table-row>
        <table:table-row table:style-name="ro1">
          <table:table-cell table:formula="of:=[.A200]+0.01" office:value-type="float" office:value="2" calcext:value-type="float">
            <text:p>2</text:p>
          </table:table-cell>
          <table:table-cell office:value-type="float" office:value="1.83793556690216" calcext:value-type="float">
            <text:p>1.8379355669</text:p>
          </table:table-cell>
          <table:table-cell table:formula="of:=[.C200]+0.01" office:value-type="float" office:value="3.49999999999997" calcext:value-type="float">
            <text:p>3.5</text:p>
          </table:table-cell>
          <table:table-cell table:number-columns-repeated="2"/>
        </table:table-row>
        <table:table-row table:style-name="ro1">
          <table:table-cell table:formula="of:=[.A201]+0.01" office:value-type="float" office:value="2.01" calcext:value-type="float">
            <text:p>2.01</text:p>
          </table:table-cell>
          <table:table-cell office:value-type="float" office:value="1.93941330909729" calcext:value-type="float">
            <text:p>1.9394133091</text:p>
          </table:table-cell>
          <table:table-cell table:formula="of:=[.C201]+0.01" office:value-type="float" office:value="3.50999999999997" calcext:value-type="float">
            <text:p>3.51</text:p>
          </table:table-cell>
          <table:table-cell table:number-columns-repeated="2"/>
        </table:table-row>
        <table:table-row table:style-name="ro1">
          <table:table-cell table:formula="of:=[.A202]+0.01" office:value-type="float" office:value="2.02" calcext:value-type="float">
            <text:p>2.02</text:p>
          </table:table-cell>
          <table:table-cell office:value-type="float" office:value="2.10686326026916" calcext:value-type="float">
            <text:p>2.1068632603</text:p>
          </table:table-cell>
          <table:table-cell table:formula="of:=[.C202]+0.01" office:value-type="float" office:value="3.51999999999997" calcext:value-type="float">
            <text:p>3.52</text:p>
          </table:table-cell>
          <table:table-cell table:number-columns-repeated="2"/>
        </table:table-row>
        <table:table-row table:style-name="ro1">
          <table:table-cell table:formula="of:=[.A203]+0.01" office:value-type="float" office:value="2.03" calcext:value-type="float">
            <text:p>2.03</text:p>
          </table:table-cell>
          <table:table-cell office:value-type="float" office:value="2.23048162460327" calcext:value-type="float">
            <text:p>2.2304816246</text:p>
          </table:table-cell>
          <table:table-cell table:formula="of:=[.C203]+0.01" office:value-type="float" office:value="3.52999999999997" calcext:value-type="float">
            <text:p>3.53</text:p>
          </table:table-cell>
          <table:table-cell table:number-columns-repeated="2"/>
        </table:table-row>
        <table:table-row table:style-name="ro1">
          <table:table-cell table:formula="of:=[.A204]+0.01" office:value-type="float" office:value="2.04" calcext:value-type="float">
            <text:p>2.04</text:p>
          </table:table-cell>
          <table:table-cell office:value-type="float" office:value="2.43725776672363" calcext:value-type="float">
            <text:p>2.4372577667</text:p>
          </table:table-cell>
          <table:table-cell table:formula="of:=[.C204]+0.01" office:value-type="float" office:value="3.53999999999997" calcext:value-type="float">
            <text:p>3.54</text:p>
          </table:table-cell>
          <table:table-cell table:number-columns-repeated="2"/>
        </table:table-row>
        <table:table-row table:style-name="ro1">
          <table:table-cell table:formula="of:=[.A205]+0.01" office:value-type="float" office:value="2.05" calcext:value-type="float">
            <text:p>2.05</text:p>
          </table:table-cell>
          <table:table-cell office:value-type="float" office:value="2.59017896652222" calcext:value-type="float">
            <text:p>2.5901789665</text:p>
          </table:table-cell>
          <table:table-cell table:formula="of:=[.C205]+0.01" office:value-type="float" office:value="3.54999999999997" calcext:value-type="float">
            <text:p>3.55</text:p>
          </table:table-cell>
          <table:table-cell table:number-columns-repeated="2"/>
        </table:table-row>
        <table:table-row table:style-name="ro1">
          <table:table-cell table:formula="of:=[.A206]+0.01" office:value-type="float" office:value="2.06" calcext:value-type="float">
            <text:p>2.06</text:p>
          </table:table-cell>
          <table:table-cell office:value-type="float" office:value="2.84311604499817" calcext:value-type="float">
            <text:p>2.843116045</text:p>
          </table:table-cell>
          <table:table-cell table:formula="of:=[.C206]+0.01" office:value-type="float" office:value="3.55999999999997" calcext:value-type="float">
            <text:p>3.56</text:p>
          </table:table-cell>
          <table:table-cell table:number-columns-repeated="2"/>
        </table:table-row>
        <table:table-row table:style-name="ro1">
          <table:table-cell table:formula="of:=[.A207]+0.01" office:value-type="float" office:value="2.07" calcext:value-type="float">
            <text:p>2.07</text:p>
          </table:table-cell>
          <table:table-cell office:value-type="float" office:value="3.03016328811645" calcext:value-type="float">
            <text:p>3.0301632881</text:p>
          </table:table-cell>
          <table:table-cell table:formula="of:=[.C207]+0.01" office:value-type="float" office:value="3.56999999999997" calcext:value-type="float">
            <text:p>3.57</text:p>
          </table:table-cell>
          <table:table-cell table:number-columns-repeated="2"/>
        </table:table-row>
        <table:table-row table:style-name="ro1">
          <table:table-cell table:formula="of:=[.A208]+0.01" office:value-type="float" office:value="2.08" calcext:value-type="float">
            <text:p>2.08</text:p>
          </table:table-cell>
          <table:table-cell office:value-type="float" office:value="3.3408796787262" calcext:value-type="float">
            <text:p>3.3408796787</text:p>
          </table:table-cell>
          <table:table-cell table:formula="of:=[.C208]+0.01" office:value-type="float" office:value="3.57999999999997" calcext:value-type="float">
            <text:p>3.58</text:p>
          </table:table-cell>
          <table:table-cell table:number-columns-repeated="2"/>
        </table:table-row>
        <table:table-row table:style-name="ro1">
          <table:table-cell table:formula="of:=[.A209]+0.01" office:value-type="float" office:value="2.09" calcext:value-type="float">
            <text:p>2.09</text:p>
          </table:table-cell>
          <table:table-cell office:value-type="float" office:value="3.57073569297791" calcext:value-type="float">
            <text:p>3.570735693</text:p>
          </table:table-cell>
          <table:table-cell table:formula="of:=[.C209]+0.01" office:value-type="float" office:value="3.58999999999997" calcext:value-type="float">
            <text:p>3.59</text:p>
          </table:table-cell>
          <table:table-cell table:number-columns-repeated="2"/>
        </table:table-row>
        <table:table-row table:style-name="ro1">
          <table:table-cell table:formula="of:=[.A210]+0.01" office:value-type="float" office:value="2.1" calcext:value-type="float">
            <text:p>2.1</text:p>
          </table:table-cell>
          <table:table-cell office:value-type="float" office:value="3.95046043395996" calcext:value-type="float">
            <text:p>3.950460434</text:p>
          </table:table-cell>
          <table:table-cell table:formula="of:=[.C210]+0.01" office:value-type="float" office:value="3.59999999999997" calcext:value-type="float">
            <text:p>3.6</text:p>
          </table:table-cell>
          <table:table-cell table:number-columns-repeated="2"/>
        </table:table-row>
        <table:table-row table:style-name="ro1">
          <table:table-cell table:formula="of:=[.A211]+0.01" office:value-type="float" office:value="2.11" calcext:value-type="float">
            <text:p>2.11</text:p>
          </table:table-cell>
          <table:table-cell office:value-type="float" office:value="4.23165702819824" calcext:value-type="float">
            <text:p>4.2316570282</text:p>
          </table:table-cell>
          <table:table-cell table:formula="of:=[.C211]+0.01" office:value-type="float" office:value="3.60999999999997" calcext:value-type="float">
            <text:p>3.61</text:p>
          </table:table-cell>
          <table:table-cell table:number-columns-repeated="2"/>
        </table:table-row>
        <table:table-row table:style-name="ro1">
          <table:table-cell table:formula="of:=[.A212]+0.01" office:value-type="float" office:value="2.12" calcext:value-type="float">
            <text:p>2.12</text:p>
          </table:table-cell>
          <table:table-cell office:value-type="float" office:value="4.69709253311157" calcext:value-type="float">
            <text:p>4.6970925331</text:p>
          </table:table-cell>
          <table:table-cell table:formula="of:=[.C212]+0.01" office:value-type="float" office:value="3.61999999999997" calcext:value-type="float">
            <text:p>3.62</text:p>
          </table:table-cell>
          <table:table-cell table:number-columns-repeated="2"/>
        </table:table-row>
        <table:table-row table:style-name="ro1">
          <table:table-cell table:formula="of:=[.A213]+0.01" office:value-type="float" office:value="2.13" calcext:value-type="float">
            <text:p>2.13</text:p>
          </table:table-cell>
          <table:table-cell office:value-type="float" office:value="5.04096841812134" calcext:value-type="float">
            <text:p>5.0409684181</text:p>
          </table:table-cell>
          <table:table-cell table:formula="of:=[.C213]+0.01" office:value-type="float" office:value="3.62999999999997" calcext:value-type="float">
            <text:p>3.63</text:p>
          </table:table-cell>
          <table:table-cell table:number-columns-repeated="2"/>
        </table:table-row>
        <table:table-row table:style-name="ro1">
          <table:table-cell table:formula="of:=[.A214]+0.01" office:value-type="float" office:value="2.14" calcext:value-type="float">
            <text:p>2.14</text:p>
          </table:table-cell>
          <table:table-cell office:value-type="float" office:value="5.60980892181397" calcext:value-type="float">
            <text:p>5.6098089218</text:p>
          </table:table-cell>
          <table:table-cell table:formula="of:=[.C214]+0.01" office:value-type="float" office:value="3.63999999999997" calcext:value-type="float">
            <text:p>3.64</text:p>
          </table:table-cell>
          <table:table-cell table:number-columns-repeated="2"/>
        </table:table-row>
        <table:table-row table:style-name="ro1">
          <table:table-cell table:formula="of:=[.A215]+0.01" office:value-type="float" office:value="2.15" calcext:value-type="float">
            <text:p>2.15</text:p>
          </table:table-cell>
          <table:table-cell office:value-type="float" office:value="6.03207206726074" calcext:value-type="float">
            <text:p>6.0320720673</text:p>
          </table:table-cell>
          <table:table-cell table:formula="of:=[.C215]+0.01" office:value-type="float" office:value="3.64999999999997" calcext:value-type="float">
            <text:p>3.65</text:p>
          </table:table-cell>
          <table:table-cell table:number-columns-repeated="2"/>
        </table:table-row>
        <table:table-row table:style-name="ro1">
          <table:table-cell table:formula="of:=[.A216]+0.01" office:value-type="float" office:value="2.16" calcext:value-type="float">
            <text:p>2.16</text:p>
          </table:table-cell>
          <table:table-cell office:value-type="float" office:value="6.73001146316528" calcext:value-type="float">
            <text:p>6.7300114632</text:p>
          </table:table-cell>
          <table:table-cell table:formula="of:=[.C216]+0.01" office:value-type="float" office:value="3.65999999999996" calcext:value-type="float">
            <text:p>3.66</text:p>
          </table:table-cell>
          <table:table-cell table:number-columns-repeated="2"/>
        </table:table-row>
        <table:table-row table:style-name="ro1">
          <table:table-cell table:formula="of:=[.A217]+0.01" office:value-type="float" office:value="2.17" calcext:value-type="float">
            <text:p>2.17</text:p>
          </table:table-cell>
          <table:table-cell office:value-type="float" office:value="7.24456644058228" calcext:value-type="float">
            <text:p>7.2445664406</text:p>
          </table:table-cell>
          <table:table-cell table:formula="of:=[.C217]+0.01" office:value-type="float" office:value="3.66999999999996" calcext:value-type="float">
            <text:p>3.67</text:p>
          </table:table-cell>
          <table:table-cell table:number-columns-repeated="2"/>
        </table:table-row>
        <table:table-row table:style-name="ro1">
          <table:table-cell table:formula="of:=[.A218]+0.01" office:value-type="float" office:value="2.18" calcext:value-type="float">
            <text:p>2.18</text:p>
          </table:table-cell>
          <table:table-cell office:value-type="float" office:value="8.09846019744873" calcext:value-type="float">
            <text:p>8.0984601974</text:p>
          </table:table-cell>
          <table:table-cell table:formula="of:=[.C218]+0.01" office:value-type="float" office:value="3.67999999999996" calcext:value-type="float">
            <text:p>3.68</text:p>
          </table:table-cell>
          <table:table-cell table:number-columns-repeated="2"/>
        </table:table-row>
        <table:table-row table:style-name="ro1">
          <table:table-cell table:formula="of:=[.A219]+0.01" office:value-type="float" office:value="2.19" calcext:value-type="float">
            <text:p>2.19</text:p>
          </table:table-cell>
          <table:table-cell office:value-type="float" office:value="8.72824954986572" calcext:value-type="float">
            <text:p>8.7282495499</text:p>
          </table:table-cell>
          <table:table-cell table:formula="of:=[.C219]+0.01" office:value-type="float" office:value="3.68999999999996" calcext:value-type="float">
            <text:p>3.69</text:p>
          </table:table-cell>
          <table:table-cell table:number-columns-repeated="2"/>
        </table:table-row>
        <table:table-row table:style-name="ro1">
          <table:table-cell table:formula="of:=[.A220]+0.01" office:value-type="float" office:value="2.2" calcext:value-type="float">
            <text:p>2.2</text:p>
          </table:table-cell>
          <table:table-cell office:value-type="float" office:value="9.77355861663818" calcext:value-type="float">
            <text:p>9.7735586166</text:p>
          </table:table-cell>
          <table:table-cell table:formula="of:=[.C220]+0.01" office:value-type="float" office:value="3.69999999999996" calcext:value-type="float">
            <text:p>3.7</text:p>
          </table:table-cell>
          <table:table-cell table:number-columns-repeated="2"/>
        </table:table-row>
        <table:table-row table:style-name="ro1">
          <table:table-cell table:formula="of:=[.A221]+0.01" office:value-type="float" office:value="2.21" calcext:value-type="float">
            <text:p>2.21</text:p>
          </table:table-cell>
          <table:table-cell office:value-type="float" office:value="10.5443086624146" calcext:value-type="float">
            <text:p>10.5443086624</text:p>
          </table:table-cell>
          <table:table-cell table:formula="of:=[.C221]+0.01" office:value-type="float" office:value="3.70999999999996" calcext:value-type="float">
            <text:p>3.71</text:p>
          </table:table-cell>
          <table:table-cell table:number-columns-repeated="2"/>
        </table:table-row>
        <table:table-row table:style-name="ro1">
          <table:table-cell table:formula="of:=[.A222]+0.01" office:value-type="float" office:value="2.22" calcext:value-type="float">
            <text:p>2.22</text:p>
          </table:table-cell>
          <table:table-cell office:value-type="float" office:value="11.8128547668457" calcext:value-type="float">
            <text:p>11.8128547668</text:p>
          </table:table-cell>
          <table:table-cell table:formula="of:=[.C222]+0.01" office:value-type="float" office:value="3.71999999999996" calcext:value-type="float">
            <text:p>3.72</text:p>
          </table:table-cell>
          <table:table-cell table:number-columns-repeated="2"/>
        </table:table-row>
        <table:table-row table:style-name="ro1">
          <table:table-cell table:formula="of:=[.A223]+0.01" office:value-type="float" office:value="2.23" calcext:value-type="float">
            <text:p>2.23</text:p>
          </table:table-cell>
          <table:table-cell office:value-type="float" office:value="12.7525930404663" calcext:value-type="float">
            <text:p>12.7525930405</text:p>
          </table:table-cell>
          <table:table-cell table:formula="of:=[.C223]+0.01" office:value-type="float" office:value="3.72999999999996" calcext:value-type="float">
            <text:p>3.73</text:p>
          </table:table-cell>
          <table:table-cell table:number-columns-repeated="2"/>
        </table:table-row>
        <table:table-row table:style-name="ro1">
          <table:table-cell table:formula="of:=[.A224]+0.01" office:value-type="float" office:value="2.24" calcext:value-type="float">
            <text:p>2.24</text:p>
          </table:table-cell>
          <table:table-cell office:value-type="float" office:value="14.3119974136353" calcext:value-type="float">
            <text:p>14.3119974136</text:p>
          </table:table-cell>
          <table:table-cell table:formula="of:=[.C224]+0.01" office:value-type="float" office:value="3.73999999999996" calcext:value-type="float">
            <text:p>3.74</text:p>
          </table:table-cell>
          <table:table-cell table:number-columns-repeated="2"/>
        </table:table-row>
        <table:table-row table:style-name="ro1">
          <table:table-cell table:formula="of:=[.A225]+0.01" office:value-type="float" office:value="2.25" calcext:value-type="float">
            <text:p>2.25</text:p>
          </table:table-cell>
          <table:table-cell office:value-type="float" office:value="15.4549570083618" calcext:value-type="float">
            <text:p>15.4549570084</text:p>
          </table:table-cell>
          <table:table-cell table:formula="of:=[.C225]+0.01" office:value-type="float" office:value="3.74999999999996" calcext:value-type="float">
            <text:p>3.75</text:p>
          </table:table-cell>
          <table:table-cell table:number-columns-repeated="2"/>
        </table:table-row>
        <table:table-row table:style-name="ro1">
          <table:table-cell table:formula="of:=[.A226]+0.01" office:value-type="float" office:value="2.26" calcext:value-type="float">
            <text:p>2.26</text:p>
          </table:table-cell>
          <table:table-cell office:value-type="float" office:value="17.3616027832031" calcext:value-type="float">
            <text:p>17.3616027832</text:p>
          </table:table-cell>
          <table:table-cell table:formula="of:=[.C226]+0.01" office:value-type="float" office:value="3.75999999999996" calcext:value-type="float">
            <text:p>3.76</text:p>
          </table:table-cell>
          <table:table-cell table:number-columns-repeated="2"/>
        </table:table-row>
        <table:table-row table:style-name="ro1">
          <table:table-cell table:formula="of:=[.A227]+0.01" office:value-type="float" office:value="2.27" calcext:value-type="float">
            <text:p>2.27</text:p>
          </table:table-cell>
          <table:table-cell office:value-type="float" office:value="18.7679328918457" calcext:value-type="float">
            <text:p>18.7679328918</text:p>
          </table:table-cell>
          <table:table-cell table:formula="of:=[.C227]+0.01" office:value-type="float" office:value="3.76999999999996" calcext:value-type="float">
            <text:p>3.77</text:p>
          </table:table-cell>
          <table:table-cell table:number-columns-repeated="2"/>
        </table:table-row>
        <table:table-row table:style-name="ro1">
          <table:table-cell table:formula="of:=[.A228]+0.01" office:value-type="float" office:value="2.28" calcext:value-type="float">
            <text:p>2.28</text:p>
          </table:table-cell>
          <table:table-cell office:value-type="float" office:value="21.0956783294678" calcext:value-type="float">
            <text:p>21.0956783295</text:p>
          </table:table-cell>
          <table:table-cell table:formula="of:=[.C228]+0.01" office:value-type="float" office:value="3.77999999999996" calcext:value-type="float">
            <text:p>3.78</text:p>
          </table:table-cell>
          <table:table-cell table:number-columns-repeated="2"/>
        </table:table-row>
        <table:table-row table:style-name="ro1">
          <table:table-cell table:formula="of:=[.A229]+0.01" office:value-type="float" office:value="2.29" calcext:value-type="float">
            <text:p>2.29</text:p>
          </table:table-cell>
          <table:table-cell office:value-type="float" office:value="22.8157730102539" calcext:value-type="float">
            <text:p>22.8157730103</text:p>
          </table:table-cell>
          <table:table-cell table:formula="of:=[.C229]+0.01" office:value-type="float" office:value="3.78999999999996" calcext:value-type="float">
            <text:p>3.79</text:p>
          </table:table-cell>
          <table:table-cell table:number-columns-repeated="2"/>
        </table:table-row>
        <table:table-row table:style-name="ro1">
          <table:table-cell table:formula="of:=[.A230]+0.01" office:value-type="float" office:value="2.29999999999999" calcext:value-type="float">
            <text:p>2.3</text:p>
          </table:table-cell>
          <table:table-cell office:value-type="float" office:value="25.6683158874512" calcext:value-type="float">
            <text:p>25.6683158875</text:p>
          </table:table-cell>
          <table:table-cell table:formula="of:=[.C230]+0.01" office:value-type="float" office:value="3.79999999999996" calcext:value-type="float">
            <text:p>3.8</text:p>
          </table:table-cell>
          <table:table-cell table:number-columns-repeated="2"/>
        </table:table-row>
        <table:table-row table:style-name="ro1">
          <table:table-cell table:formula="of:=[.A231]+0.01" office:value-type="float" office:value="2.30999999999999" calcext:value-type="float">
            <text:p>2.31</text:p>
          </table:table-cell>
          <table:table-cell office:value-type="float" office:value="27.7588233947754" calcext:value-type="float">
            <text:p>27.7588233948</text:p>
          </table:table-cell>
          <table:table-cell table:formula="of:=[.C231]+0.01" office:value-type="float" office:value="3.80999999999996" calcext:value-type="float">
            <text:p>3.81</text:p>
          </table:table-cell>
          <table:table-cell table:number-columns-repeated="2"/>
        </table:table-row>
        <table:table-row table:style-name="ro1">
          <table:table-cell table:formula="of:=[.A232]+0.01" office:value-type="float" office:value="2.31999999999999" calcext:value-type="float">
            <text:p>2.32</text:p>
          </table:table-cell>
          <table:table-cell office:value-type="float" office:value="31.2328548431396" calcext:value-type="float">
            <text:p>31.2328548431</text:p>
          </table:table-cell>
          <table:table-cell table:formula="of:=[.C232]+0.01" office:value-type="float" office:value="3.81999999999996" calcext:value-type="float">
            <text:p>3.82</text:p>
          </table:table-cell>
          <table:table-cell table:number-columns-repeated="2"/>
        </table:table-row>
        <table:table-row table:style-name="ro1">
          <table:table-cell table:formula="of:=[.A233]+0.01" office:value-type="float" office:value="2.32999999999999" calcext:value-type="float">
            <text:p>2.33</text:p>
          </table:table-cell>
          <table:table-cell office:value-type="float" office:value="33.7828483581543" calcext:value-type="float">
            <text:p>33.7828483582</text:p>
          </table:table-cell>
          <table:table-cell table:formula="of:=[.C233]+0.01" office:value-type="float" office:value="3.82999999999996" calcext:value-type="float">
            <text:p>3.83</text:p>
          </table:table-cell>
          <table:table-cell table:number-columns-repeated="2"/>
        </table:table-row>
        <table:table-row table:style-name="ro1">
          <table:table-cell table:formula="of:=[.A234]+0.01" office:value-type="float" office:value="2.33999999999999" calcext:value-type="float">
            <text:p>2.34</text:p>
          </table:table-cell>
          <table:table-cell office:value-type="float" office:value="38.0128479003906" calcext:value-type="float">
            <text:p>38.0128479004</text:p>
          </table:table-cell>
          <table:table-cell table:formula="of:=[.C234]+0.01" office:value-type="float" office:value="3.83999999999996" calcext:value-type="float">
            <text:p>3.84</text:p>
          </table:table-cell>
          <table:table-cell table:number-columns-repeated="2"/>
        </table:table-row>
        <table:table-row table:style-name="ro1">
          <table:table-cell table:formula="of:=[.A235]+0.01" office:value-type="float" office:value="2.34999999999999" calcext:value-type="float">
            <text:p>2.35</text:p>
          </table:table-cell>
          <table:table-cell office:value-type="float" office:value="41.1149673461914" calcext:value-type="float">
            <text:p>41.1149673462</text:p>
          </table:table-cell>
          <table:table-cell table:formula="of:=[.C235]+0.01" office:value-type="float" office:value="3.84999999999996" calcext:value-type="float">
            <text:p>3.85</text:p>
          </table:table-cell>
          <table:table-cell table:number-columns-repeated="2"/>
        </table:table-row>
        <table:table-row table:style-name="ro1">
          <table:table-cell table:formula="of:=[.A236]+0.01" office:value-type="float" office:value="2.35999999999999" calcext:value-type="float">
            <text:p>2.36</text:p>
          </table:table-cell>
          <table:table-cell office:value-type="float" office:value="46.2548027038574" calcext:value-type="float">
            <text:p>46.2548027039</text:p>
          </table:table-cell>
          <table:table-cell table:formula="of:=[.C236]+0.01" office:value-type="float" office:value="3.85999999999996" calcext:value-type="float">
            <text:p>3.86</text:p>
          </table:table-cell>
          <table:table-cell table:number-columns-repeated="2"/>
        </table:table-row>
        <table:table-row table:style-name="ro1">
          <table:table-cell table:formula="of:=[.A237]+0.01" office:value-type="float" office:value="2.36999999999999" calcext:value-type="float">
            <text:p>2.37</text:p>
          </table:table-cell>
          <table:table-cell office:value-type="float" office:value="50.0294532775879" calcext:value-type="float">
            <text:p>50.0294532776</text:p>
          </table:table-cell>
          <table:table-cell table:formula="of:=[.C237]+0.01" office:value-type="float" office:value="3.86999999999996" calcext:value-type="float">
            <text:p>3.87</text:p>
          </table:table-cell>
          <table:table-cell table:number-columns-repeated="2"/>
        </table:table-row>
        <table:table-row table:style-name="ro1">
          <table:table-cell table:formula="of:=[.A238]+0.01" office:value-type="float" office:value="2.37999999999999" calcext:value-type="float">
            <text:p>2.38</text:p>
          </table:table-cell>
          <table:table-cell office:value-type="float" office:value="56.5536041259766" calcext:value-type="float">
            <text:p>56.553604126</text:p>
          </table:table-cell>
          <table:table-cell table:formula="of:=[.C238]+0.01" office:value-type="float" office:value="3.87999999999996" calcext:value-type="float">
            <text:p>3.88</text:p>
          </table:table-cell>
          <table:table-cell table:number-columns-repeated="2"/>
        </table:table-row>
        <table:table-row table:style-name="ro1">
          <table:table-cell table:formula="of:=[.A239]+0.01" office:value-type="float" office:value="2.38999999999999" calcext:value-type="float">
            <text:p>2.39</text:p>
          </table:table-cell>
          <table:table-cell office:value-type="float" office:value="61.3642730712891" calcext:value-type="float">
            <text:p>61.3642730713</text:p>
          </table:table-cell>
          <table:table-cell table:formula="of:=[.C239]+0.01" office:value-type="float" office:value="3.88999999999996" calcext:value-type="float">
            <text:p>3.89</text:p>
          </table:table-cell>
          <table:table-cell table:number-columns-repeated="2"/>
        </table:table-row>
        <table:table-row table:style-name="ro1">
          <table:table-cell table:formula="of:=[.A240]+0.01" office:value-type="float" office:value="2.39999999999999" calcext:value-type="float">
            <text:p>2.4</text:p>
          </table:table-cell>
          <table:table-cell office:value-type="float" office:value="68.3994750976563" calcext:value-type="float">
            <text:p>68.3994750977</text:p>
          </table:table-cell>
          <table:table-cell table:formula="of:=[.C240]+0.01" office:value-type="float" office:value="3.89999999999996" calcext:value-type="float">
            <text:p>3.9</text:p>
          </table:table-cell>
          <table:table-cell table:number-columns-repeated="2"/>
        </table:table-row>
        <table:table-row table:style-name="ro1">
          <table:table-cell table:formula="of:=[.A241]+0.01" office:value-type="float" office:value="2.40999999999999" calcext:value-type="float">
            <text:p>2.41</text:p>
          </table:table-cell>
          <table:table-cell office:value-type="float" office:value="72.1380920410156" calcext:value-type="float">
            <text:p>72.138092041</text:p>
          </table:table-cell>
          <table:table-cell table:formula="of:=[.C241]+0.01" office:value-type="float" office:value="3.90999999999996" calcext:value-type="float">
            <text:p>3.91</text:p>
          </table:table-cell>
          <table:table-cell table:number-columns-repeated="2"/>
        </table:table-row>
        <table:table-row table:style-name="ro1">
          <table:table-cell table:formula="of:=[.A242]+0.01" office:value-type="float" office:value="2.41999999999999" calcext:value-type="float">
            <text:p>2.42</text:p>
          </table:table-cell>
          <table:table-cell office:value-type="float" office:value="67.8918609619141" calcext:value-type="float">
            <text:p>67.8918609619</text:p>
          </table:table-cell>
          <table:table-cell table:formula="of:=[.C242]+0.01" office:value-type="float" office:value="3.91999999999996" calcext:value-type="float">
            <text:p>3.92</text:p>
          </table:table-cell>
          <table:table-cell table:number-columns-repeated="2"/>
        </table:table-row>
        <table:table-row table:style-name="ro1">
          <table:table-cell table:formula="of:=[.A243]+0.01" office:value-type="float" office:value="2.42999999999999" calcext:value-type="float">
            <text:p>2.43</text:p>
          </table:table-cell>
          <table:table-cell office:value-type="float" office:value="65.6508712768555" calcext:value-type="float">
            <text:p>65.6508712769</text:p>
          </table:table-cell>
          <table:table-cell table:formula="of:=[.C243]+0.01" office:value-type="float" office:value="3.92999999999996" calcext:value-type="float">
            <text:p>3.93</text:p>
          </table:table-cell>
          <table:table-cell table:number-columns-repeated="2"/>
        </table:table-row>
        <table:table-row table:style-name="ro1">
          <table:table-cell table:formula="of:=[.A244]+0.01" office:value-type="float" office:value="2.43999999999999" calcext:value-type="float">
            <text:p>2.44</text:p>
          </table:table-cell>
          <table:table-cell office:value-type="float" office:value="67.8336563110352" calcext:value-type="float">
            <text:p>67.833656311</text:p>
          </table:table-cell>
          <table:table-cell table:formula="of:=[.C244]+0.01" office:value-type="float" office:value="3.93999999999996" calcext:value-type="float">
            <text:p>3.94</text:p>
          </table:table-cell>
          <table:table-cell table:number-columns-repeated="2"/>
        </table:table-row>
        <table:table-row table:style-name="ro1">
          <table:table-cell table:formula="of:=[.A245]+0.01" office:value-type="float" office:value="2.44999999999999" calcext:value-type="float">
            <text:p>2.45</text:p>
          </table:table-cell>
          <table:table-cell office:value-type="float" office:value="63.7554244995117" calcext:value-type="float">
            <text:p>63.7554244995</text:p>
          </table:table-cell>
          <table:table-cell table:formula="of:=[.C245]+0.01" office:value-type="float" office:value="3.94999999999996" calcext:value-type="float">
            <text:p>3.95</text:p>
          </table:table-cell>
          <table:table-cell table:number-columns-repeated="2"/>
        </table:table-row>
        <table:table-row table:style-name="ro1">
          <table:table-cell table:formula="of:=[.A246]+0.01" office:value-type="float" office:value="2.45999999999999" calcext:value-type="float">
            <text:p>2.46</text:p>
          </table:table-cell>
          <table:table-cell office:value-type="float" office:value="66.2837142944336" calcext:value-type="float">
            <text:p>66.2837142944</text:p>
          </table:table-cell>
          <table:table-cell table:formula="of:=[.C246]+0.01" office:value-type="float" office:value="3.95999999999996" calcext:value-type="float">
            <text:p>3.96</text:p>
          </table:table-cell>
          <table:table-cell table:number-columns-repeated="2"/>
        </table:table-row>
        <table:table-row table:style-name="ro1">
          <table:table-cell table:formula="of:=[.A247]+0.01" office:value-type="float" office:value="2.46999999999999" calcext:value-type="float">
            <text:p>2.47</text:p>
          </table:table-cell>
          <table:table-cell office:value-type="float" office:value="65.408332824707" calcext:value-type="float">
            <text:p>65.4083328247</text:p>
          </table:table-cell>
          <table:table-cell table:formula="of:=[.C247]+0.01" office:value-type="float" office:value="3.96999999999996" calcext:value-type="float">
            <text:p>3.97</text:p>
          </table:table-cell>
          <table:table-cell table:number-columns-repeated="2"/>
        </table:table-row>
        <table:table-row table:style-name="ro1">
          <table:table-cell table:formula="of:=[.A248]+0.01" office:value-type="float" office:value="2.47999999999999" calcext:value-type="float">
            <text:p>2.48</text:p>
          </table:table-cell>
          <table:table-cell office:value-type="float" office:value="65.4091949462891" calcext:value-type="float">
            <text:p>65.4091949463</text:p>
          </table:table-cell>
          <table:table-cell table:formula="of:=[.C248]+0.01" office:value-type="float" office:value="3.97999999999996" calcext:value-type="float">
            <text:p>3.98</text:p>
          </table:table-cell>
          <table:table-cell table:number-columns-repeated="2"/>
        </table:table-row>
        <table:table-row table:style-name="ro1">
          <table:table-cell table:formula="of:=[.A249]+0.01" office:value-type="float" office:value="2.48999999999999" calcext:value-type="float">
            <text:p>2.49</text:p>
          </table:table-cell>
          <table:table-cell office:value-type="float" office:value="68.0206909179688" calcext:value-type="float">
            <text:p>68.020690918</text:p>
          </table:table-cell>
          <table:table-cell table:formula="of:=[.C249]+0.01" office:value-type="float" office:value="3.98999999999996" calcext:value-type="float">
            <text:p>3.99</text:p>
          </table:table-cell>
          <table:table-cell table:number-columns-repeated="2"/>
        </table:table-row>
        <table:table-row table:style-name="ro1">
          <table:table-cell table:formula="of:=[.A250]+0.01" office:value-type="float" office:value="2.49999999999999" calcext:value-type="float">
            <text:p>2.5</text:p>
          </table:table-cell>
          <table:table-cell office:value-type="float" office:value="67.9150543212891" calcext:value-type="float">
            <text:p>67.9150543213</text:p>
          </table:table-cell>
          <table:table-cell table:formula="of:=[.C250]+0.01" office:value-type="float" office:value="3.99999999999996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51]+0.01" office:value-type="float" office:value="2.50999999999999" calcext:value-type="float">
            <text:p>2.51</text:p>
          </table:table-cell>
          <table:table-cell office:value-type="float" office:value="70.7823791503906" calcext:value-type="float">
            <text:p>70.7823791504</text:p>
          </table:table-cell>
          <table:table-cell table:formula="of:=[.C251]+0.01" office:value-type="float" office:value="4.00999999999996" calcext:value-type="float">
            <text:p>4.01</text:p>
          </table:table-cell>
          <table:table-cell table:number-columns-repeated="2"/>
        </table:table-row>
        <table:table-row table:style-name="ro1">
          <table:table-cell table:formula="of:=[.A252]+0.01" office:value-type="float" office:value="2.51999999999999" calcext:value-type="float">
            <text:p>2.52</text:p>
          </table:table-cell>
          <table:table-cell office:value-type="float" office:value="71.2808837890625" calcext:value-type="float">
            <text:p>71.2808837891</text:p>
          </table:table-cell>
          <table:table-cell table:formula="of:=[.C252]+0.01" office:value-type="float" office:value="4.01999999999996" calcext:value-type="float">
            <text:p>4.02</text:p>
          </table:table-cell>
          <table:table-cell table:number-columns-repeated="2"/>
        </table:table-row>
        <table:table-row table:style-name="ro1">
          <table:table-cell table:formula="of:=[.A253]+0.01" office:value-type="float" office:value="2.52999999999999" calcext:value-type="float">
            <text:p>2.53</text:p>
          </table:table-cell>
          <table:table-cell office:value-type="float" office:value="69.4220352172852" calcext:value-type="float">
            <text:p>69.4220352173</text:p>
          </table:table-cell>
          <table:table-cell table:formula="of:=[.C253]+0.01" office:value-type="float" office:value="4.02999999999996" calcext:value-type="float">
            <text:p>4.03</text:p>
          </table:table-cell>
          <table:table-cell table:number-columns-repeated="2"/>
        </table:table-row>
        <table:table-row table:style-name="ro1">
          <table:table-cell table:formula="of:=[.A254]+0.01" office:value-type="float" office:value="2.53999999999999" calcext:value-type="float">
            <text:p>2.54</text:p>
          </table:table-cell>
          <table:table-cell office:value-type="float" office:value="70.2197113037109" calcext:value-type="float">
            <text:p>70.2197113037</text:p>
          </table:table-cell>
          <table:table-cell table:formula="of:=[.C254]+0.01" office:value-type="float" office:value="4.03999999999996" calcext:value-type="float">
            <text:p>4.04</text:p>
          </table:table-cell>
          <table:table-cell table:number-columns-repeated="2"/>
        </table:table-row>
        <table:table-row table:style-name="ro1">
          <table:table-cell table:formula="of:=[.A255]+0.01" office:value-type="float" office:value="2.54999999999999" calcext:value-type="float">
            <text:p>2.55</text:p>
          </table:table-cell>
          <table:table-cell office:value-type="float" office:value="70.0516204833984" calcext:value-type="float">
            <text:p>70.0516204834</text:p>
          </table:table-cell>
          <table:table-cell table:formula="of:=[.C255]+0.01" office:value-type="float" office:value="4.04999999999996" calcext:value-type="float">
            <text:p>4.05</text:p>
          </table:table-cell>
          <table:table-cell table:number-columns-repeated="2"/>
        </table:table-row>
        <table:table-row table:style-name="ro1">
          <table:table-cell table:formula="of:=[.A256]+0.01" office:value-type="float" office:value="2.55999999999999" calcext:value-type="float">
            <text:p>2.56</text:p>
          </table:table-cell>
          <table:table-cell office:value-type="float" office:value="69.9890518188477" calcext:value-type="float">
            <text:p>69.9890518188</text:p>
          </table:table-cell>
          <table:table-cell table:formula="of:=[.C256]+0.01" office:value-type="float" office:value="4.05999999999996" calcext:value-type="float">
            <text:p>4.06</text:p>
          </table:table-cell>
          <table:table-cell table:number-columns-repeated="2"/>
        </table:table-row>
        <table:table-row table:style-name="ro1">
          <table:table-cell table:formula="of:=[.A257]+0.01" office:value-type="float" office:value="2.56999999999999" calcext:value-type="float">
            <text:p>2.57</text:p>
          </table:table-cell>
          <table:table-cell office:value-type="float" office:value="70.5188369750977" calcext:value-type="float">
            <text:p>70.5188369751</text:p>
          </table:table-cell>
          <table:table-cell table:formula="of:=[.C257]+0.01" office:value-type="float" office:value="4.06999999999996" calcext:value-type="float">
            <text:p>4.07</text:p>
          </table:table-cell>
          <table:table-cell table:number-columns-repeated="2"/>
        </table:table-row>
        <table:table-row table:style-name="ro1">
          <table:table-cell table:formula="of:=[.A258]+0.01" office:value-type="float" office:value="2.57999999999999" calcext:value-type="float">
            <text:p>2.58</text:p>
          </table:table-cell>
          <table:table-cell office:value-type="float" office:value="70.4902267456055" calcext:value-type="float">
            <text:p>70.4902267456</text:p>
          </table:table-cell>
          <table:table-cell table:formula="of:=[.C258]+0.01" office:value-type="float" office:value="4.07999999999996" calcext:value-type="float">
            <text:p>4.08</text:p>
          </table:table-cell>
          <table:table-cell table:number-columns-repeated="2"/>
        </table:table-row>
        <table:table-row table:style-name="ro1">
          <table:table-cell table:formula="of:=[.A259]+0.01" office:value-type="float" office:value="2.58999999999999" calcext:value-type="float">
            <text:p>2.59</text:p>
          </table:table-cell>
          <table:table-cell office:value-type="float" office:value="70.5026397705078" calcext:value-type="float">
            <text:p>70.5026397705</text:p>
          </table:table-cell>
          <table:table-cell table:formula="of:=[.C259]+0.01" office:value-type="float" office:value="4.08999999999996" calcext:value-type="float">
            <text:p>4.09</text:p>
          </table:table-cell>
          <table:table-cell table:number-columns-repeated="2"/>
        </table:table-row>
        <table:table-row table:style-name="ro1">
          <table:table-cell table:formula="of:=[.A260]+0.01" office:value-type="float" office:value="2.59999999999999" calcext:value-type="float">
            <text:p>2.6</text:p>
          </table:table-cell>
          <table:table-cell office:value-type="float" office:value="70.4182815551758" calcext:value-type="float">
            <text:p>70.4182815552</text:p>
          </table:table-cell>
          <table:table-cell table:formula="of:=[.C260]+0.01" office:value-type="float" office:value="4.09999999999996" calcext:value-type="float">
            <text:p>4.1</text:p>
          </table:table-cell>
          <table:table-cell table:number-columns-repeated="2"/>
        </table:table-row>
        <table:table-row table:style-name="ro1">
          <table:table-cell table:formula="of:=[.A261]+0.01" office:value-type="float" office:value="2.60999999999999" calcext:value-type="float">
            <text:p>2.61</text:p>
          </table:table-cell>
          <table:table-cell office:value-type="float" office:value="70.4003448486328" calcext:value-type="float">
            <text:p>70.4003448486</text:p>
          </table:table-cell>
          <table:table-cell table:formula="of:=[.C261]+0.01" office:value-type="float" office:value="4.10999999999996" calcext:value-type="float">
            <text:p>4.11</text:p>
          </table:table-cell>
          <table:table-cell table:number-columns-repeated="2"/>
        </table:table-row>
        <table:table-row table:style-name="ro1">
          <table:table-cell table:formula="of:=[.A262]+0.01" office:value-type="float" office:value="2.61999999999999" calcext:value-type="float">
            <text:p>2.62</text:p>
          </table:table-cell>
          <table:table-cell office:value-type="float" office:value="70.3920059204102" calcext:value-type="float">
            <text:p>70.3920059204</text:p>
          </table:table-cell>
          <table:table-cell table:formula="of:=[.C262]+0.01" office:value-type="float" office:value="4.11999999999996" calcext:value-type="float">
            <text:p>4.12</text:p>
          </table:table-cell>
          <table:table-cell table:number-columns-repeated="2"/>
        </table:table-row>
        <table:table-row table:style-name="ro1">
          <table:table-cell table:formula="of:=[.A263]+0.01" office:value-type="float" office:value="2.62999999999999" calcext:value-type="float">
            <text:p>2.63</text:p>
          </table:table-cell>
          <table:table-cell office:value-type="float" office:value="70.3851928710938" calcext:value-type="float">
            <text:p>70.3851928711</text:p>
          </table:table-cell>
          <table:table-cell table:formula="of:=[.C263]+0.01" office:value-type="float" office:value="4.12999999999996" calcext:value-type="float">
            <text:p>4.13</text:p>
          </table:table-cell>
          <table:table-cell table:number-columns-repeated="2"/>
        </table:table-row>
        <table:table-row table:style-name="ro1">
          <table:table-cell table:formula="of:=[.A264]+0.01" office:value-type="float" office:value="2.63999999999999" calcext:value-type="float">
            <text:p>2.64</text:p>
          </table:table-cell>
          <table:table-cell office:value-type="float" office:value="70.3859481811523" calcext:value-type="float">
            <text:p>70.3859481812</text:p>
          </table:table-cell>
          <table:table-cell table:formula="of:=[.C264]+0.01" office:value-type="float" office:value="4.13999999999996" calcext:value-type="float">
            <text:p>4.14</text:p>
          </table:table-cell>
          <table:table-cell table:number-columns-repeated="2"/>
        </table:table-row>
        <table:table-row table:style-name="ro1">
          <table:table-cell table:formula="of:=[.A265]+0.01" office:value-type="float" office:value="2.64999999999999" calcext:value-type="float">
            <text:p>2.65</text:p>
          </table:table-cell>
          <table:table-cell office:value-type="float" office:value="70.391731262207" calcext:value-type="float">
            <text:p>70.3917312622</text:p>
          </table:table-cell>
          <table:table-cell table:formula="of:=[.C265]+0.01" office:value-type="float" office:value="4.14999999999996" calcext:value-type="float">
            <text:p>4.15</text:p>
          </table:table-cell>
          <table:table-cell table:number-columns-repeated="2"/>
        </table:table-row>
        <table:table-row table:style-name="ro1">
          <table:table-cell table:formula="of:=[.A266]+0.01" office:value-type="float" office:value="2.65999999999999" calcext:value-type="float">
            <text:p>2.66</text:p>
          </table:table-cell>
          <table:table-cell office:value-type="float" office:value="70.3933029174805" calcext:value-type="float">
            <text:p>70.3933029175</text:p>
          </table:table-cell>
          <table:table-cell table:formula="of:=[.C266]+0.01" office:value-type="float" office:value="4.15999999999996" calcext:value-type="float">
            <text:p>4.16</text:p>
          </table:table-cell>
          <table:table-cell table:number-columns-repeated="2"/>
        </table:table-row>
        <table:table-row table:style-name="ro1">
          <table:table-cell table:formula="of:=[.A267]+0.01" office:value-type="float" office:value="2.66999999999999" calcext:value-type="float">
            <text:p>2.67</text:p>
          </table:table-cell>
          <table:table-cell office:value-type="float" office:value="70.3877029418945" calcext:value-type="float">
            <text:p>70.3877029419</text:p>
          </table:table-cell>
          <table:table-cell table:formula="of:=[.C267]+0.01" office:value-type="float" office:value="4.16999999999995" calcext:value-type="float">
            <text:p>4.17</text:p>
          </table:table-cell>
          <table:table-cell table:number-columns-repeated="2"/>
        </table:table-row>
        <table:table-row table:style-name="ro1">
          <table:table-cell table:formula="of:=[.A268]+0.01" office:value-type="float" office:value="2.67999999999999" calcext:value-type="float">
            <text:p>2.68</text:p>
          </table:table-cell>
          <table:table-cell office:value-type="float" office:value="70.3869094848633" calcext:value-type="float">
            <text:p>70.3869094849</text:p>
          </table:table-cell>
          <table:table-cell table:formula="of:=[.C268]+0.01" office:value-type="float" office:value="4.17999999999995" calcext:value-type="float">
            <text:p>4.18</text:p>
          </table:table-cell>
          <table:table-cell table:number-columns-repeated="2"/>
        </table:table-row>
        <table:table-row table:style-name="ro1">
          <table:table-cell table:formula="of:=[.A269]+0.01" office:value-type="float" office:value="2.68999999999999" calcext:value-type="float">
            <text:p>2.69</text:p>
          </table:table-cell>
          <table:table-cell office:value-type="float" office:value="70.3815002441406" calcext:value-type="float">
            <text:p>70.3815002441</text:p>
          </table:table-cell>
          <table:table-cell table:formula="of:=[.C269]+0.01" office:value-type="float" office:value="4.18999999999995" calcext:value-type="float">
            <text:p>4.19</text:p>
          </table:table-cell>
          <table:table-cell table:number-columns-repeated="2"/>
        </table:table-row>
        <table:table-row table:style-name="ro1">
          <table:table-cell table:formula="of:=[.A270]+0.01" office:value-type="float" office:value="2.69999999999999" calcext:value-type="float">
            <text:p>2.7</text:p>
          </table:table-cell>
          <table:table-cell office:value-type="float" office:value="70.3790588378906" calcext:value-type="float">
            <text:p>70.3790588379</text:p>
          </table:table-cell>
          <table:table-cell table:formula="of:=[.C270]+0.01" office:value-type="float" office:value="4.19999999999995" calcext:value-type="float">
            <text:p>4.2</text:p>
          </table:table-cell>
          <table:table-cell table:number-columns-repeated="2"/>
        </table:table-row>
        <table:table-row table:style-name="ro1">
          <table:table-cell table:formula="of:=[.A271]+0.01" office:value-type="float" office:value="2.70999999999999" calcext:value-type="float">
            <text:p>2.71</text:p>
          </table:table-cell>
          <table:table-cell office:value-type="float" office:value="70.374870300293" calcext:value-type="float">
            <text:p>70.3748703003</text:p>
          </table:table-cell>
          <table:table-cell table:formula="of:=[.C271]+0.01" office:value-type="float" office:value="4.20999999999995" calcext:value-type="float">
            <text:p>4.21</text:p>
          </table:table-cell>
          <table:table-cell table:number-columns-repeated="2"/>
        </table:table-row>
        <table:table-row table:style-name="ro1">
          <table:table-cell table:formula="of:=[.A272]+0.01" office:value-type="float" office:value="2.71999999999999" calcext:value-type="float">
            <text:p>2.72</text:p>
          </table:table-cell>
          <table:table-cell office:value-type="float" office:value="70.3707504272461" calcext:value-type="float">
            <text:p>70.3707504272</text:p>
          </table:table-cell>
          <table:table-cell table:formula="of:=[.C272]+0.01" office:value-type="float" office:value="4.21999999999995" calcext:value-type="float">
            <text:p>4.22</text:p>
          </table:table-cell>
          <table:table-cell table:number-columns-repeated="2"/>
        </table:table-row>
        <table:table-row table:style-name="ro1">
          <table:table-cell table:formula="of:=[.A273]+0.01" office:value-type="float" office:value="2.72999999999999" calcext:value-type="float">
            <text:p>2.73</text:p>
          </table:table-cell>
          <table:table-cell office:value-type="float" office:value="70.36767578125" calcext:value-type="float">
            <text:p>70.3676757813</text:p>
          </table:table-cell>
          <table:table-cell table:formula="of:=[.C273]+0.01" office:value-type="float" office:value="4.22999999999995" calcext:value-type="float">
            <text:p>4.23</text:p>
          </table:table-cell>
          <table:table-cell table:number-columns-repeated="2"/>
        </table:table-row>
        <table:table-row table:style-name="ro1">
          <table:table-cell table:formula="of:=[.A274]+0.01" office:value-type="float" office:value="2.73999999999999" calcext:value-type="float">
            <text:p>2.74</text:p>
          </table:table-cell>
          <table:table-cell office:value-type="float" office:value="70.3637466430664" calcext:value-type="float">
            <text:p>70.3637466431</text:p>
          </table:table-cell>
          <table:table-cell table:formula="of:=[.C274]+0.01" office:value-type="float" office:value="4.23999999999995" calcext:value-type="float">
            <text:p>4.24</text:p>
          </table:table-cell>
          <table:table-cell table:number-columns-repeated="2"/>
        </table:table-row>
        <table:table-row table:style-name="ro1">
          <table:table-cell table:formula="of:=[.A275]+0.01" office:value-type="float" office:value="2.74999999999999" calcext:value-type="float">
            <text:p>2.75</text:p>
          </table:table-cell>
          <table:table-cell office:value-type="float" office:value="70.3613815307617" calcext:value-type="float">
            <text:p>70.3613815308</text:p>
          </table:table-cell>
          <table:table-cell table:formula="of:=[.C275]+0.01" office:value-type="float" office:value="4.24999999999995" calcext:value-type="float">
            <text:p>4.25</text:p>
          </table:table-cell>
          <table:table-cell table:number-columns-repeated="2"/>
        </table:table-row>
        <table:table-row table:style-name="ro1">
          <table:table-cell table:formula="of:=[.A276]+0.01" office:value-type="float" office:value="2.75999999999999" calcext:value-type="float">
            <text:p>2.76</text:p>
          </table:table-cell>
          <table:table-cell office:value-type="float" office:value="70.3588027954102" calcext:value-type="float">
            <text:p>70.3588027954</text:p>
          </table:table-cell>
          <table:table-cell table:formula="of:=[.C276]+0.01" office:value-type="float" office:value="4.25999999999995" calcext:value-type="float">
            <text:p>4.26</text:p>
          </table:table-cell>
          <table:table-cell table:number-columns-repeated="2"/>
        </table:table-row>
        <table:table-row table:style-name="ro1">
          <table:table-cell table:formula="of:=[.A277]+0.01" office:value-type="float" office:value="2.76999999999998" calcext:value-type="float">
            <text:p>2.77</text:p>
          </table:table-cell>
          <table:table-cell office:value-type="float" office:value="70.3573913574219" calcext:value-type="float">
            <text:p>70.3573913574</text:p>
          </table:table-cell>
          <table:table-cell table:formula="of:=[.C277]+0.01" office:value-type="float" office:value="4.26999999999995" calcext:value-type="float">
            <text:p>4.27</text:p>
          </table:table-cell>
          <table:table-cell table:number-columns-repeated="2"/>
        </table:table-row>
        <table:table-row table:style-name="ro1">
          <table:table-cell table:formula="of:=[.A278]+0.01" office:value-type="float" office:value="2.77999999999998" calcext:value-type="float">
            <text:p>2.78</text:p>
          </table:table-cell>
          <table:table-cell office:value-type="float" office:value="70.3534393310547" calcext:value-type="float">
            <text:p>70.3534393311</text:p>
          </table:table-cell>
          <table:table-cell table:formula="of:=[.C278]+0.01" office:value-type="float" office:value="4.27999999999995" calcext:value-type="float">
            <text:p>4.28</text:p>
          </table:table-cell>
          <table:table-cell table:number-columns-repeated="2"/>
        </table:table-row>
        <table:table-row table:style-name="ro1">
          <table:table-cell table:formula="of:=[.A279]+0.01" office:value-type="float" office:value="2.78999999999998" calcext:value-type="float">
            <text:p>2.79</text:p>
          </table:table-cell>
          <table:table-cell office:value-type="float" office:value="70.3520965576172" calcext:value-type="float">
            <text:p>70.3520965576</text:p>
          </table:table-cell>
          <table:table-cell table:formula="of:=[.C279]+0.01" office:value-type="float" office:value="4.28999999999995" calcext:value-type="float">
            <text:p>4.29</text:p>
          </table:table-cell>
          <table:table-cell table:number-columns-repeated="2"/>
        </table:table-row>
        <table:table-row table:style-name="ro1">
          <table:table-cell table:formula="of:=[.A280]+0.01" office:value-type="float" office:value="2.79999999999998" calcext:value-type="float">
            <text:p>2.8</text:p>
          </table:table-cell>
          <table:table-cell office:value-type="float" office:value="70.348762512207" calcext:value-type="float">
            <text:p>70.3487625122</text:p>
          </table:table-cell>
          <table:table-cell table:formula="of:=[.C280]+0.01" office:value-type="float" office:value="4.29999999999995" calcext:value-type="float">
            <text:p>4.3</text:p>
          </table:table-cell>
          <table:table-cell table:number-columns-repeated="2"/>
        </table:table-row>
        <table:table-row table:style-name="ro1">
          <table:table-cell table:formula="of:=[.A281]+0.01" office:value-type="float" office:value="2.80999999999998" calcext:value-type="float">
            <text:p>2.81</text:p>
          </table:table-cell>
          <table:table-cell office:value-type="float" office:value="70.3463821411133" calcext:value-type="float">
            <text:p>70.3463821411</text:p>
          </table:table-cell>
          <table:table-cell table:formula="of:=[.C281]+0.01" office:value-type="float" office:value="4.30999999999995" calcext:value-type="float">
            <text:p>4.31</text:p>
          </table:table-cell>
          <table:table-cell table:number-columns-repeated="2"/>
        </table:table-row>
        <table:table-row table:style-name="ro1">
          <table:table-cell table:formula="of:=[.A282]+0.01" office:value-type="float" office:value="2.81999999999998" calcext:value-type="float">
            <text:p>2.82</text:p>
          </table:table-cell>
          <table:table-cell office:value-type="float" office:value="70.342170715332" calcext:value-type="float">
            <text:p>70.3421707153</text:p>
          </table:table-cell>
          <table:table-cell table:formula="of:=[.C282]+0.01" office:value-type="float" office:value="4.31999999999995" calcext:value-type="float">
            <text:p>4.32</text:p>
          </table:table-cell>
          <table:table-cell table:number-columns-repeated="2"/>
        </table:table-row>
        <table:table-row table:style-name="ro1">
          <table:table-cell table:formula="of:=[.A283]+0.01" office:value-type="float" office:value="2.82999999999998" calcext:value-type="float">
            <text:p>2.83</text:p>
          </table:table-cell>
          <table:table-cell office:value-type="float" office:value="70.3393630981445" calcext:value-type="float">
            <text:p>70.3393630981</text:p>
          </table:table-cell>
          <table:table-cell table:formula="of:=[.C283]+0.01" office:value-type="float" office:value="4.32999999999995" calcext:value-type="float">
            <text:p>4.33</text:p>
          </table:table-cell>
          <table:table-cell table:number-columns-repeated="2"/>
        </table:table-row>
        <table:table-row table:style-name="ro1">
          <table:table-cell table:formula="of:=[.A284]+0.01" office:value-type="float" office:value="2.83999999999998" calcext:value-type="float">
            <text:p>2.84</text:p>
          </table:table-cell>
          <table:table-cell office:value-type="float" office:value="70.3350601196289" calcext:value-type="float">
            <text:p>70.3350601196</text:p>
          </table:table-cell>
          <table:table-cell table:formula="of:=[.C284]+0.01" office:value-type="float" office:value="4.33999999999995" calcext:value-type="float">
            <text:p>4.34</text:p>
          </table:table-cell>
          <table:table-cell table:number-columns-repeated="2"/>
        </table:table-row>
        <table:table-row table:style-name="ro1">
          <table:table-cell table:formula="of:=[.A285]+0.01" office:value-type="float" office:value="2.84999999999998" calcext:value-type="float">
            <text:p>2.85</text:p>
          </table:table-cell>
          <table:table-cell office:value-type="float" office:value="70.3327178955078" calcext:value-type="float">
            <text:p>70.3327178955</text:p>
          </table:table-cell>
          <table:table-cell table:formula="of:=[.C285]+0.01" office:value-type="float" office:value="4.34999999999995" calcext:value-type="float">
            <text:p>4.35</text:p>
          </table:table-cell>
          <table:table-cell table:number-columns-repeated="2"/>
        </table:table-row>
        <table:table-row table:style-name="ro1">
          <table:table-cell table:formula="of:=[.A286]+0.01" office:value-type="float" office:value="2.85999999999998" calcext:value-type="float">
            <text:p>2.86</text:p>
          </table:table-cell>
          <table:table-cell office:value-type="float" office:value="70.3297729492188" calcext:value-type="float">
            <text:p>70.3297729492</text:p>
          </table:table-cell>
          <table:table-cell table:formula="of:=[.C286]+0.01" office:value-type="float" office:value="4.35999999999995" calcext:value-type="float">
            <text:p>4.36</text:p>
          </table:table-cell>
          <table:table-cell table:number-columns-repeated="2"/>
        </table:table-row>
        <table:table-row table:style-name="ro1">
          <table:table-cell table:formula="of:=[.A287]+0.01" office:value-type="float" office:value="2.86999999999998" calcext:value-type="float">
            <text:p>2.87</text:p>
          </table:table-cell>
          <table:table-cell office:value-type="float" office:value="70.3280258178711" calcext:value-type="float">
            <text:p>70.3280258179</text:p>
          </table:table-cell>
          <table:table-cell table:formula="of:=[.C287]+0.01" office:value-type="float" office:value="4.36999999999995" calcext:value-type="float">
            <text:p>4.37</text:p>
          </table:table-cell>
          <table:table-cell table:number-columns-repeated="2"/>
        </table:table-row>
        <table:table-row table:style-name="ro1">
          <table:table-cell table:formula="of:=[.A288]+0.01" office:value-type="float" office:value="2.87999999999998" calcext:value-type="float">
            <text:p>2.88</text:p>
          </table:table-cell>
          <table:table-cell office:value-type="float" office:value="70.3242950439453" calcext:value-type="float">
            <text:p>70.3242950439</text:p>
          </table:table-cell>
          <table:table-cell table:formula="of:=[.C288]+0.01" office:value-type="float" office:value="4.37999999999995" calcext:value-type="float">
            <text:p>4.38</text:p>
          </table:table-cell>
          <table:table-cell table:number-columns-repeated="2"/>
        </table:table-row>
        <table:table-row table:style-name="ro1">
          <table:table-cell table:formula="of:=[.A289]+0.01" office:value-type="float" office:value="2.88999999999998" calcext:value-type="float">
            <text:p>2.89</text:p>
          </table:table-cell>
          <table:table-cell office:value-type="float" office:value="70.3218078613281" calcext:value-type="float">
            <text:p>70.3218078613</text:p>
          </table:table-cell>
          <table:table-cell table:formula="of:=[.C289]+0.01" office:value-type="float" office:value="4.38999999999995" calcext:value-type="float">
            <text:p>4.39</text:p>
          </table:table-cell>
          <table:table-cell table:number-columns-repeated="2"/>
        </table:table-row>
        <table:table-row table:style-name="ro1">
          <table:table-cell table:formula="of:=[.A290]+0.01" office:value-type="float" office:value="2.89999999999998" calcext:value-type="float">
            <text:p>2.9</text:p>
          </table:table-cell>
          <table:table-cell office:value-type="float" office:value="70.3184280395508" calcext:value-type="float">
            <text:p>70.3184280396</text:p>
          </table:table-cell>
          <table:table-cell table:formula="of:=[.C290]+0.01" office:value-type="float" office:value="4.39999999999995" calcext:value-type="float">
            <text:p>4.4</text:p>
          </table:table-cell>
          <table:table-cell table:number-columns-repeated="2"/>
        </table:table-row>
        <table:table-row table:style-name="ro1">
          <table:table-cell table:formula="of:=[.A291]+0.01" office:value-type="float" office:value="2.90999999999998" calcext:value-type="float">
            <text:p>2.91</text:p>
          </table:table-cell>
          <table:table-cell office:value-type="float" office:value="70.316291809082" calcext:value-type="float">
            <text:p>70.3162918091</text:p>
          </table:table-cell>
          <table:table-cell table:formula="of:=[.C291]+0.01" office:value-type="float" office:value="4.40999999999995" calcext:value-type="float">
            <text:p>4.41</text:p>
          </table:table-cell>
          <table:table-cell table:number-columns-repeated="2"/>
        </table:table-row>
        <table:table-row table:style-name="ro1">
          <table:table-cell table:formula="of:=[.A292]+0.01" office:value-type="float" office:value="2.91999999999998" calcext:value-type="float">
            <text:p>2.92</text:p>
          </table:table-cell>
          <table:table-cell office:value-type="float" office:value="70.3133010864258" calcext:value-type="float">
            <text:p>70.3133010864</text:p>
          </table:table-cell>
          <table:table-cell table:formula="of:=[.C292]+0.01" office:value-type="float" office:value="4.41999999999995" calcext:value-type="float">
            <text:p>4.42</text:p>
          </table:table-cell>
          <table:table-cell table:number-columns-repeated="2"/>
        </table:table-row>
        <table:table-row table:style-name="ro1">
          <table:table-cell table:formula="of:=[.A293]+0.01" office:value-type="float" office:value="2.92999999999998" calcext:value-type="float">
            <text:p>2.93</text:p>
          </table:table-cell>
          <table:table-cell office:value-type="float" office:value="70.3116760253906" calcext:value-type="float">
            <text:p>70.3116760254</text:p>
          </table:table-cell>
          <table:table-cell table:formula="of:=[.C293]+0.01" office:value-type="float" office:value="4.42999999999995" calcext:value-type="float">
            <text:p>4.43</text:p>
          </table:table-cell>
          <table:table-cell table:number-columns-repeated="2"/>
        </table:table-row>
        <table:table-row table:style-name="ro1">
          <table:table-cell table:formula="of:=[.A294]+0.01" office:value-type="float" office:value="2.93999999999998" calcext:value-type="float">
            <text:p>2.94</text:p>
          </table:table-cell>
          <table:table-cell office:value-type="float" office:value="70.3082427978516" calcext:value-type="float">
            <text:p>70.3082427979</text:p>
          </table:table-cell>
          <table:table-cell table:formula="of:=[.C294]+0.01" office:value-type="float" office:value="4.43999999999995" calcext:value-type="float">
            <text:p>4.44</text:p>
          </table:table-cell>
          <table:table-cell table:number-columns-repeated="2"/>
        </table:table-row>
        <table:table-row table:style-name="ro1">
          <table:table-cell table:formula="of:=[.A295]+0.01" office:value-type="float" office:value="2.94999999999998" calcext:value-type="float">
            <text:p>2.95</text:p>
          </table:table-cell>
          <table:table-cell office:value-type="float" office:value="70.3064575195313" calcext:value-type="float">
            <text:p>70.3064575195</text:p>
          </table:table-cell>
          <table:table-cell table:formula="of:=[.C295]+0.01" office:value-type="float" office:value="4.44999999999995" calcext:value-type="float">
            <text:p>4.45</text:p>
          </table:table-cell>
          <table:table-cell table:number-columns-repeated="2"/>
        </table:table-row>
        <table:table-row table:style-name="ro1">
          <table:table-cell table:formula="of:=[.A296]+0.01" office:value-type="float" office:value="2.95999999999998" calcext:value-type="float">
            <text:p>2.96</text:p>
          </table:table-cell>
          <table:table-cell office:value-type="float" office:value="70.3030548095703" calcext:value-type="float">
            <text:p>70.3030548096</text:p>
          </table:table-cell>
          <table:table-cell table:formula="of:=[.C296]+0.01" office:value-type="float" office:value="4.45999999999995" calcext:value-type="float">
            <text:p>4.46</text:p>
          </table:table-cell>
          <table:table-cell table:number-columns-repeated="2"/>
        </table:table-row>
        <table:table-row table:style-name="ro1">
          <table:table-cell table:formula="of:=[.A297]+0.01" office:value-type="float" office:value="2.96999999999998" calcext:value-type="float">
            <text:p>2.97</text:p>
          </table:table-cell>
          <table:table-cell office:value-type="float" office:value="70.3010025024414" calcext:value-type="float">
            <text:p>70.3010025024</text:p>
          </table:table-cell>
          <table:table-cell table:formula="of:=[.C297]+0.01" office:value-type="float" office:value="4.46999999999995" calcext:value-type="float">
            <text:p>4.47</text:p>
          </table:table-cell>
          <table:table-cell table:number-columns-repeated="2"/>
        </table:table-row>
        <table:table-row table:style-name="ro1">
          <table:table-cell table:formula="of:=[.A298]+0.01" office:value-type="float" office:value="2.97999999999998" calcext:value-type="float">
            <text:p>2.98</text:p>
          </table:table-cell>
          <table:table-cell office:value-type="float" office:value="70.2981643676758" calcext:value-type="float">
            <text:p>70.2981643677</text:p>
          </table:table-cell>
          <table:table-cell table:formula="of:=[.C298]+0.01" office:value-type="float" office:value="4.47999999999995" calcext:value-type="float">
            <text:p>4.48</text:p>
          </table:table-cell>
          <table:table-cell table:number-columns-repeated="2"/>
        </table:table-row>
        <table:table-row table:style-name="ro1">
          <table:table-cell table:formula="of:=[.A299]+0.01" office:value-type="float" office:value="2.98999999999998" calcext:value-type="float">
            <text:p>2.99</text:p>
          </table:table-cell>
          <table:table-cell office:value-type="float" office:value="70.2953643798828" calcext:value-type="float">
            <text:p>70.2953643799</text:p>
          </table:table-cell>
          <table:table-cell table:formula="of:=[.C299]+0.01" office:value-type="float" office:value="4.48999999999995" calcext:value-type="float">
            <text:p>4.49</text:p>
          </table:table-cell>
          <table:table-cell table:number-columns-repeated="2"/>
        </table:table-row>
        <table:table-row table:style-name="ro1">
          <table:table-cell table:formula="of:=[.A300]+0.01" office:value-type="float" office:value="2.99999999999998" calcext:value-type="float">
            <text:p>3</text:p>
          </table:table-cell>
          <table:table-cell office:value-type="float" office:value="70.2923583984375" calcext:value-type="float">
            <text:p>70.2923583984</text:p>
          </table:table-cell>
          <table:table-cell table:formula="of:=[.C300]+0.01" office:value-type="float" office:value="4.49999999999995" calcext:value-type="float">
            <text:p>4.5</text:p>
          </table:table-cell>
          <table:table-cell table:number-columns-repeated="2"/>
        </table:table-row>
        <table:table-row table:style-name="ro1">
          <table:table-cell table:formula="of:=[.A301]+0.01" office:value-type="float" office:value="3.00999999999998" calcext:value-type="float">
            <text:p>3.01</text:p>
          </table:table-cell>
          <table:table-cell office:value-type="float" office:value="70.2905578613281" calcext:value-type="float">
            <text:p>70.2905578613</text:p>
          </table:table-cell>
          <table:table-cell table:formula="of:=[.C301]+0.01" office:value-type="float" office:value="4.50999999999995" calcext:value-type="float">
            <text:p>4.51</text:p>
          </table:table-cell>
          <table:table-cell table:number-columns-repeated="2"/>
        </table:table-row>
        <table:table-row table:style-name="ro1">
          <table:table-cell table:formula="of:=[.A302]+0.01" office:value-type="float" office:value="3.01999999999998" calcext:value-type="float">
            <text:p>3.02</text:p>
          </table:table-cell>
          <table:table-cell office:value-type="float" office:value="70.2875137329102" calcext:value-type="float">
            <text:p>70.2875137329</text:p>
          </table:table-cell>
          <table:table-cell table:formula="of:=[.C302]+0.01" office:value-type="float" office:value="4.51999999999995" calcext:value-type="float">
            <text:p>4.52</text:p>
          </table:table-cell>
          <table:table-cell table:number-columns-repeated="2"/>
        </table:table-row>
        <table:table-row table:style-name="ro1">
          <table:table-cell table:formula="of:=[.A303]+0.01" office:value-type="float" office:value="3.02999999999998" calcext:value-type="float">
            <text:p>3.03</text:p>
          </table:table-cell>
          <table:table-cell office:value-type="float" office:value="70.2848205566406" calcext:value-type="float">
            <text:p>70.2848205566</text:p>
          </table:table-cell>
          <table:table-cell table:formula="of:=[.C303]+0.01" office:value-type="float" office:value="4.52999999999995" calcext:value-type="float">
            <text:p>4.53</text:p>
          </table:table-cell>
          <table:table-cell table:number-columns-repeated="2"/>
        </table:table-row>
        <table:table-row table:style-name="ro1">
          <table:table-cell table:formula="of:=[.A304]+0.01" office:value-type="float" office:value="3.03999999999998" calcext:value-type="float">
            <text:p>3.04</text:p>
          </table:table-cell>
          <table:table-cell office:value-type="float" office:value="70.2812271118164" calcext:value-type="float">
            <text:p>70.2812271118</text:p>
          </table:table-cell>
          <table:table-cell table:formula="of:=[.C304]+0.01" office:value-type="float" office:value="4.53999999999995" calcext:value-type="float">
            <text:p>4.54</text:p>
          </table:table-cell>
          <table:table-cell table:number-columns-repeated="2"/>
        </table:table-row>
        <table:table-row table:style-name="ro1">
          <table:table-cell table:formula="of:=[.A305]+0.01" office:value-type="float" office:value="3.04999999999998" calcext:value-type="float">
            <text:p>3.05</text:p>
          </table:table-cell>
          <table:table-cell office:value-type="float" office:value="70.2790374755859" calcext:value-type="float">
            <text:p>70.2790374756</text:p>
          </table:table-cell>
          <table:table-cell table:formula="of:=[.C305]+0.01" office:value-type="float" office:value="4.54999999999995" calcext:value-type="float">
            <text:p>4.55</text:p>
          </table:table-cell>
          <table:table-cell table:number-columns-repeated="2"/>
        </table:table-row>
        <table:table-row table:style-name="ro1">
          <table:table-cell table:formula="of:=[.A306]+0.01" office:value-type="float" office:value="3.05999999999998" calcext:value-type="float">
            <text:p>3.06</text:p>
          </table:table-cell>
          <table:table-cell office:value-type="float" office:value="70.2757873535156" calcext:value-type="float">
            <text:p>70.2757873535</text:p>
          </table:table-cell>
          <table:table-cell table:formula="of:=[.C306]+0.01" office:value-type="float" office:value="4.55999999999995" calcext:value-type="float">
            <text:p>4.56</text:p>
          </table:table-cell>
          <table:table-cell table:number-columns-repeated="2"/>
        </table:table-row>
        <table:table-row table:style-name="ro1">
          <table:table-cell table:formula="of:=[.A307]+0.01" office:value-type="float" office:value="3.06999999999998" calcext:value-type="float">
            <text:p>3.07</text:p>
          </table:table-cell>
          <table:table-cell office:value-type="float" office:value="70.274040222168" calcext:value-type="float">
            <text:p>70.2740402222</text:p>
          </table:table-cell>
          <table:table-cell table:formula="of:=[.C307]+0.01" office:value-type="float" office:value="4.56999999999995" calcext:value-type="float">
            <text:p>4.57</text:p>
          </table:table-cell>
          <table:table-cell table:number-columns-repeated="2"/>
        </table:table-row>
        <table:table-row table:style-name="ro1">
          <table:table-cell table:formula="of:=[.A308]+0.01" office:value-type="float" office:value="3.07999999999998" calcext:value-type="float">
            <text:p>3.08</text:p>
          </table:table-cell>
          <table:table-cell office:value-type="float" office:value="70.2700347900391" calcext:value-type="float">
            <text:p>70.27003479</text:p>
          </table:table-cell>
          <table:table-cell table:formula="of:=[.C308]+0.01" office:value-type="float" office:value="4.57999999999995" calcext:value-type="float">
            <text:p>4.58</text:p>
          </table:table-cell>
          <table:table-cell table:number-columns-repeated="2"/>
        </table:table-row>
        <table:table-row table:style-name="ro1">
          <table:table-cell table:formula="of:=[.A309]+0.01" office:value-type="float" office:value="3.08999999999998" calcext:value-type="float">
            <text:p>3.09</text:p>
          </table:table-cell>
          <table:table-cell office:value-type="float" office:value="70.2686309814453" calcext:value-type="float">
            <text:p>70.2686309814</text:p>
          </table:table-cell>
          <table:table-cell table:formula="of:=[.C309]+0.01" office:value-type="float" office:value="4.58999999999995" calcext:value-type="float">
            <text:p>4.59</text:p>
          </table:table-cell>
          <table:table-cell table:number-columns-repeated="2"/>
        </table:table-row>
        <table:table-row table:style-name="ro1">
          <table:table-cell table:formula="of:=[.A310]+0.01" office:value-type="float" office:value="3.09999999999998" calcext:value-type="float">
            <text:p>3.1</text:p>
          </table:table-cell>
          <table:table-cell office:value-type="float" office:value="70.2643966674805" calcext:value-type="float">
            <text:p>70.2643966675</text:p>
          </table:table-cell>
          <table:table-cell table:formula="of:=[.C310]+0.01" office:value-type="float" office:value="4.59999999999995" calcext:value-type="float">
            <text:p>4.6</text:p>
          </table:table-cell>
          <table:table-cell table:number-columns-repeated="2"/>
        </table:table-row>
        <table:table-row table:style-name="ro1">
          <table:table-cell table:formula="of:=[.A311]+0.01" office:value-type="float" office:value="3.10999999999998" calcext:value-type="float">
            <text:p>3.11</text:p>
          </table:table-cell>
          <table:table-cell office:value-type="float" office:value="70.26220703125" calcext:value-type="float">
            <text:p>70.2622070313</text:p>
          </table:table-cell>
          <table:table-cell table:formula="of:=[.C311]+0.01" office:value-type="float" office:value="4.60999999999995" calcext:value-type="float">
            <text:p>4.61</text:p>
          </table:table-cell>
          <table:table-cell table:number-columns-repeated="2"/>
        </table:table-row>
        <table:table-row table:style-name="ro1">
          <table:table-cell table:formula="of:=[.A312]+0.01" office:value-type="float" office:value="3.11999999999998" calcext:value-type="float">
            <text:p>3.12</text:p>
          </table:table-cell>
          <table:table-cell office:value-type="float" office:value="70.2593841552734" calcext:value-type="float">
            <text:p>70.2593841553</text:p>
          </table:table-cell>
          <table:table-cell table:formula="of:=[.C312]+0.01" office:value-type="float" office:value="4.61999999999995" calcext:value-type="float">
            <text:p>4.62</text:p>
          </table:table-cell>
          <table:table-cell table:number-columns-repeated="2"/>
        </table:table-row>
        <table:table-row table:style-name="ro1">
          <table:table-cell table:formula="of:=[.A313]+0.01" office:value-type="float" office:value="3.12999999999998" calcext:value-type="float">
            <text:p>3.13</text:p>
          </table:table-cell>
          <table:table-cell office:value-type="float" office:value="70.2575378417969" calcext:value-type="float">
            <text:p>70.2575378418</text:p>
          </table:table-cell>
          <table:table-cell table:formula="of:=[.C313]+0.01" office:value-type="float" office:value="4.62999999999995" calcext:value-type="float">
            <text:p>4.63</text:p>
          </table:table-cell>
          <table:table-cell table:number-columns-repeated="2"/>
        </table:table-row>
        <table:table-row table:style-name="ro1">
          <table:table-cell table:formula="of:=[.A314]+0.01" office:value-type="float" office:value="3.13999999999998" calcext:value-type="float">
            <text:p>3.14</text:p>
          </table:table-cell>
          <table:table-cell office:value-type="float" office:value="70.2543792724609" calcext:value-type="float">
            <text:p>70.2543792725</text:p>
          </table:table-cell>
          <table:table-cell table:formula="of:=[.C314]+0.01" office:value-type="float" office:value="4.63999999999994" calcext:value-type="float">
            <text:p>4.64</text:p>
          </table:table-cell>
          <table:table-cell table:number-columns-repeated="2"/>
        </table:table-row>
        <table:table-row table:style-name="ro1">
          <table:table-cell table:formula="of:=[.A315]+0.01" office:value-type="float" office:value="3.14999999999998" calcext:value-type="float">
            <text:p>3.15</text:p>
          </table:table-cell>
          <table:table-cell office:value-type="float" office:value="70.2519989013672" calcext:value-type="float">
            <text:p>70.2519989014</text:p>
          </table:table-cell>
          <table:table-cell table:formula="of:=[.C315]+0.01" office:value-type="float" office:value="4.64999999999994" calcext:value-type="float">
            <text:p>4.65</text:p>
          </table:table-cell>
          <table:table-cell table:number-columns-repeated="2"/>
        </table:table-row>
        <table:table-row table:style-name="ro1">
          <table:table-cell table:formula="of:=[.A316]+0.01" office:value-type="float" office:value="3.15999999999998" calcext:value-type="float">
            <text:p>3.16</text:p>
          </table:table-cell>
          <table:table-cell office:value-type="float" office:value="70.2488632202148" calcext:value-type="float">
            <text:p>70.2488632202</text:p>
          </table:table-cell>
          <table:table-cell table:formula="of:=[.C316]+0.01" office:value-type="float" office:value="4.65999999999994" calcext:value-type="float">
            <text:p>4.66</text:p>
          </table:table-cell>
          <table:table-cell table:number-columns-repeated="2"/>
        </table:table-row>
        <table:table-row table:style-name="ro1">
          <table:table-cell table:formula="of:=[.A317]+0.01" office:value-type="float" office:value="3.16999999999998" calcext:value-type="float">
            <text:p>3.17</text:p>
          </table:table-cell>
          <table:table-cell office:value-type="float" office:value="70.2475662231445" calcext:value-type="float">
            <text:p>70.2475662231</text:p>
          </table:table-cell>
          <table:table-cell table:formula="of:=[.C317]+0.01" office:value-type="float" office:value="4.66999999999994" calcext:value-type="float">
            <text:p>4.67</text:p>
          </table:table-cell>
          <table:table-cell table:number-columns-repeated="2"/>
        </table:table-row>
        <table:table-row table:style-name="ro1">
          <table:table-cell table:formula="of:=[.A318]+0.01" office:value-type="float" office:value="3.17999999999998" calcext:value-type="float">
            <text:p>3.18</text:p>
          </table:table-cell>
          <table:table-cell office:value-type="float" office:value="70.2439804077148" calcext:value-type="float">
            <text:p>70.2439804077</text:p>
          </table:table-cell>
          <table:table-cell table:formula="of:=[.C318]+0.01" office:value-type="float" office:value="4.67999999999994" calcext:value-type="float">
            <text:p>4.68</text:p>
          </table:table-cell>
          <table:table-cell table:number-columns-repeated="2"/>
        </table:table-row>
        <table:table-row table:style-name="ro1">
          <table:table-cell table:formula="of:=[.A319]+0.01" office:value-type="float" office:value="3.18999999999998" calcext:value-type="float">
            <text:p>3.19</text:p>
          </table:table-cell>
          <table:table-cell office:value-type="float" office:value="70.2422866821289" calcext:value-type="float">
            <text:p>70.2422866821</text:p>
          </table:table-cell>
          <table:table-cell table:formula="of:=[.C319]+0.01" office:value-type="float" office:value="4.68999999999994" calcext:value-type="float">
            <text:p>4.69</text:p>
          </table:table-cell>
          <table:table-cell table:number-columns-repeated="2"/>
        </table:table-row>
        <table:table-row table:style-name="ro1">
          <table:table-cell table:formula="of:=[.A320]+0.01" office:value-type="float" office:value="3.19999999999998" calcext:value-type="float">
            <text:p>3.2</text:p>
          </table:table-cell>
          <table:table-cell office:value-type="float" office:value="70.2398147583008" calcext:value-type="float">
            <text:p>70.2398147583</text:p>
          </table:table-cell>
          <table:table-cell table:formula="of:=[.C320]+0.01" office:value-type="float" office:value="4.69999999999994" calcext:value-type="float">
            <text:p>4.7</text:p>
          </table:table-cell>
          <table:table-cell table:number-columns-repeated="2"/>
        </table:table-row>
        <table:table-row table:style-name="ro1">
          <table:table-cell table:formula="of:=[.A321]+0.01" office:value-type="float" office:value="3.20999999999998" calcext:value-type="float">
            <text:p>3.21</text:p>
          </table:table-cell>
          <table:table-cell office:value-type="float" office:value="70.2378311157227" calcext:value-type="float">
            <text:p>70.2378311157</text:p>
          </table:table-cell>
          <table:table-cell table:formula="of:=[.C321]+0.01" office:value-type="float" office:value="4.70999999999994" calcext:value-type="float">
            <text:p>4.71</text:p>
          </table:table-cell>
          <table:table-cell table:number-columns-repeated="2"/>
        </table:table-row>
        <table:table-row table:style-name="ro1">
          <table:table-cell table:formula="of:=[.A322]+0.01" office:value-type="float" office:value="3.21999999999998" calcext:value-type="float">
            <text:p>3.22</text:p>
          </table:table-cell>
          <table:table-cell office:value-type="float" office:value="70.2348861694336" calcext:value-type="float">
            <text:p>70.2348861694</text:p>
          </table:table-cell>
          <table:table-cell table:formula="of:=[.C322]+0.01" office:value-type="float" office:value="4.71999999999994" calcext:value-type="float">
            <text:p>4.72</text:p>
          </table:table-cell>
          <table:table-cell table:number-columns-repeated="2"/>
        </table:table-row>
        <table:table-row table:style-name="ro1">
          <table:table-cell table:formula="of:=[.A323]+0.01" office:value-type="float" office:value="3.22999999999997" calcext:value-type="float">
            <text:p>3.23</text:p>
          </table:table-cell>
          <table:table-cell office:value-type="float" office:value="70.233757019043" calcext:value-type="float">
            <text:p>70.233757019</text:p>
          </table:table-cell>
          <table:table-cell table:formula="of:=[.C323]+0.01" office:value-type="float" office:value="4.72999999999994" calcext:value-type="float">
            <text:p>4.73</text:p>
          </table:table-cell>
          <table:table-cell table:number-columns-repeated="2"/>
        </table:table-row>
        <table:table-row table:style-name="ro1">
          <table:table-cell table:formula="of:=[.A324]+0.01" office:value-type="float" office:value="3.23999999999997" calcext:value-type="float">
            <text:p>3.24</text:p>
          </table:table-cell>
          <table:table-cell office:value-type="float" office:value="70.2306594848633" calcext:value-type="float">
            <text:p>70.2306594849</text:p>
          </table:table-cell>
          <table:table-cell table:formula="of:=[.C324]+0.01" office:value-type="float" office:value="4.73999999999994" calcext:value-type="float">
            <text:p>4.74</text:p>
          </table:table-cell>
          <table:table-cell table:number-columns-repeated="2"/>
        </table:table-row>
        <table:table-row table:style-name="ro1">
          <table:table-cell table:formula="of:=[.A325]+0.01" office:value-type="float" office:value="3.24999999999997" calcext:value-type="float">
            <text:p>3.25</text:p>
          </table:table-cell>
          <table:table-cell office:value-type="float" office:value="70.2285919189453" calcext:value-type="float">
            <text:p>70.2285919189</text:p>
          </table:table-cell>
          <table:table-cell table:formula="of:=[.C325]+0.01" office:value-type="float" office:value="4.74999999999994" calcext:value-type="float">
            <text:p>4.75</text:p>
          </table:table-cell>
          <table:table-cell table:number-columns-repeated="2"/>
        </table:table-row>
        <table:table-row table:style-name="ro1">
          <table:table-cell table:formula="of:=[.A326]+0.01" office:value-type="float" office:value="3.25999999999997" calcext:value-type="float">
            <text:p>3.26</text:p>
          </table:table-cell>
          <table:table-cell office:value-type="float" office:value="70.2255935668945" calcext:value-type="float">
            <text:p>70.2255935669</text:p>
          </table:table-cell>
          <table:table-cell table:formula="of:=[.C326]+0.01" office:value-type="float" office:value="4.75999999999994" calcext:value-type="float">
            <text:p>4.76</text:p>
          </table:table-cell>
          <table:table-cell table:number-columns-repeated="2"/>
        </table:table-row>
        <table:table-row table:style-name="ro1">
          <table:table-cell table:formula="of:=[.A327]+0.01" office:value-type="float" office:value="3.26999999999997" calcext:value-type="float">
            <text:p>3.27</text:p>
          </table:table-cell>
          <table:table-cell office:value-type="float" office:value="70.2233428955078" calcext:value-type="float">
            <text:p>70.2233428955</text:p>
          </table:table-cell>
          <table:table-cell table:formula="of:=[.C327]+0.01" office:value-type="float" office:value="4.76999999999994" calcext:value-type="float">
            <text:p>4.77</text:p>
          </table:table-cell>
          <table:table-cell table:number-columns-repeated="2"/>
        </table:table-row>
        <table:table-row table:style-name="ro1">
          <table:table-cell table:formula="of:=[.A328]+0.01" office:value-type="float" office:value="3.27999999999997" calcext:value-type="float">
            <text:p>3.28</text:p>
          </table:table-cell>
          <table:table-cell office:value-type="float" office:value="70.2211380004883" calcext:value-type="float">
            <text:p>70.2211380005</text:p>
          </table:table-cell>
          <table:table-cell table:formula="of:=[.C328]+0.01" office:value-type="float" office:value="4.77999999999994" calcext:value-type="float">
            <text:p>4.78</text:p>
          </table:table-cell>
          <table:table-cell table:number-columns-repeated="2"/>
        </table:table-row>
        <table:table-row table:style-name="ro1">
          <table:table-cell table:formula="of:=[.A329]+0.01" office:value-type="float" office:value="3.28999999999997" calcext:value-type="float">
            <text:p>3.29</text:p>
          </table:table-cell>
          <table:table-cell office:value-type="float" office:value="70.2192459106445" calcext:value-type="float">
            <text:p>70.2192459106</text:p>
          </table:table-cell>
          <table:table-cell table:formula="of:=[.C329]+0.01" office:value-type="float" office:value="4.78999999999994" calcext:value-type="float">
            <text:p>4.79</text:p>
          </table:table-cell>
          <table:table-cell table:number-columns-repeated="2"/>
        </table:table-row>
        <table:table-row table:style-name="ro1">
          <table:table-cell table:formula="of:=[.A330]+0.01" office:value-type="float" office:value="3.29999999999997" calcext:value-type="float">
            <text:p>3.3</text:p>
          </table:table-cell>
          <table:table-cell office:value-type="float" office:value="70.2167739868164" calcext:value-type="float">
            <text:p>70.2167739868</text:p>
          </table:table-cell>
          <table:table-cell table:formula="of:=[.C330]+0.01" office:value-type="float" office:value="4.79999999999994" calcext:value-type="float">
            <text:p>4.8</text:p>
          </table:table-cell>
          <table:table-cell table:number-columns-repeated="2"/>
        </table:table-row>
        <table:table-row table:style-name="ro1">
          <table:table-cell table:formula="of:=[.A331]+0.01" office:value-type="float" office:value="3.30999999999997" calcext:value-type="float">
            <text:p>3.31</text:p>
          </table:table-cell>
          <table:table-cell office:value-type="float" office:value="70.2148361206055" calcext:value-type="float">
            <text:p>70.2148361206</text:p>
          </table:table-cell>
          <table:table-cell table:formula="of:=[.C331]+0.01" office:value-type="float" office:value="4.80999999999994" calcext:value-type="float">
            <text:p>4.81</text:p>
          </table:table-cell>
          <table:table-cell table:number-columns-repeated="2"/>
        </table:table-row>
        <table:table-row table:style-name="ro1">
          <table:table-cell table:formula="of:=[.A332]+0.01" office:value-type="float" office:value="3.31999999999997" calcext:value-type="float">
            <text:p>3.32</text:p>
          </table:table-cell>
          <table:table-cell office:value-type="float" office:value="70.2118148803711" calcext:value-type="float">
            <text:p>70.2118148804</text:p>
          </table:table-cell>
          <table:table-cell table:formula="of:=[.C332]+0.01" office:value-type="float" office:value="4.81999999999994" calcext:value-type="float">
            <text:p>4.82</text:p>
          </table:table-cell>
          <table:table-cell table:number-columns-repeated="2"/>
        </table:table-row>
        <table:table-row table:style-name="ro1">
          <table:table-cell table:formula="of:=[.A333]+0.01" office:value-type="float" office:value="3.32999999999997" calcext:value-type="float">
            <text:p>3.33</text:p>
          </table:table-cell>
          <table:table-cell office:value-type="float" office:value="70.2100524902344" calcext:value-type="float">
            <text:p>70.2100524902</text:p>
          </table:table-cell>
          <table:table-cell table:formula="of:=[.C333]+0.01" office:value-type="float" office:value="4.82999999999994" calcext:value-type="float">
            <text:p>4.83</text:p>
          </table:table-cell>
          <table:table-cell table:number-columns-repeated="2"/>
        </table:table-row>
        <table:table-row table:style-name="ro1">
          <table:table-cell table:formula="of:=[.A334]+0.01" office:value-type="float" office:value="3.33999999999997" calcext:value-type="float">
            <text:p>3.34</text:p>
          </table:table-cell>
          <table:table-cell office:value-type="float" office:value="70.2062301635742" calcext:value-type="float">
            <text:p>70.2062301636</text:p>
          </table:table-cell>
          <table:table-cell table:formula="of:=[.C334]+0.01" office:value-type="float" office:value="4.83999999999994" calcext:value-type="float">
            <text:p>4.84</text:p>
          </table:table-cell>
          <table:table-cell table:number-columns-repeated="2"/>
        </table:table-row>
        <table:table-row table:style-name="ro1">
          <table:table-cell table:formula="of:=[.A335]+0.01" office:value-type="float" office:value="3.34999999999997" calcext:value-type="float">
            <text:p>3.35</text:p>
          </table:table-cell>
          <table:table-cell office:value-type="float" office:value="70.2037811279297" calcext:value-type="float">
            <text:p>70.2037811279</text:p>
          </table:table-cell>
          <table:table-cell table:formula="of:=[.C335]+0.01" office:value-type="float" office:value="4.84999999999994" calcext:value-type="float">
            <text:p>4.85</text:p>
          </table:table-cell>
          <table:table-cell table:number-columns-repeated="2"/>
        </table:table-row>
        <table:table-row table:style-name="ro1">
          <table:table-cell table:formula="of:=[.A336]+0.01" office:value-type="float" office:value="3.35999999999997" calcext:value-type="float">
            <text:p>3.36</text:p>
          </table:table-cell>
          <table:table-cell office:value-type="float" office:value="70.1997833251953" calcext:value-type="float">
            <text:p>70.1997833252</text:p>
          </table:table-cell>
          <table:table-cell table:formula="of:=[.C336]+0.01" office:value-type="float" office:value="4.85999999999994" calcext:value-type="float">
            <text:p>4.86</text:p>
          </table:table-cell>
          <table:table-cell table:number-columns-repeated="2"/>
        </table:table-row>
        <table:table-row table:style-name="ro1">
          <table:table-cell table:formula="of:=[.A337]+0.01" office:value-type="float" office:value="3.36999999999997" calcext:value-type="float">
            <text:p>3.37</text:p>
          </table:table-cell>
          <table:table-cell office:value-type="float" office:value="70.1979522705078" calcext:value-type="float">
            <text:p>70.1979522705</text:p>
          </table:table-cell>
          <table:table-cell table:formula="of:=[.C337]+0.01" office:value-type="float" office:value="4.86999999999994" calcext:value-type="float">
            <text:p>4.87</text:p>
          </table:table-cell>
          <table:table-cell table:number-columns-repeated="2"/>
        </table:table-row>
        <table:table-row table:style-name="ro1">
          <table:table-cell table:formula="of:=[.A338]+0.01" office:value-type="float" office:value="3.37999999999997" calcext:value-type="float">
            <text:p>3.38</text:p>
          </table:table-cell>
          <table:table-cell office:value-type="float" office:value="70.1936798095703" calcext:value-type="float">
            <text:p>70.1936798096</text:p>
          </table:table-cell>
          <table:table-cell table:formula="of:=[.C338]+0.01" office:value-type="float" office:value="4.87999999999994" calcext:value-type="float">
            <text:p>4.88</text:p>
          </table:table-cell>
          <table:table-cell table:number-columns-repeated="2"/>
        </table:table-row>
        <table:table-row table:style-name="ro1">
          <table:table-cell table:formula="of:=[.A339]+0.01" office:value-type="float" office:value="3.38999999999997" calcext:value-type="float">
            <text:p>3.39</text:p>
          </table:table-cell>
          <table:table-cell office:value-type="float" office:value="70.1915969848633" calcext:value-type="float">
            <text:p>70.1915969849</text:p>
          </table:table-cell>
          <table:table-cell table:formula="of:=[.C339]+0.01" office:value-type="float" office:value="4.88999999999994" calcext:value-type="float">
            <text:p>4.89</text:p>
          </table:table-cell>
          <table:table-cell table:number-columns-repeated="2"/>
        </table:table-row>
        <table:table-row table:style-name="ro1">
          <table:table-cell table:formula="of:=[.A340]+0.01" office:value-type="float" office:value="3.39999999999997" calcext:value-type="float">
            <text:p>3.4</text:p>
          </table:table-cell>
          <table:table-cell office:value-type="float" office:value="70.1899566650391" calcext:value-type="float">
            <text:p>70.189956665</text:p>
          </table:table-cell>
          <table:table-cell table:formula="of:=[.C340]+0.01" office:value-type="float" office:value="4.89999999999994" calcext:value-type="float">
            <text:p>4.9</text:p>
          </table:table-cell>
          <table:table-cell table:number-columns-repeated="2"/>
        </table:table-row>
        <table:table-row table:style-name="ro1">
          <table:table-cell table:formula="of:=[.A341]+0.01" office:value-type="float" office:value="3.40999999999997" calcext:value-type="float">
            <text:p>3.41</text:p>
          </table:table-cell>
          <table:table-cell office:value-type="float" office:value="70.188362121582" calcext:value-type="float">
            <text:p>70.1883621216</text:p>
          </table:table-cell>
          <table:table-cell table:formula="of:=[.C341]+0.01" office:value-type="float" office:value="4.90999999999994" calcext:value-type="float">
            <text:p>4.91</text:p>
          </table:table-cell>
          <table:table-cell table:number-columns-repeated="2"/>
        </table:table-row>
        <table:table-row table:style-name="ro1">
          <table:table-cell table:formula="of:=[.A342]+0.01" office:value-type="float" office:value="3.41999999999997" calcext:value-type="float">
            <text:p>3.42</text:p>
          </table:table-cell>
          <table:table-cell office:value-type="float" office:value="70.1855239868164" calcext:value-type="float">
            <text:p>70.1855239868</text:p>
          </table:table-cell>
          <table:table-cell table:formula="of:=[.C342]+0.01" office:value-type="float" office:value="4.91999999999994" calcext:value-type="float">
            <text:p>4.92</text:p>
          </table:table-cell>
          <table:table-cell table:number-columns-repeated="2"/>
        </table:table-row>
        <table:table-row table:style-name="ro1">
          <table:table-cell table:formula="of:=[.A343]+0.01" office:value-type="float" office:value="3.42999999999997" calcext:value-type="float">
            <text:p>3.43</text:p>
          </table:table-cell>
          <table:table-cell office:value-type="float" office:value="70.1842498779297" calcext:value-type="float">
            <text:p>70.1842498779</text:p>
          </table:table-cell>
          <table:table-cell table:formula="of:=[.C343]+0.01" office:value-type="float" office:value="4.92999999999994" calcext:value-type="float">
            <text:p>4.93</text:p>
          </table:table-cell>
          <table:table-cell table:number-columns-repeated="2"/>
        </table:table-row>
        <table:table-row table:style-name="ro1">
          <table:table-cell table:formula="of:=[.A344]+0.01" office:value-type="float" office:value="3.43999999999997" calcext:value-type="float">
            <text:p>3.44</text:p>
          </table:table-cell>
          <table:table-cell office:value-type="float" office:value="70.1815414428711" calcext:value-type="float">
            <text:p>70.1815414429</text:p>
          </table:table-cell>
          <table:table-cell table:formula="of:=[.C344]+0.01" office:value-type="float" office:value="4.93999999999994" calcext:value-type="float">
            <text:p>4.94</text:p>
          </table:table-cell>
          <table:table-cell table:number-columns-repeated="2"/>
        </table:table-row>
        <table:table-row table:style-name="ro1">
          <table:table-cell table:formula="of:=[.A345]+0.01" office:value-type="float" office:value="3.44999999999997" calcext:value-type="float">
            <text:p>3.45</text:p>
          </table:table-cell>
          <table:table-cell office:value-type="float" office:value="70.1793441772461" calcext:value-type="float">
            <text:p>70.1793441772</text:p>
          </table:table-cell>
          <table:table-cell table:formula="of:=[.C345]+0.01" office:value-type="float" office:value="4.94999999999994" calcext:value-type="float">
            <text:p>4.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766738891602" calcext:value-type="float">
            <text:p>70.1766738892</text:p>
          </table:table-cell>
          <table:table-cell table:formula="of:=[.C346]+0.01" office:value-type="float" office:value="4.95999999999994" calcext:value-type="float">
            <text:p>4.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748809814453" calcext:value-type="float">
            <text:p>70.1748809814</text:p>
          </table:table-cell>
          <table:table-cell table:formula="of:=[.C347]+0.01" office:value-type="float" office:value="4.96999999999994" calcext:value-type="float">
            <text:p>4.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717224121094" calcext:value-type="float">
            <text:p>70.1717224121</text:p>
          </table:table-cell>
          <table:table-cell table:formula="of:=[.C348]+0.01" office:value-type="float" office:value="4.97999999999994" calcext:value-type="float">
            <text:p>4.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691818237305" calcext:value-type="float">
            <text:p>70.1691818237</text:p>
          </table:table-cell>
          <table:table-cell table:formula="of:=[.C349]+0.01" office:value-type="float" office:value="4.98999999999994" calcext:value-type="float">
            <text:p>4.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658706665039" calcext:value-type="float">
            <text:p>70.1658706665</text:p>
          </table:table-cell>
          <table:table-cell table:formula="of:=[.C350]+0.01" office:value-type="float" office:value="4.99999999999994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640548706055" calcext:value-type="float">
            <text:p>70.1640548706</text:p>
          </table:table-cell>
          <table:table-cell table:formula="of:=[.C351]+0.01" office:value-type="float" office:value="5.00999999999994" calcext:value-type="float">
            <text:p>5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628570556641" calcext:value-type="float">
            <text:p>70.1628570557</text:p>
          </table:table-cell>
          <table:table-cell table:formula="of:=[.C352]+0.01" office:value-type="float" office:value="5.01999999999994" calcext:value-type="float">
            <text:p>5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605758666992" calcext:value-type="float">
            <text:p>70.1605758667</text:p>
          </table:table-cell>
          <table:table-cell table:formula="of:=[.C353]+0.01" office:value-type="float" office:value="5.02999999999994" calcext:value-type="float">
            <text:p>5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572113037109" calcext:value-type="float">
            <text:p>70.1572113037</text:p>
          </table:table-cell>
          <table:table-cell table:formula="of:=[.C354]+0.01" office:value-type="float" office:value="5.03999999999994" calcext:value-type="float">
            <text:p>5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54670715332" calcext:value-type="float">
            <text:p>70.1546707153</text:p>
          </table:table-cell>
          <table:table-cell table:formula="of:=[.C355]+0.01" office:value-type="float" office:value="5.04999999999994" calcext:value-type="float">
            <text:p>5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523666381836" calcext:value-type="float">
            <text:p>70.1523666382</text:p>
          </table:table-cell>
          <table:table-cell table:formula="of:=[.C356]+0.01" office:value-type="float" office:value="5.05999999999994" calcext:value-type="float">
            <text:p>5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501007080078" calcext:value-type="float">
            <text:p>70.150100708</text:p>
          </table:table-cell>
          <table:table-cell table:formula="of:=[.C357]+0.01" office:value-type="float" office:value="5.06999999999994" calcext:value-type="float">
            <text:p>5.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478652954102" calcext:value-type="float">
            <text:p>70.1478652954</text:p>
          </table:table-cell>
          <table:table-cell table:formula="of:=[.C358]+0.01" office:value-type="float" office:value="5.07999999999994" calcext:value-type="float">
            <text:p>5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457443237305" calcext:value-type="float">
            <text:p>70.1457443237</text:p>
          </table:table-cell>
          <table:table-cell table:formula="of:=[.C359]+0.01" office:value-type="float" office:value="5.08999999999994" calcext:value-type="float">
            <text:p>5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429901123047" calcext:value-type="float">
            <text:p>70.1429901123</text:p>
          </table:table-cell>
          <table:table-cell table:formula="of:=[.C360]+0.01" office:value-type="float" office:value="5.09999999999994" calcext:value-type="float">
            <text:p>5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410827636719" calcext:value-type="float">
            <text:p>70.1410827637</text:p>
          </table:table-cell>
          <table:table-cell table:formula="of:=[.C361]+0.01" office:value-type="float" office:value="5.10999999999993" calcext:value-type="float">
            <text:p>5.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384811401367" calcext:value-type="float">
            <text:p>70.1384811401</text:p>
          </table:table-cell>
          <table:table-cell table:formula="of:=[.C362]+0.01" office:value-type="float" office:value="5.11999999999993" calcext:value-type="float">
            <text:p>5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373901367188" calcext:value-type="float">
            <text:p>70.1373901367</text:p>
          </table:table-cell>
          <table:table-cell table:formula="of:=[.C363]+0.01" office:value-type="float" office:value="5.12999999999993" calcext:value-type="float">
            <text:p>5.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348266601562" calcext:value-type="float">
            <text:p>70.1348266602</text:p>
          </table:table-cell>
          <table:table-cell table:formula="of:=[.C364]+0.01" office:value-type="float" office:value="5.13999999999993" calcext:value-type="float">
            <text:p>5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331253051758" calcext:value-type="float">
            <text:p>70.1331253052</text:p>
          </table:table-cell>
          <table:table-cell table:formula="of:=[.C365]+0.01" office:value-type="float" office:value="5.14999999999993" calcext:value-type="float">
            <text:p>5.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306533813477" calcext:value-type="float">
            <text:p>70.1306533813</text:p>
          </table:table-cell>
          <table:table-cell table:formula="of:=[.C366]+0.01" office:value-type="float" office:value="5.15999999999993" calcext:value-type="float">
            <text:p>5.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278457641602" calcext:value-type="float">
            <text:p>70.1278457642</text:p>
          </table:table-cell>
          <table:table-cell table:formula="of:=[.C367]+0.01" office:value-type="float" office:value="5.16999999999993" calcext:value-type="float">
            <text:p>5.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257400512695" calcext:value-type="float">
            <text:p>70.1257400513</text:p>
          </table:table-cell>
          <table:table-cell table:formula="of:=[.C368]+0.01" office:value-type="float" office:value="5.17999999999993" calcext:value-type="float">
            <text:p>5.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244812011719" calcext:value-type="float">
            <text:p>70.1244812012</text:p>
          </table:table-cell>
          <table:table-cell table:formula="of:=[.C369]+0.01" office:value-type="float" office:value="5.18999999999993" calcext:value-type="float">
            <text:p>5.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211242675781" calcext:value-type="float">
            <text:p>70.1211242676</text:p>
          </table:table-cell>
          <table:table-cell table:formula="of:=[.C370]+0.01" office:value-type="float" office:value="5.19999999999993" calcext:value-type="float">
            <text:p>5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194686889648" calcext:value-type="float">
            <text:p>70.119468689</text:p>
          </table:table-cell>
          <table:table-cell table:formula="of:=[.C371]+0.01" office:value-type="float" office:value="5.20999999999993" calcext:value-type="float">
            <text:p>5.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173782348633" calcext:value-type="float">
            <text:p>70.1173782349</text:p>
          </table:table-cell>
          <table:table-cell table:formula="of:=[.C372]+0.01" office:value-type="float" office:value="5.21999999999993" calcext:value-type="float">
            <text:p>5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151809692383" calcext:value-type="float">
            <text:p>70.1151809692</text:p>
          </table:table-cell>
          <table:table-cell table:formula="of:=[.C373]+0.01" office:value-type="float" office:value="5.22999999999993" calcext:value-type="float">
            <text:p>5.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131591796875" calcext:value-type="float">
            <text:p>70.1131591797</text:p>
          </table:table-cell>
          <table:table-cell table:formula="of:=[.C374]+0.01" office:value-type="float" office:value="5.23999999999993" calcext:value-type="float">
            <text:p>5.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108245849609" calcext:value-type="float">
            <text:p>70.110824585</text:p>
          </table:table-cell>
          <table:table-cell table:formula="of:=[.C375]+0.01" office:value-type="float" office:value="5.24999999999993" calcext:value-type="float">
            <text:p>5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084899902344" calcext:value-type="float">
            <text:p>70.1084899902</text:p>
          </table:table-cell>
          <table:table-cell table:formula="of:=[.C376]+0.01" office:value-type="float" office:value="5.25999999999993" calcext:value-type="float">
            <text:p>5.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067657470703" calcext:value-type="float">
            <text:p>70.1067657471</text:p>
          </table:table-cell>
          <table:table-cell table:formula="of:=[.C377]+0.01" office:value-type="float" office:value="5.26999999999993" calcext:value-type="float">
            <text:p>5.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05110168457" calcext:value-type="float">
            <text:p>70.1051101685</text:p>
          </table:table-cell>
          <table:table-cell table:formula="of:=[.C378]+0.01" office:value-type="float" office:value="5.27999999999993" calcext:value-type="float">
            <text:p>5.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042022705078" calcext:value-type="float">
            <text:p>70.1042022705</text:p>
          </table:table-cell>
          <table:table-cell table:formula="of:=[.C379]+0.01" office:value-type="float" office:value="5.28999999999993" calcext:value-type="float">
            <text:p>5.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016845703125" calcext:value-type="float">
            <text:p>70.1016845703</text:p>
          </table:table-cell>
          <table:table-cell table:formula="of:=[.C380]+0.01" office:value-type="float" office:value="5.29999999999993" calcext:value-type="float">
            <text:p>5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1009979248047" calcext:value-type="float">
            <text:p>70.1009979248</text:p>
          </table:table-cell>
          <table:table-cell table:formula="of:=[.C381]+0.01" office:value-type="float" office:value="5.30999999999993" calcext:value-type="float">
            <text:p>5.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987930297852" calcext:value-type="float">
            <text:p>70.0987930298</text:p>
          </table:table-cell>
          <table:table-cell table:formula="of:=[.C382]+0.01" office:value-type="float" office:value="5.31999999999993" calcext:value-type="float">
            <text:p>5.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963439941406" calcext:value-type="float">
            <text:p>70.0963439941</text:p>
          </table:table-cell>
          <table:table-cell table:formula="of:=[.C383]+0.01" office:value-type="float" office:value="5.32999999999993" calcext:value-type="float">
            <text:p>5.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94367980957" calcext:value-type="float">
            <text:p>70.094367981</text:p>
          </table:table-cell>
          <table:table-cell table:formula="of:=[.C384]+0.01" office:value-type="float" office:value="5.33999999999993" calcext:value-type="float">
            <text:p>5.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92643737793" calcext:value-type="float">
            <text:p>70.0926437378</text:p>
          </table:table-cell>
          <table:table-cell table:formula="of:=[.C385]+0.01" office:value-type="float" office:value="5.34999999999993" calcext:value-type="float">
            <text:p>5.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899963378906" calcext:value-type="float">
            <text:p>70.0899963379</text:p>
          </table:table-cell>
          <table:table-cell table:formula="of:=[.C386]+0.01" office:value-type="float" office:value="5.35999999999993" calcext:value-type="float">
            <text:p>5.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891418457031" calcext:value-type="float">
            <text:p>70.0891418457</text:p>
          </table:table-cell>
          <table:table-cell table:formula="of:=[.C387]+0.01" office:value-type="float" office:value="5.36999999999993" calcext:value-type="float">
            <text:p>5.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872116088867" calcext:value-type="float">
            <text:p>70.0872116089</text:p>
          </table:table-cell>
          <table:table-cell table:formula="of:=[.C388]+0.01" office:value-type="float" office:value="5.37999999999993" calcext:value-type="float">
            <text:p>5.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861587524414" calcext:value-type="float">
            <text:p>70.0861587524</text:p>
          </table:table-cell>
          <table:table-cell table:formula="of:=[.C389]+0.01" office:value-type="float" office:value="5.38999999999993" calcext:value-type="float">
            <text:p>5.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826721191406" calcext:value-type="float">
            <text:p>70.0826721191</text:p>
          </table:table-cell>
          <table:table-cell table:formula="of:=[.C390]+0.01" office:value-type="float" office:value="5.39999999999993" calcext:value-type="float">
            <text:p>5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805511474609" calcext:value-type="float">
            <text:p>70.0805511475</text:p>
          </table:table-cell>
          <table:table-cell table:formula="of:=[.C391]+0.01" office:value-type="float" office:value="5.40999999999993" calcext:value-type="float">
            <text:p>5.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78239440918" calcext:value-type="float">
            <text:p>70.0782394409</text:p>
          </table:table-cell>
          <table:table-cell table:formula="of:=[.C392]+0.01" office:value-type="float" office:value="5.41999999999993" calcext:value-type="float">
            <text:p>5.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774307250977" calcext:value-type="float">
            <text:p>70.0774307251</text:p>
          </table:table-cell>
          <table:table-cell table:formula="of:=[.C393]+0.01" office:value-type="float" office:value="5.42999999999993" calcext:value-type="float">
            <text:p>5.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757064819336" calcext:value-type="float">
            <text:p>70.0757064819</text:p>
          </table:table-cell>
          <table:table-cell table:formula="of:=[.C394]+0.01" office:value-type="float" office:value="5.43999999999993" calcext:value-type="float">
            <text:p>5.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73356628418" calcext:value-type="float">
            <text:p>70.0733566284</text:p>
          </table:table-cell>
          <table:table-cell table:formula="of:=[.C395]+0.01" office:value-type="float" office:value="5.44999999999993" calcext:value-type="float">
            <text:p>5.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701522827148" calcext:value-type="float">
            <text:p>70.0701522827</text:p>
          </table:table-cell>
          <table:table-cell table:formula="of:=[.C396]+0.01" office:value-type="float" office:value="5.45999999999993" calcext:value-type="float">
            <text:p>5.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689315795898" calcext:value-type="float">
            <text:p>70.0689315796</text:p>
          </table:table-cell>
          <table:table-cell table:formula="of:=[.C397]+0.01" office:value-type="float" office:value="5.46999999999993" calcext:value-type="float">
            <text:p>5.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669784545898" calcext:value-type="float">
            <text:p>70.0669784546</text:p>
          </table:table-cell>
          <table:table-cell table:formula="of:=[.C398]+0.01" office:value-type="float" office:value="5.47999999999993" calcext:value-type="float">
            <text:p>5.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644760131836" calcext:value-type="float">
            <text:p>70.0644760132</text:p>
          </table:table-cell>
          <table:table-cell table:formula="of:=[.C399]+0.01" office:value-type="float" office:value="5.48999999999993" calcext:value-type="float">
            <text:p>5.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615844726562" calcext:value-type="float">
            <text:p>70.0615844727</text:p>
          </table:table-cell>
          <table:table-cell table:formula="of:=[.C400]+0.01" office:value-type="float" office:value="5.49999999999993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598831176758" calcext:value-type="float">
            <text:p>70.0598831177</text:p>
          </table:table-cell>
          <table:table-cell table:formula="of:=[.C401]+0.01" office:value-type="float" office:value="5.50999999999993" calcext:value-type="float">
            <text:p>5.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584869384766" calcext:value-type="float">
            <text:p>70.0584869385</text:p>
          </table:table-cell>
          <table:table-cell table:formula="of:=[.C402]+0.01" office:value-type="float" office:value="5.51999999999993" calcext:value-type="float">
            <text:p>5.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575790405273" calcext:value-type="float">
            <text:p>70.0575790405</text:p>
          </table:table-cell>
          <table:table-cell table:formula="of:=[.C403]+0.01" office:value-type="float" office:value="5.52999999999993" calcext:value-type="float">
            <text:p>5.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541763305664" calcext:value-type="float">
            <text:p>70.0541763306</text:p>
          </table:table-cell>
          <table:table-cell table:formula="of:=[.C404]+0.01" office:value-type="float" office:value="5.53999999999993" calcext:value-type="float">
            <text:p>5.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.0523681640625" calcext:value-type="float">
            <text:p>70.0523681641</text:p>
          </table:table-cell>
          <table:table-cell table:formula="of:=[.C405]+0.01" office:value-type="float" office:value="5.54999999999993" calcext:value-type="float">
            <text:p>5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06]+0.01" office:value-type="float" office:value="5.55999999999993" calcext:value-type="float">
            <text:p>5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07]+0.01" office:value-type="float" office:value="5.56999999999993" calcext:value-type="float">
            <text:p>5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08]+0.01" office:value-type="float" office:value="5.57999999999992" calcext:value-type="float">
            <text:p>5.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09]+0.01" office:value-type="float" office:value="5.58999999999992" calcext:value-type="float">
            <text:p>5.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10]+0.01" office:value-type="float" office:value="5.59999999999992" calcext:value-type="float">
            <text:p>5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11]+0.01" office:value-type="float" office:value="5.60999999999992" calcext:value-type="float">
            <text:p>5.6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12]+0.01" office:value-type="float" office:value="5.61999999999992" calcext:value-type="float">
            <text:p>5.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13]+0.01" office:value-type="float" office:value="5.62999999999992" calcext:value-type="float">
            <text:p>5.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14]+0.01" office:value-type="float" office:value="5.63999999999992" calcext:value-type="float">
            <text:p>5.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15]+0.01" office:value-type="float" office:value="5.64999999999992" calcext:value-type="float">
            <text:p>5.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16]+0.01" office:value-type="float" office:value="5.65999999999992" calcext:value-type="float">
            <text:p>5.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17]+0.01" office:value-type="float" office:value="5.66999999999992" calcext:value-type="float">
            <text:p>5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18]+0.01" office:value-type="float" office:value="5.67999999999992" calcext:value-type="float">
            <text:p>5.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19]+0.01" office:value-type="float" office:value="5.68999999999992" calcext:value-type="float">
            <text:p>5.6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20]+0.01" office:value-type="float" office:value="5.69999999999992" calcext:value-type="float">
            <text:p>5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21]+0.01" office:value-type="float" office:value="5.70999999999992" calcext:value-type="float">
            <text:p>5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22]+0.01" office:value-type="float" office:value="5.71999999999992" calcext:value-type="float">
            <text:p>5.7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23]+0.01" office:value-type="float" office:value="5.72999999999992" calcext:value-type="float">
            <text:p>5.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24]+0.01" office:value-type="float" office:value="5.73999999999992" calcext:value-type="float">
            <text:p>5.7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25]+0.01" office:value-type="float" office:value="5.74999999999992" calcext:value-type="float">
            <text:p>5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26]+0.01" office:value-type="float" office:value="5.75999999999992" calcext:value-type="float">
            <text:p>5.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27]+0.01" office:value-type="float" office:value="5.76999999999992" calcext:value-type="float">
            <text:p>5.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28]+0.01" office:value-type="float" office:value="5.77999999999992" calcext:value-type="float">
            <text:p>5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29]+0.01" office:value-type="float" office:value="5.78999999999992" calcext:value-type="float">
            <text:p>5.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30]+0.01" office:value-type="float" office:value="5.79999999999992" calcext:value-type="float">
            <text:p>5.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31]+0.01" office:value-type="float" office:value="5.80999999999992" calcext:value-type="float">
            <text:p>5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32]+0.01" office:value-type="float" office:value="5.81999999999992" calcext:value-type="float">
            <text:p>5.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33]+0.01" office:value-type="float" office:value="5.82999999999992" calcext:value-type="float">
            <text:p>5.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34]+0.01" office:value-type="float" office:value="5.83999999999992" calcext:value-type="float">
            <text:p>5.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35]+0.01" office:value-type="float" office:value="5.84999999999992" calcext:value-type="float">
            <text:p>5.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36]+0.01" office:value-type="float" office:value="5.85999999999992" calcext:value-type="float">
            <text:p>5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37]+0.01" office:value-type="float" office:value="5.86999999999992" calcext:value-type="float">
            <text:p>5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38]+0.01" office:value-type="float" office:value="5.87999999999992" calcext:value-type="float">
            <text:p>5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39]+0.01" office:value-type="float" office:value="5.88999999999992" calcext:value-type="float">
            <text:p>5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40]+0.01" office:value-type="float" office:value="5.89999999999992" calcext:value-type="float">
            <text:p>5.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41]+0.01" office:value-type="float" office:value="5.90999999999992" calcext:value-type="float">
            <text:p>5.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42]+0.01" office:value-type="float" office:value="5.91999999999992" calcext:value-type="float">
            <text:p>5.9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43]+0.01" office:value-type="float" office:value="5.92999999999992" calcext:value-type="float">
            <text:p>5.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44]+0.01" office:value-type="float" office:value="5.93999999999992" calcext:value-type="float">
            <text:p>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45]+0.01" office:value-type="float" office:value="5.94999999999992" calcext:value-type="float">
            <text:p>5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46]+0.01" office:value-type="float" office:value="5.95999999999992" calcext:value-type="float">
            <text:p>5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47]+0.01" office:value-type="float" office:value="5.96999999999992" calcext:value-type="float">
            <text:p>5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48]+0.01" office:value-type="float" office:value="5.97999999999992" calcext:value-type="float">
            <text:p>5.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49]+0.01" office:value-type="float" office:value="5.98999999999992" calcext:value-type="float">
            <text:p>5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50]+0.01" office:value-type="float" office:value="5.99999999999992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51]+0.01" office:value-type="float" office:value="6.00999999999992" calcext:value-type="float">
            <text:p>6.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52]+0.01" office:value-type="float" office:value="6.01999999999992" calcext:value-type="float">
            <text:p>6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53]+0.01" office:value-type="float" office:value="6.02999999999992" calcext:value-type="float">
            <text:p>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54]+0.01" office:value-type="float" office:value="6.03999999999992" calcext:value-type="float">
            <text:p>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55]+0.01" office:value-type="float" office:value="6.04999999999991" calcext:value-type="float">
            <text:p>6.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56]+0.01" office:value-type="float" office:value="6.05999999999991" calcext:value-type="float">
            <text:p>6.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57]+0.01" office:value-type="float" office:value="6.06999999999991" calcext:value-type="float">
            <text:p>6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58]+0.01" office:value-type="float" office:value="6.07999999999991" calcext:value-type="float">
            <text:p>6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59]+0.01" office:value-type="float" office:value="6.08999999999991" calcext:value-type="float">
            <text:p>6.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60]+0.01" office:value-type="float" office:value="6.09999999999991" calcext:value-type="float">
            <text:p>6.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61]+0.01" office:value-type="float" office:value="6.10999999999991" calcext:value-type="float">
            <text:p>6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62]+0.01" office:value-type="float" office:value="6.11999999999991" calcext:value-type="float">
            <text:p>6.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63]+0.01" office:value-type="float" office:value="6.12999999999991" calcext:value-type="float">
            <text:p>6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64]+0.01" office:value-type="float" office:value="6.13999999999991" calcext:value-type="float">
            <text:p>6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65]+0.01" office:value-type="float" office:value="6.14999999999991" calcext:value-type="float">
            <text:p>6.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66]+0.01" office:value-type="float" office:value="6.15999999999991" calcext:value-type="float">
            <text:p>6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67]+0.01" office:value-type="float" office:value="6.16999999999991" calcext:value-type="float">
            <text:p>6.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68]+0.01" office:value-type="float" office:value="6.17999999999991" calcext:value-type="float">
            <text:p>6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69]+0.01" office:value-type="float" office:value="6.18999999999991" calcext:value-type="float">
            <text:p>6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70]+0.01" office:value-type="float" office:value="6.19999999999991" calcext:value-type="float">
            <text:p>6.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71]+0.01" office:value-type="float" office:value="6.20999999999991" calcext:value-type="float">
            <text:p>6.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72]+0.01" office:value-type="float" office:value="6.21999999999991" calcext:value-type="float">
            <text:p>6.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73]+0.01" office:value-type="float" office:value="6.22999999999991" calcext:value-type="float">
            <text:p>6.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74]+0.01" office:value-type="float" office:value="6.23999999999991" calcext:value-type="float">
            <text:p>6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75]+0.01" office:value-type="float" office:value="6.24999999999991" calcext:value-type="float">
            <text:p>6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76]+0.01" office:value-type="float" office:value="6.25999999999991" calcext:value-type="float">
            <text:p>6.2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77]+0.01" office:value-type="float" office:value="6.26999999999991" calcext:value-type="float">
            <text:p>6.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78]+0.01" office:value-type="float" office:value="6.27999999999991" calcext:value-type="float">
            <text:p>6.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79]+0.01" office:value-type="float" office:value="6.28999999999991" calcext:value-type="float">
            <text:p>6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80]+0.01" office:value-type="float" office:value="6.29999999999991" calcext:value-type="float">
            <text:p>6.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81]+0.01" office:value-type="float" office:value="6.30999999999991" calcext:value-type="float">
            <text:p>6.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82]+0.01" office:value-type="float" office:value="6.31999999999991" calcext:value-type="float">
            <text:p>6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83]+0.01" office:value-type="float" office:value="6.32999999999991" calcext:value-type="float">
            <text:p>6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84]+0.01" office:value-type="float" office:value="6.33999999999991" calcext:value-type="float">
            <text:p>6.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85]+0.01" office:value-type="float" office:value="6.34999999999991" calcext:value-type="float">
            <text:p>6.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86]+0.01" office:value-type="float" office:value="6.35999999999991" calcext:value-type="float">
            <text:p>6.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87]+0.01" office:value-type="float" office:value="6.36999999999991" calcext:value-type="float">
            <text:p>6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88]+0.01" office:value-type="float" office:value="6.37999999999991" calcext:value-type="float">
            <text:p>6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89]+0.01" office:value-type="float" office:value="6.38999999999991" calcext:value-type="float">
            <text:p>6.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90]+0.01" office:value-type="float" office:value="6.39999999999991" calcext:value-type="float">
            <text:p>6.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91]+0.01" office:value-type="float" office:value="6.40999999999991" calcext:value-type="float">
            <text:p>6.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92]+0.01" office:value-type="float" office:value="6.41999999999991" calcext:value-type="float">
            <text:p>6.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93]+0.01" office:value-type="float" office:value="6.42999999999991" calcext:value-type="float">
            <text:p>6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94]+0.01" office:value-type="float" office:value="6.43999999999991" calcext:value-type="float">
            <text:p>6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95]+0.01" office:value-type="float" office:value="6.44999999999991" calcext:value-type="float">
            <text:p>6.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96]+0.01" office:value-type="float" office:value="6.45999999999991" calcext:value-type="float">
            <text:p>6.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97]+0.01" office:value-type="float" office:value="6.46999999999991" calcext:value-type="float">
            <text:p>6.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98]+0.01" office:value-type="float" office:value="6.47999999999991" calcext:value-type="float">
            <text:p>6.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99]+0.01" office:value-type="float" office:value="6.48999999999991" calcext:value-type="float">
            <text:p>6.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00]+0.01" office:value-type="float" office:value="6.49999999999991" calcext:value-type="float">
            <text:p>6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01]+0.01" office:value-type="float" office:value="6.50999999999991" calcext:value-type="float">
            <text:p>6.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02]+0.01" office:value-type="float" office:value="6.5199999999999" calcext:value-type="float">
            <text:p>6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03]+0.01" office:value-type="float" office:value="6.5299999999999" calcext:value-type="float">
            <text:p>6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04]+0.01" office:value-type="float" office:value="6.5399999999999" calcext:value-type="float">
            <text:p>6.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05]+0.01" office:value-type="float" office:value="6.5499999999999" calcext:value-type="float">
            <text:p>6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06]+0.01" office:value-type="float" office:value="6.5599999999999" calcext:value-type="float">
            <text:p>6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07]+0.01" office:value-type="float" office:value="6.5699999999999" calcext:value-type="float">
            <text:p>6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08]+0.01" office:value-type="float" office:value="6.5799999999999" calcext:value-type="float">
            <text:p>6.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09]+0.01" office:value-type="float" office:value="6.5899999999999" calcext:value-type="float">
            <text:p>6.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10]+0.01" office:value-type="float" office:value="6.5999999999999" calcext:value-type="float">
            <text:p>6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11]+0.01" office:value-type="float" office:value="6.6099999999999" calcext:value-type="float">
            <text:p>6.6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12]+0.01" office:value-type="float" office:value="6.6199999999999" calcext:value-type="float">
            <text:p>6.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13]+0.01" office:value-type="float" office:value="6.6299999999999" calcext:value-type="float">
            <text:p>6.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14]+0.01" office:value-type="float" office:value="6.6399999999999" calcext:value-type="float">
            <text:p>6.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15]+0.01" office:value-type="float" office:value="6.6499999999999" calcext:value-type="float">
            <text:p>6.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16]+0.01" office:value-type="float" office:value="6.6599999999999" calcext:value-type="float">
            <text:p>6.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17]+0.01" office:value-type="float" office:value="6.6699999999999" calcext:value-type="float">
            <text:p>6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18]+0.01" office:value-type="float" office:value="6.6799999999999" calcext:value-type="float">
            <text:p>6.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19]+0.01" office:value-type="float" office:value="6.6899999999999" calcext:value-type="float">
            <text:p>6.6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20]+0.01" office:value-type="float" office:value="6.6999999999999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21]+0.01" office:value-type="float" office:value="6.7099999999999" calcext:value-type="float">
            <text:p>6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22]+0.01" office:value-type="float" office:value="6.7199999999999" calcext:value-type="float">
            <text:p>6.7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23]+0.01" office:value-type="float" office:value="6.7299999999999" calcext:value-type="float">
            <text:p>6.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24]+0.01" office:value-type="float" office:value="6.7399999999999" calcext:value-type="float">
            <text:p>6.7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25]+0.01" office:value-type="float" office:value="6.7499999999999" calcext:value-type="float">
            <text:p>6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26]+0.01" office:value-type="float" office:value="6.7599999999999" calcext:value-type="float">
            <text:p>6.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27]+0.01" office:value-type="float" office:value="6.7699999999999" calcext:value-type="float">
            <text:p>6.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28]+0.01" office:value-type="float" office:value="6.7799999999999" calcext:value-type="float">
            <text:p>6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29]+0.01" office:value-type="float" office:value="6.7899999999999" calcext:value-type="float">
            <text:p>6.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30]+0.01" office:value-type="float" office:value="6.7999999999999" calcext:value-type="float">
            <text:p>6.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31]+0.01" office:value-type="float" office:value="6.8099999999999" calcext:value-type="float">
            <text:p>6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32]+0.01" office:value-type="float" office:value="6.8199999999999" calcext:value-type="float">
            <text:p>6.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33]+0.01" office:value-type="float" office:value="6.8299999999999" calcext:value-type="float">
            <text:p>6.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34]+0.01" office:value-type="float" office:value="6.8399999999999" calcext:value-type="float">
            <text:p>6.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35]+0.01" office:value-type="float" office:value="6.8499999999999" calcext:value-type="float">
            <text:p>6.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36]+0.01" office:value-type="float" office:value="6.8599999999999" calcext:value-type="float">
            <text:p>6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37]+0.01" office:value-type="float" office:value="6.8699999999999" calcext:value-type="float">
            <text:p>6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38]+0.01" office:value-type="float" office:value="6.8799999999999" calcext:value-type="float">
            <text:p>6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39]+0.01" office:value-type="float" office:value="6.8899999999999" calcext:value-type="float">
            <text:p>6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40]+0.01" office:value-type="float" office:value="6.8999999999999" calcext:value-type="float">
            <text:p>6.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41]+0.01" office:value-type="float" office:value="6.9099999999999" calcext:value-type="float">
            <text:p>6.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42]+0.01" office:value-type="float" office:value="6.9199999999999" calcext:value-type="float">
            <text:p>6.9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43]+0.01" office:value-type="float" office:value="6.9299999999999" calcext:value-type="float">
            <text:p>6.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44]+0.01" office:value-type="float" office:value="6.9399999999999" calcext:value-type="float">
            <text:p>6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45]+0.01" office:value-type="float" office:value="6.9499999999999" calcext:value-type="float">
            <text:p>6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46]+0.01" office:value-type="float" office:value="6.9599999999999" calcext:value-type="float">
            <text:p>6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47]+0.01" office:value-type="float" office:value="6.9699999999999" calcext:value-type="float">
            <text:p>6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48]+0.01" office:value-type="float" office:value="6.9799999999999" calcext:value-type="float">
            <text:p>6.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49]+0.01" office:value-type="float" office:value="6.98999999999989" calcext:value-type="float">
            <text:p>6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50]+0.01" office:value-type="float" office:value="6.99999999999989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51]+0.01" office:value-type="float" office:value="7.00999999999989" calcext:value-type="float">
            <text:p>7.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52]+0.01" office:value-type="float" office:value="7.01999999999989" calcext:value-type="float">
            <text:p>7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53]+0.01" office:value-type="float" office:value="7.02999999999989" calcext:value-type="float">
            <text:p>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54]+0.01" office:value-type="float" office:value="7.03999999999989" calcext:value-type="float">
            <text:p>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55]+0.01" office:value-type="float" office:value="7.04999999999989" calcext:value-type="float">
            <text:p>7.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56]+0.01" office:value-type="float" office:value="7.05999999999989" calcext:value-type="float">
            <text:p>7.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57]+0.01" office:value-type="float" office:value="7.06999999999989" calcext:value-type="float">
            <text:p>7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58]+0.01" office:value-type="float" office:value="7.07999999999989" calcext:value-type="float">
            <text:p>7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59]+0.01" office:value-type="float" office:value="7.08999999999989" calcext:value-type="float">
            <text:p>7.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60]+0.01" office:value-type="float" office:value="7.09999999999989" calcext:value-type="float">
            <text:p>7.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61]+0.01" office:value-type="float" office:value="7.10999999999989" calcext:value-type="float">
            <text:p>7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62]+0.01" office:value-type="float" office:value="7.11999999999989" calcext:value-type="float">
            <text:p>7.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63]+0.01" office:value-type="float" office:value="7.12999999999989" calcext:value-type="float">
            <text:p>7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64]+0.01" office:value-type="float" office:value="7.13999999999989" calcext:value-type="float">
            <text:p>7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65]+0.01" office:value-type="float" office:value="7.14999999999989" calcext:value-type="float">
            <text:p>7.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66]+0.01" office:value-type="float" office:value="7.15999999999989" calcext:value-type="float">
            <text:p>7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67]+0.01" office:value-type="float" office:value="7.16999999999989" calcext:value-type="float">
            <text:p>7.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68]+0.01" office:value-type="float" office:value="7.17999999999989" calcext:value-type="float">
            <text:p>7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69]+0.01" office:value-type="float" office:value="7.18999999999989" calcext:value-type="float">
            <text:p>7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70]+0.01" office:value-type="float" office:value="7.19999999999989" calcext:value-type="float">
            <text:p>7.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71]+0.01" office:value-type="float" office:value="7.20999999999989" calcext:value-type="float">
            <text:p>7.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72]+0.01" office:value-type="float" office:value="7.21999999999989" calcext:value-type="float">
            <text:p>7.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73]+0.01" office:value-type="float" office:value="7.22999999999989" calcext:value-type="float">
            <text:p>7.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74]+0.01" office:value-type="float" office:value="7.23999999999989" calcext:value-type="float">
            <text:p>7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75]+0.01" office:value-type="float" office:value="7.24999999999989" calcext:value-type="float">
            <text:p>7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76]+0.01" office:value-type="float" office:value="7.25999999999989" calcext:value-type="float">
            <text:p>7.2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77]+0.01" office:value-type="float" office:value="7.26999999999989" calcext:value-type="float">
            <text:p>7.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78]+0.01" office:value-type="float" office:value="7.27999999999989" calcext:value-type="float">
            <text:p>7.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79]+0.01" office:value-type="float" office:value="7.28999999999989" calcext:value-type="float">
            <text:p>7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80]+0.01" office:value-type="float" office:value="7.29999999999989" calcext:value-type="float">
            <text:p>7.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81]+0.01" office:value-type="float" office:value="7.30999999999989" calcext:value-type="float">
            <text:p>7.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82]+0.01" office:value-type="float" office:value="7.31999999999989" calcext:value-type="float">
            <text:p>7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83]+0.01" office:value-type="float" office:value="7.32999999999989" calcext:value-type="float">
            <text:p>7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84]+0.01" office:value-type="float" office:value="7.33999999999989" calcext:value-type="float">
            <text:p>7.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85]+0.01" office:value-type="float" office:value="7.34999999999989" calcext:value-type="float">
            <text:p>7.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86]+0.01" office:value-type="float" office:value="7.35999999999989" calcext:value-type="float">
            <text:p>7.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87]+0.01" office:value-type="float" office:value="7.36999999999989" calcext:value-type="float">
            <text:p>7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88]+0.01" office:value-type="float" office:value="7.37999999999989" calcext:value-type="float">
            <text:p>7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89]+0.01" office:value-type="float" office:value="7.38999999999989" calcext:value-type="float">
            <text:p>7.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90]+0.01" office:value-type="float" office:value="7.39999999999989" calcext:value-type="float">
            <text:p>7.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91]+0.01" office:value-type="float" office:value="7.40999999999989" calcext:value-type="float">
            <text:p>7.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92]+0.01" office:value-type="float" office:value="7.41999999999989" calcext:value-type="float">
            <text:p>7.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93]+0.01" office:value-type="float" office:value="7.42999999999989" calcext:value-type="float">
            <text:p>7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94]+0.01" office:value-type="float" office:value="7.43999999999989" calcext:value-type="float">
            <text:p>7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95]+0.01" office:value-type="float" office:value="7.44999999999989" calcext:value-type="float">
            <text:p>7.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96]+0.01" office:value-type="float" office:value="7.45999999999988" calcext:value-type="float">
            <text:p>7.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97]+0.01" office:value-type="float" office:value="7.46999999999988" calcext:value-type="float">
            <text:p>7.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98]+0.01" office:value-type="float" office:value="7.47999999999988" calcext:value-type="float">
            <text:p>7.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99]+0.01" office:value-type="float" office:value="7.48999999999988" calcext:value-type="float">
            <text:p>7.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00]+0.01" office:value-type="float" office:value="7.49999999999988" calcext:value-type="float">
            <text:p>7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01]+0.01" office:value-type="float" office:value="7.50999999999988" calcext:value-type="float">
            <text:p>7.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02]+0.01" office:value-type="float" office:value="7.51999999999988" calcext:value-type="float">
            <text:p>7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03]+0.01" office:value-type="float" office:value="7.52999999999988" calcext:value-type="float">
            <text:p>7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04]+0.01" office:value-type="float" office:value="7.53999999999988" calcext:value-type="float">
            <text:p>7.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05]+0.01" office:value-type="float" office:value="7.54999999999988" calcext:value-type="float">
            <text:p>7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06]+0.01" office:value-type="float" office:value="7.55999999999988" calcext:value-type="float">
            <text:p>7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07]+0.01" office:value-type="float" office:value="7.56999999999988" calcext:value-type="float">
            <text:p>7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08]+0.01" office:value-type="float" office:value="7.57999999999988" calcext:value-type="float">
            <text:p>7.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09]+0.01" office:value-type="float" office:value="7.58999999999988" calcext:value-type="float">
            <text:p>7.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10]+0.01" office:value-type="float" office:value="7.59999999999988" calcext:value-type="float">
            <text:p>7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11]+0.01" office:value-type="float" office:value="7.60999999999988" calcext:value-type="float">
            <text:p>7.6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12]+0.01" office:value-type="float" office:value="7.61999999999988" calcext:value-type="float">
            <text:p>7.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13]+0.01" office:value-type="float" office:value="7.62999999999988" calcext:value-type="float">
            <text:p>7.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14]+0.01" office:value-type="float" office:value="7.63999999999988" calcext:value-type="float">
            <text:p>7.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15]+0.01" office:value-type="float" office:value="7.64999999999988" calcext:value-type="float">
            <text:p>7.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16]+0.01" office:value-type="float" office:value="7.65999999999988" calcext:value-type="float">
            <text:p>7.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17]+0.01" office:value-type="float" office:value="7.66999999999988" calcext:value-type="float">
            <text:p>7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18]+0.01" office:value-type="float" office:value="7.67999999999988" calcext:value-type="float">
            <text:p>7.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19]+0.01" office:value-type="float" office:value="7.68999999999988" calcext:value-type="float">
            <text:p>7.6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20]+0.01" office:value-type="float" office:value="7.69999999999988" calcext:value-type="float">
            <text:p>7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21]+0.01" office:value-type="float" office:value="7.70999999999988" calcext:value-type="float">
            <text:p>7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22]+0.01" office:value-type="float" office:value="7.71999999999988" calcext:value-type="float">
            <text:p>7.7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23]+0.01" office:value-type="float" office:value="7.72999999999988" calcext:value-type="float">
            <text:p>7.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24]+0.01" office:value-type="float" office:value="7.73999999999988" calcext:value-type="float">
            <text:p>7.7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25]+0.01" office:value-type="float" office:value="7.74999999999988" calcext:value-type="float">
            <text:p>7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26]+0.01" office:value-type="float" office:value="7.75999999999988" calcext:value-type="float">
            <text:p>7.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27]+0.01" office:value-type="float" office:value="7.76999999999988" calcext:value-type="float">
            <text:p>7.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28]+0.01" office:value-type="float" office:value="7.77999999999988" calcext:value-type="float">
            <text:p>7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29]+0.01" office:value-type="float" office:value="7.78999999999988" calcext:value-type="float">
            <text:p>7.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30]+0.01" office:value-type="float" office:value="7.7999999999998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31]+0.01" office:value-type="float" office:value="7.80999999999988" calcext:value-type="float">
            <text:p>7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32]+0.01" office:value-type="float" office:value="7.81999999999988" calcext:value-type="float">
            <text:p>7.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33]+0.01" office:value-type="float" office:value="7.82999999999988" calcext:value-type="float">
            <text:p>7.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34]+0.01" office:value-type="float" office:value="7.83999999999988" calcext:value-type="float">
            <text:p>7.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35]+0.01" office:value-type="float" office:value="7.84999999999988" calcext:value-type="float">
            <text:p>7.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36]+0.01" office:value-type="float" office:value="7.85999999999988" calcext:value-type="float">
            <text:p>7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37]+0.01" office:value-type="float" office:value="7.86999999999988" calcext:value-type="float">
            <text:p>7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38]+0.01" office:value-type="float" office:value="7.87999999999988" calcext:value-type="float">
            <text:p>7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39]+0.01" office:value-type="float" office:value="7.88999999999988" calcext:value-type="float">
            <text:p>7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40]+0.01" office:value-type="float" office:value="7.89999999999988" calcext:value-type="float">
            <text:p>7.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41]+0.01" office:value-type="float" office:value="7.90999999999988" calcext:value-type="float">
            <text:p>7.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42]+0.01" office:value-type="float" office:value="7.91999999999988" calcext:value-type="float">
            <text:p>7.9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43]+0.01" office:value-type="float" office:value="7.92999999999987" calcext:value-type="float">
            <text:p>7.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44]+0.01" office:value-type="float" office:value="7.93999999999987" calcext:value-type="float">
            <text:p>7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45]+0.01" office:value-type="float" office:value="7.94999999999987" calcext:value-type="float">
            <text:p>7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46]+0.01" office:value-type="float" office:value="7.95999999999987" calcext:value-type="float">
            <text:p>7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47]+0.01" office:value-type="float" office:value="7.96999999999987" calcext:value-type="float">
            <text:p>7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48]+0.01" office:value-type="float" office:value="7.97999999999987" calcext:value-type="float">
            <text:p>7.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49]+0.01" office:value-type="float" office:value="7.98999999999987" calcext:value-type="float">
            <text:p>7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50]+0.01" office:value-type="float" office:value="7.99999999999987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51]+0.01" office:value-type="float" office:value="8.00999999999987" calcext:value-type="float">
            <text:p>8.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52]+0.01" office:value-type="float" office:value="8.01999999999987" calcext:value-type="float">
            <text:p>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53]+0.01" office:value-type="float" office:value="8.02999999999987" calcext:value-type="float">
            <text:p>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54]+0.01" office:value-type="float" office:value="8.03999999999987" calcext:value-type="float">
            <text:p>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55]+0.01" office:value-type="float" office:value="8.04999999999987" calcext:value-type="float">
            <text:p>8.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56]+0.01" office:value-type="float" office:value="8.05999999999987" calcext:value-type="float">
            <text:p>8.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57]+0.01" office:value-type="float" office:value="8.06999999999987" calcext:value-type="float">
            <text:p>8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58]+0.01" office:value-type="float" office:value="8.07999999999987" calcext:value-type="float">
            <text:p>8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59]+0.01" office:value-type="float" office:value="8.08999999999987" calcext:value-type="float">
            <text:p>8.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60]+0.01" office:value-type="float" office:value="8.09999999999987" calcext:value-type="float">
            <text:p>8.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61]+0.01" office:value-type="float" office:value="8.10999999999987" calcext:value-type="float">
            <text:p>8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62]+0.01" office:value-type="float" office:value="8.11999999999987" calcext:value-type="float">
            <text:p>8.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63]+0.01" office:value-type="float" office:value="8.12999999999987" calcext:value-type="float">
            <text:p>8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64]+0.01" office:value-type="float" office:value="8.13999999999987" calcext:value-type="float">
            <text:p>8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65]+0.01" office:value-type="float" office:value="8.14999999999987" calcext:value-type="float">
            <text:p>8.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66]+0.01" office:value-type="float" office:value="8.15999999999987" calcext:value-type="float">
            <text:p>8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67]+0.01" office:value-type="float" office:value="8.16999999999987" calcext:value-type="float">
            <text:p>8.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68]+0.01" office:value-type="float" office:value="8.17999999999987" calcext:value-type="float">
            <text:p>8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69]+0.01" office:value-type="float" office:value="8.18999999999987" calcext:value-type="float">
            <text:p>8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70]+0.01" office:value-type="float" office:value="8.19999999999987" calcext:value-type="float">
            <text:p>8.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71]+0.01" office:value-type="float" office:value="8.20999999999987" calcext:value-type="float">
            <text:p>8.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72]+0.01" office:value-type="float" office:value="8.21999999999987" calcext:value-type="float">
            <text:p>8.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73]+0.01" office:value-type="float" office:value="8.22999999999987" calcext:value-type="float">
            <text:p>8.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74]+0.01" office:value-type="float" office:value="8.23999999999987" calcext:value-type="float">
            <text:p>8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75]+0.01" office:value-type="float" office:value="8.24999999999987" calcext:value-type="float">
            <text:p>8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76]+0.01" office:value-type="float" office:value="8.25999999999987" calcext:value-type="float">
            <text:p>8.2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77]+0.01" office:value-type="float" office:value="8.26999999999987" calcext:value-type="float">
            <text:p>8.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78]+0.01" office:value-type="float" office:value="8.27999999999987" calcext:value-type="float">
            <text:p>8.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79]+0.01" office:value-type="float" office:value="8.28999999999987" calcext:value-type="float">
            <text:p>8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80]+0.01" office:value-type="float" office:value="8.29999999999987" calcext:value-type="float">
            <text:p>8.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81]+0.01" office:value-type="float" office:value="8.30999999999987" calcext:value-type="float">
            <text:p>8.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82]+0.01" office:value-type="float" office:value="8.31999999999987" calcext:value-type="float">
            <text:p>8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83]+0.01" office:value-type="float" office:value="8.32999999999987" calcext:value-type="float">
            <text:p>8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84]+0.01" office:value-type="float" office:value="8.33999999999987" calcext:value-type="float">
            <text:p>8.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85]+0.01" office:value-type="float" office:value="8.34999999999987" calcext:value-type="float">
            <text:p>8.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86]+0.01" office:value-type="float" office:value="8.35999999999987" calcext:value-type="float">
            <text:p>8.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87]+0.01" office:value-type="float" office:value="8.36999999999987" calcext:value-type="float">
            <text:p>8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88]+0.01" office:value-type="float" office:value="8.37999999999987" calcext:value-type="float">
            <text:p>8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89]+0.01" office:value-type="float" office:value="8.38999999999987" calcext:value-type="float">
            <text:p>8.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90]+0.01" office:value-type="float" office:value="8.39999999999987" calcext:value-type="float">
            <text:p>8.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91]+0.01" office:value-type="float" office:value="8.40999999999987" calcext:value-type="float">
            <text:p>8.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92]+0.01" office:value-type="float" office:value="8.41999999999987" calcext:value-type="float">
            <text:p>8.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93]+0.01" office:value-type="float" office:value="8.42999999999987" calcext:value-type="float">
            <text:p>8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94]+0.01" office:value-type="float" office:value="8.43999999999986" calcext:value-type="float">
            <text:p>8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95]+0.01" office:value-type="float" office:value="8.44999999999986" calcext:value-type="float">
            <text:p>8.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96]+0.01" office:value-type="float" office:value="8.45999999999986" calcext:value-type="float">
            <text:p>8.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97]+0.01" office:value-type="float" office:value="8.46999999999986" calcext:value-type="float">
            <text:p>8.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98]+0.01" office:value-type="float" office:value="8.47999999999986" calcext:value-type="float">
            <text:p>8.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99]+0.01" office:value-type="float" office:value="8.48999999999986" calcext:value-type="float">
            <text:p>8.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00]+0.01" office:value-type="float" office:value="8.49999999999986" calcext:value-type="float">
            <text:p>8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01]+0.01" office:value-type="float" office:value="8.50999999999986" calcext:value-type="float">
            <text:p>8.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02]+0.01" office:value-type="float" office:value="8.51999999999986" calcext:value-type="float">
            <text:p>8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03]+0.01" office:value-type="float" office:value="8.52999999999986" calcext:value-type="float">
            <text:p>8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04]+0.01" office:value-type="float" office:value="8.53999999999986" calcext:value-type="float">
            <text:p>8.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05]+0.01" office:value-type="float" office:value="8.54999999999986" calcext:value-type="float">
            <text:p>8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06]+0.01" office:value-type="float" office:value="8.55999999999986" calcext:value-type="float">
            <text:p>8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07]+0.01" office:value-type="float" office:value="8.56999999999986" calcext:value-type="float">
            <text:p>8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08]+0.01" office:value-type="float" office:value="8.57999999999986" calcext:value-type="float">
            <text:p>8.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09]+0.01" office:value-type="float" office:value="8.58999999999986" calcext:value-type="float">
            <text:p>8.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10]+0.01" office:value-type="float" office:value="8.5999999999998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11]+0.01" office:value-type="float" office:value="8.60999999999986" calcext:value-type="float">
            <text:p>8.6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12]+0.01" office:value-type="float" office:value="8.61999999999986" calcext:value-type="float">
            <text:p>8.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13]+0.01" office:value-type="float" office:value="8.62999999999986" calcext:value-type="float">
            <text:p>8.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14]+0.01" office:value-type="float" office:value="8.63999999999986" calcext:value-type="float">
            <text:p>8.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15]+0.01" office:value-type="float" office:value="8.64999999999986" calcext:value-type="float">
            <text:p>8.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16]+0.01" office:value-type="float" office:value="8.65999999999986" calcext:value-type="float">
            <text:p>8.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17]+0.01" office:value-type="float" office:value="8.66999999999986" calcext:value-type="float">
            <text:p>8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18]+0.01" office:value-type="float" office:value="8.67999999999986" calcext:value-type="float">
            <text:p>8.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19]+0.01" office:value-type="float" office:value="8.68999999999986" calcext:value-type="float">
            <text:p>8.6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20]+0.01" office:value-type="float" office:value="8.69999999999986" calcext:value-type="float">
            <text:p>8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21]+0.01" office:value-type="float" office:value="8.70999999999986" calcext:value-type="float">
            <text:p>8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22]+0.01" office:value-type="float" office:value="8.71999999999986" calcext:value-type="float">
            <text:p>8.7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23]+0.01" office:value-type="float" office:value="8.72999999999986" calcext:value-type="float">
            <text:p>8.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24]+0.01" office:value-type="float" office:value="8.73999999999986" calcext:value-type="float">
            <text:p>8.7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25]+0.01" office:value-type="float" office:value="8.74999999999986" calcext:value-type="float">
            <text:p>8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26]+0.01" office:value-type="float" office:value="8.75999999999986" calcext:value-type="float">
            <text:p>8.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27]+0.01" office:value-type="float" office:value="8.76999999999986" calcext:value-type="float">
            <text:p>8.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28]+0.01" office:value-type="float" office:value="8.77999999999986" calcext:value-type="float">
            <text:p>8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29]+0.01" office:value-type="float" office:value="8.78999999999986" calcext:value-type="float">
            <text:p>8.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30]+0.01" office:value-type="float" office:value="8.79999999999986" calcext:value-type="float">
            <text:p>8.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31]+0.01" office:value-type="float" office:value="8.80999999999986" calcext:value-type="float">
            <text:p>8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32]+0.01" office:value-type="float" office:value="8.81999999999986" calcext:value-type="float">
            <text:p>8.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33]+0.01" office:value-type="float" office:value="8.82999999999986" calcext:value-type="float">
            <text:p>8.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34]+0.01" office:value-type="float" office:value="8.83999999999986" calcext:value-type="float">
            <text:p>8.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35]+0.01" office:value-type="float" office:value="8.84999999999986" calcext:value-type="float">
            <text:p>8.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36]+0.01" office:value-type="float" office:value="8.85999999999986" calcext:value-type="float">
            <text:p>8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37]+0.01" office:value-type="float" office:value="8.86999999999986" calcext:value-type="float">
            <text:p>8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38]+0.01" office:value-type="float" office:value="8.87999999999986" calcext:value-type="float">
            <text:p>8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39]+0.01" office:value-type="float" office:value="8.88999999999986" calcext:value-type="float">
            <text:p>8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40]+0.01" office:value-type="float" office:value="8.89999999999986" calcext:value-type="float">
            <text:p>8.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41]+0.01" office:value-type="float" office:value="8.90999999999985" calcext:value-type="float">
            <text:p>8.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42]+0.01" office:value-type="float" office:value="8.91999999999985" calcext:value-type="float">
            <text:p>8.9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43]+0.01" office:value-type="float" office:value="8.92999999999985" calcext:value-type="float">
            <text:p>8.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44]+0.01" office:value-type="float" office:value="8.93999999999985" calcext:value-type="float">
            <text:p>8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45]+0.01" office:value-type="float" office:value="8.94999999999985" calcext:value-type="float">
            <text:p>8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46]+0.01" office:value-type="float" office:value="8.95999999999985" calcext:value-type="float">
            <text:p>8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47]+0.01" office:value-type="float" office:value="8.96999999999985" calcext:value-type="float">
            <text:p>8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48]+0.01" office:value-type="float" office:value="8.97999999999985" calcext:value-type="float">
            <text:p>8.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49]+0.01" office:value-type="float" office:value="8.98999999999985" calcext:value-type="float">
            <text:p>8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50]+0.01" office:value-type="float" office:value="8.99999999999985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51]+0.01" office:value-type="float" office:value="9.00999999999985" calcext:value-type="float">
            <text:p>9.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52]+0.01" office:value-type="float" office:value="9.01999999999985" calcext:value-type="float">
            <text:p>9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53]+0.01" office:value-type="float" office:value="9.02999999999985" calcext:value-type="float">
            <text:p>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54]+0.01" office:value-type="float" office:value="9.03999999999985" calcext:value-type="float">
            <text:p>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55]+0.01" office:value-type="float" office:value="9.04999999999985" calcext:value-type="float">
            <text:p>9.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56]+0.01" office:value-type="float" office:value="9.05999999999985" calcext:value-type="float">
            <text:p>9.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57]+0.01" office:value-type="float" office:value="9.06999999999985" calcext:value-type="float">
            <text:p>9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58]+0.01" office:value-type="float" office:value="9.07999999999985" calcext:value-type="float">
            <text:p>9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59]+0.01" office:value-type="float" office:value="9.08999999999985" calcext:value-type="float">
            <text:p>9.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60]+0.01" office:value-type="float" office:value="9.09999999999985" calcext:value-type="float">
            <text:p>9.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61]+0.01" office:value-type="float" office:value="9.10999999999985" calcext:value-type="float">
            <text:p>9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62]+0.01" office:value-type="float" office:value="9.11999999999985" calcext:value-type="float">
            <text:p>9.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63]+0.01" office:value-type="float" office:value="9.12999999999985" calcext:value-type="float">
            <text:p>9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64]+0.01" office:value-type="float" office:value="9.13999999999985" calcext:value-type="float">
            <text:p>9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65]+0.01" office:value-type="float" office:value="9.14999999999985" calcext:value-type="float">
            <text:p>9.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66]+0.01" office:value-type="float" office:value="9.15999999999985" calcext:value-type="float">
            <text:p>9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67]+0.01" office:value-type="float" office:value="9.16999999999985" calcext:value-type="float">
            <text:p>9.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68]+0.01" office:value-type="float" office:value="9.17999999999985" calcext:value-type="float">
            <text:p>9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69]+0.01" office:value-type="float" office:value="9.18999999999985" calcext:value-type="float">
            <text:p>9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70]+0.01" office:value-type="float" office:value="9.19999999999985" calcext:value-type="float">
            <text:p>9.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71]+0.01" office:value-type="float" office:value="9.20999999999985" calcext:value-type="float">
            <text:p>9.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72]+0.01" office:value-type="float" office:value="9.21999999999985" calcext:value-type="float">
            <text:p>9.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73]+0.01" office:value-type="float" office:value="9.22999999999985" calcext:value-type="float">
            <text:p>9.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74]+0.01" office:value-type="float" office:value="9.23999999999985" calcext:value-type="float">
            <text:p>9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75]+0.01" office:value-type="float" office:value="9.24999999999985" calcext:value-type="float">
            <text:p>9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76]+0.01" office:value-type="float" office:value="9.25999999999985" calcext:value-type="float">
            <text:p>9.2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77]+0.01" office:value-type="float" office:value="9.26999999999985" calcext:value-type="float">
            <text:p>9.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78]+0.01" office:value-type="float" office:value="9.27999999999985" calcext:value-type="float">
            <text:p>9.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79]+0.01" office:value-type="float" office:value="9.28999999999985" calcext:value-type="float">
            <text:p>9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80]+0.01" office:value-type="float" office:value="9.29999999999985" calcext:value-type="float">
            <text:p>9.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81]+0.01" office:value-type="float" office:value="9.30999999999985" calcext:value-type="float">
            <text:p>9.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82]+0.01" office:value-type="float" office:value="9.31999999999985" calcext:value-type="float">
            <text:p>9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83]+0.01" office:value-type="float" office:value="9.32999999999985" calcext:value-type="float">
            <text:p>9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84]+0.01" office:value-type="float" office:value="9.33999999999985" calcext:value-type="float">
            <text:p>9.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85]+0.01" office:value-type="float" office:value="9.34999999999985" calcext:value-type="float">
            <text:p>9.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86]+0.01" office:value-type="float" office:value="9.35999999999985" calcext:value-type="float">
            <text:p>9.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87]+0.01" office:value-type="float" office:value="9.36999999999985" calcext:value-type="float">
            <text:p>9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88]+0.01" office:value-type="float" office:value="9.37999999999984" calcext:value-type="float">
            <text:p>9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89]+0.01" office:value-type="float" office:value="9.38999999999984" calcext:value-type="float">
            <text:p>9.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90]+0.01" office:value-type="float" office:value="9.39999999999984" calcext:value-type="float">
            <text:p>9.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91]+0.01" office:value-type="float" office:value="9.40999999999984" calcext:value-type="float">
            <text:p>9.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92]+0.01" office:value-type="float" office:value="9.41999999999984" calcext:value-type="float">
            <text:p>9.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93]+0.01" office:value-type="float" office:value="9.42999999999984" calcext:value-type="float">
            <text:p>9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94]+0.01" office:value-type="float" office:value="9.43999999999984" calcext:value-type="float">
            <text:p>9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95]+0.01" office:value-type="float" office:value="9.44999999999984" calcext:value-type="float">
            <text:p>9.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96]+0.01" office:value-type="float" office:value="9.45999999999984" calcext:value-type="float">
            <text:p>9.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97]+0.01" office:value-type="float" office:value="9.46999999999984" calcext:value-type="float">
            <text:p>9.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98]+0.01" office:value-type="float" office:value="9.47999999999984" calcext:value-type="float">
            <text:p>9.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99]+0.01" office:value-type="float" office:value="9.48999999999984" calcext:value-type="float">
            <text:p>9.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00]+0.01" office:value-type="float" office:value="9.49999999999984" calcext:value-type="float">
            <text:p>9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01]+0.01" office:value-type="float" office:value="9.50999999999984" calcext:value-type="float">
            <text:p>9.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02]+0.01" office:value-type="float" office:value="9.51999999999984" calcext:value-type="float">
            <text:p>9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03]+0.01" office:value-type="float" office:value="9.52999999999984" calcext:value-type="float">
            <text:p>9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04]+0.01" office:value-type="float" office:value="9.53999999999984" calcext:value-type="float">
            <text:p>9.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05]+0.01" office:value-type="float" office:value="9.54999999999984" calcext:value-type="float">
            <text:p>9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06]+0.01" office:value-type="float" office:value="9.55999999999984" calcext:value-type="float">
            <text:p>9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07]+0.01" office:value-type="float" office:value="9.56999999999984" calcext:value-type="float">
            <text:p>9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08]+0.01" office:value-type="float" office:value="9.57999999999984" calcext:value-type="float">
            <text:p>9.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09]+0.01" office:value-type="float" office:value="9.58999999999984" calcext:value-type="float">
            <text:p>9.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10]+0.01" office:value-type="float" office:value="9.59999999999984" calcext:value-type="float">
            <text:p>9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11]+0.01" office:value-type="float" office:value="9.60999999999984" calcext:value-type="float">
            <text:p>9.6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12]+0.01" office:value-type="float" office:value="9.61999999999984" calcext:value-type="float">
            <text:p>9.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13]+0.01" office:value-type="float" office:value="9.62999999999984" calcext:value-type="float">
            <text:p>9.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14]+0.01" office:value-type="float" office:value="9.63999999999984" calcext:value-type="float">
            <text:p>9.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15]+0.01" office:value-type="float" office:value="9.64999999999984" calcext:value-type="float">
            <text:p>9.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16]+0.01" office:value-type="float" office:value="9.65999999999984" calcext:value-type="float">
            <text:p>9.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17]+0.01" office:value-type="float" office:value="9.66999999999984" calcext:value-type="float">
            <text:p>9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18]+0.01" office:value-type="float" office:value="9.67999999999984" calcext:value-type="float">
            <text:p>9.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19]+0.01" office:value-type="float" office:value="9.68999999999984" calcext:value-type="float">
            <text:p>9.6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20]+0.01" office:value-type="float" office:value="9.69999999999984" calcext:value-type="float">
            <text:p>9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21]+0.01" office:value-type="float" office:value="9.70999999999984" calcext:value-type="float">
            <text:p>9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22]+0.01" office:value-type="float" office:value="9.71999999999984" calcext:value-type="float">
            <text:p>9.7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23]+0.01" office:value-type="float" office:value="9.72999999999984" calcext:value-type="float">
            <text:p>9.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24]+0.01" office:value-type="float" office:value="9.73999999999984" calcext:value-type="float">
            <text:p>9.7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25]+0.01" office:value-type="float" office:value="9.74999999999984" calcext:value-type="float">
            <text:p>9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26]+0.01" office:value-type="float" office:value="9.75999999999984" calcext:value-type="float">
            <text:p>9.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27]+0.01" office:value-type="float" office:value="9.76999999999984" calcext:value-type="float">
            <text:p>9.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28]+0.01" office:value-type="float" office:value="9.77999999999984" calcext:value-type="float">
            <text:p>9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29]+0.01" office:value-type="float" office:value="9.78999999999984" calcext:value-type="float">
            <text:p>9.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30]+0.01" office:value-type="float" office:value="9.79999999999984" calcext:value-type="float">
            <text:p>9.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31]+0.01" office:value-type="float" office:value="9.80999999999984" calcext:value-type="float">
            <text:p>9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32]+0.01" office:value-type="float" office:value="9.81999999999984" calcext:value-type="float">
            <text:p>9.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33]+0.01" office:value-type="float" office:value="9.82999999999984" calcext:value-type="float">
            <text:p>9.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34]+0.01" office:value-type="float" office:value="9.83999999999983" calcext:value-type="float">
            <text:p>9.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35]+0.01" office:value-type="float" office:value="9.84999999999983" calcext:value-type="float">
            <text:p>9.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36]+0.01" office:value-type="float" office:value="9.85999999999983" calcext:value-type="float">
            <text:p>9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37]+0.01" office:value-type="float" office:value="9.86999999999983" calcext:value-type="float">
            <text:p>9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38]+0.01" office:value-type="float" office:value="9.87999999999983" calcext:value-type="float">
            <text:p>9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39]+0.01" office:value-type="float" office:value="9.88999999999983" calcext:value-type="float">
            <text:p>9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40]+0.01" office:value-type="float" office:value="9.89999999999983" calcext:value-type="float">
            <text:p>9.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41]+0.01" office:value-type="float" office:value="9.90999999999983" calcext:value-type="float">
            <text:p>9.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42]+0.01" office:value-type="float" office:value="9.91999999999983" calcext:value-type="float">
            <text:p>9.9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43]+0.01" office:value-type="float" office:value="9.92999999999983" calcext:value-type="float">
            <text:p>9.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44]+0.01" office:value-type="float" office:value="9.93999999999983" calcext:value-type="float">
            <text:p>9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45]+0.01" office:value-type="float" office:value="9.94999999999983" calcext:value-type="float">
            <text:p>9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46]+0.01" office:value-type="float" office:value="9.95999999999983" calcext:value-type="float">
            <text:p>9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47]+0.01" office:value-type="float" office:value="9.96999999999983" calcext:value-type="float">
            <text:p>9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48]+0.01" office:value-type="float" office:value="9.97999999999983" calcext:value-type="float">
            <text:p>9.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49]+0.01" office:value-type="float" office:value="9.98999999999983" calcext:value-type="float">
            <text:p>9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50]+0.01" office:value-type="float" office:value="9.99999999999983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51]+0.01" office:value-type="float" office:value="10.0099999999998" calcext:value-type="float">
            <text:p>10.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52]+0.01" office:value-type="float" office:value="10.0199999999998" calcext:value-type="float">
            <text:p>10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53]+0.01" office:value-type="float" office:value="10.0299999999998" calcext:value-type="float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54]+0.01" office:value-type="float" office:value="10.0399999999998" calcext:value-type="float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55]+0.01" office:value-type="float" office:value="10.0499999999998" calcext:value-type="float">
            <text:p>10.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56]+0.01" office:value-type="float" office:value="10.0599999999998" calcext:value-type="float">
            <text:p>10.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57]+0.01" office:value-type="float" office:value="10.0699999999998" calcext:value-type="float">
            <text:p>10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58]+0.01" office:value-type="float" office:value="10.0799999999998" calcext:value-type="float">
            <text:p>10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59]+0.01" office:value-type="float" office:value="10.0899999999998" calcext:value-type="float">
            <text:p>10.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60]+0.01" office:value-type="float" office:value="10.0999999999998" calcext:value-type="float">
            <text:p>10.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61]+0.01" office:value-type="float" office:value="10.1099999999998" calcext:value-type="float">
            <text:p>10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62]+0.01" office:value-type="float" office:value="10.1199999999998" calcext:value-type="float">
            <text:p>10.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63]+0.01" office:value-type="float" office:value="10.1299999999998" calcext:value-type="float">
            <text:p>10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64]+0.01" office:value-type="float" office:value="10.1399999999998" calcext:value-type="float">
            <text:p>10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65]+0.01" office:value-type="float" office:value="10.1499999999998" calcext:value-type="float">
            <text:p>10.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66]+0.01" office:value-type="float" office:value="10.1599999999998" calcext:value-type="float">
            <text:p>10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67]+0.01" office:value-type="float" office:value="10.1699999999998" calcext:value-type="float">
            <text:p>10.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68]+0.01" office:value-type="float" office:value="10.1799999999998" calcext:value-type="float">
            <text:p>10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69]+0.01" office:value-type="float" office:value="10.1899999999998" calcext:value-type="float">
            <text:p>10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70]+0.01" office:value-type="float" office:value="10.1999999999998" calcext:value-type="float">
            <text:p>10.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71]+0.01" office:value-type="float" office:value="10.2099999999998" calcext:value-type="float">
            <text:p>10.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72]+0.01" office:value-type="float" office:value="10.2199999999998" calcext:value-type="float">
            <text:p>10.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73]+0.01" office:value-type="float" office:value="10.2299999999998" calcext:value-type="float">
            <text:p>10.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74]+0.01" office:value-type="float" office:value="10.2399999999998" calcext:value-type="float">
            <text:p>10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75]+0.01" office:value-type="float" office:value="10.2499999999998" calcext:value-type="float">
            <text:p>10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76]+0.01" office:value-type="float" office:value="10.2599999999998" calcext:value-type="float">
            <text:p>10.2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77]+0.01" office:value-type="float" office:value="10.2699999999998" calcext:value-type="float">
            <text:p>10.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78]+0.01" office:value-type="float" office:value="10.2799999999998" calcext:value-type="float">
            <text:p>10.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79]+0.01" office:value-type="float" office:value="10.2899999999998" calcext:value-type="float">
            <text:p>10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80]+0.01" office:value-type="float" office:value="10.2999999999998" calcext:value-type="float">
            <text:p>10.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81]+0.01" office:value-type="float" office:value="10.3099999999998" calcext:value-type="float">
            <text:p>10.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82]+0.01" office:value-type="float" office:value="10.3199999999998" calcext:value-type="float">
            <text:p>10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83]+0.01" office:value-type="float" office:value="10.3299999999998" calcext:value-type="float">
            <text:p>10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84]+0.01" office:value-type="float" office:value="10.3399999999998" calcext:value-type="float">
            <text:p>10.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85]+0.01" office:value-type="float" office:value="10.3499999999998" calcext:value-type="float">
            <text:p>10.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86]+0.01" office:value-type="float" office:value="10.3599999999998" calcext:value-type="float">
            <text:p>10.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87]+0.01" office:value-type="float" office:value="10.3699999999998" calcext:value-type="float">
            <text:p>10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88]+0.01" office:value-type="float" office:value="10.3799999999998" calcext:value-type="float">
            <text:p>10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89]+0.01" office:value-type="float" office:value="10.3899999999998" calcext:value-type="float">
            <text:p>10.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90]+0.01" office:value-type="float" office:value="10.3999999999998" calcext:value-type="float">
            <text:p>10.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91]+0.01" office:value-type="float" office:value="10.4099999999998" calcext:value-type="float">
            <text:p>10.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92]+0.01" office:value-type="float" office:value="10.4199999999998" calcext:value-type="float">
            <text:p>10.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93]+0.01" office:value-type="float" office:value="10.4299999999998" calcext:value-type="float">
            <text:p>10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94]+0.01" office:value-type="float" office:value="10.4399999999998" calcext:value-type="float">
            <text:p>10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95]+0.01" office:value-type="float" office:value="10.4499999999998" calcext:value-type="float">
            <text:p>10.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96]+0.01" office:value-type="float" office:value="10.4599999999998" calcext:value-type="float">
            <text:p>10.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97]+0.01" office:value-type="float" office:value="10.4699999999998" calcext:value-type="float">
            <text:p>10.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98]+0.01" office:value-type="float" office:value="10.4799999999998" calcext:value-type="float">
            <text:p>10.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99]+0.01" office:value-type="float" office:value="10.4899999999998" calcext:value-type="float">
            <text:p>10.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00]+0.01" office:value-type="float" office:value="10.4999999999998" calcext:value-type="float">
            <text:p>10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01]+0.01" office:value-type="float" office:value="10.5099999999998" calcext:value-type="float">
            <text:p>10.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02]+0.01" office:value-type="float" office:value="10.5199999999998" calcext:value-type="float">
            <text:p>10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03]+0.01" office:value-type="float" office:value="10.5299999999998" calcext:value-type="float">
            <text:p>10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04]+0.01" office:value-type="float" office:value="10.5399999999998" calcext:value-type="float">
            <text:p>10.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05]+0.01" office:value-type="float" office:value="10.5499999999998" calcext:value-type="float">
            <text:p>10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06]+0.01" office:value-type="float" office:value="10.5599999999998" calcext:value-type="float">
            <text:p>10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07]+0.01" office:value-type="float" office:value="10.5699999999998" calcext:value-type="float">
            <text:p>10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08]+0.01" office:value-type="float" office:value="10.5799999999998" calcext:value-type="float">
            <text:p>10.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09]+0.01" office:value-type="float" office:value="10.5899999999998" calcext:value-type="float">
            <text:p>10.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10]+0.01" office:value-type="float" office:value="10.5999999999998" calcext:value-type="float">
            <text:p>10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11]+0.01" office:value-type="float" office:value="10.6099999999998" calcext:value-type="float">
            <text:p>10.6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12]+0.01" office:value-type="float" office:value="10.6199999999998" calcext:value-type="float">
            <text:p>10.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13]+0.01" office:value-type="float" office:value="10.6299999999998" calcext:value-type="float">
            <text:p>10.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14]+0.01" office:value-type="float" office:value="10.6399999999998" calcext:value-type="float">
            <text:p>10.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15]+0.01" office:value-type="float" office:value="10.6499999999998" calcext:value-type="float">
            <text:p>10.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16]+0.01" office:value-type="float" office:value="10.6599999999998" calcext:value-type="float">
            <text:p>10.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17]+0.01" office:value-type="float" office:value="10.6699999999998" calcext:value-type="float">
            <text:p>10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18]+0.01" office:value-type="float" office:value="10.6799999999998" calcext:value-type="float">
            <text:p>10.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19]+0.01" office:value-type="float" office:value="10.6899999999998" calcext:value-type="float">
            <text:p>10.6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20]+0.01" office:value-type="float" office:value="10.6999999999998" calcext:value-type="float">
            <text:p>10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21]+0.01" office:value-type="float" office:value="10.7099999999998" calcext:value-type="float">
            <text:p>10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22]+0.01" office:value-type="float" office:value="10.7199999999998" calcext:value-type="float">
            <text:p>10.7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23]+0.01" office:value-type="float" office:value="10.7299999999998" calcext:value-type="float">
            <text:p>10.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24]+0.01" office:value-type="float" office:value="10.7399999999998" calcext:value-type="float">
            <text:p>10.7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25]+0.01" office:value-type="float" office:value="10.7499999999998" calcext:value-type="float">
            <text:p>10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26]+0.01" office:value-type="float" office:value="10.7599999999998" calcext:value-type="float">
            <text:p>10.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27]+0.01" office:value-type="float" office:value="10.7699999999998" calcext:value-type="float">
            <text:p>10.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28]+0.01" office:value-type="float" office:value="10.7799999999998" calcext:value-type="float">
            <text:p>10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29]+0.01" office:value-type="float" office:value="10.7899999999998" calcext:value-type="float">
            <text:p>10.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30]+0.01" office:value-type="float" office:value="10.7999999999998" calcext:value-type="float">
            <text:p>10.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31]+0.01" office:value-type="float" office:value="10.8099999999998" calcext:value-type="float">
            <text:p>10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32]+0.01" office:value-type="float" office:value="10.8199999999998" calcext:value-type="float">
            <text:p>10.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33]+0.01" office:value-type="float" office:value="10.8299999999998" calcext:value-type="float">
            <text:p>10.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34]+0.01" office:value-type="float" office:value="10.8399999999998" calcext:value-type="float">
            <text:p>10.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35]+0.01" office:value-type="float" office:value="10.8499999999998" calcext:value-type="float">
            <text:p>10.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36]+0.01" office:value-type="float" office:value="10.8599999999998" calcext:value-type="float">
            <text:p>10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37]+0.01" office:value-type="float" office:value="10.8699999999998" calcext:value-type="float">
            <text:p>10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38]+0.01" office:value-type="float" office:value="10.8799999999998" calcext:value-type="float">
            <text:p>10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39]+0.01" office:value-type="float" office:value="10.8899999999998" calcext:value-type="float">
            <text:p>10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40]+0.01" office:value-type="float" office:value="10.8999999999998" calcext:value-type="float">
            <text:p>10.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41]+0.01" office:value-type="float" office:value="10.9099999999998" calcext:value-type="float">
            <text:p>10.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42]+0.01" office:value-type="float" office:value="10.9199999999998" calcext:value-type="float">
            <text:p>10.9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43]+0.01" office:value-type="float" office:value="10.9299999999998" calcext:value-type="float">
            <text:p>10.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44]+0.01" office:value-type="float" office:value="10.9399999999998" calcext:value-type="float">
            <text:p>10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45]+0.01" office:value-type="float" office:value="10.9499999999998" calcext:value-type="float">
            <text:p>10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46]+0.01" office:value-type="float" office:value="10.9599999999998" calcext:value-type="float">
            <text:p>10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47]+0.01" office:value-type="float" office:value="10.9699999999998" calcext:value-type="float">
            <text:p>10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48]+0.01" office:value-type="float" office:value="10.9799999999998" calcext:value-type="float">
            <text:p>10.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49]+0.01" office:value-type="float" office:value="10.9899999999998" calcext:value-type="float">
            <text:p>10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50]+0.01" office:value-type="float" office:value="10.9999999999998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51]+0.01" office:value-type="float" office:value="11.0099999999998" calcext:value-type="float">
            <text:p>11.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52]+0.01" office:value-type="float" office:value="11.0199999999998" calcext:value-type="float">
            <text:p>11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53]+0.01" office:value-type="float" office:value="11.0299999999998" calcext:value-type="float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54]+0.01" office:value-type="float" office:value="11.0399999999998" calcext:value-type="float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55]+0.01" office:value-type="float" office:value="11.0499999999998" calcext:value-type="float">
            <text:p>11.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56]+0.01" office:value-type="float" office:value="11.0599999999998" calcext:value-type="float">
            <text:p>11.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57]+0.01" office:value-type="float" office:value="11.0699999999998" calcext:value-type="float">
            <text:p>11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58]+0.01" office:value-type="float" office:value="11.0799999999998" calcext:value-type="float">
            <text:p>11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59]+0.01" office:value-type="float" office:value="11.0899999999998" calcext:value-type="float">
            <text:p>11.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60]+0.01" office:value-type="float" office:value="11.0999999999998" calcext:value-type="float">
            <text:p>11.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61]+0.01" office:value-type="float" office:value="11.1099999999998" calcext:value-type="float">
            <text:p>11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62]+0.01" office:value-type="float" office:value="11.1199999999998" calcext:value-type="float">
            <text:p>11.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63]+0.01" office:value-type="float" office:value="11.1299999999998" calcext:value-type="float">
            <text:p>11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64]+0.01" office:value-type="float" office:value="11.1399999999998" calcext:value-type="float">
            <text:p>11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65]+0.01" office:value-type="float" office:value="11.1499999999998" calcext:value-type="float">
            <text:p>11.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66]+0.01" office:value-type="float" office:value="11.1599999999998" calcext:value-type="float">
            <text:p>11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67]+0.01" office:value-type="float" office:value="11.1699999999998" calcext:value-type="float">
            <text:p>11.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68]+0.01" office:value-type="float" office:value="11.1799999999998" calcext:value-type="float">
            <text:p>11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69]+0.01" office:value-type="float" office:value="11.1899999999998" calcext:value-type="float">
            <text:p>1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70]+0.01" office:value-type="float" office:value="11.1999999999998" calcext:value-type="float">
            <text:p>11.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71]+0.01" office:value-type="float" office:value="11.2099999999998" calcext:value-type="float">
            <text:p>11.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72]+0.01" office:value-type="float" office:value="11.2199999999998" calcext:value-type="float">
            <text:p>11.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73]+0.01" office:value-type="float" office:value="11.2299999999998" calcext:value-type="float">
            <text:p>11.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74]+0.01" office:value-type="float" office:value="11.2399999999998" calcext:value-type="float">
            <text:p>11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75]+0.01" office:value-type="float" office:value="11.2499999999998" calcext:value-type="float">
            <text:p>11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76]+0.01" office:value-type="float" office:value="11.2599999999998" calcext:value-type="float">
            <text:p>11.2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77]+0.01" office:value-type="float" office:value="11.2699999999998" calcext:value-type="float">
            <text:p>11.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78]+0.01" office:value-type="float" office:value="11.2799999999998" calcext:value-type="float">
            <text:p>11.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79]+0.01" office:value-type="float" office:value="11.2899999999998" calcext:value-type="float">
            <text:p>11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80]+0.01" office:value-type="float" office:value="11.2999999999998" calcext:value-type="float">
            <text:p>11.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81]+0.01" office:value-type="float" office:value="11.3099999999998" calcext:value-type="float">
            <text:p>11.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82]+0.01" office:value-type="float" office:value="11.3199999999998" calcext:value-type="float">
            <text:p>11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83]+0.01" office:value-type="float" office:value="11.3299999999998" calcext:value-type="float">
            <text:p>11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84]+0.01" office:value-type="float" office:value="11.3399999999998" calcext:value-type="float">
            <text:p>11.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85]+0.01" office:value-type="float" office:value="11.3499999999998" calcext:value-type="float">
            <text:p>11.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86]+0.01" office:value-type="float" office:value="11.3599999999998" calcext:value-type="float">
            <text:p>11.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87]+0.01" office:value-type="float" office:value="11.3699999999998" calcext:value-type="float">
            <text:p>11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88]+0.01" office:value-type="float" office:value="11.3799999999998" calcext:value-type="float">
            <text:p>11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89]+0.01" office:value-type="float" office:value="11.3899999999998" calcext:value-type="float">
            <text:p>11.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90]+0.01" office:value-type="float" office:value="11.3999999999998" calcext:value-type="float">
            <text:p>11.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91]+0.01" office:value-type="float" office:value="11.4099999999998" calcext:value-type="float">
            <text:p>11.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92]+0.01" office:value-type="float" office:value="11.4199999999998" calcext:value-type="float">
            <text:p>11.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93]+0.01" office:value-type="float" office:value="11.4299999999998" calcext:value-type="float">
            <text:p>11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94]+0.01" office:value-type="float" office:value="11.4399999999998" calcext:value-type="float">
            <text:p>11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95]+0.01" office:value-type="float" office:value="11.4499999999998" calcext:value-type="float">
            <text:p>11.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96]+0.01" office:value-type="float" office:value="11.4599999999998" calcext:value-type="float">
            <text:p>11.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97]+0.01" office:value-type="float" office:value="11.4699999999998" calcext:value-type="float">
            <text:p>11.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98]+0.01" office:value-type="float" office:value="11.4799999999998" calcext:value-type="float">
            <text:p>11.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99]+0.01" office:value-type="float" office:value="11.4899999999998" calcext:value-type="float">
            <text:p>11.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00]+0.01" office:value-type="float" office:value="11.4999999999998" calcext:value-type="float">
            <text:p>11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01]+0.01" office:value-type="float" office:value="11.5099999999998" calcext:value-type="float">
            <text:p>11.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02]+0.01" office:value-type="float" office:value="11.5199999999998" calcext:value-type="float">
            <text:p>11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03]+0.01" office:value-type="float" office:value="11.5299999999998" calcext:value-type="float">
            <text:p>11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04]+0.01" office:value-type="float" office:value="11.5399999999998" calcext:value-type="float">
            <text:p>11.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05]+0.01" office:value-type="float" office:value="11.5499999999998" calcext:value-type="float">
            <text:p>11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06]+0.01" office:value-type="float" office:value="11.5599999999998" calcext:value-type="float">
            <text:p>11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07]+0.01" office:value-type="float" office:value="11.5699999999998" calcext:value-type="float">
            <text:p>11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08]+0.01" office:value-type="float" office:value="11.5799999999998" calcext:value-type="float">
            <text:p>11.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09]+0.01" office:value-type="float" office:value="11.5899999999998" calcext:value-type="float">
            <text:p>11.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10]+0.01" office:value-type="float" office:value="11.5999999999998" calcext:value-type="float">
            <text:p>11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11]+0.01" office:value-type="float" office:value="11.6099999999998" calcext:value-type="float">
            <text:p>11.6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12]+0.01" office:value-type="float" office:value="11.6199999999998" calcext:value-type="float">
            <text:p>11.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13]+0.01" office:value-type="float" office:value="11.6299999999998" calcext:value-type="float">
            <text:p>11.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14]+0.01" office:value-type="float" office:value="11.6399999999998" calcext:value-type="float">
            <text:p>11.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15]+0.01" office:value-type="float" office:value="11.6499999999998" calcext:value-type="float">
            <text:p>11.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16]+0.01" office:value-type="float" office:value="11.6599999999998" calcext:value-type="float">
            <text:p>11.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17]+0.01" office:value-type="float" office:value="11.6699999999998" calcext:value-type="float">
            <text:p>11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18]+0.01" office:value-type="float" office:value="11.6799999999998" calcext:value-type="float">
            <text:p>11.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19]+0.01" office:value-type="float" office:value="11.6899999999998" calcext:value-type="float">
            <text:p>11.6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20]+0.01" office:value-type="float" office:value="11.6999999999998" calcext:value-type="float">
            <text:p>11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21]+0.01" office:value-type="float" office:value="11.7099999999998" calcext:value-type="float">
            <text:p>11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22]+0.01" office:value-type="float" office:value="11.7199999999998" calcext:value-type="float">
            <text:p>11.7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23]+0.01" office:value-type="float" office:value="11.7299999999998" calcext:value-type="float">
            <text:p>11.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24]+0.01" office:value-type="float" office:value="11.7399999999998" calcext:value-type="float">
            <text:p>11.7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25]+0.01" office:value-type="float" office:value="11.7499999999998" calcext:value-type="float">
            <text:p>11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26]+0.01" office:value-type="float" office:value="11.7599999999998" calcext:value-type="float">
            <text:p>11.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27]+0.01" office:value-type="float" office:value="11.7699999999998" calcext:value-type="float">
            <text:p>11.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28]+0.01" office:value-type="float" office:value="11.7799999999998" calcext:value-type="float">
            <text:p>11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29]+0.01" office:value-type="float" office:value="11.7899999999998" calcext:value-type="float">
            <text:p>11.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30]+0.01" office:value-type="float" office:value="11.7999999999998" calcext:value-type="float">
            <text:p>11.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31]+0.01" office:value-type="float" office:value="11.8099999999998" calcext:value-type="float">
            <text:p>11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32]+0.01" office:value-type="float" office:value="11.8199999999998" calcext:value-type="float">
            <text:p>11.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33]+0.01" office:value-type="float" office:value="11.8299999999998" calcext:value-type="float">
            <text:p>11.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34]+0.01" office:value-type="float" office:value="11.8399999999998" calcext:value-type="float">
            <text:p>11.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35]+0.01" office:value-type="float" office:value="11.8499999999998" calcext:value-type="float">
            <text:p>11.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36]+0.01" office:value-type="float" office:value="11.8599999999998" calcext:value-type="float">
            <text:p>11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37]+0.01" office:value-type="float" office:value="11.8699999999998" calcext:value-type="float">
            <text:p>11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38]+0.01" office:value-type="float" office:value="11.8799999999998" calcext:value-type="float">
            <text:p>11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39]+0.01" office:value-type="float" office:value="11.8899999999998" calcext:value-type="float">
            <text:p>11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40]+0.01" office:value-type="float" office:value="11.8999999999998" calcext:value-type="float">
            <text:p>11.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41]+0.01" office:value-type="float" office:value="11.9099999999998" calcext:value-type="float">
            <text:p>11.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42]+0.01" office:value-type="float" office:value="11.9199999999998" calcext:value-type="float">
            <text:p>11.9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43]+0.01" office:value-type="float" office:value="11.9299999999998" calcext:value-type="float">
            <text:p>11.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44]+0.01" office:value-type="float" office:value="11.9399999999998" calcext:value-type="float">
            <text:p>11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45]+0.01" office:value-type="float" office:value="11.9499999999998" calcext:value-type="float">
            <text:p>11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46]+0.01" office:value-type="float" office:value="11.9599999999998" calcext:value-type="float">
            <text:p>11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47]+0.01" office:value-type="float" office:value="11.9699999999998" calcext:value-type="float">
            <text:p>11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48]+0.01" office:value-type="float" office:value="11.9799999999998" calcext:value-type="float">
            <text:p>11.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49]+0.01" office:value-type="float" office:value="11.9899999999998" calcext:value-type="float">
            <text:p>11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50]+0.01" office:value-type="float" office:value="11.9999999999998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51]+0.01" office:value-type="float" office:value="12.0099999999998" calcext:value-type="float">
            <text:p>12.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52]+0.01" office:value-type="float" office:value="12.0199999999998" calcext:value-type="float">
            <text:p>12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53]+0.01" office:value-type="float" office:value="12.0299999999998" calcext:value-type="float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54]+0.01" office:value-type="float" office:value="12.0399999999998" calcext:value-type="float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55]+0.01" office:value-type="float" office:value="12.0499999999998" calcext:value-type="float">
            <text:p>12.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56]+0.01" office:value-type="float" office:value="12.0599999999998" calcext:value-type="float">
            <text:p>12.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57]+0.01" office:value-type="float" office:value="12.0699999999998" calcext:value-type="float">
            <text:p>12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58]+0.01" office:value-type="float" office:value="12.0799999999998" calcext:value-type="float">
            <text:p>12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59]+0.01" office:value-type="float" office:value="12.0899999999998" calcext:value-type="float">
            <text:p>12.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60]+0.01" office:value-type="float" office:value="12.0999999999998" calcext:value-type="float">
            <text:p>12.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61]+0.01" office:value-type="float" office:value="12.1099999999998" calcext:value-type="float">
            <text:p>12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62]+0.01" office:value-type="float" office:value="12.1199999999998" calcext:value-type="float">
            <text:p>12.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63]+0.01" office:value-type="float" office:value="12.1299999999998" calcext:value-type="float">
            <text:p>12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64]+0.01" office:value-type="float" office:value="12.1399999999998" calcext:value-type="float">
            <text:p>12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65]+0.01" office:value-type="float" office:value="12.1499999999998" calcext:value-type="float">
            <text:p>12.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66]+0.01" office:value-type="float" office:value="12.1599999999998" calcext:value-type="float">
            <text:p>12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67]+0.01" office:value-type="float" office:value="12.1699999999998" calcext:value-type="float">
            <text:p>12.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68]+0.01" office:value-type="float" office:value="12.1799999999998" calcext:value-type="float">
            <text:p>12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69]+0.01" office:value-type="float" office:value="12.1899999999998" calcext:value-type="float">
            <text:p>12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70]+0.01" office:value-type="float" office:value="12.1999999999998" calcext:value-type="float">
            <text:p>12.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71]+0.01" office:value-type="float" office:value="12.2099999999998" calcext:value-type="float">
            <text:p>12.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72]+0.01" office:value-type="float" office:value="12.2199999999998" calcext:value-type="float">
            <text:p>12.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73]+0.01" office:value-type="float" office:value="12.2299999999998" calcext:value-type="float">
            <text:p>12.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74]+0.01" office:value-type="float" office:value="12.2399999999998" calcext:value-type="float">
            <text:p>12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75]+0.01" office:value-type="float" office:value="12.2499999999998" calcext:value-type="float">
            <text:p>12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76]+0.01" office:value-type="float" office:value="12.2599999999998" calcext:value-type="float">
            <text:p>12.2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77]+0.01" office:value-type="float" office:value="12.2699999999998" calcext:value-type="float">
            <text:p>12.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78]+0.01" office:value-type="float" office:value="12.2799999999998" calcext:value-type="float">
            <text:p>12.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79]+0.01" office:value-type="float" office:value="12.2899999999998" calcext:value-type="float">
            <text:p>12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80]+0.01" office:value-type="float" office:value="12.2999999999998" calcext:value-type="float">
            <text:p>12.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81]+0.01" office:value-type="float" office:value="12.3099999999998" calcext:value-type="float">
            <text:p>12.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82]+0.01" office:value-type="float" office:value="12.3199999999998" calcext:value-type="float">
            <text:p>12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83]+0.01" office:value-type="float" office:value="12.3299999999998" calcext:value-type="float">
            <text:p>12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84]+0.01" office:value-type="float" office:value="12.3399999999998" calcext:value-type="float">
            <text:p>12.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85]+0.01" office:value-type="float" office:value="12.3499999999998" calcext:value-type="float">
            <text:p>12.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86]+0.01" office:value-type="float" office:value="12.3599999999998" calcext:value-type="float">
            <text:p>12.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87]+0.01" office:value-type="float" office:value="12.3699999999998" calcext:value-type="float">
            <text:p>12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88]+0.01" office:value-type="float" office:value="12.3799999999998" calcext:value-type="float">
            <text:p>12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89]+0.01" office:value-type="float" office:value="12.3899999999998" calcext:value-type="float">
            <text:p>12.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90]+0.01" office:value-type="float" office:value="12.3999999999998" calcext:value-type="float">
            <text:p>12.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91]+0.01" office:value-type="float" office:value="12.4099999999998" calcext:value-type="float">
            <text:p>12.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92]+0.01" office:value-type="float" office:value="12.4199999999998" calcext:value-type="float">
            <text:p>12.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93]+0.01" office:value-type="float" office:value="12.4299999999998" calcext:value-type="float">
            <text:p>12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94]+0.01" office:value-type="float" office:value="12.4399999999998" calcext:value-type="float">
            <text:p>12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95]+0.01" office:value-type="float" office:value="12.4499999999998" calcext:value-type="float">
            <text:p>12.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96]+0.01" office:value-type="float" office:value="12.4599999999998" calcext:value-type="float">
            <text:p>12.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97]+0.01" office:value-type="float" office:value="12.4699999999998" calcext:value-type="float">
            <text:p>12.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98]+0.01" office:value-type="float" office:value="12.4799999999998" calcext:value-type="float">
            <text:p>12.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99]+0.01" office:value-type="float" office:value="12.4899999999998" calcext:value-type="float">
            <text:p>12.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00]+0.01" office:value-type="float" office:value="12.4999999999998" calcext:value-type="float">
            <text:p>12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01]+0.01" office:value-type="float" office:value="12.5099999999998" calcext:value-type="float">
            <text:p>12.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02]+0.01" office:value-type="float" office:value="12.5199999999998" calcext:value-type="float">
            <text:p>12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03]+0.01" office:value-type="float" office:value="12.5299999999998" calcext:value-type="float">
            <text:p>12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04]+0.01" office:value-type="float" office:value="12.5399999999998" calcext:value-type="float">
            <text:p>12.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05]+0.01" office:value-type="float" office:value="12.5499999999998" calcext:value-type="float">
            <text:p>12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06]+0.01" office:value-type="float" office:value="12.5599999999998" calcext:value-type="float">
            <text:p>12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07]+0.01" office:value-type="float" office:value="12.5699999999998" calcext:value-type="float">
            <text:p>12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08]+0.01" office:value-type="float" office:value="12.5799999999998" calcext:value-type="float">
            <text:p>12.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09]+0.01" office:value-type="float" office:value="12.5899999999998" calcext:value-type="float">
            <text:p>12.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10]+0.01" office:value-type="float" office:value="12.5999999999998" calcext:value-type="float">
            <text:p>12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11]+0.01" office:value-type="float" office:value="12.6099999999998" calcext:value-type="float">
            <text:p>12.6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12]+0.01" office:value-type="float" office:value="12.6199999999998" calcext:value-type="float">
            <text:p>12.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13]+0.01" office:value-type="float" office:value="12.6299999999998" calcext:value-type="float">
            <text:p>12.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14]+0.01" office:value-type="float" office:value="12.6399999999998" calcext:value-type="float">
            <text:p>12.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15]+0.01" office:value-type="float" office:value="12.6499999999998" calcext:value-type="float">
            <text:p>12.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16]+0.01" office:value-type="float" office:value="12.6599999999998" calcext:value-type="float">
            <text:p>12.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17]+0.01" office:value-type="float" office:value="12.6699999999998" calcext:value-type="float">
            <text:p>12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18]+0.01" office:value-type="float" office:value="12.6799999999998" calcext:value-type="float">
            <text:p>12.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19]+0.01" office:value-type="float" office:value="12.6899999999998" calcext:value-type="float">
            <text:p>12.6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20]+0.01" office:value-type="float" office:value="12.6999999999998" calcext:value-type="float">
            <text:p>12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21]+0.01" office:value-type="float" office:value="12.7099999999998" calcext:value-type="float">
            <text:p>12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22]+0.01" office:value-type="float" office:value="12.7199999999998" calcext:value-type="float">
            <text:p>12.7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23]+0.01" office:value-type="float" office:value="12.7299999999998" calcext:value-type="float">
            <text:p>12.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24]+0.01" office:value-type="float" office:value="12.7399999999998" calcext:value-type="float">
            <text:p>12.7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25]+0.01" office:value-type="float" office:value="12.7499999999998" calcext:value-type="float">
            <text:p>12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26]+0.01" office:value-type="float" office:value="12.7599999999998" calcext:value-type="float">
            <text:p>12.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27]+0.01" office:value-type="float" office:value="12.7699999999998" calcext:value-type="float">
            <text:p>12.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28]+0.01" office:value-type="float" office:value="12.7799999999998" calcext:value-type="float">
            <text:p>12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29]+0.01" office:value-type="float" office:value="12.7899999999998" calcext:value-type="float">
            <text:p>12.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30]+0.01" office:value-type="float" office:value="12.7999999999998" calcext:value-type="float">
            <text:p>12.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31]+0.01" office:value-type="float" office:value="12.8099999999998" calcext:value-type="float">
            <text:p>12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32]+0.01" office:value-type="float" office:value="12.8199999999998" calcext:value-type="float">
            <text:p>12.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33]+0.01" office:value-type="float" office:value="12.8299999999998" calcext:value-type="float">
            <text:p>12.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34]+0.01" office:value-type="float" office:value="12.8399999999998" calcext:value-type="float">
            <text:p>12.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35]+0.01" office:value-type="float" office:value="12.8499999999998" calcext:value-type="float">
            <text:p>12.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36]+0.01" office:value-type="float" office:value="12.8599999999998" calcext:value-type="float">
            <text:p>12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37]+0.01" office:value-type="float" office:value="12.8699999999998" calcext:value-type="float">
            <text:p>12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38]+0.01" office:value-type="float" office:value="12.8799999999998" calcext:value-type="float">
            <text:p>12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39]+0.01" office:value-type="float" office:value="12.8899999999998" calcext:value-type="float">
            <text:p>12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40]+0.01" office:value-type="float" office:value="12.8999999999998" calcext:value-type="float">
            <text:p>12.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41]+0.01" office:value-type="float" office:value="12.9099999999998" calcext:value-type="float">
            <text:p>12.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42]+0.01" office:value-type="float" office:value="12.9199999999998" calcext:value-type="float">
            <text:p>12.9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43]+0.01" office:value-type="float" office:value="12.9299999999998" calcext:value-type="float">
            <text:p>12.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44]+0.01" office:value-type="float" office:value="12.9399999999998" calcext:value-type="float">
            <text:p>1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45]+0.01" office:value-type="float" office:value="12.9499999999998" calcext:value-type="float">
            <text:p>12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46]+0.01" office:value-type="float" office:value="12.9599999999998" calcext:value-type="float">
            <text:p>12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47]+0.01" office:value-type="float" office:value="12.9699999999998" calcext:value-type="float">
            <text:p>12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48]+0.01" office:value-type="float" office:value="12.9799999999998" calcext:value-type="float">
            <text:p>12.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49]+0.01" office:value-type="float" office:value="12.9899999999998" calcext:value-type="float">
            <text:p>12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50]+0.01" office:value-type="float" office:value="12.9999999999998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51]+0.01" office:value-type="float" office:value="13.0099999999998" calcext:value-type="float">
            <text:p>13.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52]+0.01" office:value-type="float" office:value="13.0199999999998" calcext:value-type="float">
            <text:p>13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53]+0.01" office:value-type="float" office:value="13.0299999999998" calcext:value-type="float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54]+0.01" office:value-type="float" office:value="13.0399999999998" calcext:value-type="float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55]+0.01" office:value-type="float" office:value="13.0499999999998" calcext:value-type="float">
            <text:p>13.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56]+0.01" office:value-type="float" office:value="13.0599999999998" calcext:value-type="float">
            <text:p>13.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57]+0.01" office:value-type="float" office:value="13.0699999999998" calcext:value-type="float">
            <text:p>13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58]+0.01" office:value-type="float" office:value="13.0799999999998" calcext:value-type="float">
            <text:p>13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59]+0.01" office:value-type="float" office:value="13.0899999999998" calcext:value-type="float">
            <text:p>13.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60]+0.01" office:value-type="float" office:value="13.0999999999998" calcext:value-type="float">
            <text:p>13.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61]+0.01" office:value-type="float" office:value="13.1099999999998" calcext:value-type="float">
            <text:p>13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62]+0.01" office:value-type="float" office:value="13.1199999999998" calcext:value-type="float">
            <text:p>13.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63]+0.01" office:value-type="float" office:value="13.1299999999998" calcext:value-type="float">
            <text:p>13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64]+0.01" office:value-type="float" office:value="13.1399999999998" calcext:value-type="float">
            <text:p>13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65]+0.01" office:value-type="float" office:value="13.1499999999998" calcext:value-type="float">
            <text:p>13.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66]+0.01" office:value-type="float" office:value="13.1599999999998" calcext:value-type="float">
            <text:p>13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67]+0.01" office:value-type="float" office:value="13.1699999999998" calcext:value-type="float">
            <text:p>13.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68]+0.01" office:value-type="float" office:value="13.1799999999998" calcext:value-type="float">
            <text:p>13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69]+0.01" office:value-type="float" office:value="13.1899999999998" calcext:value-type="float">
            <text:p>13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70]+0.01" office:value-type="float" office:value="13.1999999999998" calcext:value-type="float">
            <text:p>13.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71]+0.01" office:value-type="float" office:value="13.2099999999998" calcext:value-type="float">
            <text:p>13.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72]+0.01" office:value-type="float" office:value="13.2199999999998" calcext:value-type="float">
            <text:p>13.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73]+0.01" office:value-type="float" office:value="13.2299999999998" calcext:value-type="float">
            <text:p>13.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74]+0.01" office:value-type="float" office:value="13.2399999999998" calcext:value-type="float">
            <text:p>13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75]+0.01" office:value-type="float" office:value="13.2499999999998" calcext:value-type="float">
            <text:p>13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76]+0.01" office:value-type="float" office:value="13.2599999999998" calcext:value-type="float">
            <text:p>13.2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77]+0.01" office:value-type="float" office:value="13.2699999999998" calcext:value-type="float">
            <text:p>13.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78]+0.01" office:value-type="float" office:value="13.2799999999998" calcext:value-type="float">
            <text:p>13.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79]+0.01" office:value-type="float" office:value="13.2899999999998" calcext:value-type="float">
            <text:p>13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80]+0.01" office:value-type="float" office:value="13.2999999999998" calcext:value-type="float">
            <text:p>13.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81]+0.01" office:value-type="float" office:value="13.3099999999998" calcext:value-type="float">
            <text:p>13.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82]+0.01" office:value-type="float" office:value="13.3199999999998" calcext:value-type="float">
            <text:p>13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83]+0.01" office:value-type="float" office:value="13.3299999999998" calcext:value-type="float">
            <text:p>13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84]+0.01" office:value-type="float" office:value="13.3399999999998" calcext:value-type="float">
            <text:p>13.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85]+0.01" office:value-type="float" office:value="13.3499999999998" calcext:value-type="float">
            <text:p>13.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86]+0.01" office:value-type="float" office:value="13.3599999999998" calcext:value-type="float">
            <text:p>13.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87]+0.01" office:value-type="float" office:value="13.3699999999998" calcext:value-type="float">
            <text:p>13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88]+0.01" office:value-type="float" office:value="13.3799999999998" calcext:value-type="float">
            <text:p>13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89]+0.01" office:value-type="float" office:value="13.3899999999998" calcext:value-type="float">
            <text:p>13.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90]+0.01" office:value-type="float" office:value="13.3999999999998" calcext:value-type="float">
            <text:p>13.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91]+0.01" office:value-type="float" office:value="13.4099999999998" calcext:value-type="float">
            <text:p>13.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92]+0.01" office:value-type="float" office:value="13.4199999999998" calcext:value-type="float">
            <text:p>13.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93]+0.01" office:value-type="float" office:value="13.4299999999998" calcext:value-type="float">
            <text:p>13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94]+0.01" office:value-type="float" office:value="13.4399999999998" calcext:value-type="float">
            <text:p>13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95]+0.01" office:value-type="float" office:value="13.4499999999998" calcext:value-type="float">
            <text:p>13.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96]+0.01" office:value-type="float" office:value="13.4599999999998" calcext:value-type="float">
            <text:p>13.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97]+0.01" office:value-type="float" office:value="13.4699999999998" calcext:value-type="float">
            <text:p>13.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98]+0.01" office:value-type="float" office:value="13.4799999999998" calcext:value-type="float">
            <text:p>13.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99]+0.01" office:value-type="float" office:value="13.4899999999998" calcext:value-type="float">
            <text:p>13.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00]+0.01" office:value-type="float" office:value="13.4999999999998" calcext:value-type="float">
            <text:p>13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01]+0.01" office:value-type="float" office:value="13.5099999999998" calcext:value-type="float">
            <text:p>13.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02]+0.01" office:value-type="float" office:value="13.5199999999998" calcext:value-type="float">
            <text:p>13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03]+0.01" office:value-type="float" office:value="13.5299999999998" calcext:value-type="float">
            <text:p>13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04]+0.01" office:value-type="float" office:value="13.5399999999998" calcext:value-type="float">
            <text:p>13.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05]+0.01" office:value-type="float" office:value="13.5499999999998" calcext:value-type="float">
            <text:p>13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06]+0.01" office:value-type="float" office:value="13.5599999999998" calcext:value-type="float">
            <text:p>13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07]+0.01" office:value-type="float" office:value="13.5699999999998" calcext:value-type="float">
            <text:p>13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08]+0.01" office:value-type="float" office:value="13.5799999999998" calcext:value-type="float">
            <text:p>13.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09]+0.01" office:value-type="float" office:value="13.5899999999998" calcext:value-type="float">
            <text:p>13.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10]+0.01" office:value-type="float" office:value="13.5999999999998" calcext:value-type="float">
            <text:p>13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11]+0.01" office:value-type="float" office:value="13.6099999999998" calcext:value-type="float">
            <text:p>13.6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12]+0.01" office:value-type="float" office:value="13.6199999999998" calcext:value-type="float">
            <text:p>13.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13]+0.01" office:value-type="float" office:value="13.6299999999998" calcext:value-type="float">
            <text:p>13.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14]+0.01" office:value-type="float" office:value="13.6399999999998" calcext:value-type="float">
            <text:p>13.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15]+0.01" office:value-type="float" office:value="13.6499999999998" calcext:value-type="float">
            <text:p>13.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16]+0.01" office:value-type="float" office:value="13.6599999999998" calcext:value-type="float">
            <text:p>13.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17]+0.01" office:value-type="float" office:value="13.6699999999998" calcext:value-type="float">
            <text:p>13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18]+0.01" office:value-type="float" office:value="13.6799999999998" calcext:value-type="float">
            <text:p>13.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19]+0.01" office:value-type="float" office:value="13.6899999999998" calcext:value-type="float">
            <text:p>13.6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20]+0.01" office:value-type="float" office:value="13.6999999999998" calcext:value-type="float">
            <text:p>13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21]+0.01" office:value-type="float" office:value="13.7099999999998" calcext:value-type="float">
            <text:p>13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22]+0.01" office:value-type="float" office:value="13.7199999999998" calcext:value-type="float">
            <text:p>13.7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23]+0.01" office:value-type="float" office:value="13.7299999999998" calcext:value-type="float">
            <text:p>13.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24]+0.01" office:value-type="float" office:value="13.7399999999998" calcext:value-type="float">
            <text:p>13.7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25]+0.01" office:value-type="float" office:value="13.7499999999998" calcext:value-type="float">
            <text:p>13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26]+0.01" office:value-type="float" office:value="13.7599999999998" calcext:value-type="float">
            <text:p>13.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27]+0.01" office:value-type="float" office:value="13.7699999999998" calcext:value-type="float">
            <text:p>13.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28]+0.01" office:value-type="float" office:value="13.7799999999998" calcext:value-type="float">
            <text:p>13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29]+0.01" office:value-type="float" office:value="13.7899999999998" calcext:value-type="float">
            <text:p>13.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30]+0.01" office:value-type="float" office:value="13.7999999999998" calcext:value-type="float">
            <text:p>13.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31]+0.01" office:value-type="float" office:value="13.8099999999998" calcext:value-type="float">
            <text:p>13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32]+0.01" office:value-type="float" office:value="13.8199999999998" calcext:value-type="float">
            <text:p>13.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33]+0.01" office:value-type="float" office:value="13.8299999999998" calcext:value-type="float">
            <text:p>13.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34]+0.01" office:value-type="float" office:value="13.8399999999998" calcext:value-type="float">
            <text:p>13.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35]+0.01" office:value-type="float" office:value="13.8499999999998" calcext:value-type="float">
            <text:p>13.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36]+0.01" office:value-type="float" office:value="13.8599999999997" calcext:value-type="float">
            <text:p>13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37]+0.01" office:value-type="float" office:value="13.8699999999998" calcext:value-type="float">
            <text:p>13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38]+0.01" office:value-type="float" office:value="13.8799999999997" calcext:value-type="float">
            <text:p>13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39]+0.01" office:value-type="float" office:value="13.8899999999998" calcext:value-type="float">
            <text:p>13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40]+0.01" office:value-type="float" office:value="13.8999999999997" calcext:value-type="float">
            <text:p>13.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41]+0.01" office:value-type="float" office:value="13.9099999999997" calcext:value-type="float">
            <text:p>13.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42]+0.01" office:value-type="float" office:value="13.9199999999997" calcext:value-type="float">
            <text:p>13.9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43]+0.01" office:value-type="float" office:value="13.9299999999997" calcext:value-type="float">
            <text:p>13.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44]+0.01" office:value-type="float" office:value="13.9399999999997" calcext:value-type="float">
            <text:p>13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45]+0.01" office:value-type="float" office:value="13.9499999999997" calcext:value-type="float">
            <text:p>13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46]+0.01" office:value-type="float" office:value="13.9599999999997" calcext:value-type="float">
            <text:p>13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47]+0.01" office:value-type="float" office:value="13.9699999999997" calcext:value-type="float">
            <text:p>13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48]+0.01" office:value-type="float" office:value="13.9799999999997" calcext:value-type="float">
            <text:p>13.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49]+0.01" office:value-type="float" office:value="13.9899999999997" calcext:value-type="float">
            <text:p>13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50]+0.01" office:value-type="float" office:value="13.9999999999997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51]+0.01" office:value-type="float" office:value="14.0099999999997" calcext:value-type="float">
            <text:p>14.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52]+0.01" office:value-type="float" office:value="14.0199999999997" calcext:value-type="float">
            <text:p>14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53]+0.01" office:value-type="float" office:value="14.0299999999997" calcext:value-type="float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54]+0.01" office:value-type="float" office:value="14.0399999999997" calcext:value-type="float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55]+0.01" office:value-type="float" office:value="14.0499999999997" calcext:value-type="float">
            <text:p>14.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56]+0.01" office:value-type="float" office:value="14.0599999999997" calcext:value-type="float">
            <text:p>14.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57]+0.01" office:value-type="float" office:value="14.0699999999997" calcext:value-type="float">
            <text:p>14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58]+0.01" office:value-type="float" office:value="14.0799999999997" calcext:value-type="float">
            <text:p>14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59]+0.01" office:value-type="float" office:value="14.0899999999997" calcext:value-type="float">
            <text:p>14.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60]+0.01" office:value-type="float" office:value="14.0999999999997" calcext:value-type="float">
            <text:p>14.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61]+0.01" office:value-type="float" office:value="14.1099999999997" calcext:value-type="float">
            <text:p>14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62]+0.01" office:value-type="float" office:value="14.1199999999997" calcext:value-type="float">
            <text:p>14.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63]+0.01" office:value-type="float" office:value="14.1299999999997" calcext:value-type="float">
            <text:p>14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64]+0.01" office:value-type="float" office:value="14.1399999999997" calcext:value-type="float">
            <text:p>14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65]+0.01" office:value-type="float" office:value="14.1499999999997" calcext:value-type="float">
            <text:p>14.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66]+0.01" office:value-type="float" office:value="14.1599999999997" calcext:value-type="float">
            <text:p>14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67]+0.01" office:value-type="float" office:value="14.1699999999997" calcext:value-type="float">
            <text:p>14.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68]+0.01" office:value-type="float" office:value="14.1799999999997" calcext:value-type="float">
            <text:p>14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69]+0.01" office:value-type="float" office:value="14.1899999999997" calcext:value-type="float">
            <text:p>14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70]+0.01" office:value-type="float" office:value="14.1999999999997" calcext:value-type="float">
            <text:p>14.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71]+0.01" office:value-type="float" office:value="14.2099999999997" calcext:value-type="float">
            <text:p>14.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72]+0.01" office:value-type="float" office:value="14.2199999999997" calcext:value-type="float">
            <text:p>14.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73]+0.01" office:value-type="float" office:value="14.2299999999997" calcext:value-type="float">
            <text:p>14.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74]+0.01" office:value-type="float" office:value="14.2399999999997" calcext:value-type="float">
            <text:p>14.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75]+0.01" office:value-type="float" office:value="14.2499999999997" calcext:value-type="float">
            <text:p>14.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76]+0.01" office:value-type="float" office:value="14.2599999999997" calcext:value-type="float">
            <text:p>14.2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77]+0.01" office:value-type="float" office:value="14.2699999999997" calcext:value-type="float">
            <text:p>14.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78]+0.01" office:value-type="float" office:value="14.2799999999997" calcext:value-type="float">
            <text:p>14.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79]+0.01" office:value-type="float" office:value="14.2899999999997" calcext:value-type="float">
            <text:p>14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80]+0.01" office:value-type="float" office:value="14.2999999999997" calcext:value-type="float">
            <text:p>14.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81]+0.01" office:value-type="float" office:value="14.3099999999997" calcext:value-type="float">
            <text:p>14.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82]+0.01" office:value-type="float" office:value="14.3199999999997" calcext:value-type="float">
            <text:p>14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83]+0.01" office:value-type="float" office:value="14.3299999999997" calcext:value-type="float">
            <text:p>14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84]+0.01" office:value-type="float" office:value="14.3399999999997" calcext:value-type="float">
            <text:p>14.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85]+0.01" office:value-type="float" office:value="14.3499999999997" calcext:value-type="float">
            <text:p>14.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86]+0.01" office:value-type="float" office:value="14.3599999999997" calcext:value-type="float">
            <text:p>14.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87]+0.01" office:value-type="float" office:value="14.3699999999997" calcext:value-type="float">
            <text:p>14.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88]+0.01" office:value-type="float" office:value="14.3799999999997" calcext:value-type="float">
            <text:p>14.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89]+0.01" office:value-type="float" office:value="14.3899999999997" calcext:value-type="float">
            <text:p>14.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90]+0.01" office:value-type="float" office:value="14.3999999999997" calcext:value-type="float">
            <text:p>14.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91]+0.01" office:value-type="float" office:value="14.4099999999997" calcext:value-type="float">
            <text:p>14.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92]+0.01" office:value-type="float" office:value="14.4199999999997" calcext:value-type="float">
            <text:p>14.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93]+0.01" office:value-type="float" office:value="14.4299999999997" calcext:value-type="float">
            <text:p>14.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94]+0.01" office:value-type="float" office:value="14.4399999999997" calcext:value-type="float">
            <text:p>14.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95]+0.01" office:value-type="float" office:value="14.4499999999997" calcext:value-type="float">
            <text:p>14.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96]+0.01" office:value-type="float" office:value="14.4599999999997" calcext:value-type="float">
            <text:p>14.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97]+0.01" office:value-type="float" office:value="14.4699999999997" calcext:value-type="float">
            <text:p>14.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98]+0.01" office:value-type="float" office:value="14.4799999999997" calcext:value-type="float">
            <text:p>14.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99]+0.01" office:value-type="float" office:value="14.4899999999997" calcext:value-type="float">
            <text:p>14.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00]+0.01" office:value-type="float" office:value="14.4999999999997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01]+0.01" office:value-type="float" office:value="14.5099999999997" calcext:value-type="float">
            <text:p>14.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02]+0.01" office:value-type="float" office:value="14.5199999999997" calcext:value-type="float">
            <text:p>14.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03]+0.01" office:value-type="float" office:value="14.5299999999997" calcext:value-type="float">
            <text:p>14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04]+0.01" office:value-type="float" office:value="14.5399999999997" calcext:value-type="float">
            <text:p>14.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05]+0.01" office:value-type="float" office:value="14.5499999999997" calcext:value-type="float">
            <text:p>14.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06]+0.01" office:value-type="float" office:value="14.5599999999997" calcext:value-type="float">
            <text:p>14.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07]+0.01" office:value-type="float" office:value="14.5699999999997" calcext:value-type="float">
            <text:p>14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08]+0.01" office:value-type="float" office:value="14.5799999999997" calcext:value-type="float">
            <text:p>14.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09]+0.01" office:value-type="float" office:value="14.5899999999997" calcext:value-type="float">
            <text:p>14.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10]+0.01" office:value-type="float" office:value="14.5999999999997" calcext:value-type="float">
            <text:p>14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11]+0.01" office:value-type="float" office:value="14.6099999999997" calcext:value-type="float">
            <text:p>14.6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12]+0.01" office:value-type="float" office:value="14.6199999999997" calcext:value-type="float">
            <text:p>14.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13]+0.01" office:value-type="float" office:value="14.6299999999997" calcext:value-type="float">
            <text:p>14.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14]+0.01" office:value-type="float" office:value="14.6399999999997" calcext:value-type="float">
            <text:p>14.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15]+0.01" office:value-type="float" office:value="14.6499999999997" calcext:value-type="float">
            <text:p>14.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16]+0.01" office:value-type="float" office:value="14.6599999999997" calcext:value-type="float">
            <text:p>14.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17]+0.01" office:value-type="float" office:value="14.6699999999997" calcext:value-type="float">
            <text:p>14.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18]+0.01" office:value-type="float" office:value="14.6799999999997" calcext:value-type="float">
            <text:p>14.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19]+0.01" office:value-type="float" office:value="14.6899999999997" calcext:value-type="float">
            <text:p>14.6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20]+0.01" office:value-type="float" office:value="14.6999999999997" calcext:value-type="float">
            <text:p>14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21]+0.01" office:value-type="float" office:value="14.7099999999997" calcext:value-type="float">
            <text:p>14.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22]+0.01" office:value-type="float" office:value="14.7199999999997" calcext:value-type="float">
            <text:p>14.7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23]+0.01" office:value-type="float" office:value="14.7299999999997" calcext:value-type="float">
            <text:p>14.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24]+0.01" office:value-type="float" office:value="14.7399999999997" calcext:value-type="float">
            <text:p>14.7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25]+0.01" office:value-type="float" office:value="14.7499999999997" calcext:value-type="float">
            <text:p>14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26]+0.01" office:value-type="float" office:value="14.7599999999997" calcext:value-type="float">
            <text:p>14.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27]+0.01" office:value-type="float" office:value="14.7699999999997" calcext:value-type="float">
            <text:p>14.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28]+0.01" office:value-type="float" office:value="14.7799999999997" calcext:value-type="float">
            <text:p>14.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29]+0.01" office:value-type="float" office:value="14.7899999999997" calcext:value-type="float">
            <text:p>14.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30]+0.01" office:value-type="float" office:value="14.7999999999997" calcext:value-type="float">
            <text:p>14.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31]+0.01" office:value-type="float" office:value="14.8099999999997" calcext:value-type="float">
            <text:p>14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32]+0.01" office:value-type="float" office:value="14.8199999999997" calcext:value-type="float">
            <text:p>14.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33]+0.01" office:value-type="float" office:value="14.8299999999997" calcext:value-type="float">
            <text:p>14.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34]+0.01" office:value-type="float" office:value="14.8399999999997" calcext:value-type="float">
            <text:p>14.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35]+0.01" office:value-type="float" office:value="14.8499999999997" calcext:value-type="float">
            <text:p>14.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36]+0.01" office:value-type="float" office:value="14.8599999999997" calcext:value-type="float">
            <text:p>14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37]+0.01" office:value-type="float" office:value="14.8699999999997" calcext:value-type="float">
            <text:p>14.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38]+0.01" office:value-type="float" office:value="14.8799999999997" calcext:value-type="float">
            <text:p>14.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39]+0.01" office:value-type="float" office:value="14.8899999999997" calcext:value-type="float">
            <text:p>14.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40]+0.01" office:value-type="float" office:value="14.8999999999997" calcext:value-type="float">
            <text:p>14.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41]+0.01" office:value-type="float" office:value="14.9099999999997" calcext:value-type="float">
            <text:p>14.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42]+0.01" office:value-type="float" office:value="14.9199999999997" calcext:value-type="float">
            <text:p>14.9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43]+0.01" office:value-type="float" office:value="14.9299999999997" calcext:value-type="float">
            <text:p>14.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44]+0.01" office:value-type="float" office:value="14.9399999999997" calcext:value-type="float">
            <text:p>14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45]+0.01" office:value-type="float" office:value="14.9499999999997" calcext:value-type="float">
            <text:p>14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46]+0.01" office:value-type="float" office:value="14.9599999999997" calcext:value-type="float">
            <text:p>14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47]+0.01" office:value-type="float" office:value="14.9699999999997" calcext:value-type="float">
            <text:p>14.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48]+0.01" office:value-type="float" office:value="14.9799999999997" calcext:value-type="float">
            <text:p>14.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49]+0.01" office:value-type="float" office:value="14.9899999999997" calcext:value-type="float">
            <text:p>14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50]+0.01" office:value-type="float" office:value="14.9999999999997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51]+0.01" office:value-type="float" office:value="15.0099999999997" calcext:value-type="float">
            <text:p>15.0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52]+0.01" office:value-type="float" office:value="15.0199999999997" calcext:value-type="float">
            <text:p>15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53]+0.01" office:value-type="float" office:value="15.0299999999997" calcext:value-type="float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54]+0.01" office:value-type="float" office:value="15.0399999999997" calcext:value-type="float">
            <text:p>1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55]+0.01" office:value-type="float" office:value="15.0499999999997" calcext:value-type="float">
            <text:p>15.0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56]+0.01" office:value-type="float" office:value="15.0599999999997" calcext:value-type="float">
            <text:p>15.0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57]+0.01" office:value-type="float" office:value="15.0699999999997" calcext:value-type="float">
            <text:p>15.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58]+0.01" office:value-type="float" office:value="15.0799999999997" calcext:value-type="float">
            <text:p>15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59]+0.01" office:value-type="float" office:value="15.0899999999997" calcext:value-type="float">
            <text:p>15.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60]+0.01" office:value-type="float" office:value="15.0999999999997" calcext:value-type="float">
            <text:p>15.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61]+0.01" office:value-type="float" office:value="15.1099999999997" calcext:value-type="float">
            <text:p>15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62]+0.01" office:value-type="float" office:value="15.1199999999997" calcext:value-type="float">
            <text:p>15.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63]+0.01" office:value-type="float" office:value="15.1299999999997" calcext:value-type="float">
            <text:p>15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64]+0.01" office:value-type="float" office:value="15.1399999999997" calcext:value-type="float">
            <text:p>15.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65]+0.01" office:value-type="float" office:value="15.1499999999997" calcext:value-type="float">
            <text:p>15.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66]+0.01" office:value-type="float" office:value="15.1599999999997" calcext:value-type="float">
            <text:p>15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67]+0.01" office:value-type="float" office:value="15.1699999999997" calcext:value-type="float">
            <text:p>15.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68]+0.01" office:value-type="float" office:value="15.1799999999997" calcext:value-type="float">
            <text:p>15.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69]+0.01" office:value-type="float" office:value="15.1899999999997" calcext:value-type="float">
            <text:p>15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70]+0.01" office:value-type="float" office:value="15.1999999999997" calcext:value-type="float">
            <text:p>15.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6:17:54.833066132</meta:creation-date>
    <dc:date>2017-08-24T17:28:18.971750249</dc:date>
    <meta:editing-duration>PT9M7S</meta:editing-duration>
    <meta:editing-cycles>1</meta:editing-cycles>
    <meta:document-statistic meta:table-count="2" meta:cell-count="6368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622cm" svg:y="3.954cm" style:legend-expansion="high" chart:style-name="ch2"/>
        <chart:plot-area chart:style-name="ch3" table:cell-range-address="12cm.A1:12cm.B1002 12cm.D2:12cm.D1002" chart:data-source-has-labels="row" svg:x="0.319cm" svg:y="0.18cm" svg:width="12.984cm" svg:height="8.645cm">
          <chartooo:coordinate-region svg:x="1.046cm" svg:y="0.379cm" svg:width="12.07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2cm.B1:12cm.B1002" chart:label-cell-address="1dof" chart:class="chart:scatter">
            <chart:domain table:cell-range-address="12cm.A1:12cm.A1002"/>
            <chart:data-point chart:repeated="1002"/>
          </chart:series>
          <chart:series chart:style-name="ch7" chart:values-cell-range-address="12cm.D2:12cm.D1002" chart:label-cell-address="freefall" chart:class="chart:scatter">
            <chart:domain table:cell-range-address="12cm.C2:12cm.C1002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dof</text:p>
              </table:table-cell>
              <table:table-cell office:value-type="string">
                <text:p>Column C</text:p>
              </table:table-cell>
              <table:table-cell office:value-type="string">
                <text:p>freefal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12cm.A1:12cm.A1002</svg:desc>
                </draw:g>
              </table:table-cell>
              <table:table-cell office:value-type="float" office:value="-1.23913133144379">
                <text:p>-1.23913133144379</text:p>
                <draw:g>
                  <svg:desc>12cm.B1:12cm.B1002</svg:desc>
                </draw:g>
              </table:table-cell>
              <table:table-cell office:value-type="float" office:value="0">
                <text:p>0</text:p>
                <draw:g>
                  <svg:desc>12cm.C2:12cm.C1002</svg:desc>
                </draw:g>
              </table:table-cell>
              <table:table-cell office:value-type="float" office:value="1.47614228725433">
                <text:p>1.47614228725433</text:p>
                <draw:g>
                  <svg:desc>12cm.D2:12cm.D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-1.24001586437225">
                <text:p>-1.24001586437225</text:p>
              </table:table-cell>
              <table:table-cell office:value-type="float" office:value="2.31">
                <text:p>2.31</text:p>
              </table:table-cell>
              <table:table-cell office:value-type="float" office:value="1.48404443264008">
                <text:p>1.48404443264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-1.24386382102966">
                <text:p>-1.24386382102966</text:p>
              </table:table-cell>
              <table:table-cell office:value-type="float" office:value="2.32">
                <text:p>2.32</text:p>
              </table:table-cell>
              <table:table-cell office:value-type="float" office:value="1.49361300468445">
                <text:p>1.49361300468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-1.24734616279602">
                <text:p>-1.24734616279602</text:p>
              </table:table-cell>
              <table:table-cell office:value-type="float" office:value="2.33">
                <text:p>2.33</text:p>
              </table:table-cell>
              <table:table-cell office:value-type="float" office:value="1.49844121932983">
                <text:p>1.49844121932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-1.25083529949188">
                <text:p>-1.25083529949188</text:p>
              </table:table-cell>
              <table:table-cell office:value-type="float" office:value="2.34">
                <text:p>2.34</text:p>
              </table:table-cell>
              <table:table-cell office:value-type="float" office:value="1.50295329093933">
                <text:p>1.502953290939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-1.2517009973526">
                <text:p>-1.2517009973526</text:p>
              </table:table-cell>
              <table:table-cell office:value-type="float" office:value="2.35">
                <text:p>2.35</text:p>
              </table:table-cell>
              <table:table-cell office:value-type="float" office:value="1.50508856773376">
                <text:p>1.50508856773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-1.25119912624359">
                <text:p>-1.25119912624359</text:p>
              </table:table-cell>
              <table:table-cell office:value-type="float" office:value="2.36">
                <text:p>2.36</text:p>
              </table:table-cell>
              <table:table-cell office:value-type="float" office:value="1.50664782524109">
                <text:p>1.50664782524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-1.24894893169403">
                <text:p>-1.24894893169403</text:p>
              </table:table-cell>
              <table:table-cell office:value-type="float" office:value="2.37">
                <text:p>2.37</text:p>
              </table:table-cell>
              <table:table-cell office:value-type="float" office:value="1.50830256938934">
                <text:p>1.50830256938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-1.24395525455475">
                <text:p>-1.24395525455475</text:p>
              </table:table-cell>
              <table:table-cell office:value-type="float" office:value="2.38">
                <text:p>2.38</text:p>
              </table:table-cell>
              <table:table-cell office:value-type="float" office:value="1.51478469371796">
                <text:p>1.51478469371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-1.24098062515259">
                <text:p>-1.24098062515259</text:p>
              </table:table-cell>
              <table:table-cell office:value-type="float" office:value="2.39">
                <text:p>2.39</text:p>
              </table:table-cell>
              <table:table-cell office:value-type="float" office:value="1.52422344684601">
                <text:p>1.52422344684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-1.23860692977905">
                <text:p>-1.23860692977905</text:p>
              </table:table-cell>
              <table:table-cell office:value-type="float" office:value="2.4">
                <text:p>2.4</text:p>
              </table:table-cell>
              <table:table-cell office:value-type="float" office:value="1.53705060482025">
                <text:p>1.53705060482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-1.23902583122253">
                <text:p>-1.23902583122253</text:p>
              </table:table-cell>
              <table:table-cell office:value-type="float" office:value="2.41">
                <text:p>2.41</text:p>
              </table:table-cell>
              <table:table-cell office:value-type="float" office:value="1.54514598846436">
                <text:p>1.545145988464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-1.24247908592224">
                <text:p>-1.24247908592224</text:p>
              </table:table-cell>
              <table:table-cell office:value-type="float" office:value="2.42">
                <text:p>2.42</text:p>
              </table:table-cell>
              <table:table-cell office:value-type="float" office:value="1.55249893665314">
                <text:p>1.552498936653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-1.24600768089294">
                <text:p>-1.24600768089294</text:p>
              </table:table-cell>
              <table:table-cell office:value-type="float" office:value="2.43">
                <text:p>2.43</text:p>
              </table:table-cell>
              <table:table-cell office:value-type="float" office:value="1.55625236034393">
                <text:p>1.556252360343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-1.25011873245239">
                <text:p>-1.25011873245239</text:p>
              </table:table-cell>
              <table:table-cell office:value-type="float" office:value="2.44">
                <text:p>2.44</text:p>
              </table:table-cell>
              <table:table-cell office:value-type="float" office:value="1.55804300308228">
                <text:p>1.55804300308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-1.2527951002121">
                <text:p>-1.2527951002121</text:p>
              </table:table-cell>
              <table:table-cell office:value-type="float" office:value="2.45">
                <text:p>2.45</text:p>
              </table:table-cell>
              <table:table-cell office:value-type="float" office:value="1.55730521678925">
                <text:p>1.55730521678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-1.25212931632996">
                <text:p>-1.25212931632996</text:p>
              </table:table-cell>
              <table:table-cell office:value-type="float" office:value="2.46">
                <text:p>2.46</text:p>
              </table:table-cell>
              <table:table-cell office:value-type="float" office:value="1.55757772922516">
                <text:p>1.557577729225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-1.24978625774384">
                <text:p>-1.24978625774384</text:p>
              </table:table-cell>
              <table:table-cell office:value-type="float" office:value="2.47">
                <text:p>2.47</text:p>
              </table:table-cell>
              <table:table-cell office:value-type="float" office:value="1.55994820594788">
                <text:p>1.559948205947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-1.24458014965057">
                <text:p>-1.24458014965057</text:p>
              </table:table-cell>
              <table:table-cell office:value-type="float" office:value="2.48">
                <text:p>2.48</text:p>
              </table:table-cell>
              <table:table-cell office:value-type="float" office:value="1.56672286987305">
                <text:p>1.566722869873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-1.24073004722595">
                <text:p>-1.24073004722595</text:p>
              </table:table-cell>
              <table:table-cell office:value-type="float" office:value="2.49">
                <text:p>2.49</text:p>
              </table:table-cell>
              <table:table-cell office:value-type="float" office:value="1.5723112821579">
                <text:p>1.57231128215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-1.2381694316864">
                <text:p>-1.2381694316864</text:p>
              </table:table-cell>
              <table:table-cell office:value-type="float" office:value="2.5">
                <text:p>2.5</text:p>
              </table:table-cell>
              <table:table-cell office:value-type="float" office:value="1.5795773267746">
                <text:p>1.57957732677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-1.23796236515045">
                <text:p>-1.23796236515045</text:p>
              </table:table-cell>
              <table:table-cell office:value-type="float" office:value="2.51">
                <text:p>2.51</text:p>
              </table:table-cell>
              <table:table-cell office:value-type="float" office:value="1.5809406042099">
                <text:p>1.58094060420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-1.23984456062317">
                <text:p>-1.23984456062317</text:p>
              </table:table-cell>
              <table:table-cell office:value-type="float" office:value="2.52">
                <text:p>2.52</text:p>
              </table:table-cell>
              <table:table-cell office:value-type="float" office:value="1.57590353488922">
                <text:p>1.575903534889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-1.24187016487122">
                <text:p>-1.24187016487122</text:p>
              </table:table-cell>
              <table:table-cell office:value-type="float" office:value="2.53">
                <text:p>2.53</text:p>
              </table:table-cell>
              <table:table-cell office:value-type="float" office:value="1.56848692893982">
                <text:p>1.568486928939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-1.24631953239441">
                <text:p>-1.24631953239441</text:p>
              </table:table-cell>
              <table:table-cell office:value-type="float" office:value="2.54">
                <text:p>2.54</text:p>
              </table:table-cell>
              <table:table-cell office:value-type="float" office:value="1.5581362247467">
                <text:p>1.5581362247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-1.24846005439758">
                <text:p>-1.24846005439758</text:p>
              </table:table-cell>
              <table:table-cell office:value-type="float" office:value="2.54999999999999">
                <text:p>2.54999999999999</text:p>
              </table:table-cell>
              <table:table-cell office:value-type="float" office:value="1.55155563354492">
                <text:p>1.551555633544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-1.2492311000824">
                <text:p>-1.2492311000824</text:p>
              </table:table-cell>
              <table:table-cell office:value-type="float" office:value="2.55999999999999">
                <text:p>2.55999999999999</text:p>
              </table:table-cell>
              <table:table-cell office:value-type="float" office:value="1.54151844978333">
                <text:p>1.54151844978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-1.24770081043243">
                <text:p>-1.24770081043243</text:p>
              </table:table-cell>
              <table:table-cell office:value-type="float" office:value="2.56999999999999">
                <text:p>2.56999999999999</text:p>
              </table:table-cell>
              <table:table-cell office:value-type="float" office:value="1.53570806980133">
                <text:p>1.53570806980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-1.24489617347717">
                <text:p>-1.24489617347717</text:p>
              </table:table-cell>
              <table:table-cell office:value-type="float" office:value="2.57999999999999">
                <text:p>2.57999999999999</text:p>
              </table:table-cell>
              <table:table-cell office:value-type="float" office:value="1.52718925476074">
                <text:p>1.527189254760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-1.2418737411499">
                <text:p>-1.2418737411499</text:p>
              </table:table-cell>
              <table:table-cell office:value-type="float" office:value="2.58999999999999">
                <text:p>2.58999999999999</text:p>
              </table:table-cell>
              <table:table-cell office:value-type="float" office:value="1.52267730236053">
                <text:p>1.522677302360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-1.23895931243896">
                <text:p>-1.23895931243896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1.51307427883148">
                <text:p>1.51307427883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-1.23798179626465">
                <text:p>-1.23798179626465</text:p>
              </table:table-cell>
              <table:table-cell office:value-type="float" office:value="2.60999999999999">
                <text:p>2.60999999999999</text:p>
              </table:table-cell>
              <table:table-cell office:value-type="float" office:value="1.50474691390991">
                <text:p>1.50474691390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-1.23918676376343">
                <text:p>-1.23918676376343</text:p>
              </table:table-cell>
              <table:table-cell office:value-type="float" office:value="2.61999999999999">
                <text:p>2.61999999999999</text:p>
              </table:table-cell>
              <table:table-cell office:value-type="float" office:value="1.49654591083527">
                <text:p>1.496545910835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-1.2401008605957">
                <text:p>-1.2401008605957</text:p>
              </table:table-cell>
              <table:table-cell office:value-type="float" office:value="2.62999999999999">
                <text:p>2.62999999999999</text:p>
              </table:table-cell>
              <table:table-cell office:value-type="float" office:value="1.49512505531311">
                <text:p>1.495125055313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-1.24271607398987">
                <text:p>-1.24271607398987</text:p>
              </table:table-cell>
              <table:table-cell office:value-type="float" office:value="2.63999999999999">
                <text:p>2.63999999999999</text:p>
              </table:table-cell>
              <table:table-cell office:value-type="float" office:value="1.50021123886108">
                <text:p>1.500211238861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1.24384737014771">
                <text:p>-1.24384737014771</text:p>
              </table:table-cell>
              <table:table-cell office:value-type="float" office:value="2.64999999999999">
                <text:p>2.64999999999999</text:p>
              </table:table-cell>
              <table:table-cell office:value-type="float" office:value="1.508629322052">
                <text:p>1.5086293220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-1.24242353439331">
                <text:p>-1.24242353439331</text:p>
              </table:table-cell>
              <table:table-cell office:value-type="float" office:value="2.65999999999999">
                <text:p>2.65999999999999</text:p>
              </table:table-cell>
              <table:table-cell office:value-type="float" office:value="1.52489447593689">
                <text:p>1.52489447593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-1.24105215072632">
                <text:p>-1.24105215072632</text:p>
              </table:table-cell>
              <table:table-cell office:value-type="float" office:value="2.66999999999999">
                <text:p>2.66999999999999</text:p>
              </table:table-cell>
              <table:table-cell office:value-type="float" office:value="1.53526532649994">
                <text:p>1.535265326499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-1.23847329616547">
                <text:p>-1.23847329616547</text:p>
              </table:table-cell>
              <table:table-cell office:value-type="float" office:value="2.67999999999999">
                <text:p>2.67999999999999</text:p>
              </table:table-cell>
              <table:table-cell office:value-type="float" office:value="1.54501533508301">
                <text:p>1.545015335083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-1.23625457286835">
                <text:p>-1.23625457286835</text:p>
              </table:table-cell>
              <table:table-cell office:value-type="float" office:value="2.68999999999999">
                <text:p>2.68999999999999</text:p>
              </table:table-cell>
              <table:table-cell office:value-type="float" office:value="1.55024361610413">
                <text:p>1.550243616104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-1.23353266716003">
                <text:p>-1.23353266716003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1.55789279937744">
                <text:p>1.557892799377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-1.23369526863098">
                <text:p>-1.23369526863098</text:p>
              </table:table-cell>
              <table:table-cell office:value-type="float" office:value="2.70999999999999">
                <text:p>2.70999999999999</text:p>
              </table:table-cell>
              <table:table-cell office:value-type="float" office:value="1.56353938579559">
                <text:p>1.56353938579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-1.23577606678009">
                <text:p>-1.23577606678009</text:p>
              </table:table-cell>
              <table:table-cell office:value-type="float" office:value="2.71999999999999">
                <text:p>2.71999999999999</text:p>
              </table:table-cell>
              <table:table-cell office:value-type="float" office:value="1.57226288318634">
                <text:p>1.572262883186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-1.2373743057251">
                <text:p>-1.2373743057251</text:p>
              </table:table-cell>
              <table:table-cell office:value-type="float" office:value="2.72999999999999">
                <text:p>2.72999999999999</text:p>
              </table:table-cell>
              <table:table-cell office:value-type="float" office:value="1.57613217830658">
                <text:p>1.576132178306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-1.23976075649261">
                <text:p>-1.23976075649261</text:p>
              </table:table-cell>
              <table:table-cell office:value-type="float" office:value="2.73999999999999">
                <text:p>2.73999999999999</text:p>
              </table:table-cell>
              <table:table-cell office:value-type="float" office:value="1.5769305229187">
                <text:p>1.57693052291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-1.24099254608154">
                <text:p>-1.24099254608154</text:p>
              </table:table-cell>
              <table:table-cell office:value-type="float" office:value="2.74999999999999">
                <text:p>2.74999999999999</text:p>
              </table:table-cell>
              <table:table-cell office:value-type="float" office:value="1.57053959369659">
                <text:p>1.570539593696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-1.23983633518219">
                <text:p>-1.23983633518219</text:p>
              </table:table-cell>
              <table:table-cell office:value-type="float" office:value="2.75999999999999">
                <text:p>2.75999999999999</text:p>
              </table:table-cell>
              <table:table-cell office:value-type="float" office:value="1.55549919605255">
                <text:p>1.555499196052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-1.2375316619873">
                <text:p>-1.2375316619873</text:p>
              </table:table-cell>
              <table:table-cell office:value-type="float" office:value="2.76999999999999">
                <text:p>2.76999999999999</text:p>
              </table:table-cell>
              <table:table-cell office:value-type="float" office:value="1.54304730892181">
                <text:p>1.543047308921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-1.23399138450623">
                <text:p>-1.23399138450623</text:p>
              </table:table-cell>
              <table:table-cell office:value-type="float" office:value="2.77999999999999">
                <text:p>2.77999999999999</text:p>
              </table:table-cell>
              <table:table-cell office:value-type="float" office:value="1.52358615398407">
                <text:p>1.523586153984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-1.23250901699066">
                <text:p>-1.23250901699066</text:p>
              </table:table-cell>
              <table:table-cell office:value-type="float" office:value="2.78999999999999">
                <text:p>2.78999999999999</text:p>
              </table:table-cell>
              <table:table-cell office:value-type="float" office:value="1.5102972984314">
                <text:p>1.5102972984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-1.23070526123047">
                <text:p>-1.23070526123047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1.4911572933197">
                <text:p>1.49115729331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-1.23154318332672">
                <text:p>-1.23154318332672</text:p>
              </table:table-cell>
              <table:table-cell office:value-type="float" office:value="2.80999999999999">
                <text:p>2.80999999999999</text:p>
              </table:table-cell>
              <table:table-cell office:value-type="float" office:value="1.47818648815155">
                <text:p>1.478186488151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-1.23378252983093">
                <text:p>-1.23378252983093</text:p>
              </table:table-cell>
              <table:table-cell office:value-type="float" office:value="2.81999999999999">
                <text:p>2.81999999999999</text:p>
              </table:table-cell>
              <table:table-cell office:value-type="float" office:value="1.45980322360992">
                <text:p>1.459803223609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-1.23574650287628">
                <text:p>-1.23574650287628</text:p>
              </table:table-cell>
              <table:table-cell office:value-type="float" office:value="2.82999999999999">
                <text:p>2.82999999999999</text:p>
              </table:table-cell>
              <table:table-cell office:value-type="float" office:value="1.44683933258057">
                <text:p>1.446839332580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-1.23859918117523">
                <text:p>-1.23859918117523</text:p>
              </table:table-cell>
              <table:table-cell office:value-type="float" office:value="2.83999999999999">
                <text:p>2.83999999999999</text:p>
              </table:table-cell>
              <table:table-cell office:value-type="float" office:value="1.42689597606659">
                <text:p>1.426895976066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-1.23863875865936">
                <text:p>-1.23863875865936</text:p>
              </table:table-cell>
              <table:table-cell office:value-type="float" office:value="2.84999999999999">
                <text:p>2.84999999999999</text:p>
              </table:table-cell>
              <table:table-cell office:value-type="float" office:value="1.41192829608917">
                <text:p>1.411928296089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-1.2372133731842">
                <text:p>-1.2372133731842</text:p>
              </table:table-cell>
              <table:table-cell office:value-type="float" office:value="2.85999999999999">
                <text:p>2.85999999999999</text:p>
              </table:table-cell>
              <table:table-cell office:value-type="float" office:value="1.38245666027069">
                <text:p>1.382456660270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-1.23512887954712">
                <text:p>-1.23512887954712</text:p>
              </table:table-cell>
              <table:table-cell office:value-type="float" office:value="2.86999999999999">
                <text:p>2.86999999999999</text:p>
              </table:table-cell>
              <table:table-cell office:value-type="float" office:value="1.35806345939636">
                <text:p>1.358063459396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-1.23080706596375">
                <text:p>-1.23080706596375</text:p>
              </table:table-cell>
              <table:table-cell office:value-type="float" office:value="2.87999999999999">
                <text:p>2.87999999999999</text:p>
              </table:table-cell>
              <table:table-cell office:value-type="float" office:value="1.31790816783905">
                <text:p>1.317908167839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-1.22750687599182">
                <text:p>-1.22750687599182</text:p>
              </table:table-cell>
              <table:table-cell office:value-type="float" office:value="2.88999999999999">
                <text:p>2.88999999999999</text:p>
              </table:table-cell>
              <table:table-cell office:value-type="float" office:value="1.29291999340057">
                <text:p>1.292919993400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-1.22404205799103">
                <text:p>-1.22404205799103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1.26204526424408">
                <text:p>1.262045264244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-1.22295963764191">
                <text:p>-1.22295963764191</text:p>
              </table:table-cell>
              <table:table-cell office:value-type="float" office:value="2.90999999999999">
                <text:p>2.90999999999999</text:p>
              </table:table-cell>
              <table:table-cell office:value-type="float" office:value="1.24780535697937">
                <text:p>1.247805356979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-1.2242739200592">
                <text:p>-1.2242739200592</text:p>
              </table:table-cell>
              <table:table-cell office:value-type="float" office:value="2.91999999999999">
                <text:p>2.91999999999999</text:p>
              </table:table-cell>
              <table:table-cell office:value-type="float" office:value="1.23442709445953">
                <text:p>1.23442709445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-1.22637832164764">
                <text:p>-1.22637832164764</text:p>
              </table:table-cell>
              <table:table-cell office:value-type="float" office:value="2.92999999999999">
                <text:p>2.92999999999999</text:p>
              </table:table-cell>
              <table:table-cell office:value-type="float" office:value="1.22776639461517">
                <text:p>1.227766394615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-1.23024320602417">
                <text:p>-1.23024320602417</text:p>
              </table:table-cell>
              <table:table-cell office:value-type="float" office:value="2.93999999999999">
                <text:p>2.93999999999999</text:p>
              </table:table-cell>
              <table:table-cell office:value-type="float" office:value="1.22129213809967">
                <text:p>1.221292138099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-1.23273777961731">
                <text:p>-1.23273777961731</text:p>
              </table:table-cell>
              <table:table-cell office:value-type="float" office:value="2.94999999999999">
                <text:p>2.94999999999999</text:p>
              </table:table-cell>
              <table:table-cell office:value-type="float" office:value="1.21812319755554">
                <text:p>1.218123197555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-1.23571801185608">
                <text:p>-1.23571801185608</text:p>
              </table:table-cell>
              <table:table-cell office:value-type="float" office:value="2.95999999999999">
                <text:p>2.95999999999999</text:p>
              </table:table-cell>
              <table:table-cell office:value-type="float" office:value="1.21239638328552">
                <text:p>1.21239638328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-1.23615026473999">
                <text:p>-1.23615026473999</text:p>
              </table:table-cell>
              <table:table-cell office:value-type="float" office:value="2.96999999999999">
                <text:p>2.96999999999999</text:p>
              </table:table-cell>
              <table:table-cell office:value-type="float" office:value="1.20724356174469">
                <text:p>1.207243561744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-1.23244750499725">
                <text:p>-1.23244750499725</text:p>
              </table:table-cell>
              <table:table-cell office:value-type="float" office:value="2.97999999999999">
                <text:p>2.97999999999999</text:p>
              </table:table-cell>
              <table:table-cell office:value-type="float" office:value="1.19665157794952">
                <text:p>1.196651577949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-1.22954440116882">
                <text:p>-1.22954440116882</text:p>
              </table:table-cell>
              <table:table-cell office:value-type="float" office:value="2.98999999999999">
                <text:p>2.98999999999999</text:p>
              </table:table-cell>
              <table:table-cell office:value-type="float" office:value="1.18966519832611">
                <text:p>1.189665198326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-1.22509491443634">
                <text:p>-1.22509491443634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1.18264985084534">
                <text:p>1.182649850845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-1.22305679321289">
                <text:p>-1.22305679321289</text:p>
              </table:table-cell>
              <table:table-cell office:value-type="float" office:value="3.00999999999999">
                <text:p>3.00999999999999</text:p>
              </table:table-cell>
              <table:table-cell office:value-type="float" office:value="1.18200409412384">
                <text:p>1.182004094123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-1.22214639186859">
                <text:p>-1.22214639186859</text:p>
              </table:table-cell>
              <table:table-cell office:value-type="float" office:value="3.01999999999998">
                <text:p>3.01999999999998</text:p>
              </table:table-cell>
              <table:table-cell office:value-type="float" office:value="1.1872376203537">
                <text:p>1.18723762035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-1.2250269651413">
                <text:p>-1.2250269651413</text:p>
              </table:table-cell>
              <table:table-cell office:value-type="float" office:value="3.02999999999998">
                <text:p>3.02999999999998</text:p>
              </table:table-cell>
              <table:table-cell office:value-type="float" office:value="1.19340062141418">
                <text:p>1.193400621414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-1.23093688488007">
                <text:p>-1.23093688488007</text:p>
              </table:table-cell>
              <table:table-cell office:value-type="float" office:value="3.03999999999998">
                <text:p>3.03999999999998</text:p>
              </table:table-cell>
              <table:table-cell office:value-type="float" office:value="1.20220541954041">
                <text:p>1.202205419540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-1.23500657081604">
                <text:p>-1.23500657081604</text:p>
              </table:table-cell>
              <table:table-cell office:value-type="float" office:value="3.04999999999998">
                <text:p>3.04999999999998</text:p>
              </table:table-cell>
              <table:table-cell office:value-type="float" office:value="1.20622098445892">
                <text:p>1.206220984458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-1.23897838592529">
                <text:p>-1.23897838592529</text:p>
              </table:table-cell>
              <table:table-cell office:value-type="float" office:value="3.05999999999998">
                <text:p>3.05999999999998</text:p>
              </table:table-cell>
              <table:table-cell office:value-type="float" office:value="1.20311200618744">
                <text:p>1.203112006187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-1.2400883436203">
                <text:p>-1.2400883436203</text:p>
              </table:table-cell>
              <table:table-cell office:value-type="float" office:value="3.06999999999998">
                <text:p>3.06999999999998</text:p>
              </table:table-cell>
              <table:table-cell office:value-type="float" office:value="1.19639086723328">
                <text:p>1.196390867233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-1.23723459243774">
                <text:p>-1.23723459243774</text:p>
              </table:table-cell>
              <table:table-cell office:value-type="float" office:value="3.07999999999998">
                <text:p>3.07999999999998</text:p>
              </table:table-cell>
              <table:table-cell office:value-type="float" office:value="1.18070256710053">
                <text:p>1.180702567100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-1.23378527164459">
                <text:p>-1.23378527164459</text:p>
              </table:table-cell>
              <table:table-cell office:value-type="float" office:value="3.08999999999998">
                <text:p>3.08999999999998</text:p>
              </table:table-cell>
              <table:table-cell office:value-type="float" office:value="1.16930079460144">
                <text:p>1.169300794601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-1.22795021533966">
                <text:p>-1.22795021533966</text:p>
              </table:table-cell>
              <table:table-cell office:value-type="float" office:value="3.09999999999998">
                <text:p>3.09999999999998</text:p>
              </table:table-cell>
              <table:table-cell office:value-type="float" office:value="1.15468323230743">
                <text:p>1.154683232307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-1.22621560096741">
                <text:p>-1.22621560096741</text:p>
              </table:table-cell>
              <table:table-cell office:value-type="float" office:value="3.10999999999998">
                <text:p>3.10999999999998</text:p>
              </table:table-cell>
              <table:table-cell office:value-type="float" office:value="1.14469373226166">
                <text:p>1.144693732261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-1.22770357131958">
                <text:p>-1.22770357131958</text:p>
              </table:table-cell>
              <table:table-cell office:value-type="float" office:value="3.11999999999998">
                <text:p>3.11999999999998</text:p>
              </table:table-cell>
              <table:table-cell office:value-type="float" office:value="1.12841582298279">
                <text:p>1.128415822982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-1.23037338256836">
                <text:p>-1.23037338256836</text:p>
              </table:table-cell>
              <table:table-cell office:value-type="float" office:value="3.12999999999998">
                <text:p>3.12999999999998</text:p>
              </table:table-cell>
              <table:table-cell office:value-type="float" office:value="1.1141175031662">
                <text:p>1.11411750316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-1.23624110221863">
                <text:p>-1.23624110221863</text:p>
              </table:table-cell>
              <table:table-cell office:value-type="float" office:value="3.13999999999998">
                <text:p>3.13999999999998</text:p>
              </table:table-cell>
              <table:table-cell office:value-type="float" office:value="1.0889527797699">
                <text:p>1.08895277976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-1.24050116539001">
                <text:p>-1.24050116539001</text:p>
              </table:table-cell>
              <table:table-cell office:value-type="float" office:value="3.14999999999998">
                <text:p>3.14999999999998</text:p>
              </table:table-cell>
              <table:table-cell office:value-type="float" office:value="1.07154893875122">
                <text:p>1.07154893875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-1.2429051399231">
                <text:p>-1.2429051399231</text:p>
              </table:table-cell>
              <table:table-cell office:value-type="float" office:value="3.15999999999998">
                <text:p>3.15999999999998</text:p>
              </table:table-cell>
              <table:table-cell office:value-type="float" office:value="1.04661905765533">
                <text:p>1.046619057655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-1.24228167533875">
                <text:p>-1.24228167533875</text:p>
              </table:table-cell>
              <table:table-cell office:value-type="float" office:value="3.16999999999998">
                <text:p>3.16999999999998</text:p>
              </table:table-cell>
              <table:table-cell office:value-type="float" office:value="1.03080427646637">
                <text:p>1.030804276466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-1.23847901821136">
                <text:p>-1.23847901821136</text:p>
              </table:table-cell>
              <table:table-cell office:value-type="float" office:value="3.17999999999998">
                <text:p>3.17999999999998</text:p>
              </table:table-cell>
              <table:table-cell office:value-type="float" office:value="1.00730681419373">
                <text:p>1.007306814193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-1.23451220989227">
                <text:p>-1.23451220989227</text:p>
              </table:table-cell>
              <table:table-cell office:value-type="float" office:value="3.18999999999998">
                <text:p>3.18999999999998</text:p>
              </table:table-cell>
              <table:table-cell office:value-type="float" office:value="0.98994517326355">
                <text:p>0.989945173263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-1.22948575019836">
                <text:p>-1.22948575019836</text:p>
              </table:table-cell>
              <table:table-cell office:value-type="float" office:value="3.19999999999998">
                <text:p>3.19999999999998</text:p>
              </table:table-cell>
              <table:table-cell office:value-type="float" office:value="0.962968289852142">
                <text:p>0.9629682898521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-1.22776961326599">
                <text:p>-1.22776961326599</text:p>
              </table:table-cell>
              <table:table-cell office:value-type="float" office:value="3.20999999999998">
                <text:p>3.20999999999998</text:p>
              </table:table-cell>
              <table:table-cell office:value-type="float" office:value="0.944736480712891">
                <text:p>0.9447364807128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-1.22744572162628">
                <text:p>-1.22744572162628</text:p>
              </table:table-cell>
              <table:table-cell office:value-type="float" office:value="3.21999999999998">
                <text:p>3.21999999999998</text:p>
              </table:table-cell>
              <table:table-cell office:value-type="float" office:value="0.916453659534454">
                <text:p>0.9164536595344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-1.22932052612305">
                <text:p>-1.22932052612305</text:p>
              </table:table-cell>
              <table:table-cell office:value-type="float" office:value="3.22999999999998">
                <text:p>3.22999999999998</text:p>
              </table:table-cell>
              <table:table-cell office:value-type="float" office:value="0.896340131759644">
                <text:p>0.8963401317596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-1.23420917987823">
                <text:p>-1.23420917987823</text:p>
              </table:table-cell>
              <table:table-cell office:value-type="float" office:value="3.23999999999998">
                <text:p>3.23999999999998</text:p>
              </table:table-cell>
              <table:table-cell office:value-type="float" office:value="0.865239560604095">
                <text:p>0.8652395606040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-1.23735904693604">
                <text:p>-1.23735904693604</text:p>
              </table:table-cell>
              <table:table-cell office:value-type="float" office:value="3.24999999999998">
                <text:p>3.24999999999998</text:p>
              </table:table-cell>
              <table:table-cell office:value-type="float" office:value="0.842939019203186">
                <text:p>0.8429390192031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-1.24229431152344">
                <text:p>-1.24229431152344</text:p>
              </table:table-cell>
              <table:table-cell office:value-type="float" office:value="3.25999999999998">
                <text:p>3.25999999999998</text:p>
              </table:table-cell>
              <table:table-cell office:value-type="float" office:value="0.807359278202057">
                <text:p>0.8073592782020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-1.24272680282593">
                <text:p>-1.24272680282593</text:p>
              </table:table-cell>
              <table:table-cell office:value-type="float" office:value="3.26999999999998">
                <text:p>3.26999999999998</text:p>
              </table:table-cell>
              <table:table-cell office:value-type="float" office:value="0.784447133541107">
                <text:p>0.7844471335411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-1.24106740951538">
                <text:p>-1.24106740951538</text:p>
              </table:table-cell>
              <table:table-cell office:value-type="float" office:value="3.27999999999998">
                <text:p>3.27999999999998</text:p>
              </table:table-cell>
              <table:table-cell office:value-type="float" office:value="0.755539953708649">
                <text:p>0.7555399537086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-1.23823165893555">
                <text:p>-1.23823165893555</text:p>
              </table:table-cell>
              <table:table-cell office:value-type="float" office:value="3.28999999999998">
                <text:p>3.28999999999998</text:p>
              </table:table-cell>
              <table:table-cell office:value-type="float" office:value="0.739968180656433">
                <text:p>0.7399681806564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-1.23280894756317">
                <text:p>-1.23280894756317</text:p>
              </table:table-cell>
              <table:table-cell office:value-type="float" office:value="3.29999999999998">
                <text:p>3.29999999999998</text:p>
              </table:table-cell>
              <table:table-cell office:value-type="float" office:value="0.72278356552124">
                <text:p>0.722783565521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-1.22998094558716">
                <text:p>-1.22998094558716</text:p>
              </table:table-cell>
              <table:table-cell office:value-type="float" office:value="3.30999999999998">
                <text:p>3.30999999999998</text:p>
              </table:table-cell>
              <table:table-cell office:value-type="float" office:value="0.714318156242371">
                <text:p>0.7143181562423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-1.22714138031006">
                <text:p>-1.22714138031006</text:p>
              </table:table-cell>
              <table:table-cell office:value-type="float" office:value="3.31999999999998">
                <text:p>3.31999999999998</text:p>
              </table:table-cell>
              <table:table-cell office:value-type="float" office:value="0.702196836471558">
                <text:p>0.7021968364715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-1.22676229476929">
                <text:p>-1.22676229476929</text:p>
              </table:table-cell>
              <table:table-cell office:value-type="float" office:value="3.32999999999998">
                <text:p>3.32999999999998</text:p>
              </table:table-cell>
              <table:table-cell office:value-type="float" office:value="0.694379091262817">
                <text:p>0.6943790912628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-1.22779715061188">
                <text:p>-1.22779715061188</text:p>
              </table:table-cell>
              <table:table-cell office:value-type="float" office:value="3.33999999999998">
                <text:p>3.33999999999998</text:p>
              </table:table-cell>
              <table:table-cell office:value-type="float" office:value="0.686315298080444">
                <text:p>0.6863152980804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-1.22992920875549">
                <text:p>-1.22992920875549</text:p>
              </table:table-cell>
              <table:table-cell office:value-type="float" office:value="3.34999999999998">
                <text:p>3.34999999999998</text:p>
              </table:table-cell>
              <table:table-cell office:value-type="float" office:value="0.683401525020599">
                <text:p>0.6834015250205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-1.23369336128235">
                <text:p>-1.23369336128235</text:p>
              </table:table-cell>
              <table:table-cell office:value-type="float" office:value="3.35999999999998">
                <text:p>3.35999999999998</text:p>
              </table:table-cell>
              <table:table-cell office:value-type="float" office:value="0.682875216007233">
                <text:p>0.6828752160072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-1.23623526096344">
                <text:p>-1.23623526096344</text:p>
              </table:table-cell>
              <table:table-cell office:value-type="float" office:value="3.36999999999998">
                <text:p>3.36999999999998</text:p>
              </table:table-cell>
              <table:table-cell office:value-type="float" office:value="0.685884058475494">
                <text:p>0.6858840584754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-1.23765075206757">
                <text:p>-1.23765075206757</text:p>
              </table:table-cell>
              <table:table-cell office:value-type="float" office:value="3.37999999999998">
                <text:p>3.37999999999998</text:p>
              </table:table-cell>
              <table:table-cell office:value-type="float" office:value="0.693463683128357">
                <text:p>0.6934636831283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-1.2375580072403">
                <text:p>-1.2375580072403</text:p>
              </table:table-cell>
              <table:table-cell office:value-type="float" office:value="3.38999999999998">
                <text:p>3.38999999999998</text:p>
              </table:table-cell>
              <table:table-cell office:value-type="float" office:value="0.698028922080994">
                <text:p>0.6980289220809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-1.23544430732727">
                <text:p>-1.23544430732727</text:p>
              </table:table-cell>
              <table:table-cell office:value-type="float" office:value="3.39999999999998">
                <text:p>3.39999999999998</text:p>
              </table:table-cell>
              <table:table-cell office:value-type="float" office:value="0.70490038394928">
                <text:p>0.704900383949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-1.23267590999603">
                <text:p>-1.23267590999603</text:p>
              </table:table-cell>
              <table:table-cell office:value-type="float" office:value="3.40999999999998">
                <text:p>3.40999999999998</text:p>
              </table:table-cell>
              <table:table-cell office:value-type="float" office:value="0.709658920764923">
                <text:p>0.7096589207649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-1.22828650474548">
                <text:p>-1.22828650474548</text:p>
              </table:table-cell>
              <table:table-cell office:value-type="float" office:value="3.41999999999998">
                <text:p>3.41999999999998</text:p>
              </table:table-cell>
              <table:table-cell office:value-type="float" office:value="0.71953696012497">
                <text:p>0.719536960124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-1.2261860370636">
                <text:p>-1.2261860370636</text:p>
              </table:table-cell>
              <table:table-cell office:value-type="float" office:value="3.42999999999998">
                <text:p>3.42999999999998</text:p>
              </table:table-cell>
              <table:table-cell office:value-type="float" office:value="0.725351810455322">
                <text:p>0.7253518104553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-1.22614967823029">
                <text:p>-1.22614967823029</text:p>
              </table:table-cell>
              <table:table-cell office:value-type="float" office:value="3.43999999999998">
                <text:p>3.43999999999998</text:p>
              </table:table-cell>
              <table:table-cell office:value-type="float" office:value="0.73252010345459">
                <text:p>0.732520103454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-1.22873508930206">
                <text:p>-1.22873508930206</text:p>
              </table:table-cell>
              <table:table-cell office:value-type="float" office:value="3.44999999999998">
                <text:p>3.44999999999998</text:p>
              </table:table-cell>
              <table:table-cell office:value-type="float" office:value="0.736476957798004">
                <text:p>0.7364769577980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-1.23285305500031">
                <text:p>-1.23285305500031</text:p>
              </table:table-cell>
              <table:table-cell office:value-type="float" office:value="3.45999999999998">
                <text:p>3.45999999999998</text:p>
              </table:table-cell>
              <table:table-cell office:value-type="float" office:value="0.742850422859192">
                <text:p>0.7428504228591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-1.23593032360077">
                <text:p>-1.23593032360077</text:p>
              </table:table-cell>
              <table:table-cell office:value-type="float" office:value="3.46999999999998">
                <text:p>3.46999999999998</text:p>
              </table:table-cell>
              <table:table-cell office:value-type="float" office:value="0.747912168502808">
                <text:p>0.7479121685028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-1.23895502090454">
                <text:p>-1.23895502090454</text:p>
              </table:table-cell>
              <table:table-cell office:value-type="float" office:value="3.47999999999997">
                <text:p>3.47999999999997</text:p>
              </table:table-cell>
              <table:table-cell office:value-type="float" office:value="0.757496654987335">
                <text:p>0.7574966549873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-1.23836421966553">
                <text:p>-1.23836421966553</text:p>
              </table:table-cell>
              <table:table-cell office:value-type="float" office:value="3.48999999999997">
                <text:p>3.48999999999997</text:p>
              </table:table-cell>
              <table:table-cell office:value-type="float" office:value="0.763430237770081">
                <text:p>0.7634302377700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-1.23569977283478">
                <text:p>-1.23569977283478</text:p>
              </table:table-cell>
              <table:table-cell office:value-type="float" office:value="3.49999999999997">
                <text:p>3.49999999999997</text:p>
              </table:table-cell>
              <table:table-cell office:value-type="float" office:value="0.770430982112885">
                <text:p>0.7704309821128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-1.23136830329895">
                <text:p>-1.23136830329895</text:p>
              </table:table-cell>
              <table:table-cell office:value-type="float" office:value="3.50999999999997">
                <text:p>3.50999999999997</text:p>
              </table:table-cell>
              <table:table-cell office:value-type="float" office:value="0.774303257465362">
                <text:p>0.7743032574653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-1.2256361246109">
                <text:p>-1.2256361246109</text:p>
              </table:table-cell>
              <table:table-cell office:value-type="float" office:value="3.51999999999997">
                <text:p>3.51999999999997</text:p>
              </table:table-cell>
              <table:table-cell office:value-type="float" office:value="0.778153240680695">
                <text:p>0.7781532406806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-1.22262692451477">
                <text:p>-1.22262692451477</text:p>
              </table:table-cell>
              <table:table-cell office:value-type="float" office:value="3.52999999999997">
                <text:p>3.52999999999997</text:p>
              </table:table-cell>
              <table:table-cell office:value-type="float" office:value="0.781158745288849">
                <text:p>0.7811587452888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-1.22078728675842">
                <text:p>-1.22078728675842</text:p>
              </table:table-cell>
              <table:table-cell office:value-type="float" office:value="3.53999999999997">
                <text:p>3.53999999999997</text:p>
              </table:table-cell>
              <table:table-cell office:value-type="float" office:value="0.786325097084045">
                <text:p>0.7863250970840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-1.22123754024506">
                <text:p>-1.22123754024506</text:p>
              </table:table-cell>
              <table:table-cell office:value-type="float" office:value="3.54999999999997">
                <text:p>3.54999999999997</text:p>
              </table:table-cell>
              <table:table-cell office:value-type="float" office:value="0.789862871170044">
                <text:p>0.7898628711700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-1.224564909935">
                <text:p>-1.224564909935</text:p>
              </table:table-cell>
              <table:table-cell office:value-type="float" office:value="3.55999999999997">
                <text:p>3.55999999999997</text:p>
              </table:table-cell>
              <table:table-cell office:value-type="float" office:value="0.792271137237549">
                <text:p>0.7922711372375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-1.22786617279053">
                <text:p>-1.22786617279053</text:p>
              </table:table-cell>
              <table:table-cell office:value-type="float" office:value="3.56999999999997">
                <text:p>3.56999999999997</text:p>
              </table:table-cell>
              <table:table-cell office:value-type="float" office:value="0.790326476097107">
                <text:p>0.7903264760971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-1.23373472690582">
                <text:p>-1.23373472690582</text:p>
              </table:table-cell>
              <table:table-cell office:value-type="float" office:value="3.57999999999997">
                <text:p>3.57999999999997</text:p>
              </table:table-cell>
              <table:table-cell office:value-type="float" office:value="0.786112010478973">
                <text:p>0.7861120104789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-1.23607969284058">
                <text:p>-1.23607969284058</text:p>
              </table:table-cell>
              <table:table-cell office:value-type="float" office:value="3.58999999999997">
                <text:p>3.58999999999997</text:p>
              </table:table-cell>
              <table:table-cell office:value-type="float" office:value="0.784272193908691">
                <text:p>0.7842721939086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-1.23680686950684">
                <text:p>-1.23680686950684</text:p>
              </table:table-cell>
              <table:table-cell office:value-type="float" office:value="3.59999999999997">
                <text:p>3.59999999999997</text:p>
              </table:table-cell>
              <table:table-cell office:value-type="float" office:value="0.787980616092682">
                <text:p>0.7879806160926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-1.23469054698944">
                <text:p>-1.23469054698944</text:p>
              </table:table-cell>
              <table:table-cell office:value-type="float" office:value="3.60999999999997">
                <text:p>3.60999999999997</text:p>
              </table:table-cell>
              <table:table-cell office:value-type="float" office:value="0.793625056743622">
                <text:p>0.7936250567436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-1.23022317886353">
                <text:p>-1.23022317886353</text:p>
              </table:table-cell>
              <table:table-cell office:value-type="float" office:value="3.61999999999997">
                <text:p>3.61999999999997</text:p>
              </table:table-cell>
              <table:table-cell office:value-type="float" office:value="0.808566570281982">
                <text:p>0.8085665702819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-1.2269800901413">
                <text:p>-1.2269800901413</text:p>
              </table:table-cell>
              <table:table-cell office:value-type="float" office:value="3.62999999999997">
                <text:p>3.62999999999997</text:p>
              </table:table-cell>
              <table:table-cell office:value-type="float" office:value="0.823398947715759">
                <text:p>0.8233989477157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-1.22401189804077">
                <text:p>-1.22401189804077</text:p>
              </table:table-cell>
              <table:table-cell office:value-type="float" office:value="3.63999999999997">
                <text:p>3.63999999999997</text:p>
              </table:table-cell>
              <table:table-cell office:value-type="float" office:value="0.84996235370636">
                <text:p>0.849962353706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-1.22391760349274">
                <text:p>-1.22391760349274</text:p>
              </table:table-cell>
              <table:table-cell office:value-type="float" office:value="3.64999999999997">
                <text:p>3.64999999999997</text:p>
              </table:table-cell>
              <table:table-cell office:value-type="float" office:value="0.866340577602387">
                <text:p>0.8663405776023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-1.22603631019592">
                <text:p>-1.22603631019592</text:p>
              </table:table-cell>
              <table:table-cell office:value-type="float" office:value="3.65999999999997">
                <text:p>3.65999999999997</text:p>
              </table:table-cell>
              <table:table-cell office:value-type="float" office:value="0.88473254442215">
                <text:p>0.884732544422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-1.22745549678803">
                <text:p>-1.22745549678803</text:p>
              </table:table-cell>
              <table:table-cell office:value-type="float" office:value="3.66999999999997">
                <text:p>3.66999999999997</text:p>
              </table:table-cell>
              <table:table-cell office:value-type="float" office:value="0.891521811485291">
                <text:p>0.8915218114852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-1.23115706443787">
                <text:p>-1.23115706443787</text:p>
              </table:table-cell>
              <table:table-cell office:value-type="float" office:value="3.67999999999997">
                <text:p>3.67999999999997</text:p>
              </table:table-cell>
              <table:table-cell office:value-type="float" office:value="0.891970872879028">
                <text:p>0.8919708728790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-1.23286437988281">
                <text:p>-1.23286437988281</text:p>
              </table:table-cell>
              <table:table-cell office:value-type="float" office:value="3.68999999999997">
                <text:p>3.68999999999997</text:p>
              </table:table-cell>
              <table:table-cell office:value-type="float" office:value="0.889418244361877">
                <text:p>0.8894182443618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-1.2339164018631">
                <text:p>-1.2339164018631</text:p>
              </table:table-cell>
              <table:table-cell office:value-type="float" office:value="3.69999999999997">
                <text:p>3.69999999999997</text:p>
              </table:table-cell>
              <table:table-cell office:value-type="float" office:value="0.887928128242493">
                <text:p>0.8879281282424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-1.23275482654572">
                <text:p>-1.23275482654572</text:p>
              </table:table-cell>
              <table:table-cell office:value-type="float" office:value="3.70999999999997">
                <text:p>3.70999999999997</text:p>
              </table:table-cell>
              <table:table-cell office:value-type="float" office:value="0.890026092529297">
                <text:p>0.8900260925292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-1.23062515258789">
                <text:p>-1.23062515258789</text:p>
              </table:table-cell>
              <table:table-cell office:value-type="float" office:value="3.71999999999997">
                <text:p>3.71999999999997</text:p>
              </table:table-cell>
              <table:table-cell office:value-type="float" office:value="0.894637823104858">
                <text:p>0.8946378231048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-1.22904515266418">
                <text:p>-1.22904515266418</text:p>
              </table:table-cell>
              <table:table-cell office:value-type="float" office:value="3.72999999999997">
                <text:p>3.72999999999997</text:p>
              </table:table-cell>
              <table:table-cell office:value-type="float" office:value="0.897463917732239">
                <text:p>0.8974639177322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-1.22810506820679">
                <text:p>-1.22810506820679</text:p>
              </table:table-cell>
              <table:table-cell office:value-type="float" office:value="3.73999999999997">
                <text:p>3.73999999999997</text:p>
              </table:table-cell>
              <table:table-cell office:value-type="float" office:value="0.893807768821716">
                <text:p>0.8938077688217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-1.22831320762634">
                <text:p>-1.22831320762634</text:p>
              </table:table-cell>
              <table:table-cell office:value-type="float" office:value="3.74999999999997">
                <text:p>3.74999999999997</text:p>
              </table:table-cell>
              <table:table-cell office:value-type="float" office:value="0.88569438457489">
                <text:p>0.885694384574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-1.23108375072479">
                <text:p>-1.23108375072479</text:p>
              </table:table-cell>
              <table:table-cell office:value-type="float" office:value="3.75999999999997">
                <text:p>3.75999999999997</text:p>
              </table:table-cell>
              <table:table-cell office:value-type="float" office:value="0.867036640644074">
                <text:p>0.8670366406440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-1.23332786560059">
                <text:p>-1.23332786560059</text:p>
              </table:table-cell>
              <table:table-cell office:value-type="float" office:value="3.76999999999997">
                <text:p>3.76999999999997</text:p>
              </table:table-cell>
              <table:table-cell office:value-type="float" office:value="0.851982057094574">
                <text:p>0.8519820570945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-1.23482751846313">
                <text:p>-1.23482751846313</text:p>
              </table:table-cell>
              <table:table-cell office:value-type="float" office:value="3.77999999999997">
                <text:p>3.77999999999997</text:p>
              </table:table-cell>
              <table:table-cell office:value-type="float" office:value="0.828615546226501">
                <text:p>0.8286155462265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-1.23399209976196">
                <text:p>-1.23399209976196</text:p>
              </table:table-cell>
              <table:table-cell office:value-type="float" office:value="3.78999999999997">
                <text:p>3.78999999999997</text:p>
              </table:table-cell>
              <table:table-cell office:value-type="float" office:value="0.812616407871246">
                <text:p>0.8126164078712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-1.23059022426605">
                <text:p>-1.23059022426605</text:p>
              </table:table-cell>
              <table:table-cell office:value-type="float" office:value="3.79999999999997">
                <text:p>3.79999999999997</text:p>
              </table:table-cell>
              <table:table-cell office:value-type="float" office:value="0.790195286273956">
                <text:p>0.7901952862739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-1.22736001014709">
                <text:p>-1.22736001014709</text:p>
              </table:table-cell>
              <table:table-cell office:value-type="float" office:value="3.80999999999997">
                <text:p>3.80999999999997</text:p>
              </table:table-cell>
              <table:table-cell office:value-type="float" office:value="0.777087926864624">
                <text:p>0.7770879268646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-1.22552037239075">
                <text:p>-1.22552037239075</text:p>
              </table:table-cell>
              <table:table-cell office:value-type="float" office:value="3.81999999999997">
                <text:p>3.81999999999997</text:p>
              </table:table-cell>
              <table:table-cell office:value-type="float" office:value="0.755149006843567">
                <text:p>0.7551490068435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-1.22560727596283">
                <text:p>-1.22560727596283</text:p>
              </table:table-cell>
              <table:table-cell office:value-type="float" office:value="3.82999999999997">
                <text:p>3.82999999999997</text:p>
              </table:table-cell>
              <table:table-cell office:value-type="float" office:value="0.73779284954071">
                <text:p>0.737792849540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-1.22815465927124">
                <text:p>-1.22815465927124</text:p>
              </table:table-cell>
              <table:table-cell office:value-type="float" office:value="3.83999999999997">
                <text:p>3.83999999999997</text:p>
              </table:table-cell>
              <table:table-cell office:value-type="float" office:value="0.70781272649765">
                <text:p>0.707812726497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-1.23027408123016">
                <text:p>-1.23027408123016</text:p>
              </table:table-cell>
              <table:table-cell office:value-type="float" office:value="3.84999999999997">
                <text:p>3.84999999999997</text:p>
              </table:table-cell>
              <table:table-cell office:value-type="float" office:value="0.688121497631073">
                <text:p>0.6881214976310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-1.23278272151947">
                <text:p>-1.23278272151947</text:p>
              </table:table-cell>
              <table:table-cell office:value-type="float" office:value="3.85999999999997">
                <text:p>3.85999999999997</text:p>
              </table:table-cell>
              <table:table-cell office:value-type="float" office:value="0.66351318359375">
                <text:p>0.663513183593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-1.23270785808563">
                <text:p>-1.23270785808563</text:p>
              </table:table-cell>
              <table:table-cell office:value-type="float" office:value="3.86999999999997">
                <text:p>3.86999999999997</text:p>
              </table:table-cell>
              <table:table-cell office:value-type="float" office:value="0.652356386184692">
                <text:p>0.6523563861846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-1.23139452934265">
                <text:p>-1.23139452934265</text:p>
              </table:table-cell>
              <table:table-cell office:value-type="float" office:value="3.87999999999997">
                <text:p>3.87999999999997</text:p>
              </table:table-cell>
              <table:table-cell office:value-type="float" office:value="0.644161880016327">
                <text:p>0.6441618800163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-1.22911036014557">
                <text:p>-1.22911036014557</text:p>
              </table:table-cell>
              <table:table-cell office:value-type="float" office:value="3.88999999999997">
                <text:p>3.88999999999997</text:p>
              </table:table-cell>
              <table:table-cell office:value-type="float" office:value="0.643135905265808">
                <text:p>0.6431359052658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-1.22647392749786">
                <text:p>-1.22647392749786</text:p>
              </table:table-cell>
              <table:table-cell office:value-type="float" office:value="3.89999999999997">
                <text:p>3.89999999999997</text:p>
              </table:table-cell>
              <table:table-cell office:value-type="float" office:value="0.644993662834168">
                <text:p>0.6449936628341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-1.22433757781982">
                <text:p>-1.22433757781982</text:p>
              </table:table-cell>
              <table:table-cell office:value-type="float" office:value="3.90999999999997">
                <text:p>3.90999999999997</text:p>
              </table:table-cell>
              <table:table-cell office:value-type="float" office:value="0.646247506141663">
                <text:p>0.6462475061416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-1.22356045246124">
                <text:p>-1.22356045246124</text:p>
              </table:table-cell>
              <table:table-cell office:value-type="float" office:value="3.91999999999997">
                <text:p>3.91999999999997</text:p>
              </table:table-cell>
              <table:table-cell office:value-type="float" office:value="0.647862792015076">
                <text:p>0.6478627920150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-1.22428500652313">
                <text:p>-1.22428500652313</text:p>
              </table:table-cell>
              <table:table-cell office:value-type="float" office:value="3.92999999999997">
                <text:p>3.92999999999997</text:p>
              </table:table-cell>
              <table:table-cell office:value-type="float" office:value="0.648025333881378">
                <text:p>0.6480253338813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-1.22645199298859">
                <text:p>-1.22645199298859</text:p>
              </table:table-cell>
              <table:table-cell office:value-type="float" office:value="3.93999999999997">
                <text:p>3.93999999999997</text:p>
              </table:table-cell>
              <table:table-cell office:value-type="float" office:value="0.653695523738861">
                <text:p>0.6536955237388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-1.22908592224121">
                <text:p>-1.22908592224121</text:p>
              </table:table-cell>
              <table:table-cell office:value-type="float" office:value="3.94999999999996">
                <text:p>3.94999999999996</text:p>
              </table:table-cell>
              <table:table-cell office:value-type="float" office:value="0.661879181861877">
                <text:p>0.6618791818618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-1.23152005672455">
                <text:p>-1.23152005672455</text:p>
              </table:table-cell>
              <table:table-cell office:value-type="float" office:value="3.95999999999996">
                <text:p>3.95999999999996</text:p>
              </table:table-cell>
              <table:table-cell office:value-type="float" office:value="0.680104672908783">
                <text:p>0.6801046729087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-1.23184943199158">
                <text:p>-1.23184943199158</text:p>
              </table:table-cell>
              <table:table-cell office:value-type="float" office:value="3.96999999999996">
                <text:p>3.96999999999996</text:p>
              </table:table-cell>
              <table:table-cell office:value-type="float" office:value="0.695886015892029">
                <text:p>0.6958860158920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-1.23008716106415">
                <text:p>-1.23008716106415</text:p>
              </table:table-cell>
              <table:table-cell office:value-type="float" office:value="3.97999999999996">
                <text:p>3.97999999999996</text:p>
              </table:table-cell>
              <table:table-cell office:value-type="float" office:value="0.719423651695251">
                <text:p>0.7194236516952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-1.22777771949768">
                <text:p>-1.22777771949768</text:p>
              </table:table-cell>
              <table:table-cell office:value-type="float" office:value="3.98999999999996">
                <text:p>3.98999999999996</text:p>
              </table:table-cell>
              <table:table-cell office:value-type="float" office:value="0.73472785949707">
                <text:p>0.734727859497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-1.22390139102936">
                <text:p>-1.22390139102936</text:p>
              </table:table-cell>
              <table:table-cell office:value-type="float" office:value="3.99999999999996">
                <text:p>3.99999999999996</text:p>
              </table:table-cell>
              <table:table-cell office:value-type="float" office:value="0.753911733627319">
                <text:p>0.7539117336273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-1.2226790189743">
                <text:p>-1.2226790189743</text:p>
              </table:table-cell>
              <table:table-cell office:value-type="float" office:value="4.00999999999996">
                <text:p>4.00999999999996</text:p>
              </table:table-cell>
              <table:table-cell office:value-type="float" office:value="0.765066027641296">
                <text:p>0.7650660276412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-1.22209310531616">
                <text:p>-1.22209310531616</text:p>
              </table:table-cell>
              <table:table-cell office:value-type="float" office:value="4.01999999999996">
                <text:p>4.01999999999996</text:p>
              </table:table-cell>
              <table:table-cell office:value-type="float" office:value="0.777292907238007">
                <text:p>0.7772929072380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-1.22264134883881">
                <text:p>-1.22264134883881</text:p>
              </table:table-cell>
              <table:table-cell office:value-type="float" office:value="4.02999999999996">
                <text:p>4.02999999999996</text:p>
              </table:table-cell>
              <table:table-cell office:value-type="float" office:value="0.779474496841431">
                <text:p>0.7794744968414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-1.22500514984131">
                <text:p>-1.22500514984131</text:p>
              </table:table-cell>
              <table:table-cell office:value-type="float" office:value="4.03999999999996">
                <text:p>4.03999999999996</text:p>
              </table:table-cell>
              <table:table-cell office:value-type="float" office:value="0.776655614376068">
                <text:p>0.7766556143760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-1.22767078876495">
                <text:p>-1.22767078876495</text:p>
              </table:table-cell>
              <table:table-cell office:value-type="float" office:value="4.04999999999996">
                <text:p>4.04999999999996</text:p>
              </table:table-cell>
              <table:table-cell office:value-type="float" office:value="0.769971966743469">
                <text:p>0.7699719667434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-1.22991728782654">
                <text:p>-1.22991728782654</text:p>
              </table:table-cell>
              <table:table-cell office:value-type="float" office:value="4.05999999999996">
                <text:p>4.05999999999996</text:p>
              </table:table-cell>
              <table:table-cell office:value-type="float" office:value="0.750897943973541">
                <text:p>0.7508979439735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-1.23107516765594">
                <text:p>-1.23107516765594</text:p>
              </table:table-cell>
              <table:table-cell office:value-type="float" office:value="4.06999999999996">
                <text:p>4.06999999999996</text:p>
              </table:table-cell>
              <table:table-cell office:value-type="float" office:value="0.735807597637177">
                <text:p>0.7358075976371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-1.22873783111572">
                <text:p>-1.22873783111572</text:p>
              </table:table-cell>
              <table:table-cell office:value-type="float" office:value="4.07999999999996">
                <text:p>4.07999999999996</text:p>
              </table:table-cell>
              <table:table-cell office:value-type="float" office:value="0.710989534854889">
                <text:p>0.7109895348548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-1.22680282592773">
                <text:p>-1.22680282592773</text:p>
              </table:table-cell>
              <table:table-cell office:value-type="float" office:value="4.08999999999996">
                <text:p>4.08999999999996</text:p>
              </table:table-cell>
              <table:table-cell office:value-type="float" office:value="0.694953083992004">
                <text:p>0.6949530839920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-1.22457611560822">
                <text:p>-1.22457611560822</text:p>
              </table:table-cell>
              <table:table-cell office:value-type="float" office:value="4.09999999999996">
                <text:p>4.09999999999996</text:p>
              </table:table-cell>
              <table:table-cell office:value-type="float" office:value="0.671476483345032">
                <text:p>0.6714764833450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-1.22291707992554">
                <text:p>-1.22291707992554</text:p>
              </table:table-cell>
              <table:table-cell office:value-type="float" office:value="4.10999999999996">
                <text:p>4.10999999999996</text:p>
              </table:table-cell>
              <table:table-cell office:value-type="float" office:value="0.656258821487427">
                <text:p>0.6562588214874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-1.22264349460602">
                <text:p>-1.22264349460602</text:p>
              </table:table-cell>
              <table:table-cell office:value-type="float" office:value="4.11999999999996">
                <text:p>4.11999999999996</text:p>
              </table:table-cell>
              <table:table-cell office:value-type="float" office:value="0.630727112293243">
                <text:p>0.6307271122932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-1.22380483150482">
                <text:p>-1.22380483150482</text:p>
              </table:table-cell>
              <table:table-cell office:value-type="float" office:value="4.12999999999996">
                <text:p>4.12999999999996</text:p>
              </table:table-cell>
              <table:table-cell office:value-type="float" office:value="0.609622359275818">
                <text:p>0.60962235927581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-1.22714924812317">
                <text:p>-1.22714924812317</text:p>
              </table:table-cell>
              <table:table-cell office:value-type="float" office:value="4.13999999999996">
                <text:p>4.13999999999996</text:p>
              </table:table-cell>
              <table:table-cell office:value-type="float" office:value="0.575264751911163">
                <text:p>0.5752647519111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-1.22949993610382">
                <text:p>-1.22949993610382</text:p>
              </table:table-cell>
              <table:table-cell office:value-type="float" office:value="4.14999999999996">
                <text:p>4.14999999999996</text:p>
              </table:table-cell>
              <table:table-cell office:value-type="float" office:value="0.551974654197693">
                <text:p>0.5519746541976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-1.23218131065369">
                <text:p>-1.23218131065369</text:p>
              </table:table-cell>
              <table:table-cell office:value-type="float" office:value="4.15999999999996">
                <text:p>4.15999999999996</text:p>
              </table:table-cell>
              <table:table-cell office:value-type="float" office:value="0.522273600101471">
                <text:p>0.5222736001014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-1.2320271730423">
                <text:p>-1.2320271730423</text:p>
              </table:table-cell>
              <table:table-cell office:value-type="float" office:value="4.16999999999996">
                <text:p>4.16999999999996</text:p>
              </table:table-cell>
              <table:table-cell office:value-type="float" office:value="0.506414234638214">
                <text:p>0.5064142346382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-1.22923481464386">
                <text:p>-1.22923481464386</text:p>
              </table:table-cell>
              <table:table-cell office:value-type="float" office:value="4.17999999999996">
                <text:p>4.17999999999996</text:p>
              </table:table-cell>
              <table:table-cell office:value-type="float" office:value="0.487310647964478">
                <text:p>0.4873106479644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-1.22658216953278">
                <text:p>-1.22658216953278</text:p>
              </table:table-cell>
              <table:table-cell office:value-type="float" office:value="4.18999999999996">
                <text:p>4.18999999999996</text:p>
              </table:table-cell>
              <table:table-cell office:value-type="float" office:value="0.47778594493866">
                <text:p>0.477785944938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-1.22376155853271">
                <text:p>-1.22376155853271</text:p>
              </table:table-cell>
              <table:table-cell office:value-type="float" office:value="4.19999999999996">
                <text:p>4.19999999999996</text:p>
              </table:table-cell>
              <table:table-cell office:value-type="float" office:value="0.466707199811935">
                <text:p>0.4667071998119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-1.22224354743958">
                <text:p>-1.22224354743958</text:p>
              </table:table-cell>
              <table:table-cell office:value-type="float" office:value="4.20999999999996">
                <text:p>4.20999999999996</text:p>
              </table:table-cell>
              <table:table-cell office:value-type="float" office:value="0.46149092912674">
                <text:p>0.461490929126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-1.22192311286926">
                <text:p>-1.22192311286926</text:p>
              </table:table-cell>
              <table:table-cell office:value-type="float" office:value="4.21999999999996">
                <text:p>4.21999999999996</text:p>
              </table:table-cell>
              <table:table-cell office:value-type="float" office:value="0.457047194242477">
                <text:p>0.4570471942424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-1.22262907028198">
                <text:p>-1.22262907028198</text:p>
              </table:table-cell>
              <table:table-cell office:value-type="float" office:value="4.22999999999996">
                <text:p>4.22999999999996</text:p>
              </table:table-cell>
              <table:table-cell office:value-type="float" office:value="0.456241548061371">
                <text:p>0.4562415480613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-1.22645497322083">
                <text:p>-1.22645497322083</text:p>
              </table:table-cell>
              <table:table-cell office:value-type="float" office:value="4.23999999999996">
                <text:p>4.23999999999996</text:p>
              </table:table-cell>
              <table:table-cell office:value-type="float" office:value="0.459020495414734">
                <text:p>0.4590204954147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-1.22957479953766">
                <text:p>-1.22957479953766</text:p>
              </table:table-cell>
              <table:table-cell office:value-type="float" office:value="4.24999999999996">
                <text:p>4.24999999999996</text:p>
              </table:table-cell>
              <table:table-cell office:value-type="float" office:value="0.462613791227341">
                <text:p>0.4626137912273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-1.23403310775757">
                <text:p>-1.23403310775757</text:p>
              </table:table-cell>
              <table:table-cell office:value-type="float" office:value="4.25999999999996">
                <text:p>4.25999999999996</text:p>
              </table:table-cell>
              <table:table-cell office:value-type="float" office:value="0.469093978404999">
                <text:p>0.469093978404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-1.23528599739075">
                <text:p>-1.23528599739075</text:p>
              </table:table-cell>
              <table:table-cell office:value-type="float" office:value="4.26999999999996">
                <text:p>4.26999999999996</text:p>
              </table:table-cell>
              <table:table-cell office:value-type="float" office:value="0.473175495862961">
                <text:p>0.4731754958629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-1.23303592205048">
                <text:p>-1.23303592205048</text:p>
              </table:table-cell>
              <table:table-cell office:value-type="float" office:value="4.27999999999996">
                <text:p>4.27999999999996</text:p>
              </table:table-cell>
              <table:table-cell office:value-type="float" office:value="0.478061437606811">
                <text:p>0.4780614376068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-1.22892951965332">
                <text:p>-1.22892951965332</text:p>
              </table:table-cell>
              <table:table-cell office:value-type="float" office:value="4.28999999999996">
                <text:p>4.28999999999996</text:p>
              </table:table-cell>
              <table:table-cell office:value-type="float" office:value="0.481406450271606">
                <text:p>0.4814064502716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-1.22081828117371">
                <text:p>-1.22081828117371</text:p>
              </table:table-cell>
              <table:table-cell office:value-type="float" office:value="4.29999999999996">
                <text:p>4.29999999999996</text:p>
              </table:table-cell>
              <table:table-cell office:value-type="float" office:value="0.488580107688904">
                <text:p>0.4885801076889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-1.21550953388214">
                <text:p>-1.21550953388214</text:p>
              </table:table-cell>
              <table:table-cell office:value-type="float" office:value="4.30999999999996">
                <text:p>4.30999999999996</text:p>
              </table:table-cell>
              <table:table-cell office:value-type="float" office:value="0.49600625038147">
                <text:p>0.496006250381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-1.21020185947418">
                <text:p>-1.21020185947418</text:p>
              </table:table-cell>
              <table:table-cell office:value-type="float" office:value="4.31999999999996">
                <text:p>4.31999999999996</text:p>
              </table:table-cell>
              <table:table-cell office:value-type="float" office:value="0.516781151294708">
                <text:p>0.5167811512947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-1.20873630046844">
                <text:p>-1.20873630046844</text:p>
              </table:table-cell>
              <table:table-cell office:value-type="float" office:value="4.32999999999996">
                <text:p>4.32999999999996</text:p>
              </table:table-cell>
              <table:table-cell office:value-type="float" office:value="0.538457274436951">
                <text:p>0.5384572744369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-1.2100625038147">
                <text:p>-1.2100625038147</text:p>
              </table:table-cell>
              <table:table-cell office:value-type="float" office:value="4.33999999999996">
                <text:p>4.33999999999996</text:p>
              </table:table-cell>
              <table:table-cell office:value-type="float" office:value="0.581758320331574">
                <text:p>0.5817583203315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-1.21078014373779">
                <text:p>-1.21078014373779</text:p>
              </table:table-cell>
              <table:table-cell office:value-type="float" office:value="4.34999999999996">
                <text:p>4.34999999999996</text:p>
              </table:table-cell>
              <table:table-cell office:value-type="float" office:value="0.61640077829361">
                <text:p>0.616400778293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-1.21171939373016">
                <text:p>-1.21171939373016</text:p>
              </table:table-cell>
              <table:table-cell office:value-type="float" office:value="4.35999999999996">
                <text:p>4.35999999999996</text:p>
              </table:table-cell>
              <table:table-cell office:value-type="float" office:value="0.673184275627136">
                <text:p>0.6731842756271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-1.20994699001312">
                <text:p>-1.20994699001312</text:p>
              </table:table-cell>
              <table:table-cell office:value-type="float" office:value="4.36999999999996">
                <text:p>4.36999999999996</text:p>
              </table:table-cell>
              <table:table-cell office:value-type="float" office:value="0.714152216911316">
                <text:p>0.7141522169113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-1.20173704624176">
                <text:p>-1.20173704624176</text:p>
              </table:table-cell>
              <table:table-cell office:value-type="float" office:value="4.37999999999996">
                <text:p>4.37999999999996</text:p>
              </table:table-cell>
              <table:table-cell office:value-type="float" office:value="0.785947918891907">
                <text:p>0.7859479188919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-1.19320952892303">
                <text:p>-1.19320952892303</text:p>
              </table:table-cell>
              <table:table-cell office:value-type="float" office:value="4.38999999999996">
                <text:p>4.38999999999996</text:p>
              </table:table-cell>
              <table:table-cell office:value-type="float" office:value="0.842042863368988">
                <text:p>0.8420428633689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-1.17488324642181">
                <text:p>-1.17488324642181</text:p>
              </table:table-cell>
              <table:table-cell office:value-type="float" office:value="4.39999999999996">
                <text:p>4.39999999999996</text:p>
              </table:table-cell>
              <table:table-cell office:value-type="float" office:value="0.935764789581299">
                <text:p>0.9357647895812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-1.15945374965668">
                <text:p>-1.15945374965668</text:p>
              </table:table-cell>
              <table:table-cell office:value-type="float" office:value="4.40999999999996">
                <text:p>4.40999999999996</text:p>
              </table:table-cell>
              <table:table-cell office:value-type="float" office:value="1.00801157951355">
                <text:p>1.008011579513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-1.1303106546402">
                <text:p>-1.1303106546402</text:p>
              </table:table-cell>
              <table:table-cell office:value-type="float" office:value="4.41999999999996">
                <text:p>4.41999999999996</text:p>
              </table:table-cell>
              <table:table-cell office:value-type="float" office:value="1.12629508972168">
                <text:p>1.126295089721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-1.1067351102829">
                <text:p>-1.1067351102829</text:p>
              </table:table-cell>
              <table:table-cell office:value-type="float" office:value="4.42999999999996">
                <text:p>4.42999999999996</text:p>
              </table:table-cell>
              <table:table-cell office:value-type="float" office:value="1.21379339694977">
                <text:p>1.213793396949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-1.06692886352539">
                <text:p>-1.06692886352539</text:p>
              </table:table-cell>
              <table:table-cell office:value-type="float" office:value="4.43999999999996">
                <text:p>4.43999999999996</text:p>
              </table:table-cell>
              <table:table-cell office:value-type="float" office:value="1.35980701446533">
                <text:p>1.359807014465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-1.0369063615799">
                <text:p>-1.0369063615799</text:p>
              </table:table-cell>
              <table:table-cell office:value-type="float" office:value="4.44999999999996">
                <text:p>4.44999999999996</text:p>
              </table:table-cell>
              <table:table-cell office:value-type="float" office:value="1.46704459190369">
                <text:p>1.467044591903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-0.990231871604919">
                <text:p>-0.990231871604919</text:p>
              </table:table-cell>
              <table:table-cell office:value-type="float" office:value="4.45999999999995">
                <text:p>4.45999999999995</text:p>
              </table:table-cell>
              <table:table-cell office:value-type="float" office:value="1.64533150196075">
                <text:p>1.645331501960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-0.959398865699768">
                <text:p>-0.959398865699768</text:p>
              </table:table-cell>
              <table:table-cell office:value-type="float" office:value="4.46999999999995">
                <text:p>4.46999999999995</text:p>
              </table:table-cell>
              <table:table-cell office:value-type="float" office:value="1.77597963809967">
                <text:p>1.775979638099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-0.913808882236481">
                <text:p>-0.913808882236481</text:p>
              </table:table-cell>
              <table:table-cell office:value-type="float" office:value="4.47999999999995">
                <text:p>4.47999999999995</text:p>
              </table:table-cell>
              <table:table-cell office:value-type="float" office:value="1.99272215366364">
                <text:p>1.992722153663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-0.886173486709595">
                <text:p>-0.886173486709595</text:p>
              </table:table-cell>
              <table:table-cell office:value-type="float" office:value="4.48999999999995">
                <text:p>4.48999999999995</text:p>
              </table:table-cell>
              <table:table-cell office:value-type="float" office:value="2.15187573432922">
                <text:p>2.151875734329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-0.847522735595703">
                <text:p>-0.847522735595703</text:p>
              </table:table-cell>
              <table:table-cell office:value-type="float" office:value="4.49999999999995">
                <text:p>4.49999999999995</text:p>
              </table:table-cell>
              <table:table-cell office:value-type="float" office:value="2.41114664077759">
                <text:p>2.4111466407775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-0.824895441532135">
                <text:p>-0.824895441532135</text:p>
              </table:table-cell>
              <table:table-cell office:value-type="float" office:value="4.50999999999995">
                <text:p>4.50999999999995</text:p>
              </table:table-cell>
              <table:table-cell office:value-type="float" office:value="2.6021876335144">
                <text:p>2.60218763351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-0.796598017215729">
                <text:p>-0.796598017215729</text:p>
              </table:table-cell>
              <table:table-cell office:value-type="float" office:value="4.51999999999995">
                <text:p>4.51999999999995</text:p>
              </table:table-cell>
              <table:table-cell office:value-type="float" office:value="2.91313576698303">
                <text:p>2.9131357669830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-0.781260073184967">
                <text:p>-0.781260073184967</text:p>
              </table:table-cell>
              <table:table-cell office:value-type="float" office:value="4.52999999999995">
                <text:p>4.52999999999995</text:p>
              </table:table-cell>
              <table:table-cell office:value-type="float" office:value="3.14074349403381">
                <text:p>3.140743494033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-0.76335883140564">
                <text:p>-0.76335883140564</text:p>
              </table:table-cell>
              <table:table-cell office:value-type="float" office:value="4.53999999999995">
                <text:p>4.53999999999995</text:p>
              </table:table-cell>
              <table:table-cell office:value-type="float" office:value="3.51548027992249">
                <text:p>3.515480279922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-0.755334734916687">
                <text:p>-0.755334734916687</text:p>
              </table:table-cell>
              <table:table-cell office:value-type="float" office:value="4.54999999999995">
                <text:p>4.54999999999995</text:p>
              </table:table-cell>
              <table:table-cell office:value-type="float" office:value="3.78651404380798">
                <text:p>3.786514043807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-0.748017311096191">
                <text:p>-0.748017311096191</text:p>
              </table:table-cell>
              <table:table-cell office:value-type="float" office:value="4.55999999999995">
                <text:p>4.55999999999995</text:p>
              </table:table-cell>
              <table:table-cell office:value-type="float" office:value="4.23432636260986">
                <text:p>4.234326362609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-0.745436251163483">
                <text:p>-0.745436251163483</text:p>
              </table:table-cell>
              <table:table-cell office:value-type="float" office:value="4.56999999999995">
                <text:p>4.56999999999995</text:p>
              </table:table-cell>
              <table:table-cell office:value-type="float" office:value="4.55886936187744">
                <text:p>4.558869361877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-0.746455311775208">
                <text:p>-0.746455311775208</text:p>
              </table:table-cell>
              <table:table-cell office:value-type="float" office:value="4.57999999999995">
                <text:p>4.57999999999995</text:p>
              </table:table-cell>
              <table:table-cell office:value-type="float" office:value="5.09199094772339">
                <text:p>5.091990947723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-0.749930381774902">
                <text:p>-0.749930381774902</text:p>
              </table:table-cell>
              <table:table-cell office:value-type="float" office:value="4.58999999999995">
                <text:p>4.58999999999995</text:p>
              </table:table-cell>
              <table:table-cell office:value-type="float" office:value="5.47977018356323">
                <text:p>5.479770183563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-0.756338000297546">
                <text:p>-0.756338000297546</text:p>
              </table:table-cell>
              <table:table-cell office:value-type="float" office:value="4.59999999999995">
                <text:p>4.59999999999995</text:p>
              </table:table-cell>
              <table:table-cell office:value-type="float" office:value="6.11417865753174">
                <text:p>6.114178657531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0999999999999">
                <text:p>2.30999999999999</text:p>
              </table:table-cell>
              <table:table-cell office:value-type="float" office:value="-0.761236548423767">
                <text:p>-0.761236548423767</text:p>
              </table:table-cell>
              <table:table-cell office:value-type="float" office:value="4.60999999999995">
                <text:p>4.60999999999995</text:p>
              </table:table-cell>
              <table:table-cell office:value-type="float" office:value="6.57583713531494">
                <text:p>6.575837135314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1999999999999">
                <text:p>2.31999999999999</text:p>
              </table:table-cell>
              <table:table-cell office:value-type="float" office:value="-0.768845140933991">
                <text:p>-0.768845140933991</text:p>
              </table:table-cell>
              <table:table-cell office:value-type="float" office:value="4.61999999999995">
                <text:p>4.61999999999995</text:p>
              </table:table-cell>
              <table:table-cell office:value-type="float" office:value="7.33084440231323">
                <text:p>7.330844402313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2999999999999">
                <text:p>2.32999999999999</text:p>
              </table:table-cell>
              <table:table-cell office:value-type="float" office:value="-0.773844480514526">
                <text:p>-0.773844480514526</text:p>
              </table:table-cell>
              <table:table-cell office:value-type="float" office:value="4.62999999999995">
                <text:p>4.62999999999995</text:p>
              </table:table-cell>
              <table:table-cell office:value-type="float" office:value="7.88169813156128">
                <text:p>7.881698131561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3999999999999">
                <text:p>2.33999999999999</text:p>
              </table:table-cell>
              <table:table-cell office:value-type="float" office:value="-0.781180500984192">
                <text:p>-0.781180500984192</text:p>
              </table:table-cell>
              <table:table-cell office:value-type="float" office:value="4.63999999999995">
                <text:p>4.63999999999995</text:p>
              </table:table-cell>
              <table:table-cell office:value-type="float" office:value="8.78286838531494">
                <text:p>8.782868385314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4999999999999">
                <text:p>2.34999999999999</text:p>
              </table:table-cell>
              <table:table-cell office:value-type="float" office:value="-0.78543084859848">
                <text:p>-0.78543084859848</text:p>
              </table:table-cell>
              <table:table-cell office:value-type="float" office:value="4.64999999999995">
                <text:p>4.64999999999995</text:p>
              </table:table-cell>
              <table:table-cell office:value-type="float" office:value="9.44050121307373">
                <text:p>9.440501213073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5999999999999">
                <text:p>2.35999999999999</text:p>
              </table:table-cell>
              <table:table-cell office:value-type="float" office:value="-0.792867541313171">
                <text:p>-0.792867541313171</text:p>
              </table:table-cell>
              <table:table-cell office:value-type="float" office:value="4.65999999999995">
                <text:p>4.65999999999995</text:p>
              </table:table-cell>
              <table:table-cell office:value-type="float" office:value="10.5147790908813">
                <text:p>10.51477909088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6999999999999">
                <text:p>2.36999999999999</text:p>
              </table:table-cell>
              <table:table-cell office:value-type="float" office:value="-0.796184301376343">
                <text:p>-0.796184301376343</text:p>
              </table:table-cell>
              <table:table-cell office:value-type="float" office:value="4.66999999999995">
                <text:p>4.66999999999995</text:p>
              </table:table-cell>
              <table:table-cell office:value-type="float" office:value="11.2990884780884">
                <text:p>11.29908847808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7999999999999">
                <text:p>2.37999999999999</text:p>
              </table:table-cell>
              <table:table-cell office:value-type="float" office:value="-0.799292922019959">
                <text:p>-0.799292922019959</text:p>
              </table:table-cell>
              <table:table-cell office:value-type="float" office:value="4.67999999999995">
                <text:p>4.67999999999995</text:p>
              </table:table-cell>
              <table:table-cell office:value-type="float" office:value="12.576979637146">
                <text:p>12.5769796371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8999999999999">
                <text:p>2.38999999999999</text:p>
              </table:table-cell>
              <table:table-cell office:value-type="float" office:value="-0.799062967300415">
                <text:p>-0.799062967300415</text:p>
              </table:table-cell>
              <table:table-cell office:value-type="float" office:value="4.68999999999995">
                <text:p>4.68999999999995</text:p>
              </table:table-cell>
              <table:table-cell office:value-type="float" office:value="13.5113620758057">
                <text:p>13.51136207580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-0.796600103378296">
                <text:p>-0.796600103378296</text:p>
              </table:table-cell>
              <table:table-cell office:value-type="float" office:value="4.69999999999995">
                <text:p>4.69999999999995</text:p>
              </table:table-cell>
              <table:table-cell office:value-type="float" office:value="15.0380382537842">
                <text:p>15.03803825378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0999999999999">
                <text:p>2.40999999999999</text:p>
              </table:table-cell>
              <table:table-cell office:value-type="float" office:value="-0.793606638908386">
                <text:p>-0.793606638908386</text:p>
              </table:table-cell>
              <table:table-cell office:value-type="float" office:value="4.70999999999995">
                <text:p>4.70999999999995</text:p>
              </table:table-cell>
              <table:table-cell office:value-type="float" office:value="16.1432037353516">
                <text:p>16.14320373535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1999999999999">
                <text:p>2.41999999999999</text:p>
              </table:table-cell>
              <table:table-cell office:value-type="float" office:value="-0.786275267601013">
                <text:p>-0.786275267601013</text:p>
              </table:table-cell>
              <table:table-cell office:value-type="float" office:value="4.71999999999995">
                <text:p>4.71999999999995</text:p>
              </table:table-cell>
              <table:table-cell office:value-type="float" office:value="17.9543266296387">
                <text:p>17.95432662963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2999999999999">
                <text:p>2.42999999999999</text:p>
              </table:table-cell>
              <table:table-cell office:value-type="float" office:value="-0.781849324703217">
                <text:p>-0.781849324703217</text:p>
              </table:table-cell>
              <table:table-cell office:value-type="float" office:value="4.72999999999995">
                <text:p>4.72999999999995</text:p>
              </table:table-cell>
              <table:table-cell office:value-type="float" office:value="19.281852722168">
                <text:p>19.2818527221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3999999999999">
                <text:p>2.43999999999999</text:p>
              </table:table-cell>
              <table:table-cell office:value-type="float" office:value="-0.777646541595459">
                <text:p>-0.777646541595459</text:p>
              </table:table-cell>
              <table:table-cell office:value-type="float" office:value="4.73999999999995">
                <text:p>4.73999999999995</text:p>
              </table:table-cell>
              <table:table-cell office:value-type="float" office:value="21.4720783233643">
                <text:p>21.47207832336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4999999999999">
                <text:p>2.44999999999999</text:p>
              </table:table-cell>
              <table:table-cell office:value-type="float" office:value="-0.775873482227325">
                <text:p>-0.775873482227325</text:p>
              </table:table-cell>
              <table:table-cell office:value-type="float" office:value="4.74999999999995">
                <text:p>4.74999999999995</text:p>
              </table:table-cell>
              <table:table-cell office:value-type="float" office:value="23.0550899505615">
                <text:p>23.05508995056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5999999999999">
                <text:p>2.45999999999999</text:p>
              </table:table-cell>
              <table:table-cell office:value-type="float" office:value="-0.774347722530365">
                <text:p>-0.774347722530365</text:p>
              </table:table-cell>
              <table:table-cell office:value-type="float" office:value="4.75999999999995">
                <text:p>4.75999999999995</text:p>
              </table:table-cell>
              <table:table-cell office:value-type="float" office:value="25.6530475616455">
                <text:p>25.65304756164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6999999999999">
                <text:p>2.46999999999999</text:p>
              </table:table-cell>
              <table:table-cell office:value-type="float" office:value="-0.774622440338135">
                <text:p>-0.774622440338135</text:p>
              </table:table-cell>
              <table:table-cell office:value-type="float" office:value="4.76999999999995">
                <text:p>4.76999999999995</text:p>
              </table:table-cell>
              <table:table-cell office:value-type="float" office:value="27.6344032287598">
                <text:p>27.63440322875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-0.776148736476898">
                <text:p>-0.776148736476898</text:p>
              </table:table-cell>
              <table:table-cell office:value-type="float" office:value="4.77999999999995">
                <text:p>4.77999999999995</text:p>
              </table:table-cell>
              <table:table-cell office:value-type="float" office:value="31.0261554718018">
                <text:p>31.02615547180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8999999999999">
                <text:p>2.48999999999999</text:p>
              </table:table-cell>
              <table:table-cell office:value-type="float" office:value="-0.77821958065033">
                <text:p>-0.77821958065033</text:p>
              </table:table-cell>
              <table:table-cell office:value-type="float" office:value="4.78999999999995">
                <text:p>4.78999999999995</text:p>
              </table:table-cell>
              <table:table-cell office:value-type="float" office:value="33.5770111083984">
                <text:p>33.57701110839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-0.78167450428009">
                <text:p>-0.78167450428009</text:p>
              </table:table-cell>
              <table:table-cell office:value-type="float" office:value="4.79999999999995">
                <text:p>4.79999999999995</text:p>
              </table:table-cell>
              <table:table-cell office:value-type="float" office:value="37.9154853820801">
                <text:p>37.91548538208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-0.783342778682709">
                <text:p>-0.783342778682709</text:p>
              </table:table-cell>
              <table:table-cell office:value-type="float" office:value="4.80999999999995">
                <text:p>4.80999999999995</text:p>
              </table:table-cell>
              <table:table-cell office:value-type="float" office:value="41.0444946289063">
                <text:p>41.04449462890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1999999999999">
                <text:p>2.51999999999999</text:p>
              </table:table-cell>
              <table:table-cell office:value-type="float" office:value="-0.784696936607361">
                <text:p>-0.784696936607361</text:p>
              </table:table-cell>
              <table:table-cell office:value-type="float" office:value="4.81999999999995">
                <text:p>4.81999999999995</text:p>
              </table:table-cell>
              <table:table-cell office:value-type="float" office:value="46.1937255859375">
                <text:p>46.19372558593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2999999999999">
                <text:p>2.52999999999999</text:p>
              </table:table-cell>
              <table:table-cell office:value-type="float" office:value="-0.783862948417664">
                <text:p>-0.783862948417664</text:p>
              </table:table-cell>
              <table:table-cell office:value-type="float" office:value="4.82999999999995">
                <text:p>4.82999999999995</text:p>
              </table:table-cell>
              <table:table-cell office:value-type="float" office:value="49.5771064758301">
                <text:p>49.57710647583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3999999999999">
                <text:p>2.53999999999999</text:p>
              </table:table-cell>
              <table:table-cell office:value-type="float" office:value="-0.781166255474091">
                <text:p>-0.781166255474091</text:p>
              </table:table-cell>
              <table:table-cell office:value-type="float" office:value="4.83999999999995">
                <text:p>4.83999999999995</text:p>
              </table:table-cell>
              <table:table-cell office:value-type="float" office:value="54.214656829834">
                <text:p>54.2146568298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4999999999999">
                <text:p>2.54999999999999</text:p>
              </table:table-cell>
              <table:table-cell office:value-type="float" office:value="-0.777356088161469">
                <text:p>-0.777356088161469</text:p>
              </table:table-cell>
              <table:table-cell office:value-type="float" office:value="4.84999999999995">
                <text:p>4.84999999999995</text:p>
              </table:table-cell>
              <table:table-cell office:value-type="float" office:value="57.1028366088867">
                <text:p>57.10283660888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5999999999999">
                <text:p>2.55999999999999</text:p>
              </table:table-cell>
              <table:table-cell office:value-type="float" office:value="-0.770151615142822">
                <text:p>-0.770151615142822</text:p>
              </table:table-cell>
              <table:table-cell office:value-type="float" office:value="4.85999999999995">
                <text:p>4.85999999999995</text:p>
              </table:table-cell>
              <table:table-cell office:value-type="float" office:value="60.6071701049805">
                <text:p>60.60717010498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6999999999999">
                <text:p>2.56999999999999</text:p>
              </table:table-cell>
              <table:table-cell office:value-type="float" office:value="-0.76513546705246">
                <text:p>-0.76513546705246</text:p>
              </table:table-cell>
              <table:table-cell office:value-type="float" office:value="4.86999999999995">
                <text:p>4.86999999999995</text:p>
              </table:table-cell>
              <table:table-cell office:value-type="float" office:value="62.3238372802734">
                <text:p>62.32383728027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7999999999999">
                <text:p>2.57999999999999</text:p>
              </table:table-cell>
              <table:table-cell office:value-type="float" office:value="-0.759338676929474">
                <text:p>-0.759338676929474</text:p>
              </table:table-cell>
              <table:table-cell office:value-type="float" office:value="4.87999999999995">
                <text:p>4.87999999999995</text:p>
              </table:table-cell>
              <table:table-cell office:value-type="float" office:value="64.3084182739258">
                <text:p>64.30841827392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8999999999999">
                <text:p>2.58999999999999</text:p>
              </table:table-cell>
              <table:table-cell office:value-type="float" office:value="-0.756033062934876">
                <text:p>-0.756033062934876</text:p>
              </table:table-cell>
              <table:table-cell office:value-type="float" office:value="4.88999999999995">
                <text:p>4.88999999999995</text:p>
              </table:table-cell>
              <table:table-cell office:value-type="float" office:value="65.4892120361328">
                <text:p>65.48921203613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-0.753645002841949">
                <text:p>-0.753645002841949</text:p>
              </table:table-cell>
              <table:table-cell office:value-type="float" office:value="4.89999999999995">
                <text:p>4.89999999999995</text:p>
              </table:table-cell>
              <table:table-cell office:value-type="float" office:value="67.2604217529297">
                <text:p>67.26042175292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0999999999999">
                <text:p>2.60999999999999</text:p>
              </table:table-cell>
              <table:table-cell office:value-type="float" office:value="-0.753473043441772">
                <text:p>-0.753473043441772</text:p>
              </table:table-cell>
              <table:table-cell office:value-type="float" office:value="4.90999999999995">
                <text:p>4.90999999999995</text:p>
              </table:table-cell>
              <table:table-cell office:value-type="float" office:value="68.4015426635742">
                <text:p>68.40154266357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1999999999999">
                <text:p>2.61999999999999</text:p>
              </table:table-cell>
              <table:table-cell office:value-type="float" office:value="-0.754282832145691">
                <text:p>-0.754282832145691</text:p>
              </table:table-cell>
              <table:table-cell office:value-type="float" office:value="4.91999999999995">
                <text:p>4.91999999999995</text:p>
              </table:table-cell>
              <table:table-cell office:value-type="float" office:value="69.810905456543">
                <text:p>69.8109054565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2999999999999">
                <text:p>2.62999999999999</text:p>
              </table:table-cell>
              <table:table-cell office:value-type="float" office:value="-0.755438625812531">
                <text:p>-0.755438625812531</text:p>
              </table:table-cell>
              <table:table-cell office:value-type="float" office:value="4.92999999999994">
                <text:p>4.92999999999994</text:p>
              </table:table-cell>
              <table:table-cell office:value-type="float" office:value="70.5404586791992">
                <text:p>70.54045867919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3999999999999">
                <text:p>2.63999999999999</text:p>
              </table:table-cell>
              <table:table-cell office:value-type="float" office:value="-0.755519092082977">
                <text:p>-0.755519092082977</text:p>
              </table:table-cell>
              <table:table-cell office:value-type="float" office:value="4.93999999999994">
                <text:p>4.93999999999994</text:p>
              </table:table-cell>
              <table:table-cell office:value-type="float" office:value="71.3410873413086">
                <text:p>71.34108734130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4999999999999">
                <text:p>2.64999999999999</text:p>
              </table:table-cell>
              <table:table-cell office:value-type="float" office:value="-0.75364363193512">
                <text:p>-0.75364363193512</text:p>
              </table:table-cell>
              <table:table-cell office:value-type="float" office:value="4.94999999999994">
                <text:p>4.94999999999994</text:p>
              </table:table-cell>
              <table:table-cell office:value-type="float" office:value="71.7182846069336">
                <text:p>71.71828460693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5999999999999">
                <text:p>2.65999999999999</text:p>
              </table:table-cell>
              <table:table-cell office:value-type="float" office:value="-0.748541176319122">
                <text:p>-0.748541176319122</text:p>
              </table:table-cell>
              <table:table-cell office:value-type="float" office:value="4.95999999999994">
                <text:p>4.95999999999994</text:p>
              </table:table-cell>
              <table:table-cell office:value-type="float" office:value="72.0430297851563">
                <text:p>72.04302978515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6999999999999">
                <text:p>2.66999999999999</text:p>
              </table:table-cell>
              <table:table-cell office:value-type="float" office:value="-0.743030846118927">
                <text:p>-0.743030846118927</text:p>
              </table:table-cell>
              <table:table-cell office:value-type="float" office:value="4.96999999999994">
                <text:p>4.96999999999994</text:p>
              </table:table-cell>
              <table:table-cell office:value-type="float" office:value="72.1884689331055">
                <text:p>72.18846893310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7999999999999">
                <text:p>2.67999999999999</text:p>
              </table:table-cell>
              <table:table-cell office:value-type="float" office:value="-0.734134137630463">
                <text:p>-0.734134137630463</text:p>
              </table:table-cell>
              <table:table-cell office:value-type="float" office:value="4.97999999999994">
                <text:p>4.97999999999994</text:p>
              </table:table-cell>
              <table:table-cell office:value-type="float" office:value="72.2687149047852">
                <text:p>72.26871490478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8999999999999">
                <text:p>2.68999999999999</text:p>
              </table:table-cell>
              <table:table-cell office:value-type="float" office:value="-0.728530585765839">
                <text:p>-0.728530585765839</text:p>
              </table:table-cell>
              <table:table-cell office:value-type="float" office:value="4.98999999999994">
                <text:p>4.98999999999994</text:p>
              </table:table-cell>
              <table:table-cell office:value-type="float" office:value="72.1790466308594">
                <text:p>72.17904663085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-0.721868574619293">
                <text:p>-0.721868574619293</text:p>
              </table:table-cell>
              <table:table-cell office:value-type="float" office:value="4.99999999999994">
                <text:p>4.99999999999994</text:p>
              </table:table-cell>
              <table:table-cell office:value-type="float" office:value="71.7820358276367">
                <text:p>71.78203582763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0999999999999">
                <text:p>2.70999999999999</text:p>
              </table:table-cell>
              <table:table-cell office:value-type="float" office:value="-0.718303024768829">
                <text:p>-0.718303024768829</text:p>
              </table:table-cell>
              <table:table-cell office:value-type="float" office:value="5.00999999999994">
                <text:p>5.00999999999994</text:p>
              </table:table-cell>
              <table:table-cell office:value-type="float" office:value="71.3586502075195">
                <text:p>71.35865020751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1999999999999">
                <text:p>2.71999999999999</text:p>
              </table:table-cell>
              <table:table-cell office:value-type="float" office:value="-0.714735388755798">
                <text:p>-0.714735388755798</text:p>
              </table:table-cell>
              <table:table-cell office:value-type="float" office:value="5.01999999999994">
                <text:p>5.01999999999994</text:p>
              </table:table-cell>
              <table:table-cell office:value-type="float" office:value="70.5031814575195">
                <text:p>70.50318145751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2999999999999">
                <text:p>2.72999999999999</text:p>
              </table:table-cell>
              <table:table-cell office:value-type="float" office:value="-0.713445007801056">
                <text:p>-0.713445007801056</text:p>
              </table:table-cell>
              <table:table-cell office:value-type="float" office:value="5.02999999999994">
                <text:p>5.02999999999994</text:p>
              </table:table-cell>
              <table:table-cell office:value-type="float" office:value="69.8093566894531">
                <text:p>69.80935668945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3999999999999">
                <text:p>2.73999999999999</text:p>
              </table:table-cell>
              <table:table-cell office:value-type="float" office:value="-0.709978997707367">
                <text:p>-0.709978997707367</text:p>
              </table:table-cell>
              <table:table-cell office:value-type="float" office:value="5.03999999999994">
                <text:p>5.03999999999994</text:p>
              </table:table-cell>
              <table:table-cell office:value-type="float" office:value="68.6094284057617">
                <text:p>68.60942840576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4999999999999">
                <text:p>2.74999999999999</text:p>
              </table:table-cell>
              <table:table-cell office:value-type="float" office:value="-0.70716655254364">
                <text:p>-0.70716655254364</text:p>
              </table:table-cell>
              <table:table-cell office:value-type="float" office:value="5.04999999999994">
                <text:p>5.04999999999994</text:p>
              </table:table-cell>
              <table:table-cell office:value-type="float" office:value="67.7070693969727">
                <text:p>67.70706939697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5999999999999">
                <text:p>2.75999999999999</text:p>
              </table:table-cell>
              <table:table-cell office:value-type="float" office:value="-0.701099038124085">
                <text:p>-0.701099038124085</text:p>
              </table:table-cell>
              <table:table-cell office:value-type="float" office:value="5.05999999999994">
                <text:p>5.05999999999994</text:p>
              </table:table-cell>
              <table:table-cell office:value-type="float" office:value="66.2287368774414">
                <text:p>66.22873687744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6999999999998">
                <text:p>2.76999999999998</text:p>
              </table:table-cell>
              <table:table-cell office:value-type="float" office:value="-0.696188092231751">
                <text:p>-0.696188092231751</text:p>
              </table:table-cell>
              <table:table-cell office:value-type="float" office:value="5.06999999999994">
                <text:p>5.06999999999994</text:p>
              </table:table-cell>
              <table:table-cell office:value-type="float" office:value="65.1715698242188">
                <text:p>65.17156982421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7999999999998">
                <text:p>2.77999999999998</text:p>
              </table:table-cell>
              <table:table-cell office:value-type="float" office:value="-0.687462449073792">
                <text:p>-0.687462449073792</text:p>
              </table:table-cell>
              <table:table-cell office:value-type="float" office:value="5.07999999999994">
                <text:p>5.07999999999994</text:p>
              </table:table-cell>
              <table:table-cell office:value-type="float" office:value="63.4939384460449">
                <text:p>63.49393844604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8999999999998">
                <text:p>2.78999999999998</text:p>
              </table:table-cell>
              <table:table-cell office:value-type="float" office:value="-0.681845009326935">
                <text:p>-0.681845009326935</text:p>
              </table:table-cell>
              <table:table-cell office:value-type="float" office:value="5.08999999999994">
                <text:p>5.08999999999994</text:p>
              </table:table-cell>
              <table:table-cell office:value-type="float" office:value="62.299690246582">
                <text:p>62.2996902465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79999999999998">
                <text:p>2.79999999999998</text:p>
              </table:table-cell>
              <table:table-cell office:value-type="float" office:value="-0.673937916755676">
                <text:p>-0.673937916755676</text:p>
              </table:table-cell>
              <table:table-cell office:value-type="float" office:value="5.09999999999994">
                <text:p>5.09999999999994</text:p>
              </table:table-cell>
              <table:table-cell office:value-type="float" office:value="60.3779563903809">
                <text:p>60.37795639038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0999999999998">
                <text:p>2.80999999999998</text:p>
              </table:table-cell>
              <table:table-cell office:value-type="float" office:value="-0.669013619422913">
                <text:p>-0.669013619422913</text:p>
              </table:table-cell>
              <table:table-cell office:value-type="float" office:value="5.10999999999994">
                <text:p>5.10999999999994</text:p>
              </table:table-cell>
              <table:table-cell office:value-type="float" office:value="58.9881286621094">
                <text:p>58.98812866210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1999999999998">
                <text:p>2.81999999999998</text:p>
              </table:table-cell>
              <table:table-cell office:value-type="float" office:value="-0.662619233131409">
                <text:p>-0.662619233131409</text:p>
              </table:table-cell>
              <table:table-cell office:value-type="float" office:value="5.11999999999994">
                <text:p>5.11999999999994</text:p>
              </table:table-cell>
              <table:table-cell office:value-type="float" office:value="56.7236442565918">
                <text:p>56.72364425659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2999999999998">
                <text:p>2.82999999999998</text:p>
              </table:table-cell>
              <table:table-cell office:value-type="float" office:value="-0.655945420265198">
                <text:p>-0.655945420265198</text:p>
              </table:table-cell>
              <table:table-cell office:value-type="float" office:value="5.12999999999994">
                <text:p>5.12999999999994</text:p>
              </table:table-cell>
              <table:table-cell office:value-type="float" office:value="55.0645713806152">
                <text:p>55.06457138061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3999999999998">
                <text:p>2.83999999999998</text:p>
              </table:table-cell>
              <table:table-cell office:value-type="float" office:value="-0.643360137939453">
                <text:p>-0.643360137939453</text:p>
              </table:table-cell>
              <table:table-cell office:value-type="float" office:value="5.13999999999994">
                <text:p>5.13999999999994</text:p>
              </table:table-cell>
              <table:table-cell office:value-type="float" office:value="54.1854438781738">
                <text:p>54.18544387817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4999999999998">
                <text:p>2.84999999999998</text:p>
              </table:table-cell>
              <table:table-cell office:value-type="float" office:value="-0.633797466754913">
                <text:p>-0.633797466754913</text:p>
              </table:table-cell>
              <table:table-cell office:value-type="float" office:value="5.14999999999994">
                <text:p>5.14999999999994</text:p>
              </table:table-cell>
              <table:table-cell office:value-type="float" office:value="54.8896713256836">
                <text:p>54.88967132568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5999999999998">
                <text:p>2.85999999999998</text:p>
              </table:table-cell>
              <table:table-cell office:value-type="float" office:value="-0.616578817367554">
                <text:p>-0.616578817367554</text:p>
              </table:table-cell>
              <table:table-cell office:value-type="float" office:value="5.15999999999994">
                <text:p>5.15999999999994</text:p>
              </table:table-cell>
              <table:table-cell office:value-type="float" office:value="54.064998626709">
                <text:p>54.0649986267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6999999999998">
                <text:p>2.86999999999998</text:p>
              </table:table-cell>
              <table:table-cell office:value-type="float" office:value="-0.602822721004486">
                <text:p>-0.602822721004486</text:p>
              </table:table-cell>
              <table:table-cell office:value-type="float" office:value="5.16999999999994">
                <text:p>5.16999999999994</text:p>
              </table:table-cell>
              <table:table-cell office:value-type="float" office:value="54.2196617126465">
                <text:p>54.21966171264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7999999999998">
                <text:p>2.87999999999998</text:p>
              </table:table-cell>
              <table:table-cell office:value-type="float" office:value="-0.579954624176025">
                <text:p>-0.579954624176025</text:p>
              </table:table-cell>
              <table:table-cell office:value-type="float" office:value="5.17999999999994">
                <text:p>5.17999999999994</text:p>
              </table:table-cell>
              <table:table-cell office:value-type="float" office:value="54.023136138916">
                <text:p>54.0231361389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8999999999998">
                <text:p>2.88999999999998</text:p>
              </table:table-cell>
              <table:table-cell office:value-type="float" office:value="-0.563687086105347">
                <text:p>-0.563687086105347</text:p>
              </table:table-cell>
              <table:table-cell office:value-type="float" office:value="5.18999999999994">
                <text:p>5.18999999999994</text:p>
              </table:table-cell>
              <table:table-cell office:value-type="float" office:value="54.1271286010742">
                <text:p>54.12712860107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89999999999998">
                <text:p>2.89999999999998</text:p>
              </table:table-cell>
              <table:table-cell office:value-type="float" office:value="-0.540927708148956">
                <text:p>-0.540927708148956</text:p>
              </table:table-cell>
              <table:table-cell office:value-type="float" office:value="5.19999999999994">
                <text:p>5.19999999999994</text:p>
              </table:table-cell>
              <table:table-cell office:value-type="float" office:value="54.1150550842285">
                <text:p>54.115055084228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0999999999998">
                <text:p>2.90999999999998</text:p>
              </table:table-cell>
              <table:table-cell office:value-type="float" office:value="-0.526506781578064">
                <text:p>-0.526506781578064</text:p>
              </table:table-cell>
              <table:table-cell office:value-type="float" office:value="5.20999999999994">
                <text:p>5.20999999999994</text:p>
              </table:table-cell>
              <table:table-cell office:value-type="float" office:value="54.1841735839844">
                <text:p>54.18417358398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1999999999998">
                <text:p>2.91999999999998</text:p>
              </table:table-cell>
              <table:table-cell office:value-type="float" office:value="-0.507480144500732">
                <text:p>-0.507480144500732</text:p>
              </table:table-cell>
              <table:table-cell office:value-type="float" office:value="5.21999999999994">
                <text:p>5.21999999999994</text:p>
              </table:table-cell>
              <table:table-cell office:value-type="float" office:value="54.2465782165527">
                <text:p>54.246578216552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2999999999998">
                <text:p>2.92999999999998</text:p>
              </table:table-cell>
              <table:table-cell office:value-type="float" office:value="-0.496770948171616">
                <text:p>-0.496770948171616</text:p>
              </table:table-cell>
              <table:table-cell office:value-type="float" office:value="5.22999999999994">
                <text:p>5.22999999999994</text:p>
              </table:table-cell>
              <table:table-cell office:value-type="float" office:value="54.2807273864746">
                <text:p>54.28072738647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3999999999998">
                <text:p>2.93999999999998</text:p>
              </table:table-cell>
              <table:table-cell office:value-type="float" office:value="-0.482385516166687">
                <text:p>-0.482385516166687</text:p>
              </table:table-cell>
              <table:table-cell office:value-type="float" office:value="5.23999999999994">
                <text:p>5.23999999999994</text:p>
              </table:table-cell>
              <table:table-cell office:value-type="float" office:value="54.2887077331543">
                <text:p>54.288707733154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4999999999998">
                <text:p>2.94999999999998</text:p>
              </table:table-cell>
              <table:table-cell office:value-type="float" office:value="-0.472062259912491">
                <text:p>-0.472062259912491</text:p>
              </table:table-cell>
              <table:table-cell office:value-type="float" office:value="5.24999999999994">
                <text:p>5.24999999999994</text:p>
              </table:table-cell>
              <table:table-cell office:value-type="float" office:value="54.2798957824707">
                <text:p>54.27989578247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5999999999998">
                <text:p>2.95999999999998</text:p>
              </table:table-cell>
              <table:table-cell office:value-type="float" office:value="-0.453876465559006">
                <text:p>-0.453876465559006</text:p>
              </table:table-cell>
              <table:table-cell office:value-type="float" office:value="5.25999999999994">
                <text:p>5.25999999999994</text:p>
              </table:table-cell>
              <table:table-cell office:value-type="float" office:value="54.2628479003906">
                <text:p>54.26284790039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6999999999998">
                <text:p>2.96999999999998</text:p>
              </table:table-cell>
              <table:table-cell office:value-type="float" office:value="-0.442065387964249">
                <text:p>-0.442065387964249</text:p>
              </table:table-cell>
              <table:table-cell office:value-type="float" office:value="5.26999999999994">
                <text:p>5.26999999999994</text:p>
              </table:table-cell>
              <table:table-cell office:value-type="float" office:value="54.2579078674316">
                <text:p>54.25790786743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7999999999998">
                <text:p>2.97999999999998</text:p>
              </table:table-cell>
              <table:table-cell office:value-type="float" office:value="-0.423283398151398">
                <text:p>-0.423283398151398</text:p>
              </table:table-cell>
              <table:table-cell office:value-type="float" office:value="5.27999999999994">
                <text:p>5.27999999999994</text:p>
              </table:table-cell>
              <table:table-cell office:value-type="float" office:value="54.2657623291016">
                <text:p>54.26576232910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8999999999998">
                <text:p>2.98999999999998</text:p>
              </table:table-cell>
              <table:table-cell office:value-type="float" office:value="-0.410635977983475">
                <text:p>-0.410635977983475</text:p>
              </table:table-cell>
              <table:table-cell office:value-type="float" office:value="5.28999999999994">
                <text:p>5.28999999999994</text:p>
              </table:table-cell>
              <table:table-cell office:value-type="float" office:value="54.2772827148437">
                <text:p>54.277282714843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99999999999998">
                <text:p>2.99999999999998</text:p>
              </table:table-cell>
              <table:table-cell office:value-type="float" office:value="-0.39446023106575">
                <text:p>-0.39446023106575</text:p>
              </table:table-cell>
              <table:table-cell office:value-type="float" office:value="5.29999999999994">
                <text:p>5.29999999999994</text:p>
              </table:table-cell>
              <table:table-cell office:value-type="float" office:value="54.2882881164551">
                <text:p>54.28828811645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0999999999998">
                <text:p>3.00999999999998</text:p>
              </table:table-cell>
              <table:table-cell office:value-type="float" office:value="-0.385911405086517">
                <text:p>-0.385911405086517</text:p>
              </table:table-cell>
              <table:table-cell office:value-type="float" office:value="5.30999999999994">
                <text:p>5.30999999999994</text:p>
              </table:table-cell>
              <table:table-cell office:value-type="float" office:value="54.2871627807617">
                <text:p>54.28716278076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1999999999998">
                <text:p>3.01999999999998</text:p>
              </table:table-cell>
              <table:table-cell office:value-type="float" office:value="-0.375335603952408">
                <text:p>-0.375335603952408</text:p>
              </table:table-cell>
              <table:table-cell office:value-type="float" office:value="5.31999999999994">
                <text:p>5.31999999999994</text:p>
              </table:table-cell>
              <table:table-cell office:value-type="float" office:value="54.27392578125">
                <text:p>54.273925781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2999999999998">
                <text:p>3.02999999999998</text:p>
              </table:table-cell>
              <table:table-cell office:value-type="float" office:value="-0.369772762060165">
                <text:p>-0.369772762060165</text:p>
              </table:table-cell>
              <table:table-cell office:value-type="float" office:value="5.32999999999994">
                <text:p>5.32999999999994</text:p>
              </table:table-cell>
              <table:table-cell office:value-type="float" office:value="54.261547088623">
                <text:p>54.2615470886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3999999999998">
                <text:p>3.03999999999998</text:p>
              </table:table-cell>
              <table:table-cell office:value-type="float" office:value="-0.363132119178772">
                <text:p>-0.363132119178772</text:p>
              </table:table-cell>
              <table:table-cell office:value-type="float" office:value="5.33999999999994">
                <text:p>5.33999999999994</text:p>
              </table:table-cell>
              <table:table-cell office:value-type="float" office:value="54.2515907287598">
                <text:p>54.25159072875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4999999999998">
                <text:p>3.04999999999998</text:p>
              </table:table-cell>
              <table:table-cell office:value-type="float" office:value="-0.360937625169754">
                <text:p>-0.360937625169754</text:p>
              </table:table-cell>
              <table:table-cell office:value-type="float" office:value="5.34999999999994">
                <text:p>5.34999999999994</text:p>
              </table:table-cell>
              <table:table-cell office:value-type="float" office:value="54.2547378540039">
                <text:p>54.25473785400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5999999999998">
                <text:p>3.05999999999998</text:p>
              </table:table-cell>
              <table:table-cell office:value-type="float" office:value="-0.357869625091553">
                <text:p>-0.357869625091553</text:p>
              </table:table-cell>
              <table:table-cell office:value-type="float" office:value="5.35999999999994">
                <text:p>5.35999999999994</text:p>
              </table:table-cell>
              <table:table-cell office:value-type="float" office:value="54.2695999145508">
                <text:p>54.26959991455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6999999999998">
                <text:p>3.06999999999998</text:p>
              </table:table-cell>
              <table:table-cell office:value-type="float" office:value="-0.356370389461517">
                <text:p>-0.356370389461517</text:p>
              </table:table-cell>
              <table:table-cell office:value-type="float" office:value="5.36999999999994">
                <text:p>5.36999999999994</text:p>
              </table:table-cell>
              <table:table-cell office:value-type="float" office:value="54.2820587158203">
                <text:p>54.28205871582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7999999999998">
                <text:p>3.07999999999998</text:p>
              </table:table-cell>
              <table:table-cell office:value-type="float" office:value="-0.355192542076111">
                <text:p>-0.355192542076111</text:p>
              </table:table-cell>
              <table:table-cell office:value-type="float" office:value="5.37999999999994">
                <text:p>5.37999999999994</text:p>
              </table:table-cell>
              <table:table-cell office:value-type="float" office:value="54.2925071716309">
                <text:p>54.29250717163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8999999999998">
                <text:p>3.08999999999998</text:p>
              </table:table-cell>
              <table:table-cell office:value-type="float" office:value="-0.353358119726181">
                <text:p>-0.353358119726181</text:p>
              </table:table-cell>
              <table:table-cell office:value-type="float" office:value="5.38999999999994">
                <text:p>5.38999999999994</text:p>
              </table:table-cell>
              <table:table-cell office:value-type="float" office:value="54.292293548584">
                <text:p>54.2922935485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09999999999998">
                <text:p>3.09999999999998</text:p>
              </table:table-cell>
              <table:table-cell office:value-type="float" office:value="-0.351071745157242">
                <text:p>-0.351071745157242</text:p>
              </table:table-cell>
              <table:table-cell office:value-type="float" office:value="5.39999999999993">
                <text:p>5.39999999999993</text:p>
              </table:table-cell>
              <table:table-cell office:value-type="float" office:value="54.2821350097656">
                <text:p>54.28213500976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0999999999998">
                <text:p>3.10999999999998</text:p>
              </table:table-cell>
              <table:table-cell office:value-type="float" office:value="-0.349647730588913">
                <text:p>-0.349647730588913</text:p>
              </table:table-cell>
              <table:table-cell office:value-type="float" office:value="5.40999999999993">
                <text:p>5.40999999999993</text:p>
              </table:table-cell>
              <table:table-cell office:value-type="float" office:value="54.2723045349121">
                <text:p>54.27230453491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1999999999998">
                <text:p>3.11999999999998</text:p>
              </table:table-cell>
              <table:table-cell office:value-type="float" office:value="-0.348718225955963">
                <text:p>-0.348718225955963</text:p>
              </table:table-cell>
              <table:table-cell office:value-type="float" office:value="5.41999999999993">
                <text:p>5.41999999999993</text:p>
              </table:table-cell>
              <table:table-cell office:value-type="float" office:value="54.2624893188477">
                <text:p>54.26248931884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2999999999998">
                <text:p>3.12999999999998</text:p>
              </table:table-cell>
              <table:table-cell office:value-type="float" office:value="-0.348857343196869">
                <text:p>-0.348857343196869</text:p>
              </table:table-cell>
              <table:table-cell office:value-type="float" office:value="5.42999999999993">
                <text:p>5.42999999999993</text:p>
              </table:table-cell>
              <table:table-cell office:value-type="float" office:value="54.2615089416504">
                <text:p>54.26150894165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3999999999998">
                <text:p>3.13999999999998</text:p>
              </table:table-cell>
              <table:table-cell office:value-type="float" office:value="-0.349835008382797">
                <text:p>-0.349835008382797</text:p>
              </table:table-cell>
              <table:table-cell office:value-type="float" office:value="5.43999999999993">
                <text:p>5.43999999999993</text:p>
              </table:table-cell>
              <table:table-cell office:value-type="float" office:value="54.2672004699707">
                <text:p>54.26720046997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4999999999998">
                <text:p>3.14999999999998</text:p>
              </table:table-cell>
              <table:table-cell office:value-type="float" office:value="-0.349839091300964">
                <text:p>-0.349839091300964</text:p>
              </table:table-cell>
              <table:table-cell office:value-type="float" office:value="5.44999999999993">
                <text:p>5.44999999999993</text:p>
              </table:table-cell>
              <table:table-cell office:value-type="float" office:value="54.2727355957031">
                <text:p>54.272735595703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5999999999998">
                <text:p>3.15999999999998</text:p>
              </table:table-cell>
              <table:table-cell office:value-type="float" office:value="-0.351108908653259">
                <text:p>-0.351108908653259</text:p>
              </table:table-cell>
              <table:table-cell office:value-type="float" office:value="5.45999999999993">
                <text:p>5.45999999999993</text:p>
              </table:table-cell>
              <table:table-cell office:value-type="float" office:value="54.2799644470215">
                <text:p>54.27996444702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6999999999998">
                <text:p>3.16999999999998</text:p>
              </table:table-cell>
              <table:table-cell office:value-type="float" office:value="-0.352339714765549">
                <text:p>-0.352339714765549</text:p>
              </table:table-cell>
              <table:table-cell office:value-type="float" office:value="5.46999999999993">
                <text:p>5.46999999999993</text:p>
              </table:table-cell>
              <table:table-cell office:value-type="float" office:value="54.2802429199219">
                <text:p>54.28024291992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7999999999998">
                <text:p>3.17999999999998</text:p>
              </table:table-cell>
              <table:table-cell office:value-type="float" office:value="-0.352594614028931">
                <text:p>-0.352594614028931</text:p>
              </table:table-cell>
              <table:table-cell office:value-type="float" office:value="5.47999999999993">
                <text:p>5.47999999999993</text:p>
              </table:table-cell>
              <table:table-cell office:value-type="float" office:value="54.2774429321289">
                <text:p>54.27744293212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8999999999998">
                <text:p>3.18999999999998</text:p>
              </table:table-cell>
              <table:table-cell office:value-type="float" office:value="-0.351222932338715">
                <text:p>-0.351222932338715</text:p>
              </table:table-cell>
              <table:table-cell office:value-type="float" office:value="5.48999999999993">
                <text:p>5.48999999999993</text:p>
              </table:table-cell>
              <table:table-cell office:value-type="float" office:value="54.2739028930664">
                <text:p>54.27390289306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19999999999998">
                <text:p>3.19999999999998</text:p>
              </table:table-cell>
              <table:table-cell office:value-type="float" office:value="-0.348439812660217">
                <text:p>-0.348439812660217</text:p>
              </table:table-cell>
              <table:table-cell office:value-type="float" office:value="5.49999999999993">
                <text:p>5.49999999999993</text:p>
              </table:table-cell>
              <table:table-cell office:value-type="float" office:value="54.2700309753418">
                <text:p>54.27003097534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0999999999998">
                <text:p>3.20999999999998</text:p>
              </table:table-cell>
              <table:table-cell office:value-type="float" office:value="-0.346246749162674">
                <text:p>-0.346246749162674</text:p>
              </table:table-cell>
              <table:table-cell office:value-type="float" office:value="5.50999999999993">
                <text:p>5.50999999999993</text:p>
              </table:table-cell>
              <table:table-cell office:value-type="float" office:value="54.2687606811523">
                <text:p>54.268760681152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1999999999998">
                <text:p>3.21999999999998</text:p>
              </table:table-cell>
              <table:table-cell office:value-type="float" office:value="-0.34287366271019">
                <text:p>-0.34287366271019</text:p>
              </table:table-cell>
              <table:table-cell office:value-type="float" office:value="5.51999999999993">
                <text:p>5.51999999999993</text:p>
              </table:table-cell>
              <table:table-cell office:value-type="float" office:value="54.2696037292481">
                <text:p>54.26960372924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2999999999997">
                <text:p>3.22999999999997</text:p>
              </table:table-cell>
              <table:table-cell office:value-type="float" office:value="-0.341444790363312">
                <text:p>-0.341444790363312</text:p>
              </table:table-cell>
              <table:table-cell office:value-type="float" office:value="5.52999999999993">
                <text:p>5.52999999999993</text:p>
              </table:table-cell>
              <table:table-cell office:value-type="float" office:value="54.2698974609375">
                <text:p>54.26989746093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3999999999997">
                <text:p>3.23999999999997</text:p>
              </table:table-cell>
              <table:table-cell office:value-type="float" office:value="-0.340029090642929">
                <text:p>-0.340029090642929</text:p>
              </table:table-cell>
              <table:table-cell office:value-type="float" office:value="5.53999999999993">
                <text:p>5.53999999999993</text:p>
              </table:table-cell>
              <table:table-cell office:value-type="float" office:value="54.2716941833496">
                <text:p>54.27169418334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4999999999997">
                <text:p>3.24999999999997</text:p>
              </table:table-cell>
              <table:table-cell office:value-type="float" office:value="-0.339386880397797">
                <text:p>-0.339386880397797</text:p>
              </table:table-cell>
              <table:table-cell office:value-type="float" office:value="5.54999999999993">
                <text:p>5.54999999999993</text:p>
              </table:table-cell>
              <table:table-cell office:value-type="float" office:value="54.2725219726563">
                <text:p>54.27252197265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5999999999997">
                <text:p>3.25999999999997</text:p>
              </table:table-cell>
              <table:table-cell office:value-type="float" office:value="-0.338073015213013">
                <text:p>-0.338073015213013</text:p>
              </table:table-cell>
              <table:table-cell office:value-type="float" office:value="5.55999999999993">
                <text:p>5.55999999999993</text:p>
              </table:table-cell>
              <table:table-cell office:value-type="float" office:value="54.2750587463379">
                <text:p>54.275058746337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6999999999997">
                <text:p>3.26999999999997</text:p>
              </table:table-cell>
              <table:table-cell office:value-type="float" office:value="-0.33744940161705">
                <text:p>-0.33744940161705</text:p>
              </table:table-cell>
              <table:table-cell office:value-type="float" office:value="5.56999999999993">
                <text:p>5.56999999999993</text:p>
              </table:table-cell>
              <table:table-cell office:value-type="float" office:value="54.2757263183594">
                <text:p>54.275726318359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7999999999997">
                <text:p>3.27999999999997</text:p>
              </table:table-cell>
              <table:table-cell office:value-type="float" office:value="-0.336696743965149">
                <text:p>-0.336696743965149</text:p>
              </table:table-cell>
              <table:table-cell office:value-type="float" office:value="5.57999999999993">
                <text:p>5.57999999999993</text:p>
              </table:table-cell>
              <table:table-cell office:value-type="float" office:value="54.2744140625">
                <text:p>54.27441406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8999999999997">
                <text:p>3.28999999999997</text:p>
              </table:table-cell>
              <table:table-cell office:value-type="float" office:value="-0.337035536766052">
                <text:p>-0.337035536766052</text:p>
              </table:table-cell>
              <table:table-cell office:value-type="float" office:value="5.58999999999993">
                <text:p>5.58999999999993</text:p>
              </table:table-cell>
              <table:table-cell office:value-type="float" office:value="54.2724380493164">
                <text:p>54.27243804931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29999999999997">
                <text:p>3.29999999999997</text:p>
              </table:table-cell>
              <table:table-cell office:value-type="float" office:value="-0.3369400203228">
                <text:p>-0.3369400203228</text:p>
              </table:table-cell>
              <table:table-cell office:value-type="float" office:value="5.59999999999993">
                <text:p>5.59999999999993</text:p>
              </table:table-cell>
              <table:table-cell office:value-type="float" office:value="54.2692756652832">
                <text:p>54.26927566528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0999999999997">
                <text:p>3.30999999999997</text:p>
              </table:table-cell>
              <table:table-cell office:value-type="float" office:value="-0.336549788713455">
                <text:p>-0.336549788713455</text:p>
              </table:table-cell>
              <table:table-cell office:value-type="float" office:value="5.60999999999993">
                <text:p>5.60999999999993</text:p>
              </table:table-cell>
              <table:table-cell office:value-type="float" office:value="54.2675323486328">
                <text:p>54.267532348632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1999999999997">
                <text:p>3.31999999999997</text:p>
              </table:table-cell>
              <table:table-cell office:value-type="float" office:value="-0.335161775350571">
                <text:p>-0.335161775350571</text:p>
              </table:table-cell>
              <table:table-cell office:value-type="float" office:value="5.61999999999993">
                <text:p>5.61999999999993</text:p>
              </table:table-cell>
              <table:table-cell office:value-type="float" office:value="54.2671051025391">
                <text:p>54.26710510253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2999999999997">
                <text:p>3.32999999999997</text:p>
              </table:table-cell>
              <table:table-cell office:value-type="float" office:value="-0.333428204059601">
                <text:p>-0.333428204059601</text:p>
              </table:table-cell>
              <table:table-cell office:value-type="float" office:value="5.62999999999993">
                <text:p>5.62999999999993</text:p>
              </table:table-cell>
              <table:table-cell office:value-type="float" office:value="54.2679405212402">
                <text:p>54.26794052124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3999999999997">
                <text:p>3.33999999999997</text:p>
              </table:table-cell>
              <table:table-cell office:value-type="float" office:value="-0.330676585435867">
                <text:p>-0.330676585435867</text:p>
              </table:table-cell>
              <table:table-cell office:value-type="float" office:value="5.63999999999993">
                <text:p>5.63999999999993</text:p>
              </table:table-cell>
              <table:table-cell office:value-type="float" office:value="54.2698516845703">
                <text:p>54.26985168457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4999999999997">
                <text:p>3.34999999999997</text:p>
              </table:table-cell>
              <table:table-cell office:value-type="float" office:value="-0.328756958246231">
                <text:p>-0.328756958246231</text:p>
              </table:table-cell>
              <table:table-cell office:value-type="float" office:value="5.64999999999993">
                <text:p>5.64999999999993</text:p>
              </table:table-cell>
              <table:table-cell office:value-type="float" office:value="54.2707901000977">
                <text:p>54.270790100097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5999999999997">
                <text:p>3.35999999999997</text:p>
              </table:table-cell>
              <table:table-cell office:value-type="float" office:value="-0.325799167156219">
                <text:p>-0.325799167156219</text:p>
              </table:table-cell>
              <table:table-cell office:value-type="float" office:value="5.65999999999993">
                <text:p>5.65999999999993</text:p>
              </table:table-cell>
              <table:table-cell office:value-type="float" office:value="54.2707214355469">
                <text:p>54.27072143554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6999999999997">
                <text:p>3.36999999999997</text:p>
              </table:table-cell>
              <table:table-cell office:value-type="float" office:value="-0.323934078216553">
                <text:p>-0.323934078216553</text:p>
              </table:table-cell>
              <table:table-cell office:value-type="float" office:value="5.66999999999993">
                <text:p>5.66999999999993</text:p>
              </table:table-cell>
              <table:table-cell office:value-type="float" office:value="54.2700805664063">
                <text:p>54.27008056640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7999999999997">
                <text:p>3.37999999999997</text:p>
              </table:table-cell>
              <table:table-cell office:value-type="float" office:value="-0.322538554668427">
                <text:p>-0.322538554668427</text:p>
              </table:table-cell>
              <table:table-cell office:value-type="float" office:value="5.67999999999993">
                <text:p>5.67999999999993</text:p>
              </table:table-cell>
              <table:table-cell office:value-type="float" office:value="54.2678642272949">
                <text:p>54.267864227294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8999999999997">
                <text:p>3.38999999999997</text:p>
              </table:table-cell>
              <table:table-cell office:value-type="float" office:value="-0.322223871946335">
                <text:p>-0.322223871946335</text:p>
              </table:table-cell>
              <table:table-cell office:value-type="float" office:value="5.68999999999993">
                <text:p>5.68999999999993</text:p>
              </table:table-cell>
              <table:table-cell office:value-type="float" office:value="54.2660865783691">
                <text:p>54.266086578369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39999999999997">
                <text:p>3.39999999999997</text:p>
              </table:table-cell>
              <table:table-cell office:value-type="float" office:value="-0.321596294641495">
                <text:p>-0.321596294641495</text:p>
              </table:table-cell>
              <table:table-cell office:value-type="float" office:value="5.69999999999993">
                <text:p>5.69999999999993</text:p>
              </table:table-cell>
              <table:table-cell office:value-type="float" office:value="54.2649192810059">
                <text:p>54.26491928100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0999999999997">
                <text:p>3.40999999999997</text:p>
              </table:table-cell>
              <table:table-cell office:value-type="float" office:value="-0.321468383073807">
                <text:p>-0.321468383073807</text:p>
              </table:table-cell>
              <table:table-cell office:value-type="float" office:value="5.70999999999993">
                <text:p>5.70999999999993</text:p>
              </table:table-cell>
              <table:table-cell office:value-type="float" office:value="54.2653541564941">
                <text:p>54.26535415649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1999999999997">
                <text:p>3.41999999999997</text:p>
              </table:table-cell>
              <table:table-cell office:value-type="float" office:value="-0.320958763360977">
                <text:p>-0.320958763360977</text:p>
              </table:table-cell>
              <table:table-cell office:value-type="float" office:value="5.71999999999993">
                <text:p>5.71999999999993</text:p>
              </table:table-cell>
              <table:table-cell office:value-type="float" office:value="54.2666625976563">
                <text:p>54.26666259765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2999999999997">
                <text:p>3.42999999999997</text:p>
              </table:table-cell>
              <table:table-cell office:value-type="float" office:value="-0.321021527051926">
                <text:p>-0.321021527051926</text:p>
              </table:table-cell>
              <table:table-cell office:value-type="float" office:value="5.72999999999993">
                <text:p>5.72999999999993</text:p>
              </table:table-cell>
              <table:table-cell office:value-type="float" office:value="54.2678565979004">
                <text:p>54.26785659790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3999999999997">
                <text:p>3.43999999999997</text:p>
              </table:table-cell>
              <table:table-cell office:value-type="float" office:value="-0.321064442396164">
                <text:p>-0.321064442396164</text:p>
              </table:table-cell>
              <table:table-cell office:value-type="float" office:value="5.73999999999993">
                <text:p>5.73999999999993</text:p>
              </table:table-cell>
              <table:table-cell office:value-type="float" office:value="54.2696762084961">
                <text:p>54.269676208496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4999999999997">
                <text:p>3.44999999999997</text:p>
              </table:table-cell>
              <table:table-cell office:value-type="float" office:value="-0.320971041917801">
                <text:p>-0.320971041917801</text:p>
              </table:table-cell>
              <table:table-cell office:value-type="float" office:value="5.74999999999993">
                <text:p>5.74999999999993</text:p>
              </table:table-cell>
              <table:table-cell office:value-type="float" office:value="54.2692985534668">
                <text:p>54.269298553466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5999999999997">
                <text:p>3.45999999999997</text:p>
              </table:table-cell>
              <table:table-cell office:value-type="float" office:value="-0.318178355693817">
                <text:p>-0.318178355693817</text:p>
              </table:table-cell>
              <table:table-cell office:value-type="float" office:value="5.75999999999993">
                <text:p>5.75999999999993</text:p>
              </table:table-cell>
              <table:table-cell office:value-type="float" office:value="54.268180847168">
                <text:p>54.2681808471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6999999999997">
                <text:p>3.46999999999997</text:p>
              </table:table-cell>
              <table:table-cell office:value-type="float" office:value="-0.316461563110352">
                <text:p>-0.316461563110352</text:p>
              </table:table-cell>
              <table:table-cell office:value-type="float" office:value="5.76999999999993">
                <text:p>5.76999999999993</text:p>
              </table:table-cell>
              <table:table-cell office:value-type="float" office:value="54.2668838500977">
                <text:p>54.26688385009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7999999999997">
                <text:p>3.47999999999997</text:p>
              </table:table-cell>
              <table:table-cell office:value-type="float" office:value="-0.312338829040527">
                <text:p>-0.312338829040527</text:p>
              </table:table-cell>
              <table:table-cell office:value-type="float" office:value="5.77999999999993">
                <text:p>5.77999999999993</text:p>
              </table:table-cell>
              <table:table-cell office:value-type="float" office:value="54.2646560668945">
                <text:p>54.26465606689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8999999999997">
                <text:p>3.48999999999997</text:p>
              </table:table-cell>
              <table:table-cell office:value-type="float" office:value="-0.30983754992485">
                <text:p>-0.30983754992485</text:p>
              </table:table-cell>
              <table:table-cell office:value-type="float" office:value="5.78999999999993">
                <text:p>5.78999999999993</text:p>
              </table:table-cell>
              <table:table-cell office:value-type="float" office:value="54.2637825012207">
                <text:p>54.26378250122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49999999999997">
                <text:p>3.49999999999997</text:p>
              </table:table-cell>
              <table:table-cell office:value-type="float" office:value="-0.306068807840347">
                <text:p>-0.306068807840347</text:p>
              </table:table-cell>
              <table:table-cell office:value-type="float" office:value="5.79999999999993">
                <text:p>5.79999999999993</text:p>
              </table:table-cell>
              <table:table-cell office:value-type="float" office:value="54.2640953063965">
                <text:p>54.26409530639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0999999999997">
                <text:p>3.50999999999997</text:p>
              </table:table-cell>
              <table:table-cell office:value-type="float" office:value="-0.304129064083099">
                <text:p>-0.304129064083099</text:p>
              </table:table-cell>
              <table:table-cell office:value-type="float" office:value="5.80999999999993">
                <text:p>5.80999999999993</text:p>
              </table:table-cell>
              <table:table-cell office:value-type="float" office:value="54.264102935791">
                <text:p>54.2641029357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1999999999997">
                <text:p>3.51999999999997</text:p>
              </table:table-cell>
              <table:table-cell office:value-type="float" office:value="-0.303048402070999">
                <text:p>-0.303048402070999</text:p>
              </table:table-cell>
              <table:table-cell office:value-type="float" office:value="5.81999999999993">
                <text:p>5.81999999999993</text:p>
              </table:table-cell>
              <table:table-cell office:value-type="float" office:value="54.2653999328613">
                <text:p>54.26539993286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2999999999997">
                <text:p>3.52999999999997</text:p>
              </table:table-cell>
              <table:table-cell office:value-type="float" office:value="-0.301597625017166">
                <text:p>-0.301597625017166</text:p>
              </table:table-cell>
              <table:table-cell office:value-type="float" office:value="5.82999999999993">
                <text:p>5.82999999999993</text:p>
              </table:table-cell>
              <table:table-cell office:value-type="float" office:value="54.2662162780762">
                <text:p>54.26621627807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3999999999997">
                <text:p>3.53999999999997</text:p>
              </table:table-cell>
              <table:table-cell office:value-type="float" office:value="-0.298520565032959">
                <text:p>-0.298520565032959</text:p>
              </table:table-cell>
              <table:table-cell office:value-type="float" office:value="5.83999999999993">
                <text:p>5.83999999999993</text:p>
              </table:table-cell>
              <table:table-cell office:value-type="float" office:value="54.2674140930176">
                <text:p>54.26741409301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4999999999997">
                <text:p>3.54999999999997</text:p>
              </table:table-cell>
              <table:table-cell office:value-type="float" office:value="-0.296133607625961">
                <text:p>-0.296133607625961</text:p>
              </table:table-cell>
              <table:table-cell office:value-type="float" office:value="5.84999999999993">
                <text:p>5.84999999999993</text:p>
              </table:table-cell>
              <table:table-cell office:value-type="float" office:value="54.266918182373">
                <text:p>54.2669181823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5999999999997">
                <text:p>3.55999999999997</text:p>
              </table:table-cell>
              <table:table-cell office:value-type="float" office:value="-0.290560513734818">
                <text:p>-0.290560513734818</text:p>
              </table:table-cell>
              <table:table-cell office:value-type="float" office:value="5.85999999999993">
                <text:p>5.85999999999993</text:p>
              </table:table-cell>
              <table:table-cell office:value-type="float" office:value="54.2663230895996">
                <text:p>54.26632308959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6999999999997">
                <text:p>3.56999999999997</text:p>
              </table:table-cell>
              <table:table-cell office:value-type="float" office:value="-0.287012487649918">
                <text:p>-0.287012487649918</text:p>
              </table:table-cell>
              <table:table-cell office:value-type="float" office:value="5.86999999999992">
                <text:p>5.86999999999992</text:p>
              </table:table-cell>
              <table:table-cell office:value-type="float" office:value="54.2657051086426">
                <text:p>54.26570510864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7999999999997">
                <text:p>3.57999999999997</text:p>
              </table:table-cell>
              <table:table-cell office:value-type="float" office:value="-0.27933943271637">
                <text:p>-0.27933943271637</text:p>
              </table:table-cell>
              <table:table-cell office:value-type="float" office:value="5.87999999999992">
                <text:p>5.87999999999992</text:p>
              </table:table-cell>
              <table:table-cell office:value-type="float" office:value="54.2654571533203">
                <text:p>54.26545715332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8999999999997">
                <text:p>3.58999999999997</text:p>
              </table:table-cell>
              <table:table-cell office:value-type="float" office:value="-0.274705678224564">
                <text:p>-0.274705678224564</text:p>
              </table:table-cell>
              <table:table-cell office:value-type="float" office:value="5.88999999999992">
                <text:p>5.88999999999992</text:p>
              </table:table-cell>
              <table:table-cell office:value-type="float" office:value="54.2651596069336">
                <text:p>54.26515960693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59999999999997">
                <text:p>3.59999999999997</text:p>
              </table:table-cell>
              <table:table-cell office:value-type="float" office:value="-0.2663314640522">
                <text:p>-0.2663314640522</text:p>
              </table:table-cell>
              <table:table-cell office:value-type="float" office:value="5.89999999999992">
                <text:p>5.89999999999992</text:p>
              </table:table-cell>
              <table:table-cell office:value-type="float" office:value="54.265064239502">
                <text:p>54.2650642395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0999999999997">
                <text:p>3.60999999999997</text:p>
              </table:table-cell>
              <table:table-cell office:value-type="float" office:value="-0.260473638772964">
                <text:p>-0.260473638772964</text:p>
              </table:table-cell>
              <table:table-cell office:value-type="float" office:value="5.90999999999992">
                <text:p>5.90999999999992</text:p>
              </table:table-cell>
              <table:table-cell office:value-type="float" office:value="54.2654457092285">
                <text:p>54.26544570922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1999999999997">
                <text:p>3.61999999999997</text:p>
              </table:table-cell>
              <table:table-cell office:value-type="float" office:value="-0.252433955669403">
                <text:p>-0.252433955669403</text:p>
              </table:table-cell>
              <table:table-cell office:value-type="float" office:value="5.91999999999992">
                <text:p>5.91999999999992</text:p>
              </table:table-cell>
              <table:table-cell office:value-type="float" office:value="54.266773223877">
                <text:p>54.2667732238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2999999999997">
                <text:p>3.62999999999997</text:p>
              </table:table-cell>
              <table:table-cell office:value-type="float" office:value="-0.246441960334778">
                <text:p>-0.246441960334778</text:p>
              </table:table-cell>
              <table:table-cell office:value-type="float" office:value="5.92999999999992">
                <text:p>5.92999999999992</text:p>
              </table:table-cell>
              <table:table-cell office:value-type="float" office:value="54.2679786682129">
                <text:p>54.26797866821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3999999999997">
                <text:p>3.63999999999997</text:p>
              </table:table-cell>
              <table:table-cell office:value-type="float" office:value="-0.237251445651054">
                <text:p>-0.237251445651054</text:p>
              </table:table-cell>
              <table:table-cell office:value-type="float" office:value="5.93999999999992">
                <text:p>5.93999999999992</text:p>
              </table:table-cell>
              <table:table-cell office:value-type="float" office:value="54.2673568725586">
                <text:p>54.26735687255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4999999999997">
                <text:p>3.64999999999997</text:p>
              </table:table-cell>
              <table:table-cell office:value-type="float" office:value="-0.230555832386017">
                <text:p>-0.230555832386017</text:p>
              </table:table-cell>
              <table:table-cell office:value-type="float" office:value="5.94999999999992">
                <text:p>5.94999999999992</text:p>
              </table:table-cell>
              <table:table-cell office:value-type="float" office:value="54.2670059204102">
                <text:p>54.26700592041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5999999999997">
                <text:p>3.65999999999997</text:p>
              </table:table-cell>
              <table:table-cell office:value-type="float" office:value="-0.220717430114746">
                <text:p>-0.220717430114746</text:p>
              </table:table-cell>
              <table:table-cell office:value-type="float" office:value="5.95999999999992">
                <text:p>5.95999999999992</text:p>
              </table:table-cell>
              <table:table-cell office:value-type="float" office:value="54.2665367126465">
                <text:p>54.26653671264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6999999999997">
                <text:p>3.66999999999997</text:p>
              </table:table-cell>
              <table:table-cell office:value-type="float" office:value="-0.213856741786003">
                <text:p>-0.213856741786003</text:p>
              </table:table-cell>
              <table:table-cell office:value-type="float" office:value="5.96999999999992">
                <text:p>5.96999999999992</text:p>
              </table:table-cell>
              <table:table-cell office:value-type="float" office:value="54.2665824890137">
                <text:p>54.26658248901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7999999999997">
                <text:p>3.67999999999997</text:p>
              </table:table-cell>
              <table:table-cell office:value-type="float" office:value="-0.202324107289314">
                <text:p>-0.202324107289314</text:p>
              </table:table-cell>
              <table:table-cell office:value-type="float" office:value="5.97999999999992">
                <text:p>5.97999999999992</text:p>
              </table:table-cell>
              <table:table-cell office:value-type="float" office:value="54.2661209106445">
                <text:p>54.26612091064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8999999999997">
                <text:p>3.68999999999997</text:p>
              </table:table-cell>
              <table:table-cell office:value-type="float" office:value="-0.193870663642883">
                <text:p>-0.193870663642883</text:p>
              </table:table-cell>
              <table:table-cell office:value-type="float" office:value="5.98999999999992">
                <text:p>5.98999999999992</text:p>
              </table:table-cell>
              <table:table-cell office:value-type="float" office:value="54.2657241821289">
                <text:p>54.265724182128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69999999999996">
                <text:p>3.69999999999996</text:p>
              </table:table-cell>
              <table:table-cell office:value-type="float" office:value="-0.181526154279709">
                <text:p>-0.181526154279709</text:p>
              </table:table-cell>
              <table:table-cell office:value-type="float" office:value="5.99999999999992">
                <text:p>5.99999999999992</text:p>
              </table:table-cell>
              <table:table-cell office:value-type="float" office:value="54.264949798584">
                <text:p>54.2649497985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0999999999996">
                <text:p>3.70999999999996</text:p>
              </table:table-cell>
              <table:table-cell office:value-type="float" office:value="-0.173159956932068">
                <text:p>-0.173159956932068</text:p>
              </table:table-cell>
              <table:table-cell office:value-type="float" office:value="6.00999999999992">
                <text:p>6.00999999999992</text:p>
              </table:table-cell>
              <table:table-cell office:value-type="float" office:value="54.2646064758301">
                <text:p>54.26460647583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1999999999996">
                <text:p>3.71999999999996</text:p>
              </table:table-cell>
              <table:table-cell office:value-type="float" office:value="-0.16100649535656">
                <text:p>-0.16100649535656</text:p>
              </table:table-cell>
              <table:table-cell office:value-type="float" office:value="6.01999999999992">
                <text:p>6.01999999999992</text:p>
              </table:table-cell>
              <table:table-cell office:value-type="float" office:value="54.2647590637207">
                <text:p>54.264759063720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2999999999996">
                <text:p>3.72999999999996</text:p>
              </table:table-cell>
              <table:table-cell office:value-type="float" office:value="-0.15245757997036">
                <text:p>-0.15245757997036</text:p>
              </table:table-cell>
              <table:table-cell office:value-type="float" office:value="6.02999999999992">
                <text:p>6.02999999999992</text:p>
              </table:table-cell>
              <table:table-cell office:value-type="float" office:value="54.2649993896484">
                <text:p>54.26499938964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3999999999996">
                <text:p>3.73999999999996</text:p>
              </table:table-cell>
              <table:table-cell office:value-type="float" office:value="-0.14093579351902">
                <text:p>-0.14093579351902</text:p>
              </table:table-cell>
              <table:table-cell office:value-type="float" office:value="6.03999999999992">
                <text:p>6.03999999999992</text:p>
              </table:table-cell>
              <table:table-cell office:value-type="float" office:value="54.2649116516113">
                <text:p>54.26491165161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4999999999996">
                <text:p>3.74999999999996</text:p>
              </table:table-cell>
              <table:table-cell office:value-type="float" office:value="-0.132921978831291">
                <text:p>-0.132921978831291</text:p>
              </table:table-cell>
              <table:table-cell office:value-type="float" office:value="6.04999999999992">
                <text:p>6.04999999999992</text:p>
              </table:table-cell>
              <table:table-cell office:value-type="float" office:value="54.2644309997559">
                <text:p>54.26443099975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5999999999996">
                <text:p>3.75999999999996</text:p>
              </table:table-cell>
              <table:table-cell office:value-type="float" office:value="-0.121702499687672">
                <text:p>-0.121702499687672</text:p>
              </table:table-cell>
              <table:table-cell office:value-type="float" office:value="6.05999999999992">
                <text:p>6.05999999999992</text:p>
              </table:table-cell>
              <table:table-cell office:value-type="float" office:value="54.2634315490723">
                <text:p>54.263431549072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6999999999996">
                <text:p>3.76999999999996</text:p>
              </table:table-cell>
              <table:table-cell office:value-type="float" office:value="-0.114436119794846">
                <text:p>-0.114436119794846</text:p>
              </table:table-cell>
              <table:table-cell office:value-type="float" office:value="6.06999999999992">
                <text:p>6.06999999999992</text:p>
              </table:table-cell>
              <table:table-cell office:value-type="float" office:value="54.2626991271973">
                <text:p>54.26269912719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7999999999996">
                <text:p>3.77999999999996</text:p>
              </table:table-cell>
              <table:table-cell office:value-type="float" office:value="-0.10297355055809">
                <text:p>-0.10297355055809</text:p>
              </table:table-cell>
              <table:table-cell office:value-type="float" office:value="6.07999999999992">
                <text:p>6.07999999999992</text:p>
              </table:table-cell>
              <table:table-cell office:value-type="float" office:value="54.2629356384277">
                <text:p>54.26293563842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8999999999996">
                <text:p>3.78999999999996</text:p>
              </table:table-cell>
              <table:table-cell office:value-type="float" office:value="-0.0952108576893806">
                <text:p>-0.0952108576893806</text:p>
              </table:table-cell>
              <table:table-cell office:value-type="float" office:value="6.08999999999992">
                <text:p>6.08999999999992</text:p>
              </table:table-cell>
              <table:table-cell office:value-type="float" office:value="54.2632217407227">
                <text:p>54.263221740722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79999999999996">
                <text:p>3.79999999999996</text:p>
              </table:table-cell>
              <table:table-cell office:value-type="float" office:value="-0.0843085497617722">
                <text:p>-0.0843085497617722</text:p>
              </table:table-cell>
              <table:table-cell office:value-type="float" office:value="6.09999999999992">
                <text:p>6.09999999999992</text:p>
              </table:table-cell>
              <table:table-cell office:value-type="float" office:value="54.2623634338379">
                <text:p>54.26236343383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0999999999996">
                <text:p>3.80999999999996</text:p>
              </table:table-cell>
              <table:table-cell office:value-type="float" office:value="-0.0779689624905586">
                <text:p>-0.0779689624905586</text:p>
              </table:table-cell>
              <table:table-cell office:value-type="float" office:value="6.10999999999992">
                <text:p>6.10999999999992</text:p>
              </table:table-cell>
              <table:table-cell office:value-type="float" office:value="54.2621536254883">
                <text:p>54.26215362548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1999999999996">
                <text:p>3.81999999999996</text:p>
              </table:table-cell>
              <table:table-cell office:value-type="float" office:value="-0.0706777945160866">
                <text:p>-0.0706777945160866</text:p>
              </table:table-cell>
              <table:table-cell office:value-type="float" office:value="6.11999999999992">
                <text:p>6.11999999999992</text:p>
              </table:table-cell>
              <table:table-cell office:value-type="float" office:value="54.2617645263672">
                <text:p>54.26176452636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2999999999996">
                <text:p>3.82999999999996</text:p>
              </table:table-cell>
              <table:table-cell office:value-type="float" office:value="-0.066828690469265">
                <text:p>-0.066828690469265</text:p>
              </table:table-cell>
              <table:table-cell office:value-type="float" office:value="6.12999999999992">
                <text:p>6.12999999999992</text:p>
              </table:table-cell>
              <table:table-cell office:value-type="float" office:value="54.2619743347168">
                <text:p>54.26197433471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3999999999996">
                <text:p>3.83999999999996</text:p>
              </table:table-cell>
              <table:table-cell office:value-type="float" office:value="-0.0627758204936981">
                <text:p>-0.0627758204936981</text:p>
              </table:table-cell>
              <table:table-cell office:value-type="float" office:value="6.13999999999992">
                <text:p>6.13999999999992</text:p>
              </table:table-cell>
              <table:table-cell office:value-type="float" office:value="54.2617988586426">
                <text:p>54.26179885864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4999999999996">
                <text:p>3.84999999999996</text:p>
              </table:table-cell>
              <table:table-cell office:value-type="float" office:value="-0.0602365992963314">
                <text:p>-0.0602365992963314</text:p>
              </table:table-cell>
              <table:table-cell office:value-type="float" office:value="6.14999999999992">
                <text:p>6.14999999999992</text:p>
              </table:table-cell>
              <table:table-cell office:value-type="float" office:value="54.2616767883301">
                <text:p>54.26167678833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5999999999996">
                <text:p>3.85999999999996</text:p>
              </table:table-cell>
              <table:table-cell office:value-type="float" office:value="-0.0579578913748264">
                <text:p>-0.0579578913748264</text:p>
              </table:table-cell>
              <table:table-cell office:value-type="float" office:value="6.15999999999992">
                <text:p>6.15999999999992</text:p>
              </table:table-cell>
              <table:table-cell office:value-type="float" office:value="54.2618446350098">
                <text:p>54.26184463500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6999999999996">
                <text:p>3.86999999999996</text:p>
              </table:table-cell>
              <table:table-cell office:value-type="float" office:value="-0.0574123859405518">
                <text:p>-0.0574123859405518</text:p>
              </table:table-cell>
              <table:table-cell office:value-type="float" office:value="6.16999999999992">
                <text:p>6.16999999999992</text:p>
              </table:table-cell>
              <table:table-cell office:value-type="float" office:value="54.2619972229004">
                <text:p>54.26199722290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7999999999996">
                <text:p>3.87999999999996</text:p>
              </table:table-cell>
              <table:table-cell office:value-type="float" office:value="-0.0571407824754715">
                <text:p>-0.0571407824754715</text:p>
              </table:table-cell>
              <table:table-cell office:value-type="float" office:value="6.17999999999992">
                <text:p>6.17999999999992</text:p>
              </table:table-cell>
              <table:table-cell office:value-type="float" office:value="54.2612609863281">
                <text:p>54.261260986328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8999999999996">
                <text:p>3.88999999999996</text:p>
              </table:table-cell>
              <table:table-cell office:value-type="float" office:value="-0.0583176799118519">
                <text:p>-0.0583176799118519</text:p>
              </table:table-cell>
              <table:table-cell office:value-type="float" office:value="6.18999999999992">
                <text:p>6.18999999999992</text:p>
              </table:table-cell>
              <table:table-cell office:value-type="float" office:value="54.2615356445313">
                <text:p>54.26153564453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89999999999996">
                <text:p>3.89999999999996</text:p>
              </table:table-cell>
              <table:table-cell office:value-type="float" office:value="-0.0619578622281551">
                <text:p>-0.0619578622281551</text:p>
              </table:table-cell>
              <table:table-cell office:value-type="float" office:value="6.19999999999992">
                <text:p>6.19999999999992</text:p>
              </table:table-cell>
              <table:table-cell office:value-type="float" office:value="54.2608184814453">
                <text:p>54.26081848144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0999999999996">
                <text:p>3.90999999999996</text:p>
              </table:table-cell>
              <table:table-cell office:value-type="float" office:value="-0.0639981180429459">
                <text:p>-0.0639981180429459</text:p>
              </table:table-cell>
              <table:table-cell office:value-type="float" office:value="6.20999999999992">
                <text:p>6.20999999999992</text:p>
              </table:table-cell>
              <table:table-cell office:value-type="float" office:value="54.2601203918457">
                <text:p>54.26012039184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1999999999996">
                <text:p>3.91999999999996</text:p>
              </table:table-cell>
              <table:table-cell office:value-type="float" office:value="-0.0652150735259056">
                <text:p>-0.0652150735259056</text:p>
              </table:table-cell>
              <table:table-cell office:value-type="float" office:value="6.21999999999992">
                <text:p>6.21999999999992</text:p>
              </table:table-cell>
              <table:table-cell office:value-type="float" office:value="54.2599830627441">
                <text:p>54.259983062744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2999999999996">
                <text:p>3.92999999999996</text:p>
              </table:table-cell>
              <table:table-cell office:value-type="float" office:value="-0.0642742961645126">
                <text:p>-0.0642742961645126</text:p>
              </table:table-cell>
              <table:table-cell office:value-type="float" office:value="6.22999999999992">
                <text:p>6.22999999999992</text:p>
              </table:table-cell>
              <table:table-cell office:value-type="float" office:value="54.259765625">
                <text:p>54.2597656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3999999999996">
                <text:p>3.93999999999996</text:p>
              </table:table-cell>
              <table:table-cell office:value-type="float" office:value="-0.0610764212906361">
                <text:p>-0.0610764212906361</text:p>
              </table:table-cell>
              <table:table-cell office:value-type="float" office:value="6.23999999999992">
                <text:p>6.23999999999992</text:p>
              </table:table-cell>
              <table:table-cell office:value-type="float" office:value="54.258487701416">
                <text:p>54.2584877014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4999999999996">
                <text:p>3.94999999999996</text:p>
              </table:table-cell>
              <table:table-cell office:value-type="float" office:value="-0.0573702529072762">
                <text:p>-0.0573702529072762</text:p>
              </table:table-cell>
              <table:table-cell office:value-type="float" office:value="6.24999999999992">
                <text:p>6.24999999999992</text:p>
              </table:table-cell>
              <table:table-cell office:value-type="float" office:value="54.2580986022949">
                <text:p>54.258098602294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5999999999996">
                <text:p>3.95999999999996</text:p>
              </table:table-cell>
              <table:table-cell office:value-type="float" office:value="-0.0509493015706539">
                <text:p>-0.0509493015706539</text:p>
              </table:table-cell>
              <table:table-cell office:value-type="float" office:value="6.25999999999992">
                <text:p>6.25999999999992</text:p>
              </table:table-cell>
              <table:table-cell office:value-type="float" office:value="54.2571754455566">
                <text:p>54.257175445556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6999999999996">
                <text:p>3.96999999999996</text:p>
              </table:table-cell>
              <table:table-cell office:value-type="float" office:value="-0.0464666560292244">
                <text:p>-0.0464666560292244</text:p>
              </table:table-cell>
              <table:table-cell office:value-type="float" office:value="6.26999999999992">
                <text:p>6.26999999999992</text:p>
              </table:table-cell>
              <table:table-cell office:value-type="float" office:value="54.2556610107422">
                <text:p>54.25566101074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7999999999996">
                <text:p>3.97999999999996</text:p>
              </table:table-cell>
              <table:table-cell office:value-type="float" office:value="-0.0383047536015511">
                <text:p>-0.0383047536015511</text:p>
              </table:table-cell>
              <table:table-cell office:value-type="float" office:value="6.27999999999992">
                <text:p>6.27999999999992</text:p>
              </table:table-cell>
              <table:table-cell office:value-type="float" office:value="54.2559814453125">
                <text:p>54.25598144531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8999999999996">
                <text:p>3.98999999999996</text:p>
              </table:table-cell>
              <table:table-cell office:value-type="float" office:value="-0.0322119556367397">
                <text:p>-0.0322119556367397</text:p>
              </table:table-cell>
              <table:table-cell office:value-type="float" office:value="6.28999999999992">
                <text:p>6.28999999999992</text:p>
              </table:table-cell>
              <table:table-cell office:value-type="float" office:value="54.256534576416">
                <text:p>54.2565345764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99999999999996">
                <text:p>3.99999999999996</text:p>
              </table:table-cell>
              <table:table-cell office:value-type="float" office:value="-0.0215139612555504">
                <text:p>-0.0215139612555504</text:p>
              </table:table-cell>
              <table:table-cell office:value-type="float" office:value="6.29999999999992">
                <text:p>6.29999999999992</text:p>
              </table:table-cell>
              <table:table-cell office:value-type="float" office:value="54.2566719055176">
                <text:p>54.25667190551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0999999999996">
                <text:p>4.00999999999996</text:p>
              </table:table-cell>
              <table:table-cell office:value-type="float" office:value="-0.0138272987678647">
                <text:p>-0.0138272987678647</text:p>
              </table:table-cell>
              <table:table-cell office:value-type="float" office:value="6.30999999999992">
                <text:p>6.30999999999992</text:p>
              </table:table-cell>
              <table:table-cell office:value-type="float" office:value="54.2562828063965">
                <text:p>54.25628280639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1999999999996">
                <text:p>4.01999999999996</text:p>
              </table:table-cell>
              <table:table-cell office:value-type="float" office:value="-0.00278835860081017">
                <text:p>-0.00278835860081017</text:p>
              </table:table-cell>
              <table:table-cell office:value-type="float" office:value="6.31999999999992">
                <text:p>6.31999999999992</text:p>
              </table:table-cell>
              <table:table-cell office:value-type="float" office:value="54.2557487487793">
                <text:p>54.255748748779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2999999999996">
                <text:p>4.02999999999996</text:p>
              </table:table-cell>
              <table:table-cell office:value-type="float" office:value="0.00442357920110226">
                <text:p>0.00442357920110226</text:p>
              </table:table-cell>
              <table:table-cell office:value-type="float" office:value="6.32999999999992">
                <text:p>6.32999999999992</text:p>
              </table:table-cell>
              <table:table-cell office:value-type="float" office:value="54.2558441162109">
                <text:p>54.25584411621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3999999999996">
                <text:p>4.03999999999996</text:p>
              </table:table-cell>
              <table:table-cell office:value-type="float" office:value="0.0160627700388432">
                <text:p>0.0160627700388432</text:p>
              </table:table-cell>
              <table:table-cell office:value-type="float" office:value="6.33999999999991">
                <text:p>6.33999999999991</text:p>
              </table:table-cell>
              <table:table-cell office:value-type="float" office:value="54.2564086914063">
                <text:p>54.25640869140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4999999999996">
                <text:p>4.04999999999996</text:p>
              </table:table-cell>
              <table:table-cell office:value-type="float" office:value="0.0245702974498272">
                <text:p>0.0245702974498272</text:p>
              </table:table-cell>
              <table:table-cell office:value-type="float" office:value="6.34999999999991">
                <text:p>6.34999999999991</text:p>
              </table:table-cell>
              <table:table-cell office:value-type="float" office:value="54.2568740844727">
                <text:p>54.25687408447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5999999999996">
                <text:p>4.05999999999996</text:p>
              </table:table-cell>
              <table:table-cell office:value-type="float" office:value="0.0361107997596264">
                <text:p>0.0361107997596264</text:p>
              </table:table-cell>
              <table:table-cell office:value-type="float" office:value="6.35999999999991">
                <text:p>6.35999999999991</text:p>
              </table:table-cell>
              <table:table-cell office:value-type="float" office:value="54.2564277648926">
                <text:p>54.25642776489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6999999999996">
                <text:p>4.06999999999996</text:p>
              </table:table-cell>
              <table:table-cell office:value-type="float" office:value="0.0433971136808396">
                <text:p>0.0433971136808396</text:p>
              </table:table-cell>
              <table:table-cell office:value-type="float" office:value="6.36999999999991">
                <text:p>6.36999999999991</text:p>
              </table:table-cell>
              <table:table-cell office:value-type="float" office:value="54.2560844421387">
                <text:p>54.25608444213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7999999999996">
                <text:p>4.07999999999996</text:p>
              </table:table-cell>
              <table:table-cell office:value-type="float" office:value="0.0543625690042973">
                <text:p>0.0543625690042973</text:p>
              </table:table-cell>
              <table:table-cell office:value-type="float" office:value="6.37999999999991">
                <text:p>6.37999999999991</text:p>
              </table:table-cell>
              <table:table-cell office:value-type="float" office:value="54.2551612854004">
                <text:p>54.25516128540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8999999999996">
                <text:p>4.08999999999996</text:p>
              </table:table-cell>
              <table:table-cell office:value-type="float" office:value="0.0609216392040253">
                <text:p>0.0609216392040253</text:p>
              </table:table-cell>
              <table:table-cell office:value-type="float" office:value="6.38999999999991">
                <text:p>6.38999999999991</text:p>
              </table:table-cell>
              <table:table-cell office:value-type="float" office:value="54.2545623779297">
                <text:p>54.25456237792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09999999999996">
                <text:p>4.09999999999996</text:p>
              </table:table-cell>
              <table:table-cell office:value-type="float" office:value="0.0700344294309616">
                <text:p>0.0700344294309616</text:p>
              </table:table-cell>
              <table:table-cell office:value-type="float" office:value="6.39999999999991">
                <text:p>6.39999999999991</text:p>
              </table:table-cell>
              <table:table-cell office:value-type="float" office:value="54.2547798156738">
                <text:p>54.25477981567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0999999999996">
                <text:p>4.10999999999996</text:p>
              </table:table-cell>
              <table:table-cell office:value-type="float" office:value="0.0762118250131607">
                <text:p>0.0762118250131607</text:p>
              </table:table-cell>
              <table:table-cell office:value-type="float" office:value="6.40999999999991">
                <text:p>6.40999999999991</text:p>
              </table:table-cell>
              <table:table-cell office:value-type="float" office:value="54.2552337646484">
                <text:p>54.255233764648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1999999999996">
                <text:p>4.11999999999996</text:p>
              </table:table-cell>
              <table:table-cell office:value-type="float" office:value="0.0847081542015076">
                <text:p>0.0847081542015076</text:p>
              </table:table-cell>
              <table:table-cell office:value-type="float" office:value="6.41999999999991">
                <text:p>6.41999999999991</text:p>
              </table:table-cell>
              <table:table-cell office:value-type="float" office:value="54.2555770874023">
                <text:p>54.25557708740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2999999999996">
                <text:p>4.12999999999996</text:p>
              </table:table-cell>
              <table:table-cell office:value-type="float" office:value="0.0907216593623161">
                <text:p>0.0907216593623161</text:p>
              </table:table-cell>
              <table:table-cell office:value-type="float" office:value="6.42999999999991">
                <text:p>6.42999999999991</text:p>
              </table:table-cell>
              <table:table-cell office:value-type="float" office:value="54.2557563781738">
                <text:p>54.25575637817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3999999999996">
                <text:p>4.13999999999996</text:p>
              </table:table-cell>
              <table:table-cell office:value-type="float" office:value="0.0988113656640053">
                <text:p>0.0988113656640053</text:p>
              </table:table-cell>
              <table:table-cell office:value-type="float" office:value="6.43999999999991">
                <text:p>6.43999999999991</text:p>
              </table:table-cell>
              <table:table-cell office:value-type="float" office:value="54.2549705505371">
                <text:p>54.25497055053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4999999999996">
                <text:p>4.14999999999996</text:p>
              </table:table-cell>
              <table:table-cell office:value-type="float" office:value="0.103848308324814">
                <text:p>0.103848308324814</text:p>
              </table:table-cell>
              <table:table-cell office:value-type="float" office:value="6.44999999999991">
                <text:p>6.44999999999991</text:p>
              </table:table-cell>
              <table:table-cell office:value-type="float" office:value="54.254638671875">
                <text:p>54.2546386718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5999999999996">
                <text:p>4.15999999999996</text:p>
              </table:table-cell>
              <table:table-cell office:value-type="float" office:value="0.110792182385921">
                <text:p>0.110792182385921</text:p>
              </table:table-cell>
              <table:table-cell office:value-type="float" office:value="6.45999999999991">
                <text:p>6.45999999999991</text:p>
              </table:table-cell>
              <table:table-cell office:value-type="float" office:value="54.2537117004395">
                <text:p>54.25371170043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6999999999996">
                <text:p>4.16999999999996</text:p>
              </table:table-cell>
              <table:table-cell office:value-type="float" office:value="0.115955881774425">
                <text:p>0.115955881774425</text:p>
              </table:table-cell>
              <table:table-cell office:value-type="float" office:value="6.46999999999991">
                <text:p>6.46999999999991</text:p>
              </table:table-cell>
              <table:table-cell office:value-type="float" office:value="54.2536315917969">
                <text:p>54.25363159179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7999999999996">
                <text:p>4.17999999999996</text:p>
              </table:table-cell>
              <table:table-cell office:value-type="float" office:value="0.12257694453001">
                <text:p>0.12257694453001</text:p>
              </table:table-cell>
              <table:table-cell office:value-type="float" office:value="6.47999999999991">
                <text:p>6.47999999999991</text:p>
              </table:table-cell>
              <table:table-cell office:value-type="float" office:value="54.2534599304199">
                <text:p>54.25345993041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8999999999996">
                <text:p>4.18999999999996</text:p>
              </table:table-cell>
              <table:table-cell office:value-type="float" office:value="0.126417905092239">
                <text:p>0.126417905092239</text:p>
              </table:table-cell>
              <table:table-cell office:value-type="float" office:value="6.48999999999991">
                <text:p>6.48999999999991</text:p>
              </table:table-cell>
              <table:table-cell office:value-type="float" office:value="54.2536506652832">
                <text:p>54.25365066528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19999999999996">
                <text:p>4.19999999999996</text:p>
              </table:table-cell>
              <table:table-cell office:value-type="float" office:value="0.133845090866089">
                <text:p>0.133845090866089</text:p>
              </table:table-cell>
              <table:table-cell office:value-type="float" office:value="6.49999999999991">
                <text:p>6.49999999999991</text:p>
              </table:table-cell>
              <table:table-cell office:value-type="float" office:value="54.2535972595215">
                <text:p>54.25359725952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0999999999995">
                <text:p>4.20999999999995</text:p>
              </table:table-cell>
              <table:table-cell office:value-type="float" office:value="0.138319775462151">
                <text:p>0.138319775462151</text:p>
              </table:table-cell>
              <table:table-cell office:value-type="float" office:value="6.50999999999991">
                <text:p>6.50999999999991</text:p>
              </table:table-cell>
              <table:table-cell office:value-type="float" office:value="54.2539978027344">
                <text:p>54.25399780273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1999999999995">
                <text:p>4.21999999999995</text:p>
              </table:table-cell>
              <table:table-cell office:value-type="float" office:value="0.145578786730766">
                <text:p>0.145578786730766</text:p>
              </table:table-cell>
              <table:table-cell office:value-type="float" office:value="6.51999999999991">
                <text:p>6.51999999999991</text:p>
              </table:table-cell>
              <table:table-cell office:value-type="float" office:value="54.2541770935059">
                <text:p>54.25417709350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2999999999995">
                <text:p>4.22999999999995</text:p>
              </table:table-cell>
              <table:table-cell office:value-type="float" office:value="0.15158611536026">
                <text:p>0.15158611536026</text:p>
              </table:table-cell>
              <table:table-cell office:value-type="float" office:value="6.52999999999991">
                <text:p>6.52999999999991</text:p>
              </table:table-cell>
              <table:table-cell office:value-type="float" office:value="54.2547149658203">
                <text:p>54.25471496582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3999999999995">
                <text:p>4.23999999999995</text:p>
              </table:table-cell>
              <table:table-cell office:value-type="float" office:value="0.159273311495781">
                <text:p>0.159273311495781</text:p>
              </table:table-cell>
              <table:table-cell office:value-type="float" office:value="6.53999999999991">
                <text:p>6.53999999999991</text:p>
              </table:table-cell>
              <table:table-cell office:value-type="float" office:value="54.2554321289063">
                <text:p>54.25543212890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4999999999995">
                <text:p>4.24999999999995</text:p>
              </table:table-cell>
              <table:table-cell office:value-type="float" office:value="0.164344891905785">
                <text:p>0.164344891905785</text:p>
              </table:table-cell>
              <table:table-cell office:value-type="float" office:value="6.54999999999991">
                <text:p>6.54999999999991</text:p>
              </table:table-cell>
              <table:table-cell office:value-type="float" office:value="54.2552680969238">
                <text:p>54.25526809692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5999999999995">
                <text:p>4.25999999999995</text:p>
              </table:table-cell>
              <table:table-cell office:value-type="float" office:value="0.172300115227699">
                <text:p>0.172300115227699</text:p>
              </table:table-cell>
              <table:table-cell office:value-type="float" office:value="6.55999999999991">
                <text:p>6.55999999999991</text:p>
              </table:table-cell>
              <table:table-cell office:value-type="float" office:value="54.2546691894531">
                <text:p>54.25466918945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6999999999995">
                <text:p>4.26999999999995</text:p>
              </table:table-cell>
              <table:table-cell office:value-type="float" office:value="0.178493618965149">
                <text:p>0.178493618965149</text:p>
              </table:table-cell>
              <table:table-cell office:value-type="float" office:value="6.56999999999991">
                <text:p>6.56999999999991</text:p>
              </table:table-cell>
              <table:table-cell office:value-type="float" office:value="54.2541160583496">
                <text:p>54.25411605834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7999999999995">
                <text:p>4.27999999999995</text:p>
              </table:table-cell>
              <table:table-cell office:value-type="float" office:value="0.188062161207199">
                <text:p>0.188062161207199</text:p>
              </table:table-cell>
              <table:table-cell office:value-type="float" office:value="6.57999999999991">
                <text:p>6.57999999999991</text:p>
              </table:table-cell>
              <table:table-cell office:value-type="float" office:value="54.254264831543">
                <text:p>54.25426483154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8999999999995">
                <text:p>4.28999999999995</text:p>
              </table:table-cell>
              <table:table-cell office:value-type="float" office:value="0.195471435785294">
                <text:p>0.195471435785294</text:p>
              </table:table-cell>
              <table:table-cell office:value-type="float" office:value="6.58999999999991">
                <text:p>6.58999999999991</text:p>
              </table:table-cell>
              <table:table-cell office:value-type="float" office:value="54.2545967102051">
                <text:p>54.25459671020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29999999999995">
                <text:p>4.29999999999995</text:p>
              </table:table-cell>
              <table:table-cell office:value-type="float" office:value="0.206665113568306">
                <text:p>0.206665113568306</text:p>
              </table:table-cell>
              <table:table-cell office:value-type="float" office:value="6.59999999999991">
                <text:p>6.59999999999991</text:p>
              </table:table-cell>
              <table:table-cell office:value-type="float" office:value="54.2545051574707">
                <text:p>54.254505157470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0999999999995">
                <text:p>4.30999999999995</text:p>
              </table:table-cell>
              <table:table-cell office:value-type="float" office:value="0.213802725076675">
                <text:p>0.213802725076675</text:p>
              </table:table-cell>
              <table:table-cell office:value-type="float" office:value="6.60999999999991">
                <text:p>6.60999999999991</text:p>
              </table:table-cell>
              <table:table-cell office:value-type="float" office:value="54.2544937133789">
                <text:p>54.25449371337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1999999999995">
                <text:p>4.31999999999995</text:p>
              </table:table-cell>
              <table:table-cell office:value-type="float" office:value="0.224727272987366">
                <text:p>0.224727272987366</text:p>
              </table:table-cell>
              <table:table-cell office:value-type="float" office:value="6.61999999999991">
                <text:p>6.61999999999991</text:p>
              </table:table-cell>
              <table:table-cell office:value-type="float" office:value="54.2546348571777">
                <text:p>54.254634857177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2999999999995">
                <text:p>4.32999999999995</text:p>
              </table:table-cell>
              <table:table-cell office:value-type="float" office:value="0.23303759098053">
                <text:p>0.23303759098053</text:p>
              </table:table-cell>
              <table:table-cell office:value-type="float" office:value="6.62999999999991">
                <text:p>6.62999999999991</text:p>
              </table:table-cell>
              <table:table-cell office:value-type="float" office:value="54.2553749084473">
                <text:p>54.255374908447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3999999999995">
                <text:p>4.33999999999995</text:p>
              </table:table-cell>
              <table:table-cell office:value-type="float" office:value="0.246133670210838">
                <text:p>0.246133670210838</text:p>
              </table:table-cell>
              <table:table-cell office:value-type="float" office:value="6.63999999999991">
                <text:p>6.63999999999991</text:p>
              </table:table-cell>
              <table:table-cell office:value-type="float" office:value="54.2553672790527">
                <text:p>54.25536727905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4999999999995">
                <text:p>4.34999999999995</text:p>
              </table:table-cell>
              <table:table-cell office:value-type="float" office:value="0.254980474710464">
                <text:p>0.254980474710464</text:p>
              </table:table-cell>
              <table:table-cell office:value-type="float" office:value="6.64999999999991">
                <text:p>6.64999999999991</text:p>
              </table:table-cell>
              <table:table-cell office:value-type="float" office:value="54.2549552917481">
                <text:p>54.254955291748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5999999999995">
                <text:p>4.35999999999995</text:p>
              </table:table-cell>
              <table:table-cell office:value-type="float" office:value="0.269353359937668">
                <text:p>0.269353359937668</text:p>
              </table:table-cell>
              <table:table-cell office:value-type="float" office:value="6.65999999999991">
                <text:p>6.65999999999991</text:p>
              </table:table-cell>
              <table:table-cell office:value-type="float" office:value="54.2538986206055">
                <text:p>54.25389862060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6999999999995">
                <text:p>4.36999999999995</text:p>
              </table:table-cell>
              <table:table-cell office:value-type="float" office:value="0.279683083295822">
                <text:p>0.279683083295822</text:p>
              </table:table-cell>
              <table:table-cell office:value-type="float" office:value="6.66999999999991">
                <text:p>6.66999999999991</text:p>
              </table:table-cell>
              <table:table-cell office:value-type="float" office:value="54.2533302307129">
                <text:p>54.25333023071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7999999999995">
                <text:p>4.37999999999995</text:p>
              </table:table-cell>
              <table:table-cell office:value-type="float" office:value="0.295923143625259">
                <text:p>0.295923143625259</text:p>
              </table:table-cell>
              <table:table-cell office:value-type="float" office:value="6.67999999999991">
                <text:p>6.67999999999991</text:p>
              </table:table-cell>
              <table:table-cell office:value-type="float" office:value="54.2533912658691">
                <text:p>54.253391265869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8999999999995">
                <text:p>4.38999999999995</text:p>
              </table:table-cell>
              <table:table-cell office:value-type="float" office:value="0.309206068515778">
                <text:p>0.309206068515778</text:p>
              </table:table-cell>
              <table:table-cell office:value-type="float" office:value="6.68999999999991">
                <text:p>6.68999999999991</text:p>
              </table:table-cell>
              <table:table-cell office:value-type="float" office:value="54.2533721923828">
                <text:p>54.25337219238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39999999999995">
                <text:p>4.39999999999995</text:p>
              </table:table-cell>
              <table:table-cell office:value-type="float" office:value="0.329852908849716">
                <text:p>0.329852908849716</text:p>
              </table:table-cell>
              <table:table-cell office:value-type="float" office:value="6.69999999999991">
                <text:p>6.69999999999991</text:p>
              </table:table-cell>
              <table:table-cell office:value-type="float" office:value="54.2522087097168">
                <text:p>54.25220870971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0999999999995">
                <text:p>4.40999999999995</text:p>
              </table:table-cell>
              <table:table-cell office:value-type="float" office:value="0.344611048698425">
                <text:p>0.344611048698425</text:p>
              </table:table-cell>
              <table:table-cell office:value-type="float" office:value="6.70999999999991">
                <text:p>6.70999999999991</text:p>
              </table:table-cell>
              <table:table-cell office:value-type="float" office:value="54.2518577575684">
                <text:p>54.251857757568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1999999999995">
                <text:p>4.41999999999995</text:p>
              </table:table-cell>
              <table:table-cell office:value-type="float" office:value="0.368256062269211">
                <text:p>0.368256062269211</text:p>
              </table:table-cell>
              <table:table-cell office:value-type="float" office:value="6.71999999999991">
                <text:p>6.71999999999991</text:p>
              </table:table-cell>
              <table:table-cell office:value-type="float" office:value="54.2515716552734">
                <text:p>54.25157165527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2999999999995">
                <text:p>4.42999999999995</text:p>
              </table:table-cell>
              <table:table-cell office:value-type="float" office:value="0.385404616594315">
                <text:p>0.385404616594315</text:p>
              </table:table-cell>
              <table:table-cell office:value-type="float" office:value="6.72999999999991">
                <text:p>6.72999999999991</text:p>
              </table:table-cell>
              <table:table-cell office:value-type="float" office:value="54.2515182495117">
                <text:p>54.25151824951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3999999999995">
                <text:p>4.43999999999995</text:p>
              </table:table-cell>
              <table:table-cell office:value-type="float" office:value="0.412507861852646">
                <text:p>0.412507861852646</text:p>
              </table:table-cell>
              <table:table-cell office:value-type="float" office:value="6.73999999999991">
                <text:p>6.73999999999991</text:p>
              </table:table-cell>
              <table:table-cell office:value-type="float" office:value="54.2434158325195">
                <text:p>54.24341583251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4999999999995">
                <text:p>4.44999999999995</text:p>
              </table:table-cell>
              <table:table-cell office:value-type="float" office:value="0.431812316179276">
                <text:p>0.431812316179276</text:p>
              </table:table-cell>
              <table:table-cell office:value-type="float" office:value="6.74999999999991">
                <text:p>6.74999999999991</text:p>
              </table:table-cell>
              <table:table-cell office:value-type="float" office:value="54.2664489746094">
                <text:p>54.26644897460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5999999999995">
                <text:p>4.45999999999995</text:p>
              </table:table-cell>
              <table:table-cell office:value-type="float" office:value="0.462510675191879">
                <text:p>0.462510675191879</text:p>
              </table:table-cell>
              <table:table-cell office:value-type="float" office:value="6.75999999999991">
                <text:p>6.75999999999991</text:p>
              </table:table-cell>
              <table:table-cell office:value-type="float" office:value="54.2753753662109">
                <text:p>54.275375366210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6999999999995">
                <text:p>4.46999999999995</text:p>
              </table:table-cell>
              <table:table-cell office:value-type="float" office:value="0.484254777431488">
                <text:p>0.484254777431488</text:p>
              </table:table-cell>
              <table:table-cell office:value-type="float" office:value="6.76999999999991">
                <text:p>6.76999999999991</text:p>
              </table:table-cell>
              <table:table-cell office:value-type="float" office:value="54.2775230407715">
                <text:p>54.277523040771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7999999999995">
                <text:p>4.47999999999995</text:p>
              </table:table-cell>
              <table:table-cell office:value-type="float" office:value="0.519893705844879">
                <text:p>0.519893705844879</text:p>
              </table:table-cell>
              <table:table-cell office:value-type="float" office:value="6.77999999999991">
                <text:p>6.77999999999991</text:p>
              </table:table-cell>
              <table:table-cell office:value-type="float" office:value="54.2732772827148">
                <text:p>54.27327728271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8999999999995">
                <text:p>4.48999999999995</text:p>
              </table:table-cell>
              <table:table-cell office:value-type="float" office:value="0.54507178068161">
                <text:p>0.54507178068161</text:p>
              </table:table-cell>
              <table:table-cell office:value-type="float" office:value="6.78999999999991">
                <text:p>6.78999999999991</text:p>
              </table:table-cell>
              <table:table-cell office:value-type="float" office:value="54.2244911193848">
                <text:p>54.22449111938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49999999999995">
                <text:p>4.49999999999995</text:p>
              </table:table-cell>
              <table:table-cell office:value-type="float" office:value="0.586822688579559">
                <text:p>0.586822688579559</text:p>
              </table:table-cell>
              <table:table-cell office:value-type="float" office:value="6.79999999999991">
                <text:p>6.79999999999991</text:p>
              </table:table-cell>
              <table:table-cell office:value-type="float" office:value="54.3137664794922">
                <text:p>54.31376647949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0999999999995">
                <text:p>4.50999999999995</text:p>
              </table:table-cell>
              <table:table-cell office:value-type="float" office:value="0.61778062582016">
                <text:p>0.61778062582016</text:p>
              </table:table-cell>
              <table:table-cell office:value-type="float" office:value="6.8099999999999">
                <text:p>6.8099999999999</text:p>
              </table:table-cell>
              <table:table-cell office:value-type="float" office:value="54.5176391601563">
                <text:p>54.51763916015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1999999999995">
                <text:p>4.51999999999995</text:p>
              </table:table-cell>
              <table:table-cell office:value-type="float" office:value="0.668321073055267">
                <text:p>0.668321073055267</text:p>
              </table:table-cell>
              <table:table-cell office:value-type="float" office:value="6.8199999999999">
                <text:p>6.8199999999999</text:p>
              </table:table-cell>
              <table:table-cell office:value-type="float" office:value="54.5359649658203">
                <text:p>54.53596496582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2999999999995">
                <text:p>4.52999999999995</text:p>
              </table:table-cell>
              <table:table-cell office:value-type="float" office:value="0.704639077186585">
                <text:p>0.704639077186585</text:p>
              </table:table-cell>
              <table:table-cell office:value-type="float" office:value="6.8299999999999">
                <text:p>6.8299999999999</text:p>
              </table:table-cell>
              <table:table-cell office:value-type="float" office:value="54.3529014587402">
                <text:p>54.35290145874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3999999999995">
                <text:p>4.53999999999995</text:p>
              </table:table-cell>
              <table:table-cell office:value-type="float" office:value="0.762508153915405">
                <text:p>0.762508153915405</text:p>
              </table:table-cell>
              <table:table-cell office:value-type="float" office:value="6.8399999999999">
                <text:p>6.8399999999999</text:p>
              </table:table-cell>
              <table:table-cell office:value-type="float" office:value="54.1017265319824">
                <text:p>54.10172653198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4999999999995">
                <text:p>4.54999999999995</text:p>
              </table:table-cell>
              <table:table-cell office:value-type="float" office:value="0.804188132286072">
                <text:p>0.804188132286072</text:p>
              </table:table-cell>
              <table:table-cell office:value-type="float" office:value="6.8499999999999">
                <text:p>6.8499999999999</text:p>
              </table:table-cell>
              <table:table-cell office:value-type="float" office:value="53.9082527160645">
                <text:p>53.90825271606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5999999999995">
                <text:p>4.55999999999995</text:p>
              </table:table-cell>
              <table:table-cell office:value-type="float" office:value="0.872857630252838">
                <text:p>0.872857630252838</text:p>
              </table:table-cell>
              <table:table-cell office:value-type="float" office:value="6.8599999999999">
                <text:p>6.8599999999999</text:p>
              </table:table-cell>
              <table:table-cell office:value-type="float" office:value="53.5037307739258">
                <text:p>53.50373077392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6999999999995">
                <text:p>4.56999999999995</text:p>
              </table:table-cell>
              <table:table-cell office:value-type="float" office:value="0.921858966350555">
                <text:p>0.921858966350555</text:p>
              </table:table-cell>
              <table:table-cell office:value-type="float" office:value="6.8699999999999">
                <text:p>6.8699999999999</text:p>
              </table:table-cell>
              <table:table-cell office:value-type="float" office:value="53.1257514953613">
                <text:p>53.12575149536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7999999999995">
                <text:p>4.57999999999995</text:p>
              </table:table-cell>
              <table:table-cell office:value-type="float" office:value="1.00239253044128">
                <text:p>1.00239253044128</text:p>
              </table:table-cell>
              <table:table-cell office:value-type="float" office:value="6.8799999999999">
                <text:p>6.8799999999999</text:p>
              </table:table-cell>
              <table:table-cell office:value-type="float" office:value="52.3837051391602">
                <text:p>52.383705139160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8999999999995">
                <text:p>4.58999999999995</text:p>
              </table:table-cell>
              <table:table-cell office:value-type="float" office:value="1.06121265888214">
                <text:p>1.06121265888214</text:p>
              </table:table-cell>
              <table:table-cell office:value-type="float" office:value="6.8899999999999">
                <text:p>6.8899999999999</text:p>
              </table:table-cell>
              <table:table-cell office:value-type="float" office:value="51.7561988830566">
                <text:p>51.75619888305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59999999999995">
                <text:p>4.59999999999995</text:p>
              </table:table-cell>
              <table:table-cell office:value-type="float" office:value="1.15693402290344">
                <text:p>1.15693402290344</text:p>
              </table:table-cell>
              <table:table-cell office:value-type="float" office:value="6.8999999999999">
                <text:p>6.8999999999999</text:p>
              </table:table-cell>
              <table:table-cell office:value-type="float" office:value="50.543773651123">
                <text:p>50.5437736511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0999999999995">
                <text:p>4.60999999999995</text:p>
              </table:table-cell>
              <table:table-cell office:value-type="float" office:value="1.22755300998688">
                <text:p>1.22755300998688</text:p>
              </table:table-cell>
              <table:table-cell office:value-type="float" office:value="6.9099999999999">
                <text:p>6.9099999999999</text:p>
              </table:table-cell>
              <table:table-cell office:value-type="float" office:value="49.5666809082031">
                <text:p>49.566680908203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1999999999995">
                <text:p>4.61999999999995</text:p>
              </table:table-cell>
              <table:table-cell office:value-type="float" office:value="1.34175455570221">
                <text:p>1.34175455570221</text:p>
              </table:table-cell>
              <table:table-cell office:value-type="float" office:value="6.9199999999999">
                <text:p>6.9199999999999</text:p>
              </table:table-cell>
              <table:table-cell office:value-type="float" office:value="47.8721809387207">
                <text:p>47.87218093872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2999999999995">
                <text:p>4.62999999999995</text:p>
              </table:table-cell>
              <table:table-cell office:value-type="float" office:value="1.4250031709671">
                <text:p>1.4250031709671</text:p>
              </table:table-cell>
              <table:table-cell office:value-type="float" office:value="6.9299999999999">
                <text:p>6.9299999999999</text:p>
              </table:table-cell>
              <table:table-cell office:value-type="float" office:value="46.663818359375">
                <text:p>46.6638183593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3999999999995">
                <text:p>4.63999999999995</text:p>
              </table:table-cell>
              <table:table-cell office:value-type="float" office:value="1.5603746175766">
                <text:p>1.5603746175766</text:p>
              </table:table-cell>
              <table:table-cell office:value-type="float" office:value="6.9399999999999">
                <text:p>6.9399999999999</text:p>
              </table:table-cell>
              <table:table-cell office:value-type="float" office:value="44.8076133728027">
                <text:p>44.80761337280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4999999999995">
                <text:p>4.64999999999995</text:p>
              </table:table-cell>
              <table:table-cell office:value-type="float" office:value="1.65830063819885">
                <text:p>1.65830063819885</text:p>
              </table:table-cell>
              <table:table-cell office:value-type="float" office:value="6.9499999999999">
                <text:p>6.9499999999999</text:p>
              </table:table-cell>
              <table:table-cell office:value-type="float" office:value="43.5819816589356">
                <text:p>43.58198165893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5999999999995">
                <text:p>4.65999999999995</text:p>
              </table:table-cell>
              <table:table-cell office:value-type="float" office:value="1.81964373588562">
                <text:p>1.81964373588562</text:p>
              </table:table-cell>
              <table:table-cell office:value-type="float" office:value="6.9599999999999">
                <text:p>6.9599999999999</text:p>
              </table:table-cell>
              <table:table-cell office:value-type="float" office:value="41.8436508178711">
                <text:p>41.843650817871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6999999999995">
                <text:p>4.66999999999995</text:p>
              </table:table-cell>
              <table:table-cell office:value-type="float" office:value="1.9368166923523">
                <text:p>1.9368166923523</text:p>
              </table:table-cell>
              <table:table-cell office:value-type="float" office:value="6.9699999999999">
                <text:p>6.9699999999999</text:p>
              </table:table-cell>
              <table:table-cell office:value-type="float" office:value="40.7663803100586">
                <text:p>40.76638031005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7999999999994">
                <text:p>4.67999999999994</text:p>
              </table:table-cell>
              <table:table-cell office:value-type="float" office:value="2.12890362739563">
                <text:p>2.12890362739563</text:p>
              </table:table-cell>
              <table:table-cell office:value-type="float" office:value="6.9799999999999">
                <text:p>6.9799999999999</text:p>
              </table:table-cell>
              <table:table-cell office:value-type="float" office:value="39.3135833740234">
                <text:p>39.313583374023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8999999999994">
                <text:p>4.68999999999994</text:p>
              </table:table-cell>
              <table:table-cell office:value-type="float" office:value="2.26789975166321">
                <text:p>2.26789975166321</text:p>
              </table:table-cell>
              <table:table-cell office:value-type="float" office:value="6.9899999999999">
                <text:p>6.9899999999999</text:p>
              </table:table-cell>
              <table:table-cell office:value-type="float" office:value="38.4085960388184">
                <text:p>38.40859603881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69999999999994">
                <text:p>4.69999999999994</text:p>
              </table:table-cell>
              <table:table-cell office:value-type="float" office:value="2.4973042011261">
                <text:p>2.4973042011261</text:p>
              </table:table-cell>
              <table:table-cell office:value-type="float" office:value="6.9999999999999">
                <text:p>6.9999999999999</text:p>
              </table:table-cell>
              <table:table-cell office:value-type="float" office:value="36.9663467407227">
                <text:p>36.96634674072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0999999999994">
                <text:p>4.70999999999994</text:p>
              </table:table-cell>
              <table:table-cell office:value-type="float" office:value="2.66323590278625">
                <text:p>2.66323590278625</text:p>
              </table:table-cell>
              <table:table-cell office:value-type="float" office:value="7.0099999999999">
                <text:p>7.0099999999999</text:p>
              </table:table-cell>
              <table:table-cell office:value-type="float" office:value="35.8633842468262">
                <text:p>35.86338424682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1999999999994">
                <text:p>4.71999999999994</text:p>
              </table:table-cell>
              <table:table-cell office:value-type="float" office:value="2.93311476707458">
                <text:p>2.93311476707458</text:p>
              </table:table-cell>
              <table:table-cell office:value-type="float" office:value="7.0199999999999">
                <text:p>7.0199999999999</text:p>
              </table:table-cell>
              <table:table-cell office:value-type="float" office:value="33.8824348449707">
                <text:p>33.88243484497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2999999999994">
                <text:p>4.72999999999994</text:p>
              </table:table-cell>
              <table:table-cell office:value-type="float" office:value="3.12818002700806">
                <text:p>3.12818002700806</text:p>
              </table:table-cell>
              <table:table-cell office:value-type="float" office:value="7.0299999999999">
                <text:p>7.0299999999999</text:p>
              </table:table-cell>
              <table:table-cell office:value-type="float" office:value="32.3692283630371">
                <text:p>32.369228363037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3999999999994">
                <text:p>4.73999999999994</text:p>
              </table:table-cell>
              <table:table-cell office:value-type="float" office:value="3.44956874847412">
                <text:p>3.44956874847412</text:p>
              </table:table-cell>
              <table:table-cell office:value-type="float" office:value="7.0399999999999">
                <text:p>7.0399999999999</text:p>
              </table:table-cell>
              <table:table-cell office:value-type="float" office:value="29.8211250305176">
                <text:p>29.82112503051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4999999999994">
                <text:p>4.74999999999994</text:p>
              </table:table-cell>
              <table:table-cell office:value-type="float" office:value="3.68271374702454">
                <text:p>3.68271374702454</text:p>
              </table:table-cell>
              <table:table-cell office:value-type="float" office:value="7.0499999999999">
                <text:p>7.0499999999999</text:p>
              </table:table-cell>
              <table:table-cell office:value-type="float" office:value="27.9566173553467">
                <text:p>27.95661735534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5999999999994">
                <text:p>4.75999999999994</text:p>
              </table:table-cell>
              <table:table-cell office:value-type="float" office:value="4.06299352645874">
                <text:p>4.06299352645874</text:p>
              </table:table-cell>
              <table:table-cell office:value-type="float" office:value="7.0599999999999">
                <text:p>7.0599999999999</text:p>
              </table:table-cell>
              <table:table-cell office:value-type="float" office:value="25.1296367645264">
                <text:p>25.12963676452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6999999999994">
                <text:p>4.76999999999994</text:p>
              </table:table-cell>
              <table:table-cell office:value-type="float" office:value="4.3388090133667">
                <text:p>4.3388090133667</text:p>
              </table:table-cell>
              <table:table-cell office:value-type="float" office:value="7.0699999999999">
                <text:p>7.0699999999999</text:p>
              </table:table-cell>
              <table:table-cell office:value-type="float" office:value="23.3107509613037">
                <text:p>23.31075096130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7999999999994">
                <text:p>4.77999999999994</text:p>
              </table:table-cell>
              <table:table-cell office:value-type="float" office:value="4.78994035720825">
                <text:p>4.78994035720825</text:p>
              </table:table-cell>
              <table:table-cell office:value-type="float" office:value="7.0799999999999">
                <text:p>7.0799999999999</text:p>
              </table:table-cell>
              <table:table-cell office:value-type="float" office:value="20.779577255249">
                <text:p>20.7795772552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8999999999994">
                <text:p>4.78999999999994</text:p>
              </table:table-cell>
              <table:table-cell office:value-type="float" office:value="5.11532211303711">
                <text:p>5.11532211303711</text:p>
              </table:table-cell>
              <table:table-cell office:value-type="float" office:value="7.0899999999999">
                <text:p>7.0899999999999</text:p>
              </table:table-cell>
              <table:table-cell office:value-type="float" office:value="19.2482357025146">
                <text:p>19.24823570251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79999999999994">
                <text:p>4.79999999999994</text:p>
              </table:table-cell>
              <table:table-cell office:value-type="float" office:value="5.64860391616821">
                <text:p>5.64860391616821</text:p>
              </table:table-cell>
              <table:table-cell office:value-type="float" office:value="7.0999999999999">
                <text:p>7.0999999999999</text:p>
              </table:table-cell>
              <table:table-cell office:value-type="float" office:value="17.2341136932373">
                <text:p>17.234113693237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0999999999994">
                <text:p>4.80999999999994</text:p>
              </table:table-cell>
              <table:table-cell office:value-type="float" office:value="6.03552103042603">
                <text:p>6.03552103042603</text:p>
              </table:table-cell>
              <table:table-cell office:value-type="float" office:value="7.1099999999999">
                <text:p>7.1099999999999</text:p>
              </table:table-cell>
              <table:table-cell office:value-type="float" office:value="16.1257038116455">
                <text:p>16.12570381164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1999999999994">
                <text:p>4.81999999999994</text:p>
              </table:table-cell>
              <table:table-cell office:value-type="float" office:value="6.66888380050659">
                <text:p>6.66888380050659</text:p>
              </table:table-cell>
              <table:table-cell office:value-type="float" office:value="7.1199999999999">
                <text:p>7.1199999999999</text:p>
              </table:table-cell>
              <table:table-cell office:value-type="float" office:value="14.770881652832">
                <text:p>14.7708816528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2999999999994">
                <text:p>4.82999999999994</text:p>
              </table:table-cell>
              <table:table-cell office:value-type="float" office:value="7.12753486633301">
                <text:p>7.12753486633301</text:p>
              </table:table-cell>
              <table:table-cell office:value-type="float" office:value="7.1299999999999">
                <text:p>7.1299999999999</text:p>
              </table:table-cell>
              <table:table-cell office:value-type="float" office:value="13.9673976898193">
                <text:p>13.96739768981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3999999999994">
                <text:p>4.83999999999994</text:p>
              </table:table-cell>
              <table:table-cell office:value-type="float" office:value="7.8802056312561">
                <text:p>7.8802056312561</text:p>
              </table:table-cell>
              <table:table-cell office:value-type="float" office:value="7.1399999999999">
                <text:p>7.1399999999999</text:p>
              </table:table-cell>
              <table:table-cell office:value-type="float" office:value="12.7296085357666">
                <text:p>12.72960853576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4999999999994">
                <text:p>4.84999999999994</text:p>
              </table:table-cell>
              <table:table-cell office:value-type="float" office:value="8.42440509796143">
                <text:p>8.42440509796143</text:p>
              </table:table-cell>
              <table:table-cell office:value-type="float" office:value="7.1499999999999">
                <text:p>7.1499999999999</text:p>
              </table:table-cell>
              <table:table-cell office:value-type="float" office:value="11.8195734024048">
                <text:p>11.81957340240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5999999999994">
                <text:p>4.85999999999994</text:p>
              </table:table-cell>
              <table:table-cell office:value-type="float" office:value="9.31805038452148">
                <text:p>9.31805038452148</text:p>
              </table:table-cell>
              <table:table-cell office:value-type="float" office:value="7.1599999999999">
                <text:p>7.1599999999999</text:p>
              </table:table-cell>
              <table:table-cell office:value-type="float" office:value="10.3578481674194">
                <text:p>10.357848167419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6999999999994">
                <text:p>4.86999999999994</text:p>
              </table:table-cell>
              <table:table-cell office:value-type="float" office:value="9.96389579772949">
                <text:p>9.96389579772949</text:p>
              </table:table-cell>
              <table:table-cell office:value-type="float" office:value="7.1699999999999">
                <text:p>7.1699999999999</text:p>
              </table:table-cell>
              <table:table-cell office:value-type="float" office:value="9.35941219329834">
                <text:p>9.3594121932983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7999999999994">
                <text:p>4.87999999999994</text:p>
              </table:table-cell>
              <table:table-cell office:value-type="float" office:value="11.023509979248">
                <text:p>11.023509979248</text:p>
              </table:table-cell>
              <table:table-cell office:value-type="float" office:value="7.1799999999999">
                <text:p>7.1799999999999</text:p>
              </table:table-cell>
              <table:table-cell office:value-type="float" office:value="8.0080451965332">
                <text:p>8.00804519653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8999999999994">
                <text:p>4.88999999999994</text:p>
              </table:table-cell>
              <table:table-cell office:value-type="float" office:value="11.7898206710815">
                <text:p>11.7898206710815</text:p>
              </table:table-cell>
              <table:table-cell office:value-type="float" office:value="7.1899999999999">
                <text:p>7.1899999999999</text:p>
              </table:table-cell>
              <table:table-cell office:value-type="float" office:value="7.259361743927">
                <text:p>7.2593617439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89999999999994">
                <text:p>4.89999999999994</text:p>
              </table:table-cell>
              <table:table-cell office:value-type="float" office:value="13.0473442077637">
                <text:p>13.0473442077637</text:p>
              </table:table-cell>
              <table:table-cell office:value-type="float" office:value="7.1999999999999">
                <text:p>7.1999999999999</text:p>
              </table:table-cell>
              <table:table-cell office:value-type="float" office:value="6.48999500274658">
                <text:p>6.489995002746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0999999999994">
                <text:p>4.90999999999994</text:p>
              </table:table-cell>
              <table:table-cell office:value-type="float" office:value="13.9549932479858">
                <text:p>13.9549932479858</text:p>
              </table:table-cell>
              <table:table-cell office:value-type="float" office:value="7.2099999999999">
                <text:p>7.2099999999999</text:p>
              </table:table-cell>
              <table:table-cell office:value-type="float" office:value="6.06069755554199">
                <text:p>6.0606975555419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1999999999994">
                <text:p>4.91999999999994</text:p>
              </table:table-cell>
              <table:table-cell office:value-type="float" office:value="15.4424819946289">
                <text:p>15.4424819946289</text:p>
              </table:table-cell>
              <table:table-cell office:value-type="float" office:value="7.2199999999999">
                <text:p>7.2199999999999</text:p>
              </table:table-cell>
              <table:table-cell office:value-type="float" office:value="5.42765665054321">
                <text:p>5.427656650543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2999999999994">
                <text:p>4.92999999999994</text:p>
              </table:table-cell>
              <table:table-cell office:value-type="float" office:value="16.5182838439941">
                <text:p>16.5182838439941</text:p>
              </table:table-cell>
              <table:table-cell office:value-type="float" office:value="7.2299999999999">
                <text:p>7.2299999999999</text:p>
              </table:table-cell>
              <table:table-cell office:value-type="float" office:value="4.91744995117188">
                <text:p>4.917449951171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3999999999994">
                <text:p>4.93999999999994</text:p>
              </table:table-cell>
              <table:table-cell office:value-type="float" office:value="18.2825984954834">
                <text:p>18.2825984954834</text:p>
              </table:table-cell>
              <table:table-cell office:value-type="float" office:value="7.2399999999999">
                <text:p>7.2399999999999</text:p>
              </table:table-cell>
              <table:table-cell office:value-type="float" office:value="4.02389907836914">
                <text:p>4.023899078369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4999999999994">
                <text:p>4.94999999999994</text:p>
              </table:table-cell>
              <table:table-cell office:value-type="float" office:value="19.5573024749756">
                <text:p>19.5573024749756</text:p>
              </table:table-cell>
              <table:table-cell office:value-type="float" office:value="7.2499999999999">
                <text:p>7.2499999999999</text:p>
              </table:table-cell>
              <table:table-cell office:value-type="float" office:value="3.23141288757324">
                <text:p>3.231412887573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5999999999994">
                <text:p>4.95999999999994</text:p>
              </table:table-cell>
              <table:table-cell office:value-type="float" office:value="21.6505908966064">
                <text:p>21.6505908966064</text:p>
              </table:table-cell>
              <table:table-cell office:value-type="float" office:value="7.2599999999999">
                <text:p>7.2599999999999</text:p>
              </table:table-cell>
              <table:table-cell office:value-type="float" office:value="1.98516798019409">
                <text:p>1.9851679801940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6999999999994">
                <text:p>4.96999999999994</text:p>
              </table:table-cell>
              <table:table-cell office:value-type="float" office:value="23.1590766906738">
                <text:p>23.1590766906738</text:p>
              </table:table-cell>
              <table:table-cell office:value-type="float" office:value="7.2699999999999">
                <text:p>7.2699999999999</text:p>
              </table:table-cell>
              <table:table-cell office:value-type="float" office:value="1.20393359661102">
                <text:p>1.2039335966110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7999999999994">
                <text:p>4.97999999999994</text:p>
              </table:table-cell>
              <table:table-cell office:value-type="float" office:value="25.6363773345947">
                <text:p>25.6363773345947</text:p>
              </table:table-cell>
              <table:table-cell office:value-type="float" office:value="7.27999999999989">
                <text:p>7.27999999999989</text:p>
              </table:table-cell>
              <table:table-cell office:value-type="float" office:value="0.0843056365847588">
                <text:p>0.08430563658475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8999999999994">
                <text:p>4.98999999999994</text:p>
              </table:table-cell>
              <table:table-cell office:value-type="float" office:value="27.4232940673828">
                <text:p>27.4232940673828</text:p>
              </table:table-cell>
              <table:table-cell office:value-type="float" office:value="7.28999999999989">
                <text:p>7.28999999999989</text:p>
              </table:table-cell>
              <table:table-cell office:value-type="float" office:value="-0.575304746627808">
                <text:p>-0.57530474662780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.99999999999994">
                <text:p>4.99999999999994</text:p>
              </table:table-cell>
              <table:table-cell office:value-type="float" office:value="30.3129272460937">
                <text:p>30.3129272460937</text:p>
              </table:table-cell>
              <table:table-cell office:value-type="float" office:value="7.29999999999989">
                <text:p>7.29999999999989</text:p>
              </table:table-cell>
              <table:table-cell office:value-type="float" office:value="-1.42593860626221">
                <text:p>-1.4259386062622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0999999999994">
                <text:p>5.00999999999994</text:p>
              </table:table-cell>
              <table:table-cell office:value-type="float" office:value="32.4090003967285">
                <text:p>32.4090003967285</text:p>
              </table:table-cell>
              <table:table-cell office:value-type="float" office:value="7.30999999999989">
                <text:p>7.30999999999989</text:p>
              </table:table-cell>
              <table:table-cell office:value-type="float" office:value="-1.8993673324585">
                <text:p>-1.899367332458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1999999999994">
                <text:p>5.01999999999994</text:p>
              </table:table-cell>
              <table:table-cell office:value-type="float" office:value="35.8335418701172">
                <text:p>35.8335418701172</text:p>
              </table:table-cell>
              <table:table-cell office:value-type="float" office:value="7.31999999999989">
                <text:p>7.31999999999989</text:p>
              </table:table-cell>
              <table:table-cell office:value-type="float" office:value="-2.50967407226562">
                <text:p>-2.5096740722656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2999999999994">
                <text:p>5.02999999999994</text:p>
              </table:table-cell>
              <table:table-cell office:value-type="float" office:value="38.3105506896973">
                <text:p>38.3105506896973</text:p>
              </table:table-cell>
              <table:table-cell office:value-type="float" office:value="7.32999999999989">
                <text:p>7.32999999999989</text:p>
              </table:table-cell>
              <table:table-cell office:value-type="float" office:value="-2.87397050857544">
                <text:p>-2.8739705085754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3999999999994">
                <text:p>5.03999999999994</text:p>
              </table:table-cell>
              <table:table-cell office:value-type="float" office:value="42.3322105407715">
                <text:p>42.3322105407715</text:p>
              </table:table-cell>
              <table:table-cell office:value-type="float" office:value="7.33999999999989">
                <text:p>7.33999999999989</text:p>
              </table:table-cell>
              <table:table-cell office:value-type="float" office:value="-3.3093581199646">
                <text:p>-3.30935811996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4999999999994">
                <text:p>5.04999999999994</text:p>
              </table:table-cell>
              <table:table-cell office:value-type="float" office:value="45.2498550415039">
                <text:p>45.2498550415039</text:p>
              </table:table-cell>
              <table:table-cell office:value-type="float" office:value="7.34999999999989">
                <text:p>7.34999999999989</text:p>
              </table:table-cell>
              <table:table-cell office:value-type="float" office:value="-3.49559044837952">
                <text:p>-3.4955904483795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5999999999994">
                <text:p>5.05999999999994</text:p>
              </table:table-cell>
              <table:table-cell office:value-type="float" office:value="50.0684509277344">
                <text:p>50.0684509277344</text:p>
              </table:table-cell>
              <table:table-cell office:value-type="float" office:value="7.35999999999989">
                <text:p>7.35999999999989</text:p>
              </table:table-cell>
              <table:table-cell office:value-type="float" office:value="-3.61668300628662">
                <text:p>-3.6166830062866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6999999999994">
                <text:p>5.06999999999994</text:p>
              </table:table-cell>
              <table:table-cell office:value-type="float" office:value="53.7656707763672">
                <text:p>53.7656707763672</text:p>
              </table:table-cell>
              <table:table-cell office:value-type="float" office:value="7.36999999999989">
                <text:p>7.36999999999989</text:p>
              </table:table-cell>
              <table:table-cell office:value-type="float" office:value="-3.60962080955505">
                <text:p>-3.609620809555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7999999999994">
                <text:p>5.07999999999994</text:p>
              </table:table-cell>
              <table:table-cell office:value-type="float" office:value="59.7236099243164">
                <text:p>59.7236099243164</text:p>
              </table:table-cell>
              <table:table-cell office:value-type="float" office:value="7.37999999999989">
                <text:p>7.37999999999989</text:p>
              </table:table-cell>
              <table:table-cell office:value-type="float" office:value="-3.49843668937683">
                <text:p>-3.498436689376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8999999999994">
                <text:p>5.08999999999994</text:p>
              </table:table-cell>
              <table:table-cell office:value-type="float" office:value="63.9990196228027">
                <text:p>63.9990196228027</text:p>
              </table:table-cell>
              <table:table-cell office:value-type="float" office:value="7.38999999999989">
                <text:p>7.38999999999989</text:p>
              </table:table-cell>
              <table:table-cell office:value-type="float" office:value="-3.36235046386719">
                <text:p>-3.3623504638671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09999999999994">
                <text:p>5.09999999999994</text:p>
              </table:table-cell>
              <table:table-cell office:value-type="float" office:value="70.8811645507813">
                <text:p>70.8811645507813</text:p>
              </table:table-cell>
              <table:table-cell office:value-type="float" office:value="7.39999999999989">
                <text:p>7.39999999999989</text:p>
              </table:table-cell>
              <table:table-cell office:value-type="float" office:value="-3.12641668319702">
                <text:p>-3.1264166831970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0999999999994">
                <text:p>5.10999999999994</text:p>
              </table:table-cell>
              <table:table-cell office:value-type="float" office:value="75.2304306030274">
                <text:p>75.2304306030274</text:p>
              </table:table-cell>
              <table:table-cell office:value-type="float" office:value="7.40999999999989">
                <text:p>7.40999999999989</text:p>
              </table:table-cell>
              <table:table-cell office:value-type="float" office:value="-2.98063373565674">
                <text:p>-2.9806337356567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1999999999994">
                <text:p>5.11999999999994</text:p>
              </table:table-cell>
              <table:table-cell office:value-type="float" office:value="76.7524795532227">
                <text:p>76.7524795532227</text:p>
              </table:table-cell>
              <table:table-cell office:value-type="float" office:value="7.41999999999989">
                <text:p>7.41999999999989</text:p>
              </table:table-cell>
              <table:table-cell office:value-type="float" office:value="-2.75045204162598">
                <text:p>-2.7504520416259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2999999999994">
                <text:p>5.12999999999994</text:p>
              </table:table-cell>
              <table:table-cell office:value-type="float" office:value="73.2967834472656">
                <text:p>73.2967834472656</text:p>
              </table:table-cell>
              <table:table-cell office:value-type="float" office:value="7.42999999999989">
                <text:p>7.42999999999989</text:p>
              </table:table-cell>
              <table:table-cell office:value-type="float" office:value="-2.57901930809021">
                <text:p>-2.5790193080902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3999999999994">
                <text:p>5.13999999999994</text:p>
              </table:table-cell>
              <table:table-cell office:value-type="float" office:value="71.0842666625977">
                <text:p>71.0842666625977</text:p>
              </table:table-cell>
              <table:table-cell office:value-type="float" office:value="7.43999999999989">
                <text:p>7.43999999999989</text:p>
              </table:table-cell>
              <table:table-cell office:value-type="float" office:value="-2.3194272518158">
                <text:p>-2.31942725181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4999999999993">
                <text:p>5.14999999999993</text:p>
              </table:table-cell>
              <table:table-cell office:value-type="float" office:value="71.0614318847656">
                <text:p>71.0614318847656</text:p>
              </table:table-cell>
              <table:table-cell office:value-type="float" office:value="7.44999999999989">
                <text:p>7.44999999999989</text:p>
              </table:table-cell>
              <table:table-cell office:value-type="float" office:value="-2.13868451118469">
                <text:p>-2.1386845111846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5999999999993">
                <text:p>5.15999999999993</text:p>
              </table:table-cell>
              <table:table-cell office:value-type="float" office:value="67.058349609375">
                <text:p>67.058349609375</text:p>
              </table:table-cell>
              <table:table-cell office:value-type="float" office:value="7.45999999999989">
                <text:p>7.45999999999989</text:p>
              </table:table-cell>
              <table:table-cell office:value-type="float" office:value="-1.88430225849152">
                <text:p>-1.8843022584915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6999999999993">
                <text:p>5.16999999999993</text:p>
              </table:table-cell>
              <table:table-cell office:value-type="float" office:value="68.9897155761719">
                <text:p>68.9897155761719</text:p>
              </table:table-cell>
              <table:table-cell office:value-type="float" office:value="7.46999999999989">
                <text:p>7.46999999999989</text:p>
              </table:table-cell>
              <table:table-cell office:value-type="float" office:value="-1.73562347888947">
                <text:p>-1.7356234788894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7999999999993">
                <text:p>5.17999999999993</text:p>
              </table:table-cell>
              <table:table-cell office:value-type="float" office:value="66.3714981079102">
                <text:p>66.3714981079102</text:p>
              </table:table-cell>
              <table:table-cell office:value-type="float" office:value="7.47999999999989">
                <text:p>7.47999999999989</text:p>
              </table:table-cell>
              <table:table-cell office:value-type="float" office:value="-1.50923871994019">
                <text:p>-1.5092387199401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8999999999993">
                <text:p>5.18999999999993</text:p>
              </table:table-cell>
              <table:table-cell office:value-type="float" office:value="67.2973937988281">
                <text:p>67.2973937988281</text:p>
              </table:table-cell>
              <table:table-cell office:value-type="float" office:value="7.48999999999989">
                <text:p>7.48999999999989</text:p>
              </table:table-cell>
              <table:table-cell office:value-type="float" office:value="-1.33485889434814">
                <text:p>-1.334858894348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19999999999993">
                <text:p>5.19999999999993</text:p>
              </table:table-cell>
              <table:table-cell office:value-type="float" office:value="67.9068908691406">
                <text:p>67.9068908691406</text:p>
              </table:table-cell>
              <table:table-cell office:value-type="float" office:value="7.49999999999989">
                <text:p>7.49999999999989</text:p>
              </table:table-cell>
              <table:table-cell office:value-type="float" office:value="-1.07623469829559">
                <text:p>-1.0762346982955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0999999999993">
                <text:p>5.20999999999993</text:p>
              </table:table-cell>
              <table:table-cell office:value-type="float" office:value="67.1312866210937">
                <text:p>67.1312866210937</text:p>
              </table:table-cell>
              <table:table-cell office:value-type="float" office:value="7.50999999999989">
                <text:p>7.50999999999989</text:p>
              </table:table-cell>
              <table:table-cell office:value-type="float" office:value="-0.944845676422119">
                <text:p>-0.9448456764221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1999999999993">
                <text:p>5.21999999999993</text:p>
              </table:table-cell>
              <table:table-cell office:value-type="float" office:value="70.3133163452148">
                <text:p>70.3133163452148</text:p>
              </table:table-cell>
              <table:table-cell office:value-type="float" office:value="7.51999999999989">
                <text:p>7.51999999999989</text:p>
              </table:table-cell>
              <table:table-cell office:value-type="float" office:value="-0.798487722873688">
                <text:p>-0.79848772287368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2999999999993">
                <text:p>5.22999999999993</text:p>
              </table:table-cell>
              <table:table-cell office:value-type="float" office:value="69.6517028808594">
                <text:p>69.6517028808594</text:p>
              </table:table-cell>
              <table:table-cell office:value-type="float" office:value="7.52999999999989">
                <text:p>7.52999999999989</text:p>
              </table:table-cell>
              <table:table-cell office:value-type="float" office:value="-0.702629148960114">
                <text:p>-0.7026291489601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3999999999993">
                <text:p>5.23999999999993</text:p>
              </table:table-cell>
              <table:table-cell office:value-type="float" office:value="73.2948150634766">
                <text:p>73.2948150634766</text:p>
              </table:table-cell>
              <table:table-cell office:value-type="float" office:value="7.53999999999989">
                <text:p>7.53999999999989</text:p>
              </table:table-cell>
              <table:table-cell office:value-type="float" office:value="-0.574622213840485">
                <text:p>-0.57462221384048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4999999999993">
                <text:p>5.24999999999993</text:p>
              </table:table-cell>
              <table:table-cell office:value-type="float" office:value="74.8836669921875">
                <text:p>74.8836669921875</text:p>
              </table:table-cell>
              <table:table-cell office:value-type="float" office:value="7.54999999999989">
                <text:p>7.54999999999989</text:p>
              </table:table-cell>
              <table:table-cell office:value-type="float" office:value="-0.523206651210785">
                <text:p>-0.52320665121078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5999999999993">
                <text:p>5.25999999999993</text:p>
              </table:table-cell>
              <table:table-cell office:value-type="float" office:value="76.6569061279297">
                <text:p>76.6569061279297</text:p>
              </table:table-cell>
              <table:table-cell office:value-type="float" office:value="7.55999999999989">
                <text:p>7.55999999999989</text:p>
              </table:table-cell>
              <table:table-cell office:value-type="float" office:value="-0.478826224803925">
                <text:p>-0.4788262248039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6999999999993">
                <text:p>5.26999999999993</text:p>
              </table:table-cell>
              <table:table-cell office:value-type="float" office:value="74.3868789672852">
                <text:p>74.3868789672852</text:p>
              </table:table-cell>
              <table:table-cell office:value-type="float" office:value="7.56999999999989">
                <text:p>7.56999999999989</text:p>
              </table:table-cell>
              <table:table-cell office:value-type="float" office:value="-0.484477788209915">
                <text:p>-0.48447778820991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7999999999993">
                <text:p>5.27999999999993</text:p>
              </table:table-cell>
              <table:table-cell office:value-type="float" office:value="74.4378433227539">
                <text:p>74.4378433227539</text:p>
              </table:table-cell>
              <table:table-cell office:value-type="float" office:value="7.57999999999989">
                <text:p>7.57999999999989</text:p>
              </table:table-cell>
              <table:table-cell office:value-type="float" office:value="-0.569475829601288">
                <text:p>-0.5694758296012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8999999999993">
                <text:p>5.28999999999993</text:p>
              </table:table-cell>
              <table:table-cell office:value-type="float" office:value="73.4056091308594">
                <text:p>73.4056091308594</text:p>
              </table:table-cell>
              <table:table-cell office:value-type="float" office:value="7.58999999999989">
                <text:p>7.58999999999989</text:p>
              </table:table-cell>
              <table:table-cell office:value-type="float" office:value="-0.662163019180298">
                <text:p>-0.6621630191802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29999999999993">
                <text:p>5.29999999999993</text:p>
              </table:table-cell>
              <table:table-cell office:value-type="float" office:value="72.5510635375977">
                <text:p>72.5510635375977</text:p>
              </table:table-cell>
              <table:table-cell office:value-type="float" office:value="7.59999999999989">
                <text:p>7.59999999999989</text:p>
              </table:table-cell>
              <table:table-cell office:value-type="float" office:value="-0.803819894790649">
                <text:p>-0.80381989479064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0999999999993">
                <text:p>5.30999999999993</text:p>
              </table:table-cell>
              <table:table-cell office:value-type="float" office:value="72.7424850463867">
                <text:p>72.7424850463867</text:p>
              </table:table-cell>
              <table:table-cell office:value-type="float" office:value="7.60999999999989">
                <text:p>7.60999999999989</text:p>
              </table:table-cell>
              <table:table-cell office:value-type="float" office:value="-0.875121593475342">
                <text:p>-0.87512159347534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1999999999993">
                <text:p>5.31999999999993</text:p>
              </table:table-cell>
              <table:table-cell office:value-type="float" office:value="72.7521209716797">
                <text:p>72.7521209716797</text:p>
              </table:table-cell>
              <table:table-cell office:value-type="float" office:value="7.61999999999989">
                <text:p>7.61999999999989</text:p>
              </table:table-cell>
              <table:table-cell office:value-type="float" office:value="-0.920880138874054">
                <text:p>-0.92088013887405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2999999999993">
                <text:p>5.32999999999993</text:p>
              </table:table-cell>
              <table:table-cell office:value-type="float" office:value="73.6003341674805">
                <text:p>73.6003341674805</text:p>
              </table:table-cell>
              <table:table-cell office:value-type="float" office:value="7.62999999999989">
                <text:p>7.62999999999989</text:p>
              </table:table-cell>
              <table:table-cell office:value-type="float" office:value="-0.907465219497681">
                <text:p>-0.90746521949768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3999999999993">
                <text:p>5.33999999999993</text:p>
              </table:table-cell>
              <table:table-cell office:value-type="float" office:value="74.5300827026367">
                <text:p>74.5300827026367</text:p>
              </table:table-cell>
              <table:table-cell office:value-type="float" office:value="7.63999999999989">
                <text:p>7.63999999999989</text:p>
              </table:table-cell>
              <table:table-cell office:value-type="float" office:value="-0.870055496692658">
                <text:p>-0.8700554966926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4999999999993">
                <text:p>5.34999999999993</text:p>
              </table:table-cell>
              <table:table-cell office:value-type="float" office:value="74.9426803588867">
                <text:p>74.9426803588867</text:p>
              </table:table-cell>
              <table:table-cell office:value-type="float" office:value="7.64999999999989">
                <text:p>7.64999999999989</text:p>
              </table:table-cell>
              <table:table-cell office:value-type="float" office:value="-0.853146374225616">
                <text:p>-0.8531463742256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5999999999993">
                <text:p>5.35999999999993</text:p>
              </table:table-cell>
              <table:table-cell office:value-type="float" office:value="75.2431488037109">
                <text:p>75.2431488037109</text:p>
              </table:table-cell>
              <table:table-cell office:value-type="float" office:value="7.65999999999989">
                <text:p>7.65999999999989</text:p>
              </table:table-cell>
              <table:table-cell office:value-type="float" office:value="-0.853273808956146">
                <text:p>-0.85327380895614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6999999999993">
                <text:p>5.36999999999993</text:p>
              </table:table-cell>
              <table:table-cell office:value-type="float" office:value="74.3106689453125">
                <text:p>74.3106689453125</text:p>
              </table:table-cell>
              <table:table-cell office:value-type="float" office:value="7.66999999999989">
                <text:p>7.66999999999989</text:p>
              </table:table-cell>
              <table:table-cell office:value-type="float" office:value="-0.875114023685455">
                <text:p>-0.8751140236854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7999999999993">
                <text:p>5.37999999999993</text:p>
              </table:table-cell>
              <table:table-cell office:value-type="float" office:value="74.397087097168">
                <text:p>74.397087097168</text:p>
              </table:table-cell>
              <table:table-cell office:value-type="float" office:value="7.67999999999989">
                <text:p>7.67999999999989</text:p>
              </table:table-cell>
              <table:table-cell office:value-type="float" office:value="-0.934340178966522">
                <text:p>-0.9343401789665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8999999999993">
                <text:p>5.38999999999993</text:p>
              </table:table-cell>
              <table:table-cell office:value-type="float" office:value="74.3624420166016">
                <text:p>74.3624420166016</text:p>
              </table:table-cell>
              <table:table-cell office:value-type="float" office:value="7.68999999999989">
                <text:p>7.68999999999989</text:p>
              </table:table-cell>
              <table:table-cell office:value-type="float" office:value="-0.974463820457458">
                <text:p>-0.97446382045745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39999999999993">
                <text:p>5.39999999999993</text:p>
              </table:table-cell>
              <table:table-cell office:value-type="float" office:value="74.308479309082">
                <text:p>74.308479309082</text:p>
              </table:table-cell>
              <table:table-cell office:value-type="float" office:value="7.69999999999989">
                <text:p>7.69999999999989</text:p>
              </table:table-cell>
              <table:table-cell office:value-type="float" office:value="-1.0086715221405">
                <text:p>-1.00867152214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0999999999993">
                <text:p>5.40999999999993</text:p>
              </table:table-cell>
              <table:table-cell office:value-type="float" office:value="74.9595336914063">
                <text:p>74.9595336914063</text:p>
              </table:table-cell>
              <table:table-cell office:value-type="float" office:value="7.70999999999989">
                <text:p>7.70999999999989</text:p>
              </table:table-cell>
              <table:table-cell office:value-type="float" office:value="-1.02003800868988">
                <text:p>-1.020038008689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1999999999993">
                <text:p>5.41999999999993</text:p>
              </table:table-cell>
              <table:table-cell office:value-type="float" office:value="74.9686889648438">
                <text:p>74.9686889648438</text:p>
              </table:table-cell>
              <table:table-cell office:value-type="float" office:value="7.71999999999989">
                <text:p>7.71999999999989</text:p>
              </table:table-cell>
              <table:table-cell office:value-type="float" office:value="-1.03996074199677">
                <text:p>-1.0399607419967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2999999999993">
                <text:p>5.42999999999993</text:p>
              </table:table-cell>
              <table:table-cell office:value-type="float" office:value="75.1089706420899">
                <text:p>75.1089706420899</text:p>
              </table:table-cell>
              <table:table-cell office:value-type="float" office:value="7.72999999999989">
                <text:p>7.72999999999989</text:p>
              </table:table-cell>
              <table:table-cell office:value-type="float" office:value="-1.05404782295227">
                <text:p>-1.054047822952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3999999999993">
                <text:p>5.43999999999993</text:p>
              </table:table-cell>
              <table:table-cell office:value-type="float" office:value="74.7935180664063">
                <text:p>74.7935180664063</text:p>
              </table:table-cell>
              <table:table-cell office:value-type="float" office:value="7.73999999999989">
                <text:p>7.73999999999989</text:p>
              </table:table-cell>
              <table:table-cell office:value-type="float" office:value="-1.03574454784393">
                <text:p>-1.0357445478439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4999999999993">
                <text:p>5.44999999999993</text:p>
              </table:table-cell>
              <table:table-cell office:value-type="float" office:value="75.0625915527344">
                <text:p>75.0625915527344</text:p>
              </table:table-cell>
              <table:table-cell office:value-type="float" office:value="7.74999999999988">
                <text:p>7.74999999999988</text:p>
              </table:table-cell>
              <table:table-cell office:value-type="float" office:value="-0.99099850654602">
                <text:p>-0.990998506546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5999999999993">
                <text:p>5.45999999999993</text:p>
              </table:table-cell>
              <table:table-cell office:value-type="float" office:value="75.0731658935547">
                <text:p>75.0731658935547</text:p>
              </table:table-cell>
              <table:table-cell office:value-type="float" office:value="7.75999999999988">
                <text:p>7.75999999999988</text:p>
              </table:table-cell>
              <table:table-cell office:value-type="float" office:value="-0.904938817024231">
                <text:p>-0.90493881702423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6999999999993">
                <text:p>5.46999999999993</text:p>
              </table:table-cell>
              <table:table-cell office:value-type="float" office:value="75.0755233764648">
                <text:p>75.0755233764648</text:p>
              </table:table-cell>
              <table:table-cell office:value-type="float" office:value="7.76999999999988">
                <text:p>7.76999999999988</text:p>
              </table:table-cell>
              <table:table-cell office:value-type="float" office:value="-0.846525549888611">
                <text:p>-0.8465255498886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7999999999993">
                <text:p>5.47999999999993</text:p>
              </table:table-cell>
              <table:table-cell office:value-type="float" office:value="75.0714645385742">
                <text:p>75.0714645385742</text:p>
              </table:table-cell>
              <table:table-cell office:value-type="float" office:value="7.77999999999988">
                <text:p>7.77999999999988</text:p>
              </table:table-cell>
              <table:table-cell office:value-type="float" office:value="-0.747274816036224">
                <text:p>-0.74727481603622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8999999999993">
                <text:p>5.48999999999993</text:p>
              </table:table-cell>
              <table:table-cell office:value-type="float" office:value="75.094108581543">
                <text:p>75.094108581543</text:p>
              </table:table-cell>
              <table:table-cell office:value-type="float" office:value="7.78999999999988">
                <text:p>7.78999999999988</text:p>
              </table:table-cell>
              <table:table-cell office:value-type="float" office:value="-0.695062398910522">
                <text:p>-0.6950623989105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49999999999993">
                <text:p>5.49999999999993</text:p>
              </table:table-cell>
              <table:table-cell office:value-type="float" office:value="75.0726699829102">
                <text:p>75.0726699829102</text:p>
              </table:table-cell>
              <table:table-cell office:value-type="float" office:value="7.79999999999988">
                <text:p>7.79999999999988</text:p>
              </table:table-cell>
              <table:table-cell office:value-type="float" office:value="-0.680774033069611">
                <text:p>-0.6807740330696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0999999999993">
                <text:p>5.50999999999993</text:p>
              </table:table-cell>
              <table:table-cell office:value-type="float" office:value="75.1113433837891">
                <text:p>75.1113433837891</text:p>
              </table:table-cell>
              <table:table-cell office:value-type="float" office:value="7.80999999999988">
                <text:p>7.80999999999988</text:p>
              </table:table-cell>
              <table:table-cell office:value-type="float" office:value="-0.718802690505981">
                <text:p>-0.71880269050598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1999999999993">
                <text:p>5.51999999999993</text:p>
              </table:table-cell>
              <table:table-cell office:value-type="float" office:value="75.0914077758789">
                <text:p>75.0914077758789</text:p>
              </table:table-cell>
              <table:table-cell office:value-type="float" office:value="7.81999999999988">
                <text:p>7.81999999999988</text:p>
              </table:table-cell>
              <table:table-cell office:value-type="float" office:value="-0.816084504127502">
                <text:p>-0.81608450412750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2999999999993">
                <text:p>5.52999999999993</text:p>
              </table:table-cell>
              <table:table-cell office:value-type="float" office:value="75.0716857910156">
                <text:p>75.0716857910156</text:p>
              </table:table-cell>
              <table:table-cell office:value-type="float" office:value="7.82999999999988">
                <text:p>7.82999999999988</text:p>
              </table:table-cell>
              <table:table-cell office:value-type="float" office:value="-0.879791855812073">
                <text:p>-0.87979185581207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3999999999993">
                <text:p>5.53999999999993</text:p>
              </table:table-cell>
              <table:table-cell office:value-type="float" office:value="75.0829696655273">
                <text:p>75.0829696655273</text:p>
              </table:table-cell>
              <table:table-cell office:value-type="float" office:value="7.83999999999988">
                <text:p>7.83999999999988</text:p>
              </table:table-cell>
              <table:table-cell office:value-type="float" office:value="-0.944181442260742">
                <text:p>-0.9441814422607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4999999999993">
                <text:p>5.54999999999993</text:p>
              </table:table-cell>
              <table:table-cell office:value-type="float" office:value="75.0862121582031">
                <text:p>75.0862121582031</text:p>
              </table:table-cell>
              <table:table-cell office:value-type="float" office:value="7.84999999999988">
                <text:p>7.84999999999988</text:p>
              </table:table-cell>
              <table:table-cell office:value-type="float" office:value="-0.97154825925827">
                <text:p>-0.971548259258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5999999999993">
                <text:p>5.55999999999993</text:p>
              </table:table-cell>
              <table:table-cell office:value-type="float" office:value="75.0882263183594">
                <text:p>75.0882263183594</text:p>
              </table:table-cell>
              <table:table-cell office:value-type="float" office:value="7.85999999999988">
                <text:p>7.85999999999988</text:p>
              </table:table-cell>
              <table:table-cell office:value-type="float" office:value="-1.03665661811829">
                <text:p>-1.0366566181182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6999999999993">
                <text:p>5.56999999999993</text:p>
              </table:table-cell>
              <table:table-cell office:value-type="float" office:value="75.0931243896484">
                <text:p>75.0931243896484</text:p>
              </table:table-cell>
              <table:table-cell office:value-type="float" office:value="7.86999999999988">
                <text:p>7.86999999999988</text:p>
              </table:table-cell>
              <table:table-cell office:value-type="float" office:value="-1.09900081157684">
                <text:p>-1.099000811576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7999999999993">
                <text:p>5.57999999999993</text:p>
              </table:table-cell>
              <table:table-cell office:value-type="float" office:value="75.0956420898438">
                <text:p>75.0956420898438</text:p>
              </table:table-cell>
              <table:table-cell office:value-type="float" office:value="7.87999999999988">
                <text:p>7.87999999999988</text:p>
              </table:table-cell>
              <table:table-cell office:value-type="float" office:value="-1.23196041584015">
                <text:p>-1.231960415840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8999999999993">
                <text:p>5.58999999999993</text:p>
              </table:table-cell>
              <table:table-cell office:value-type="float" office:value="75.0976791381836">
                <text:p>75.0976791381836</text:p>
              </table:table-cell>
              <table:table-cell office:value-type="float" office:value="7.88999999999988">
                <text:p>7.88999999999988</text:p>
              </table:table-cell>
              <table:table-cell office:value-type="float" office:value="-1.33814704418182">
                <text:p>-1.3381470441818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59999999999993">
                <text:p>5.59999999999993</text:p>
              </table:table-cell>
              <table:table-cell office:value-type="float" office:value="75.0993118286133">
                <text:p>75.0993118286133</text:p>
              </table:table-cell>
              <table:table-cell office:value-type="float" office:value="7.89999999999988">
                <text:p>7.89999999999988</text:p>
              </table:table-cell>
              <table:table-cell office:value-type="float" office:value="-1.49211037158966">
                <text:p>-1.492110371589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0999999999993">
                <text:p>5.60999999999993</text:p>
              </table:table-cell>
              <table:table-cell office:value-type="float" office:value="75.1015167236328">
                <text:p>75.1015167236328</text:p>
              </table:table-cell>
              <table:table-cell office:value-type="float" office:value="7.90999999999988">
                <text:p>7.90999999999988</text:p>
              </table:table-cell>
              <table:table-cell office:value-type="float" office:value="-1.56580519676209">
                <text:p>-1.565805196762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1999999999992">
                <text:p>5.61999999999992</text:p>
              </table:table-cell>
              <table:table-cell office:value-type="float" office:value="75.1040267944336">
                <text:p>75.1040267944336</text:p>
              </table:table-cell>
              <table:table-cell office:value-type="float" office:value="7.91999999999988">
                <text:p>7.91999999999988</text:p>
              </table:table-cell>
              <table:table-cell office:value-type="float" office:value="-1.67562627792358">
                <text:p>-1.6756262779235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2999999999992">
                <text:p>5.62999999999992</text:p>
              </table:table-cell>
              <table:table-cell office:value-type="float" office:value="75.1058807373047">
                <text:p>75.1058807373047</text:p>
              </table:table-cell>
              <table:table-cell office:value-type="float" office:value="7.92999999999988">
                <text:p>7.92999999999988</text:p>
              </table:table-cell>
              <table:table-cell office:value-type="float" office:value="-1.7655280828476">
                <text:p>-1.765528082847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3999999999992">
                <text:p>5.63999999999992</text:p>
              </table:table-cell>
              <table:table-cell office:value-type="float" office:value="75.1090927124023">
                <text:p>75.1090927124023</text:p>
              </table:table-cell>
              <table:table-cell office:value-type="float" office:value="7.93999999999988">
                <text:p>7.93999999999988</text:p>
              </table:table-cell>
              <table:table-cell office:value-type="float" office:value="-1.89853310585022">
                <text:p>-1.8985331058502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4999999999992">
                <text:p>5.64999999999992</text:p>
              </table:table-cell>
              <table:table-cell office:value-type="float" office:value="75.1101913452149">
                <text:p>75.1101913452149</text:p>
              </table:table-cell>
              <table:table-cell office:value-type="float" office:value="7.94999999999988">
                <text:p>7.94999999999988</text:p>
              </table:table-cell>
              <table:table-cell office:value-type="float" office:value="-1.97476983070374">
                <text:p>-1.9747698307037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5999999999992">
                <text:p>5.65999999999992</text:p>
              </table:table-cell>
              <table:table-cell office:value-type="float" office:value="75.1129989624023">
                <text:p>75.1129989624023</text:p>
              </table:table-cell>
              <table:table-cell office:value-type="float" office:value="7.95999999999988">
                <text:p>7.95999999999988</text:p>
              </table:table-cell>
              <table:table-cell office:value-type="float" office:value="-2.06399321556091">
                <text:p>-2.0639932155609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6999999999992">
                <text:p>5.66999999999992</text:p>
              </table:table-cell>
              <table:table-cell office:value-type="float" office:value="75.1150131225586">
                <text:p>75.1150131225586</text:p>
              </table:table-cell>
              <table:table-cell office:value-type="float" office:value="7.96999999999988">
                <text:p>7.96999999999988</text:p>
              </table:table-cell>
              <table:table-cell office:value-type="float" office:value="-2.09743285179138">
                <text:p>-2.0974328517913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7999999999992">
                <text:p>5.67999999999992</text:p>
              </table:table-cell>
              <table:table-cell office:value-type="float" office:value="75.1176910400391">
                <text:p>75.1176910400391</text:p>
              </table:table-cell>
              <table:table-cell office:value-type="float" office:value="7.97999999999988">
                <text:p>7.97999999999988</text:p>
              </table:table-cell>
              <table:table-cell office:value-type="float" office:value="-2.11472415924072">
                <text:p>-2.114724159240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8999999999992">
                <text:p>5.68999999999992</text:p>
              </table:table-cell>
              <table:table-cell office:value-type="float" office:value="75.1191177368164">
                <text:p>75.1191177368164</text:p>
              </table:table-cell>
              <table:table-cell office:value-type="float" office:value="7.98999999999988">
                <text:p>7.98999999999988</text:p>
              </table:table-cell>
              <table:table-cell office:value-type="float" office:value="-2.10185503959656">
                <text:p>-2.101855039596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69999999999992">
                <text:p>5.69999999999992</text:p>
              </table:table-cell>
              <table:table-cell office:value-type="float" office:value="75.1221008300781">
                <text:p>75.1221008300781</text:p>
              </table:table-cell>
              <table:table-cell office:value-type="float" office:value="7.99999999999988">
                <text:p>7.99999999999988</text:p>
              </table:table-cell>
              <table:table-cell office:value-type="float" office:value="-2.03933835029602">
                <text:p>-2.0393383502960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0999999999992">
                <text:p>5.70999999999992</text:p>
              </table:table-cell>
              <table:table-cell office:value-type="float" office:value="75.12451171875">
                <text:p>75.12451171875</text:p>
              </table:table-cell>
              <table:table-cell office:value-type="float" office:value="8.00999999999988">
                <text:p>8.00999999999988</text:p>
              </table:table-cell>
              <table:table-cell office:value-type="float" office:value="-2.01058053970337">
                <text:p>-2.0105805397033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1999999999992">
                <text:p>5.71999999999992</text:p>
              </table:table-cell>
              <table:table-cell office:value-type="float" office:value="75.1272964477539">
                <text:p>75.1272964477539</text:p>
              </table:table-cell>
              <table:table-cell office:value-type="float" office:value="8.01999999999988">
                <text:p>8.01999999999988</text:p>
              </table:table-cell>
              <table:table-cell office:value-type="float" office:value="-1.9719842672348">
                <text:p>-1.971984267234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2999999999992">
                <text:p>5.72999999999992</text:p>
              </table:table-cell>
              <table:table-cell office:value-type="float" office:value="75.1292190551758">
                <text:p>75.1292190551758</text:p>
              </table:table-cell>
              <table:table-cell office:value-type="float" office:value="8.02999999999988">
                <text:p>8.02999999999988</text:p>
              </table:table-cell>
              <table:table-cell office:value-type="float" office:value="-1.93355774879456">
                <text:p>-1.933557748794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3999999999992">
                <text:p>5.73999999999992</text:p>
              </table:table-cell>
              <table:table-cell office:value-type="float" office:value="75.1318206787109">
                <text:p>75.1318206787109</text:p>
              </table:table-cell>
              <table:table-cell office:value-type="float" office:value="8.03999999999988">
                <text:p>8.03999999999988</text:p>
              </table:table-cell>
              <table:table-cell office:value-type="float" office:value="-1.8820858001709">
                <text:p>-1.88208580017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4999999999992">
                <text:p>5.74999999999992</text:p>
              </table:table-cell>
              <table:table-cell office:value-type="float" office:value="75.1336135864258">
                <text:p>75.1336135864258</text:p>
              </table:table-cell>
              <table:table-cell office:value-type="float" office:value="8.04999999999988">
                <text:p>8.04999999999988</text:p>
              </table:table-cell>
              <table:table-cell office:value-type="float" office:value="-1.84871876239777">
                <text:p>-1.8487187623977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5999999999992">
                <text:p>5.75999999999992</text:p>
              </table:table-cell>
              <table:table-cell office:value-type="float" office:value="75.1352920532227">
                <text:p>75.1352920532227</text:p>
              </table:table-cell>
              <table:table-cell office:value-type="float" office:value="8.05999999999988">
                <text:p>8.05999999999988</text:p>
              </table:table-cell>
              <table:table-cell office:value-type="float" office:value="-1.79430997371674">
                <text:p>-1.7943099737167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6999999999992">
                <text:p>5.76999999999992</text:p>
              </table:table-cell>
              <table:table-cell office:value-type="float" office:value="75.1370849609375">
                <text:p>75.1370849609375</text:p>
              </table:table-cell>
              <table:table-cell office:value-type="float" office:value="8.06999999999988">
                <text:p>8.06999999999988</text:p>
              </table:table-cell>
              <table:table-cell office:value-type="float" office:value="-1.76080429553986">
                <text:p>-1.760804295539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7999999999992">
                <text:p>5.77999999999992</text:p>
              </table:table-cell>
              <table:table-cell office:value-type="float" office:value="75.1402740478516">
                <text:p>75.1402740478516</text:p>
              </table:table-cell>
              <table:table-cell office:value-type="float" office:value="8.07999999999988">
                <text:p>8.07999999999988</text:p>
              </table:table-cell>
              <table:table-cell office:value-type="float" office:value="-1.66137397289276">
                <text:p>-1.661373972892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8999999999992">
                <text:p>5.78999999999992</text:p>
              </table:table-cell>
              <table:table-cell office:value-type="float" office:value="75.1425399780274">
                <text:p>75.1425399780274</text:p>
              </table:table-cell>
              <table:table-cell office:value-type="float" office:value="8.08999999999988">
                <text:p>8.08999999999988</text:p>
              </table:table-cell>
              <table:table-cell office:value-type="float" office:value="-1.54855871200562">
                <text:p>-1.5485587120056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79999999999992">
                <text:p>5.79999999999992</text:p>
              </table:table-cell>
              <table:table-cell office:value-type="float" office:value="75.1455688476563">
                <text:p>75.1455688476563</text:p>
              </table:table-cell>
              <table:table-cell office:value-type="float" office:value="8.09999999999988">
                <text:p>8.09999999999988</text:p>
              </table:table-cell>
              <table:table-cell office:value-type="float" office:value="-1.3359454870224">
                <text:p>-1.33594548702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0999999999992">
                <text:p>5.80999999999992</text:p>
              </table:table-cell>
              <table:table-cell office:value-type="float" office:value="75.1474456787109">
                <text:p>75.1474456787109</text:p>
              </table:table-cell>
              <table:table-cell office:value-type="float" office:value="8.10999999999988">
                <text:p>8.10999999999988</text:p>
              </table:table-cell>
              <table:table-cell office:value-type="float" office:value="-1.1843798160553">
                <text:p>-1.184379816055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1999999999992">
                <text:p>5.81999999999992</text:p>
              </table:table-cell>
              <table:table-cell office:value-type="float" office:value="75.1497955322266">
                <text:p>75.1497955322266</text:p>
              </table:table-cell>
              <table:table-cell office:value-type="float" office:value="8.11999999999988">
                <text:p>8.11999999999988</text:p>
              </table:table-cell>
              <table:table-cell office:value-type="float" office:value="-0.987190365791321">
                <text:p>-0.98719036579132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2999999999992">
                <text:p>5.82999999999992</text:p>
              </table:table-cell>
              <table:table-cell office:value-type="float" office:value="75.151496887207">
                <text:p>75.151496887207</text:p>
              </table:table-cell>
              <table:table-cell office:value-type="float" office:value="8.12999999999988">
                <text:p>8.12999999999988</text:p>
              </table:table-cell>
              <table:table-cell office:value-type="float" office:value="-0.8991659283638">
                <text:p>-0.89916592836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3999999999992">
                <text:p>5.83999999999992</text:p>
              </table:table-cell>
              <table:table-cell office:value-type="float" office:value="75.1545639038086">
                <text:p>75.1545639038086</text:p>
              </table:table-cell>
              <table:table-cell office:value-type="float" office:value="8.13999999999988">
                <text:p>8.13999999999988</text:p>
              </table:table-cell>
              <table:table-cell office:value-type="float" office:value="-0.812679588794708">
                <text:p>-0.8126795887947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4999999999992">
                <text:p>5.84999999999992</text:p>
              </table:table-cell>
              <table:table-cell office:value-type="float" office:value="75.1561584472656">
                <text:p>75.1561584472656</text:p>
              </table:table-cell>
              <table:table-cell office:value-type="float" office:value="8.14999999999988">
                <text:p>8.14999999999988</text:p>
              </table:table-cell>
              <table:table-cell office:value-type="float" office:value="-0.758611023426056">
                <text:p>-0.7586110234260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5999999999992">
                <text:p>5.85999999999992</text:p>
              </table:table-cell>
              <table:table-cell office:value-type="float" office:value="75.1586074829102">
                <text:p>75.1586074829102</text:p>
              </table:table-cell>
              <table:table-cell office:value-type="float" office:value="8.15999999999988">
                <text:p>8.15999999999988</text:p>
              </table:table-cell>
              <table:table-cell office:value-type="float" office:value="-0.671038210391998">
                <text:p>-0.6710382103919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6999999999992">
                <text:p>5.86999999999992</text:p>
              </table:table-cell>
              <table:table-cell office:value-type="float" office:value="75.1604232788086">
                <text:p>75.1604232788086</text:p>
              </table:table-cell>
              <table:table-cell office:value-type="float" office:value="8.16999999999988">
                <text:p>8.16999999999988</text:p>
              </table:table-cell>
              <table:table-cell office:value-type="float" office:value="-0.603507220745087">
                <text:p>-0.6035072207450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7999999999992">
                <text:p>5.87999999999992</text:p>
              </table:table-cell>
              <table:table-cell office:value-type="float" office:value="75.1632308959961">
                <text:p>75.1632308959961</text:p>
              </table:table-cell>
              <table:table-cell office:value-type="float" office:value="8.17999999999988">
                <text:p>8.17999999999988</text:p>
              </table:table-cell>
              <table:table-cell office:value-type="float" office:value="-0.482803821563721">
                <text:p>-0.4828038215637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8999999999992">
                <text:p>5.88999999999992</text:p>
              </table:table-cell>
              <table:table-cell office:value-type="float" office:value="75.1648788452148">
                <text:p>75.1648788452148</text:p>
              </table:table-cell>
              <table:table-cell office:value-type="float" office:value="8.18999999999988">
                <text:p>8.18999999999988</text:p>
              </table:table-cell>
              <table:table-cell office:value-type="float" office:value="-0.397978872060776">
                <text:p>-0.39797887206077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89999999999992">
                <text:p>5.89999999999992</text:p>
              </table:table-cell>
              <table:table-cell office:value-type="float" office:value="75.1681442260742">
                <text:p>75.1681442260742</text:p>
              </table:table-cell>
              <table:table-cell office:value-type="float" office:value="8.19999999999988">
                <text:p>8.19999999999988</text:p>
              </table:table-cell>
              <table:table-cell office:value-type="float" office:value="-0.270471602678299">
                <text:p>-0.2704716026782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0999999999992">
                <text:p>5.90999999999992</text:p>
              </table:table-cell>
              <table:table-cell office:value-type="float" office:value="75.1695709228516">
                <text:p>75.1695709228516</text:p>
              </table:table-cell>
              <table:table-cell office:value-type="float" office:value="8.20999999999988">
                <text:p>8.20999999999988</text:p>
              </table:table-cell>
              <table:table-cell office:value-type="float" office:value="-0.20065326988697">
                <text:p>-0.2006532698869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1999999999992">
                <text:p>5.91999999999992</text:p>
              </table:table-cell>
              <table:table-cell office:value-type="float" office:value="75.1725311279297">
                <text:p>75.1725311279297</text:p>
              </table:table-cell>
              <table:table-cell office:value-type="float" office:value="8.21999999999987">
                <text:p>8.21999999999987</text:p>
              </table:table-cell>
              <table:table-cell office:value-type="float" office:value="-0.111829340457916">
                <text:p>-0.1118293404579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2999999999992">
                <text:p>5.92999999999992</text:p>
              </table:table-cell>
              <table:table-cell office:value-type="float" office:value="75.1742782592774">
                <text:p>75.1742782592774</text:p>
              </table:table-cell>
              <table:table-cell office:value-type="float" office:value="8.22999999999987">
                <text:p>8.22999999999987</text:p>
              </table:table-cell>
              <table:table-cell office:value-type="float" office:value="-0.0892270356416702">
                <text:p>-0.08922703564167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3999999999992">
                <text:p>5.93999999999992</text:p>
              </table:table-cell>
              <table:table-cell office:value-type="float" office:value="75.1759414672852">
                <text:p>75.1759414672852</text:p>
              </table:table-cell>
              <table:table-cell office:value-type="float" office:value="8.23999999999987">
                <text:p>8.23999999999987</text:p>
              </table:table-cell>
              <table:table-cell office:value-type="float" office:value="-0.0964414775371552">
                <text:p>-0.09644147753715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4999999999992">
                <text:p>5.94999999999992</text:p>
              </table:table-cell>
              <table:table-cell office:value-type="float" office:value="75.177360534668">
                <text:p>75.177360534668</text:p>
              </table:table-cell>
              <table:table-cell office:value-type="float" office:value="8.24999999999987">
                <text:p>8.24999999999987</text:p>
              </table:table-cell>
              <table:table-cell office:value-type="float" office:value="-0.117334760725498">
                <text:p>-0.11733476072549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5999999999992">
                <text:p>5.95999999999992</text:p>
              </table:table-cell>
              <table:table-cell office:value-type="float" office:value="75.180534362793">
                <text:p>75.180534362793</text:p>
              </table:table-cell>
              <table:table-cell office:value-type="float" office:value="8.25999999999987">
                <text:p>8.25999999999987</text:p>
              </table:table-cell>
              <table:table-cell office:value-type="float" office:value="-0.170762717723846">
                <text:p>-0.17076271772384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6999999999992">
                <text:p>5.96999999999992</text:p>
              </table:table-cell>
              <table:table-cell office:value-type="float" office:value="75.1827697753906">
                <text:p>75.1827697753906</text:p>
              </table:table-cell>
              <table:table-cell office:value-type="float" office:value="8.26999999999987">
                <text:p>8.26999999999987</text:p>
              </table:table-cell>
              <table:table-cell office:value-type="float" office:value="-0.219608411192894">
                <text:p>-0.21960841119289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7999999999992">
                <text:p>5.97999999999992</text:p>
              </table:table-cell>
              <table:table-cell office:value-type="float" office:value="75.1858749389649">
                <text:p>75.1858749389649</text:p>
              </table:table-cell>
              <table:table-cell office:value-type="float" office:value="8.27999999999987">
                <text:p>8.27999999999987</text:p>
              </table:table-cell>
              <table:table-cell office:value-type="float" office:value="-0.289847403764725">
                <text:p>-0.2898474037647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8999999999992">
                <text:p>5.98999999999992</text:p>
              </table:table-cell>
              <table:table-cell office:value-type="float" office:value="75.1871032714844">
                <text:p>75.1871032714844</text:p>
              </table:table-cell>
              <table:table-cell office:value-type="float" office:value="8.28999999999987">
                <text:p>8.28999999999987</text:p>
              </table:table-cell>
              <table:table-cell office:value-type="float" office:value="-0.326854556798935">
                <text:p>-0.32685455679893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.99999999999992">
                <text:p>5.99999999999992</text:p>
              </table:table-cell>
              <table:table-cell office:value-type="float" office:value="75.1893081665039">
                <text:p>75.1893081665039</text:p>
              </table:table-cell>
              <table:table-cell office:value-type="float" office:value="8.29999999999987">
                <text:p>8.29999999999987</text:p>
              </table:table-cell>
              <table:table-cell office:value-type="float" office:value="-0.361705809831619">
                <text:p>-0.3617058098316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0999999999992">
                <text:p>6.00999999999992</text:p>
              </table:table-cell>
              <table:table-cell office:value-type="float" office:value="75.1905059814453">
                <text:p>75.1905059814453</text:p>
              </table:table-cell>
              <table:table-cell office:value-type="float" office:value="8.30999999999987">
                <text:p>8.30999999999987</text:p>
              </table:table-cell>
              <table:table-cell office:value-type="float" office:value="-0.373783051967621">
                <text:p>-0.37378305196762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1999999999992">
                <text:p>6.01999999999992</text:p>
              </table:table-cell>
              <table:table-cell office:value-type="float" office:value="75.1928482055664">
                <text:p>75.1928482055664</text:p>
              </table:table-cell>
              <table:table-cell office:value-type="float" office:value="8.31999999999987">
                <text:p>8.31999999999987</text:p>
              </table:table-cell>
              <table:table-cell office:value-type="float" office:value="-0.380294650793076">
                <text:p>-0.38029465079307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2999999999992">
                <text:p>6.02999999999992</text:p>
              </table:table-cell>
              <table:table-cell office:value-type="float" office:value="75.1939697265625">
                <text:p>75.1939697265625</text:p>
              </table:table-cell>
              <table:table-cell office:value-type="float" office:value="8.32999999999987">
                <text:p>8.32999999999987</text:p>
              </table:table-cell>
              <table:table-cell office:value-type="float" office:value="-0.374823123216629">
                <text:p>-0.3748231232166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3999999999992">
                <text:p>6.03999999999992</text:p>
              </table:table-cell>
              <table:table-cell office:value-type="float" office:value="75.1964797973633">
                <text:p>75.1964797973633</text:p>
              </table:table-cell>
              <table:table-cell office:value-type="float" office:value="8.33999999999987">
                <text:p>8.33999999999987</text:p>
              </table:table-cell>
              <table:table-cell office:value-type="float" office:value="-0.371059834957123">
                <text:p>-0.37105983495712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4999999999992">
                <text:p>6.04999999999992</text:p>
              </table:table-cell>
              <table:table-cell office:value-type="float" office:value="75.1978149414063">
                <text:p>75.1978149414063</text:p>
              </table:table-cell>
              <table:table-cell office:value-type="float" office:value="8.34999999999987">
                <text:p>8.34999999999987</text:p>
              </table:table-cell>
              <table:table-cell office:value-type="float" office:value="-0.380305618047714">
                <text:p>-0.3803056180477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5999999999992">
                <text:p>6.05999999999992</text:p>
              </table:table-cell>
              <table:table-cell office:value-type="float" office:value="75.2004241943359">
                <text:p>75.2004241943359</text:p>
              </table:table-cell>
              <table:table-cell office:value-type="float" office:value="8.35999999999987">
                <text:p>8.35999999999987</text:p>
              </table:table-cell>
              <table:table-cell office:value-type="float" office:value="-0.420129090547562">
                <text:p>-0.42012909054756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6999999999992">
                <text:p>6.06999999999992</text:p>
              </table:table-cell>
              <table:table-cell office:value-type="float" office:value="75.2009658813477">
                <text:p>75.2009658813477</text:p>
              </table:table-cell>
              <table:table-cell office:value-type="float" office:value="8.36999999999987">
                <text:p>8.36999999999987</text:p>
              </table:table-cell>
              <table:table-cell office:value-type="float" office:value="-0.460613965988159">
                <text:p>-0.46061396598815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7999999999992">
                <text:p>6.07999999999992</text:p>
              </table:table-cell>
              <table:table-cell office:value-type="float" office:value="75.2033996582031">
                <text:p>75.2033996582031</text:p>
              </table:table-cell>
              <table:table-cell office:value-type="float" office:value="8.37999999999987">
                <text:p>8.37999999999987</text:p>
              </table:table-cell>
              <table:table-cell office:value-type="float" office:value="-0.512560784816742">
                <text:p>-0.51256078481674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8999999999991">
                <text:p>6.08999999999991</text:p>
              </table:table-cell>
              <table:table-cell office:value-type="float" office:value="75.204948425293">
                <text:p>75.204948425293</text:p>
              </table:table-cell>
              <table:table-cell office:value-type="float" office:value="8.38999999999987">
                <text:p>8.38999999999987</text:p>
              </table:table-cell>
              <table:table-cell office:value-type="float" office:value="-0.53047913312912">
                <text:p>-0.530479133129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09999999999991">
                <text:p>6.09999999999991</text:p>
              </table:table-cell>
              <table:table-cell office:value-type="float" office:value="75.2068939208984">
                <text:p>75.2068939208984</text:p>
              </table:table-cell>
              <table:table-cell office:value-type="float" office:value="8.39999999999987">
                <text:p>8.39999999999987</text:p>
              </table:table-cell>
              <table:table-cell office:value-type="float" office:value="-0.493189007043839">
                <text:p>-0.49318900704383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0999999999991">
                <text:p>6.10999999999991</text:p>
              </table:table-cell>
              <table:table-cell office:value-type="float" office:value="75.207893371582">
                <text:p>75.207893371582</text:p>
              </table:table-cell>
              <table:table-cell office:value-type="float" office:value="8.40999999999987">
                <text:p>8.40999999999987</text:p>
              </table:table-cell>
              <table:table-cell office:value-type="float" office:value="-0.442659109830856">
                <text:p>-0.44265910983085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1999999999991">
                <text:p>6.11999999999991</text:p>
              </table:table-cell>
              <table:table-cell office:value-type="float" office:value="75.2088241577148">
                <text:p>75.2088241577148</text:p>
              </table:table-cell>
              <table:table-cell office:value-type="float" office:value="8.41999999999987">
                <text:p>8.41999999999987</text:p>
              </table:table-cell>
              <table:table-cell office:value-type="float" office:value="-0.375287383794785">
                <text:p>-0.37528738379478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2999999999991">
                <text:p>6.12999999999991</text:p>
              </table:table-cell>
              <table:table-cell office:value-type="float" office:value="75.2106094360352">
                <text:p>75.2106094360352</text:p>
              </table:table-cell>
              <table:table-cell office:value-type="float" office:value="8.42999999999987">
                <text:p>8.42999999999987</text:p>
              </table:table-cell>
              <table:table-cell office:value-type="float" office:value="-0.323293685913086">
                <text:p>-0.3232936859130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3999999999991">
                <text:p>6.13999999999991</text:p>
              </table:table-cell>
              <table:table-cell office:value-type="float" office:value="75.2130126953125">
                <text:p>75.2130126953125</text:p>
              </table:table-cell>
              <table:table-cell office:value-type="float" office:value="8.43999999999987">
                <text:p>8.43999999999987</text:p>
              </table:table-cell>
              <table:table-cell office:value-type="float" office:value="-0.23127768933773">
                <text:p>-0.2312776893377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4999999999991">
                <text:p>6.14999999999991</text:p>
              </table:table-cell>
              <table:table-cell office:value-type="float" office:value="75.2144088745117">
                <text:p>75.2144088745117</text:p>
              </table:table-cell>
              <table:table-cell office:value-type="float" office:value="8.44999999999987">
                <text:p>8.44999999999987</text:p>
              </table:table-cell>
              <table:table-cell office:value-type="float" office:value="-0.173090502619743">
                <text:p>-0.1730905026197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5999999999991">
                <text:p>6.15999999999991</text:p>
              </table:table-cell>
              <table:table-cell office:value-type="float" office:value="75.2171325683594">
                <text:p>75.2171325683594</text:p>
              </table:table-cell>
              <table:table-cell office:value-type="float" office:value="8.45999999999987">
                <text:p>8.45999999999987</text:p>
              </table:table-cell>
              <table:table-cell office:value-type="float" office:value="-0.064646527171135">
                <text:p>-0.0646465271711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6999999999991">
                <text:p>6.16999999999991</text:p>
              </table:table-cell>
              <table:table-cell office:value-type="float" office:value="75.2186965942383">
                <text:p>75.2186965942383</text:p>
              </table:table-cell>
              <table:table-cell office:value-type="float" office:value="8.46999999999987">
                <text:p>8.46999999999987</text:p>
              </table:table-cell>
              <table:table-cell office:value-type="float" office:value="0.00490731652826071">
                <text:p>0.0049073165282607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7999999999991">
                <text:p>6.17999999999991</text:p>
              </table:table-cell>
              <table:table-cell office:value-type="float" office:value="75.2215957641602">
                <text:p>75.2215957641602</text:p>
              </table:table-cell>
              <table:table-cell office:value-type="float" office:value="8.47999999999987">
                <text:p>8.47999999999987</text:p>
              </table:table-cell>
              <table:table-cell office:value-type="float" office:value="0.0558371469378471">
                <text:p>0.055837146937847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8999999999991">
                <text:p>6.18999999999991</text:p>
              </table:table-cell>
              <table:table-cell office:value-type="float" office:value="75.2226867675781">
                <text:p>75.2226867675781</text:p>
              </table:table-cell>
              <table:table-cell office:value-type="float" office:value="8.48999999999987">
                <text:p>8.48999999999987</text:p>
              </table:table-cell>
              <table:table-cell office:value-type="float" office:value="0.0706120282411575">
                <text:p>0.07061202824115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19999999999991">
                <text:p>6.19999999999991</text:p>
              </table:table-cell>
              <table:table-cell office:value-type="float" office:value="75.224983215332">
                <text:p>75.224983215332</text:p>
              </table:table-cell>
              <table:table-cell office:value-type="float" office:value="8.49999999999987">
                <text:p>8.49999999999987</text:p>
              </table:table-cell>
              <table:table-cell office:value-type="float" office:value="0.102457746863365">
                <text:p>0.10245774686336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0999999999991">
                <text:p>6.20999999999991</text:p>
              </table:table-cell>
              <table:table-cell office:value-type="float" office:value="75.2257232666016">
                <text:p>75.2257232666016</text:p>
              </table:table-cell>
              <table:table-cell office:value-type="float" office:value="8.50999999999987">
                <text:p>8.50999999999987</text:p>
              </table:table-cell>
              <table:table-cell office:value-type="float" office:value="0.130343869328499">
                <text:p>0.13034386932849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1999999999991">
                <text:p>6.21999999999991</text:p>
              </table:table-cell>
              <table:table-cell office:value-type="float" office:value="75.2272262573242">
                <text:p>75.2272262573242</text:p>
              </table:table-cell>
              <table:table-cell office:value-type="float" office:value="8.51999999999987">
                <text:p>8.51999999999987</text:p>
              </table:table-cell>
              <table:table-cell office:value-type="float" office:value="0.167389571666718">
                <text:p>0.1673895716667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2999999999991">
                <text:p>6.22999999999991</text:p>
              </table:table-cell>
              <table:table-cell office:value-type="float" office:value="75.2285766601563">
                <text:p>75.2285766601563</text:p>
              </table:table-cell>
              <table:table-cell office:value-type="float" office:value="8.52999999999987">
                <text:p>8.52999999999987</text:p>
              </table:table-cell>
              <table:table-cell office:value-type="float" office:value="0.191377222537994">
                <text:p>0.19137722253799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3999999999991">
                <text:p>6.23999999999991</text:p>
              </table:table-cell>
              <table:table-cell office:value-type="float" office:value="75.2299652099609">
                <text:p>75.2299652099609</text:p>
              </table:table-cell>
              <table:table-cell office:value-type="float" office:value="8.53999999999987">
                <text:p>8.53999999999987</text:p>
              </table:table-cell>
              <table:table-cell office:value-type="float" office:value="0.220496281981468">
                <text:p>0.2204962819814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4999999999991">
                <text:p>6.24999999999991</text:p>
              </table:table-cell>
              <table:table-cell office:value-type="float" office:value="75.2315292358398">
                <text:p>75.2315292358398</text:p>
              </table:table-cell>
              <table:table-cell office:value-type="float" office:value="8.54999999999987">
                <text:p>8.54999999999987</text:p>
              </table:table-cell>
              <table:table-cell office:value-type="float" office:value="0.229033470153809">
                <text:p>0.22903347015380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5999999999991">
                <text:p>6.25999999999991</text:p>
              </table:table-cell>
              <table:table-cell office:value-type="float" office:value="75.2334899902344">
                <text:p>75.2334899902344</text:p>
              </table:table-cell>
              <table:table-cell office:value-type="float" office:value="8.55999999999987">
                <text:p>8.55999999999987</text:p>
              </table:table-cell>
              <table:table-cell office:value-type="float" office:value="0.237451672554016">
                <text:p>0.23745167255401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6999999999991">
                <text:p>6.26999999999991</text:p>
              </table:table-cell>
              <table:table-cell office:value-type="float" office:value="75.2356491088867">
                <text:p>75.2356491088867</text:p>
              </table:table-cell>
              <table:table-cell office:value-type="float" office:value="8.56999999999987">
                <text:p>8.56999999999987</text:p>
              </table:table-cell>
              <table:table-cell office:value-type="float" office:value="0.249382853507996">
                <text:p>0.24938285350799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7999999999991">
                <text:p>6.27999999999991</text:p>
              </table:table-cell>
              <table:table-cell office:value-type="float" office:value="75.2384490966797">
                <text:p>75.2384490966797</text:p>
              </table:table-cell>
              <table:table-cell office:value-type="float" office:value="8.57999999999987">
                <text:p>8.57999999999987</text:p>
              </table:table-cell>
              <table:table-cell office:value-type="float" office:value="0.276531845331192">
                <text:p>0.2765318453311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8999999999991">
                <text:p>6.28999999999991</text:p>
              </table:table-cell>
              <table:table-cell office:value-type="float" office:value="75.2402420043945">
                <text:p>75.2402420043945</text:p>
              </table:table-cell>
              <table:table-cell office:value-type="float" office:value="8.58999999999987">
                <text:p>8.58999999999987</text:p>
              </table:table-cell>
              <table:table-cell office:value-type="float" office:value="0.29836106300354">
                <text:p>0.2983610630035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29999999999991">
                <text:p>6.29999999999991</text:p>
              </table:table-cell>
              <table:table-cell office:value-type="float" office:value="75.2420883178711">
                <text:p>75.2420883178711</text:p>
              </table:table-cell>
              <table:table-cell office:value-type="float" office:value="8.59999999999987">
                <text:p>8.59999999999987</text:p>
              </table:table-cell>
              <table:table-cell office:value-type="float" office:value="0.331083953380585">
                <text:p>0.3310839533805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0999999999991">
                <text:p>6.30999999999991</text:p>
              </table:table-cell>
              <table:table-cell office:value-type="float" office:value="75.2448577880859">
                <text:p>75.2448577880859</text:p>
              </table:table-cell>
              <table:table-cell office:value-type="float" office:value="8.60999999999987">
                <text:p>8.60999999999987</text:p>
              </table:table-cell>
              <table:table-cell office:value-type="float" office:value="0.351805925369263">
                <text:p>0.3518059253692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1999999999991">
                <text:p>6.31999999999991</text:p>
              </table:table-cell>
              <table:table-cell office:value-type="float" office:value="75.2476806640625">
                <text:p>75.2476806640625</text:p>
              </table:table-cell>
              <table:table-cell office:value-type="float" office:value="8.61999999999987">
                <text:p>8.61999999999987</text:p>
              </table:table-cell>
              <table:table-cell office:value-type="float" office:value="0.403370320796967">
                <text:p>0.4033703207969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2999999999991">
                <text:p>6.32999999999991</text:p>
              </table:table-cell>
              <table:table-cell office:value-type="float" office:value="75.2482757568359">
                <text:p>75.2482757568359</text:p>
              </table:table-cell>
              <table:table-cell office:value-type="float" office:value="8.62999999999987">
                <text:p>8.62999999999987</text:p>
              </table:table-cell>
              <table:table-cell office:value-type="float" office:value="0.441187173128128">
                <text:p>0.44118717312812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3999999999991">
                <text:p>6.33999999999991</text:p>
              </table:table-cell>
              <table:table-cell office:value-type="float" office:value="75.2491760253906">
                <text:p>75.2491760253906</text:p>
              </table:table-cell>
              <table:table-cell office:value-type="float" office:value="8.63999999999987">
                <text:p>8.63999999999987</text:p>
              </table:table-cell>
              <table:table-cell office:value-type="float" office:value="0.491944372653961">
                <text:p>0.49194437265396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4999999999991">
                <text:p>6.34999999999991</text:p>
              </table:table-cell>
              <table:table-cell office:value-type="float" office:value="75.2504425048828">
                <text:p>75.2504425048828</text:p>
              </table:table-cell>
              <table:table-cell office:value-type="float" office:value="8.64999999999987">
                <text:p>8.64999999999987</text:p>
              </table:table-cell>
              <table:table-cell office:value-type="float" office:value="0.52007669210434">
                <text:p>0.5200766921043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5999999999991">
                <text:p>6.35999999999991</text:p>
              </table:table-cell>
              <table:table-cell office:value-type="float" office:value="75.2524719238281">
                <text:p>75.2524719238281</text:p>
              </table:table-cell>
              <table:table-cell office:value-type="float" office:value="8.65999999999987">
                <text:p>8.65999999999987</text:p>
              </table:table-cell>
              <table:table-cell office:value-type="float" office:value="0.560170710086823">
                <text:p>0.56017071008682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6999999999991">
                <text:p>6.36999999999991</text:p>
              </table:table-cell>
              <table:table-cell office:value-type="float" office:value="75.2541580200195">
                <text:p>75.2541580200195</text:p>
              </table:table-cell>
              <table:table-cell office:value-type="float" office:value="8.66999999999987">
                <text:p>8.66999999999987</text:p>
              </table:table-cell>
              <table:table-cell office:value-type="float" office:value="0.571953892707825">
                <text:p>0.5719538927078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7999999999991">
                <text:p>6.37999999999991</text:p>
              </table:table-cell>
              <table:table-cell office:value-type="float" office:value="75.2553558349609">
                <text:p>75.2553558349609</text:p>
              </table:table-cell>
              <table:table-cell office:value-type="float" office:value="8.67999999999987">
                <text:p>8.67999999999987</text:p>
              </table:table-cell>
              <table:table-cell office:value-type="float" office:value="0.619544982910156">
                <text:p>0.6195449829101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8999999999991">
                <text:p>6.38999999999991</text:p>
              </table:table-cell>
              <table:table-cell office:value-type="float" office:value="75.257194519043">
                <text:p>75.257194519043</text:p>
              </table:table-cell>
              <table:table-cell office:value-type="float" office:value="8.68999999999986">
                <text:p>8.68999999999986</text:p>
              </table:table-cell>
              <table:table-cell office:value-type="float" office:value="0.60881233215332">
                <text:p>0.608812332153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39999999999991">
                <text:p>6.39999999999991</text:p>
              </table:table-cell>
              <table:table-cell office:value-type="float" office:value="75.2599411010742">
                <text:p>75.2599411010742</text:p>
              </table:table-cell>
              <table:table-cell office:value-type="float" office:value="8.69999999999986">
                <text:p>8.69999999999986</text:p>
              </table:table-cell>
              <table:table-cell office:value-type="float" office:value="0.610226392745972">
                <text:p>0.61022639274597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0999999999991">
                <text:p>6.40999999999991</text:p>
              </table:table-cell>
              <table:table-cell office:value-type="float" office:value="75.2612838745117">
                <text:p>75.2612838745117</text:p>
              </table:table-cell>
              <table:table-cell office:value-type="float" office:value="8.70999999999986">
                <text:p>8.70999999999986</text:p>
              </table:table-cell>
              <table:table-cell office:value-type="float" office:value="0.601948738098145">
                <text:p>0.60194873809814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1999999999991">
                <text:p>6.41999999999991</text:p>
              </table:table-cell>
              <table:table-cell office:value-type="float" office:value="75.2639236450195">
                <text:p>75.2639236450195</text:p>
              </table:table-cell>
              <table:table-cell office:value-type="float" office:value="8.71999999999986">
                <text:p>8.71999999999986</text:p>
              </table:table-cell>
              <table:table-cell office:value-type="float" office:value="0.578141748905182">
                <text:p>0.5781417489051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2999999999991">
                <text:p>6.42999999999991</text:p>
              </table:table-cell>
              <table:table-cell office:value-type="float" office:value="75.2658233642578">
                <text:p>75.2658233642578</text:p>
              </table:table-cell>
              <table:table-cell office:value-type="float" office:value="8.72999999999986">
                <text:p>8.72999999999986</text:p>
              </table:table-cell>
              <table:table-cell office:value-type="float" office:value="0.562682032585144">
                <text:p>0.56268203258514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3999999999991">
                <text:p>6.43999999999991</text:p>
              </table:table-cell>
              <table:table-cell office:value-type="float" office:value="75.2677230834961">
                <text:p>75.2677230834961</text:p>
              </table:table-cell>
              <table:table-cell office:value-type="float" office:value="8.73999999999986">
                <text:p>8.73999999999986</text:p>
              </table:table-cell>
              <table:table-cell office:value-type="float" office:value="0.558988749980927">
                <text:p>0.55898874998092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4999999999991">
                <text:p>6.44999999999991</text:p>
              </table:table-cell>
              <table:table-cell office:value-type="float" office:value="75.2692642211914">
                <text:p>75.2692642211914</text:p>
              </table:table-cell>
              <table:table-cell office:value-type="float" office:value="8.74999999999986">
                <text:p>8.74999999999986</text:p>
              </table:table-cell>
              <table:table-cell office:value-type="float" office:value="0.552822411060333">
                <text:p>0.5528224110603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5999999999991">
                <text:p>6.45999999999991</text:p>
              </table:table-cell>
              <table:table-cell office:value-type="float" office:value="75.2709884643555">
                <text:p>75.2709884643555</text:p>
              </table:table-cell>
              <table:table-cell office:value-type="float" office:value="8.75999999999986">
                <text:p>8.75999999999986</text:p>
              </table:table-cell>
              <table:table-cell office:value-type="float" office:value="0.545289158821106">
                <text:p>0.54528915882110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6999999999991">
                <text:p>6.46999999999991</text:p>
              </table:table-cell>
              <table:table-cell office:value-type="float" office:value="75.2716903686523">
                <text:p>75.2716903686523</text:p>
              </table:table-cell>
              <table:table-cell office:value-type="float" office:value="8.76999999999986">
                <text:p>8.76999999999986</text:p>
              </table:table-cell>
              <table:table-cell office:value-type="float" office:value="0.533534944057465">
                <text:p>0.53353494405746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7999999999991">
                <text:p>6.47999999999991</text:p>
              </table:table-cell>
              <table:table-cell office:value-type="float" office:value="75.2739944458008">
                <text:p>75.2739944458008</text:p>
              </table:table-cell>
              <table:table-cell office:value-type="float" office:value="8.77999999999986">
                <text:p>8.77999999999986</text:p>
              </table:table-cell>
              <table:table-cell office:value-type="float" office:value="0.514728605747223">
                <text:p>0.5147286057472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8999999999991">
                <text:p>6.48999999999991</text:p>
              </table:table-cell>
              <table:table-cell office:value-type="float" office:value="75.2755813598633">
                <text:p>75.2755813598633</text:p>
              </table:table-cell>
              <table:table-cell office:value-type="float" office:value="8.78999999999986">
                <text:p>8.78999999999986</text:p>
              </table:table-cell>
              <table:table-cell office:value-type="float" office:value="0.510862946510315">
                <text:p>0.51086294651031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49999999999991">
                <text:p>6.49999999999991</text:p>
              </table:table-cell>
              <table:table-cell office:value-type="float" office:value="75.2790069580078">
                <text:p>75.2790069580078</text:p>
              </table:table-cell>
              <table:table-cell office:value-type="float" office:value="8.79999999999986">
                <text:p>8.79999999999986</text:p>
              </table:table-cell>
              <table:table-cell office:value-type="float" office:value="0.505487740039825">
                <text:p>0.5054877400398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0999999999991">
                <text:p>6.50999999999991</text:p>
              </table:table-cell>
              <table:table-cell office:value-type="float" office:value="75.2808227539063">
                <text:p>75.2808227539063</text:p>
              </table:table-cell>
              <table:table-cell office:value-type="float" office:value="8.80999999999986">
                <text:p>8.80999999999986</text:p>
              </table:table-cell>
              <table:table-cell office:value-type="float" office:value="0.50711464881897">
                <text:p>0.507114648818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1999999999991">
                <text:p>6.51999999999991</text:p>
              </table:table-cell>
              <table:table-cell office:value-type="float" office:value="75.2823791503906">
                <text:p>75.2823791503906</text:p>
              </table:table-cell>
              <table:table-cell office:value-type="float" office:value="8.81999999999986">
                <text:p>8.81999999999986</text:p>
              </table:table-cell>
              <table:table-cell office:value-type="float" office:value="0.514032900333405">
                <text:p>0.5140329003334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2999999999991">
                <text:p>6.52999999999991</text:p>
              </table:table-cell>
              <table:table-cell office:value-type="float" office:value="75.2838973999023">
                <text:p>75.2838973999023</text:p>
              </table:table-cell>
              <table:table-cell office:value-type="float" office:value="8.82999999999986">
                <text:p>8.82999999999986</text:p>
              </table:table-cell>
              <table:table-cell office:value-type="float" office:value="0.520585060119629">
                <text:p>0.52058506011962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3999999999991">
                <text:p>6.53999999999991</text:p>
              </table:table-cell>
              <table:table-cell office:value-type="float" office:value="75.28564453125">
                <text:p>75.28564453125</text:p>
              </table:table-cell>
              <table:table-cell office:value-type="float" office:value="8.83999999999986">
                <text:p>8.83999999999986</text:p>
              </table:table-cell>
              <table:table-cell office:value-type="float" office:value="0.538390219211578">
                <text:p>0.53839021921157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4999999999991">
                <text:p>6.54999999999991</text:p>
              </table:table-cell>
              <table:table-cell office:value-type="float" office:value="75.2866439819336">
                <text:p>75.2866439819336</text:p>
              </table:table-cell>
              <table:table-cell office:value-type="float" office:value="8.84999999999986">
                <text:p>8.84999999999986</text:p>
              </table:table-cell>
              <table:table-cell office:value-type="float" office:value="0.55793035030365">
                <text:p>0.5579303503036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599999999999">
                <text:p>6.5599999999999</text:p>
              </table:table-cell>
              <table:table-cell office:value-type="float" office:value="75.2886123657227">
                <text:p>75.2886123657227</text:p>
              </table:table-cell>
              <table:table-cell office:value-type="float" office:value="8.85999999999986">
                <text:p>8.85999999999986</text:p>
              </table:table-cell>
              <table:table-cell office:value-type="float" office:value="0.593903779983521">
                <text:p>0.59390377998352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699999999999">
                <text:p>6.5699999999999</text:p>
              </table:table-cell>
              <table:table-cell office:value-type="float" office:value="75.2899017333984">
                <text:p>75.2899017333984</text:p>
              </table:table-cell>
              <table:table-cell office:value-type="float" office:value="8.86999999999986">
                <text:p>8.86999999999986</text:p>
              </table:table-cell>
              <table:table-cell office:value-type="float" office:value="0.60688316822052">
                <text:p>0.6068831682205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799999999999">
                <text:p>6.5799999999999</text:p>
              </table:table-cell>
              <table:table-cell office:value-type="float" office:value="75.2920761108399">
                <text:p>75.2920761108399</text:p>
              </table:table-cell>
              <table:table-cell office:value-type="float" office:value="8.87999999999986">
                <text:p>8.87999999999986</text:p>
              </table:table-cell>
              <table:table-cell office:value-type="float" office:value="0.629566609859467">
                <text:p>0.6295666098594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899999999999">
                <text:p>6.5899999999999</text:p>
              </table:table-cell>
              <table:table-cell office:value-type="float" office:value="75.293342590332">
                <text:p>75.293342590332</text:p>
              </table:table-cell>
              <table:table-cell office:value-type="float" office:value="8.88999999999986">
                <text:p>8.88999999999986</text:p>
              </table:table-cell>
              <table:table-cell office:value-type="float" office:value="0.648274958133698">
                <text:p>0.64827495813369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5999999999999">
                <text:p>6.5999999999999</text:p>
              </table:table-cell>
              <table:table-cell office:value-type="float" office:value="75.2951126098633">
                <text:p>75.2951126098633</text:p>
              </table:table-cell>
              <table:table-cell office:value-type="float" office:value="8.89999999999986">
                <text:p>8.89999999999986</text:p>
              </table:table-cell>
              <table:table-cell office:value-type="float" office:value="0.673907279968262">
                <text:p>0.67390727996826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099999999999">
                <text:p>6.6099999999999</text:p>
              </table:table-cell>
              <table:table-cell office:value-type="float" office:value="75.2969131469727">
                <text:p>75.2969131469727</text:p>
              </table:table-cell>
              <table:table-cell office:value-type="float" office:value="8.90999999999986">
                <text:p>8.90999999999986</text:p>
              </table:table-cell>
              <table:table-cell office:value-type="float" office:value="0.675352215766907">
                <text:p>0.67535221576690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199999999999">
                <text:p>6.6199999999999</text:p>
              </table:table-cell>
              <table:table-cell office:value-type="float" office:value="75.2995529174805">
                <text:p>75.2995529174805</text:p>
              </table:table-cell>
              <table:table-cell office:value-type="float" office:value="8.91999999999986">
                <text:p>8.91999999999986</text:p>
              </table:table-cell>
              <table:table-cell office:value-type="float" office:value="0.67099791765213">
                <text:p>0.6709979176521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299999999999">
                <text:p>6.6299999999999</text:p>
              </table:table-cell>
              <table:table-cell office:value-type="float" office:value="75.3011627197266">
                <text:p>75.3011627197266</text:p>
              </table:table-cell>
              <table:table-cell office:value-type="float" office:value="8.92999999999986">
                <text:p>8.92999999999986</text:p>
              </table:table-cell>
              <table:table-cell office:value-type="float" office:value="0.673347353935242">
                <text:p>0.67334735393524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399999999999">
                <text:p>6.6399999999999</text:p>
              </table:table-cell>
              <table:table-cell office:value-type="float" office:value="75.3041763305664">
                <text:p>75.3041763305664</text:p>
              </table:table-cell>
              <table:table-cell office:value-type="float" office:value="8.93999999999986">
                <text:p>8.93999999999986</text:p>
              </table:table-cell>
              <table:table-cell office:value-type="float" office:value="0.683730363845825">
                <text:p>0.6837303638458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499999999999">
                <text:p>6.6499999999999</text:p>
              </table:table-cell>
              <table:table-cell office:value-type="float" office:value="75.3057479858398">
                <text:p>75.3057479858398</text:p>
              </table:table-cell>
              <table:table-cell office:value-type="float" office:value="8.94999999999986">
                <text:p>8.94999999999986</text:p>
              </table:table-cell>
              <table:table-cell office:value-type="float" office:value="0.690551102161408">
                <text:p>0.69055110216140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599999999999">
                <text:p>6.6599999999999</text:p>
              </table:table-cell>
              <table:table-cell office:value-type="float" office:value="75.3074340820313">
                <text:p>75.3074340820313</text:p>
              </table:table-cell>
              <table:table-cell office:value-type="float" office:value="8.95999999999986">
                <text:p>8.95999999999986</text:p>
              </table:table-cell>
              <table:table-cell office:value-type="float" office:value="0.699412822723389">
                <text:p>0.69941282272338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699999999999">
                <text:p>6.6699999999999</text:p>
              </table:table-cell>
              <table:table-cell office:value-type="float" office:value="75.3086395263672">
                <text:p>75.3086395263672</text:p>
              </table:table-cell>
              <table:table-cell office:value-type="float" office:value="8.96999999999986">
                <text:p>8.96999999999986</text:p>
              </table:table-cell>
              <table:table-cell office:value-type="float" office:value="0.700133144855499">
                <text:p>0.70013314485549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799999999999">
                <text:p>6.6799999999999</text:p>
              </table:table-cell>
              <table:table-cell office:value-type="float" office:value="75.3101348876953">
                <text:p>75.3101348876953</text:p>
              </table:table-cell>
              <table:table-cell office:value-type="float" office:value="8.97999999999986">
                <text:p>8.97999999999986</text:p>
              </table:table-cell>
              <table:table-cell office:value-type="float" office:value="0.698993742465973">
                <text:p>0.69899374246597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899999999999">
                <text:p>6.6899999999999</text:p>
              </table:table-cell>
              <table:table-cell office:value-type="float" office:value="75.3105773925781">
                <text:p>75.3105773925781</text:p>
              </table:table-cell>
              <table:table-cell office:value-type="float" office:value="8.98999999999986">
                <text:p>8.98999999999986</text:p>
              </table:table-cell>
              <table:table-cell office:value-type="float" office:value="0.685394942760468">
                <text:p>0.68539494276046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6999999999999">
                <text:p>6.6999999999999</text:p>
              </table:table-cell>
              <table:table-cell office:value-type="float" office:value="75.312141418457">
                <text:p>75.312141418457</text:p>
              </table:table-cell>
              <table:table-cell office:value-type="float" office:value="8.99999999999986">
                <text:p>8.99999999999986</text:p>
              </table:table-cell>
              <table:table-cell office:value-type="float" office:value="0.655505537986755">
                <text:p>0.6555055379867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099999999999">
                <text:p>6.7099999999999</text:p>
              </table:table-cell>
              <table:table-cell office:value-type="float" office:value="75.3134613037109">
                <text:p>75.3134613037109</text:p>
              </table:table-cell>
              <table:table-cell office:value-type="float" office:value="9.00999999999986">
                <text:p>9.00999999999986</text:p>
              </table:table-cell>
              <table:table-cell office:value-type="float" office:value="0.64208048582077">
                <text:p>0.6420804858207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199999999999">
                <text:p>6.7199999999999</text:p>
              </table:table-cell>
              <table:table-cell office:value-type="float" office:value="75.3149490356445">
                <text:p>75.3149490356445</text:p>
              </table:table-cell>
              <table:table-cell office:value-type="float" office:value="9.01999999999986">
                <text:p>9.01999999999986</text:p>
              </table:table-cell>
              <table:table-cell office:value-type="float" office:value="0.627170920372009">
                <text:p>0.62717092037200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299999999999">
                <text:p>6.7299999999999</text:p>
              </table:table-cell>
              <table:table-cell office:value-type="float" office:value="75.3161392211914">
                <text:p>75.3161392211914</text:p>
              </table:table-cell>
              <table:table-cell office:value-type="float" office:value="9.02999999999986">
                <text:p>9.02999999999986</text:p>
              </table:table-cell>
              <table:table-cell office:value-type="float" office:value="0.614838063716888">
                <text:p>0.61483806371688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399999999999">
                <text:p>6.7399999999999</text:p>
              </table:table-cell>
              <table:table-cell office:value-type="float" office:value="75.3178634643555">
                <text:p>75.3178634643555</text:p>
              </table:table-cell>
              <table:table-cell office:value-type="float" office:value="9.03999999999986">
                <text:p>9.03999999999986</text:p>
              </table:table-cell>
              <table:table-cell office:value-type="float" office:value="0.594840347766876">
                <text:p>0.59484034776687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499999999999">
                <text:p>6.7499999999999</text:p>
              </table:table-cell>
              <table:table-cell office:value-type="float" office:value="75.3191680908203">
                <text:p>75.3191680908203</text:p>
              </table:table-cell>
              <table:table-cell office:value-type="float" office:value="9.04999999999986">
                <text:p>9.04999999999986</text:p>
              </table:table-cell>
              <table:table-cell office:value-type="float" office:value="0.583451151847839">
                <text:p>0.58345115184783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599999999999">
                <text:p>6.7599999999999</text:p>
              </table:table-cell>
              <table:table-cell office:value-type="float" office:value="75.3211517333984">
                <text:p>75.3211517333984</text:p>
              </table:table-cell>
              <table:table-cell office:value-type="float" office:value="9.05999999999986">
                <text:p>9.05999999999986</text:p>
              </table:table-cell>
              <table:table-cell office:value-type="float" office:value="0.565762400627136">
                <text:p>0.56576240062713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699999999999">
                <text:p>6.7699999999999</text:p>
              </table:table-cell>
              <table:table-cell office:value-type="float" office:value="75.322395324707">
                <text:p>75.322395324707</text:p>
              </table:table-cell>
              <table:table-cell office:value-type="float" office:value="9.06999999999986">
                <text:p>9.06999999999986</text:p>
              </table:table-cell>
              <table:table-cell office:value-type="float" office:value="0.555729508399963">
                <text:p>0.5557295083999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799999999999">
                <text:p>6.7799999999999</text:p>
              </table:table-cell>
              <table:table-cell office:value-type="float" office:value="75.3246078491211">
                <text:p>75.3246078491211</text:p>
              </table:table-cell>
              <table:table-cell office:value-type="float" office:value="9.07999999999986">
                <text:p>9.07999999999986</text:p>
              </table:table-cell>
              <table:table-cell office:value-type="float" office:value="0.54595410823822">
                <text:p>0.5459541082382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899999999999">
                <text:p>6.7899999999999</text:p>
              </table:table-cell>
              <table:table-cell office:value-type="float" office:value="75.3258972167969">
                <text:p>75.3258972167969</text:p>
              </table:table-cell>
              <table:table-cell office:value-type="float" office:value="9.08999999999986">
                <text:p>9.08999999999986</text:p>
              </table:table-cell>
              <table:table-cell office:value-type="float" office:value="0.541069686412811">
                <text:p>0.5410696864128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7999999999999">
                <text:p>6.7999999999999</text:p>
              </table:table-cell>
              <table:table-cell office:value-type="float" office:value="75.3281936645508">
                <text:p>75.3281936645508</text:p>
              </table:table-cell>
              <table:table-cell office:value-type="float" office:value="9.09999999999986">
                <text:p>9.09999999999986</text:p>
              </table:table-cell>
              <table:table-cell office:value-type="float" office:value="0.55597048997879">
                <text:p>0.5559704899787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099999999999">
                <text:p>6.8099999999999</text:p>
              </table:table-cell>
              <table:table-cell office:value-type="float" office:value="75.3294830322266">
                <text:p>75.3294830322266</text:p>
              </table:table-cell>
              <table:table-cell office:value-type="float" office:value="9.10999999999986">
                <text:p>9.10999999999986</text:p>
              </table:table-cell>
              <table:table-cell office:value-type="float" office:value="0.574207484722137">
                <text:p>0.57420748472213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199999999999">
                <text:p>6.8199999999999</text:p>
              </table:table-cell>
              <table:table-cell office:value-type="float" office:value="75.3314971923828">
                <text:p>75.3314971923828</text:p>
              </table:table-cell>
              <table:table-cell office:value-type="float" office:value="9.11999999999986">
                <text:p>9.11999999999986</text:p>
              </table:table-cell>
              <table:table-cell office:value-type="float" office:value="0.597123444080353">
                <text:p>0.59712344408035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299999999999">
                <text:p>6.8299999999999</text:p>
              </table:table-cell>
              <table:table-cell office:value-type="float" office:value="75.3329772949219">
                <text:p>75.3329772949219</text:p>
              </table:table-cell>
              <table:table-cell office:value-type="float" office:value="9.12999999999986">
                <text:p>9.12999999999986</text:p>
              </table:table-cell>
              <table:table-cell office:value-type="float" office:value="0.607516705989838">
                <text:p>0.60751670598983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399999999999">
                <text:p>6.8399999999999</text:p>
              </table:table-cell>
              <table:table-cell office:value-type="float" office:value="75.3349227905273">
                <text:p>75.3349227905273</text:p>
              </table:table-cell>
              <table:table-cell office:value-type="float" office:value="9.13999999999986">
                <text:p>9.13999999999986</text:p>
              </table:table-cell>
              <table:table-cell office:value-type="float" office:value="0.621841073036194">
                <text:p>0.62184107303619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499999999999">
                <text:p>6.8499999999999</text:p>
              </table:table-cell>
              <table:table-cell office:value-type="float" office:value="75.3365478515625">
                <text:p>75.3365478515625</text:p>
              </table:table-cell>
              <table:table-cell office:value-type="float" office:value="9.14999999999986">
                <text:p>9.14999999999986</text:p>
              </table:table-cell>
              <table:table-cell office:value-type="float" office:value="0.632510840892792">
                <text:p>0.63251084089279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599999999999">
                <text:p>6.8599999999999</text:p>
              </table:table-cell>
              <table:table-cell office:value-type="float" office:value="75.3396759033203">
                <text:p>75.3396759033203</text:p>
              </table:table-cell>
              <table:table-cell office:value-type="float" office:value="9.15999999999985">
                <text:p>9.15999999999985</text:p>
              </table:table-cell>
              <table:table-cell office:value-type="float" office:value="0.656960308551788">
                <text:p>0.65696030855178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699999999999">
                <text:p>6.8699999999999</text:p>
              </table:table-cell>
              <table:table-cell office:value-type="float" office:value="75.3406295776367">
                <text:p>75.3406295776367</text:p>
              </table:table-cell>
              <table:table-cell office:value-type="float" office:value="9.16999999999985">
                <text:p>9.16999999999985</text:p>
              </table:table-cell>
              <table:table-cell office:value-type="float" office:value="0.672505855560303">
                <text:p>0.67250585556030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799999999999">
                <text:p>6.8799999999999</text:p>
              </table:table-cell>
              <table:table-cell office:value-type="float" office:value="75.3413848876953">
                <text:p>75.3413848876953</text:p>
              </table:table-cell>
              <table:table-cell office:value-type="float" office:value="9.17999999999985">
                <text:p>9.17999999999985</text:p>
              </table:table-cell>
              <table:table-cell office:value-type="float" office:value="0.690916478633881">
                <text:p>0.69091647863388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899999999999">
                <text:p>6.8899999999999</text:p>
              </table:table-cell>
              <table:table-cell office:value-type="float" office:value="75.34375">
                <text:p>75.34375</text:p>
              </table:table-cell>
              <table:table-cell office:value-type="float" office:value="9.18999999999985">
                <text:p>9.18999999999985</text:p>
              </table:table-cell>
              <table:table-cell office:value-type="float" office:value="0.701293349266052">
                <text:p>0.7012933492660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8999999999999">
                <text:p>6.8999999999999</text:p>
              </table:table-cell>
              <table:table-cell office:value-type="float" office:value="75.3465042114258">
                <text:p>75.3465042114258</text:p>
              </table:table-cell>
              <table:table-cell office:value-type="float" office:value="9.19999999999985">
                <text:p>9.19999999999985</text:p>
              </table:table-cell>
              <table:table-cell office:value-type="float" office:value="0.713244736194611">
                <text:p>0.7132447361946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099999999999">
                <text:p>6.9099999999999</text:p>
              </table:table-cell>
              <table:table-cell office:value-type="float" office:value="75.3478240966797">
                <text:p>75.3478240966797</text:p>
              </table:table-cell>
              <table:table-cell office:value-type="float" office:value="9.20999999999985">
                <text:p>9.20999999999985</text:p>
              </table:table-cell>
              <table:table-cell office:value-type="float" office:value="0.718814492225647">
                <text:p>0.71881449222564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199999999999">
                <text:p>6.9199999999999</text:p>
              </table:table-cell>
              <table:table-cell office:value-type="float" office:value="75.3500213623047">
                <text:p>75.3500213623047</text:p>
              </table:table-cell>
              <table:table-cell office:value-type="float" office:value="9.21999999999985">
                <text:p>9.21999999999985</text:p>
              </table:table-cell>
              <table:table-cell office:value-type="float" office:value="0.729438900947571">
                <text:p>0.72943890094757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299999999999">
                <text:p>6.9299999999999</text:p>
              </table:table-cell>
              <table:table-cell office:value-type="float" office:value="75.3513946533203">
                <text:p>75.3513946533203</text:p>
              </table:table-cell>
              <table:table-cell office:value-type="float" office:value="9.22999999999985">
                <text:p>9.22999999999985</text:p>
              </table:table-cell>
              <table:table-cell office:value-type="float" office:value="0.736183822154999">
                <text:p>0.73618382215499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399999999999">
                <text:p>6.9399999999999</text:p>
              </table:table-cell>
              <table:table-cell office:value-type="float" office:value="75.3532409667969">
                <text:p>75.3532409667969</text:p>
              </table:table-cell>
              <table:table-cell office:value-type="float" office:value="9.23999999999985">
                <text:p>9.23999999999985</text:p>
              </table:table-cell>
              <table:table-cell office:value-type="float" office:value="0.743114173412323">
                <text:p>0.74311417341232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499999999999">
                <text:p>6.9499999999999</text:p>
              </table:table-cell>
              <table:table-cell office:value-type="float" office:value="75.3544464111328">
                <text:p>75.3544464111328</text:p>
              </table:table-cell>
              <table:table-cell office:value-type="float" office:value="9.24999999999985">
                <text:p>9.24999999999985</text:p>
              </table:table-cell>
              <table:table-cell office:value-type="float" office:value="0.752802312374115">
                <text:p>0.7528023123741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599999999999">
                <text:p>6.9599999999999</text:p>
              </table:table-cell>
              <table:table-cell office:value-type="float" office:value="75.3542098999023">
                <text:p>75.3542098999023</text:p>
              </table:table-cell>
              <table:table-cell office:value-type="float" office:value="9.25999999999985">
                <text:p>9.25999999999985</text:p>
              </table:table-cell>
              <table:table-cell office:value-type="float" office:value="0.767946004867554">
                <text:p>0.76794600486755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699999999999">
                <text:p>6.9699999999999</text:p>
              </table:table-cell>
              <table:table-cell office:value-type="float" office:value="75.3556442260742">
                <text:p>75.3556442260742</text:p>
              </table:table-cell>
              <table:table-cell office:value-type="float" office:value="9.26999999999985">
                <text:p>9.26999999999985</text:p>
              </table:table-cell>
              <table:table-cell office:value-type="float" office:value="0.772542178630829">
                <text:p>0.77254217863082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799999999999">
                <text:p>6.9799999999999</text:p>
              </table:table-cell>
              <table:table-cell office:value-type="float" office:value="75.3587493896484">
                <text:p>75.3587493896484</text:p>
              </table:table-cell>
              <table:table-cell office:value-type="float" office:value="9.27999999999985">
                <text:p>9.27999999999985</text:p>
              </table:table-cell>
              <table:table-cell office:value-type="float" office:value="0.772693753242493">
                <text:p>0.77269375324249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899999999999">
                <text:p>6.9899999999999</text:p>
              </table:table-cell>
              <table:table-cell office:value-type="float" office:value="75.3610534667969">
                <text:p>75.3610534667969</text:p>
              </table:table-cell>
              <table:table-cell office:value-type="float" office:value="9.28999999999985">
                <text:p>9.28999999999985</text:p>
              </table:table-cell>
              <table:table-cell office:value-type="float" office:value="0.772672951221466">
                <text:p>0.77267295122146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.9999999999999">
                <text:p>6.9999999999999</text:p>
              </table:table-cell>
              <table:table-cell office:value-type="float" office:value="75.363525390625">
                <text:p>75.363525390625</text:p>
              </table:table-cell>
              <table:table-cell office:value-type="float" office:value="9.29999999999985">
                <text:p>9.29999999999985</text:p>
              </table:table-cell>
              <table:table-cell office:value-type="float" office:value="0.762233734130859">
                <text:p>0.76223373413085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099999999999">
                <text:p>7.0099999999999</text:p>
              </table:table-cell>
              <table:table-cell office:value-type="float" office:value="75.364616394043">
                <text:p>75.364616394043</text:p>
              </table:table-cell>
              <table:table-cell office:value-type="float" office:value="9.30999999999985">
                <text:p>9.30999999999985</text:p>
              </table:table-cell>
              <table:table-cell office:value-type="float" office:value="0.749645590782166">
                <text:p>0.7496455907821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199999999999">
                <text:p>7.0199999999999</text:p>
              </table:table-cell>
              <table:table-cell office:value-type="float" office:value="75.365119934082">
                <text:p>75.365119934082</text:p>
              </table:table-cell>
              <table:table-cell office:value-type="float" office:value="9.31999999999985">
                <text:p>9.31999999999985</text:p>
              </table:table-cell>
              <table:table-cell office:value-type="float" office:value="0.72635281085968">
                <text:p>0.7263528108596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2999999999989">
                <text:p>7.02999999999989</text:p>
              </table:table-cell>
              <table:table-cell office:value-type="float" office:value="75.3669738769531">
                <text:p>75.3669738769531</text:p>
              </table:table-cell>
              <table:table-cell office:value-type="float" office:value="9.32999999999985">
                <text:p>9.32999999999985</text:p>
              </table:table-cell>
              <table:table-cell office:value-type="float" office:value="0.70972067117691">
                <text:p>0.7097206711769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3999999999989">
                <text:p>7.03999999999989</text:p>
              </table:table-cell>
              <table:table-cell office:value-type="float" office:value="75.3685684204102">
                <text:p>75.3685684204102</text:p>
              </table:table-cell>
              <table:table-cell office:value-type="float" office:value="9.33999999999985">
                <text:p>9.33999999999985</text:p>
              </table:table-cell>
              <table:table-cell office:value-type="float" office:value="0.688142955303192">
                <text:p>0.68814295530319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4999999999989">
                <text:p>7.04999999999989</text:p>
              </table:table-cell>
              <table:table-cell office:value-type="float" office:value="75.3691711425781">
                <text:p>75.3691711425781</text:p>
              </table:table-cell>
              <table:table-cell office:value-type="float" office:value="9.34999999999985">
                <text:p>9.34999999999985</text:p>
              </table:table-cell>
              <table:table-cell office:value-type="float" office:value="0.676091969013214">
                <text:p>0.6760919690132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5999999999989">
                <text:p>7.05999999999989</text:p>
              </table:table-cell>
              <table:table-cell office:value-type="float" office:value="75.3718872070313">
                <text:p>75.3718872070313</text:p>
              </table:table-cell>
              <table:table-cell office:value-type="float" office:value="9.35999999999985">
                <text:p>9.35999999999985</text:p>
              </table:table-cell>
              <table:table-cell office:value-type="float" office:value="0.645229458808899">
                <text:p>0.64522945880889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6999999999989">
                <text:p>7.06999999999989</text:p>
              </table:table-cell>
              <table:table-cell office:value-type="float" office:value="75.3730545043945">
                <text:p>75.3730545043945</text:p>
              </table:table-cell>
              <table:table-cell office:value-type="float" office:value="9.36999999999985">
                <text:p>9.36999999999985</text:p>
              </table:table-cell>
              <table:table-cell office:value-type="float" office:value="0.615507304668427">
                <text:p>0.61550730466842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7999999999989">
                <text:p>7.07999999999989</text:p>
              </table:table-cell>
              <table:table-cell office:value-type="float" office:value="75.3743438720703">
                <text:p>75.3743438720703</text:p>
              </table:table-cell>
              <table:table-cell office:value-type="float" office:value="9.37999999999985">
                <text:p>9.37999999999985</text:p>
              </table:table-cell>
              <table:table-cell office:value-type="float" office:value="0.568214178085327">
                <text:p>0.56821417808532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8999999999989">
                <text:p>7.08999999999989</text:p>
              </table:table-cell>
              <table:table-cell office:value-type="float" office:value="75.3761138916016">
                <text:p>75.3761138916016</text:p>
              </table:table-cell>
              <table:table-cell office:value-type="float" office:value="9.38999999999985">
                <text:p>9.38999999999985</text:p>
              </table:table-cell>
              <table:table-cell office:value-type="float" office:value="0.5293248295784">
                <text:p>0.529324829578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09999999999989">
                <text:p>7.09999999999989</text:p>
              </table:table-cell>
              <table:table-cell office:value-type="float" office:value="75.3784332275391">
                <text:p>75.3784332275391</text:p>
              </table:table-cell>
              <table:table-cell office:value-type="float" office:value="9.39999999999985">
                <text:p>9.39999999999985</text:p>
              </table:table-cell>
              <table:table-cell office:value-type="float" office:value="0.478742629289627">
                <text:p>0.47874262928962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0999999999989">
                <text:p>7.10999999999989</text:p>
              </table:table-cell>
              <table:table-cell office:value-type="float" office:value="75.379508972168">
                <text:p>75.379508972168</text:p>
              </table:table-cell>
              <table:table-cell office:value-type="float" office:value="9.40999999999985">
                <text:p>9.40999999999985</text:p>
              </table:table-cell>
              <table:table-cell office:value-type="float" office:value="0.455508679151535">
                <text:p>0.45550867915153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1999999999989">
                <text:p>7.11999999999989</text:p>
              </table:table-cell>
              <table:table-cell office:value-type="float" office:value="75.3811111450195">
                <text:p>75.3811111450195</text:p>
              </table:table-cell>
              <table:table-cell office:value-type="float" office:value="9.41999999999985">
                <text:p>9.41999999999985</text:p>
              </table:table-cell>
              <table:table-cell office:value-type="float" office:value="0.415902525186539">
                <text:p>0.41590252518653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2999999999989">
                <text:p>7.12999999999989</text:p>
              </table:table-cell>
              <table:table-cell office:value-type="float" office:value="75.3822021484375">
                <text:p>75.3822021484375</text:p>
              </table:table-cell>
              <table:table-cell office:value-type="float" office:value="9.42999999999985">
                <text:p>9.42999999999985</text:p>
              </table:table-cell>
              <table:table-cell office:value-type="float" office:value="0.387926548719406">
                <text:p>0.38792654871940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3999999999989">
                <text:p>7.13999999999989</text:p>
              </table:table-cell>
              <table:table-cell office:value-type="float" office:value="75.3845367431641">
                <text:p>75.3845367431641</text:p>
              </table:table-cell>
              <table:table-cell office:value-type="float" office:value="9.43999999999985">
                <text:p>9.43999999999985</text:p>
              </table:table-cell>
              <table:table-cell office:value-type="float" office:value="0.358056724071503">
                <text:p>0.35805672407150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4999999999989">
                <text:p>7.14999999999989</text:p>
              </table:table-cell>
              <table:table-cell office:value-type="float" office:value="75.3863220214844">
                <text:p>75.3863220214844</text:p>
              </table:table-cell>
              <table:table-cell office:value-type="float" office:value="9.44999999999985">
                <text:p>9.44999999999985</text:p>
              </table:table-cell>
              <table:table-cell office:value-type="float" office:value="0.338359087705612">
                <text:p>0.33835908770561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5999999999989">
                <text:p>7.15999999999989</text:p>
              </table:table-cell>
              <table:table-cell office:value-type="float" office:value="75.3874359130859">
                <text:p>75.3874359130859</text:p>
              </table:table-cell>
              <table:table-cell office:value-type="float" office:value="9.45999999999985">
                <text:p>9.45999999999985</text:p>
              </table:table-cell>
              <table:table-cell office:value-type="float" office:value="0.309677928686142">
                <text:p>0.3096779286861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6999999999989">
                <text:p>7.16999999999989</text:p>
              </table:table-cell>
              <table:table-cell office:value-type="float" office:value="75.3881759643555">
                <text:p>75.3881759643555</text:p>
              </table:table-cell>
              <table:table-cell office:value-type="float" office:value="9.46999999999985">
                <text:p>9.46999999999985</text:p>
              </table:table-cell>
              <table:table-cell office:value-type="float" office:value="0.299564659595489">
                <text:p>0.29956465959548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7999999999989">
                <text:p>7.17999999999989</text:p>
              </table:table-cell>
              <table:table-cell office:value-type="float" office:value="75.3899230957031">
                <text:p>75.3899230957031</text:p>
              </table:table-cell>
              <table:table-cell office:value-type="float" office:value="9.47999999999985">
                <text:p>9.47999999999985</text:p>
              </table:table-cell>
              <table:table-cell office:value-type="float" office:value="0.29065015912056">
                <text:p>0.2906501591205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8999999999989">
                <text:p>7.18999999999989</text:p>
              </table:table-cell>
              <table:table-cell office:value-type="float" office:value="75.3914031982422">
                <text:p>75.3914031982422</text:p>
              </table:table-cell>
              <table:table-cell office:value-type="float" office:value="9.48999999999985">
                <text:p>9.48999999999985</text:p>
              </table:table-cell>
              <table:table-cell office:value-type="float" office:value="0.287173449993134">
                <text:p>0.28717344999313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19999999999989">
                <text:p>7.19999999999989</text:p>
              </table:table-cell>
              <table:table-cell office:value-type="float" office:value="75.3920974731445">
                <text:p>75.3920974731445</text:p>
              </table:table-cell>
              <table:table-cell office:value-type="float" office:value="9.49999999999985">
                <text:p>9.49999999999985</text:p>
              </table:table-cell>
              <table:table-cell office:value-type="float" office:value="0.27524608373642">
                <text:p>0.2752460837364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0999999999989">
                <text:p>7.20999999999989</text:p>
              </table:table-cell>
              <table:table-cell office:value-type="float" office:value="75.3930053710937">
                <text:p>75.3930053710937</text:p>
              </table:table-cell>
              <table:table-cell office:value-type="float" office:value="9.50999999999985">
                <text:p>9.50999999999985</text:p>
              </table:table-cell>
              <table:table-cell office:value-type="float" office:value="0.266534119844437">
                <text:p>0.26653411984443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1999999999989">
                <text:p>7.21999999999989</text:p>
              </table:table-cell>
              <table:table-cell office:value-type="float" office:value="75.3951416015625">
                <text:p>75.3951416015625</text:p>
              </table:table-cell>
              <table:table-cell office:value-type="float" office:value="9.51999999999985">
                <text:p>9.51999999999985</text:p>
              </table:table-cell>
              <table:table-cell office:value-type="float" office:value="0.26042839884758">
                <text:p>0.2604283988475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2999999999989">
                <text:p>7.22999999999989</text:p>
              </table:table-cell>
              <table:table-cell office:value-type="float" office:value="75.3969497680664">
                <text:p>75.3969497680664</text:p>
              </table:table-cell>
              <table:table-cell office:value-type="float" office:value="9.52999999999985">
                <text:p>9.52999999999985</text:p>
              </table:table-cell>
              <table:table-cell office:value-type="float" office:value="0.253809452056885">
                <text:p>0.25380945205688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3999999999989">
                <text:p>7.23999999999989</text:p>
              </table:table-cell>
              <table:table-cell office:value-type="float" office:value="75.398796081543">
                <text:p>75.398796081543</text:p>
              </table:table-cell>
              <table:table-cell office:value-type="float" office:value="9.53999999999985">
                <text:p>9.53999999999985</text:p>
              </table:table-cell>
              <table:table-cell office:value-type="float" office:value="0.251874327659607">
                <text:p>0.25187432765960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4999999999989">
                <text:p>7.24999999999989</text:p>
              </table:table-cell>
              <table:table-cell office:value-type="float" office:value="75.3997192382812">
                <text:p>75.3997192382812</text:p>
              </table:table-cell>
              <table:table-cell office:value-type="float" office:value="9.54999999999985">
                <text:p>9.54999999999985</text:p>
              </table:table-cell>
              <table:table-cell office:value-type="float" office:value="0.257141172885895">
                <text:p>0.25714117288589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5999999999989">
                <text:p>7.25999999999989</text:p>
              </table:table-cell>
              <table:table-cell office:value-type="float" office:value="75.4016418457031">
                <text:p>75.4016418457031</text:p>
              </table:table-cell>
              <table:table-cell office:value-type="float" office:value="9.55999999999985">
                <text:p>9.55999999999985</text:p>
              </table:table-cell>
              <table:table-cell office:value-type="float" office:value="0.272920817136764">
                <text:p>0.27292081713676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6999999999989">
                <text:p>7.26999999999989</text:p>
              </table:table-cell>
              <table:table-cell office:value-type="float" office:value="75.4031143188477">
                <text:p>75.4031143188477</text:p>
              </table:table-cell>
              <table:table-cell office:value-type="float" office:value="9.56999999999985">
                <text:p>9.56999999999985</text:p>
              </table:table-cell>
              <table:table-cell office:value-type="float" office:value="0.284385174512863">
                <text:p>0.28438517451286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7999999999989">
                <text:p>7.27999999999989</text:p>
              </table:table-cell>
              <table:table-cell office:value-type="float" office:value="75.4049835205078">
                <text:p>75.4049835205078</text:p>
              </table:table-cell>
              <table:table-cell office:value-type="float" office:value="9.57999999999985">
                <text:p>9.57999999999985</text:p>
              </table:table-cell>
              <table:table-cell office:value-type="float" office:value="0.3018798828125">
                <text:p>0.301879882812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8999999999989">
                <text:p>7.28999999999989</text:p>
              </table:table-cell>
              <table:table-cell office:value-type="float" office:value="75.4064178466797">
                <text:p>75.4064178466797</text:p>
              </table:table-cell>
              <table:table-cell office:value-type="float" office:value="9.58999999999985">
                <text:p>9.58999999999985</text:p>
              </table:table-cell>
              <table:table-cell office:value-type="float" office:value="0.313048005104065">
                <text:p>0.31304800510406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29999999999989">
                <text:p>7.29999999999989</text:p>
              </table:table-cell>
              <table:table-cell office:value-type="float" office:value="75.4086151123047">
                <text:p>75.4086151123047</text:p>
              </table:table-cell>
              <table:table-cell office:value-type="float" office:value="9.59999999999985">
                <text:p>9.59999999999985</text:p>
              </table:table-cell>
              <table:table-cell office:value-type="float" office:value="0.332489907741547">
                <text:p>0.33248990774154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0999999999989">
                <text:p>7.30999999999989</text:p>
              </table:table-cell>
              <table:table-cell office:value-type="float" office:value="75.4102325439453">
                <text:p>75.4102325439453</text:p>
              </table:table-cell>
              <table:table-cell office:value-type="float" office:value="9.60999999999985">
                <text:p>9.60999999999985</text:p>
              </table:table-cell>
              <table:table-cell office:value-type="float" office:value="0.34110426902771">
                <text:p>0.3411042690277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1999999999989">
                <text:p>7.31999999999989</text:p>
              </table:table-cell>
              <table:table-cell office:value-type="float" office:value="75.4125671386719">
                <text:p>75.4125671386719</text:p>
              </table:table-cell>
              <table:table-cell office:value-type="float" office:value="9.61999999999985">
                <text:p>9.61999999999985</text:p>
              </table:table-cell>
              <table:table-cell office:value-type="float" office:value="0.34977662563324">
                <text:p>0.3497766256332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2999999999989">
                <text:p>7.32999999999989</text:p>
              </table:table-cell>
              <table:table-cell office:value-type="float" office:value="75.4140319824219">
                <text:p>75.4140319824219</text:p>
              </table:table-cell>
              <table:table-cell office:value-type="float" office:value="9.62999999999984">
                <text:p>9.62999999999984</text:p>
              </table:table-cell>
              <table:table-cell office:value-type="float" office:value="0.348062992095947">
                <text:p>0.34806299209594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3999999999989">
                <text:p>7.33999999999989</text:p>
              </table:table-cell>
              <table:table-cell office:value-type="float" office:value="75.4160766601563">
                <text:p>75.4160766601563</text:p>
              </table:table-cell>
              <table:table-cell office:value-type="float" office:value="9.63999999999984">
                <text:p>9.63999999999984</text:p>
              </table:table-cell>
              <table:table-cell office:value-type="float" office:value="0.333547115325928">
                <text:p>0.3335471153259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4999999999989">
                <text:p>7.34999999999989</text:p>
              </table:table-cell>
              <table:table-cell office:value-type="float" office:value="75.4172897338867">
                <text:p>75.4172897338867</text:p>
              </table:table-cell>
              <table:table-cell office:value-type="float" office:value="9.64999999999984">
                <text:p>9.64999999999984</text:p>
              </table:table-cell>
              <table:table-cell office:value-type="float" office:value="0.324540048837662">
                <text:p>0.32454004883766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5999999999989">
                <text:p>7.35999999999989</text:p>
              </table:table-cell>
              <table:table-cell office:value-type="float" office:value="75.4183807373047">
                <text:p>75.4183807373047</text:p>
              </table:table-cell>
              <table:table-cell office:value-type="float" office:value="9.65999999999984">
                <text:p>9.65999999999984</text:p>
              </table:table-cell>
              <table:table-cell office:value-type="float" office:value="0.30312317609787">
                <text:p>0.3031231760978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6999999999989">
                <text:p>7.36999999999989</text:p>
              </table:table-cell>
              <table:table-cell office:value-type="float" office:value="75.4193954467773">
                <text:p>75.4193954467773</text:p>
              </table:table-cell>
              <table:table-cell office:value-type="float" office:value="9.66999999999984">
                <text:p>9.66999999999984</text:p>
              </table:table-cell>
              <table:table-cell office:value-type="float" office:value="0.291372060775757">
                <text:p>0.29137206077575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7999999999989">
                <text:p>7.37999999999989</text:p>
              </table:table-cell>
              <table:table-cell office:value-type="float" office:value="75.4208755493164">
                <text:p>75.4208755493164</text:p>
              </table:table-cell>
              <table:table-cell office:value-type="float" office:value="9.67999999999984">
                <text:p>9.67999999999984</text:p>
              </table:table-cell>
              <table:table-cell office:value-type="float" office:value="0.270930260419846">
                <text:p>0.27093026041984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8999999999989">
                <text:p>7.38999999999989</text:p>
              </table:table-cell>
              <table:table-cell office:value-type="float" office:value="75.422248840332">
                <text:p>75.422248840332</text:p>
              </table:table-cell>
              <table:table-cell office:value-type="float" office:value="9.68999999999984">
                <text:p>9.68999999999984</text:p>
              </table:table-cell>
              <table:table-cell office:value-type="float" office:value="0.25871816277504">
                <text:p>0.2587181627750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39999999999989">
                <text:p>7.39999999999989</text:p>
              </table:table-cell>
              <table:table-cell office:value-type="float" office:value="75.4233627319336">
                <text:p>75.4233627319336</text:p>
              </table:table-cell>
              <table:table-cell office:value-type="float" office:value="9.69999999999984">
                <text:p>9.69999999999984</text:p>
              </table:table-cell>
              <table:table-cell office:value-type="float" office:value="0.236720815300941">
                <text:p>0.2367208153009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0999999999989">
                <text:p>7.40999999999989</text:p>
              </table:table-cell>
              <table:table-cell office:value-type="float" office:value="75.4244384765625">
                <text:p>75.4244384765625</text:p>
              </table:table-cell>
              <table:table-cell office:value-type="float" office:value="9.70999999999984">
                <text:p>9.70999999999984</text:p>
              </table:table-cell>
              <table:table-cell office:value-type="float" office:value="0.22145602107048">
                <text:p>0.221456021070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1999999999989">
                <text:p>7.41999999999989</text:p>
              </table:table-cell>
              <table:table-cell office:value-type="float" office:value="75.425666809082">
                <text:p>75.425666809082</text:p>
              </table:table-cell>
              <table:table-cell office:value-type="float" office:value="9.71999999999984">
                <text:p>9.71999999999984</text:p>
              </table:table-cell>
              <table:table-cell office:value-type="float" office:value="0.199536949396133">
                <text:p>0.19953694939613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2999999999989">
                <text:p>7.42999999999989</text:p>
              </table:table-cell>
              <table:table-cell office:value-type="float" office:value="75.4271392822266">
                <text:p>75.4271392822266</text:p>
              </table:table-cell>
              <table:table-cell office:value-type="float" office:value="9.72999999999984">
                <text:p>9.72999999999984</text:p>
              </table:table-cell>
              <table:table-cell office:value-type="float" office:value="0.184480488300324">
                <text:p>0.1844804883003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3999999999989">
                <text:p>7.43999999999989</text:p>
              </table:table-cell>
              <table:table-cell office:value-type="float" office:value="75.4296188354492">
                <text:p>75.4296188354492</text:p>
              </table:table-cell>
              <table:table-cell office:value-type="float" office:value="9.73999999999984">
                <text:p>9.73999999999984</text:p>
              </table:table-cell>
              <table:table-cell office:value-type="float" office:value="0.166082590818405">
                <text:p>0.16608259081840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4999999999989">
                <text:p>7.44999999999989</text:p>
              </table:table-cell>
              <table:table-cell office:value-type="float" office:value="75.4303894042969">
                <text:p>75.4303894042969</text:p>
              </table:table-cell>
              <table:table-cell office:value-type="float" office:value="9.74999999999984">
                <text:p>9.74999999999984</text:p>
              </table:table-cell>
              <table:table-cell office:value-type="float" office:value="0.155677288770676">
                <text:p>0.15567728877067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5999999999989">
                <text:p>7.45999999999989</text:p>
              </table:table-cell>
              <table:table-cell office:value-type="float" office:value="75.4325714111328">
                <text:p>75.4325714111328</text:p>
              </table:table-cell>
              <table:table-cell office:value-type="float" office:value="9.75999999999984">
                <text:p>9.75999999999984</text:p>
              </table:table-cell>
              <table:table-cell office:value-type="float" office:value="0.140127599239349">
                <text:p>0.14012759923934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6999999999989">
                <text:p>7.46999999999989</text:p>
              </table:table-cell>
              <table:table-cell office:value-type="float" office:value="75.434326171875">
                <text:p>75.434326171875</text:p>
              </table:table-cell>
              <table:table-cell office:value-type="float" office:value="9.76999999999984">
                <text:p>9.76999999999984</text:p>
              </table:table-cell>
              <table:table-cell office:value-type="float" office:value="0.130256399512291">
                <text:p>0.13025639951229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7999999999989">
                <text:p>7.47999999999989</text:p>
              </table:table-cell>
              <table:table-cell office:value-type="float" office:value="75.4357147216797">
                <text:p>75.4357147216797</text:p>
              </table:table-cell>
              <table:table-cell office:value-type="float" office:value="9.77999999999984">
                <text:p>9.77999999999984</text:p>
              </table:table-cell>
              <table:table-cell office:value-type="float" office:value="0.116984784603119">
                <text:p>0.1169847846031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8999999999989">
                <text:p>7.48999999999989</text:p>
              </table:table-cell>
              <table:table-cell office:value-type="float" office:value="75.4366912841797">
                <text:p>75.4366912841797</text:p>
              </table:table-cell>
              <table:table-cell office:value-type="float" office:value="9.78999999999984">
                <text:p>9.78999999999984</text:p>
              </table:table-cell>
              <table:table-cell office:value-type="float" office:value="0.109176255762577">
                <text:p>0.10917625576257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49999999999988">
                <text:p>7.49999999999988</text:p>
              </table:table-cell>
              <table:table-cell office:value-type="float" office:value="75.4381408691406">
                <text:p>75.4381408691406</text:p>
              </table:table-cell>
              <table:table-cell office:value-type="float" office:value="9.79999999999984">
                <text:p>9.79999999999984</text:p>
              </table:table-cell>
              <table:table-cell office:value-type="float" office:value="0.101075276732445">
                <text:p>0.10107527673244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0999999999988">
                <text:p>7.50999999999988</text:p>
              </table:table-cell>
              <table:table-cell office:value-type="float" office:value="75.4389419555664">
                <text:p>75.4389419555664</text:p>
              </table:table-cell>
              <table:table-cell office:value-type="float" office:value="9.80999999999984">
                <text:p>9.80999999999984</text:p>
              </table:table-cell>
              <table:table-cell office:value-type="float" office:value="0.0974216014146805">
                <text:p>0.09742160141468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1999999999988">
                <text:p>7.51999999999988</text:p>
              </table:table-cell>
              <table:table-cell office:value-type="float" office:value="75.4407196044922">
                <text:p>75.4407196044922</text:p>
              </table:table-cell>
              <table:table-cell office:value-type="float" office:value="9.81999999999984">
                <text:p>9.81999999999984</text:p>
              </table:table-cell>
              <table:table-cell office:value-type="float" office:value="0.0940728783607483">
                <text:p>0.094072878360748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2999999999988">
                <text:p>7.52999999999988</text:p>
              </table:table-cell>
              <table:table-cell office:value-type="float" office:value="75.4423751831055">
                <text:p>75.4423751831055</text:p>
              </table:table-cell>
              <table:table-cell office:value-type="float" office:value="9.82999999999984">
                <text:p>9.82999999999984</text:p>
              </table:table-cell>
              <table:table-cell office:value-type="float" office:value="0.0919551849365235">
                <text:p>0.091955184936523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3999999999988">
                <text:p>7.53999999999988</text:p>
              </table:table-cell>
              <table:table-cell office:value-type="float" office:value="75.4446105957031">
                <text:p>75.4446105957031</text:p>
              </table:table-cell>
              <table:table-cell office:value-type="float" office:value="9.83999999999984">
                <text:p>9.83999999999984</text:p>
              </table:table-cell>
              <table:table-cell office:value-type="float" office:value="0.0874462649226189">
                <text:p>0.087446264922618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4999999999988">
                <text:p>7.54999999999988</text:p>
              </table:table-cell>
              <table:table-cell office:value-type="float" office:value="75.4455337524414">
                <text:p>75.4455337524414</text:p>
              </table:table-cell>
              <table:table-cell office:value-type="float" office:value="9.84999999999984">
                <text:p>9.84999999999984</text:p>
              </table:table-cell>
              <table:table-cell office:value-type="float" office:value="0.0827497765421868">
                <text:p>0.082749776542186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5999999999988">
                <text:p>7.55999999999988</text:p>
              </table:table-cell>
              <table:table-cell office:value-type="float" office:value="75.4461364746094">
                <text:p>75.4461364746094</text:p>
              </table:table-cell>
              <table:table-cell office:value-type="float" office:value="9.85999999999984">
                <text:p>9.85999999999984</text:p>
              </table:table-cell>
              <table:table-cell office:value-type="float" office:value="0.0710535198450089">
                <text:p>0.071053519845008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6999999999988">
                <text:p>7.56999999999988</text:p>
              </table:table-cell>
              <table:table-cell office:value-type="float" office:value="75.4465560913086">
                <text:p>75.4465560913086</text:p>
              </table:table-cell>
              <table:table-cell office:value-type="float" office:value="9.86999999999984">
                <text:p>9.86999999999984</text:p>
              </table:table-cell>
              <table:table-cell office:value-type="float" office:value="0.0587163306772709">
                <text:p>0.058716330677270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7999999999988">
                <text:p>7.57999999999988</text:p>
              </table:table-cell>
              <table:table-cell office:value-type="float" office:value="75.4480209350586">
                <text:p>75.4480209350586</text:p>
              </table:table-cell>
              <table:table-cell office:value-type="float" office:value="9.87999999999984">
                <text:p>9.87999999999984</text:p>
              </table:table-cell>
              <table:table-cell office:value-type="float" office:value="0.0372649803757668">
                <text:p>0.037264980375766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8999999999988">
                <text:p>7.58999999999988</text:p>
              </table:table-cell>
              <table:table-cell office:value-type="float" office:value="75.4490737915039">
                <text:p>75.4490737915039</text:p>
              </table:table-cell>
              <table:table-cell office:value-type="float" office:value="9.88999999999984">
                <text:p>9.88999999999984</text:p>
              </table:table-cell>
              <table:table-cell office:value-type="float" office:value="0.0242803785949945">
                <text:p>0.024280378594994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59999999999988">
                <text:p>7.59999999999988</text:p>
              </table:table-cell>
              <table:table-cell office:value-type="float" office:value="75.4502944946289">
                <text:p>75.4502944946289</text:p>
              </table:table-cell>
              <table:table-cell office:value-type="float" office:value="9.89999999999984">
                <text:p>9.89999999999984</text:p>
              </table:table-cell>
              <table:table-cell office:value-type="float" office:value="0.0134399989619851">
                <text:p>0.013439998961985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0999999999988">
                <text:p>7.60999999999988</text:p>
              </table:table-cell>
              <table:table-cell office:value-type="float" office:value="75.4504623413086">
                <text:p>75.4504623413086</text:p>
              </table:table-cell>
              <table:table-cell office:value-type="float" office:value="9.90999999999984">
                <text:p>9.90999999999984</text:p>
              </table:table-cell>
              <table:table-cell office:value-type="float" office:value="0.0114139216020703">
                <text:p>0.011413921602070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1999999999988">
                <text:p>7.61999999999988</text:p>
              </table:table-cell>
              <table:table-cell office:value-type="float" office:value="75.4515914916992">
                <text:p>75.4515914916992</text:p>
              </table:table-cell>
              <table:table-cell office:value-type="float" office:value="9.91999999999984">
                <text:p>9.91999999999984</text:p>
              </table:table-cell>
              <table:table-cell office:value-type="float" office:value="0.0105829276144505">
                <text:p>0.010582927614450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2999999999988">
                <text:p>7.62999999999988</text:p>
              </table:table-cell>
              <table:table-cell office:value-type="float" office:value="75.4518585205078">
                <text:p>75.4518585205078</text:p>
              </table:table-cell>
              <table:table-cell office:value-type="float" office:value="9.92999999999984">
                <text:p>9.92999999999984</text:p>
              </table:table-cell>
              <table:table-cell office:value-type="float" office:value="0.00874340534210205">
                <text:p>0.0087434053421020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3999999999988">
                <text:p>7.63999999999988</text:p>
              </table:table-cell>
              <table:table-cell office:value-type="float" office:value="75.453857421875">
                <text:p>75.453857421875</text:p>
              </table:table-cell>
              <table:table-cell office:value-type="float" office:value="9.93999999999984">
                <text:p>9.93999999999984</text:p>
              </table:table-cell>
              <table:table-cell office:value-type="float" office:value="0.000889142334926873">
                <text:p>0.0008891423349268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4999999999988">
                <text:p>7.64999999999988</text:p>
              </table:table-cell>
              <table:table-cell office:value-type="float" office:value="75.4551010131836">
                <text:p>75.4551010131836</text:p>
              </table:table-cell>
              <table:table-cell office:value-type="float" office:value="9.94999999999984">
                <text:p>9.94999999999984</text:p>
              </table:table-cell>
              <table:table-cell office:value-type="float" office:value="-0.00647313846275211">
                <text:p>-0.006473138462752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5999999999988">
                <text:p>7.65999999999988</text:p>
              </table:table-cell>
              <table:table-cell office:value-type="float" office:value="75.4570922851562">
                <text:p>75.4570922851562</text:p>
              </table:table-cell>
              <table:table-cell office:value-type="float" office:value="9.95999999999984">
                <text:p>9.95999999999984</text:p>
              </table:table-cell>
              <table:table-cell office:value-type="float" office:value="-0.0140971997752786">
                <text:p>-0.01409719977527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6999999999988">
                <text:p>7.66999999999988</text:p>
              </table:table-cell>
              <table:table-cell office:value-type="float" office:value="75.4582443237305">
                <text:p>75.4582443237305</text:p>
              </table:table-cell>
              <table:table-cell office:value-type="float" office:value="9.96999999999984">
                <text:p>9.96999999999984</text:p>
              </table:table-cell>
              <table:table-cell office:value-type="float" office:value="-0.0184699762612581">
                <text:p>-0.018469976261258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7999999999988">
                <text:p>7.67999999999988</text:p>
              </table:table-cell>
              <table:table-cell office:value-type="float" office:value="75.4601287841797">
                <text:p>75.4601287841797</text:p>
              </table:table-cell>
              <table:table-cell office:value-type="float" office:value="9.97999999999984">
                <text:p>9.97999999999984</text:p>
              </table:table-cell>
              <table:table-cell office:value-type="float" office:value="-0.0284208096563816">
                <text:p>-0.02842080965638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8999999999988">
                <text:p>7.68999999999988</text:p>
              </table:table-cell>
              <table:table-cell office:value-type="float" office:value="75.4612884521484">
                <text:p>75.4612884521484</text:p>
              </table:table-cell>
              <table:table-cell office:value-type="float" office:value="9.98999999999984">
                <text:p>9.98999999999984</text:p>
              </table:table-cell>
              <table:table-cell office:value-type="float" office:value="-0.0335824191570282">
                <text:p>-0.033582419157028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69999999999988">
                <text:p>7.69999999999988</text:p>
              </table:table-cell>
              <table:table-cell office:value-type="float" office:value="75.461784362793">
                <text:p>75.461784362793</text:p>
              </table:table-cell>
              <table:table-cell office:value-type="float" office:value="9.99999999999984">
                <text:p>9.99999999999984</text:p>
              </table:table-cell>
              <table:table-cell office:value-type="float" office:value="-0.0356308147311211">
                <text:p>-0.03563081473112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0999999999988">
                <text:p>7.70999999999988</text:p>
              </table:table-cell>
              <table:table-cell office:value-type="float" office:value="75.4619598388672">
                <text:p>75.4619598388672</text:p>
              </table:table-cell>
              <table:table-cell office:value-type="float" office:value="10.0099999999998">
                <text:p>10.0099999999998</text:p>
              </table:table-cell>
              <table:table-cell office:value-type="float" office:value="-0.0339950509369373">
                <text:p>-0.033995050936937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1999999999988">
                <text:p>7.71999999999988</text:p>
              </table:table-cell>
              <table:table-cell office:value-type="float" office:value="75.4628829956055">
                <text:p>75.4628829956055</text:p>
              </table:table-cell>
              <table:table-cell office:value-type="float" office:value="10.0199999999998">
                <text:p>10.0199999999998</text:p>
              </table:table-cell>
              <table:table-cell office:value-type="float" office:value="-0.0254150629043579">
                <text:p>-0.025415062904357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2999999999988">
                <text:p>7.72999999999988</text:p>
              </table:table-cell>
              <table:table-cell office:value-type="float" office:value="75.4636459350586">
                <text:p>75.4636459350586</text:p>
              </table:table-cell>
              <table:table-cell office:value-type="float" office:value="10.0299999999998">
                <text:p>10.0299999999998</text:p>
              </table:table-cell>
              <table:table-cell office:value-type="float" office:value="-0.0216192826628685">
                <text:p>-0.021619282662868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3999999999988">
                <text:p>7.73999999999988</text:p>
              </table:table-cell>
              <table:table-cell office:value-type="float" office:value="75.4645843505859">
                <text:p>75.4645843505859</text:p>
              </table:table-cell>
              <table:table-cell office:value-type="float" office:value="10.0399999999998">
                <text:p>10.0399999999998</text:p>
              </table:table-cell>
              <table:table-cell office:value-type="float" office:value="-0.0144746862351894">
                <text:p>-0.014474686235189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4999999999988">
                <text:p>7.74999999999988</text:p>
              </table:table-cell>
              <table:table-cell office:value-type="float" office:value="75.465461730957">
                <text:p>75.465461730957</text:p>
              </table:table-cell>
              <table:table-cell office:value-type="float" office:value="10.0499999999998">
                <text:p>10.0499999999998</text:p>
              </table:table-cell>
              <table:table-cell office:value-type="float" office:value="-0.0104194544255734">
                <text:p>-0.010419454425573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5999999999988">
                <text:p>7.75999999999988</text:p>
              </table:table-cell>
              <table:table-cell office:value-type="float" office:value="75.4658279418945">
                <text:p>75.4658279418945</text:p>
              </table:table-cell>
              <table:table-cell office:value-type="float" office:value="10.0599999999998">
                <text:p>10.0599999999998</text:p>
              </table:table-cell>
              <table:table-cell office:value-type="float" office:value="-0.0139634674414992">
                <text:p>-0.013963467441499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6999999999988">
                <text:p>7.76999999999988</text:p>
              </table:table-cell>
              <table:table-cell office:value-type="float" office:value="75.4663391113281">
                <text:p>75.4663391113281</text:p>
              </table:table-cell>
              <table:table-cell office:value-type="float" office:value="10.0699999999998">
                <text:p>10.0699999999998</text:p>
              </table:table-cell>
              <table:table-cell office:value-type="float" office:value="-0.0220753252506256">
                <text:p>-0.022075325250625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7999999999988">
                <text:p>7.77999999999988</text:p>
              </table:table-cell>
              <table:table-cell office:value-type="float" office:value="75.4678955078125">
                <text:p>75.4678955078125</text:p>
              </table:table-cell>
              <table:table-cell office:value-type="float" office:value="10.0799999999998">
                <text:p>10.0799999999998</text:p>
              </table:table-cell>
              <table:table-cell office:value-type="float" office:value="-0.0457355603575707">
                <text:p>-0.04573556035757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8999999999988">
                <text:p>7.78999999999988</text:p>
              </table:table-cell>
              <table:table-cell office:value-type="float" office:value="75.46923828125">
                <text:p>75.46923828125</text:p>
              </table:table-cell>
              <table:table-cell office:value-type="float" office:value="10.0899999999998">
                <text:p>10.0899999999998</text:p>
              </table:table-cell>
              <table:table-cell office:value-type="float" office:value="-0.0676268860697746">
                <text:p>-0.06762688606977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79999999999988">
                <text:p>7.79999999999988</text:p>
              </table:table-cell>
              <table:table-cell office:value-type="float" office:value="75.4704818725586">
                <text:p>75.4704818725586</text:p>
              </table:table-cell>
              <table:table-cell office:value-type="float" office:value="10.0999999999998">
                <text:p>10.0999999999998</text:p>
              </table:table-cell>
              <table:table-cell office:value-type="float" office:value="-0.105237491428852">
                <text:p>-0.10523749142885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0999999999988">
                <text:p>7.80999999999988</text:p>
              </table:table-cell>
              <table:table-cell office:value-type="float" office:value="75.4716644287109">
                <text:p>75.4716644287109</text:p>
              </table:table-cell>
              <table:table-cell office:value-type="float" office:value="10.1099999999998">
                <text:p>10.1099999999998</text:p>
              </table:table-cell>
              <table:table-cell office:value-type="float" office:value="-0.131964802742004">
                <text:p>-0.13196480274200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1999999999988">
                <text:p>7.81999999999988</text:p>
              </table:table-cell>
              <table:table-cell office:value-type="float" office:value="75.4733352661133">
                <text:p>75.4733352661133</text:p>
              </table:table-cell>
              <table:table-cell office:value-type="float" office:value="10.1199999999998">
                <text:p>10.1199999999998</text:p>
              </table:table-cell>
              <table:table-cell office:value-type="float" office:value="-0.166243031620979">
                <text:p>-0.16624303162097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2999999999988">
                <text:p>7.82999999999988</text:p>
              </table:table-cell>
              <table:table-cell office:value-type="float" office:value="75.4744491577148">
                <text:p>75.4744491577148</text:p>
              </table:table-cell>
              <table:table-cell office:value-type="float" office:value="10.1299999999998">
                <text:p>10.1299999999998</text:p>
              </table:table-cell>
              <table:table-cell office:value-type="float" office:value="-0.187646970152855">
                <text:p>-0.1876469701528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3999999999988">
                <text:p>7.83999999999988</text:p>
              </table:table-cell>
              <table:table-cell office:value-type="float" office:value="75.4757385253906">
                <text:p>75.4757385253906</text:p>
              </table:table-cell>
              <table:table-cell office:value-type="float" office:value="10.1399999999998">
                <text:p>10.1399999999998</text:p>
              </table:table-cell>
              <table:table-cell office:value-type="float" office:value="-0.219249933958054">
                <text:p>-0.21924993395805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4999999999988">
                <text:p>7.84999999999988</text:p>
              </table:table-cell>
              <table:table-cell office:value-type="float" office:value="75.4765548706055">
                <text:p>75.4765548706055</text:p>
              </table:table-cell>
              <table:table-cell office:value-type="float" office:value="10.1499999999998">
                <text:p>10.1499999999998</text:p>
              </table:table-cell>
              <table:table-cell office:value-type="float" office:value="-0.240094229578972">
                <text:p>-0.24009422957897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5999999999988">
                <text:p>7.85999999999988</text:p>
              </table:table-cell>
              <table:table-cell office:value-type="float" office:value="75.4781112670898">
                <text:p>75.4781112670898</text:p>
              </table:table-cell>
              <table:table-cell office:value-type="float" office:value="10.1599999999998">
                <text:p>10.1599999999998</text:p>
              </table:table-cell>
              <table:table-cell office:value-type="float" office:value="-0.274449080228806">
                <text:p>-0.27444908022880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6999999999988">
                <text:p>7.86999999999988</text:p>
              </table:table-cell>
              <table:table-cell office:value-type="float" office:value="75.4789199829102">
                <text:p>75.4789199829102</text:p>
              </table:table-cell>
              <table:table-cell office:value-type="float" office:value="10.1699999999998">
                <text:p>10.1699999999998</text:p>
              </table:table-cell>
              <table:table-cell office:value-type="float" office:value="-0.298553138971329">
                <text:p>-0.29855313897132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7999999999988">
                <text:p>7.87999999999988</text:p>
              </table:table-cell>
              <table:table-cell office:value-type="float" office:value="75.4802703857422">
                <text:p>75.4802703857422</text:p>
              </table:table-cell>
              <table:table-cell office:value-type="float" office:value="10.1799999999998">
                <text:p>10.1799999999998</text:p>
              </table:table-cell>
              <table:table-cell office:value-type="float" office:value="-0.34180212020874">
                <text:p>-0.3418021202087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8999999999988">
                <text:p>7.88999999999988</text:p>
              </table:table-cell>
              <table:table-cell office:value-type="float" office:value="75.4814529418945">
                <text:p>75.4814529418945</text:p>
              </table:table-cell>
              <table:table-cell office:value-type="float" office:value="10.1899999999998">
                <text:p>10.1899999999998</text:p>
              </table:table-cell>
              <table:table-cell office:value-type="float" office:value="-0.369576692581177">
                <text:p>-0.36957669258117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89999999999988">
                <text:p>7.89999999999988</text:p>
              </table:table-cell>
              <table:table-cell office:value-type="float" office:value="75.4833450317383">
                <text:p>75.4833450317383</text:p>
              </table:table-cell>
              <table:table-cell office:value-type="float" office:value="10.1999999999998">
                <text:p>10.1999999999998</text:p>
              </table:table-cell>
              <table:table-cell office:value-type="float" office:value="-0.406328409910202">
                <text:p>-0.40632840991020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0999999999988">
                <text:p>7.90999999999988</text:p>
              </table:table-cell>
              <table:table-cell office:value-type="float" office:value="75.4850769042969">
                <text:p>75.4850769042969</text:p>
              </table:table-cell>
              <table:table-cell office:value-type="float" office:value="10.2099999999998">
                <text:p>10.2099999999998</text:p>
              </table:table-cell>
              <table:table-cell office:value-type="float" office:value="-0.424901157617569">
                <text:p>-0.42490115761756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1999999999988">
                <text:p>7.91999999999988</text:p>
              </table:table-cell>
              <table:table-cell office:value-type="float" office:value="75.4865570068359">
                <text:p>75.4865570068359</text:p>
              </table:table-cell>
              <table:table-cell office:value-type="float" office:value="10.2199999999998">
                <text:p>10.2199999999998</text:p>
              </table:table-cell>
              <table:table-cell office:value-type="float" office:value="-0.439787566661835">
                <text:p>-0.43978756666183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2999999999988">
                <text:p>7.92999999999988</text:p>
              </table:table-cell>
              <table:table-cell office:value-type="float" office:value="75.4872665405273">
                <text:p>75.4872665405273</text:p>
              </table:table-cell>
              <table:table-cell office:value-type="float" office:value="10.2299999999998">
                <text:p>10.2299999999998</text:p>
              </table:table-cell>
              <table:table-cell office:value-type="float" office:value="-0.444577127695084">
                <text:p>-0.44457712769508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3999999999988">
                <text:p>7.93999999999988</text:p>
              </table:table-cell>
              <table:table-cell office:value-type="float" office:value="75.4880905151367">
                <text:p>75.4880905151367</text:p>
              </table:table-cell>
              <table:table-cell office:value-type="float" office:value="10.2399999999998">
                <text:p>10.2399999999998</text:p>
              </table:table-cell>
              <table:table-cell office:value-type="float" office:value="-0.44473135471344">
                <text:p>-0.4447313547134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4999999999988">
                <text:p>7.94999999999988</text:p>
              </table:table-cell>
              <table:table-cell office:value-type="float" office:value="75.4887237548828">
                <text:p>75.4887237548828</text:p>
              </table:table-cell>
              <table:table-cell office:value-type="float" office:value="10.2499999999998">
                <text:p>10.2499999999998</text:p>
              </table:table-cell>
              <table:table-cell office:value-type="float" office:value="-0.443927824497223">
                <text:p>-0.44392782449722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5999999999988">
                <text:p>7.95999999999988</text:p>
              </table:table-cell>
              <table:table-cell office:value-type="float" office:value="75.4897613525391">
                <text:p>75.4897613525391</text:p>
              </table:table-cell>
              <table:table-cell office:value-type="float" office:value="10.2599999999998">
                <text:p>10.2599999999998</text:p>
              </table:table-cell>
              <table:table-cell office:value-type="float" office:value="-0.443595588207245">
                <text:p>-0.44359558820724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6999999999987">
                <text:p>7.96999999999987</text:p>
              </table:table-cell>
              <table:table-cell office:value-type="float" office:value="75.4901580810547">
                <text:p>75.4901580810547</text:p>
              </table:table-cell>
              <table:table-cell office:value-type="float" office:value="10.2699999999998">
                <text:p>10.2699999999998</text:p>
              </table:table-cell>
              <table:table-cell office:value-type="float" office:value="-0.442778080701828">
                <text:p>-0.44277808070182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7999999999987">
                <text:p>7.97999999999987</text:p>
              </table:table-cell>
              <table:table-cell office:value-type="float" office:value="75.4919586181641">
                <text:p>75.4919586181641</text:p>
              </table:table-cell>
              <table:table-cell office:value-type="float" office:value="10.2799999999998">
                <text:p>10.2799999999998</text:p>
              </table:table-cell>
              <table:table-cell office:value-type="float" office:value="-0.442974299192429">
                <text:p>-0.44297429919242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8999999999987">
                <text:p>7.98999999999987</text:p>
              </table:table-cell>
              <table:table-cell office:value-type="float" office:value="75.4930419921875">
                <text:p>75.4930419921875</text:p>
              </table:table-cell>
              <table:table-cell office:value-type="float" office:value="10.2899999999998">
                <text:p>10.2899999999998</text:p>
              </table:table-cell>
              <table:table-cell office:value-type="float" office:value="-0.439518302679062">
                <text:p>-0.43951830267906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.99999999999987">
                <text:p>7.99999999999987</text:p>
              </table:table-cell>
              <table:table-cell office:value-type="float" office:value="75.4943618774414">
                <text:p>75.4943618774414</text:p>
              </table:table-cell>
              <table:table-cell office:value-type="float" office:value="10.2999999999998">
                <text:p>10.2999999999998</text:p>
              </table:table-cell>
              <table:table-cell office:value-type="float" office:value="-0.431486517190933">
                <text:p>-0.43148651719093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0999999999987">
                <text:p>8.00999999999987</text:p>
              </table:table-cell>
              <table:table-cell office:value-type="float" office:value="75.4952392578125">
                <text:p>75.4952392578125</text:p>
              </table:table-cell>
              <table:table-cell office:value-type="float" office:value="10.3099999999998">
                <text:p>10.3099999999998</text:p>
              </table:table-cell>
              <table:table-cell office:value-type="float" office:value="-0.423729926347732">
                <text:p>-0.42372992634773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1999999999987">
                <text:p>8.01999999999987</text:p>
              </table:table-cell>
              <table:table-cell office:value-type="float" office:value="75.4960098266602">
                <text:p>75.4960098266602</text:p>
              </table:table-cell>
              <table:table-cell office:value-type="float" office:value="10.3199999999998">
                <text:p>10.3199999999998</text:p>
              </table:table-cell>
              <table:table-cell office:value-type="float" office:value="-0.412247806787491">
                <text:p>-0.4122478067874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2999999999987">
                <text:p>8.02999999999987</text:p>
              </table:table-cell>
              <table:table-cell office:value-type="float" office:value="75.4972381591797">
                <text:p>75.4972381591797</text:p>
              </table:table-cell>
              <table:table-cell office:value-type="float" office:value="10.3299999999998">
                <text:p>10.3299999999998</text:p>
              </table:table-cell>
              <table:table-cell office:value-type="float" office:value="-0.406144618988037">
                <text:p>-0.40614461898803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3999999999987">
                <text:p>8.03999999999987</text:p>
              </table:table-cell>
              <table:table-cell office:value-type="float" office:value="75.4979782104492">
                <text:p>75.4979782104492</text:p>
              </table:table-cell>
              <table:table-cell office:value-type="float" office:value="10.3399999999998">
                <text:p>10.3399999999998</text:p>
              </table:table-cell>
              <table:table-cell office:value-type="float" office:value="-0.397635191679001">
                <text:p>-0.39763519167900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4999999999987">
                <text:p>8.04999999999987</text:p>
              </table:table-cell>
              <table:table-cell office:value-type="float" office:value="75.4980773925781">
                <text:p>75.4980773925781</text:p>
              </table:table-cell>
              <table:table-cell office:value-type="float" office:value="10.3499999999998">
                <text:p>10.3499999999998</text:p>
              </table:table-cell>
              <table:table-cell office:value-type="float" office:value="-0.39173224568367">
                <text:p>-0.3917322456836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5999999999987">
                <text:p>8.05999999999987</text:p>
              </table:table-cell>
              <table:table-cell office:value-type="float" office:value="75.4993743896484">
                <text:p>75.4993743896484</text:p>
              </table:table-cell>
              <table:table-cell office:value-type="float" office:value="10.3599999999998">
                <text:p>10.3599999999998</text:p>
              </table:table-cell>
              <table:table-cell office:value-type="float" office:value="-0.383088439702988">
                <text:p>-0.38308843970298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6999999999987">
                <text:p>8.06999999999987</text:p>
              </table:table-cell>
              <table:table-cell office:value-type="float" office:value="75.5004577636719">
                <text:p>75.5004577636719</text:p>
              </table:table-cell>
              <table:table-cell office:value-type="float" office:value="10.3699999999998">
                <text:p>10.3699999999998</text:p>
              </table:table-cell>
              <table:table-cell office:value-type="float" office:value="-0.377073287963867">
                <text:p>-0.37707328796386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7999999999987">
                <text:p>8.07999999999987</text:p>
              </table:table-cell>
              <table:table-cell office:value-type="float" office:value="75.5010070800781">
                <text:p>75.5010070800781</text:p>
              </table:table-cell>
              <table:table-cell office:value-type="float" office:value="10.3799999999998">
                <text:p>10.3799999999998</text:p>
              </table:table-cell>
              <table:table-cell office:value-type="float" office:value="-0.373032957315445">
                <text:p>-0.37303295731544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8999999999987">
                <text:p>8.08999999999987</text:p>
              </table:table-cell>
              <table:table-cell office:value-type="float" office:value="75.5016174316406">
                <text:p>75.5016174316406</text:p>
              </table:table-cell>
              <table:table-cell office:value-type="float" office:value="10.3899999999998">
                <text:p>10.3899999999998</text:p>
              </table:table-cell>
              <table:table-cell office:value-type="float" office:value="-0.373024672269821">
                <text:p>-0.37302467226982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09999999999987">
                <text:p>8.09999999999987</text:p>
              </table:table-cell>
              <table:table-cell office:value-type="float" office:value="75.5030975341797">
                <text:p>75.5030975341797</text:p>
              </table:table-cell>
              <table:table-cell office:value-type="float" office:value="10.3999999999998">
                <text:p>10.3999999999998</text:p>
              </table:table-cell>
              <table:table-cell office:value-type="float" office:value="-0.37737450003624">
                <text:p>-0.3773745000362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0999999999987">
                <text:p>8.10999999999987</text:p>
              </table:table-cell>
              <table:table-cell office:value-type="float" office:value="75.5037612915039">
                <text:p>75.5037612915039</text:p>
              </table:table-cell>
              <table:table-cell office:value-type="float" office:value="10.4099999999998">
                <text:p>10.4099999999998</text:p>
              </table:table-cell>
              <table:table-cell office:value-type="float" office:value="-0.380271464586258">
                <text:p>-0.38027146458625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1999999999987">
                <text:p>8.11999999999987</text:p>
              </table:table-cell>
              <table:table-cell office:value-type="float" office:value="75.5044860839844">
                <text:p>75.5044860839844</text:p>
              </table:table-cell>
              <table:table-cell office:value-type="float" office:value="10.4199999999998">
                <text:p>10.4199999999998</text:p>
              </table:table-cell>
              <table:table-cell office:value-type="float" office:value="-0.383662909269333">
                <text:p>-0.3836629092693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2999999999987">
                <text:p>8.12999999999987</text:p>
              </table:table-cell>
              <table:table-cell office:value-type="float" office:value="75.5052795410156">
                <text:p>75.5052795410156</text:p>
              </table:table-cell>
              <table:table-cell office:value-type="float" office:value="10.4299999999998">
                <text:p>10.4299999999998</text:p>
              </table:table-cell>
              <table:table-cell office:value-type="float" office:value="-0.384464085102081">
                <text:p>-0.38446408510208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3999999999987">
                <text:p>8.13999999999987</text:p>
              </table:table-cell>
              <table:table-cell office:value-type="float" office:value="75.5066375732422">
                <text:p>75.5066375732422</text:p>
              </table:table-cell>
              <table:table-cell office:value-type="float" office:value="10.4399999999998">
                <text:p>10.4399999999998</text:p>
              </table:table-cell>
              <table:table-cell office:value-type="float" office:value="-0.382277935743332">
                <text:p>-0.38227793574333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4999999999987">
                <text:p>8.14999999999987</text:p>
              </table:table-cell>
              <table:table-cell office:value-type="float" office:value="75.5082321166992">
                <text:p>75.5082321166992</text:p>
              </table:table-cell>
              <table:table-cell office:value-type="float" office:value="10.4499999999998">
                <text:p>10.4499999999998</text:p>
              </table:table-cell>
              <table:table-cell office:value-type="float" office:value="-0.381959646940231">
                <text:p>-0.38195964694023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5999999999987">
                <text:p>8.15999999999987</text:p>
              </table:table-cell>
              <table:table-cell office:value-type="float" office:value="75.51025390625">
                <text:p>75.51025390625</text:p>
              </table:table-cell>
              <table:table-cell office:value-type="float" office:value="10.4599999999998">
                <text:p>10.4599999999998</text:p>
              </table:table-cell>
              <table:table-cell office:value-type="float" office:value="-0.387410253286362">
                <text:p>-0.38741025328636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6999999999987">
                <text:p>8.16999999999987</text:p>
              </table:table-cell>
              <table:table-cell office:value-type="float" office:value="75.5115356445313">
                <text:p>75.5115356445313</text:p>
              </table:table-cell>
              <table:table-cell office:value-type="float" office:value="10.4699999999998">
                <text:p>10.4699999999998</text:p>
              </table:table-cell>
              <table:table-cell office:value-type="float" office:value="-0.393669694662094">
                <text:p>-0.39366969466209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7999999999987">
                <text:p>8.17999999999987</text:p>
              </table:table-cell>
              <table:table-cell office:value-type="float" office:value="75.5127487182617">
                <text:p>75.5127487182617</text:p>
              </table:table-cell>
              <table:table-cell office:value-type="float" office:value="10.4799999999998">
                <text:p>10.4799999999998</text:p>
              </table:table-cell>
              <table:table-cell office:value-type="float" office:value="-0.40278834104538">
                <text:p>-0.4027883410453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8999999999987">
                <text:p>8.18999999999987</text:p>
              </table:table-cell>
              <table:table-cell office:value-type="float" office:value="75.5132904052734">
                <text:p>75.5132904052734</text:p>
              </table:table-cell>
              <table:table-cell office:value-type="float" office:value="10.4899999999998">
                <text:p>10.4899999999998</text:p>
              </table:table-cell>
              <table:table-cell office:value-type="float" office:value="-0.409035086631775">
                <text:p>-0.40903508663177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19999999999987">
                <text:p>8.19999999999987</text:p>
              </table:table-cell>
              <table:table-cell office:value-type="float" office:value="75.5153427124023">
                <text:p>75.5153427124023</text:p>
              </table:table-cell>
              <table:table-cell office:value-type="float" office:value="10.4999999999998">
                <text:p>10.4999999999998</text:p>
              </table:table-cell>
              <table:table-cell office:value-type="float" office:value="-0.41669699549675">
                <text:p>-0.416696995496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0999999999987">
                <text:p>8.20999999999987</text:p>
              </table:table-cell>
              <table:table-cell office:value-type="float" office:value="75.5163726806641">
                <text:p>75.5163726806641</text:p>
              </table:table-cell>
              <table:table-cell office:value-type="float" office:value="10.5099999999998">
                <text:p>10.5099999999998</text:p>
              </table:table-cell>
              <table:table-cell office:value-type="float" office:value="-0.42066290974617">
                <text:p>-0.4206629097461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1999999999987">
                <text:p>8.21999999999987</text:p>
              </table:table-cell>
              <table:table-cell office:value-type="float" office:value="75.5177230834961">
                <text:p>75.5177230834961</text:p>
              </table:table-cell>
              <table:table-cell office:value-type="float" office:value="10.5199999999998">
                <text:p>10.5199999999998</text:p>
              </table:table-cell>
              <table:table-cell office:value-type="float" office:value="-0.422305315732956">
                <text:p>-0.42230531573295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2999999999987">
                <text:p>8.22999999999987</text:p>
              </table:table-cell>
              <table:table-cell office:value-type="float" office:value="75.5177154541016">
                <text:p>75.5177154541016</text:p>
              </table:table-cell>
              <table:table-cell office:value-type="float" office:value="10.5299999999998">
                <text:p>10.5299999999998</text:p>
              </table:table-cell>
              <table:table-cell office:value-type="float" office:value="-0.419598162174225">
                <text:p>-0.41959816217422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3999999999987">
                <text:p>8.23999999999987</text:p>
              </table:table-cell>
              <table:table-cell office:value-type="float" office:value="75.5190887451172">
                <text:p>75.5190887451172</text:p>
              </table:table-cell>
              <table:table-cell office:value-type="float" office:value="10.5399999999998">
                <text:p>10.5399999999998</text:p>
              </table:table-cell>
              <table:table-cell office:value-type="float" office:value="-0.412514358758926">
                <text:p>-0.41251435875892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4999999999987">
                <text:p>8.24999999999987</text:p>
              </table:table-cell>
              <table:table-cell office:value-type="float" office:value="75.5198135375977">
                <text:p>75.5198135375977</text:p>
              </table:table-cell>
              <table:table-cell office:value-type="float" office:value="10.5499999999998">
                <text:p>10.5499999999998</text:p>
              </table:table-cell>
              <table:table-cell office:value-type="float" office:value="-0.406842023134232">
                <text:p>-0.40684202313423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5999999999987">
                <text:p>8.25999999999987</text:p>
              </table:table-cell>
              <table:table-cell office:value-type="float" office:value="75.5213470458984">
                <text:p>75.5213470458984</text:p>
              </table:table-cell>
              <table:table-cell office:value-type="float" office:value="10.5599999999998">
                <text:p>10.5599999999998</text:p>
              </table:table-cell>
              <table:table-cell office:value-type="float" office:value="-0.400985896587372">
                <text:p>-0.40098589658737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6999999999987">
                <text:p>8.26999999999987</text:p>
              </table:table-cell>
              <table:table-cell office:value-type="float" office:value="75.5220718383789">
                <text:p>75.5220718383789</text:p>
              </table:table-cell>
              <table:table-cell office:value-type="float" office:value="10.5699999999998">
                <text:p>10.5699999999998</text:p>
              </table:table-cell>
              <table:table-cell office:value-type="float" office:value="-0.399315118789673">
                <text:p>-0.39931511878967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7999999999987">
                <text:p>8.27999999999987</text:p>
              </table:table-cell>
              <table:table-cell office:value-type="float" office:value="75.5226058959961">
                <text:p>75.5226058959961</text:p>
              </table:table-cell>
              <table:table-cell office:value-type="float" office:value="10.5799999999998">
                <text:p>10.5799999999998</text:p>
              </table:table-cell>
              <table:table-cell office:value-type="float" office:value="-0.399931520223618">
                <text:p>-0.39993152022361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8999999999987">
                <text:p>8.28999999999987</text:p>
              </table:table-cell>
              <table:table-cell office:value-type="float" office:value="75.5229797363281">
                <text:p>75.5229797363281</text:p>
              </table:table-cell>
              <table:table-cell office:value-type="float" office:value="10.5899999999998">
                <text:p>10.5899999999998</text:p>
              </table:table-cell>
              <table:table-cell office:value-type="float" office:value="-0.401897042989731">
                <text:p>-0.40189704298973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29999999999987">
                <text:p>8.29999999999987</text:p>
              </table:table-cell>
              <table:table-cell office:value-type="float" office:value="75.5239639282227">
                <text:p>75.5239639282227</text:p>
              </table:table-cell>
              <table:table-cell office:value-type="float" office:value="10.5999999999998">
                <text:p>10.5999999999998</text:p>
              </table:table-cell>
              <table:table-cell office:value-type="float" office:value="-0.403557360172272">
                <text:p>-0.40355736017227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0999999999987">
                <text:p>8.30999999999987</text:p>
              </table:table-cell>
              <table:table-cell office:value-type="float" office:value="75.5246200561524">
                <text:p>75.5246200561524</text:p>
              </table:table-cell>
              <table:table-cell office:value-type="float" office:value="10.6099999999998">
                <text:p>10.6099999999998</text:p>
              </table:table-cell>
              <table:table-cell office:value-type="float" office:value="-0.4049431681633">
                <text:p>-0.404943168163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1999999999987">
                <text:p>8.31999999999987</text:p>
              </table:table-cell>
              <table:table-cell office:value-type="float" office:value="75.5262222290039">
                <text:p>75.5262222290039</text:p>
              </table:table-cell>
              <table:table-cell office:value-type="float" office:value="10.6199999999998">
                <text:p>10.6199999999998</text:p>
              </table:table-cell>
              <table:table-cell office:value-type="float" office:value="-0.399280667304993">
                <text:p>-0.39928066730499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2999999999987">
                <text:p>8.32999999999987</text:p>
              </table:table-cell>
              <table:table-cell office:value-type="float" office:value="75.5260162353516">
                <text:p>75.5260162353516</text:p>
              </table:table-cell>
              <table:table-cell office:value-type="float" office:value="10.6299999999998">
                <text:p>10.6299999999998</text:p>
              </table:table-cell>
              <table:table-cell office:value-type="float" office:value="-0.388855040073395">
                <text:p>-0.38885504007339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3999999999987">
                <text:p>8.33999999999987</text:p>
              </table:table-cell>
              <table:table-cell office:value-type="float" office:value="75.5270843505859">
                <text:p>75.5270843505859</text:p>
              </table:table-cell>
              <table:table-cell office:value-type="float" office:value="10.6399999999998">
                <text:p>10.6399999999998</text:p>
              </table:table-cell>
              <table:table-cell office:value-type="float" office:value="-0.360287040472031">
                <text:p>-0.36028704047203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4999999999987">
                <text:p>8.34999999999987</text:p>
              </table:table-cell>
              <table:table-cell office:value-type="float" office:value="75.5281524658203">
                <text:p>75.5281524658203</text:p>
              </table:table-cell>
              <table:table-cell office:value-type="float" office:value="10.6499999999998">
                <text:p>10.6499999999998</text:p>
              </table:table-cell>
              <table:table-cell office:value-type="float" office:value="-0.330853790044785">
                <text:p>-0.33085379004478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5999999999987">
                <text:p>8.35999999999987</text:p>
              </table:table-cell>
              <table:table-cell office:value-type="float" office:value="75.5293807983398">
                <text:p>75.5293807983398</text:p>
              </table:table-cell>
              <table:table-cell office:value-type="float" office:value="10.6599999999998">
                <text:p>10.6599999999998</text:p>
              </table:table-cell>
              <table:table-cell office:value-type="float" office:value="-0.261474788188934">
                <text:p>-0.26147478818893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6999999999987">
                <text:p>8.36999999999987</text:p>
              </table:table-cell>
              <table:table-cell office:value-type="float" office:value="75.5306549072266">
                <text:p>75.5306549072266</text:p>
              </table:table-cell>
              <table:table-cell office:value-type="float" office:value="10.6699999999998">
                <text:p>10.6699999999998</text:p>
              </table:table-cell>
              <table:table-cell office:value-type="float" office:value="-0.189737379550934">
                <text:p>-0.18973737955093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7999999999987">
                <text:p>8.37999999999987</text:p>
              </table:table-cell>
              <table:table-cell office:value-type="float" office:value="75.5305099487305">
                <text:p>75.5305099487305</text:p>
              </table:table-cell>
              <table:table-cell office:value-type="float" office:value="10.6799999999998">
                <text:p>10.6799999999998</text:p>
              </table:table-cell>
              <table:table-cell office:value-type="float" office:value="-0.0221613086760044">
                <text:p>-0.022161308676004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8999999999987">
                <text:p>8.38999999999987</text:p>
              </table:table-cell>
              <table:table-cell office:value-type="float" office:value="75.5308151245117">
                <text:p>75.5308151245117</text:p>
              </table:table-cell>
              <table:table-cell office:value-type="float" office:value="10.6899999999998">
                <text:p>10.6899999999998</text:p>
              </table:table-cell>
              <table:table-cell office:value-type="float" office:value="0.140648156404495">
                <text:p>0.14064815640449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39999999999987">
                <text:p>8.39999999999987</text:p>
              </table:table-cell>
              <table:table-cell office:value-type="float" office:value="75.5315780639648">
                <text:p>75.5315780639648</text:p>
              </table:table-cell>
              <table:table-cell office:value-type="float" office:value="10.6999999999998">
                <text:p>10.6999999999998</text:p>
              </table:table-cell>
              <table:table-cell office:value-type="float" office:value="0.421719521284103">
                <text:p>0.42171952128410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0999999999987">
                <text:p>8.40999999999987</text:p>
              </table:table-cell>
              <table:table-cell office:value-type="float" office:value="75.5326690673828">
                <text:p>75.5326690673828</text:p>
              </table:table-cell>
              <table:table-cell office:value-type="float" office:value="10.7099999999998">
                <text:p>10.7099999999998</text:p>
              </table:table-cell>
              <table:table-cell office:value-type="float" office:value="0.617430627346039">
                <text:p>0.61743062734603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1999999999987">
                <text:p>8.41999999999987</text:p>
              </table:table-cell>
              <table:table-cell office:value-type="float" office:value="75.5343780517578">
                <text:p>75.5343780517578</text:p>
              </table:table-cell>
              <table:table-cell office:value-type="float" office:value="10.7199999999998">
                <text:p>10.7199999999998</text:p>
              </table:table-cell>
              <table:table-cell office:value-type="float" office:value="0.926551401615143">
                <text:p>0.92655140161514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2999999999987">
                <text:p>8.42999999999987</text:p>
              </table:table-cell>
              <table:table-cell office:value-type="float" office:value="75.535041809082">
                <text:p>75.535041809082</text:p>
              </table:table-cell>
              <table:table-cell office:value-type="float" office:value="10.7299999999998">
                <text:p>10.7299999999998</text:p>
              </table:table-cell>
              <table:table-cell office:value-type="float" office:value="1.13979065418243">
                <text:p>1.1397906541824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3999999999986">
                <text:p>8.43999999999986</text:p>
              </table:table-cell>
              <table:table-cell office:value-type="float" office:value="75.5359802246094">
                <text:p>75.5359802246094</text:p>
              </table:table-cell>
              <table:table-cell office:value-type="float" office:value="10.7399999999998">
                <text:p>10.7399999999998</text:p>
              </table:table-cell>
              <table:table-cell office:value-type="float" office:value="1.47737395763397">
                <text:p>1.4773739576339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4999999999986">
                <text:p>8.44999999999986</text:p>
              </table:table-cell>
              <table:table-cell office:value-type="float" office:value="75.5359268188477">
                <text:p>75.5359268188477</text:p>
              </table:table-cell>
              <table:table-cell office:value-type="float" office:value="10.7499999999998">
                <text:p>10.7499999999998</text:p>
              </table:table-cell>
              <table:table-cell office:value-type="float" office:value="1.71616101264954">
                <text:p>1.7161610126495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5999999999986">
                <text:p>8.45999999999986</text:p>
              </table:table-cell>
              <table:table-cell office:value-type="float" office:value="75.5376281738281">
                <text:p>75.5376281738281</text:p>
              </table:table-cell>
              <table:table-cell office:value-type="float" office:value="10.7599999999998">
                <text:p>10.7599999999998</text:p>
              </table:table-cell>
              <table:table-cell office:value-type="float" office:value="2.09491086006165">
                <text:p>2.0949108600616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6999999999986">
                <text:p>8.46999999999986</text:p>
              </table:table-cell>
              <table:table-cell office:value-type="float" office:value="75.5383377075195">
                <text:p>75.5383377075195</text:p>
              </table:table-cell>
              <table:table-cell office:value-type="float" office:value="10.7699999999998">
                <text:p>10.7699999999998</text:p>
              </table:table-cell>
              <table:table-cell office:value-type="float" office:value="2.36503601074219">
                <text:p>2.3650360107421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7999999999986">
                <text:p>8.47999999999986</text:p>
              </table:table-cell>
              <table:table-cell office:value-type="float" office:value="75.540168762207">
                <text:p>75.540168762207</text:p>
              </table:table-cell>
              <table:table-cell office:value-type="float" office:value="10.7799999999998">
                <text:p>10.7799999999998</text:p>
              </table:table-cell>
              <table:table-cell office:value-type="float" office:value="2.79557871818542">
                <text:p>2.7955787181854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8999999999986">
                <text:p>8.48999999999986</text:p>
              </table:table-cell>
              <table:table-cell office:value-type="float" office:value="75.539794921875">
                <text:p>75.539794921875</text:p>
              </table:table-cell>
              <table:table-cell office:value-type="float" office:value="10.7899999999998">
                <text:p>10.7899999999998</text:p>
              </table:table-cell>
              <table:table-cell office:value-type="float" office:value="3.10280418395996">
                <text:p>3.1028041839599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49999999999986">
                <text:p>8.49999999999986</text:p>
              </table:table-cell>
              <table:table-cell office:value-type="float" office:value="75.5399932861328">
                <text:p>75.5399932861328</text:p>
              </table:table-cell>
              <table:table-cell office:value-type="float" office:value="10.7999999999998">
                <text:p>10.7999999999998</text:p>
              </table:table-cell>
              <table:table-cell office:value-type="float" office:value="3.59853768348694">
                <text:p>3.5985376834869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0999999999986">
                <text:p>8.50999999999986</text:p>
              </table:table-cell>
              <table:table-cell office:value-type="float" office:value="75.5406188964844">
                <text:p>75.5406188964844</text:p>
              </table:table-cell>
              <table:table-cell office:value-type="float" office:value="10.8099999999998">
                <text:p>10.8099999999998</text:p>
              </table:table-cell>
              <table:table-cell office:value-type="float" office:value="3.95293641090393">
                <text:p>3.9529364109039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1999999999986">
                <text:p>8.51999999999986</text:p>
              </table:table-cell>
              <table:table-cell office:value-type="float" office:value="75.5403823852539">
                <text:p>75.5403823852539</text:p>
              </table:table-cell>
              <table:table-cell office:value-type="float" office:value="10.8199999999998">
                <text:p>10.8199999999998</text:p>
              </table:table-cell>
              <table:table-cell office:value-type="float" office:value="4.52897548675537">
                <text:p>4.5289754867553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2999999999986">
                <text:p>8.52999999999986</text:p>
              </table:table-cell>
              <table:table-cell office:value-type="float" office:value="75.5407257080078">
                <text:p>75.5407257080078</text:p>
              </table:table-cell>
              <table:table-cell office:value-type="float" office:value="10.8299999999998">
                <text:p>10.8299999999998</text:p>
              </table:table-cell>
              <table:table-cell office:value-type="float" office:value="4.94280385971069">
                <text:p>4.9428038597106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3999999999986">
                <text:p>8.53999999999986</text:p>
              </table:table-cell>
              <table:table-cell office:value-type="float" office:value="75.5416870117188">
                <text:p>75.5416870117188</text:p>
              </table:table-cell>
              <table:table-cell office:value-type="float" office:value="10.8399999999998">
                <text:p>10.8399999999998</text:p>
              </table:table-cell>
              <table:table-cell office:value-type="float" office:value="5.61180830001831">
                <text:p>5.6118083000183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4999999999986">
                <text:p>8.54999999999986</text:p>
              </table:table-cell>
              <table:table-cell office:value-type="float" office:value="75.5423583984375">
                <text:p>75.5423583984375</text:p>
              </table:table-cell>
              <table:table-cell office:value-type="float" office:value="10.8499999999998">
                <text:p>10.8499999999998</text:p>
              </table:table-cell>
              <table:table-cell office:value-type="float" office:value="6.09750461578369">
                <text:p>6.0975046157836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5999999999986">
                <text:p>8.55999999999986</text:p>
              </table:table-cell>
              <table:table-cell office:value-type="float" office:value="75.5430679321289">
                <text:p>75.5430679321289</text:p>
              </table:table-cell>
              <table:table-cell office:value-type="float" office:value="10.8599999999998">
                <text:p>10.8599999999998</text:p>
              </table:table-cell>
              <table:table-cell office:value-type="float" office:value="6.88282203674316">
                <text:p>6.882822036743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6999999999986">
                <text:p>8.56999999999986</text:p>
              </table:table-cell>
              <table:table-cell office:value-type="float" office:value="75.5437927246094">
                <text:p>75.5437927246094</text:p>
              </table:table-cell>
              <table:table-cell office:value-type="float" office:value="10.8699999999998">
                <text:p>10.8699999999998</text:p>
              </table:table-cell>
              <table:table-cell office:value-type="float" office:value="7.45493507385254">
                <text:p>7.4549350738525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7999999999986">
                <text:p>8.57999999999986</text:p>
              </table:table-cell>
              <table:table-cell office:value-type="float" office:value="75.5437927246094">
                <text:p>75.5437927246094</text:p>
              </table:table-cell>
              <table:table-cell office:value-type="float" office:value="10.8799999999998">
                <text:p>10.8799999999998</text:p>
              </table:table-cell>
              <table:table-cell office:value-type="float" office:value="8.38493537902832">
                <text:p>8.3849353790283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8999999999986">
                <text:p>8.58999999999986</text:p>
              </table:table-cell>
              <table:table-cell office:value-type="float" office:value="75.5451889038086">
                <text:p>75.5451889038086</text:p>
              </table:table-cell>
              <table:table-cell office:value-type="float" office:value="10.8899999999998">
                <text:p>10.8899999999998</text:p>
              </table:table-cell>
              <table:table-cell office:value-type="float" office:value="9.05869483947754">
                <text:p>9.0586948394775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59999999999986">
                <text:p>8.59999999999986</text:p>
              </table:table-cell>
              <table:table-cell office:value-type="float" office:value="75.5461502075195">
                <text:p>75.5461502075195</text:p>
              </table:table-cell>
              <table:table-cell office:value-type="float" office:value="10.8999999999998">
                <text:p>10.8999999999998</text:p>
              </table:table-cell>
              <table:table-cell office:value-type="float" office:value="10.1540365219116">
                <text:p>10.154036521911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0999999999986">
                <text:p>8.60999999999986</text:p>
              </table:table-cell>
              <table:table-cell office:value-type="float" office:value="75.5468902587891">
                <text:p>75.5468902587891</text:p>
              </table:table-cell>
              <table:table-cell office:value-type="float" office:value="10.9099999999998">
                <text:p>10.9099999999998</text:p>
              </table:table-cell>
              <table:table-cell office:value-type="float" office:value="10.95055103302">
                <text:p>10.9505510330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1999999999986">
                <text:p>8.61999999999986</text:p>
              </table:table-cell>
              <table:table-cell office:value-type="float" office:value="75.5487899780273">
                <text:p>75.5487899780273</text:p>
              </table:table-cell>
              <table:table-cell office:value-type="float" office:value="10.9199999999998">
                <text:p>10.9199999999998</text:p>
              </table:table-cell>
              <table:table-cell office:value-type="float" office:value="12.2468786239624">
                <text:p>12.246878623962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2999999999986">
                <text:p>8.62999999999986</text:p>
              </table:table-cell>
              <table:table-cell office:value-type="float" office:value="75.5496444702149">
                <text:p>75.5496444702149</text:p>
              </table:table-cell>
              <table:table-cell office:value-type="float" office:value="10.9299999999998">
                <text:p>10.9299999999998</text:p>
              </table:table-cell>
              <table:table-cell office:value-type="float" office:value="13.1861410140991">
                <text:p>13.186141014099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3999999999986">
                <text:p>8.63999999999986</text:p>
              </table:table-cell>
              <table:table-cell office:value-type="float" office:value="75.5504302978516">
                <text:p>75.5504302978516</text:p>
              </table:table-cell>
              <table:table-cell office:value-type="float" office:value="10.9399999999998">
                <text:p>10.9399999999998</text:p>
              </table:table-cell>
              <table:table-cell office:value-type="float" office:value="14.7222213745117">
                <text:p>14.72222137451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4999999999986">
                <text:p>8.64999999999986</text:p>
              </table:table-cell>
              <table:table-cell office:value-type="float" office:value="75.5515213012695">
                <text:p>75.5515213012695</text:p>
              </table:table-cell>
              <table:table-cell office:value-type="float" office:value="10.9499999999998">
                <text:p>10.9499999999998</text:p>
              </table:table-cell>
              <table:table-cell office:value-type="float" office:value="15.8380947113037">
                <text:p>15.838094711303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5999999999986">
                <text:p>8.65999999999986</text:p>
              </table:table-cell>
              <table:table-cell office:value-type="float" office:value="75.5523071289062">
                <text:p>75.5523071289062</text:p>
              </table:table-cell>
              <table:table-cell office:value-type="float" office:value="10.9599999999998">
                <text:p>10.9599999999998</text:p>
              </table:table-cell>
              <table:table-cell office:value-type="float" office:value="17.6635131835938">
                <text:p>17.663513183593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6999999999986">
                <text:p>8.66999999999986</text:p>
              </table:table-cell>
              <table:table-cell office:value-type="float" office:value="75.5525588989258">
                <text:p>75.5525588989258</text:p>
              </table:table-cell>
              <table:table-cell office:value-type="float" office:value="10.9699999999998">
                <text:p>10.9699999999998</text:p>
              </table:table-cell>
              <table:table-cell office:value-type="float" office:value="19.0229816436768">
                <text:p>19.022981643676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7999999999986">
                <text:p>8.67999999999986</text:p>
              </table:table-cell>
              <table:table-cell office:value-type="float" office:value="75.5534057617188">
                <text:p>75.5534057617188</text:p>
              </table:table-cell>
              <table:table-cell office:value-type="float" office:value="10.9799999999998">
                <text:p>10.9799999999998</text:p>
              </table:table-cell>
              <table:table-cell office:value-type="float" office:value="21.54274559021">
                <text:p>21.5427455902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8999999999986">
                <text:p>8.68999999999986</text:p>
              </table:table-cell>
              <table:table-cell office:value-type="float" office:value="75.5544052124023">
                <text:p>75.5544052124023</text:p>
              </table:table-cell>
              <table:table-cell office:value-type="float" office:value="10.9899999999998">
                <text:p>10.9899999999998</text:p>
              </table:table-cell>
              <table:table-cell office:value-type="float" office:value="23.5557594299316">
                <text:p>23.555759429931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69999999999986">
                <text:p>8.69999999999986</text:p>
              </table:table-cell>
              <table:table-cell office:value-type="float" office:value="75.554443359375">
                <text:p>75.554443359375</text:p>
              </table:table-cell>
              <table:table-cell office:value-type="float" office:value="10.9999999999998">
                <text:p>10.9999999999998</text:p>
              </table:table-cell>
              <table:table-cell office:value-type="float" office:value="27.0528659820557">
                <text:p>27.052865982055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0999999999986">
                <text:p>8.70999999999986</text:p>
              </table:table-cell>
              <table:table-cell office:value-type="float" office:value="75.5552291870117">
                <text:p>75.5552291870117</text:p>
              </table:table-cell>
              <table:table-cell office:value-type="float" office:value="11.0099999999998">
                <text:p>11.0099999999998</text:p>
              </table:table-cell>
              <table:table-cell office:value-type="float" office:value="29.6768436431885">
                <text:p>29.676843643188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1999999999986">
                <text:p>8.71999999999986</text:p>
              </table:table-cell>
              <table:table-cell office:value-type="float" office:value="75.5559158325195">
                <text:p>75.5559158325195</text:p>
              </table:table-cell>
              <table:table-cell office:value-type="float" office:value="11.0199999999998">
                <text:p>11.0199999999998</text:p>
              </table:table-cell>
              <table:table-cell office:value-type="float" office:value="34.1123085021973">
                <text:p>34.112308502197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2999999999986">
                <text:p>8.72999999999986</text:p>
              </table:table-cell>
              <table:table-cell office:value-type="float" office:value="75.556266784668">
                <text:p>75.556266784668</text:p>
              </table:table-cell>
              <table:table-cell office:value-type="float" office:value="11.0299999999998">
                <text:p>11.0299999999998</text:p>
              </table:table-cell>
              <table:table-cell office:value-type="float" office:value="37.2735557556152">
                <text:p>37.273555755615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3999999999986">
                <text:p>8.73999999999986</text:p>
              </table:table-cell>
              <table:table-cell office:value-type="float" office:value="75.5579452514648">
                <text:p>75.5579452514648</text:p>
              </table:table-cell>
              <table:table-cell office:value-type="float" office:value="11.0399999999998">
                <text:p>11.0399999999998</text:p>
              </table:table-cell>
              <table:table-cell office:value-type="float" office:value="42.4413948059082">
                <text:p>42.441394805908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4999999999986">
                <text:p>8.74999999999986</text:p>
              </table:table-cell>
              <table:table-cell office:value-type="float" office:value="75.558479309082">
                <text:p>75.558479309082</text:p>
              </table:table-cell>
              <table:table-cell office:value-type="float" office:value="11.0499999999998">
                <text:p>11.0499999999998</text:p>
              </table:table-cell>
              <table:table-cell office:value-type="float" office:value="46.0522651672363">
                <text:p>46.052265167236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5999999999986">
                <text:p>8.75999999999986</text:p>
              </table:table-cell>
              <table:table-cell office:value-type="float" office:value="75.5604553222656">
                <text:p>75.5604553222656</text:p>
              </table:table-cell>
              <table:table-cell office:value-type="float" office:value="11.0599999999998">
                <text:p>11.0599999999998</text:p>
              </table:table-cell>
              <table:table-cell office:value-type="float" office:value="51.4667930603027">
                <text:p>51.466793060302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6999999999986">
                <text:p>8.76999999999986</text:p>
              </table:table-cell>
              <table:table-cell office:value-type="float" office:value="75.5614471435547">
                <text:p>75.5614471435547</text:p>
              </table:table-cell>
              <table:table-cell office:value-type="float" office:value="11.0699999999998">
                <text:p>11.0699999999998</text:p>
              </table:table-cell>
              <table:table-cell office:value-type="float" office:value="54.491813659668">
                <text:p>54.49181365966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7999999999986">
                <text:p>8.77999999999986</text:p>
              </table:table-cell>
              <table:table-cell office:value-type="float" office:value="75.5630264282227">
                <text:p>75.5630264282227</text:p>
              </table:table-cell>
              <table:table-cell office:value-type="float" office:value="11.0799999999998">
                <text:p>11.0799999999998</text:p>
              </table:table-cell>
              <table:table-cell office:value-type="float" office:value="57.4080924987793">
                <text:p>57.408092498779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8999999999986">
                <text:p>8.78999999999986</text:p>
              </table:table-cell>
              <table:table-cell office:value-type="float" office:value="75.5643692016602">
                <text:p>75.5643692016602</text:p>
              </table:table-cell>
              <table:table-cell office:value-type="float" office:value="11.0899999999998">
                <text:p>11.0899999999998</text:p>
              </table:table-cell>
              <table:table-cell office:value-type="float" office:value="58.7019653320313">
                <text:p>58.701965332031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79999999999986">
                <text:p>8.79999999999986</text:p>
              </table:table-cell>
              <table:table-cell office:value-type="float" office:value="75.5638122558594">
                <text:p>75.5638122558594</text:p>
              </table:table-cell>
              <table:table-cell office:value-type="float" office:value="11.0999999999998">
                <text:p>11.0999999999998</text:p>
              </table:table-cell>
              <table:table-cell office:value-type="float" office:value="59.6503715515137">
                <text:p>59.650371551513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0999999999986">
                <text:p>8.80999999999986</text:p>
              </table:table-cell>
              <table:table-cell office:value-type="float" office:value="75.5641174316406">
                <text:p>75.5641174316406</text:p>
              </table:table-cell>
              <table:table-cell office:value-type="float" office:value="11.1099999999998">
                <text:p>11.1099999999998</text:p>
              </table:table-cell>
              <table:table-cell office:value-type="float" office:value="59.8077583312988">
                <text:p>59.807758331298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1999999999986">
                <text:p>8.81999999999986</text:p>
              </table:table-cell>
              <table:table-cell office:value-type="float" office:value="75.5645980834961">
                <text:p>75.5645980834961</text:p>
              </table:table-cell>
              <table:table-cell office:value-type="float" office:value="11.1199999999998">
                <text:p>11.1199999999998</text:p>
              </table:table-cell>
              <table:table-cell office:value-type="float" office:value="59.5163230895996">
                <text:p>59.516323089599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2999999999986">
                <text:p>8.82999999999986</text:p>
              </table:table-cell>
              <table:table-cell office:value-type="float" office:value="75.5654144287109">
                <text:p>75.5654144287109</text:p>
              </table:table-cell>
              <table:table-cell office:value-type="float" office:value="11.1299999999998">
                <text:p>11.1299999999998</text:p>
              </table:table-cell>
              <table:table-cell office:value-type="float" office:value="59.017822265625">
                <text:p>59.01782226562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3999999999986">
                <text:p>8.83999999999986</text:p>
              </table:table-cell>
              <table:table-cell office:value-type="float" office:value="75.5651397705078">
                <text:p>75.5651397705078</text:p>
              </table:table-cell>
              <table:table-cell office:value-type="float" office:value="11.1399999999998">
                <text:p>11.1399999999998</text:p>
              </table:table-cell>
              <table:table-cell office:value-type="float" office:value="57.8731269836426">
                <text:p>57.873126983642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4999999999986">
                <text:p>8.84999999999986</text:p>
              </table:table-cell>
              <table:table-cell office:value-type="float" office:value="75.5666580200195">
                <text:p>75.5666580200195</text:p>
              </table:table-cell>
              <table:table-cell office:value-type="float" office:value="11.1499999999998">
                <text:p>11.1499999999998</text:p>
              </table:table-cell>
              <table:table-cell office:value-type="float" office:value="56.8664360046387">
                <text:p>56.866436004638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5999999999986">
                <text:p>8.85999999999986</text:p>
              </table:table-cell>
              <table:table-cell office:value-type="float" office:value="75.5686645507813">
                <text:p>75.5686645507813</text:p>
              </table:table-cell>
              <table:table-cell office:value-type="float" office:value="11.1599999999998">
                <text:p>11.1599999999998</text:p>
              </table:table-cell>
              <table:table-cell office:value-type="float" office:value="55.1331443786621">
                <text:p>55.133144378662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6999999999986">
                <text:p>8.86999999999986</text:p>
              </table:table-cell>
              <table:table-cell office:value-type="float" office:value="75.5694427490234">
                <text:p>75.5694427490234</text:p>
              </table:table-cell>
              <table:table-cell office:value-type="float" office:value="11.1699999999998">
                <text:p>11.1699999999998</text:p>
              </table:table-cell>
              <table:table-cell office:value-type="float" office:value="54.2573204040527">
                <text:p>54.257320404052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7999999999986">
                <text:p>8.87999999999986</text:p>
              </table:table-cell>
              <table:table-cell office:value-type="float" office:value="75.5711059570313">
                <text:p>75.5711059570313</text:p>
              </table:table-cell>
              <table:table-cell office:value-type="float" office:value="11.1799999999998">
                <text:p>11.1799999999998</text:p>
              </table:table-cell>
              <table:table-cell office:value-type="float" office:value="54.8998336791992">
                <text:p>54.899833679199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8999999999986">
                <text:p>8.88999999999986</text:p>
              </table:table-cell>
              <table:table-cell office:value-type="float" office:value="75.5717010498047">
                <text:p>75.5717010498047</text:p>
              </table:table-cell>
              <table:table-cell office:value-type="float" office:value="11.1899999999998">
                <text:p>11.1899999999998</text:p>
              </table:table-cell>
              <table:table-cell office:value-type="float" office:value="54.685359954834">
                <text:p>54.68535995483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89999999999986">
                <text:p>8.89999999999986</text:p>
              </table:table-cell>
              <table:table-cell office:value-type="float" office:value="75.5724868774414">
                <text:p>75.5724868774414</text:p>
              </table:table-cell>
              <table:table-cell office:value-type="float" office:value="11.1999999999998">
                <text:p>11.1999999999998</text:p>
              </table:table-cell>
              <table:table-cell office:value-type="float" office:value="54.900260925293">
                <text:p>54.90026092529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0999999999985">
                <text:p>8.90999999999985</text:p>
              </table:table-cell>
              <table:table-cell office:value-type="float" office:value="75.5731430053711">
                <text:p>75.5731430053711</text:p>
              </table:table-cell>
              <table:table-cell office:value-type="float" office:value="11.2099999999998">
                <text:p>11.2099999999998</text:p>
              </table:table-cell>
              <table:table-cell office:value-type="float" office:value="54.9786148071289">
                <text:p>54.978614807128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1999999999985">
                <text:p>8.91999999999985</text:p>
              </table:table-cell>
              <table:table-cell office:value-type="float" office:value="75.5736846923828">
                <text:p>75.5736846923828</text:p>
              </table:table-cell>
              <table:table-cell office:value-type="float" office:value="11.2199999999998">
                <text:p>11.2199999999998</text:p>
              </table:table-cell>
              <table:table-cell office:value-type="float" office:value="55.0838890075684">
                <text:p>55.083889007568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2999999999985">
                <text:p>8.92999999999985</text:p>
              </table:table-cell>
              <table:table-cell office:value-type="float" office:value="75.5745315551758">
                <text:p>75.5745315551758</text:p>
              </table:table-cell>
              <table:table-cell office:value-type="float" office:value="11.2299999999998">
                <text:p>11.2299999999998</text:p>
              </table:table-cell>
              <table:table-cell office:value-type="float" office:value="55.1594276428223">
                <text:p>55.159427642822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3999999999985">
                <text:p>8.93999999999985</text:p>
              </table:table-cell>
              <table:table-cell office:value-type="float" office:value="75.5747604370117">
                <text:p>75.5747604370117</text:p>
              </table:table-cell>
              <table:table-cell office:value-type="float" office:value="11.2399999999998">
                <text:p>11.2399999999998</text:p>
              </table:table-cell>
              <table:table-cell office:value-type="float" office:value="55.2447738647461">
                <text:p>55.244773864746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4999999999985">
                <text:p>8.94999999999985</text:p>
              </table:table-cell>
              <table:table-cell office:value-type="float" office:value="75.5756301879883">
                <text:p>75.5756301879883</text:p>
              </table:table-cell>
              <table:table-cell office:value-type="float" office:value="11.2499999999998">
                <text:p>11.2499999999998</text:p>
              </table:table-cell>
              <table:table-cell office:value-type="float" office:value="55.2661933898926">
                <text:p>55.26619338989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5999999999985">
                <text:p>8.95999999999985</text:p>
              </table:table-cell>
              <table:table-cell office:value-type="float" office:value="75.5758743286133">
                <text:p>75.5758743286133</text:p>
              </table:table-cell>
              <table:table-cell office:value-type="float" office:value="11.2599999999998">
                <text:p>11.2599999999998</text:p>
              </table:table-cell>
              <table:table-cell office:value-type="float" office:value="55.2582321166992">
                <text:p>55.258232116699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6999999999985">
                <text:p>8.96999999999985</text:p>
              </table:table-cell>
              <table:table-cell office:value-type="float" office:value="75.5763854980469">
                <text:p>75.5763854980469</text:p>
              </table:table-cell>
              <table:table-cell office:value-type="float" office:value="11.2699999999998">
                <text:p>11.2699999999998</text:p>
              </table:table-cell>
              <table:table-cell office:value-type="float" office:value="55.2324981689453">
                <text:p>55.232498168945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7999999999985">
                <text:p>8.97999999999985</text:p>
              </table:table-cell>
              <table:table-cell office:value-type="float" office:value="75.5769119262695">
                <text:p>75.5769119262695</text:p>
              </table:table-cell>
              <table:table-cell office:value-type="float" office:value="11.2799999999998">
                <text:p>11.2799999999998</text:p>
              </table:table-cell>
              <table:table-cell office:value-type="float" office:value="55.194465637207">
                <text:p>55.19446563720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8999999999985">
                <text:p>8.98999999999985</text:p>
              </table:table-cell>
              <table:table-cell office:value-type="float" office:value="75.5776443481445">
                <text:p>75.5776443481445</text:p>
              </table:table-cell>
              <table:table-cell office:value-type="float" office:value="11.2899999999998">
                <text:p>11.2899999999998</text:p>
              </table:table-cell>
              <table:table-cell office:value-type="float" office:value="55.1725540161133">
                <text:p>55.172554016113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.99999999999985">
                <text:p>8.99999999999985</text:p>
              </table:table-cell>
              <table:table-cell office:value-type="float" office:value="75.5782241821289">
                <text:p>75.5782241821289</text:p>
              </table:table-cell>
              <table:table-cell office:value-type="float" office:value="11.2999999999998">
                <text:p>11.2999999999998</text:p>
              </table:table-cell>
              <table:table-cell office:value-type="float" office:value="55.1574287414551">
                <text:p>55.157428741455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0999999999985">
                <text:p>9.00999999999985</text:p>
              </table:table-cell>
              <table:table-cell office:value-type="float" office:value="75.5790328979492">
                <text:p>75.5790328979492</text:p>
              </table:table-cell>
              <table:table-cell office:value-type="float" office:value="11.3099999999998">
                <text:p>11.3099999999998</text:p>
              </table:table-cell>
              <table:table-cell office:value-type="float" office:value="55.1587829589844">
                <text:p>55.158782958984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1999999999985">
                <text:p>9.01999999999985</text:p>
              </table:table-cell>
              <table:table-cell office:value-type="float" office:value="75.5812835693359">
                <text:p>75.5812835693359</text:p>
              </table:table-cell>
              <table:table-cell office:value-type="float" office:value="11.3199999999998">
                <text:p>11.3199999999998</text:p>
              </table:table-cell>
              <table:table-cell office:value-type="float" office:value="55.169319152832">
                <text:p>55.16931915283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2999999999985">
                <text:p>9.02999999999985</text:p>
              </table:table-cell>
              <table:table-cell office:value-type="float" office:value="75.582389831543">
                <text:p>75.582389831543</text:p>
              </table:table-cell>
              <table:table-cell office:value-type="float" office:value="11.3299999999998">
                <text:p>11.3299999999998</text:p>
              </table:table-cell>
              <table:table-cell office:value-type="float" office:value="55.1765899658203">
                <text:p>55.176589965820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3999999999985">
                <text:p>9.03999999999985</text:p>
              </table:table-cell>
              <table:table-cell office:value-type="float" office:value="75.5842056274414">
                <text:p>75.5842056274414</text:p>
              </table:table-cell>
              <table:table-cell office:value-type="float" office:value="11.3399999999998">
                <text:p>11.3399999999998</text:p>
              </table:table-cell>
              <table:table-cell office:value-type="float" office:value="55.1895217895508">
                <text:p>55.189521789550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4999999999985">
                <text:p>9.04999999999985</text:p>
              </table:table-cell>
              <table:table-cell office:value-type="float" office:value="75.5845413208008">
                <text:p>75.5845413208008</text:p>
              </table:table-cell>
              <table:table-cell office:value-type="float" office:value="11.3499999999998">
                <text:p>11.3499999999998</text:p>
              </table:table-cell>
              <table:table-cell office:value-type="float" office:value="55.1979866027832">
                <text:p>55.197986602783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5999999999985">
                <text:p>9.05999999999985</text:p>
              </table:table-cell>
              <table:table-cell office:value-type="float" office:value="75.585205078125">
                <text:p>75.585205078125</text:p>
              </table:table-cell>
              <table:table-cell office:value-type="float" office:value="11.3599999999998">
                <text:p>11.3599999999998</text:p>
              </table:table-cell>
              <table:table-cell office:value-type="float" office:value="55.2045555114746">
                <text:p>55.204555511474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6999999999985">
                <text:p>9.06999999999985</text:p>
              </table:table-cell>
              <table:table-cell office:value-type="float" office:value="75.5854873657227">
                <text:p>75.5854873657227</text:p>
              </table:table-cell>
              <table:table-cell office:value-type="float" office:value="11.3699999999998">
                <text:p>11.3699999999998</text:p>
              </table:table-cell>
              <table:table-cell office:value-type="float" office:value="55.2036361694336">
                <text:p>55.203636169433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7999999999985">
                <text:p>9.07999999999985</text:p>
              </table:table-cell>
              <table:table-cell office:value-type="float" office:value="75.5866317749023">
                <text:p>75.5866317749023</text:p>
              </table:table-cell>
              <table:table-cell office:value-type="float" office:value="11.3799999999998">
                <text:p>11.3799999999998</text:p>
              </table:table-cell>
              <table:table-cell office:value-type="float" office:value="55.1945114135742">
                <text:p>55.194511413574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8999999999985">
                <text:p>9.08999999999985</text:p>
              </table:table-cell>
              <table:table-cell office:value-type="float" office:value="75.5867233276367">
                <text:p>75.5867233276367</text:p>
              </table:table-cell>
              <table:table-cell office:value-type="float" office:value="11.3899999999998">
                <text:p>11.3899999999998</text:p>
              </table:table-cell>
              <table:table-cell office:value-type="float" office:value="55.1879272460937">
                <text:p>55.187927246093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09999999999985">
                <text:p>9.09999999999985</text:p>
              </table:table-cell>
              <table:table-cell office:value-type="float" office:value="75.5872039794922">
                <text:p>75.5872039794922</text:p>
              </table:table-cell>
              <table:table-cell office:value-type="float" office:value="11.3999999999998">
                <text:p>11.3999999999998</text:p>
              </table:table-cell>
              <table:table-cell office:value-type="float" office:value="55.1820793151856">
                <text:p>55.182079315185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0999999999985">
                <text:p>9.10999999999985</text:p>
              </table:table-cell>
              <table:table-cell office:value-type="float" office:value="75.5879821777344">
                <text:p>75.5879821777344</text:p>
              </table:table-cell>
              <table:table-cell office:value-type="float" office:value="11.4099999999998">
                <text:p>11.4099999999998</text:p>
              </table:table-cell>
              <table:table-cell office:value-type="float" office:value="55.1810646057129">
                <text:p>55.18106460571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1999999999985">
                <text:p>9.11999999999985</text:p>
              </table:table-cell>
              <table:table-cell office:value-type="float" office:value="75.589485168457">
                <text:p>75.589485168457</text:p>
              </table:table-cell>
              <table:table-cell office:value-type="float" office:value="11.4199999999998">
                <text:p>11.4199999999998</text:p>
              </table:table-cell>
              <table:table-cell office:value-type="float" office:value="55.1840476989746">
                <text:p>55.184047698974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2999999999985">
                <text:p>9.12999999999985</text:p>
              </table:table-cell>
              <table:table-cell office:value-type="float" office:value="75.5900115966797">
                <text:p>75.5900115966797</text:p>
              </table:table-cell>
              <table:table-cell office:value-type="float" office:value="11.4299999999998">
                <text:p>11.4299999999998</text:p>
              </table:table-cell>
              <table:table-cell office:value-type="float" office:value="55.1867561340332">
                <text:p>55.186756134033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3999999999985">
                <text:p>9.13999999999985</text:p>
              </table:table-cell>
              <table:table-cell office:value-type="float" office:value="75.5906677246094">
                <text:p>75.5906677246094</text:p>
              </table:table-cell>
              <table:table-cell office:value-type="float" office:value="11.4399999999998">
                <text:p>11.4399999999998</text:p>
              </table:table-cell>
              <table:table-cell office:value-type="float" office:value="55.1913604736328">
                <text:p>55.191360473632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4999999999985">
                <text:p>9.14999999999985</text:p>
              </table:table-cell>
              <table:table-cell office:value-type="float" office:value="75.5921783447266">
                <text:p>75.5921783447266</text:p>
              </table:table-cell>
              <table:table-cell office:value-type="float" office:value="11.4499999999998">
                <text:p>11.4499999999998</text:p>
              </table:table-cell>
              <table:table-cell office:value-type="float" office:value="55.1941871643066">
                <text:p>55.194187164306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5999999999985">
                <text:p>9.15999999999985</text:p>
              </table:table-cell>
              <table:table-cell office:value-type="float" office:value="75.5947723388672">
                <text:p>75.5947723388672</text:p>
              </table:table-cell>
              <table:table-cell office:value-type="float" office:value="11.4599999999998">
                <text:p>11.4599999999998</text:p>
              </table:table-cell>
              <table:table-cell office:value-type="float" office:value="55.1965827941895">
                <text:p>55.19658279418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6999999999985">
                <text:p>9.16999999999985</text:p>
              </table:table-cell>
              <table:table-cell office:value-type="float" office:value="75.5952224731445">
                <text:p>75.5952224731445</text:p>
              </table:table-cell>
              <table:table-cell office:value-type="float" office:value="11.4699999999998">
                <text:p>11.4699999999998</text:p>
              </table:table-cell>
              <table:table-cell office:value-type="float" office:value="55.1949081420898">
                <text:p>55.194908142089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7999999999985">
                <text:p>9.17999999999985</text:p>
              </table:table-cell>
              <table:table-cell office:value-type="float" office:value="75.5951690673828">
                <text:p>75.5951690673828</text:p>
              </table:table-cell>
              <table:table-cell office:value-type="float" office:value="11.4799999999998">
                <text:p>11.4799999999998</text:p>
              </table:table-cell>
              <table:table-cell office:value-type="float" office:value="55.1900253295898">
                <text:p>55.190025329589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8999999999985">
                <text:p>9.18999999999985</text:p>
              </table:table-cell>
              <table:table-cell office:value-type="float" office:value="75.5954742431641">
                <text:p>75.5954742431641</text:p>
              </table:table-cell>
              <table:table-cell office:value-type="float" office:value="11.4899999999998">
                <text:p>11.4899999999998</text:p>
              </table:table-cell>
              <table:table-cell office:value-type="float" office:value="55.1880722045898">
                <text:p>55.188072204589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19999999999985">
                <text:p>9.19999999999985</text:p>
              </table:table-cell>
              <table:table-cell office:value-type="float" office:value="75.5971603393555">
                <text:p>75.5971603393555</text:p>
              </table:table-cell>
              <table:table-cell office:value-type="float" office:value="11.4999999999998">
                <text:p>11.4999999999998</text:p>
              </table:table-cell>
              <table:table-cell office:value-type="float" office:value="55.1870613098145">
                <text:p>55.187061309814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0999999999985">
                <text:p>9.20999999999985</text:p>
              </table:table-cell>
              <table:table-cell office:value-type="float" office:value="75.5974426269531">
                <text:p>75.5974426269531</text:p>
              </table:table-cell>
              <table:table-cell office:value-type="float" office:value="11.5099999999998">
                <text:p>11.5099999999998</text:p>
              </table:table-cell>
              <table:table-cell office:value-type="float" office:value="55.1881065368652">
                <text:p>55.188106536865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1999999999985">
                <text:p>9.21999999999985</text:p>
              </table:table-cell>
              <table:table-cell office:value-type="float" office:value="75.5981140136719">
                <text:p>75.5981140136719</text:p>
              </table:table-cell>
              <table:table-cell office:value-type="float" office:value="11.5199999999998">
                <text:p>11.5199999999998</text:p>
              </table:table-cell>
              <table:table-cell office:value-type="float" office:value="55.1912345886231">
                <text:p>55.191234588623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2999999999985">
                <text:p>9.22999999999985</text:p>
              </table:table-cell>
              <table:table-cell office:value-type="float" office:value="75.5989074707031">
                <text:p>75.5989074707031</text:p>
              </table:table-cell>
              <table:table-cell office:value-type="float" office:value="11.5299999999998">
                <text:p>11.5299999999998</text:p>
              </table:table-cell>
              <table:table-cell office:value-type="float" office:value="55.1927032470703">
                <text:p>55.192703247070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3999999999985">
                <text:p>9.23999999999985</text:p>
              </table:table-cell>
              <table:table-cell office:value-type="float" office:value="75.5997924804688">
                <text:p>75.5997924804688</text:p>
              </table:table-cell>
              <table:table-cell office:value-type="float" office:value="11.5399999999998">
                <text:p>11.5399999999998</text:p>
              </table:table-cell>
              <table:table-cell office:value-type="float" office:value="55.1954307556152">
                <text:p>55.195430755615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4999999999985">
                <text:p>9.24999999999985</text:p>
              </table:table-cell>
              <table:table-cell office:value-type="float" office:value="75.6006546020508">
                <text:p>75.6006546020508</text:p>
              </table:table-cell>
              <table:table-cell office:value-type="float" office:value="11.5499999999998">
                <text:p>11.5499999999998</text:p>
              </table:table-cell>
              <table:table-cell office:value-type="float" office:value="55.196044921875">
                <text:p>55.1960449218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5999999999985">
                <text:p>9.25999999999985</text:p>
              </table:table-cell>
              <table:table-cell office:value-type="float" office:value="75.6020278930664">
                <text:p>75.6020278930664</text:p>
              </table:table-cell>
              <table:table-cell office:value-type="float" office:value="11.5599999999998">
                <text:p>11.5599999999998</text:p>
              </table:table-cell>
              <table:table-cell office:value-type="float" office:value="55.1946449279785">
                <text:p>55.194644927978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6999999999985">
                <text:p>9.26999999999985</text:p>
              </table:table-cell>
              <table:table-cell office:value-type="float" office:value="75.6027603149414">
                <text:p>75.6027603149414</text:p>
              </table:table-cell>
              <table:table-cell office:value-type="float" office:value="11.5699999999998">
                <text:p>11.5699999999998</text:p>
              </table:table-cell>
              <table:table-cell office:value-type="float" office:value="55.1925849914551">
                <text:p>55.192584991455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7999999999985">
                <text:p>9.27999999999985</text:p>
              </table:table-cell>
              <table:table-cell office:value-type="float" office:value="75.6031723022461">
                <text:p>75.6031723022461</text:p>
              </table:table-cell>
              <table:table-cell office:value-type="float" office:value="11.5799999999998">
                <text:p>11.5799999999998</text:p>
              </table:table-cell>
              <table:table-cell office:value-type="float" office:value="55.1897239685059">
                <text:p>55.189723968505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8999999999985">
                <text:p>9.28999999999985</text:p>
              </table:table-cell>
              <table:table-cell office:value-type="float" office:value="75.6029891967773">
                <text:p>75.6029891967773</text:p>
              </table:table-cell>
              <table:table-cell office:value-type="float" office:value="11.5899999999998">
                <text:p>11.5899999999998</text:p>
              </table:table-cell>
              <table:table-cell office:value-type="float" office:value="55.1883163452149">
                <text:p>55.188316345214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29999999999985">
                <text:p>9.29999999999985</text:p>
              </table:table-cell>
              <table:table-cell office:value-type="float" office:value="75.6049499511719">
                <text:p>75.6049499511719</text:p>
              </table:table-cell>
              <table:table-cell office:value-type="float" office:value="11.5999999999998">
                <text:p>11.5999999999998</text:p>
              </table:table-cell>
              <table:table-cell office:value-type="float" office:value="55.1866722106934">
                <text:p>55.186672210693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0999999999985">
                <text:p>9.30999999999985</text:p>
              </table:table-cell>
              <table:table-cell office:value-type="float" office:value="75.6055450439453">
                <text:p>75.6055450439453</text:p>
              </table:table-cell>
              <table:table-cell office:value-type="float" office:value="11.6099999999998">
                <text:p>11.6099999999998</text:p>
              </table:table-cell>
              <table:table-cell office:value-type="float" office:value="55.1880378723145">
                <text:p>55.188037872314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1999999999985">
                <text:p>9.31999999999985</text:p>
              </table:table-cell>
              <table:table-cell office:value-type="float" office:value="75.6061172485352">
                <text:p>75.6061172485352</text:p>
              </table:table-cell>
              <table:table-cell office:value-type="float" office:value="11.6199999999998">
                <text:p>11.6199999999998</text:p>
              </table:table-cell>
              <table:table-cell office:value-type="float" office:value="55.1915435791016">
                <text:p>55.191543579101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2999999999985">
                <text:p>9.32999999999985</text:p>
              </table:table-cell>
              <table:table-cell office:value-type="float" office:value="75.6063537597656">
                <text:p>75.6063537597656</text:p>
              </table:table-cell>
              <table:table-cell office:value-type="float" office:value="11.6299999999998">
                <text:p>11.6299999999998</text:p>
              </table:table-cell>
              <table:table-cell office:value-type="float" office:value="55.1933364868164">
                <text:p>55.193336486816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3999999999985">
                <text:p>9.33999999999985</text:p>
              </table:table-cell>
              <table:table-cell office:value-type="float" office:value="75.6069869995117">
                <text:p>75.6069869995117</text:p>
              </table:table-cell>
              <table:table-cell office:value-type="float" office:value="11.6399999999998">
                <text:p>11.6399999999998</text:p>
              </table:table-cell>
              <table:table-cell office:value-type="float" office:value="55.192928314209">
                <text:p>55.19292831420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4999999999985">
                <text:p>9.34999999999985</text:p>
              </table:table-cell>
              <table:table-cell office:value-type="float" office:value="75.6068572998047">
                <text:p>75.6068572998047</text:p>
              </table:table-cell>
              <table:table-cell office:value-type="float" office:value="11.6499999999998">
                <text:p>11.6499999999998</text:p>
              </table:table-cell>
              <table:table-cell office:value-type="float" office:value="55.1917877197266">
                <text:p>55.191787719726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5999999999985">
                <text:p>9.35999999999985</text:p>
              </table:table-cell>
              <table:table-cell office:value-type="float" office:value="75.6075744628906">
                <text:p>75.6075744628906</text:p>
              </table:table-cell>
              <table:table-cell office:value-type="float" office:value="11.6599999999998">
                <text:p>11.6599999999998</text:p>
              </table:table-cell>
              <table:table-cell office:value-type="float" office:value="55.1898422241211">
                <text:p>55.189842224121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6999999999985">
                <text:p>9.36999999999985</text:p>
              </table:table-cell>
              <table:table-cell office:value-type="float" office:value="75.6083984375">
                <text:p>75.6083984375</text:p>
              </table:table-cell>
              <table:table-cell office:value-type="float" office:value="11.6699999999998">
                <text:p>11.6699999999998</text:p>
              </table:table-cell>
              <table:table-cell office:value-type="float" office:value="55.1892585754395">
                <text:p>55.189258575439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7999999999984">
                <text:p>9.37999999999984</text:p>
              </table:table-cell>
              <table:table-cell office:value-type="float" office:value="75.6083374023438">
                <text:p>75.6083374023438</text:p>
              </table:table-cell>
              <table:table-cell office:value-type="float" office:value="11.6799999999998">
                <text:p>11.6799999999998</text:p>
              </table:table-cell>
              <table:table-cell office:value-type="float" office:value="55.1879806518555">
                <text:p>55.187980651855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8999999999984">
                <text:p>9.38999999999984</text:p>
              </table:table-cell>
              <table:table-cell office:value-type="float" office:value="75.6082000732422">
                <text:p>75.6082000732422</text:p>
              </table:table-cell>
              <table:table-cell office:value-type="float" office:value="11.6899999999998">
                <text:p>11.6899999999998</text:p>
              </table:table-cell>
              <table:table-cell office:value-type="float" office:value="55.1873359680176">
                <text:p>55.187335968017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39999999999984">
                <text:p>9.39999999999984</text:p>
              </table:table-cell>
              <table:table-cell office:value-type="float" office:value="75.6086196899414">
                <text:p>75.6086196899414</text:p>
              </table:table-cell>
              <table:table-cell office:value-type="float" office:value="11.6999999999998">
                <text:p>11.6999999999998</text:p>
              </table:table-cell>
              <table:table-cell office:value-type="float" office:value="55.1880149841309">
                <text:p>55.188014984130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0999999999984">
                <text:p>9.40999999999984</text:p>
              </table:table-cell>
              <table:table-cell office:value-type="float" office:value="75.6086502075195">
                <text:p>75.6086502075195</text:p>
              </table:table-cell>
              <table:table-cell office:value-type="float" office:value="11.7099999999998">
                <text:p>11.7099999999998</text:p>
              </table:table-cell>
              <table:table-cell office:value-type="float" office:value="55.1881828308106">
                <text:p>55.188182830810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1999999999984">
                <text:p>9.41999999999984</text:p>
              </table:table-cell>
              <table:table-cell office:value-type="float" office:value="75.60888671875">
                <text:p>75.60888671875</text:p>
              </table:table-cell>
              <table:table-cell office:value-type="float" office:value="11.7199999999998">
                <text:p>11.7199999999998</text:p>
              </table:table-cell>
              <table:table-cell office:value-type="float" office:value="55.1885871887207">
                <text:p>55.188587188720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2999999999984">
                <text:p>9.42999999999984</text:p>
              </table:table-cell>
              <table:table-cell office:value-type="float" office:value="75.6096878051758">
                <text:p>75.6096878051758</text:p>
              </table:table-cell>
              <table:table-cell office:value-type="float" office:value="11.7299999999998">
                <text:p>11.7299999999998</text:p>
              </table:table-cell>
              <table:table-cell office:value-type="float" office:value="55.1878509521484">
                <text:p>55.187850952148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3999999999984">
                <text:p>9.43999999999984</text:p>
              </table:table-cell>
              <table:table-cell office:value-type="float" office:value="75.6123886108398">
                <text:p>75.6123886108398</text:p>
              </table:table-cell>
              <table:table-cell office:value-type="float" office:value="11.7399999999998">
                <text:p>11.7399999999998</text:p>
              </table:table-cell>
              <table:table-cell office:value-type="float" office:value="55.1865959167481">
                <text:p>55.186595916748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4999999999984">
                <text:p>9.44999999999984</text:p>
              </table:table-cell>
              <table:table-cell office:value-type="float" office:value="75.6130523681641">
                <text:p>75.6130523681641</text:p>
              </table:table-cell>
              <table:table-cell office:value-type="float" office:value="11.7499999999998">
                <text:p>11.7499999999998</text:p>
              </table:table-cell>
              <table:table-cell office:value-type="float" office:value="55.185489654541">
                <text:p>55.18548965454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5999999999984">
                <text:p>9.45999999999984</text:p>
              </table:table-cell>
              <table:table-cell office:value-type="float" office:value="75.6128768920898">
                <text:p>75.6128768920898</text:p>
              </table:table-cell>
              <table:table-cell office:value-type="float" office:value="11.7599999999998">
                <text:p>11.7599999999998</text:p>
              </table:table-cell>
              <table:table-cell office:value-type="float" office:value="55.1843948364258">
                <text:p>55.184394836425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6999999999984">
                <text:p>9.46999999999984</text:p>
              </table:table-cell>
              <table:table-cell office:value-type="float" office:value="75.6138153076172">
                <text:p>75.6138153076172</text:p>
              </table:table-cell>
              <table:table-cell office:value-type="float" office:value="11.7699999999998">
                <text:p>11.7699999999998</text:p>
              </table:table-cell>
              <table:table-cell office:value-type="float" office:value="55.1843032836914">
                <text:p>55.18430328369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7999999999984">
                <text:p>9.47999999999984</text:p>
              </table:table-cell>
              <table:table-cell office:value-type="float" office:value="75.6140823364258">
                <text:p>75.6140823364258</text:p>
              </table:table-cell>
              <table:table-cell office:value-type="float" office:value="11.7799999999998">
                <text:p>11.7799999999998</text:p>
              </table:table-cell>
              <table:table-cell office:value-type="float" office:value="55.1850318908691">
                <text:p>55.185031890869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8999999999984">
                <text:p>9.48999999999984</text:p>
              </table:table-cell>
              <table:table-cell office:value-type="float" office:value="75.6150894165039">
                <text:p>75.6150894165039</text:p>
              </table:table-cell>
              <table:table-cell office:value-type="float" office:value="11.7899999999998">
                <text:p>11.7899999999998</text:p>
              </table:table-cell>
              <table:table-cell office:value-type="float" office:value="55.1847534179688">
                <text:p>55.184753417968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49999999999984">
                <text:p>9.49999999999984</text:p>
              </table:table-cell>
              <table:table-cell office:value-type="float" office:value="75.6161956787109">
                <text:p>75.6161956787109</text:p>
              </table:table-cell>
              <table:table-cell office:value-type="float" office:value="11.7999999999998">
                <text:p>11.7999999999998</text:p>
              </table:table-cell>
              <table:table-cell office:value-type="float" office:value="55.1853332519531">
                <text:p>55.185333251953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0999999999984">
                <text:p>9.50999999999984</text:p>
              </table:table-cell>
              <table:table-cell office:value-type="float" office:value="75.6159133911133">
                <text:p>75.6159133911133</text:p>
              </table:table-cell>
              <table:table-cell office:value-type="float" office:value="11.8099999999998">
                <text:p>11.8099999999998</text:p>
              </table:table-cell>
              <table:table-cell office:value-type="float" office:value="55.1852836608887">
                <text:p>55.185283660888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1999999999984">
                <text:p>9.51999999999984</text:p>
              </table:table-cell>
              <table:table-cell office:value-type="float" office:value="75.6159973144531">
                <text:p>75.6159973144531</text:p>
              </table:table-cell>
              <table:table-cell office:value-type="float" office:value="11.8199999999998">
                <text:p>11.8199999999998</text:p>
              </table:table-cell>
              <table:table-cell office:value-type="float" office:value="55.1851234436035">
                <text:p>55.185123443603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2999999999984">
                <text:p>9.52999999999984</text:p>
              </table:table-cell>
              <table:table-cell office:value-type="float" office:value="75.6170425415039">
                <text:p>75.6170425415039</text:p>
              </table:table-cell>
              <table:table-cell office:value-type="float" office:value="11.8299999999998">
                <text:p>11.8299999999998</text:p>
              </table:table-cell>
              <table:table-cell office:value-type="float" office:value="55.1845626831055">
                <text:p>55.184562683105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3999999999984">
                <text:p>9.53999999999984</text:p>
              </table:table-cell>
              <table:table-cell office:value-type="float" office:value="75.6181564331055">
                <text:p>75.6181564331055</text:p>
              </table:table-cell>
              <table:table-cell office:value-type="float" office:value="11.8399999999998">
                <text:p>11.8399999999998</text:p>
              </table:table-cell>
              <table:table-cell office:value-type="float" office:value="55.1819534301758">
                <text:p>55.181953430175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4999999999984">
                <text:p>9.54999999999984</text:p>
              </table:table-cell>
              <table:table-cell office:value-type="float" office:value="75.6186370849609">
                <text:p>75.6186370849609</text:p>
              </table:table-cell>
              <table:table-cell office:value-type="float" office:value="11.8499999999998">
                <text:p>11.8499999999998</text:p>
              </table:table-cell>
              <table:table-cell office:value-type="float" office:value="55.1803970336914">
                <text:p>55.180397033691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5999999999984">
                <text:p>9.55999999999984</text:p>
              </table:table-cell>
              <table:table-cell office:value-type="float" office:value="75.6184539794922">
                <text:p>75.6184539794922</text:p>
              </table:table-cell>
              <table:table-cell office:value-type="float" office:value="11.8599999999998">
                <text:p>11.8599999999998</text:p>
              </table:table-cell>
              <table:table-cell office:value-type="float" office:value="55.1804084777832">
                <text:p>55.180408477783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6999999999984">
                <text:p>9.56999999999984</text:p>
              </table:table-cell>
              <table:table-cell office:value-type="float" office:value="75.6186370849609">
                <text:p>75.6186370849609</text:p>
              </table:table-cell>
              <table:table-cell office:value-type="float" office:value="11.8699999999998">
                <text:p>11.8699999999998</text:p>
              </table:table-cell>
              <table:table-cell office:value-type="float" office:value="55.1812973022461">
                <text:p>55.181297302246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7999999999984">
                <text:p>9.57999999999984</text:p>
              </table:table-cell>
              <table:table-cell office:value-type="float" office:value="75.6184387207031">
                <text:p>75.6184387207031</text:p>
              </table:table-cell>
              <table:table-cell office:value-type="float" office:value="11.8799999999998">
                <text:p>11.8799999999998</text:p>
              </table:table-cell>
              <table:table-cell office:value-type="float" office:value="55.1821212768555">
                <text:p>55.182121276855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8999999999984">
                <text:p>9.58999999999984</text:p>
              </table:table-cell>
              <table:table-cell office:value-type="float" office:value="75.6177825927734">
                <text:p>75.6177825927734</text:p>
              </table:table-cell>
              <table:table-cell office:value-type="float" office:value="11.8899999999998">
                <text:p>11.8899999999998</text:p>
              </table:table-cell>
              <table:table-cell office:value-type="float" office:value="55.1813659667969">
                <text:p>55.181365966796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59999999999984">
                <text:p>9.59999999999984</text:p>
              </table:table-cell>
              <table:table-cell office:value-type="float" office:value="75.617317199707">
                <text:p>75.617317199707</text:p>
              </table:table-cell>
              <table:table-cell office:value-type="float" office:value="11.8999999999998">
                <text:p>11.8999999999998</text:p>
              </table:table-cell>
              <table:table-cell office:value-type="float" office:value="55.180591583252">
                <text:p>55.18059158325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0999999999984">
                <text:p>9.60999999999984</text:p>
              </table:table-cell>
              <table:table-cell office:value-type="float" office:value="75.6177597045898">
                <text:p>75.6177597045898</text:p>
              </table:table-cell>
              <table:table-cell office:value-type="float" office:value="11.9099999999998">
                <text:p>11.9099999999998</text:p>
              </table:table-cell>
              <table:table-cell office:value-type="float" office:value="55.1808929443359">
                <text:p>55.180892944335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1999999999984">
                <text:p>9.61999999999984</text:p>
              </table:table-cell>
              <table:table-cell office:value-type="float" office:value="75.6182327270508">
                <text:p>75.6182327270508</text:p>
              </table:table-cell>
              <table:table-cell office:value-type="float" office:value="11.9199999999998">
                <text:p>11.9199999999998</text:p>
              </table:table-cell>
              <table:table-cell office:value-type="float" office:value="55.181827545166">
                <text:p>55.1818275451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2999999999984">
                <text:p>9.62999999999984</text:p>
              </table:table-cell>
              <table:table-cell office:value-type="float" office:value="75.6189727783203">
                <text:p>75.6189727783203</text:p>
              </table:table-cell>
              <table:table-cell office:value-type="float" office:value="11.9299999999998">
                <text:p>11.9299999999998</text:p>
              </table:table-cell>
              <table:table-cell office:value-type="float" office:value="55.1815605163574">
                <text:p>55.181560516357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3999999999984">
                <text:p>9.63999999999984</text:p>
              </table:table-cell>
              <table:table-cell office:value-type="float" office:value="75.6192245483399">
                <text:p>75.6192245483399</text:p>
              </table:table-cell>
              <table:table-cell office:value-type="float" office:value="11.9399999999998">
                <text:p>11.9399999999998</text:p>
              </table:table-cell>
              <table:table-cell office:value-type="float" office:value="55.1820259094238">
                <text:p>55.182025909423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4999999999984">
                <text:p>9.64999999999984</text:p>
              </table:table-cell>
              <table:table-cell office:value-type="float" office:value="75.6199264526367">
                <text:p>75.6199264526367</text:p>
              </table:table-cell>
              <table:table-cell office:value-type="float" office:value="11.9499999999998">
                <text:p>11.9499999999998</text:p>
              </table:table-cell>
              <table:table-cell office:value-type="float" office:value="55.1825828552246">
                <text:p>55.182582855224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5999999999984">
                <text:p>9.65999999999984</text:p>
              </table:table-cell>
              <table:table-cell office:value-type="float" office:value="75.6206359863281">
                <text:p>75.6206359863281</text:p>
              </table:table-cell>
              <table:table-cell office:value-type="float" office:value="11.9599999999998">
                <text:p>11.9599999999998</text:p>
              </table:table-cell>
              <table:table-cell office:value-type="float" office:value="55.183780670166">
                <text:p>55.18378067016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6999999999984">
                <text:p>9.66999999999984</text:p>
              </table:table-cell>
              <table:table-cell office:value-type="float" office:value="75.6206436157227">
                <text:p>75.6206436157227</text:p>
              </table:table-cell>
              <table:table-cell office:value-type="float" office:value="11.9699999999998">
                <text:p>11.9699999999998</text:p>
              </table:table-cell>
              <table:table-cell office:value-type="float" office:value="55.1839790344238">
                <text:p>55.183979034423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7999999999984">
                <text:p>9.67999999999984</text:p>
              </table:table-cell>
              <table:table-cell office:value-type="float" office:value="75.6204605102539">
                <text:p>75.6204605102539</text:p>
              </table:table-cell>
              <table:table-cell office:value-type="float" office:value="11.9799999999998">
                <text:p>11.9799999999998</text:p>
              </table:table-cell>
              <table:table-cell office:value-type="float" office:value="55.1837348937988">
                <text:p>55.183734893798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8999999999984">
                <text:p>9.68999999999984</text:p>
              </table:table-cell>
              <table:table-cell office:value-type="float" office:value="75.6198806762695">
                <text:p>75.6198806762695</text:p>
              </table:table-cell>
              <table:table-cell office:value-type="float" office:value="11.9899999999998">
                <text:p>11.9899999999998</text:p>
              </table:table-cell>
              <table:table-cell office:value-type="float" office:value="55.1834602355957">
                <text:p>55.183460235595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69999999999984">
                <text:p>9.69999999999984</text:p>
              </table:table-cell>
              <table:table-cell office:value-type="float" office:value="75.6203002929688">
                <text:p>75.6203002929688</text:p>
              </table:table-cell>
              <table:table-cell office:value-type="float" office:value="11.9999999999998">
                <text:p>11.9999999999998</text:p>
              </table:table-cell>
              <table:table-cell office:value-type="float" office:value="55.1827392578125">
                <text:p>55.182739257812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0999999999984">
                <text:p>9.70999999999984</text:p>
              </table:table-cell>
              <table:table-cell office:value-type="float" office:value="75.620979309082">
                <text:p>75.620979309082</text:p>
              </table:table-cell>
              <table:table-cell office:value-type="float" office:value="12.0099999999998">
                <text:p>12.0099999999998</text:p>
              </table:table-cell>
              <table:table-cell office:value-type="float" office:value="55.1825942993164">
                <text:p>55.182594299316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1999999999984">
                <text:p>9.71999999999984</text:p>
              </table:table-cell>
              <table:table-cell office:value-type="float" office:value="75.6214218139648">
                <text:p>75.6214218139648</text:p>
              </table:table-cell>
              <table:table-cell office:value-type="float" office:value="12.0199999999998">
                <text:p>12.0199999999998</text:p>
              </table:table-cell>
              <table:table-cell office:value-type="float" office:value="55.1820945739746">
                <text:p>55.182094573974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2999999999984">
                <text:p>9.72999999999984</text:p>
              </table:table-cell>
              <table:table-cell office:value-type="float" office:value="75.6214599609375">
                <text:p>75.6214599609375</text:p>
              </table:table-cell>
              <table:table-cell office:value-type="float" office:value="12.0299999999998">
                <text:p>12.0299999999998</text:p>
              </table:table-cell>
              <table:table-cell office:value-type="float" office:value="55.1817207336426">
                <text:p>55.181720733642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3999999999984">
                <text:p>9.73999999999984</text:p>
              </table:table-cell>
              <table:table-cell office:value-type="float" office:value="75.6215209960938">
                <text:p>75.6215209960938</text:p>
              </table:table-cell>
              <table:table-cell office:value-type="float" office:value="12.0399999999998">
                <text:p>12.0399999999998</text:p>
              </table:table-cell>
              <table:table-cell office:value-type="float" office:value="55.1802978515625">
                <text:p>55.180297851562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4999999999984">
                <text:p>9.74999999999984</text:p>
              </table:table-cell>
              <table:table-cell office:value-type="float" office:value="75.6220779418945">
                <text:p>75.6220779418945</text:p>
              </table:table-cell>
              <table:table-cell office:value-type="float" office:value="12.0499999999998">
                <text:p>12.0499999999998</text:p>
              </table:table-cell>
              <table:table-cell office:value-type="float" office:value="55.1793365478516">
                <text:p>55.179336547851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5999999999984">
                <text:p>9.75999999999984</text:p>
              </table:table-cell>
              <table:table-cell office:value-type="float" office:value="75.6231842041016">
                <text:p>75.6231842041016</text:p>
              </table:table-cell>
              <table:table-cell office:value-type="float" office:value="12.0599999999998">
                <text:p>12.0599999999998</text:p>
              </table:table-cell>
              <table:table-cell office:value-type="float" office:value="55.1788749694824">
                <text:p>55.178874969482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6999999999984">
                <text:p>9.76999999999984</text:p>
              </table:table-cell>
              <table:table-cell office:value-type="float" office:value="75.6234436035156">
                <text:p>75.6234436035156</text:p>
              </table:table-cell>
              <table:table-cell office:value-type="float" office:value="12.0699999999998">
                <text:p>12.0699999999998</text:p>
              </table:table-cell>
              <table:table-cell office:value-type="float" office:value="55.1791648864746">
                <text:p>55.179164886474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7999999999984">
                <text:p>9.77999999999984</text:p>
              </table:table-cell>
              <table:table-cell office:value-type="float" office:value="75.6247100830078">
                <text:p>75.6247100830078</text:p>
              </table:table-cell>
              <table:table-cell office:value-type="float" office:value="12.0799999999998">
                <text:p>12.0799999999998</text:p>
              </table:table-cell>
              <table:table-cell office:value-type="float" office:value="55.1791877746582">
                <text:p>55.179187774658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8999999999984">
                <text:p>9.78999999999984</text:p>
              </table:table-cell>
              <table:table-cell office:value-type="float" office:value="75.6261901855469">
                <text:p>75.6261901855469</text:p>
              </table:table-cell>
              <table:table-cell office:value-type="float" office:value="12.0899999999998">
                <text:p>12.0899999999998</text:p>
              </table:table-cell>
              <table:table-cell office:value-type="float" office:value="55.1793746948242">
                <text:p>55.179374694824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79999999999984">
                <text:p>9.79999999999984</text:p>
              </table:table-cell>
              <table:table-cell office:value-type="float" office:value="75.6283874511719">
                <text:p>75.6283874511719</text:p>
              </table:table-cell>
              <table:table-cell office:value-type="float" office:value="12.0999999999998">
                <text:p>12.0999999999998</text:p>
              </table:table-cell>
              <table:table-cell office:value-type="float" office:value="55.1791877746582">
                <text:p>55.179187774658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0999999999984">
                <text:p>9.80999999999984</text:p>
              </table:table-cell>
              <table:table-cell office:value-type="float" office:value="75.6294021606445">
                <text:p>75.6294021606445</text:p>
              </table:table-cell>
              <table:table-cell office:value-type="float" office:value="12.1099999999998">
                <text:p>12.1099999999998</text:p>
              </table:table-cell>
              <table:table-cell office:value-type="float" office:value="55.1791648864746">
                <text:p>55.179164886474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1999999999984">
                <text:p>9.81999999999984</text:p>
              </table:table-cell>
              <table:table-cell office:value-type="float" office:value="75.629768371582">
                <text:p>75.629768371582</text:p>
              </table:table-cell>
              <table:table-cell office:value-type="float" office:value="12.1199999999998">
                <text:p>12.1199999999998</text:p>
              </table:table-cell>
              <table:table-cell office:value-type="float" office:value="55.1806221008301">
                <text:p>55.180622100830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2999999999984">
                <text:p>9.82999999999984</text:p>
              </table:table-cell>
              <table:table-cell office:value-type="float" office:value="75.6301727294922">
                <text:p>75.6301727294922</text:p>
              </table:table-cell>
              <table:table-cell office:value-type="float" office:value="12.1299999999998">
                <text:p>12.1299999999998</text:p>
              </table:table-cell>
              <table:table-cell office:value-type="float" office:value="55.181339263916">
                <text:p>55.1813392639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3999999999983">
                <text:p>9.83999999999983</text:p>
              </table:table-cell>
              <table:table-cell office:value-type="float" office:value="75.6301498413086">
                <text:p>75.6301498413086</text:p>
              </table:table-cell>
              <table:table-cell office:value-type="float" office:value="12.1399999999998">
                <text:p>12.1399999999998</text:p>
              </table:table-cell>
              <table:table-cell office:value-type="float" office:value="55.1813468933105">
                <text:p>55.18134689331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4999999999983">
                <text:p>9.84999999999983</text:p>
              </table:table-cell>
              <table:table-cell office:value-type="float" office:value="75.6300582885742">
                <text:p>75.6300582885742</text:p>
              </table:table-cell>
              <table:table-cell office:value-type="float" office:value="12.1499999999998">
                <text:p>12.1499999999998</text:p>
              </table:table-cell>
              <table:table-cell office:value-type="float" office:value="55.1811065673828">
                <text:p>55.181106567382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5999999999983">
                <text:p>9.85999999999983</text:p>
              </table:table-cell>
              <table:table-cell office:value-type="float" office:value="75.6305084228516">
                <text:p>75.6305084228516</text:p>
              </table:table-cell>
              <table:table-cell office:value-type="float" office:value="12.1599999999998">
                <text:p>12.1599999999998</text:p>
              </table:table-cell>
              <table:table-cell office:value-type="float" office:value="55.1808242797852">
                <text:p>55.18082427978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6999999999983">
                <text:p>9.86999999999983</text:p>
              </table:table-cell>
              <table:table-cell office:value-type="float" office:value="75.6307601928711">
                <text:p>75.6307601928711</text:p>
              </table:table-cell>
              <table:table-cell office:value-type="float" office:value="12.1699999999998">
                <text:p>12.1699999999998</text:p>
              </table:table-cell>
              <table:table-cell office:value-type="float" office:value="55.1814002990723">
                <text:p>55.181400299072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7999999999983">
                <text:p>9.87999999999983</text:p>
              </table:table-cell>
              <table:table-cell office:value-type="float" office:value="75.6301879882813">
                <text:p>75.6301879882813</text:p>
              </table:table-cell>
              <table:table-cell office:value-type="float" office:value="12.1799999999998">
                <text:p>12.1799999999998</text:p>
              </table:table-cell>
              <table:table-cell office:value-type="float" office:value="55.1814270019531">
                <text:p>55.181427001953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8999999999983">
                <text:p>9.88999999999983</text:p>
              </table:table-cell>
              <table:table-cell office:value-type="float" office:value="75.6301727294922">
                <text:p>75.6301727294922</text:p>
              </table:table-cell>
              <table:table-cell office:value-type="float" office:value="12.1899999999998">
                <text:p>12.1899999999998</text:p>
              </table:table-cell>
              <table:table-cell office:value-type="float" office:value="55.1800537109375">
                <text:p>55.180053710937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89999999999983">
                <text:p>9.89999999999983</text:p>
              </table:table-cell>
              <table:table-cell office:value-type="float" office:value="75.6307144165039">
                <text:p>75.6307144165039</text:p>
              </table:table-cell>
              <table:table-cell office:value-type="float" office:value="12.1999999999998">
                <text:p>12.1999999999998</text:p>
              </table:table-cell>
              <table:table-cell office:value-type="float" office:value="55.1798706054688">
                <text:p>55.179870605468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0999999999983">
                <text:p>9.90999999999983</text:p>
              </table:table-cell>
              <table:table-cell office:value-type="float" office:value="75.6316452026367">
                <text:p>75.6316452026367</text:p>
              </table:table-cell>
              <table:table-cell office:value-type="float" office:value="12.2099999999998">
                <text:p>12.2099999999998</text:p>
              </table:table-cell>
              <table:table-cell office:value-type="float" office:value="55.1793479919434">
                <text:p>55.179347991943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1999999999983">
                <text:p>9.91999999999983</text:p>
              </table:table-cell>
              <table:table-cell office:value-type="float" office:value="75.6327133178711">
                <text:p>75.6327133178711</text:p>
              </table:table-cell>
              <table:table-cell office:value-type="float" office:value="12.2199999999998">
                <text:p>12.2199999999998</text:p>
              </table:table-cell>
              <table:table-cell office:value-type="float" office:value="55.178596496582">
                <text:p>55.17859649658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2999999999983">
                <text:p>9.92999999999983</text:p>
              </table:table-cell>
              <table:table-cell office:value-type="float" office:value="75.6326217651367">
                <text:p>75.6326217651367</text:p>
              </table:table-cell>
              <table:table-cell office:value-type="float" office:value="12.2299999999998">
                <text:p>12.2299999999998</text:p>
              </table:table-cell>
              <table:table-cell office:value-type="float" office:value="55.1789131164551">
                <text:p>55.178913116455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3999999999983">
                <text:p>9.93999999999983</text:p>
              </table:table-cell>
              <table:table-cell office:value-type="float" office:value="75.6324844360352">
                <text:p>75.6324844360352</text:p>
              </table:table-cell>
              <table:table-cell office:value-type="float" office:value="12.2399999999998">
                <text:p>12.2399999999998</text:p>
              </table:table-cell>
              <table:table-cell office:value-type="float" office:value="55.1782722473145">
                <text:p>55.178272247314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4999999999983">
                <text:p>9.94999999999983</text:p>
              </table:table-cell>
              <table:table-cell office:value-type="float" office:value="75.6327438354492">
                <text:p>75.6327438354492</text:p>
              </table:table-cell>
              <table:table-cell office:value-type="float" office:value="12.2499999999998">
                <text:p>12.2499999999998</text:p>
              </table:table-cell>
              <table:table-cell office:value-type="float" office:value="55.1776733398438">
                <text:p>55.177673339843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5999999999983">
                <text:p>9.95999999999983</text:p>
              </table:table-cell>
              <table:table-cell office:value-type="float" office:value="75.6330871582031">
                <text:p>75.6330871582031</text:p>
              </table:table-cell>
              <table:table-cell office:value-type="float" office:value="12.2599999999998">
                <text:p>12.2599999999998</text:p>
              </table:table-cell>
              <table:table-cell office:value-type="float" office:value="55.1766166687012">
                <text:p>55.176616668701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6999999999983">
                <text:p>9.96999999999983</text:p>
              </table:table-cell>
              <table:table-cell office:value-type="float" office:value="75.6331634521484">
                <text:p>75.6331634521484</text:p>
              </table:table-cell>
              <table:table-cell office:value-type="float" office:value="12.2699999999998">
                <text:p>12.2699999999998</text:p>
              </table:table-cell>
              <table:table-cell office:value-type="float" office:value="55.1764640808105">
                <text:p>55.176464080810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7999999999983">
                <text:p>9.97999999999983</text:p>
              </table:table-cell>
              <table:table-cell office:value-type="float" office:value="75.6333694458008">
                <text:p>75.6333694458008</text:p>
              </table:table-cell>
              <table:table-cell office:value-type="float" office:value="12.2799999999998">
                <text:p>12.2799999999998</text:p>
              </table:table-cell>
              <table:table-cell office:value-type="float" office:value="55.1769256591797">
                <text:p>55.176925659179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8999999999983">
                <text:p>9.98999999999983</text:p>
              </table:table-cell>
              <table:table-cell office:value-type="float" office:value="75.6347122192383">
                <text:p>75.6347122192383</text:p>
              </table:table-cell>
              <table:table-cell office:value-type="float" office:value="12.2899999999998">
                <text:p>12.2899999999998</text:p>
              </table:table-cell>
              <table:table-cell office:value-type="float" office:value="55.1772575378418">
                <text:p>55.177257537841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9.99999999999983">
                <text:p>9.99999999999983</text:p>
              </table:table-cell>
              <table:table-cell office:value-type="float" office:value="75.6357879638672">
                <text:p>75.6357879638672</text:p>
              </table:table-cell>
              <table:table-cell office:value-type="float" office:value="12.2999999999998">
                <text:p>12.2999999999998</text:p>
              </table:table-cell>
              <table:table-cell office:value-type="float" office:value="55.177978515625">
                <text:p>55.17797851562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.0099999999998">
                <text:p>10.0099999999998</text:p>
              </table:table-cell>
              <table:table-cell office:value-type="float" office:value="75.6359405517578">
                <text:p>75.6359405517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cm" chart:symbol-height="0cm" chart:link-data-style-to-source="true">
        <chart:symbol-image xlink:href="Pictures/2000000A000000DD000000DDF1F7E11A.svm" xlink:type="simple" xlink:actuate="onLoad"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cm" chart:symbol-height="0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54cm" svg:height="13.361cm" xlink:href=".." xlink:type="simple" chart:class="chart:scatter" chart:style-name="ch1">
        <chart:legend chart:legend-position="end" svg:x="16.096cm" svg:y="6.132cm" style:legend-expansion="high" chart:style-name="ch2"/>
        <chart:plot-area chart:style-name="ch3" table:cell-range-address="8cm.A1:8cm.B346 8cm.E1:8cm.E118" chart:data-source-has-labels="row" svg:x="0.381cm" svg:y="0.267cm" svg:width="15.334cm" svg:height="12.827cm">
          <chartooo:coordinate-region svg:x="1.108cm" svg:y="0.466cm" svg:width="14.513cm" svg:height="12.4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8cm.B1:8cm.B346" chart:label-cell-address="1doftestrig" chart:class="chart:scatter">
            <chart:domain table:cell-range-address="8cm.A1:8cm.A346"/>
            <chart:data-point chart:repeated="346"/>
          </chart:series>
          <chart:series chart:style-name="ch7" chart:values-cell-range-address="8cm.E1:8cm.E118" chart:label-cell-address="freefall" chart:class="chart:scatter">
            <chart:domain table:cell-range-address="8cm.C1:8cm.C118"/>
            <chart:data-point chart:repeated="1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doftestrig</text:p>
              </table:table-cell>
              <table:table-cell office:value-type="string">
                <text:p>Column C</text:p>
              </table:table-cell>
              <table:table-cell office:value-type="string">
                <text:p>freefal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8cm.A1:8cm.A346</svg:desc>
                </draw:g>
              </table:table-cell>
              <table:table-cell office:value-type="float" office:value="0.102259814739227">
                <text:p>0.102259814739227</text:p>
                <draw:g>
                  <svg:desc>8cm.B1:8cm.B346</svg:desc>
                </draw:g>
              </table:table-cell>
              <table:table-cell office:value-type="float" office:value="0">
                <text:p>0</text:p>
                <draw:g>
                  <svg:desc>8cm.C1:8cm.C118</svg:desc>
                </draw:g>
              </table:table-cell>
              <table:table-cell office:value-type="float" office:value="0">
                <text:p>0</text:p>
                <draw:g>
                  <svg:desc>8cm.E1:8cm.E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975784063339234">
                <text:p>0.0975784063339234</text:p>
              </table:table-cell>
              <table:table-cell office:value-type="float" office:value="0.51">
                <text:p>0.51</text:p>
              </table:table-cell>
              <table:table-cell office:value-type="float" office:value="-0.0952396392822266">
                <text:p>-0.0952396392822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954549089074135">
                <text:p>0.0954549089074135</text:p>
              </table:table-cell>
              <table:table-cell office:value-type="float" office:value="0.52">
                <text:p>0.52</text:p>
              </table:table-cell>
              <table:table-cell office:value-type="float" office:value="-0.229412317276001">
                <text:p>-0.229412317276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97275011241436">
                <text:p>0.097275011241436</text:p>
              </table:table-cell>
              <table:table-cell office:value-type="float" office:value="0.53">
                <text:p>0.53</text:p>
              </table:table-cell>
              <table:table-cell office:value-type="float" office:value="-0.314998865127563">
                <text:p>-0.314998865127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103263542056084">
                <text:p>0.103263542056084</text:p>
              </table:table-cell>
              <table:table-cell office:value-type="float" office:value="0.54">
                <text:p>0.54</text:p>
              </table:table-cell>
              <table:table-cell office:value-type="float" office:value="-0.432621479034424">
                <text:p>-0.432621479034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107206165790558">
                <text:p>0.107206165790558</text:p>
              </table:table-cell>
              <table:table-cell office:value-type="float" office:value="0.55">
                <text:p>0.55</text:p>
              </table:table-cell>
              <table:table-cell office:value-type="float" office:value="-0.505824327468872">
                <text:p>-0.5058243274688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110597670078278">
                <text:p>0.110597670078278</text:p>
              </table:table-cell>
              <table:table-cell office:value-type="float" office:value="0.56">
                <text:p>0.56</text:p>
              </table:table-cell>
              <table:table-cell office:value-type="float" office:value="-0.604335069656372">
                <text:p>-0.604335069656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111311487853527">
                <text:p>0.111311487853527</text:p>
              </table:table-cell>
              <table:table-cell office:value-type="float" office:value="0.57">
                <text:p>0.57</text:p>
              </table:table-cell>
              <table:table-cell office:value-type="float" office:value="-0.669801473617554">
                <text:p>-0.6698014736175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110594905912876">
                <text:p>0.110594905912876</text:p>
              </table:table-cell>
              <table:table-cell office:value-type="float" office:value="0.58">
                <text:p>0.58</text:p>
              </table:table-cell>
              <table:table-cell office:value-type="float" office:value="-0.756855010986328">
                <text:p>-0.7568550109863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109653539955616">
                <text:p>0.109653539955616</text:p>
              </table:table-cell>
              <table:table-cell office:value-type="float" office:value="0.59">
                <text:p>0.59</text:p>
              </table:table-cell>
              <table:table-cell office:value-type="float" office:value="-0.810957670211792">
                <text:p>-0.810957670211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108391456305981">
                <text:p>0.108391456305981</text:p>
              </table:table-cell>
              <table:table-cell office:value-type="float" office:value="0.6">
                <text:p>0.6</text:p>
              </table:table-cell>
              <table:table-cell office:value-type="float" office:value="-0.87113356590271">
                <text:p>-0.87113356590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108965948224068">
                <text:p>0.108965948224068</text:p>
              </table:table-cell>
              <table:table-cell office:value-type="float" office:value="0.61">
                <text:p>0.61</text:p>
              </table:table-cell>
              <table:table-cell office:value-type="float" office:value="-0.902024507522583">
                <text:p>-0.902024507522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11028990894556">
                <text:p>0.11028990894556</text:p>
              </table:table-cell>
              <table:table-cell office:value-type="float" office:value="0.62">
                <text:p>0.62</text:p>
              </table:table-cell>
              <table:table-cell office:value-type="float" office:value="-0.920227289199829">
                <text:p>-0.920227289199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112515740096569">
                <text:p>0.112515740096569</text:p>
              </table:table-cell>
              <table:table-cell office:value-type="float" office:value="0.63">
                <text:p>0.63</text:p>
              </table:table-cell>
              <table:table-cell office:value-type="float" office:value="-0.922742366790772">
                <text:p>-0.922742366790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112827599048615">
                <text:p>0.112827599048615</text:p>
              </table:table-cell>
              <table:table-cell office:value-type="float" office:value="0.64">
                <text:p>0.64</text:p>
              </table:table-cell>
              <table:table-cell office:value-type="float" office:value="-0.916250705718994">
                <text:p>-0.916250705718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11245534569025">
                <text:p>0.11245534569025</text:p>
              </table:table-cell>
              <table:table-cell office:value-type="float" office:value="0.65">
                <text:p>0.65</text:p>
              </table:table-cell>
              <table:table-cell office:value-type="float" office:value="-0.915129661560059">
                <text:p>-0.915129661560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111699007451534">
                <text:p>0.111699007451534</text:p>
              </table:table-cell>
              <table:table-cell office:value-type="float" office:value="0.66">
                <text:p>0.66</text:p>
              </table:table-cell>
              <table:table-cell office:value-type="float" office:value="-0.908539772033691">
                <text:p>-0.908539772033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111636213958263">
                <text:p>0.111636213958263</text:p>
              </table:table-cell>
              <table:table-cell office:value-type="float" office:value="0.67">
                <text:p>0.67</text:p>
              </table:table-cell>
              <table:table-cell office:value-type="float" office:value="-0.903130292892456">
                <text:p>-0.9031302928924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112832985818386">
                <text:p>0.112832985818386</text:p>
              </table:table-cell>
              <table:table-cell office:value-type="float" office:value="0.68">
                <text:p>0.68</text:p>
              </table:table-cell>
              <table:table-cell office:value-type="float" office:value="-0.886179447174072">
                <text:p>-0.8861794471740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114823386073112">
                <text:p>0.114823386073112</text:p>
              </table:table-cell>
              <table:table-cell office:value-type="float" office:value="0.69">
                <text:p>0.69</text:p>
              </table:table-cell>
              <table:table-cell office:value-type="float" office:value="-0.869013786315918">
                <text:p>-0.8690137863159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119142398238182">
                <text:p>0.119142398238182</text:p>
              </table:table-cell>
              <table:table-cell office:value-type="float" office:value="0.7">
                <text:p>0.7</text:p>
              </table:table-cell>
              <table:table-cell office:value-type="float" office:value="-0.826379060745239">
                <text:p>-0.826379060745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122852675616741">
                <text:p>0.122852675616741</text:p>
              </table:table-cell>
              <table:table-cell office:value-type="float" office:value="0.71">
                <text:p>0.71</text:p>
              </table:table-cell>
              <table:table-cell office:value-type="float" office:value="-0.791838645935059">
                <text:p>-0.7918386459350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125889107584953">
                <text:p>0.125889107584953</text:p>
              </table:table-cell>
              <table:table-cell office:value-type="float" office:value="0.72">
                <text:p>0.72</text:p>
              </table:table-cell>
              <table:table-cell office:value-type="float" office:value="-0.73664927482605">
                <text:p>-0.736649274826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125694379210472">
                <text:p>0.125694379210472</text:p>
              </table:table-cell>
              <table:table-cell office:value-type="float" office:value="0.73">
                <text:p>0.73</text:p>
              </table:table-cell>
              <table:table-cell office:value-type="float" office:value="-0.696527719497681">
                <text:p>-0.6965277194976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121895045042038">
                <text:p>0.121895045042038</text:p>
              </table:table-cell>
              <table:table-cell office:value-type="float" office:value="0.74">
                <text:p>0.74</text:p>
              </table:table-cell>
              <table:table-cell office:value-type="float" office:value="-0.636572122573853">
                <text:p>-0.6365721225738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118602313101292">
                <text:p>0.118602313101292</text:p>
              </table:table-cell>
              <table:table-cell office:value-type="float" office:value="0.75">
                <text:p>0.75</text:p>
              </table:table-cell>
              <table:table-cell office:value-type="float" office:value="-0.597754716873169">
                <text:p>-0.5977547168731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112729631364346">
                <text:p>0.112729631364346</text:p>
              </table:table-cell>
              <table:table-cell office:value-type="float" office:value="0.76">
                <text:p>0.76</text:p>
              </table:table-cell>
              <table:table-cell office:value-type="float" office:value="-0.54058575630188">
                <text:p>-0.540585756301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109415434300899">
                <text:p>0.109415434300899</text:p>
              </table:table-cell>
              <table:table-cell office:value-type="float" office:value="0.77">
                <text:p>0.77</text:p>
              </table:table-cell>
              <table:table-cell office:value-type="float" office:value="-0.504647493362427">
                <text:p>-0.5046474933624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107584737241268">
                <text:p>0.107584737241268</text:p>
              </table:table-cell>
              <table:table-cell office:value-type="float" office:value="0.78">
                <text:p>0.78</text:p>
              </table:table-cell>
              <table:table-cell office:value-type="float" office:value="-0.453866004943848">
                <text:p>-0.4538660049438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10834164917469">
                <text:p>0.10834164917469</text:p>
              </table:table-cell>
              <table:table-cell office:value-type="float" office:value="0.79">
                <text:p>0.79</text:p>
              </table:table-cell>
              <table:table-cell office:value-type="float" office:value="-0.416542291641235">
                <text:p>-0.4165422916412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111124806106091">
                <text:p>0.111124806106091</text:p>
              </table:table-cell>
              <table:table-cell office:value-type="float" office:value="0.8">
                <text:p>0.8</text:p>
              </table:table-cell>
              <table:table-cell office:value-type="float" office:value="-0.361317873001099">
                <text:p>-0.3613178730010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113798953592777">
                <text:p>0.113798953592777</text:p>
              </table:table-cell>
              <table:table-cell office:value-type="float" office:value="0.81">
                <text:p>0.81</text:p>
              </table:table-cell>
              <table:table-cell office:value-type="float" office:value="-0.324902296066284">
                <text:p>-0.3249022960662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117112770676613">
                <text:p>0.117112770676613</text:p>
              </table:table-cell>
              <table:table-cell office:value-type="float" office:value="0.82">
                <text:p>0.82</text:p>
              </table:table-cell>
              <table:table-cell office:value-type="float" office:value="-0.272640705108643">
                <text:p>-0.2726407051086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117498353123665">
                <text:p>0.117498353123665</text:p>
              </table:table-cell>
              <table:table-cell office:value-type="float" office:value="0.83">
                <text:p>0.83</text:p>
              </table:table-cell>
              <table:table-cell office:value-type="float" office:value="-0.238004446029663">
                <text:p>-0.2380044460296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118114091455936">
                <text:p>0.118114091455936</text:p>
              </table:table-cell>
              <table:table-cell office:value-type="float" office:value="1.84">
                <text:p>1.84</text:p>
              </table:table-cell>
              <table:table-cell office:value-type="float" office:value="-0.199302434921265">
                <text:p>-0.1993024349212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116758808493614">
                <text:p>0.116758808493614</text:p>
              </table:table-cell>
              <table:table-cell office:value-type="float" office:value="1.85">
                <text:p>1.85</text:p>
              </table:table-cell>
              <table:table-cell office:value-type="float" office:value="-0.159427404403687">
                <text:p>-0.1594274044036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114168345928192">
                <text:p>0.114168345928192</text:p>
              </table:table-cell>
              <table:table-cell office:value-type="float" office:value="1.86">
                <text:p>1.86</text:p>
              </table:table-cell>
              <table:table-cell office:value-type="float" office:value="-0.0668292045593262">
                <text:p>-0.06682920455932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112634144723415">
                <text:p>0.112634144723415</text:p>
              </table:table-cell>
              <table:table-cell office:value-type="float" office:value="1.87">
                <text:p>1.87</text:p>
              </table:table-cell>
              <table:table-cell office:value-type="float" office:value="0.0372645854949951">
                <text:p>0.03726458549499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111174091696739">
                <text:p>0.111174091696739</text:p>
              </table:table-cell>
              <table:table-cell office:value-type="float" office:value="1.88">
                <text:p>1.88</text:p>
              </table:table-cell>
              <table:table-cell office:value-type="float" office:value="0.235285520553589">
                <text:p>0.2352855205535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112152889370918">
                <text:p>0.112152889370918</text:p>
              </table:table-cell>
              <table:table-cell office:value-type="float" office:value="1.89">
                <text:p>1.89</text:p>
              </table:table-cell>
              <table:table-cell office:value-type="float" office:value="0.410876035690308">
                <text:p>0.410876035690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117107696831226">
                <text:p>0.117107696831226</text:p>
              </table:table-cell>
              <table:table-cell office:value-type="float" office:value="1.9">
                <text:p>1.9</text:p>
              </table:table-cell>
              <table:table-cell office:value-type="float" office:value="0.726501226425171">
                <text:p>0.7265012264251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12117513269186">
                <text:p>0.12117513269186</text:p>
              </table:table-cell>
              <table:table-cell office:value-type="float" office:value="1.91">
                <text:p>1.91</text:p>
              </table:table-cell>
              <table:table-cell office:value-type="float" office:value="0.984159708023071">
                <text:p>0.9841597080230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125650346279144">
                <text:p>0.125650346279144</text:p>
              </table:table-cell>
              <table:table-cell office:value-type="float" office:value="1.92">
                <text:p>1.92</text:p>
              </table:table-cell>
              <table:table-cell office:value-type="float" office:value="1.42746806144714">
                <text:p>1.427468061447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12694638967514">
                <text:p>0.12694638967514</text:p>
              </table:table-cell>
              <table:table-cell office:value-type="float" office:value="1.93">
                <text:p>1.93</text:p>
              </table:table-cell>
              <table:table-cell office:value-type="float" office:value="1.77524209022522">
                <text:p>1.775242090225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125623896718025">
                <text:p>0.125623896718025</text:p>
              </table:table-cell>
              <table:table-cell office:value-type="float" office:value="1.94">
                <text:p>1.94</text:p>
              </table:table-cell>
              <table:table-cell office:value-type="float" office:value="2.3667266368866">
                <text:p>2.36672663688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122326411306858">
                <text:p>0.122326411306858</text:p>
              </table:table-cell>
              <table:table-cell office:value-type="float" office:value="1.95">
                <text:p>1.95</text:p>
              </table:table-cell>
              <table:table-cell office:value-type="float" office:value="2.82234215736389">
                <text:p>2.82234215736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118197776377201">
                <text:p>0.118197776377201</text:p>
              </table:table-cell>
              <table:table-cell office:value-type="float" office:value="1.96">
                <text:p>1.96</text:p>
              </table:table-cell>
              <table:table-cell office:value-type="float" office:value="3.58796286582947">
                <text:p>3.587962865829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115287899971008">
                <text:p>0.115287899971008</text:p>
              </table:table-cell>
              <table:table-cell office:value-type="float" office:value="1.97">
                <text:p>1.97</text:p>
              </table:table-cell>
              <table:table-cell office:value-type="float" office:value="4.16825747489929">
                <text:p>4.168257474899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114706136286259">
                <text:p>0.114706136286259</text:p>
              </table:table-cell>
              <table:table-cell office:value-type="float" office:value="1.98">
                <text:p>1.98</text:p>
              </table:table-cell>
              <table:table-cell office:value-type="float" office:value="5.13871359825134">
                <text:p>5.138713598251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115805253386498">
                <text:p>0.115805253386498</text:p>
              </table:table-cell>
              <table:table-cell office:value-type="float" office:value="1.99">
                <text:p>1.99</text:p>
              </table:table-cell>
              <table:table-cell office:value-type="float" office:value="5.86903166770935">
                <text:p>5.869031667709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11863935738802">
                <text:p>0.11863935738802</text:p>
              </table:table-cell>
              <table:table-cell office:value-type="float" office:value="2">
                <text:p>2</text:p>
              </table:table-cell>
              <table:table-cell office:value-type="float" office:value="7.07950949668884">
                <text:p>7.079509496688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120811358094215">
                <text:p>0.120811358094215</text:p>
              </table:table-cell>
              <table:table-cell office:value-type="float" office:value="2.01">
                <text:p>2.01</text:p>
              </table:table-cell>
              <table:table-cell office:value-type="float" office:value="7.97904658317566">
                <text:p>7.97904658317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123262844979763">
                <text:p>0.123262844979763</text:p>
              </table:table-cell>
              <table:table-cell office:value-type="float" office:value="2.02">
                <text:p>2.02</text:p>
              </table:table-cell>
              <table:table-cell office:value-type="float" office:value="9.48800539970398">
                <text:p>9.488005399703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122878819704056">
                <text:p>0.122878819704056</text:p>
              </table:table-cell>
              <table:table-cell office:value-type="float" office:value="2.03">
                <text:p>2.03</text:p>
              </table:table-cell>
              <table:table-cell office:value-type="float" office:value="10.5991694927216">
                <text:p>10.59916949272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122853353619576">
                <text:p>0.122853353619576</text:p>
              </table:table-cell>
              <table:table-cell office:value-type="float" office:value="2.04">
                <text:p>2.04</text:p>
              </table:table-cell>
              <table:table-cell office:value-type="float" office:value="12.4691617488861">
                <text:p>12.46916174888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122556939721107">
                <text:p>0.122556939721107</text:p>
              </table:table-cell>
              <table:table-cell office:value-type="float" office:value="2.05">
                <text:p>2.05</text:p>
              </table:table-cell>
              <table:table-cell office:value-type="float" office:value="13.852790594101">
                <text:p>13.8527905941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124235667288303">
                <text:p>0.124235667288303</text:p>
              </table:table-cell>
              <table:table-cell office:value-type="float" office:value="2.06">
                <text:p>2.06</text:p>
              </table:table-cell>
              <table:table-cell office:value-type="float" office:value="16.1582810878754">
                <text:p>16.15828108787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125583916902542">
                <text:p>0.125583916902542</text:p>
              </table:table-cell>
              <table:table-cell office:value-type="float" office:value="2.07">
                <text:p>2.07</text:p>
              </table:table-cell>
              <table:table-cell office:value-type="float" office:value="17.8668344020844">
                <text:p>17.86683440208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127563565969467">
                <text:p>0.127563565969467</text:p>
              </table:table-cell>
              <table:table-cell office:value-type="float" office:value="2.08">
                <text:p>2.08</text:p>
              </table:table-cell>
              <table:table-cell office:value-type="float" office:value="20.7174069881439">
                <text:p>20.71740698814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130397468805313">
                <text:p>0.130397468805313</text:p>
              </table:table-cell>
              <table:table-cell office:value-type="float" office:value="2.09">
                <text:p>2.09</text:p>
              </table:table-cell>
              <table:table-cell office:value-type="float" office:value="22.8207490444183">
                <text:p>22.82074904441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137070789933205">
                <text:p>0.137070789933205</text:p>
              </table:table-cell>
              <table:table-cell office:value-type="float" office:value="2.1">
                <text:p>2.1</text:p>
              </table:table-cell>
              <table:table-cell office:value-type="float" office:value="26.3296067714691">
                <text:p>26.32960677146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14257575571537">
                <text:p>0.14257575571537</text:p>
              </table:table-cell>
              <table:table-cell office:value-type="float" office:value="2.11">
                <text:p>2.11</text:p>
              </table:table-cell>
              <table:table-cell office:value-type="float" office:value="28.9181172847748">
                <text:p>28.91811728477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147162213921547">
                <text:p>0.147162213921547</text:p>
              </table:table-cell>
              <table:table-cell office:value-type="float" office:value="2.12">
                <text:p>2.12</text:p>
              </table:table-cell>
              <table:table-cell office:value-type="float" office:value="33.2220723628998">
                <text:p>33.2220723628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146857470273972">
                <text:p>0.146857470273972</text:p>
              </table:table-cell>
              <table:table-cell office:value-type="float" office:value="2.13">
                <text:p>2.13</text:p>
              </table:table-cell>
              <table:table-cell office:value-type="float" office:value="36.3841664791107">
                <text:p>36.38416647911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142041027545929">
                <text:p>0.142041027545929</text:p>
              </table:table-cell>
              <table:table-cell office:value-type="float" office:value="2.14">
                <text:p>2.14</text:p>
              </table:table-cell>
              <table:table-cell office:value-type="float" office:value="41.633193731308">
                <text:p>41.633193731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137392356991768">
                <text:p>0.137392356991768</text:p>
              </table:table-cell>
              <table:table-cell office:value-type="float" office:value="2.15">
                <text:p>2.15</text:p>
              </table:table-cell>
              <table:table-cell office:value-type="float" office:value="45.5217702388763">
                <text:p>45.52177023887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134022057056427">
                <text:p>0.134022057056427</text:p>
              </table:table-cell>
              <table:table-cell office:value-type="float" office:value="2.16">
                <text:p>2.16</text:p>
              </table:table-cell>
              <table:table-cell office:value-type="float" office:value="51.9267995357513">
                <text:p>51.92679953575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134673267602921">
                <text:p>0.134673267602921</text:p>
              </table:table-cell>
              <table:table-cell office:value-type="float" office:value="2.17">
                <text:p>2.17</text:p>
              </table:table-cell>
              <table:table-cell office:value-type="float" office:value="56.1434361934662">
                <text:p>56.14343619346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140869960188866">
                <text:p>0.140869960188866</text:p>
              </table:table-cell>
              <table:table-cell office:value-type="float" office:value="2.18">
                <text:p>2.18</text:p>
              </table:table-cell>
              <table:table-cell office:value-type="float" office:value="60.2030293941498">
                <text:p>60.2030293941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151254802942276">
                <text:p>0.151254802942276</text:p>
              </table:table-cell>
              <table:table-cell office:value-type="float" office:value="2.19">
                <text:p>2.19</text:p>
              </table:table-cell>
              <table:table-cell office:value-type="float" office:value="62.2103841304779">
                <text:p>62.21038413047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173735246062279">
                <text:p>0.173735246062279</text:p>
              </table:table-cell>
              <table:table-cell office:value-type="float" office:value="2.2">
                <text:p>2.2</text:p>
              </table:table-cell>
              <table:table-cell office:value-type="float" office:value="64.9832494258881">
                <text:p>64.98324942588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186934158205986">
                <text:p>0.186934158205986</text:p>
              </table:table-cell>
              <table:table-cell office:value-type="float" office:value="2.21">
                <text:p>2.21</text:p>
              </table:table-cell>
              <table:table-cell office:value-type="float" office:value="66.4110600948334">
                <text:p>66.41106009483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203896924853325">
                <text:p>0.203896924853325</text:p>
              </table:table-cell>
              <table:table-cell office:value-type="float" office:value="2.22">
                <text:p>2.22</text:p>
              </table:table-cell>
              <table:table-cell office:value-type="float" office:value="68.3274800777435">
                <text:p>68.32748007774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213001474738121">
                <text:p>0.213001474738121</text:p>
              </table:table-cell>
              <table:table-cell office:value-type="float" office:value="2.23">
                <text:p>2.23</text:p>
              </table:table-cell>
              <table:table-cell office:value-type="float" office:value="69.5147664546967">
                <text:p>69.51476645469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231135308742523">
                <text:p>0.231135308742523</text:p>
              </table:table-cell>
              <table:table-cell office:value-type="float" office:value="2.24">
                <text:p>2.24</text:p>
              </table:table-cell>
              <table:table-cell office:value-type="float" office:value="71.1034963130951">
                <text:p>71.10349631309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243646785616875">
                <text:p>0.243646785616875</text:p>
              </table:table-cell>
              <table:table-cell office:value-type="float" office:value="2.25">
                <text:p>2.25</text:p>
              </table:table-cell>
              <table:table-cell office:value-type="float" office:value="71.9494054317474">
                <text:p>71.94940543174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267658323049545">
                <text:p>0.267658323049545</text:p>
              </table:table-cell>
              <table:table-cell office:value-type="float" office:value="2.25999999999999">
                <text:p>2.25999999999999</text:p>
              </table:table-cell>
              <table:table-cell office:value-type="float" office:value="72.8118627071381">
                <text:p>72.81186270713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286388009786606">
                <text:p>0.286388009786606</text:p>
              </table:table-cell>
              <table:table-cell office:value-type="float" office:value="2.26999999999999">
                <text:p>2.26999999999999</text:p>
              </table:table-cell>
              <table:table-cell office:value-type="float" office:value="73.0505406856537">
                <text:p>73.05054068565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314554840326309">
                <text:p>0.314554840326309</text:p>
              </table:table-cell>
              <table:table-cell office:value-type="float" office:value="2.27999999999999">
                <text:p>2.27999999999999</text:p>
              </table:table-cell>
              <table:table-cell office:value-type="float" office:value="73.0034596920013">
                <text:p>73.00345969200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324939608573914">
                <text:p>0.324939608573914</text:p>
              </table:table-cell>
              <table:table-cell office:value-type="float" office:value="2.28999999999999">
                <text:p>2.28999999999999</text:p>
              </table:table-cell>
              <table:table-cell office:value-type="float" office:value="72.814906835556">
                <text:p>72.8149068355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343058615922928">
                <text:p>0.343058615922928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72.3235280513763">
                <text:p>72.32352805137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349273294210434">
                <text:p>0.349273294210434</text:p>
              </table:table-cell>
              <table:table-cell office:value-type="float" office:value="2.30999999999999">
                <text:p>2.30999999999999</text:p>
              </table:table-cell>
              <table:table-cell office:value-type="float" office:value="71.6774251461029">
                <text:p>71.6774251461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360132575035095">
                <text:p>0.360132575035095</text:p>
              </table:table-cell>
              <table:table-cell office:value-type="float" office:value="2.31999999999999">
                <text:p>2.31999999999999</text:p>
              </table:table-cell>
              <table:table-cell office:value-type="float" office:value="70.0394399166107">
                <text:p>70.03943991661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363386243581772">
                <text:p>0.363386243581772</text:p>
              </table:table-cell>
              <table:table-cell office:value-type="float" office:value="2.32999999999999">
                <text:p>2.32999999999999</text:p>
              </table:table-cell>
              <table:table-cell office:value-type="float" office:value="69.4337041378021">
                <text:p>69.43370413780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36938151717186">
                <text:p>0.36938151717186</text:p>
              </table:table-cell>
              <table:table-cell office:value-type="float" office:value="2.33999999999999">
                <text:p>2.33999999999999</text:p>
              </table:table-cell>
              <table:table-cell office:value-type="float" office:value="68.7306172847748">
                <text:p>68.73061728477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36874794960022">
                <text:p>0.36874794960022</text:p>
              </table:table-cell>
              <table:table-cell office:value-type="float" office:value="2.34999999999999">
                <text:p>2.34999999999999</text:p>
              </table:table-cell>
              <table:table-cell office:value-type="float" office:value="68.1070592403412">
                <text:p>68.10705924034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.368790060281754">
                <text:p>0.368790060281754</text:p>
              </table:table-cell>
              <table:table-cell office:value-type="float" office:value="2.35999999999999">
                <text:p>2.35999999999999</text:p>
              </table:table-cell>
              <table:table-cell office:value-type="float" office:value="67.2365605831146">
                <text:p>67.23656058311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366122990846634">
                <text:p>0.366122990846634</text:p>
              </table:table-cell>
              <table:table-cell office:value-type="float" office:value="2.36999999999999">
                <text:p>2.36999999999999</text:p>
              </table:table-cell>
              <table:table-cell office:value-type="float" office:value="66.6424672603607">
                <text:p>66.6424672603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362926483154297">
                <text:p>0.362926483154297</text:p>
              </table:table-cell>
              <table:table-cell office:value-type="float" office:value="2.37999999999999">
                <text:p>2.37999999999999</text:p>
              </table:table-cell>
              <table:table-cell office:value-type="float" office:value="65.5679280757904">
                <text:p>65.56792807579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.357713848352432">
                <text:p>0.357713848352432</text:p>
              </table:table-cell>
              <table:table-cell office:value-type="float" office:value="2.38999999999999">
                <text:p>2.38999999999999</text:p>
              </table:table-cell>
              <table:table-cell office:value-type="float" office:value="64.7592046260834">
                <text:p>64.75920462608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350863844156265">
                <text:p>0.35086384415626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63.4537923336029">
                <text:p>63.45379233360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.343942016363144">
                <text:p>0.343942016363144</text:p>
              </table:table-cell>
              <table:table-cell office:value-type="float" office:value="2.40999999999999">
                <text:p>2.40999999999999</text:p>
              </table:table-cell>
              <table:table-cell office:value-type="float" office:value="62.4516408443451">
                <text:p>62.45164084434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334501296281815">
                <text:p>0.334501296281815</text:p>
              </table:table-cell>
              <table:table-cell office:value-type="float" office:value="2.41999999999999">
                <text:p>2.41999999999999</text:p>
              </table:table-cell>
              <table:table-cell office:value-type="float" office:value="60.9442403316498">
                <text:p>60.94424033164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.326787859201431">
                <text:p>0.326787859201431</text:p>
              </table:table-cell>
              <table:table-cell office:value-type="float" office:value="2.42999999999999">
                <text:p>2.42999999999999</text:p>
              </table:table-cell>
              <table:table-cell office:value-type="float" office:value="60.2288472652435">
                <text:p>60.22884726524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.315627306699753">
                <text:p>0.315627306699753</text:p>
              </table:table-cell>
              <table:table-cell office:value-type="float" office:value="2.43999999999999">
                <text:p>2.43999999999999</text:p>
              </table:table-cell>
              <table:table-cell office:value-type="float" office:value="60.7827184200287">
                <text:p>60.78271842002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304810255765915">
                <text:p>0.304810255765915</text:p>
              </table:table-cell>
              <table:table-cell office:value-type="float" office:value="2.44999999999999">
                <text:p>2.44999999999999</text:p>
              </table:table-cell>
              <table:table-cell office:value-type="float" office:value="60.743488073349">
                <text:p>60.7434880733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291870176792145">
                <text:p>0.291870176792145</text:p>
              </table:table-cell>
              <table:table-cell office:value-type="float" office:value="2.45999999999999">
                <text:p>2.45999999999999</text:p>
              </table:table-cell>
              <table:table-cell office:value-type="float" office:value="60.477733373642">
                <text:p>60.4777333736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286491334438324">
                <text:p>0.286491334438324</text:p>
              </table:table-cell>
              <table:table-cell office:value-type="float" office:value="2.46999999999999">
                <text:p>2.46999999999999</text:p>
              </table:table-cell>
              <table:table-cell office:value-type="float" office:value="60.5701024532318">
                <text:p>60.57010245323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28676101565361">
                <text:p>0.28676101565361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60.5870397090912">
                <text:p>60.58703970909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289733439683914">
                <text:p>0.289733439683914</text:p>
              </table:table-cell>
              <table:table-cell office:value-type="float" office:value="2.48999999999999">
                <text:p>2.48999999999999</text:p>
              </table:table-cell>
              <table:table-cell office:value-type="float" office:value="60.6178777217865">
                <text:p>60.61787772178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297279834747314">
                <text:p>0.297279834747314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60.686847448349">
                <text:p>60.6868474483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.302681446075439">
                <text:p>0.302681446075439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60.7119176387787">
                <text:p>60.71191763877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.306414544582367">
                <text:p>0.306414544582367</text:p>
              </table:table-cell>
              <table:table-cell office:value-type="float" office:value="2.51999999999999">
                <text:p>2.51999999999999</text:p>
              </table:table-cell>
              <table:table-cell office:value-type="float" office:value="60.7012288570404">
                <text:p>60.70122885704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.308887809514999">
                <text:p>0.308887809514999</text:p>
              </table:table-cell>
              <table:table-cell office:value-type="float" office:value="2.52999999999999">
                <text:p>2.52999999999999</text:p>
              </table:table-cell>
              <table:table-cell office:value-type="float" office:value="60.6729848384857">
                <text:p>60.67298483848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.314453035593033">
                <text:p>0.314453035593033</text:p>
              </table:table-cell>
              <table:table-cell office:value-type="float" office:value="2.53999999999999">
                <text:p>2.53999999999999</text:p>
              </table:table-cell>
              <table:table-cell office:value-type="float" office:value="60.6309773921967">
                <text:p>60.63097739219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.31753534078598">
                <text:p>0.31753534078598</text:p>
              </table:table-cell>
              <table:table-cell office:value-type="float" office:value="2.54999999999999">
                <text:p>2.54999999999999</text:p>
              </table:table-cell>
              <table:table-cell office:value-type="float" office:value="60.6243627071381">
                <text:p>60.62436270713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.324909597635269">
                <text:p>0.324909597635269</text:p>
              </table:table-cell>
              <table:table-cell office:value-type="float" office:value="2.55999999999999">
                <text:p>2.55999999999999</text:p>
              </table:table-cell>
              <table:table-cell office:value-type="float" office:value="60.6458928585053">
                <text:p>60.64589285850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.331494987010956">
                <text:p>0.331494987010956</text:p>
              </table:table-cell>
              <table:table-cell office:value-type="float" office:value="2.56999999999999">
                <text:p>2.56999999999999</text:p>
              </table:table-cell>
              <table:table-cell office:value-type="float" office:value="60.6609075069428">
                <text:p>60.66090750694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.342018097639084">
                <text:p>0.342018097639084</text:p>
              </table:table-cell>
              <table:table-cell office:value-type="float" office:value="2.57999999999999">
                <text:p>2.57999999999999</text:p>
              </table:table-cell>
              <table:table-cell office:value-type="float" office:value="60.6648213863373">
                <text:p>60.66482138633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.347628474235535">
                <text:p>0.347628474235535</text:p>
              </table:table-cell>
              <table:table-cell office:value-type="float" office:value="2.58999999999999">
                <text:p>2.58999999999999</text:p>
              </table:table-cell>
              <table:table-cell office:value-type="float" office:value="60.6651952266693">
                <text:p>60.66519522666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.353888422250748">
                <text:p>0.353888422250748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60.6668889522553">
                <text:p>60.66688895225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.357077449560165">
                <text:p>0.357077449560165</text:p>
              </table:table-cell>
              <table:table-cell office:value-type="float" office:value="2.60999999999999">
                <text:p>2.60999999999999</text:p>
              </table:table-cell>
              <table:table-cell office:value-type="float" office:value="60.6657979488373">
                <text:p>60.66579794883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.367327213287354">
                <text:p>0.367327213287354</text:p>
              </table:table-cell>
              <table:table-cell office:value-type="float" office:value="2.61999999999999">
                <text:p>2.61999999999999</text:p>
              </table:table-cell>
              <table:table-cell office:value-type="float" office:value="60.6673772335053">
                <text:p>60.66737723350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.379754334688187">
                <text:p>0.379754334688187</text:p>
              </table:table-cell>
              <table:table-cell office:value-type="float" office:value="2.62999999999999">
                <text:p>2.62999999999999</text:p>
              </table:table-cell>
              <table:table-cell office:value-type="float" office:value="60.6694829463959">
                <text:p>60.66948294639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.400946468114853">
                <text:p>0.400946468114853</text:p>
              </table:table-cell>
              <table:table-cell office:value-type="float" office:value="2.63999999999999">
                <text:p>2.63999999999999</text:p>
              </table:table-cell>
              <table:table-cell office:value-type="float" office:value="60.6740148067474">
                <text:p>60.67401480674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.411429673433304">
                <text:p>0.411429673433304</text:p>
              </table:table-cell>
              <table:table-cell office:value-type="float" office:value="2.64999999999999">
                <text:p>2.64999999999999</text:p>
              </table:table-cell>
              <table:table-cell office:value-type="float" office:value="60.6769826412201">
                <text:p>60.676982641220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.42424014210701">
                <text:p>0.42424014210701</text:p>
              </table:table-cell>
              <table:table-cell office:value-type="float" office:value="2.65999999999999">
                <text:p>2.65999999999999</text:p>
              </table:table-cell>
              <table:table-cell office:value-type="float" office:value="60.6775777339935">
                <text:p>60.67757773399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.431966036558151">
                <text:p>0.431966036558151</text:p>
              </table:table-cell>
              <table:table-cell office:value-type="float" office:value="2.66999999999999">
                <text:p>2.66999999999999</text:p>
              </table:table-cell>
              <table:table-cell office:value-type="float" office:value="60.6782796382904">
                <text:p>60.67827963829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.441332519054413">
                <text:p>0.441332519054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.447017401456833">
                <text:p>0.447017401456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.453665375709534">
                <text:p>0.453665375709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.457355231046677">
                <text:p>0.45735523104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.46022692322731">
                <text:p>0.46022692322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.461552947759628">
                <text:p>0.46155294775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.463041245937347">
                <text:p>0.463041245937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.463838666677475">
                <text:p>0.46383866667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.462355822324753">
                <text:p>0.462355822324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.459856957197189">
                <text:p>0.459856957197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.455887496471405">
                <text:p>0.45588749647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.454951256513596">
                <text:p>0.454951256513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.456515491008759">
                <text:p>0.456515491008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.460159569978714">
                <text:p>0.460159569978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.466545671224594">
                <text:p>0.466545671224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.47113648056984">
                <text:p>0.4711364805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.476049721240997">
                <text:p>0.476049721240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.478933483362198">
                <text:p>0.47893348336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.481568366289139">
                <text:p>0.481568366289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.483730673789978">
                <text:p>0.483730673789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.482766509056091">
                <text:p>0.482766509056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.481924891471863">
                <text:p>0.48192489147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.486124128103256">
                <text:p>0.486124128103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.493318885564804">
                <text:p>0.493318885564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.506194770336151">
                <text:p>0.506194770336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.510867416858673">
                <text:p>0.510867416858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.521922051906586">
                <text:p>0.521922051906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.52607262134552">
                <text:p>0.5260726213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.534177422523499">
                <text:p>0.534177422523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.537773132324219">
                <text:p>0.53777313232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.544444918632507">
                <text:p>0.544444918632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.547102868556976">
                <text:p>0.54710286855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.553568542003632">
                <text:p>0.553568542003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.55622261762619">
                <text:p>0.55622261762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.559644281864166">
                <text:p>0.559644281864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.563905656337738">
                <text:p>0.563905656337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.569617211818695">
                <text:p>0.569617211818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.573106586933136">
                <text:p>0.573106586933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.577719986438751">
                <text:p>0.577719986438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.581225991249085">
                <text:p>0.581225991249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.586018621921539">
                <text:p>0.58601862192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.589225053787231">
                <text:p>0.589225053787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.594138145446777">
                <text:p>0.59413814544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.597235143184662">
                <text:p>0.597235143184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.603150367736816">
                <text:p>0.603150367736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.607822597026825">
                <text:p>0.60782259702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.614169776439667">
                <text:p>0.61416977643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.618442356586456">
                <text:p>0.618442356586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.624982297420502">
                <text:p>0.624982297420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.62984037399292">
                <text:p>0.62984037399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.638031244277954">
                <text:p>0.638031244277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.64371645450592">
                <text:p>0.64371645450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.652387380599976">
                <text:p>0.652387380599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.659260869026184">
                <text:p>0.659260869026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.670447945594788">
                <text:p>0.670447945594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.677224695682526">
                <text:p>0.67722469568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.688970863819122">
                <text:p>0.688970863819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.697713911533356">
                <text:p>0.697713911533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.711256444454193">
                <text:p>0.711256444454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.720898807048798">
                <text:p>0.720898807048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.737399816513062">
                <text:p>0.737399816513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.750009834766388">
                <text:p>0.75000983476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.770986676216126">
                <text:p>0.770986676216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0.786057829856873">
                <text:p>0.786057829856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0.810939908027649">
                <text:p>0.810939908027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0.828190743923187">
                <text:p>0.828190743923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0.856842517852783">
                <text:p>0.85684251785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0.877918481826782">
                <text:p>0.877918481826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0.912949025630951">
                <text:p>0.912949025630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0.939347922801971">
                <text:p>0.93934792280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0.982911229133606">
                <text:p>0.982911229133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1.01480388641357">
                <text:p>1.0148038864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1.06723725795746">
                <text:p>1.06723725795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1.10530257225037">
                <text:p>1.10530257225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1.16822266578674">
                <text:p>1.1682226657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1.21432483196259">
                <text:p>1.21432483196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1.29031097888947">
                <text:p>1.29031097888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1.34543883800507">
                <text:p>1.34543883800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1.43737125396729">
                <text:p>1.43737125396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1.50557911396027">
                <text:p>1.50557911396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1.61752700805664">
                <text:p>1.61752700805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1.69970548152924">
                <text:p>1.69970548152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1.83793556690216">
                <text:p>1.83793556690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1.93941330909729">
                <text:p>1.93941330909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2.10686326026916">
                <text:p>2.1068632602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2.23048162460327">
                <text:p>2.23048162460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2.43725776672363">
                <text:p>2.43725776672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2.59017896652222">
                <text:p>2.5901789665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2.84311604499817">
                <text:p>2.84311604499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3.03016328811645">
                <text:p>3.0301632881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3.3408796787262">
                <text:p>3.3408796787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3.57073569297791">
                <text:p>3.57073569297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3.95046043395996">
                <text:p>3.95046043395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4.23165702819824">
                <text:p>4.23165702819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4.69709253311157">
                <text:p>4.6970925331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5.04096841812134">
                <text:p>5.04096841812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5.60980892181397">
                <text:p>5.6098089218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6.03207206726074">
                <text:p>6.03207206726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6.73001146316528">
                <text:p>6.7300114631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7.24456644058228">
                <text:p>7.24456644058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8.09846019744873">
                <text:p>8.09846019744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8.72824954986572">
                <text:p>8.72824954986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9.77355861663818">
                <text:p>9.77355861663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10.5443086624146">
                <text:p>10.5443086624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11.8128547668457">
                <text:p>11.8128547668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12.7525930404663">
                <text:p>12.7525930404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14.3119974136353">
                <text:p>14.3119974136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15.4549570083618">
                <text:p>15.4549570083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17.3616027832031">
                <text:p>17.3616027832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18.7679328918457">
                <text:p>18.7679328918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21.0956783294678">
                <text:p>21.0956783294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22.8157730102539">
                <text:p>22.8157730102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25.6683158874512">
                <text:p>25.6683158874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0999999999999">
                <text:p>2.30999999999999</text:p>
              </table:table-cell>
              <table:table-cell office:value-type="float" office:value="27.7588233947754">
                <text:p>27.7588233947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1999999999999">
                <text:p>2.31999999999999</text:p>
              </table:table-cell>
              <table:table-cell office:value-type="float" office:value="31.2328548431396">
                <text:p>31.232854843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2999999999999">
                <text:p>2.32999999999999</text:p>
              </table:table-cell>
              <table:table-cell office:value-type="float" office:value="33.7828483581543">
                <text:p>33.782848358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3999999999999">
                <text:p>2.33999999999999</text:p>
              </table:table-cell>
              <table:table-cell office:value-type="float" office:value="38.0128479003906">
                <text:p>38.012847900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4999999999999">
                <text:p>2.34999999999999</text:p>
              </table:table-cell>
              <table:table-cell office:value-type="float" office:value="41.1149673461914">
                <text:p>41.1149673461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5999999999999">
                <text:p>2.35999999999999</text:p>
              </table:table-cell>
              <table:table-cell office:value-type="float" office:value="46.2548027038574">
                <text:p>46.2548027038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6999999999999">
                <text:p>2.36999999999999</text:p>
              </table:table-cell>
              <table:table-cell office:value-type="float" office:value="50.0294532775879">
                <text:p>50.0294532775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7999999999999">
                <text:p>2.37999999999999</text:p>
              </table:table-cell>
              <table:table-cell office:value-type="float" office:value="56.5536041259766">
                <text:p>56.553604125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8999999999999">
                <text:p>2.38999999999999</text:p>
              </table:table-cell>
              <table:table-cell office:value-type="float" office:value="61.3642730712891">
                <text:p>61.364273071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68.3994750976563">
                <text:p>68.3994750976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0999999999999">
                <text:p>2.40999999999999</text:p>
              </table:table-cell>
              <table:table-cell office:value-type="float" office:value="72.1380920410156">
                <text:p>72.1380920410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1999999999999">
                <text:p>2.41999999999999</text:p>
              </table:table-cell>
              <table:table-cell office:value-type="float" office:value="67.8918609619141">
                <text:p>67.8918609619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2999999999999">
                <text:p>2.42999999999999</text:p>
              </table:table-cell>
              <table:table-cell office:value-type="float" office:value="65.6508712768555">
                <text:p>65.650871276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3999999999999">
                <text:p>2.43999999999999</text:p>
              </table:table-cell>
              <table:table-cell office:value-type="float" office:value="67.8336563110352">
                <text:p>67.833656311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4999999999999">
                <text:p>2.44999999999999</text:p>
              </table:table-cell>
              <table:table-cell office:value-type="float" office:value="63.7554244995117">
                <text:p>63.7554244995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5999999999999">
                <text:p>2.45999999999999</text:p>
              </table:table-cell>
              <table:table-cell office:value-type="float" office:value="66.2837142944336">
                <text:p>66.283714294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6999999999999">
                <text:p>2.46999999999999</text:p>
              </table:table-cell>
              <table:table-cell office:value-type="float" office:value="65.408332824707">
                <text:p>65.408332824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7999999999999">
                <text:p>2.47999999999999</text:p>
              </table:table-cell>
              <table:table-cell office:value-type="float" office:value="65.4091949462891">
                <text:p>65.409194946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8999999999999">
                <text:p>2.48999999999999</text:p>
              </table:table-cell>
              <table:table-cell office:value-type="float" office:value="68.0206909179688">
                <text:p>68.020690917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67.9150543212891">
                <text:p>67.9150543212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0999999999999">
                <text:p>2.50999999999999</text:p>
              </table:table-cell>
              <table:table-cell office:value-type="float" office:value="70.7823791503906">
                <text:p>70.782379150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1999999999999">
                <text:p>2.51999999999999</text:p>
              </table:table-cell>
              <table:table-cell office:value-type="float" office:value="71.2808837890625">
                <text:p>71.280883789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2999999999999">
                <text:p>2.52999999999999</text:p>
              </table:table-cell>
              <table:table-cell office:value-type="float" office:value="69.4220352172852">
                <text:p>69.4220352172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3999999999999">
                <text:p>2.53999999999999</text:p>
              </table:table-cell>
              <table:table-cell office:value-type="float" office:value="70.2197113037109">
                <text:p>70.2197113037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4999999999999">
                <text:p>2.54999999999999</text:p>
              </table:table-cell>
              <table:table-cell office:value-type="float" office:value="70.0516204833984">
                <text:p>70.0516204833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5999999999999">
                <text:p>2.55999999999999</text:p>
              </table:table-cell>
              <table:table-cell office:value-type="float" office:value="69.9890518188477">
                <text:p>69.9890518188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6999999999999">
                <text:p>2.56999999999999</text:p>
              </table:table-cell>
              <table:table-cell office:value-type="float" office:value="70.5188369750977">
                <text:p>70.5188369750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7999999999999">
                <text:p>2.57999999999999</text:p>
              </table:table-cell>
              <table:table-cell office:value-type="float" office:value="70.4902267456055">
                <text:p>70.490226745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8999999999999">
                <text:p>2.58999999999999</text:p>
              </table:table-cell>
              <table:table-cell office:value-type="float" office:value="70.5026397705078">
                <text:p>70.502639770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70.4182815551758">
                <text:p>70.4182815551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0999999999999">
                <text:p>2.60999999999999</text:p>
              </table:table-cell>
              <table:table-cell office:value-type="float" office:value="70.4003448486328">
                <text:p>70.4003448486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1999999999999">
                <text:p>2.61999999999999</text:p>
              </table:table-cell>
              <table:table-cell office:value-type="float" office:value="70.3920059204102">
                <text:p>70.392005920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2999999999999">
                <text:p>2.62999999999999</text:p>
              </table:table-cell>
              <table:table-cell office:value-type="float" office:value="70.3851928710938">
                <text:p>70.385192871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3999999999999">
                <text:p>2.63999999999999</text:p>
              </table:table-cell>
              <table:table-cell office:value-type="float" office:value="70.3859481811523">
                <text:p>70.3859481811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4999999999999">
                <text:p>2.64999999999999</text:p>
              </table:table-cell>
              <table:table-cell office:value-type="float" office:value="70.391731262207">
                <text:p>70.391731262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5999999999999">
                <text:p>2.65999999999999</text:p>
              </table:table-cell>
              <table:table-cell office:value-type="float" office:value="70.3933029174805">
                <text:p>70.393302917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6999999999999">
                <text:p>2.66999999999999</text:p>
              </table:table-cell>
              <table:table-cell office:value-type="float" office:value="70.3877029418945">
                <text:p>70.3877029418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7999999999999">
                <text:p>2.67999999999999</text:p>
              </table:table-cell>
              <table:table-cell office:value-type="float" office:value="70.3869094848633">
                <text:p>70.386909484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8999999999999">
                <text:p>2.68999999999999</text:p>
              </table:table-cell>
              <table:table-cell office:value-type="float" office:value="70.3815002441406">
                <text:p>70.381500244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70.3790588378906">
                <text:p>70.379058837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0999999999999">
                <text:p>2.70999999999999</text:p>
              </table:table-cell>
              <table:table-cell office:value-type="float" office:value="70.374870300293">
                <text:p>70.374870300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1999999999999">
                <text:p>2.71999999999999</text:p>
              </table:table-cell>
              <table:table-cell office:value-type="float" office:value="70.3707504272461">
                <text:p>70.370750427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2999999999999">
                <text:p>2.72999999999999</text:p>
              </table:table-cell>
              <table:table-cell office:value-type="float" office:value="70.36767578125">
                <text:p>70.367675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3999999999999">
                <text:p>2.73999999999999</text:p>
              </table:table-cell>
              <table:table-cell office:value-type="float" office:value="70.3637466430664">
                <text:p>70.363746643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4999999999999">
                <text:p>2.74999999999999</text:p>
              </table:table-cell>
              <table:table-cell office:value-type="float" office:value="70.3613815307617">
                <text:p>70.3613815307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5999999999999">
                <text:p>2.75999999999999</text:p>
              </table:table-cell>
              <table:table-cell office:value-type="float" office:value="70.3588027954102">
                <text:p>70.358802795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6999999999998">
                <text:p>2.76999999999998</text:p>
              </table:table-cell>
              <table:table-cell office:value-type="float" office:value="70.3573913574219">
                <text:p>70.3573913574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7999999999998">
                <text:p>2.77999999999998</text:p>
              </table:table-cell>
              <table:table-cell office:value-type="float" office:value="70.3534393310547">
                <text:p>70.353439331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8999999999998">
                <text:p>2.78999999999998</text:p>
              </table:table-cell>
              <table:table-cell office:value-type="float" office:value="70.3520965576172">
                <text:p>70.352096557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79999999999998">
                <text:p>2.79999999999998</text:p>
              </table:table-cell>
              <table:table-cell office:value-type="float" office:value="70.348762512207">
                <text:p>70.348762512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0999999999998">
                <text:p>2.80999999999998</text:p>
              </table:table-cell>
              <table:table-cell office:value-type="float" office:value="70.3463821411133">
                <text:p>70.346382141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1999999999998">
                <text:p>2.81999999999998</text:p>
              </table:table-cell>
              <table:table-cell office:value-type="float" office:value="70.342170715332">
                <text:p>70.342170715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2999999999998">
                <text:p>2.82999999999998</text:p>
              </table:table-cell>
              <table:table-cell office:value-type="float" office:value="70.3393630981445">
                <text:p>70.339363098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3999999999998">
                <text:p>2.83999999999998</text:p>
              </table:table-cell>
              <table:table-cell office:value-type="float" office:value="70.3350601196289">
                <text:p>70.3350601196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4999999999998">
                <text:p>2.84999999999998</text:p>
              </table:table-cell>
              <table:table-cell office:value-type="float" office:value="70.3327178955078">
                <text:p>70.332717895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5999999999998">
                <text:p>2.85999999999998</text:p>
              </table:table-cell>
              <table:table-cell office:value-type="float" office:value="70.3297729492188">
                <text:p>70.3297729492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6999999999998">
                <text:p>2.86999999999998</text:p>
              </table:table-cell>
              <table:table-cell office:value-type="float" office:value="70.3280258178711">
                <text:p>70.328025817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7999999999998">
                <text:p>2.87999999999998</text:p>
              </table:table-cell>
              <table:table-cell office:value-type="float" office:value="70.3242950439453">
                <text:p>70.324295043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8999999999998">
                <text:p>2.88999999999998</text:p>
              </table:table-cell>
              <table:table-cell office:value-type="float" office:value="70.3218078613281">
                <text:p>70.321807861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89999999999998">
                <text:p>2.89999999999998</text:p>
              </table:table-cell>
              <table:table-cell office:value-type="float" office:value="70.3184280395508">
                <text:p>70.3184280395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0999999999998">
                <text:p>2.90999999999998</text:p>
              </table:table-cell>
              <table:table-cell office:value-type="float" office:value="70.316291809082">
                <text:p>70.316291809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1999999999998">
                <text:p>2.91999999999998</text:p>
              </table:table-cell>
              <table:table-cell office:value-type="float" office:value="70.3133010864258">
                <text:p>70.3133010864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2999999999998">
                <text:p>2.92999999999998</text:p>
              </table:table-cell>
              <table:table-cell office:value-type="float" office:value="70.3116760253906">
                <text:p>70.311676025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3999999999998">
                <text:p>2.93999999999998</text:p>
              </table:table-cell>
              <table:table-cell office:value-type="float" office:value="70.3082427978516">
                <text:p>70.3082427978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4999999999998">
                <text:p>2.94999999999998</text:p>
              </table:table-cell>
              <table:table-cell office:value-type="float" office:value="70.3064575195313">
                <text:p>70.3064575195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5999999999998">
                <text:p>2.95999999999998</text:p>
              </table:table-cell>
              <table:table-cell office:value-type="float" office:value="70.3030548095703">
                <text:p>70.3030548095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6999999999998">
                <text:p>2.96999999999998</text:p>
              </table:table-cell>
              <table:table-cell office:value-type="float" office:value="70.3010025024414">
                <text:p>70.3010025024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7999999999998">
                <text:p>2.97999999999998</text:p>
              </table:table-cell>
              <table:table-cell office:value-type="float" office:value="70.2981643676758">
                <text:p>70.2981643676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8999999999998">
                <text:p>2.98999999999998</text:p>
              </table:table-cell>
              <table:table-cell office:value-type="float" office:value="70.2953643798828">
                <text:p>70.2953643798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99999999999998">
                <text:p>2.99999999999998</text:p>
              </table:table-cell>
              <table:table-cell office:value-type="float" office:value="70.2923583984375">
                <text:p>70.29235839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0999999999998">
                <text:p>3.00999999999998</text:p>
              </table:table-cell>
              <table:table-cell office:value-type="float" office:value="70.2905578613281">
                <text:p>70.2905578613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1999999999998">
                <text:p>3.01999999999998</text:p>
              </table:table-cell>
              <table:table-cell office:value-type="float" office:value="70.2875137329102">
                <text:p>70.2875137329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2999999999998">
                <text:p>3.02999999999998</text:p>
              </table:table-cell>
              <table:table-cell office:value-type="float" office:value="70.2848205566406">
                <text:p>70.2848205566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3999999999998">
                <text:p>3.03999999999998</text:p>
              </table:table-cell>
              <table:table-cell office:value-type="float" office:value="70.2812271118164">
                <text:p>70.2812271118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4999999999998">
                <text:p>3.04999999999998</text:p>
              </table:table-cell>
              <table:table-cell office:value-type="float" office:value="70.2790374755859">
                <text:p>70.2790374755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5999999999998">
                <text:p>3.05999999999998</text:p>
              </table:table-cell>
              <table:table-cell office:value-type="float" office:value="70.2757873535156">
                <text:p>70.2757873535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6999999999998">
                <text:p>3.06999999999998</text:p>
              </table:table-cell>
              <table:table-cell office:value-type="float" office:value="70.274040222168">
                <text:p>70.27404022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7999999999998">
                <text:p>3.07999999999998</text:p>
              </table:table-cell>
              <table:table-cell office:value-type="float" office:value="70.2700347900391">
                <text:p>70.2700347900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8999999999998">
                <text:p>3.08999999999998</text:p>
              </table:table-cell>
              <table:table-cell office:value-type="float" office:value="70.2686309814453">
                <text:p>70.2686309814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09999999999998">
                <text:p>3.09999999999998</text:p>
              </table:table-cell>
              <table:table-cell office:value-type="float" office:value="70.2643966674805">
                <text:p>70.264396667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0999999999998">
                <text:p>3.10999999999998</text:p>
              </table:table-cell>
              <table:table-cell office:value-type="float" office:value="70.26220703125">
                <text:p>70.2622070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1999999999998">
                <text:p>3.11999999999998</text:p>
              </table:table-cell>
              <table:table-cell office:value-type="float" office:value="70.2593841552734">
                <text:p>70.259384155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2999999999998">
                <text:p>3.12999999999998</text:p>
              </table:table-cell>
              <table:table-cell office:value-type="float" office:value="70.2575378417969">
                <text:p>70.2575378417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3999999999998">
                <text:p>3.13999999999998</text:p>
              </table:table-cell>
              <table:table-cell office:value-type="float" office:value="70.2543792724609">
                <text:p>70.2543792724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4999999999998">
                <text:p>3.14999999999998</text:p>
              </table:table-cell>
              <table:table-cell office:value-type="float" office:value="70.2519989013672">
                <text:p>70.2519989013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5999999999998">
                <text:p>3.15999999999998</text:p>
              </table:table-cell>
              <table:table-cell office:value-type="float" office:value="70.2488632202148">
                <text:p>70.2488632202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6999999999998">
                <text:p>3.16999999999998</text:p>
              </table:table-cell>
              <table:table-cell office:value-type="float" office:value="70.2475662231445">
                <text:p>70.247566223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7999999999998">
                <text:p>3.17999999999998</text:p>
              </table:table-cell>
              <table:table-cell office:value-type="float" office:value="70.2439804077148">
                <text:p>70.2439804077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8999999999998">
                <text:p>3.18999999999998</text:p>
              </table:table-cell>
              <table:table-cell office:value-type="float" office:value="70.2422866821289">
                <text:p>70.242286682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19999999999998">
                <text:p>3.19999999999998</text:p>
              </table:table-cell>
              <table:table-cell office:value-type="float" office:value="70.2398147583008">
                <text:p>70.2398147583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0999999999998">
                <text:p>3.20999999999998</text:p>
              </table:table-cell>
              <table:table-cell office:value-type="float" office:value="70.2378311157227">
                <text:p>70.2378311157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1999999999998">
                <text:p>3.21999999999998</text:p>
              </table:table-cell>
              <table:table-cell office:value-type="float" office:value="70.2348861694336">
                <text:p>70.234886169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2999999999997">
                <text:p>3.22999999999997</text:p>
              </table:table-cell>
              <table:table-cell office:value-type="float" office:value="70.233757019043">
                <text:p>70.233757019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3999999999997">
                <text:p>3.23999999999997</text:p>
              </table:table-cell>
              <table:table-cell office:value-type="float" office:value="70.2306594848633">
                <text:p>70.230659484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4999999999997">
                <text:p>3.24999999999997</text:p>
              </table:table-cell>
              <table:table-cell office:value-type="float" office:value="70.2285919189453">
                <text:p>70.2285919189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5999999999997">
                <text:p>3.25999999999997</text:p>
              </table:table-cell>
              <table:table-cell office:value-type="float" office:value="70.2255935668945">
                <text:p>70.2255935668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6999999999997">
                <text:p>3.26999999999997</text:p>
              </table:table-cell>
              <table:table-cell office:value-type="float" office:value="70.2233428955078">
                <text:p>70.223342895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7999999999997">
                <text:p>3.27999999999997</text:p>
              </table:table-cell>
              <table:table-cell office:value-type="float" office:value="70.2211380004883">
                <text:p>70.2211380004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8999999999997">
                <text:p>3.28999999999997</text:p>
              </table:table-cell>
              <table:table-cell office:value-type="float" office:value="70.2192459106445">
                <text:p>70.2192459106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29999999999997">
                <text:p>3.29999999999997</text:p>
              </table:table-cell>
              <table:table-cell office:value-type="float" office:value="70.2167739868164">
                <text:p>70.2167739868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0999999999997">
                <text:p>3.30999999999997</text:p>
              </table:table-cell>
              <table:table-cell office:value-type="float" office:value="70.2148361206055">
                <text:p>70.2148361206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1999999999997">
                <text:p>3.31999999999997</text:p>
              </table:table-cell>
              <table:table-cell office:value-type="float" office:value="70.2118148803711">
                <text:p>70.2118148803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2999999999997">
                <text:p>3.32999999999997</text:p>
              </table:table-cell>
              <table:table-cell office:value-type="float" office:value="70.2100524902344">
                <text:p>70.210052490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3999999999997">
                <text:p>3.33999999999997</text:p>
              </table:table-cell>
              <table:table-cell office:value-type="float" office:value="70.2062301635742">
                <text:p>70.206230163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4999999999997">
                <text:p>3.34999999999997</text:p>
              </table:table-cell>
              <table:table-cell office:value-type="float" office:value="70.2037811279297">
                <text:p>70.203781127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5999999999997">
                <text:p>3.35999999999997</text:p>
              </table:table-cell>
              <table:table-cell office:value-type="float" office:value="70.1997833251953">
                <text:p>70.199783325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6999999999997">
                <text:p>3.36999999999997</text:p>
              </table:table-cell>
              <table:table-cell office:value-type="float" office:value="70.1979522705078">
                <text:p>70.197952270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7999999999997">
                <text:p>3.37999999999997</text:p>
              </table:table-cell>
              <table:table-cell office:value-type="float" office:value="70.1936798095703">
                <text:p>70.1936798095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8999999999997">
                <text:p>3.38999999999997</text:p>
              </table:table-cell>
              <table:table-cell office:value-type="float" office:value="70.1915969848633">
                <text:p>70.1915969848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39999999999997">
                <text:p>3.39999999999997</text:p>
              </table:table-cell>
              <table:table-cell office:value-type="float" office:value="70.1899566650391">
                <text:p>70.1899566650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0999999999997">
                <text:p>3.40999999999997</text:p>
              </table:table-cell>
              <table:table-cell office:value-type="float" office:value="70.188362121582">
                <text:p>70.18836212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1999999999997">
                <text:p>3.41999999999997</text:p>
              </table:table-cell>
              <table:table-cell office:value-type="float" office:value="70.1855239868164">
                <text:p>70.1855239868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2999999999997">
                <text:p>3.42999999999997</text:p>
              </table:table-cell>
              <table:table-cell office:value-type="float" office:value="70.1842498779297">
                <text:p>70.1842498779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3999999999997">
                <text:p>3.43999999999997</text:p>
              </table:table-cell>
              <table:table-cell office:value-type="float" office:value="70.1815414428711">
                <text:p>70.1815414428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4999999999997">
                <text:p>3.44999999999997</text:p>
              </table:table-cell>
              <table:table-cell office:value-type="float" office:value="70.1793441772461">
                <text:p>70.1793441772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